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7" table:default-cell-style-name="ce1"/>
        <table:table-row table:style-name="ro1">
          <table:table-cell office:value-type="string" table:style-name="ce1">
            <text:p>Player</text:p>
          </table:table-cell>
          <table:table-cell office:value-type="string" table:style-name="ce1">
            <text:p>Division</text:p>
          </table:table-cell>
          <table:table-cell office:value-type="string" table:style-name="ce1">
            <text:p>Squad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Age</text:p>
          </table:table-cell>
          <table:table-cell office:value-type="string" table:style-name="ce1">
            <text:p>MatchesPlayed</text:p>
          </table:table-cell>
          <table:table-cell office:value-type="string" table:style-name="ce1">
            <text:p>Creativity</text:p>
          </table:table-cell>
          <table:table-cell office:value-type="string" table:style-name="ce1">
            <text:p>Passing</text:p>
          </table:table-cell>
          <table:table-cell office:value-type="string" table:style-name="ce1">
            <text:p>Assisting</text:p>
          </table:table-cell>
          <table:table-cell office:value-type="string" table:style-name="ce1">
            <text:p>AttPassing</text:p>
          </table:table-cell>
          <table:table-cell office:value-type="string" table:style-name="ce1">
            <text:p>AdvancedTouches</text:p>
          </table:table-cell>
          <table:table-cell office:value-type="string" table:style-name="ce1">
            <text:p>Dribbling</text:p>
          </table:table-cell>
          <table:table-cell office:value-type="string" table:style-name="ce1">
            <text:p>Progression</text:p>
          </table:table-cell>
          <table:table-cell office:value-type="string" table:style-name="ce1">
            <text:p>ShootAcc</text:p>
          </table:table-cell>
          <table:table-cell office:value-type="string" table:style-name="ce1">
            <text:p>Scoring</text:p>
          </table:table-cell>
          <table:table-cell office:value-type="string" table:style-name="ce1">
            <text:p>Blocking</text:p>
          </table:table-cell>
          <table:table-cell office:value-type="string" table:style-name="ce1">
            <text:p>Tackling</text:p>
          </table:table-cell>
        </table:table-row>
        <table:table-row table:style-name="ro1">
          <table:table-cell office:value-type="string" table:style-name="ce1">
            <text:p>Emmanuel Agbadou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Wolves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8-204</text:p>
          </table:table-cell>
          <table:table-cell office:value-type="float" office:value="11.2" table:style-name="ce1">
            <text:p>11.2</text:p>
          </table:table-cell>
          <table:table-cell office:value-type="float" office:value="7.05278517932295" table:style-name="ce1">
            <text:p>7.05278517932295</text:p>
          </table:table-cell>
          <table:table-cell office:value-type="float" office:value="11.0265088370971" table:style-name="ce1">
            <text:p>11.0265088370971</text:p>
          </table:table-cell>
          <table:table-cell office:value-type="float" office:value="7.27660365950004" table:style-name="ce1">
            <text:p>7.27660365950004</text:p>
          </table:table-cell>
          <table:table-cell office:value-type="float" office:value="11.7461387868508" table:style-name="ce1">
            <text:p>11.7461387868508</text:p>
          </table:table-cell>
          <table:table-cell office:value-type="float" office:value="10.0715418827669" table:style-name="ce1">
            <text:p>10.0715418827669</text:p>
          </table:table-cell>
          <table:table-cell office:value-type="float" office:value="13.5401699510276" table:style-name="ce1">
            <text:p>13.5401699510276</text:p>
          </table:table-cell>
          <table:table-cell office:value-type="float" office:value="8.09628764343594" table:style-name="ce1">
            <text:p>8.09628764343594</text:p>
          </table:table-cell>
          <table:table-cell office:value-type="float" office:value="10.204436008271" table:style-name="ce1">
            <text:p>10.204436008271</text:p>
          </table:table-cell>
          <table:table-cell office:value-type="float" office:value="7.90490321603082" table:style-name="ce1">
            <text:p>7.90490321603082</text:p>
          </table:table-cell>
          <table:table-cell office:value-type="float" office:value="12.4194078252281" table:style-name="ce1">
            <text:p>12.4194078252281</text:p>
          </table:table-cell>
          <table:table-cell office:value-type="float" office:value="12.801209385446" table:style-name="ce1">
            <text:p>12.801209385446</text:p>
          </table:table-cell>
        </table:table-row>
        <table:table-row table:style-name="ro1">
          <table:table-cell office:value-type="string" table:style-name="ce1">
            <text:p>Kristoffer Ajer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Brentford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7-265</text:p>
          </table:table-cell>
          <table:table-cell office:value-type="float" office:value="9.8" table:style-name="ce1">
            <text:p>9.8</text:p>
          </table:table-cell>
          <table:table-cell office:value-type="float" office:value="7.07746954025976" table:style-name="ce1">
            <text:p>7.07746954025976</text:p>
          </table:table-cell>
          <table:table-cell office:value-type="float" office:value="7.4701393382032" table:style-name="ce1">
            <text:p>7.4701393382032</text:p>
          </table:table-cell>
          <table:table-cell office:value-type="float" office:value="10.301460141027" table:style-name="ce1">
            <text:p>10.301460141027</text:p>
          </table:table-cell>
          <table:table-cell office:value-type="float" office:value="7.54071401971039" table:style-name="ce1">
            <text:p>7.54071401971039</text:p>
          </table:table-cell>
          <table:table-cell office:value-type="float" office:value="7.26803920392964" table:style-name="ce1">
            <text:p>7.26803920392964</text:p>
          </table:table-cell>
          <table:table-cell office:value-type="float" office:value="5.79634040194217" table:style-name="ce1">
            <text:p>5.79634040194217</text:p>
          </table:table-cell>
          <table:table-cell office:value-type="float" office:value="7.64588175776696" table:style-name="ce1">
            <text:p>7.64588175776696</text:p>
          </table:table-cell>
          <table:table-cell office:value-type="float" office:value="9.50625845089061" table:style-name="ce1">
            <text:p>9.50625845089061</text:p>
          </table:table-cell>
          <table:table-cell office:value-type="float" office:value="8.58381085459665" table:style-name="ce1">
            <text:p>8.58381085459665</text:p>
          </table:table-cell>
          <table:table-cell office:value-type="float" office:value="11.4380476497829" table:style-name="ce1">
            <text:p>11.4380476497829</text:p>
          </table:table-cell>
          <table:table-cell office:value-type="float" office:value="10.6455777484797" table:style-name="ce1">
            <text:p>10.6455777484797</text:p>
          </table:table-cell>
        </table:table-row>
        <table:table-row table:style-name="ro1">
          <table:table-cell office:value-type="string" table:style-name="ce1">
            <text:p>Omar Alderete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Sunderland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9-012</text:p>
          </table:table-cell>
          <table:table-cell office:value-type="float" office:value="15.4" table:style-name="ce1">
            <text:p>15.4</text:p>
          </table:table-cell>
          <table:table-cell office:value-type="float" office:value="7.15184086359276" table:style-name="ce1">
            <text:p>7.15184086359276</text:p>
          </table:table-cell>
          <table:table-cell office:value-type="float" office:value="11.444181339602" table:style-name="ce1">
            <text:p>11.444181339602</text:p>
          </table:table-cell>
          <table:table-cell office:value-type="float" office:value="9.37791533323746" table:style-name="ce1">
            <text:p>9.37791533323746</text:p>
          </table:table-cell>
          <table:table-cell office:value-type="float" office:value="12.4082691744025" table:style-name="ce1">
            <text:p>12.4082691744025</text:p>
          </table:table-cell>
          <table:table-cell office:value-type="float" office:value="10.9102378254993" table:style-name="ce1">
            <text:p>10.9102378254993</text:p>
          </table:table-cell>
          <table:table-cell office:value-type="float" office:value="12.3892360260628" table:style-name="ce1">
            <text:p>12.3892360260628</text:p>
          </table:table-cell>
          <table:table-cell office:value-type="float" office:value="7.98249990683588" table:style-name="ce1">
            <text:p>7.98249990683588</text:p>
          </table:table-cell>
          <table:table-cell office:value-type="float" office:value="11.4045588102647" table:style-name="ce1">
            <text:p>11.4045588102647</text:p>
          </table:table-cell>
          <table:table-cell office:value-type="float" office:value="13.1630886091297" table:style-name="ce1">
            <text:p>13.1630886091297</text:p>
          </table:table-cell>
          <table:table-cell office:value-type="float" office:value="15.0546449040704" table:style-name="ce1">
            <text:p>15.0546449040704</text:p>
          </table:table-cell>
          <table:table-cell office:value-type="float" office:value="9.3972504425286" table:style-name="ce1">
            <text:p>9.3972504425286</text:p>
          </table:table-cell>
        </table:table-row>
        <table:table-row table:style-name="ro1">
          <table:table-cell office:value-type="string" table:style-name="ce1">
            <text:p>Joachim Andersen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Fulham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9-221</text:p>
          </table:table-cell>
          <table:table-cell office:value-type="float" office:value="18.5" table:style-name="ce1">
            <text:p>18.5</text:p>
          </table:table-cell>
          <table:table-cell office:value-type="float" office:value="8.18524615756816" table:style-name="ce1">
            <text:p>8.18524615756816</text:p>
          </table:table-cell>
          <table:table-cell office:value-type="float" office:value="18.0049744973359" table:style-name="ce1">
            <text:p>18.0049744973359</text:p>
          </table:table-cell>
          <table:table-cell office:value-type="float" office:value="10.301460141027" table:style-name="ce1">
            <text:p>10.301460141027</text:p>
          </table:table-cell>
          <table:table-cell office:value-type="float" office:value="17.0601935464565" table:style-name="ce1">
            <text:p>17.0601935464565</text:p>
          </table:table-cell>
          <table:table-cell office:value-type="float" office:value="10.0715418827669" table:style-name="ce1">
            <text:p>10.0715418827669</text:p>
          </table:table-cell>
          <table:table-cell office:value-type="float" office:value="15.8292888757083" table:style-name="ce1">
            <text:p>15.8292888757083</text:p>
          </table:table-cell>
          <table:table-cell office:value-type="float" office:value="7.75726838031766" table:style-name="ce1">
            <text:p>7.75726838031766</text:p>
          </table:table-cell>
          <table:table-cell office:value-type="float" office:value="8.0551291611918" table:style-name="ce1">
            <text:p>8.0551291611918</text:p>
          </table:table-cell>
          <table:table-cell office:value-type="float" office:value="8.93159386752353" table:style-name="ce1">
            <text:p>8.93159386752353</text:p>
          </table:table-cell>
          <table:table-cell office:value-type="float" office:value="17.1257529614935" table:style-name="ce1">
            <text:p>17.1257529614935</text:p>
          </table:table-cell>
          <table:table-cell office:value-type="float" office:value="10.1801867040983" table:style-name="ce1">
            <text:p>10.1801867040983</text:p>
          </table:table-cell>
        </table:table-row>
        <table:table-row table:style-name="ro1">
          <table:table-cell office:value-type="string" table:style-name="ce1">
            <text:p>Daniel Ballard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Sunderland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107</text:p>
          </table:table-cell>
          <table:table-cell office:value-type="float" office:value="12.7" table:style-name="ce1">
            <text:p>12.7</text:p>
          </table:table-cell>
          <table:table-cell office:value-type="float" office:value="7.40310762214229" table:style-name="ce1">
            <text:p>7.40310762214229</text:p>
          </table:table-cell>
          <table:table-cell office:value-type="float" office:value="10.0708877105351" table:style-name="ce1">
            <text:p>10.0708877105351</text:p>
          </table:table-cell>
          <table:table-cell office:value-type="float" office:value="8.29882968573393" table:style-name="ce1">
            <text:p>8.29882968573393</text:p>
          </table:table-cell>
          <table:table-cell office:value-type="float" office:value="9.56140983765682" table:style-name="ce1">
            <text:p>9.56140983765682</text:p>
          </table:table-cell>
          <table:table-cell office:value-type="float" office:value="7.64450555103464" table:style-name="ce1">
            <text:p>7.64450555103464</text:p>
          </table:table-cell>
          <table:table-cell/>
          <table:table-cell office:value-type="float" office:value="7.10229675391767" table:style-name="ce1">
            <text:p>7.10229675391767</text:p>
          </table:table-cell>
          <table:table-cell office:value-type="float" office:value="12.9543595995471" table:style-name="ce1">
            <text:p>12.9543595995471</text:p>
          </table:table-cell>
          <table:table-cell office:value-type="float" office:value="16.9052238603472" table:style-name="ce1">
            <text:p>16.9052238603472</text:p>
          </table:table-cell>
          <table:table-cell office:value-type="float" office:value="13.489809763983" table:style-name="ce1">
            <text:p>13.489809763983</text:p>
          </table:table-cell>
          <table:table-cell office:value-type="float" office:value="11.5897230030718" table:style-name="ce1">
            <text:p>11.5897230030718</text:p>
          </table:table-cell>
        </table:table-row>
        <table:table-row table:style-name="ro1">
          <table:table-cell office:value-type="string" table:style-name="ce1">
            <text:p>Calvin Bassey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Fulham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007</text:p>
          </table:table-cell>
          <table:table-cell office:value-type="float" office:value="15.1" table:style-name="ce1">
            <text:p>15.1</text:p>
          </table:table-cell>
          <table:table-cell office:value-type="float" office:value="7.71112517576811" table:style-name="ce1">
            <text:p>7.71112517576811</text:p>
          </table:table-cell>
          <table:table-cell office:value-type="float" office:value="15.1984389534753" table:style-name="ce1">
            <text:p>15.1984389534753</text:p>
          </table:table-cell>
          <table:table-cell office:value-type="float" office:value="6.95233175752463" table:style-name="ce1">
            <text:p>6.95233175752463</text:p>
          </table:table-cell>
          <table:table-cell office:value-type="float" office:value="12.5530662671357" table:style-name="ce1">
            <text:p>12.5530662671357</text:p>
          </table:table-cell>
          <table:table-cell office:value-type="float" office:value="8.8299187178527" table:style-name="ce1">
            <text:p>8.8299187178527</text:p>
          </table:table-cell>
          <table:table-cell office:value-type="float" office:value="9.34465103925159" table:style-name="ce1">
            <text:p>9.34465103925159</text:p>
          </table:table-cell>
          <table:table-cell office:value-type="float" office:value="7.42570257710126" table:style-name="ce1">
            <text:p>7.42570257710126</text:p>
          </table:table-cell>
          <table:table-cell office:value-type="float" office:value="8.24333888069624" table:style-name="ce1">
            <text:p>8.24333888069624</text:p>
          </table:table-cell>
          <table:table-cell office:value-type="float" office:value="11.788598466125" table:style-name="ce1">
            <text:p>11.788598466125</text:p>
          </table:table-cell>
          <table:table-cell office:value-type="float" office:value="13.0298201794891" table:style-name="ce1">
            <text:p>13.0298201794891</text:p>
          </table:table-cell>
          <table:table-cell office:value-type="float" office:value="12.8517021537513" table:style-name="ce1">
            <text:p>12.8517021537513</text:p>
          </table:table-cell>
        </table:table-row>
        <table:table-row table:style-name="ro1">
          <table:table-cell office:value-type="string" table:style-name="ce1">
            <text:p>Jaka Bijol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Leeds United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336</text:p>
          </table:table-cell>
          <table:table-cell office:value-type="float" office:value="9.9" table:style-name="ce1">
            <text:p>9.9</text:p>
          </table:table-cell>
          <table:table-cell office:value-type="float" office:value="6.833064115965" table:style-name="ce1">
            <text:p>6.833064115965</text:p>
          </table:table-cell>
          <table:table-cell office:value-type="float" office:value="10.6502517065078" table:style-name="ce1">
            <text:p>10.6502517065078</text:p>
          </table:table-cell>
          <table:table-cell office:value-type="float" office:value="9.93060330598894" table:style-name="ce1">
            <text:p>9.93060330598894</text:p>
          </table:table-cell>
          <table:table-cell office:value-type="float" office:value="7.81674425416722" table:style-name="ce1">
            <text:p>7.81674425416722</text:p>
          </table:table-cell>
          <table:table-cell office:value-type="float" office:value="6.20882092960371" table:style-name="ce1">
            <text:p>6.20882092960371</text:p>
          </table:table-cell>
          <table:table-cell office:value-type="float" office:value="15.8292888757083" table:style-name="ce1">
            <text:p>15.8292888757083</text:p>
          </table:table-cell>
          <table:table-cell office:value-type="float" office:value="6.38277012615998" table:style-name="ce1">
            <text:p>6.38277012615998</text:p>
          </table:table-cell>
          <table:table-cell office:value-type="float" office:value="11.5037937919684" table:style-name="ce1">
            <text:p>11.5037937919684</text:p>
          </table:table-cell>
          <table:table-cell office:value-type="float" office:value="11.0760114795249" table:style-name="ce1">
            <text:p>11.0760114795249</text:p>
          </table:table-cell>
          <table:table-cell office:value-type="float" office:value="10.5796236969108" table:style-name="ce1">
            <text:p>10.5796236969108</text:p>
          </table:table-cell>
          <table:table-cell office:value-type="float" office:value="11.0032125899211" table:style-name="ce1">
            <text:p>11.0032125899211</text:p>
          </table:table-cell>
        </table:table-row>
        <table:table-row table:style-name="ro1">
          <table:table-cell office:value-type="string" table:style-name="ce1">
            <text:p>Jayden Bogle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Leeds United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164</text:p>
          </table:table-cell>
          <table:table-cell office:value-type="float" office:value="17.6" table:style-name="ce1">
            <text:p>17.6</text:p>
          </table:table-cell>
          <table:table-cell office:value-type="float" office:value="8.53562745748379" table:style-name="ce1">
            <text:p>8.53562745748379</text:p>
          </table:table-cell>
          <table:table-cell office:value-type="float" office:value="10.1142828296478" table:style-name="ce1">
            <text:p>10.1142828296478</text:p>
          </table:table-cell>
          <table:table-cell office:value-type="float" office:value="11.2287746353612" table:style-name="ce1">
            <text:p>11.2287746353612</text:p>
          </table:table-cell>
          <table:table-cell office:value-type="float" office:value="10.9960047818968" table:style-name="ce1">
            <text:p>10.9960047818968</text:p>
          </table:table-cell>
          <table:table-cell office:value-type="float" office:value="17.4256455303367" table:style-name="ce1">
            <text:p>17.4256455303367</text:p>
          </table:table-cell>
          <table:table-cell office:value-type="float" office:value="7.09655878870262" table:style-name="ce1">
            <text:p>7.09655878870262</text:p>
          </table:table-cell>
          <table:table-cell office:value-type="float" office:value="16.6375151016589" table:style-name="ce1">
            <text:p>16.6375151016589</text:p>
          </table:table-cell>
          <table:table-cell office:value-type="float" office:value="8.62530428078588" table:style-name="ce1">
            <text:p>8.62530428078588</text:p>
          </table:table-cell>
          <table:table-cell office:value-type="float" office:value="10.3568589235741" table:style-name="ce1">
            <text:p>10.3568589235741</text:p>
          </table:table-cell>
          <table:table-cell office:value-type="float" office:value="11.5800065214046" table:style-name="ce1">
            <text:p>11.5800065214046</text:p>
          </table:table-cell>
          <table:table-cell office:value-type="float" office:value="10.8781509017359" table:style-name="ce1">
            <text:p>10.8781509017359</text:p>
          </table:table-cell>
        </table:table-row>
        <table:table-row table:style-name="ro1">
          <table:table-cell office:value-type="string" table:style-name="ce1">
            <text:p>Sven Botman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Newcastle Utd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360</text:p>
          </table:table-cell>
          <table:table-cell office:value-type="float" office:value="7.3" table:style-name="ce1">
            <text:p>7.3</text:p>
          </table:table-cell>
          <table:table-cell office:value-type="float" office:value="6.13415330542639" table:style-name="ce1">
            <text:p>6.13415330542639</text:p>
          </table:table-cell>
          <table:table-cell office:value-type="float" office:value="8.70135648925254" table:style-name="ce1">
            <text:p>8.70135648925254</text:p>
          </table:table-cell>
          <table:table-cell office:value-type="float" office:value="7.95059622804787" table:style-name="ce1">
            <text:p>7.95059622804787</text:p>
          </table:table-cell>
          <table:table-cell office:value-type="float" office:value="6.81070749800368" table:style-name="ce1">
            <text:p>6.81070749800368</text:p>
          </table:table-cell>
          <table:table-cell office:value-type="float" office:value="6.54939805366433" table:style-name="ce1">
            <text:p>6.54939805366433</text:p>
          </table:table-cell>
          <table:table-cell office:value-type="float" office:value="15.8292888757083" table:style-name="ce1">
            <text:p>15.8292888757083</text:p>
          </table:table-cell>
          <table:table-cell office:value-type="float" office:value="6.68485060453867" table:style-name="ce1">
            <text:p>6.68485060453867</text:p>
          </table:table-cell>
          <table:table-cell office:value-type="float" office:value="8.91605382662952" table:style-name="ce1">
            <text:p>8.91605382662952</text:p>
          </table:table-cell>
          <table:table-cell office:value-type="float" office:value="6.63488236625976" table:style-name="ce1">
            <text:p>6.63488236625976</text:p>
          </table:table-cell>
          <table:table-cell office:value-type="float" office:value="8.80325277795271" table:style-name="ce1">
            <text:p>8.80325277795271</text:p>
          </table:table-cell>
          <table:table-cell office:value-type="float" office:value="14.5428231188851" table:style-name="ce1">
            <text:p>14.5428231188851</text:p>
          </table:table-cell>
        </table:table-row>
        <table:table-row table:style-name="ro1">
          <table:table-cell office:value-type="string" table:style-name="ce1">
            <text:p>Conor Bradley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Liverpool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2-182</text:p>
          </table:table-cell>
          <table:table-cell office:value-type="float" office:value="9.3" table:style-name="ce1">
            <text:p>9.3</text:p>
          </table:table-cell>
          <table:table-cell office:value-type="float" office:value="8.29239633579524" table:style-name="ce1">
            <text:p>8.29239633579524</text:p>
          </table:table-cell>
          <table:table-cell office:value-type="float" office:value="10.1866429768658" table:style-name="ce1">
            <text:p>10.1866429768658</text:p>
          </table:table-cell>
          <table:table-cell office:value-type="float" office:value="11.7796513840427" table:style-name="ce1">
            <text:p>11.7796513840427</text:p>
          </table:table-cell>
          <table:table-cell office:value-type="float" office:value="9.71153669501396" table:style-name="ce1">
            <text:p>9.71153669501396</text:p>
          </table:table-cell>
          <table:table-cell office:value-type="float" office:value="13.7158073278171" table:style-name="ce1">
            <text:p>13.7158073278171</text:p>
          </table:table-cell>
          <table:table-cell office:value-type="float" office:value="5.6460446676913" table:style-name="ce1">
            <text:p>5.6460446676913</text:p>
          </table:table-cell>
          <table:table-cell office:value-type="float" office:value="13.5426991976133" table:style-name="ce1">
            <text:p>13.5426991976133</text:p>
          </table:table-cell>
          <table:table-cell office:value-type="float" office:value="7.59378300552654" table:style-name="ce1">
            <text:p>7.59378300552654</text:p>
          </table:table-cell>
          <table:table-cell office:value-type="float" office:value="6.9397917172855" table:style-name="ce1">
            <text:p>6.9397917172855</text:p>
          </table:table-cell>
          <table:table-cell office:value-type="float" office:value="9.43546352141813" table:style-name="ce1">
            <text:p>9.43546352141813</text:p>
          </table:table-cell>
          <table:table-cell office:value-type="float" office:value="6.32997110515727" table:style-name="ce1">
            <text:p>6.32997110515727</text:p>
          </table:table-cell>
        </table:table-row>
        <table:table-row table:style-name="ro1">
          <table:table-cell office:value-type="string" table:style-name="ce1">
            <text:p>Hugo Bueno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Wolves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23-111</text:p>
          </table:table-cell>
          <table:table-cell office:value-type="float" office:value="11.9" table:style-name="ce1">
            <text:p>11.9</text:p>
          </table:table-cell>
          <table:table-cell office:value-type="float" office:value="12.4541415078824" table:style-name="ce1">
            <text:p>12.4541415078824</text:p>
          </table:table-cell>
          <table:table-cell office:value-type="float" office:value="9.96970530505099" table:style-name="ce1">
            <text:p>9.96970530505099</text:p>
          </table:table-cell>
          <table:table-cell office:value-type="float" office:value="12.5001333309967" table:style-name="ce1">
            <text:p>12.5001333309967</text:p>
          </table:table-cell>
          <table:table-cell office:value-type="float" office:value="9.63641890174171" table:style-name="ce1">
            <text:p>9.63641890174171</text:p>
          </table:table-cell>
          <table:table-cell office:value-type="float" office:value="14.7766354432104" table:style-name="ce1">
            <text:p>14.7766354432104</text:p>
          </table:table-cell>
          <table:table-cell office:value-type="float" office:value="7.3242341052845" table:style-name="ce1">
            <text:p>7.3242341052845</text:p>
          </table:table-cell>
          <table:table-cell office:value-type="float" office:value="15.525445368855" table:style-name="ce1">
            <text:p>15.525445368855</text:p>
          </table:table-cell>
          <table:table-cell office:value-type="float" office:value="10.0042967328663" table:style-name="ce1">
            <text:p>10.0042967328663</text:p>
          </table:table-cell>
          <table:table-cell office:value-type="float" office:value="7.25348023818275" table:style-name="ce1">
            <text:p>7.25348023818275</text:p>
          </table:table-cell>
          <table:table-cell office:value-type="float" office:value="10.5796236969108" table:style-name="ce1">
            <text:p>10.5796236969108</text:p>
          </table:table-cell>
          <table:table-cell office:value-type="float" office:value="7.60701721761298" table:style-name="ce1">
            <text:p>7.60701721761298</text:p>
          </table:table-cell>
        </table:table-row>
        <table:table-row table:style-name="ro1">
          <table:table-cell office:value-type="string" table:style-name="ce1">
            <text:p>Santiago Bueno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Wolves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7-059</text:p>
          </table:table-cell>
          <table:table-cell office:value-type="float" office:value="10.4" table:style-name="ce1">
            <text:p>10.4</text:p>
          </table:table-cell>
          <table:table-cell office:value-type="float" office:value="8.72670402617975" table:style-name="ce1">
            <text:p>8.72670402617975</text:p>
          </table:table-cell>
          <table:table-cell office:value-type="float" office:value="9.0813554827456" table:style-name="ce1">
            <text:p>9.0813554827456</text:p>
          </table:table-cell>
          <table:table-cell office:value-type="float" office:value="7.44205020878505" table:style-name="ce1">
            <text:p>7.44205020878505</text:p>
          </table:table-cell>
          <table:table-cell office:value-type="float" office:value="8.24004999877232" table:style-name="ce1">
            <text:p>8.24004999877232</text:p>
          </table:table-cell>
          <table:table-cell office:value-type="float" office:value="6.20882092960371" table:style-name="ce1">
            <text:p>6.20882092960371</text:p>
          </table:table-cell>
          <table:table-cell office:value-type="float" office:value="3.79520866063243" table:style-name="ce1">
            <text:p>3.79520866063243</text:p>
          </table:table-cell>
          <table:table-cell office:value-type="float" office:value="6.38277012615998" table:style-name="ce1">
            <text:p>6.38277012615998</text:p>
          </table:table-cell>
          <table:table-cell office:value-type="float" office:value="10.4048382437263" table:style-name="ce1">
            <text:p>10.4048382437263</text:p>
          </table:table-cell>
          <table:table-cell office:value-type="float" office:value="17.2780843703433" table:style-name="ce1">
            <text:p>17.2780843703433</text:p>
          </table:table-cell>
          <table:table-cell office:value-type="float" office:value="10.6514034650136" table:style-name="ce1">
            <text:p>10.6514034650136</text:p>
          </table:table-cell>
          <table:table-cell office:value-type="float" office:value="11.4835749034799" table:style-name="ce1">
            <text:p>11.4835749034799</text:p>
          </table:table-cell>
        </table:table-row>
        <table:table-row table:style-name="ro1">
          <table:table-cell office:value-type="string" table:style-name="ce1">
            <text:p>Dan Burn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Newcastle Utd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3-243</text:p>
          </table:table-cell>
          <table:table-cell office:value-type="float" office:value="13.9" table:style-name="ce1">
            <text:p>13.9</text:p>
          </table:table-cell>
          <table:table-cell office:value-type="float" office:value="7.94647187574341" table:style-name="ce1">
            <text:p>7.94647187574341</text:p>
          </table:table-cell>
          <table:table-cell office:value-type="float" office:value="11.0698391609184" table:style-name="ce1">
            <text:p>11.0698391609184</text:p>
          </table:table-cell>
          <table:table-cell office:value-type="float" office:value="11.0438583693343" table:style-name="ce1">
            <text:p>11.0438583693343</text:p>
          </table:table-cell>
          <table:table-cell office:value-type="float" office:value="10.012908036933" table:style-name="ce1">
            <text:p>10.012908036933</text:p>
          </table:table-cell>
          <table:table-cell office:value-type="float" office:value="7.64450555103464" table:style-name="ce1">
            <text:p>7.64450555103464</text:p>
          </table:table-cell>
          <table:table-cell office:value-type="float" office:value="15.8292888757083" table:style-name="ce1">
            <text:p>15.8292888757083</text:p>
          </table:table-cell>
          <table:table-cell office:value-type="float" office:value="9.38971972286202" table:style-name="ce1">
            <text:p>9.38971972286202</text:p>
          </table:table-cell>
          <table:table-cell office:value-type="float" office:value="7.59378300552654" table:style-name="ce1">
            <text:p>7.59378300552654</text:p>
          </table:table-cell>
          <table:table-cell office:value-type="float" office:value="6.63488236625976" table:style-name="ce1">
            <text:p>6.63488236625976</text:p>
          </table:table-cell>
          <table:table-cell office:value-type="float" office:value="13.0298201794891" table:style-name="ce1">
            <text:p>13.0298201794891</text:p>
          </table:table-cell>
          <table:table-cell office:value-type="float" office:value="6.71374632834666" table:style-name="ce1">
            <text:p>6.71374632834666</text:p>
          </table:table-cell>
        </table:table-row>
        <table:table-row table:style-name="ro1">
          <table:table-cell office:value-type="string" table:style-name="ce1">
            <text:p>Riccardo Calafiori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Arsenal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3-233</text:p>
          </table:table-cell>
          <table:table-cell office:value-type="float" office:value="13.9" table:style-name="ce1">
            <text:p>13.9</text:p>
          </table:table-cell>
          <table:table-cell office:value-type="float" office:value="11.3443237425662" table:style-name="ce1">
            <text:p>11.3443237425662</text:p>
          </table:table-cell>
          <table:table-cell office:value-type="float" office:value="11.5301921213446" table:style-name="ce1">
            <text:p>11.5301921213446</text:p>
          </table:table-cell>
          <table:table-cell office:value-type="float" office:value="11.5968078690593" table:style-name="ce1">
            <text:p>11.5968078690593</text:p>
          </table:table-cell>
          <table:table-cell office:value-type="float" office:value="11.2973377951766" table:style-name="ce1">
            <text:p>11.2973377951766</text:p>
          </table:table-cell>
          <table:table-cell office:value-type="float" office:value="15.1044859034733" table:style-name="ce1">
            <text:p>15.1044859034733</text:p>
          </table:table-cell>
          <table:table-cell office:value-type="float" office:value="10.3594049978807" table:style-name="ce1">
            <text:p>10.3594049978807</text:p>
          </table:table-cell>
          <table:table-cell office:value-type="float" office:value="15.1645983659562" table:style-name="ce1">
            <text:p>15.1645983659562</text:p>
          </table:table-cell>
          <table:table-cell office:value-type="float" office:value="11.1057427935059" table:style-name="ce1">
            <text:p>11.1057427935059</text:p>
          </table:table-cell>
          <table:table-cell office:value-type="float" office:value="17.0965564539163" table:style-name="ce1">
            <text:p>17.0965564539163</text:p>
          </table:table-cell>
          <table:table-cell office:value-type="float" office:value="10.6514034650136" table:style-name="ce1">
            <text:p>10.6514034650136</text:p>
          </table:table-cell>
          <table:table-cell office:value-type="float" office:value="11.6250458744178" table:style-name="ce1">
            <text:p>11.6250458744178</text:p>
          </table:table-cell>
        </table:table-row>
        <table:table-row table:style-name="ro1">
          <table:table-cell office:value-type="string" table:style-name="ce1">
            <text:p>Matty Cash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Aston Vill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8-153</text:p>
          </table:table-cell>
          <table:table-cell office:value-type="float" office:value="18.7" table:style-name="ce1">
            <text:p>18.7</text:p>
          </table:table-cell>
          <table:table-cell office:value-type="float" office:value="9.47636636756922" table:style-name="ce1">
            <text:p>9.47636636756922</text:p>
          </table:table-cell>
          <table:table-cell office:value-type="float" office:value="13.8985699088391" table:style-name="ce1">
            <text:p>13.8985699088391</text:p>
          </table:table-cell>
          <table:table-cell office:value-type="float" office:value="15.3658090974812" table:style-name="ce1">
            <text:p>15.3658090974812</text:p>
          </table:table-cell>
          <table:table-cell office:value-type="float" office:value="14.1968786956144" table:style-name="ce1">
            <text:p>14.1968786956144</text:p>
          </table:table-cell>
          <table:table-cell office:value-type="float" office:value="16.2761619213185" table:style-name="ce1">
            <text:p>16.2761619213185</text:p>
          </table:table-cell>
          <table:table-cell office:value-type="float" office:value="7.40106659103715" table:style-name="ce1">
            <text:p>7.40106659103715</text:p>
          </table:table-cell>
          <table:table-cell office:value-type="float" office:value="17.3495133484779" table:style-name="ce1">
            <text:p>17.3495133484779</text:p>
          </table:table-cell>
          <table:table-cell office:value-type="float" office:value="11.2055116282248" table:style-name="ce1">
            <text:p>11.2055116282248</text:p>
          </table:table-cell>
          <table:table-cell office:value-type="float" office:value="17.4500607919903" table:style-name="ce1">
            <text:p>17.4500607919903</text:p>
          </table:table-cell>
          <table:table-cell office:value-type="float" office:value="13.2286848012452" table:style-name="ce1">
            <text:p>13.2286848012452</text:p>
          </table:table-cell>
          <table:table-cell office:value-type="float" office:value="8.16953208768416" table:style-name="ce1">
            <text:p>8.16953208768416</text:p>
          </table:table-cell>
        </table:table-row>
        <table:table-row table:style-name="ro1">
          <table:table-cell office:value-type="string" table:style-name="ce1">
            <text:p>Trevoh Chalobah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Chelse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186</text:p>
          </table:table-cell>
          <table:table-cell office:value-type="float" office:value="18.3" table:style-name="ce1">
            <text:p>18.3</text:p>
          </table:table-cell>
          <table:table-cell office:value-type="float" office:value="7.35244895470412" table:style-name="ce1">
            <text:p>7.35244895470412</text:p>
          </table:table-cell>
          <table:table-cell office:value-type="float" office:value="18.1165111498507" table:style-name="ce1">
            <text:p>18.1165111498507</text:p>
          </table:table-cell>
          <table:table-cell office:value-type="float" office:value="7.77913955301753" table:style-name="ce1">
            <text:p>7.77913955301753</text:p>
          </table:table-cell>
          <table:table-cell office:value-type="float" office:value="14.0024219848628" table:style-name="ce1">
            <text:p>14.0024219848628</text:p>
          </table:table-cell>
          <table:table-cell office:value-type="float" office:value="8.42665961571164" table:style-name="ce1">
            <text:p>8.42665961571164</text:p>
          </table:table-cell>
          <table:table-cell office:value-type="float" office:value="9.98619574348257" table:style-name="ce1">
            <text:p>9.98619574348257</text:p>
          </table:table-cell>
          <table:table-cell office:value-type="float" office:value="7.20915173378174" table:style-name="ce1">
            <text:p>7.20915173378174</text:p>
          </table:table-cell>
          <table:table-cell office:value-type="float" office:value="10.204436008271" table:style-name="ce1">
            <text:p>10.204436008271</text:p>
          </table:table-cell>
          <table:table-cell office:value-type="float" office:value="18.0483235594156" table:style-name="ce1">
            <text:p>18.0483235594156</text:p>
          </table:table-cell>
          <table:table-cell office:value-type="float" office:value="15.0546449040704" table:style-name="ce1">
            <text:p>15.0546449040704</text:p>
          </table:table-cell>
          <table:table-cell office:value-type="float" office:value="12.5808415962282" table:style-name="ce1">
            <text:p>12.5808415962282</text:p>
          </table:table-cell>
        </table:table-row>
        <table:table-row table:style-name="ro1">
          <table:table-cell office:value-type="string" table:style-name="ce1">
            <text:p>Nathan Collins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Brentford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4-252</text:p>
          </table:table-cell>
          <table:table-cell office:value-type="float" office:value="19.2" table:style-name="ce1">
            <text:p>19.2</text:p>
          </table:table-cell>
          <table:table-cell office:value-type="float" office:value="7.12699765509337" table:style-name="ce1">
            <text:p>7.12699765509337</text:p>
          </table:table-cell>
          <table:table-cell office:value-type="float" office:value="14.8167929632598" table:style-name="ce1">
            <text:p>14.8167929632598</text:p>
          </table:table-cell>
          <table:table-cell office:value-type="float" office:value="11.9615343967125" table:style-name="ce1">
            <text:p>11.9615343967125</text:p>
          </table:table-cell>
          <table:table-cell office:value-type="float" office:value="11.8204476454938" table:style-name="ce1">
            <text:p>11.8204476454938</text:p>
          </table:table-cell>
          <table:table-cell office:value-type="float" office:value="9.2394854007095" table:style-name="ce1">
            <text:p>9.2394854007095</text:p>
          </table:table-cell>
          <table:table-cell office:value-type="float" office:value="7.09655878870262" table:style-name="ce1">
            <text:p>7.09655878870262</text:p>
          </table:table-cell>
          <table:table-cell office:value-type="float" office:value="7.64588175776696" table:style-name="ce1">
            <text:p>7.64588175776696</text:p>
          </table:table-cell>
          <table:table-cell office:value-type="float" office:value="10.1043223908061" table:style-name="ce1">
            <text:p>10.1043223908061</text:p>
          </table:table-cell>
          <table:table-cell office:value-type="float" office:value="14.720078610921" table:style-name="ce1">
            <text:p>14.720078610921</text:p>
          </table:table-cell>
          <table:table-cell office:value-type="float" office:value="17.3052830546414" table:style-name="ce1">
            <text:p>17.3052830546414</text:p>
          </table:table-cell>
          <table:table-cell office:value-type="float" office:value="10.5560647753396" table:style-name="ce1">
            <text:p>10.5560647753396</text:p>
          </table:table-cell>
        </table:table-row>
        <table:table-row table:style-name="ro1">
          <table:table-cell office:value-type="string" table:style-name="ce1">
            <text:p>Marc Cucurella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Chelse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7-169</text:p>
          </table:table-cell>
          <table:table-cell office:value-type="float" office:value="16.7" table:style-name="ce1">
            <text:p>16.7</text:p>
          </table:table-cell>
          <table:table-cell office:value-type="float" office:value="11.7370470398986" table:style-name="ce1">
            <text:p>11.7370470398986</text:p>
          </table:table-cell>
          <table:table-cell office:value-type="float" office:value="15.1324600409947" table:style-name="ce1">
            <text:p>15.1324600409947</text:p>
          </table:table-cell>
          <table:table-cell office:value-type="float" office:value="16.0162885902095" table:style-name="ce1">
            <text:p>16.0162885902095</text:p>
          </table:table-cell>
          <table:table-cell office:value-type="float" office:value="16.2271165114938" table:style-name="ce1">
            <text:p>16.2271165114938</text:p>
          </table:table-cell>
          <table:table-cell office:value-type="float" office:value="13.7158073278171" table:style-name="ce1">
            <text:p>13.7158073278171</text:p>
          </table:table-cell>
          <table:table-cell office:value-type="float" office:value="7.09655878870262" table:style-name="ce1">
            <text:p>7.09655878870262</text:p>
          </table:table-cell>
          <table:table-cell office:value-type="float" office:value="13.9730823732404" table:style-name="ce1">
            <text:p>13.9730823732404</text:p>
          </table:table-cell>
          <table:table-cell office:value-type="float" office:value="8.14898828090477" table:style-name="ce1">
            <text:p>8.14898828090477</text:p>
          </table:table-cell>
          <table:table-cell office:value-type="float" office:value="8.24130064544279" table:style-name="ce1">
            <text:p>8.24130064544279</text:p>
          </table:table-cell>
          <table:table-cell office:value-type="float" office:value="13.4249767148437" table:style-name="ce1">
            <text:p>13.4249767148437</text:p>
          </table:table-cell>
          <table:table-cell office:value-type="float" office:value="10.9674966143231" table:style-name="ce1">
            <text:p>10.9674966143231</text:p>
          </table:table-cell>
        </table:table-row>
        <table:table-row table:style-name="ro1">
          <table:table-cell office:value-type="string" table:style-name="ce1">
            <text:p>Diogo Dalot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Manchester Utd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295</text:p>
          </table:table-cell>
          <table:table-cell office:value-type="float" office:value="14.6" table:style-name="ce1">
            <text:p>14.6</text:p>
          </table:table-cell>
          <table:table-cell office:value-type="float" office:value="12.9112872761912" table:style-name="ce1">
            <text:p>12.9112872761912</text:p>
          </table:table-cell>
          <table:table-cell office:value-type="float" office:value="11.3867529427015" table:style-name="ce1">
            <text:p>11.3867529427015</text:p>
          </table:table-cell>
          <table:table-cell office:value-type="float" office:value="15.8917659452841" table:style-name="ce1">
            <text:p>15.8917659452841</text:p>
          </table:table-cell>
          <table:table-cell office:value-type="float" office:value="11.4474388488467" table:style-name="ce1">
            <text:p>11.4474388488467</text:p>
          </table:table-cell>
          <table:table-cell office:value-type="float" office:value="13.7158073278171" table:style-name="ce1">
            <text:p>13.7158073278171</text:p>
          </table:table-cell>
          <table:table-cell office:value-type="float" office:value="8.47910966062168" table:style-name="ce1">
            <text:p>8.47910966062168</text:p>
          </table:table-cell>
          <table:table-cell office:value-type="float" office:value="17.2904035389108" table:style-name="ce1">
            <text:p>17.2904035389108</text:p>
          </table:table-cell>
          <table:table-cell office:value-type="float" office:value="9.60551465118866" table:style-name="ce1">
            <text:p>9.60551465118866</text:p>
          </table:table-cell>
          <table:table-cell office:value-type="float" office:value="13.8113791577411" table:style-name="ce1">
            <text:p>13.8113791577411</text:p>
          </table:table-cell>
          <table:table-cell office:value-type="float" office:value="10.9382678628072" table:style-name="ce1">
            <text:p>10.9382678628072</text:p>
          </table:table-cell>
          <table:table-cell office:value-type="float" office:value="10.0014767284885" table:style-name="ce1">
            <text:p>10.0014767284885</text:p>
          </table:table-cell>
        </table:table-row>
        <table:table-row table:style-name="ro1">
          <table:table-cell office:value-type="string" table:style-name="ce1">
            <text:p>Sepp van den Berg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Brentford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4-018</text:p>
          </table:table-cell>
          <table:table-cell office:value-type="float" office:value="17" table:style-name="ce1">
            <text:p>17</text:p>
          </table:table-cell>
          <table:table-cell office:value-type="float" office:value="6.26965169535641" table:style-name="ce1">
            <text:p>6.26965169535641</text:p>
          </table:table-cell>
          <table:table-cell office:value-type="float" office:value="13.1704125293316" table:style-name="ce1">
            <text:p>13.1704125293316</text:p>
          </table:table-cell>
          <table:table-cell office:value-type="float" office:value="7.60959231362632" table:style-name="ce1">
            <text:p>7.60959231362632</text:p>
          </table:table-cell>
          <table:table-cell office:value-type="float" office:value="9.56140983765682" table:style-name="ce1">
            <text:p>9.56140983765682</text:p>
          </table:table-cell>
          <table:table-cell office:value-type="float" office:value="6.54939805366433" table:style-name="ce1">
            <text:p>6.54939805366433</text:p>
          </table:table-cell>
          <table:table-cell/>
          <table:table-cell office:value-type="float" office:value="7.31696139553618" table:style-name="ce1">
            <text:p>7.31696139553618</text:p>
          </table:table-cell>
          <table:table-cell office:value-type="float" office:value="9.90438116121188" table:style-name="ce1">
            <text:p>9.90438116121188</text:p>
          </table:table-cell>
          <table:table-cell office:value-type="float" office:value="11.788598466125" table:style-name="ce1">
            <text:p>11.788598466125</text:p>
          </table:table-cell>
          <table:table-cell office:value-type="float" office:value="14.5997009605206" table:style-name="ce1">
            <text:p>14.5997009605206</text:p>
          </table:table-cell>
          <table:table-cell office:value-type="float" office:value="9.22102195530086" table:style-name="ce1">
            <text:p>9.22102195530086</text:p>
          </table:table-cell>
        </table:table-row>
        <table:table-row table:style-name="ro1">
          <table:table-cell office:value-type="string" table:style-name="ce1">
            <text:p>Bafodé Diakité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Bournemouth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001</text:p>
          </table:table-cell>
          <table:table-cell office:value-type="float" office:value="14" table:style-name="ce1">
            <text:p>14</text:p>
          </table:table-cell>
          <table:table-cell office:value-type="float" office:value="6.833064115965" table:style-name="ce1">
            <text:p>6.833064115965</text:p>
          </table:table-cell>
          <table:table-cell office:value-type="float" office:value="13.0094423664676" table:style-name="ce1">
            <text:p>13.0094423664676</text:p>
          </table:table-cell>
          <table:table-cell office:value-type="float" office:value="6.95233175752463" table:style-name="ce1">
            <text:p>6.95233175752463</text:p>
          </table:table-cell>
          <table:table-cell office:value-type="float" office:value="12.1893505497239" table:style-name="ce1">
            <text:p>12.1893505497239</text:p>
          </table:table-cell>
          <table:table-cell office:value-type="float" office:value="10.0715418827669" table:style-name="ce1">
            <text:p>10.0715418827669</text:p>
          </table:table-cell>
          <table:table-cell office:value-type="float" office:value="3.79520866063243" table:style-name="ce1">
            <text:p>3.79520866063243</text:p>
          </table:table-cell>
          <table:table-cell office:value-type="float" office:value="7.64588175776696" table:style-name="ce1">
            <text:p>7.64588175776696</text:p>
          </table:table-cell>
          <table:table-cell office:value-type="float" office:value="7.59378300552654" table:style-name="ce1">
            <text:p>7.59378300552654</text:p>
          </table:table-cell>
          <table:table-cell office:value-type="float" office:value="6.33922623145675" table:style-name="ce1">
            <text:p>6.33922623145675</text:p>
          </table:table-cell>
          <table:table-cell office:value-type="float" office:value="12.828540238413" table:style-name="ce1">
            <text:p>12.828540238413</text:p>
          </table:table-cell>
          <table:table-cell office:value-type="float" office:value="13.2994787740802" table:style-name="ce1">
            <text:p>13.2994787740802</text:p>
          </table:table-cell>
        </table:table-row>
        <table:table-row table:style-name="ro1">
          <table:table-cell office:value-type="string" table:style-name="ce1">
            <text:p>Amad Diallo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Manchester Utd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23-180</text:p>
          </table:table-cell>
          <table:table-cell office:value-type="float" office:value="13.4" table:style-name="ce1">
            <text:p>13.4</text:p>
          </table:table-cell>
          <table:table-cell office:value-type="float" office:value="17.7023311293341" table:style-name="ce1">
            <text:p>17.7023311293341</text:p>
          </table:table-cell>
          <table:table-cell office:value-type="float" office:value="10.7371652564788" table:style-name="ce1">
            <text:p>10.7371652564788</text:p>
          </table:table-cell>
          <table:table-cell office:value-type="float" office:value="18.0144320967515" table:style-name="ce1">
            <text:p>18.0144320967515</text:p>
          </table:table-cell>
          <table:table-cell office:value-type="float" office:value="11.5223153777264" table:style-name="ce1">
            <text:p>11.5223153777264</text:p>
          </table:table-cell>
          <table:table-cell office:value-type="float" office:value="19.8253482874373" table:style-name="ce1">
            <text:p>19.8253482874373</text:p>
          </table:table-cell>
          <table:table-cell office:value-type="float" office:value="9.02046174752701" table:style-name="ce1">
            <text:p>9.02046174752701</text:p>
          </table:table-cell>
          <table:table-cell office:value-type="float" office:value="19.5932555989578" table:style-name="ce1">
            <text:p>19.5932555989578</text:p>
          </table:table-cell>
          <table:table-cell office:value-type="float" office:value="13.4154273105343" table:style-name="ce1">
            <text:p>13.4154273105343</text:p>
          </table:table-cell>
          <table:table-cell office:value-type="float" office:value="19.3742636735015" table:style-name="ce1">
            <text:p>19.3742636735015</text:p>
          </table:table-cell>
          <table:table-cell office:value-type="float" office:value="8.05163544838019" table:style-name="ce1">
            <text:p>8.05163544838019</text:p>
          </table:table-cell>
          <table:table-cell office:value-type="float" office:value="6.86547481794417" table:style-name="ce1">
            <text:p>6.86547481794417</text:p>
          </table:table-cell>
        </table:table-row>
        <table:table-row table:style-name="ro1">
          <table:table-cell office:value-type="string" table:style-name="ce1">
            <text:p>Rúben Dias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Manchester City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8-238</text:p>
          </table:table-cell>
          <table:table-cell office:value-type="float" office:value="19" table:style-name="ce1">
            <text:p>19</text:p>
          </table:table-cell>
          <table:table-cell office:value-type="float" office:value="7.17673647079004" table:style-name="ce1">
            <text:p>7.17673647079004</text:p>
          </table:table-cell>
          <table:table-cell office:value-type="float" office:value="18.5461915890478" table:style-name="ce1">
            <text:p>18.5461915890478</text:p>
          </table:table-cell>
          <table:table-cell office:value-type="float" office:value="7.44205020878505" table:style-name="ce1">
            <text:p>7.44205020878505</text:p>
          </table:table-cell>
          <table:table-cell office:value-type="float" office:value="17.4699164235149" table:style-name="ce1">
            <text:p>17.4699164235149</text:p>
          </table:table-cell>
          <table:table-cell office:value-type="float" office:value="14.7766354432104" table:style-name="ce1">
            <text:p>14.7766354432104</text:p>
          </table:table-cell>
          <table:table-cell office:value-type="float" office:value="6.10644820096752" table:style-name="ce1">
            <text:p>6.10644820096752</text:p>
          </table:table-cell>
          <table:table-cell office:value-type="float" office:value="8.79348029967223" table:style-name="ce1">
            <text:p>8.79348029967223</text:p>
          </table:table-cell>
          <table:table-cell office:value-type="float" office:value="9.60551465118866" table:style-name="ce1">
            <text:p>9.60551465118866</text:p>
          </table:table-cell>
          <table:table-cell office:value-type="float" office:value="14.720078610921" table:style-name="ce1">
            <text:p>14.720078610921</text:p>
          </table:table-cell>
          <table:table-cell office:value-type="float" office:value="13.9347481218729" table:style-name="ce1">
            <text:p>13.9347481218729</text:p>
          </table:table-cell>
          <table:table-cell office:value-type="float" office:value="10.6992741417608" table:style-name="ce1">
            <text:p>10.6992741417608</text:p>
          </table:table-cell>
        </table:table-row>
        <table:table-row table:style-name="ro1">
          <table:table-cell office:value-type="string" table:style-name="ce1">
            <text:p>Lucas Digne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Aston Vill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2-171</text:p>
          </table:table-cell>
          <table:table-cell office:value-type="float" office:value="12.5" table:style-name="ce1">
            <text:p>12.5</text:p>
          </table:table-cell>
          <table:table-cell office:value-type="float" office:value="12.5355745650649" table:style-name="ce1">
            <text:p>12.5355745650649</text:p>
          </table:table-cell>
          <table:table-cell office:value-type="float" office:value="9.66697236924625" table:style-name="ce1">
            <text:p>9.66697236924625</text:p>
          </table:table-cell>
          <table:table-cell office:value-type="float" office:value="16.0162885902095" table:style-name="ce1">
            <text:p>16.0162885902095</text:p>
          </table:table-cell>
          <table:table-cell office:value-type="float" office:value="9.41175490021227" table:style-name="ce1">
            <text:p>9.41175490021227</text:p>
          </table:table-cell>
          <table:table-cell office:value-type="float" office:value="11.3280078529579" table:style-name="ce1">
            <text:p>11.3280078529579</text:p>
          </table:table-cell>
          <table:table-cell office:value-type="float" office:value="6.37046501499754" table:style-name="ce1">
            <text:p>6.37046501499754</text:p>
          </table:table-cell>
          <table:table-cell office:value-type="float" office:value="16.1109163786472" table:style-name="ce1">
            <text:p>16.1109163786472</text:p>
          </table:table-cell>
          <table:table-cell office:value-type="float" office:value="10.70554468613" table:style-name="ce1">
            <text:p>10.70554468613</text:p>
          </table:table-cell>
          <table:table-cell office:value-type="float" office:value="7.90490321603082" table:style-name="ce1">
            <text:p>7.90490321603082</text:p>
          </table:table-cell>
          <table:table-cell office:value-type="float" office:value="8.73384715718401" table:style-name="ce1">
            <text:p>8.73384715718401</text:p>
          </table:table-cell>
          <table:table-cell office:value-type="float" office:value="9.45027514800124" table:style-name="ce1">
            <text:p>9.45027514800124</text:p>
          </table:table-cell>
        </table:table-row>
        <table:table-row table:style-name="ro1">
          <table:table-cell office:value-type="string" table:style-name="ce1">
            <text:p>El Hadji Malick Diouf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West Ham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1-010</text:p>
          </table:table-cell>
          <table:table-cell office:value-type="float" office:value="15.4" table:style-name="ce1">
            <text:p>15.4</text:p>
          </table:table-cell>
          <table:table-cell office:value-type="float" office:value="8.86411338251824" table:style-name="ce1">
            <text:p>8.86411338251824</text:p>
          </table:table-cell>
          <table:table-cell office:value-type="float" office:value="10.2590395417736" table:style-name="ce1">
            <text:p>10.2590395417736</text:p>
          </table:table-cell>
          <table:table-cell office:value-type="float" office:value="14.4953450447293" table:style-name="ce1">
            <text:p>14.4953450447293</text:p>
          </table:table-cell>
          <table:table-cell office:value-type="float" office:value="9.56140983765682" table:style-name="ce1">
            <text:p>9.56140983765682</text:p>
          </table:table-cell>
          <table:table-cell office:value-type="float" office:value="14.4354910731181" table:style-name="ce1">
            <text:p>14.4354910731181</text:p>
          </table:table-cell>
          <table:table-cell office:value-type="float" office:value="8.50657264856338" table:style-name="ce1">
            <text:p>8.50657264856338</text:p>
          </table:table-cell>
          <table:table-cell office:value-type="float" office:value="15.6126882597122" table:style-name="ce1">
            <text:p>15.6126882597122</text:p>
          </table:table-cell>
          <table:table-cell office:value-type="float" office:value="8.14898828090477" table:style-name="ce1">
            <text:p>8.14898828090477</text:p>
          </table:table-cell>
          <table:table-cell office:value-type="float" office:value="7.57539447003779" table:style-name="ce1">
            <text:p>7.57539447003779</text:p>
          </table:table-cell>
          <table:table-cell office:value-type="float" office:value="12.0726248105746" table:style-name="ce1">
            <text:p>12.0726248105746</text:p>
          </table:table-cell>
          <table:table-cell office:value-type="float" office:value="6.37344324419722" table:style-name="ce1">
            <text:p>6.37344324419722</text:p>
          </table:table-cell>
        </table:table-row>
        <table:table-row table:style-name="ro1">
          <table:table-cell office:value-type="string" table:style-name="ce1">
            <text:p>Lewis Dunk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Brighto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4-047</text:p>
          </table:table-cell>
          <table:table-cell office:value-type="float" office:value="18.5" table:style-name="ce1">
            <text:p>18.5</text:p>
          </table:table-cell>
          <table:table-cell office:value-type="float" office:value="7.47946578519018" table:style-name="ce1">
            <text:p>7.47946578519018</text:p>
          </table:table-cell>
          <table:table-cell office:value-type="float" office:value="18.9313417474916" table:style-name="ce1">
            <text:p>18.9313417474916</text:p>
          </table:table-cell>
          <table:table-cell office:value-type="float" office:value="7.11333767685031" table:style-name="ce1">
            <text:p>7.11333767685031</text:p>
          </table:table-cell>
          <table:table-cell office:value-type="float" office:value="15.2281077604862" table:style-name="ce1">
            <text:p>15.2281077604862</text:p>
          </table:table-cell>
          <table:table-cell office:value-type="float" office:value="8.8299187178527" table:style-name="ce1">
            <text:p>8.8299187178527</text:p>
          </table:table-cell>
          <table:table-cell office:value-type="float" office:value="13.5401699510276" table:style-name="ce1">
            <text:p>13.5401699510276</text:p>
          </table:table-cell>
          <table:table-cell office:value-type="float" office:value="7.10229675391767" table:style-name="ce1">
            <text:p>7.10229675391767</text:p>
          </table:table-cell>
          <table:table-cell office:value-type="float" office:value="7.59378300552654" table:style-name="ce1">
            <text:p>7.59378300552654</text:p>
          </table:table-cell>
          <table:table-cell office:value-type="float" office:value="8.58381085459665" table:style-name="ce1">
            <text:p>8.58381085459665</text:p>
          </table:table-cell>
          <table:table-cell office:value-type="float" office:value="13.5543351671577" table:style-name="ce1">
            <text:p>13.5543351671577</text:p>
          </table:table-cell>
          <table:table-cell office:value-type="float" office:value="7.46158330067998" table:style-name="ce1">
            <text:p>7.46158330067998</text:p>
          </table:table-cell>
        </table:table-row>
        <table:table-row table:style-name="ro1">
          <table:table-cell office:value-type="string" table:style-name="ce1">
            <text:p>Hjalmar Ekdal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Burnley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7-078</text:p>
          </table:table-cell>
          <table:table-cell office:value-type="float" office:value="12.9" table:style-name="ce1">
            <text:p>12.9</text:p>
          </table:table-cell>
          <table:table-cell office:value-type="float" office:value="6.08947787110365" table:style-name="ce1">
            <text:p>6.08947787110365</text:p>
          </table:table-cell>
          <table:table-cell office:value-type="float" office:value="9.46605509288741" table:style-name="ce1">
            <text:p>9.46605509288741</text:p>
          </table:table-cell>
          <table:table-cell office:value-type="float" office:value="7.11333767685031" table:style-name="ce1">
            <text:p>7.11333767685031</text:p>
          </table:table-cell>
          <table:table-cell office:value-type="float" office:value="7.67807591759976" table:style-name="ce1">
            <text:p>7.67807591759976</text:p>
          </table:table-cell>
          <table:table-cell office:value-type="float" office:value="6.9027126339593" table:style-name="ce1">
            <text:p>6.9027126339593</text:p>
          </table:table-cell>
          <table:table-cell office:value-type="float" office:value="15.8292888757083" table:style-name="ce1">
            <text:p>15.8292888757083</text:p>
          </table:table-cell>
          <table:table-cell office:value-type="float" office:value="6.78767599507524" table:style-name="ce1">
            <text:p>6.78767599507524</text:p>
          </table:table-cell>
          <table:table-cell office:value-type="float" office:value="8.33816365699125" table:style-name="ce1">
            <text:p>8.33816365699125</text:p>
          </table:table-cell>
          <table:table-cell office:value-type="float" office:value="7.25348023818275" table:style-name="ce1">
            <text:p>7.25348023818275</text:p>
          </table:table-cell>
          <table:table-cell office:value-type="float" office:value="13.2944088045216" table:style-name="ce1">
            <text:p>13.2944088045216</text:p>
          </table:table-cell>
          <table:table-cell office:value-type="float" office:value="12.4440342908444" table:style-name="ce1">
            <text:p>12.4440342908444</text:p>
          </table:table-cell>
        </table:table-row>
        <table:table-row table:style-name="ro1">
          <table:table-cell office:value-type="string" table:style-name="ce1">
            <text:p>Maxime Estève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Burnley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3-226</text:p>
          </table:table-cell>
          <table:table-cell office:value-type="float" office:value="16.1" table:style-name="ce1">
            <text:p>16.1</text:p>
          </table:table-cell>
          <table:table-cell office:value-type="float" office:value="6.93017097151788" table:style-name="ce1">
            <text:p>6.93017097151788</text:p>
          </table:table-cell>
          <table:table-cell office:value-type="float" office:value="12.1688933776001" table:style-name="ce1">
            <text:p>12.1688933776001</text:p>
          </table:table-cell>
          <table:table-cell office:value-type="float" office:value="7.77913955301753" table:style-name="ce1">
            <text:p>7.77913955301753</text:p>
          </table:table-cell>
          <table:table-cell office:value-type="float" office:value="10.7693127278276" table:style-name="ce1">
            <text:p>10.7693127278276</text:p>
          </table:table-cell>
          <table:table-cell office:value-type="float" office:value="6.54939805366433" table:style-name="ce1">
            <text:p>6.54939805366433</text:p>
          </table:table-cell>
          <table:table-cell office:value-type="float" office:value="15.8292888757083" table:style-name="ce1">
            <text:p>15.8292888757083</text:p>
          </table:table-cell>
          <table:table-cell office:value-type="float" office:value="6.48238131448075" table:style-name="ce1">
            <text:p>6.48238131448075</text:p>
          </table:table-cell>
          <table:table-cell office:value-type="float" office:value="8.14898828090477" table:style-name="ce1">
            <text:p>8.14898828090477</text:p>
          </table:table-cell>
          <table:table-cell office:value-type="float" office:value="7.57539447003779" table:style-name="ce1">
            <text:p>7.57539447003779</text:p>
          </table:table-cell>
          <table:table-cell office:value-type="float" office:value="15.4317520231344" table:style-name="ce1">
            <text:p>15.4317520231344</text:p>
          </table:table-cell>
          <table:table-cell office:value-type="float" office:value="7.88579571970183" table:style-name="ce1">
            <text:p>7.88579571970183</text:p>
          </table:table-cell>
        </table:table-row>
        <table:table-row table:style-name="ro1">
          <table:table-cell office:value-type="string" table:style-name="ce1">
            <text:p>Wesley Fofana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Chelse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021</text:p>
          </table:table-cell>
          <table:table-cell office:value-type="float" office:value="8.4" table:style-name="ce1">
            <text:p>8.4</text:p>
          </table:table-cell>
          <table:table-cell office:value-type="float" office:value="6.29244781259803" table:style-name="ce1">
            <text:p>6.29244781259803</text:p>
          </table:table-cell>
          <table:table-cell office:value-type="float" office:value="10.4328895816612" table:style-name="ce1">
            <text:p>10.4328895816612</text:p>
          </table:table-cell>
          <table:table-cell office:value-type="float" office:value="6.63739008678971" table:style-name="ce1">
            <text:p>6.63739008678971</text:p>
          </table:table-cell>
          <table:table-cell office:value-type="float" office:value="8.6730868172977" table:style-name="ce1">
            <text:p>8.6730868172977</text:p>
          </table:table-cell>
          <table:table-cell office:value-type="float" office:value="7.26803920392964" table:style-name="ce1">
            <text:p>7.26803920392964</text:p>
          </table:table-cell>
          <table:table-cell office:value-type="float" office:value="9.34465103925159" table:style-name="ce1">
            <text:p>9.34465103925159</text:p>
          </table:table-cell>
          <table:table-cell office:value-type="float" office:value="6.68485060453867" table:style-name="ce1">
            <text:p>6.68485060453867</text:p>
          </table:table-cell>
          <table:table-cell office:value-type="float" office:value="7.59378300552654" table:style-name="ce1">
            <text:p>7.59378300552654</text:p>
          </table:table-cell>
          <table:table-cell office:value-type="float" office:value="6.9397917172855" table:style-name="ce1">
            <text:p>6.9397917172855</text:p>
          </table:table-cell>
          <table:table-cell office:value-type="float" office:value="11.2956644673984" table:style-name="ce1">
            <text:p>11.2956644673984</text:p>
          </table:table-cell>
          <table:table-cell office:value-type="float" office:value="11.2349740178818" table:style-name="ce1">
            <text:p>11.2349740178818</text:p>
          </table:table-cell>
        </table:table-row>
        <table:table-row table:style-name="ro1">
          <table:table-cell office:value-type="string" table:style-name="ce1">
            <text:p>Lutsharel Geertruida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Sunderland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25-173</text:p>
          </table:table-cell>
          <table:table-cell office:value-type="float" office:value="10" table:style-name="ce1">
            <text:p>10</text:p>
          </table:table-cell>
          <table:table-cell office:value-type="float" office:value="8.34619693315004" table:style-name="ce1">
            <text:p>8.34619693315004</text:p>
          </table:table-cell>
          <table:table-cell office:value-type="float" office:value="8.57594015930338" table:style-name="ce1">
            <text:p>8.57594015930338</text:p>
          </table:table-cell>
          <table:table-cell office:value-type="float" office:value="7.44205020878505" table:style-name="ce1">
            <text:p>7.44205020878505</text:p>
          </table:table-cell>
          <table:table-cell office:value-type="float" office:value="9.04016111901383" table:style-name="ce1">
            <text:p>9.04016111901383</text:p>
          </table:table-cell>
          <table:table-cell office:value-type="float" office:value="10.4908720682815" table:style-name="ce1">
            <text:p>10.4908720682815</text:p>
          </table:table-cell>
          <table:table-cell office:value-type="float" office:value="11.7322321683589" table:style-name="ce1">
            <text:p>11.7322321683589</text:p>
          </table:table-cell>
          <table:table-cell office:value-type="float" office:value="7.98249990683588" table:style-name="ce1">
            <text:p>7.98249990683588</text:p>
          </table:table-cell>
          <table:table-cell office:value-type="float" office:value="8.52916460353509" table:style-name="ce1">
            <text:p>8.52916460353509</text:p>
          </table:table-cell>
          <table:table-cell office:value-type="float" office:value="8.58381085459665" table:style-name="ce1">
            <text:p>8.58381085459665</text:p>
          </table:table-cell>
          <table:table-cell office:value-type="float" office:value="8.32174671724309" table:style-name="ce1">
            <text:p>8.32174671724309</text:p>
          </table:table-cell>
          <table:table-cell office:value-type="float" office:value="9.43259271854182" table:style-name="ce1">
            <text:p>9.43259271854182</text:p>
          </table:table-cell>
        </table:table-row>
        <table:table-row table:style-name="ro1">
          <table:table-cell office:value-type="string" table:style-name="ce1">
            <text:p>Toti Gomes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Wolves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356</text:p>
          </table:table-cell>
          <table:table-cell office:value-type="float" office:value="10.5" table:style-name="ce1">
            <text:p>10.5</text:p>
          </table:table-cell>
          <table:table-cell office:value-type="float" office:value="6.7129369097493" table:style-name="ce1">
            <text:p>6.7129369097493</text:p>
          </table:table-cell>
          <table:table-cell office:value-type="float" office:value="10.8819257627553" table:style-name="ce1">
            <text:p>10.8819257627553</text:p>
          </table:table-cell>
          <table:table-cell office:value-type="float" office:value="7.11333767685031" table:style-name="ce1">
            <text:p>7.11333767685031</text:p>
          </table:table-cell>
          <table:table-cell office:value-type="float" office:value="8.96634993729647" table:style-name="ce1">
            <text:p>8.96634993729647</text:p>
          </table:table-cell>
          <table:table-cell office:value-type="float" office:value="6.9027126339593" table:style-name="ce1">
            <text:p>6.9027126339593</text:p>
          </table:table-cell>
          <table:table-cell office:value-type="float" office:value="12.5679747130968" table:style-name="ce1">
            <text:p>12.5679747130968</text:p>
          </table:table-cell>
          <table:table-cell office:value-type="float" office:value="6.78767599507524" table:style-name="ce1">
            <text:p>6.78767599507524</text:p>
          </table:table-cell>
          <table:table-cell office:value-type="float" office:value="8.43344491964514" table:style-name="ce1">
            <text:p>8.43344491964514</text:p>
          </table:table-cell>
          <table:table-cell office:value-type="float" office:value="6.33922623145675" table:style-name="ce1">
            <text:p>6.33922623145675</text:p>
          </table:table-cell>
          <table:table-cell office:value-type="float" office:value="10.0773696380819" table:style-name="ce1">
            <text:p>10.0773696380819</text:p>
          </table:table-cell>
          <table:table-cell office:value-type="float" office:value="11.5720500474717" table:style-name="ce1">
            <text:p>11.5720500474717</text:p>
          </table:table-cell>
        </table:table-row>
        <table:table-row table:style-name="ro1">
          <table:table-cell office:value-type="string" table:style-name="ce1">
            <text:p>Gabriel Gudmundsson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Leeds United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253</text:p>
          </table:table-cell>
          <table:table-cell office:value-type="float" office:value="18.3" table:style-name="ce1">
            <text:p>18.3</text:p>
          </table:table-cell>
          <table:table-cell office:value-type="float" office:value="10.3526856754186" table:style-name="ce1">
            <text:p>10.3526856754186</text:p>
          </table:table-cell>
          <table:table-cell office:value-type="float" office:value="11.8723919392561" table:style-name="ce1">
            <text:p>11.8723919392561</text:p>
          </table:table-cell>
          <table:table-cell office:value-type="float" office:value="12.8520991809334" table:style-name="ce1">
            <text:p>12.8520991809334</text:p>
          </table:table-cell>
          <table:table-cell office:value-type="float" office:value="12.9812486621227" table:style-name="ce1">
            <text:p>12.9812486621227</text:p>
          </table:table-cell>
          <table:table-cell office:value-type="float" office:value="17.6159999775244" table:style-name="ce1">
            <text:p>17.6159999775244</text:p>
          </table:table-cell>
          <table:table-cell office:value-type="float" office:value="9.09066555318809" table:style-name="ce1">
            <text:p>9.09066555318809</text:p>
          </table:table-cell>
          <table:table-cell office:value-type="float" office:value="16.9782302911943" table:style-name="ce1">
            <text:p>16.9782302911943</text:p>
          </table:table-cell>
          <table:table-cell office:value-type="float" office:value="8.0551291611918" table:style-name="ce1">
            <text:p>8.0551291611918</text:p>
          </table:table-cell>
          <table:table-cell office:value-type="float" office:value="9.28375301138528" table:style-name="ce1">
            <text:p>9.28375301138528</text:p>
          </table:table-cell>
          <table:table-cell office:value-type="float" office:value="14.0588728559897" table:style-name="ce1">
            <text:p>14.0588728559897</text:p>
          </table:table-cell>
          <table:table-cell office:value-type="float" office:value="12.9522616346801" table:style-name="ce1">
            <text:p>12.9522616346801</text:p>
          </table:table-cell>
        </table:table-row>
        <table:table-row table:style-name="ro1">
          <table:table-cell office:value-type="string" table:style-name="ce1">
            <text:p>Marc Guéhi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Crystal Palac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178</text:p>
          </table:table-cell>
          <table:table-cell office:value-type="float" office:value="19" table:style-name="ce1">
            <text:p>19</text:p>
          </table:table-cell>
          <table:table-cell office:value-type="float" office:value="9.56064648566374" table:style-name="ce1">
            <text:p>9.56064648566374</text:p>
          </table:table-cell>
          <table:table-cell office:value-type="float" office:value="15.3927970078326" table:style-name="ce1">
            <text:p>15.3927970078326</text:p>
          </table:table-cell>
          <table:table-cell office:value-type="float" office:value="14.9425023011849" table:style-name="ce1">
            <text:p>14.9425023011849</text:p>
          </table:table-cell>
          <table:table-cell office:value-type="float" office:value="17.704700755231" table:style-name="ce1">
            <text:p>17.704700755231</text:p>
          </table:table-cell>
          <table:table-cell office:value-type="float" office:value="10.9102378254993" table:style-name="ce1">
            <text:p>10.9102378254993</text:p>
          </table:table-cell>
          <table:table-cell office:value-type="float" office:value="7.96450766437776" table:style-name="ce1">
            <text:p>7.96450766437776</text:p>
          </table:table-cell>
          <table:table-cell office:value-type="float" office:value="8.4419766448615" table:style-name="ce1">
            <text:p>8.4419766448615</text:p>
          </table:table-cell>
          <table:table-cell office:value-type="float" office:value="9.60551465118866" table:style-name="ce1">
            <text:p>9.60551465118866</text:p>
          </table:table-cell>
          <table:table-cell office:value-type="float" office:value="17.9115734688409" table:style-name="ce1">
            <text:p>17.9115734688409</text:p>
          </table:table-cell>
          <table:table-cell office:value-type="float" office:value="15.4317520231344" table:style-name="ce1">
            <text:p>15.4317520231344</text:p>
          </table:table-cell>
          <table:table-cell office:value-type="float" office:value="11.0924379445644" table:style-name="ce1">
            <text:p>11.0924379445644</text:p>
          </table:table-cell>
        </table:table-row>
        <table:table-row table:style-name="ro1">
          <table:table-cell office:value-type="string" table:style-name="ce1">
            <text:p>Malo Gusto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Chelsea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22-233</text:p>
          </table:table-cell>
          <table:table-cell office:value-type="float" office:value="12.7" table:style-name="ce1">
            <text:p>12.7</text:p>
          </table:table-cell>
          <table:table-cell office:value-type="float" office:value="13.2270835231333" table:style-name="ce1">
            <text:p>13.2270835231333</text:p>
          </table:table-cell>
          <table:table-cell office:value-type="float" office:value="12.1829340932889" table:style-name="ce1">
            <text:p>12.1829340932889</text:p>
          </table:table-cell>
          <table:table-cell office:value-type="float" office:value="13.5349587817114" table:style-name="ce1">
            <text:p>13.5349587817114</text:p>
          </table:table-cell>
          <table:table-cell office:value-type="float" office:value="13.4673531855523" table:style-name="ce1">
            <text:p>13.4673531855523</text:p>
          </table:table-cell>
          <table:table-cell office:value-type="float" office:value="10.0715418827669" table:style-name="ce1">
            <text:p>10.0715418827669</text:p>
          </table:table-cell>
          <table:table-cell office:value-type="float" office:value="10.2444715043684" table:style-name="ce1">
            <text:p>10.2444715043684</text:p>
          </table:table-cell>
          <table:table-cell office:value-type="float" office:value="12.2903018696098" table:style-name="ce1">
            <text:p>12.2903018696098</text:p>
          </table:table-cell>
          <table:table-cell office:value-type="float" office:value="10.60532521705" table:style-name="ce1">
            <text:p>10.60532521705</text:p>
          </table:table-cell>
          <table:table-cell office:value-type="float" office:value="16.4922934216746" table:style-name="ce1">
            <text:p>16.4922934216746</text:p>
          </table:table-cell>
          <table:table-cell office:value-type="float" office:value="9.64863636554724" table:style-name="ce1">
            <text:p>9.64863636554724</text:p>
          </table:table-cell>
          <table:table-cell office:value-type="float" office:value="11.3238944367124" table:style-name="ce1">
            <text:p>11.3238944367124</text:p>
          </table:table-cell>
        </table:table-row>
        <table:table-row table:style-name="ro1">
          <table:table-cell office:value-type="string" table:style-name="ce1">
            <text:p>Joško Gvardiol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Manchester City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3-349</text:p>
          </table:table-cell>
          <table:table-cell office:value-type="float" office:value="14.5" table:style-name="ce1">
            <text:p>14.5</text:p>
          </table:table-cell>
          <table:table-cell office:value-type="float" office:value="10.8919879748021" table:style-name="ce1">
            <text:p>10.8919879748021</text:p>
          </table:table-cell>
          <table:table-cell office:value-type="float" office:value="15.8449848066714" table:style-name="ce1">
            <text:p>15.8449848066714</text:p>
          </table:table-cell>
          <table:table-cell office:value-type="float" office:value="11.9615343967125" table:style-name="ce1">
            <text:p>11.9615343967125</text:p>
          </table:table-cell>
          <table:table-cell office:value-type="float" office:value="17.9497760135772" table:style-name="ce1">
            <text:p>17.9497760135772</text:p>
          </table:table-cell>
          <table:table-cell office:value-type="float" office:value="15.4186016054465" table:style-name="ce1">
            <text:p>15.4186016054465</text:p>
          </table:table-cell>
          <table:table-cell office:value-type="float" office:value="7.09655878870262" table:style-name="ce1">
            <text:p>7.09655878870262</text:p>
          </table:table-cell>
          <table:table-cell office:value-type="float" office:value="10.1166651299047" table:style-name="ce1">
            <text:p>10.1166651299047</text:p>
          </table:table-cell>
          <table:table-cell office:value-type="float" office:value="11.005839615946" table:style-name="ce1">
            <text:p>11.005839615946</text:p>
          </table:table-cell>
          <table:table-cell office:value-type="float" office:value="18.2981984103704" table:style-name="ce1">
            <text:p>18.2981984103704</text:p>
          </table:table-cell>
          <table:table-cell office:value-type="float" office:value="11.6508072306166" table:style-name="ce1">
            <text:p>11.6508072306166</text:p>
          </table:table-cell>
          <table:table-cell office:value-type="float" office:value="14.169050852053" table:style-name="ce1">
            <text:p>14.169050852053</text:p>
          </table:table-cell>
        </table:table-row>
        <table:table-row table:style-name="ro1">
          <table:table-cell office:value-type="string" table:style-name="ce1">
            <text:p>Lewis Hall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Newcastle Utd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1-121</text:p>
          </table:table-cell>
          <table:table-cell office:value-type="float" office:value="9.5" table:style-name="ce1">
            <text:p>9.5</text:p>
          </table:table-cell>
          <table:table-cell office:value-type="float" office:value="14.5375455558841" table:style-name="ce1">
            <text:p>14.5375455558841</text:p>
          </table:table-cell>
          <table:table-cell office:value-type="float" office:value="10.2880064832759" table:style-name="ce1">
            <text:p>10.2880064832759</text:p>
          </table:table-cell>
          <table:table-cell office:value-type="float" office:value="12.3219007276074" table:style-name="ce1">
            <text:p>12.3219007276074</text:p>
          </table:table-cell>
          <table:table-cell office:value-type="float" office:value="12.480787989426" table:style-name="ce1">
            <text:p>12.480787989426</text:p>
          </table:table-cell>
          <table:table-cell office:value-type="float" office:value="11.3280078529579" table:style-name="ce1">
            <text:p>11.3280078529579</text:p>
          </table:table-cell>
          <table:table-cell office:value-type="float" office:value="10.5318719298212" table:style-name="ce1">
            <text:p>10.5318719298212</text:p>
          </table:table-cell>
          <table:table-cell office:value-type="float" office:value="12.4076520477971" table:style-name="ce1">
            <text:p>12.4076520477971</text:p>
          </table:table-cell>
          <table:table-cell office:value-type="float" office:value="9.60551465118866" table:style-name="ce1">
            <text:p>9.60551465118866</text:p>
          </table:table-cell>
          <table:table-cell office:value-type="float" office:value="7.90490321603082" table:style-name="ce1">
            <text:p>7.90490321603082</text:p>
          </table:table-cell>
          <table:table-cell office:value-type="float" office:value="10.364262627441" table:style-name="ce1">
            <text:p>10.364262627441</text:p>
          </table:table-cell>
          <table:table-cell office:value-type="float" office:value="12.801209385446" table:style-name="ce1">
            <text:p>12.801209385446</text:p>
          </table:table-cell>
        </table:table-row>
        <table:table-row table:style-name="ro1">
          <table:table-cell office:value-type="string" table:style-name="ce1">
            <text:p>Quilindschy Hartman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Burnley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4-054</text:p>
          </table:table-cell>
          <table:table-cell office:value-type="float" office:value="14.9" table:style-name="ce1">
            <text:p>14.9</text:p>
          </table:table-cell>
          <table:table-cell office:value-type="float" office:value="10.1824122151746" table:style-name="ce1">
            <text:p>10.1824122151746</text:p>
          </table:table-cell>
          <table:table-cell office:value-type="float" office:value="10.3024914668515" table:style-name="ce1">
            <text:p>10.3024914668515</text:p>
          </table:table-cell>
          <table:table-cell office:value-type="float" office:value="17.3854582388698" table:style-name="ce1">
            <text:p>17.3854582388698</text:p>
          </table:table-cell>
          <table:table-cell office:value-type="float" office:value="11.2221318430736" table:style-name="ce1">
            <text:p>11.2221318430736</text:p>
          </table:table-cell>
          <table:table-cell office:value-type="float" office:value="9.2394854007095" table:style-name="ce1">
            <text:p>9.2394854007095</text:p>
          </table:table-cell>
          <table:table-cell office:value-type="float" office:value="6.69071964899751" table:style-name="ce1">
            <text:p>6.69071964899751</text:p>
          </table:table-cell>
          <table:table-cell office:value-type="float" office:value="12.1723824685385" table:style-name="ce1">
            <text:p>12.1723824685385</text:p>
          </table:table-cell>
          <table:table-cell office:value-type="float" office:value="8.81876816778399" table:style-name="ce1">
            <text:p>8.81876816778399</text:p>
          </table:table-cell>
          <table:table-cell office:value-type="float" office:value="6.9397917172855" table:style-name="ce1">
            <text:p>6.9397917172855</text:p>
          </table:table-cell>
          <table:table-cell office:value-type="float" office:value="12.828540238413" table:style-name="ce1">
            <text:p>12.828540238413</text:p>
          </table:table-cell>
          <table:table-cell office:value-type="float" office:value="12.9856523972565" table:style-name="ce1">
            <text:p>12.9856523972565</text:p>
          </table:table-cell>
        </table:table-row>
        <table:table-row table:style-name="ro1">
          <table:table-cell office:value-type="string" table:style-name="ce1">
            <text:p>Jan Paul van Hecke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Brighto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213</text:p>
          </table:table-cell>
          <table:table-cell office:value-type="float" office:value="19" table:style-name="ce1">
            <text:p>19</text:p>
          </table:table-cell>
          <table:table-cell office:value-type="float" office:value="8.67195128028934" table:style-name="ce1">
            <text:p>8.67195128028934</text:p>
          </table:table-cell>
          <table:table-cell office:value-type="float" office:value="18.3462176327708" table:style-name="ce1">
            <text:p>18.3462176327708</text:p>
          </table:table-cell>
          <table:table-cell office:value-type="float" office:value="9.7457551882893" table:style-name="ce1">
            <text:p>9.7457551882893</text:p>
          </table:table-cell>
          <table:table-cell office:value-type="float" office:value="19.229682950531" table:style-name="ce1">
            <text:p>19.229682950531</text:p>
          </table:table-cell>
          <table:table-cell office:value-type="float" office:value="16.0045504533634" table:style-name="ce1">
            <text:p>16.0045504533634</text:p>
          </table:table-cell>
          <table:table-cell office:value-type="float" office:value="9.34465103925159" table:style-name="ce1">
            <text:p>9.34465103925159</text:p>
          </table:table-cell>
          <table:table-cell office:value-type="float" office:value="9.75209078202268" table:style-name="ce1">
            <text:p>9.75209078202268</text:p>
          </table:table-cell>
          <table:table-cell office:value-type="float" office:value="11.2055116282248" table:style-name="ce1">
            <text:p>11.2055116282248</text:p>
          </table:table-cell>
          <table:table-cell office:value-type="float" office:value="18.7130402036513" table:style-name="ce1">
            <text:p>18.7130402036513</text:p>
          </table:table-cell>
          <table:table-cell office:value-type="float" office:value="15.3260441187332" table:style-name="ce1">
            <text:p>15.3260441187332</text:p>
          </table:table-cell>
          <table:table-cell office:value-type="float" office:value="11.0032125899211" table:style-name="ce1">
            <text:p>11.0032125899211</text:p>
          </table:table-cell>
        </table:table-row>
        <table:table-row table:style-name="ro1">
          <table:table-cell office:value-type="string" table:style-name="ce1">
            <text:p>Piero Hincapié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Arsenal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3-363</text:p>
          </table:table-cell>
          <table:table-cell office:value-type="float" office:value="9.3" table:style-name="ce1">
            <text:p>9.3</text:p>
          </table:table-cell>
          <table:table-cell office:value-type="float" office:value="8.34619693315004" table:style-name="ce1">
            <text:p>8.34619693315004</text:p>
          </table:table-cell>
          <table:table-cell office:value-type="float" office:value="10.6792264046221" table:style-name="ce1">
            <text:p>10.6792264046221</text:p>
          </table:table-cell>
          <table:table-cell office:value-type="float" office:value="8.83282464989447" table:style-name="ce1">
            <text:p>8.83282464989447</text:p>
          </table:table-cell>
          <table:table-cell office:value-type="float" office:value="9.41175490021227" table:style-name="ce1">
            <text:p>9.41175490021227</text:p>
          </table:table-cell>
          <table:table-cell office:value-type="float" office:value="7.64450555103464" table:style-name="ce1">
            <text:p>7.64450555103464</text:p>
          </table:table-cell>
          <table:table-cell office:value-type="float" office:value="9.34465103925159" table:style-name="ce1">
            <text:p>9.34465103925159</text:p>
          </table:table-cell>
          <table:table-cell office:value-type="float" office:value="8.21081705109062" table:style-name="ce1">
            <text:p>8.21081705109062</text:p>
          </table:table-cell>
          <table:table-cell office:value-type="float" office:value="7.59378300552654" table:style-name="ce1">
            <text:p>7.59378300552654</text:p>
          </table:table-cell>
          <table:table-cell office:value-type="float" office:value="6.33922623145675" table:style-name="ce1">
            <text:p>6.33922623145675</text:p>
          </table:table-cell>
          <table:table-cell office:value-type="float" office:value="9.71989742419295" table:style-name="ce1">
            <text:p>9.71989742419295</text:p>
          </table:table-cell>
          <table:table-cell office:value-type="float" office:value="4.82187948478222" table:style-name="ce1">
            <text:p>4.82187948478222</text:p>
          </table:table-cell>
        </table:table-row>
        <table:table-row table:style-name="ro1">
          <table:table-cell office:value-type="string" table:style-name="ce1">
            <text:p>Trai Hume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Sunderland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23-295</text:p>
          </table:table-cell>
          <table:table-cell office:value-type="float" office:value="18.4" table:style-name="ce1">
            <text:p>18.4</text:p>
          </table:table-cell>
          <table:table-cell office:value-type="float" office:value="9.25245015379367" table:style-name="ce1">
            <text:p>9.25245015379367</text:p>
          </table:table-cell>
          <table:table-cell office:value-type="float" office:value="10.3749288197567" table:style-name="ce1">
            <text:p>10.3749288197567</text:p>
          </table:table-cell>
          <table:table-cell office:value-type="float" office:value="11.2287746353612" table:style-name="ce1">
            <text:p>11.2287746353612</text:p>
          </table:table-cell>
          <table:table-cell office:value-type="float" office:value="12.696869587391" table:style-name="ce1">
            <text:p>12.696869587391</text:p>
          </table:table-cell>
          <table:table-cell office:value-type="float" office:value="11.3280078529579" table:style-name="ce1">
            <text:p>11.3280078529579</text:p>
          </table:table-cell>
          <table:table-cell office:value-type="float" office:value="5.56160434487306" table:style-name="ce1">
            <text:p>5.56160434487306</text:p>
          </table:table-cell>
          <table:table-cell office:value-type="float" office:value="13.3220123079233" table:style-name="ce1">
            <text:p>13.3220123079233</text:p>
          </table:table-cell>
          <table:table-cell office:value-type="float" office:value="9.11163386774552" table:style-name="ce1">
            <text:p>9.11163386774552</text:p>
          </table:table-cell>
          <table:table-cell office:value-type="float" office:value="8.58381085459665" table:style-name="ce1">
            <text:p>8.58381085459665</text:p>
          </table:table-cell>
          <table:table-cell office:value-type="float" office:value="14.3630017575814" table:style-name="ce1">
            <text:p>14.3630017575814</text:p>
          </table:table-cell>
          <table:table-cell office:value-type="float" office:value="11.7308215238233" table:style-name="ce1">
            <text:p>11.7308215238233</text:p>
          </table:table-cell>
        </table:table-row>
        <table:table-row table:style-name="ro1">
          <table:table-cell office:value-type="string" table:style-name="ce1">
            <text:p>Reece James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Chelsea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26-030</text:p>
          </table:table-cell>
          <table:table-cell office:value-type="float" office:value="14.9" table:style-name="ce1">
            <text:p>14.9</text:p>
          </table:table-cell>
          <table:table-cell office:value-type="float" office:value="13.4853571241593" table:style-name="ce1">
            <text:p>13.4853571241593</text:p>
          </table:table-cell>
          <table:table-cell office:value-type="float" office:value="15.5713824301886" table:style-name="ce1">
            <text:p>15.5713824301886</text:p>
          </table:table-cell>
          <table:table-cell office:value-type="float" office:value="18.7986168016491" table:style-name="ce1">
            <text:p>18.7986168016491</text:p>
          </table:table-cell>
          <table:table-cell office:value-type="float" office:value="16.5079026708458" table:style-name="ce1">
            <text:p>16.5079026708458</text:p>
          </table:table-cell>
          <table:table-cell office:value-type="float" office:value="11.3280078529579" table:style-name="ce1">
            <text:p>11.3280078529579</text:p>
          </table:table-cell>
          <table:table-cell office:value-type="float" office:value="6.91018087930657" table:style-name="ce1">
            <text:p>6.91018087930657</text:p>
          </table:table-cell>
          <table:table-cell office:value-type="float" office:value="11.3340276348405" table:style-name="ce1">
            <text:p>11.3340276348405</text:p>
          </table:table-cell>
          <table:table-cell office:value-type="float" office:value="11.5037937919684" table:style-name="ce1">
            <text:p>11.5037937919684</text:p>
          </table:table-cell>
          <table:table-cell office:value-type="float" office:value="15.795123291861" table:style-name="ce1">
            <text:p>15.795123291861</text:p>
          </table:table-cell>
          <table:table-cell office:value-type="float" office:value="10.5078348356499" table:style-name="ce1">
            <text:p>10.5078348356499</text:p>
          </table:table-cell>
          <table:table-cell office:value-type="float" office:value="12.4954391836596" table:style-name="ce1">
            <text:p>12.4954391836596</text:p>
          </table:table-cell>
        </table:table-row>
        <table:table-row table:style-name="ro1">
          <table:table-cell office:value-type="string" table:style-name="ce1">
            <text:p>Michael Kayode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Brentford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1-181</text:p>
          </table:table-cell>
          <table:table-cell office:value-type="float" office:value="19.4" table:style-name="ce1">
            <text:p>19.4</text:p>
          </table:table-cell>
          <table:table-cell office:value-type="float" office:value="10.7501694424911" table:style-name="ce1">
            <text:p>10.7501694424911</text:p>
          </table:table-cell>
          <table:table-cell office:value-type="float" office:value="12.9824596223753" table:style-name="ce1">
            <text:p>12.9824596223753</text:p>
          </table:table-cell>
          <table:table-cell office:value-type="float" office:value="13.5349587817114" table:style-name="ce1">
            <text:p>13.5349587817114</text:p>
          </table:table-cell>
          <table:table-cell office:value-type="float" office:value="10.4666232907326" table:style-name="ce1">
            <text:p>10.4666232907326</text:p>
          </table:table-cell>
          <table:table-cell office:value-type="float" office:value="16.5335748777423" table:style-name="ce1">
            <text:p>16.5335748777423</text:p>
          </table:table-cell>
          <table:table-cell office:value-type="float" office:value="9.11879166536925" table:style-name="ce1">
            <text:p>9.11879166536925</text:p>
          </table:table-cell>
          <table:table-cell office:value-type="float" office:value="17.2904035389108" table:style-name="ce1">
            <text:p>17.2904035389108</text:p>
          </table:table-cell>
          <table:table-cell office:value-type="float" office:value="8.0551291611918" table:style-name="ce1">
            <text:p>8.0551291611918</text:p>
          </table:table-cell>
          <table:table-cell office:value-type="float" office:value="6.9397917172855" table:style-name="ce1">
            <text:p>6.9397917172855</text:p>
          </table:table-cell>
          <table:table-cell office:value-type="float" office:value="13.9347481218729" table:style-name="ce1">
            <text:p>13.9347481218729</text:p>
          </table:table-cell>
          <table:table-cell office:value-type="float" office:value="14.000148394367" table:style-name="ce1">
            <text:p>14.000148394367</text:p>
          </table:table-cell>
        </table:table-row>
        <table:table-row table:style-name="ro1">
          <table:table-cell office:value-type="string" table:style-name="ce1">
            <text:p>Michael Keane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Everto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2-361</text:p>
          </table:table-cell>
          <table:table-cell office:value-type="float" office:value="17.7" table:style-name="ce1">
            <text:p>17.7</text:p>
          </table:table-cell>
          <table:table-cell office:value-type="float" office:value="6.22424143909277" table:style-name="ce1">
            <text:p>6.22424143909277</text:p>
          </table:table-cell>
          <table:table-cell office:value-type="float" office:value="11.6874255858429" table:style-name="ce1">
            <text:p>11.6874255858429</text:p>
          </table:table-cell>
          <table:table-cell office:value-type="float" office:value="6.95233175752463" table:style-name="ce1">
            <text:p>6.95233175752463</text:p>
          </table:table-cell>
          <table:table-cell office:value-type="float" office:value="9.78675389739859" table:style-name="ce1">
            <text:p>9.78675389739859</text:p>
          </table:table-cell>
          <table:table-cell office:value-type="float" office:value="8.03109622243043" table:style-name="ce1">
            <text:p>8.03109622243043</text:p>
          </table:table-cell>
          <table:table-cell office:value-type="float" office:value="9.34465103925159" table:style-name="ce1">
            <text:p>9.34465103925159</text:p>
          </table:table-cell>
          <table:table-cell office:value-type="float" office:value="7.31696139553618" table:style-name="ce1">
            <text:p>7.31696139553618</text:p>
          </table:table-cell>
          <table:table-cell office:value-type="float" office:value="9.20988789869693" table:style-name="ce1">
            <text:p>9.20988789869693</text:p>
          </table:table-cell>
          <table:table-cell office:value-type="float" office:value="16.4922934216746" table:style-name="ce1">
            <text:p>16.4922934216746</text:p>
          </table:table-cell>
          <table:table-cell office:value-type="float" office:value="16.6962799405724" table:style-name="ce1">
            <text:p>16.6962799405724</text:p>
          </table:table-cell>
          <table:table-cell office:value-type="float" office:value="7.73756147633468" table:style-name="ce1">
            <text:p>7.73756147633468</text:p>
          </table:table-cell>
        </table:table-row>
        <table:table-row table:style-name="ro1">
          <table:table-cell office:value-type="string" table:style-name="ce1">
            <text:p>Milos Kerkez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Liverpool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2-061</text:p>
          </table:table-cell>
          <table:table-cell office:value-type="float" office:value="14.7" table:style-name="ce1">
            <text:p>14.7</text:p>
          </table:table-cell>
          <table:table-cell office:value-type="float" office:value="9.25245015379367" table:style-name="ce1">
            <text:p>9.25245015379367</text:p>
          </table:table-cell>
          <table:table-cell office:value-type="float" office:value="13.076708244754" table:style-name="ce1">
            <text:p>13.076708244754</text:p>
          </table:table-cell>
          <table:table-cell office:value-type="float" office:value="8.83282464989447" table:style-name="ce1">
            <text:p>8.83282464989447</text:p>
          </table:table-cell>
          <table:table-cell office:value-type="float" office:value="15.0552589052795" table:style-name="ce1">
            <text:p>15.0552589052795</text:p>
          </table:table-cell>
          <table:table-cell office:value-type="float" office:value="17.0065274641704" table:style-name="ce1">
            <text:p>17.0065274641704</text:p>
          </table:table-cell>
          <table:table-cell office:value-type="float" office:value="9.98619574348257" table:style-name="ce1">
            <text:p>9.98619574348257</text:p>
          </table:table-cell>
          <table:table-cell office:value-type="float" office:value="18.4707297072015" table:style-name="ce1">
            <text:p>18.4707297072015</text:p>
          </table:table-cell>
          <table:table-cell office:value-type="float" office:value="8.24333888069624" table:style-name="ce1">
            <text:p>8.24333888069624</text:p>
          </table:table-cell>
          <table:table-cell office:value-type="float" office:value="13.1630886091297" table:style-name="ce1">
            <text:p>13.1630886091297</text:p>
          </table:table-cell>
          <table:table-cell office:value-type="float" office:value="11.2956644673984" table:style-name="ce1">
            <text:p>11.2956644673984</text:p>
          </table:table-cell>
          <table:table-cell office:value-type="float" office:value="10.5023511948413" table:style-name="ce1">
            <text:p>10.5023511948413</text:p>
          </table:table-cell>
        </table:table-row>
        <table:table-row table:style-name="ro1">
          <table:table-cell office:value-type="string" table:style-name="ce1">
            <text:p>Max Kilman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West Ham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8-229</text:p>
          </table:table-cell>
          <table:table-cell office:value-type="float" office:value="17" table:style-name="ce1">
            <text:p>17</text:p>
          </table:table-cell>
          <table:table-cell office:value-type="float" office:value="6.13415330542639" table:style-name="ce1">
            <text:p>6.13415330542639</text:p>
          </table:table-cell>
          <table:table-cell office:value-type="float" office:value="12.2250104850667" table:style-name="ce1">
            <text:p>12.2250104850667</text:p>
          </table:table-cell>
          <table:table-cell office:value-type="float" office:value="7.44205020878505" table:style-name="ce1">
            <text:p>7.44205020878505</text:p>
          </table:table-cell>
          <table:table-cell office:value-type="float" office:value="9.78675389739859" table:style-name="ce1">
            <text:p>9.78675389739859</text:p>
          </table:table-cell>
          <table:table-cell office:value-type="float" office:value="8.03109622243043" table:style-name="ce1">
            <text:p>8.03109622243043</text:p>
          </table:table-cell>
          <table:table-cell office:value-type="float" office:value="13.5401699510276" table:style-name="ce1">
            <text:p>13.5401699510276</text:p>
          </table:table-cell>
          <table:table-cell office:value-type="float" office:value="6.89153831897182" table:style-name="ce1">
            <text:p>6.89153831897182</text:p>
          </table:table-cell>
          <table:table-cell office:value-type="float" office:value="8.14898828090477" table:style-name="ce1">
            <text:p>8.14898828090477</text:p>
          </table:table-cell>
          <table:table-cell office:value-type="float" office:value="8.24130064544279" table:style-name="ce1">
            <text:p>8.24130064544279</text:p>
          </table:table-cell>
          <table:table-cell office:value-type="float" office:value="15.1097332347649" table:style-name="ce1">
            <text:p>15.1097332347649</text:p>
          </table:table-cell>
          <table:table-cell office:value-type="float" office:value="9.01073546318671" table:style-name="ce1">
            <text:p>9.01073546318671</text:p>
          </table:table-cell>
        </table:table-row>
        <table:table-row table:style-name="ro1">
          <table:table-cell office:value-type="string" table:style-name="ce1">
            <text:p>Ibrahima Konaté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Liverpool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227</text:p>
          </table:table-cell>
          <table:table-cell office:value-type="float" office:value="18.8" table:style-name="ce1">
            <text:p>18.8</text:p>
          </table:table-cell>
          <table:table-cell office:value-type="float" office:value="6.6652828664786" table:style-name="ce1">
            <text:p>6.6652828664786</text:p>
          </table:table-cell>
          <table:table-cell office:value-type="float" office:value="17.577370766165" table:style-name="ce1">
            <text:p>17.577370766165</text:p>
          </table:table-cell>
          <table:table-cell office:value-type="float" office:value="8.47539025609098" table:style-name="ce1">
            <text:p>8.47539025609098</text:p>
          </table:table-cell>
          <table:table-cell office:value-type="float" office:value="17.5389985748421" table:style-name="ce1">
            <text:p>17.5389985748421</text:p>
          </table:table-cell>
          <table:table-cell office:value-type="float" office:value="12.555946795731" table:style-name="ce1">
            <text:p>12.555946795731</text:p>
          </table:table-cell>
          <table:table-cell office:value-type="float" office:value="11.7322321683589" table:style-name="ce1">
            <text:p>11.7322321683589</text:p>
          </table:table-cell>
          <table:table-cell office:value-type="float" office:value="8.21081705109062" table:style-name="ce1">
            <text:p>8.21081705109062</text:p>
          </table:table-cell>
          <table:table-cell office:value-type="float" office:value="8.62530428078588" table:style-name="ce1">
            <text:p>8.62530428078588</text:p>
          </table:table-cell>
          <table:table-cell office:value-type="float" office:value="8.93159386752353" table:style-name="ce1">
            <text:p>8.93159386752353</text:p>
          </table:table-cell>
          <table:table-cell office:value-type="float" office:value="16.1252819222036" table:style-name="ce1">
            <text:p>16.1252819222036</text:p>
          </table:table-cell>
          <table:table-cell office:value-type="float" office:value="13.0189773611118" table:style-name="ce1">
            <text:p>13.0189773611118</text:p>
          </table:table-cell>
        </table:table-row>
        <table:table-row table:style-name="ro1">
          <table:table-cell office:value-type="string" table:style-name="ce1">
            <text:p>Ezri Konsa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Aston Vill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8-076</text:p>
          </table:table-cell>
          <table:table-cell office:value-type="float" office:value="18.7" table:style-name="ce1">
            <text:p>18.7</text:p>
          </table:table-cell>
          <table:table-cell office:value-type="float" office:value="7.17673647079004" table:style-name="ce1">
            <text:p>7.17673647079004</text:p>
          </table:table-cell>
          <table:table-cell office:value-type="float" office:value="17.5384137452968" table:style-name="ce1">
            <text:p>17.5384137452968</text:p>
          </table:table-cell>
          <table:table-cell office:value-type="float" office:value="7.77913955301753" table:style-name="ce1">
            <text:p>7.77913955301753</text:p>
          </table:table-cell>
          <table:table-cell office:value-type="float" office:value="13.6707134285909" table:style-name="ce1">
            <text:p>13.6707134285909</text:p>
          </table:table-cell>
          <table:table-cell office:value-type="float" office:value="7.64450555103464" table:style-name="ce1">
            <text:p>7.64450555103464</text:p>
          </table:table-cell>
          <table:table-cell office:value-type="float" office:value="9.34465103925159" table:style-name="ce1">
            <text:p>9.34465103925159</text:p>
          </table:table-cell>
          <table:table-cell office:value-type="float" office:value="7.10229675391767" table:style-name="ce1">
            <text:p>7.10229675391767</text:p>
          </table:table-cell>
          <table:table-cell office:value-type="float" office:value="8.62530428078588" table:style-name="ce1">
            <text:p>8.62530428078588</text:p>
          </table:table-cell>
          <table:table-cell office:value-type="float" office:value="7.25348023818275" table:style-name="ce1">
            <text:p>7.25348023818275</text:p>
          </table:table-cell>
          <table:table-cell office:value-type="float" office:value="12.0726248105746" table:style-name="ce1">
            <text:p>12.0726248105746</text:p>
          </table:table-cell>
          <table:table-cell office:value-type="float" office:value="6.34443795955671" table:style-name="ce1">
            <text:p>6.34443795955671</text:p>
          </table:table-cell>
        </table:table-row>
        <table:table-row table:style-name="ro1">
          <table:table-cell office:value-type="string" table:style-name="ce1">
            <text:p>Ladislav Krejčí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Wolves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26-262</text:p>
          </table:table-cell>
          <table:table-cell office:value-type="float" office:value="14.7" table:style-name="ce1">
            <text:p>14.7</text:p>
          </table:table-cell>
          <table:table-cell office:value-type="float" office:value="9.64507619263803" table:style-name="ce1">
            <text:p>9.64507619263803</text:p>
          </table:table-cell>
          <table:table-cell office:value-type="float" office:value="12.8605102583685" table:style-name="ce1">
            <text:p>12.8605102583685</text:p>
          </table:table-cell>
          <table:table-cell office:value-type="float" office:value="11.5968078690593" table:style-name="ce1">
            <text:p>11.5968078690593</text:p>
          </table:table-cell>
          <table:table-cell office:value-type="float" office:value="14.3245329877277" table:style-name="ce1">
            <text:p>14.3245329877277</text:p>
          </table:table-cell>
          <table:table-cell office:value-type="float" office:value="10.4908720682815" table:style-name="ce1">
            <text:p>10.4908720682815</text:p>
          </table:table-cell>
          <table:table-cell office:value-type="float" office:value="3.79520866063243" table:style-name="ce1">
            <text:p>3.79520866063243</text:p>
          </table:table-cell>
          <table:table-cell office:value-type="float" office:value="8.4419766448615" table:style-name="ce1">
            <text:p>8.4419766448615</text:p>
          </table:table-cell>
          <table:table-cell office:value-type="float" office:value="12.8605512643232" table:style-name="ce1">
            <text:p>12.8605512643232</text:p>
          </table:table-cell>
          <table:table-cell office:value-type="float" office:value="17.9115734688409" table:style-name="ce1">
            <text:p>17.9115734688409</text:p>
          </table:table-cell>
          <table:table-cell office:value-type="float" office:value="11.7920124410535" table:style-name="ce1">
            <text:p>11.7920124410535</text:p>
          </table:table-cell>
          <table:table-cell office:value-type="float" office:value="5.9209979709319" table:style-name="ce1">
            <text:p>5.9209979709319</text:p>
          </table:table-cell>
        </table:table-row>
        <table:table-row table:style-name="ro1">
          <table:table-cell office:value-type="string" table:style-name="ce1">
            <text:p>Maxence Lacroix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Crystal Palac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276</text:p>
          </table:table-cell>
          <table:table-cell office:value-type="float" office:value="20" table:style-name="ce1">
            <text:p>20</text:p>
          </table:table-cell>
          <table:table-cell office:value-type="float" office:value="6.80892620709597" table:style-name="ce1">
            <text:p>6.80892620709597</text:p>
          </table:table-cell>
          <table:table-cell office:value-type="float" office:value="14.2346287551634" table:style-name="ce1">
            <text:p>14.2346287551634</text:p>
          </table:table-cell>
          <table:table-cell office:value-type="float" office:value="13.02560579448" table:style-name="ce1">
            <text:p>13.02560579448</text:p>
          </table:table-cell>
          <table:table-cell office:value-type="float" office:value="9.56140983765682" table:style-name="ce1">
            <text:p>9.56140983765682</text:p>
          </table:table-cell>
          <table:table-cell office:value-type="float" office:value="6.54939805366433" table:style-name="ce1">
            <text:p>6.54939805366433</text:p>
          </table:table-cell>
          <table:table-cell office:value-type="float" office:value="9.34465103925159" table:style-name="ce1">
            <text:p>9.34465103925159</text:p>
          </table:table-cell>
          <table:table-cell office:value-type="float" office:value="7.20915173378174" table:style-name="ce1">
            <text:p>7.20915173378174</text:p>
          </table:table-cell>
          <table:table-cell office:value-type="float" office:value="8.0551291611918" table:style-name="ce1">
            <text:p>8.0551291611918</text:p>
          </table:table-cell>
          <table:table-cell office:value-type="float" office:value="9.63934355319899" table:style-name="ce1">
            <text:p>9.63934355319899</text:p>
          </table:table-cell>
          <table:table-cell office:value-type="float" office:value="18.1188037041143" table:style-name="ce1">
            <text:p>18.1188037041143</text:p>
          </table:table-cell>
          <table:table-cell office:value-type="float" office:value="14.6593638378875" table:style-name="ce1">
            <text:p>14.6593638378875</text:p>
          </table:table-cell>
        </table:table-row>
        <table:table-row table:style-name="ro1">
          <table:table-cell office:value-type="string" table:style-name="ce1">
            <text:p>Josh Laurent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Burnley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30-246</text:p>
          </table:table-cell>
          <table:table-cell office:value-type="float" office:value="10.8" table:style-name="ce1">
            <text:p>10.8</text:p>
          </table:table-cell>
          <table:table-cell office:value-type="float" office:value="7.37775340501125" table:style-name="ce1">
            <text:p>7.37775340501125</text:p>
          </table:table-cell>
          <table:table-cell office:value-type="float" office:value="7.36640703717267" table:style-name="ce1">
            <text:p>7.36640703717267</text:p>
          </table:table-cell>
          <table:table-cell office:value-type="float" office:value="7.44205020878505" table:style-name="ce1">
            <text:p>7.44205020878505</text:p>
          </table:table-cell>
          <table:table-cell office:value-type="float" office:value="7.54071401971039" table:style-name="ce1">
            <text:p>7.54071401971039</text:p>
          </table:table-cell>
          <table:table-cell office:value-type="float" office:value="8.8299187178527" table:style-name="ce1">
            <text:p>8.8299187178527</text:p>
          </table:table-cell>
          <table:table-cell office:value-type="float" office:value="5.56160434487306" table:style-name="ce1">
            <text:p>5.56160434487306</text:p>
          </table:table-cell>
          <table:table-cell office:value-type="float" office:value="9.14987955227959" table:style-name="ce1">
            <text:p>9.14987955227959</text:p>
          </table:table-cell>
          <table:table-cell office:value-type="float" office:value="10.3046153803675" table:style-name="ce1">
            <text:p>10.3046153803675</text:p>
          </table:table-cell>
          <table:table-cell office:value-type="float" office:value="11.0760114795249" table:style-name="ce1">
            <text:p>11.0760114795249</text:p>
          </table:table-cell>
          <table:table-cell office:value-type="float" office:value="10.2207524095835" table:style-name="ce1">
            <text:p>10.2207524095835</text:p>
          </table:table-cell>
          <table:table-cell office:value-type="float" office:value="6.71374632834666" table:style-name="ce1">
            <text:p>6.71374632834666</text:p>
          </table:table-cell>
        </table:table-row>
        <table:table-row table:style-name="ro1">
          <table:table-cell office:value-type="string" table:style-name="ce1">
            <text:p>Matthijs de Ligt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Manchester Utd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148</text:p>
          </table:table-cell>
          <table:table-cell office:value-type="float" office:value="13" table:style-name="ce1">
            <text:p>13</text:p>
          </table:table-cell>
          <table:table-cell office:value-type="float" office:value="6.24691618309066" table:style-name="ce1">
            <text:p>6.24691618309066</text:p>
          </table:table-cell>
          <table:table-cell office:value-type="float" office:value="11.4728696930661" table:style-name="ce1">
            <text:p>11.4728696930661</text:p>
          </table:table-cell>
          <table:table-cell office:value-type="float" office:value="8.83282464989447" table:style-name="ce1">
            <text:p>8.83282464989447</text:p>
          </table:table-cell>
          <table:table-cell office:value-type="float" office:value="8.09778729808217" table:style-name="ce1">
            <text:p>8.09778729808217</text:p>
          </table:table-cell>
          <table:table-cell office:value-type="float" office:value="7.26803920392964" table:style-name="ce1">
            <text:p>7.26803920392964</text:p>
          </table:table-cell>
          <table:table-cell office:value-type="float" office:value="9.34465103925159" table:style-name="ce1">
            <text:p>9.34465103925159</text:p>
          </table:table-cell>
          <table:table-cell office:value-type="float" office:value="7.31696139553618" table:style-name="ce1">
            <text:p>7.31696139553618</text:p>
          </table:table-cell>
          <table:table-cell office:value-type="float" office:value="9.80459770496044" table:style-name="ce1">
            <text:p>9.80459770496044</text:p>
          </table:table-cell>
          <table:table-cell office:value-type="float" office:value="14.720078610921" table:style-name="ce1">
            <text:p>14.720078610921</text:p>
          </table:table-cell>
          <table:table-cell office:value-type="float" office:value="12.0726248105746" table:style-name="ce1">
            <text:p>12.0726248105746</text:p>
          </table:table-cell>
          <table:table-cell office:value-type="float" office:value="10.9496335938108" table:style-name="ce1">
            <text:p>10.9496335938108</text:p>
          </table:table-cell>
        </table:table-row>
        <table:table-row table:style-name="ro1">
          <table:table-cell office:value-type="string" table:style-name="ce1">
            <text:p>Valentino Livramento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Newcastle Utd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3-056</text:p>
          </table:table-cell>
          <table:table-cell office:value-type="float" office:value="11.2" table:style-name="ce1">
            <text:p>11.2</text:p>
          </table:table-cell>
          <table:table-cell office:value-type="float" office:value="11.2315197718834" table:style-name="ce1">
            <text:p>11.2315197718834</text:p>
          </table:table-cell>
          <table:table-cell office:value-type="float" office:value="10.939784034545" table:style-name="ce1">
            <text:p>10.939784034545</text:p>
          </table:table-cell>
          <table:table-cell office:value-type="float" office:value="9.93060330598894" table:style-name="ce1">
            <text:p>9.93060330598894</text:p>
          </table:table-cell>
          <table:table-cell office:value-type="float" office:value="12.042352575554" table:style-name="ce1">
            <text:p>12.042352575554</text:p>
          </table:table-cell>
          <table:table-cell office:value-type="float" office:value="15.4186016054465" table:style-name="ce1">
            <text:p>15.4186016054465</text:p>
          </table:table-cell>
          <table:table-cell office:value-type="float" office:value="7.26056180434053" table:style-name="ce1">
            <text:p>7.26056180434053</text:p>
          </table:table-cell>
          <table:table-cell office:value-type="float" office:value="16.1109163786472" table:style-name="ce1">
            <text:p>16.1109163786472</text:p>
          </table:table-cell>
          <table:table-cell office:value-type="float" office:value="7.59378300552654" table:style-name="ce1">
            <text:p>7.59378300552654</text:p>
          </table:table-cell>
          <table:table-cell office:value-type="float" office:value="6.63488236625976" table:style-name="ce1">
            <text:p>6.63488236625976</text:p>
          </table:table-cell>
          <table:table-cell office:value-type="float" office:value="8.45824216497961" table:style-name="ce1">
            <text:p>8.45824216497961</text:p>
          </table:table-cell>
          <table:table-cell office:value-type="float" office:value="10.0729253954257" table:style-name="ce1">
            <text:p>10.0729253954257</text:p>
          </table:table-cell>
        </table:table-row>
        <table:table-row table:style-name="ro1">
          <table:table-cell office:value-type="string" table:style-name="ce1">
            <text:p>Ian Maatsen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Aston Vill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3-303</text:p>
          </table:table-cell>
          <table:table-cell office:value-type="float" office:value="7.6" table:style-name="ce1">
            <text:p>7.6</text:p>
          </table:table-cell>
          <table:table-cell office:value-type="float" office:value="11.0336317133501" table:style-name="ce1">
            <text:p>11.0336317133501</text:p>
          </table:table-cell>
          <table:table-cell office:value-type="float" office:value="8.45121930946571" table:style-name="ce1">
            <text:p>8.45121930946571</text:p>
          </table:table-cell>
          <table:table-cell office:value-type="float" office:value="10.4871868491891" table:style-name="ce1">
            <text:p>10.4871868491891</text:p>
          </table:table-cell>
          <table:table-cell office:value-type="float" office:value="9.41175490021227" table:style-name="ce1">
            <text:p>9.41175490021227</text:p>
          </table:table-cell>
          <table:table-cell office:value-type="float" office:value="11.7425755820979" table:style-name="ce1">
            <text:p>11.7425755820979</text:p>
          </table:table-cell>
          <table:table-cell office:value-type="float" office:value="9.94321339126682" table:style-name="ce1">
            <text:p>9.94321339126682</text:p>
          </table:table-cell>
          <table:table-cell office:value-type="float" office:value="13.4327930918343" table:style-name="ce1">
            <text:p>13.4327930918343</text:p>
          </table:table-cell>
          <table:table-cell office:value-type="float" office:value="10.1043223908061" table:style-name="ce1">
            <text:p>10.1043223908061</text:p>
          </table:table-cell>
          <table:table-cell office:value-type="float" office:value="8.24130064544279" table:style-name="ce1">
            <text:p>8.24130064544279</text:p>
          </table:table-cell>
          <table:table-cell office:value-type="float" office:value="8.18619396684935" table:style-name="ce1">
            <text:p>8.18619396684935</text:p>
          </table:table-cell>
          <table:table-cell office:value-type="float" office:value="9.73411301591374" table:style-name="ce1">
            <text:p>9.73411301591374</text:p>
          </table:table-cell>
        </table:table-row>
        <table:table-row table:style-name="ro1">
          <table:table-cell office:value-type="string" table:style-name="ce1">
            <text:p>Gabriel Magalhães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Arsenal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8-019</text:p>
          </table:table-cell>
          <table:table-cell office:value-type="float" office:value="13.1" table:style-name="ce1">
            <text:p>13.1</text:p>
          </table:table-cell>
          <table:table-cell office:value-type="float" office:value="8.75412649390625" table:style-name="ce1">
            <text:p>8.75412649390625</text:p>
          </table:table-cell>
          <table:table-cell office:value-type="float" office:value="13.6689046505929" table:style-name="ce1">
            <text:p>13.6689046505929</text:p>
          </table:table-cell>
          <table:table-cell office:value-type="float" office:value="13.8642712659219" table:style-name="ce1">
            <text:p>13.8642712659219</text:p>
          </table:table-cell>
          <table:table-cell office:value-type="float" office:value="11.5223153777264" table:style-name="ce1">
            <text:p>11.5223153777264</text:p>
          </table:table-cell>
          <table:table-cell office:value-type="float" office:value="10.4908720682815" table:style-name="ce1">
            <text:p>10.4908720682815</text:p>
          </table:table-cell>
          <table:table-cell office:value-type="float" office:value="9.34465103925159" table:style-name="ce1">
            <text:p>9.34465103925159</text:p>
          </table:table-cell>
          <table:table-cell office:value-type="float" office:value="7.53535109508326" table:style-name="ce1">
            <text:p>7.53535109508326</text:p>
          </table:table-cell>
          <table:table-cell office:value-type="float" office:value="9.80459770496044" table:style-name="ce1">
            <text:p>9.80459770496044</text:p>
          </table:table-cell>
          <table:table-cell office:value-type="float" office:value="18.4120094949162" table:style-name="ce1">
            <text:p>18.4120094949162</text:p>
          </table:table-cell>
          <table:table-cell office:value-type="float" office:value="12.35044371196" table:style-name="ce1">
            <text:p>12.35044371196</text:p>
          </table:table-cell>
          <table:table-cell office:value-type="float" office:value="7.50988976427283" table:style-name="ce1">
            <text:p>7.50988976427283</text:p>
          </table:table-cell>
        </table:table-row>
        <table:table-row table:style-name="ro1">
          <table:table-cell office:value-type="string" table:style-name="ce1">
            <text:p>Reinildo Mandava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Sunderland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1-351</text:p>
          </table:table-cell>
          <table:table-cell office:value-type="float" office:value="11.4" table:style-name="ce1">
            <text:p>11.4</text:p>
          </table:table-cell>
          <table:table-cell office:value-type="float" office:value="7.25173486608123" table:style-name="ce1">
            <text:p>7.25173486608123</text:p>
          </table:table-cell>
          <table:table-cell office:value-type="float" office:value="9.18068999841566" table:style-name="ce1">
            <text:p>9.18068999841566</text:p>
          </table:table-cell>
          <table:table-cell office:value-type="float" office:value="6.63739008678971" table:style-name="ce1">
            <text:p>6.63739008678971</text:p>
          </table:table-cell>
          <table:table-cell office:value-type="float" office:value="9.93744900405149" table:style-name="ce1">
            <text:p>9.93744900405149</text:p>
          </table:table-cell>
          <table:table-cell office:value-type="float" office:value="14.0816377423616" table:style-name="ce1">
            <text:p>14.0816377423616</text:p>
          </table:table-cell>
          <table:table-cell office:value-type="float" office:value="7.96450766437776" table:style-name="ce1">
            <text:p>7.96450766437776</text:p>
          </table:table-cell>
          <table:table-cell office:value-type="float" office:value="11.4549169734734" table:style-name="ce1">
            <text:p>11.4549169734734</text:p>
          </table:table-cell>
          <table:table-cell office:value-type="float" office:value="7.59378300552654" table:style-name="ce1">
            <text:p>7.59378300552654</text:p>
          </table:table-cell>
          <table:table-cell office:value-type="float" office:value="6.63488236625976" table:style-name="ce1">
            <text:p>6.63488236625976</text:p>
          </table:table-cell>
          <table:table-cell office:value-type="float" office:value="11.2243335487615" table:style-name="ce1">
            <text:p>11.2243335487615</text:p>
          </table:table-cell>
          <table:table-cell office:value-type="float" office:value="13.5104624754133" table:style-name="ce1">
            <text:p>13.5104624754133</text:p>
          </table:table-cell>
        </table:table-row>
        <table:table-row table:style-name="ro1">
          <table:table-cell office:value-type="string" table:style-name="ce1">
            <text:p>Konstantinos Mavropanos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West Ham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8-027</text:p>
          </table:table-cell>
          <table:table-cell office:value-type="float" office:value="12.1" table:style-name="ce1">
            <text:p>12.1</text:p>
          </table:table-cell>
          <table:table-cell office:value-type="float" office:value="5.95693974705761" table:style-name="ce1">
            <text:p>5.95693974705761</text:p>
          </table:table-cell>
          <table:table-cell office:value-type="float" office:value="10.5198387449745" table:style-name="ce1">
            <text:p>10.5198387449745</text:p>
          </table:table-cell>
          <table:table-cell office:value-type="float" office:value="6.95233175752463" table:style-name="ce1">
            <text:p>6.95233175752463</text:p>
          </table:table-cell>
          <table:table-cell office:value-type="float" office:value="9.11415325704282" table:style-name="ce1">
            <text:p>9.11415325704282</text:p>
          </table:table-cell>
          <table:table-cell office:value-type="float" office:value="7.26803920392964" table:style-name="ce1">
            <text:p>7.26803920392964</text:p>
          </table:table-cell>
          <table:table-cell/>
          <table:table-cell office:value-type="float" office:value="6.78767599507524" table:style-name="ce1">
            <text:p>6.78767599507524</text:p>
          </table:table-cell>
          <table:table-cell office:value-type="float" office:value="9.11163386774552" table:style-name="ce1">
            <text:p>9.11163386774552</text:p>
          </table:table-cell>
          <table:table-cell office:value-type="float" office:value="8.58381085459665" table:style-name="ce1">
            <text:p>8.58381085459665</text:p>
          </table:table-cell>
          <table:table-cell office:value-type="float" office:value="13.4249767148437" table:style-name="ce1">
            <text:p>13.4249767148437</text:p>
          </table:table-cell>
          <table:table-cell office:value-type="float" office:value="11.5897230030718" table:style-name="ce1">
            <text:p>11.5897230030718</text:p>
          </table:table-cell>
        </table:table-row>
        <table:table-row table:style-name="ro1">
          <table:table-cell office:value-type="string" table:style-name="ce1">
            <text:p>Nikola Milenković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Nott'ham Forest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8-087</text:p>
          </table:table-cell>
          <table:table-cell office:value-type="float" office:value="21" table:style-name="ce1">
            <text:p>21</text:p>
          </table:table-cell>
          <table:table-cell office:value-type="float" office:value="6.833064115965" table:style-name="ce1">
            <text:p>6.833064115965</text:p>
          </table:table-cell>
          <table:table-cell office:value-type="float" office:value="15.1324600409947" table:style-name="ce1">
            <text:p>15.1324600409947</text:p>
          </table:table-cell>
          <table:table-cell office:value-type="float" office:value="7.60959231362632" table:style-name="ce1">
            <text:p>7.60959231362632</text:p>
          </table:table-cell>
          <table:table-cell office:value-type="float" office:value="13.0516277714809" table:style-name="ce1">
            <text:p>13.0516277714809</text:p>
          </table:table-cell>
          <table:table-cell office:value-type="float" office:value="8.42665961571164" table:style-name="ce1">
            <text:p>8.42665961571164</text:p>
          </table:table-cell>
          <table:table-cell office:value-type="float" office:value="15.8292888757083" table:style-name="ce1">
            <text:p>15.8292888757083</text:p>
          </table:table-cell>
          <table:table-cell office:value-type="float" office:value="7.31696139553618" table:style-name="ce1">
            <text:p>7.31696139553618</text:p>
          </table:table-cell>
          <table:table-cell office:value-type="float" office:value="8.0551291611918" table:style-name="ce1">
            <text:p>8.0551291611918</text:p>
          </table:table-cell>
          <table:table-cell office:value-type="float" office:value="8.93159386752353" table:style-name="ce1">
            <text:p>8.93159386752353</text:p>
          </table:table-cell>
          <table:table-cell office:value-type="float" office:value="15.7887193187626" table:style-name="ce1">
            <text:p>15.7887193187626</text:p>
          </table:table-cell>
          <table:table-cell office:value-type="float" office:value="6.30110919007144" table:style-name="ce1">
            <text:p>6.30110919007144</text:p>
          </table:table-cell>
        </table:table-row>
        <table:table-row table:style-name="ro1">
          <table:table-cell office:value-type="string" table:style-name="ce1">
            <text:p>Tyrick Mitchell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Crystal Palac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128</text:p>
          </table:table-cell>
          <table:table-cell office:value-type="float" office:value="19.9" table:style-name="ce1">
            <text:p>19.9</text:p>
          </table:table-cell>
          <table:table-cell office:value-type="float" office:value="9.89913027803425" table:style-name="ce1">
            <text:p>9.89913027803425</text:p>
          </table:table-cell>
          <table:table-cell office:value-type="float" office:value="11.7159452484957" table:style-name="ce1">
            <text:p>11.7159452484957</text:p>
          </table:table-cell>
          <table:table-cell office:value-type="float" office:value="10.6729233525023" table:style-name="ce1">
            <text:p>10.6729233525023</text:p>
          </table:table-cell>
          <table:table-cell office:value-type="float" office:value="9.11415325704282" table:style-name="ce1">
            <text:p>9.11415325704282</text:p>
          </table:table-cell>
          <table:table-cell office:value-type="float" office:value="17.2226324594069" table:style-name="ce1">
            <text:p>17.2226324594069</text:p>
          </table:table-cell>
          <table:table-cell office:value-type="float" office:value="6.19734368069746" table:style-name="ce1">
            <text:p>6.19734368069746</text:p>
          </table:table-cell>
          <table:table-cell office:value-type="float" office:value="19.0310390163031" table:style-name="ce1">
            <text:p>19.0310390163031</text:p>
          </table:table-cell>
          <table:table-cell office:value-type="float" office:value="9.01368240566904" table:style-name="ce1">
            <text:p>9.01368240566904</text:p>
          </table:table-cell>
          <table:table-cell office:value-type="float" office:value="11.0760114795249" table:style-name="ce1">
            <text:p>11.0760114795249</text:p>
          </table:table-cell>
          <table:table-cell office:value-type="float" office:value="16.4414190551097" table:style-name="ce1">
            <text:p>16.4414190551097</text:p>
          </table:table-cell>
          <table:table-cell office:value-type="float" office:value="15.5351128833877" table:style-name="ce1">
            <text:p>15.5351128833877</text:p>
          </table:table-cell>
        </table:table-row>
        <table:table-row table:style-name="ro1">
          <table:table-cell office:value-type="string" table:style-name="ce1">
            <text:p>Morato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Nott'ham Forest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4-191</text:p>
          </table:table-cell>
          <table:table-cell office:value-type="float" office:value="7.9" table:style-name="ce1">
            <text:p>7.9</text:p>
          </table:table-cell>
          <table:table-cell office:value-type="float" office:value="6.06723282277401" table:style-name="ce1">
            <text:p>6.06723282277401</text:p>
          </table:table-cell>
          <table:table-cell office:value-type="float" office:value="9.6094826791299" table:style-name="ce1">
            <text:p>9.6094826791299</text:p>
          </table:table-cell>
          <table:table-cell office:value-type="float" office:value="6.63739008678971" table:style-name="ce1">
            <text:p>6.63739008678971</text:p>
          </table:table-cell>
          <table:table-cell office:value-type="float" office:value="8.74608839075208" table:style-name="ce1">
            <text:p>8.74608839075208</text:p>
          </table:table-cell>
          <table:table-cell office:value-type="float" office:value="7.64450555103464" table:style-name="ce1">
            <text:p>7.64450555103464</text:p>
          </table:table-cell>
          <table:table-cell office:value-type="float" office:value="15.8292888757083" table:style-name="ce1">
            <text:p>15.8292888757083</text:p>
          </table:table-cell>
          <table:table-cell office:value-type="float" office:value="6.78767599507524" table:style-name="ce1">
            <text:p>6.78767599507524</text:p>
          </table:table-cell>
          <table:table-cell office:value-type="float" office:value="7.59378300552654" table:style-name="ce1">
            <text:p>7.59378300552654</text:p>
          </table:table-cell>
          <table:table-cell office:value-type="float" office:value="6.33922623145675" table:style-name="ce1">
            <text:p>6.33922623145675</text:p>
          </table:table-cell>
          <table:table-cell office:value-type="float" office:value="9.22337083882874" table:style-name="ce1">
            <text:p>9.22337083882874</text:p>
          </table:table-cell>
          <table:table-cell office:value-type="float" office:value="10.9496335938108" table:style-name="ce1">
            <text:p>10.9496335938108</text:p>
          </table:table-cell>
        </table:table-row>
        <table:table-row table:style-name="ro1">
          <table:table-cell office:value-type="string" table:style-name="ce1">
            <text:p>Yerson Mosquera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Wolves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4-250</text:p>
          </table:table-cell>
          <table:table-cell office:value-type="float" office:value="8.6" table:style-name="ce1">
            <text:p>8.6</text:p>
          </table:table-cell>
          <table:table-cell office:value-type="float" office:value="7.37775340501125" table:style-name="ce1">
            <text:p>7.37775340501125</text:p>
          </table:table-cell>
          <table:table-cell office:value-type="float" office:value="7.14876276417975" table:style-name="ce1">
            <text:p>7.14876276417975</text:p>
          </table:table-cell>
          <table:table-cell office:value-type="float" office:value="7.44205020878505" table:style-name="ce1">
            <text:p>7.44205020878505</text:p>
          </table:table-cell>
          <table:table-cell office:value-type="float" office:value="6.94004760071152" table:style-name="ce1">
            <text:p>6.94004760071152</text:p>
          </table:table-cell>
          <table:table-cell office:value-type="float" office:value="6.9027126339593" table:style-name="ce1">
            <text:p>6.9027126339593</text:p>
          </table:table-cell>
          <table:table-cell office:value-type="float" office:value="6.69071964899751" table:style-name="ce1">
            <text:p>6.69071964899751</text:p>
          </table:table-cell>
          <table:table-cell office:value-type="float" office:value="7.20915173378174" table:style-name="ce1">
            <text:p>7.20915173378174</text:p>
          </table:table-cell>
          <table:table-cell office:value-type="float" office:value="11.005839615946" table:style-name="ce1">
            <text:p>11.005839615946</text:p>
          </table:table-cell>
          <table:table-cell office:value-type="float" office:value="8.58381085459665" table:style-name="ce1">
            <text:p>8.58381085459665</text:p>
          </table:table-cell>
          <table:table-cell office:value-type="float" office:value="9.79124697736537" table:style-name="ce1">
            <text:p>9.79124697736537</text:p>
          </table:table-cell>
          <table:table-cell office:value-type="float" office:value="10.019333912151" table:style-name="ce1">
            <text:p>10.019333912151</text:p>
          </table:table-cell>
        </table:table-row>
        <table:table-row table:style-name="ro1">
          <table:table-cell office:value-type="string" table:style-name="ce1">
            <text:p>Nordi Mukiele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Sunderland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8-067</text:p>
          </table:table-cell>
          <table:table-cell office:value-type="float" office:value="18" table:style-name="ce1">
            <text:p>18</text:p>
          </table:table-cell>
          <table:table-cell office:value-type="float" office:value="10.2959119245439" table:style-name="ce1">
            <text:p>10.2959119245439</text:p>
          </table:table-cell>
          <table:table-cell office:value-type="float" office:value="11.9998347391761" table:style-name="ce1">
            <text:p>11.9998347391761</text:p>
          </table:table-cell>
          <table:table-cell office:value-type="float" office:value="12.3219007276074" table:style-name="ce1">
            <text:p>12.3219007276074</text:p>
          </table:table-cell>
          <table:table-cell office:value-type="float" office:value="12.1893505497239" table:style-name="ce1">
            <text:p>12.1893505497239</text:p>
          </table:table-cell>
          <table:table-cell office:value-type="float" office:value="11.7425755820979" table:style-name="ce1">
            <text:p>11.7425755820979</text:p>
          </table:table-cell>
          <table:table-cell office:value-type="float" office:value="7.09655878870262" table:style-name="ce1">
            <text:p>7.09655878870262</text:p>
          </table:table-cell>
          <table:table-cell office:value-type="float" office:value="12.9846914055227" table:style-name="ce1">
            <text:p>12.9846914055227</text:p>
          </table:table-cell>
          <table:table-cell office:value-type="float" office:value="8.62530428078588" table:style-name="ce1">
            <text:p>8.62530428078588</text:p>
          </table:table-cell>
          <table:table-cell office:value-type="float" office:value="12.1399378195978" table:style-name="ce1">
            <text:p>12.1399378195978</text:p>
          </table:table-cell>
          <table:table-cell office:value-type="float" office:value="16.6962799405724" table:style-name="ce1">
            <text:p>16.6962799405724</text:p>
          </table:table-cell>
          <table:table-cell office:value-type="float" office:value="13.8913058728692" table:style-name="ce1">
            <text:p>13.8913058728692</text:p>
          </table:table-cell>
        </table:table-row>
        <table:table-row table:style-name="ro1">
          <table:table-cell office:value-type="string" table:style-name="ce1">
            <text:p>Daniel Muñoz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Crystal Palace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29-226</text:p>
          </table:table-cell>
          <table:table-cell office:value-type="float" office:value="14" table:style-name="ce1">
            <text:p>14</text:p>
          </table:table-cell>
          <table:table-cell office:value-type="float" office:value="10.324297230648" table:style-name="ce1">
            <text:p>10.324297230648</text:p>
          </table:table-cell>
          <table:table-cell office:value-type="float" office:value="8.8133877389813" table:style-name="ce1">
            <text:p>8.8133877389813</text:p>
          </table:table-cell>
          <table:table-cell office:value-type="float" office:value="16.9125773531116" table:style-name="ce1">
            <text:p>16.9125773531116</text:p>
          </table:table-cell>
          <table:table-cell office:value-type="float" office:value="8.24004999877232" table:style-name="ce1">
            <text:p>8.24004999877232</text:p>
          </table:table-cell>
          <table:table-cell office:value-type="float" office:value="11.7425755820979" table:style-name="ce1">
            <text:p>11.7425755820979</text:p>
          </table:table-cell>
          <table:table-cell office:value-type="float" office:value="4.51726544746068" table:style-name="ce1">
            <text:p>4.51726544746068</text:p>
          </table:table-cell>
          <table:table-cell office:value-type="float" office:value="16.0308898333193" table:style-name="ce1">
            <text:p>16.0308898333193</text:p>
          </table:table-cell>
          <table:table-cell office:value-type="float" office:value="13.1404295804491" table:style-name="ce1">
            <text:p>13.1404295804491</text:p>
          </table:table-cell>
          <table:table-cell office:value-type="float" office:value="18.8010309246538" table:style-name="ce1">
            <text:p>18.8010309246538</text:p>
          </table:table-cell>
          <table:table-cell office:value-type="float" office:value="12.828540238413" table:style-name="ce1">
            <text:p>12.828540238413</text:p>
          </table:table-cell>
          <table:table-cell office:value-type="float" office:value="8.40659328871226" table:style-name="ce1">
            <text:p>8.40659328871226</text:p>
          </table:table-cell>
        </table:table-row>
        <table:table-row table:style-name="ro1">
          <table:table-cell office:value-type="string" table:style-name="ce1">
            <text:p>Murillo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Nott'ham Forest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3-187</text:p>
          </table:table-cell>
          <table:table-cell office:value-type="float" office:value="14.2" table:style-name="ce1">
            <text:p>14.2</text:p>
          </table:table-cell>
          <table:table-cell office:value-type="float" office:value="8.2655518135513" table:style-name="ce1">
            <text:p>8.2655518135513</text:p>
          </table:table-cell>
          <table:table-cell office:value-type="float" office:value="12.253022694117" table:style-name="ce1">
            <text:p>12.253022694117</text:p>
          </table:table-cell>
          <table:table-cell office:value-type="float" office:value="7.44205020878505" table:style-name="ce1">
            <text:p>7.44205020878505</text:p>
          </table:table-cell>
          <table:table-cell office:value-type="float" office:value="14.067631502206" table:style-name="ce1">
            <text:p>14.067631502206</text:p>
          </table:table-cell>
          <table:table-cell office:value-type="float" office:value="8.03109622243043" table:style-name="ce1">
            <text:p>8.03109622243043</text:p>
          </table:table-cell>
          <table:table-cell office:value-type="float" office:value="11.7322321683589" table:style-name="ce1">
            <text:p>11.7322321683589</text:p>
          </table:table-cell>
          <table:table-cell office:value-type="float" office:value="6.99641858590893" table:style-name="ce1">
            <text:p>6.99641858590893</text:p>
          </table:table-cell>
          <table:table-cell office:value-type="float" office:value="10.3046153803675" table:style-name="ce1">
            <text:p>10.3046153803675</text:p>
          </table:table-cell>
          <table:table-cell office:value-type="float" office:value="11.4336310010851" table:style-name="ce1">
            <text:p>11.4336310010851</text:p>
          </table:table-cell>
          <table:table-cell office:value-type="float" office:value="14.2424295867494" table:style-name="ce1">
            <text:p>14.2424295867494</text:p>
          </table:table-cell>
          <table:table-cell office:value-type="float" office:value="14.4987309969822" table:style-name="ce1">
            <text:p>14.4987309969822</text:p>
          </table:table-cell>
        </table:table-row>
        <table:table-row table:style-name="ro1">
          <table:table-cell office:value-type="string" table:style-name="ce1">
            <text:p>Vitaliy Mykolenko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Everto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223</text:p>
          </table:table-cell>
          <table:table-cell office:value-type="float" office:value="16.9" table:style-name="ce1">
            <text:p>16.9</text:p>
          </table:table-cell>
          <table:table-cell office:value-type="float" office:value="9.33626751092221" table:style-name="ce1">
            <text:p>9.33626751092221</text:p>
          </table:table-cell>
          <table:table-cell office:value-type="float" office:value="11.6446054512912" table:style-name="ce1">
            <text:p>11.6446054512912</text:p>
          </table:table-cell>
          <table:table-cell office:value-type="float" office:value="9.7457551882893" table:style-name="ce1">
            <text:p>9.7457551882893</text:p>
          </table:table-cell>
          <table:table-cell office:value-type="float" office:value="14.9967490073036" table:style-name="ce1">
            <text:p>14.9967490073036</text:p>
          </table:table-cell>
          <table:table-cell office:value-type="float" office:value="15.1044859034733" table:style-name="ce1">
            <text:p>15.1044859034733</text:p>
          </table:table-cell>
          <table:table-cell office:value-type="float" office:value="7.09655878870262" table:style-name="ce1">
            <text:p>7.09655878870262</text:p>
          </table:table-cell>
          <table:table-cell office:value-type="float" office:value="15.3473853335184" table:style-name="ce1">
            <text:p>15.3473853335184</text:p>
          </table:table-cell>
          <table:table-cell office:value-type="float" office:value="8.14898828090477" table:style-name="ce1">
            <text:p>8.14898828090477</text:p>
          </table:table-cell>
          <table:table-cell office:value-type="float" office:value="6.63488236625976" table:style-name="ce1">
            <text:p>6.63488236625976</text:p>
          </table:table-cell>
          <table:table-cell office:value-type="float" office:value="13.7460147836898" table:style-name="ce1">
            <text:p>13.7460147836898</text:p>
          </table:table-cell>
          <table:table-cell office:value-type="float" office:value="8.00205355324041" table:style-name="ce1">
            <text:p>8.00205355324041</text:p>
          </table:table-cell>
        </table:table-row>
        <table:table-row table:style-name="ro1">
          <table:table-cell office:value-type="string" table:style-name="ce1">
            <text:p>David Møller Wolfe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Wolves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23-259</text:p>
          </table:table-cell>
          <table:table-cell office:value-type="float" office:value="7.9" table:style-name="ce1">
            <text:p>7.9</text:p>
          </table:table-cell>
          <table:table-cell office:value-type="float" office:value="9.30830727349918" table:style-name="ce1">
            <text:p>9.30830727349918</text:p>
          </table:table-cell>
          <table:table-cell office:value-type="float" office:value="6.5441025709035" table:style-name="ce1">
            <text:p>6.5441025709035</text:p>
          </table:table-cell>
          <table:table-cell office:value-type="float" office:value="14.4953450447293" table:style-name="ce1">
            <text:p>14.4953450447293</text:p>
          </table:table-cell>
          <table:table-cell office:value-type="float" office:value="6.94004760071152" table:style-name="ce1">
            <text:p>6.94004760071152</text:p>
          </table:table-cell>
          <table:table-cell office:value-type="float" office:value="11.3280078529579" table:style-name="ce1">
            <text:p>11.3280078529579</text:p>
          </table:table-cell>
          <table:table-cell office:value-type="float" office:value="11.1345962296129" table:style-name="ce1">
            <text:p>11.1345962296129</text:p>
          </table:table-cell>
          <table:table-cell office:value-type="float" office:value="11.9349766626657" table:style-name="ce1">
            <text:p>11.9349766626657</text:p>
          </table:table-cell>
          <table:table-cell office:value-type="float" office:value="7.59378300552654" table:style-name="ce1">
            <text:p>7.59378300552654</text:p>
          </table:table-cell>
          <table:table-cell office:value-type="float" office:value="6.63488236625976" table:style-name="ce1">
            <text:p>6.63488236625976</text:p>
          </table:table-cell>
          <table:table-cell office:value-type="float" office:value="6.53082432671965" table:style-name="ce1">
            <text:p>6.53082432671965</text:p>
          </table:table-cell>
          <table:table-cell office:value-type="float" office:value="6.20085074457092" table:style-name="ce1">
            <text:p>6.20085074457092</text:p>
          </table:table-cell>
        </table:table-row>
        <table:table-row table:style-name="ro1">
          <table:table-cell office:value-type="string" table:style-name="ce1">
            <text:p>Matheus Nunes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Manchester City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7-133</text:p>
          </table:table-cell>
          <table:table-cell office:value-type="float" office:value="16.7" table:style-name="ce1">
            <text:p>16.7</text:p>
          </table:table-cell>
          <table:table-cell office:value-type="float" office:value="10.2391527545755" table:style-name="ce1">
            <text:p>10.2391527545755</text:p>
          </table:table-cell>
          <table:table-cell office:value-type="float" office:value="17.8530341741855" table:style-name="ce1">
            <text:p>17.8530341741855</text:p>
          </table:table-cell>
          <table:table-cell office:value-type="float" office:value="15.0863037612226" table:style-name="ce1">
            <text:p>15.0863037612226</text:p>
          </table:table-cell>
          <table:table-cell office:value-type="float" office:value="17.0995731465231" table:style-name="ce1">
            <text:p>17.0995731465231</text:p>
          </table:table-cell>
          <table:table-cell office:value-type="float" office:value="18.3953432782654" table:style-name="ce1">
            <text:p>18.3953432782654</text:p>
          </table:table-cell>
          <table:table-cell office:value-type="float" office:value="9.58608194137959" table:style-name="ce1">
            <text:p>9.58608194137959</text:p>
          </table:table-cell>
          <table:table-cell office:value-type="float" office:value="17.8340803428421" table:style-name="ce1">
            <text:p>17.8340803428421</text:p>
          </table:table-cell>
          <table:table-cell office:value-type="float" office:value="8.14898828090477" table:style-name="ce1">
            <text:p>8.14898828090477</text:p>
          </table:table-cell>
          <table:table-cell office:value-type="float" office:value="10.7167458802706" table:style-name="ce1">
            <text:p>10.7167458802706</text:p>
          </table:table-cell>
          <table:table-cell office:value-type="float" office:value="14.0588728559897" table:style-name="ce1">
            <text:p>14.0588728559897</text:p>
          </table:table-cell>
          <table:table-cell office:value-type="float" office:value="13.2503476132219" table:style-name="ce1">
            <text:p>13.2503476132219</text:p>
          </table:table-cell>
        </table:table-row>
        <table:table-row table:style-name="ro1">
          <table:table-cell office:value-type="string" table:style-name="ce1">
            <text:p>Jake O'Brien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Everto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4-237</text:p>
          </table:table-cell>
          <table:table-cell office:value-type="float" office:value="18.6" table:style-name="ce1">
            <text:p>18.6</text:p>
          </table:table-cell>
          <table:table-cell office:value-type="float" office:value="7.89386697046741" table:style-name="ce1">
            <text:p>7.89386697046741</text:p>
          </table:table-cell>
          <table:table-cell office:value-type="float" office:value="11.7159452484957" table:style-name="ce1">
            <text:p>11.7159452484957</text:p>
          </table:table-cell>
          <table:table-cell office:value-type="float" office:value="9.19519646616308" table:style-name="ce1">
            <text:p>9.19519646616308</text:p>
          </table:table-cell>
          <table:table-cell office:value-type="float" office:value="10.9204908600648" table:style-name="ce1">
            <text:p>10.9204908600648</text:p>
          </table:table-cell>
          <table:table-cell office:value-type="float" office:value="11.7425755820979" table:style-name="ce1">
            <text:p>11.7425755820979</text:p>
          </table:table-cell>
          <table:table-cell office:value-type="float" office:value="6.30079827609041" table:style-name="ce1">
            <text:p>6.30079827609041</text:p>
          </table:table-cell>
          <table:table-cell office:value-type="float" office:value="11.6957224297636" table:style-name="ce1">
            <text:p>11.6957224297636</text:p>
          </table:table-cell>
          <table:table-cell office:value-type="float" office:value="8.62530428078588" table:style-name="ce1">
            <text:p>8.62530428078588</text:p>
          </table:table-cell>
          <table:table-cell office:value-type="float" office:value="8.24130064544279" table:style-name="ce1">
            <text:p>8.24130064544279</text:p>
          </table:table-cell>
          <table:table-cell office:value-type="float" office:value="13.0298201794891" table:style-name="ce1">
            <text:p>13.0298201794891</text:p>
          </table:table-cell>
          <table:table-cell office:value-type="float" office:value="14.35024553421" table:style-name="ce1">
            <text:p>14.35024553421</text:p>
          </table:table-cell>
        </table:table-row>
        <table:table-row table:style-name="ro1">
          <table:table-cell office:value-type="string" table:style-name="ce1">
            <text:p>Nico O’Reilly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Manchester City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0-292</text:p>
          </table:table-cell>
          <table:table-cell office:value-type="float" office:value="16.2" table:style-name="ce1">
            <text:p>16.2</text:p>
          </table:table-cell>
          <table:table-cell office:value-type="float" office:value="9.00223178825123" table:style-name="ce1">
            <text:p>9.00223178825123</text:p>
          </table:table-cell>
          <table:table-cell office:value-type="float" office:value="13.6302080982675" table:style-name="ce1">
            <text:p>13.6302080982675</text:p>
          </table:table-cell>
          <table:table-cell office:value-type="float" office:value="17.2960265213596" table:style-name="ce1">
            <text:p>17.2960265213596</text:p>
          </table:table-cell>
          <table:table-cell office:value-type="float" office:value="10.1640016067064" table:style-name="ce1">
            <text:p>10.1640016067064</text:p>
          </table:table-cell>
          <table:table-cell office:value-type="float" office:value="19.1003507219848" table:style-name="ce1">
            <text:p>19.1003507219848</text:p>
          </table:table-cell>
          <table:table-cell office:value-type="float" office:value="7.67351602933697" table:style-name="ce1">
            <text:p>7.67351602933697</text:p>
          </table:table-cell>
          <table:table-cell office:value-type="float" office:value="18.6090806191608" table:style-name="ce1">
            <text:p>18.6090806191608</text:p>
          </table:table-cell>
          <table:table-cell office:value-type="float" office:value="9.30842392352328" table:style-name="ce1">
            <text:p>9.30842392352328</text:p>
          </table:table-cell>
          <table:table-cell office:value-type="float" office:value="16.2703672479526" table:style-name="ce1">
            <text:p>16.2703672479526</text:p>
          </table:table-cell>
          <table:table-cell office:value-type="float" office:value="13.3598412715788" table:style-name="ce1">
            <text:p>13.3598412715788</text:p>
          </table:table-cell>
          <table:table-cell office:value-type="float" office:value="12.9020537750782" table:style-name="ce1">
            <text:p>12.9020537750782</text:p>
          </table:table-cell>
        </table:table-row>
        <table:table-row table:style-name="ro1">
          <table:table-cell office:value-type="string" table:style-name="ce1">
            <text:p>Pedro Porro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Tottenham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116</text:p>
          </table:table-cell>
          <table:table-cell office:value-type="float" office:value="17.8" table:style-name="ce1">
            <text:p>17.8</text:p>
          </table:table-cell>
          <table:table-cell office:value-type="float" office:value="13.6380349599788" table:style-name="ce1">
            <text:p>13.6380349599788</text:p>
          </table:table-cell>
          <table:table-cell office:value-type="float" office:value="14.6072402891184" table:style-name="ce1">
            <text:p>14.6072402891184</text:p>
          </table:table-cell>
          <table:table-cell office:value-type="float" office:value="14.7960471574066" table:style-name="ce1">
            <text:p>14.7960471574066</text:p>
          </table:table-cell>
          <table:table-cell office:value-type="float" office:value="17.6396061571691" table:style-name="ce1">
            <text:p>17.6396061571691</text:p>
          </table:table-cell>
          <table:table-cell office:value-type="float" office:value="17.0065274641704" table:style-name="ce1">
            <text:p>17.0065274641704</text:p>
          </table:table-cell>
          <table:table-cell office:value-type="float" office:value="7.6342669346039" table:style-name="ce1">
            <text:p>7.6342669346039</text:p>
          </table:table-cell>
          <table:table-cell office:value-type="float" office:value="15.0714503706888" table:style-name="ce1">
            <text:p>15.0714503706888</text:p>
          </table:table-cell>
          <table:table-cell office:value-type="float" office:value="8.14898828090477" table:style-name="ce1">
            <text:p>8.14898828090477</text:p>
          </table:table-cell>
          <table:table-cell office:value-type="float" office:value="7.25348023818275" table:style-name="ce1">
            <text:p>7.25348023818275</text:p>
          </table:table-cell>
          <table:table-cell office:value-type="float" office:value="14.4821010756581" table:style-name="ce1">
            <text:p>14.4821010756581</text:p>
          </table:table-cell>
          <table:table-cell office:value-type="float" office:value="10.2159599787342" table:style-name="ce1">
            <text:p>10.2159599787342</text:p>
          </table:table-cell>
        </table:table-row>
        <table:table-row table:style-name="ro1">
          <table:table-cell office:value-type="string" table:style-name="ce1">
            <text:p>Chris Richards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Crystal Palac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285</text:p>
          </table:table-cell>
          <table:table-cell office:value-type="float" office:value="16.9" table:style-name="ce1">
            <text:p>16.9</text:p>
          </table:table-cell>
          <table:table-cell office:value-type="float" office:value="7.73709731272104" table:style-name="ce1">
            <text:p>7.73709731272104</text:p>
          </table:table-cell>
          <table:table-cell office:value-type="float" office:value="11.8723919392561" table:style-name="ce1">
            <text:p>11.8723919392561</text:p>
          </table:table-cell>
          <table:table-cell office:value-type="float" office:value="8.65342829328354" table:style-name="ce1">
            <text:p>8.65342829328354</text:p>
          </table:table-cell>
          <table:table-cell office:value-type="float" office:value="8.96634993729647" table:style-name="ce1">
            <text:p>8.96634993729647</text:p>
          </table:table-cell>
          <table:table-cell office:value-type="float" office:value="8.03109622243043" table:style-name="ce1">
            <text:p>8.03109622243043</text:p>
          </table:table-cell>
          <table:table-cell office:value-type="float" office:value="9.34465103925159" table:style-name="ce1">
            <text:p>9.34465103925159</text:p>
          </table:table-cell>
          <table:table-cell office:value-type="float" office:value="7.53535109508326" table:style-name="ce1">
            <text:p>7.53535109508326</text:p>
          </table:table-cell>
          <table:table-cell office:value-type="float" office:value="7.59378300552654" table:style-name="ce1">
            <text:p>7.59378300552654</text:p>
          </table:table-cell>
          <table:table-cell office:value-type="float" office:value="7.57539447003779" table:style-name="ce1">
            <text:p>7.57539447003779</text:p>
          </table:table-cell>
          <table:table-cell office:value-type="float" office:value="16.6548266807608" table:style-name="ce1">
            <text:p>16.6548266807608</text:p>
          </table:table-cell>
          <table:table-cell office:value-type="float" office:value="11.1102709396052" table:style-name="ce1">
            <text:p>11.1102709396052</text:p>
          </table:table-cell>
        </table:table-row>
        <table:table-row table:style-name="ro1">
          <table:table-cell office:value-type="string" table:style-name="ce1">
            <text:p>Joe Rodon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Leeds United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8-077</text:p>
          </table:table-cell>
          <table:table-cell office:value-type="float" office:value="17.3" table:style-name="ce1">
            <text:p>17.3</text:p>
          </table:table-cell>
          <table:table-cell office:value-type="float" office:value="6.52370415182683" table:style-name="ce1">
            <text:p>6.52370415182683</text:p>
          </table:table-cell>
          <table:table-cell office:value-type="float" office:value="14.452757795502" table:style-name="ce1">
            <text:p>14.452757795502</text:p>
          </table:table-cell>
          <table:table-cell office:value-type="float" office:value="7.44205020878505" table:style-name="ce1">
            <text:p>7.44205020878505</text:p>
          </table:table-cell>
          <table:table-cell office:value-type="float" office:value="13.4673531855523" table:style-name="ce1">
            <text:p>13.4673531855523</text:p>
          </table:table-cell>
          <table:table-cell office:value-type="float" office:value="8.03109622243043" table:style-name="ce1">
            <text:p>8.03109622243043</text:p>
          </table:table-cell>
          <table:table-cell office:value-type="float" office:value="15.8292888757083" table:style-name="ce1">
            <text:p>15.8292888757083</text:p>
          </table:table-cell>
          <table:table-cell office:value-type="float" office:value="7.42570257710126" table:style-name="ce1">
            <text:p>7.42570257710126</text:p>
          </table:table-cell>
          <table:table-cell office:value-type="float" office:value="9.80459770496044" table:style-name="ce1">
            <text:p>9.80459770496044</text:p>
          </table:table-cell>
          <table:table-cell office:value-type="float" office:value="15.795123291861" table:style-name="ce1">
            <text:p>15.795123291861</text:p>
          </table:table-cell>
          <table:table-cell office:value-type="float" office:value="14.4227372318691" table:style-name="ce1">
            <text:p>14.4227372318691</text:p>
          </table:table-cell>
          <table:table-cell office:value-type="float" office:value="12.6149047757348" table:style-name="ce1">
            <text:p>12.6149047757348</text:p>
          </table:table-cell>
        </table:table-row>
        <table:table-row table:style-name="ro1">
          <table:table-cell office:value-type="string" table:style-name="ce1">
            <text:p>Cristian Romero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Tottenham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7-255</text:p>
          </table:table-cell>
          <table:table-cell office:value-type="float" office:value="15.2" table:style-name="ce1">
            <text:p>15.2</text:p>
          </table:table-cell>
          <table:table-cell office:value-type="float" office:value="7.35244895470412" table:style-name="ce1">
            <text:p>7.35244895470412</text:p>
          </table:table-cell>
          <table:table-cell office:value-type="float" office:value="13.720316372802" table:style-name="ce1">
            <text:p>13.720316372802</text:p>
          </table:table-cell>
          <table:table-cell office:value-type="float" office:value="10.1158851428084" table:style-name="ce1">
            <text:p>10.1158851428084</text:p>
          </table:table-cell>
          <table:table-cell office:value-type="float" office:value="12.5530662671357" table:style-name="ce1">
            <text:p>12.5530662671357</text:p>
          </table:table-cell>
          <table:table-cell office:value-type="float" office:value="8.8299187178527" table:style-name="ce1">
            <text:p>8.8299187178527</text:p>
          </table:table-cell>
          <table:table-cell office:value-type="float" office:value="12.3892360260628" table:style-name="ce1">
            <text:p>12.3892360260628</text:p>
          </table:table-cell>
          <table:table-cell office:value-type="float" office:value="7.10229675391767" table:style-name="ce1">
            <text:p>7.10229675391767</text:p>
          </table:table-cell>
          <table:table-cell office:value-type="float" office:value="10.1043223908061" table:style-name="ce1">
            <text:p>10.1043223908061</text:p>
          </table:table-cell>
          <table:table-cell office:value-type="float" office:value="15.5417815977379" table:style-name="ce1">
            <text:p>15.5417815977379</text:p>
          </table:table-cell>
          <table:table-cell office:value-type="float" office:value="14.3028980384801" table:style-name="ce1">
            <text:p>14.3028980384801</text:p>
          </table:table-cell>
          <table:table-cell office:value-type="float" office:value="11.2705586237192" table:style-name="ce1">
            <text:p>11.2705586237192</text:p>
          </table:table-cell>
        </table:table-row>
        <table:table-row table:style-name="ro1">
          <table:table-cell office:value-type="string" table:style-name="ce1">
            <text:p>William Saliba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Arsenal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4-289</text:p>
          </table:table-cell>
          <table:table-cell office:value-type="float" office:value="14" table:style-name="ce1">
            <text:p>14</text:p>
          </table:table-cell>
          <table:table-cell office:value-type="float" office:value="7.55626060389047" table:style-name="ce1">
            <text:p>7.55626060389047</text:p>
          </table:table-cell>
          <table:table-cell office:value-type="float" office:value="16.9353466191106" table:style-name="ce1">
            <text:p>16.9353466191106</text:p>
          </table:table-cell>
          <table:table-cell office:value-type="float" office:value="7.44205020878505" table:style-name="ce1">
            <text:p>7.44205020878505</text:p>
          </table:table-cell>
          <table:table-cell office:value-type="float" office:value="12.7683791146888" table:style-name="ce1">
            <text:p>12.7683791146888</text:p>
          </table:table-cell>
          <table:table-cell office:value-type="float" office:value="8.03109622243043" table:style-name="ce1">
            <text:p>8.03109622243043</text:p>
          </table:table-cell>
          <table:table-cell office:value-type="float" office:value="12.8803988726145" table:style-name="ce1">
            <text:p>12.8803988726145</text:p>
          </table:table-cell>
          <table:table-cell office:value-type="float" office:value="7.20915173378174" table:style-name="ce1">
            <text:p>7.20915173378174</text:p>
          </table:table-cell>
          <table:table-cell office:value-type="float" office:value="7.59378300552654" table:style-name="ce1">
            <text:p>7.59378300552654</text:p>
          </table:table-cell>
          <table:table-cell office:value-type="float" office:value="7.25348023818275" table:style-name="ce1">
            <text:p>7.25348023818275</text:p>
          </table:table-cell>
          <table:table-cell office:value-type="float" office:value="9.93417953645884" table:style-name="ce1">
            <text:p>9.93417953645884</text:p>
          </table:table-cell>
          <table:table-cell office:value-type="float" office:value="10.1980722700152" table:style-name="ce1">
            <text:p>10.1980722700152</text:p>
          </table:table-cell>
        </table:table-row>
        <table:table-row table:style-name="ro1">
          <table:table-cell office:value-type="string" table:style-name="ce1">
            <text:p>Nicolò Savona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Nott'ham Forest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2-294</text:p>
          </table:table-cell>
          <table:table-cell office:value-type="float" office:value="11.4" table:style-name="ce1">
            <text:p>11.4</text:p>
          </table:table-cell>
          <table:table-cell office:value-type="float" office:value="7.92014807251003" table:style-name="ce1">
            <text:p>7.92014807251003</text:p>
          </table:table-cell>
          <table:table-cell office:value-type="float" office:value="9.35165225078087" table:style-name="ce1">
            <text:p>9.35165225078087</text:p>
          </table:table-cell>
          <table:table-cell office:value-type="float" office:value="7.77913955301753" table:style-name="ce1">
            <text:p>7.77913955301753</text:p>
          </table:table-cell>
          <table:table-cell office:value-type="float" office:value="9.26264527200845" table:style-name="ce1">
            <text:p>9.26264527200845</text:p>
          </table:table-cell>
          <table:table-cell office:value-type="float" office:value="9.65387801754074" table:style-name="ce1">
            <text:p>9.65387801754074</text:p>
          </table:table-cell>
          <table:table-cell office:value-type="float" office:value="7.09655878870262" table:style-name="ce1">
            <text:p>7.09655878870262</text:p>
          </table:table-cell>
          <table:table-cell office:value-type="float" office:value="11.5754947003547" table:style-name="ce1">
            <text:p>11.5754947003547</text:p>
          </table:table-cell>
          <table:table-cell office:value-type="float" office:value="10.1043223908061" table:style-name="ce1">
            <text:p>10.1043223908061</text:p>
          </table:table-cell>
          <table:table-cell office:value-type="float" office:value="16.7038646178258" table:style-name="ce1">
            <text:p>16.7038646178258</text:p>
          </table:table-cell>
          <table:table-cell office:value-type="float" office:value="8.52682686009666" table:style-name="ce1">
            <text:p>8.52682686009666</text:p>
          </table:table-cell>
          <table:table-cell office:value-type="float" office:value="7.83622658160105" table:style-name="ce1">
            <text:p>7.83622658160105</text:p>
          </table:table-cell>
        </table:table-row>
        <table:table-row table:style-name="ro1">
          <table:table-cell office:value-type="string" table:style-name="ce1">
            <text:p>Fabian Schär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Newcastle Utd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4-018</text:p>
          </table:table-cell>
          <table:table-cell office:value-type="float" office:value="11.3" table:style-name="ce1">
            <text:p>11.3</text:p>
          </table:table-cell>
          <table:table-cell office:value-type="float" office:value="7.27683723440036" table:style-name="ce1">
            <text:p>7.27683723440036</text:p>
          </table:table-cell>
          <table:table-cell office:value-type="float" office:value="12.6279145843875" table:style-name="ce1">
            <text:p>12.6279145843875</text:p>
          </table:table-cell>
          <table:table-cell office:value-type="float" office:value="7.77913955301753" table:style-name="ce1">
            <text:p>7.77913955301753</text:p>
          </table:table-cell>
          <table:table-cell office:value-type="float" office:value="11.8204476454938" table:style-name="ce1">
            <text:p>11.8204476454938</text:p>
          </table:table-cell>
          <table:table-cell office:value-type="float" office:value="6.9027126339593" table:style-name="ce1">
            <text:p>6.9027126339593</text:p>
          </table:table-cell>
          <table:table-cell office:value-type="float" office:value="3.79520866063243" table:style-name="ce1">
            <text:p>3.79520866063243</text:p>
          </table:table-cell>
          <table:table-cell office:value-type="float" office:value="7.31696139553618" table:style-name="ce1">
            <text:p>7.31696139553618</text:p>
          </table:table-cell>
          <table:table-cell office:value-type="float" office:value="11.005839615946" table:style-name="ce1">
            <text:p>11.005839615946</text:p>
          </table:table-cell>
          <table:table-cell office:value-type="float" office:value="9.28375301138528" table:style-name="ce1">
            <text:p>9.28375301138528</text:p>
          </table:table-cell>
          <table:table-cell office:value-type="float" office:value="11.5090840590733" table:style-name="ce1">
            <text:p>11.5090840590733</text:p>
          </table:table-cell>
          <table:table-cell office:value-type="float" office:value="8.74998953325354" table:style-name="ce1">
            <text:p>8.74998953325354</text:p>
          </table:table-cell>
        </table:table-row>
        <table:table-row table:style-name="ro1">
          <table:table-cell office:value-type="string" table:style-name="ce1">
            <text:p>Marcos Senesi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Bournemouth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8-242</text:p>
          </table:table-cell>
          <table:table-cell office:value-type="float" office:value="18.5" table:style-name="ce1">
            <text:p>18.5</text:p>
          </table:table-cell>
          <table:table-cell office:value-type="float" office:value="11.6532058543685" table:style-name="ce1">
            <text:p>11.6532058543685</text:p>
          </table:table-cell>
          <table:table-cell office:value-type="float" office:value="15.8844660901227" table:style-name="ce1">
            <text:p>15.8844660901227</text:p>
          </table:table-cell>
          <table:table-cell office:value-type="float" office:value="18.2758615108354" table:style-name="ce1">
            <text:p>18.2758615108354</text:p>
          </table:table-cell>
          <table:table-cell office:value-type="float" office:value="19.2178191317214" table:style-name="ce1">
            <text:p>19.2178191317214</text:p>
          </table:table-cell>
          <table:table-cell office:value-type="float" office:value="10.4908720682815" table:style-name="ce1">
            <text:p>10.4908720682815</text:p>
          </table:table-cell>
          <table:table-cell office:value-type="float" office:value="9.34465103925159" table:style-name="ce1">
            <text:p>9.34465103925159</text:p>
          </table:table-cell>
          <table:table-cell office:value-type="float" office:value="8.4419766448615" table:style-name="ce1">
            <text:p>8.4419766448615</text:p>
          </table:table-cell>
          <table:table-cell office:value-type="float" office:value="9.11163386774552" table:style-name="ce1">
            <text:p>9.11163386774552</text:p>
          </table:table-cell>
          <table:table-cell office:value-type="float" office:value="8.24130064544279" table:style-name="ce1">
            <text:p>8.24130064544279</text:p>
          </table:table-cell>
          <table:table-cell office:value-type="float" office:value="18.4265863969869" table:style-name="ce1">
            <text:p>18.4265863969869</text:p>
          </table:table-cell>
          <table:table-cell office:value-type="float" office:value="9.27380222856281" table:style-name="ce1">
            <text:p>9.27380222856281</text:p>
          </table:table-cell>
        </table:table-row>
        <table:table-row table:style-name="ro1">
          <table:table-cell office:value-type="string" table:style-name="ce1">
            <text:p>Ryan Sessegnon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Fulham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234</text:p>
          </table:table-cell>
          <table:table-cell office:value-type="float" office:value="12.3" table:style-name="ce1">
            <text:p>12.3</text:p>
          </table:table-cell>
          <table:table-cell office:value-type="float" office:value="9.25245015379367" table:style-name="ce1">
            <text:p>9.25245015379367</text:p>
          </table:table-cell>
          <table:table-cell office:value-type="float" office:value="9.48037751837989" table:style-name="ce1">
            <text:p>9.48037751837989</text:p>
          </table:table-cell>
          <table:table-cell office:value-type="float" office:value="9.7457551882893" table:style-name="ce1">
            <text:p>9.7457551882893</text:p>
          </table:table-cell>
          <table:table-cell office:value-type="float" office:value="10.1640016067064" table:style-name="ce1">
            <text:p>10.1640016067064</text:p>
          </table:table-cell>
          <table:table-cell office:value-type="float" office:value="16.7769482291742" table:style-name="ce1">
            <text:p>16.7769482291742</text:p>
          </table:table-cell>
          <table:table-cell office:value-type="float" office:value="6.52329633435243" table:style-name="ce1">
            <text:p>6.52329633435243</text:p>
          </table:table-cell>
          <table:table-cell office:value-type="float" office:value="15.6987338332179" table:style-name="ce1">
            <text:p>15.6987338332179</text:p>
          </table:table-cell>
          <table:table-cell office:value-type="float" office:value="9.90438116121188" table:style-name="ce1">
            <text:p>9.90438116121188</text:p>
          </table:table-cell>
          <table:table-cell office:value-type="float" office:value="15.795123291861" table:style-name="ce1">
            <text:p>15.795123291861</text:p>
          </table:table-cell>
          <table:table-cell office:value-type="float" office:value="11.5090840590733" table:style-name="ce1">
            <text:p>11.5090840590733</text:p>
          </table:table-cell>
          <table:table-cell office:value-type="float" office:value="7.90235321768367" table:style-name="ce1">
            <text:p>7.90235321768367</text:p>
          </table:table-cell>
        </table:table-row>
        <table:table-row table:style-name="ro1">
          <table:table-cell office:value-type="string" table:style-name="ce1">
            <text:p>Luke Shaw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Manchester Utd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0-179</text:p>
          </table:table-cell>
          <table:table-cell office:value-type="float" office:value="19.2" table:style-name="ce1">
            <text:p>19.2</text:p>
          </table:table-cell>
          <table:table-cell office:value-type="float" office:value="9.08541965360623" table:style-name="ce1">
            <text:p>9.08541965360623</text:p>
          </table:table-cell>
          <table:table-cell office:value-type="float" office:value="16.3550269958217" table:style-name="ce1">
            <text:p>16.3550269958217</text:p>
          </table:table-cell>
          <table:table-cell office:value-type="float" office:value="11.2287746353612" table:style-name="ce1">
            <text:p>11.2287746353612</text:p>
          </table:table-cell>
          <table:table-cell office:value-type="float" office:value="16.1787029908428" table:style-name="ce1">
            <text:p>16.1787029908428</text:p>
          </table:table-cell>
          <table:table-cell office:value-type="float" office:value="17.2226324594069" table:style-name="ce1">
            <text:p>17.2226324594069</text:p>
          </table:table-cell>
          <table:table-cell office:value-type="float" office:value="7.09655878870262" table:style-name="ce1">
            <text:p>7.09655878870262</text:p>
          </table:table-cell>
          <table:table-cell office:value-type="float" office:value="12.9846914055227" table:style-name="ce1">
            <text:p>12.9846914055227</text:p>
          </table:table-cell>
          <table:table-cell office:value-type="float" office:value="7.59378300552654" table:style-name="ce1">
            <text:p>7.59378300552654</text:p>
          </table:table-cell>
          <table:table-cell office:value-type="float" office:value="6.63488236625976" table:style-name="ce1">
            <text:p>6.63488236625976</text:p>
          </table:table-cell>
          <table:table-cell office:value-type="float" office:value="12.8958918359124" table:style-name="ce1">
            <text:p>12.8958918359124</text:p>
          </table:table-cell>
          <table:table-cell office:value-type="float" office:value="12.0287541894387" table:style-name="ce1">
            <text:p>12.0287541894387</text:p>
          </table:table-cell>
        </table:table-row>
        <table:table-row table:style-name="ro1">
          <table:table-cell office:value-type="string" table:style-name="ce1">
            <text:p>Djed Spence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Tottenham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151</text:p>
          </table:table-cell>
          <table:table-cell office:value-type="float" office:value="14" table:style-name="ce1">
            <text:p>14</text:p>
          </table:table-cell>
          <table:table-cell office:value-type="float" office:value="7.73709731272104" table:style-name="ce1">
            <text:p>7.73709731272104</text:p>
          </table:table-cell>
          <table:table-cell office:value-type="float" office:value="11.1708476667578" table:style-name="ce1">
            <text:p>11.1708476667578</text:p>
          </table:table-cell>
          <table:table-cell office:value-type="float" office:value="8.65342829328354" table:style-name="ce1">
            <text:p>8.65342829328354</text:p>
          </table:table-cell>
          <table:table-cell office:value-type="float" office:value="12.7683791146888" table:style-name="ce1">
            <text:p>12.7683791146888</text:p>
          </table:table-cell>
          <table:table-cell office:value-type="float" office:value="17.7941693217127" table:style-name="ce1">
            <text:p>17.7941693217127</text:p>
          </table:table-cell>
          <table:table-cell office:value-type="float" office:value="7.67351602933697" table:style-name="ce1">
            <text:p>7.67351602933697</text:p>
          </table:table-cell>
          <table:table-cell office:value-type="float" office:value="16.0308898333193" table:style-name="ce1">
            <text:p>16.0308898333193</text:p>
          </table:table-cell>
          <table:table-cell office:value-type="float" office:value="9.60551465118866" table:style-name="ce1">
            <text:p>9.60551465118866</text:p>
          </table:table-cell>
          <table:table-cell office:value-type="float" office:value="8.24130064544279" table:style-name="ce1">
            <text:p>8.24130064544279</text:p>
          </table:table-cell>
          <table:table-cell office:value-type="float" office:value="9.64863636554724" table:style-name="ce1">
            <text:p>9.64863636554724</text:p>
          </table:table-cell>
          <table:table-cell office:value-type="float" office:value="11.6955960923239" table:style-name="ce1">
            <text:p>11.6955960923239</text:p>
          </table:table-cell>
        </table:table-row>
        <table:table-row table:style-name="ro1">
          <table:table-cell office:value-type="string" table:style-name="ce1">
            <text:p>Pascal Struijk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Leeds United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149</text:p>
          </table:table-cell>
          <table:table-cell office:value-type="float" office:value="17.1" table:style-name="ce1">
            <text:p>17.1</text:p>
          </table:table-cell>
          <table:table-cell office:value-type="float" office:value="8.31927817682569" table:style-name="ce1">
            <text:p>8.31927817682569</text:p>
          </table:table-cell>
          <table:table-cell office:value-type="float" office:value="15.7952507040694" table:style-name="ce1">
            <text:p>15.7952507040694</text:p>
          </table:table-cell>
          <table:table-cell office:value-type="float" office:value="9.93060330598894" table:style-name="ce1">
            <text:p>9.93060330598894</text:p>
          </table:table-cell>
          <table:table-cell office:value-type="float" office:value="14.3877519644526" table:style-name="ce1">
            <text:p>14.3877519644526</text:p>
          </table:table-cell>
          <table:table-cell office:value-type="float" office:value="6.54939805366433" table:style-name="ce1">
            <text:p>6.54939805366433</text:p>
          </table:table-cell>
          <table:table-cell office:value-type="float" office:value="7.09655878870262" table:style-name="ce1">
            <text:p>7.09655878870262</text:p>
          </table:table-cell>
          <table:table-cell office:value-type="float" office:value="6.99641858590893" table:style-name="ce1">
            <text:p>6.99641858590893</text:p>
          </table:table-cell>
          <table:table-cell office:value-type="float" office:value="9.30842392352328" table:style-name="ce1">
            <text:p>9.30842392352328</text:p>
          </table:table-cell>
          <table:table-cell office:value-type="float" office:value="12.1399378195978" table:style-name="ce1">
            <text:p>12.1399378195978</text:p>
          </table:table-cell>
          <table:table-cell office:value-type="float" office:value="14.5997009605206" table:style-name="ce1">
            <text:p>14.5997009605206</text:p>
          </table:table-cell>
          <table:table-cell office:value-type="float" office:value="7.90235321768367" table:style-name="ce1">
            <text:p>7.90235321768367</text:p>
          </table:table-cell>
        </table:table-row>
        <table:table-row table:style-name="ro1">
          <table:table-cell office:value-type="string" table:style-name="ce1">
            <text:p>James Tarkowski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Everto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3-049</text:p>
          </table:table-cell>
          <table:table-cell office:value-type="float" office:value="20" table:style-name="ce1">
            <text:p>20</text:p>
          </table:table-cell>
          <table:table-cell office:value-type="float" office:value="7.55626060389047" table:style-name="ce1">
            <text:p>7.55626060389047</text:p>
          </table:table-cell>
          <table:table-cell office:value-type="float" office:value="13.448096836388" table:style-name="ce1">
            <text:p>13.448096836388</text:p>
          </table:table-cell>
          <table:table-cell office:value-type="float" office:value="12.1423265563093" table:style-name="ce1">
            <text:p>12.1423265563093</text:p>
          </table:table-cell>
          <table:table-cell office:value-type="float" office:value="14.0024219848628" table:style-name="ce1">
            <text:p>14.0024219848628</text:p>
          </table:table-cell>
          <table:table-cell office:value-type="float" office:value="9.2394854007095" table:style-name="ce1">
            <text:p>9.2394854007095</text:p>
          </table:table-cell>
          <table:table-cell office:value-type="float" office:value="9.34465103925159" table:style-name="ce1">
            <text:p>9.34465103925159</text:p>
          </table:table-cell>
          <table:table-cell office:value-type="float" office:value="7.98249990683588" table:style-name="ce1">
            <text:p>7.98249990683588</text:p>
          </table:table-cell>
          <table:table-cell office:value-type="float" office:value="9.01368240566904" table:style-name="ce1">
            <text:p>9.01368240566904</text:p>
          </table:table-cell>
          <table:table-cell office:value-type="float" office:value="10.7167458802706" table:style-name="ce1">
            <text:p>10.7167458802706</text:p>
          </table:table-cell>
          <table:table-cell office:value-type="float" office:value="17.8466579574799" table:style-name="ce1">
            <text:p>17.8466579574799</text:p>
          </table:table-cell>
          <table:table-cell office:value-type="float" office:value="9.45027514800124" table:style-name="ce1">
            <text:p>9.45027514800124</text:p>
          </table:table-cell>
        </table:table-row>
        <table:table-row table:style-name="ro1">
          <table:table-cell office:value-type="string" table:style-name="ce1">
            <text:p>Jackson Tchatchoua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Wolves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24-115</text:p>
          </table:table-cell>
          <table:table-cell office:value-type="float" office:value="11.3" table:style-name="ce1">
            <text:p>11.3</text:p>
          </table:table-cell>
          <table:table-cell office:value-type="float" office:value="8.64462187507419" table:style-name="ce1">
            <text:p>8.64462187507419</text:p>
          </table:table-cell>
          <table:table-cell office:value-type="float" office:value="8.05454877006265" table:style-name="ce1">
            <text:p>8.05454877006265</text:p>
          </table:table-cell>
          <table:table-cell office:value-type="float" office:value="10.4871868491891" table:style-name="ce1">
            <text:p>10.4871868491891</text:p>
          </table:table-cell>
          <table:table-cell office:value-type="float" office:value="7.40470893497455" table:style-name="ce1">
            <text:p>7.40470893497455</text:p>
          </table:table-cell>
          <table:table-cell office:value-type="float" office:value="13.7158073278171" table:style-name="ce1">
            <text:p>13.7158073278171</text:p>
          </table:table-cell>
          <table:table-cell office:value-type="float" office:value="6.69071964899751" table:style-name="ce1">
            <text:p>6.69071964899751</text:p>
          </table:table-cell>
          <table:table-cell office:value-type="float" office:value="15.256579339479" table:style-name="ce1">
            <text:p>15.256579339479</text:p>
          </table:table-cell>
          <table:table-cell office:value-type="float" office:value="7.59378300552654" table:style-name="ce1">
            <text:p>7.59378300552654</text:p>
          </table:table-cell>
          <table:table-cell office:value-type="float" office:value="7.25348023818275" table:style-name="ce1">
            <text:p>7.25348023818275</text:p>
          </table:table-cell>
          <table:table-cell office:value-type="float" office:value="9.36463557403842" table:style-name="ce1">
            <text:p>9.36463557403842</text:p>
          </table:table-cell>
          <table:table-cell office:value-type="float" office:value="9.02820533578501" table:style-name="ce1">
            <text:p>9.02820533578501</text:p>
          </table:table-cell>
        </table:table-row>
        <table:table-row table:style-name="ro1">
          <table:table-cell office:value-type="string" table:style-name="ce1">
            <text:p>Kenny Tete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Fulham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0-090</text:p>
          </table:table-cell>
          <table:table-cell office:value-type="float" office:value="14.9" table:style-name="ce1">
            <text:p>14.9</text:p>
          </table:table-cell>
          <table:table-cell office:value-type="float" office:value="8.8365729950122" table:style-name="ce1">
            <text:p>8.8365729950122</text:p>
          </table:table-cell>
          <table:table-cell office:value-type="float" office:value="12.7923974755481" table:style-name="ce1">
            <text:p>12.7923974755481</text:p>
          </table:table-cell>
          <table:table-cell office:value-type="float" office:value="9.01345626233917" table:style-name="ce1">
            <text:p>9.01345626233917</text:p>
          </table:table-cell>
          <table:table-cell office:value-type="float" office:value="12.2625422405684" table:style-name="ce1">
            <text:p>12.2625422405684</text:p>
          </table:table-cell>
          <table:table-cell office:value-type="float" office:value="11.3280078529579" table:style-name="ce1">
            <text:p>11.3280078529579</text:p>
          </table:table-cell>
          <table:table-cell office:value-type="float" office:value="6.10644820096752" table:style-name="ce1">
            <text:p>6.10644820096752</text:p>
          </table:table-cell>
          <table:table-cell office:value-type="float" office:value="11.2128654747486" table:style-name="ce1">
            <text:p>11.2128654747486</text:p>
          </table:table-cell>
          <table:table-cell office:value-type="float" office:value="9.50625845089061" table:style-name="ce1">
            <text:p>9.50625845089061</text:p>
          </table:table-cell>
          <table:table-cell office:value-type="float" office:value="11.0760114795249" table:style-name="ce1">
            <text:p>11.0760114795249</text:p>
          </table:table-cell>
          <table:table-cell office:value-type="float" office:value="13.6185477921861" table:style-name="ce1">
            <text:p>13.6185477921861</text:p>
          </table:table-cell>
          <table:table-cell office:value-type="float" office:value="14.4396144886946" table:style-name="ce1">
            <text:p>14.4396144886946</text:p>
          </table:table-cell>
        </table:table-row>
        <table:table-row table:style-name="ro1">
          <table:table-cell office:value-type="string" table:style-name="ce1">
            <text:p>Malick Thiaw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Newcastle Utd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4-152</text:p>
          </table:table-cell>
          <table:table-cell office:value-type="float" office:value="16" table:style-name="ce1">
            <text:p>16</text:p>
          </table:table-cell>
          <table:table-cell office:value-type="float" office:value="6.61785825913349" table:style-name="ce1">
            <text:p>6.61785825913349</text:p>
          </table:table-cell>
          <table:table-cell office:value-type="float" office:value="14.1608525634419" table:style-name="ce1">
            <text:p>14.1608525634419</text:p>
          </table:table-cell>
          <table:table-cell office:value-type="float" office:value="7.60959231362632" table:style-name="ce1">
            <text:p>7.60959231362632</text:p>
          </table:table-cell>
          <table:table-cell office:value-type="float" office:value="13.6707134285909" table:style-name="ce1">
            <text:p>13.6707134285909</text:p>
          </table:table-cell>
          <table:table-cell office:value-type="float" office:value="10.0715418827669" table:style-name="ce1">
            <text:p>10.0715418827669</text:p>
          </table:table-cell>
          <table:table-cell office:value-type="float" office:value="11.7322321683589" table:style-name="ce1">
            <text:p>11.7322321683589</text:p>
          </table:table-cell>
          <table:table-cell office:value-type="float" office:value="9.03059495268914" table:style-name="ce1">
            <text:p>9.03059495268914</text:p>
          </table:table-cell>
          <table:table-cell office:value-type="float" office:value="10.60532521705" table:style-name="ce1">
            <text:p>10.60532521705</text:p>
          </table:table-cell>
          <table:table-cell office:value-type="float" office:value="18.8010309246538" table:style-name="ce1">
            <text:p>18.8010309246538</text:p>
          </table:table-cell>
          <table:table-cell office:value-type="float" office:value="15.2187005511468" table:style-name="ce1">
            <text:p>15.2187005511468</text:p>
          </table:table-cell>
          <table:table-cell office:value-type="float" office:value="11.7660125664297" table:style-name="ce1">
            <text:p>11.7660125664297</text:p>
          </table:table-cell>
        </table:table-row>
        <table:table-row table:style-name="ro1">
          <table:table-cell office:value-type="string" table:style-name="ce1">
            <text:p>Jurriën Timber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Arsenal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4-204</text:p>
          </table:table-cell>
          <table:table-cell office:value-type="float" office:value="17.2" table:style-name="ce1">
            <text:p>17.2</text:p>
          </table:table-cell>
          <table:table-cell office:value-type="float" office:value="12.643664190446" table:style-name="ce1">
            <text:p>12.643664190446</text:p>
          </table:table-cell>
          <table:table-cell office:value-type="float" office:value="13.7842822761691" table:style-name="ce1">
            <text:p>13.7842822761691</text:p>
          </table:table-cell>
          <table:table-cell office:value-type="float" office:value="15.0863037612226" table:style-name="ce1">
            <text:p>15.0863037612226</text:p>
          </table:table-cell>
          <table:table-cell office:value-type="float" office:value="17.5729337002787" table:style-name="ce1">
            <text:p>17.5729337002787</text:p>
          </table:table-cell>
          <table:table-cell office:value-type="float" office:value="16.2761619213185" table:style-name="ce1">
            <text:p>16.2761619213185</text:p>
          </table:table-cell>
          <table:table-cell office:value-type="float" office:value="7.43965451533575" table:style-name="ce1">
            <text:p>7.43965451533575</text:p>
          </table:table-cell>
          <table:table-cell office:value-type="float" office:value="17.7335552592515" table:style-name="ce1">
            <text:p>17.7335552592515</text:p>
          </table:table-cell>
          <table:table-cell office:value-type="float" office:value="10.4048382437263" table:style-name="ce1">
            <text:p>10.4048382437263</text:p>
          </table:table-cell>
          <table:table-cell office:value-type="float" office:value="19.4981402594662" table:style-name="ce1">
            <text:p>19.4981402594662</text:p>
          </table:table-cell>
          <table:table-cell office:value-type="float" office:value="11.8624016158659" table:style-name="ce1">
            <text:p>11.8624016158659</text:p>
          </table:table-cell>
          <table:table-cell office:value-type="float" office:value="13.7181958185876" table:style-name="ce1">
            <text:p>13.7181958185876</text:p>
          </table:table-cell>
        </table:table-row>
        <table:table-row table:style-name="ro1">
          <table:table-cell office:value-type="string" table:style-name="ce1">
            <text:p>Jean-Clair Todibo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West Ham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008</text:p>
          </table:table-cell>
          <table:table-cell office:value-type="float" office:value="13.9" table:style-name="ce1">
            <text:p>13.9</text:p>
          </table:table-cell>
          <table:table-cell office:value-type="float" office:value="6.33822119361828" table:style-name="ce1">
            <text:p>6.33822119361828</text:p>
          </table:table-cell>
          <table:table-cell office:value-type="float" office:value="10.7081977674954" table:style-name="ce1">
            <text:p>10.7081977674954</text:p>
          </table:table-cell>
          <table:table-cell office:value-type="float" office:value="9.19519646616308" table:style-name="ce1">
            <text:p>9.19519646616308</text:p>
          </table:table-cell>
          <table:table-cell office:value-type="float" office:value="9.48651876830929" table:style-name="ce1">
            <text:p>9.48651876830929</text:p>
          </table:table-cell>
          <table:table-cell office:value-type="float" office:value="8.03109622243043" table:style-name="ce1">
            <text:p>8.03109622243043</text:p>
          </table:table-cell>
          <table:table-cell office:value-type="float" office:value="9.34465103925159" table:style-name="ce1">
            <text:p>9.34465103925159</text:p>
          </table:table-cell>
          <table:table-cell office:value-type="float" office:value="7.10229675391767" table:style-name="ce1">
            <text:p>7.10229675391767</text:p>
          </table:table-cell>
          <table:table-cell office:value-type="float" office:value="7.59378300552654" table:style-name="ce1">
            <text:p>7.59378300552654</text:p>
          </table:table-cell>
          <table:table-cell office:value-type="float" office:value="6.33922623145675" table:style-name="ce1">
            <text:p>6.33922623145675</text:p>
          </table:table-cell>
          <table:table-cell office:value-type="float" office:value="12.4194078252281" table:style-name="ce1">
            <text:p>12.4194078252281</text:p>
          </table:table-cell>
          <table:table-cell office:value-type="float" office:value="12.8517021537513" table:style-name="ce1">
            <text:p>12.8517021537513</text:p>
          </table:table-cell>
        </table:table-row>
        <table:table-row table:style-name="ro1">
          <table:table-cell office:value-type="string" table:style-name="ce1">
            <text:p>Pau Torres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Aston Vill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8-356</text:p>
          </table:table-cell>
          <table:table-cell office:value-type="float" office:value="10.6" table:style-name="ce1">
            <text:p>10.6</text:p>
          </table:table-cell>
          <table:table-cell office:value-type="float" office:value="7.89386697046741" table:style-name="ce1">
            <text:p>7.89386697046741</text:p>
          </table:table-cell>
          <table:table-cell office:value-type="float" office:value="11.6017380708263" table:style-name="ce1">
            <text:p>11.6017380708263</text:p>
          </table:table-cell>
          <table:table-cell office:value-type="float" office:value="6.79365980656896" table:style-name="ce1">
            <text:p>6.79365980656896</text:p>
          </table:table-cell>
          <table:table-cell office:value-type="float" office:value="10.4666232907326" table:style-name="ce1">
            <text:p>10.4666232907326</text:p>
          </table:table-cell>
          <table:table-cell office:value-type="float" office:value="9.65387801754074" table:style-name="ce1">
            <text:p>9.65387801754074</text:p>
          </table:table-cell>
          <table:table-cell office:value-type="float" office:value="10.1439649158999" table:style-name="ce1">
            <text:p>10.1439649158999</text:p>
          </table:table-cell>
          <table:table-cell office:value-type="float" office:value="7.53535109508326" table:style-name="ce1">
            <text:p>7.53535109508326</text:p>
          </table:table-cell>
          <table:table-cell office:value-type="float" office:value="7.59378300552654" table:style-name="ce1">
            <text:p>7.59378300552654</text:p>
          </table:table-cell>
          <table:table-cell office:value-type="float" office:value="6.9397917172855" table:style-name="ce1">
            <text:p>6.9397917172855</text:p>
          </table:table-cell>
          <table:table-cell office:value-type="float" office:value="9.08267872223805" table:style-name="ce1">
            <text:p>9.08267872223805</text:p>
          </table:table-cell>
          <table:table-cell office:value-type="float" office:value="8.2876985480764" table:style-name="ce1">
            <text:p>8.2876985480764</text:p>
          </table:table-cell>
        </table:table-row>
        <table:table-row table:style-name="ro1">
          <table:table-cell office:value-type="string" table:style-name="ce1">
            <text:p>Kieran Trippier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Newcastle Utd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5-110</text:p>
          </table:table-cell>
          <table:table-cell office:value-type="float" office:value="7.8" table:style-name="ce1">
            <text:p>7.8</text:p>
          </table:table-cell>
          <table:table-cell office:value-type="float" office:value="14.5607833740883" table:style-name="ce1">
            <text:p>14.5607833740883</text:p>
          </table:table-cell>
          <table:table-cell office:value-type="float" office:value="10.2300770830379" table:style-name="ce1">
            <text:p>10.2300770830379</text:p>
          </table:table-cell>
          <table:table-cell office:value-type="float" office:value="9.37791533323746" table:style-name="ce1">
            <text:p>9.37791533323746</text:p>
          </table:table-cell>
          <table:table-cell office:value-type="float" office:value="14.3245329877277" table:style-name="ce1">
            <text:p>14.3245329877277</text:p>
          </table:table-cell>
          <table:table-cell office:value-type="float" office:value="9.2394854007095" table:style-name="ce1">
            <text:p>9.2394854007095</text:p>
          </table:table-cell>
          <table:table-cell office:value-type="float" office:value="11.7322321683589" table:style-name="ce1">
            <text:p>11.7322321683589</text:p>
          </table:table-cell>
          <table:table-cell office:value-type="float" office:value="11.8155622285109" table:style-name="ce1">
            <text:p>11.8155622285109</text:p>
          </table:table-cell>
          <table:table-cell office:value-type="float" office:value="7.59378300552654" table:style-name="ce1">
            <text:p>7.59378300552654</text:p>
          </table:table-cell>
          <table:table-cell office:value-type="float" office:value="6.33922623145675" table:style-name="ce1">
            <text:p>6.33922623145675</text:p>
          </table:table-cell>
          <table:table-cell office:value-type="float" office:value="7.14153118627823" table:style-name="ce1">
            <text:p>7.14153118627823</text:p>
          </table:table-cell>
          <table:table-cell office:value-type="float" office:value="5.53299975522275" table:style-name="ce1">
            <text:p>5.53299975522275</text:p>
          </table:table-cell>
        </table:table-row>
        <table:table-row table:style-name="ro1">
          <table:table-cell office:value-type="string" table:style-name="ce1">
            <text:p>Adrien Truffert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Bournemouth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4-048</text:p>
          </table:table-cell>
          <table:table-cell office:value-type="float" office:value="19.5" table:style-name="ce1">
            <text:p>19.5</text:p>
          </table:table-cell>
          <table:table-cell office:value-type="float" office:value="9.84258618662346" table:style-name="ce1">
            <text:p>9.84258618662346</text:p>
          </table:table-cell>
          <table:table-cell office:value-type="float" office:value="14.7590966822788" table:style-name="ce1">
            <text:p>14.7590966822788</text:p>
          </table:table-cell>
          <table:table-cell office:value-type="float" office:value="12.3219007276074" table:style-name="ce1">
            <text:p>12.3219007276074</text:p>
          </table:table-cell>
          <table:table-cell office:value-type="float" office:value="15.615544838493" table:style-name="ce1">
            <text:p>15.615544838493</text:p>
          </table:table-cell>
          <table:table-cell office:value-type="float" office:value="19.4599668749347" table:style-name="ce1">
            <text:p>19.4599668749347</text:p>
          </table:table-cell>
          <table:table-cell office:value-type="float" office:value="8.63058159871927" table:style-name="ce1">
            <text:p>8.63058159871927</text:p>
          </table:table-cell>
          <table:table-cell office:value-type="float" office:value="19.2417168246845" table:style-name="ce1">
            <text:p>19.2417168246845</text:p>
          </table:table-cell>
          <table:table-cell office:value-type="float" office:value="8.0551291611918" table:style-name="ce1">
            <text:p>8.0551291611918</text:p>
          </table:table-cell>
          <table:table-cell office:value-type="float" office:value="7.25348023818275" table:style-name="ce1">
            <text:p>7.25348023818275</text:p>
          </table:table-cell>
          <table:table-cell office:value-type="float" office:value="16.1252819222036" table:style-name="ce1">
            <text:p>16.1252819222036</text:p>
          </table:table-cell>
          <table:table-cell office:value-type="float" office:value="13.7814333462821" table:style-name="ce1">
            <text:p>13.7814333462821</text:p>
          </table:table-cell>
        </table:table-row>
        <table:table-row table:style-name="ro1">
          <table:table-cell office:value-type="string" table:style-name="ce1">
            <text:p>Axel Tuanzebe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Burnley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8-054</text:p>
          </table:table-cell>
          <table:table-cell office:value-type="float" office:value="7.8" table:style-name="ce1">
            <text:p>7.8</text:p>
          </table:table-cell>
          <table:table-cell office:value-type="float" office:value="6.36119811557413" table:style-name="ce1">
            <text:p>6.36119811557413</text:p>
          </table:table-cell>
          <table:table-cell office:value-type="float" office:value="8.24500720388271" table:style-name="ce1">
            <text:p>8.24500720388271</text:p>
          </table:table-cell>
          <table:table-cell office:value-type="float" office:value="6.63739008678971" table:style-name="ce1">
            <text:p>6.63739008678971</text:p>
          </table:table-cell>
          <table:table-cell office:value-type="float" office:value="6.74663178033394" table:style-name="ce1">
            <text:p>6.74663178033394</text:p>
          </table:table-cell>
          <table:table-cell office:value-type="float" office:value="6.54939805366433" table:style-name="ce1">
            <text:p>6.54939805366433</text:p>
          </table:table-cell>
          <table:table-cell office:value-type="float" office:value="3.79520866063243" table:style-name="ce1">
            <text:p>3.79520866063243</text:p>
          </table:table-cell>
          <table:table-cell office:value-type="float" office:value="6.68485060453867" table:style-name="ce1">
            <text:p>6.68485060453867</text:p>
          </table:table-cell>
          <table:table-cell office:value-type="float" office:value="7.59378300552654" table:style-name="ce1">
            <text:p>7.59378300552654</text:p>
          </table:table-cell>
          <table:table-cell office:value-type="float" office:value="6.33922623145675" table:style-name="ce1">
            <text:p>6.33922623145675</text:p>
          </table:table-cell>
          <table:table-cell office:value-type="float" office:value="9.15294940393548" table:style-name="ce1">
            <text:p>9.15294940393548</text:p>
          </table:table-cell>
          <table:table-cell office:value-type="float" office:value="9.04568541341063" table:style-name="ce1">
            <text:p>9.04568541341063</text:p>
          </table:table-cell>
        </table:table-row>
        <table:table-row table:style-name="ro1">
          <table:table-cell office:value-type="string" table:style-name="ce1">
            <text:p>Virgil van Dijk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Liverpool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4-183</text:p>
          </table:table-cell>
          <table:table-cell office:value-type="float" office:value="20" table:style-name="ce1">
            <text:p>20</text:p>
          </table:table-cell>
          <table:table-cell office:value-type="float" office:value="7.42851129865328" table:style-name="ce1">
            <text:p>7.42851129865328</text:p>
          </table:table-cell>
          <table:table-cell office:value-type="float" office:value="19.0199887595579" table:style-name="ce1">
            <text:p>19.0199887595579</text:p>
          </table:table-cell>
          <table:table-cell office:value-type="float" office:value="7.60959231362632" table:style-name="ce1">
            <text:p>7.60959231362632</text:p>
          </table:table-cell>
          <table:table-cell office:value-type="float" office:value="19.752396172511" table:style-name="ce1">
            <text:p>19.752396172511</text:p>
          </table:table-cell>
          <table:table-cell office:value-type="float" office:value="11.3280078529579" table:style-name="ce1">
            <text:p>11.3280078529579</text:p>
          </table:table-cell>
          <table:table-cell office:value-type="float" office:value="15.8292888757083" table:style-name="ce1">
            <text:p>15.8292888757083</text:p>
          </table:table-cell>
          <table:table-cell office:value-type="float" office:value="9.03059495268914" table:style-name="ce1">
            <text:p>9.03059495268914</text:p>
          </table:table-cell>
          <table:table-cell office:value-type="float" office:value="9.50625845089061" table:style-name="ce1">
            <text:p>9.50625845089061</text:p>
          </table:table-cell>
          <table:table-cell office:value-type="float" office:value="9.28375301138528" table:style-name="ce1">
            <text:p>9.28375301138528</text:p>
          </table:table-cell>
          <table:table-cell office:value-type="float" office:value="16.9751463976887" table:style-name="ce1">
            <text:p>16.9751463976887</text:p>
          </table:table-cell>
          <table:table-cell office:value-type="float" office:value="12.5125471876458" table:style-name="ce1">
            <text:p>12.5125471876458</text:p>
          </table:table-cell>
        </table:table-row>
        <table:table-row table:style-name="ro1">
          <table:table-cell office:value-type="string" table:style-name="ce1">
            <text:p>Micky van de Ven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Tottenham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4-263</text:p>
          </table:table-cell>
          <table:table-cell office:value-type="float" office:value="18.9" table:style-name="ce1">
            <text:p>18.9</text:p>
          </table:table-cell>
          <table:table-cell office:value-type="float" office:value="6.78484429941551" table:style-name="ce1">
            <text:p>6.78484429941551</text:p>
          </table:table-cell>
          <table:table-cell office:value-type="float" office:value="15.9916361661459" table:style-name="ce1">
            <text:p>15.9916361661459</text:p>
          </table:table-cell>
          <table:table-cell office:value-type="float" office:value="9.7457551882893" table:style-name="ce1">
            <text:p>9.7457551882893</text:p>
          </table:table-cell>
          <table:table-cell office:value-type="float" office:value="11.6716744477781" table:style-name="ce1">
            <text:p>11.6716744477781</text:p>
          </table:table-cell>
          <table:table-cell office:value-type="float" office:value="9.65387801754074" table:style-name="ce1">
            <text:p>9.65387801754074</text:p>
          </table:table-cell>
          <table:table-cell office:value-type="float" office:value="8.56160287705148" table:style-name="ce1">
            <text:p>8.56160287705148</text:p>
          </table:table-cell>
          <table:table-cell office:value-type="float" office:value="7.42570257710126" table:style-name="ce1">
            <text:p>7.42570257710126</text:p>
          </table:table-cell>
          <table:table-cell office:value-type="float" office:value="9.11163386774552" table:style-name="ce1">
            <text:p>9.11163386774552</text:p>
          </table:table-cell>
          <table:table-cell office:value-type="float" office:value="18.8010309246538" table:style-name="ce1">
            <text:p>18.8010309246538</text:p>
          </table:table-cell>
          <table:table-cell office:value-type="float" office:value="13.4249767148437" table:style-name="ce1">
            <text:p>13.4249767148437</text:p>
          </table:table-cell>
          <table:table-cell office:value-type="float" office:value="10.0371945018417" table:style-name="ce1">
            <text:p>10.0371945018417</text:p>
          </table:table-cell>
        </table:table-row>
        <table:table-row table:style-name="ro1">
          <table:table-cell office:value-type="string" table:style-name="ce1">
            <text:p>Kyle Walker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Burnley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35-224</text:p>
          </table:table-cell>
          <table:table-cell office:value-type="float" office:value="18.8" table:style-name="ce1">
            <text:p>18.8</text:p>
          </table:table-cell>
          <table:table-cell office:value-type="float" office:value="9.00223178825123" table:style-name="ce1">
            <text:p>9.00223178825123</text:p>
          </table:table-cell>
          <table:table-cell office:value-type="float" office:value="13.1035371711464" table:style-name="ce1">
            <text:p>13.1035371711464</text:p>
          </table:table-cell>
          <table:table-cell office:value-type="float" office:value="10.1158851428084" table:style-name="ce1">
            <text:p>10.1158851428084</text:p>
          </table:table-cell>
          <table:table-cell office:value-type="float" office:value="12.6250960723936" table:style-name="ce1">
            <text:p>12.6250960723936</text:p>
          </table:table-cell>
          <table:table-cell office:value-type="float" office:value="12.555946795731" table:style-name="ce1">
            <text:p>12.555946795731</text:p>
          </table:table-cell>
          <table:table-cell office:value-type="float" office:value="7.31147366229048" table:style-name="ce1">
            <text:p>7.31147366229048</text:p>
          </table:table-cell>
          <table:table-cell office:value-type="float" office:value="11.2128654747486" table:style-name="ce1">
            <text:p>11.2128654747486</text:p>
          </table:table-cell>
          <table:table-cell office:value-type="float" office:value="7.59378300552654" table:style-name="ce1">
            <text:p>7.59378300552654</text:p>
          </table:table-cell>
          <table:table-cell office:value-type="float" office:value="6.63488236625976" table:style-name="ce1">
            <text:p>6.63488236625976</text:p>
          </table:table-cell>
          <table:table-cell office:value-type="float" office:value="14.6579308609867" table:style-name="ce1">
            <text:p>14.6579308609867</text:p>
          </table:table-cell>
          <table:table-cell office:value-type="float" office:value="9.18587951644579" table:style-name="ce1">
            <text:p>9.18587951644579</text:p>
          </table:table-cell>
        </table:table-row>
        <table:table-row table:style-name="ro1">
          <table:table-cell office:value-type="string" table:style-name="ce1">
            <text:p>Kyle Walker-Peters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West Ham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8-269</text:p>
          </table:table-cell>
          <table:table-cell office:value-type="float" office:value="10.6" table:style-name="ce1">
            <text:p>10.6</text:p>
          </table:table-cell>
          <table:table-cell office:value-type="float" office:value="9.42026921005451" table:style-name="ce1">
            <text:p>9.42026921005451</text:p>
          </table:table-cell>
          <table:table-cell office:value-type="float" office:value="9.98415308703374" table:style-name="ce1">
            <text:p>9.98415308703374</text:p>
          </table:table-cell>
          <table:table-cell office:value-type="float" office:value="7.27660365950004" table:style-name="ce1">
            <text:p>7.27660365950004</text:p>
          </table:table-cell>
          <table:table-cell office:value-type="float" office:value="10.315265566847" table:style-name="ce1">
            <text:p>10.315265566847</text:p>
          </table:table-cell>
          <table:table-cell office:value-type="float" office:value="11.3280078529579" table:style-name="ce1">
            <text:p>11.3280078529579</text:p>
          </table:table-cell>
          <table:table-cell office:value-type="float" office:value="9.71440290924169" table:style-name="ce1">
            <text:p>9.71440290924169</text:p>
          </table:table-cell>
          <table:table-cell office:value-type="float" office:value="13.2103833145969" table:style-name="ce1">
            <text:p>13.2103833145969</text:p>
          </table:table-cell>
          <table:table-cell office:value-type="float" office:value="10.3046153803675" table:style-name="ce1">
            <text:p>10.3046153803675</text:p>
          </table:table-cell>
          <table:table-cell office:value-type="float" office:value="13.8113791577411" table:style-name="ce1">
            <text:p>13.8113791577411</text:p>
          </table:table-cell>
          <table:table-cell office:value-type="float" office:value="10.0057464393921" table:style-name="ce1">
            <text:p>10.0057464393921</text:p>
          </table:table-cell>
          <table:table-cell office:value-type="float" office:value="12.9689651936781" table:style-name="ce1">
            <text:p>12.9689651936781</text:p>
          </table:table-cell>
        </table:table-row>
        <table:table-row table:style-name="ro1">
          <table:table-cell office:value-type="string" table:style-name="ce1">
            <text:p>Aaron Wan-Bissaka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West Ham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8-042</text:p>
          </table:table-cell>
          <table:table-cell office:value-type="float" office:value="11.2" table:style-name="ce1">
            <text:p>11.2</text:p>
          </table:table-cell>
          <table:table-cell office:value-type="float" office:value="9.67325038887714" table:style-name="ce1">
            <text:p>9.67325038887714</text:p>
          </table:table-cell>
          <table:table-cell office:value-type="float" office:value="9.15227766857741" table:style-name="ce1">
            <text:p>9.15227766857741</text:p>
          </table:table-cell>
          <table:table-cell office:value-type="float" office:value="8.29882968573393" table:style-name="ce1">
            <text:p>8.29882968573393</text:p>
          </table:table-cell>
          <table:table-cell office:value-type="float" office:value="9.71153669501396" table:style-name="ce1">
            <text:p>9.71153669501396</text:p>
          </table:table-cell>
          <table:table-cell office:value-type="float" office:value="11.7425755820979" table:style-name="ce1">
            <text:p>11.7425755820979</text:p>
          </table:table-cell>
          <table:table-cell office:value-type="float" office:value="8.19296328924435" table:style-name="ce1">
            <text:p>8.19296328924435</text:p>
          </table:table-cell>
          <table:table-cell office:value-type="float" office:value="13.6517051448563" table:style-name="ce1">
            <text:p>13.6517051448563</text:p>
          </table:table-cell>
          <table:table-cell office:value-type="float" office:value="7.59378300552654" table:style-name="ce1">
            <text:p>7.59378300552654</text:p>
          </table:table-cell>
          <table:table-cell office:value-type="float" office:value="6.33922623145675" table:style-name="ce1">
            <text:p>6.33922623145675</text:p>
          </table:table-cell>
          <table:table-cell office:value-type="float" office:value="11.4380476497829" table:style-name="ce1">
            <text:p>11.4380476497829</text:p>
          </table:table-cell>
          <table:table-cell office:value-type="float" office:value="8.74998953325354" table:style-name="ce1">
            <text:p>8.74998953325354</text:p>
          </table:table-cell>
        </table:table-row>
        <table:table-row table:style-name="ro1">
          <table:table-cell office:value-type="string" table:style-name="ce1">
            <text:p>Mats Wieffer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Brighto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052</text:p>
          </table:table-cell>
          <table:table-cell office:value-type="float" office:value="13.1" table:style-name="ce1">
            <text:p>13.1</text:p>
          </table:table-cell>
          <table:table-cell office:value-type="float" office:value="12.7779552422392" table:style-name="ce1">
            <text:p>12.7779552422392</text:p>
          </table:table-cell>
          <table:table-cell office:value-type="float" office:value="12.1407894238388" table:style-name="ce1">
            <text:p>12.1407894238388</text:p>
          </table:table-cell>
          <table:table-cell office:value-type="float" office:value="17.8710005383321" table:style-name="ce1">
            <text:p>17.8710005383321</text:p>
          </table:table-cell>
          <table:table-cell office:value-type="float" office:value="14.3245329877277" table:style-name="ce1">
            <text:p>14.3245329877277</text:p>
          </table:table-cell>
          <table:table-cell office:value-type="float" office:value="13.7158073278171" table:style-name="ce1">
            <text:p>13.7158073278171</text:p>
          </table:table-cell>
          <table:table-cell office:value-type="float" office:value="7.31147366229048" table:style-name="ce1">
            <text:p>7.31147366229048</text:p>
          </table:table-cell>
          <table:table-cell office:value-type="float" office:value="13.6517051448563" table:style-name="ce1">
            <text:p>13.6517051448563</text:p>
          </table:table-cell>
          <table:table-cell office:value-type="float" office:value="9.01368240566904" table:style-name="ce1">
            <text:p>9.01368240566904</text:p>
          </table:table-cell>
          <table:table-cell office:value-type="float" office:value="10.3568589235741" table:style-name="ce1">
            <text:p>10.3568589235741</text:p>
          </table:table-cell>
          <table:table-cell office:value-type="float" office:value="13.489809763983" table:style-name="ce1">
            <text:p>13.489809763983</text:p>
          </table:table-cell>
          <table:table-cell office:value-type="float" office:value="10.5202559079746" table:style-name="ce1">
            <text:p>10.5202559079746</text:p>
          </table:table-cell>
        </table:table-row>
        <table:table-row table:style-name="ro1">
          <table:table-cell office:value-type="string" table:style-name="ce1">
            <text:p>Neco Williams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Nott'ham Forest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4-269</text:p>
          </table:table-cell>
          <table:table-cell office:value-type="float" office:value="21" table:style-name="ce1">
            <text:p>21</text:p>
          </table:table-cell>
          <table:table-cell office:value-type="float" office:value="11.2315197718834" table:style-name="ce1">
            <text:p>11.2315197718834</text:p>
          </table:table-cell>
          <table:table-cell office:value-type="float" office:value="15.1434976928689" table:style-name="ce1">
            <text:p>15.1434976928689</text:p>
          </table:table-cell>
          <table:table-cell office:value-type="float" office:value="15.2274160674572" table:style-name="ce1">
            <text:p>15.2274160674572</text:p>
          </table:table-cell>
          <table:table-cell office:value-type="float" office:value="16.0804855278748" table:style-name="ce1">
            <text:p>16.0804855278748</text:p>
          </table:table-cell>
          <table:table-cell office:value-type="float" office:value="18.5204543379258" table:style-name="ce1">
            <text:p>18.5204543379258</text:p>
          </table:table-cell>
          <table:table-cell office:value-type="float" office:value="8.43798156243314" table:style-name="ce1">
            <text:p>8.43798156243314</text:p>
          </table:table-cell>
          <table:table-cell office:value-type="float" office:value="18.5064514376564" table:style-name="ce1">
            <text:p>18.5064514376564</text:p>
          </table:table-cell>
          <table:table-cell office:value-type="float" office:value="12.671472219953" table:style-name="ce1">
            <text:p>12.671472219953</text:p>
          </table:table-cell>
          <table:table-cell office:value-type="float" office:value="13.8113791577411" table:style-name="ce1">
            <text:p>13.8113791577411</text:p>
          </table:table-cell>
          <table:table-cell office:value-type="float" office:value="15.4317520231344" table:style-name="ce1">
            <text:p>15.4317520231344</text:p>
          </table:table-cell>
          <table:table-cell office:value-type="float" office:value="14.153805749358" table:style-name="ce1">
            <text:p>14.153805749358</text:p>
          </table:table-cell>
        </table:table-row>
        <table:table-row table:style-name="ro1">
          <table:table-cell office:value-type="string" table:style-name="ce1">
            <text:p>Leny Yoro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Manchester Utd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0-055</text:p>
          </table:table-cell>
          <table:table-cell office:value-type="float" office:value="12.3" table:style-name="ce1">
            <text:p>12.3</text:p>
          </table:table-cell>
          <table:table-cell office:value-type="float" office:value="7.89386697046741" table:style-name="ce1">
            <text:p>7.89386697046741</text:p>
          </table:table-cell>
          <table:table-cell office:value-type="float" office:value="11.7871458946864" table:style-name="ce1">
            <text:p>11.7871458946864</text:p>
          </table:table-cell>
          <table:table-cell office:value-type="float" office:value="6.95233175752463" table:style-name="ce1">
            <text:p>6.95233175752463</text:p>
          </table:table-cell>
          <table:table-cell office:value-type="float" office:value="12.1159511706362" table:style-name="ce1">
            <text:p>12.1159511706362</text:p>
          </table:table-cell>
          <table:table-cell office:value-type="float" office:value="10.4908720682815" table:style-name="ce1">
            <text:p>10.4908720682815</text:p>
          </table:table-cell>
          <table:table-cell office:value-type="float" office:value="9.34465103925159" table:style-name="ce1">
            <text:p>9.34465103925159</text:p>
          </table:table-cell>
          <table:table-cell office:value-type="float" office:value="7.98249990683588" table:style-name="ce1">
            <text:p>7.98249990683588</text:p>
          </table:table-cell>
          <table:table-cell office:value-type="float" office:value="8.33816365699125" table:style-name="ce1">
            <text:p>8.33816365699125</text:p>
          </table:table-cell>
          <table:table-cell office:value-type="float" office:value="8.24130064544279" table:style-name="ce1">
            <text:p>8.24130064544279</text:p>
          </table:table-cell>
          <table:table-cell office:value-type="float" office:value="10.6514034650136" table:style-name="ce1">
            <text:p>10.6514034650136</text:p>
          </table:table-cell>
          <table:table-cell office:value-type="float" office:value="9.4679649439107" table:style-name="ce1">
            <text:p>9.4679649439107</text:p>
          </table:table-cell>
        </table:table-row>
        <table:table-row table:style-name="ro1">
          <table:table-cell office:value-type="string" table:style-name="ce1">
            <text:p>James Abankwah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Watford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1-356</text:p>
          </table:table-cell>
          <table:table-cell office:value-type="float" office:value="10.4" table:style-name="ce1">
            <text:p>10.4</text:p>
          </table:table-cell>
          <table:table-cell office:value-type="float" office:value="7.86795058293158" table:style-name="ce1">
            <text:p>7.86795058293158</text:p>
          </table:table-cell>
          <table:table-cell office:value-type="float" office:value="8.53699157446997" table:style-name="ce1">
            <text:p>8.53699157446997</text:p>
          </table:table-cell>
          <table:table-cell office:value-type="float" office:value="6.35975159840303" table:style-name="ce1">
            <text:p>6.35975159840303</text:p>
          </table:table-cell>
          <table:table-cell office:value-type="float" office:value="7.77224460814611" table:style-name="ce1">
            <text:p>7.77224460814611</text:p>
          </table:table-cell>
          <table:table-cell office:value-type="float" office:value="7.71734895940326" table:style-name="ce1">
            <text:p>7.71734895940326</text:p>
          </table:table-cell>
          <table:table-cell office:value-type="float" office:value="8.16722500830589" table:style-name="ce1">
            <text:p>8.16722500830589</text:p>
          </table:table-cell>
          <table:table-cell office:value-type="float" office:value="6.8779288431253" table:style-name="ce1">
            <text:p>6.8779288431253</text:p>
          </table:table-cell>
          <table:table-cell office:value-type="float" office:value="6.63696634683019" table:style-name="ce1">
            <text:p>6.63696634683019</text:p>
          </table:table-cell>
          <table:table-cell office:value-type="float" office:value="5.5404837262932" table:style-name="ce1">
            <text:p>5.5404837262932</text:p>
          </table:table-cell>
          <table:table-cell office:value-type="float" office:value="9.62263465332424" table:style-name="ce1">
            <text:p>9.62263465332424</text:p>
          </table:table-cell>
          <table:table-cell office:value-type="float" office:value="7.06680764634096" table:style-name="ce1">
            <text:p>7.06680764634096</text:p>
          </table:table-cell>
        </table:table-row>
        <table:table-row table:style-name="ro1">
          <table:table-cell office:value-type="string" table:style-name="ce1">
            <text:p>Semi Ajayi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Hull City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2-059</text:p>
          </table:table-cell>
          <table:table-cell office:value-type="float" office:value="9.7" table:style-name="ce1">
            <text:p>9.7</text:p>
          </table:table-cell>
          <table:table-cell office:value-type="float" office:value="5.99324330737009" table:style-name="ce1">
            <text:p>5.99324330737009</text:p>
          </table:table-cell>
          <table:table-cell office:value-type="float" office:value="6.87503488403817" table:style-name="ce1">
            <text:p>6.87503488403817</text:p>
          </table:table-cell>
          <table:table-cell office:value-type="float" office:value="5.66665345961639" table:style-name="ce1">
            <text:p>5.66665345961639</text:p>
          </table:table-cell>
          <table:table-cell office:value-type="float" office:value="7.13951335278864" table:style-name="ce1">
            <text:p>7.13951335278864</text:p>
          </table:table-cell>
          <table:table-cell office:value-type="float" office:value="6.3522662642345" table:style-name="ce1">
            <text:p>6.3522662642345</text:p>
          </table:table-cell>
          <table:table-cell office:value-type="float" office:value="6.96097969866616" table:style-name="ce1">
            <text:p>6.96097969866616</text:p>
          </table:table-cell>
          <table:table-cell office:value-type="float" office:value="6.1148698440844" table:style-name="ce1">
            <text:p>6.1148698440844</text:p>
          </table:table-cell>
          <table:table-cell office:value-type="float" office:value="10.140853962096" table:style-name="ce1">
            <text:p>10.140853962096</text:p>
          </table:table-cell>
          <table:table-cell office:value-type="float" office:value="11.5045394443793" table:style-name="ce1">
            <text:p>11.5045394443793</text:p>
          </table:table-cell>
          <table:table-cell office:value-type="float" office:value="8.87026184250087" table:style-name="ce1">
            <text:p>8.87026184250087</text:p>
          </table:table-cell>
          <table:table-cell office:value-type="float" office:value="10.406205786232" table:style-name="ce1">
            <text:p>10.406205786232</text:p>
          </table:table-cell>
        </table:table-row>
        <table:table-row table:style-name="ro1">
          <table:table-cell office:value-type="string" table:style-name="ce1">
            <text:p>Ryan Alebiosu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Blackbur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4-021</text:p>
          </table:table-cell>
          <table:table-cell office:value-type="float" office:value="19.1" table:style-name="ce1">
            <text:p>19.1</text:p>
          </table:table-cell>
          <table:table-cell office:value-type="float" office:value="9.96415751431159" table:style-name="ce1">
            <text:p>9.96415751431159</text:p>
          </table:table-cell>
          <table:table-cell office:value-type="float" office:value="9.0043775420282" table:style-name="ce1">
            <text:p>9.0043775420282</text:p>
          </table:table-cell>
          <table:table-cell office:value-type="float" office:value="16.3085082416173" table:style-name="ce1">
            <text:p>16.3085082416173</text:p>
          </table:table-cell>
          <table:table-cell office:value-type="float" office:value="12.9514316357262" table:style-name="ce1">
            <text:p>12.9514316357262</text:p>
          </table:table-cell>
          <table:table-cell office:value-type="float" office:value="17.1989111966337" table:style-name="ce1">
            <text:p>17.1989111966337</text:p>
          </table:table-cell>
          <table:table-cell office:value-type="float" office:value="6.96097969866616" table:style-name="ce1">
            <text:p>6.96097969866616</text:p>
          </table:table-cell>
          <table:table-cell office:value-type="float" office:value="16.9226347046878" table:style-name="ce1">
            <text:p>16.9226347046878</text:p>
          </table:table-cell>
          <table:table-cell office:value-type="float" office:value="7.04018288688163" table:style-name="ce1">
            <text:p>7.04018288688163</text:p>
          </table:table-cell>
          <table:table-cell office:value-type="float" office:value="9.36643589935653" table:style-name="ce1">
            <text:p>9.36643589935653</text:p>
          </table:table-cell>
          <table:table-cell office:value-type="float" office:value="11.5618705162883" table:style-name="ce1">
            <text:p>11.5618705162883</text:p>
          </table:table-cell>
          <table:table-cell office:value-type="float" office:value="11.9619619556422" table:style-name="ce1">
            <text:p>11.9619619556422</text:p>
          </table:table-cell>
        </table:table-row>
        <table:table-row table:style-name="ro1">
          <table:table-cell office:value-type="string" table:style-name="ce1">
            <text:p>Max Alleyne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Watford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0-170</text:p>
          </table:table-cell>
          <table:table-cell office:value-type="float" office:value="14" table:style-name="ce1">
            <text:p>14</text:p>
          </table:table-cell>
          <table:table-cell office:value-type="float" office:value="7.41268255377142" table:style-name="ce1">
            <text:p>7.41268255377142</text:p>
          </table:table-cell>
          <table:table-cell office:value-type="float" office:value="10.6110499564351" table:style-name="ce1">
            <text:p>10.6110499564351</text:p>
          </table:table-cell>
          <table:table-cell office:value-type="float" office:value="6.50435188247813" table:style-name="ce1">
            <text:p>6.50435188247813</text:p>
          </table:table-cell>
          <table:table-cell office:value-type="float" office:value="11.159563346238" table:style-name="ce1">
            <text:p>11.159563346238</text:p>
          </table:table-cell>
          <table:table-cell office:value-type="float" office:value="7.36490050413197" table:style-name="ce1">
            <text:p>7.36490050413197</text:p>
          </table:table-cell>
          <table:table-cell office:value-type="float" office:value="9.86903814727553" table:style-name="ce1">
            <text:p>9.86903814727553</text:p>
          </table:table-cell>
          <table:table-cell office:value-type="float" office:value="6.4900640523865" table:style-name="ce1">
            <text:p>6.4900640523865</text:p>
          </table:table-cell>
          <table:table-cell office:value-type="float" office:value="6.63696634683019" table:style-name="ce1">
            <text:p>6.63696634683019</text:p>
          </table:table-cell>
          <table:table-cell office:value-type="float" office:value="6.33954172817173" table:style-name="ce1">
            <text:p>6.33954172817173</text:p>
          </table:table-cell>
          <table:table-cell office:value-type="float" office:value="11.6765012713599" table:style-name="ce1">
            <text:p>11.6765012713599</text:p>
          </table:table-cell>
          <table:table-cell office:value-type="float" office:value="10.3908957584978" table:style-name="ce1">
            <text:p>10.3908957584978</text:p>
          </table:table-cell>
        </table:table-row>
        <table:table-row table:style-name="ro1">
          <table:table-cell office:value-type="string" table:style-name="ce1">
            <text:p>Harry Amass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heffield Weds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18-297</text:p>
          </table:table-cell>
          <table:table-cell office:value-type="float" office:value="20.7" table:style-name="ce1">
            <text:p>20.7</text:p>
          </table:table-cell>
          <table:table-cell office:value-type="float" office:value="10.3312853830316" table:style-name="ce1">
            <text:p>10.3312853830316</text:p>
          </table:table-cell>
          <table:table-cell office:value-type="float" office:value="10.831133796915" table:style-name="ce1">
            <text:p>10.831133796915</text:p>
          </table:table-cell>
          <table:table-cell office:value-type="float" office:value="12.9317452155733" table:style-name="ce1">
            <text:p>12.9317452155733</text:p>
          </table:table-cell>
          <table:table-cell office:value-type="float" office:value="11.3456113306952" table:style-name="ce1">
            <text:p>11.3456113306952</text:p>
          </table:table-cell>
          <table:table-cell office:value-type="float" office:value="16.3824621910566" table:style-name="ce1">
            <text:p>16.3824621910566</text:p>
          </table:table-cell>
          <table:table-cell office:value-type="float" office:value="7.47080553971659" table:style-name="ce1">
            <text:p>7.47080553971659</text:p>
          </table:table-cell>
          <table:table-cell office:value-type="float" office:value="16.2051909581626" table:style-name="ce1">
            <text:p>16.2051909581626</text:p>
          </table:table-cell>
          <table:table-cell office:value-type="float" office:value="7.7926310444742" table:style-name="ce1">
            <text:p>7.7926310444742</text:p>
          </table:table-cell>
          <table:table-cell office:value-type="float" office:value="9.9929934949484" table:style-name="ce1">
            <text:p>9.9929934949484</text:p>
          </table:table-cell>
          <table:table-cell office:value-type="float" office:value="14.093496400006" table:style-name="ce1">
            <text:p>14.093496400006</text:p>
          </table:table-cell>
          <table:table-cell office:value-type="float" office:value="12.620223063119" table:style-name="ce1">
            <text:p>12.620223063119</text:p>
          </table:table-cell>
        </table:table-row>
        <table:table-row table:style-name="ro1">
          <table:table-cell office:value-type="string" table:style-name="ce1">
            <text:p>Robert Atkinson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Bristol City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7-178</text:p>
          </table:table-cell>
          <table:table-cell office:value-type="float" office:value="14.1" table:style-name="ce1">
            <text:p>14.1</text:p>
          </table:table-cell>
          <table:table-cell office:value-type="float" office:value="6.58175693823738" table:style-name="ce1">
            <text:p>6.58175693823738</text:p>
          </table:table-cell>
          <table:table-cell office:value-type="float" office:value="9.49815706044133" table:style-name="ce1">
            <text:p>9.49815706044133</text:p>
          </table:table-cell>
          <table:table-cell office:value-type="float" office:value="8.67934728943434" table:style-name="ce1">
            <text:p>8.67934728943434</text:p>
          </table:table-cell>
          <table:table-cell office:value-type="float" office:value="9.93951538744159" table:style-name="ce1">
            <text:p>9.93951538744159</text:p>
          </table:table-cell>
          <table:table-cell office:value-type="float" office:value="11.6581796972529" table:style-name="ce1">
            <text:p>11.6581796972529</text:p>
          </table:table-cell>
          <table:table-cell office:value-type="float" office:value="6.20239238132609" table:style-name="ce1">
            <text:p>6.20239238132609</text:p>
          </table:table-cell>
          <table:table-cell office:value-type="float" office:value="7.89273998865031" table:style-name="ce1">
            <text:p>7.89273998865031</text:p>
          </table:table-cell>
          <table:table-cell office:value-type="float" office:value="9.00623384244119" table:style-name="ce1">
            <text:p>9.00623384244119</text:p>
          </table:table-cell>
          <table:table-cell office:value-type="float" office:value="13.3530136888652" table:style-name="ce1">
            <text:p>13.3530136888652</text:p>
          </table:table-cell>
          <table:table-cell office:value-type="float" office:value="13.3011442817023" table:style-name="ce1">
            <text:p>13.3011442817023</text:p>
          </table:table-cell>
          <table:table-cell office:value-type="float" office:value="11.2763949994184" table:style-name="ce1">
            <text:p>11.2763949994184</text:p>
          </table:table-cell>
        </table:table-row>
        <table:table-row table:style-name="ro1">
          <table:table-cell office:value-type="string" table:style-name="ce1">
            <text:p>Luke Ayling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Middlesbrough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4-135</text:p>
          </table:table-cell>
          <table:table-cell office:value-type="float" office:value="20.7" table:style-name="ce1">
            <text:p>20.7</text:p>
          </table:table-cell>
          <table:table-cell office:value-type="float" office:value="7.77133018675418" table:style-name="ce1">
            <text:p>7.77133018675418</text:p>
          </table:table-cell>
          <table:table-cell office:value-type="float" office:value="16.1092783664909" table:style-name="ce1">
            <text:p>16.1092783664909</text:p>
          </table:table-cell>
          <table:table-cell office:value-type="float" office:value="14.5058577146421" table:style-name="ce1">
            <text:p>14.5058577146421</text:p>
          </table:table-cell>
          <table:table-cell office:value-type="float" office:value="16.8067428987641" table:style-name="ce1">
            <text:p>16.8067428987641</text:p>
          </table:table-cell>
          <table:table-cell office:value-type="float" office:value="15.8333745391749" table:style-name="ce1">
            <text:p>15.8333745391749</text:p>
          </table:table-cell>
          <table:table-cell office:value-type="float" office:value="10.2539709151456" table:style-name="ce1">
            <text:p>10.2539709151456</text:p>
          </table:table-cell>
          <table:table-cell office:value-type="float" office:value="10.9463244770849" table:style-name="ce1">
            <text:p>10.9463244770849</text:p>
          </table:table-cell>
          <table:table-cell office:value-type="float" office:value="7.87795842255474" table:style-name="ce1">
            <text:p>7.87795842255474</text:p>
          </table:table-cell>
          <table:table-cell office:value-type="float" office:value="9.68043403310477" table:style-name="ce1">
            <text:p>9.68043403310477</text:p>
          </table:table-cell>
          <table:table-cell office:value-type="float" office:value="12.1789698585169" table:style-name="ce1">
            <text:p>12.1789698585169</text:p>
          </table:table-cell>
          <table:table-cell office:value-type="float" office:value="13.2300568694219" table:style-name="ce1">
            <text:p>13.2300568694219</text:p>
          </table:table-cell>
        </table:table-row>
        <table:table-row table:style-name="ro1">
          <table:table-cell office:value-type="string" table:style-name="ce1">
            <text:p>Amari'i Bell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Charlton Ath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1-247</text:p>
          </table:table-cell>
          <table:table-cell office:value-type="float" office:value="15.7" table:style-name="ce1">
            <text:p>15.7</text:p>
          </table:table-cell>
          <table:table-cell office:value-type="float" office:value="7.67510013868833" table:style-name="ce1">
            <text:p>7.67510013868833</text:p>
          </table:table-cell>
          <table:table-cell office:value-type="float" office:value="8.96640055951009" table:style-name="ce1">
            <text:p>8.96640055951009</text:p>
          </table:table-cell>
          <table:table-cell office:value-type="float" office:value="7.10025496989207" table:style-name="ce1">
            <text:p>7.10025496989207</text:p>
          </table:table-cell>
          <table:table-cell office:value-type="float" office:value="9.93951538744159" table:style-name="ce1">
            <text:p>9.93951538744159</text:p>
          </table:table-cell>
          <table:table-cell office:value-type="float" office:value="7.71734895940326" table:style-name="ce1">
            <text:p>7.71734895940326</text:p>
          </table:table-cell>
          <table:table-cell office:value-type="float" office:value="11.4795026436716" table:style-name="ce1">
            <text:p>11.4795026436716</text:p>
          </table:table-cell>
          <table:table-cell office:value-type="float" office:value="7.58258089589594" table:style-name="ce1">
            <text:p>7.58258089589594</text:p>
          </table:table-cell>
          <table:table-cell office:value-type="float" office:value="6.63696634683019" table:style-name="ce1">
            <text:p>6.63696634683019</text:p>
          </table:table-cell>
          <table:table-cell office:value-type="float" office:value="6.06537796090753" table:style-name="ce1">
            <text:p>6.06537796090753</text:p>
          </table:table-cell>
          <table:table-cell office:value-type="float" office:value="10.7338354669587" table:style-name="ce1">
            <text:p>10.7338354669587</text:p>
          </table:table-cell>
          <table:table-cell office:value-type="float" office:value="6.74831102378516" table:style-name="ce1">
            <text:p>6.74831102378516</text:p>
          </table:table-cell>
        </table:table-row>
        <table:table-row table:style-name="ro1">
          <table:table-cell office:value-type="string" table:style-name="ce1">
            <text:p>Tyler Bindon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heffield Utd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0-345</text:p>
          </table:table-cell>
          <table:table-cell office:value-type="float" office:value="9.4" table:style-name="ce1">
            <text:p>9.4</text:p>
          </table:table-cell>
          <table:table-cell office:value-type="float" office:value="6.29427198761561" table:style-name="ce1">
            <text:p>6.29427198761561</text:p>
          </table:table-cell>
          <table:table-cell office:value-type="float" office:value="9.27032972698809" table:style-name="ce1">
            <text:p>9.27032972698809</text:p>
          </table:table-cell>
          <table:table-cell office:value-type="float" office:value="5.8010789358542" table:style-name="ce1">
            <text:p>5.8010789358542</text:p>
          </table:table-cell>
          <table:table-cell office:value-type="float" office:value="6.77109651750485" table:style-name="ce1">
            <text:p>6.77109651750485</text:p>
          </table:table-cell>
          <table:table-cell office:value-type="float" office:value="5.72417389890262" table:style-name="ce1">
            <text:p>5.72417389890262</text:p>
          </table:table-cell>
          <table:table-cell office:value-type="float" office:value="3.31701236939274" table:style-name="ce1">
            <text:p>3.31701236939274</text:p>
          </table:table-cell>
          <table:table-cell office:value-type="float" office:value="5.75361199313854" table:style-name="ce1">
            <text:p>5.75361199313854</text:p>
          </table:table-cell>
          <table:table-cell office:value-type="float" office:value="7.53851594140686" table:style-name="ce1">
            <text:p>7.53851594140686</text:p>
          </table:table-cell>
          <table:table-cell office:value-type="float" office:value="10.9133875125752" table:style-name="ce1">
            <text:p>10.9133875125752</text:p>
          </table:table-cell>
          <table:table-cell office:value-type="float" office:value="9.56004611209348" table:style-name="ce1">
            <text:p>9.56004611209348</text:p>
          </table:table-cell>
          <table:table-cell office:value-type="float" office:value="6.20293525615947" table:style-name="ce1">
            <text:p>6.20293525615947</text:p>
          </table:table-cell>
        </table:table-row>
        <table:table-row table:style-name="ro1">
          <table:table-cell office:value-type="string" table:style-name="ce1">
            <text:p>Marc Bola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Watford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8-029</text:p>
          </table:table-cell>
          <table:table-cell office:value-type="float" office:value="19.9" table:style-name="ce1">
            <text:p>19.9</text:p>
          </table:table-cell>
          <table:table-cell office:value-type="float" office:value="9.39564809273723" table:style-name="ce1">
            <text:p>9.39564809273723</text:p>
          </table:table-cell>
          <table:table-cell office:value-type="float" office:value="12.5263192148625" table:style-name="ce1">
            <text:p>12.5263192148625</text:p>
          </table:table-cell>
          <table:table-cell office:value-type="float" office:value="13.7781283046386" table:style-name="ce1">
            <text:p>13.7781283046386</text:p>
          </table:table-cell>
          <table:table-cell office:value-type="float" office:value="13.2594019362208" table:style-name="ce1">
            <text:p>13.2594019362208</text:p>
          </table:table-cell>
          <table:table-cell office:value-type="float" office:value="16.3824621910566" table:style-name="ce1">
            <text:p>16.3824621910566</text:p>
          </table:table-cell>
          <table:table-cell office:value-type="float" office:value="5.93243479491341" table:style-name="ce1">
            <text:p>5.93243479491341</text:p>
          </table:table-cell>
          <table:table-cell office:value-type="float" office:value="16.6929415079237" table:style-name="ce1">
            <text:p>16.6929415079237</text:p>
          </table:table-cell>
          <table:table-cell office:value-type="float" office:value="7.87795842255474" table:style-name="ce1">
            <text:p>7.87795842255474</text:p>
          </table:table-cell>
          <table:table-cell office:value-type="float" office:value="12.0711453838658" table:style-name="ce1">
            <text:p>12.0711453838658</text:p>
          </table:table-cell>
          <table:table-cell office:value-type="float" office:value="13.5783015947168" table:style-name="ce1">
            <text:p>13.5783015947168</text:p>
          </table:table-cell>
          <table:table-cell office:value-type="float" office:value="9.50750388811714" table:style-name="ce1">
            <text:p>9.50750388811714</text:p>
          </table:table-cell>
        </table:table-row>
        <table:table-row table:style-name="ro1">
          <table:table-cell office:value-type="string" table:style-name="ce1">
            <text:p>Neto Borges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Bristol City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9-116</text:p>
          </table:table-cell>
          <table:table-cell office:value-type="float" office:value="13.8" table:style-name="ce1">
            <text:p>13.8</text:p>
          </table:table-cell>
          <table:table-cell office:value-type="float" office:value="12.0077332520154" table:style-name="ce1">
            <text:p>12.0077332520154</text:p>
          </table:table-cell>
          <table:table-cell office:value-type="float" office:value="8.75141073884744" table:style-name="ce1">
            <text:p>8.75141073884744</text:p>
          </table:table-cell>
          <table:table-cell office:value-type="float" office:value="15.4164149016239" table:style-name="ce1">
            <text:p>15.4164149016239</text:p>
          </table:table-cell>
          <table:table-cell office:value-type="float" office:value="10.6534923804587" table:style-name="ce1">
            <text:p>10.6534923804587</text:p>
          </table:table-cell>
          <table:table-cell office:value-type="float" office:value="13.9879770962396" table:style-name="ce1">
            <text:p>13.9879770962396</text:p>
          </table:table-cell>
          <table:table-cell office:value-type="float" office:value="10.2539709151456" table:style-name="ce1">
            <text:p>10.2539709151456</text:p>
          </table:table-cell>
          <table:table-cell office:value-type="float" office:value="14.2844603093764" table:style-name="ce1">
            <text:p>14.2844603093764</text:p>
          </table:table-cell>
          <table:table-cell office:value-type="float" office:value="7.7926310444742" table:style-name="ce1">
            <text:p>7.7926310444742</text:p>
          </table:table-cell>
          <table:table-cell office:value-type="float" office:value="9.05189469920377" table:style-name="ce1">
            <text:p>9.05189469920377</text:p>
          </table:table-cell>
          <table:table-cell office:value-type="float" office:value="11.1530604025177" table:style-name="ce1">
            <text:p>11.1530604025177</text:p>
          </table:table-cell>
          <table:table-cell office:value-type="float" office:value="11.4800649931144" table:style-name="ce1">
            <text:p>11.4800649931144</text:p>
          </table:table-cell>
        </table:table-row>
        <table:table-row table:style-name="ro1">
          <table:table-cell office:value-type="string" table:style-name="ce1">
            <text:p>Callum Brittain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Middlesbrough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7-301</text:p>
          </table:table-cell>
          <table:table-cell office:value-type="float" office:value="23.4" table:style-name="ce1">
            <text:p>23.4</text:p>
          </table:table-cell>
          <table:table-cell office:value-type="float" office:value="11.3076671689384" table:style-name="ce1">
            <text:p>11.3076671689384</text:p>
          </table:table-cell>
          <table:table-cell office:value-type="float" office:value="15.2998449342459" table:style-name="ce1">
            <text:p>15.2998449342459</text:p>
          </table:table-cell>
          <table:table-cell office:value-type="float" office:value="16.4299910846413" table:style-name="ce1">
            <text:p>16.4299910846413</text:p>
          </table:table-cell>
          <table:table-cell office:value-type="float" office:value="16.05680974054" table:style-name="ce1">
            <text:p>16.05680974054</text:p>
          </table:table-cell>
          <table:table-cell office:value-type="float" office:value="16.8159578488694" table:style-name="ce1">
            <text:p>16.8159578488694</text:p>
          </table:table-cell>
          <table:table-cell office:value-type="float" office:value="9.16716988190699" table:style-name="ce1">
            <text:p>9.16716988190699</text:p>
          </table:table-cell>
          <table:table-cell office:value-type="float" office:value="17.3442031304768" table:style-name="ce1">
            <text:p>17.3442031304768</text:p>
          </table:table-cell>
          <table:table-cell office:value-type="float" office:value="8.83117776956457" table:style-name="ce1">
            <text:p>8.83117776956457</text:p>
          </table:table-cell>
          <table:table-cell office:value-type="float" office:value="9.05189469920377" table:style-name="ce1">
            <text:p>9.05189469920377</text:p>
          </table:table-cell>
          <table:table-cell office:value-type="float" office:value="12.9616876053321" table:style-name="ce1">
            <text:p>12.9616876053321</text:p>
          </table:table-cell>
          <table:table-cell office:value-type="float" office:value="8.86622527131686" table:style-name="ce1">
            <text:p>8.86622527131686</text:p>
          </table:table-cell>
        </table:table-row>
        <table:table-row table:style-name="ro1">
          <table:table-cell office:value-type="string" table:style-name="ce1">
            <text:p>Ciaron Brown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Oxford United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7-358</text:p>
          </table:table-cell>
          <table:table-cell office:value-type="float" office:value="15.9" table:style-name="ce1">
            <text:p>15.9</text:p>
          </table:table-cell>
          <table:table-cell office:value-type="float" office:value="7.94065677725185" table:style-name="ce1">
            <text:p>7.94065677725185</text:p>
          </table:table-cell>
          <table:table-cell office:value-type="float" office:value="9.23233555386249" table:style-name="ce1">
            <text:p>9.23233555386249</text:p>
          </table:table-cell>
          <table:table-cell office:value-type="float" office:value="6.94882110331384" table:style-name="ce1">
            <text:p>6.94882110331384</text:p>
          </table:table-cell>
          <table:table-cell office:value-type="float" office:value="8.22587378278552" table:style-name="ce1">
            <text:p>8.22587378278552</text:p>
          </table:table-cell>
          <table:table-cell office:value-type="float" office:value="6.03297084208043" table:style-name="ce1">
            <text:p>6.03297084208043</text:p>
          </table:table-cell>
          <table:table-cell office:value-type="float" office:value="13.8347984773691" table:style-name="ce1">
            <text:p>13.8347984773691</text:p>
          </table:table-cell>
          <table:table-cell office:value-type="float" office:value="6.20740736292405" table:style-name="ce1">
            <text:p>6.20740736292405</text:p>
          </table:table-cell>
          <table:table-cell office:value-type="float" office:value="9.26905423970174" table:style-name="ce1">
            <text:p>9.26905423970174</text:p>
          </table:table-cell>
          <table:table-cell office:value-type="float" office:value="11.5045394443793" table:style-name="ce1">
            <text:p>11.5045394443793</text:p>
          </table:table-cell>
          <table:table-cell office:value-type="float" office:value="14.9027789290112" table:style-name="ce1">
            <text:p>14.9027789290112</text:p>
          </table:table-cell>
          <table:table-cell office:value-type="float" office:value="6.99379480553212" table:style-name="ce1">
            <text:p>6.99379480553212</text:p>
          </table:table-cell>
        </table:table-row>
        <table:table-row table:style-name="ro1">
          <table:table-cell office:value-type="string" table:style-name="ce1">
            <text:p>Joe Bryan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Millwall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2-112</text:p>
          </table:table-cell>
          <table:table-cell office:value-type="float" office:value="7.7" table:style-name="ce1">
            <text:p>7.7</text:p>
          </table:table-cell>
          <table:table-cell office:value-type="float" office:value="8.87463987133263" table:style-name="ce1">
            <text:p>8.87463987133263</text:p>
          </table:table-cell>
          <table:table-cell office:value-type="float" office:value="7.61720083240313" table:style-name="ce1">
            <text:p>7.61720083240313</text:p>
          </table:table-cell>
          <table:table-cell office:value-type="float" office:value="6.79896796933732" table:style-name="ce1">
            <text:p>6.79896796933732</text:p>
          </table:table-cell>
          <table:table-cell office:value-type="float" office:value="11.2838434552076" table:style-name="ce1">
            <text:p>11.2838434552076</text:p>
          </table:table-cell>
          <table:table-cell office:value-type="float" office:value="10.2630110587535" table:style-name="ce1">
            <text:p>10.2630110587535</text:p>
          </table:table-cell>
          <table:table-cell office:value-type="float" office:value="12.7906438265652" table:style-name="ce1">
            <text:p>12.7906438265652</text:p>
          </table:table-cell>
          <table:table-cell office:value-type="float" office:value="8.62937180881216" table:style-name="ce1">
            <text:p>8.62937180881216</text:p>
          </table:table-cell>
          <table:table-cell office:value-type="float" office:value="6.63696634683019" table:style-name="ce1">
            <text:p>6.63696634683019</text:p>
          </table:table-cell>
          <table:table-cell office:value-type="float" office:value="5.79888718811103" table:style-name="ce1">
            <text:p>5.79888718811103</text:p>
          </table:table-cell>
          <table:table-cell office:value-type="float" office:value="7.69404292793067" table:style-name="ce1">
            <text:p>7.69404292793067</text:p>
          </table:table-cell>
          <table:table-cell office:value-type="float" office:value="8.1053031477639" table:style-name="ce1">
            <text:p>8.1053031477639</text:p>
          </table:table-cell>
        </table:table-row>
        <table:table-row table:style-name="ro1">
          <table:table-cell office:value-type="string" table:style-name="ce1">
            <text:p>Cameron Burgess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wansea City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0-078</text:p>
          </table:table-cell>
          <table:table-cell office:value-type="float" office:value="26" table:style-name="ce1">
            <text:p>26</text:p>
          </table:table-cell>
          <table:table-cell office:value-type="float" office:value="6.69424381658506" table:style-name="ce1">
            <text:p>6.69424381658506</text:p>
          </table:table-cell>
          <table:table-cell office:value-type="float" office:value="16.6810357189755" table:style-name="ce1">
            <text:p>16.6810357189755</text:p>
          </table:table-cell>
          <table:table-cell office:value-type="float" office:value="6.79896796933732" table:style-name="ce1">
            <text:p>6.79896796933732</text:p>
          </table:table-cell>
          <table:table-cell office:value-type="float" office:value="15.2379836176426" table:style-name="ce1">
            <text:p>15.2379836176426</text:p>
          </table:table-cell>
          <table:table-cell office:value-type="float" office:value="7.71734895940326" table:style-name="ce1">
            <text:p>7.71734895940326</text:p>
          </table:table-cell>
          <table:table-cell/>
          <table:table-cell office:value-type="float" office:value="7.1762541026532" table:style-name="ce1">
            <text:p>7.1762541026532</text:p>
          </table:table-cell>
          <table:table-cell office:value-type="float" office:value="7.62289268173987" table:style-name="ce1">
            <text:p>7.62289268173987</text:p>
          </table:table-cell>
          <table:table-cell office:value-type="float" office:value="10.6103056543284" table:style-name="ce1">
            <text:p>10.6103056543284</text:p>
          </table:table-cell>
          <table:table-cell office:value-type="float" office:value="17.0245905042422" table:style-name="ce1">
            <text:p>17.0245905042422</text:p>
          </table:table-cell>
          <table:table-cell office:value-type="float" office:value="12.4896420822949" table:style-name="ce1">
            <text:p>12.4896420822949</text:p>
          </table:table-cell>
        </table:table-row>
        <table:table-row table:style-name="ro1">
          <table:table-cell office:value-type="string" table:style-name="ce1">
            <text:p>Harrison Burrows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heffield Utd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3-360</text:p>
          </table:table-cell>
          <table:table-cell office:value-type="float" office:value="14.7" table:style-name="ce1">
            <text:p>14.7</text:p>
          </table:table-cell>
          <table:table-cell office:value-type="float" office:value="12.3103150094966" table:style-name="ce1">
            <text:p>12.3103150094966</text:p>
          </table:table-cell>
          <table:table-cell office:value-type="float" office:value="11.638640975463" table:style-name="ce1">
            <text:p>11.638640975463</text:p>
          </table:table-cell>
          <table:table-cell office:value-type="float" office:value="16.1263165949599" table:style-name="ce1">
            <text:p>16.1263165949599</text:p>
          </table:table-cell>
          <table:table-cell office:value-type="float" office:value="12.5748952169316" table:style-name="ce1">
            <text:p>12.5748952169316</text:p>
          </table:table-cell>
          <table:table-cell office:value-type="float" office:value="15.6976145379864" table:style-name="ce1">
            <text:p>15.6976145379864</text:p>
          </table:table-cell>
          <table:table-cell office:value-type="float" office:value="6.74104949243679" table:style-name="ce1">
            <text:p>6.74104949243679</text:p>
          </table:table-cell>
          <table:table-cell office:value-type="float" office:value="15.543489206983" table:style-name="ce1">
            <text:p>15.543489206983</text:p>
          </table:table-cell>
          <table:table-cell office:value-type="float" office:value="8.3084698860784" table:style-name="ce1">
            <text:p>8.3084698860784</text:p>
          </table:table-cell>
          <table:table-cell office:value-type="float" office:value="13.1135591045367" table:style-name="ce1">
            <text:p>13.1135591045367</text:p>
          </table:table-cell>
          <table:table-cell office:value-type="float" office:value="10.4903731426637" table:style-name="ce1">
            <text:p>10.4903731426637</text:p>
          </table:table-cell>
          <table:table-cell office:value-type="float" office:value="8.89748317938195" table:style-name="ce1">
            <text:p>8.89748317938195</text:p>
          </table:table-cell>
        </table:table-row>
        <table:table-row table:style-name="ro1">
          <table:table-cell office:value-type="string" table:style-name="ce1">
            <text:p>Ben Cabango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wansea City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222</text:p>
          </table:table-cell>
          <table:table-cell office:value-type="float" office:value="24.8" table:style-name="ce1">
            <text:p>24.8</text:p>
          </table:table-cell>
          <table:table-cell office:value-type="float" office:value="5.66087870897592" table:style-name="ce1">
            <text:p>5.66087870897592</text:p>
          </table:table-cell>
          <table:table-cell office:value-type="float" office:value="16.4324116333824" table:style-name="ce1">
            <text:p>16.4324116333824</text:p>
          </table:table-cell>
          <table:table-cell office:value-type="float" office:value="6.79896796933732" table:style-name="ce1">
            <text:p>6.79896796933732</text:p>
          </table:table-cell>
          <table:table-cell office:value-type="float" office:value="14.9790658079402" table:style-name="ce1">
            <text:p>14.9790658079402</text:p>
          </table:table-cell>
          <table:table-cell office:value-type="float" office:value="9.53554785948643" table:style-name="ce1">
            <text:p>9.53554785948643</text:p>
          </table:table-cell>
          <table:table-cell office:value-type="float" office:value="8.16722500830589" table:style-name="ce1">
            <text:p>8.16722500830589</text:p>
          </table:table-cell>
          <table:table-cell office:value-type="float" office:value="6.68250065628832" table:style-name="ce1">
            <text:p>6.68250065628832</text:p>
          </table:table-cell>
          <table:table-cell office:value-type="float" office:value="8.3084698860784" table:style-name="ce1">
            <text:p>8.3084698860784</text:p>
          </table:table-cell>
          <table:table-cell office:value-type="float" office:value="12.8653487059449" table:style-name="ce1">
            <text:p>12.8653487059449</text:p>
          </table:table-cell>
          <table:table-cell office:value-type="float" office:value="16.6649644251344" table:style-name="ce1">
            <text:p>16.6649644251344</text:p>
          </table:table-cell>
          <table:table-cell office:value-type="float" office:value="10.9658351352988" table:style-name="ce1">
            <text:p>10.9658351352988</text:p>
          </table:table-cell>
        </table:table-row>
        <table:table-row table:style-name="ro1">
          <table:table-cell office:value-type="string" table:style-name="ce1">
            <text:p>George Campbell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West Brom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4-199</text:p>
          </table:table-cell>
          <table:table-cell office:value-type="float" office:value="19.6" table:style-name="ce1">
            <text:p>19.6</text:p>
          </table:table-cell>
          <table:table-cell office:value-type="float" office:value="9.84101406446978" table:style-name="ce1">
            <text:p>9.84101406446978</text:p>
          </table:table-cell>
          <table:table-cell office:value-type="float" office:value="14.7182249555608" table:style-name="ce1">
            <text:p>14.7182249555608</text:p>
          </table:table-cell>
          <table:table-cell office:value-type="float" office:value="13.1854294873086" table:style-name="ce1">
            <text:p>13.1854294873086</text:p>
          </table:table-cell>
          <table:table-cell office:value-type="float" office:value="13.5052614076212" table:style-name="ce1">
            <text:p>13.5052614076212</text:p>
          </table:table-cell>
          <table:table-cell office:value-type="float" office:value="12.307351386824" table:style-name="ce1">
            <text:p>12.307351386824</text:p>
          </table:table-cell>
          <table:table-cell office:value-type="float" office:value="9.79413454860782" table:style-name="ce1">
            <text:p>9.79413454860782</text:p>
          </table:table-cell>
          <table:table-cell office:value-type="float" office:value="12.8367718663802" table:style-name="ce1">
            <text:p>12.8367718663802</text:p>
          </table:table-cell>
          <table:table-cell office:value-type="float" office:value="9.26905423970174" table:style-name="ce1">
            <text:p>9.26905423970174</text:p>
          </table:table-cell>
          <table:table-cell office:value-type="float" office:value="14.017204160795" table:style-name="ce1">
            <text:p>14.017204160795</text:p>
          </table:table-cell>
          <table:table-cell office:value-type="float" office:value="13.1092623027156" table:style-name="ce1">
            <text:p>13.1092623027156</text:p>
          </table:table-cell>
          <table:table-cell office:value-type="float" office:value="12.5812593650809" table:style-name="ce1">
            <text:p>12.5812593650809</text:p>
          </table:table-cell>
        </table:table-row>
        <table:table-row table:style-name="ro1">
          <table:table-cell office:value-type="string" table:style-name="ce1">
            <text:p>Hamza Choudhury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Leicester City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28-098</text:p>
          </table:table-cell>
          <table:table-cell office:value-type="float" office:value="10" table:style-name="ce1">
            <text:p>10</text:p>
          </table:table-cell>
          <table:table-cell office:value-type="float" office:value="7.98923626005841" table:style-name="ce1">
            <text:p>7.98923626005841</text:p>
          </table:table-cell>
          <table:table-cell office:value-type="float" office:value="9.80111619223292" table:style-name="ce1">
            <text:p>9.80111619223292</text:p>
          </table:table-cell>
          <table:table-cell office:value-type="float" office:value="8.19629800124954" table:style-name="ce1">
            <text:p>8.19629800124954</text:p>
          </table:table-cell>
          <table:table-cell office:value-type="float" office:value="9.74233356548829" table:style-name="ce1">
            <text:p>9.74233356548829</text:p>
          </table:table-cell>
          <table:table-cell office:value-type="float" office:value="8.80252760553828" table:style-name="ce1">
            <text:p>8.80252760553828</text:p>
          </table:table-cell>
          <table:table-cell office:value-type="float" office:value="7.30311750467551" table:style-name="ce1">
            <text:p>7.30311750467551</text:p>
          </table:table-cell>
          <table:table-cell office:value-type="float" office:value="8.10163060630294" table:style-name="ce1">
            <text:p>8.10163060630294</text:p>
          </table:table-cell>
          <table:table-cell office:value-type="float" office:value="6.63696634683019" table:style-name="ce1">
            <text:p>6.63696634683019</text:p>
          </table:table-cell>
          <table:table-cell office:value-type="float" office:value="5.79888718811103" table:style-name="ce1">
            <text:p>5.79888718811103</text:p>
          </table:table-cell>
          <table:table-cell office:value-type="float" office:value="9.74765241658824" table:style-name="ce1">
            <text:p>9.74765241658824</text:p>
          </table:table-cell>
          <table:table-cell office:value-type="float" office:value="10.0675942444419" table:style-name="ce1">
            <text:p>10.0675942444419</text:p>
          </table:table-cell>
        </table:table-row>
        <table:table-row table:style-name="ro1">
          <table:table-cell office:value-type="string" table:style-name="ce1">
            <text:p>Matthew Clarke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Derby County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9-107</text:p>
          </table:table-cell>
          <table:table-cell office:value-type="float" office:value="26" table:style-name="ce1">
            <text:p>26</text:p>
          </table:table-cell>
          <table:table-cell office:value-type="float" office:value="6.35995574286591" table:style-name="ce1">
            <text:p>6.35995574286591</text:p>
          </table:table-cell>
          <table:table-cell office:value-type="float" office:value="13.9172921544519" table:style-name="ce1">
            <text:p>13.9172921544519</text:p>
          </table:table-cell>
          <table:table-cell office:value-type="float" office:value="12.3973330792342" table:style-name="ce1">
            <text:p>12.3973330792342</text:p>
          </table:table-cell>
          <table:table-cell office:value-type="float" office:value="10.7174619182568" table:style-name="ce1">
            <text:p>10.7174619182568</text:p>
          </table:table-cell>
          <table:table-cell office:value-type="float" office:value="8.80252760553828" table:style-name="ce1">
            <text:p>8.80252760553828</text:p>
          </table:table-cell>
          <table:table-cell office:value-type="float" office:value="9.41834383192036" table:style-name="ce1">
            <text:p>9.41834383192036</text:p>
          </table:table-cell>
          <table:table-cell office:value-type="float" office:value="7.27697406708872" table:style-name="ce1">
            <text:p>7.27697406708872</text:p>
          </table:table-cell>
          <table:table-cell office:value-type="float" office:value="6.95859434573786" table:style-name="ce1">
            <text:p>6.95859434573786</text:p>
          </table:table-cell>
          <table:table-cell office:value-type="float" office:value="11.5045394443793" table:style-name="ce1">
            <text:p>11.5045394443793</text:p>
          </table:table-cell>
          <table:table-cell office:value-type="float" office:value="17.0983934027696" table:style-name="ce1">
            <text:p>17.0983934027696</text:p>
          </table:table-cell>
          <table:table-cell office:value-type="float" office:value="10.5588196353022" table:style-name="ce1">
            <text:p>10.5588196353022</text:p>
          </table:table-cell>
        </table:table-row>
        <table:table-row table:style-name="ro1">
          <table:table-cell office:value-type="string" table:style-name="ce1">
            <text:p>Max Cleworth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Wrexham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3-151</text:p>
          </table:table-cell>
          <table:table-cell office:value-type="float" office:value="25" table:style-name="ce1">
            <text:p>25</text:p>
          </table:table-cell>
          <table:table-cell office:value-type="float" office:value="6.96826042317212" table:style-name="ce1">
            <text:p>6.96826042317212</text:p>
          </table:table-cell>
          <table:table-cell office:value-type="float" office:value="14.9357511900958" table:style-name="ce1">
            <text:p>14.9357511900958</text:p>
          </table:table-cell>
          <table:table-cell office:value-type="float" office:value="13.6644156357787" table:style-name="ce1">
            <text:p>13.6644156357787</text:p>
          </table:table-cell>
          <table:table-cell office:value-type="float" office:value="14.3880109472031" table:style-name="ce1">
            <text:p>14.3880109472031</text:p>
          </table:table-cell>
          <table:table-cell office:value-type="float" office:value="9.90067886348521" table:style-name="ce1">
            <text:p>9.90067886348521</text:p>
          </table:table-cell>
          <table:table-cell office:value-type="float" office:value="13.8347984773691" table:style-name="ce1">
            <text:p>13.8347984773691</text:p>
          </table:table-cell>
          <table:table-cell office:value-type="float" office:value="8.52332734348782" table:style-name="ce1">
            <text:p>8.52332734348782</text:p>
          </table:table-cell>
          <table:table-cell office:value-type="float" office:value="7.96356800040959" table:style-name="ce1">
            <text:p>7.96356800040959</text:p>
          </table:table-cell>
          <table:table-cell office:value-type="float" office:value="14.017204160795" table:style-name="ce1">
            <text:p>14.017204160795</text:p>
          </table:table-cell>
          <table:table-cell office:value-type="float" office:value="16.0856530705788" table:style-name="ce1">
            <text:p>16.0856530705788</text:p>
          </table:table-cell>
          <table:table-cell office:value-type="float" office:value="12.7487789165104" table:style-name="ce1">
            <text:p>12.7487789165104</text:p>
          </table:table-cell>
        </table:table-row>
        <table:table-row table:style-name="ro1">
          <table:table-cell office:value-type="string" table:style-name="ce1">
            <text:p>Alex Cochrane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Birmingham City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261</text:p>
          </table:table-cell>
          <table:table-cell office:value-type="float" office:value="17" table:style-name="ce1">
            <text:p>17</text:p>
          </table:table-cell>
          <table:table-cell office:value-type="float" office:value="10.4527191866448" table:style-name="ce1">
            <text:p>10.4527191866448</text:p>
          </table:table-cell>
          <table:table-cell office:value-type="float" office:value="12.9999552764521" table:style-name="ce1">
            <text:p>12.9999552764521</text:p>
          </table:table-cell>
          <table:table-cell office:value-type="float" office:value="15.5536541981652" table:style-name="ce1">
            <text:p>15.5536541981652</text:p>
          </table:table-cell>
          <table:table-cell office:value-type="float" office:value="15.4739084600719" table:style-name="ce1">
            <text:p>15.4739084600719</text:p>
          </table:table-cell>
          <table:table-cell office:value-type="float" office:value="10.6211833125734" table:style-name="ce1">
            <text:p>10.6211833125734</text:p>
          </table:table-cell>
          <table:table-cell office:value-type="float" office:value="8.16722500830589" table:style-name="ce1">
            <text:p>8.16722500830589</text:p>
          </table:table-cell>
          <table:table-cell office:value-type="float" office:value="10.3268013877185" table:style-name="ce1">
            <text:p>10.3268013877185</text:p>
          </table:table-cell>
          <table:table-cell office:value-type="float" office:value="8.65642913489918" table:style-name="ce1">
            <text:p>8.65642913489918</text:p>
          </table:table-cell>
          <table:table-cell office:value-type="float" office:value="9.36643589935653" table:style-name="ce1">
            <text:p>9.36643589935653</text:p>
          </table:table-cell>
          <table:table-cell office:value-type="float" office:value="9.93467510185469" table:style-name="ce1">
            <text:p>9.93467510185469</text:p>
          </table:table-cell>
          <table:table-cell office:value-type="float" office:value="7.51186813084361" table:style-name="ce1">
            <text:p>7.51186813084361</text:p>
          </table:table-cell>
        </table:table-row>
        <table:table-row table:style-name="ro1">
          <table:table-cell office:value-type="string" table:style-name="ce1">
            <text:p>Steve Cook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QPR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4-263</text:p>
          </table:table-cell>
          <table:table-cell office:value-type="float" office:value="16.3" table:style-name="ce1">
            <text:p>16.3</text:p>
          </table:table-cell>
          <table:table-cell office:value-type="float" office:value="6.01443710497313" table:style-name="ce1">
            <text:p>6.01443710497313</text:p>
          </table:table-cell>
          <table:table-cell office:value-type="float" office:value="10.8189670398684" table:style-name="ce1">
            <text:p>10.8189670398684</text:p>
          </table:table-cell>
          <table:table-cell office:value-type="float" office:value="6.6507836821094" table:style-name="ce1">
            <text:p>6.6507836821094</text:p>
          </table:table-cell>
          <table:table-cell office:value-type="float" office:value="10.3310712421616" table:style-name="ce1">
            <text:p>10.3310712421616</text:p>
          </table:table-cell>
          <table:table-cell office:value-type="float" office:value="7.71734895940326" table:style-name="ce1">
            <text:p>7.71734895940326</text:p>
          </table:table-cell>
          <table:table-cell/>
          <table:table-cell office:value-type="float" office:value="7.07615540036301" table:style-name="ce1">
            <text:p>7.07615540036301</text:p>
          </table:table-cell>
          <table:table-cell office:value-type="float" office:value="7.12221575751077" table:style-name="ce1">
            <text:p>7.12221575751077</text:p>
          </table:table-cell>
          <table:table-cell office:value-type="float" office:value="8.11400013195073" table:style-name="ce1">
            <text:p>8.11400013195073</text:p>
          </table:table-cell>
          <table:table-cell office:value-type="float" office:value="12.760138639495" table:style-name="ce1">
            <text:p>12.760138639495</text:p>
          </table:table-cell>
          <table:table-cell office:value-type="float" office:value="4.92752515226609" table:style-name="ce1">
            <text:p>4.92752515226609</text:p>
          </table:table-cell>
        </table:table-row>
        <table:table-row table:style-name="ro1">
          <table:table-cell office:value-type="string" table:style-name="ce1">
            <text:p>Jake Cooper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Millwall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0-338</text:p>
          </table:table-cell>
          <table:table-cell office:value-type="float" office:value="25" table:style-name="ce1">
            <text:p>25</text:p>
          </table:table-cell>
          <table:table-cell office:value-type="float" office:value="7.43639560730082" table:style-name="ce1">
            <text:p>7.43639560730082</text:p>
          </table:table-cell>
          <table:table-cell office:value-type="float" office:value="13.3500551280454" table:style-name="ce1">
            <text:p>13.3500551280454</text:p>
          </table:table-cell>
          <table:table-cell office:value-type="float" office:value="12.2583687177045" table:style-name="ce1">
            <text:p>12.2583687177045</text:p>
          </table:table-cell>
          <table:table-cell office:value-type="float" office:value="12.0068306569862" table:style-name="ce1">
            <text:p>12.0068306569862</text:p>
          </table:table-cell>
          <table:table-cell office:value-type="float" office:value="6.03297084208043" table:style-name="ce1">
            <text:p>6.03297084208043</text:p>
          </table:table-cell>
          <table:table-cell office:value-type="float" office:value="3.31701236939274" table:style-name="ce1">
            <text:p>3.31701236939274</text:p>
          </table:table-cell>
          <table:table-cell office:value-type="float" office:value="6.77985256439764" table:style-name="ce1">
            <text:p>6.77985256439764</text:p>
          </table:table-cell>
          <table:table-cell office:value-type="float" office:value="8.3084698860784" table:style-name="ce1">
            <text:p>8.3084698860784</text:p>
          </table:table-cell>
          <table:table-cell office:value-type="float" office:value="16.1854844849824" table:style-name="ce1">
            <text:p>16.1854844849824</text:p>
          </table:table-cell>
          <table:table-cell office:value-type="float" office:value="16.3492313845254" table:style-name="ce1">
            <text:p>16.3492313845254</text:p>
          </table:table-cell>
          <table:table-cell office:value-type="float" office:value="9.05387400222569" table:style-name="ce1">
            <text:p>9.05387400222569</text:p>
          </table:table-cell>
        </table:table-row>
        <table:table-row table:style-name="ro1">
          <table:table-cell office:value-type="string" table:style-name="ce1">
            <text:p>José Cordoba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Norwich City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4-307</text:p>
          </table:table-cell>
          <table:table-cell office:value-type="float" office:value="7.4" table:style-name="ce1">
            <text:p>7.4</text:p>
          </table:table-cell>
          <table:table-cell office:value-type="float" office:value="7.3889996043648" table:style-name="ce1">
            <text:p>7.3889996043648</text:p>
          </table:table-cell>
          <table:table-cell office:value-type="float" office:value="8.28584995106403" table:style-name="ce1">
            <text:p>8.28584995106403</text:p>
          </table:table-cell>
          <table:table-cell office:value-type="float" office:value="9.65233221479814" table:style-name="ce1">
            <text:p>9.65233221479814</text:p>
          </table:table-cell>
          <table:table-cell office:value-type="float" office:value="9.28013021833943" table:style-name="ce1">
            <text:p>9.28013021833943</text:p>
          </table:table-cell>
          <table:table-cell office:value-type="float" office:value="6.3522662642345" table:style-name="ce1">
            <text:p>6.3522662642345</text:p>
          </table:table-cell>
          <table:table-cell office:value-type="float" office:value="6.54737931505377" table:style-name="ce1">
            <text:p>6.54737931505377</text:p>
          </table:table-cell>
          <table:table-cell office:value-type="float" office:value="6.1148698440844" table:style-name="ce1">
            <text:p>6.1148698440844</text:p>
          </table:table-cell>
          <table:table-cell office:value-type="float" office:value="6.63696634683019" table:style-name="ce1">
            <text:p>6.63696634683019</text:p>
          </table:table-cell>
          <table:table-cell office:value-type="float" office:value="6.06537796090753" table:style-name="ce1">
            <text:p>6.06537796090753</text:p>
          </table:table-cell>
          <table:table-cell office:value-type="float" office:value="7.57289210594259" table:style-name="ce1">
            <text:p>7.57289210594259</text:p>
          </table:table-cell>
          <table:table-cell office:value-type="float" office:value="7.64749085206359" table:style-name="ce1">
            <text:p>7.64749085206359</text:p>
          </table:table-cell>
        </table:table-row>
        <table:table-row table:style-name="ro1">
          <table:table-cell office:value-type="string" table:style-name="ce1">
            <text:p>Lewie Coyle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Hull City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0-084</text:p>
          </table:table-cell>
          <table:table-cell office:value-type="float" office:value="17.7" table:style-name="ce1">
            <text:p>17.7</text:p>
          </table:table-cell>
          <table:table-cell office:value-type="float" office:value="9.34603791004306" table:style-name="ce1">
            <text:p>9.34603791004306</text:p>
          </table:table-cell>
          <table:table-cell office:value-type="float" office:value="11.2281976877874" table:style-name="ce1">
            <text:p>11.2281976877874</text:p>
          </table:table-cell>
          <table:table-cell office:value-type="float" office:value="15.6828942602335" table:style-name="ce1">
            <text:p>15.6828942602335</text:p>
          </table:table-cell>
          <table:table-cell office:value-type="float" office:value="12.8987590682448" table:style-name="ce1">
            <text:p>12.8987590682448</text:p>
          </table:table-cell>
          <table:table-cell office:value-type="float" office:value="14.2253655192323" table:style-name="ce1">
            <text:p>14.2253655192323</text:p>
          </table:table-cell>
          <table:table-cell office:value-type="float" office:value="8.86582533649648" table:style-name="ce1">
            <text:p>8.86582533649648</text:p>
          </table:table-cell>
          <table:table-cell office:value-type="float" office:value="13.4136147814951" table:style-name="ce1">
            <text:p>13.4136147814951</text:p>
          </table:table-cell>
          <table:table-cell office:value-type="float" office:value="7.12221575751077" table:style-name="ce1">
            <text:p>7.12221575751077</text:p>
          </table:table-cell>
          <table:table-cell office:value-type="float" office:value="6.06537796090753" table:style-name="ce1">
            <text:p>6.06537796090753</text:p>
          </table:table-cell>
          <table:table-cell office:value-type="float" office:value="10.7338354669587" table:style-name="ce1">
            <text:p>10.7338354669587</text:p>
          </table:table-cell>
          <table:table-cell office:value-type="float" office:value="11.0848187253371" table:style-name="ce1">
            <text:p>11.0848187253371</text:p>
          </table:table-cell>
        </table:table-row>
        <table:table-row table:style-name="ro1">
          <table:table-cell office:value-type="string" table:style-name="ce1">
            <text:p>Tristan Crama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Millwall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4-060</text:p>
          </table:table-cell>
          <table:table-cell office:value-type="float" office:value="25.7" table:style-name="ce1">
            <text:p>25.7</text:p>
          </table:table-cell>
          <table:table-cell office:value-type="float" office:value="9.51959748997707" table:style-name="ce1">
            <text:p>9.51959748997707</text:p>
          </table:table-cell>
          <table:table-cell office:value-type="float" office:value="12.2024226910225" table:style-name="ce1">
            <text:p>12.2024226910225</text:p>
          </table:table-cell>
          <table:table-cell office:value-type="float" office:value="15.036346456798" table:style-name="ce1">
            <text:p>15.036346456798</text:p>
          </table:table-cell>
          <table:table-cell office:value-type="float" office:value="14.6589217756083" table:style-name="ce1">
            <text:p>14.6589217756083</text:p>
          </table:table-cell>
          <table:table-cell office:value-type="float" office:value="16.077530025204" table:style-name="ce1">
            <text:p>16.077530025204</text:p>
          </table:table-cell>
          <table:table-cell office:value-type="float" office:value="10.5121856298936" table:style-name="ce1">
            <text:p>10.5121856298936</text:p>
          </table:table-cell>
          <table:table-cell office:value-type="float" office:value="14.9510493484252" table:style-name="ce1">
            <text:p>14.9510493484252</text:p>
          </table:table-cell>
          <table:table-cell office:value-type="float" office:value="9.26905423970174" table:style-name="ce1">
            <text:p>9.26905423970174</text:p>
          </table:table-cell>
          <table:table-cell office:value-type="float" office:value="14.5991776759798" table:style-name="ce1">
            <text:p>14.5991776759798</text:p>
          </table:table-cell>
          <table:table-cell office:value-type="float" office:value="16.6993957319708" table:style-name="ce1">
            <text:p>16.6993957319708</text:p>
          </table:table-cell>
          <table:table-cell office:value-type="float" office:value="11.4366631105152" table:style-name="ce1">
            <text:p>11.4366631105152</text:p>
          </table:table-cell>
        </table:table-row>
        <table:table-row table:style-name="ro1">
          <table:table-cell office:value-type="string" table:style-name="ce1">
            <text:p>Aaron Cresswell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toke City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6-023</text:p>
          </table:table-cell>
          <table:table-cell office:value-type="float" office:value="16.9" table:style-name="ce1">
            <text:p>16.9</text:p>
          </table:table-cell>
          <table:table-cell office:value-type="float" office:value="9.32122806828489" table:style-name="ce1">
            <text:p>9.32122806828489</text:p>
          </table:table-cell>
          <table:table-cell office:value-type="float" office:value="13.4811569749458" table:style-name="ce1">
            <text:p>13.4811569749458</text:p>
          </table:table-cell>
          <table:table-cell office:value-type="float" office:value="12.6689315690934" table:style-name="ce1">
            <text:p>12.6689315690934</text:p>
          </table:table-cell>
          <table:table-cell office:value-type="float" office:value="14.6960423010006" table:style-name="ce1">
            <text:p>14.6960423010006</text:p>
          </table:table-cell>
          <table:table-cell office:value-type="float" office:value="12.9147793773659" table:style-name="ce1">
            <text:p>12.9147793773659</text:p>
          </table:table-cell>
          <table:table-cell office:value-type="float" office:value="5.06600151129746" table:style-name="ce1">
            <text:p>5.06600151129746</text:p>
          </table:table-cell>
          <table:table-cell office:value-type="float" office:value="11.643438757125" table:style-name="ce1">
            <text:p>11.643438757125</text:p>
          </table:table-cell>
          <table:table-cell office:value-type="float" office:value="7.12221575751077" table:style-name="ce1">
            <text:p>7.12221575751077</text:p>
          </table:table-cell>
          <table:table-cell office:value-type="float" office:value="6.90888541081093" table:style-name="ce1">
            <text:p>6.90888541081093</text:p>
          </table:table-cell>
          <table:table-cell office:value-type="float" office:value="8.61997972113698" table:style-name="ce1">
            <text:p>8.61997972113698</text:p>
          </table:table-cell>
          <table:table-cell office:value-type="float" office:value="11.0402937071904" table:style-name="ce1">
            <text:p>11.0402937071904</text:p>
          </table:table-cell>
        </table:table-row>
        <table:table-row table:style-name="ro1">
          <table:table-cell office:value-type="string" table:style-name="ce1">
            <text:p>Jack Currie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Oxford United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3-074</text:p>
          </table:table-cell>
          <table:table-cell office:value-type="float" office:value="15.2" table:style-name="ce1">
            <text:p>15.2</text:p>
          </table:table-cell>
          <table:table-cell office:value-type="float" office:value="10.3799224428479" table:style-name="ce1">
            <text:p>10.3799224428479</text:p>
          </table:table-cell>
          <table:table-cell office:value-type="float" office:value="8.58737667536298" table:style-name="ce1">
            <text:p>8.58737667536298</text:p>
          </table:table-cell>
          <table:table-cell office:value-type="float" office:value="11.6828756028053" table:style-name="ce1">
            <text:p>11.6828756028053</text:p>
          </table:table-cell>
          <table:table-cell office:value-type="float" office:value="9.08167938089191" table:style-name="ce1">
            <text:p>9.08167938089191</text:p>
          </table:table-cell>
          <table:table-cell office:value-type="float" office:value="13.2013206796357" table:style-name="ce1">
            <text:p>13.2013206796357</text:p>
          </table:table-cell>
          <table:table-cell office:value-type="float" office:value="6.78705397467831" table:style-name="ce1">
            <text:p>6.78705397467831</text:p>
          </table:table-cell>
          <table:table-cell office:value-type="float" office:value="13.0900241127125" table:style-name="ce1">
            <text:p>13.0900241127125</text:p>
          </table:table-cell>
          <table:table-cell office:value-type="float" office:value="7.20467818172851" table:style-name="ce1">
            <text:p>7.20467818172851</text:p>
          </table:table-cell>
          <table:table-cell office:value-type="float" office:value="6.33954172817173" table:style-name="ce1">
            <text:p>6.33954172817173</text:p>
          </table:table-cell>
          <table:table-cell office:value-type="float" office:value="13.2059068471845" table:style-name="ce1">
            <text:p>13.2059068471845</text:p>
          </table:table-cell>
          <table:table-cell office:value-type="float" office:value="12.1136555510797" table:style-name="ce1">
            <text:p>12.1136555510797</text:p>
          </table:table-cell>
        </table:table-row>
        <table:table-row table:style-name="ro1">
          <table:table-cell office:value-type="string" table:style-name="ce1">
            <text:p>Harry Darling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Norwich City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152</text:p>
          </table:table-cell>
          <table:table-cell office:value-type="float" office:value="24" table:style-name="ce1">
            <text:p>24</text:p>
          </table:table-cell>
          <table:table-cell office:value-type="float" office:value="6.60417176780027" table:style-name="ce1">
            <text:p>6.60417176780027</text:p>
          </table:table-cell>
          <table:table-cell office:value-type="float" office:value="16.1321235152083" table:style-name="ce1">
            <text:p>16.1321235152083</text:p>
          </table:table-cell>
          <table:table-cell office:value-type="float" office:value="7.10025496989207" table:style-name="ce1">
            <text:p>7.10025496989207</text:p>
          </table:table-cell>
          <table:table-cell office:value-type="float" office:value="13.5532378996891" table:style-name="ce1">
            <text:p>13.5532378996891</text:p>
          </table:table-cell>
          <table:table-cell office:value-type="float" office:value="7.36490050413197" table:style-name="ce1">
            <text:p>7.36490050413197</text:p>
          </table:table-cell>
          <table:table-cell office:value-type="float" office:value="11.8341085371981" table:style-name="ce1">
            <text:p>11.8341085371981</text:p>
          </table:table-cell>
          <table:table-cell office:value-type="float" office:value="6.97670491857456" table:style-name="ce1">
            <text:p>6.97670491857456</text:p>
          </table:table-cell>
          <table:table-cell office:value-type="float" office:value="7.28755503621035" table:style-name="ce1">
            <text:p>7.28755503621035</text:p>
          </table:table-cell>
          <table:table-cell office:value-type="float" office:value="11.5045394443793" table:style-name="ce1">
            <text:p>11.5045394443793</text:p>
          </table:table-cell>
          <table:table-cell office:value-type="float" office:value="14.7683926990249" table:style-name="ce1">
            <text:p>14.7683926990249</text:p>
          </table:table-cell>
          <table:table-cell office:value-type="float" office:value="9.14775757310997" table:style-name="ce1">
            <text:p>9.14775757310997</text:p>
          </table:table-cell>
        </table:table-row>
        <table:table-row table:style-name="ro1">
          <table:table-cell office:value-type="string" table:style-name="ce1">
            <text:p>Jay Dasilva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Coventry City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7-260</text:p>
          </table:table-cell>
          <table:table-cell office:value-type="float" office:value="20.8" table:style-name="ce1">
            <text:p>20.8</text:p>
          </table:table-cell>
          <table:table-cell office:value-type="float" office:value="13.3106712486732" table:style-name="ce1">
            <text:p>13.3106712486732</text:p>
          </table:table-cell>
          <table:table-cell office:value-type="float" office:value="14.8558705577657" table:style-name="ce1">
            <text:p>14.8558705577657</text:p>
          </table:table-cell>
          <table:table-cell office:value-type="float" office:value="13.0597470112356" table:style-name="ce1">
            <text:p>13.0597470112356</text:p>
          </table:table-cell>
          <table:table-cell office:value-type="float" office:value="16.7643424065334" table:style-name="ce1">
            <text:p>16.7643424065334</text:p>
          </table:table-cell>
          <table:table-cell office:value-type="float" office:value="16.3824621910566" table:style-name="ce1">
            <text:p>16.3824621910566</text:p>
          </table:table-cell>
          <table:table-cell office:value-type="float" office:value="7.38677007244942" table:style-name="ce1">
            <text:p>7.38677007244942</text:p>
          </table:table-cell>
          <table:table-cell office:value-type="float" office:value="16.1115170391417" table:style-name="ce1">
            <text:p>16.1115170391417</text:p>
          </table:table-cell>
          <table:table-cell office:value-type="float" office:value="6.63696634683019" table:style-name="ce1">
            <text:p>6.63696634683019</text:p>
          </table:table-cell>
          <table:table-cell office:value-type="float" office:value="6.62089476681303" table:style-name="ce1">
            <text:p>6.62089476681303</text:p>
          </table:table-cell>
          <table:table-cell office:value-type="float" office:value="10.7338354669587" table:style-name="ce1">
            <text:p>10.7338354669587</text:p>
          </table:table-cell>
          <table:table-cell office:value-type="float" office:value="10.9658351352988" table:style-name="ce1">
            <text:p>10.9658351352988</text:p>
          </table:table-cell>
        </table:table-row>
        <table:table-row table:style-name="ro1">
          <table:table-cell office:value-type="string" table:style-name="ce1">
            <text:p>Leif Davis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Ipswich Tow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360</text:p>
          </table:table-cell>
          <table:table-cell office:value-type="float" office:value="22.5" table:style-name="ce1">
            <text:p>22.5</text:p>
          </table:table-cell>
          <table:table-cell office:value-type="float" office:value="12.4790345721218" table:style-name="ce1">
            <text:p>12.4790345721218</text:p>
          </table:table-cell>
          <table:table-cell office:value-type="float" office:value="13.6184372147217" table:style-name="ce1">
            <text:p>13.6184372147217</text:p>
          </table:table-cell>
          <table:table-cell office:value-type="float" office:value="17.1403175179767" table:style-name="ce1">
            <text:p>17.1403175179767</text:p>
          </table:table-cell>
          <table:table-cell office:value-type="float" office:value="15.4170157813658" table:style-name="ce1">
            <text:p>15.4170157813658</text:p>
          </table:table-cell>
          <table:table-cell office:value-type="float" office:value="16.5502611275001" table:style-name="ce1">
            <text:p>16.5502611275001</text:p>
          </table:table-cell>
          <table:table-cell office:value-type="float" office:value="6.85636094002399" table:style-name="ce1">
            <text:p>6.85636094002399</text:p>
          </table:table-cell>
          <table:table-cell office:value-type="float" office:value="17.2302405803311" table:style-name="ce1">
            <text:p>17.2302405803311</text:p>
          </table:table-cell>
          <table:table-cell office:value-type="float" office:value="8.13556250915935" table:style-name="ce1">
            <text:p>8.13556250915935</text:p>
          </table:table-cell>
          <table:table-cell office:value-type="float" office:value="10.6103056543284" table:style-name="ce1">
            <text:p>10.6103056543284</text:p>
          </table:table-cell>
          <table:table-cell office:value-type="float" office:value="10.1209256997076" table:style-name="ce1">
            <text:p>10.1209256997076</text:p>
          </table:table-cell>
          <table:table-cell office:value-type="float" office:value="6.47935637734283" table:style-name="ce1">
            <text:p>6.47935637734283</text:p>
          </table:table-cell>
        </table:table-row>
        <table:table-row table:style-name="ro1">
          <table:table-cell office:value-type="string" table:style-name="ce1">
            <text:p>Terry Devlin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Portsmouth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2-062</text:p>
          </table:table-cell>
          <table:table-cell office:value-type="float" office:value="10.4" table:style-name="ce1">
            <text:p>10.4</text:p>
          </table:table-cell>
          <table:table-cell office:value-type="float" office:value="9.74228452058511" table:style-name="ce1">
            <text:p>9.74228452058511</text:p>
          </table:table-cell>
          <table:table-cell office:value-type="float" office:value="7.33812303615864" table:style-name="ce1">
            <text:p>7.33812303615864</text:p>
          </table:table-cell>
          <table:table-cell office:value-type="float" office:value="10.6123934102143" table:style-name="ce1">
            <text:p>10.6123934102143</text:p>
          </table:table-cell>
          <table:table-cell office:value-type="float" office:value="8.88333740426141" table:style-name="ce1">
            <text:p>8.88333740426141</text:p>
          </table:table-cell>
          <table:table-cell office:value-type="float" office:value="10.2630110587535" table:style-name="ce1">
            <text:p>10.2630110587535</text:p>
          </table:table-cell>
          <table:table-cell office:value-type="float" office:value="8.86582533649648" table:style-name="ce1">
            <text:p>8.86582533649648</text:p>
          </table:table-cell>
          <table:table-cell office:value-type="float" office:value="10.3268013877185" table:style-name="ce1">
            <text:p>10.3268013877185</text:p>
          </table:table-cell>
          <table:table-cell office:value-type="float" office:value="11.5653437315641" table:style-name="ce1">
            <text:p>11.5653437315641</text:p>
          </table:table-cell>
          <table:table-cell office:value-type="float" office:value="15.3935565123904" table:style-name="ce1">
            <text:p>15.3935565123904</text:p>
          </table:table-cell>
          <table:table-cell office:value-type="float" office:value="10.3062188734808" table:style-name="ce1">
            <text:p>10.3062188734808</text:p>
          </table:table-cell>
          <table:table-cell office:value-type="float" office:value="10.1294179046848" table:style-name="ce1">
            <text:p>10.1294179046848</text:p>
          </table:table-cell>
        </table:table-row>
        <table:table-row table:style-name="ro1">
          <table:table-cell office:value-type="string" table:style-name="ce1">
            <text:p>Robert Dickie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Bristol City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9-310</text:p>
          </table:table-cell>
          <table:table-cell office:value-type="float" office:value="22.7" table:style-name="ce1">
            <text:p>22.7</text:p>
          </table:table-cell>
          <table:table-cell office:value-type="float" office:value="7.34172547631809" table:style-name="ce1">
            <text:p>7.34172547631809</text:p>
          </table:table-cell>
          <table:table-cell office:value-type="float" office:value="14.7041472462911" table:style-name="ce1">
            <text:p>14.7041472462911</text:p>
          </table:table-cell>
          <table:table-cell office:value-type="float" office:value="8.03660171142653" table:style-name="ce1">
            <text:p>8.03660171142653</text:p>
          </table:table-cell>
          <table:table-cell office:value-type="float" office:value="10.5250161510342" table:style-name="ce1">
            <text:p>10.5250161510342</text:p>
          </table:table-cell>
          <table:table-cell office:value-type="float" office:value="5.42650949247364" table:style-name="ce1">
            <text:p>5.42650949247364</text:p>
          </table:table-cell>
          <table:table-cell office:value-type="float" office:value="7.61570993456645" table:style-name="ce1">
            <text:p>7.61570993456645</text:p>
          </table:table-cell>
          <table:table-cell office:value-type="float" office:value="5.66560126885617" table:style-name="ce1">
            <text:p>5.66560126885617</text:p>
          </table:table-cell>
          <table:table-cell office:value-type="float" office:value="7.70760337864321" table:style-name="ce1">
            <text:p>7.70760337864321</text:p>
          </table:table-cell>
          <table:table-cell office:value-type="float" office:value="12.8653487059449" table:style-name="ce1">
            <text:p>12.8653487059449</text:p>
          </table:table-cell>
          <table:table-cell office:value-type="float" office:value="16.6043595052561" table:style-name="ce1">
            <text:p>16.6043595052561</text:p>
          </table:table-cell>
          <table:table-cell office:value-type="float" office:value="7.49685444829481" table:style-name="ce1">
            <text:p>7.49685444829481</text:p>
          </table:table-cell>
        </table:table-row>
        <table:table-row table:style-name="ro1">
          <table:table-cell office:value-type="string" table:style-name="ce1">
            <text:p>Callum Doyle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Wrexham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2-096</text:p>
          </table:table-cell>
          <table:table-cell office:value-type="float" office:value="11.9" table:style-name="ce1">
            <text:p>11.9</text:p>
          </table:table-cell>
          <table:table-cell office:value-type="float" office:value="9.44524265792126" table:style-name="ce1">
            <text:p>9.44524265792126</text:p>
          </table:table-cell>
          <table:table-cell office:value-type="float" office:value="9.2196702358771" table:style-name="ce1">
            <text:p>9.2196702358771</text:p>
          </table:table-cell>
          <table:table-cell office:value-type="float" office:value="6.79896796933732" table:style-name="ce1">
            <text:p>6.79896796933732</text:p>
          </table:table-cell>
          <table:table-cell office:value-type="float" office:value="11.4071226722743" table:style-name="ce1">
            <text:p>11.4071226722743</text:p>
          </table:table-cell>
          <table:table-cell office:value-type="float" office:value="10.9738974994689" table:style-name="ce1">
            <text:p>10.9738974994689</text:p>
          </table:table-cell>
          <table:table-cell office:value-type="float" office:value="9.41834383192036" table:style-name="ce1">
            <text:p>9.41834383192036</text:p>
          </table:table-cell>
          <table:table-cell office:value-type="float" office:value="8.10163060630294" table:style-name="ce1">
            <text:p>8.10163060630294</text:p>
          </table:table-cell>
          <table:table-cell office:value-type="float" office:value="8.74375534452519" table:style-name="ce1">
            <text:p>8.74375534452519</text:p>
          </table:table-cell>
          <table:table-cell office:value-type="float" office:value="7.80621304021556" table:style-name="ce1">
            <text:p>7.80621304021556</text:p>
          </table:table-cell>
          <table:table-cell office:value-type="float" office:value="11.329650815221" table:style-name="ce1">
            <text:p>11.329650815221</text:p>
          </table:table-cell>
          <table:table-cell office:value-type="float" office:value="7.14017104463596" table:style-name="ce1">
            <text:p>7.14017104463596</text:p>
          </table:table-cell>
        </table:table-row>
        <table:table-row table:style-name="ro1">
          <table:table-cell office:value-type="string" table:style-name="ce1">
            <text:p>Jimmy Dunne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QPR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8-080</text:p>
          </table:table-cell>
          <table:table-cell office:value-type="float" office:value="23.7" table:style-name="ce1">
            <text:p>23.7</text:p>
          </table:table-cell>
          <table:table-cell office:value-type="float" office:value="7.81959316957107" table:style-name="ce1">
            <text:p>7.81959316957107</text:p>
          </table:table-cell>
          <table:table-cell office:value-type="float" office:value="13.6184372147217" table:style-name="ce1">
            <text:p>13.6184372147217</text:p>
          </table:table-cell>
          <table:table-cell office:value-type="float" office:value="15.1167271796683" table:style-name="ce1">
            <text:p>15.1167271796683</text:p>
          </table:table-cell>
          <table:table-cell office:value-type="float" office:value="13.7870843619571" table:style-name="ce1">
            <text:p>13.7870843619571</text:p>
          </table:table-cell>
          <table:table-cell office:value-type="float" office:value="13.2013206796357" table:style-name="ce1">
            <text:p>13.2013206796357</text:p>
          </table:table-cell>
          <table:table-cell office:value-type="float" office:value="5.98581080323511" table:style-name="ce1">
            <text:p>5.98581080323511</text:p>
          </table:table-cell>
          <table:table-cell office:value-type="float" office:value="11.836319098714" table:style-name="ce1">
            <text:p>11.836319098714</text:p>
          </table:table-cell>
          <table:table-cell office:value-type="float" office:value="8.39521980513889" table:style-name="ce1">
            <text:p>8.39521980513889</text:p>
          </table:table-cell>
          <table:table-cell office:value-type="float" office:value="15.8867718197992" table:style-name="ce1">
            <text:p>15.8867718197992</text:p>
          </table:table-cell>
          <table:table-cell office:value-type="float" office:value="15.5979790548374" table:style-name="ce1">
            <text:p>15.5979790548374</text:p>
          </table:table-cell>
          <table:table-cell office:value-type="float" office:value="8.58540675619682" table:style-name="ce1">
            <text:p>8.58540675619682</text:p>
          </table:table-cell>
        </table:table-row>
        <table:table-row table:style-name="ro1">
          <table:table-cell office:value-type="string" table:style-name="ce1">
            <text:p>Ronnie Edwards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outhampto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2-285</text:p>
          </table:table-cell>
          <table:table-cell office:value-type="float" office:value="7.4" table:style-name="ce1">
            <text:p>7.4</text:p>
          </table:table-cell>
          <table:table-cell office:value-type="float" office:value="8.40518558895505" table:style-name="ce1">
            <text:p>8.40518558895505</text:p>
          </table:table-cell>
          <table:table-cell office:value-type="float" office:value="9.33364387763969" table:style-name="ce1">
            <text:p>9.33364387763969</text:p>
          </table:table-cell>
          <table:table-cell office:value-type="float" office:value="6.21705712956717" table:style-name="ce1">
            <text:p>6.21705712956717</text:p>
          </table:table-cell>
          <table:table-cell office:value-type="float" office:value="9.80814323084629" table:style-name="ce1">
            <text:p>9.80814323084629</text:p>
          </table:table-cell>
          <table:table-cell office:value-type="float" office:value="7.36490050413197" table:style-name="ce1">
            <text:p>7.36490050413197</text:p>
          </table:table-cell>
          <table:table-cell office:value-type="float" office:value="3.31701236939274" table:style-name="ce1">
            <text:p>3.31701236939274</text:p>
          </table:table-cell>
          <table:table-cell office:value-type="float" office:value="7.1762541026532" table:style-name="ce1">
            <text:p>7.1762541026532</text:p>
          </table:table-cell>
          <table:table-cell office:value-type="float" office:value="7.7926310444742" table:style-name="ce1">
            <text:p>7.7926310444742</text:p>
          </table:table-cell>
          <table:table-cell office:value-type="float" office:value="6.33954172817173" table:style-name="ce1">
            <text:p>6.33954172817173</text:p>
          </table:table-cell>
          <table:table-cell office:value-type="float" office:value="7.33275502180881" table:style-name="ce1">
            <text:p>7.33275502180881</text:p>
          </table:table-cell>
          <table:table-cell office:value-type="float" office:value="5.67262018022841" table:style-name="ce1">
            <text:p>5.67262018022841</text:p>
          </table:table-cell>
        </table:table-row>
        <table:table-row table:style-name="ro1">
          <table:table-cell office:value-type="string" table:style-name="ce1">
            <text:p>John Egan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Hull City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3-079</text:p>
          </table:table-cell>
          <table:table-cell office:value-type="float" office:value="19.6" table:style-name="ce1">
            <text:p>19.6</text:p>
          </table:table-cell>
          <table:table-cell office:value-type="float" office:value="5.26403973593134" table:style-name="ce1">
            <text:p>5.26403973593134</text:p>
          </table:table-cell>
          <table:table-cell office:value-type="float" office:value="11.9353604778098" table:style-name="ce1">
            <text:p>11.9353604778098</text:p>
          </table:table-cell>
          <table:table-cell office:value-type="float" office:value="6.6507836821094" table:style-name="ce1">
            <text:p>6.6507836821094</text:p>
          </table:table-cell>
          <table:table-cell office:value-type="float" office:value="8.16064932696715" table:style-name="ce1">
            <text:p>8.16064932696715</text:p>
          </table:table-cell>
          <table:table-cell office:value-type="float" office:value="5.1404833193251" table:style-name="ce1">
            <text:p>5.1404833193251</text:p>
          </table:table-cell>
          <table:table-cell office:value-type="float" office:value="10.2539709151456" table:style-name="ce1">
            <text:p>10.2539709151456</text:p>
          </table:table-cell>
          <table:table-cell office:value-type="float" office:value="5.66560126885617" table:style-name="ce1">
            <text:p>5.66560126885617</text:p>
          </table:table-cell>
          <table:table-cell office:value-type="float" office:value="7.87795842255474" table:style-name="ce1">
            <text:p>7.87795842255474</text:p>
          </table:table-cell>
          <table:table-cell office:value-type="float" office:value="10.6103056543284" table:style-name="ce1">
            <text:p>10.6103056543284</text:p>
          </table:table-cell>
          <table:table-cell office:value-type="float" office:value="15.4681428794052" table:style-name="ce1">
            <text:p>15.4681428794052</text:p>
          </table:table-cell>
          <table:table-cell office:value-type="float" office:value="9.03822915312814" table:style-name="ce1">
            <text:p>9.03822915312814</text:p>
          </table:table-cell>
        </table:table-row>
        <table:table-row table:style-name="ro1">
          <table:table-cell office:value-type="string" table:style-name="ce1">
            <text:p>Callum Elder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Derby County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0-345</text:p>
          </table:table-cell>
          <table:table-cell office:value-type="float" office:value="19.1" table:style-name="ce1">
            <text:p>19.1</text:p>
          </table:table-cell>
          <table:table-cell office:value-type="float" office:value="11.1445244746869" table:style-name="ce1">
            <text:p>11.1445244746869</text:p>
          </table:table-cell>
          <table:table-cell office:value-type="float" office:value="9.39693981013029" table:style-name="ce1">
            <text:p>9.39693981013029</text:p>
          </table:table-cell>
          <table:table-cell office:value-type="float" office:value="16.4678060960553" table:style-name="ce1">
            <text:p>16.4678060960553</text:p>
          </table:table-cell>
          <table:table-cell office:value-type="float" office:value="14.0543443513626" table:style-name="ce1">
            <text:p>14.0543443513626</text:p>
          </table:table-cell>
          <table:table-cell office:value-type="float" office:value="12.307351386824" table:style-name="ce1">
            <text:p>12.307351386824</text:p>
          </table:table-cell>
          <table:table-cell office:value-type="float" office:value="5.50689769330302" table:style-name="ce1">
            <text:p>5.50689769330302</text:p>
          </table:table-cell>
          <table:table-cell office:value-type="float" office:value="12.6630591489592" table:style-name="ce1">
            <text:p>12.6630591489592</text:p>
          </table:table-cell>
          <table:table-cell office:value-type="float" office:value="7.96356800040959" table:style-name="ce1">
            <text:p>7.96356800040959</text:p>
          </table:table-cell>
          <table:table-cell office:value-type="float" office:value="9.36643589935653" table:style-name="ce1">
            <text:p>9.36643589935653</text:p>
          </table:table-cell>
          <table:table-cell office:value-type="float" office:value="13.7558596433883" table:style-name="ce1">
            <text:p>13.7558596433883</text:p>
          </table:table-cell>
          <table:table-cell office:value-type="float" office:value="12.0035472391286" table:style-name="ce1">
            <text:p>12.0035472391286</text:p>
          </table:table-cell>
        </table:table-row>
        <table:table-row table:style-name="ro1">
          <table:table-cell office:value-type="string" table:style-name="ce1">
            <text:p>Milan van Ewijk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Coventry City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121</text:p>
          </table:table-cell>
          <table:table-cell office:value-type="float" office:value="23.2" table:style-name="ce1">
            <text:p>23.2</text:p>
          </table:table-cell>
          <table:table-cell office:value-type="float" office:value="11.4461212846768" table:style-name="ce1">
            <text:p>11.4461212846768</text:p>
          </table:table-cell>
          <table:table-cell office:value-type="float" office:value="12.462456538826" table:style-name="ce1">
            <text:p>12.462456538826</text:p>
          </table:table-cell>
          <table:table-cell office:value-type="float" office:value="17.1530884429197" table:style-name="ce1">
            <text:p>17.1530884429197</text:p>
          </table:table-cell>
          <table:table-cell office:value-type="float" office:value="14.7327717270155" table:style-name="ce1">
            <text:p>14.7327717270155</text:p>
          </table:table-cell>
          <table:table-cell office:value-type="float" office:value="16.2883668600385" table:style-name="ce1">
            <text:p>16.2883668600385</text:p>
          </table:table-cell>
          <table:table-cell office:value-type="float" office:value="5.91117230465616" table:style-name="ce1">
            <text:p>5.91117230465616</text:p>
          </table:table-cell>
          <table:table-cell office:value-type="float" office:value="16.2643364611465" table:style-name="ce1">
            <text:p>16.2643364611465</text:p>
          </table:table-cell>
          <table:table-cell office:value-type="float" office:value="6.95859434573786" table:style-name="ce1">
            <text:p>6.95859434573786</text:p>
          </table:table-cell>
          <table:table-cell office:value-type="float" office:value="7.80621304021556" table:style-name="ce1">
            <text:p>7.80621304021556</text:p>
          </table:table-cell>
          <table:table-cell office:value-type="float" office:value="12.6054723406536" table:style-name="ce1">
            <text:p>12.6054723406536</text:p>
          </table:table-cell>
          <table:table-cell office:value-type="float" office:value="10.0985190065849" table:style-name="ce1">
            <text:p>10.0985190065849</text:p>
          </table:table-cell>
        </table:table-row>
        <table:table-row table:style-name="ro1">
          <table:table-cell office:value-type="string" table:style-name="ce1">
            <text:p>Wout Faes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Leicester City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7-279</text:p>
          </table:table-cell>
          <table:table-cell office:value-type="float" office:value="9.5" table:style-name="ce1">
            <text:p>9.5</text:p>
          </table:table-cell>
          <table:table-cell office:value-type="float" office:value="7.17726730989892" table:style-name="ce1">
            <text:p>7.17726730989892</text:p>
          </table:table-cell>
          <table:table-cell office:value-type="float" office:value="10.1898647591164" table:style-name="ce1">
            <text:p>10.1898647591164</text:p>
          </table:table-cell>
          <table:table-cell office:value-type="float" office:value="8.35673354541283" table:style-name="ce1">
            <text:p>8.35673354541283</text:p>
          </table:table-cell>
          <table:table-cell office:value-type="float" office:value="10.2010434673581" table:style-name="ce1">
            <text:p>10.2010434673581</text:p>
          </table:table-cell>
          <table:table-cell office:value-type="float" office:value="7.36490050413197" table:style-name="ce1">
            <text:p>7.36490050413197</text:p>
          </table:table-cell>
          <table:table-cell office:value-type="float" office:value="13.8347984773691" table:style-name="ce1">
            <text:p>13.8347984773691</text:p>
          </table:table-cell>
          <table:table-cell office:value-type="float" office:value="6.39502425969862" table:style-name="ce1">
            <text:p>6.39502425969862</text:p>
          </table:table-cell>
          <table:table-cell office:value-type="float" office:value="8.39521980513889" table:style-name="ce1">
            <text:p>8.39521980513889</text:p>
          </table:table-cell>
          <table:table-cell office:value-type="float" office:value="10.6103056543284" table:style-name="ce1">
            <text:p>10.6103056543284</text:p>
          </table:table-cell>
          <table:table-cell office:value-type="float" office:value="8.30860367076368" table:style-name="ce1">
            <text:p>8.30860367076368</text:p>
          </table:table-cell>
          <table:table-cell office:value-type="float" office:value="6.63434365197259" table:style-name="ce1">
            <text:p>6.63434365197259</text:p>
          </table:table-cell>
        </table:table-row>
        <table:table-row table:style-name="ro1">
          <table:table-cell office:value-type="string" table:style-name="ce1">
            <text:p>Kellen Fisher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Norwich City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1-247</text:p>
          </table:table-cell>
          <table:table-cell office:value-type="float" office:value="19.5" table:style-name="ce1">
            <text:p>19.5</text:p>
          </table:table-cell>
          <table:table-cell office:value-type="float" office:value="9.37084473241126" table:style-name="ce1">
            <text:p>9.37084473241126</text:p>
          </table:table-cell>
          <table:table-cell office:value-type="float" office:value="12.43035075051" table:style-name="ce1">
            <text:p>12.43035075051</text:p>
          </table:table-cell>
          <table:table-cell office:value-type="float" office:value="8.35673354541283" table:style-name="ce1">
            <text:p>8.35673354541283</text:p>
          </table:table-cell>
          <table:table-cell office:value-type="float" office:value="14.0543443513626" table:style-name="ce1">
            <text:p>14.0543443513626</text:p>
          </table:table-cell>
          <table:table-cell office:value-type="float" office:value="13.4758578031602" table:style-name="ce1">
            <text:p>13.4758578031602</text:p>
          </table:table-cell>
          <table:table-cell office:value-type="float" office:value="6.7181082470699" table:style-name="ce1">
            <text:p>6.7181082470699</text:p>
          </table:table-cell>
          <table:table-cell office:value-type="float" office:value="12.922176220803" table:style-name="ce1">
            <text:p>12.922176220803</text:p>
          </table:table-cell>
          <table:table-cell office:value-type="float" office:value="7.45448986348967" table:style-name="ce1">
            <text:p>7.45448986348967</text:p>
          </table:table-cell>
          <table:table-cell office:value-type="float" office:value="6.06537796090753" table:style-name="ce1">
            <text:p>6.06537796090753</text:p>
          </table:table-cell>
          <table:table-cell office:value-type="float" office:value="13.8424574166415" table:style-name="ce1">
            <text:p>13.8424574166415</text:p>
          </table:table-cell>
          <table:table-cell office:value-type="float" office:value="14.2220128890993" table:style-name="ce1">
            <text:p>14.2220128890993</text:p>
          </table:table-cell>
        </table:table-row>
        <table:table-row table:style-name="ro1">
          <table:table-cell office:value-type="string" table:style-name="ce1">
            <text:p>Craig Forsyth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Derby County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36-317</text:p>
          </table:table-cell>
          <table:table-cell office:value-type="float" office:value="8.9" table:style-name="ce1">
            <text:p>8.9</text:p>
          </table:table-cell>
          <table:table-cell office:value-type="float" office:value="7.94065677725185" table:style-name="ce1">
            <text:p>7.94065677725185</text:p>
          </table:table-cell>
          <table:table-cell office:value-type="float" office:value="6.92188239637203" table:style-name="ce1">
            <text:p>6.92188239637203</text:p>
          </table:table-cell>
          <table:table-cell office:value-type="float" office:value="6.79896796933732" table:style-name="ce1">
            <text:p>6.79896796933732</text:p>
          </table:table-cell>
          <table:table-cell office:value-type="float" office:value="8.61944143536831" table:style-name="ce1">
            <text:p>8.61944143536831</text:p>
          </table:table-cell>
          <table:table-cell office:value-type="float" office:value="8.43748938733061" table:style-name="ce1">
            <text:p>8.43748938733061</text:p>
          </table:table-cell>
          <table:table-cell office:value-type="float" office:value="11.257468614665" table:style-name="ce1">
            <text:p>11.257468614665</text:p>
          </table:table-cell>
          <table:table-cell office:value-type="float" office:value="7.78889848264275" table:style-name="ce1">
            <text:p>7.78889848264275</text:p>
          </table:table-cell>
          <table:table-cell office:value-type="float" office:value="6.63696634683019" table:style-name="ce1">
            <text:p>6.63696634683019</text:p>
          </table:table-cell>
          <table:table-cell office:value-type="float" office:value="5.79888718811103" table:style-name="ce1">
            <text:p>5.79888718811103</text:p>
          </table:table-cell>
          <table:table-cell office:value-type="float" office:value="8.37071031824414" table:style-name="ce1">
            <text:p>8.37071031824414</text:p>
          </table:table-cell>
          <table:table-cell office:value-type="float" office:value="7.66261380733457" table:style-name="ce1">
            <text:p>7.66261380733457</text:p>
          </table:table-cell>
        </table:table-row>
        <table:table-row table:style-name="ro1">
          <table:table-cell office:value-type="string" table:style-name="ce1">
            <text:p>Dael Fry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Middlesbrough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8-130</text:p>
          </table:table-cell>
          <table:table-cell office:value-type="float" office:value="9.9" table:style-name="ce1">
            <text:p>9.9</text:p>
          </table:table-cell>
          <table:table-cell office:value-type="float" office:value="5.55968715301179" table:style-name="ce1">
            <text:p>5.55968715301179</text:p>
          </table:table-cell>
          <table:table-cell office:value-type="float" office:value="8.39868786155954" table:style-name="ce1">
            <text:p>8.39868786155954</text:p>
          </table:table-cell>
          <table:table-cell office:value-type="float" office:value="6.21705712956717" table:style-name="ce1">
            <text:p>6.21705712956717</text:p>
          </table:table-cell>
          <table:table-cell office:value-type="float" office:value="5.20172129603208" table:style-name="ce1">
            <text:p>5.20172129603208</text:p>
          </table:table-cell>
          <table:table-cell office:value-type="float" office:value="5.1404833193251" table:style-name="ce1">
            <text:p>5.1404833193251</text:p>
          </table:table-cell>
          <table:table-cell/>
          <table:table-cell office:value-type="float" office:value="5.40732312849119" table:style-name="ce1">
            <text:p>5.40732312849119</text:p>
          </table:table-cell>
          <table:table-cell office:value-type="float" office:value="8.3084698860784" table:style-name="ce1">
            <text:p>8.3084698860784</text:p>
          </table:table-cell>
          <table:table-cell office:value-type="float" office:value="12.6086443867773" table:style-name="ce1">
            <text:p>12.6086443867773</text:p>
          </table:table-cell>
          <table:table-cell office:value-type="float" office:value="10.1209256997076" table:style-name="ce1">
            <text:p>10.1209256997076</text:p>
          </table:table-cell>
          <table:table-cell office:value-type="float" office:value="7.75356655236344" table:style-name="ce1">
            <text:p>7.75356655236344</text:p>
          </table:table-cell>
        </table:table-row>
        <table:table-row table:style-name="ro1">
          <table:table-cell office:value-type="string" table:style-name="ce1">
            <text:p>Darnell Furlong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Ipswich Tow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0-068</text:p>
          </table:table-cell>
          <table:table-cell office:value-type="float" office:value="18.6" table:style-name="ce1">
            <text:p>18.6</text:p>
          </table:table-cell>
          <table:table-cell office:value-type="float" office:value="8.03789890356861" table:style-name="ce1">
            <text:p>8.03789890356861</text:p>
          </table:table-cell>
          <table:table-cell office:value-type="float" office:value="12.7667280126895" table:style-name="ce1">
            <text:p>12.7667280126895</text:p>
          </table:table-cell>
          <table:table-cell office:value-type="float" office:value="11.5344560102526" table:style-name="ce1">
            <text:p>11.5344560102526</text:p>
          </table:table-cell>
          <table:table-cell office:value-type="float" office:value="13.5052614076212" table:style-name="ce1">
            <text:p>13.5052614076212</text:p>
          </table:table-cell>
          <table:table-cell office:value-type="float" office:value="9.16902218767803" table:style-name="ce1">
            <text:p>9.16902218767803</text:p>
          </table:table-cell>
          <table:table-cell office:value-type="float" office:value="9.41834383192036" table:style-name="ce1">
            <text:p>9.41834383192036</text:p>
          </table:table-cell>
          <table:table-cell office:value-type="float" office:value="9.90594015285058" table:style-name="ce1">
            <text:p>9.90594015285058</text:p>
          </table:table-cell>
          <table:table-cell office:value-type="float" office:value="7.04018288688163" table:style-name="ce1">
            <text:p>7.04018288688163</text:p>
          </table:table-cell>
          <table:table-cell office:value-type="float" office:value="7.202896764117" table:style-name="ce1">
            <text:p>7.202896764117</text:p>
          </table:table-cell>
          <table:table-cell office:value-type="float" office:value="11.5618705162883" table:style-name="ce1">
            <text:p>11.5618705162883</text:p>
          </table:table-cell>
          <table:table-cell office:value-type="float" office:value="8.29046857499809" table:style-name="ce1">
            <text:p>8.29046857499809</text:p>
          </table:table-cell>
        </table:table-row>
        <table:table-row table:style-name="ro1">
          <table:table-cell office:value-type="string" table:style-name="ce1">
            <text:p>Sean Fusire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heffield Weds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20-221</text:p>
          </table:table-cell>
          <table:table-cell office:value-type="float" office:value="13" table:style-name="ce1">
            <text:p>13</text:p>
          </table:table-cell>
          <table:table-cell office:value-type="float" office:value="7.77133018675418" table:style-name="ce1">
            <text:p>7.77133018675418</text:p>
          </table:table-cell>
          <table:table-cell office:value-type="float" office:value="7.98668252444435" table:style-name="ce1">
            <text:p>7.98668252444435</text:p>
          </table:table-cell>
          <table:table-cell office:value-type="float" office:value="7.71988874400777" table:style-name="ce1">
            <text:p>7.71988874400777</text:p>
          </table:table-cell>
          <table:table-cell office:value-type="float" office:value="8.03058957369301" table:style-name="ce1">
            <text:p>8.03058957369301</text:p>
          </table:table-cell>
          <table:table-cell office:value-type="float" office:value="8.43748938733061" table:style-name="ce1">
            <text:p>8.43748938733061</text:p>
          </table:table-cell>
          <table:table-cell office:value-type="float" office:value="9.41834383192036" table:style-name="ce1">
            <text:p>9.41834383192036</text:p>
          </table:table-cell>
          <table:table-cell office:value-type="float" office:value="10.2220614036134" table:style-name="ce1">
            <text:p>10.2220614036134</text:p>
          </table:table-cell>
          <table:table-cell office:value-type="float" office:value="7.87795842255474" table:style-name="ce1">
            <text:p>7.87795842255474</text:p>
          </table:table-cell>
          <table:table-cell office:value-type="float" office:value="10.9133875125752" table:style-name="ce1">
            <text:p>10.9133875125752</text:p>
          </table:table-cell>
          <table:table-cell office:value-type="float" office:value="9.12110339954891" table:style-name="ce1">
            <text:p>9.12110339954891</text:p>
          </table:table-cell>
          <table:table-cell office:value-type="float" office:value="8.66330326778074" table:style-name="ce1">
            <text:p>8.66330326778074</text:p>
          </table:table-cell>
        </table:table-row>
        <table:table-row table:style-name="ro1">
          <table:table-cell office:value-type="string" table:style-name="ce1">
            <text:p>Lewis Gibson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Presto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172</text:p>
          </table:table-cell>
          <table:table-cell office:value-type="float" office:value="11.4" table:style-name="ce1">
            <text:p>11.4</text:p>
          </table:table-cell>
          <table:table-cell office:value-type="float" office:value="7.13057697915255" table:style-name="ce1">
            <text:p>7.13057697915255</text:p>
          </table:table-cell>
          <table:table-cell office:value-type="float" office:value="9.0043775420282" table:style-name="ce1">
            <text:p>9.0043775420282</text:p>
          </table:table-cell>
          <table:table-cell office:value-type="float" office:value="5.93765867094127" table:style-name="ce1">
            <text:p>5.93765867094127</text:p>
          </table:table-cell>
          <table:table-cell office:value-type="float" office:value="7.13951335278864" table:style-name="ce1">
            <text:p>7.13951335278864</text:p>
          </table:table-cell>
          <table:table-cell office:value-type="float" office:value="5.72417389890262" table:style-name="ce1">
            <text:p>5.72417389890262</text:p>
          </table:table-cell>
          <table:table-cell office:value-type="float" office:value="9.41834383192036" table:style-name="ce1">
            <text:p>9.41834383192036</text:p>
          </table:table-cell>
          <table:table-cell office:value-type="float" office:value="6.20740736292405" table:style-name="ce1">
            <text:p>6.20740736292405</text:p>
          </table:table-cell>
          <table:table-cell office:value-type="float" office:value="8.83117776956457" table:style-name="ce1">
            <text:p>8.83117776956457</text:p>
          </table:table-cell>
          <table:table-cell office:value-type="float" office:value="6.90888541081093" table:style-name="ce1">
            <text:p>6.90888541081093</text:p>
          </table:table-cell>
          <table:table-cell office:value-type="float" office:value="10.3677390122668" table:style-name="ce1">
            <text:p>10.3677390122668</text:p>
          </table:table-cell>
          <table:table-cell office:value-type="float" office:value="8.91311516399328" table:style-name="ce1">
            <text:p>8.91311516399328</text:p>
          </table:table-cell>
        </table:table-row>
        <table:table-row table:style-name="ro1">
          <table:table-cell office:value-type="string" table:style-name="ce1">
            <text:p>Ryan Giles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Hull City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346</text:p>
          </table:table-cell>
          <table:table-cell office:value-type="float" office:value="22.4" table:style-name="ce1">
            <text:p>22.4</text:p>
          </table:table-cell>
          <table:table-cell office:value-type="float" office:value="10.4527191866448" table:style-name="ce1">
            <text:p>10.4527191866448</text:p>
          </table:table-cell>
          <table:table-cell office:value-type="float" office:value="10.988610904802" table:style-name="ce1">
            <text:p>10.988610904802</text:p>
          </table:table-cell>
          <table:table-cell office:value-type="float" office:value="17.4622653478498" table:style-name="ce1">
            <text:p>17.4622653478498</text:p>
          </table:table-cell>
          <table:table-cell office:value-type="float" office:value="10.6534923804587" table:style-name="ce1">
            <text:p>10.6534923804587</text:p>
          </table:table-cell>
          <table:table-cell office:value-type="float" office:value="16.5502611275001" table:style-name="ce1">
            <text:p>16.5502611275001</text:p>
          </table:table-cell>
          <table:table-cell office:value-type="float" office:value="6.59267387804382" table:style-name="ce1">
            <text:p>6.59267387804382</text:p>
          </table:table-cell>
          <table:table-cell office:value-type="float" office:value="16.3751073844596" table:style-name="ce1">
            <text:p>16.3751073844596</text:p>
          </table:table-cell>
          <table:table-cell office:value-type="float" office:value="7.37083085976985" table:style-name="ce1">
            <text:p>7.37083085976985</text:p>
          </table:table-cell>
          <table:table-cell office:value-type="float" office:value="6.06537796090753" table:style-name="ce1">
            <text:p>6.06537796090753</text:p>
          </table:table-cell>
          <table:table-cell office:value-type="float" office:value="11.9584548565341" table:style-name="ce1">
            <text:p>11.9584548565341</text:p>
          </table:table-cell>
          <table:table-cell office:value-type="float" office:value="7.2582551231559" table:style-name="ce1">
            <text:p>7.2582551231559</text:p>
          </table:table-cell>
        </table:table-row>
        <table:table-row table:style-name="ro1">
          <table:table-cell office:value-type="string" table:style-name="ce1">
            <text:p>Macaulay Gillesphey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Charlton Ath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0-044</text:p>
          </table:table-cell>
          <table:table-cell office:value-type="float" office:value="16.3" table:style-name="ce1">
            <text:p>16.3</text:p>
          </table:table-cell>
          <table:table-cell office:value-type="float" office:value="6.96826042317212" table:style-name="ce1">
            <text:p>6.96826042317212</text:p>
          </table:table-cell>
          <table:table-cell office:value-type="float" office:value="9.2956571024653" table:style-name="ce1">
            <text:p>9.2956571024653</text:p>
          </table:table-cell>
          <table:table-cell office:value-type="float" office:value="7.40749108382351" table:style-name="ce1">
            <text:p>7.40749108382351</text:p>
          </table:table-cell>
          <table:table-cell office:value-type="float" office:value="11.0970640193797" table:style-name="ce1">
            <text:p>11.0970640193797</text:p>
          </table:table-cell>
          <table:table-cell office:value-type="float" office:value="6.68129785160427" table:style-name="ce1">
            <text:p>6.68129785160427</text:p>
          </table:table-cell>
          <table:table-cell office:value-type="float" office:value="4.86084219741905" table:style-name="ce1">
            <text:p>4.86084219741905</text:p>
          </table:table-cell>
          <table:table-cell office:value-type="float" office:value="6.4900640523865" table:style-name="ce1">
            <text:p>6.4900640523865</text:p>
          </table:table-cell>
          <table:table-cell office:value-type="float" office:value="8.74375534452519" table:style-name="ce1">
            <text:p>8.74375534452519</text:p>
          </table:table-cell>
          <table:table-cell office:value-type="float" office:value="13.8049377570865" table:style-name="ce1">
            <text:p>13.8049377570865</text:p>
          </table:table-cell>
          <table:table-cell office:value-type="float" office:value="12.9616876053321" table:style-name="ce1">
            <text:p>12.9616876053321</text:p>
          </table:table-cell>
          <table:table-cell office:value-type="float" office:value="6.12142294037134" table:style-name="ce1">
            <text:p>6.12142294037134</text:p>
          </table:table-cell>
        </table:table-row>
        <table:table-row table:style-name="ro1">
          <table:table-cell office:value-type="string" table:style-name="ce1">
            <text:p>Brodie Gilmore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Oxford United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1-246</text:p>
          </table:table-cell>
          <table:table-cell office:value-type="float" office:value="12" table:style-name="ce1">
            <text:p>12</text:p>
          </table:table-cell>
          <table:table-cell office:value-type="float" office:value="6.60417176780027" table:style-name="ce1">
            <text:p>6.60417176780027</text:p>
          </table:table-cell>
          <table:table-cell office:value-type="float" office:value="7.31405035366855" table:style-name="ce1">
            <text:p>7.31405035366855</text:p>
          </table:table-cell>
          <table:table-cell office:value-type="float" office:value="6.07633795607653" table:style-name="ce1">
            <text:p>6.07633795607653</text:p>
          </table:table-cell>
          <table:table-cell office:value-type="float" office:value="7.90110081801809" table:style-name="ce1">
            <text:p>7.90110081801809</text:p>
          </table:table-cell>
          <table:table-cell office:value-type="float" office:value="7.71734895940326" table:style-name="ce1">
            <text:p>7.71734895940326</text:p>
          </table:table-cell>
          <table:table-cell office:value-type="float" office:value="8.16722500830589" table:style-name="ce1">
            <text:p>8.16722500830589</text:p>
          </table:table-cell>
          <table:table-cell office:value-type="float" office:value="9.05499975561405" table:style-name="ce1">
            <text:p>9.05499975561405</text:p>
          </table:table-cell>
          <table:table-cell office:value-type="float" office:value="7.28755503621035" table:style-name="ce1">
            <text:p>7.28755503621035</text:p>
          </table:table-cell>
          <table:table-cell office:value-type="float" office:value="5.79888718811103" table:style-name="ce1">
            <text:p>5.79888718811103</text:p>
          </table:table-cell>
          <table:table-cell office:value-type="float" office:value="10.794287804253" table:style-name="ce1">
            <text:p>10.794287804253</text:p>
          </table:table-cell>
          <table:table-cell office:value-type="float" office:value="11.9480649894206" table:style-name="ce1">
            <text:p>11.9480649894206</text:p>
          </table:table-cell>
        </table:table-row>
        <table:table-row table:style-name="ro1">
          <table:table-cell office:value-type="string" table:style-name="ce1">
            <text:p>Jacob Greaves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Ipswich Tow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117</text:p>
          </table:table-cell>
          <table:table-cell office:value-type="float" office:value="10.1" table:style-name="ce1">
            <text:p>10.1</text:p>
          </table:table-cell>
          <table:table-cell office:value-type="float" office:value="8.45442083987862" table:style-name="ce1">
            <text:p>8.45442083987862</text:p>
          </table:table-cell>
          <table:table-cell office:value-type="float" office:value="9.56137124619234" table:style-name="ce1">
            <text:p>9.56137124619234</text:p>
          </table:table-cell>
          <table:table-cell office:value-type="float" office:value="7.10025496989207" table:style-name="ce1">
            <text:p>7.10025496989207</text:p>
          </table:table-cell>
          <table:table-cell office:value-type="float" office:value="12.6297894670782" table:style-name="ce1">
            <text:p>12.6297894670782</text:p>
          </table:table-cell>
          <table:table-cell office:value-type="float" office:value="8.43748938733061" table:style-name="ce1">
            <text:p>8.43748938733061</text:p>
          </table:table-cell>
          <table:table-cell office:value-type="float" office:value="8.16722500830589" table:style-name="ce1">
            <text:p>8.16722500830589</text:p>
          </table:table-cell>
          <table:table-cell office:value-type="float" office:value="7.78889848264275" table:style-name="ce1">
            <text:p>7.78889848264275</text:p>
          </table:table-cell>
          <table:table-cell office:value-type="float" office:value="11.6454641580058" table:style-name="ce1">
            <text:p>11.6454641580058</text:p>
          </table:table-cell>
          <table:table-cell office:value-type="float" office:value="12.0711453838658" table:style-name="ce1">
            <text:p>12.0711453838658</text:p>
          </table:table-cell>
          <table:table-cell office:value-type="float" office:value="9.43474518081055" table:style-name="ce1">
            <text:p>9.43474518081055</text:p>
          </table:table-cell>
          <table:table-cell office:value-type="float" office:value="10.1294179046848" table:style-name="ce1">
            <text:p>10.1294179046848</text:p>
          </table:table-cell>
        </table:table-row>
        <table:table-row table:style-name="ro1">
          <table:table-cell office:value-type="string" table:style-name="ce1">
            <text:p>Taylor Harwood-Bellis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outhampto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3-342</text:p>
          </table:table-cell>
          <table:table-cell office:value-type="float" office:value="21" table:style-name="ce1">
            <text:p>21</text:p>
          </table:table-cell>
          <table:table-cell office:value-type="float" office:value="10.4042096096837" table:style-name="ce1">
            <text:p>10.4042096096837</text:p>
          </table:table-cell>
          <table:table-cell office:value-type="float" office:value="16.2791453768435" table:style-name="ce1">
            <text:p>16.2791453768435</text:p>
          </table:table-cell>
          <table:table-cell office:value-type="float" office:value="10.1356100775578" table:style-name="ce1">
            <text:p>10.1356100775578</text:p>
          </table:table-cell>
          <table:table-cell office:value-type="float" office:value="15.9273731562737" table:style-name="ce1">
            <text:p>15.9273731562737</text:p>
          </table:table-cell>
          <table:table-cell office:value-type="float" office:value="10.2630110587535" table:style-name="ce1">
            <text:p>10.2630110587535</text:p>
          </table:table-cell>
          <table:table-cell office:value-type="float" office:value="8.16722500830589" table:style-name="ce1">
            <text:p>8.16722500830589</text:p>
          </table:table-cell>
          <table:table-cell office:value-type="float" office:value="8.94844489610899" table:style-name="ce1">
            <text:p>8.94844489610899</text:p>
          </table:table-cell>
          <table:table-cell office:value-type="float" office:value="11.4847354533125" table:style-name="ce1">
            <text:p>11.4847354533125</text:p>
          </table:table-cell>
          <table:table-cell office:value-type="float" office:value="17.1771821671727" table:style-name="ce1">
            <text:p>17.1771821671727</text:p>
          </table:table-cell>
          <table:table-cell office:value-type="float" office:value="15.7204464148901" table:style-name="ce1">
            <text:p>15.7204464148901</text:p>
          </table:table-cell>
          <table:table-cell office:value-type="float" office:value="10.5283700321314" table:style-name="ce1">
            <text:p>10.5283700321314</text:p>
          </table:table-cell>
        </table:table-row>
        <table:table-row table:style-name="ro1">
          <table:table-cell office:value-type="string" table:style-name="ce1">
            <text:p>Michał Helik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Oxford United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0-120</text:p>
          </table:table-cell>
          <table:table-cell office:value-type="float" office:value="25" table:style-name="ce1">
            <text:p>25</text:p>
          </table:table-cell>
          <table:table-cell office:value-type="float" office:value="7.34172547631809" table:style-name="ce1">
            <text:p>7.34172547631809</text:p>
          </table:table-cell>
          <table:table-cell office:value-type="float" office:value="11.3702526282927" table:style-name="ce1">
            <text:p>11.3702526282927</text:p>
          </table:table-cell>
          <table:table-cell office:value-type="float" office:value="15.036346456798" table:style-name="ce1">
            <text:p>15.036346456798</text:p>
          </table:table-cell>
          <table:table-cell office:value-type="float" office:value="10.1358336060216" table:style-name="ce1">
            <text:p>10.1358336060216</text:p>
          </table:table-cell>
          <table:table-cell office:value-type="float" office:value="7.36490050413197" table:style-name="ce1">
            <text:p>7.36490050413197</text:p>
          </table:table-cell>
          <table:table-cell office:value-type="float" office:value="6.96097969866616" table:style-name="ce1">
            <text:p>6.96097969866616</text:p>
          </table:table-cell>
          <table:table-cell office:value-type="float" office:value="7.78889848264275" table:style-name="ce1">
            <text:p>7.78889848264275</text:p>
          </table:table-cell>
          <table:table-cell office:value-type="float" office:value="7.28755503621035" table:style-name="ce1">
            <text:p>7.28755503621035</text:p>
          </table:table-cell>
          <table:table-cell office:value-type="float" office:value="11.2117064991566" table:style-name="ce1">
            <text:p>11.2117064991566</text:p>
          </table:table-cell>
          <table:table-cell office:value-type="float" office:value="16.8958662137417" table:style-name="ce1">
            <text:p>16.8958662137417</text:p>
          </table:table-cell>
          <table:table-cell office:value-type="float" office:value="9.50750388811714" table:style-name="ce1">
            <text:p>9.50750388811714</text:p>
          </table:table-cell>
        </table:table-row>
        <table:table-row table:style-name="ro1">
          <table:table-cell office:value-type="string" table:style-name="ce1">
            <text:p>Andrew Hughes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Presto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3-216</text:p>
          </table:table-cell>
          <table:table-cell office:value-type="float" office:value="23.7" table:style-name="ce1">
            <text:p>23.7</text:p>
          </table:table-cell>
          <table:table-cell office:value-type="float" office:value="7.31813502179107" table:style-name="ce1">
            <text:p>7.31813502179107</text:p>
          </table:table-cell>
          <table:table-cell office:value-type="float" office:value="13.5547848992389" table:style-name="ce1">
            <text:p>13.5547848992389</text:p>
          </table:table-cell>
          <table:table-cell office:value-type="float" office:value="8.8412836148145" table:style-name="ce1">
            <text:p>8.8412836148145</text:p>
          </table:table-cell>
          <table:table-cell office:value-type="float" office:value="14.3880109472031" table:style-name="ce1">
            <text:p>14.3880109472031</text:p>
          </table:table-cell>
          <table:table-cell office:value-type="float" office:value="12.6166191979053" table:style-name="ce1">
            <text:p>12.6166191979053</text:p>
          </table:table-cell>
          <table:table-cell office:value-type="float" office:value="5.70136099622403" table:style-name="ce1">
            <text:p>5.70136099622403</text:p>
          </table:table-cell>
          <table:table-cell office:value-type="float" office:value="10.6386622775027" table:style-name="ce1">
            <text:p>10.6386622775027</text:p>
          </table:table-cell>
          <table:table-cell office:value-type="float" office:value="7.70760337864321" table:style-name="ce1">
            <text:p>7.70760337864321</text:p>
          </table:table-cell>
          <table:table-cell office:value-type="float" office:value="9.36643589935653" table:style-name="ce1">
            <text:p>9.36643589935653</text:p>
          </table:table-cell>
          <table:table-cell office:value-type="float" office:value="14.6284234242768" table:style-name="ce1">
            <text:p>14.6284234242768</text:p>
          </table:table-cell>
          <table:table-cell office:value-type="float" office:value="10.3908957584978" table:style-name="ce1">
            <text:p>10.3908957584978</text:p>
          </table:table-cell>
        </table:table-row>
        <table:table-row table:style-name="ro1">
          <table:table-cell office:value-type="string" table:style-name="ce1">
            <text:p>Charlie Hughes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Hull City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2-083</text:p>
          </table:table-cell>
          <table:table-cell office:value-type="float" office:value="22.5" table:style-name="ce1">
            <text:p>22.5</text:p>
          </table:table-cell>
          <table:table-cell office:value-type="float" office:value="7.79544967603051" table:style-name="ce1">
            <text:p>7.79544967603051</text:p>
          </table:table-cell>
          <table:table-cell office:value-type="float" office:value="14.4559942442167" table:style-name="ce1">
            <text:p>14.4559942442167</text:p>
          </table:table-cell>
          <table:table-cell office:value-type="float" office:value="9.16580130619127" table:style-name="ce1">
            <text:p>9.16580130619127</text:p>
          </table:table-cell>
          <table:table-cell office:value-type="float" office:value="14.0543443513626" table:style-name="ce1">
            <text:p>14.0543443513626</text:p>
          </table:table-cell>
          <table:table-cell office:value-type="float" office:value="9.90067886348521" table:style-name="ce1">
            <text:p>9.90067886348521</text:p>
          </table:table-cell>
          <table:table-cell office:value-type="float" office:value="11.5834682180686" table:style-name="ce1">
            <text:p>11.5834682180686</text:p>
          </table:table-cell>
          <table:table-cell office:value-type="float" office:value="7.48016623710796" table:style-name="ce1">
            <text:p>7.48016623710796</text:p>
          </table:table-cell>
          <table:table-cell office:value-type="float" office:value="6.95859434573786" table:style-name="ce1">
            <text:p>6.95859434573786</text:p>
          </table:table-cell>
          <table:table-cell office:value-type="float" office:value="7.80621304021556" table:style-name="ce1">
            <text:p>7.80621304021556</text:p>
          </table:table-cell>
          <table:table-cell office:value-type="float" office:value="16.7324413428091" table:style-name="ce1">
            <text:p>16.7324413428091</text:p>
          </table:table-cell>
          <table:table-cell office:value-type="float" office:value="11.8081442035112" table:style-name="ce1">
            <text:p>11.8081442035112</text:p>
          </table:table-cell>
        </table:table-row>
        <table:table-row table:style-name="ro1">
          <table:table-cell office:value-type="string" table:style-name="ce1">
            <text:p>Dominic Hyam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Wrexham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0-018</text:p>
          </table:table-cell>
          <table:table-cell office:value-type="float" office:value="20.9" table:style-name="ce1">
            <text:p>20.9</text:p>
          </table:table-cell>
          <table:table-cell office:value-type="float" office:value="5.60000777022984" table:style-name="ce1">
            <text:p>5.60000777022984</text:p>
          </table:table-cell>
          <table:table-cell office:value-type="float" office:value="12.4944462617348" table:style-name="ce1">
            <text:p>12.4944462617348</text:p>
          </table:table-cell>
          <table:table-cell office:value-type="float" office:value="5.93765867094127" table:style-name="ce1">
            <text:p>5.93765867094127</text:p>
          </table:table-cell>
          <table:table-cell office:value-type="float" office:value="8.88333740426141" table:style-name="ce1">
            <text:p>8.88333740426141</text:p>
          </table:table-cell>
          <table:table-cell office:value-type="float" office:value="5.42650949247364" table:style-name="ce1">
            <text:p>5.42650949247364</text:p>
          </table:table-cell>
          <table:table-cell office:value-type="float" office:value="13.8347984773691" table:style-name="ce1">
            <text:p>13.8347984773691</text:p>
          </table:table-cell>
          <table:table-cell office:value-type="float" office:value="5.57854109026382" table:style-name="ce1">
            <text:p>5.57854109026382</text:p>
          </table:table-cell>
          <table:table-cell office:value-type="float" office:value="6.63696634683019" table:style-name="ce1">
            <text:p>6.63696634683019</text:p>
          </table:table-cell>
          <table:table-cell office:value-type="float" office:value="6.90888541081093" table:style-name="ce1">
            <text:p>6.90888541081093</text:p>
          </table:table-cell>
          <table:table-cell office:value-type="float" office:value="15.7204464148901" table:style-name="ce1">
            <text:p>15.7204464148901</text:p>
          </table:table-cell>
          <table:table-cell office:value-type="float" office:value="4.65678406743119" table:style-name="ce1">
            <text:p>4.65678406743119</text:p>
          </table:table-cell>
        </table:table-row>
        <table:table-row table:style-name="ro1">
          <table:table-cell office:value-type="string" table:style-name="ce1">
            <text:p>Dominic Iorfa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heffield Weds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0-197</text:p>
          </table:table-cell>
          <table:table-cell office:value-type="float" office:value="21.6" table:style-name="ce1">
            <text:p>21.6</text:p>
          </table:table-cell>
          <table:table-cell office:value-type="float" office:value="5.28337347295686" table:style-name="ce1">
            <text:p>5.28337347295686</text:p>
          </table:table-cell>
          <table:table-cell office:value-type="float" office:value="12.1362992923921" table:style-name="ce1">
            <text:p>12.1362992923921</text:p>
          </table:table-cell>
          <table:table-cell office:value-type="float" office:value="6.94882110331384" table:style-name="ce1">
            <text:p>6.94882110331384</text:p>
          </table:table-cell>
          <table:table-cell office:value-type="float" office:value="8.22587378278552" table:style-name="ce1">
            <text:p>8.22587378278552</text:p>
          </table:table-cell>
          <table:table-cell office:value-type="float" office:value="5.72417389890262" table:style-name="ce1">
            <text:p>5.72417389890262</text:p>
          </table:table-cell>
          <table:table-cell office:value-type="float" office:value="4.21419503491403" table:style-name="ce1">
            <text:p>4.21419503491403</text:p>
          </table:table-cell>
          <table:table-cell office:value-type="float" office:value="6.68250065628832" table:style-name="ce1">
            <text:p>6.68250065628832</text:p>
          </table:table-cell>
          <table:table-cell office:value-type="float" office:value="7.7926310444742" table:style-name="ce1">
            <text:p>7.7926310444742</text:p>
          </table:table-cell>
          <table:table-cell office:value-type="float" office:value="10.9133875125752" table:style-name="ce1">
            <text:p>10.9133875125752</text:p>
          </table:table-cell>
          <table:table-cell office:value-type="float" office:value="16.1048365109666" table:style-name="ce1">
            <text:p>16.1048365109666</text:p>
          </table:table-cell>
          <table:table-cell office:value-type="float" office:value="12.774243263003" table:style-name="ce1">
            <text:p>12.774243263003</text:p>
          </table:table-cell>
        </table:table-row>
        <table:table-row table:style-name="ro1">
          <table:table-cell office:value-type="string" table:style-name="ce1">
            <text:p>Tomoki Iwata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Birmingham City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28-275</text:p>
          </table:table-cell>
          <table:table-cell office:value-type="float" office:value="24.5" table:style-name="ce1">
            <text:p>24.5</text:p>
          </table:table-cell>
          <table:table-cell office:value-type="float" office:value="11.7413828605445" table:style-name="ce1">
            <text:p>11.7413828605445</text:p>
          </table:table-cell>
          <table:table-cell office:value-type="float" office:value="14.9291712851957" table:style-name="ce1">
            <text:p>14.9291712851957</text:p>
          </table:table-cell>
          <table:table-cell office:value-type="float" office:value="12.5342058272156" table:style-name="ce1">
            <text:p>12.5342058272156</text:p>
          </table:table-cell>
          <table:table-cell office:value-type="float" office:value="16.5258317570776" table:style-name="ce1">
            <text:p>16.5258317570776</text:p>
          </table:table-cell>
          <table:table-cell office:value-type="float" office:value="14.2253655192323" table:style-name="ce1">
            <text:p>14.2253655192323</text:p>
          </table:table-cell>
          <table:table-cell office:value-type="float" office:value="6.54737931505377" table:style-name="ce1">
            <text:p>6.54737931505377</text:p>
          </table:table-cell>
          <table:table-cell office:value-type="float" office:value="15.4991272965859" table:style-name="ce1">
            <text:p>15.4991272965859</text:p>
          </table:table-cell>
          <table:table-cell office:value-type="float" office:value="8.65642913489918" table:style-name="ce1">
            <text:p>8.65642913489918</text:p>
          </table:table-cell>
          <table:table-cell office:value-type="float" office:value="14.5991776759798" table:style-name="ce1">
            <text:p>14.5991776759798</text:p>
          </table:table-cell>
          <table:table-cell office:value-type="float" office:value="11.9026107703707" table:style-name="ce1">
            <text:p>11.9026107703707</text:p>
          </table:table-cell>
          <table:table-cell office:value-type="float" office:value="10.3755772912774" table:style-name="ce1">
            <text:p>10.3755772912774</text:p>
          </table:table-cell>
        </table:table-row>
        <table:table-row table:style-name="ro1">
          <table:table-cell office:value-type="string" table:style-name="ce1">
            <text:p>Max Johnston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Derby County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2-012</text:p>
          </table:table-cell>
          <table:table-cell office:value-type="float" office:value="8.7" table:style-name="ce1">
            <text:p>8.7</text:p>
          </table:table-cell>
          <table:table-cell office:value-type="float" office:value="7.20066313973208" table:style-name="ce1">
            <text:p>7.20066313973208</text:p>
          </table:table-cell>
          <table:table-cell office:value-type="float" office:value="5.59487527255382" table:style-name="ce1">
            <text:p>5.59487527255382</text:p>
          </table:table-cell>
          <table:table-cell office:value-type="float" office:value="7.40749108382351" table:style-name="ce1">
            <text:p>7.40749108382351</text:p>
          </table:table-cell>
          <table:table-cell office:value-type="float" office:value="6.35407498971283" table:style-name="ce1">
            <text:p>6.35407498971283</text:p>
          </table:table-cell>
          <table:table-cell office:value-type="float" office:value="8.80252760553828" table:style-name="ce1">
            <text:p>8.80252760553828</text:p>
          </table:table-cell>
          <table:table-cell office:value-type="float" office:value="5.33703572764562" table:style-name="ce1">
            <text:p>5.33703572764562</text:p>
          </table:table-cell>
          <table:table-cell office:value-type="float" office:value="9.6939444644786" table:style-name="ce1">
            <text:p>9.6939444644786</text:p>
          </table:table-cell>
          <table:table-cell office:value-type="float" office:value="7.53851594140686" table:style-name="ce1">
            <text:p>7.53851594140686</text:p>
          </table:table-cell>
          <table:table-cell office:value-type="float" office:value="6.33954172817173" table:style-name="ce1">
            <text:p>6.33954172817173</text:p>
          </table:table-cell>
          <table:table-cell office:value-type="float" office:value="6.46361532916011" table:style-name="ce1">
            <text:p>6.46361532916011</text:p>
          </table:table-cell>
          <table:table-cell office:value-type="float" office:value="8.5231641566641" table:style-name="ce1">
            <text:p>8.5231641566641</text:p>
          </table:table-cell>
        </table:table-row>
        <table:table-row table:style-name="ro1">
          <table:table-cell office:value-type="string" table:style-name="ce1">
            <text:p>Alfie Jones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Middlesbrough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8-092</text:p>
          </table:table-cell>
          <table:table-cell office:value-type="float" office:value="20.9" table:style-name="ce1">
            <text:p>20.9</text:p>
          </table:table-cell>
          <table:table-cell office:value-type="float" office:value="5.70171742869665" table:style-name="ce1">
            <text:p>5.70171742869665</text:p>
          </table:table-cell>
          <table:table-cell office:value-type="float" office:value="15.1328995273606" table:style-name="ce1">
            <text:p>15.1328995273606</text:p>
          </table:table-cell>
          <table:table-cell office:value-type="float" office:value="8.67934728943434" table:style-name="ce1">
            <text:p>8.67934728943434</text:p>
          </table:table-cell>
          <table:table-cell office:value-type="float" office:value="11.8300164496059" table:style-name="ce1">
            <text:p>11.8300164496059</text:p>
          </table:table-cell>
          <table:table-cell office:value-type="float" office:value="7.01917809840419" table:style-name="ce1">
            <text:p>7.01917809840419</text:p>
          </table:table-cell>
          <table:table-cell office:value-type="float" office:value="6.20239238132609" table:style-name="ce1">
            <text:p>6.20239238132609</text:p>
          </table:table-cell>
          <table:table-cell office:value-type="float" office:value="6.30079861532524" table:style-name="ce1">
            <text:p>6.30079861532524</text:p>
          </table:table-cell>
          <table:table-cell office:value-type="float" office:value="7.45448986348967" table:style-name="ce1">
            <text:p>7.45448986348967</text:p>
          </table:table-cell>
          <table:table-cell office:value-type="float" office:value="9.9929934949484" table:style-name="ce1">
            <text:p>9.9929934949484</text:p>
          </table:table-cell>
          <table:table-cell office:value-type="float" office:value="13.623235040014" table:style-name="ce1">
            <text:p>13.623235040014</text:p>
          </table:table-cell>
          <table:table-cell office:value-type="float" office:value="11.6237444485461" table:style-name="ce1">
            <text:p>11.6237444485461</text:p>
          </table:table-cell>
        </table:table-row>
        <table:table-row table:style-name="ro1">
          <table:table-cell office:value-type="string" table:style-name="ce1">
            <text:p>Lloyd Jones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Charlton Ath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0-092</text:p>
          </table:table-cell>
          <table:table-cell office:value-type="float" office:value="24.9" table:style-name="ce1">
            <text:p>24.9</text:p>
          </table:table-cell>
          <table:table-cell office:value-type="float" office:value="6.87630768856581" table:style-name="ce1">
            <text:p>6.87630768856581</text:p>
          </table:table-cell>
          <table:table-cell office:value-type="float" office:value="11.7077662640919" table:style-name="ce1">
            <text:p>11.7077662640919</text:p>
          </table:table-cell>
          <table:table-cell office:value-type="float" office:value="7.87776077328443" table:style-name="ce1">
            <text:p>7.87776077328443</text:p>
          </table:table-cell>
          <table:table-cell office:value-type="float" office:value="7.77224460814611" table:style-name="ce1">
            <text:p>7.77224460814611</text:p>
          </table:table-cell>
          <table:table-cell office:value-type="float" office:value="6.68129785160427" table:style-name="ce1">
            <text:p>6.68129785160427</text:p>
          </table:table-cell>
          <table:table-cell office:value-type="float" office:value="3.31701236939274" table:style-name="ce1">
            <text:p>3.31701236939274</text:p>
          </table:table-cell>
          <table:table-cell office:value-type="float" office:value="6.68250065628832" table:style-name="ce1">
            <text:p>6.68250065628832</text:p>
          </table:table-cell>
          <table:table-cell office:value-type="float" office:value="8.3084698860784" table:style-name="ce1">
            <text:p>8.3084698860784</text:p>
          </table:table-cell>
          <table:table-cell office:value-type="float" office:value="12.8653487059449" table:style-name="ce1">
            <text:p>12.8653487059449</text:p>
          </table:table-cell>
          <table:table-cell office:value-type="float" office:value="17.0506159310724" table:style-name="ce1">
            <text:p>17.0506159310724</text:p>
          </table:table-cell>
          <table:table-cell office:value-type="float" office:value="9.61680780359106" table:style-name="ce1">
            <text:p>9.61680780359106</text:p>
          </table:table-cell>
        </table:table-row>
        <table:table-row table:style-name="ro1">
          <table:table-cell office:value-type="string" table:style-name="ce1">
            <text:p>Issa Kaboré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Wrexham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4-240</text:p>
          </table:table-cell>
          <table:table-cell office:value-type="float" office:value="9.3" table:style-name="ce1">
            <text:p>9.3</text:p>
          </table:table-cell>
          <table:table-cell office:value-type="float" office:value="11.4231375203064" table:style-name="ce1">
            <text:p>11.4231375203064</text:p>
          </table:table-cell>
          <table:table-cell office:value-type="float" office:value="6.20375598797382" table:style-name="ce1">
            <text:p>6.20375598797382</text:p>
          </table:table-cell>
          <table:table-cell office:value-type="float" office:value="13.4297171511986" table:style-name="ce1">
            <text:p>13.4297171511986</text:p>
          </table:table-cell>
          <table:table-cell office:value-type="float" office:value="6.23770206866757" table:style-name="ce1">
            <text:p>6.23770206866757</text:p>
          </table:table-cell>
          <table:table-cell office:value-type="float" office:value="15.0525807695216" table:style-name="ce1">
            <text:p>15.0525807695216</text:p>
          </table:table-cell>
          <table:table-cell office:value-type="float" office:value="6.78705397467831" table:style-name="ce1">
            <text:p>6.78705397467831</text:p>
          </table:table-cell>
          <table:table-cell office:value-type="float" office:value="14.7229031051927" table:style-name="ce1">
            <text:p>14.7229031051927</text:p>
          </table:table-cell>
          <table:table-cell office:value-type="float" office:value="7.53851594140686" table:style-name="ce1">
            <text:p>7.53851594140686</text:p>
          </table:table-cell>
          <table:table-cell office:value-type="float" office:value="6.06537796090753" table:style-name="ce1">
            <text:p>6.06537796090753</text:p>
          </table:table-cell>
          <table:table-cell office:value-type="float" office:value="7.09582007536025" table:style-name="ce1">
            <text:p>7.09582007536025</text:p>
          </table:table-cell>
          <table:table-cell office:value-type="float" office:value="8.61655357992393" table:style-name="ce1">
            <text:p>8.61655357992393</text:p>
          </table:table-cell>
        </table:table-row>
        <table:table-row table:style-name="ro1">
          <table:table-cell office:value-type="string" table:style-name="ce1">
            <text:p>Kévin Keben Biakolo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Watford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1-346</text:p>
          </table:table-cell>
          <table:table-cell office:value-type="float" office:value="15.6" table:style-name="ce1">
            <text:p>15.6</text:p>
          </table:table-cell>
          <table:table-cell office:value-type="float" office:value="6.51476464448835" table:style-name="ce1">
            <text:p>6.51476464448835</text:p>
          </table:table-cell>
          <table:table-cell office:value-type="float" office:value="12.4517674703311" table:style-name="ce1">
            <text:p>12.4517674703311</text:p>
          </table:table-cell>
          <table:table-cell office:value-type="float" office:value="6.35975159840303" table:style-name="ce1">
            <text:p>6.35975159840303</text:p>
          </table:table-cell>
          <table:table-cell office:value-type="float" office:value="8.09555196773538" table:style-name="ce1">
            <text:p>8.09555196773538</text:p>
          </table:table-cell>
          <table:table-cell office:value-type="float" office:value="6.68129785160427" table:style-name="ce1">
            <text:p>6.68129785160427</text:p>
          </table:table-cell>
          <table:table-cell office:value-type="float" office:value="9.41834383192036" table:style-name="ce1">
            <text:p>9.41834383192036</text:p>
          </table:table-cell>
          <table:table-cell office:value-type="float" office:value="5.93242881969576" table:style-name="ce1">
            <text:p>5.93242881969576</text:p>
          </table:table-cell>
          <table:table-cell office:value-type="float" office:value="7.12221575751077" table:style-name="ce1">
            <text:p>7.12221575751077</text:p>
          </table:table-cell>
          <table:table-cell office:value-type="float" office:value="6.90888541081093" table:style-name="ce1">
            <text:p>6.90888541081093</text:p>
          </table:table-cell>
          <table:table-cell office:value-type="float" office:value="12.6573563401252" table:style-name="ce1">
            <text:p>12.6573563401252</text:p>
          </table:table-cell>
          <table:table-cell office:value-type="float" office:value="7.28790692875849" table:style-name="ce1">
            <text:p>7.28790692875849</text:p>
          </table:table-cell>
        </table:table-row>
        <table:table-row table:style-name="ro1">
          <table:table-cell office:value-type="string" table:style-name="ce1">
            <text:p>Josh Key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wansea City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049</text:p>
          </table:table-cell>
          <table:table-cell office:value-type="float" office:value="17.5" table:style-name="ce1">
            <text:p>17.5</text:p>
          </table:table-cell>
          <table:table-cell office:value-type="float" office:value="9.02343577958637" table:style-name="ce1">
            <text:p>9.02343577958637</text:p>
          </table:table-cell>
          <table:table-cell office:value-type="float" office:value="13.1088907519271" table:style-name="ce1">
            <text:p>13.1088907519271</text:p>
          </table:table-cell>
          <table:table-cell office:value-type="float" office:value="9.49035321525321" table:style-name="ce1">
            <text:p>9.49035321525321</text:p>
          </table:table-cell>
          <table:table-cell office:value-type="float" office:value="13.7411224594412" table:style-name="ce1">
            <text:p>13.7411224594412</text:p>
          </table:table-cell>
          <table:table-cell office:value-type="float" office:value="16.8700413667251" table:style-name="ce1">
            <text:p>16.8700413667251</text:p>
          </table:table-cell>
          <table:table-cell office:value-type="float" office:value="8.79058627743141" table:style-name="ce1">
            <text:p>8.79058627743141</text:p>
          </table:table-cell>
          <table:table-cell office:value-type="float" office:value="15.4991272965859" table:style-name="ce1">
            <text:p>15.4991272965859</text:p>
          </table:table-cell>
          <table:table-cell office:value-type="float" office:value="6.63696634683019" table:style-name="ce1">
            <text:p>6.63696634683019</text:p>
          </table:table-cell>
          <table:table-cell office:value-type="float" office:value="6.90888541081093" table:style-name="ce1">
            <text:p>6.90888541081093</text:p>
          </table:table-cell>
          <table:table-cell office:value-type="float" office:value="10.6732115748036" table:style-name="ce1">
            <text:p>10.6732115748036</text:p>
          </table:table-cell>
          <table:table-cell office:value-type="float" office:value="6.97923522052878" table:style-name="ce1">
            <text:p>6.97923522052878</text:p>
          </table:table-cell>
        </table:table-row>
        <table:table-row table:style-name="ro1">
          <table:table-cell office:value-type="string" table:style-name="ce1">
            <text:p>Cédric Kipré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Ipswich Tow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9-029</text:p>
          </table:table-cell>
          <table:table-cell office:value-type="float" office:value="16" table:style-name="ce1">
            <text:p>16</text:p>
          </table:table-cell>
          <table:table-cell office:value-type="float" office:value="8.20882558923283" table:style-name="ce1">
            <text:p>8.20882558923283</text:p>
          </table:table-cell>
          <table:table-cell office:value-type="float" office:value="13.4626033491595" table:style-name="ce1">
            <text:p>13.4626033491595</text:p>
          </table:table-cell>
          <table:table-cell office:value-type="float" office:value="10.1356100775578" table:style-name="ce1">
            <text:p>10.1356100775578</text:p>
          </table:table-cell>
          <table:table-cell office:value-type="float" office:value="15.2990731993016" table:style-name="ce1">
            <text:p>15.2990731993016</text:p>
          </table:table-cell>
          <table:table-cell office:value-type="float" office:value="12.307351386824" table:style-name="ce1">
            <text:p>12.307351386824</text:p>
          </table:table-cell>
          <table:table-cell office:value-type="float" office:value="5.33703572764562" table:style-name="ce1">
            <text:p>5.33703572764562</text:p>
          </table:table-cell>
          <table:table-cell office:value-type="float" office:value="7.99699472869236" table:style-name="ce1">
            <text:p>7.99699472869236</text:p>
          </table:table-cell>
          <table:table-cell office:value-type="float" office:value="8.74375534452519" table:style-name="ce1">
            <text:p>8.74375534452519</text:p>
          </table:table-cell>
          <table:table-cell office:value-type="float" office:value="13.5835171164229" table:style-name="ce1">
            <text:p>13.5835171164229</text:p>
          </table:table-cell>
          <table:table-cell office:value-type="float" office:value="12.0140169209449" table:style-name="ce1">
            <text:p>12.0140169209449</text:p>
          </table:table-cell>
          <table:table-cell office:value-type="float" office:value="8.30594201535464" table:style-name="ce1">
            <text:p>8.30594201535464</text:p>
          </table:table-cell>
        </table:table-row>
        <table:table-row table:style-name="ro1">
          <table:table-cell office:value-type="string" table:style-name="ce1">
            <text:p>Liam Kitching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Coventry City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098</text:p>
          </table:table-cell>
          <table:table-cell office:value-type="float" office:value="24.6" table:style-name="ce1">
            <text:p>24.6</text:p>
          </table:table-cell>
          <table:table-cell office:value-type="float" office:value="8.67656386929158" table:style-name="ce1">
            <text:p>8.67656386929158</text:p>
          </table:table-cell>
          <table:table-cell office:value-type="float" office:value="15.0707377766033" table:style-name="ce1">
            <text:p>15.0707377766033</text:p>
          </table:table-cell>
          <table:table-cell office:value-type="float" office:value="10.4543810627267" table:style-name="ce1">
            <text:p>10.4543810627267</text:p>
          </table:table-cell>
          <table:table-cell office:value-type="float" office:value="15.9933611468201" table:style-name="ce1">
            <text:p>15.9933611468201</text:p>
          </table:table-cell>
          <table:table-cell office:value-type="float" office:value="13.2013206796357" table:style-name="ce1">
            <text:p>13.2013206796357</text:p>
          </table:table-cell>
          <table:table-cell office:value-type="float" office:value="10.6585891553013" table:style-name="ce1">
            <text:p>10.6585891553013</text:p>
          </table:table-cell>
          <table:table-cell office:value-type="float" office:value="8.84196532353674" table:style-name="ce1">
            <text:p>8.84196532353674</text:p>
          </table:table-cell>
          <table:table-cell office:value-type="float" office:value="10.8240201557638" table:style-name="ce1">
            <text:p>10.8240201557638</text:p>
          </table:table-cell>
          <table:table-cell office:value-type="float" office:value="16.8470248213074" table:style-name="ce1">
            <text:p>16.8470248213074</text:p>
          </table:table-cell>
          <table:table-cell office:value-type="float" office:value="15.9653710136474" table:style-name="ce1">
            <text:p>15.9653710136474</text:p>
          </table:table-cell>
          <table:table-cell office:value-type="float" office:value="9.46062198279583" table:style-name="ce1">
            <text:p>9.46062198279583</text:p>
          </table:table-cell>
        </table:table-row>
        <table:table-row table:style-name="ro1">
          <table:table-cell office:value-type="string" table:style-name="ce1">
            <text:p>Christoph Klarer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Birmingham City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207</text:p>
          </table:table-cell>
          <table:table-cell office:value-type="float" office:value="23" table:style-name="ce1">
            <text:p>23</text:p>
          </table:table-cell>
          <table:table-cell office:value-type="float" office:value="6.60417176780027" table:style-name="ce1">
            <text:p>6.60417176780027</text:p>
          </table:table-cell>
          <table:table-cell office:value-type="float" office:value="16.5751379715004" table:style-name="ce1">
            <text:p>16.5751379715004</text:p>
          </table:table-cell>
          <table:table-cell office:value-type="float" office:value="7.71988874400777" table:style-name="ce1">
            <text:p>7.71988874400777</text:p>
          </table:table-cell>
          <table:table-cell office:value-type="float" office:value="14.6214086589285" table:style-name="ce1">
            <text:p>14.6214086589285</text:p>
          </table:table-cell>
          <table:table-cell office:value-type="float" office:value="9.53554785948643" table:style-name="ce1">
            <text:p>9.53554785948643</text:p>
          </table:table-cell>
          <table:table-cell office:value-type="float" office:value="9.20485606666375" table:style-name="ce1">
            <text:p>9.20485606666375</text:p>
          </table:table-cell>
          <table:table-cell office:value-type="float" office:value="7.07615540036301" table:style-name="ce1">
            <text:p>7.07615540036301</text:p>
          </table:table-cell>
          <table:table-cell office:value-type="float" office:value="7.37083085976985" table:style-name="ce1">
            <text:p>7.37083085976985</text:p>
          </table:table-cell>
          <table:table-cell office:value-type="float" office:value="14.9423903407228" table:style-name="ce1">
            <text:p>14.9423903407228</text:p>
          </table:table-cell>
          <table:table-cell office:value-type="float" office:value="15.7674347142978" table:style-name="ce1">
            <text:p>15.7674347142978</text:p>
          </table:table-cell>
          <table:table-cell office:value-type="float" office:value="8.1053031477639" table:style-name="ce1">
            <text:p>8.1053031477639</text:p>
          </table:table-cell>
        </table:table-row>
        <table:table-row table:style-name="ro1">
          <table:table-cell office:value-type="string" table:style-name="ce1">
            <text:p>Josh Knight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Portsmouth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8-122</text:p>
          </table:table-cell>
          <table:table-cell office:value-type="float" office:value="10.8" table:style-name="ce1">
            <text:p>10.8</text:p>
          </table:table-cell>
          <table:table-cell office:value-type="float" office:value="5.64053661047333" table:style-name="ce1">
            <text:p>5.64053661047333</text:p>
          </table:table-cell>
          <table:table-cell office:value-type="float" office:value="7.27800320026978" table:style-name="ce1">
            <text:p>7.27800320026978</text:p>
          </table:table-cell>
          <table:table-cell office:value-type="float" office:value="6.07633795607653" table:style-name="ce1">
            <text:p>6.07633795607653</text:p>
          </table:table-cell>
          <table:table-cell office:value-type="float" office:value="6.65046567475544" table:style-name="ce1">
            <text:p>6.65046567475544</text:p>
          </table:table-cell>
          <table:table-cell office:value-type="float" office:value="8.07531024022011" table:style-name="ce1">
            <text:p>8.07531024022011</text:p>
          </table:table-cell>
          <table:table-cell office:value-type="float" office:value="13.8347984773691" table:style-name="ce1">
            <text:p>13.8347984773691</text:p>
          </table:table-cell>
          <table:table-cell office:value-type="float" office:value="6.4900640523865" table:style-name="ce1">
            <text:p>6.4900640523865</text:p>
          </table:table-cell>
          <table:table-cell office:value-type="float" office:value="6.63696634683019" table:style-name="ce1">
            <text:p>6.63696634683019</text:p>
          </table:table-cell>
          <table:table-cell office:value-type="float" office:value="6.90888541081093" table:style-name="ce1">
            <text:p>6.90888541081093</text:p>
          </table:table-cell>
          <table:table-cell office:value-type="float" office:value="9.81006752161757" table:style-name="ce1">
            <text:p>9.81006752161757</text:p>
          </table:table-cell>
          <table:table-cell office:value-type="float" office:value="12.9625581989957" table:style-name="ce1">
            <text:p>12.9625581989957</text:p>
          </table:table-cell>
        </table:table-row>
        <table:table-row table:style-name="ro1">
          <table:table-cell office:value-type="string" table:style-name="ce1">
            <text:p>Sondre Langås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Derby County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4-339</text:p>
          </table:table-cell>
          <table:table-cell office:value-type="float" office:value="15.4" table:style-name="ce1">
            <text:p>15.4</text:p>
          </table:table-cell>
          <table:table-cell office:value-type="float" office:value="6.4260403864114" table:style-name="ce1">
            <text:p>6.4260403864114</text:p>
          </table:table-cell>
          <table:table-cell office:value-type="float" office:value="8.58737667536298" table:style-name="ce1">
            <text:p>8.58737667536298</text:p>
          </table:table-cell>
          <table:table-cell office:value-type="float" office:value="9.16580130619127" table:style-name="ce1">
            <text:p>9.16580130619127</text:p>
          </table:table-cell>
          <table:table-cell office:value-type="float" office:value="8.94942531993444" table:style-name="ce1">
            <text:p>8.94942531993444</text:p>
          </table:table-cell>
          <table:table-cell office:value-type="float" office:value="6.03297084208043" table:style-name="ce1">
            <text:p>6.03297084208043</text:p>
          </table:table-cell>
          <table:table-cell office:value-type="float" office:value="11.257468614665" table:style-name="ce1">
            <text:p>11.257468614665</text:p>
          </table:table-cell>
          <table:table-cell office:value-type="float" office:value="6.4900640523865" table:style-name="ce1">
            <text:p>6.4900640523865</text:p>
          </table:table-cell>
          <table:table-cell office:value-type="float" office:value="8.83117776956457" table:style-name="ce1">
            <text:p>8.83117776956457</text:p>
          </table:table-cell>
          <table:table-cell office:value-type="float" office:value="15.10104573968" table:style-name="ce1">
            <text:p>15.10104573968</text:p>
          </table:table-cell>
          <table:table-cell office:value-type="float" office:value="12.9616876053321" table:style-name="ce1">
            <text:p>12.9616876053321</text:p>
          </table:table-cell>
          <table:table-cell office:value-type="float" office:value="9.61680780359106" table:style-name="ce1">
            <text:p>9.61680780359106</text:p>
          </table:table-cell>
        </table:table-row>
        <table:table-row table:style-name="ro1">
          <table:table-cell office:value-type="string" table:style-name="ce1">
            <text:p>Mohammed Lawal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toke City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22-222</text:p>
          </table:table-cell>
          <table:table-cell office:value-type="float" office:value="15.5" table:style-name="ce1">
            <text:p>15.5</text:p>
          </table:table-cell>
          <table:table-cell office:value-type="float" office:value="6.8077405464079" table:style-name="ce1">
            <text:p>6.8077405464079</text:p>
          </table:table-cell>
          <table:table-cell office:value-type="float" office:value="11.0968450719497" table:style-name="ce1">
            <text:p>11.0968450719497</text:p>
          </table:table-cell>
          <table:table-cell office:value-type="float" office:value="7.71988874400777" table:style-name="ce1">
            <text:p>7.71988874400777</text:p>
          </table:table-cell>
          <table:table-cell office:value-type="float" office:value="10.9713799174766" table:style-name="ce1">
            <text:p>10.9713799174766</text:p>
          </table:table-cell>
          <table:table-cell office:value-type="float" office:value="8.07531024022011" table:style-name="ce1">
            <text:p>8.07531024022011</text:p>
          </table:table-cell>
          <table:table-cell office:value-type="float" office:value="6.85636094002399" table:style-name="ce1">
            <text:p>6.85636094002399</text:p>
          </table:table-cell>
          <table:table-cell office:value-type="float" office:value="8.52332734348782" table:style-name="ce1">
            <text:p>8.52332734348782</text:p>
          </table:table-cell>
          <table:table-cell office:value-type="float" office:value="8.83117776956457" table:style-name="ce1">
            <text:p>8.83117776956457</text:p>
          </table:table-cell>
          <table:table-cell office:value-type="float" office:value="12.0711453838658" table:style-name="ce1">
            <text:p>12.0711453838658</text:p>
          </table:table-cell>
          <table:table-cell office:value-type="float" office:value="10.3677390122668" table:style-name="ce1">
            <text:p>10.3677390122668</text:p>
          </table:table-cell>
          <table:table-cell office:value-type="float" office:value="10.9956555551035" table:style-name="ce1">
            <text:p>10.9956555551035</text:p>
          </table:table-cell>
        </table:table-row>
        <table:table-row table:style-name="ro1">
          <table:table-cell office:value-type="string" table:style-name="ce1">
            <text:p>Ryan Leonard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Millwall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33-228</text:p>
          </table:table-cell>
          <table:table-cell office:value-type="float" office:value="12.1" table:style-name="ce1">
            <text:p>12.1</text:p>
          </table:table-cell>
          <table:table-cell office:value-type="float" office:value="11.4001165556439" table:style-name="ce1">
            <text:p>11.4001165556439</text:p>
          </table:table-cell>
          <table:table-cell office:value-type="float" office:value="7.48322924118043" table:style-name="ce1">
            <text:p>7.48322924118043</text:p>
          </table:table-cell>
          <table:table-cell office:value-type="float" office:value="10.1356100775578" table:style-name="ce1">
            <text:p>10.1356100775578</text:p>
          </table:table-cell>
          <table:table-cell office:value-type="float" office:value="10.4605243534722" table:style-name="ce1">
            <text:p>10.4605243534722</text:p>
          </table:table-cell>
          <table:table-cell office:value-type="float" office:value="10.6211833125734" table:style-name="ce1">
            <text:p>10.6211833125734</text:p>
          </table:table-cell>
          <table:table-cell office:value-type="float" office:value="8.16722500830589" table:style-name="ce1">
            <text:p>8.16722500830589</text:p>
          </table:table-cell>
          <table:table-cell office:value-type="float" office:value="10.3268013877185" table:style-name="ce1">
            <text:p>10.3268013877185</text:p>
          </table:table-cell>
          <table:table-cell office:value-type="float" office:value="7.28755503621035" table:style-name="ce1">
            <text:p>7.28755503621035</text:p>
          </table:table-cell>
          <table:table-cell office:value-type="float" office:value="6.62089476681303" table:style-name="ce1">
            <text:p>6.62089476681303</text:p>
          </table:table-cell>
          <table:table-cell office:value-type="float" office:value="9.99685364591026" table:style-name="ce1">
            <text:p>9.99685364591026</text:p>
          </table:table-cell>
          <table:table-cell office:value-type="float" office:value="10.9956555551035" table:style-name="ce1">
            <text:p>10.9956555551035</text:p>
          </table:table-cell>
        </table:table-row>
        <table:table-row table:style-name="ro1">
          <table:table-cell office:value-type="string" table:style-name="ce1">
            <text:p>Liam Lindsay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Presto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0-087</text:p>
          </table:table-cell>
          <table:table-cell office:value-type="float" office:value="10.7" table:style-name="ce1">
            <text:p>10.7</text:p>
          </table:table-cell>
          <table:table-cell office:value-type="float" office:value="5.64053661047333" table:style-name="ce1">
            <text:p>5.64053661047333</text:p>
          </table:table-cell>
          <table:table-cell office:value-type="float" office:value="7.08705541945745" table:style-name="ce1">
            <text:p>7.08705541945745</text:p>
          </table:table-cell>
          <table:table-cell office:value-type="float" office:value="6.07633795607653" table:style-name="ce1">
            <text:p>6.07633795607653</text:p>
          </table:table-cell>
          <table:table-cell office:value-type="float" office:value="5.56804849926944" table:style-name="ce1">
            <text:p>5.56804849926944</text:p>
          </table:table-cell>
          <table:table-cell office:value-type="float" office:value="5.42650949247364" table:style-name="ce1">
            <text:p>5.42650949247364</text:p>
          </table:table-cell>
          <table:table-cell/>
          <table:table-cell office:value-type="float" office:value="5.75361199313854" table:style-name="ce1">
            <text:p>5.75361199313854</text:p>
          </table:table-cell>
          <table:table-cell office:value-type="float" office:value="7.37083085976985" table:style-name="ce1">
            <text:p>7.37083085976985</text:p>
          </table:table-cell>
          <table:table-cell office:value-type="float" office:value="7.50225068691747" table:style-name="ce1">
            <text:p>7.50225068691747</text:p>
          </table:table-cell>
          <table:table-cell office:value-type="float" office:value="12.5532635361262" table:style-name="ce1">
            <text:p>12.5532635361262</text:p>
          </table:table-cell>
          <table:table-cell office:value-type="float" office:value="7.8906514634761" table:style-name="ce1">
            <text:p>7.8906514634761</text:p>
          </table:table-cell>
        </table:table-row>
        <table:table-row table:style-name="ro1">
          <table:table-cell office:value-type="string" table:style-name="ce1">
            <text:p>Sam Long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Oxford United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0-356</text:p>
          </table:table-cell>
          <table:table-cell office:value-type="float" office:value="16.5" table:style-name="ce1">
            <text:p>16.5</text:p>
          </table:table-cell>
          <table:table-cell office:value-type="float" office:value="6.67166447327159" table:style-name="ce1">
            <text:p>6.67166447327159</text:p>
          </table:table-cell>
          <table:table-cell office:value-type="float" office:value="8.85252884853872" table:style-name="ce1">
            <text:p>8.85252884853872</text:p>
          </table:table-cell>
          <table:table-cell office:value-type="float" office:value="10.6123934102143" table:style-name="ce1">
            <text:p>10.6123934102143</text:p>
          </table:table-cell>
          <table:table-cell office:value-type="float" office:value="9.67645246147116" table:style-name="ce1">
            <text:p>9.67645246147116</text:p>
          </table:table-cell>
          <table:table-cell office:value-type="float" office:value="7.71734895940326" table:style-name="ce1">
            <text:p>7.71734895940326</text:p>
          </table:table-cell>
          <table:table-cell office:value-type="float" office:value="6.96097969866616" table:style-name="ce1">
            <text:p>6.96097969866616</text:p>
          </table:table-cell>
          <table:table-cell office:value-type="float" office:value="8.2066150377814" table:style-name="ce1">
            <text:p>8.2066150377814</text:p>
          </table:table-cell>
          <table:table-cell office:value-type="float" office:value="6.63696634683019" table:style-name="ce1">
            <text:p>6.63696634683019</text:p>
          </table:table-cell>
          <table:table-cell office:value-type="float" office:value="6.62089476681303" table:style-name="ce1">
            <text:p>6.62089476681303</text:p>
          </table:table-cell>
          <table:table-cell office:value-type="float" office:value="12.8615889660749" table:style-name="ce1">
            <text:p>12.8615889660749</text:p>
          </table:table-cell>
          <table:table-cell office:value-type="float" office:value="9.99017475171923" table:style-name="ce1">
            <text:p>9.99017475171923</text:p>
          </table:table-cell>
        </table:table-row>
        <table:table-row table:style-name="ro1">
          <table:table-cell office:value-type="string" table:style-name="ce1">
            <text:p>Max Lowe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heffield Weds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8-241</text:p>
          </table:table-cell>
          <table:table-cell office:value-type="float" office:value="19.7" table:style-name="ce1">
            <text:p>19.7</text:p>
          </table:table-cell>
          <table:table-cell office:value-type="float" office:value="8.5777256689863" table:style-name="ce1">
            <text:p>8.5777256689863</text:p>
          </table:table-cell>
          <table:table-cell office:value-type="float" office:value="12.8486779089251" table:style-name="ce1">
            <text:p>12.8486779089251</text:p>
          </table:table-cell>
          <table:table-cell office:value-type="float" office:value="12.1173730864157" table:style-name="ce1">
            <text:p>12.1173730864157</text:p>
          </table:table-cell>
          <table:table-cell office:value-type="float" office:value="13.4568847380782" table:style-name="ce1">
            <text:p>13.4568847380782</text:p>
          </table:table-cell>
          <table:table-cell office:value-type="float" office:value="12.9147793773659" table:style-name="ce1">
            <text:p>12.9147793773659</text:p>
          </table:table-cell>
          <table:table-cell office:value-type="float" office:value="6.96097969866616" table:style-name="ce1">
            <text:p>6.96097969866616</text:p>
          </table:table-cell>
          <table:table-cell office:value-type="float" office:value="12.3954278097925" table:style-name="ce1">
            <text:p>12.3954278097925</text:p>
          </table:table-cell>
          <table:table-cell office:value-type="float" office:value="6.63696634683019" table:style-name="ce1">
            <text:p>6.63696634683019</text:p>
          </table:table-cell>
          <table:table-cell office:value-type="float" office:value="5.79888718811103" table:style-name="ce1">
            <text:p>5.79888718811103</text:p>
          </table:table-cell>
          <table:table-cell office:value-type="float" office:value="14.214092354796" table:style-name="ce1">
            <text:p>14.214092354796</text:p>
          </table:table-cell>
          <table:table-cell office:value-type="float" office:value="7.42195960957366" table:style-name="ce1">
            <text:p>7.42195960957366</text:p>
          </table:table-cell>
        </table:table-row>
        <table:table-row table:style-name="ro1">
          <table:table-cell office:value-type="string" table:style-name="ce1">
            <text:p>Ryan Manning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outhampton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29-207</text:p>
          </table:table-cell>
          <table:table-cell office:value-type="float" office:value="21.8" table:style-name="ce1">
            <text:p>21.8</text:p>
          </table:table-cell>
          <table:table-cell office:value-type="float" office:value="13.2355589269668" table:style-name="ce1">
            <text:p>13.2355589269668</text:p>
          </table:table-cell>
          <table:table-cell office:value-type="float" office:value="14.4935406234367" table:style-name="ce1">
            <text:p>14.4935406234367</text:p>
          </table:table-cell>
          <table:table-cell office:value-type="float" office:value="17.2102056702234" table:style-name="ce1">
            <text:p>17.2102056702234</text:p>
          </table:table-cell>
          <table:table-cell office:value-type="float" office:value="16.4045044532594" table:style-name="ce1">
            <text:p>16.4045044532594</text:p>
          </table:table-cell>
          <table:table-cell office:value-type="float" office:value="16.1868770913471" table:style-name="ce1">
            <text:p>16.1868770913471</text:p>
          </table:table-cell>
          <table:table-cell office:value-type="float" office:value="7.37479588556656" table:style-name="ce1">
            <text:p>7.37479588556656</text:p>
          </table:table-cell>
          <table:table-cell office:value-type="float" office:value="16.9226347046878" table:style-name="ce1">
            <text:p>16.9226347046878</text:p>
          </table:table-cell>
          <table:table-cell office:value-type="float" office:value="9.35664605567762" table:style-name="ce1">
            <text:p>9.35664605567762</text:p>
          </table:table-cell>
          <table:table-cell office:value-type="float" office:value="16.9331064506403" table:style-name="ce1">
            <text:p>16.9331064506403</text:p>
          </table:table-cell>
          <table:table-cell office:value-type="float" office:value="12.1789698585169" table:style-name="ce1">
            <text:p>12.1789698585169</text:p>
          </table:table-cell>
          <table:table-cell office:value-type="float" office:value="9.97467326149244" table:style-name="ce1">
            <text:p>9.97467326149244</text:p>
          </table:table-cell>
        </table:table-row>
        <table:table-row table:style-name="ro1">
          <table:table-cell office:value-type="string" table:style-name="ce1">
            <text:p>Hayden Matthews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Portsmouth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1-202</text:p>
          </table:table-cell>
          <table:table-cell office:value-type="float" office:value="7.2" table:style-name="ce1">
            <text:p>7.2</text:p>
          </table:table-cell>
          <table:table-cell office:value-type="float" office:value="5.66087870897592" table:style-name="ce1">
            <text:p>5.66087870897592</text:p>
          </table:table-cell>
          <table:table-cell office:value-type="float" office:value="7.15839751402574" table:style-name="ce1">
            <text:p>7.15839751402574</text:p>
          </table:table-cell>
          <table:table-cell office:value-type="float" office:value="6.07633795607653" table:style-name="ce1">
            <text:p>6.07633795607653</text:p>
          </table:table-cell>
          <table:table-cell office:value-type="float" office:value="6.83183447814215" table:style-name="ce1">
            <text:p>6.83183447814215</text:p>
          </table:table-cell>
          <table:table-cell office:value-type="float" office:value="6.3522662642345" table:style-name="ce1">
            <text:p>6.3522662642345</text:p>
          </table:table-cell>
          <table:table-cell office:value-type="float" office:value="3.31701236939274" table:style-name="ce1">
            <text:p>3.31701236939274</text:p>
          </table:table-cell>
          <table:table-cell office:value-type="float" office:value="6.20740736292405" table:style-name="ce1">
            <text:p>6.20740736292405</text:p>
          </table:table-cell>
          <table:table-cell office:value-type="float" office:value="6.63696634683019" table:style-name="ce1">
            <text:p>6.63696634683019</text:p>
          </table:table-cell>
          <table:table-cell office:value-type="float" office:value="6.06537796090753" table:style-name="ce1">
            <text:p>6.06537796090753</text:p>
          </table:table-cell>
          <table:table-cell office:value-type="float" office:value="7.99967777903961" table:style-name="ce1">
            <text:p>7.99967777903961</text:p>
          </table:table-cell>
          <table:table-cell office:value-type="float" office:value="11.8923028505672" table:style-name="ce1">
            <text:p>11.8923028505672</text:p>
          </table:table-cell>
        </table:table-row>
        <table:table-row table:style-name="ro1">
          <table:table-cell office:value-type="string" table:style-name="ce1">
            <text:p>Amadou Mbengue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QPR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4-002</text:p>
          </table:table-cell>
          <table:table-cell office:value-type="float" office:value="20.7" table:style-name="ce1">
            <text:p>20.7</text:p>
          </table:table-cell>
          <table:table-cell office:value-type="float" office:value="9.54437079840335" table:style-name="ce1">
            <text:p>9.54437079840335</text:p>
          </table:table-cell>
          <table:table-cell office:value-type="float" office:value="11.980340353096" table:style-name="ce1">
            <text:p>11.980340353096</text:p>
          </table:table-cell>
          <table:table-cell office:value-type="float" office:value="7.40749108382351" table:style-name="ce1">
            <text:p>7.40749108382351</text:p>
          </table:table-cell>
          <table:table-cell office:value-type="float" office:value="12.295109932928" table:style-name="ce1">
            <text:p>12.295109932928</text:p>
          </table:table-cell>
          <table:table-cell office:value-type="float" office:value="14.6630527522983" table:style-name="ce1">
            <text:p>14.6630527522983</text:p>
          </table:table-cell>
          <table:table-cell office:value-type="float" office:value="6.20239238132609" table:style-name="ce1">
            <text:p>6.20239238132609</text:p>
          </table:table-cell>
          <table:table-cell office:value-type="float" office:value="11.4475939234171" table:style-name="ce1">
            <text:p>11.4475939234171</text:p>
          </table:table-cell>
          <table:table-cell office:value-type="float" office:value="8.22191126152454" table:style-name="ce1">
            <text:p>8.22191126152454</text:p>
          </table:table-cell>
          <table:table-cell office:value-type="float" office:value="12.3437765971056" table:style-name="ce1">
            <text:p>12.3437765971056</text:p>
          </table:table-cell>
          <table:table-cell office:value-type="float" office:value="13.623235040014" table:style-name="ce1">
            <text:p>13.623235040014</text:p>
          </table:table-cell>
          <table:table-cell office:value-type="float" office:value="9.74153744644777" table:style-name="ce1">
            <text:p>9.74153744644777</text:p>
          </table:table-cell>
        </table:table-row>
        <table:table-row table:style-name="ro1">
          <table:table-cell office:value-type="string" table:style-name="ce1">
            <text:p>Sam McCallum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heffield Utd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127</text:p>
          </table:table-cell>
          <table:table-cell office:value-type="float" office:value="10.9" table:style-name="ce1">
            <text:p>10.9</text:p>
          </table:table-cell>
          <table:table-cell office:value-type="float" office:value="12.8867241788007" table:style-name="ce1">
            <text:p>12.8867241788007</text:p>
          </table:table-cell>
          <table:table-cell office:value-type="float" office:value="7.92472420343257" table:style-name="ce1">
            <text:p>7.92472420343257</text:p>
          </table:table-cell>
          <table:table-cell office:value-type="float" office:value="14.7815926066196" table:style-name="ce1">
            <text:p>14.7815926066196</text:p>
          </table:table-cell>
          <table:table-cell office:value-type="float" office:value="9.41237932412129" table:style-name="ce1">
            <text:p>9.41237932412129</text:p>
          </table:table-cell>
          <table:table-cell office:value-type="float" office:value="8.80252760553828" table:style-name="ce1">
            <text:p>8.80252760553828</text:p>
          </table:table-cell>
          <table:table-cell office:value-type="float" office:value="6.20239238132609" table:style-name="ce1">
            <text:p>6.20239238132609</text:p>
          </table:table-cell>
          <table:table-cell office:value-type="float" office:value="10.5351338087196" table:style-name="ce1">
            <text:p>10.5351338087196</text:p>
          </table:table-cell>
          <table:table-cell office:value-type="float" office:value="12.0382979711742" table:style-name="ce1">
            <text:p>12.0382979711742</text:p>
          </table:table-cell>
          <table:table-cell office:value-type="float" office:value="12.0711453838658" table:style-name="ce1">
            <text:p>12.0711453838658</text:p>
          </table:table-cell>
          <table:table-cell office:value-type="float" office:value="9.43474518081055" table:style-name="ce1">
            <text:p>9.43474518081055</text:p>
          </table:table-cell>
          <table:table-cell office:value-type="float" office:value="8.1360940600048" table:style-name="ce1">
            <text:p>8.1360940600048</text:p>
          </table:table-cell>
        </table:table-row>
        <table:table-row table:style-name="ro1">
          <table:table-cell office:value-type="string" table:style-name="ce1">
            <text:p>Ruairi Mcconville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Norwich City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0-251</text:p>
          </table:table-cell>
          <table:table-cell office:value-type="float" office:value="12.1" table:style-name="ce1">
            <text:p>12.1</text:p>
          </table:table-cell>
          <table:table-cell office:value-type="float" office:value="6.40396805914782" table:style-name="ce1">
            <text:p>6.40396805914782</text:p>
          </table:table-cell>
          <table:table-cell office:value-type="float" office:value="10.0523460699405" table:style-name="ce1">
            <text:p>10.0523460699405</text:p>
          </table:table-cell>
          <table:table-cell office:value-type="float" office:value="8.19629800124954" table:style-name="ce1">
            <text:p>8.19629800124954</text:p>
          </table:table-cell>
          <table:table-cell office:value-type="float" office:value="8.685330429541" table:style-name="ce1">
            <text:p>8.685330429541</text:p>
          </table:table-cell>
          <table:table-cell office:value-type="float" office:value="5.72417389890262" table:style-name="ce1">
            <text:p>5.72417389890262</text:p>
          </table:table-cell>
          <table:table-cell office:value-type="float" office:value="12.2000522086308" table:style-name="ce1">
            <text:p>12.2000522086308</text:p>
          </table:table-cell>
          <table:table-cell office:value-type="float" office:value="6.02320449078137" table:style-name="ce1">
            <text:p>6.02320449078137</text:p>
          </table:table-cell>
          <table:table-cell office:value-type="float" office:value="8.04944202346111" table:style-name="ce1">
            <text:p>8.04944202346111</text:p>
          </table:table-cell>
          <table:table-cell office:value-type="float" office:value="8.11400013195073" table:style-name="ce1">
            <text:p>8.11400013195073</text:p>
          </table:table-cell>
          <table:table-cell office:value-type="float" office:value="9.87241074450622" table:style-name="ce1">
            <text:p>9.87241074450622</text:p>
          </table:table-cell>
          <table:table-cell office:value-type="float" office:value="9.55436469549209" table:style-name="ce1">
            <text:p>9.55436469549209</text:p>
          </table:table-cell>
        </table:table-row>
        <table:table-row table:style-name="ro1">
          <table:table-cell office:value-type="string" table:style-name="ce1">
            <text:p>Ross McCrorie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Bristol City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7-295</text:p>
          </table:table-cell>
          <table:table-cell office:value-type="float" office:value="20.5" table:style-name="ce1">
            <text:p>20.5</text:p>
          </table:table-cell>
          <table:table-cell office:value-type="float" office:value="11.1445244746869" table:style-name="ce1">
            <text:p>11.1445244746869</text:p>
          </table:table-cell>
          <table:table-cell office:value-type="float" office:value="9.27032972698809" table:style-name="ce1">
            <text:p>9.27032972698809</text:p>
          </table:table-cell>
          <table:table-cell office:value-type="float" office:value="16.9634112979052" table:style-name="ce1">
            <text:p>16.9634112979052</text:p>
          </table:table-cell>
          <table:table-cell office:value-type="float" office:value="10.3310712421616" table:style-name="ce1">
            <text:p>10.3310712421616</text:p>
          </table:table-cell>
          <table:table-cell office:value-type="float" office:value="14.2253655192323" table:style-name="ce1">
            <text:p>14.2253655192323</text:p>
          </table:table-cell>
          <table:table-cell office:value-type="float" office:value="6.39022798084188" table:style-name="ce1">
            <text:p>6.39022798084188</text:p>
          </table:table-cell>
          <table:table-cell office:value-type="float" office:value="16.6929415079237" table:style-name="ce1">
            <text:p>16.6929415079237</text:p>
          </table:table-cell>
          <table:table-cell office:value-type="float" office:value="11.2401218050185" table:style-name="ce1">
            <text:p>11.2401218050185</text:p>
          </table:table-cell>
          <table:table-cell office:value-type="float" office:value="15.7742347909292" table:style-name="ce1">
            <text:p>15.7742347909292</text:p>
          </table:table-cell>
          <table:table-cell office:value-type="float" office:value="13.1092623027156" table:style-name="ce1">
            <text:p>13.1092623027156</text:p>
          </table:table-cell>
          <table:table-cell office:value-type="float" office:value="11.9619619556422" table:style-name="ce1">
            <text:p>11.9619619556422</text:p>
          </table:table-cell>
        </table:table-row>
        <table:table-row table:style-name="ro1">
          <table:table-cell office:value-type="string" table:style-name="ce1">
            <text:p>Mark McGuinness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heffield Utd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002</text:p>
          </table:table-cell>
          <table:table-cell office:value-type="float" office:value="11.6" table:style-name="ce1">
            <text:p>11.6</text:p>
          </table:table-cell>
          <table:table-cell office:value-type="float" office:value="5.07371194458102" table:style-name="ce1">
            <text:p>5.07371194458102</text:p>
          </table:table-cell>
          <table:table-cell office:value-type="float" office:value="8.19831458607028" table:style-name="ce1">
            <text:p>8.19831458607028</text:p>
          </table:table-cell>
          <table:table-cell office:value-type="float" office:value="5.8010789358542" table:style-name="ce1">
            <text:p>5.8010789358542</text:p>
          </table:table-cell>
          <table:table-cell office:value-type="float" office:value="7.32708746598491" table:style-name="ce1">
            <text:p>7.32708746598491</text:p>
          </table:table-cell>
          <table:table-cell office:value-type="float" office:value="5.42650949247364" table:style-name="ce1">
            <text:p>5.42650949247364</text:p>
          </table:table-cell>
          <table:table-cell office:value-type="float" office:value="13.8347984773691" table:style-name="ce1">
            <text:p>13.8347984773691</text:p>
          </table:table-cell>
          <table:table-cell office:value-type="float" office:value="5.8425594283668" table:style-name="ce1">
            <text:p>5.8425594283668</text:p>
          </table:table-cell>
          <table:table-cell office:value-type="float" office:value="10.3132767251662" table:style-name="ce1">
            <text:p>10.3132767251662</text:p>
          </table:table-cell>
          <table:table-cell office:value-type="float" office:value="11.2117064991566" table:style-name="ce1">
            <text:p>11.2117064991566</text:p>
          </table:table-cell>
          <table:table-cell office:value-type="float" office:value="12.1789698585169" table:style-name="ce1">
            <text:p>12.1789698585169</text:p>
          </table:table-cell>
          <table:table-cell office:value-type="float" office:value="12.8375401700159" table:style-name="ce1">
            <text:p>12.8375401700159</text:p>
          </table:table-cell>
        </table:table-row>
        <table:table-row table:style-name="ro1">
          <table:table-cell office:value-type="string" table:style-name="ce1">
            <text:p>Sean McLoughlin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Blackbur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9-055</text:p>
          </table:table-cell>
          <table:table-cell office:value-type="float" office:value="22.4" table:style-name="ce1">
            <text:p>22.4</text:p>
          </table:table-cell>
          <table:table-cell office:value-type="float" office:value="6.01443710497313" table:style-name="ce1">
            <text:p>6.01443710497313</text:p>
          </table:table-cell>
          <table:table-cell office:value-type="float" office:value="13.5088775299705" table:style-name="ce1">
            <text:p>13.5088775299705</text:p>
          </table:table-cell>
          <table:table-cell office:value-type="float" office:value="6.6507836821094" table:style-name="ce1">
            <text:p>6.6507836821094</text:p>
          </table:table-cell>
          <table:table-cell office:value-type="float" office:value="13.7411224594412" table:style-name="ce1">
            <text:p>13.7411224594412</text:p>
          </table:table-cell>
          <table:table-cell office:value-type="float" office:value="7.71734895940326" table:style-name="ce1">
            <text:p>7.71734895940326</text:p>
          </table:table-cell>
          <table:table-cell office:value-type="float" office:value="13.8347984773691" table:style-name="ce1">
            <text:p>13.8347984773691</text:p>
          </table:table-cell>
          <table:table-cell office:value-type="float" office:value="7.37828758760895" table:style-name="ce1">
            <text:p>7.37828758760895</text:p>
          </table:table-cell>
          <table:table-cell office:value-type="float" office:value="7.37083085976985" table:style-name="ce1">
            <text:p>7.37083085976985</text:p>
          </table:table-cell>
          <table:table-cell office:value-type="float" office:value="9.9929934949484" table:style-name="ce1">
            <text:p>9.9929934949484</text:p>
          </table:table-cell>
          <table:table-cell office:value-type="float" office:value="16.5395164867404" table:style-name="ce1">
            <text:p>16.5395164867404</text:p>
          </table:table-cell>
          <table:table-cell office:value-type="float" office:value="7.61727652969779" table:style-name="ce1">
            <text:p>7.61727652969779</text:p>
          </table:table-cell>
        </table:table-row>
        <table:table-row table:style-name="ro1">
          <table:table-cell office:value-type="string" table:style-name="ce1">
            <text:p>Jakov Medić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Norwich City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7-122</text:p>
          </table:table-cell>
          <table:table-cell office:value-type="float" office:value="12.5" table:style-name="ce1">
            <text:p>12.5</text:p>
          </table:table-cell>
          <table:table-cell office:value-type="float" office:value="6.69424381658506" table:style-name="ce1">
            <text:p>6.69424381658506</text:p>
          </table:table-cell>
          <table:table-cell office:value-type="float" office:value="11.6270832917917" table:style-name="ce1">
            <text:p>11.6270832917917</text:p>
          </table:table-cell>
          <table:table-cell office:value-type="float" office:value="7.56309632832981" table:style-name="ce1">
            <text:p>7.56309632832981</text:p>
          </table:table-cell>
          <table:table-cell office:value-type="float" office:value="10.3958735010313" table:style-name="ce1">
            <text:p>10.3958735010313</text:p>
          </table:table-cell>
          <table:table-cell office:value-type="float" office:value="6.68129785160427" table:style-name="ce1">
            <text:p>6.68129785160427</text:p>
          </table:table-cell>
          <table:table-cell office:value-type="float" office:value="13.8347984773691" table:style-name="ce1">
            <text:p>13.8347984773691</text:p>
          </table:table-cell>
          <table:table-cell office:value-type="float" office:value="6.4900640523865" table:style-name="ce1">
            <text:p>6.4900640523865</text:p>
          </table:table-cell>
          <table:table-cell office:value-type="float" office:value="6.63696634683019" table:style-name="ce1">
            <text:p>6.63696634683019</text:p>
          </table:table-cell>
          <table:table-cell office:value-type="float" office:value="5.79888718811103" table:style-name="ce1">
            <text:p>5.79888718811103</text:p>
          </table:table-cell>
          <table:table-cell office:value-type="float" office:value="10.9745543976293" table:style-name="ce1">
            <text:p>10.9745543976293</text:p>
          </table:table-cell>
          <table:table-cell office:value-type="float" office:value="3.65127476188642" table:style-name="ce1">
            <text:p>3.65127476188642</text:p>
          </table:table-cell>
        </table:table-row>
        <table:table-row table:style-name="ro1">
          <table:table-cell office:value-type="string" table:style-name="ce1">
            <text:p>Ben Mee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heffield Utd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6-108</text:p>
          </table:table-cell>
          <table:table-cell office:value-type="float" office:value="11.4" table:style-name="ce1">
            <text:p>11.4</text:p>
          </table:table-cell>
          <table:table-cell office:value-type="float" office:value="6.53705309625622" table:style-name="ce1">
            <text:p>6.53705309625622</text:p>
          </table:table-cell>
          <table:table-cell office:value-type="float" office:value="8.2983718505384" table:style-name="ce1">
            <text:p>8.2983718505384</text:p>
          </table:table-cell>
          <table:table-cell office:value-type="float" office:value="8.67934728943434" table:style-name="ce1">
            <text:p>8.67934728943434</text:p>
          </table:table-cell>
          <table:table-cell office:value-type="float" office:value="8.42223012012225" table:style-name="ce1">
            <text:p>8.42223012012225</text:p>
          </table:table-cell>
          <table:table-cell office:value-type="float" office:value="6.3522662642345" table:style-name="ce1">
            <text:p>6.3522662642345</text:p>
          </table:table-cell>
          <table:table-cell office:value-type="float" office:value="3.31701236939274" table:style-name="ce1">
            <text:p>3.31701236939274</text:p>
          </table:table-cell>
          <table:table-cell office:value-type="float" office:value="6.1148698440844" table:style-name="ce1">
            <text:p>6.1148698440844</text:p>
          </table:table-cell>
          <table:table-cell office:value-type="float" office:value="6.63696634683019" table:style-name="ce1">
            <text:p>6.63696634683019</text:p>
          </table:table-cell>
          <table:table-cell office:value-type="float" office:value="6.06537796090753" table:style-name="ce1">
            <text:p>6.06537796090753</text:p>
          </table:table-cell>
          <table:table-cell office:value-type="float" office:value="10.1209256997076" table:style-name="ce1">
            <text:p>10.1209256997076</text:p>
          </table:table-cell>
          <table:table-cell office:value-type="float" office:value="9.35116559989891" table:style-name="ce1">
            <text:p>9.35116559989891</text:p>
          </table:table-cell>
        </table:table-row>
        <table:table-row table:style-name="ro1">
          <table:table-cell office:value-type="string" table:style-name="ce1">
            <text:p>Chris Mepham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West Brom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8-063</text:p>
          </table:table-cell>
          <table:table-cell office:value-type="float" office:value="17.6" table:style-name="ce1">
            <text:p>17.6</text:p>
          </table:table-cell>
          <table:table-cell office:value-type="float" office:value="7.31813502179107" table:style-name="ce1">
            <text:p>7.31813502179107</text:p>
          </table:table-cell>
          <table:table-cell office:value-type="float" office:value="14.3798028334912" table:style-name="ce1">
            <text:p>14.3798028334912</text:p>
          </table:table-cell>
          <table:table-cell office:value-type="float" office:value="6.50435188247813" table:style-name="ce1">
            <text:p>6.50435188247813</text:p>
          </table:table-cell>
          <table:table-cell office:value-type="float" office:value="11.7106197890554" table:style-name="ce1">
            <text:p>11.7106197890554</text:p>
          </table:table-cell>
          <table:table-cell office:value-type="float" office:value="7.36490050413197" table:style-name="ce1">
            <text:p>7.36490050413197</text:p>
          </table:table-cell>
          <table:table-cell office:value-type="float" office:value="11.8341085371981" table:style-name="ce1">
            <text:p>11.8341085371981</text:p>
          </table:table-cell>
          <table:table-cell office:value-type="float" office:value="6.58589685710277" table:style-name="ce1">
            <text:p>6.58589685710277</text:p>
          </table:table-cell>
          <table:table-cell office:value-type="float" office:value="7.12221575751077" table:style-name="ce1">
            <text:p>7.12221575751077</text:p>
          </table:table-cell>
          <table:table-cell office:value-type="float" office:value="5.5404837262932" table:style-name="ce1">
            <text:p>5.5404837262932</text:p>
          </table:table-cell>
          <table:table-cell office:value-type="float" office:value="14.5925486680603" table:style-name="ce1">
            <text:p>14.5925486680603</text:p>
          </table:table-cell>
          <table:table-cell office:value-type="float" office:value="8.41442149053062" table:style-name="ce1">
            <text:p>8.41442149053062</text:p>
          </table:table-cell>
        </table:table-row>
        <table:table-row table:style-name="ro1">
          <table:table-cell office:value-type="string" table:style-name="ce1">
            <text:p>Lewis Miller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Blackbur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136</text:p>
          </table:table-cell>
          <table:table-cell office:value-type="float" office:value="20.8" table:style-name="ce1">
            <text:p>20.8</text:p>
          </table:table-cell>
          <table:table-cell office:value-type="float" office:value="7.67510013868833" table:style-name="ce1">
            <text:p>7.67510013868833</text:p>
          </table:table-cell>
          <table:table-cell office:value-type="float" office:value="12.0474627093718" table:style-name="ce1">
            <text:p>12.0474627093718</text:p>
          </table:table-cell>
          <table:table-cell office:value-type="float" office:value="11.5344560102526" table:style-name="ce1">
            <text:p>11.5344560102526</text:p>
          </table:table-cell>
          <table:table-cell office:value-type="float" office:value="13.5052614076212" table:style-name="ce1">
            <text:p>13.5052614076212</text:p>
          </table:table-cell>
          <table:table-cell office:value-type="float" office:value="10.2630110587535" table:style-name="ce1">
            <text:p>10.2630110587535</text:p>
          </table:table-cell>
          <table:table-cell office:value-type="float" office:value="6.54737931505377" table:style-name="ce1">
            <text:p>6.54737931505377</text:p>
          </table:table-cell>
          <table:table-cell office:value-type="float" office:value="10.9463244770849" table:style-name="ce1">
            <text:p>10.9463244770849</text:p>
          </table:table-cell>
          <table:table-cell office:value-type="float" office:value="7.45448986348967" table:style-name="ce1">
            <text:p>7.45448986348967</text:p>
          </table:table-cell>
          <table:table-cell office:value-type="float" office:value="12.0711453838658" table:style-name="ce1">
            <text:p>12.0711453838658</text:p>
          </table:table-cell>
          <table:table-cell office:value-type="float" office:value="15.3865868831581" table:style-name="ce1">
            <text:p>15.3865868831581</text:p>
          </table:table-cell>
          <table:table-cell office:value-type="float" office:value="13.7657289660788" table:style-name="ce1">
            <text:p>13.7657289660788</text:p>
          </table:table-cell>
        </table:table-row>
        <table:table-row table:style-name="ro1">
          <table:table-cell office:value-type="string" table:style-name="ce1">
            <text:p>Liam Morrison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QPR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2-275</text:p>
          </table:table-cell>
          <table:table-cell office:value-type="float" office:value="11.5" table:style-name="ce1">
            <text:p>11.5</text:p>
          </table:table-cell>
          <table:table-cell office:value-type="float" office:value="5.76335923205672" table:style-name="ce1">
            <text:p>5.76335923205672</text:p>
          </table:table-cell>
          <table:table-cell office:value-type="float" office:value="8.6125858380158" table:style-name="ce1">
            <text:p>8.6125858380158</text:p>
          </table:table-cell>
          <table:table-cell office:value-type="float" office:value="8.03660171142653" table:style-name="ce1">
            <text:p>8.03660171142653</text:p>
          </table:table-cell>
          <table:table-cell office:value-type="float" office:value="6.65046567475544" table:style-name="ce1">
            <text:p>6.65046567475544</text:p>
          </table:table-cell>
          <table:table-cell office:value-type="float" office:value="5.72417389890262" table:style-name="ce1">
            <text:p>5.72417389890262</text:p>
          </table:table-cell>
          <table:table-cell office:value-type="float" office:value="13.8347984773691" table:style-name="ce1">
            <text:p>13.8347984773691</text:p>
          </table:table-cell>
          <table:table-cell office:value-type="float" office:value="5.66560126885617" table:style-name="ce1">
            <text:p>5.66560126885617</text:p>
          </table:table-cell>
          <table:table-cell office:value-type="float" office:value="6.63696634683019" table:style-name="ce1">
            <text:p>6.63696634683019</text:p>
          </table:table-cell>
          <table:table-cell office:value-type="float" office:value="6.90888541081093" table:style-name="ce1">
            <text:p>6.90888541081093</text:p>
          </table:table-cell>
          <table:table-cell office:value-type="float" office:value="10.7338354669587" table:style-name="ce1">
            <text:p>10.7338354669587</text:p>
          </table:table-cell>
          <table:table-cell office:value-type="float" office:value="4.23448472531999" table:style-name="ce1">
            <text:p>4.23448472531999</text:p>
          </table:table-cell>
        </table:table-row>
        <table:table-row table:style-name="ro1">
          <table:table-cell office:value-type="string" table:style-name="ce1">
            <text:p>Benjamin Nelson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Leicester City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1-295</text:p>
          </table:table-cell>
          <table:table-cell office:value-type="float" office:value="9.4" table:style-name="ce1">
            <text:p>9.4</text:p>
          </table:table-cell>
          <table:table-cell office:value-type="float" office:value="4.79863208440003" table:style-name="ce1">
            <text:p>4.79863208440003</text:p>
          </table:table-cell>
          <table:table-cell office:value-type="float" office:value="7.38636567647303" table:style-name="ce1">
            <text:p>7.38636567647303</text:p>
          </table:table-cell>
          <table:table-cell office:value-type="float" office:value="5.8010789358542" table:style-name="ce1">
            <text:p>5.8010789358542</text:p>
          </table:table-cell>
          <table:table-cell office:value-type="float" office:value="6.35407498971283" table:style-name="ce1">
            <text:p>6.35407498971283</text:p>
          </table:table-cell>
          <table:table-cell office:value-type="float" office:value="5.42650949247364" table:style-name="ce1">
            <text:p>5.42650949247364</text:p>
          </table:table-cell>
          <table:table-cell office:value-type="float" office:value="4.86084219741905" table:style-name="ce1">
            <text:p>4.86084219741905</text:p>
          </table:table-cell>
          <table:table-cell office:value-type="float" office:value="5.49244437505099" table:style-name="ce1">
            <text:p>5.49244437505099</text:p>
          </table:table-cell>
          <table:table-cell office:value-type="float" office:value="7.53851594140686" table:style-name="ce1">
            <text:p>7.53851594140686</text:p>
          </table:table-cell>
          <table:table-cell office:value-type="float" office:value="5.79888718811103" table:style-name="ce1">
            <text:p>5.79888718811103</text:p>
          </table:table-cell>
          <table:table-cell office:value-type="float" office:value="10.1209256997076" table:style-name="ce1">
            <text:p>10.1209256997076</text:p>
          </table:table-cell>
          <table:table-cell office:value-type="float" office:value="9.97467326149244" table:style-name="ce1">
            <text:p>9.97467326149244</text:p>
          </table:table-cell>
        </table:table-row>
        <table:table-row table:style-name="ro1">
          <table:table-cell office:value-type="string" table:style-name="ce1">
            <text:p>Phil Neumann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Birmingham City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8-183</text:p>
          </table:table-cell>
          <table:table-cell office:value-type="float" office:value="19.5" table:style-name="ce1">
            <text:p>19.5</text:p>
          </table:table-cell>
          <table:table-cell office:value-type="float" office:value="5.76335923205672" table:style-name="ce1">
            <text:p>5.76335923205672</text:p>
          </table:table-cell>
          <table:table-cell office:value-type="float" office:value="13.5364660309004" table:style-name="ce1">
            <text:p>13.5364660309004</text:p>
          </table:table-cell>
          <table:table-cell office:value-type="float" office:value="5.93765867094127" table:style-name="ce1">
            <text:p>5.93765867094127</text:p>
          </table:table-cell>
          <table:table-cell office:value-type="float" office:value="12.8457089375431" table:style-name="ce1">
            <text:p>12.8457089375431</text:p>
          </table:table-cell>
          <table:table-cell office:value-type="float" office:value="10.9738974994689" table:style-name="ce1">
            <text:p>10.9738974994689</text:p>
          </table:table-cell>
          <table:table-cell office:value-type="float" office:value="6.20239238132609" table:style-name="ce1">
            <text:p>6.20239238132609</text:p>
          </table:table-cell>
          <table:table-cell office:value-type="float" office:value="7.58258089589594" table:style-name="ce1">
            <text:p>7.58258089589594</text:p>
          </table:table-cell>
          <table:table-cell office:value-type="float" office:value="8.3084698860784" table:style-name="ce1">
            <text:p>8.3084698860784</text:p>
          </table:table-cell>
          <table:table-cell office:value-type="float" office:value="15.10104573968" table:style-name="ce1">
            <text:p>15.10104573968</text:p>
          </table:table-cell>
          <table:table-cell office:value-type="float" office:value="13.7993406845985" table:style-name="ce1">
            <text:p>13.7993406845985</text:p>
          </table:table-cell>
          <table:table-cell office:value-type="float" office:value="10.876085970198" table:style-name="ce1">
            <text:p>10.876085970198</text:p>
          </table:table-cell>
        </table:table-row>
        <table:table-row table:style-name="ro1">
          <table:table-cell office:value-type="string" table:style-name="ce1">
            <text:p>Jeremy Ngakia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Watford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122</text:p>
          </table:table-cell>
          <table:table-cell office:value-type="float" office:value="19.1" table:style-name="ce1">
            <text:p>19.1</text:p>
          </table:table-cell>
          <table:table-cell office:value-type="float" office:value="10.4042096096837" table:style-name="ce1">
            <text:p>10.4042096096837</text:p>
          </table:table-cell>
          <table:table-cell office:value-type="float" office:value="12.7046945188691" table:style-name="ce1">
            <text:p>12.7046945188691</text:p>
          </table:table-cell>
          <table:table-cell office:value-type="float" office:value="15.270869611591" table:style-name="ce1">
            <text:p>15.270869611591</text:p>
          </table:table-cell>
          <table:table-cell office:value-type="float" office:value="13.8777932380548" table:style-name="ce1">
            <text:p>13.8777932380548</text:p>
          </table:table-cell>
          <table:table-cell office:value-type="float" office:value="13.9879770962396" table:style-name="ce1">
            <text:p>13.9879770962396</text:p>
          </table:table-cell>
          <table:table-cell office:value-type="float" office:value="8.6403110829267" table:style-name="ce1">
            <text:p>8.6403110829267</text:p>
          </table:table-cell>
          <table:table-cell office:value-type="float" office:value="14.3502034513681" table:style-name="ce1">
            <text:p>14.3502034513681</text:p>
          </table:table-cell>
          <table:table-cell office:value-type="float" office:value="8.39521980513889" table:style-name="ce1">
            <text:p>8.39521980513889</text:p>
          </table:table-cell>
          <table:table-cell office:value-type="float" office:value="14.7751656539435" table:style-name="ce1">
            <text:p>14.7751656539435</text:p>
          </table:table-cell>
          <table:table-cell office:value-type="float" office:value="14.1742578235576" table:style-name="ce1">
            <text:p>14.1742578235576</text:p>
          </table:table-cell>
          <table:table-cell office:value-type="float" office:value="13.1218925650785" table:style-name="ce1">
            <text:p>13.1218925650785</text:p>
          </table:table-cell>
        </table:table-row>
        <table:table-row table:style-name="ro1">
          <table:table-cell office:value-type="string" table:style-name="ce1">
            <text:p>Rhys Norrington-Davies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QPR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260</text:p>
          </table:table-cell>
          <table:table-cell office:value-type="float" office:value="16" table:style-name="ce1">
            <text:p>16</text:p>
          </table:table-cell>
          <table:table-cell office:value-type="float" office:value="9.32122806828489" table:style-name="ce1">
            <text:p>9.32122806828489</text:p>
          </table:table-cell>
          <table:table-cell office:value-type="float" office:value="9.93946488637977" table:style-name="ce1">
            <text:p>9.93946488637977</text:p>
          </table:table-cell>
          <table:table-cell office:value-type="float" office:value="8.67934728943434" table:style-name="ce1">
            <text:p>8.67934728943434</text:p>
          </table:table-cell>
          <table:table-cell office:value-type="float" office:value="11.9482035365884" table:style-name="ce1">
            <text:p>11.9482035365884</text:p>
          </table:table-cell>
          <table:table-cell office:value-type="float" office:value="12.9147793773659" table:style-name="ce1">
            <text:p>12.9147793773659</text:p>
          </table:table-cell>
          <table:table-cell office:value-type="float" office:value="6.96097969866616" table:style-name="ce1">
            <text:p>6.96097969866616</text:p>
          </table:table-cell>
          <table:table-cell office:value-type="float" office:value="13.172447623982" table:style-name="ce1">
            <text:p>13.172447623982</text:p>
          </table:table-cell>
          <table:table-cell office:value-type="float" office:value="6.63696634683019" table:style-name="ce1">
            <text:p>6.63696634683019</text:p>
          </table:table-cell>
          <table:table-cell office:value-type="float" office:value="6.33954172817173" table:style-name="ce1">
            <text:p>6.33954172817173</text:p>
          </table:table-cell>
          <table:table-cell office:value-type="float" office:value="10.1209256997076" table:style-name="ce1">
            <text:p>10.1209256997076</text:p>
          </table:table-cell>
          <table:table-cell office:value-type="float" office:value="9.42935713212444" table:style-name="ce1">
            <text:p>9.42935713212444</text:p>
          </table:table-cell>
        </table:table-row>
        <table:table-row table:style-name="ro1">
          <table:table-cell office:value-type="string" table:style-name="ce1">
            <text:p>Dara O'Shea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Ipswich Tow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309</text:p>
          </table:table-cell>
          <table:table-cell office:value-type="float" office:value="25" table:style-name="ce1">
            <text:p>25</text:p>
          </table:table-cell>
          <table:table-cell office:value-type="float" office:value="8.11104162857105" table:style-name="ce1">
            <text:p>8.11104162857105</text:p>
          </table:table-cell>
          <table:table-cell office:value-type="float" office:value="16.6008880357275" table:style-name="ce1">
            <text:p>16.6008880357275</text:p>
          </table:table-cell>
          <table:table-cell office:value-type="float" office:value="9.97508178879115" table:style-name="ce1">
            <text:p>9.97508178879115</text:p>
          </table:table-cell>
          <table:table-cell office:value-type="float" office:value="15.268706954152" table:style-name="ce1">
            <text:p>15.268706954152</text:p>
          </table:table-cell>
          <table:table-cell office:value-type="float" office:value="7.01917809840419" table:style-name="ce1">
            <text:p>7.01917809840419</text:p>
          </table:table-cell>
          <table:table-cell office:value-type="float" office:value="9.41834383192036" table:style-name="ce1">
            <text:p>9.41834383192036</text:p>
          </table:table-cell>
          <table:table-cell office:value-type="float" office:value="6.68250065628832" table:style-name="ce1">
            <text:p>6.68250065628832</text:p>
          </table:table-cell>
          <table:table-cell office:value-type="float" office:value="8.65642913489918" table:style-name="ce1">
            <text:p>8.65642913489918</text:p>
          </table:table-cell>
          <table:table-cell office:value-type="float" office:value="12.8653487059449" table:style-name="ce1">
            <text:p>12.8653487059449</text:p>
          </table:table-cell>
          <table:table-cell office:value-type="float" office:value="14.9679080883453" table:style-name="ce1">
            <text:p>14.9679080883453</text:p>
          </table:table-cell>
          <table:table-cell office:value-type="float" office:value="3.15187411876937" table:style-name="ce1">
            <text:p>3.15187411876937</text:p>
          </table:table-cell>
        </table:table-row>
        <table:table-row table:style-name="ro1">
          <table:table-cell office:value-type="string" table:style-name="ce1">
            <text:p>Connor Ogilvie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Portsmouth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9-327</text:p>
          </table:table-cell>
          <table:table-cell office:value-type="float" office:value="11.6" table:style-name="ce1">
            <text:p>11.6</text:p>
          </table:table-cell>
          <table:table-cell office:value-type="float" office:value="8.97382145050126" table:style-name="ce1">
            <text:p>8.97382145050126</text:p>
          </table:table-cell>
          <table:table-cell office:value-type="float" office:value="7.47109433782602" table:style-name="ce1">
            <text:p>7.47109433782602</text:p>
          </table:table-cell>
          <table:table-cell office:value-type="float" office:value="6.21705712956717" table:style-name="ce1">
            <text:p>6.21705712956717</text:p>
          </table:table-cell>
          <table:table-cell office:value-type="float" office:value="9.67645246147116" table:style-name="ce1">
            <text:p>9.67645246147116</text:p>
          </table:table-cell>
          <table:table-cell office:value-type="float" office:value="10.2630110587535" table:style-name="ce1">
            <text:p>10.2630110587535</text:p>
          </table:table-cell>
          <table:table-cell office:value-type="float" office:value="6.96097969866616" table:style-name="ce1">
            <text:p>6.96097969866616</text:p>
          </table:table-cell>
          <table:table-cell office:value-type="float" office:value="9.6939444644786" table:style-name="ce1">
            <text:p>9.6939444644786</text:p>
          </table:table-cell>
          <table:table-cell office:value-type="float" office:value="7.37083085976985" table:style-name="ce1">
            <text:p>7.37083085976985</text:p>
          </table:table-cell>
          <table:table-cell office:value-type="float" office:value="7.50225068691747" table:style-name="ce1">
            <text:p>7.50225068691747</text:p>
          </table:table-cell>
          <table:table-cell office:value-type="float" office:value="8.30860367076368" table:style-name="ce1">
            <text:p>8.30860367076368</text:p>
          </table:table-cell>
          <table:table-cell office:value-type="float" office:value="11.8643181506748" table:style-name="ce1">
            <text:p>11.8643181506748</text:p>
          </table:table-cell>
        </table:table-row>
        <table:table-row table:style-name="ro1">
          <table:table-cell office:value-type="string" table:style-name="ce1">
            <text:p>Caleb Okoli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Leicester City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4-178</text:p>
          </table:table-cell>
          <table:table-cell office:value-type="float" office:value="12.9" table:style-name="ce1">
            <text:p>12.9</text:p>
          </table:table-cell>
          <table:table-cell office:value-type="float" office:value="6.44815647597983" table:style-name="ce1">
            <text:p>6.44815647597983</text:p>
          </table:table-cell>
          <table:table-cell office:value-type="float" office:value="10.8432931612392" table:style-name="ce1">
            <text:p>10.8432931612392</text:p>
          </table:table-cell>
          <table:table-cell office:value-type="float" office:value="6.79896796933732" table:style-name="ce1">
            <text:p>6.79896796933732</text:p>
          </table:table-cell>
          <table:table-cell office:value-type="float" office:value="10.5250161510342" table:style-name="ce1">
            <text:p>10.5250161510342</text:p>
          </table:table-cell>
          <table:table-cell office:value-type="float" office:value="5.72417389890262" table:style-name="ce1">
            <text:p>5.72417389890262</text:p>
          </table:table-cell>
          <table:table-cell office:value-type="float" office:value="5.33703572764562" table:style-name="ce1">
            <text:p>5.33703572764562</text:p>
          </table:table-cell>
          <table:table-cell office:value-type="float" office:value="5.8425594283668" table:style-name="ce1">
            <text:p>5.8425594283668</text:p>
          </table:table-cell>
          <table:table-cell office:value-type="float" office:value="6.63696634683019" table:style-name="ce1">
            <text:p>6.63696634683019</text:p>
          </table:table-cell>
          <table:table-cell office:value-type="float" office:value="7.202896764117" table:style-name="ce1">
            <text:p>7.202896764117</text:p>
          </table:table-cell>
          <table:table-cell office:value-type="float" office:value="12.9118084106217" table:style-name="ce1">
            <text:p>12.9118084106217</text:p>
          </table:table-cell>
          <table:table-cell office:value-type="float" office:value="13.0488054113656" table:style-name="ce1">
            <text:p>13.0488054113656</text:p>
          </table:table-cell>
        </table:table-row>
        <table:table-row table:style-name="ro1">
          <table:table-cell office:value-type="string" table:style-name="ce1">
            <text:p>Bright Osayi-Samuel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Birmingham City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8-007</text:p>
          </table:table-cell>
          <table:table-cell office:value-type="float" office:value="8.7" table:style-name="ce1">
            <text:p>8.7</text:p>
          </table:table-cell>
          <table:table-cell office:value-type="float" office:value="6.94521641939974" table:style-name="ce1">
            <text:p>6.94521641939974</text:p>
          </table:table-cell>
          <table:table-cell office:value-type="float" office:value="6.93361868283656" table:style-name="ce1">
            <text:p>6.93361868283656</text:p>
          </table:table-cell>
          <table:table-cell office:value-type="float" office:value="6.35975159840303" table:style-name="ce1">
            <text:p>6.35975159840303</text:p>
          </table:table-cell>
          <table:table-cell office:value-type="float" office:value="6.12263459206137" table:style-name="ce1">
            <text:p>6.12263459206137</text:p>
          </table:table-cell>
          <table:table-cell office:value-type="float" office:value="11.6581796972529" table:style-name="ce1">
            <text:p>11.6581796972529</text:p>
          </table:table-cell>
          <table:table-cell office:value-type="float" office:value="8.16722500830589" table:style-name="ce1">
            <text:p>8.16722500830589</text:p>
          </table:table-cell>
          <table:table-cell office:value-type="float" office:value="11.643438757125" table:style-name="ce1">
            <text:p>11.643438757125</text:p>
          </table:table-cell>
          <table:table-cell office:value-type="float" office:value="6.63696634683019" table:style-name="ce1">
            <text:p>6.63696634683019</text:p>
          </table:table-cell>
          <table:table-cell office:value-type="float" office:value="6.33954172817173" table:style-name="ce1">
            <text:p>6.33954172817173</text:p>
          </table:table-cell>
          <table:table-cell office:value-type="float" office:value="6.1324835106423" table:style-name="ce1">
            <text:p>6.1324835106423</text:p>
          </table:table-cell>
          <table:table-cell office:value-type="float" office:value="3.83003180893299" table:style-name="ce1">
            <text:p>3.83003180893299</text:p>
          </table:table-cell>
        </table:table-row>
        <table:table-row table:style-name="ro1">
          <table:table-cell office:value-type="string" table:style-name="ce1">
            <text:p>Gabriel Otegbayo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heffield Weds</text:p>
          </table:table-cell>
          <table:table-cell office:value-type="string" table:style-name="ce1">
            <text:p>DF</text:p>
          </table:table-cell>
          <table:table-cell/>
          <table:table-cell office:value-type="float" office:value="9.4" table:style-name="ce1">
            <text:p>9.4</text:p>
          </table:table-cell>
          <table:table-cell office:value-type="float" office:value="4.98061998497876" table:style-name="ce1">
            <text:p>4.98061998497876</text:p>
          </table:table-cell>
          <table:table-cell office:value-type="float" office:value="7.2420314258657" table:style-name="ce1">
            <text:p>7.2420314258657</text:p>
          </table:table-cell>
          <table:table-cell office:value-type="float" office:value="5.66665345961639" table:style-name="ce1">
            <text:p>5.66665345961639</text:p>
          </table:table-cell>
          <table:table-cell office:value-type="float" office:value="5.30447515390875" table:style-name="ce1">
            <text:p>5.30447515390875</text:p>
          </table:table-cell>
          <table:table-cell office:value-type="float" office:value="5.72417389890262" table:style-name="ce1">
            <text:p>5.72417389890262</text:p>
          </table:table-cell>
          <table:table-cell office:value-type="float" office:value="13.8347984773691" table:style-name="ce1">
            <text:p>13.8347984773691</text:p>
          </table:table-cell>
          <table:table-cell office:value-type="float" office:value="5.57854109026382" table:style-name="ce1">
            <text:p>5.57854109026382</text:p>
          </table:table-cell>
          <table:table-cell office:value-type="float" office:value="7.53851594140686" table:style-name="ce1">
            <text:p>7.53851594140686</text:p>
          </table:table-cell>
          <table:table-cell office:value-type="float" office:value="6.62089476681303" table:style-name="ce1">
            <text:p>6.62089476681303</text:p>
          </table:table-cell>
          <table:table-cell office:value-type="float" office:value="8.18469149170958" table:style-name="ce1">
            <text:p>8.18469149170958</text:p>
          </table:table-cell>
          <table:table-cell office:value-type="float" office:value="8.78812101679004" table:style-name="ce1">
            <text:p>8.78812101679004</text:p>
          </table:table-cell>
        </table:table-row>
        <table:table-row table:style-name="ro1">
          <table:table-cell office:value-type="string" table:style-name="ce1">
            <text:p>Liam Palmer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heffield Weds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4-110</text:p>
          </table:table-cell>
          <table:table-cell office:value-type="float" office:value="21" table:style-name="ce1">
            <text:p>21</text:p>
          </table:table-cell>
          <table:table-cell office:value-type="float" office:value="7.65110655567406" table:style-name="ce1">
            <text:p>7.65110655567406</text:p>
          </table:table-cell>
          <table:table-cell office:value-type="float" office:value="11.2163004461898" table:style-name="ce1">
            <text:p>11.2163004461898</text:p>
          </table:table-cell>
          <table:table-cell office:value-type="float" office:value="9.00347616325756" table:style-name="ce1">
            <text:p>9.00347616325756</text:p>
          </table:table-cell>
          <table:table-cell office:value-type="float" office:value="11.5900564372708" table:style-name="ce1">
            <text:p>11.5900564372708</text:p>
          </table:table-cell>
          <table:table-cell office:value-type="float" office:value="11.3199364997807" table:style-name="ce1">
            <text:p>11.3199364997807</text:p>
          </table:table-cell>
          <table:table-cell office:value-type="float" office:value="9.60645970991019" table:style-name="ce1">
            <text:p>9.60645970991019</text:p>
          </table:table-cell>
          <table:table-cell office:value-type="float" office:value="11.1486986732313" table:style-name="ce1">
            <text:p>11.1486986732313</text:p>
          </table:table-cell>
          <table:table-cell office:value-type="float" office:value="7.7926310444742" table:style-name="ce1">
            <text:p>7.7926310444742</text:p>
          </table:table-cell>
          <table:table-cell office:value-type="float" office:value="8.73771225052954" table:style-name="ce1">
            <text:p>8.73771225052954</text:p>
          </table:table-cell>
          <table:table-cell office:value-type="float" office:value="10.9745543976293" table:style-name="ce1">
            <text:p>10.9745543976293</text:p>
          </table:table-cell>
          <table:table-cell office:value-type="float" office:value="9.63241106630882" table:style-name="ce1">
            <text:p>9.63241106630882</text:p>
          </table:table-cell>
        </table:table-row>
        <table:table-row table:style-name="ro1">
          <table:table-cell office:value-type="string" table:style-name="ce1">
            <text:p>Ricardo Pereira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Leicester City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2-093</text:p>
          </table:table-cell>
          <table:table-cell office:value-type="float" office:value="15.3" table:style-name="ce1">
            <text:p>15.3</text:p>
          </table:table-cell>
          <table:table-cell office:value-type="float" office:value="10.9797561581873" table:style-name="ce1">
            <text:p>10.9797561581873</text:p>
          </table:table-cell>
          <table:table-cell office:value-type="float" office:value="13.2834356453375" table:style-name="ce1">
            <text:p>13.2834356453375</text:p>
          </table:table-cell>
          <table:table-cell office:value-type="float" office:value="10.9251165312912" table:style-name="ce1">
            <text:p>10.9251165312912</text:p>
          </table:table-cell>
          <table:table-cell office:value-type="float" office:value="13.6479861888429" table:style-name="ce1">
            <text:p>13.6479861888429</text:p>
          </table:table-cell>
          <table:table-cell office:value-type="float" office:value="11.3199364997807" table:style-name="ce1">
            <text:p>11.3199364997807</text:p>
          </table:table-cell>
          <table:table-cell office:value-type="float" office:value="8.46544207359321" table:style-name="ce1">
            <text:p>8.46544207359321</text:p>
          </table:table-cell>
          <table:table-cell office:value-type="float" office:value="10.11698236811" table:style-name="ce1">
            <text:p>10.11698236811</text:p>
          </table:table-cell>
          <table:table-cell office:value-type="float" office:value="8.83117776956457" table:style-name="ce1">
            <text:p>8.83117776956457</text:p>
          </table:table-cell>
          <table:table-cell office:value-type="float" office:value="14.7751656539435" table:style-name="ce1">
            <text:p>14.7751656539435</text:p>
          </table:table-cell>
          <table:table-cell office:value-type="float" office:value="13.1092623027156" table:style-name="ce1">
            <text:p>13.1092623027156</text:p>
          </table:table-cell>
          <table:table-cell office:value-type="float" office:value="12.2361296966768" table:style-name="ce1">
            <text:p>12.2361296966768</text:p>
          </table:table-cell>
        </table:table-row>
        <table:table-row table:style-name="ro1">
          <table:table-cell office:value-type="string" table:style-name="ce1">
            <text:p>Ashley Phillips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toke City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0-165</text:p>
          </table:table-cell>
          <table:table-cell office:value-type="float" office:value="18.2" table:style-name="ce1">
            <text:p>18.2</text:p>
          </table:table-cell>
          <table:table-cell office:value-type="float" office:value="6.31612160354986" table:style-name="ce1">
            <text:p>6.31612160354986</text:p>
          </table:table-cell>
          <table:table-cell office:value-type="float" office:value="12.6943083863284" table:style-name="ce1">
            <text:p>12.6943083863284</text:p>
          </table:table-cell>
          <table:table-cell office:value-type="float" office:value="8.67934728943434" table:style-name="ce1">
            <text:p>8.67934728943434</text:p>
          </table:table-cell>
          <table:table-cell office:value-type="float" office:value="8.35667219811206" table:style-name="ce1">
            <text:p>8.35667219811206</text:p>
          </table:table-cell>
          <table:table-cell office:value-type="float" office:value="7.01917809840419" table:style-name="ce1">
            <text:p>7.01917809840419</text:p>
          </table:table-cell>
          <table:table-cell office:value-type="float" office:value="3.31701236939274" table:style-name="ce1">
            <text:p>3.31701236939274</text:p>
          </table:table-cell>
          <table:table-cell office:value-type="float" office:value="6.4900640523865" table:style-name="ce1">
            <text:p>6.4900640523865</text:p>
          </table:table-cell>
          <table:table-cell office:value-type="float" office:value="7.04018288688163" table:style-name="ce1">
            <text:p>7.04018288688163</text:p>
          </table:table-cell>
          <table:table-cell office:value-type="float" office:value="7.50225068691747" table:style-name="ce1">
            <text:p>7.50225068691747</text:p>
          </table:table-cell>
          <table:table-cell office:value-type="float" office:value="13.4413361980899" table:style-name="ce1">
            <text:p>13.4413361980899</text:p>
          </table:table-cell>
          <table:table-cell office:value-type="float" office:value="8.63213299144892" table:style-name="ce1">
            <text:p>8.63213299144892</text:p>
          </table:table-cell>
        </table:table-row>
        <table:table-row table:style-name="ro1">
          <table:table-cell office:value-type="string" table:style-name="ce1">
            <text:p>Nathaniel Phillips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West Brom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8-292</text:p>
          </table:table-cell>
          <table:table-cell office:value-type="float" office:value="24.5" table:style-name="ce1">
            <text:p>24.5</text:p>
          </table:table-cell>
          <table:table-cell office:value-type="float" office:value="6.29427198761561" table:style-name="ce1">
            <text:p>6.29427198761561</text:p>
          </table:table-cell>
          <table:table-cell office:value-type="float" office:value="16.1054367497734" table:style-name="ce1">
            <text:p>16.1054367497734</text:p>
          </table:table-cell>
          <table:table-cell office:value-type="float" office:value="8.35673354541283" table:style-name="ce1">
            <text:p>8.35673354541283</text:p>
          </table:table-cell>
          <table:table-cell office:value-type="float" office:value="10.589341323136" table:style-name="ce1">
            <text:p>10.589341323136</text:p>
          </table:table-cell>
          <table:table-cell office:value-type="float" office:value="8.43748938733061" table:style-name="ce1">
            <text:p>8.43748938733061</text:p>
          </table:table-cell>
          <table:table-cell office:value-type="float" office:value="5.33703572764562" table:style-name="ce1">
            <text:p>5.33703572764562</text:p>
          </table:table-cell>
          <table:table-cell office:value-type="float" office:value="7.07615540036301" table:style-name="ce1">
            <text:p>7.07615540036301</text:p>
          </table:table-cell>
          <table:table-cell office:value-type="float" office:value="9.79361716306848" table:style-name="ce1">
            <text:p>9.79361716306848</text:p>
          </table:table-cell>
          <table:table-cell office:value-type="float" office:value="16.6931192037882" table:style-name="ce1">
            <text:p>16.6931192037882</text:p>
          </table:table-cell>
          <table:table-cell office:value-type="float" office:value="16.4701799584878" table:style-name="ce1">
            <text:p>16.4701799584878</text:p>
          </table:table-cell>
          <table:table-cell office:value-type="float" office:value="11.2910362953973" table:style-name="ce1">
            <text:p>11.2910362953973</text:p>
          </table:table-cell>
        </table:table-row>
        <table:table-row table:style-name="ro1">
          <table:table-cell office:value-type="string" table:style-name="ce1">
            <text:p>Matthew Pollock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Watford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4-101</text:p>
          </table:table-cell>
          <table:table-cell office:value-type="float" office:value="19.5" table:style-name="ce1">
            <text:p>19.5</text:p>
          </table:table-cell>
          <table:table-cell office:value-type="float" office:value="6.53705309625622" table:style-name="ce1">
            <text:p>6.53705309625622</text:p>
          </table:table-cell>
          <table:table-cell office:value-type="float" office:value="14.2389486425671" table:style-name="ce1">
            <text:p>14.2389486425671</text:p>
          </table:table-cell>
          <table:table-cell office:value-type="float" office:value="8.03660171142653" table:style-name="ce1">
            <text:p>8.03660171142653</text:p>
          </table:table-cell>
          <table:table-cell office:value-type="float" office:value="11.3456113306952" table:style-name="ce1">
            <text:p>11.3456113306952</text:p>
          </table:table-cell>
          <table:table-cell office:value-type="float" office:value="7.01917809840419" table:style-name="ce1">
            <text:p>7.01917809840419</text:p>
          </table:table-cell>
          <table:table-cell office:value-type="float" office:value="8.16722500830589" table:style-name="ce1">
            <text:p>8.16722500830589</text:p>
          </table:table-cell>
          <table:table-cell office:value-type="float" office:value="7.07615540036301" table:style-name="ce1">
            <text:p>7.07615540036301</text:p>
          </table:table-cell>
          <table:table-cell office:value-type="float" office:value="7.87795842255474" table:style-name="ce1">
            <text:p>7.87795842255474</text:p>
          </table:table-cell>
          <table:table-cell office:value-type="float" office:value="13.1135591045367" table:style-name="ce1">
            <text:p>13.1135591045367</text:p>
          </table:table-cell>
          <table:table-cell office:value-type="float" office:value="14.9027789290112" table:style-name="ce1">
            <text:p>14.9027789290112</text:p>
          </table:table-cell>
          <table:table-cell office:value-type="float" office:value="6.99379480553212" table:style-name="ce1">
            <text:p>6.99379480553212</text:p>
          </table:table-cell>
        </table:table-row>
        <table:table-row table:style-name="ro1">
          <table:table-cell office:value-type="string" table:style-name="ce1">
            <text:p>Regan Poole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Portsmouth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7-203</text:p>
          </table:table-cell>
          <table:table-cell office:value-type="float" office:value="22" table:style-name="ce1">
            <text:p>22</text:p>
          </table:table-cell>
          <table:table-cell office:value-type="float" office:value="5.53960532322237" table:style-name="ce1">
            <text:p>5.53960532322237</text:p>
          </table:table-cell>
          <table:table-cell office:value-type="float" office:value="13.2161088057481" table:style-name="ce1">
            <text:p>13.2161088057481</text:p>
          </table:table-cell>
          <table:table-cell office:value-type="float" office:value="6.50435188247813" table:style-name="ce1">
            <text:p>6.50435188247813</text:p>
          </table:table-cell>
          <table:table-cell office:value-type="float" office:value="10.2010434673581" table:style-name="ce1">
            <text:p>10.2010434673581</text:p>
          </table:table-cell>
          <table:table-cell office:value-type="float" office:value="9.53554785948643" table:style-name="ce1">
            <text:p>9.53554785948643</text:p>
          </table:table-cell>
          <table:table-cell office:value-type="float" office:value="3.31701236939274" table:style-name="ce1">
            <text:p>3.31701236939274</text:p>
          </table:table-cell>
          <table:table-cell office:value-type="float" office:value="7.07615540036301" table:style-name="ce1">
            <text:p>7.07615540036301</text:p>
          </table:table-cell>
          <table:table-cell office:value-type="float" office:value="7.37083085976985" table:style-name="ce1">
            <text:p>7.37083085976985</text:p>
          </table:table-cell>
          <table:table-cell office:value-type="float" office:value="7.202896764117" table:style-name="ce1">
            <text:p>7.202896764117</text:p>
          </table:table-cell>
          <table:table-cell office:value-type="float" office:value="16.2669525098018" table:style-name="ce1">
            <text:p>16.2669525098018</text:p>
          </table:table-cell>
          <table:table-cell office:value-type="float" office:value="5.43199813093596" table:style-name="ce1">
            <text:p>5.43199813093596</text:p>
          </table:table-cell>
        </table:table-row>
        <table:table-row table:style-name="ro1">
          <table:table-cell office:value-type="string" table:style-name="ce1">
            <text:p>George Pratt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Blackbur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2-112</text:p>
          </table:table-cell>
          <table:table-cell office:value-type="float" office:value="9" table:style-name="ce1">
            <text:p>9</text:p>
          </table:table-cell>
          <table:table-cell office:value-type="float" office:value="5.82545722530229" table:style-name="ce1">
            <text:p>5.82545722530229</text:p>
          </table:table-cell>
          <table:table-cell office:value-type="float" office:value="7.06334712356368" table:style-name="ce1">
            <text:p>7.06334712356368</text:p>
          </table:table-cell>
          <table:table-cell office:value-type="float" office:value="8.35673354541283" table:style-name="ce1">
            <text:p>8.35673354541283</text:p>
          </table:table-cell>
          <table:table-cell office:value-type="float" office:value="6.4127392797191" table:style-name="ce1">
            <text:p>6.4127392797191</text:p>
          </table:table-cell>
          <table:table-cell office:value-type="float" office:value="5.1404833193251" table:style-name="ce1">
            <text:p>5.1404833193251</text:p>
          </table:table-cell>
          <table:table-cell/>
          <table:table-cell office:value-type="float" office:value="5.66560126885617" table:style-name="ce1">
            <text:p>5.66560126885617</text:p>
          </table:table-cell>
          <table:table-cell office:value-type="float" office:value="6.63696634683019" table:style-name="ce1">
            <text:p>6.63696634683019</text:p>
          </table:table-cell>
          <table:table-cell office:value-type="float" office:value="5.5404837262932" table:style-name="ce1">
            <text:p>5.5404837262932</text:p>
          </table:table-cell>
          <table:table-cell office:value-type="float" office:value="8.24659511771945" table:style-name="ce1">
            <text:p>8.24659511771945</text:p>
          </table:table-cell>
          <table:table-cell office:value-type="float" office:value="6.28511056422435" table:style-name="ce1">
            <text:p>6.28511056422435</text:p>
          </table:table-cell>
        </table:table-row>
        <table:table-row table:style-name="ro1">
          <table:table-cell office:value-type="string" table:style-name="ce1">
            <text:p>Joshua Quarshie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outhampto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1-165</text:p>
          </table:table-cell>
          <table:table-cell office:value-type="float" office:value="10" table:style-name="ce1">
            <text:p>10</text:p>
          </table:table-cell>
          <table:table-cell office:value-type="float" office:value="7.06079993161994" table:style-name="ce1">
            <text:p>7.06079993161994</text:p>
          </table:table-cell>
          <table:table-cell office:value-type="float" office:value="10.5741572418204" table:style-name="ce1">
            <text:p>10.5741572418204</text:p>
          </table:table-cell>
          <table:table-cell office:value-type="float" office:value="6.35975159840303" table:style-name="ce1">
            <text:p>6.35975159840303</text:p>
          </table:table-cell>
          <table:table-cell office:value-type="float" office:value="9.61050817937776" table:style-name="ce1">
            <text:p>9.61050817937776</text:p>
          </table:table-cell>
          <table:table-cell office:value-type="float" office:value="7.01917809840419" table:style-name="ce1">
            <text:p>7.01917809840419</text:p>
          </table:table-cell>
          <table:table-cell office:value-type="float" office:value="9.41834383192036" table:style-name="ce1">
            <text:p>9.41834383192036</text:p>
          </table:table-cell>
          <table:table-cell office:value-type="float" office:value="6.1148698440844" table:style-name="ce1">
            <text:p>6.1148698440844</text:p>
          </table:table-cell>
          <table:table-cell office:value-type="float" office:value="6.63696634683019" table:style-name="ce1">
            <text:p>6.63696634683019</text:p>
          </table:table-cell>
          <table:table-cell office:value-type="float" office:value="6.90888541081093" table:style-name="ce1">
            <text:p>6.90888541081093</text:p>
          </table:table-cell>
          <table:table-cell office:value-type="float" office:value="8.18469149170958" table:style-name="ce1">
            <text:p>8.18469149170958</text:p>
          </table:table-cell>
          <table:table-cell office:value-type="float" office:value="4.60201279322653" table:style-name="ce1">
            <text:p>4.60201279322653</text:p>
          </table:table-cell>
        </table:table-row>
        <table:table-row table:style-name="ro1">
          <table:table-cell office:value-type="string" table:style-name="ce1">
            <text:p>Kayne Ramsey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Charlton Ath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089</text:p>
          </table:table-cell>
          <table:table-cell office:value-type="float" office:value="17.6" table:style-name="ce1">
            <text:p>17.6</text:p>
          </table:table-cell>
          <table:table-cell office:value-type="float" office:value="6.67166447327159" table:style-name="ce1">
            <text:p>6.67166447327159</text:p>
          </table:table-cell>
          <table:table-cell office:value-type="float" office:value="8.95374344590559" table:style-name="ce1">
            <text:p>8.95374344590559</text:p>
          </table:table-cell>
          <table:table-cell office:value-type="float" office:value="7.10025496989207" table:style-name="ce1">
            <text:p>7.10025496989207</text:p>
          </table:table-cell>
          <table:table-cell office:value-type="float" office:value="11.034333967272" table:style-name="ce1">
            <text:p>11.034333967272</text:p>
          </table:table-cell>
          <table:table-cell office:value-type="float" office:value="10.2630110587535" table:style-name="ce1">
            <text:p>10.2630110587535</text:p>
          </table:table-cell>
          <table:table-cell office:value-type="float" office:value="10.2539709151456" table:style-name="ce1">
            <text:p>10.2539709151456</text:p>
          </table:table-cell>
          <table:table-cell office:value-type="float" office:value="9.05499975561405" table:style-name="ce1">
            <text:p>9.05499975561405</text:p>
          </table:table-cell>
          <table:table-cell office:value-type="float" office:value="7.12221575751077" table:style-name="ce1">
            <text:p>7.12221575751077</text:p>
          </table:table-cell>
          <table:table-cell office:value-type="float" office:value="6.62089476681303" table:style-name="ce1">
            <text:p>6.62089476681303</text:p>
          </table:table-cell>
          <table:table-cell office:value-type="float" office:value="12.447883458819" table:style-name="ce1">
            <text:p>12.447883458819</text:p>
          </table:table-cell>
          <table:table-cell office:value-type="float" office:value="12.0035472391286" table:style-name="ce1">
            <text:p>12.0035472391286</text:p>
          </table:table-cell>
        </table:table-row>
        <table:table-row table:style-name="ro1">
          <table:table-cell office:value-type="string" table:style-name="ce1">
            <text:p>Yuri Ribeiro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Blackbur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8-348</text:p>
          </table:table-cell>
          <table:table-cell office:value-type="float" office:value="8.6" table:style-name="ce1">
            <text:p>8.6</text:p>
          </table:table-cell>
          <table:table-cell office:value-type="float" office:value="8.15989780454601" table:style-name="ce1">
            <text:p>8.15989780454601</text:p>
          </table:table-cell>
          <table:table-cell office:value-type="float" office:value="7.3020263390377" table:style-name="ce1">
            <text:p>7.3020263390377</text:p>
          </table:table-cell>
          <table:table-cell office:value-type="float" office:value="7.25317714533146" table:style-name="ce1">
            <text:p>7.25317714533146</text:p>
          </table:table-cell>
          <table:table-cell office:value-type="float" office:value="6.83183447814215" table:style-name="ce1">
            <text:p>6.83183447814215</text:p>
          </table:table-cell>
          <table:table-cell office:value-type="float" office:value="9.53554785948643" table:style-name="ce1">
            <text:p>9.53554785948643</text:p>
          </table:table-cell>
          <table:table-cell office:value-type="float" office:value="4.21419503491403" table:style-name="ce1">
            <text:p>4.21419503491403</text:p>
          </table:table-cell>
          <table:table-cell office:value-type="float" office:value="10.2220614036134" table:style-name="ce1">
            <text:p>10.2220614036134</text:p>
          </table:table-cell>
          <table:table-cell office:value-type="float" office:value="6.63696634683019" table:style-name="ce1">
            <text:p>6.63696634683019</text:p>
          </table:table-cell>
          <table:table-cell office:value-type="float" office:value="5.5404837262932" table:style-name="ce1">
            <text:p>5.5404837262932</text:p>
          </table:table-cell>
          <table:table-cell office:value-type="float" office:value="7.93826120323606" table:style-name="ce1">
            <text:p>7.93826120323606</text:p>
          </table:table-cell>
          <table:table-cell office:value-type="float" office:value="9.46062198279583" table:style-name="ce1">
            <text:p>9.46062198279583</text:p>
          </table:table-cell>
        </table:table-row>
        <table:table-row table:style-name="ro1">
          <table:table-cell office:value-type="string" table:style-name="ce1">
            <text:p>Jack Robinson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Birmingham City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2-128</text:p>
          </table:table-cell>
          <table:table-cell office:value-type="float" office:value="8.9" table:style-name="ce1">
            <text:p>8.9</text:p>
          </table:table-cell>
          <table:table-cell office:value-type="float" office:value="7.67510013868833" table:style-name="ce1">
            <text:p>7.67510013868833</text:p>
          </table:table-cell>
          <table:table-cell office:value-type="float" office:value="8.92843239228419" table:style-name="ce1">
            <text:p>8.92843239228419</text:p>
          </table:table-cell>
          <table:table-cell office:value-type="float" office:value="9.32813501008704" table:style-name="ce1">
            <text:p>9.32813501008704</text:p>
          </table:table-cell>
          <table:table-cell office:value-type="float" office:value="9.01554210542425" table:style-name="ce1">
            <text:p>9.01554210542425</text:p>
          </table:table-cell>
          <table:table-cell office:value-type="float" office:value="5.42650949247364" table:style-name="ce1">
            <text:p>5.42650949247364</text:p>
          </table:table-cell>
          <table:table-cell office:value-type="float" office:value="3.31701236939274" table:style-name="ce1">
            <text:p>3.31701236939274</text:p>
          </table:table-cell>
          <table:table-cell office:value-type="float" office:value="5.8425594283668" table:style-name="ce1">
            <text:p>5.8425594283668</text:p>
          </table:table-cell>
          <table:table-cell office:value-type="float" office:value="9.5316902753561" table:style-name="ce1">
            <text:p>9.5316902753561</text:p>
          </table:table-cell>
          <table:table-cell office:value-type="float" office:value="12.8653487059449" table:style-name="ce1">
            <text:p>12.8653487059449</text:p>
          </table:table-cell>
          <table:table-cell office:value-type="float" office:value="8.24659511771945" table:style-name="ce1">
            <text:p>8.24659511771945</text:p>
          </table:table-cell>
          <table:table-cell office:value-type="float" office:value="8.36789591294158" table:style-name="ce1">
            <text:p>8.36789591294158</text:p>
          </table:table-cell>
        </table:table-row>
        <table:table-row table:style-name="ro1">
          <table:table-cell office:value-type="string" table:style-name="ce1">
            <text:p>Dion Sanderson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Derby County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023</text:p>
          </table:table-cell>
          <table:table-cell office:value-type="float" office:value="22.6" table:style-name="ce1">
            <text:p>22.6</text:p>
          </table:table-cell>
          <table:table-cell office:value-type="float" office:value="5.24476039245763" table:style-name="ce1">
            <text:p>5.24476039245763</text:p>
          </table:table-cell>
          <table:table-cell office:value-type="float" office:value="12.0139540082279" table:style-name="ce1">
            <text:p>12.0139540082279</text:p>
          </table:table-cell>
          <table:table-cell office:value-type="float" office:value="6.50435188247813" table:style-name="ce1">
            <text:p>6.50435188247813</text:p>
          </table:table-cell>
          <table:table-cell office:value-type="float" office:value="8.42223012012225" table:style-name="ce1">
            <text:p>8.42223012012225</text:p>
          </table:table-cell>
          <table:table-cell office:value-type="float" office:value="7.71734895940326" table:style-name="ce1">
            <text:p>7.71734895940326</text:p>
          </table:table-cell>
          <table:table-cell office:value-type="float" office:value="11.257468614665" table:style-name="ce1">
            <text:p>11.257468614665</text:p>
          </table:table-cell>
          <table:table-cell office:value-type="float" office:value="6.4900640523865" table:style-name="ce1">
            <text:p>6.4900640523865</text:p>
          </table:table-cell>
          <table:table-cell office:value-type="float" office:value="7.37083085976985" table:style-name="ce1">
            <text:p>7.37083085976985</text:p>
          </table:table-cell>
          <table:table-cell office:value-type="float" office:value="9.68043403310477" table:style-name="ce1">
            <text:p>9.68043403310477</text:p>
          </table:table-cell>
          <table:table-cell office:value-type="float" office:value="15.1551997266281" table:style-name="ce1">
            <text:p>15.1551997266281</text:p>
          </table:table-cell>
          <table:table-cell office:value-type="float" office:value="10.4826257812596" table:style-name="ce1">
            <text:p>10.4826257812596</text:p>
          </table:table-cell>
        </table:table-row>
        <table:table-row table:style-name="ro1">
          <table:table-cell office:value-type="string" table:style-name="ce1">
            <text:p>Dan Scarr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Wrexham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1-014</text:p>
          </table:table-cell>
          <table:table-cell office:value-type="float" office:value="9" table:style-name="ce1">
            <text:p>9</text:p>
          </table:table-cell>
          <table:table-cell office:value-type="float" office:value="6.12112646487649" table:style-name="ce1">
            <text:p>6.12112646487649</text:p>
          </table:table-cell>
          <table:table-cell office:value-type="float" office:value="6.79343408645027" table:style-name="ce1">
            <text:p>6.79343408645027</text:p>
          </table:table-cell>
          <table:table-cell office:value-type="float" office:value="7.10025496989207" table:style-name="ce1">
            <text:p>7.10025496989207</text:p>
          </table:table-cell>
          <table:table-cell office:value-type="float" office:value="5.25290476956592" table:style-name="ce1">
            <text:p>5.25290476956592</text:p>
          </table:table-cell>
          <table:table-cell office:value-type="float" office:value="5.1404833193251" table:style-name="ce1">
            <text:p>5.1404833193251</text:p>
          </table:table-cell>
          <table:table-cell/>
          <table:table-cell office:value-type="float" office:value="5.57854109026382" table:style-name="ce1">
            <text:p>5.57854109026382</text:p>
          </table:table-cell>
          <table:table-cell office:value-type="float" office:value="6.63696634683019" table:style-name="ce1">
            <text:p>6.63696634683019</text:p>
          </table:table-cell>
          <table:table-cell office:value-type="float" office:value="6.06537796090753" table:style-name="ce1">
            <text:p>6.06537796090753</text:p>
          </table:table-cell>
          <table:table-cell office:value-type="float" office:value="9.37204703660006" table:style-name="ce1">
            <text:p>9.37204703660006</text:p>
          </table:table-cell>
          <table:table-cell office:value-type="float" office:value="1.71107487775578" table:style-name="ce1">
            <text:p>1.71107487775578</text:p>
          </table:table-cell>
        </table:table-row>
        <table:table-row table:style-name="ro1">
          <table:table-cell office:value-type="string" table:style-name="ce1">
            <text:p>Femi Seriki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heffield Utd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3-254</text:p>
          </table:table-cell>
          <table:table-cell office:value-type="float" office:value="13.5" table:style-name="ce1">
            <text:p>13.5</text:p>
          </table:table-cell>
          <table:table-cell office:value-type="float" office:value="12.1601613206089" table:style-name="ce1">
            <text:p>12.1601613206089</text:p>
          </table:table-cell>
          <table:table-cell office:value-type="float" office:value="10.3143961858038" table:style-name="ce1">
            <text:p>10.3143961858038</text:p>
          </table:table-cell>
          <table:table-cell office:value-type="float" office:value="17.0527988055898" table:style-name="ce1">
            <text:p>17.0527988055898</text:p>
          </table:table-cell>
          <table:table-cell office:value-type="float" office:value="11.4071226722743" table:style-name="ce1">
            <text:p>11.4071226722743</text:p>
          </table:table-cell>
          <table:table-cell office:value-type="float" office:value="16.7572955392232" table:style-name="ce1">
            <text:p>16.7572955392232</text:p>
          </table:table-cell>
          <table:table-cell office:value-type="float" office:value="6.69520808054244" table:style-name="ce1">
            <text:p>6.69520808054244</text:p>
          </table:table-cell>
          <table:table-cell office:value-type="float" office:value="15.7918910758726" table:style-name="ce1">
            <text:p>15.7918910758726</text:p>
          </table:table-cell>
          <table:table-cell office:value-type="float" office:value="7.20467818172851" table:style-name="ce1">
            <text:p>7.20467818172851</text:p>
          </table:table-cell>
          <table:table-cell office:value-type="float" office:value="9.05189469920377" table:style-name="ce1">
            <text:p>9.05189469920377</text:p>
          </table:table-cell>
          <table:table-cell office:value-type="float" office:value="9.56004611209348" table:style-name="ce1">
            <text:p>9.56004611209348</text:p>
          </table:table-cell>
          <table:table-cell office:value-type="float" office:value="13.2657177538929" table:style-name="ce1">
            <text:p>13.2657177538929</text:p>
          </table:table-cell>
        </table:table-row>
        <table:table-row table:style-name="ro1">
          <table:table-cell office:value-type="string" table:style-name="ce1">
            <text:p>Jack Stacey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Norwich City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29-276</text:p>
          </table:table-cell>
          <table:table-cell office:value-type="float" office:value="12.5" table:style-name="ce1">
            <text:p>12.5</text:p>
          </table:table-cell>
          <table:table-cell office:value-type="float" office:value="10.9560921698667" table:style-name="ce1">
            <text:p>10.9560921698667</text:p>
          </table:table-cell>
          <table:table-cell office:value-type="float" office:value="8.94108737057508" table:style-name="ce1">
            <text:p>8.94108737057508</text:p>
          </table:table-cell>
          <table:table-cell office:value-type="float" office:value="15.1948905007722" table:style-name="ce1">
            <text:p>15.1948905007722</text:p>
          </table:table-cell>
          <table:table-cell office:value-type="float" office:value="9.61050817937776" table:style-name="ce1">
            <text:p>9.61050817937776</text:p>
          </table:table-cell>
          <table:table-cell office:value-type="float" office:value="13.2013206796357" table:style-name="ce1">
            <text:p>13.2013206796357</text:p>
          </table:table-cell>
          <table:table-cell office:value-type="float" office:value="10.4386567930213" table:style-name="ce1">
            <text:p>10.4386567930213</text:p>
          </table:table-cell>
          <table:table-cell office:value-type="float" office:value="15.2141889869378" table:style-name="ce1">
            <text:p>15.2141889869378</text:p>
          </table:table-cell>
          <table:table-cell office:value-type="float" office:value="9.35664605567762" table:style-name="ce1">
            <text:p>9.35664605567762</text:p>
          </table:table-cell>
          <table:table-cell office:value-type="float" office:value="11.5045394443793" table:style-name="ce1">
            <text:p>11.5045394443793</text:p>
          </table:table-cell>
          <table:table-cell office:value-type="float" office:value="9.30932662842186" table:style-name="ce1">
            <text:p>9.30932662842186</text:p>
          </table:table-cell>
          <table:table-cell office:value-type="float" office:value="9.33552313942454" table:style-name="ce1">
            <text:p>9.33552313942454</text:p>
          </table:table-cell>
        </table:table-row>
        <table:table-row table:style-name="ro1">
          <table:table-cell office:value-type="string" table:style-name="ce1">
            <text:p>Jack Stephens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outhampto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1-345</text:p>
          </table:table-cell>
          <table:table-cell office:value-type="float" office:value="15.1" table:style-name="ce1">
            <text:p>15.1</text:p>
          </table:table-cell>
          <table:table-cell office:value-type="float" office:value="6.01443710497313" table:style-name="ce1">
            <text:p>6.01443710497313</text:p>
          </table:table-cell>
          <table:table-cell office:value-type="float" office:value="13.4996520070939" table:style-name="ce1">
            <text:p>13.4996520070939</text:p>
          </table:table-cell>
          <table:table-cell office:value-type="float" office:value="7.40749108382351" table:style-name="ce1">
            <text:p>7.40749108382351</text:p>
          </table:table-cell>
          <table:table-cell office:value-type="float" office:value="11.650481189271" table:style-name="ce1">
            <text:p>11.650481189271</text:p>
          </table:table-cell>
          <table:table-cell office:value-type="float" office:value="9.90067886348521" table:style-name="ce1">
            <text:p>9.90067886348521</text:p>
          </table:table-cell>
          <table:table-cell office:value-type="float" office:value="10.2539709151456" table:style-name="ce1">
            <text:p>10.2539709151456</text:p>
          </table:table-cell>
          <table:table-cell office:value-type="float" office:value="6.97670491857456" table:style-name="ce1">
            <text:p>6.97670491857456</text:p>
          </table:table-cell>
          <table:table-cell office:value-type="float" office:value="8.3084698860784" table:style-name="ce1">
            <text:p>8.3084698860784</text:p>
          </table:table-cell>
          <table:table-cell office:value-type="float" office:value="12.0711453838658" table:style-name="ce1">
            <text:p>12.0711453838658</text:p>
          </table:table-cell>
          <table:table-cell office:value-type="float" office:value="10.4903731426637" table:style-name="ce1">
            <text:p>10.4903731426637</text:p>
          </table:table-cell>
          <table:table-cell office:value-type="float" office:value="4.88150468253643" table:style-name="ce1">
            <text:p>4.88150468253643</text:p>
          </table:table-cell>
        </table:table-row>
        <table:table-row table:style-name="ro1">
          <table:table-cell office:value-type="string" table:style-name="ce1">
            <text:p>Jordan Storey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Presto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8-127</text:p>
          </table:table-cell>
          <table:table-cell office:value-type="float" office:value="25.7" table:style-name="ce1">
            <text:p>25.7</text:p>
          </table:table-cell>
          <table:table-cell office:value-type="float" office:value="6.38193975767685" table:style-name="ce1">
            <text:p>6.38193975767685</text:p>
          </table:table-cell>
          <table:table-cell office:value-type="float" office:value="12.8588599972743" table:style-name="ce1">
            <text:p>12.8588599972743</text:p>
          </table:table-cell>
          <table:table-cell office:value-type="float" office:value="12.2583687177045" table:style-name="ce1">
            <text:p>12.2583687177045</text:p>
          </table:table-cell>
          <table:table-cell office:value-type="float" office:value="11.5900564372708" table:style-name="ce1">
            <text:p>11.5900564372708</text:p>
          </table:table-cell>
          <table:table-cell office:value-type="float" office:value="9.53554785948643" table:style-name="ce1">
            <text:p>9.53554785948643</text:p>
          </table:table-cell>
          <table:table-cell office:value-type="float" office:value="7.16064991479956" table:style-name="ce1">
            <text:p>7.16064991479956</text:p>
          </table:table-cell>
          <table:table-cell office:value-type="float" office:value="8.41749702835235" table:style-name="ce1">
            <text:p>8.41749702835235</text:p>
          </table:table-cell>
          <table:table-cell office:value-type="float" office:value="8.91867707122882" table:style-name="ce1">
            <text:p>8.91867707122882</text:p>
          </table:table-cell>
          <table:table-cell office:value-type="float" office:value="14.7751656539435" table:style-name="ce1">
            <text:p>14.7751656539435</text:p>
          </table:table-cell>
          <table:table-cell office:value-type="float" office:value="16.4844193178494" table:style-name="ce1">
            <text:p>16.4844193178494</text:p>
          </table:table-cell>
          <table:table-cell office:value-type="float" office:value="11.144005274859" table:style-name="ce1">
            <text:p>11.144005274859</text:p>
          </table:table-cell>
        </table:table-row>
        <table:table-row table:style-name="ro1">
          <table:table-cell office:value-type="string" table:style-name="ce1">
            <text:p>Zak Sturge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Millwall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1-206</text:p>
          </table:table-cell>
          <table:table-cell office:value-type="float" office:value="13.4" table:style-name="ce1">
            <text:p>13.4</text:p>
          </table:table-cell>
          <table:table-cell office:value-type="float" office:value="7.36534712418711" table:style-name="ce1">
            <text:p>7.36534712418711</text:p>
          </table:table-cell>
          <table:table-cell office:value-type="float" office:value="8.23580391088053" table:style-name="ce1">
            <text:p>8.23580391088053</text:p>
          </table:table-cell>
          <table:table-cell office:value-type="float" office:value="8.35673354541283" table:style-name="ce1">
            <text:p>8.35673354541283</text:p>
          </table:table-cell>
          <table:table-cell office:value-type="float" office:value="9.14782875610027" table:style-name="ce1">
            <text:p>9.14782875610027</text:p>
          </table:table-cell>
          <table:table-cell office:value-type="float" office:value="8.80252760553828" table:style-name="ce1">
            <text:p>8.80252760553828</text:p>
          </table:table-cell>
          <table:table-cell office:value-type="float" office:value="8.16722500830589" table:style-name="ce1">
            <text:p>8.16722500830589</text:p>
          </table:table-cell>
          <table:table-cell office:value-type="float" office:value="10.11698236811" table:style-name="ce1">
            <text:p>10.11698236811</text:p>
          </table:table-cell>
          <table:table-cell office:value-type="float" office:value="7.20467818172851" table:style-name="ce1">
            <text:p>7.20467818172851</text:p>
          </table:table-cell>
          <table:table-cell office:value-type="float" office:value="9.36643589935653" table:style-name="ce1">
            <text:p>9.36643589935653</text:p>
          </table:table-cell>
          <table:table-cell office:value-type="float" office:value="11.0937637337663" table:style-name="ce1">
            <text:p>11.0937637337663</text:p>
          </table:table-cell>
          <table:table-cell office:value-type="float" office:value="10.1602900942411" table:style-name="ce1">
            <text:p>10.1602900942411</text:p>
          </table:table-cell>
        </table:table-row>
        <table:table-row table:style-name="ro1">
          <table:table-cell office:value-type="string" table:style-name="ce1">
            <text:p>Callum Styles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West Brom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285</text:p>
          </table:table-cell>
          <table:table-cell office:value-type="float" office:value="21.9" table:style-name="ce1">
            <text:p>21.9</text:p>
          </table:table-cell>
          <table:table-cell office:value-type="float" office:value="10.8134841410293" table:style-name="ce1">
            <text:p>10.8134841410293</text:p>
          </table:table-cell>
          <table:table-cell office:value-type="float" office:value="14.2864315197448" table:style-name="ce1">
            <text:p>14.2864315197448</text:p>
          </table:table-cell>
          <table:table-cell office:value-type="float" office:value="14.5058577146421" table:style-name="ce1">
            <text:p>14.5058577146421</text:p>
          </table:table-cell>
          <table:table-cell office:value-type="float" office:value="15.2069008233807" table:style-name="ce1">
            <text:p>15.2069008233807</text:p>
          </table:table-cell>
          <table:table-cell office:value-type="float" office:value="16.077530025204" table:style-name="ce1">
            <text:p>16.077530025204</text:p>
          </table:table-cell>
          <table:table-cell office:value-type="float" office:value="7.16064991479956" table:style-name="ce1">
            <text:p>7.16064991479956</text:p>
          </table:table-cell>
          <table:table-cell office:value-type="float" office:value="15.4077649710678" table:style-name="ce1">
            <text:p>15.4077649710678</text:p>
          </table:table-cell>
          <table:table-cell office:value-type="float" office:value="7.7926310444742" table:style-name="ce1">
            <text:p>7.7926310444742</text:p>
          </table:table-cell>
          <table:table-cell office:value-type="float" office:value="7.80621304021556" table:style-name="ce1">
            <text:p>7.80621304021556</text:p>
          </table:table-cell>
          <table:table-cell office:value-type="float" office:value="13.7120146851987" table:style-name="ce1">
            <text:p>13.7120146851987</text:p>
          </table:table-cell>
          <table:table-cell office:value-type="float" office:value="12.7232318540616" table:style-name="ce1">
            <text:p>12.7232318540616</text:p>
          </table:table-cell>
        </table:table-row>
        <table:table-row table:style-name="ro1">
          <table:table-cell office:value-type="string" table:style-name="ce1">
            <text:p>Zak Swanson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Portsmouth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101</text:p>
          </table:table-cell>
          <table:table-cell office:value-type="float" office:value="12.8" table:style-name="ce1">
            <text:p>12.8</text:p>
          </table:table-cell>
          <table:table-cell office:value-type="float" office:value="10.2093459497977" table:style-name="ce1">
            <text:p>10.2093459497977</text:p>
          </table:table-cell>
          <table:table-cell office:value-type="float" office:value="8.46150389654167" table:style-name="ce1">
            <text:p>8.46150389654167</text:p>
          </table:table-cell>
          <table:table-cell office:value-type="float" office:value="7.10025496989207" table:style-name="ce1">
            <text:p>7.10025496989207</text:p>
          </table:table-cell>
          <table:table-cell office:value-type="float" office:value="9.80814323084629" table:style-name="ce1">
            <text:p>9.80814323084629</text:p>
          </table:table-cell>
          <table:table-cell office:value-type="float" office:value="11.3199364997807" table:style-name="ce1">
            <text:p>11.3199364997807</text:p>
          </table:table-cell>
          <table:table-cell office:value-type="float" office:value="7.30311750467551" table:style-name="ce1">
            <text:p>7.30311750467551</text:p>
          </table:table-cell>
          <table:table-cell office:value-type="float" office:value="9.90594015285058" table:style-name="ce1">
            <text:p>9.90594015285058</text:p>
          </table:table-cell>
          <table:table-cell office:value-type="float" office:value="8.56921839413543" table:style-name="ce1">
            <text:p>8.56921839413543</text:p>
          </table:table-cell>
          <table:table-cell office:value-type="float" office:value="11.5045394443793" table:style-name="ce1">
            <text:p>11.5045394443793</text:p>
          </table:table-cell>
          <table:table-cell office:value-type="float" office:value="10.6124223494589" table:style-name="ce1">
            <text:p>10.6124223494589</text:p>
          </table:table-cell>
          <table:table-cell office:value-type="float" office:value="10.1757159102204" table:style-name="ce1">
            <text:p>10.1757159102204</text:p>
          </table:table-cell>
        </table:table-row>
        <table:table-row table:style-name="ro1">
          <table:table-cell office:value-type="string" table:style-name="ce1">
            <text:p>Mark Sykes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Bristol City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28-156</text:p>
          </table:table-cell>
          <table:table-cell office:value-type="float" office:value="13.1" table:style-name="ce1">
            <text:p>13.1</text:p>
          </table:table-cell>
          <table:table-cell office:value-type="float" office:value="11.3770587126727" table:style-name="ce1">
            <text:p>11.3770587126727</text:p>
          </table:table-cell>
          <table:table-cell office:value-type="float" office:value="8.08609514389879" table:style-name="ce1">
            <text:p>8.08609514389879</text:p>
          </table:table-cell>
          <table:table-cell office:value-type="float" office:value="12.2583687177045" table:style-name="ce1">
            <text:p>12.2583687177045</text:p>
          </table:table-cell>
          <table:table-cell office:value-type="float" office:value="10.7174619182568" table:style-name="ce1">
            <text:p>10.7174619182568</text:p>
          </table:table-cell>
          <table:table-cell office:value-type="float" office:value="11.6581796972529" table:style-name="ce1">
            <text:p>11.6581796972529</text:p>
          </table:table-cell>
          <table:table-cell office:value-type="float" office:value="8.95366809481802" table:style-name="ce1">
            <text:p>8.95366809481802</text:p>
          </table:table-cell>
          <table:table-cell office:value-type="float" office:value="14.0809409149376" table:style-name="ce1">
            <text:p>14.0809409149376</text:p>
          </table:table-cell>
          <table:table-cell office:value-type="float" office:value="9.26905423970174" table:style-name="ce1">
            <text:p>9.26905423970174</text:p>
          </table:table-cell>
          <table:table-cell office:value-type="float" office:value="15.3935565123904" table:style-name="ce1">
            <text:p>15.3935565123904</text:p>
          </table:table-cell>
          <table:table-cell office:value-type="float" office:value="6.80470084761333" table:style-name="ce1">
            <text:p>6.80470084761333</text:p>
          </table:table-cell>
          <table:table-cell office:value-type="float" office:value="5.05591604608411" table:style-name="ce1">
            <text:p>5.05591604608411</text:p>
          </table:table-cell>
        </table:table-row>
        <table:table-row table:style-name="ro1">
          <table:table-cell office:value-type="string" table:style-name="ce1">
            <text:p>Japhet Tanganga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heffield Utd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282</text:p>
          </table:table-cell>
          <table:table-cell office:value-type="float" office:value="22" table:style-name="ce1">
            <text:p>22</text:p>
          </table:table-cell>
          <table:table-cell office:value-type="float" office:value="6.40396805914782" table:style-name="ce1">
            <text:p>6.40396805914782</text:p>
          </table:table-cell>
          <table:table-cell office:value-type="float" office:value="13.7875581271106" table:style-name="ce1">
            <text:p>13.7875581271106</text:p>
          </table:table-cell>
          <table:table-cell office:value-type="float" office:value="9.49035321525321" table:style-name="ce1">
            <text:p>9.49035321525321</text:p>
          </table:table-cell>
          <table:table-cell office:value-type="float" office:value="13.9668802054144" table:style-name="ce1">
            <text:p>13.9668802054144</text:p>
          </table:table-cell>
          <table:table-cell office:value-type="float" office:value="9.53554785948643" table:style-name="ce1">
            <text:p>9.53554785948643</text:p>
          </table:table-cell>
          <table:table-cell office:value-type="float" office:value="5.15191840910822" table:style-name="ce1">
            <text:p>5.15191840910822</text:p>
          </table:table-cell>
          <table:table-cell office:value-type="float" office:value="7.37828758760895" table:style-name="ce1">
            <text:p>7.37828758760895</text:p>
          </table:table-cell>
          <table:table-cell office:value-type="float" office:value="8.56921839413543" table:style-name="ce1">
            <text:p>8.56921839413543</text:p>
          </table:table-cell>
          <table:table-cell office:value-type="float" office:value="12.8653487059449" table:style-name="ce1">
            <text:p>12.8653487059449</text:p>
          </table:table-cell>
          <table:table-cell office:value-type="float" office:value="15.4947132486522" table:style-name="ce1">
            <text:p>15.4947132486522</text:p>
          </table:table-cell>
          <table:table-cell office:value-type="float" office:value="9.46062198279583" table:style-name="ce1">
            <text:p>9.46062198279583</text:p>
          </table:table-cell>
        </table:table-row>
        <table:table-row table:style-name="ro1">
          <table:table-cell office:value-type="string" table:style-name="ce1">
            <text:p>George Tanner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Bristol City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052</text:p>
          </table:table-cell>
          <table:table-cell office:value-type="float" office:value="16.8" table:style-name="ce1">
            <text:p>16.8</text:p>
          </table:table-cell>
          <table:table-cell office:value-type="float" office:value="7.31813502179107" table:style-name="ce1">
            <text:p>7.31813502179107</text:p>
          </table:table-cell>
          <table:table-cell office:value-type="float" office:value="11.6847668222837" table:style-name="ce1">
            <text:p>11.6847668222837</text:p>
          </table:table-cell>
          <table:table-cell office:value-type="float" office:value="6.79896796933732" table:style-name="ce1">
            <text:p>6.79896796933732</text:p>
          </table:table-cell>
          <table:table-cell office:value-type="float" office:value="10.589341323136" table:style-name="ce1">
            <text:p>10.589341323136</text:p>
          </table:table-cell>
          <table:table-cell office:value-type="float" office:value="8.80252760553828" table:style-name="ce1">
            <text:p>8.80252760553828</text:p>
          </table:table-cell>
          <table:table-cell office:value-type="float" office:value="10.8281922867789" table:style-name="ce1">
            <text:p>10.8281922867789</text:p>
          </table:table-cell>
          <table:table-cell office:value-type="float" office:value="7.89273998865031" table:style-name="ce1">
            <text:p>7.89273998865031</text:p>
          </table:table-cell>
          <table:table-cell office:value-type="float" office:value="6.63696634683019" table:style-name="ce1">
            <text:p>6.63696634683019</text:p>
          </table:table-cell>
          <table:table-cell office:value-type="float" office:value="5.79888718811103" table:style-name="ce1">
            <text:p>5.79888718811103</text:p>
          </table:table-cell>
          <table:table-cell office:value-type="float" office:value="13.9696191635093" table:style-name="ce1">
            <text:p>13.9696191635093</text:p>
          </table:table-cell>
          <table:table-cell office:value-type="float" office:value="10.6044222065687" table:style-name="ce1">
            <text:p>10.6044222065687</text:p>
          </table:table-cell>
        </table:table-row>
        <table:table-row table:style-name="ro1">
          <table:table-cell office:value-type="string" table:style-name="ce1">
            <text:p>Matt Targett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Middlesbrough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0-111</text:p>
          </table:table-cell>
          <table:table-cell office:value-type="float" office:value="20.1" table:style-name="ce1">
            <text:p>20.1</text:p>
          </table:table-cell>
          <table:table-cell office:value-type="float" office:value="11.2612277564373" table:style-name="ce1">
            <text:p>11.2612277564373</text:p>
          </table:table-cell>
          <table:table-cell office:value-type="float" office:value="15.2707912641489" table:style-name="ce1">
            <text:p>15.2707912641489</text:p>
          </table:table-cell>
          <table:table-cell office:value-type="float" office:value="14.8688080885823" table:style-name="ce1">
            <text:p>14.8688080885823</text:p>
          </table:table-cell>
          <table:table-cell office:value-type="float" office:value="16.0147891033709" table:style-name="ce1">
            <text:p>16.0147891033709</text:p>
          </table:table-cell>
          <table:table-cell office:value-type="float" office:value="9.53554785948643" table:style-name="ce1">
            <text:p>9.53554785948643</text:p>
          </table:table-cell>
          <table:table-cell office:value-type="float" office:value="10.8281922867789" table:style-name="ce1">
            <text:p>10.8281922867789</text:p>
          </table:table-cell>
          <table:table-cell office:value-type="float" office:value="12.8367718663802" table:style-name="ce1">
            <text:p>12.8367718663802</text:p>
          </table:table-cell>
          <table:table-cell office:value-type="float" office:value="9.1814419269394" table:style-name="ce1">
            <text:p>9.1814419269394</text:p>
          </table:table-cell>
          <table:table-cell office:value-type="float" office:value="14.017204160795" table:style-name="ce1">
            <text:p>14.017204160795</text:p>
          </table:table-cell>
          <table:table-cell office:value-type="float" office:value="11.329650815221" table:style-name="ce1">
            <text:p>11.329650815221</text:p>
          </table:table-cell>
          <table:table-cell office:value-type="float" office:value="9.92813553227882" table:style-name="ce1">
            <text:p>9.92813553227882</text:p>
          </table:table-cell>
        </table:table-row>
        <table:table-row table:style-name="ro1">
          <table:table-cell office:value-type="string" table:style-name="ce1">
            <text:p>Caleb Taylor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Millwall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2-358</text:p>
          </table:table-cell>
          <table:table-cell office:value-type="float" office:value="12" table:style-name="ce1">
            <text:p>12</text:p>
          </table:table-cell>
          <table:table-cell office:value-type="float" office:value="6.4260403864114" table:style-name="ce1">
            <text:p>6.4260403864114</text:p>
          </table:table-cell>
          <table:table-cell office:value-type="float" office:value="7.51967908126639" table:style-name="ce1">
            <text:p>7.51967908126639</text:p>
          </table:table-cell>
          <table:table-cell office:value-type="float" office:value="8.35673354541283" table:style-name="ce1">
            <text:p>8.35673354541283</text:p>
          </table:table-cell>
          <table:table-cell office:value-type="float" office:value="6.59058405322688" table:style-name="ce1">
            <text:p>6.59058405322688</text:p>
          </table:table-cell>
          <table:table-cell office:value-type="float" office:value="6.3522662642345" table:style-name="ce1">
            <text:p>6.3522662642345</text:p>
          </table:table-cell>
          <table:table-cell office:value-type="float" office:value="11.257468614665" table:style-name="ce1">
            <text:p>11.257468614665</text:p>
          </table:table-cell>
          <table:table-cell office:value-type="float" office:value="6.1148698440844" table:style-name="ce1">
            <text:p>6.1148698440844</text:p>
          </table:table-cell>
          <table:table-cell office:value-type="float" office:value="9.4441978854919" table:style-name="ce1">
            <text:p>9.4441978854919</text:p>
          </table:table-cell>
          <table:table-cell office:value-type="float" office:value="14.5991776759798" table:style-name="ce1">
            <text:p>14.5991776759798</text:p>
          </table:table-cell>
          <table:table-cell office:value-type="float" office:value="12.3947184359578" table:style-name="ce1">
            <text:p>12.3947184359578</text:p>
          </table:table-cell>
          <table:table-cell office:value-type="float" office:value="6.80567575682326" table:style-name="ce1">
            <text:p>6.80567575682326</text:p>
          </table:table-cell>
        </table:table-row>
        <table:table-row table:style-name="ro1">
          <table:table-cell office:value-type="string" table:style-name="ce1">
            <text:p>Charlie Taylor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West Brom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2-111</text:p>
          </table:table-cell>
          <table:table-cell office:value-type="float" office:value="9.6" table:style-name="ce1">
            <text:p>9.6</text:p>
          </table:table-cell>
          <table:table-cell office:value-type="float" office:value="6.44815647597983" table:style-name="ce1">
            <text:p>6.44815647597983</text:p>
          </table:table-cell>
          <table:table-cell office:value-type="float" office:value="8.6125858380158" table:style-name="ce1">
            <text:p>8.6125858380158</text:p>
          </table:table-cell>
          <table:table-cell office:value-type="float" office:value="6.50435188247813" table:style-name="ce1">
            <text:p>6.50435188247813</text:p>
          </table:table-cell>
          <table:table-cell office:value-type="float" office:value="7.70807260595266" table:style-name="ce1">
            <text:p>7.70807260595266</text:p>
          </table:table-cell>
          <table:table-cell office:value-type="float" office:value="5.72417389890262" table:style-name="ce1">
            <text:p>5.72417389890262</text:p>
          </table:table-cell>
          <table:table-cell office:value-type="float" office:value="7.482840914543" table:style-name="ce1">
            <text:p>7.482840914543</text:p>
          </table:table-cell>
          <table:table-cell office:value-type="float" office:value="7.27697406708872" table:style-name="ce1">
            <text:p>7.27697406708872</text:p>
          </table:table-cell>
          <table:table-cell office:value-type="float" office:value="6.63696634683019" table:style-name="ce1">
            <text:p>6.63696634683019</text:p>
          </table:table-cell>
          <table:table-cell office:value-type="float" office:value="5.5404837262932" table:style-name="ce1">
            <text:p>5.5404837262932</text:p>
          </table:table-cell>
          <table:table-cell office:value-type="float" office:value="8.12289957830422" table:style-name="ce1">
            <text:p>8.12289957830422</text:p>
          </table:table-cell>
          <table:table-cell office:value-type="float" office:value="9.77268212350469" table:style-name="ce1">
            <text:p>9.77268212350469</text:p>
          </table:table-cell>
        </table:table-row>
        <table:table-row table:style-name="ro1">
          <table:table-cell office:value-type="string" table:style-name="ce1">
            <text:p>Junior Tchamadeu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toke City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2-016</text:p>
          </table:table-cell>
          <table:table-cell office:value-type="float" office:value="19.2" table:style-name="ce1">
            <text:p>19.2</text:p>
          </table:table-cell>
          <table:table-cell office:value-type="float" office:value="9.86566805852753" table:style-name="ce1">
            <text:p>9.86566805852753</text:p>
          </table:table-cell>
          <table:table-cell office:value-type="float" office:value="11.9353604778098" table:style-name="ce1">
            <text:p>11.9353604778098</text:p>
          </table:table-cell>
          <table:table-cell office:value-type="float" office:value="13.5482742526692" table:style-name="ce1">
            <text:p>13.5482742526692</text:p>
          </table:table-cell>
          <table:table-cell office:value-type="float" office:value="14.1824998310456" table:style-name="ce1">
            <text:p>14.1824998310456</text:p>
          </table:table-cell>
          <table:table-cell office:value-type="float" office:value="15.2300141935143" table:style-name="ce1">
            <text:p>15.2300141935143</text:p>
          </table:table-cell>
          <table:table-cell office:value-type="float" office:value="8.16722500830589" table:style-name="ce1">
            <text:p>8.16722500830589</text:p>
          </table:table-cell>
          <table:table-cell office:value-type="float" office:value="15.0591937663187" table:style-name="ce1">
            <text:p>15.0591937663187</text:p>
          </table:table-cell>
          <table:table-cell office:value-type="float" office:value="7.96356800040959" table:style-name="ce1">
            <text:p>7.96356800040959</text:p>
          </table:table-cell>
          <table:table-cell office:value-type="float" office:value="10.3032350593933" table:style-name="ce1">
            <text:p>10.3032350593933</text:p>
          </table:table-cell>
          <table:table-cell office:value-type="float" office:value="11.212144168373" table:style-name="ce1">
            <text:p>11.212144168373</text:p>
          </table:table-cell>
          <table:table-cell office:value-type="float" office:value="12.1136555510797" table:style-name="ce1">
            <text:p>12.1136555510797</text:p>
          </table:table-cell>
        </table:table-row>
        <table:table-row table:style-name="ro1">
          <table:table-cell office:value-type="string" table:style-name="ce1">
            <text:p>Bobby Thomas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Coventry City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4-342</text:p>
          </table:table-cell>
          <table:table-cell office:value-type="float" office:value="21.6" table:style-name="ce1">
            <text:p>21.6</text:p>
          </table:table-cell>
          <table:table-cell office:value-type="float" office:value="11.4690675291389" table:style-name="ce1">
            <text:p>11.4690675291389</text:p>
          </table:table-cell>
          <table:table-cell office:value-type="float" office:value="14.4104554976683" table:style-name="ce1">
            <text:p>14.4104554976683</text:p>
          </table:table-cell>
          <table:table-cell office:value-type="float" office:value="16.3085082416173" table:style-name="ce1">
            <text:p>16.3085082416173</text:p>
          </table:table-cell>
          <table:table-cell office:value-type="float" office:value="15.329084754412" table:style-name="ce1">
            <text:p>15.329084754412</text:p>
          </table:table-cell>
          <table:table-cell office:value-type="float" office:value="10.6211833125734" table:style-name="ce1">
            <text:p>10.6211833125734</text:p>
          </table:table-cell>
          <table:table-cell office:value-type="float" office:value="8.86582533649648" table:style-name="ce1">
            <text:p>8.86582533649648</text:p>
          </table:table-cell>
          <table:table-cell office:value-type="float" office:value="8.2066150377814" table:style-name="ce1">
            <text:p>8.2066150377814</text:p>
          </table:table-cell>
          <table:table-cell office:value-type="float" office:value="10.2271804041054" table:style-name="ce1">
            <text:p>10.2271804041054</text:p>
          </table:table-cell>
          <table:table-cell office:value-type="float" office:value="15.7742347909292" table:style-name="ce1">
            <text:p>15.7742347909292</text:p>
          </table:table-cell>
          <table:table-cell office:value-type="float" office:value="14.5563185189849" table:style-name="ce1">
            <text:p>14.5563185189849</text:p>
          </table:table-cell>
          <table:table-cell office:value-type="float" office:value="8.15150048615499" table:style-name="ce1">
            <text:p>8.15150048615499</text:p>
          </table:table-cell>
        </table:table-row>
        <table:table-row table:style-name="ro1">
          <table:table-cell office:value-type="string" table:style-name="ce1">
            <text:p>Luke Thomas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Leicester City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4-211</text:p>
          </table:table-cell>
          <table:table-cell office:value-type="float" office:value="21.3" table:style-name="ce1">
            <text:p>21.3</text:p>
          </table:table-cell>
          <table:table-cell office:value-type="float" office:value="9.1475118531731" table:style-name="ce1">
            <text:p>9.1475118531731</text:p>
          </table:table-cell>
          <table:table-cell office:value-type="float" office:value="13.7347290825609" table:style-name="ce1">
            <text:p>13.7347290825609</text:p>
          </table:table-cell>
          <table:table-cell office:value-type="float" office:value="15.918656620284" table:style-name="ce1">
            <text:p>15.918656620284</text:p>
          </table:table-cell>
          <table:table-cell office:value-type="float" office:value="14.7691116125489" table:style-name="ce1">
            <text:p>14.7691116125489</text:p>
          </table:table-cell>
          <table:table-cell office:value-type="float" office:value="12.307351386824" table:style-name="ce1">
            <text:p>12.307351386824</text:p>
          </table:table-cell>
          <table:table-cell office:value-type="float" office:value="8.16722500830589" table:style-name="ce1">
            <text:p>8.16722500830589</text:p>
          </table:table-cell>
          <table:table-cell office:value-type="float" office:value="11.2489797345152" table:style-name="ce1">
            <text:p>11.2489797345152</text:p>
          </table:table-cell>
          <table:table-cell office:value-type="float" office:value="7.04018288688163" table:style-name="ce1">
            <text:p>7.04018288688163</text:p>
          </table:table-cell>
          <table:table-cell office:value-type="float" office:value="7.202896764117" table:style-name="ce1">
            <text:p>7.202896764117</text:p>
          </table:table-cell>
          <table:table-cell office:value-type="float" office:value="14.6284234242768" table:style-name="ce1">
            <text:p>14.6284234242768</text:p>
          </table:table-cell>
          <table:table-cell office:value-type="float" office:value="9.25729617133261" table:style-name="ce1">
            <text:p>9.25729617133261</text:p>
          </table:table-cell>
        </table:table-row>
        <table:table-row table:style-name="ro1">
          <table:table-cell office:value-type="string" table:style-name="ce1">
            <text:p>Josh Tymon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wansea City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230</text:p>
          </table:table-cell>
          <table:table-cell office:value-type="float" office:value="24.4" table:style-name="ce1">
            <text:p>24.4</text:p>
          </table:table-cell>
          <table:table-cell office:value-type="float" office:value="11.4231375203064" table:style-name="ce1">
            <text:p>11.4231375203064</text:p>
          </table:table-cell>
          <table:table-cell office:value-type="float" office:value="14.9159696959586" table:style-name="ce1">
            <text:p>14.9159696959586</text:p>
          </table:table-cell>
          <table:table-cell office:value-type="float" office:value="16.350380632516" table:style-name="ce1">
            <text:p>16.350380632516</text:p>
          </table:table-cell>
          <table:table-cell office:value-type="float" office:value="15.9047997885217" table:style-name="ce1">
            <text:p>15.9047997885217</text:p>
          </table:table-cell>
          <table:table-cell office:value-type="float" office:value="15.3963839803563" table:style-name="ce1">
            <text:p>15.3963839803563</text:p>
          </table:table-cell>
          <table:table-cell office:value-type="float" office:value="6.39022798084188" table:style-name="ce1">
            <text:p>6.39022798084188</text:p>
          </table:table-cell>
          <table:table-cell office:value-type="float" office:value="15.7123997068432" table:style-name="ce1">
            <text:p>15.7123997068432</text:p>
          </table:table-cell>
          <table:table-cell office:value-type="float" office:value="8.74375534452519" table:style-name="ce1">
            <text:p>8.74375534452519</text:p>
          </table:table-cell>
          <table:table-cell office:value-type="float" office:value="9.68043403310477" table:style-name="ce1">
            <text:p>9.68043403310477</text:p>
          </table:table-cell>
          <table:table-cell office:value-type="float" office:value="11.7900937337211" table:style-name="ce1">
            <text:p>11.7900937337211</text:p>
          </table:table-cell>
          <table:table-cell office:value-type="float" office:value="9.46062198279583" table:style-name="ce1">
            <text:p>9.46062198279583</text:p>
          </table:table-cell>
        </table:table-row>
        <table:table-row table:style-name="ro1">
          <table:table-cell office:value-type="string" table:style-name="ce1">
            <text:p>Jannik Vestergaard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Leicester City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3-157</text:p>
          </table:table-cell>
          <table:table-cell office:value-type="float" office:value="21.7" table:style-name="ce1">
            <text:p>21.7</text:p>
          </table:table-cell>
          <table:table-cell office:value-type="float" office:value="6.53705309625622" table:style-name="ce1">
            <text:p>6.53705309625622</text:p>
          </table:table-cell>
          <table:table-cell office:value-type="float" office:value="15.515478885755" table:style-name="ce1">
            <text:p>15.515478885755</text:p>
          </table:table-cell>
          <table:table-cell office:value-type="float" office:value="6.6507836821094" table:style-name="ce1">
            <text:p>6.6507836821094</text:p>
          </table:table-cell>
          <table:table-cell office:value-type="float" office:value="12.7922839767337" table:style-name="ce1">
            <text:p>12.7922839767337</text:p>
          </table:table-cell>
          <table:table-cell office:value-type="float" office:value="8.80252760553828" table:style-name="ce1">
            <text:p>8.80252760553828</text:p>
          </table:table-cell>
          <table:table-cell office:value-type="float" office:value="13.8347984773691" table:style-name="ce1">
            <text:p>13.8347984773691</text:p>
          </table:table-cell>
          <table:table-cell office:value-type="float" office:value="6.58589685710277" table:style-name="ce1">
            <text:p>6.58589685710277</text:p>
          </table:table-cell>
          <table:table-cell office:value-type="float" office:value="8.13556250915935" table:style-name="ce1">
            <text:p>8.13556250915935</text:p>
          </table:table-cell>
          <table:table-cell office:value-type="float" office:value="14.9423903407228" table:style-name="ce1">
            <text:p>14.9423903407228</text:p>
          </table:table-cell>
          <table:table-cell office:value-type="float" office:value="16.33320053533" table:style-name="ce1">
            <text:p>16.33320053533</text:p>
          </table:table-cell>
          <table:table-cell office:value-type="float" office:value="11.4221659815095" table:style-name="ce1">
            <text:p>11.4221659815095</text:p>
          </table:table-cell>
        </table:table-row>
        <table:table-row table:style-name="ro1">
          <table:table-cell office:value-type="string" table:style-name="ce1">
            <text:p>Zak Vyner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Bristol City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28-238</text:p>
          </table:table-cell>
          <table:table-cell office:value-type="float" office:value="24.5" table:style-name="ce1">
            <text:p>24.5</text:p>
          </table:table-cell>
          <table:table-cell office:value-type="float" office:value="7.01445813380332" table:style-name="ce1">
            <text:p>7.01445813380332</text:p>
          </table:table-cell>
          <table:table-cell office:value-type="float" office:value="14.6328975433825" table:style-name="ce1">
            <text:p>14.6328975433825</text:p>
          </table:table-cell>
          <table:table-cell office:value-type="float" office:value="7.71988874400777" table:style-name="ce1">
            <text:p>7.71988874400777</text:p>
          </table:table-cell>
          <table:table-cell office:value-type="float" office:value="15.6102423184533" table:style-name="ce1">
            <text:p>15.6102423184533</text:p>
          </table:table-cell>
          <table:table-cell office:value-type="float" office:value="8.80252760553828" table:style-name="ce1">
            <text:p>8.80252760553828</text:p>
          </table:table-cell>
          <table:table-cell office:value-type="float" office:value="8.16722500830589" table:style-name="ce1">
            <text:p>8.16722500830589</text:p>
          </table:table-cell>
          <table:table-cell office:value-type="float" office:value="8.2066150377814" table:style-name="ce1">
            <text:p>8.2066150377814</text:p>
          </table:table-cell>
          <table:table-cell office:value-type="float" office:value="7.28755503621035" table:style-name="ce1">
            <text:p>7.28755503621035</text:p>
          </table:table-cell>
          <table:table-cell office:value-type="float" office:value="8.73771225052954" table:style-name="ce1">
            <text:p>8.73771225052954</text:p>
          </table:table-cell>
          <table:table-cell office:value-type="float" office:value="14.519731869309" table:style-name="ce1">
            <text:p>14.519731869309</text:p>
          </table:table-cell>
          <table:table-cell office:value-type="float" office:value="7.57203545716369" table:style-name="ce1">
            <text:p>7.57203545716369</text:p>
          </table:table-cell>
        </table:table-row>
        <table:table-row table:style-name="ro1">
          <table:table-cell office:value-type="string" table:style-name="ce1">
            <text:p>Joe Ward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Derby County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30-138</text:p>
          </table:table-cell>
          <table:table-cell office:value-type="float" office:value="13.1" table:style-name="ce1">
            <text:p>13.1</text:p>
          </table:table-cell>
          <table:table-cell office:value-type="float" office:value="11.7413828605445" table:style-name="ce1">
            <text:p>11.7413828605445</text:p>
          </table:table-cell>
          <table:table-cell office:value-type="float" office:value="7.64165231221838" table:style-name="ce1">
            <text:p>7.64165231221838</text:p>
          </table:table-cell>
          <table:table-cell office:value-type="float" office:value="16.6691632443445" table:style-name="ce1">
            <text:p>16.6691632443445</text:p>
          </table:table-cell>
          <table:table-cell office:value-type="float" office:value="9.34626551123363" table:style-name="ce1">
            <text:p>9.34626551123363</text:p>
          </table:table-cell>
          <table:table-cell office:value-type="float" office:value="14.4503444431467" table:style-name="ce1">
            <text:p>14.4503444431467</text:p>
          </table:table-cell>
          <table:table-cell office:value-type="float" office:value="8.57779478074639" table:style-name="ce1">
            <text:p>8.57779478074639</text:p>
          </table:table-cell>
          <table:table-cell office:value-type="float" office:value="13.0900241127125" table:style-name="ce1">
            <text:p>13.0900241127125</text:p>
          </table:table-cell>
          <table:table-cell office:value-type="float" office:value="9.88067856905292" table:style-name="ce1">
            <text:p>9.88067856905292</text:p>
          </table:table-cell>
          <table:table-cell office:value-type="float" office:value="9.9929934949484" table:style-name="ce1">
            <text:p>9.9929934949484</text:p>
          </table:table-cell>
          <table:table-cell office:value-type="float" office:value="9.05836553638344" table:style-name="ce1">
            <text:p>9.05836553638344</text:p>
          </table:table-cell>
          <table:table-cell office:value-type="float" office:value="10.2834949830596" table:style-name="ce1">
            <text:p>10.2834949830596</text:p>
          </table:table-cell>
        </table:table-row>
        <table:table-row table:style-name="ro1">
          <table:table-cell office:value-type="string" table:style-name="ce1">
            <text:p>Scott Wharton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Blackbur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8-096</text:p>
          </table:table-cell>
          <table:table-cell office:value-type="float" office:value="7.5" table:style-name="ce1">
            <text:p>7.5</text:p>
          </table:table-cell>
          <table:table-cell office:value-type="float" office:value="5.62024624285222" table:style-name="ce1">
            <text:p>5.62024624285222</text:p>
          </table:table-cell>
          <table:table-cell office:value-type="float" office:value="6.18169690436374" table:style-name="ce1">
            <text:p>6.18169690436374</text:p>
          </table:table-cell>
          <table:table-cell office:value-type="float" office:value="5.93765867094127" table:style-name="ce1">
            <text:p>5.93765867094127</text:p>
          </table:table-cell>
          <table:table-cell office:value-type="float" office:value="6.00890815344019" table:style-name="ce1">
            <text:p>6.00890815344019</text:p>
          </table:table-cell>
          <table:table-cell office:value-type="float" office:value="5.42650949247364" table:style-name="ce1">
            <text:p>5.42650949247364</text:p>
          </table:table-cell>
          <table:table-cell office:value-type="float" office:value="13.8347984773691" table:style-name="ce1">
            <text:p>13.8347984773691</text:p>
          </table:table-cell>
          <table:table-cell office:value-type="float" office:value="5.49244437505099" table:style-name="ce1">
            <text:p>5.49244437505099</text:p>
          </table:table-cell>
          <table:table-cell office:value-type="float" office:value="10.0543157741804" table:style-name="ce1">
            <text:p>10.0543157741804</text:p>
          </table:table-cell>
          <table:table-cell office:value-type="float" office:value="6.90888541081093" table:style-name="ce1">
            <text:p>6.90888541081093</text:p>
          </table:table-cell>
          <table:table-cell office:value-type="float" office:value="8.37071031824414" table:style-name="ce1">
            <text:p>8.37071031824414</text:p>
          </table:table-cell>
          <table:table-cell office:value-type="float" office:value="6.90665671225553" table:style-name="ce1">
            <text:p>6.90665671225553</text:p>
          </table:table-cell>
        </table:table-row>
        <table:table-row table:style-name="ro1">
          <table:table-cell office:value-type="string" table:style-name="ce1">
            <text:p>Jordan Williams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Portsmouth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077</text:p>
          </table:table-cell>
          <table:table-cell office:value-type="float" office:value="11.7" table:style-name="ce1">
            <text:p>11.7</text:p>
          </table:table-cell>
          <table:table-cell office:value-type="float" office:value="8.72603817482872" table:style-name="ce1">
            <text:p>8.72603817482872</text:p>
          </table:table-cell>
          <table:table-cell office:value-type="float" office:value="7.39844632195283" table:style-name="ce1">
            <text:p>7.39844632195283</text:p>
          </table:table-cell>
          <table:table-cell office:value-type="float" office:value="9.8139490313057" table:style-name="ce1">
            <text:p>9.8139490313057</text:p>
          </table:table-cell>
          <table:table-cell office:value-type="float" office:value="6.95412639283836" table:style-name="ce1">
            <text:p>6.95412639283836</text:p>
          </table:table-cell>
          <table:table-cell office:value-type="float" office:value="10.6211833125734" table:style-name="ce1">
            <text:p>10.6211833125734</text:p>
          </table:table-cell>
          <table:table-cell office:value-type="float" office:value="6.96097969866616" table:style-name="ce1">
            <text:p>6.96097969866616</text:p>
          </table:table-cell>
          <table:table-cell office:value-type="float" office:value="9.80004442493024" table:style-name="ce1">
            <text:p>9.80004442493024</text:p>
          </table:table-cell>
          <table:table-cell office:value-type="float" office:value="7.37083085976985" table:style-name="ce1">
            <text:p>7.37083085976985</text:p>
          </table:table-cell>
          <table:table-cell office:value-type="float" office:value="9.05189469920377" table:style-name="ce1">
            <text:p>9.05189469920377</text:p>
          </table:table-cell>
          <table:table-cell office:value-type="float" office:value="9.05836553638344" table:style-name="ce1">
            <text:p>9.05836553638344</text:p>
          </table:table-cell>
          <table:table-cell office:value-type="float" office:value="9.22600061364682" table:style-name="ce1">
            <text:p>9.22600061364682</text:p>
          </table:table-cell>
        </table:table-row>
        <table:table-row table:style-name="ro1">
          <table:table-cell office:value-type="string" table:style-name="ce1">
            <text:p>Ben Wilmot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toke City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064</text:p>
          </table:table-cell>
          <table:table-cell office:value-type="float" office:value="24.5" table:style-name="ce1">
            <text:p>24.5</text:p>
          </table:table-cell>
          <table:table-cell office:value-type="float" office:value="5.92995391768916" table:style-name="ce1">
            <text:p>5.92995391768916</text:p>
          </table:table-cell>
          <table:table-cell office:value-type="float" office:value="16.683352795437" table:style-name="ce1">
            <text:p>16.683352795437</text:p>
          </table:table-cell>
          <table:table-cell office:value-type="float" office:value="6.79896796933732" table:style-name="ce1">
            <text:p>6.79896796933732</text:p>
          </table:table-cell>
          <table:table-cell office:value-type="float" office:value="11.159563346238" table:style-name="ce1">
            <text:p>11.159563346238</text:p>
          </table:table-cell>
          <table:table-cell office:value-type="float" office:value="5.72417389890262" table:style-name="ce1">
            <text:p>5.72417389890262</text:p>
          </table:table-cell>
          <table:table-cell office:value-type="float" office:value="13.8347984773691" table:style-name="ce1">
            <text:p>13.8347984773691</text:p>
          </table:table-cell>
          <table:table-cell office:value-type="float" office:value="5.93242881969576" table:style-name="ce1">
            <text:p>5.93242881969576</text:p>
          </table:table-cell>
          <table:table-cell office:value-type="float" office:value="7.62289268173987" table:style-name="ce1">
            <text:p>7.62289268173987</text:p>
          </table:table-cell>
          <table:table-cell office:value-type="float" office:value="11.5045394443793" table:style-name="ce1">
            <text:p>11.5045394443793</text:p>
          </table:table-cell>
          <table:table-cell office:value-type="float" office:value="13.7993406845985" table:style-name="ce1">
            <text:p>13.7993406845985</text:p>
          </table:table-cell>
          <table:table-cell office:value-type="float" office:value="8.75689783921995" table:style-name="ce1">
            <text:p>8.75689783921995</text:p>
          </table:table-cell>
        </table:table-row>
        <table:table-row table:style-name="ro1">
          <table:table-cell office:value-type="string" table:style-name="ce1">
            <text:p>Nathan Wood-Gordon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outhampto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3-221</text:p>
          </table:table-cell>
          <table:table-cell office:value-type="float" office:value="21.7" table:style-name="ce1">
            <text:p>21.7</text:p>
          </table:table-cell>
          <table:table-cell office:value-type="float" office:value="5.45980474402124" table:style-name="ce1">
            <text:p>5.45980474402124</text:p>
          </table:table-cell>
          <table:table-cell office:value-type="float" office:value="16.0224706540085" table:style-name="ce1">
            <text:p>16.0224706540085</text:p>
          </table:table-cell>
          <table:table-cell office:value-type="float" office:value="8.19629800124954" table:style-name="ce1">
            <text:p>8.19629800124954</text:p>
          </table:table-cell>
          <table:table-cell office:value-type="float" office:value="8.4878830714422" table:style-name="ce1">
            <text:p>8.4878830714422</text:p>
          </table:table-cell>
          <table:table-cell office:value-type="float" office:value="6.3522662642345" table:style-name="ce1">
            <text:p>6.3522662642345</text:p>
          </table:table-cell>
          <table:table-cell office:value-type="float" office:value="8.16722500830589" table:style-name="ce1">
            <text:p>8.16722500830589</text:p>
          </table:table-cell>
          <table:table-cell office:value-type="float" office:value="6.20740736292405" table:style-name="ce1">
            <text:p>6.20740736292405</text:p>
          </table:table-cell>
          <table:table-cell office:value-type="float" office:value="7.37083085976985" table:style-name="ce1">
            <text:p>7.37083085976985</text:p>
          </table:table-cell>
          <table:table-cell office:value-type="float" office:value="10.6103056543284" table:style-name="ce1">
            <text:p>10.6103056543284</text:p>
          </table:table-cell>
          <table:table-cell office:value-type="float" office:value="14.0112764974149" table:style-name="ce1">
            <text:p>14.0112764974149</text:p>
          </table:table-cell>
          <table:table-cell office:value-type="float" office:value="11.7658369429596" table:style-name="ce1">
            <text:p>11.7658369429596</text:p>
          </table:table-cell>
        </table:table-row>
        <table:table-row table:style-name="ro1">
          <table:table-cell office:value-type="string" table:style-name="ce1">
            <text:p>Abdel Abqar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Getaf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303</text:p>
          </table:table-cell>
          <table:table-cell office:value-type="float" office:value="7.7" table:style-name="ce1">
            <text:p>7.7</text:p>
          </table:table-cell>
          <table:table-cell office:value-type="float" office:value="6.23422378798167" table:style-name="ce1">
            <text:p>6.23422378798167</text:p>
          </table:table-cell>
          <table:table-cell office:value-type="float" office:value="6.03237382907695" table:style-name="ce1">
            <text:p>6.03237382907695</text:p>
          </table:table-cell>
          <table:table-cell office:value-type="float" office:value="8.91129938709927" table:style-name="ce1">
            <text:p>8.91129938709927</text:p>
          </table:table-cell>
          <table:table-cell office:value-type="float" office:value="6.28786081927124" table:style-name="ce1">
            <text:p>6.28786081927124</text:p>
          </table:table-cell>
          <table:table-cell office:value-type="float" office:value="5.78662110639066" table:style-name="ce1">
            <text:p>5.78662110639066</text:p>
          </table:table-cell>
          <table:table-cell office:value-type="float" office:value="7.42292114320007" table:style-name="ce1">
            <text:p>7.42292114320007</text:p>
          </table:table-cell>
          <table:table-cell office:value-type="float" office:value="5.9487417575811" table:style-name="ce1">
            <text:p>5.9487417575811</text:p>
          </table:table-cell>
          <table:table-cell office:value-type="float" office:value="8.21909193237468" table:style-name="ce1">
            <text:p>8.21909193237468</text:p>
          </table:table-cell>
          <table:table-cell office:value-type="float" office:value="6.46788588051009" table:style-name="ce1">
            <text:p>6.46788588051009</text:p>
          </table:table-cell>
          <table:table-cell office:value-type="float" office:value="8.92620368032441" table:style-name="ce1">
            <text:p>8.92620368032441</text:p>
          </table:table-cell>
          <table:table-cell office:value-type="float" office:value="12.4559305389142" table:style-name="ce1">
            <text:p>12.4559305389142</text:p>
          </table:table-cell>
        </table:table-row>
        <table:table-row table:style-name="ro1">
          <table:table-cell office:value-type="string" table:style-name="ce1">
            <text:p>David Affengruber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Elch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4-294</text:p>
          </table:table-cell>
          <table:table-cell office:value-type="float" office:value="16" table:style-name="ce1">
            <text:p>16</text:p>
          </table:table-cell>
          <table:table-cell office:value-type="float" office:value="7.21097469545601" table:style-name="ce1">
            <text:p>7.21097469545601</text:p>
          </table:table-cell>
          <table:table-cell office:value-type="float" office:value="14.5028632219619" table:style-name="ce1">
            <text:p>14.5028632219619</text:p>
          </table:table-cell>
          <table:table-cell office:value-type="float" office:value="7.25015806341234" table:style-name="ce1">
            <text:p>7.25015806341234</text:p>
          </table:table-cell>
          <table:table-cell office:value-type="float" office:value="12.8036226227816" table:style-name="ce1">
            <text:p>12.8036226227816</text:p>
          </table:table-cell>
          <table:table-cell office:value-type="float" office:value="9.77749276763836" table:style-name="ce1">
            <text:p>9.77749276763836</text:p>
          </table:table-cell>
          <table:table-cell office:value-type="float" office:value="10.9344403809104" table:style-name="ce1">
            <text:p>10.9344403809104</text:p>
          </table:table-cell>
          <table:table-cell office:value-type="float" office:value="7.43968991317104" table:style-name="ce1">
            <text:p>7.43968991317104</text:p>
          </table:table-cell>
          <table:table-cell office:value-type="float" office:value="7.59485707780324" table:style-name="ce1">
            <text:p>7.59485707780324</text:p>
          </table:table-cell>
          <table:table-cell office:value-type="float" office:value="7.06026764607522" table:style-name="ce1">
            <text:p>7.06026764607522</text:p>
          </table:table-cell>
          <table:table-cell office:value-type="float" office:value="14.2340409173421" table:style-name="ce1">
            <text:p>14.2340409173421</text:p>
          </table:table-cell>
          <table:table-cell office:value-type="float" office:value="12.9902907042352" table:style-name="ce1">
            <text:p>12.9902907042352</text:p>
          </table:table-cell>
        </table:table-row>
        <table:table-row table:style-name="ro1">
          <table:table-cell office:value-type="string" table:style-name="ce1">
            <text:p>Marcos Alonso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Celta Vigo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5-010</text:p>
          </table:table-cell>
          <table:table-cell office:value-type="float" office:value="13.9" table:style-name="ce1">
            <text:p>13.9</text:p>
          </table:table-cell>
          <table:table-cell office:value-type="float" office:value="7.23522284976242" table:style-name="ce1">
            <text:p>7.23522284976242</text:p>
          </table:table-cell>
          <table:table-cell office:value-type="float" office:value="15.3340689254163" table:style-name="ce1">
            <text:p>15.3340689254163</text:p>
          </table:table-cell>
          <table:table-cell office:value-type="float" office:value="7.89906371867679" table:style-name="ce1">
            <text:p>7.89906371867679</text:p>
          </table:table-cell>
          <table:table-cell office:value-type="float" office:value="16.0444917814821" table:style-name="ce1">
            <text:p>16.0444917814821</text:p>
          </table:table-cell>
          <table:table-cell office:value-type="float" office:value="16.0514934521672" table:style-name="ce1">
            <text:p>16.0514934521672</text:p>
          </table:table-cell>
          <table:table-cell office:value-type="float" office:value="10.3774436859992" table:style-name="ce1">
            <text:p>10.3774436859992</text:p>
          </table:table-cell>
          <table:table-cell office:value-type="float" office:value="10.6759826192772" table:style-name="ce1">
            <text:p>10.6759826192772</text:p>
          </table:table-cell>
          <table:table-cell office:value-type="float" office:value="7.68279183680889" table:style-name="ce1">
            <text:p>7.68279183680889</text:p>
          </table:table-cell>
          <table:table-cell office:value-type="float" office:value="7.06026764607522" table:style-name="ce1">
            <text:p>7.06026764607522</text:p>
          </table:table-cell>
          <table:table-cell office:value-type="float" office:value="12.2676129743805" table:style-name="ce1">
            <text:p>12.2676129743805</text:p>
          </table:table-cell>
          <table:table-cell office:value-type="float" office:value="8.82414332772477" table:style-name="ce1">
            <text:p>8.82414332772477</text:p>
          </table:table-cell>
        </table:table-row>
        <table:table-row table:style-name="ro1">
          <table:table-cell office:value-type="string" table:style-name="ce1">
            <text:p>Jon Aramburu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Real Sociedad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3-168</text:p>
          </table:table-cell>
          <table:table-cell office:value-type="float" office:value="15" table:style-name="ce1">
            <text:p>15</text:p>
          </table:table-cell>
          <table:table-cell office:value-type="float" office:value="8.21004524434641" table:style-name="ce1">
            <text:p>8.21004524434641</text:p>
          </table:table-cell>
          <table:table-cell office:value-type="float" office:value="11.7563833732498" table:style-name="ce1">
            <text:p>11.7563833732498</text:p>
          </table:table-cell>
          <table:table-cell office:value-type="float" office:value="7.09214003629973" table:style-name="ce1">
            <text:p>7.09214003629973</text:p>
          </table:table-cell>
          <table:table-cell office:value-type="float" office:value="12.8658017285296" table:style-name="ce1">
            <text:p>12.8658017285296</text:p>
          </table:table-cell>
          <table:table-cell office:value-type="float" office:value="12.0711451004527" table:style-name="ce1">
            <text:p>12.0711451004527</text:p>
          </table:table-cell>
          <table:table-cell office:value-type="float" office:value="5.93727339397771" table:style-name="ce1">
            <text:p>5.93727339397771</text:p>
          </table:table-cell>
          <table:table-cell office:value-type="float" office:value="11.9954795338309" table:style-name="ce1">
            <text:p>11.9954795338309</text:p>
          </table:table-cell>
          <table:table-cell office:value-type="float" office:value="9.51053435970854" table:style-name="ce1">
            <text:p>9.51053435970854</text:p>
          </table:table-cell>
          <table:table-cell office:value-type="float" office:value="8.98386819158146" table:style-name="ce1">
            <text:p>8.98386819158146</text:p>
          </table:table-cell>
          <table:table-cell office:value-type="float" office:value="12.0815040729816" table:style-name="ce1">
            <text:p>12.0815040729816</text:p>
          </table:table-cell>
          <table:table-cell office:value-type="float" office:value="11.7094512029455" table:style-name="ce1">
            <text:p>11.7094512029455</text:p>
          </table:table-cell>
        </table:table-row>
        <table:table-row table:style-name="ro1">
          <table:table-cell office:value-type="string" table:style-name="ce1">
            <text:p>Ronald Araújo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306</text:p>
          </table:table-cell>
          <table:table-cell office:value-type="float" office:value="7.2" table:style-name="ce1">
            <text:p>7.2</text:p>
          </table:table-cell>
          <table:table-cell office:value-type="float" office:value="6.64236181454702" table:style-name="ce1">
            <text:p>6.64236181454702</text:p>
          </table:table-cell>
          <table:table-cell office:value-type="float" office:value="9.3321679732332" table:style-name="ce1">
            <text:p>9.3321679732332</text:p>
          </table:table-cell>
          <table:table-cell office:value-type="float" office:value="6.18604756088801" table:style-name="ce1">
            <text:p>6.18604756088801</text:p>
          </table:table-cell>
          <table:table-cell office:value-type="float" office:value="8.42543016292089" table:style-name="ce1">
            <text:p>8.42543016292089</text:p>
          </table:table-cell>
          <table:table-cell office:value-type="float" office:value="8.22948424503872" table:style-name="ce1">
            <text:p>8.22948424503872</text:p>
          </table:table-cell>
          <table:table-cell office:value-type="float" office:value="3.53713447170942" table:style-name="ce1">
            <text:p>3.53713447170942</text:p>
          </table:table-cell>
          <table:table-cell office:value-type="float" office:value="6.92075480185838" table:style-name="ce1">
            <text:p>6.92075480185838</text:p>
          </table:table-cell>
          <table:table-cell office:value-type="float" office:value="12.0734631467779" table:style-name="ce1">
            <text:p>12.0734631467779</text:p>
          </table:table-cell>
          <table:table-cell office:value-type="float" office:value="13.4453736481424" table:style-name="ce1">
            <text:p>13.4453736481424</text:p>
          </table:table-cell>
          <table:table-cell office:value-type="float" office:value="7.01266176754182" table:style-name="ce1">
            <text:p>7.01266176754182</text:p>
          </table:table-cell>
          <table:table-cell office:value-type="float" office:value="13.8227737316522" table:style-name="ce1">
            <text:p>13.8227737316522</text:p>
          </table:table-cell>
        </table:table-row>
        <table:table-row table:style-name="ro1">
          <table:table-cell office:value-type="string" table:style-name="ce1">
            <text:p>Jesús Areso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Athletic Club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189</text:p>
          </table:table-cell>
          <table:table-cell office:value-type="float" office:value="11.1" table:style-name="ce1">
            <text:p>11.1</text:p>
          </table:table-cell>
          <table:table-cell office:value-type="float" office:value="10.0456031067621" table:style-name="ce1">
            <text:p>10.0456031067621</text:p>
          </table:table-cell>
          <table:table-cell office:value-type="float" office:value="9.06325600538" table:style-name="ce1">
            <text:p>9.06325600538</text:p>
          </table:table-cell>
          <table:table-cell office:value-type="float" office:value="11.3166483504802" table:style-name="ce1">
            <text:p>11.3166483504802</text:p>
          </table:table-cell>
          <table:table-cell office:value-type="float" office:value="8.5635119939152" table:style-name="ce1">
            <text:p>8.5635119939152</text:p>
          </table:table-cell>
          <table:table-cell office:value-type="float" office:value="14.0773808620372" table:style-name="ce1">
            <text:p>14.0773808620372</text:p>
          </table:table-cell>
          <table:table-cell office:value-type="float" office:value="8.70921476858249" table:style-name="ce1">
            <text:p>8.70921476858249</text:p>
          </table:table-cell>
          <table:table-cell office:value-type="float" office:value="15.3025052822369" table:style-name="ce1">
            <text:p>15.3025052822369</text:p>
          </table:table-cell>
          <table:table-cell office:value-type="float" office:value="7.07740576115073" table:style-name="ce1">
            <text:p>7.07740576115073</text:p>
          </table:table-cell>
          <table:table-cell office:value-type="float" office:value="5.90815884771769" table:style-name="ce1">
            <text:p>5.90815884771769</text:p>
          </table:table-cell>
          <table:table-cell office:value-type="float" office:value="8.26949247417433" table:style-name="ce1">
            <text:p>8.26949247417433</text:p>
          </table:table-cell>
          <table:table-cell office:value-type="float" office:value="10.2050585094317" table:style-name="ce1">
            <text:p>10.2050585094317</text:p>
          </table:table-cell>
        </table:table-row>
        <table:table-row table:style-name="ro1">
          <table:table-cell office:value-type="string" table:style-name="ce1">
            <text:p>Raúl Asencio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Real Madrid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2-328</text:p>
          </table:table-cell>
          <table:table-cell office:value-type="float" office:value="9.5" table:style-name="ce1">
            <text:p>9.5</text:p>
          </table:table-cell>
          <table:table-cell office:value-type="float" office:value="7.18676866381588" table:style-name="ce1">
            <text:p>7.18676866381588</text:p>
          </table:table-cell>
          <table:table-cell office:value-type="float" office:value="10.2632403127505" table:style-name="ce1">
            <text:p>10.2632403127505</text:p>
          </table:table-cell>
          <table:table-cell office:value-type="float" office:value="6.62963071482449" table:style-name="ce1">
            <text:p>6.62963071482449</text:p>
          </table:table-cell>
          <table:table-cell office:value-type="float" office:value="8.91123396869616" table:style-name="ce1">
            <text:p>8.91123396869616</text:p>
          </table:table-cell>
          <table:table-cell office:value-type="float" office:value="7.12467917356428" table:style-name="ce1">
            <text:p>7.12467917356428</text:p>
          </table:table-cell>
          <table:table-cell office:value-type="float" office:value="3.53713447170942" table:style-name="ce1">
            <text:p>3.53713447170942</text:p>
          </table:table-cell>
          <table:table-cell office:value-type="float" office:value="7.0229472206176" table:style-name="ce1">
            <text:p>7.0229472206176</text:p>
          </table:table-cell>
          <table:table-cell office:value-type="float" office:value="8.95233965490783" table:style-name="ce1">
            <text:p>8.95233965490783</text:p>
          </table:table-cell>
          <table:table-cell office:value-type="float" office:value="10.9869737704285" table:style-name="ce1">
            <text:p>10.9869737704285</text:p>
          </table:table-cell>
          <table:table-cell office:value-type="float" office:value="7.94700263361009" table:style-name="ce1">
            <text:p>7.94700263361009</text:p>
          </table:table-cell>
          <table:table-cell office:value-type="float" office:value="9.08877459268987" table:style-name="ce1">
            <text:p>9.08877459268987</text:p>
          </table:table-cell>
        </table:table-row>
        <table:table-row table:style-name="ro1">
          <table:table-cell office:value-type="string" table:style-name="ce1">
            <text:p>César Azpilicueta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Sevill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6-132</text:p>
          </table:table-cell>
          <table:table-cell office:value-type="float" office:value="7.5" table:style-name="ce1">
            <text:p>7.5</text:p>
          </table:table-cell>
          <table:table-cell office:value-type="float" office:value="7.18676866381588" table:style-name="ce1">
            <text:p>7.18676866381588</text:p>
          </table:table-cell>
          <table:table-cell office:value-type="float" office:value="8.72905127397094" table:style-name="ce1">
            <text:p>8.72905127397094</text:p>
          </table:table-cell>
          <table:table-cell office:value-type="float" office:value="6.18604756088801" table:style-name="ce1">
            <text:p>6.18604756088801</text:p>
          </table:table-cell>
          <table:table-cell office:value-type="float" office:value="7.09180092548292" table:style-name="ce1">
            <text:p>7.09180092548292</text:p>
          </table:table-cell>
          <table:table-cell office:value-type="float" office:value="6.43332817485007" table:style-name="ce1">
            <text:p>6.43332817485007</text:p>
          </table:table-cell>
          <table:table-cell office:value-type="float" office:value="8.70921476858249" table:style-name="ce1">
            <text:p>8.70921476858249</text:p>
          </table:table-cell>
          <table:table-cell office:value-type="float" office:value="6.92075480185838" table:style-name="ce1">
            <text:p>6.92075480185838</text:p>
          </table:table-cell>
          <table:table-cell office:value-type="float" office:value="7.07740576115073" table:style-name="ce1">
            <text:p>7.07740576115073</text:p>
          </table:table-cell>
          <table:table-cell office:value-type="float" office:value="5.90815884771769" table:style-name="ce1">
            <text:p>5.90815884771769</text:p>
          </table:table-cell>
          <table:table-cell office:value-type="float" office:value="8.46505656912587" table:style-name="ce1">
            <text:p>8.46505656912587</text:p>
          </table:table-cell>
          <table:table-cell office:value-type="float" office:value="5.41663417217467" table:style-name="ce1">
            <text:p>5.41663417217467</text:p>
          </table:table-cell>
        </table:table-row>
        <table:table-row table:style-name="ro1">
          <table:table-cell office:value-type="string" table:style-name="ce1">
            <text:p>Alejandro Balde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2-081</text:p>
          </table:table-cell>
          <table:table-cell office:value-type="float" office:value="12.5" table:style-name="ce1">
            <text:p>12.5</text:p>
          </table:table-cell>
          <table:table-cell office:value-type="float" office:value="13.5922524779033" table:style-name="ce1">
            <text:p>13.5922524779033</text:p>
          </table:table-cell>
          <table:table-cell office:value-type="float" office:value="12.3120935223191" table:style-name="ce1">
            <text:p>12.3120935223191</text:p>
          </table:table-cell>
          <table:table-cell office:value-type="float" office:value="13.6509846628505" table:style-name="ce1">
            <text:p>13.6509846628505</text:p>
          </table:table-cell>
          <table:table-cell office:value-type="float" office:value="11.632094406145" table:style-name="ce1">
            <text:p>11.632094406145</text:p>
          </table:table-cell>
          <table:table-cell office:value-type="float" office:value="16.5841658078363" table:style-name="ce1">
            <text:p>16.5841658078363</text:p>
          </table:table-cell>
          <table:table-cell office:value-type="float" office:value="8.96077954408387" table:style-name="ce1">
            <text:p>8.96077954408387</text:p>
          </table:table-cell>
          <table:table-cell office:value-type="float" office:value="16.9993040176726" table:style-name="ce1">
            <text:p>16.9993040176726</text:p>
          </table:table-cell>
          <table:table-cell office:value-type="float" office:value="7.77116852831584" table:style-name="ce1">
            <text:p>7.77116852831584</text:p>
          </table:table-cell>
          <table:table-cell office:value-type="float" office:value="6.46788588051009" table:style-name="ce1">
            <text:p>6.46788588051009</text:p>
          </table:table-cell>
          <table:table-cell office:value-type="float" office:value="7.50412423789034" table:style-name="ce1">
            <text:p>7.50412423789034</text:p>
          </table:table-cell>
          <table:table-cell office:value-type="float" office:value="12.0559249716226" table:style-name="ce1">
            <text:p>12.0559249716226</text:p>
          </table:table-cell>
        </table:table-row>
        <table:table-row table:style-name="ro1">
          <table:table-cell office:value-type="string" table:style-name="ce1">
            <text:p>Marc Bartra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Betis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4-357</text:p>
          </table:table-cell>
          <table:table-cell office:value-type="float" office:value="13.1" table:style-name="ce1">
            <text:p>13.1</text:p>
          </table:table-cell>
          <table:table-cell office:value-type="float" office:value="6.32347488705526" table:style-name="ce1">
            <text:p>6.32347488705526</text:p>
          </table:table-cell>
          <table:table-cell office:value-type="float" office:value="10.6124537425978" table:style-name="ce1">
            <text:p>10.6124537425978</text:p>
          </table:table-cell>
          <table:table-cell office:value-type="float" office:value="6.33169093972228" table:style-name="ce1">
            <text:p>6.33169093972228</text:p>
          </table:table-cell>
          <table:table-cell office:value-type="float" office:value="8.28802285445329" table:style-name="ce1">
            <text:p>8.28802285445329</text:p>
          </table:table-cell>
          <table:table-cell office:value-type="float" office:value="8.99741431234797" table:style-name="ce1">
            <text:p>8.99741431234797</text:p>
          </table:table-cell>
          <table:table-cell office:value-type="float" office:value="8.70921476858249" table:style-name="ce1">
            <text:p>8.70921476858249</text:p>
          </table:table-cell>
          <table:table-cell office:value-type="float" office:value="6.71892941588458" table:style-name="ce1">
            <text:p>6.71892941588458</text:p>
          </table:table-cell>
          <table:table-cell office:value-type="float" office:value="9.13788506102313" table:style-name="ce1">
            <text:p>9.13788506102313</text:p>
          </table:table-cell>
          <table:table-cell office:value-type="float" office:value="9.65259251677107" table:style-name="ce1">
            <text:p>9.65259251677107</text:p>
          </table:table-cell>
          <table:table-cell office:value-type="float" office:value="14.2340409173421" table:style-name="ce1">
            <text:p>14.2340409173421</text:p>
          </table:table-cell>
          <table:table-cell office:value-type="float" office:value="8.04242363808899" table:style-name="ce1">
            <text:p>8.04242363808899</text:p>
          </table:table-cell>
        </table:table-row>
        <table:table-row table:style-name="ro1">
          <table:table-cell office:value-type="string" table:style-name="ce1">
            <text:p>Héctor Bellerín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Betis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0-294</text:p>
          </table:table-cell>
          <table:table-cell office:value-type="float" office:value="11.7" table:style-name="ce1">
            <text:p>11.7</text:p>
          </table:table-cell>
          <table:table-cell office:value-type="float" office:value="10.651614834726" table:style-name="ce1">
            <text:p>10.651614834726</text:p>
          </table:table-cell>
          <table:table-cell office:value-type="float" office:value="10.7861612781589" table:style-name="ce1">
            <text:p>10.7861612781589</text:p>
          </table:table-cell>
          <table:table-cell office:value-type="float" office:value="14.9271809660752" table:style-name="ce1">
            <text:p>14.9271809660752</text:p>
          </table:table-cell>
          <table:table-cell office:value-type="float" office:value="11.085759843205" table:style-name="ce1">
            <text:p>11.085759843205</text:p>
          </table:table-cell>
          <table:table-cell office:value-type="float" office:value="10.9440804425152" table:style-name="ce1">
            <text:p>10.9440804425152</text:p>
          </table:table-cell>
          <table:table-cell office:value-type="float" office:value="9.45417530161867" table:style-name="ce1">
            <text:p>9.45417530161867</text:p>
          </table:table-cell>
          <table:table-cell office:value-type="float" office:value="13.7797119425497" table:style-name="ce1">
            <text:p>13.7797119425497</text:p>
          </table:table-cell>
          <table:table-cell office:value-type="float" office:value="9.41722846823132" table:style-name="ce1">
            <text:p>9.41722846823132</text:p>
          </table:table-cell>
          <table:table-cell office:value-type="float" office:value="6.1837103653541" table:style-name="ce1">
            <text:p>6.1837103653541</text:p>
          </table:table-cell>
          <table:table-cell office:value-type="float" office:value="8.99252909269003" table:style-name="ce1">
            <text:p>8.99252909269003</text:p>
          </table:table-cell>
          <table:table-cell office:value-type="float" office:value="4.51549172082177" table:style-name="ce1">
            <text:p>4.51549172082177</text:p>
          </table:table-cell>
        </table:table-row>
        <table:table-row table:style-name="ro1">
          <table:table-cell office:value-type="string" table:style-name="ce1">
            <text:p>Yuri Berchiche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Athletic Club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5-331</text:p>
          </table:table-cell>
          <table:table-cell office:value-type="float" office:value="15.1" table:style-name="ce1">
            <text:p>15.1</text:p>
          </table:table-cell>
          <table:table-cell office:value-type="float" office:value="8.7014013201795" table:style-name="ce1">
            <text:p>8.7014013201795</text:p>
          </table:table-cell>
          <table:table-cell office:value-type="float" office:value="13.2094084646393" table:style-name="ce1">
            <text:p>13.2094084646393</text:p>
          </table:table-cell>
          <table:table-cell office:value-type="float" office:value="8.91129938709927" table:style-name="ce1">
            <text:p>8.91129938709927</text:p>
          </table:table-cell>
          <table:table-cell office:value-type="float" office:value="15.5104410721322" table:style-name="ce1">
            <text:p>15.5104410721322</text:p>
          </table:table-cell>
          <table:table-cell office:value-type="float" office:value="10.5577033189568" table:style-name="ce1">
            <text:p>10.5577033189568</text:p>
          </table:table-cell>
          <table:table-cell office:value-type="float" office:value="9.65496545802484" table:style-name="ce1">
            <text:p>9.65496545802484</text:p>
          </table:table-cell>
          <table:table-cell office:value-type="float" office:value="11.0121039969721" table:style-name="ce1">
            <text:p>11.0121039969721</text:p>
          </table:table-cell>
          <table:table-cell office:value-type="float" office:value="7.68279183680889" table:style-name="ce1">
            <text:p>7.68279183680889</text:p>
          </table:table-cell>
          <table:table-cell office:value-type="float" office:value="6.76024358198633" table:style-name="ce1">
            <text:p>6.76024358198633</text:p>
          </table:table-cell>
          <table:table-cell office:value-type="float" office:value="11.2516863234555" table:style-name="ce1">
            <text:p>11.2516863234555</text:p>
          </table:table-cell>
          <table:table-cell office:value-type="float" office:value="10.5041606373063" table:style-name="ce1">
            <text:p>10.5041606373063</text:p>
          </table:table-cell>
        </table:table-row>
        <table:table-row table:style-name="ro1">
          <table:table-cell office:value-type="string" table:style-name="ce1">
            <text:p>Pedro Bigas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Elch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5-114</text:p>
          </table:table-cell>
          <table:table-cell office:value-type="float" office:value="12.9" table:style-name="ce1">
            <text:p>12.9</text:p>
          </table:table-cell>
          <table:table-cell office:value-type="float" office:value="7.85412302030021" table:style-name="ce1">
            <text:p>7.85412302030021</text:p>
          </table:table-cell>
          <table:table-cell office:value-type="float" office:value="14.4053476635383" table:style-name="ce1">
            <text:p>14.4053476635383</text:p>
          </table:table-cell>
          <table:table-cell office:value-type="float" office:value="12.1398646004553" table:style-name="ce1">
            <text:p>12.1398646004553</text:p>
          </table:table-cell>
          <table:table-cell office:value-type="float" office:value="15.0785511874655" table:style-name="ce1">
            <text:p>15.0785511874655</text:p>
          </table:table-cell>
          <table:table-cell office:value-type="float" office:value="10.1683416533654" table:style-name="ce1">
            <text:p>10.1683416533654</text:p>
          </table:table-cell>
          <table:table-cell office:value-type="float" office:value="10.0433597841531" table:style-name="ce1">
            <text:p>10.0433597841531</text:p>
          </table:table-cell>
          <table:table-cell office:value-type="float" office:value="8.30578190597602" table:style-name="ce1">
            <text:p>8.30578190597602</text:p>
          </table:table-cell>
          <table:table-cell office:value-type="float" office:value="7.77116852831584" table:style-name="ce1">
            <text:p>7.77116852831584</text:p>
          </table:table-cell>
          <table:table-cell office:value-type="float" office:value="7.36736979734072" table:style-name="ce1">
            <text:p>7.36736979734072</text:p>
          </table:table-cell>
          <table:table-cell office:value-type="float" office:value="10.4610788674457" table:style-name="ce1">
            <text:p>10.4610788674457</text:p>
          </table:table-cell>
          <table:table-cell office:value-type="float" office:value="10.338152164334" table:style-name="ce1">
            <text:p>10.338152164334</text:p>
          </table:table-cell>
        </table:table-row>
        <table:table-row table:style-name="ro1">
          <table:table-cell office:value-type="string" table:style-name="ce1">
            <text:p>Daley Blind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Giron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5-304</text:p>
          </table:table-cell>
          <table:table-cell office:value-type="float" office:value="14.6" table:style-name="ce1">
            <text:p>14.6</text:p>
          </table:table-cell>
          <table:table-cell office:value-type="float" office:value="7.45529737782415" table:style-name="ce1">
            <text:p>7.45529737782415</text:p>
          </table:table-cell>
          <table:table-cell office:value-type="float" office:value="14.5797441001428" table:style-name="ce1">
            <text:p>14.5797441001428</text:p>
          </table:table-cell>
          <table:table-cell office:value-type="float" office:value="8.23219257370165" table:style-name="ce1">
            <text:p>8.23219257370165</text:p>
          </table:table-cell>
          <table:table-cell office:value-type="float" office:value="14.8464609461174" table:style-name="ce1">
            <text:p>14.8464609461174</text:p>
          </table:table-cell>
          <table:table-cell office:value-type="float" office:value="8.99741431234797" table:style-name="ce1">
            <text:p>8.99741431234797</text:p>
          </table:table-cell>
          <table:table-cell office:value-type="float" office:value="10.3774436859992" table:style-name="ce1">
            <text:p>10.3774436859992</text:p>
          </table:table-cell>
          <table:table-cell office:value-type="float" office:value="6.81940802063972" table:style-name="ce1">
            <text:p>6.81940802063972</text:p>
          </table:table-cell>
          <table:table-cell office:value-type="float" office:value="7.07740576115073" table:style-name="ce1">
            <text:p>7.07740576115073</text:p>
          </table:table-cell>
          <table:table-cell office:value-type="float" office:value="5.90815884771769" table:style-name="ce1">
            <text:p>5.90815884771769</text:p>
          </table:table-cell>
          <table:table-cell office:value-type="float" office:value="12.3291342347605" table:style-name="ce1">
            <text:p>12.3291342347605</text:p>
          </table:table-cell>
          <table:table-cell office:value-type="float" office:value="8.463189772979" table:style-name="ce1">
            <text:p>8.463189772979</text:p>
          </table:table-cell>
        </table:table-row>
        <table:table-row table:style-name="ro1">
          <table:table-cell office:value-type="string" table:style-name="ce1">
            <text:p>Rahim Bonkano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Oviedo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4-006</text:p>
          </table:table-cell>
          <table:table-cell office:value-type="float" office:value="13.7" table:style-name="ce1">
            <text:p>13.7</text:p>
          </table:table-cell>
          <table:table-cell office:value-type="float" office:value="9.51644686973079" table:style-name="ce1">
            <text:p>9.51644686973079</text:p>
          </table:table-cell>
          <table:table-cell office:value-type="float" office:value="10.5856689907226" table:style-name="ce1">
            <text:p>10.5856689907226</text:p>
          </table:table-cell>
          <table:table-cell office:value-type="float" office:value="8.23219257370165" table:style-name="ce1">
            <text:p>8.23219257370165</text:p>
          </table:table-cell>
          <table:table-cell office:value-type="float" office:value="9.54332311004451" table:style-name="ce1">
            <text:p>9.54332311004451</text:p>
          </table:table-cell>
          <table:table-cell office:value-type="float" office:value="11.3260215644376" table:style-name="ce1">
            <text:p>11.3260215644376</text:p>
          </table:table-cell>
          <table:table-cell office:value-type="float" office:value="7.78776374640455" table:style-name="ce1">
            <text:p>7.78776374640455</text:p>
          </table:table-cell>
          <table:table-cell office:value-type="float" office:value="14.5510254580518" table:style-name="ce1">
            <text:p>14.5510254580518</text:p>
          </table:table-cell>
          <table:table-cell office:value-type="float" office:value="7.07740576115073" table:style-name="ce1">
            <text:p>7.07740576115073</text:p>
          </table:table-cell>
          <table:table-cell office:value-type="float" office:value="5.90815884771769" table:style-name="ce1">
            <text:p>5.90815884771769</text:p>
          </table:table-cell>
          <table:table-cell office:value-type="float" office:value="11.5748880931126" table:style-name="ce1">
            <text:p>11.5748880931126</text:p>
          </table:table-cell>
          <table:table-cell office:value-type="float" office:value="11.6616939788859" table:style-name="ce1">
            <text:p>11.6616939788859</text:p>
          </table:table-cell>
        </table:table-row>
        <table:table-row table:style-name="ro1">
          <table:table-cell office:value-type="string" table:style-name="ce1">
            <text:p>Enzo Boyomo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Osasun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4-092</text:p>
          </table:table-cell>
          <table:table-cell office:value-type="float" office:value="15.7" table:style-name="ce1">
            <text:p>15.7</text:p>
          </table:table-cell>
          <table:table-cell office:value-type="float" office:value="7.09037215938458" table:style-name="ce1">
            <text:p>7.09037215938458</text:p>
          </table:table-cell>
          <table:table-cell office:value-type="float" office:value="10.7994929075569" table:style-name="ce1">
            <text:p>10.7994929075569</text:p>
          </table:table-cell>
          <table:table-cell office:value-type="float" office:value="8.4005412365001" table:style-name="ce1">
            <text:p>8.4005412365001</text:p>
          </table:table-cell>
          <table:table-cell office:value-type="float" office:value="10.1778974815804" table:style-name="ce1">
            <text:p>10.1778974815804</text:p>
          </table:table-cell>
          <table:table-cell office:value-type="float" office:value="7.85364676184325" table:style-name="ce1">
            <text:p>7.85364676184325</text:p>
          </table:table-cell>
          <table:table-cell office:value-type="float" office:value="8.70921476858249" table:style-name="ce1">
            <text:p>8.70921476858249</text:p>
          </table:table-cell>
          <table:table-cell office:value-type="float" office:value="7.43968991317104" table:style-name="ce1">
            <text:p>7.43968991317104</text:p>
          </table:table-cell>
          <table:table-cell office:value-type="float" office:value="7.59485707780324" table:style-name="ce1">
            <text:p>7.59485707780324</text:p>
          </table:table-cell>
          <table:table-cell office:value-type="float" office:value="9.98800716041223" table:style-name="ce1">
            <text:p>9.98800716041223</text:p>
          </table:table-cell>
          <table:table-cell office:value-type="float" office:value="13.3863176380659" table:style-name="ce1">
            <text:p>13.3863176380659</text:p>
          </table:table-cell>
          <table:table-cell office:value-type="float" office:value="13.5811975247885" table:style-name="ce1">
            <text:p>13.5811975247885</text:p>
          </table:table-cell>
        </table:table-row>
        <table:table-row table:style-name="ro1">
          <table:table-cell office:value-type="string" table:style-name="ce1">
            <text:p>Abel Bretones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Osasuna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25-139</text:p>
          </table:table-cell>
          <table:table-cell office:value-type="float" office:value="14.8" table:style-name="ce1">
            <text:p>14.8</text:p>
          </table:table-cell>
          <table:table-cell office:value-type="float" office:value="9.46357478270254" table:style-name="ce1">
            <text:p>9.46357478270254</text:p>
          </table:table-cell>
          <table:table-cell office:value-type="float" office:value="8.49024545484208" table:style-name="ce1">
            <text:p>8.49024545484208</text:p>
          </table:table-cell>
          <table:table-cell office:value-type="float" office:value="7.57143893814578" table:style-name="ce1">
            <text:p>7.57143893814578</text:p>
          </table:table-cell>
          <table:table-cell office:value-type="float" office:value="8.91123396869616" table:style-name="ce1">
            <text:p>8.91123396869616</text:p>
          </table:table-cell>
          <table:table-cell office:value-type="float" office:value="13.7718242330721" table:style-name="ce1">
            <text:p>13.7718242330721</text:p>
          </table:table-cell>
          <table:table-cell office:value-type="float" office:value="8.70921476858249" table:style-name="ce1">
            <text:p>8.70921476858249</text:p>
          </table:table-cell>
          <table:table-cell office:value-type="float" office:value="12.4161154709845" table:style-name="ce1">
            <text:p>12.4161154709845</text:p>
          </table:table-cell>
          <table:table-cell office:value-type="float" office:value="8.85983287623005" table:style-name="ce1">
            <text:p>8.85983287623005</text:p>
          </table:table-cell>
          <table:table-cell office:value-type="float" office:value="10.9869737704285" table:style-name="ce1">
            <text:p>10.9869737704285</text:p>
          </table:table-cell>
          <table:table-cell office:value-type="float" office:value="10.6602604095977" table:style-name="ce1">
            <text:p>10.6602604095977</text:p>
          </table:table-cell>
          <table:table-cell office:value-type="float" office:value="7.69259834014544" table:style-name="ce1">
            <text:p>7.69259834014544</text:p>
          </table:table-cell>
        </table:table-row>
        <table:table-row table:style-name="ro1">
          <table:table-cell office:value-type="string" table:style-name="ce1">
            <text:p>Leandro Cabrera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Espanyol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4-204</text:p>
          </table:table-cell>
          <table:table-cell office:value-type="float" office:value="17" table:style-name="ce1">
            <text:p>17</text:p>
          </table:table-cell>
          <table:table-cell office:value-type="float" office:value="7.33263016675438" table:style-name="ce1">
            <text:p>7.33263016675438</text:p>
          </table:table-cell>
          <table:table-cell office:value-type="float" office:value="10.6258404297475" table:style-name="ce1">
            <text:p>10.6258404297475</text:p>
          </table:table-cell>
          <table:table-cell office:value-type="float" office:value="8.74021709057731" table:style-name="ce1">
            <text:p>8.74021709057731</text:p>
          </table:table-cell>
          <table:table-cell office:value-type="float" office:value="10.8084632961237" table:style-name="ce1">
            <text:p>10.8084632961237</text:p>
          </table:table-cell>
          <table:table-cell office:value-type="float" office:value="7.12467917356428" table:style-name="ce1">
            <text:p>7.12467917356428</text:p>
          </table:table-cell>
          <table:table-cell office:value-type="float" office:value="14.7528972321602" table:style-name="ce1">
            <text:p>14.7528972321602</text:p>
          </table:table-cell>
          <table:table-cell office:value-type="float" office:value="6.71892941588458" table:style-name="ce1">
            <text:p>6.71892941588458</text:p>
          </table:table-cell>
          <table:table-cell office:value-type="float" office:value="10.8138168108392" table:style-name="ce1">
            <text:p>10.8138168108392</text:p>
          </table:table-cell>
          <table:table-cell office:value-type="float" office:value="15.7556686378436" table:style-name="ce1">
            <text:p>15.7556686378436</text:p>
          </table:table-cell>
          <table:table-cell office:value-type="float" office:value="12.632640375791" table:style-name="ce1">
            <text:p>12.632640375791</text:p>
          </table:table-cell>
          <table:table-cell office:value-type="float" office:value="3.92157328631798" table:style-name="ce1">
            <text:p>3.92157328631798</text:p>
          </table:table-cell>
        </table:table-row>
        <table:table-row table:style-name="ro1">
          <table:table-cell office:value-type="string" table:style-name="ce1">
            <text:p>Fernando Calero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Espanyol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0-115</text:p>
          </table:table-cell>
          <table:table-cell office:value-type="float" office:value="12.3" table:style-name="ce1">
            <text:p>12.3</text:p>
          </table:table-cell>
          <table:table-cell office:value-type="float" office:value="6.78201230246114" table:style-name="ce1">
            <text:p>6.78201230246114</text:p>
          </table:table-cell>
          <table:table-cell office:value-type="float" office:value="10.5454643307395" table:style-name="ce1">
            <text:p>10.5454643307395</text:p>
          </table:table-cell>
          <table:table-cell office:value-type="float" office:value="6.18604756088801" table:style-name="ce1">
            <text:p>6.18604756088801</text:p>
          </table:table-cell>
          <table:table-cell office:value-type="float" office:value="6.05277310674724" table:style-name="ce1">
            <text:p>6.05277310674724</text:p>
          </table:table-cell>
          <table:table-cell office:value-type="float" office:value="6.10403898601515" table:style-name="ce1">
            <text:p>6.10403898601515</text:p>
          </table:table-cell>
          <table:table-cell office:value-type="float" office:value="8.70921476858249" table:style-name="ce1">
            <text:p>8.70921476858249</text:p>
          </table:table-cell>
          <table:table-cell office:value-type="float" office:value="6.13543063799212" table:style-name="ce1">
            <text:p>6.13543063799212</text:p>
          </table:table-cell>
          <table:table-cell office:value-type="float" office:value="7.77116852831584" table:style-name="ce1">
            <text:p>7.77116852831584</text:p>
          </table:table-cell>
          <table:table-cell office:value-type="float" office:value="10.6561440930113" table:style-name="ce1">
            <text:p>10.6561440930113</text:p>
          </table:table-cell>
          <table:table-cell office:value-type="float" office:value="11.8299631577463" table:style-name="ce1">
            <text:p>11.8299631577463</text:p>
          </table:table-cell>
          <table:table-cell office:value-type="float" office:value="9.25483881888442" table:style-name="ce1">
            <text:p>9.25483881888442</text:p>
          </table:table-cell>
        </table:table-row>
        <table:table-row table:style-name="ro1">
          <table:table-cell office:value-type="string" table:style-name="ce1">
            <text:p>Duje Ćaleta-Car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Real Sociedad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9-112</text:p>
          </table:table-cell>
          <table:table-cell office:value-type="float" office:value="10.1" table:style-name="ce1">
            <text:p>10.1</text:p>
          </table:table-cell>
          <table:table-cell office:value-type="float" office:value="6.32347488705526" table:style-name="ce1">
            <text:p>6.32347488705526</text:p>
          </table:table-cell>
          <table:table-cell office:value-type="float" office:value="10.3574517950791" table:style-name="ce1">
            <text:p>10.3574517950791</text:p>
          </table:table-cell>
          <table:table-cell office:value-type="float" office:value="6.93599079458767" table:style-name="ce1">
            <text:p>6.93599079458767</text:p>
          </table:table-cell>
          <table:table-cell office:value-type="float" office:value="9.05115219975301" table:style-name="ce1">
            <text:p>9.05115219975301</text:p>
          </table:table-cell>
          <table:table-cell office:value-type="float" office:value="7.48498167930516" table:style-name="ce1">
            <text:p>7.48498167930516</text:p>
          </table:table-cell>
          <table:table-cell/>
          <table:table-cell office:value-type="float" office:value="6.52066212206712" table:style-name="ce1">
            <text:p>6.52066212206712</text:p>
          </table:table-cell>
          <table:table-cell office:value-type="float" office:value="7.9491814104947" table:style-name="ce1">
            <text:p>7.9491814104947</text:p>
          </table:table-cell>
          <table:table-cell office:value-type="float" office:value="7.68089220155268" table:style-name="ce1">
            <text:p>7.68089220155268</text:p>
          </table:table-cell>
          <table:table-cell office:value-type="float" office:value="8.33452147832068" table:style-name="ce1">
            <text:p>8.33452147832068</text:p>
          </table:table-cell>
          <table:table-cell office:value-type="float" office:value="10.1384366404178" table:style-name="ce1">
            <text:p>10.1384366404178</text:p>
          </table:table-cell>
        </table:table-row>
        <table:table-row table:style-name="ro1">
          <table:table-cell office:value-type="string" table:style-name="ce1">
            <text:p>Dani Calvo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Oviedo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1-281</text:p>
          </table:table-cell>
          <table:table-cell office:value-type="float" office:value="7.8" table:style-name="ce1">
            <text:p>7.8</text:p>
          </table:table-cell>
          <table:table-cell office:value-type="float" office:value="5.15540991911068" table:style-name="ce1">
            <text:p>5.15540991911068</text:p>
          </table:table-cell>
          <table:table-cell office:value-type="float" office:value="7.70985569072576" table:style-name="ce1">
            <text:p>7.70985569072576</text:p>
          </table:table-cell>
          <table:table-cell office:value-type="float" office:value="6.0427014008724" table:style-name="ce1">
            <text:p>6.0427014008724</text:p>
          </table:table-cell>
          <table:table-cell office:value-type="float" office:value="6.16955197734054" table:style-name="ce1">
            <text:p>6.16955197734054</text:p>
          </table:table-cell>
          <table:table-cell office:value-type="float" office:value="5.48161379131693" table:style-name="ce1">
            <text:p>5.48161379131693</text:p>
          </table:table-cell>
          <table:table-cell office:value-type="float" office:value="3.53713447170942" table:style-name="ce1">
            <text:p>3.53713447170942</text:p>
          </table:table-cell>
          <table:table-cell office:value-type="float" office:value="5.85693153037474" table:style-name="ce1">
            <text:p>5.85693153037474</text:p>
          </table:table-cell>
          <table:table-cell office:value-type="float" office:value="7.07740576115073" table:style-name="ce1">
            <text:p>7.07740576115073</text:p>
          </table:table-cell>
          <table:table-cell office:value-type="float" office:value="5.90815884771769" table:style-name="ce1">
            <text:p>5.90815884771769</text:p>
          </table:table-cell>
          <table:table-cell office:value-type="float" office:value="8.7938520019617" table:style-name="ce1">
            <text:p>8.7938520019617</text:p>
          </table:table-cell>
          <table:table-cell office:value-type="float" office:value="11.8835388056849" table:style-name="ce1">
            <text:p>11.8835388056849</text:p>
          </table:table-cell>
        </table:table-row>
        <table:table-row table:style-name="ro1">
          <table:table-cell office:value-type="string" table:style-name="ce1">
            <text:p>Sergi Cardona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Villarreal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183</text:p>
          </table:table-cell>
          <table:table-cell office:value-type="float" office:value="10.5" table:style-name="ce1">
            <text:p>10.5</text:p>
          </table:table-cell>
          <table:table-cell office:value-type="float" office:value="11.6072598853464" table:style-name="ce1">
            <text:p>11.6072598853464</text:p>
          </table:table-cell>
          <table:table-cell office:value-type="float" office:value="8.71573989772777" table:style-name="ce1">
            <text:p>8.71573989772777</text:p>
          </table:table-cell>
          <table:table-cell office:value-type="float" office:value="15.3653950797109" table:style-name="ce1">
            <text:p>15.3653950797109</text:p>
          </table:table-cell>
          <table:table-cell office:value-type="float" office:value="8.28802285445329" table:style-name="ce1">
            <text:p>8.28802285445329</text:p>
          </table:table-cell>
          <table:table-cell office:value-type="float" office:value="12.7831324295255" table:style-name="ce1">
            <text:p>12.7831324295255</text:p>
          </table:table-cell>
          <table:table-cell office:value-type="float" office:value="5.69120972330173" table:style-name="ce1">
            <text:p>5.69120972330173</text:p>
          </table:table-cell>
          <table:table-cell office:value-type="float" office:value="14.1334056770711" table:style-name="ce1">
            <text:p>14.1334056770711</text:p>
          </table:table-cell>
          <table:table-cell office:value-type="float" office:value="9.69730924315295" table:style-name="ce1">
            <text:p>9.69730924315295</text:p>
          </table:table-cell>
          <table:table-cell office:value-type="float" office:value="8.00011171648408" table:style-name="ce1">
            <text:p>8.00011171648408</text:p>
          </table:table-cell>
          <table:table-cell office:value-type="float" office:value="9.458906221065" table:style-name="ce1">
            <text:p>9.458906221065</text:p>
          </table:table-cell>
          <table:table-cell office:value-type="float" office:value="7.0746090201813" table:style-name="ce1">
            <text:p>7.0746090201813</text:p>
          </table:table-cell>
        </table:table-row>
        <table:table-row table:style-name="ro1">
          <table:table-cell office:value-type="string" table:style-name="ce1">
            <text:p>David Carmo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Oviedo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172</text:p>
          </table:table-cell>
          <table:table-cell office:value-type="float" office:value="11.1" table:style-name="ce1">
            <text:p>11.1</text:p>
          </table:table-cell>
          <table:table-cell office:value-type="float" office:value="7.01853257029433" table:style-name="ce1">
            <text:p>7.01853257029433</text:p>
          </table:table-cell>
          <table:table-cell office:value-type="float" office:value="10.5722710474983" table:style-name="ce1">
            <text:p>10.5722710474983</text:p>
          </table:table-cell>
          <table:table-cell office:value-type="float" office:value="6.33169093972228" table:style-name="ce1">
            <text:p>6.33169093972228</text:p>
          </table:table-cell>
          <table:table-cell office:value-type="float" office:value="10.1074688509404" table:style-name="ce1">
            <text:p>10.1074688509404</text:p>
          </table:table-cell>
          <table:table-cell office:value-type="float" office:value="6.43332817485007" table:style-name="ce1">
            <text:p>6.43332817485007</text:p>
          </table:table-cell>
          <table:table-cell office:value-type="float" office:value="14.7528972321602" table:style-name="ce1">
            <text:p>14.7528972321602</text:p>
          </table:table-cell>
          <table:table-cell office:value-type="float" office:value="6.23028076343004" table:style-name="ce1">
            <text:p>6.23028076343004</text:p>
          </table:table-cell>
          <table:table-cell office:value-type="float" office:value="9.51053435970854" table:style-name="ce1">
            <text:p>9.51053435970854</text:p>
          </table:table-cell>
          <table:table-cell office:value-type="float" office:value="11.6376168898399" table:style-name="ce1">
            <text:p>11.6376168898399</text:p>
          </table:table-cell>
          <table:table-cell office:value-type="float" office:value="12.8702298477158" table:style-name="ce1">
            <text:p>12.8702298477158</text:p>
          </table:table-cell>
          <table:table-cell office:value-type="float" office:value="5.49279594316041" table:style-name="ce1">
            <text:p>5.49279594316041</text:p>
          </table:table-cell>
        </table:table-row>
        <table:table-row table:style-name="ro1">
          <table:table-cell office:value-type="string" table:style-name="ce1">
            <text:p>Carmona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Sevill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3-343</text:p>
          </table:table-cell>
          <table:table-cell office:value-type="float" office:value="15.1" table:style-name="ce1">
            <text:p>15.1</text:p>
          </table:table-cell>
          <table:table-cell office:value-type="float" office:value="9.56933820579768" table:style-name="ce1">
            <text:p>9.56933820579768</text:p>
          </table:table-cell>
          <table:table-cell office:value-type="float" office:value="11.562870968278" table:style-name="ce1">
            <text:p>11.562870968278</text:p>
          </table:table-cell>
          <table:table-cell office:value-type="float" office:value="13.9264121447043" table:style-name="ce1">
            <text:p>13.9264121447043</text:p>
          </table:table-cell>
          <table:table-cell office:value-type="float" office:value="10.738797932041" table:style-name="ce1">
            <text:p>10.738797932041</text:p>
          </table:table-cell>
          <table:table-cell office:value-type="float" office:value="15.8500835966068" table:style-name="ce1">
            <text:p>15.8500835966068</text:p>
          </table:table-cell>
          <table:table-cell office:value-type="float" office:value="7.01808169104349" table:style-name="ce1">
            <text:p>7.01808169104349</text:p>
          </table:table-cell>
          <table:table-cell office:value-type="float" office:value="14.5510254580518" table:style-name="ce1">
            <text:p>14.5510254580518</text:p>
          </table:table-cell>
          <table:table-cell office:value-type="float" office:value="8.21909193237468" table:style-name="ce1">
            <text:p>8.21909193237468</text:p>
          </table:table-cell>
          <table:table-cell office:value-type="float" office:value="10.3228426989172" table:style-name="ce1">
            <text:p>10.3228426989172</text:p>
          </table:table-cell>
          <table:table-cell office:value-type="float" office:value="11.9561995022009" table:style-name="ce1">
            <text:p>11.9561995022009</text:p>
          </table:table-cell>
          <table:table-cell office:value-type="float" office:value="7.94640097386068" table:style-name="ce1">
            <text:p>7.94640097386068</text:p>
          </table:table-cell>
        </table:table-row>
        <table:table-row table:style-name="ro1">
          <table:table-cell office:value-type="string" table:style-name="ce1">
            <text:p>Álvaro Carreras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Real Madrid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2-290</text:p>
          </table:table-cell>
          <table:table-cell office:value-type="float" office:value="15.9" table:style-name="ce1">
            <text:p>15.9</text:p>
          </table:table-cell>
          <table:table-cell office:value-type="float" office:value="11.3009808474283" table:style-name="ce1">
            <text:p>11.3009808474283</text:p>
          </table:table-cell>
          <table:table-cell office:value-type="float" office:value="15.9198943224284" table:style-name="ce1">
            <text:p>15.9198943224284</text:p>
          </table:table-cell>
          <table:table-cell office:value-type="float" office:value="10.9786350899278" table:style-name="ce1">
            <text:p>10.9786350899278</text:p>
          </table:table-cell>
          <table:table-cell office:value-type="float" office:value="17.7380899942838" table:style-name="ce1">
            <text:p>17.7380899942838</text:p>
          </table:table-cell>
          <table:table-cell office:value-type="float" office:value="16.5841658078363" table:style-name="ce1">
            <text:p>16.5841658078363</text:p>
          </table:table-cell>
          <table:table-cell office:value-type="float" office:value="6.74319182235245" table:style-name="ce1">
            <text:p>6.74319182235245</text:p>
          </table:table-cell>
          <table:table-cell office:value-type="float" office:value="16.8809683726326" table:style-name="ce1">
            <text:p>16.8809683726326</text:p>
          </table:table-cell>
          <table:table-cell office:value-type="float" office:value="7.59485707780324" table:style-name="ce1">
            <text:p>7.59485707780324</text:p>
          </table:table-cell>
          <table:table-cell office:value-type="float" office:value="9.65259251677107" table:style-name="ce1">
            <text:p>9.65259251677107</text:p>
          </table:table-cell>
          <table:table-cell office:value-type="float" office:value="11.4461494910818" table:style-name="ce1">
            <text:p>11.4461494910818</text:p>
          </table:table-cell>
          <table:table-cell office:value-type="float" office:value="5.96717069778643" table:style-name="ce1">
            <text:p>5.96717069778643</text:p>
          </table:table-cell>
        </table:table-row>
        <table:table-row table:style-name="ro1">
          <table:table-cell office:value-type="string" table:style-name="ce1">
            <text:p>Jonny Castro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Alavés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1-310</text:p>
          </table:table-cell>
          <table:table-cell office:value-type="float" office:value="17.8" table:style-name="ce1">
            <text:p>17.8</text:p>
          </table:table-cell>
          <table:table-cell office:value-type="float" office:value="8.6232835433357" table:style-name="ce1">
            <text:p>8.6232835433357</text:p>
          </table:table-cell>
          <table:table-cell office:value-type="float" office:value="15.3258580318233" table:style-name="ce1">
            <text:p>15.3258580318233</text:p>
          </table:table-cell>
          <table:table-cell office:value-type="float" office:value="9.60096085143712" table:style-name="ce1">
            <text:p>9.60096085143712</text:p>
          </table:table-cell>
          <table:table-cell office:value-type="float" office:value="14.5033842678972" table:style-name="ce1">
            <text:p>14.5033842678972</text:p>
          </table:table-cell>
          <table:table-cell office:value-type="float" office:value="12.4318346428372" table:style-name="ce1">
            <text:p>12.4318346428372</text:p>
          </table:table-cell>
          <table:table-cell office:value-type="float" office:value="11.131382301025" table:style-name="ce1">
            <text:p>11.131382301025</text:p>
          </table:table-cell>
          <table:table-cell office:value-type="float" office:value="11.1233982496045" table:style-name="ce1">
            <text:p>11.1233982496045</text:p>
          </table:table-cell>
          <table:table-cell office:value-type="float" office:value="8.03878358969244" table:style-name="ce1">
            <text:p>8.03878358969244</text:p>
          </table:table-cell>
          <table:table-cell office:value-type="float" office:value="6.76024358198633" table:style-name="ce1">
            <text:p>6.76024358198633</text:p>
          </table:table-cell>
          <table:table-cell office:value-type="float" office:value="12.4513720651115" table:style-name="ce1">
            <text:p>12.4513720651115</text:p>
          </table:table-cell>
          <table:table-cell office:value-type="float" office:value="7.55138883198269" table:style-name="ce1">
            <text:p>7.55138883198269</text:p>
          </table:table-cell>
        </table:table-row>
        <table:table-row table:style-name="ro1">
          <table:table-cell office:value-type="string" table:style-name="ce1">
            <text:p>Catena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Osasun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1-071</text:p>
          </table:table-cell>
          <table:table-cell office:value-type="float" office:value="17" table:style-name="ce1">
            <text:p>17</text:p>
          </table:table-cell>
          <table:table-cell office:value-type="float" office:value="6.89969630383661" table:style-name="ce1">
            <text:p>6.89969630383661</text:p>
          </table:table-cell>
          <table:table-cell office:value-type="float" office:value="12.361634190001" table:style-name="ce1">
            <text:p>12.361634190001</text:p>
          </table:table-cell>
          <table:table-cell office:value-type="float" office:value="8.91129938709927" table:style-name="ce1">
            <text:p>8.91129938709927</text:p>
          </table:table-cell>
          <table:table-cell office:value-type="float" office:value="9.26170247177599" table:style-name="ce1">
            <text:p>9.26170247177599</text:p>
          </table:table-cell>
          <table:table-cell office:value-type="float" office:value="6.77381253806242" table:style-name="ce1">
            <text:p>6.77381253806242</text:p>
          </table:table-cell>
          <table:table-cell office:value-type="float" office:value="8.70921476858249" table:style-name="ce1">
            <text:p>8.70921476858249</text:p>
          </table:table-cell>
          <table:table-cell office:value-type="float" office:value="7.0229472206176" table:style-name="ce1">
            <text:p>7.0229472206176</text:p>
          </table:table-cell>
          <table:table-cell office:value-type="float" office:value="8.12875970180957" table:style-name="ce1">
            <text:p>8.12875970180957</text:p>
          </table:table-cell>
          <table:table-cell office:value-type="float" office:value="16.1031746331599" table:style-name="ce1">
            <text:p>16.1031746331599</text:p>
          </table:table-cell>
          <table:table-cell office:value-type="float" office:value="14.431078102451" table:style-name="ce1">
            <text:p>14.431078102451</text:p>
          </table:table-cell>
          <table:table-cell office:value-type="float" office:value="11.3566825489008" table:style-name="ce1">
            <text:p>11.3566825489008</text:p>
          </table:table-cell>
        </table:table-row>
        <table:table-row table:style-name="ro1">
          <table:table-cell office:value-type="string" table:style-name="ce1">
            <text:p>Pep Chavarría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Rayo Vallecano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7-272</text:p>
          </table:table-cell>
          <table:table-cell office:value-type="float" office:value="17.2" table:style-name="ce1">
            <text:p>17.2</text:p>
          </table:table-cell>
          <table:table-cell office:value-type="float" office:value="11.4801491744199" table:style-name="ce1">
            <text:p>11.4801491744199</text:p>
          </table:table-cell>
          <table:table-cell office:value-type="float" office:value="13.9683320792906" table:style-name="ce1">
            <text:p>13.9683320792906</text:p>
          </table:table-cell>
          <table:table-cell office:value-type="float" office:value="14.6924663385849" table:style-name="ce1">
            <text:p>14.6924663385849</text:p>
          </table:table-cell>
          <table:table-cell office:value-type="float" office:value="14.5033842678972" table:style-name="ce1">
            <text:p>14.5033842678972</text:p>
          </table:table-cell>
          <table:table-cell office:value-type="float" office:value="17.0189752117842" table:style-name="ce1">
            <text:p>17.0189752117842</text:p>
          </table:table-cell>
          <table:table-cell office:value-type="float" office:value="6.87387711390339" table:style-name="ce1">
            <text:p>6.87387711390339</text:p>
          </table:table-cell>
          <table:table-cell office:value-type="float" office:value="17.110442315881" table:style-name="ce1">
            <text:p>17.110442315881</text:p>
          </table:table-cell>
          <table:table-cell office:value-type="float" office:value="8.12875970180957" table:style-name="ce1">
            <text:p>8.12875970180957</text:p>
          </table:table-cell>
          <table:table-cell office:value-type="float" office:value="10.3228426989172" table:style-name="ce1">
            <text:p>10.3228426989172</text:p>
          </table:table-cell>
          <table:table-cell office:value-type="float" office:value="11.8299631577463" table:style-name="ce1">
            <text:p>11.8299631577463</text:p>
          </table:table-cell>
          <table:table-cell office:value-type="float" office:value="9.63802010379339" table:style-name="ce1">
            <text:p>9.63802010379339</text:p>
          </table:table-cell>
        </table:table-row>
        <table:table-row table:style-name="ro1">
          <table:table-cell office:value-type="string" table:style-name="ce1">
            <text:p>Víctor Chust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Elch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308</text:p>
          </table:table-cell>
          <table:table-cell office:value-type="float" office:value="10.6" table:style-name="ce1">
            <text:p>10.6</text:p>
          </table:table-cell>
          <table:table-cell office:value-type="float" office:value="6.03654342879354" table:style-name="ce1">
            <text:p>6.03654342879354</text:p>
          </table:table-cell>
          <table:table-cell office:value-type="float" office:value="11.7435416379262" table:style-name="ce1">
            <text:p>11.7435416379262</text:p>
          </table:table-cell>
          <table:table-cell office:value-type="float" office:value="6.47957319801296" table:style-name="ce1">
            <text:p>6.47957319801296</text:p>
          </table:table-cell>
          <table:table-cell office:value-type="float" office:value="11.6994577609705" table:style-name="ce1">
            <text:p>11.6994577609705</text:p>
          </table:table-cell>
          <table:table-cell office:value-type="float" office:value="7.85364676184325" table:style-name="ce1">
            <text:p>7.85364676184325</text:p>
          </table:table-cell>
          <table:table-cell office:value-type="float" office:value="10.0433597841531" table:style-name="ce1">
            <text:p>10.0433597841531</text:p>
          </table:table-cell>
          <table:table-cell office:value-type="float" office:value="6.52066212206712" table:style-name="ce1">
            <text:p>6.52066212206712</text:p>
          </table:table-cell>
          <table:table-cell office:value-type="float" office:value="7.07740576115073" table:style-name="ce1">
            <text:p>7.07740576115073</text:p>
          </table:table-cell>
          <table:table-cell office:value-type="float" office:value="6.76024358198633" table:style-name="ce1">
            <text:p>6.76024358198633</text:p>
          </table:table-cell>
          <table:table-cell office:value-type="float" office:value="8.53054884446787" table:style-name="ce1">
            <text:p>8.53054884446787</text:p>
          </table:table-cell>
          <table:table-cell office:value-type="float" office:value="10.4378115831574" table:style-name="ce1">
            <text:p>10.4378115831574</text:p>
          </table:table-cell>
        </table:table-row>
        <table:table-row table:style-name="ro1">
          <table:table-cell office:value-type="string" table:style-name="ce1">
            <text:p>Copete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Valenci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089</text:p>
          </table:table-cell>
          <table:table-cell office:value-type="float" office:value="13.7" table:style-name="ce1">
            <text:p>13.7</text:p>
          </table:table-cell>
          <table:table-cell office:value-type="float" office:value="8.7535760287929" table:style-name="ce1">
            <text:p>8.7535760287929</text:p>
          </table:table-cell>
          <table:table-cell office:value-type="float" office:value="12.0870633375032" table:style-name="ce1">
            <text:p>12.0870633375032</text:p>
          </table:table-cell>
          <table:table-cell office:value-type="float" office:value="7.09214003629973" table:style-name="ce1">
            <text:p>7.09214003629973</text:p>
          </table:table-cell>
          <table:table-cell office:value-type="float" office:value="11.0166572056002" table:style-name="ce1">
            <text:p>11.0166572056002</text:p>
          </table:table-cell>
          <table:table-cell office:value-type="float" office:value="8.22948424503872" table:style-name="ce1">
            <text:p>8.22948424503872</text:p>
          </table:table-cell>
          <table:table-cell office:value-type="float" office:value="13.0096666572585" table:style-name="ce1">
            <text:p>13.0096666572585</text:p>
          </table:table-cell>
          <table:table-cell office:value-type="float" office:value="6.81940802063972" table:style-name="ce1">
            <text:p>6.81940802063972</text:p>
          </table:table-cell>
          <table:table-cell office:value-type="float" office:value="7.07740576115073" table:style-name="ce1">
            <text:p>7.07740576115073</text:p>
          </table:table-cell>
          <table:table-cell office:value-type="float" office:value="10.3228426989172" table:style-name="ce1">
            <text:p>10.3228426989172</text:p>
          </table:table-cell>
          <table:table-cell office:value-type="float" office:value="11.8931948457053" table:style-name="ce1">
            <text:p>11.8931948457053</text:p>
          </table:table-cell>
          <table:table-cell office:value-type="float" office:value="11.3889849418408" table:style-name="ce1">
            <text:p>11.3889849418408</text:p>
          </table:table-cell>
        </table:table-row>
        <table:table-row table:style-name="ro1">
          <table:table-cell office:value-type="string" table:style-name="ce1">
            <text:p>Thierry Correia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Valenci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304</text:p>
          </table:table-cell>
          <table:table-cell office:value-type="float" office:value="10.2" table:style-name="ce1">
            <text:p>10.2</text:p>
          </table:table-cell>
          <table:table-cell office:value-type="float" office:value="10.7824775719944" table:style-name="ce1">
            <text:p>10.7824775719944</text:p>
          </table:table-cell>
          <table:table-cell office:value-type="float" office:value="8.82236334657106" table:style-name="ce1">
            <text:p>8.82236334657106</text:p>
          </table:table-cell>
          <table:table-cell office:value-type="float" office:value="11.4840114781301" table:style-name="ce1">
            <text:p>11.4840114781301</text:p>
          </table:table-cell>
          <table:table-cell office:value-type="float" office:value="9.12125463237549" table:style-name="ce1">
            <text:p>9.12125463237549</text:p>
          </table:table-cell>
          <table:table-cell office:value-type="float" office:value="8.99741431234797" table:style-name="ce1">
            <text:p>8.99741431234797</text:p>
          </table:table-cell>
          <table:table-cell office:value-type="float" office:value="8.27667931968856" table:style-name="ce1">
            <text:p>8.27667931968856</text:p>
          </table:table-cell>
          <table:table-cell office:value-type="float" office:value="13.6886400222727" table:style-name="ce1">
            <text:p>13.6886400222727</text:p>
          </table:table-cell>
          <table:table-cell office:value-type="float" office:value="7.9491814104947" table:style-name="ce1">
            <text:p>7.9491814104947</text:p>
          </table:table-cell>
          <table:table-cell office:value-type="float" office:value="6.76024358198633" table:style-name="ce1">
            <text:p>6.76024358198633</text:p>
          </table:table-cell>
          <table:table-cell office:value-type="float" office:value="7.883081697761" table:style-name="ce1">
            <text:p>7.883081697761</text:p>
          </table:table-cell>
          <table:table-cell office:value-type="float" office:value="11.3728392009654" table:style-name="ce1">
            <text:p>11.3728392009654</text:p>
          </table:table-cell>
        </table:table-row>
        <table:table-row table:style-name="ro1">
          <table:table-cell office:value-type="string" table:style-name="ce1">
            <text:p>David Costas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Oviedo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0-287</text:p>
          </table:table-cell>
          <table:table-cell office:value-type="float" office:value="11.9" table:style-name="ce1">
            <text:p>11.9</text:p>
          </table:table-cell>
          <table:table-cell office:value-type="float" office:value="5.57231022716177" table:style-name="ce1">
            <text:p>5.57231022716177</text:p>
          </table:table-cell>
          <table:table-cell office:value-type="float" office:value="10.020535358171" table:style-name="ce1">
            <text:p>10.020535358171</text:p>
          </table:table-cell>
          <table:table-cell office:value-type="float" office:value="6.33169093972228" table:style-name="ce1">
            <text:p>6.33169093972228</text:p>
          </table:table-cell>
          <table:table-cell office:value-type="float" office:value="7.81332439164524" table:style-name="ce1">
            <text:p>7.81332439164524</text:p>
          </table:table-cell>
          <table:table-cell office:value-type="float" office:value="6.43332817485007" table:style-name="ce1">
            <text:p>6.43332817485007</text:p>
          </table:table-cell>
          <table:table-cell office:value-type="float" office:value="12.3521651936384" table:style-name="ce1">
            <text:p>12.3521651936384</text:p>
          </table:table-cell>
          <table:table-cell office:value-type="float" office:value="6.13543063799212" table:style-name="ce1">
            <text:p>6.13543063799212</text:p>
          </table:table-cell>
          <table:table-cell office:value-type="float" office:value="7.07740576115073" table:style-name="ce1">
            <text:p>7.07740576115073</text:p>
          </table:table-cell>
          <table:table-cell office:value-type="float" office:value="7.06026764607522" table:style-name="ce1">
            <text:p>7.06026764607522</text:p>
          </table:table-cell>
          <table:table-cell office:value-type="float" office:value="11.1865306281036" table:style-name="ce1">
            <text:p>11.1865306281036</text:p>
          </table:table-cell>
          <table:table-cell office:value-type="float" office:value="9.13854745063239" table:style-name="ce1">
            <text:p>9.13854745063239</text:p>
          </table:table-cell>
        </table:table-row>
        <table:table-row table:style-name="ro1">
          <table:table-cell office:value-type="string" table:style-name="ce1">
            <text:p>Pau Cubarsí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18-350</text:p>
          </table:table-cell>
          <table:table-cell office:value-type="float" office:value="14.4" table:style-name="ce1">
            <text:p>14.4</text:p>
          </table:table-cell>
          <table:table-cell office:value-type="float" office:value="7.4799484905088" table:style-name="ce1">
            <text:p>7.4799484905088</text:p>
          </table:table-cell>
          <table:table-cell office:value-type="float" office:value="16.9879121225132" table:style-name="ce1">
            <text:p>16.9879121225132</text:p>
          </table:table-cell>
          <table:table-cell office:value-type="float" office:value="7.25015806341234" table:style-name="ce1">
            <text:p>7.25015806341234</text:p>
          </table:table-cell>
          <table:table-cell office:value-type="float" office:value="15.7875506383582" table:style-name="ce1">
            <text:p>15.7875506383582</text:p>
          </table:table-cell>
          <table:table-cell office:value-type="float" office:value="12.0711451004527" table:style-name="ce1">
            <text:p>12.0711451004527</text:p>
          </table:table-cell>
          <table:table-cell office:value-type="float" office:value="8.70921476858249" table:style-name="ce1">
            <text:p>8.70921476858249</text:p>
          </table:table-cell>
          <table:table-cell office:value-type="float" office:value="7.65248149161646" table:style-name="ce1">
            <text:p>7.65248149161646</text:p>
          </table:table-cell>
          <table:table-cell office:value-type="float" office:value="7.07740576115073" table:style-name="ce1">
            <text:p>7.07740576115073</text:p>
          </table:table-cell>
          <table:table-cell office:value-type="float" office:value="6.76024358198633" table:style-name="ce1">
            <text:p>6.76024358198633</text:p>
          </table:table-cell>
          <table:table-cell office:value-type="float" office:value="9.86020928552089" table:style-name="ce1">
            <text:p>9.86020928552089</text:p>
          </table:table-cell>
          <table:table-cell office:value-type="float" office:value="7.0142602413305" table:style-name="ce1">
            <text:p>7.0142602413305</text:p>
          </table:table-cell>
        </table:table-row>
        <table:table-row table:style-name="ro1">
          <table:table-cell office:value-type="string" table:style-name="ce1">
            <text:p>Djené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Getafe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34-007</text:p>
          </table:table-cell>
          <table:table-cell office:value-type="float" office:value="14.6" table:style-name="ce1">
            <text:p>14.6</text:p>
          </table:table-cell>
          <table:table-cell office:value-type="float" office:value="5.86456136134137" table:style-name="ce1">
            <text:p>5.86456136134137</text:p>
          </table:table-cell>
          <table:table-cell office:value-type="float" office:value="7.97982797800934" table:style-name="ce1">
            <text:p>7.97982797800934</text:p>
          </table:table-cell>
          <table:table-cell office:value-type="float" office:value="6.18604756088801" table:style-name="ce1">
            <text:p>6.18604756088801</text:p>
          </table:table-cell>
          <table:table-cell office:value-type="float" office:value="8.42543016292089" table:style-name="ce1">
            <text:p>8.42543016292089</text:p>
          </table:table-cell>
          <table:table-cell office:value-type="float" office:value="6.43332817485007" table:style-name="ce1">
            <text:p>6.43332817485007</text:p>
          </table:table-cell>
          <table:table-cell office:value-type="float" office:value="14.7528972321602" table:style-name="ce1">
            <text:p>14.7528972321602</text:p>
          </table:table-cell>
          <table:table-cell office:value-type="float" office:value="6.23028076343004" table:style-name="ce1">
            <text:p>6.23028076343004</text:p>
          </table:table-cell>
          <table:table-cell office:value-type="float" office:value="7.07740576115073" table:style-name="ce1">
            <text:p>7.07740576115073</text:p>
          </table:table-cell>
          <table:table-cell office:value-type="float" office:value="6.1837103653541" table:style-name="ce1">
            <text:p>6.1837103653541</text:p>
          </table:table-cell>
          <table:table-cell office:value-type="float" office:value="11.9561995022009" table:style-name="ce1">
            <text:p>11.9561995022009</text:p>
          </table:table-cell>
          <table:table-cell office:value-type="float" office:value="11.4534567271802" table:style-name="ce1">
            <text:p>11.4534567271802</text:p>
          </table:table-cell>
        </table:table-row>
        <table:table-row table:style-name="ro1">
          <table:table-cell office:value-type="string" table:style-name="ce1">
            <text:p>Domingos Duarte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Getaf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0-303</text:p>
          </table:table-cell>
          <table:table-cell office:value-type="float" office:value="15" table:style-name="ce1">
            <text:p>15</text:p>
          </table:table-cell>
          <table:table-cell office:value-type="float" office:value="5.5518678442577" table:style-name="ce1">
            <text:p>5.5518678442577</text:p>
          </table:table-cell>
          <table:table-cell office:value-type="float" office:value="7.79942211626898" table:style-name="ce1">
            <text:p>7.79942211626898</text:p>
          </table:table-cell>
          <table:table-cell office:value-type="float" office:value="6.18604756088801" table:style-name="ce1">
            <text:p>6.18604756088801</text:p>
          </table:table-cell>
          <table:table-cell office:value-type="float" office:value="7.88048389378745" table:style-name="ce1">
            <text:p>7.88048389378745</text:p>
          </table:table-cell>
          <table:table-cell office:value-type="float" office:value="6.43332817485007" table:style-name="ce1">
            <text:p>6.43332817485007</text:p>
          </table:table-cell>
          <table:table-cell/>
          <table:table-cell office:value-type="float" office:value="6.13543063799212" table:style-name="ce1">
            <text:p>6.13543063799212</text:p>
          </table:table-cell>
          <table:table-cell office:value-type="float" office:value="7.68279183680889" table:style-name="ce1">
            <text:p>7.68279183680889</text:p>
          </table:table-cell>
          <table:table-cell office:value-type="float" office:value="7.68089220155268" table:style-name="ce1">
            <text:p>7.68089220155268</text:p>
          </table:table-cell>
          <table:table-cell office:value-type="float" office:value="13.3863176380659" table:style-name="ce1">
            <text:p>13.3863176380659</text:p>
          </table:table-cell>
          <table:table-cell office:value-type="float" office:value="8.41428737295163" table:style-name="ce1">
            <text:p>8.41428737295163</text:p>
          </table:table-cell>
        </table:table-row>
        <table:table-row table:style-name="ro1">
          <table:table-cell office:value-type="string" table:style-name="ce1">
            <text:p>Unai Elgezabal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Levante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32-257</text:p>
          </table:table-cell>
          <table:table-cell office:value-type="float" office:value="10.4" table:style-name="ce1">
            <text:p>10.4</text:p>
          </table:table-cell>
          <table:table-cell office:value-type="float" office:value="6.30108296045423" table:style-name="ce1">
            <text:p>6.30108296045423</text:p>
          </table:table-cell>
          <table:table-cell office:value-type="float" office:value="7.8636625337511" table:style-name="ce1">
            <text:p>7.8636625337511</text:p>
          </table:table-cell>
          <table:table-cell office:value-type="float" office:value="6.93599079458767" table:style-name="ce1">
            <text:p>6.93599079458767</text:p>
          </table:table-cell>
          <table:table-cell office:value-type="float" office:value="6.16955197734054" table:style-name="ce1">
            <text:p>6.16955197734054</text:p>
          </table:table-cell>
          <table:table-cell office:value-type="float" office:value="5.78662110639066" table:style-name="ce1">
            <text:p>5.78662110639066</text:p>
          </table:table-cell>
          <table:table-cell/>
          <table:table-cell office:value-type="float" office:value="5.9487417575811" table:style-name="ce1">
            <text:p>5.9487417575811</text:p>
          </table:table-cell>
          <table:table-cell office:value-type="float" office:value="7.07740576115073" table:style-name="ce1">
            <text:p>7.07740576115073</text:p>
          </table:table-cell>
          <table:table-cell office:value-type="float" office:value="7.68089220155268" table:style-name="ce1">
            <text:p>7.68089220155268</text:p>
          </table:table-cell>
          <table:table-cell office:value-type="float" office:value="10.0608495520772" table:style-name="ce1">
            <text:p>10.0608495520772</text:p>
          </table:table-cell>
          <table:table-cell office:value-type="float" office:value="4.87265550273522" table:style-name="ce1">
            <text:p>4.87265550273522</text:p>
          </table:table-cell>
        </table:table-row>
        <table:table-row table:style-name="ro1">
          <table:table-cell office:value-type="string" table:style-name="ce1">
            <text:p>Manu Fernández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Celta Vigo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4-259</text:p>
          </table:table-cell>
          <table:table-cell office:value-type="float" office:value="7.1" table:style-name="ce1">
            <text:p>7.1</text:p>
          </table:table-cell>
          <table:table-cell office:value-type="float" office:value="7.33263016675438" table:style-name="ce1">
            <text:p>7.33263016675438</text:p>
          </table:table-cell>
          <table:table-cell office:value-type="float" office:value="8.68913192889796" table:style-name="ce1">
            <text:p>8.68913192889796</text:p>
          </table:table-cell>
          <table:table-cell office:value-type="float" office:value="6.18604756088801" table:style-name="ce1">
            <text:p>6.18604756088801</text:p>
          </table:table-cell>
          <table:table-cell office:value-type="float" office:value="7.6797265988558" table:style-name="ce1">
            <text:p>7.6797265988558</text:p>
          </table:table-cell>
          <table:table-cell office:value-type="float" office:value="6.77381253806242" table:style-name="ce1">
            <text:p>6.77381253806242</text:p>
          </table:table-cell>
          <table:table-cell office:value-type="float" office:value="8.70921476858249" table:style-name="ce1">
            <text:p>8.70921476858249</text:p>
          </table:table-cell>
          <table:table-cell office:value-type="float" office:value="6.13543063799212" table:style-name="ce1">
            <text:p>6.13543063799212</text:p>
          </table:table-cell>
          <table:table-cell office:value-type="float" office:value="7.07740576115073" table:style-name="ce1">
            <text:p>7.07740576115073</text:p>
          </table:table-cell>
          <table:table-cell office:value-type="float" office:value="5.90815884771769" table:style-name="ce1">
            <text:p>5.90815884771769</text:p>
          </table:table-cell>
          <table:table-cell office:value-type="float" office:value="6.65590706561131" table:style-name="ce1">
            <text:p>6.65590706561131</text:p>
          </table:table-cell>
          <table:table-cell office:value-type="float" office:value="14.2089608341113" table:style-name="ce1">
            <text:p>14.2089608341113</text:p>
          </table:table-cell>
        </table:table-row>
        <table:table-row table:style-name="ro1">
          <table:table-cell office:value-type="string" table:style-name="ce1">
            <text:p>Dimitri Foulquier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Valenci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2-290</text:p>
          </table:table-cell>
          <table:table-cell office:value-type="float" office:value="9" table:style-name="ce1">
            <text:p>9</text:p>
          </table:table-cell>
          <table:table-cell office:value-type="float" office:value="8.15884589232063" table:style-name="ce1">
            <text:p>8.15884589232063</text:p>
          </table:table-cell>
          <table:table-cell office:value-type="float" office:value="9.04984140144469" table:style-name="ce1">
            <text:p>9.04984140144469</text:p>
          </table:table-cell>
          <table:table-cell office:value-type="float" office:value="6.62963071482449" table:style-name="ce1">
            <text:p>6.62963071482449</text:p>
          </table:table-cell>
          <table:table-cell office:value-type="float" office:value="8.15135438018094" table:style-name="ce1">
            <text:p>8.15135438018094</text:p>
          </table:table-cell>
          <table:table-cell office:value-type="float" office:value="6.77381253806242" table:style-name="ce1">
            <text:p>6.77381253806242</text:p>
          </table:table-cell>
          <table:table-cell office:value-type="float" office:value="10.9344403809104" table:style-name="ce1">
            <text:p>10.9344403809104</text:p>
          </table:table-cell>
          <table:table-cell office:value-type="float" office:value="7.75988538961864" table:style-name="ce1">
            <text:p>7.75988538961864</text:p>
          </table:table-cell>
          <table:table-cell office:value-type="float" office:value="7.07740576115073" table:style-name="ce1">
            <text:p>7.07740576115073</text:p>
          </table:table-cell>
          <table:table-cell office:value-type="float" office:value="6.76024358198633" table:style-name="ce1">
            <text:p>6.76024358198633</text:p>
          </table:table-cell>
          <table:table-cell office:value-type="float" office:value="6.77362059999542" table:style-name="ce1">
            <text:p>6.77362059999542</text:p>
          </table:table-cell>
          <table:table-cell office:value-type="float" office:value="10.9659237119125" table:style-name="ce1">
            <text:p>10.9659237119125</text:p>
          </table:table-cell>
        </table:table-row>
        <table:table-row table:style-name="ro1">
          <table:table-cell office:value-type="string" table:style-name="ce1">
            <text:p>Juan Foyth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Villarreal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7-360</text:p>
          </table:table-cell>
          <table:table-cell office:value-type="float" office:value="8.1" table:style-name="ce1">
            <text:p>8.1</text:p>
          </table:table-cell>
          <table:table-cell office:value-type="float" office:value="6.99467487985339" table:style-name="ce1">
            <text:p>6.99467487985339</text:p>
          </table:table-cell>
          <table:table-cell office:value-type="float" office:value="8.88914896520544" table:style-name="ce1">
            <text:p>8.88914896520544</text:p>
          </table:table-cell>
          <table:table-cell office:value-type="float" office:value="6.33169093972228" table:style-name="ce1">
            <text:p>6.33169093972228</text:p>
          </table:table-cell>
          <table:table-cell office:value-type="float" office:value="7.88048389378745" table:style-name="ce1">
            <text:p>7.88048389378745</text:p>
          </table:table-cell>
          <table:table-cell office:value-type="float" office:value="7.12467917356428" table:style-name="ce1">
            <text:p>7.12467917356428</text:p>
          </table:table-cell>
          <table:table-cell office:value-type="float" office:value="12.0045317492767" table:style-name="ce1">
            <text:p>12.0045317492767</text:p>
          </table:table-cell>
          <table:table-cell office:value-type="float" office:value="6.23028076343004" table:style-name="ce1">
            <text:p>6.23028076343004</text:p>
          </table:table-cell>
          <table:table-cell office:value-type="float" office:value="7.07740576115073" table:style-name="ce1">
            <text:p>7.07740576115073</text:p>
          </table:table-cell>
          <table:table-cell office:value-type="float" office:value="6.1837103653541" table:style-name="ce1">
            <text:p>6.1837103653541</text:p>
          </table:table-cell>
          <table:table-cell office:value-type="float" office:value="8.99252909269003" table:style-name="ce1">
            <text:p>8.99252909269003</text:p>
          </table:table-cell>
          <table:table-cell office:value-type="float" office:value="13.262181887125" table:style-name="ce1">
            <text:p>13.262181887125</text:p>
          </table:table-cell>
        </table:table-row>
        <table:table-row table:style-name="ro1">
          <table:table-cell office:value-type="string" table:style-name="ce1">
            <text:p>Eric García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24-363</text:p>
          </table:table-cell>
          <table:table-cell office:value-type="float" office:value="16.3" table:style-name="ce1">
            <text:p>16.3</text:p>
          </table:table-cell>
          <table:table-cell office:value-type="float" office:value="13.0817510911121" table:style-name="ce1">
            <text:p>13.0817510911121</text:p>
          </table:table-cell>
          <table:table-cell office:value-type="float" office:value="16.2528542120707" table:style-name="ce1">
            <text:p>16.2528542120707</text:p>
          </table:table-cell>
          <table:table-cell office:value-type="float" office:value="9.94716456453218" table:style-name="ce1">
            <text:p>9.94716456453218</text:p>
          </table:table-cell>
          <table:table-cell office:value-type="float" office:value="17.8411679321811" table:style-name="ce1">
            <text:p>17.8411679321811</text:p>
          </table:table-cell>
          <table:table-cell office:value-type="float" office:value="12.0711451004527" table:style-name="ce1">
            <text:p>12.0711451004527</text:p>
          </table:table-cell>
          <table:table-cell office:value-type="float" office:value="6.07971218361647" table:style-name="ce1">
            <text:p>6.07971218361647</text:p>
          </table:table-cell>
          <table:table-cell office:value-type="float" office:value="10.9004133045396" table:style-name="ce1">
            <text:p>10.9004133045396</text:p>
          </table:table-cell>
          <table:table-cell office:value-type="float" office:value="9.88416310229064" table:style-name="ce1">
            <text:p>9.88416310229064</text:p>
          </table:table-cell>
          <table:table-cell office:value-type="float" office:value="15.7556686378436" table:style-name="ce1">
            <text:p>15.7556686378436</text:p>
          </table:table-cell>
          <table:table-cell office:value-type="float" office:value="12.3903890058141" table:style-name="ce1">
            <text:p>12.3903890058141</text:p>
          </table:table-cell>
          <table:table-cell office:value-type="float" office:value="10.3880010298505" table:style-name="ce1">
            <text:p>10.3880010298505</text:p>
          </table:table-cell>
        </table:table-row>
        <table:table-row table:style-name="ro1">
          <table:table-cell office:value-type="string" table:style-name="ce1">
            <text:p>Sergio Gómez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Real Sociedad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125</text:p>
          </table:table-cell>
          <table:table-cell office:value-type="float" office:value="14.2" table:style-name="ce1">
            <text:p>14.2</text:p>
          </table:table-cell>
          <table:table-cell office:value-type="float" office:value="11.8840924604212" table:style-name="ce1">
            <text:p>11.8840924604212</text:p>
          </table:table-cell>
          <table:table-cell office:value-type="float" office:value="13.4699702654078" table:style-name="ce1">
            <text:p>13.4699702654078</text:p>
          </table:table-cell>
          <table:table-cell office:value-type="float" office:value="13.5096615816877" table:style-name="ce1">
            <text:p>13.5096615816877</text:p>
          </table:table-cell>
          <table:table-cell office:value-type="float" office:value="14.8464609461174" table:style-name="ce1">
            <text:p>14.8464609461174</text:p>
          </table:table-cell>
          <table:table-cell office:value-type="float" office:value="14.0773808620372" table:style-name="ce1">
            <text:p>14.0773808620372</text:p>
          </table:table-cell>
          <table:table-cell office:value-type="float" office:value="8.70921476858249" table:style-name="ce1">
            <text:p>8.70921476858249</text:p>
          </table:table-cell>
          <table:table-cell office:value-type="float" office:value="14.8650812122758" table:style-name="ce1">
            <text:p>14.8650812122758</text:p>
          </table:table-cell>
          <table:table-cell office:value-type="float" office:value="7.07740576115073" table:style-name="ce1">
            <text:p>7.07740576115073</text:p>
          </table:table-cell>
          <table:table-cell office:value-type="float" office:value="8.32424548453193" table:style-name="ce1">
            <text:p>8.32424548453193</text:p>
          </table:table-cell>
          <table:table-cell office:value-type="float" office:value="11.4461494910818" table:style-name="ce1">
            <text:p>11.4461494910818</text:p>
          </table:table-cell>
          <table:table-cell office:value-type="float" office:value="10.6366081003558" table:style-name="ce1">
            <text:p>10.6366081003558</text:p>
          </table:table-cell>
        </table:table-row>
        <table:table-row table:style-name="ro1">
          <table:table-cell office:value-type="string" table:style-name="ce1">
            <text:p>Valentín Gómez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Betis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2-195</text:p>
          </table:table-cell>
          <table:table-cell office:value-type="float" office:value="9.3" table:style-name="ce1">
            <text:p>9.3</text:p>
          </table:table-cell>
          <table:table-cell office:value-type="float" office:value="7.23522284976242" table:style-name="ce1">
            <text:p>7.23522284976242</text:p>
          </table:table-cell>
          <table:table-cell office:value-type="float" office:value="8.29268630981265" table:style-name="ce1">
            <text:p>8.29268630981265</text:p>
          </table:table-cell>
          <table:table-cell office:value-type="float" office:value="6.93599079458767" table:style-name="ce1">
            <text:p>6.93599079458767</text:p>
          </table:table-cell>
          <table:table-cell office:value-type="float" office:value="7.48123901488167" table:style-name="ce1">
            <text:p>7.48123901488167</text:p>
          </table:table-cell>
          <table:table-cell office:value-type="float" office:value="7.12467917356428" table:style-name="ce1">
            <text:p>7.12467917356428</text:p>
          </table:table-cell>
          <table:table-cell office:value-type="float" office:value="13.2847876329195" table:style-name="ce1">
            <text:p>13.2847876329195</text:p>
          </table:table-cell>
          <table:table-cell office:value-type="float" office:value="8.52768774272458" table:style-name="ce1">
            <text:p>8.52768774272458</text:p>
          </table:table-cell>
          <table:table-cell office:value-type="float" office:value="9.97756764747316" table:style-name="ce1">
            <text:p>9.97756764747316</text:p>
          </table:table-cell>
          <table:table-cell office:value-type="float" office:value="11.3144220478651" table:style-name="ce1">
            <text:p>11.3144220478651</text:p>
          </table:table-cell>
          <table:table-cell office:value-type="float" office:value="10.6602604095977" table:style-name="ce1">
            <text:p>10.6602604095977</text:p>
          </table:table-cell>
          <table:table-cell office:value-type="float" office:value="8.02638951003268" table:style-name="ce1">
            <text:p>8.02638951003268</text:p>
          </table:table-cell>
        </table:table-row>
        <table:table-row table:style-name="ro1">
          <table:table-cell office:value-type="string" table:style-name="ce1">
            <text:p>Dávid Hancko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Atlético Madrid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8-025</text:p>
          </table:table-cell>
          <table:table-cell office:value-type="float" office:value="17" table:style-name="ce1">
            <text:p>17</text:p>
          </table:table-cell>
          <table:table-cell office:value-type="float" office:value="9.27872838016966" table:style-name="ce1">
            <text:p>9.27872838016966</text:p>
          </table:table-cell>
          <table:table-cell office:value-type="float" office:value="13.3462697668867" table:style-name="ce1">
            <text:p>13.3462697668867</text:p>
          </table:table-cell>
          <table:table-cell office:value-type="float" office:value="14.8111258610048" table:style-name="ce1">
            <text:p>14.8111258610048</text:p>
          </table:table-cell>
          <table:table-cell office:value-type="float" office:value="15.9730999233413" table:style-name="ce1">
            <text:p>15.9730999233413</text:p>
          </table:table-cell>
          <table:table-cell office:value-type="float" office:value="14.3701366962761" table:style-name="ce1">
            <text:p>14.3701366962761</text:p>
          </table:table-cell>
          <table:table-cell office:value-type="float" office:value="6.61399279107084" table:style-name="ce1">
            <text:p>6.61399279107084</text:p>
          </table:table-cell>
          <table:table-cell office:value-type="float" office:value="13.6886400222727" table:style-name="ce1">
            <text:p>13.6886400222727</text:p>
          </table:table-cell>
          <table:table-cell office:value-type="float" office:value="8.6754510967237" table:style-name="ce1">
            <text:p>8.6754510967237</text:p>
          </table:table-cell>
          <table:table-cell office:value-type="float" office:value="7.68089220155268" table:style-name="ce1">
            <text:p>7.68089220155268</text:p>
          </table:table-cell>
          <table:table-cell office:value-type="float" office:value="10.8585523389347" table:style-name="ce1">
            <text:p>10.8585523389347</text:p>
          </table:table-cell>
          <table:table-cell office:value-type="float" office:value="9.65470316942145" table:style-name="ce1">
            <text:p>9.65470316942145</text:p>
          </table:table-cell>
        </table:table-row>
        <table:table-row table:style-name="ro1">
          <table:table-cell office:value-type="string" table:style-name="ce1">
            <text:p>Jorge Herrando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Osasun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4-313</text:p>
          </table:table-cell>
          <table:table-cell office:value-type="float" office:value="7.5" table:style-name="ce1">
            <text:p>7.5</text:p>
          </table:table-cell>
          <table:table-cell office:value-type="float" office:value="6.25645719988635" table:style-name="ce1">
            <text:p>6.25645719988635</text:p>
          </table:table-cell>
          <table:table-cell office:value-type="float" office:value="6.59192393005379" table:style-name="ce1">
            <text:p>6.59192393005379</text:p>
          </table:table-cell>
          <table:table-cell office:value-type="float" office:value="6.0427014008724" table:style-name="ce1">
            <text:p>6.0427014008724</text:p>
          </table:table-cell>
          <table:table-cell office:value-type="float" office:value="5.49275033916945" table:style-name="ce1">
            <text:p>5.49275033916945</text:p>
          </table:table-cell>
          <table:table-cell office:value-type="float" office:value="6.10403898601515" table:style-name="ce1">
            <text:p>6.10403898601515</text:p>
          </table:table-cell>
          <table:table-cell office:value-type="float" office:value="14.7528972321602" table:style-name="ce1">
            <text:p>14.7528972321602</text:p>
          </table:table-cell>
          <table:table-cell office:value-type="float" office:value="6.13543063799212" table:style-name="ce1">
            <text:p>6.13543063799212</text:p>
          </table:table-cell>
          <table:table-cell office:value-type="float" office:value="7.07740576115073" table:style-name="ce1">
            <text:p>7.07740576115073</text:p>
          </table:table-cell>
          <table:table-cell office:value-type="float" office:value="6.76024358198633" table:style-name="ce1">
            <text:p>6.76024358198633</text:p>
          </table:table-cell>
          <table:table-cell office:value-type="float" office:value="9.86020928552089" table:style-name="ce1">
            <text:p>9.86020928552089</text:p>
          </table:table-cell>
          <table:table-cell office:value-type="float" office:value="9.67138716760935" table:style-name="ce1">
            <text:p>9.67138716760935</text:p>
          </table:table-cell>
        </table:table-row>
        <table:table-row table:style-name="ro1">
          <table:table-cell office:value-type="string" table:style-name="ce1">
            <text:p>Omar El Hilali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Espanyol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2-117</text:p>
          </table:table-cell>
          <table:table-cell office:value-type="float" office:value="14.9" table:style-name="ce1">
            <text:p>14.9</text:p>
          </table:table-cell>
          <table:table-cell office:value-type="float" office:value="8.54534952884172" table:style-name="ce1">
            <text:p>8.54534952884172</text:p>
          </table:table-cell>
          <table:table-cell office:value-type="float" office:value="11.575829310518" table:style-name="ce1">
            <text:p>11.575829310518</text:p>
          </table:table-cell>
          <table:table-cell office:value-type="float" office:value="13.5096615816877" table:style-name="ce1">
            <text:p>13.5096615816877</text:p>
          </table:table-cell>
          <table:table-cell office:value-type="float" office:value="12.2944568982686" table:style-name="ce1">
            <text:p>12.2944568982686</text:p>
          </table:table-cell>
          <table:table-cell office:value-type="float" office:value="8.61120039346126" table:style-name="ce1">
            <text:p>8.61120039346126</text:p>
          </table:table-cell>
          <table:table-cell office:value-type="float" office:value="10.9344403809104" table:style-name="ce1">
            <text:p>10.9344403809104</text:p>
          </table:table-cell>
          <table:table-cell office:value-type="float" office:value="9.08894860884514" table:style-name="ce1">
            <text:p>9.08894860884514</text:p>
          </table:table-cell>
          <table:table-cell office:value-type="float" office:value="7.07740576115073" table:style-name="ce1">
            <text:p>7.07740576115073</text:p>
          </table:table-cell>
          <table:table-cell office:value-type="float" office:value="5.90815884771769" table:style-name="ce1">
            <text:p>5.90815884771769</text:p>
          </table:table-cell>
          <table:table-cell office:value-type="float" office:value="11.2516863234555" table:style-name="ce1">
            <text:p>11.2516863234555</text:p>
          </table:table-cell>
          <table:table-cell office:value-type="float" office:value="12.2572952388508" table:style-name="ce1">
            <text:p>12.2572952388508</text:p>
          </table:table-cell>
        </table:table-row>
        <table:table-row table:style-name="ro1">
          <table:table-cell office:value-type="string" table:style-name="ce1">
            <text:p>Dean Huijsen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Real Madrid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0-268</text:p>
          </table:table-cell>
          <table:table-cell office:value-type="float" office:value="10.7" table:style-name="ce1">
            <text:p>10.7</text:p>
          </table:table-cell>
          <table:table-cell office:value-type="float" office:value="8.03134630363443" table:style-name="ce1">
            <text:p>8.03134630363443</text:p>
          </table:table-cell>
          <table:table-cell office:value-type="float" office:value="12.5945089484109" table:style-name="ce1">
            <text:p>12.5945089484109</text:p>
          </table:table-cell>
          <table:table-cell office:value-type="float" office:value="11.148150057736" table:style-name="ce1">
            <text:p>11.148150057736</text:p>
          </table:table-cell>
          <table:table-cell office:value-type="float" office:value="15.4691737951703" table:style-name="ce1">
            <text:p>15.4691737951703</text:p>
          </table:table-cell>
          <table:table-cell office:value-type="float" office:value="9.77749276763836" table:style-name="ce1">
            <text:p>9.77749276763836</text:p>
          </table:table-cell>
          <table:table-cell office:value-type="float" office:value="14.7528972321602" table:style-name="ce1">
            <text:p>14.7528972321602</text:p>
          </table:table-cell>
          <table:table-cell office:value-type="float" office:value="7.5457400836823" table:style-name="ce1">
            <text:p>7.5457400836823</text:p>
          </table:table-cell>
          <table:table-cell office:value-type="float" office:value="9.60390153450251" table:style-name="ce1">
            <text:p>9.60390153450251</text:p>
          </table:table-cell>
          <table:table-cell office:value-type="float" office:value="13.7191132653783" table:style-name="ce1">
            <text:p>13.7191132653783</text:p>
          </table:table-cell>
          <table:table-cell office:value-type="float" office:value="10.2612076623549" table:style-name="ce1">
            <text:p>10.2612076623549</text:p>
          </table:table-cell>
          <table:table-cell office:value-type="float" office:value="10.7851506442436" table:style-name="ce1">
            <text:p>10.7851506442436</text:p>
          </table:table-cell>
        </table:table-row>
        <table:table-row table:style-name="ro1">
          <table:table-cell office:value-type="string" table:style-name="ce1">
            <text:p>Iglesias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Getaf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7-188</text:p>
          </table:table-cell>
          <table:table-cell office:value-type="float" office:value="15.9" table:style-name="ce1">
            <text:p>15.9</text:p>
          </table:table-cell>
          <table:table-cell office:value-type="float" office:value="8.15884589232063" table:style-name="ce1">
            <text:p>8.15884589232063</text:p>
          </table:table-cell>
          <table:table-cell office:value-type="float" office:value="8.50346540789304" table:style-name="ce1">
            <text:p>8.50346540789304</text:p>
          </table:table-cell>
          <table:table-cell office:value-type="float" office:value="7.89906371867679" table:style-name="ce1">
            <text:p>7.89906371867679</text:p>
          </table:table-cell>
          <table:table-cell office:value-type="float" office:value="10.6690130071251" table:style-name="ce1">
            <text:p>10.6690130071251</text:p>
          </table:table-cell>
          <table:table-cell office:value-type="float" office:value="8.61120039346126" table:style-name="ce1">
            <text:p>8.61120039346126</text:p>
          </table:table-cell>
          <table:table-cell office:value-type="float" office:value="7.42292114320007" table:style-name="ce1">
            <text:p>7.42292114320007</text:p>
          </table:table-cell>
          <table:table-cell office:value-type="float" office:value="9.20203034990038" table:style-name="ce1">
            <text:p>9.20203034990038</text:p>
          </table:table-cell>
          <table:table-cell office:value-type="float" office:value="8.21909193237468" table:style-name="ce1">
            <text:p>8.21909193237468</text:p>
          </table:table-cell>
          <table:table-cell office:value-type="float" office:value="10.9869737704285" table:style-name="ce1">
            <text:p>10.9869737704285</text:p>
          </table:table-cell>
          <table:table-cell office:value-type="float" office:value="12.9288644088918" table:style-name="ce1">
            <text:p>12.9288644088918</text:p>
          </table:table-cell>
          <table:table-cell office:value-type="float" office:value="11.8362238802432" table:style-name="ce1">
            <text:p>11.8362238802432</text:p>
          </table:table-cell>
        </table:table-row>
        <table:table-row table:style-name="ro1">
          <table:table-cell office:value-type="string" table:style-name="ce1">
            <text:p>Jules Koundé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7-056</text:p>
          </table:table-cell>
          <table:table-cell office:value-type="float" office:value="14.8" table:style-name="ce1">
            <text:p>14.8</text:p>
          </table:table-cell>
          <table:table-cell office:value-type="float" office:value="10.2041604132422" table:style-name="ce1">
            <text:p>10.2041604132422</text:p>
          </table:table-cell>
          <table:table-cell office:value-type="float" office:value="15.611626244761" table:style-name="ce1">
            <text:p>15.611626244761</text:p>
          </table:table-cell>
          <table:table-cell office:value-type="float" office:value="12.2999004594455" table:style-name="ce1">
            <text:p>12.2999004594455</text:p>
          </table:table-cell>
          <table:table-cell office:value-type="float" office:value="14.7020167338032" table:style-name="ce1">
            <text:p>14.7020167338032</text:p>
          </table:table-cell>
          <table:table-cell office:value-type="float" office:value="11.7021424136213" table:style-name="ce1">
            <text:p>11.7021424136213</text:p>
          </table:table-cell>
          <table:table-cell office:value-type="float" office:value="9.57462163284159" table:style-name="ce1">
            <text:p>9.57462163284159</text:p>
          </table:table-cell>
          <table:table-cell office:value-type="float" office:value="14.3037631308392" table:style-name="ce1">
            <text:p>14.3037631308392</text:p>
          </table:table-cell>
          <table:table-cell office:value-type="float" office:value="8.85983287623005" table:style-name="ce1">
            <text:p>8.85983287623005</text:p>
          </table:table-cell>
          <table:table-cell office:value-type="float" office:value="11.3144220478651" table:style-name="ce1">
            <text:p>11.3144220478651</text:p>
          </table:table-cell>
          <table:table-cell office:value-type="float" office:value="10.1944656481363" table:style-name="ce1">
            <text:p>10.1944656481363</text:p>
          </table:table-cell>
          <table:table-cell office:value-type="float" office:value="7.33414602099861" table:style-name="ce1">
            <text:p>7.33414602099861</text:p>
          </table:table-cell>
        </table:table-row>
        <table:table-row table:style-name="ro1">
          <table:table-cell office:value-type="string" table:style-name="ce1">
            <text:p>Adrián de la Fuente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Levant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315</text:p>
          </table:table-cell>
          <table:table-cell office:value-type="float" office:value="11.6" table:style-name="ce1">
            <text:p>11.6</text:p>
          </table:table-cell>
          <table:table-cell office:value-type="float" office:value="7.35708401647563" table:style-name="ce1">
            <text:p>7.35708401647563</text:p>
          </table:table-cell>
          <table:table-cell office:value-type="float" office:value="8.39787423052645" table:style-name="ce1">
            <text:p>8.39787423052645</text:p>
          </table:table-cell>
          <table:table-cell office:value-type="float" office:value="6.93599079458767" table:style-name="ce1">
            <text:p>6.93599079458767</text:p>
          </table:table-cell>
          <table:table-cell office:value-type="float" office:value="8.42543016292089" table:style-name="ce1">
            <text:p>8.42543016292089</text:p>
          </table:table-cell>
          <table:table-cell office:value-type="float" office:value="7.12467917356428" table:style-name="ce1">
            <text:p>7.12467917356428</text:p>
          </table:table-cell>
          <table:table-cell office:value-type="float" office:value="14.7528972321602" table:style-name="ce1">
            <text:p>14.7528972321602</text:p>
          </table:table-cell>
          <table:table-cell office:value-type="float" office:value="7.0229472206176" table:style-name="ce1">
            <text:p>7.0229472206176</text:p>
          </table:table-cell>
          <table:table-cell office:value-type="float" office:value="7.85997066510927" table:style-name="ce1">
            <text:p>7.85997066510927</text:p>
          </table:table-cell>
          <table:table-cell office:value-type="float" office:value="12.8722053750147" table:style-name="ce1">
            <text:p>12.8722053750147</text:p>
          </table:table-cell>
          <table:table-cell office:value-type="float" office:value="11.4461494910818" table:style-name="ce1">
            <text:p>11.4461494910818</text:p>
          </table:table-cell>
          <table:table-cell office:value-type="float" office:value="9.30473670748926" table:style-name="ce1">
            <text:p>9.30473670748926</text:p>
          </table:table-cell>
        </table:table-row>
        <table:table-row table:style-name="ro1">
          <table:table-cell office:value-type="string" table:style-name="ce1">
            <text:p>Aymeric Laporte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Athletic Club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1-225</text:p>
          </table:table-cell>
          <table:table-cell office:value-type="float" office:value="9.5" table:style-name="ce1">
            <text:p>9.5</text:p>
          </table:table-cell>
          <table:table-cell office:value-type="float" office:value="6.66551568486845" table:style-name="ce1">
            <text:p>6.66551568486845</text:p>
          </table:table-cell>
          <table:table-cell office:value-type="float" office:value="9.99353965184635" table:style-name="ce1">
            <text:p>9.99353965184635</text:p>
          </table:table-cell>
          <table:table-cell office:value-type="float" office:value="8.06499516934026" table:style-name="ce1">
            <text:p>8.06499516934026</text:p>
          </table:table-cell>
          <table:table-cell office:value-type="float" office:value="9.54332311004451" table:style-name="ce1">
            <text:p>9.54332311004451</text:p>
          </table:table-cell>
          <table:table-cell office:value-type="float" office:value="7.85364676184325" table:style-name="ce1">
            <text:p>7.85364676184325</text:p>
          </table:table-cell>
          <table:table-cell office:value-type="float" office:value="14.7528972321602" table:style-name="ce1">
            <text:p>14.7528972321602</text:p>
          </table:table-cell>
          <table:table-cell office:value-type="float" office:value="6.42291371328173" table:style-name="ce1">
            <text:p>6.42291371328173</text:p>
          </table:table-cell>
          <table:table-cell office:value-type="float" office:value="7.9491814104947" table:style-name="ce1">
            <text:p>7.9491814104947</text:p>
          </table:table-cell>
          <table:table-cell office:value-type="float" office:value="6.46788588051009" table:style-name="ce1">
            <text:p>6.46788588051009</text:p>
          </table:table-cell>
          <table:table-cell office:value-type="float" office:value="9.72639401416429" table:style-name="ce1">
            <text:p>9.72639401416429</text:p>
          </table:table-cell>
          <table:table-cell office:value-type="float" office:value="6.68754700773576" table:style-name="ce1">
            <text:p>6.68754700773576</text:p>
          </table:table-cell>
        </table:table-row>
        <table:table-row table:style-name="ro1">
          <table:table-cell office:value-type="string" table:style-name="ce1">
            <text:p>Robin Le Normand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Atlético Madrid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9-057</text:p>
          </table:table-cell>
          <table:table-cell office:value-type="float" office:value="11" table:style-name="ce1">
            <text:p>11</text:p>
          </table:table-cell>
          <table:table-cell office:value-type="float" office:value="5.80099302123446" table:style-name="ce1">
            <text:p>5.80099302123446</text:p>
          </table:table-cell>
          <table:table-cell office:value-type="float" office:value="10.4783872094898" table:style-name="ce1">
            <text:p>10.4783872094898</text:p>
          </table:table-cell>
          <table:table-cell office:value-type="float" office:value="6.18604756088801" table:style-name="ce1">
            <text:p>6.18604756088801</text:p>
          </table:table-cell>
          <table:table-cell office:value-type="float" office:value="9.05115219975301" table:style-name="ce1">
            <text:p>9.05115219975301</text:p>
          </table:table-cell>
          <table:table-cell office:value-type="float" office:value="6.43332817485007" table:style-name="ce1">
            <text:p>6.43332817485007</text:p>
          </table:table-cell>
          <table:table-cell office:value-type="float" office:value="3.53713447170942" table:style-name="ce1">
            <text:p>3.53713447170942</text:p>
          </table:table-cell>
          <table:table-cell office:value-type="float" office:value="6.04157938509606" table:style-name="ce1">
            <text:p>6.04157938509606</text:p>
          </table:table-cell>
          <table:table-cell office:value-type="float" office:value="7.85997066510927" table:style-name="ce1">
            <text:p>7.85997066510927</text:p>
          </table:table-cell>
          <table:table-cell office:value-type="float" office:value="10.3228426989172" table:style-name="ce1">
            <text:p>10.3228426989172</text:p>
          </table:table-cell>
          <table:table-cell office:value-type="float" office:value="8.99252909269003" table:style-name="ce1">
            <text:p>8.99252909269003</text:p>
          </table:table-cell>
          <table:table-cell office:value-type="float" office:value="8.1549902449923" table:style-name="ce1">
            <text:p>8.1549902449923</text:p>
          </table:table-cell>
        </table:table-row>
        <table:table-row table:style-name="ro1">
          <table:table-cell office:value-type="string" table:style-name="ce1">
            <text:p>Florian Lejeune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Rayo Vallecano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4-232</text:p>
          </table:table-cell>
          <table:table-cell office:value-type="float" office:value="17.9" table:style-name="ce1">
            <text:p>17.9</text:p>
          </table:table-cell>
          <table:table-cell office:value-type="float" office:value="8.7535760287929" table:style-name="ce1">
            <text:p>8.7535760287929</text:p>
          </table:table-cell>
          <table:table-cell office:value-type="float" office:value="15.3586075412286" table:style-name="ce1">
            <text:p>15.3586075412286</text:p>
          </table:table-cell>
          <table:table-cell office:value-type="float" office:value="6.93599079458767" table:style-name="ce1">
            <text:p>6.93599079458767</text:p>
          </table:table-cell>
          <table:table-cell office:value-type="float" office:value="14.4014915696831" table:style-name="ce1">
            <text:p>14.4014915696831</text:p>
          </table:table-cell>
          <table:table-cell office:value-type="float" office:value="8.99741431234797" table:style-name="ce1">
            <text:p>8.99741431234797</text:p>
          </table:table-cell>
          <table:table-cell office:value-type="float" office:value="11.5467679762905" table:style-name="ce1">
            <text:p>11.5467679762905</text:p>
          </table:table-cell>
          <table:table-cell office:value-type="float" office:value="6.81940802063972" table:style-name="ce1">
            <text:p>6.81940802063972</text:p>
          </table:table-cell>
          <table:table-cell office:value-type="float" office:value="10.1642280739495" table:style-name="ce1">
            <text:p>10.1642280739495</text:p>
          </table:table-cell>
          <table:table-cell office:value-type="float" office:value="8.65245780661108" table:style-name="ce1">
            <text:p>8.65245780661108</text:p>
          </table:table-cell>
          <table:table-cell office:value-type="float" office:value="14.1838289136688" table:style-name="ce1">
            <text:p>14.1838289136688</text:p>
          </table:table-cell>
          <table:table-cell office:value-type="float" office:value="8.5939924623404" table:style-name="ce1">
            <text:p>8.5939924623404</text:p>
          </table:table-cell>
        </table:table-row>
        <table:table-row table:style-name="ro1">
          <table:table-cell office:value-type="string" table:style-name="ce1">
            <text:p>Youssef Lekhedim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Alavés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0-092</text:p>
          </table:table-cell>
          <table:table-cell office:value-type="float" office:value="8.4" table:style-name="ce1">
            <text:p>8.4</text:p>
          </table:table-cell>
          <table:table-cell office:value-type="float" office:value="9.01546936243349" table:style-name="ce1">
            <text:p>9.01546936243349</text:p>
          </table:table-cell>
          <table:table-cell office:value-type="float" office:value="7.82509229942775" table:style-name="ce1">
            <text:p>7.82509229942775</text:p>
          </table:table-cell>
          <table:table-cell office:value-type="float" office:value="8.06499516934026" table:style-name="ce1">
            <text:p>8.06499516934026</text:p>
          </table:table-cell>
          <table:table-cell office:value-type="float" office:value="7.35026643044337" table:style-name="ce1">
            <text:p>7.35026643044337</text:p>
          </table:table-cell>
          <table:table-cell office:value-type="float" office:value="8.99741431234797" table:style-name="ce1">
            <text:p>8.99741431234797</text:p>
          </table:table-cell>
          <table:table-cell office:value-type="float" office:value="6.61399279107084" table:style-name="ce1">
            <text:p>6.61399279107084</text:p>
          </table:table-cell>
          <table:table-cell office:value-type="float" office:value="11.7809537648854" table:style-name="ce1">
            <text:p>11.7809537648854</text:p>
          </table:table-cell>
          <table:table-cell office:value-type="float" office:value="8.12875970180957" table:style-name="ce1">
            <text:p>8.12875970180957</text:p>
          </table:table-cell>
          <table:table-cell office:value-type="float" office:value="6.76024358198633" table:style-name="ce1">
            <text:p>6.76024358198633</text:p>
          </table:table-cell>
          <table:table-cell office:value-type="float" office:value="6.71460954614331" table:style-name="ce1">
            <text:p>6.71460954614331</text:p>
          </table:table-cell>
          <table:table-cell office:value-type="float" office:value="4.9893466201414" table:style-name="ce1">
            <text:p>4.9893466201414</text:p>
          </table:table-cell>
        </table:table-row>
        <table:table-row table:style-name="ro1">
          <table:table-cell office:value-type="string" table:style-name="ce1">
            <text:p>Clément Lenglet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Atlético Madrid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0-204</text:p>
          </table:table-cell>
          <table:table-cell office:value-type="float" office:value="8.1" table:style-name="ce1">
            <text:p>8.1</text:p>
          </table:table-cell>
          <table:table-cell office:value-type="float" office:value="7.9045997026487" table:style-name="ce1">
            <text:p>7.9045997026487</text:p>
          </table:table-cell>
          <table:table-cell office:value-type="float" office:value="9.18413043596193" table:style-name="ce1">
            <text:p>9.18413043596193</text:p>
          </table:table-cell>
          <table:table-cell office:value-type="float" office:value="6.62963071482449" table:style-name="ce1">
            <text:p>6.62963071482449</text:p>
          </table:table-cell>
          <table:table-cell office:value-type="float" office:value="10.4590268777446" table:style-name="ce1">
            <text:p>10.4590268777446</text:p>
          </table:table-cell>
          <table:table-cell office:value-type="float" office:value="6.43332817485007" table:style-name="ce1">
            <text:p>6.43332817485007</text:p>
          </table:table-cell>
          <table:table-cell office:value-type="float" office:value="14.7528972321602" table:style-name="ce1">
            <text:p>14.7528972321602</text:p>
          </table:table-cell>
          <table:table-cell office:value-type="float" office:value="6.04157938509606" table:style-name="ce1">
            <text:p>6.04157938509606</text:p>
          </table:table-cell>
          <table:table-cell office:value-type="float" office:value="7.07740576115073" table:style-name="ce1">
            <text:p>7.07740576115073</text:p>
          </table:table-cell>
          <table:table-cell office:value-type="float" office:value="6.1837103653541" table:style-name="ce1">
            <text:p>6.1837103653541</text:p>
          </table:table-cell>
          <table:table-cell office:value-type="float" office:value="7.19495799779156" table:style-name="ce1">
            <text:p>7.19495799779156</text:p>
          </table:table-cell>
          <table:table-cell office:value-type="float" office:value="6.77575406924591" table:style-name="ce1">
            <text:p>6.77575406924591</text:p>
          </table:table-cell>
        </table:table-row>
        <table:table-row table:style-name="ro1">
          <table:table-cell office:value-type="string" table:style-name="ce1">
            <text:p>Marcos Llorente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Atlético Madrid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0-342</text:p>
          </table:table-cell>
          <table:table-cell office:value-type="float" office:value="14" table:style-name="ce1">
            <text:p>14</text:p>
          </table:table-cell>
          <table:table-cell office:value-type="float" office:value="10.362449370377" table:style-name="ce1">
            <text:p>10.362449370377</text:p>
          </table:table-cell>
          <table:table-cell office:value-type="float" office:value="14.0517878479909" table:style-name="ce1">
            <text:p>14.0517878479909</text:p>
          </table:table-cell>
          <table:table-cell office:value-type="float" office:value="15.9460686278757" table:style-name="ce1">
            <text:p>15.9460686278757</text:p>
          </table:table-cell>
          <table:table-cell office:value-type="float" office:value="13.0502572898921" table:style-name="ce1">
            <text:p>13.0502572898921</text:p>
          </table:table-cell>
          <table:table-cell office:value-type="float" office:value="17.9895635626863" table:style-name="ce1">
            <text:p>17.9895635626863</text:p>
          </table:table-cell>
          <table:table-cell office:value-type="float" office:value="10.0433597841531" table:style-name="ce1">
            <text:p>10.0433597841531</text:p>
          </table:table-cell>
          <table:table-cell office:value-type="float" office:value="17.0371331722991" table:style-name="ce1">
            <text:p>17.0371331722991</text:p>
          </table:table-cell>
          <table:table-cell office:value-type="float" office:value="9.69730924315295" table:style-name="ce1">
            <text:p>9.69730924315295</text:p>
          </table:table-cell>
          <table:table-cell office:value-type="float" office:value="9.98800716041223" table:style-name="ce1">
            <text:p>9.98800716041223</text:p>
          </table:table-cell>
          <table:table-cell office:value-type="float" office:value="9.32535568151345" table:style-name="ce1">
            <text:p>9.32535568151345</text:p>
          </table:table-cell>
          <table:table-cell office:value-type="float" office:value="11.2432892296306" table:style-name="ce1">
            <text:p>11.2432892296306</text:p>
          </table:table-cell>
        </table:table-row>
        <table:table-row table:style-name="ro1">
          <table:table-cell office:value-type="string" table:style-name="ce1">
            <text:p>José Luis Gayà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Valenci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0-227</text:p>
          </table:table-cell>
          <table:table-cell office:value-type="float" office:value="12.2" table:style-name="ce1">
            <text:p>12.2</text:p>
          </table:table-cell>
          <table:table-cell office:value-type="float" office:value="9.09432456635101" table:style-name="ce1">
            <text:p>9.09432456635101</text:p>
          </table:table-cell>
          <table:table-cell office:value-type="float" office:value="9.13037791777464" table:style-name="ce1">
            <text:p>9.13037791777464</text:p>
          </table:table-cell>
          <table:table-cell office:value-type="float" office:value="11.814875143958" table:style-name="ce1">
            <text:p>11.814875143958</text:p>
          </table:table-cell>
          <table:table-cell office:value-type="float" office:value="10.4590268777446" table:style-name="ce1">
            <text:p>10.4590268777446</text:p>
          </table:table-cell>
          <table:table-cell office:value-type="float" office:value="11.7021424136213" table:style-name="ce1">
            <text:p>11.7021424136213</text:p>
          </table:table-cell>
          <table:table-cell office:value-type="float" office:value="6.89779406284662" table:style-name="ce1">
            <text:p>6.89779406284662</text:p>
          </table:table-cell>
          <table:table-cell office:value-type="float" office:value="15.2323993230421" table:style-name="ce1">
            <text:p>15.2323993230421</text:p>
          </table:table-cell>
          <table:table-cell office:value-type="float" office:value="7.07740576115073" table:style-name="ce1">
            <text:p>7.07740576115073</text:p>
          </table:table-cell>
          <table:table-cell office:value-type="float" office:value="6.46788588051009" table:style-name="ce1">
            <text:p>6.46788588051009</text:p>
          </table:table-cell>
          <table:table-cell office:value-type="float" office:value="9.32535568151345" table:style-name="ce1">
            <text:p>9.32535568151345</text:p>
          </table:table-cell>
          <table:table-cell office:value-type="float" office:value="10.3048998562351" table:style-name="ce1">
            <text:p>10.3048998562351</text:p>
          </table:table-cell>
        </table:table-row>
        <table:table-row table:style-name="ro1">
          <table:table-cell office:value-type="string" table:style-name="ce1">
            <text:p>Pablo Maffeo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Mallorc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8-179</text:p>
          </table:table-cell>
          <table:table-cell office:value-type="float" office:value="13.3" table:style-name="ce1">
            <text:p>13.3</text:p>
          </table:table-cell>
          <table:table-cell office:value-type="float" office:value="7.92988639130934" table:style-name="ce1">
            <text:p>7.92988639130934</text:p>
          </table:table-cell>
          <table:table-cell office:value-type="float" office:value="8.54316009774496" table:style-name="ce1">
            <text:p>8.54316009774496</text:p>
          </table:table-cell>
          <table:table-cell office:value-type="float" office:value="6.93599079458767" table:style-name="ce1">
            <text:p>6.93599079458767</text:p>
          </table:table-cell>
          <table:table-cell office:value-type="float" office:value="9.3320302904216" table:style-name="ce1">
            <text:p>9.3320302904216</text:p>
          </table:table-cell>
          <table:table-cell office:value-type="float" office:value="13.124086375881" table:style-name="ce1">
            <text:p>13.124086375881</text:p>
          </table:table-cell>
          <table:table-cell office:value-type="float" office:value="10.9344403809104" table:style-name="ce1">
            <text:p>10.9344403809104</text:p>
          </table:table-cell>
          <table:table-cell office:value-type="float" office:value="12.6217956521756" table:style-name="ce1">
            <text:p>12.6217956521756</text:p>
          </table:table-cell>
          <table:table-cell office:value-type="float" office:value="7.77116852831584" table:style-name="ce1">
            <text:p>7.77116852831584</text:p>
          </table:table-cell>
          <table:table-cell office:value-type="float" office:value="9.65259251677107" table:style-name="ce1">
            <text:p>9.65259251677107</text:p>
          </table:table-cell>
          <table:table-cell office:value-type="float" office:value="11.8299631577463" table:style-name="ce1">
            <text:p>11.8299631577463</text:p>
          </table:table-cell>
          <table:table-cell office:value-type="float" office:value="9.68807197989853" table:style-name="ce1">
            <text:p>9.68807197989853</text:p>
          </table:table-cell>
        </table:table-row>
        <table:table-row table:style-name="ro1">
          <table:table-cell office:value-type="string" table:style-name="ce1">
            <text:p>Marcão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Sevill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9-216</text:p>
          </table:table-cell>
          <table:table-cell office:value-type="float" office:value="10.4" table:style-name="ce1">
            <text:p>10.4</text:p>
          </table:table-cell>
          <table:table-cell office:value-type="float" office:value="5.47068302148599" table:style-name="ce1">
            <text:p>5.47068302148599</text:p>
          </table:table-cell>
          <table:table-cell office:value-type="float" office:value="8.88914896520544" table:style-name="ce1">
            <text:p>8.88914896520544</text:p>
          </table:table-cell>
          <table:table-cell office:value-type="float" office:value="6.18604756088801" table:style-name="ce1">
            <text:p>6.18604756088801</text:p>
          </table:table-cell>
          <table:table-cell office:value-type="float" office:value="7.88048389378745" table:style-name="ce1">
            <text:p>7.88048389378745</text:p>
          </table:table-cell>
          <table:table-cell office:value-type="float" office:value="7.48498167930516" table:style-name="ce1">
            <text:p>7.48498167930516</text:p>
          </table:table-cell>
          <table:table-cell office:value-type="float" office:value="8.70921476858249" table:style-name="ce1">
            <text:p>8.70921476858249</text:p>
          </table:table-cell>
          <table:table-cell office:value-type="float" office:value="6.32611402741012" table:style-name="ce1">
            <text:p>6.32611402741012</text:p>
          </table:table-cell>
          <table:table-cell office:value-type="float" office:value="7.9491814104947" table:style-name="ce1">
            <text:p>7.9491814104947</text:p>
          </table:table-cell>
          <table:table-cell office:value-type="float" office:value="8.00011171648408" table:style-name="ce1">
            <text:p>8.00011171648408</text:p>
          </table:table-cell>
          <table:table-cell office:value-type="float" office:value="9.458906221065" table:style-name="ce1">
            <text:p>9.458906221065</text:p>
          </table:table-cell>
          <table:table-cell office:value-type="float" office:value="7.25731099011359" table:style-name="ce1">
            <text:p>7.25731099011359</text:p>
          </table:table-cell>
        </table:table-row>
        <table:table-row table:style-name="ro1">
          <table:table-cell office:value-type="string" table:style-name="ce1">
            <text:p>Rafa Marín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Villarreal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3-233</text:p>
          </table:table-cell>
          <table:table-cell office:value-type="float" office:value="12.9" table:style-name="ce1">
            <text:p>12.9</text:p>
          </table:table-cell>
          <table:table-cell office:value-type="float" office:value="6.01485139698071" table:style-name="ce1">
            <text:p>6.01485139698071</text:p>
          </table:table-cell>
          <table:table-cell office:value-type="float" office:value="11.7948560806539" table:style-name="ce1">
            <text:p>11.7948560806539</text:p>
          </table:table-cell>
          <table:table-cell office:value-type="float" office:value="6.93599079458767" table:style-name="ce1">
            <text:p>6.93599079458767</text:p>
          </table:table-cell>
          <table:table-cell office:value-type="float" office:value="9.75489290696276" table:style-name="ce1">
            <text:p>9.75489290696276</text:p>
          </table:table-cell>
          <table:table-cell office:value-type="float" office:value="6.77381253806242" table:style-name="ce1">
            <text:p>6.77381253806242</text:p>
          </table:table-cell>
          <table:table-cell office:value-type="float" office:value="14.7528972321602" table:style-name="ce1">
            <text:p>14.7528972321602</text:p>
          </table:table-cell>
          <table:table-cell office:value-type="float" office:value="6.13543063799212" table:style-name="ce1">
            <text:p>6.13543063799212</text:p>
          </table:table-cell>
          <table:table-cell office:value-type="float" office:value="7.77116852831584" table:style-name="ce1">
            <text:p>7.77116852831584</text:p>
          </table:table-cell>
          <table:table-cell office:value-type="float" office:value="9.98800716041223" table:style-name="ce1">
            <text:p>9.98800716041223</text:p>
          </table:table-cell>
          <table:table-cell office:value-type="float" office:value="12.0189711910704" table:style-name="ce1">
            <text:p>12.0189711910704</text:p>
          </table:table-cell>
          <table:table-cell office:value-type="float" office:value="10.7026918100433" table:style-name="ce1">
            <text:p>10.7026918100433</text:p>
          </table:table-cell>
        </table:table-row>
        <table:table-row table:style-name="ro1">
          <table:table-cell office:value-type="string" table:style-name="ce1">
            <text:p>Gerard Martín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4-006</text:p>
          </table:table-cell>
          <table:table-cell office:value-type="float" office:value="10.8" table:style-name="ce1">
            <text:p>10.8</text:p>
          </table:table-cell>
          <table:table-cell office:value-type="float" office:value="10.4151352697705" table:style-name="ce1">
            <text:p>10.4151352697705</text:p>
          </table:table-cell>
          <table:table-cell office:value-type="float" office:value="13.8732880582286" table:style-name="ce1">
            <text:p>13.8732880582286</text:p>
          </table:table-cell>
          <table:table-cell office:value-type="float" office:value="7.73450926710402" table:style-name="ce1">
            <text:p>7.73450926710402</text:p>
          </table:table-cell>
          <table:table-cell office:value-type="float" office:value="14.7020167338032" table:style-name="ce1">
            <text:p>14.7020167338032</text:p>
          </table:table-cell>
          <table:table-cell office:value-type="float" office:value="12.7831324295255" table:style-name="ce1">
            <text:p>12.7831324295255</text:p>
          </table:table-cell>
          <table:table-cell office:value-type="float" office:value="8.70921476858249" table:style-name="ce1">
            <text:p>8.70921476858249</text:p>
          </table:table-cell>
          <table:table-cell office:value-type="float" office:value="11.9954795338309" table:style-name="ce1">
            <text:p>11.9954795338309</text:p>
          </table:table-cell>
          <table:table-cell office:value-type="float" office:value="7.07740576115073" table:style-name="ce1">
            <text:p>7.07740576115073</text:p>
          </table:table-cell>
          <table:table-cell office:value-type="float" office:value="5.90815884771769" table:style-name="ce1">
            <text:p>5.90815884771769</text:p>
          </table:table-cell>
          <table:table-cell office:value-type="float" office:value="9.72639401416429" table:style-name="ce1">
            <text:p>9.72639401416429</text:p>
          </table:table-cell>
          <table:table-cell office:value-type="float" office:value="11.7570912509848" table:style-name="ce1">
            <text:p>11.7570912509848</text:p>
          </table:table-cell>
        </table:table-row>
        <table:table-row table:style-name="ro1">
          <table:table-cell office:value-type="string" table:style-name="ce1">
            <text:p>Jon Martin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Real Sociedad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19-259</text:p>
          </table:table-cell>
          <table:table-cell office:value-type="float" office:value="10" table:style-name="ce1">
            <text:p>10</text:p>
          </table:table-cell>
          <table:table-cell office:value-type="float" office:value="5.69618338331114" table:style-name="ce1">
            <text:p>5.69618338331114</text:p>
          </table:table-cell>
          <table:table-cell office:value-type="float" office:value="9.89902756563005" table:style-name="ce1">
            <text:p>9.89902756563005</text:p>
          </table:table-cell>
          <table:table-cell office:value-type="float" office:value="6.18604756088801" table:style-name="ce1">
            <text:p>6.18604756088801</text:p>
          </table:table-cell>
          <table:table-cell office:value-type="float" office:value="8.21959229833854" table:style-name="ce1">
            <text:p>8.21959229833854</text:p>
          </table:table-cell>
          <table:table-cell office:value-type="float" office:value="7.48498167930516" table:style-name="ce1">
            <text:p>7.48498167930516</text:p>
          </table:table-cell>
          <table:table-cell office:value-type="float" office:value="10.9344403809104" table:style-name="ce1">
            <text:p>10.9344403809104</text:p>
          </table:table-cell>
          <table:table-cell office:value-type="float" office:value="6.32611402741012" table:style-name="ce1">
            <text:p>6.32611402741012</text:p>
          </table:table-cell>
          <table:table-cell office:value-type="float" office:value="7.9491814104947" table:style-name="ce1">
            <text:p>7.9491814104947</text:p>
          </table:table-cell>
          <table:table-cell office:value-type="float" office:value="7.68089220155268" table:style-name="ce1">
            <text:p>7.68089220155268</text:p>
          </table:table-cell>
          <table:table-cell office:value-type="float" office:value="9.52574124573185" table:style-name="ce1">
            <text:p>9.52574124573185</text:p>
          </table:table-cell>
          <table:table-cell office:value-type="float" office:value="10.1384366404178" table:style-name="ce1">
            <text:p>10.1384366404178</text:p>
          </table:table-cell>
        </table:table-row>
        <table:table-row table:style-name="ro1">
          <table:table-cell office:value-type="string" table:style-name="ce1">
            <text:p>Arnau Martinez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Girona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22-257</text:p>
          </table:table-cell>
          <table:table-cell office:value-type="float" office:value="12.2" table:style-name="ce1">
            <text:p>12.2</text:p>
          </table:table-cell>
          <table:table-cell office:value-type="float" office:value="7.38157800357935" table:style-name="ce1">
            <text:p>7.38157800357935</text:p>
          </table:table-cell>
          <table:table-cell office:value-type="float" office:value="11.1574940983504" table:style-name="ce1">
            <text:p>11.1574940983504</text:p>
          </table:table-cell>
          <table:table-cell office:value-type="float" office:value="8.91129938709927" table:style-name="ce1">
            <text:p>8.91129938709927</text:p>
          </table:table-cell>
          <table:table-cell office:value-type="float" office:value="10.1074688509404" table:style-name="ce1">
            <text:p>10.1074688509404</text:p>
          </table:table-cell>
          <table:table-cell office:value-type="float" office:value="12.4318346428372" table:style-name="ce1">
            <text:p>12.4318346428372</text:p>
          </table:table-cell>
          <table:table-cell office:value-type="float" office:value="9.30713443292575" table:style-name="ce1">
            <text:p>9.30713443292575</text:p>
          </table:table-cell>
          <table:table-cell office:value-type="float" office:value="11.5639317085469" table:style-name="ce1">
            <text:p>11.5639317085469</text:p>
          </table:table-cell>
          <table:table-cell office:value-type="float" office:value="7.77116852831584" table:style-name="ce1">
            <text:p>7.77116852831584</text:p>
          </table:table-cell>
          <table:table-cell office:value-type="float" office:value="10.6561440930113" table:style-name="ce1">
            <text:p>10.6561440930113</text:p>
          </table:table-cell>
          <table:table-cell office:value-type="float" office:value="11.8299631577463" table:style-name="ce1">
            <text:p>11.8299631577463</text:p>
          </table:table-cell>
          <table:table-cell office:value-type="float" office:value="10.238352091794" table:style-name="ce1">
            <text:p>10.238352091794</text:p>
          </table:table-cell>
        </table:table-row>
        <table:table-row table:style-name="ro1">
          <table:table-cell office:value-type="string" table:style-name="ce1">
            <text:p>Nobel Mendy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Rayo Vallecano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1-126</text:p>
          </table:table-cell>
          <table:table-cell office:value-type="float" office:value="8.8" table:style-name="ce1">
            <text:p>8.8</text:p>
          </table:table-cell>
          <table:table-cell office:value-type="float" office:value="7.38157800357935" table:style-name="ce1">
            <text:p>7.38157800357935</text:p>
          </table:table-cell>
          <table:table-cell office:value-type="float" office:value="8.54316009774496" table:style-name="ce1">
            <text:p>8.54316009774496</text:p>
          </table:table-cell>
          <table:table-cell office:value-type="float" office:value="6.0427014008724" table:style-name="ce1">
            <text:p>6.0427014008724</text:p>
          </table:table-cell>
          <table:table-cell office:value-type="float" office:value="6.65164568420844" table:style-name="ce1">
            <text:p>6.65164568420844</text:p>
          </table:table-cell>
          <table:table-cell office:value-type="float" office:value="6.10403898601515" table:style-name="ce1">
            <text:p>6.10403898601515</text:p>
          </table:table-cell>
          <table:table-cell office:value-type="float" office:value="10.9344403809104" table:style-name="ce1">
            <text:p>10.9344403809104</text:p>
          </table:table-cell>
          <table:table-cell office:value-type="float" office:value="6.13543063799212" table:style-name="ce1">
            <text:p>6.13543063799212</text:p>
          </table:table-cell>
          <table:table-cell office:value-type="float" office:value="9.13788506102313" table:style-name="ce1">
            <text:p>9.13788506102313</text:p>
          </table:table-cell>
          <table:table-cell office:value-type="float" office:value="12.5737040812243" table:style-name="ce1">
            <text:p>12.5737040812243</text:p>
          </table:table-cell>
          <table:table-cell office:value-type="float" office:value="9.92710802939265" table:style-name="ce1">
            <text:p>9.92710802939265</text:p>
          </table:table-cell>
          <table:table-cell office:value-type="float" office:value="7.05949544953496" table:style-name="ce1">
            <text:p>7.05949544953496</text:p>
          </table:table-cell>
        </table:table-row>
        <table:table-row table:style-name="ro1">
          <table:table-cell office:value-type="string" table:style-name="ce1">
            <text:p>Éder Militão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Real Madrid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7-354</text:p>
          </table:table-cell>
          <table:table-cell office:value-type="float" office:value="11.1" table:style-name="ce1">
            <text:p>11.1</text:p>
          </table:table-cell>
          <table:table-cell office:value-type="float" office:value="9.78102054182076" table:style-name="ce1">
            <text:p>9.78102054182076</text:p>
          </table:table-cell>
          <table:table-cell office:value-type="float" office:value="11.6663110548058" table:style-name="ce1">
            <text:p>11.6663110548058</text:p>
          </table:table-cell>
          <table:table-cell office:value-type="float" office:value="10.9786350899278" table:style-name="ce1">
            <text:p>10.9786350899278</text:p>
          </table:table-cell>
          <table:table-cell office:value-type="float" office:value="11.1547010268147" table:style-name="ce1">
            <text:p>11.1547010268147</text:p>
          </table:table-cell>
          <table:table-cell office:value-type="float" office:value="7.12467917356428" table:style-name="ce1">
            <text:p>7.12467917356428</text:p>
          </table:table-cell>
          <table:table-cell office:value-type="float" office:value="5.18341524942169" table:style-name="ce1">
            <text:p>5.18341524942169</text:p>
          </table:table-cell>
          <table:table-cell office:value-type="float" office:value="6.52066212206712" table:style-name="ce1">
            <text:p>6.52066212206712</text:p>
          </table:table-cell>
          <table:table-cell office:value-type="float" office:value="13.4757643451323" table:style-name="ce1">
            <text:p>13.4757643451323</text:p>
          </table:table-cell>
          <table:table-cell office:value-type="float" office:value="13.4453736481424" table:style-name="ce1">
            <text:p>13.4453736481424</text:p>
          </table:table-cell>
          <table:table-cell office:value-type="float" office:value="9.79330206682567" table:style-name="ce1">
            <text:p>9.79330206682567</text:p>
          </table:table-cell>
          <table:table-cell office:value-type="float" office:value="13.3464939098918" table:style-name="ce1">
            <text:p>13.3464939098918</text:p>
          </table:table-cell>
        </table:table-row>
        <table:table-row table:style-name="ro1">
          <table:table-cell office:value-type="string" table:style-name="ce1">
            <text:p>Johan Mojica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Mallorc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3-139</text:p>
          </table:table-cell>
          <table:table-cell office:value-type="float" office:value="15.6" table:style-name="ce1">
            <text:p>15.6</text:p>
          </table:table-cell>
          <table:table-cell office:value-type="float" office:value="11.094649148999" table:style-name="ce1">
            <text:p>11.094649148999</text:p>
          </table:table-cell>
          <table:table-cell office:value-type="float" office:value="12.2124966435084" table:style-name="ce1">
            <text:p>12.2124966435084</text:p>
          </table:table-cell>
          <table:table-cell office:value-type="float" office:value="16.2032470786267" table:style-name="ce1">
            <text:p>16.2032470786267</text:p>
          </table:table-cell>
          <table:table-cell office:value-type="float" office:value="14.0315012997205" table:style-name="ce1">
            <text:p>14.0315012997205</text:p>
          </table:table-cell>
          <table:table-cell office:value-type="float" office:value="15.6361157495904" table:style-name="ce1">
            <text:p>15.6361157495904</text:p>
          </table:table-cell>
          <table:table-cell office:value-type="float" office:value="6.89779406284662" table:style-name="ce1">
            <text:p>6.89779406284662</text:p>
          </table:table-cell>
          <table:table-cell office:value-type="float" office:value="14.6312199325591" table:style-name="ce1">
            <text:p>14.6312199325591</text:p>
          </table:table-cell>
          <table:table-cell office:value-type="float" office:value="8.21909193237468" table:style-name="ce1">
            <text:p>8.21909193237468</text:p>
          </table:table-cell>
          <table:table-cell office:value-type="float" office:value="6.76024358198633" table:style-name="ce1">
            <text:p>6.76024358198633</text:p>
          </table:table-cell>
          <table:table-cell office:value-type="float" office:value="10.7264663430564" table:style-name="ce1">
            <text:p>10.7264663430564</text:p>
          </table:table-cell>
          <table:table-cell office:value-type="float" office:value="12.1026280342431" table:style-name="ce1">
            <text:p>12.1026280342431</text:p>
          </table:table-cell>
        </table:table-row>
        <table:table-row table:style-name="ro1">
          <table:table-cell office:value-type="string" table:style-name="ce1">
            <text:p>Álex Moreno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Giron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2-213</text:p>
          </table:table-cell>
          <table:table-cell office:value-type="float" office:value="16.5" table:style-name="ce1">
            <text:p>16.5</text:p>
          </table:table-cell>
          <table:table-cell office:value-type="float" office:value="8.46761111716101" table:style-name="ce1">
            <text:p>8.46761111716101</text:p>
          </table:table-cell>
          <table:table-cell office:value-type="float" office:value="11.078290777352" table:style-name="ce1">
            <text:p>11.078290777352</text:p>
          </table:table-cell>
          <table:table-cell office:value-type="float" office:value="10.2928760002195" table:style-name="ce1">
            <text:p>10.2928760002195</text:p>
          </table:table-cell>
          <table:table-cell office:value-type="float" office:value="11.2234726004164" table:style-name="ce1">
            <text:p>11.2234726004164</text:p>
          </table:table-cell>
          <table:table-cell office:value-type="float" office:value="17.1444599353434" table:style-name="ce1">
            <text:p>17.1444599353434</text:p>
          </table:table-cell>
          <table:table-cell office:value-type="float" office:value="7.82594288075973" table:style-name="ce1">
            <text:p>7.82594288075973</text:p>
          </table:table-cell>
          <table:table-cell office:value-type="float" office:value="16.328995338533" table:style-name="ce1">
            <text:p>16.328995338533</text:p>
          </table:table-cell>
          <table:table-cell office:value-type="float" office:value="8.6754510967237" table:style-name="ce1">
            <text:p>8.6754510967237</text:p>
          </table:table-cell>
          <table:table-cell office:value-type="float" office:value="10.3228426989172" table:style-name="ce1">
            <text:p>10.3228426989172</text:p>
          </table:table-cell>
          <table:table-cell office:value-type="float" office:value="11.3166792101782" table:style-name="ce1">
            <text:p>11.3166792101782</text:p>
          </table:table-cell>
          <table:table-cell office:value-type="float" office:value="4.90740952321181" table:style-name="ce1">
            <text:p>4.90740952321181</text:p>
          </table:table-cell>
        </table:table-row>
        <table:table-row table:style-name="ro1">
          <table:table-cell office:value-type="string" table:style-name="ce1">
            <text:p>Matias Moreno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Levant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2-105</text:p>
          </table:table-cell>
          <table:table-cell office:value-type="float" office:value="10.5" table:style-name="ce1">
            <text:p>10.5</text:p>
          </table:table-cell>
          <table:table-cell office:value-type="float" office:value="6.27874366057291" table:style-name="ce1">
            <text:p>6.27874366057291</text:p>
          </table:table-cell>
          <table:table-cell office:value-type="float" office:value="7.8636625337511" table:style-name="ce1">
            <text:p>7.8636625337511</text:p>
          </table:table-cell>
          <table:table-cell office:value-type="float" office:value="6.47957319801296" table:style-name="ce1">
            <text:p>6.47957319801296</text:p>
          </table:table-cell>
          <table:table-cell office:value-type="float" office:value="7.09180092548292" table:style-name="ce1">
            <text:p>7.09180092548292</text:p>
          </table:table-cell>
          <table:table-cell office:value-type="float" office:value="7.12467917356428" table:style-name="ce1">
            <text:p>7.12467917356428</text:p>
          </table:table-cell>
          <table:table-cell office:value-type="float" office:value="6.61399279107084" table:style-name="ce1">
            <text:p>6.61399279107084</text:p>
          </table:table-cell>
          <table:table-cell office:value-type="float" office:value="6.32611402741012" table:style-name="ce1">
            <text:p>6.32611402741012</text:p>
          </table:table-cell>
          <table:table-cell office:value-type="float" office:value="7.07740576115073" table:style-name="ce1">
            <text:p>7.07740576115073</text:p>
          </table:table-cell>
          <table:table-cell office:value-type="float" office:value="7.06026764607522" table:style-name="ce1">
            <text:p>7.06026764607522</text:p>
          </table:table-cell>
          <table:table-cell office:value-type="float" office:value="10.7925660779491" table:style-name="ce1">
            <text:p>10.7925660779491</text:p>
          </table:table-cell>
          <table:table-cell office:value-type="float" office:value="12.4862355571675" table:style-name="ce1">
            <text:p>12.4862355571675</text:p>
          </table:table-cell>
        </table:table-row>
        <table:table-row table:style-name="ro1">
          <table:table-cell office:value-type="string" table:style-name="ce1">
            <text:p>Santiago Mouriño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Villarreal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3-328</text:p>
          </table:table-cell>
          <table:table-cell office:value-type="float" office:value="10.7" table:style-name="ce1">
            <text:p>10.7</text:p>
          </table:table-cell>
          <table:table-cell office:value-type="float" office:value="8.03134630363443" table:style-name="ce1">
            <text:p>8.03134630363443</text:p>
          </table:table-cell>
          <table:table-cell office:value-type="float" office:value="10.0880044394903" table:style-name="ce1">
            <text:p>10.0880044394903</text:p>
          </table:table-cell>
          <table:table-cell office:value-type="float" office:value="8.06499516934026" table:style-name="ce1">
            <text:p>8.06499516934026</text:p>
          </table:table-cell>
          <table:table-cell office:value-type="float" office:value="9.3320302904216" table:style-name="ce1">
            <text:p>9.3320302904216</text:p>
          </table:table-cell>
          <table:table-cell office:value-type="float" office:value="11.3260215644376" table:style-name="ce1">
            <text:p>11.3260215644376</text:p>
          </table:table-cell>
          <table:table-cell office:value-type="float" office:value="13.4860427128217" table:style-name="ce1">
            <text:p>13.4860427128217</text:p>
          </table:table-cell>
          <table:table-cell office:value-type="float" office:value="7.65248149161646" table:style-name="ce1">
            <text:p>7.65248149161646</text:p>
          </table:table-cell>
          <table:table-cell office:value-type="float" office:value="7.07740576115073" table:style-name="ce1">
            <text:p>7.07740576115073</text:p>
          </table:table-cell>
          <table:table-cell office:value-type="float" office:value="6.76024358198633" table:style-name="ce1">
            <text:p>6.76024358198633</text:p>
          </table:table-cell>
          <table:table-cell office:value-type="float" office:value="11.4461494910818" table:style-name="ce1">
            <text:p>11.4461494910818</text:p>
          </table:table-cell>
          <table:table-cell office:value-type="float" office:value="11.4695463650374" table:style-name="ce1">
            <text:p>11.4695463650374</text:p>
          </table:table-cell>
        </table:table-row>
        <table:table-row table:style-name="ro1">
          <table:table-cell office:value-type="string" table:style-name="ce1">
            <text:p>Natan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Betis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4-335</text:p>
          </table:table-cell>
          <table:table-cell office:value-type="float" office:value="17.4" table:style-name="ce1">
            <text:p>17.4</text:p>
          </table:table-cell>
          <table:table-cell office:value-type="float" office:value="5.69618338331114" table:style-name="ce1">
            <text:p>5.69618338331114</text:p>
          </table:table-cell>
          <table:table-cell office:value-type="float" office:value="12.7753743811046" table:style-name="ce1">
            <text:p>12.7753743811046</text:p>
          </table:table-cell>
          <table:table-cell office:value-type="float" office:value="6.62963071482449" table:style-name="ce1">
            <text:p>6.62963071482449</text:p>
          </table:table-cell>
          <table:table-cell office:value-type="float" office:value="9.1914409814225" table:style-name="ce1">
            <text:p>9.1914409814225</text:p>
          </table:table-cell>
          <table:table-cell office:value-type="float" office:value="6.77381253806242" table:style-name="ce1">
            <text:p>6.77381253806242</text:p>
          </table:table-cell>
          <table:table-cell office:value-type="float" office:value="10.9344403809104" table:style-name="ce1">
            <text:p>10.9344403809104</text:p>
          </table:table-cell>
          <table:table-cell office:value-type="float" office:value="6.23028076343004" table:style-name="ce1">
            <text:p>6.23028076343004</text:p>
          </table:table-cell>
          <table:table-cell office:value-type="float" office:value="7.59485707780324" table:style-name="ce1">
            <text:p>7.59485707780324</text:p>
          </table:table-cell>
          <table:table-cell office:value-type="float" office:value="6.76024358198633" table:style-name="ce1">
            <text:p>6.76024358198633</text:p>
          </table:table-cell>
          <table:table-cell office:value-type="float" office:value="15.4438879976506" table:style-name="ce1">
            <text:p>15.4438879976506</text:p>
          </table:table-cell>
          <table:table-cell office:value-type="float" office:value="6.65829847559293" table:style-name="ce1">
            <text:p>6.65829847559293</text:p>
          </table:table-cell>
        </table:table-row>
        <table:table-row table:style-name="ro1">
          <table:table-cell office:value-type="string" table:style-name="ce1">
            <text:p>Álvaro Núñez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Elch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184</text:p>
          </table:table-cell>
          <table:table-cell office:value-type="float" office:value="17.5" table:style-name="ce1">
            <text:p>17.5</text:p>
          </table:table-cell>
          <table:table-cell office:value-type="float" office:value="10.4940790710364" table:style-name="ce1">
            <text:p>10.4940790710364</text:p>
          </table:table-cell>
          <table:table-cell office:value-type="float" office:value="15.374888300987" table:style-name="ce1">
            <text:p>15.374888300987</text:p>
          </table:table-cell>
          <table:table-cell office:value-type="float" office:value="15.9460686278757" table:style-name="ce1">
            <text:p>15.9460686278757</text:p>
          </table:table-cell>
          <table:table-cell office:value-type="float" office:value="15.6317106348592" table:style-name="ce1">
            <text:p>15.6317106348592</text:p>
          </table:table-cell>
          <table:table-cell office:value-type="float" office:value="12.4318346428372" table:style-name="ce1">
            <text:p>12.4318346428372</text:p>
          </table:table-cell>
          <table:table-cell office:value-type="float" office:value="10.5239628755844" table:style-name="ce1">
            <text:p>10.5239628755844</text:p>
          </table:table-cell>
          <table:table-cell office:value-type="float" office:value="14.3037631308392" table:style-name="ce1">
            <text:p>14.3037631308392</text:p>
          </table:table-cell>
          <table:table-cell office:value-type="float" office:value="7.07740576115073" table:style-name="ce1">
            <text:p>7.07740576115073</text:p>
          </table:table-cell>
          <table:table-cell office:value-type="float" office:value="6.46788588051009" table:style-name="ce1">
            <text:p>6.46788588051009</text:p>
          </table:table-cell>
          <table:table-cell office:value-type="float" office:value="8.85997553907523" table:style-name="ce1">
            <text:p>8.85997553907523</text:p>
          </table:table-cell>
          <table:table-cell office:value-type="float" office:value="8.65959686320044" table:style-name="ce1">
            <text:p>8.65959686320044</text:p>
          </table:table-cell>
        </table:table-row>
        <table:table-row table:style-name="ro1">
          <table:table-cell office:value-type="string" table:style-name="ce1">
            <text:p>Jon Pacheco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Alavés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4-364</text:p>
          </table:table-cell>
          <table:table-cell office:value-type="float" office:value="10.7" table:style-name="ce1">
            <text:p>10.7</text:p>
          </table:table-cell>
          <table:table-cell office:value-type="float" office:value="5.84331538007218" table:style-name="ce1">
            <text:p>5.84331538007218</text:p>
          </table:table-cell>
          <table:table-cell office:value-type="float" office:value="9.17068797010405" table:style-name="ce1">
            <text:p>9.17068797010405</text:p>
          </table:table-cell>
          <table:table-cell office:value-type="float" office:value="7.09214003629973" table:style-name="ce1">
            <text:p>7.09214003629973</text:p>
          </table:table-cell>
          <table:table-cell office:value-type="float" office:value="8.84143549206426" table:style-name="ce1">
            <text:p>8.84143549206426</text:p>
          </table:table-cell>
          <table:table-cell office:value-type="float" office:value="5.48161379131693" table:style-name="ce1">
            <text:p>5.48161379131693</text:p>
          </table:table-cell>
          <table:table-cell office:value-type="float" office:value="7.42292114320007" table:style-name="ce1">
            <text:p>7.42292114320007</text:p>
          </table:table-cell>
          <table:table-cell office:value-type="float" office:value="5.9487417575811" table:style-name="ce1">
            <text:p>5.9487417575811</text:p>
          </table:table-cell>
          <table:table-cell office:value-type="float" office:value="7.07740576115073" table:style-name="ce1">
            <text:p>7.07740576115073</text:p>
          </table:table-cell>
          <table:table-cell office:value-type="float" office:value="6.1837103653541" table:style-name="ce1">
            <text:p>6.1837103653541</text:p>
          </table:table-cell>
          <table:table-cell office:value-type="float" office:value="10.1276770824673" table:style-name="ce1">
            <text:p>10.1276770824673</text:p>
          </table:table-cell>
          <table:table-cell office:value-type="float" office:value="11.1294024127344" table:style-name="ce1">
            <text:p>11.1294024127344</text:p>
          </table:table-cell>
        </table:table-row>
        <table:table-row table:style-name="ro1">
          <table:table-cell office:value-type="string" table:style-name="ce1">
            <text:p>Victor Parada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Alavés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3-278</text:p>
          </table:table-cell>
          <table:table-cell office:value-type="float" office:value="9.4" table:style-name="ce1">
            <text:p>9.4</text:p>
          </table:table-cell>
          <table:table-cell office:value-type="float" office:value="9.38431098143679" table:style-name="ce1">
            <text:p>9.38431098143679</text:p>
          </table:table-cell>
          <table:table-cell office:value-type="float" office:value="6.99862015475268" table:style-name="ce1">
            <text:p>6.99862015475268</text:p>
          </table:table-cell>
          <table:table-cell office:value-type="float" office:value="10.1201478222151" table:style-name="ce1">
            <text:p>10.1201478222151</text:p>
          </table:table-cell>
          <table:table-cell office:value-type="float" office:value="6.65164568420844" table:style-name="ce1">
            <text:p>6.65164568420844</text:p>
          </table:table-cell>
          <table:table-cell office:value-type="float" office:value="10.1683416533654" table:style-name="ce1">
            <text:p>10.1683416533654</text:p>
          </table:table-cell>
          <table:table-cell office:value-type="float" office:value="10.9344403809104" table:style-name="ce1">
            <text:p>10.9344403809104</text:p>
          </table:table-cell>
          <table:table-cell office:value-type="float" office:value="10.1104618200181" table:style-name="ce1">
            <text:p>10.1104618200181</text:p>
          </table:table-cell>
          <table:table-cell office:value-type="float" office:value="8.03878358969244" table:style-name="ce1">
            <text:p>8.03878358969244</text:p>
          </table:table-cell>
          <table:table-cell office:value-type="float" office:value="7.36736979734072" table:style-name="ce1">
            <text:p>7.36736979734072</text:p>
          </table:table-cell>
          <table:table-cell office:value-type="float" office:value="7.07314810575326" table:style-name="ce1">
            <text:p>7.07314810575326</text:p>
          </table:table-cell>
          <table:table-cell office:value-type="float" office:value="7.10488845201606" table:style-name="ce1">
            <text:p>7.10488845201606</text:p>
          </table:table-cell>
        </table:table-row>
        <table:table-row table:style-name="ro1">
          <table:table-cell office:value-type="string" table:style-name="ce1">
            <text:p>Aitor Paredes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Athletic Club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253</text:p>
          </table:table-cell>
          <table:table-cell office:value-type="float" office:value="11.1" table:style-name="ce1">
            <text:p>11.1</text:p>
          </table:table-cell>
          <table:table-cell office:value-type="float" office:value="6.39096425911776" table:style-name="ce1">
            <text:p>6.39096425911776</text:p>
          </table:table-cell>
          <table:table-cell office:value-type="float" office:value="10.6659770085091" table:style-name="ce1">
            <text:p>10.6659770085091</text:p>
          </table:table-cell>
          <table:table-cell office:value-type="float" office:value="6.33169093972228" table:style-name="ce1">
            <text:p>6.33169093972228</text:p>
          </table:table-cell>
          <table:table-cell office:value-type="float" office:value="10.6690130071251" table:style-name="ce1">
            <text:p>10.6690130071251</text:p>
          </table:table-cell>
          <table:table-cell office:value-type="float" office:value="7.85364676184325" table:style-name="ce1">
            <text:p>7.85364676184325</text:p>
          </table:table-cell>
          <table:table-cell office:value-type="float" office:value="14.7528972321602" table:style-name="ce1">
            <text:p>14.7528972321602</text:p>
          </table:table-cell>
          <table:table-cell office:value-type="float" office:value="6.61934057465127" table:style-name="ce1">
            <text:p>6.61934057465127</text:p>
          </table:table-cell>
          <table:table-cell office:value-type="float" office:value="8.6754510967237" table:style-name="ce1">
            <text:p>8.6754510967237</text:p>
          </table:table-cell>
          <table:table-cell office:value-type="float" office:value="11.6376168898399" table:style-name="ce1">
            <text:p>11.6376168898399</text:p>
          </table:table-cell>
          <table:table-cell office:value-type="float" office:value="9.05894439934783" table:style-name="ce1">
            <text:p>9.05894439934783</text:p>
          </table:table-cell>
          <table:table-cell office:value-type="float" office:value="10.9495287476812" table:style-name="ce1">
            <text:p>10.9495287476812</text:p>
          </table:table-cell>
        </table:table-row>
        <table:table-row table:style-name="ro1">
          <table:table-cell office:value-type="string" table:style-name="ce1">
            <text:p>Alfonso Pedraza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Villarreal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29-273</text:p>
          </table:table-cell>
          <table:table-cell office:value-type="float" office:value="7.9" table:style-name="ce1">
            <text:p>7.9</text:p>
          </table:table-cell>
          <table:table-cell office:value-type="float" office:value="12.592182546919" table:style-name="ce1">
            <text:p>12.592182546919</text:p>
          </table:table-cell>
          <table:table-cell office:value-type="float" office:value="6.85346065427241" table:style-name="ce1">
            <text:p>6.85346065427241</text:p>
          </table:table-cell>
          <table:table-cell office:value-type="float" office:value="14.0604351054595" table:style-name="ce1">
            <text:p>14.0604351054595</text:p>
          </table:table-cell>
          <table:table-cell office:value-type="float" office:value="6.16955197734054" table:style-name="ce1">
            <text:p>6.16955197734054</text:p>
          </table:table-cell>
          <table:table-cell office:value-type="float" office:value="15.1693829106688" table:style-name="ce1">
            <text:p>15.1693829106688</text:p>
          </table:table-cell>
          <table:table-cell office:value-type="float" office:value="10.6169960334627" table:style-name="ce1">
            <text:p>10.6169960334627</text:p>
          </table:table-cell>
          <table:table-cell office:value-type="float" office:value="15.0888362094304" table:style-name="ce1">
            <text:p>15.0888362094304</text:p>
          </table:table-cell>
          <table:table-cell office:value-type="float" office:value="8.21909193237468" table:style-name="ce1">
            <text:p>8.21909193237468</text:p>
          </table:table-cell>
          <table:table-cell office:value-type="float" office:value="10.6561440930113" table:style-name="ce1">
            <text:p>10.6561440930113</text:p>
          </table:table-cell>
          <table:table-cell office:value-type="float" office:value="6.952461096484" table:style-name="ce1">
            <text:p>6.952461096484</text:p>
          </table:table-cell>
          <table:table-cell office:value-type="float" office:value="10.338152164334" table:style-name="ce1">
            <text:p>10.338152164334</text:p>
          </table:table-cell>
        </table:table-row>
        <table:table-row table:style-name="ro1">
          <table:table-cell office:value-type="string" table:style-name="ce1">
            <text:p>Antonio Raillo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Mallorc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4-091</text:p>
          </table:table-cell>
          <table:table-cell office:value-type="float" office:value="18" table:style-name="ce1">
            <text:p>18</text:p>
          </table:table-cell>
          <table:table-cell office:value-type="float" office:value="6.16784389751241" table:style-name="ce1">
            <text:p>6.16784389751241</text:p>
          </table:table-cell>
          <table:table-cell office:value-type="float" office:value="13.0822371608424" table:style-name="ce1">
            <text:p>13.0822371608424</text:p>
          </table:table-cell>
          <table:table-cell office:value-type="float" office:value="8.74021709057731" table:style-name="ce1">
            <text:p>8.74021709057731</text:p>
          </table:table-cell>
          <table:table-cell office:value-type="float" office:value="10.1778974815804" table:style-name="ce1">
            <text:p>10.1778974815804</text:p>
          </table:table-cell>
          <table:table-cell office:value-type="float" office:value="9.38667703473876" table:style-name="ce1">
            <text:p>9.38667703473876</text:p>
          </table:table-cell>
          <table:table-cell office:value-type="float" office:value="3.53713447170942" table:style-name="ce1">
            <text:p>3.53713447170942</text:p>
          </table:table-cell>
          <table:table-cell office:value-type="float" office:value="7.12596179823881" table:style-name="ce1">
            <text:p>7.12596179823881</text:p>
          </table:table-cell>
          <table:table-cell office:value-type="float" office:value="7.59485707780324" table:style-name="ce1">
            <text:p>7.59485707780324</text:p>
          </table:table-cell>
          <table:table-cell office:value-type="float" office:value="7.06026764607522" table:style-name="ce1">
            <text:p>7.06026764607522</text:p>
          </table:table-cell>
          <table:table-cell office:value-type="float" office:value="13.7686561083517" table:style-name="ce1">
            <text:p>13.7686561083517</text:p>
          </table:table-cell>
          <table:table-cell office:value-type="float" office:value="9.25483881888442" table:style-name="ce1">
            <text:p>9.25483881888442</text:p>
          </table:table-cell>
        </table:table-row>
        <table:table-row table:style-name="ro1">
          <table:table-cell office:value-type="string" table:style-name="ce1">
            <text:p>Andrei Ratiu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Rayo Vallecano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7-201</text:p>
          </table:table-cell>
          <table:table-cell office:value-type="float" office:value="17" table:style-name="ce1">
            <text:p>17</text:p>
          </table:table-cell>
          <table:table-cell office:value-type="float" office:value="11.1463778969714" table:style-name="ce1">
            <text:p>11.1463778969714</text:p>
          </table:table-cell>
          <table:table-cell office:value-type="float" office:value="13.0239009762241" table:style-name="ce1">
            <text:p>13.0239009762241</text:p>
          </table:table-cell>
          <table:table-cell office:value-type="float" office:value="15.0406306488735" table:style-name="ce1">
            <text:p>15.0406306488735</text:p>
          </table:table-cell>
          <table:table-cell office:value-type="float" office:value="12.8036226227816" table:style-name="ce1">
            <text:p>12.8036226227816</text:p>
          </table:table-cell>
          <table:table-cell office:value-type="float" office:value="18.3881117104917" table:style-name="ce1">
            <text:p>18.3881117104917</text:p>
          </table:table-cell>
          <table:table-cell office:value-type="float" office:value="8.4201442410811" table:style-name="ce1">
            <text:p>8.4201442410811</text:p>
          </table:table-cell>
          <table:table-cell office:value-type="float" office:value="18.0307193326624" table:style-name="ce1">
            <text:p>18.0307193326624</text:p>
          </table:table-cell>
          <table:table-cell office:value-type="float" office:value="10.2574425220617" table:style-name="ce1">
            <text:p>10.2574425220617</text:p>
          </table:table-cell>
          <table:table-cell office:value-type="float" office:value="9.98800716041223" table:style-name="ce1">
            <text:p>9.98800716041223</text:p>
          </table:table-cell>
          <table:table-cell office:value-type="float" office:value="11.9561995022009" table:style-name="ce1">
            <text:p>11.9561995022009</text:p>
          </table:table-cell>
          <table:table-cell office:value-type="float" office:value="10.42121251614" table:style-name="ce1">
            <text:p>10.42121251614</text:p>
          </table:table-cell>
        </table:table-row>
        <table:table-row table:style-name="ro1">
          <table:table-cell office:value-type="string" table:style-name="ce1">
            <text:p>Vitor Reis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Giron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19-360</text:p>
          </table:table-cell>
          <table:table-cell office:value-type="float" office:value="15.9" table:style-name="ce1">
            <text:p>15.9</text:p>
          </table:table-cell>
          <table:table-cell office:value-type="float" office:value="6.7586168951877" table:style-name="ce1">
            <text:p>6.7586168951877</text:p>
          </table:table-cell>
          <table:table-cell office:value-type="float" office:value="13.7770317010208" table:style-name="ce1">
            <text:p>13.7770317010208</text:p>
          </table:table-cell>
          <table:table-cell office:value-type="float" office:value="9.60096085143712" table:style-name="ce1">
            <text:p>9.60096085143712</text:p>
          </table:table-cell>
          <table:table-cell office:value-type="float" office:value="10.947401349345" table:style-name="ce1">
            <text:p>10.947401349345</text:p>
          </table:table-cell>
          <table:table-cell office:value-type="float" office:value="6.43332817485007" table:style-name="ce1">
            <text:p>6.43332817485007</text:p>
          </table:table-cell>
          <table:table-cell office:value-type="float" office:value="12.0045317492767" table:style-name="ce1">
            <text:p>12.0045317492767</text:p>
          </table:table-cell>
          <table:table-cell office:value-type="float" office:value="6.04157938509606" table:style-name="ce1">
            <text:p>6.04157938509606</text:p>
          </table:table-cell>
          <table:table-cell office:value-type="float" office:value="7.07740576115073" table:style-name="ce1">
            <text:p>7.07740576115073</text:p>
          </table:table-cell>
          <table:table-cell office:value-type="float" office:value="6.76024358198633" table:style-name="ce1">
            <text:p>6.76024358198633</text:p>
          </table:table-cell>
          <table:table-cell office:value-type="float" office:value="14.1332385493058" table:style-name="ce1">
            <text:p>14.1332385493058</text:p>
          </table:table-cell>
          <table:table-cell office:value-type="float" office:value="9.93836126265166" table:style-name="ce1">
            <text:p>9.93836126265166</text:p>
          </table:table-cell>
        </table:table-row>
        <table:table-row table:style-name="ro1">
          <table:table-cell office:value-type="string" table:style-name="ce1">
            <text:p>Diego Rico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Getaf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2-318</text:p>
          </table:table-cell>
          <table:table-cell office:value-type="float" office:value="15" table:style-name="ce1">
            <text:p>15</text:p>
          </table:table-cell>
          <table:table-cell office:value-type="float" office:value="8.21004524434641" table:style-name="ce1">
            <text:p>8.21004524434641</text:p>
          </table:table-cell>
          <table:table-cell office:value-type="float" office:value="9.29176534430752" table:style-name="ce1">
            <text:p>9.29176534430752</text:p>
          </table:table-cell>
          <table:table-cell office:value-type="float" office:value="8.4005412365001" table:style-name="ce1">
            <text:p>8.4005412365001</text:p>
          </table:table-cell>
          <table:table-cell office:value-type="float" office:value="13.8666714027952" table:style-name="ce1">
            <text:p>13.8666714027952</text:p>
          </table:table-cell>
          <table:table-cell office:value-type="float" office:value="9.77749276763836" table:style-name="ce1">
            <text:p>9.77749276763836</text:p>
          </table:table-cell>
          <table:table-cell office:value-type="float" office:value="5.69120972330173" table:style-name="ce1">
            <text:p>5.69120972330173</text:p>
          </table:table-cell>
          <table:table-cell office:value-type="float" office:value="10.9004133045396" table:style-name="ce1">
            <text:p>10.9004133045396</text:p>
          </table:table-cell>
          <table:table-cell office:value-type="float" office:value="7.68279183680889" table:style-name="ce1">
            <text:p>7.68279183680889</text:p>
          </table:table-cell>
          <table:table-cell office:value-type="float" office:value="6.46788588051009" table:style-name="ce1">
            <text:p>6.46788588051009</text:p>
          </table:table-cell>
          <table:table-cell office:value-type="float" office:value="11.055758305987" table:style-name="ce1">
            <text:p>11.055758305987</text:p>
          </table:table-cell>
          <table:table-cell office:value-type="float" office:value="9.60465724391515" table:style-name="ce1">
            <text:p>9.60465724391515</text:p>
          </table:table-cell>
        </table:table-row>
        <table:table-row table:style-name="ro1">
          <table:table-cell office:value-type="string" table:style-name="ce1">
            <text:p>Hugo Rincón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Girona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22-345</text:p>
          </table:table-cell>
          <table:table-cell office:value-type="float" office:value="8.5" table:style-name="ce1">
            <text:p>8.5</text:p>
          </table:table-cell>
          <table:table-cell office:value-type="float" office:value="8.6493029723435" table:style-name="ce1">
            <text:p>8.6493029723435</text:p>
          </table:table-cell>
          <table:table-cell office:value-type="float" office:value="7.67160604583021" table:style-name="ce1">
            <text:p>7.67160604583021</text:p>
          </table:table-cell>
          <table:table-cell office:value-type="float" office:value="7.73450926710402" table:style-name="ce1">
            <text:p>7.73450926710402</text:p>
          </table:table-cell>
          <table:table-cell office:value-type="float" office:value="7.28520564488385" table:style-name="ce1">
            <text:p>7.28520564488385</text:p>
          </table:table-cell>
          <table:table-cell office:value-type="float" office:value="10.1683416533654" table:style-name="ce1">
            <text:p>10.1683416533654</text:p>
          </table:table-cell>
          <table:table-cell office:value-type="float" office:value="7.63584178557573" table:style-name="ce1">
            <text:p>7.63584178557573</text:p>
          </table:table-cell>
          <table:table-cell office:value-type="float" office:value="12.6217956521756" table:style-name="ce1">
            <text:p>12.6217956521756</text:p>
          </table:table-cell>
          <table:table-cell office:value-type="float" office:value="7.07740576115073" table:style-name="ce1">
            <text:p>7.07740576115073</text:p>
          </table:table-cell>
          <table:table-cell office:value-type="float" office:value="7.68089220155268" table:style-name="ce1">
            <text:p>7.68089220155268</text:p>
          </table:table-cell>
          <table:table-cell office:value-type="float" office:value="7.01266176754182" table:style-name="ce1">
            <text:p>7.01266176754182</text:p>
          </table:table-cell>
          <table:table-cell office:value-type="float" office:value="8.64318367702054" table:style-name="ce1">
            <text:p>8.64318367702054</text:p>
          </table:table-cell>
        </table:table-row>
        <table:table-row table:style-name="ro1">
          <table:table-cell office:value-type="string" table:style-name="ce1">
            <text:p>Javi Rodríguez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Celta Vigo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2-195</text:p>
          </table:table-cell>
          <table:table-cell office:value-type="float" office:value="11.8" table:style-name="ce1">
            <text:p>11.8</text:p>
          </table:table-cell>
          <table:table-cell office:value-type="float" office:value="8.3385135400918" table:style-name="ce1">
            <text:p>8.3385135400918</text:p>
          </table:table-cell>
          <table:table-cell office:value-type="float" office:value="13.1748863051054" table:style-name="ce1">
            <text:p>13.1748863051054</text:p>
          </table:table-cell>
          <table:table-cell office:value-type="float" office:value="7.09214003629973" table:style-name="ce1">
            <text:p>7.09214003629973</text:p>
          </table:table-cell>
          <table:table-cell office:value-type="float" office:value="13.0502572898921" table:style-name="ce1">
            <text:p>13.0502572898921</text:p>
          </table:table-cell>
          <table:table-cell office:value-type="float" office:value="10.5577033189568" table:style-name="ce1">
            <text:p>10.5577033189568</text:p>
          </table:table-cell>
          <table:table-cell office:value-type="float" office:value="6.61399279107084" table:style-name="ce1">
            <text:p>6.61399279107084</text:p>
          </table:table-cell>
          <table:table-cell office:value-type="float" office:value="8.97609522931852" table:style-name="ce1">
            <text:p>8.97609522931852</text:p>
          </table:table-cell>
          <table:table-cell office:value-type="float" office:value="7.77116852831584" table:style-name="ce1">
            <text:p>7.77116852831584</text:p>
          </table:table-cell>
          <table:table-cell office:value-type="float" office:value="6.46788588051009" table:style-name="ce1">
            <text:p>6.46788588051009</text:p>
          </table:table-cell>
          <table:table-cell office:value-type="float" office:value="9.39210850269236" table:style-name="ce1">
            <text:p>9.39210850269236</text:p>
          </table:table-cell>
          <table:table-cell office:value-type="float" office:value="9.02248023535025" table:style-name="ce1">
            <text:p>9.02248023535025</text:p>
          </table:table-cell>
        </table:table-row>
        <table:table-row table:style-name="ro1">
          <table:table-cell office:value-type="string" table:style-name="ce1">
            <text:p>Ricardo Rodríguez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Betis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3-135</text:p>
          </table:table-cell>
          <table:table-cell office:value-type="float" office:value="8.5" table:style-name="ce1">
            <text:p>8.5</text:p>
          </table:table-cell>
          <table:table-cell office:value-type="float" office:value="7.75356726080154" table:style-name="ce1">
            <text:p>7.75356726080154</text:p>
          </table:table-cell>
          <table:table-cell office:value-type="float" office:value="7.67160604583021" table:style-name="ce1">
            <text:p>7.67160604583021</text:p>
          </table:table-cell>
          <table:table-cell office:value-type="float" office:value="8.56992310646399" table:style-name="ce1">
            <text:p>8.56992310646399</text:p>
          </table:table-cell>
          <table:table-cell office:value-type="float" office:value="7.28520564488385" table:style-name="ce1">
            <text:p>7.28520564488385</text:p>
          </table:table-cell>
          <table:table-cell office:value-type="float" office:value="9.38667703473876" table:style-name="ce1">
            <text:p>9.38667703473876</text:p>
          </table:table-cell>
          <table:table-cell office:value-type="float" office:value="6.61399279107084" table:style-name="ce1">
            <text:p>6.61399279107084</text:p>
          </table:table-cell>
          <table:table-cell office:value-type="float" office:value="7.86792223301092" table:style-name="ce1">
            <text:p>7.86792223301092</text:p>
          </table:table-cell>
          <table:table-cell office:value-type="float" office:value="7.07740576115073" table:style-name="ce1">
            <text:p>7.07740576115073</text:p>
          </table:table-cell>
          <table:table-cell office:value-type="float" office:value="6.1837103653541" table:style-name="ce1">
            <text:p>6.1837103653541</text:p>
          </table:table-cell>
          <table:table-cell office:value-type="float" office:value="8.01112454044283" table:style-name="ce1">
            <text:p>8.01112454044283</text:p>
          </table:table-cell>
          <table:table-cell office:value-type="float" office:value="4.19307202880542" table:style-name="ce1">
            <text:p>4.19307202880542</text:p>
          </table:table-cell>
        </table:table-row>
        <table:table-row table:style-name="ro1">
          <table:table-cell office:value-type="string" table:style-name="ce1">
            <text:p>Carlos Romero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Espanyol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4-070</text:p>
          </table:table-cell>
          <table:table-cell office:value-type="float" office:value="16.6" table:style-name="ce1">
            <text:p>16.6</text:p>
          </table:table-cell>
          <table:table-cell office:value-type="float" office:value="10.4940790710364" table:style-name="ce1">
            <text:p>10.4940790710364</text:p>
          </table:table-cell>
          <table:table-cell office:value-type="float" office:value="9.70994763887404" table:style-name="ce1">
            <text:p>9.70994763887404</text:p>
          </table:table-cell>
          <table:table-cell office:value-type="float" office:value="15.2597292350975" table:style-name="ce1">
            <text:p>15.2597292350975</text:p>
          </table:table-cell>
          <table:table-cell office:value-type="float" office:value="9.82543600676429" table:style-name="ce1">
            <text:p>9.82543600676429</text:p>
          </table:table-cell>
          <table:table-cell office:value-type="float" office:value="17.1444599353434" table:style-name="ce1">
            <text:p>17.1444599353434</text:p>
          </table:table-cell>
          <table:table-cell office:value-type="float" office:value="7.91532386517333" table:style-name="ce1">
            <text:p>7.91532386517333</text:p>
          </table:table-cell>
          <table:table-cell office:value-type="float" office:value="15.6999378650338" table:style-name="ce1">
            <text:p>15.6999378650338</text:p>
          </table:table-cell>
          <table:table-cell office:value-type="float" office:value="9.79073670012302" table:style-name="ce1">
            <text:p>9.79073670012302</text:p>
          </table:table-cell>
          <table:table-cell office:value-type="float" office:value="17.2595784210568" table:style-name="ce1">
            <text:p>17.2595784210568</text:p>
          </table:table-cell>
          <table:table-cell office:value-type="float" office:value="11.9561995022009" table:style-name="ce1">
            <text:p>11.9561995022009</text:p>
          </table:table-cell>
          <table:table-cell office:value-type="float" office:value="12.902927109229" table:style-name="ce1">
            <text:p>12.902927109229</text:p>
          </table:table-cell>
        </table:table-row>
        <table:table-row table:style-name="ro1">
          <table:table-cell office:value-type="string" table:style-name="ce1">
            <text:p>Valentin Rosier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Osasuna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29-141</text:p>
          </table:table-cell>
          <table:table-cell office:value-type="float" office:value="8.7" table:style-name="ce1">
            <text:p>8.7</text:p>
          </table:table-cell>
          <table:table-cell office:value-type="float" office:value="10.362449370377" table:style-name="ce1">
            <text:p>10.362449370377</text:p>
          </table:table-cell>
          <table:table-cell office:value-type="float" office:value="7.50683945369839" table:style-name="ce1">
            <text:p>7.50683945369839</text:p>
          </table:table-cell>
          <table:table-cell office:value-type="float" office:value="9.77405814344424" table:style-name="ce1">
            <text:p>9.77405814344424</text:p>
          </table:table-cell>
          <table:table-cell office:value-type="float" office:value="7.09180092548292" table:style-name="ce1">
            <text:p>7.09180092548292</text:p>
          </table:table-cell>
          <table:table-cell office:value-type="float" office:value="12.7831324295255" table:style-name="ce1">
            <text:p>12.7831324295255</text:p>
          </table:table-cell>
          <table:table-cell office:value-type="float" office:value="6.89779406284662" table:style-name="ce1">
            <text:p>6.89779406284662</text:p>
          </table:table-cell>
          <table:table-cell office:value-type="float" office:value="12.3120772492043" table:style-name="ce1">
            <text:p>12.3120772492043</text:p>
          </table:table-cell>
          <table:table-cell office:value-type="float" office:value="7.07740576115073" table:style-name="ce1">
            <text:p>7.07740576115073</text:p>
          </table:table-cell>
          <table:table-cell office:value-type="float" office:value="6.1837103653541" table:style-name="ce1">
            <text:p>6.1837103653541</text:p>
          </table:table-cell>
          <table:table-cell office:value-type="float" office:value="8.72784035500381" table:style-name="ce1">
            <text:p>8.72784035500381</text:p>
          </table:table-cell>
          <table:table-cell office:value-type="float" office:value="6.76100521281626" table:style-name="ce1">
            <text:p>6.76100521281626</text:p>
          </table:table-cell>
        </table:table-row>
        <table:table-row table:style-name="ro1">
          <table:table-cell office:value-type="string" table:style-name="ce1">
            <text:p>Matteo Ruggeri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Atlético Madrid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3-180</text:p>
          </table:table-cell>
          <table:table-cell office:value-type="float" office:value="8.6" table:style-name="ce1">
            <text:p>8.6</text:p>
          </table:table-cell>
          <table:table-cell office:value-type="float" office:value="10.4414616729104" table:style-name="ce1">
            <text:p>10.4414616729104</text:p>
          </table:table-cell>
          <table:table-cell office:value-type="float" office:value="8.90251872296664" table:style-name="ce1">
            <text:p>8.90251872296664</text:p>
          </table:table-cell>
          <table:table-cell office:value-type="float" office:value="9.08304383548563" table:style-name="ce1">
            <text:p>9.08304383548563</text:p>
          </table:table-cell>
          <table:table-cell office:value-type="float" office:value="9.05115219975301" table:style-name="ce1">
            <text:p>9.05115219975301</text:p>
          </table:table-cell>
          <table:table-cell office:value-type="float" office:value="10.9440804425152" table:style-name="ce1">
            <text:p>10.9440804425152</text:p>
          </table:table-cell>
          <table:table-cell office:value-type="float" office:value="4.86922656772368" table:style-name="ce1">
            <text:p>4.86922656772368</text:p>
          </table:table-cell>
          <table:table-cell office:value-type="float" office:value="12.723389195006" table:style-name="ce1">
            <text:p>12.723389195006</text:p>
          </table:table-cell>
          <table:table-cell office:value-type="float" office:value="9.13788506102313" table:style-name="ce1">
            <text:p>9.13788506102313</text:p>
          </table:table-cell>
          <table:table-cell office:value-type="float" office:value="6.1837103653541" table:style-name="ce1">
            <text:p>6.1837103653541</text:p>
          </table:table-cell>
          <table:table-cell office:value-type="float" office:value="8.53054884446787" table:style-name="ce1">
            <text:p>8.53054884446787</text:p>
          </table:table-cell>
          <table:table-cell office:value-type="float" office:value="10.0050804622485" table:style-name="ce1">
            <text:p>10.0050804622485</text:p>
          </table:table-cell>
        </table:table-row>
        <table:table-row table:style-name="ro1">
          <table:table-cell office:value-type="string" table:style-name="ce1">
            <text:p>Manu Sánchez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Levant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136</text:p>
          </table:table-cell>
          <table:table-cell office:value-type="float" office:value="14.5" table:style-name="ce1">
            <text:p>14.5</text:p>
          </table:table-cell>
          <table:table-cell office:value-type="float" office:value="9.62224501896396" table:style-name="ce1">
            <text:p>9.62224501896396</text:p>
          </table:table-cell>
          <table:table-cell office:value-type="float" office:value="8.88914896520544" table:style-name="ce1">
            <text:p>8.88914896520544</text:p>
          </table:table-cell>
          <table:table-cell office:value-type="float" office:value="10.4652179601567" table:style-name="ce1">
            <text:p>10.4652179601567</text:p>
          </table:table-cell>
          <table:table-cell office:value-type="float" office:value="9.05115219975301" table:style-name="ce1">
            <text:p>9.05115219975301</text:p>
          </table:table-cell>
          <table:table-cell office:value-type="float" office:value="14.6498100188765" table:style-name="ce1">
            <text:p>14.6498100188765</text:p>
          </table:table-cell>
          <table:table-cell office:value-type="float" office:value="6.79054423988018" table:style-name="ce1">
            <text:p>6.79054423988018</text:p>
          </table:table-cell>
          <table:table-cell office:value-type="float" office:value="15.2323993230421" table:style-name="ce1">
            <text:p>15.2323993230421</text:p>
          </table:table-cell>
          <table:table-cell office:value-type="float" office:value="8.30976216641871" table:style-name="ce1">
            <text:p>8.30976216641871</text:p>
          </table:table-cell>
          <table:table-cell office:value-type="float" office:value="10.6561440930113" table:style-name="ce1">
            <text:p>10.6561440930113</text:p>
          </table:table-cell>
          <table:table-cell office:value-type="float" office:value="11.9561995022009" table:style-name="ce1">
            <text:p>11.9561995022009</text:p>
          </table:table-cell>
          <table:table-cell office:value-type="float" office:value="11.1130947119311" table:style-name="ce1">
            <text:p>11.1130947119311</text:p>
          </table:table-cell>
        </table:table-row>
        <table:table-row table:style-name="ro1">
          <table:table-cell office:value-type="string" table:style-name="ce1">
            <text:p>Carl Starfelt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Celta Vigo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0-220</text:p>
          </table:table-cell>
          <table:table-cell office:value-type="float" office:value="8.7" table:style-name="ce1">
            <text:p>8.7</text:p>
          </table:table-cell>
          <table:table-cell office:value-type="float" office:value="5.59281085328434" table:style-name="ce1">
            <text:p>5.59281085328434</text:p>
          </table:table-cell>
          <table:table-cell office:value-type="float" office:value="10.0610205804051" table:style-name="ce1">
            <text:p>10.0610205804051</text:p>
          </table:table-cell>
          <table:table-cell office:value-type="float" office:value="6.18604756088801" table:style-name="ce1">
            <text:p>6.18604756088801</text:p>
          </table:table-cell>
          <table:table-cell office:value-type="float" office:value="6.22851703372757" table:style-name="ce1">
            <text:p>6.22851703372757</text:p>
          </table:table-cell>
          <table:table-cell office:value-type="float" office:value="5.48161379131693" table:style-name="ce1">
            <text:p>5.48161379131693</text:p>
          </table:table-cell>
          <table:table-cell office:value-type="float" office:value="3.53713447170942" table:style-name="ce1">
            <text:p>3.53713447170942</text:p>
          </table:table-cell>
          <table:table-cell office:value-type="float" office:value="5.76616150543912" table:style-name="ce1">
            <text:p>5.76616150543912</text:p>
          </table:table-cell>
          <table:table-cell office:value-type="float" office:value="8.12875970180957" table:style-name="ce1">
            <text:p>8.12875970180957</text:p>
          </table:table-cell>
          <table:table-cell office:value-type="float" office:value="7.06026764607522" table:style-name="ce1">
            <text:p>7.06026764607522</text:p>
          </table:table-cell>
          <table:table-cell office:value-type="float" office:value="9.52574124573185" table:style-name="ce1">
            <text:p>9.52574124573185</text:p>
          </table:table-cell>
          <table:table-cell office:value-type="float" office:value="11.6616939788859" table:style-name="ce1">
            <text:p>11.6616939788859</text:p>
          </table:table-cell>
        </table:table-row>
        <table:table-row table:style-name="ro1">
          <table:table-cell office:value-type="string" table:style-name="ce1">
            <text:p>Gabriel Suazo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Sevilla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28-151</text:p>
          </table:table-cell>
          <table:table-cell office:value-type="float" office:value="11" table:style-name="ce1">
            <text:p>11</text:p>
          </table:table-cell>
          <table:table-cell office:value-type="float" office:value="13.0589270832465" table:style-name="ce1">
            <text:p>13.0589270832465</text:p>
          </table:table-cell>
          <table:table-cell office:value-type="float" office:value="10.1958787201959" table:style-name="ce1">
            <text:p>10.1958787201959</text:p>
          </table:table-cell>
          <table:table-cell office:value-type="float" office:value="14.9271809660752" table:style-name="ce1">
            <text:p>14.9271809660752</text:p>
          </table:table-cell>
          <table:table-cell office:value-type="float" office:value="10.8084632961237" table:style-name="ce1">
            <text:p>10.8084632961237</text:p>
          </table:table-cell>
          <table:table-cell office:value-type="float" office:value="9.77749276763836" table:style-name="ce1">
            <text:p>9.77749276763836</text:p>
          </table:table-cell>
          <table:table-cell office:value-type="float" office:value="7.90253020369941" table:style-name="ce1">
            <text:p>7.90253020369941</text:p>
          </table:table-cell>
          <table:table-cell office:value-type="float" office:value="13.0229127718601" table:style-name="ce1">
            <text:p>13.0229127718601</text:p>
          </table:table-cell>
          <table:table-cell office:value-type="float" office:value="7.85997066510927" table:style-name="ce1">
            <text:p>7.85997066510927</text:p>
          </table:table-cell>
          <table:table-cell office:value-type="float" office:value="6.76024358198633" table:style-name="ce1">
            <text:p>6.76024358198633</text:p>
          </table:table-cell>
          <table:table-cell office:value-type="float" office:value="9.72639401416429" table:style-name="ce1">
            <text:p>9.72639401416429</text:p>
          </table:table-cell>
          <table:table-cell office:value-type="float" office:value="13.6083958704732" table:style-name="ce1">
            <text:p>13.6083958704732</text:p>
          </table:table-cell>
        </table:table-row>
        <table:table-row table:style-name="ro1">
          <table:table-cell office:value-type="string" table:style-name="ce1">
            <text:p>César Tárrega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Valenci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3-315</text:p>
          </table:table-cell>
          <table:table-cell office:value-type="float" office:value="16.3" table:style-name="ce1">
            <text:p>16.3</text:p>
          </table:table-cell>
          <table:table-cell office:value-type="float" office:value="6.01485139698071" table:style-name="ce1">
            <text:p>6.01485139698071</text:p>
          </table:table-cell>
          <table:table-cell office:value-type="float" office:value="13.2323555347554" table:style-name="ce1">
            <text:p>13.2323555347554</text:p>
          </table:table-cell>
          <table:table-cell office:value-type="float" office:value="6.33169093972228" table:style-name="ce1">
            <text:p>6.33169093972228</text:p>
          </table:table-cell>
          <table:table-cell office:value-type="float" office:value="8.63278539351187" table:style-name="ce1">
            <text:p>8.63278539351187</text:p>
          </table:table-cell>
          <table:table-cell office:value-type="float" office:value="6.77381253806242" table:style-name="ce1">
            <text:p>6.77381253806242</text:p>
          </table:table-cell>
          <table:table-cell office:value-type="float" office:value="10.9344403809104" table:style-name="ce1">
            <text:p>10.9344403809104</text:p>
          </table:table-cell>
          <table:table-cell office:value-type="float" office:value="6.23028076343004" table:style-name="ce1">
            <text:p>6.23028076343004</text:p>
          </table:table-cell>
          <table:table-cell office:value-type="float" office:value="7.59485707780324" table:style-name="ce1">
            <text:p>7.59485707780324</text:p>
          </table:table-cell>
          <table:table-cell office:value-type="float" office:value="6.46788588051009" table:style-name="ce1">
            <text:p>6.46788588051009</text:p>
          </table:table-cell>
          <table:table-cell office:value-type="float" office:value="14.3823928855613" table:style-name="ce1">
            <text:p>14.3823928855613</text:p>
          </table:table-cell>
          <table:table-cell office:value-type="float" office:value="12.2880371266698" table:style-name="ce1">
            <text:p>12.2880371266698</text:p>
          </table:table-cell>
        </table:table-row>
        <table:table-row table:style-name="ro1">
          <table:table-cell office:value-type="string" table:style-name="ce1">
            <text:p>Nahuel Tenaglia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Alavés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9-320</text:p>
          </table:table-cell>
          <table:table-cell office:value-type="float" office:value="17" table:style-name="ce1">
            <text:p>17</text:p>
          </table:table-cell>
          <table:table-cell office:value-type="float" office:value="6.5044784123322" table:style-name="ce1">
            <text:p>6.5044784123322</text:p>
          </table:table-cell>
          <table:table-cell office:value-type="float" office:value="10.9458205463318" table:style-name="ce1">
            <text:p>10.9458205463318</text:p>
          </table:table-cell>
          <table:table-cell office:value-type="float" office:value="6.47957319801296" table:style-name="ce1">
            <text:p>6.47957319801296</text:p>
          </table:table-cell>
          <table:table-cell office:value-type="float" office:value="9.40241559084271" table:style-name="ce1">
            <text:p>9.40241559084271</text:p>
          </table:table-cell>
          <table:table-cell office:value-type="float" office:value="7.12467917356428" table:style-name="ce1">
            <text:p>7.12467917356428</text:p>
          </table:table-cell>
          <table:table-cell office:value-type="float" office:value="8.70921476858249" table:style-name="ce1">
            <text:p>8.70921476858249</text:p>
          </table:table-cell>
          <table:table-cell office:value-type="float" office:value="6.52066212206712" table:style-name="ce1">
            <text:p>6.52066212206712</text:p>
          </table:table-cell>
          <table:table-cell office:value-type="float" office:value="8.12875970180957" table:style-name="ce1">
            <text:p>8.12875970180957</text:p>
          </table:table-cell>
          <table:table-cell office:value-type="float" office:value="11.6376168898399" table:style-name="ce1">
            <text:p>11.6376168898399</text:p>
          </table:table-cell>
          <table:table-cell office:value-type="float" office:value="13.7686561083517" table:style-name="ce1">
            <text:p>13.7686561083517</text:p>
          </table:table-cell>
          <table:table-cell office:value-type="float" office:value="11.194538898829" table:style-name="ce1">
            <text:p>11.194538898829</text:p>
          </table:table-cell>
        </table:table-row>
        <table:table-row table:style-name="ro1">
          <table:table-cell office:value-type="string" table:style-name="ce1">
            <text:p>Jeremy Toljan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Levant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1-152</text:p>
          </table:table-cell>
          <table:table-cell office:value-type="float" office:value="15.9" table:style-name="ce1">
            <text:p>15.9</text:p>
          </table:table-cell>
          <table:table-cell office:value-type="float" office:value="8.96296678364544" table:style-name="ce1">
            <text:p>8.96296678364544</text:p>
          </table:table-cell>
          <table:table-cell office:value-type="float" office:value="9.38606734621875" table:style-name="ce1">
            <text:p>9.38606734621875</text:p>
          </table:table-cell>
          <table:table-cell office:value-type="float" office:value="14.3209340788525" table:style-name="ce1">
            <text:p>14.3209340788525</text:p>
          </table:table-cell>
          <table:table-cell office:value-type="float" office:value="9.1914409814225" table:style-name="ce1">
            <text:p>9.1914409814225</text:p>
          </table:table-cell>
          <table:table-cell office:value-type="float" office:value="10.9440804425152" table:style-name="ce1">
            <text:p>10.9440804425152</text:p>
          </table:table-cell>
          <table:table-cell office:value-type="float" office:value="3.53713447170942" table:style-name="ce1">
            <text:p>3.53713447170942</text:p>
          </table:table-cell>
          <table:table-cell office:value-type="float" office:value="12.4161154709845" table:style-name="ce1">
            <text:p>12.4161154709845</text:p>
          </table:table-cell>
          <table:table-cell office:value-type="float" office:value="7.59485707780324" table:style-name="ce1">
            <text:p>7.59485707780324</text:p>
          </table:table-cell>
          <table:table-cell office:value-type="float" office:value="11.6376168898399" table:style-name="ce1">
            <text:p>11.6376168898399</text:p>
          </table:table-cell>
          <table:table-cell office:value-type="float" office:value="12.2058305537741" table:style-name="ce1">
            <text:p>12.2058305537741</text:p>
          </table:table-cell>
          <table:table-cell office:value-type="float" office:value="11.8835388056849" table:style-name="ce1">
            <text:p>11.8835388056849</text:p>
          </table:table-cell>
        </table:table-row>
        <table:table-row table:style-name="ro1">
          <table:table-cell office:value-type="string" table:style-name="ce1">
            <text:p>Germán Valera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Elche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23-297</text:p>
          </table:table-cell>
          <table:table-cell office:value-type="float" office:value="14.1" table:style-name="ce1">
            <text:p>14.1</text:p>
          </table:table-cell>
          <table:table-cell office:value-type="float" office:value="13.7841589002689" table:style-name="ce1">
            <text:p>13.7841589002689</text:p>
          </table:table-cell>
          <table:table-cell office:value-type="float" office:value="10.7861612781589" table:style-name="ce1">
            <text:p>10.7861612781589</text:p>
          </table:table-cell>
          <table:table-cell office:value-type="float" office:value="15.0406306488735" table:style-name="ce1">
            <text:p>15.0406306488735</text:p>
          </table:table-cell>
          <table:table-cell office:value-type="float" office:value="11.0166572056002" table:style-name="ce1">
            <text:p>11.0166572056002</text:p>
          </table:table-cell>
          <table:table-cell office:value-type="float" office:value="16.8841019113399" table:style-name="ce1">
            <text:p>16.8841019113399</text:p>
          </table:table-cell>
          <table:table-cell office:value-type="float" office:value="7.53529634474324" table:style-name="ce1">
            <text:p>7.53529634474324</text:p>
          </table:table-cell>
          <table:table-cell office:value-type="float" office:value="17.9997720730543" table:style-name="ce1">
            <text:p>17.9997720730543</text:p>
          </table:table-cell>
          <table:table-cell office:value-type="float" office:value="10.3505522835475" table:style-name="ce1">
            <text:p>10.3505522835475</text:p>
          </table:table-cell>
          <table:table-cell office:value-type="float" office:value="17.3529945844334" table:style-name="ce1">
            <text:p>17.3529945844334</text:p>
          </table:table-cell>
          <table:table-cell office:value-type="float" office:value="8.01112454044283" table:style-name="ce1">
            <text:p>8.01112454044283</text:p>
          </table:table-cell>
          <table:table-cell office:value-type="float" office:value="12.3340270852508" table:style-name="ce1">
            <text:p>12.3340270852508</text:p>
          </table:table-cell>
        </table:table-row>
        <table:table-row table:style-name="ro1">
          <table:table-cell office:value-type="string" table:style-name="ce1">
            <text:p>Martin Valjent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Mallorc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0-027</text:p>
          </table:table-cell>
          <table:table-cell office:value-type="float" office:value="18" table:style-name="ce1">
            <text:p>18</text:p>
          </table:table-cell>
          <table:table-cell office:value-type="float" office:value="6.52733394195067" table:style-name="ce1">
            <text:p>6.52733394195067</text:p>
          </table:table-cell>
          <table:table-cell office:value-type="float" office:value="12.4601861308563" table:style-name="ce1">
            <text:p>12.4601861308563</text:p>
          </table:table-cell>
          <table:table-cell office:value-type="float" office:value="6.33169093972228" table:style-name="ce1">
            <text:p>6.33169093972228</text:p>
          </table:table-cell>
          <table:table-cell office:value-type="float" office:value="10.8084632961237" table:style-name="ce1">
            <text:p>10.8084632961237</text:p>
          </table:table-cell>
          <table:table-cell office:value-type="float" office:value="11.3260215644376" table:style-name="ce1">
            <text:p>11.3260215644376</text:p>
          </table:table-cell>
          <table:table-cell office:value-type="float" office:value="12.6194383943577" table:style-name="ce1">
            <text:p>12.6194383943577</text:p>
          </table:table-cell>
          <table:table-cell office:value-type="float" office:value="8.63926741999353" table:style-name="ce1">
            <text:p>8.63926741999353</text:p>
          </table:table-cell>
          <table:table-cell office:value-type="float" office:value="9.60390153450251" table:style-name="ce1">
            <text:p>9.60390153450251</text:p>
          </table:table-cell>
          <table:table-cell office:value-type="float" office:value="7.36736979734072" table:style-name="ce1">
            <text:p>7.36736979734072</text:p>
          </table:table-cell>
          <table:table-cell office:value-type="float" office:value="13.5522959075992" table:style-name="ce1">
            <text:p>13.5522959075992</text:p>
          </table:table-cell>
          <table:table-cell office:value-type="float" office:value="12.9612479614175" table:style-name="ce1">
            <text:p>12.9612479614175</text:p>
          </table:table-cell>
        </table:table-row>
        <table:table-row table:style-name="ro1">
          <table:table-cell office:value-type="string" table:style-name="ce1">
            <text:p>Renato Veiga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Villarreal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2-162</text:p>
          </table:table-cell>
          <table:table-cell office:value-type="float" office:value="11.3" table:style-name="ce1">
            <text:p>11.3</text:p>
          </table:table-cell>
          <table:table-cell office:value-type="float" office:value="5.9716329998332" table:style-name="ce1">
            <text:p>5.9716329998332</text:p>
          </table:table-cell>
          <table:table-cell office:value-type="float" office:value="10.8261421419657" table:style-name="ce1">
            <text:p>10.8261421419657</text:p>
          </table:table-cell>
          <table:table-cell office:value-type="float" office:value="6.33169093972228" table:style-name="ce1">
            <text:p>6.33169093972228</text:p>
          </table:table-cell>
          <table:table-cell office:value-type="float" office:value="9.68435375628291" table:style-name="ce1">
            <text:p>9.68435375628291</text:p>
          </table:table-cell>
          <table:table-cell office:value-type="float" office:value="12.0711451004527" table:style-name="ce1">
            <text:p>12.0711451004527</text:p>
          </table:table-cell>
          <table:table-cell/>
          <table:table-cell office:value-type="float" office:value="7.75988538961864" table:style-name="ce1">
            <text:p>7.75988538961864</text:p>
          </table:table-cell>
          <table:table-cell office:value-type="float" office:value="8.6754510967237" table:style-name="ce1">
            <text:p>8.6754510967237</text:p>
          </table:table-cell>
          <table:table-cell office:value-type="float" office:value="6.46788588051009" table:style-name="ce1">
            <text:p>6.46788588051009</text:p>
          </table:table-cell>
          <table:table-cell office:value-type="float" office:value="9.39210850269236" table:style-name="ce1">
            <text:p>9.39210850269236</text:p>
          </table:table-cell>
          <table:table-cell office:value-type="float" office:value="7.94640097386068" table:style-name="ce1">
            <text:p>7.94640097386068</text:p>
          </table:table-cell>
        </table:table-row>
        <table:table-row table:style-name="ro1">
          <table:table-cell office:value-type="string" table:style-name="ce1">
            <text:p>Nacho Vidal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Oviedo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0-348</text:p>
          </table:table-cell>
          <table:table-cell office:value-type="float" office:value="10.9" table:style-name="ce1">
            <text:p>10.9</text:p>
          </table:table-cell>
          <table:table-cell office:value-type="float" office:value="7.50463801606883" table:style-name="ce1">
            <text:p>7.50463801606883</text:p>
          </table:table-cell>
          <table:table-cell office:value-type="float" office:value="8.62270100013006" table:style-name="ce1">
            <text:p>8.62270100013006</text:p>
          </table:table-cell>
          <table:table-cell office:value-type="float" office:value="6.62963071482449" table:style-name="ce1">
            <text:p>6.62963071482449</text:p>
          </table:table-cell>
          <table:table-cell office:value-type="float" office:value="6.28786081927124" table:style-name="ce1">
            <text:p>6.28786081927124</text:p>
          </table:table-cell>
          <table:table-cell office:value-type="float" office:value="10.5577033189568" table:style-name="ce1">
            <text:p>10.5577033189568</text:p>
          </table:table-cell>
          <table:table-cell office:value-type="float" office:value="7.42292114320007" table:style-name="ce1">
            <text:p>7.42292114320007</text:p>
          </table:table-cell>
          <table:table-cell office:value-type="float" office:value="10.4503906224657" table:style-name="ce1">
            <text:p>10.4503906224657</text:p>
          </table:table-cell>
          <table:table-cell office:value-type="float" office:value="8.6754510967237" table:style-name="ce1">
            <text:p>8.6754510967237</text:p>
          </table:table-cell>
          <table:table-cell office:value-type="float" office:value="8.98386819158146" table:style-name="ce1">
            <text:p>8.98386819158146</text:p>
          </table:table-cell>
          <table:table-cell office:value-type="float" office:value="9.458906221065" table:style-name="ce1">
            <text:p>9.458906221065</text:p>
          </table:table-cell>
          <table:table-cell office:value-type="float" office:value="9.12195176834996" table:style-name="ce1">
            <text:p>9.12195176834996</text:p>
          </table:table-cell>
        </table:table-row>
        <table:table-row table:style-name="ro1">
          <table:table-cell office:value-type="string" table:style-name="ce1">
            <text:p>Daniel Vivian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Athletic Club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176</text:p>
          </table:table-cell>
          <table:table-cell office:value-type="float" office:value="16.3" table:style-name="ce1">
            <text:p>16.3</text:p>
          </table:table-cell>
          <table:table-cell office:value-type="float" office:value="5.88586367142345" table:style-name="ce1">
            <text:p>5.88586367142345</text:p>
          </table:table-cell>
          <table:table-cell office:value-type="float" office:value="12.4233128278052" table:style-name="ce1">
            <text:p>12.4233128278052</text:p>
          </table:table-cell>
          <table:table-cell office:value-type="float" office:value="7.09214003629973" table:style-name="ce1">
            <text:p>7.09214003629973</text:p>
          </table:table-cell>
          <table:table-cell office:value-type="float" office:value="12.8658017285296" table:style-name="ce1">
            <text:p>12.8658017285296</text:p>
          </table:table-cell>
          <table:table-cell office:value-type="float" office:value="7.12467917356428" table:style-name="ce1">
            <text:p>7.12467917356428</text:p>
          </table:table-cell>
          <table:table-cell office:value-type="float" office:value="10.9344403809104" table:style-name="ce1">
            <text:p>10.9344403809104</text:p>
          </table:table-cell>
          <table:table-cell office:value-type="float" office:value="6.42291371328173" table:style-name="ce1">
            <text:p>6.42291371328173</text:p>
          </table:table-cell>
          <table:table-cell office:value-type="float" office:value="8.6754510967237" table:style-name="ce1">
            <text:p>8.6754510967237</text:p>
          </table:table-cell>
          <table:table-cell office:value-type="float" office:value="8.32424548453193" table:style-name="ce1">
            <text:p>8.32424548453193</text:p>
          </table:table-cell>
          <table:table-cell office:value-type="float" office:value="13.3863176380659" table:style-name="ce1">
            <text:p>13.3863176380659</text:p>
          </table:table-cell>
          <table:table-cell office:value-type="float" office:value="8.69244674267328" table:style-name="ce1">
            <text:p>8.69244674267328</text:p>
          </table:table-cell>
        </table:table-row>
        <table:table-row table:style-name="ro1">
          <table:table-cell office:value-type="string" table:style-name="ce1">
            <text:p>Igor Zubeldia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Real Sociedad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8-283</text:p>
          </table:table-cell>
          <table:table-cell office:value-type="float" office:value="14" table:style-name="ce1">
            <text:p>14</text:p>
          </table:table-cell>
          <table:table-cell office:value-type="float" office:value="6.05829044655131" table:style-name="ce1">
            <text:p>6.05829044655131</text:p>
          </table:table-cell>
          <table:table-cell office:value-type="float" office:value="11.562870968278" table:style-name="ce1">
            <text:p>11.562870968278</text:p>
          </table:table-cell>
          <table:table-cell office:value-type="float" office:value="9.42800495309739" table:style-name="ce1">
            <text:p>9.42800495309739</text:p>
          </table:table-cell>
          <table:table-cell office:value-type="float" office:value="10.3888499805893" table:style-name="ce1">
            <text:p>10.3888499805893</text:p>
          </table:table-cell>
          <table:table-cell office:value-type="float" office:value="6.43332817485007" table:style-name="ce1">
            <text:p>6.43332817485007</text:p>
          </table:table-cell>
          <table:table-cell office:value-type="float" office:value="5.69120972330173" table:style-name="ce1">
            <text:p>5.69120972330173</text:p>
          </table:table-cell>
          <table:table-cell office:value-type="float" office:value="6.04157938509606" table:style-name="ce1">
            <text:p>6.04157938509606</text:p>
          </table:table-cell>
          <table:table-cell office:value-type="float" office:value="7.07740576115073" table:style-name="ce1">
            <text:p>7.07740576115073</text:p>
          </table:table-cell>
          <table:table-cell office:value-type="float" office:value="6.46788588051009" table:style-name="ce1">
            <text:p>6.46788588051009</text:p>
          </table:table-cell>
          <table:table-cell office:value-type="float" office:value="13.3303009718635" table:style-name="ce1">
            <text:p>13.3303009718635</text:p>
          </table:table-cell>
          <table:table-cell office:value-type="float" office:value="9.77150410538422" table:style-name="ce1">
            <text:p>9.77150410538422</text:p>
          </table:table-cell>
        </table:table-row>
        <table:table-row table:style-name="ro1">
          <table:table-cell office:value-type="string" table:style-name="ce1">
            <text:p>Francesco Acerbi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Inter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7-331</text:p>
          </table:table-cell>
          <table:table-cell office:value-type="float" office:value="9.6" table:style-name="ce1">
            <text:p>9.6</text:p>
          </table:table-cell>
          <table:table-cell office:value-type="float" office:value="6.91295494049554" table:style-name="ce1">
            <text:p>6.91295494049554</text:p>
          </table:table-cell>
          <table:table-cell office:value-type="float" office:value="10.7366404774798" table:style-name="ce1">
            <text:p>10.7366404774798</text:p>
          </table:table-cell>
          <table:table-cell office:value-type="float" office:value="9.65246815214226" table:style-name="ce1">
            <text:p>9.65246815214226</text:p>
          </table:table-cell>
          <table:table-cell office:value-type="float" office:value="8.12668234780794" table:style-name="ce1">
            <text:p>8.12668234780794</text:p>
          </table:table-cell>
          <table:table-cell office:value-type="float" office:value="7.89578005992181" table:style-name="ce1">
            <text:p>7.89578005992181</text:p>
          </table:table-cell>
          <table:table-cell office:value-type="float" office:value="14.8320436765387" table:style-name="ce1">
            <text:p>14.8320436765387</text:p>
          </table:table-cell>
          <table:table-cell office:value-type="float" office:value="6.45737140487659" table:style-name="ce1">
            <text:p>6.45737140487659</text:p>
          </table:table-cell>
          <table:table-cell office:value-type="float" office:value="7.99182723351238" table:style-name="ce1">
            <text:p>7.99182723351238</text:p>
          </table:table-cell>
          <table:table-cell office:value-type="float" office:value="7.09814461842541" table:style-name="ce1">
            <text:p>7.09814461842541</text:p>
          </table:table-cell>
          <table:table-cell office:value-type="float" office:value="9.84584124100392" table:style-name="ce1">
            <text:p>9.84584124100392</text:p>
          </table:table-cell>
          <table:table-cell office:value-type="float" office:value="6.08151614287645" table:style-name="ce1">
            <text:p>6.08151614287645</text:p>
          </table:table-cell>
        </table:table-row>
        <table:table-row table:style-name="ro1">
          <table:table-cell office:value-type="string" table:style-name="ce1">
            <text:p>Manuel Akanji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Inter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0-172</text:p>
          </table:table-cell>
          <table:table-cell office:value-type="float" office:value="15" table:style-name="ce1">
            <text:p>15</text:p>
          </table:table-cell>
          <table:table-cell office:value-type="float" office:value="7.92161628065197" table:style-name="ce1">
            <text:p>7.92161628065197</text:p>
          </table:table-cell>
          <table:table-cell office:value-type="float" office:value="15.2482305273728" table:style-name="ce1">
            <text:p>15.2482305273728</text:p>
          </table:table-cell>
          <table:table-cell office:value-type="float" office:value="7.28905376117743" table:style-name="ce1">
            <text:p>7.28905376117743</text:p>
          </table:table-cell>
          <table:table-cell office:value-type="float" office:value="13.7716582087847" table:style-name="ce1">
            <text:p>13.7716582087847</text:p>
          </table:table-cell>
          <table:table-cell office:value-type="float" office:value="12.4985290346979" table:style-name="ce1">
            <text:p>12.4985290346979</text:p>
          </table:table-cell>
          <table:table-cell office:value-type="float" office:value="8.75593802377874" table:style-name="ce1">
            <text:p>8.75593802377874</text:p>
          </table:table-cell>
          <table:table-cell office:value-type="float" office:value="8.91105760529115" table:style-name="ce1">
            <text:p>8.91105760529115</text:p>
          </table:table-cell>
          <table:table-cell office:value-type="float" office:value="7.11537467617836" table:style-name="ce1">
            <text:p>7.11537467617836</text:p>
          </table:table-cell>
          <table:table-cell office:value-type="float" office:value="8.36890345386955" table:style-name="ce1">
            <text:p>8.36890345386955</text:p>
          </table:table-cell>
          <table:table-cell office:value-type="float" office:value="9.91310740400545" table:style-name="ce1">
            <text:p>9.91310740400545</text:p>
          </table:table-cell>
          <table:table-cell office:value-type="float" office:value="8.68955268816336" table:style-name="ce1">
            <text:p>8.68955268816336</text:p>
          </table:table-cell>
        </table:table-row>
        <table:table-row table:style-name="ro1">
          <table:table-cell office:value-type="string" table:style-name="ce1">
            <text:p>Samuele Angori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Pis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2-092</text:p>
          </table:table-cell>
          <table:table-cell office:value-type="float" office:value="11.2" table:style-name="ce1">
            <text:p>11.2</text:p>
          </table:table-cell>
          <table:table-cell office:value-type="float" office:value="10.9714464482227" table:style-name="ce1">
            <text:p>10.9714464482227</text:p>
          </table:table-cell>
          <table:table-cell office:value-type="float" office:value="6.60369117339255" table:style-name="ce1">
            <text:p>6.60369117339255</text:p>
          </table:table-cell>
          <table:table-cell office:value-type="float" office:value="14.3977631243399" table:style-name="ce1">
            <text:p>14.3977631243399</text:p>
          </table:table-cell>
          <table:table-cell office:value-type="float" office:value="8.1950848221347" table:style-name="ce1">
            <text:p>8.1950848221347</text:p>
          </table:table-cell>
          <table:table-cell office:value-type="float" office:value="7.16290170131945" table:style-name="ce1">
            <text:p>7.16290170131945</text:p>
          </table:table-cell>
          <table:table-cell office:value-type="float" office:value="8.02222189579724" table:style-name="ce1">
            <text:p>8.02222189579724</text:p>
          </table:table-cell>
          <table:table-cell office:value-type="float" office:value="9.93626852181511" table:style-name="ce1">
            <text:p>9.93626852181511</text:p>
          </table:table-cell>
          <table:table-cell office:value-type="float" office:value="7.90213788970749" table:style-name="ce1">
            <text:p>7.90213788970749</text:p>
          </table:table-cell>
          <table:table-cell office:value-type="float" office:value="7.09814461842541" table:style-name="ce1">
            <text:p>7.09814461842541</text:p>
          </table:table-cell>
          <table:table-cell office:value-type="float" office:value="8.37923457638034" table:style-name="ce1">
            <text:p>8.37923457638034</text:p>
          </table:table-cell>
          <table:table-cell office:value-type="float" office:value="9.47182229133322" table:style-name="ce1">
            <text:p>9.47182229133322</text:p>
          </table:table-cell>
        </table:table-row>
        <table:table-row table:style-name="ro1">
          <table:table-cell office:value-type="string" table:style-name="ce1">
            <text:p>Davide Bartesaghi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Mila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0-009</text:p>
          </table:table-cell>
          <table:table-cell office:value-type="float" office:value="11.1" table:style-name="ce1">
            <text:p>11.1</text:p>
          </table:table-cell>
          <table:table-cell office:value-type="float" office:value="10.7877474190703" table:style-name="ce1">
            <text:p>10.7877474190703</text:p>
          </table:table-cell>
          <table:table-cell office:value-type="float" office:value="9.03101173602491" table:style-name="ce1">
            <text:p>9.03101173602491</text:p>
          </table:table-cell>
          <table:table-cell office:value-type="float" office:value="11.5456209817681" table:style-name="ce1">
            <text:p>11.5456209817681</text:p>
          </table:table-cell>
          <table:table-cell office:value-type="float" office:value="8.67909861987192" table:style-name="ce1">
            <text:p>8.67909861987192</text:p>
          </table:table-cell>
          <table:table-cell office:value-type="float" office:value="11.7649221476" table:style-name="ce1">
            <text:p>11.7649221476</text:p>
          </table:table-cell>
          <table:table-cell office:value-type="float" office:value="7.46274368152196" table:style-name="ce1">
            <text:p>7.46274368152196</text:p>
          </table:table-cell>
          <table:table-cell office:value-type="float" office:value="15.4539637005955" table:style-name="ce1">
            <text:p>15.4539637005955</text:p>
          </table:table-cell>
          <table:table-cell office:value-type="float" office:value="12.0503365346708" table:style-name="ce1">
            <text:p>12.0503365346708</text:p>
          </table:table-cell>
          <table:table-cell office:value-type="float" office:value="14.0588156532618" table:style-name="ce1">
            <text:p>14.0588156532618</text:p>
          </table:table-cell>
          <table:table-cell office:value-type="float" office:value="7.67046374693784" table:style-name="ce1">
            <text:p>7.67046374693784</text:p>
          </table:table-cell>
          <table:table-cell office:value-type="float" office:value="11.8361043519879" table:style-name="ce1">
            <text:p>11.8361043519879</text:p>
          </table:table-cell>
        </table:table-row>
        <table:table-row table:style-name="ro1">
          <table:table-cell office:value-type="string" table:style-name="ce1">
            <text:p>Federico Baschirotto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Cremones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9-109</text:p>
          </table:table-cell>
          <table:table-cell office:value-type="float" office:value="18" table:style-name="ce1">
            <text:p>18</text:p>
          </table:table-cell>
          <table:table-cell office:value-type="float" office:value="5.37937685692147" table:style-name="ce1">
            <text:p>5.37937685692147</text:p>
          </table:table-cell>
          <table:table-cell office:value-type="float" office:value="12.3906135323384" table:style-name="ce1">
            <text:p>12.3906135323384</text:p>
          </table:table-cell>
          <table:table-cell office:value-type="float" office:value="6.21923451132195" table:style-name="ce1">
            <text:p>6.21923451132195</text:p>
          </table:table-cell>
          <table:table-cell office:value-type="float" office:value="7.85524136799526" table:style-name="ce1">
            <text:p>7.85524136799526</text:p>
          </table:table-cell>
          <table:table-cell office:value-type="float" office:value="6.46784173801987" table:style-name="ce1">
            <text:p>6.46784173801987</text:p>
          </table:table-cell>
          <table:table-cell/>
          <table:table-cell office:value-type="float" office:value="6.26370501645273" table:style-name="ce1">
            <text:p>6.26370501645273</text:p>
          </table:table-cell>
          <table:table-cell office:value-type="float" office:value="9.09355527485678" table:style-name="ce1">
            <text:p>9.09355527485678</text:p>
          </table:table-cell>
          <table:table-cell office:value-type="float" office:value="14.0588156532618" table:style-name="ce1">
            <text:p>14.0588156532618</text:p>
          </table:table-cell>
          <table:table-cell office:value-type="float" office:value="15.3644592708321" table:style-name="ce1">
            <text:p>15.3644592708321</text:p>
          </table:table-cell>
          <table:table-cell office:value-type="float" office:value="6.36160346534156" table:style-name="ce1">
            <text:p>6.36160346534156</text:p>
          </table:table-cell>
        </table:table-row>
        <table:table-row table:style-name="ro1">
          <table:table-cell office:value-type="string" table:style-name="ce1">
            <text:p>Alessandro Bastoni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Inter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269</text:p>
          </table:table-cell>
          <table:table-cell office:value-type="float" office:value="15.4" table:style-name="ce1">
            <text:p>15.4</text:p>
          </table:table-cell>
          <table:table-cell office:value-type="float" office:value="10.68239770127" table:style-name="ce1">
            <text:p>10.68239770127</text:p>
          </table:table-cell>
          <table:table-cell office:value-type="float" office:value="15.8389071098978" table:style-name="ce1">
            <text:p>15.8389071098978</text:p>
          </table:table-cell>
          <table:table-cell office:value-type="float" office:value="14.6493792342387" table:style-name="ce1">
            <text:p>14.6493792342387</text:p>
          </table:table-cell>
          <table:table-cell office:value-type="float" office:value="15.8337043260392" table:style-name="ce1">
            <text:p>15.8337043260392</text:p>
          </table:table-cell>
          <table:table-cell office:value-type="float" office:value="14.9962637748015" table:style-name="ce1">
            <text:p>14.9962637748015</text:p>
          </table:table-cell>
          <table:table-cell office:value-type="float" office:value="9.70676248301424" table:style-name="ce1">
            <text:p>9.70676248301424</text:p>
          </table:table-cell>
          <table:table-cell office:value-type="float" office:value="14.2092286689009" table:style-name="ce1">
            <text:p>14.2092286689009</text:p>
          </table:table-cell>
          <table:table-cell office:value-type="float" office:value="9.46775008018535" table:style-name="ce1">
            <text:p>9.46775008018535</text:p>
          </table:table-cell>
          <table:table-cell office:value-type="float" office:value="12.3338140267545" table:style-name="ce1">
            <text:p>12.3338140267545</text:p>
          </table:table-cell>
          <table:table-cell office:value-type="float" office:value="10.9168063750878" table:style-name="ce1">
            <text:p>10.9168063750878</text:p>
          </table:table-cell>
          <table:table-cell office:value-type="float" office:value="13.9234632769483" table:style-name="ce1">
            <text:p>13.9234632769483</text:p>
          </table:table-cell>
        </table:table-row>
        <table:table-row table:style-name="ro1">
          <table:table-cell office:value-type="string" table:style-name="ce1">
            <text:p>Armel Bella Kotchap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Hellas Veron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4-027</text:p>
          </table:table-cell>
          <table:table-cell office:value-type="float" office:value="9.6" table:style-name="ce1">
            <text:p>9.6</text:p>
          </table:table-cell>
          <table:table-cell office:value-type="float" office:value="5.7687186496382" table:style-name="ce1">
            <text:p>5.7687186496382</text:p>
          </table:table-cell>
          <table:table-cell office:value-type="float" office:value="7.53443821170073" table:style-name="ce1">
            <text:p>7.53443821170073</text:p>
          </table:table-cell>
          <table:table-cell office:value-type="float" office:value="6.66519740320874" table:style-name="ce1">
            <text:p>6.66519740320874</text:p>
          </table:table-cell>
          <table:table-cell office:value-type="float" office:value="7.25917326876664" table:style-name="ce1">
            <text:p>7.25917326876664</text:p>
          </table:table-cell>
          <table:table-cell office:value-type="float" office:value="7.16290170131945" table:style-name="ce1">
            <text:p>7.16290170131945</text:p>
          </table:table-cell>
          <table:table-cell office:value-type="float" office:value="8.75593802377874" table:style-name="ce1">
            <text:p>8.75593802377874</text:p>
          </table:table-cell>
          <table:table-cell office:value-type="float" office:value="6.45737140487659" table:style-name="ce1">
            <text:p>6.45737140487659</text:p>
          </table:table-cell>
          <table:table-cell office:value-type="float" office:value="7.11537467617836" table:style-name="ce1">
            <text:p>7.11537467617836</text:p>
          </table:table-cell>
          <table:table-cell office:value-type="float" office:value="6.2168847771854" table:style-name="ce1">
            <text:p>6.2168847771854</text:p>
          </table:table-cell>
          <table:table-cell office:value-type="float" office:value="10.7840117633517" table:style-name="ce1">
            <text:p>10.7840117633517</text:p>
          </table:table-cell>
          <table:table-cell office:value-type="float" office:value="10.8595704538783" table:style-name="ce1">
            <text:p>10.8595704538783</text:p>
          </table:table-cell>
        </table:table-row>
        <table:table-row table:style-name="ro1">
          <table:table-cell office:value-type="string" table:style-name="ce1">
            <text:p>Raoul Bellanova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Atalant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235</text:p>
          </table:table-cell>
          <table:table-cell office:value-type="float" office:value="10.3" table:style-name="ce1">
            <text:p>10.3</text:p>
          </table:table-cell>
          <table:table-cell office:value-type="float" office:value="12.023027327705" table:style-name="ce1">
            <text:p>12.023027327705</text:p>
          </table:table-cell>
          <table:table-cell office:value-type="float" office:value="8.65561847313047" table:style-name="ce1">
            <text:p>8.65561847313047</text:p>
          </table:table-cell>
          <table:table-cell office:value-type="float" office:value="12.0424169325346" table:style-name="ce1">
            <text:p>12.0424169325346</text:p>
          </table:table-cell>
          <table:table-cell office:value-type="float" office:value="8.40146989124679" table:style-name="ce1">
            <text:p>8.40146989124679</text:p>
          </table:table-cell>
          <table:table-cell office:value-type="float" office:value="11.3867834827017" table:style-name="ce1">
            <text:p>11.3867834827017</text:p>
          </table:table-cell>
          <table:table-cell office:value-type="float" office:value="8.75593802377874" table:style-name="ce1">
            <text:p>8.75593802377874</text:p>
          </table:table-cell>
          <table:table-cell office:value-type="float" office:value="15.242514028202" table:style-name="ce1">
            <text:p>15.242514028202</text:p>
          </table:table-cell>
          <table:table-cell office:value-type="float" office:value="8.81456619227516" table:style-name="ce1">
            <text:p>8.81456619227516</text:p>
          </table:table-cell>
          <table:table-cell office:value-type="float" office:value="7.09814461842541" table:style-name="ce1">
            <text:p>7.09814461842541</text:p>
          </table:table-cell>
          <table:table-cell office:value-type="float" office:value="6.75063212954536" table:style-name="ce1">
            <text:p>6.75063212954536</text:p>
          </table:table-cell>
          <table:table-cell office:value-type="float" office:value="9.18757399274952" table:style-name="ce1">
            <text:p>9.18757399274952</text:p>
          </table:table-cell>
        </table:table-row>
        <table:table-row table:style-name="ro1">
          <table:table-cell office:value-type="string" table:style-name="ce1">
            <text:p>Nicolò Bertola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Udines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2-290</text:p>
          </table:table-cell>
          <table:table-cell office:value-type="float" office:value="11.4" table:style-name="ce1">
            <text:p>11.4</text:p>
          </table:table-cell>
          <table:table-cell office:value-type="float" office:value="7.0082594407232" table:style-name="ce1">
            <text:p>7.0082594407232</text:p>
          </table:table-cell>
          <table:table-cell office:value-type="float" office:value="8.36357342675125" table:style-name="ce1">
            <text:p>8.36357342675125</text:p>
          </table:table-cell>
          <table:table-cell office:value-type="float" office:value="8.10826231080668" table:style-name="ce1">
            <text:p>8.10826231080668</text:p>
          </table:table-cell>
          <table:table-cell office:value-type="float" office:value="7.45539637310016" table:style-name="ce1">
            <text:p>7.45539637310016</text:p>
          </table:table-cell>
          <table:table-cell office:value-type="float" office:value="9.82994712797977" table:style-name="ce1">
            <text:p>9.82994712797977</text:p>
          </table:table-cell>
          <table:table-cell office:value-type="float" office:value="6.36005881331106" table:style-name="ce1">
            <text:p>6.36005881331106</text:p>
          </table:table-cell>
          <table:table-cell office:value-type="float" office:value="8.91105760529115" table:style-name="ce1">
            <text:p>8.91105760529115</text:p>
          </table:table-cell>
          <table:table-cell office:value-type="float" office:value="9.46775008018535" table:style-name="ce1">
            <text:p>9.46775008018535</text:p>
          </table:table-cell>
          <table:table-cell office:value-type="float" office:value="7.40689431342088" table:style-name="ce1">
            <text:p>7.40689431342088</text:p>
          </table:table-cell>
          <table:table-cell office:value-type="float" office:value="10.9830252936775" table:style-name="ce1">
            <text:p>10.9830252936775</text:p>
          </table:table-cell>
          <table:table-cell office:value-type="float" office:value="9.55559371700424" table:style-name="ce1">
            <text:p>9.55559371700424</text:p>
          </table:table-cell>
        </table:table-row>
        <table:table-row table:style-name="ro1">
          <table:table-cell office:value-type="string" table:style-name="ce1">
            <text:p>Sam Beukema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7-051</text:p>
          </table:table-cell>
          <table:table-cell office:value-type="float" office:value="7.7" table:style-name="ce1">
            <text:p>7.7</text:p>
          </table:table-cell>
          <table:table-cell office:value-type="float" office:value="6.56235182790534" table:style-name="ce1">
            <text:p>6.56235182790534</text:p>
          </table:table-cell>
          <table:table-cell office:value-type="float" office:value="9.92497990935002" table:style-name="ce1">
            <text:p>9.92497990935002</text:p>
          </table:table-cell>
          <table:table-cell office:value-type="float" office:value="6.21923451132195" table:style-name="ce1">
            <text:p>6.21923451132195</text:p>
          </table:table-cell>
          <table:table-cell office:value-type="float" office:value="9.87814757332419" table:style-name="ce1">
            <text:p>9.87814757332419</text:p>
          </table:table-cell>
          <table:table-cell office:value-type="float" office:value="6.46784173801987" table:style-name="ce1">
            <text:p>6.46784173801987</text:p>
          </table:table-cell>
          <table:table-cell office:value-type="float" office:value="14.8320436765387" table:style-name="ce1">
            <text:p>14.8320436765387</text:p>
          </table:table-cell>
          <table:table-cell office:value-type="float" office:value="6.55564421499667" table:style-name="ce1">
            <text:p>6.55564421499667</text:p>
          </table:table-cell>
          <table:table-cell office:value-type="float" office:value="9.46775008018535" table:style-name="ce1">
            <text:p>9.46775008018535</text:p>
          </table:table-cell>
          <table:table-cell office:value-type="float" office:value="12.6411595752223" table:style-name="ce1">
            <text:p>12.6411595752223</text:p>
          </table:table-cell>
          <table:table-cell office:value-type="float" office:value="7.23355755786555" table:style-name="ce1">
            <text:p>7.23355755786555</text:p>
          </table:table-cell>
          <table:table-cell office:value-type="float" office:value="9.75682163742004" table:style-name="ce1">
            <text:p>9.75682163742004</text:p>
          </table:table-cell>
        </table:table-row>
        <table:table-row table:style-name="ro1">
          <table:table-cell office:value-type="string" table:style-name="ce1">
            <text:p>Matteo Bianchetti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Cremones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2-296</text:p>
          </table:table-cell>
          <table:table-cell office:value-type="float" office:value="13.5" table:style-name="ce1">
            <text:p>13.5</text:p>
          </table:table-cell>
          <table:table-cell office:value-type="float" office:value="6.65476807385095" table:style-name="ce1">
            <text:p>6.65476807385095</text:p>
          </table:table-cell>
          <table:table-cell office:value-type="float" office:value="10.9511177739348" table:style-name="ce1">
            <text:p>10.9511177739348</text:p>
          </table:table-cell>
          <table:table-cell office:value-type="float" office:value="10.8662089733086" table:style-name="ce1">
            <text:p>10.8662089733086</text:p>
          </table:table-cell>
          <table:table-cell office:value-type="float" office:value="9.24075128711683" table:style-name="ce1">
            <text:p>9.24075128711683</text:p>
          </table:table-cell>
          <table:table-cell office:value-type="float" office:value="6.46784173801987" table:style-name="ce1">
            <text:p>6.46784173801987</text:p>
          </table:table-cell>
          <table:table-cell office:value-type="float" office:value="3.55611051501258" table:style-name="ce1">
            <text:p>3.55611051501258</text:p>
          </table:table-cell>
          <table:table-cell office:value-type="float" office:value="6.75497517455349" table:style-name="ce1">
            <text:p>6.75497517455349</text:p>
          </table:table-cell>
          <table:table-cell office:value-type="float" office:value="7.11537467617836" table:style-name="ce1">
            <text:p>7.11537467617836</text:p>
          </table:table-cell>
          <table:table-cell office:value-type="float" office:value="6.79651098317724" table:style-name="ce1">
            <text:p>6.79651098317724</text:p>
          </table:table-cell>
          <table:table-cell office:value-type="float" office:value="12.1463190089955" table:style-name="ce1">
            <text:p>12.1463190089955</text:p>
          </table:table-cell>
          <table:table-cell office:value-type="float" office:value="9.94135896075418" table:style-name="ce1">
            <text:p>9.94135896075418</text:p>
          </table:table-cell>
        </table:table-row>
        <table:table-row table:style-name="ro1">
          <table:table-cell office:value-type="string" table:style-name="ce1">
            <text:p>Gleison Bremer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Juventus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8-295</text:p>
          </table:table-cell>
          <table:table-cell office:value-type="float" office:value="7.7" table:style-name="ce1">
            <text:p>7.7</text:p>
          </table:table-cell>
          <table:table-cell office:value-type="float" office:value="6.56235182790534" table:style-name="ce1">
            <text:p>6.56235182790534</text:p>
          </table:table-cell>
          <table:table-cell office:value-type="float" office:value="8.24499714135792" table:style-name="ce1">
            <text:p>8.24499714135792</text:p>
          </table:table-cell>
          <table:table-cell office:value-type="float" office:value="9.82649407769019" table:style-name="ce1">
            <text:p>9.82649407769019</text:p>
          </table:table-cell>
          <table:table-cell office:value-type="float" office:value="6.5028246018667" table:style-name="ce1">
            <text:p>6.5028246018667</text:p>
          </table:table-cell>
          <table:table-cell office:value-type="float" office:value="5.81766521103868" table:style-name="ce1">
            <text:p>5.81766521103868</text:p>
          </table:table-cell>
          <table:table-cell office:value-type="float" office:value="3.55611051501258" table:style-name="ce1">
            <text:p>3.55611051501258</text:p>
          </table:table-cell>
          <table:table-cell office:value-type="float" office:value="6.07399129166846" table:style-name="ce1">
            <text:p>6.07399129166846</text:p>
          </table:table-cell>
          <table:table-cell office:value-type="float" office:value="8.2631857732136" table:style-name="ce1">
            <text:p>8.2631857732136</text:p>
          </table:table-cell>
          <table:table-cell office:value-type="float" office:value="6.79651098317724" table:style-name="ce1">
            <text:p>6.79651098317724</text:p>
          </table:table-cell>
          <table:table-cell office:value-type="float" office:value="7.23355755786555" table:style-name="ce1">
            <text:p>7.23355755786555</text:p>
          </table:table-cell>
          <table:table-cell office:value-type="float" office:value="9.52207829295762" table:style-name="ce1">
            <text:p>9.52207829295762</text:p>
          </table:table-cell>
        </table:table-row>
        <table:table-row table:style-name="ro1">
          <table:table-cell office:value-type="string" table:style-name="ce1">
            <text:p>Sascha Britschgi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Parm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19-133</text:p>
          </table:table-cell>
          <table:table-cell office:value-type="float" office:value="11.3" table:style-name="ce1">
            <text:p>11.3</text:p>
          </table:table-cell>
          <table:table-cell office:value-type="float" office:value="9.48777560658895" table:style-name="ce1">
            <text:p>9.48777560658895</text:p>
          </table:table-cell>
          <table:table-cell office:value-type="float" office:value="6.90232339383079" table:style-name="ce1">
            <text:p>6.90232339383079</text:p>
          </table:table-cell>
          <table:table-cell office:value-type="float" office:value="12.2049926294277" table:style-name="ce1">
            <text:p>12.2049926294277</text:p>
          </table:table-cell>
          <table:table-cell office:value-type="float" office:value="7.587626698303" table:style-name="ce1">
            <text:p>7.587626698303</text:p>
          </table:table-cell>
          <table:table-cell office:value-type="float" office:value="10.6143433582216" table:style-name="ce1">
            <text:p>10.6143433582216</text:p>
          </table:table-cell>
          <table:table-cell office:value-type="float" office:value="5.43117095661982" table:style-name="ce1">
            <text:p>5.43117095661982</text:p>
          </table:table-cell>
          <table:table-cell office:value-type="float" office:value="11.8441563065425" table:style-name="ce1">
            <text:p>11.8441563065425</text:p>
          </table:table-cell>
          <table:table-cell office:value-type="float" office:value="7.90213788970749" table:style-name="ce1">
            <text:p>7.90213788970749</text:p>
          </table:table-cell>
          <table:table-cell office:value-type="float" office:value="6.79651098317724" table:style-name="ce1">
            <text:p>6.79651098317724</text:p>
          </table:table-cell>
          <table:table-cell office:value-type="float" office:value="7.60730367346974" table:style-name="ce1">
            <text:p>7.60730367346974</text:p>
          </table:table-cell>
          <table:table-cell office:value-type="float" office:value="7.6076161335207" table:style-name="ce1">
            <text:p>7.6076161335207</text:p>
          </table:table-cell>
        </table:table-row>
        <table:table-row table:style-name="ro1">
          <table:table-cell office:value-type="string" table:style-name="ce1">
            <text:p>Alessandro Buongiorno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215</text:p>
          </table:table-cell>
          <table:table-cell office:value-type="float" office:value="10.4" table:style-name="ce1">
            <text:p>10.4</text:p>
          </table:table-cell>
          <table:table-cell office:value-type="float" office:value="6.77140268023595" table:style-name="ce1">
            <text:p>6.77140268023595</text:p>
          </table:table-cell>
          <table:table-cell office:value-type="float" office:value="10.1556868604614" table:style-name="ce1">
            <text:p>10.1556868604614</text:p>
          </table:table-cell>
          <table:table-cell office:value-type="float" office:value="8.10826231080668" table:style-name="ce1">
            <text:p>8.10826231080668</text:p>
          </table:table-cell>
          <table:table-cell office:value-type="float" office:value="9.59452119539883" table:style-name="ce1">
            <text:p>9.59452119539883</text:p>
          </table:table-cell>
          <table:table-cell office:value-type="float" office:value="8.27363383862798" table:style-name="ce1">
            <text:p>8.27363383862798</text:p>
          </table:table-cell>
          <table:table-cell office:value-type="float" office:value="3.55611051501258" table:style-name="ce1">
            <text:p>3.55611051501258</text:p>
          </table:table-cell>
          <table:table-cell office:value-type="float" office:value="6.65485205842086" table:style-name="ce1">
            <text:p>6.65485205842086</text:p>
          </table:table-cell>
          <table:table-cell office:value-type="float" office:value="7.99182723351238" table:style-name="ce1">
            <text:p>7.99182723351238</text:p>
          </table:table-cell>
          <table:table-cell office:value-type="float" office:value="7.72209870477989" table:style-name="ce1">
            <text:p>7.72209870477989</text:p>
          </table:table-cell>
          <table:table-cell office:value-type="float" office:value="8.44477463207905" table:style-name="ce1">
            <text:p>8.44477463207905</text:p>
          </table:table-cell>
          <table:table-cell office:value-type="float" office:value="4.87562413181123" table:style-name="ce1">
            <text:p>4.87562413181123</text:p>
          </table:table-cell>
        </table:table-row>
        <table:table-row table:style-name="ro1">
          <table:table-cell office:value-type="string" table:style-name="ce1">
            <text:p>Andrea Cambiaso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Juventus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321</text:p>
          </table:table-cell>
          <table:table-cell office:value-type="float" office:value="14.7" table:style-name="ce1">
            <text:p>14.7</text:p>
          </table:table-cell>
          <table:table-cell office:value-type="float" office:value="12.8967702362353" table:style-name="ce1">
            <text:p>12.8967702362353</text:p>
          </table:table-cell>
          <table:table-cell office:value-type="float" office:value="13.1407174495232" table:style-name="ce1">
            <text:p>13.1407174495232</text:p>
          </table:table-cell>
          <table:table-cell office:value-type="float" office:value="15.8470849798656" table:style-name="ce1">
            <text:p>15.8470849798656</text:p>
          </table:table-cell>
          <table:table-cell office:value-type="float" office:value="12.2293752218776" table:style-name="ce1">
            <text:p>12.2293752218776</text:p>
          </table:table-cell>
          <table:table-cell office:value-type="float" office:value="17.4624711073869" table:style-name="ce1">
            <text:p>17.4624711073869</text:p>
          </table:table-cell>
          <table:table-cell office:value-type="float" office:value="6.36005881331106" table:style-name="ce1">
            <text:p>6.36005881331106</text:p>
          </table:table-cell>
          <table:table-cell office:value-type="float" office:value="17.7633660495995" table:style-name="ce1">
            <text:p>17.7633660495995</text:p>
          </table:table-cell>
          <table:table-cell office:value-type="float" office:value="10.2187571945179" table:style-name="ce1">
            <text:p>10.2187571945179</text:p>
          </table:table-cell>
          <table:table-cell office:value-type="float" office:value="12.6411595752223" table:style-name="ce1">
            <text:p>12.6411595752223</text:p>
          </table:table-cell>
          <table:table-cell office:value-type="float" office:value="7.67046374693784" table:style-name="ce1">
            <text:p>7.67046374693784</text:p>
          </table:table-cell>
          <table:table-cell office:value-type="float" office:value="10.2095762813003" table:style-name="ce1">
            <text:p>10.2095762813003</text:p>
          </table:table-cell>
        </table:table-row>
        <table:table-row table:style-name="ro1">
          <table:table-cell office:value-type="string" table:style-name="ce1">
            <text:p>Simone Canestrelli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Pis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118</text:p>
          </table:table-cell>
          <table:table-cell office:value-type="float" office:value="19" table:style-name="ce1">
            <text:p>19</text:p>
          </table:table-cell>
          <table:table-cell office:value-type="float" office:value="6.58538058647281" table:style-name="ce1">
            <text:p>6.58538058647281</text:p>
          </table:table-cell>
          <table:table-cell office:value-type="float" office:value="10.8976112354029" table:style-name="ce1">
            <text:p>10.8976112354029</text:p>
          </table:table-cell>
          <table:table-cell office:value-type="float" office:value="6.66519740320874" table:style-name="ce1">
            <text:p>6.66519740320874</text:p>
          </table:table-cell>
          <table:table-cell office:value-type="float" office:value="11.0061320432792" table:style-name="ce1">
            <text:p>11.0061320432792</text:p>
          </table:table-cell>
          <table:table-cell office:value-type="float" office:value="6.46784173801987" table:style-name="ce1">
            <text:p>6.46784173801987</text:p>
          </table:table-cell>
          <table:table-cell office:value-type="float" office:value="6.64947558501435" table:style-name="ce1">
            <text:p>6.64947558501435</text:p>
          </table:table-cell>
          <table:table-cell office:value-type="float" office:value="6.8559928276174" table:style-name="ce1">
            <text:p>6.8559928276174</text:p>
          </table:table-cell>
          <table:table-cell office:value-type="float" office:value="7.54765602403672" table:style-name="ce1">
            <text:p>7.54765602403672</text:p>
          </table:table-cell>
          <table:table-cell office:value-type="float" office:value="8.04303077075706" table:style-name="ce1">
            <text:p>8.04303077075706</text:p>
          </table:table-cell>
          <table:table-cell office:value-type="float" office:value="15.2386779593179" table:style-name="ce1">
            <text:p>15.2386779593179</text:p>
          </table:table-cell>
          <table:table-cell office:value-type="float" office:value="10.8926679843294" table:style-name="ce1">
            <text:p>10.8926679843294</text:p>
          </table:table-cell>
        </table:table-row>
        <table:table-row table:style-name="ro1">
          <table:table-cell office:value-type="string" table:style-name="ce1">
            <text:p>Antonio Caracciolo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Pis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5-191</text:p>
          </table:table-cell>
          <table:table-cell office:value-type="float" office:value="18.2" table:style-name="ce1">
            <text:p>18.2</text:p>
          </table:table-cell>
          <table:table-cell office:value-type="float" office:value="5.81092508332911" table:style-name="ce1">
            <text:p>5.81092508332911</text:p>
          </table:table-cell>
          <table:table-cell office:value-type="float" office:value="10.5615866144212" table:style-name="ce1">
            <text:p>10.5615866144212</text:p>
          </table:table-cell>
          <table:table-cell office:value-type="float" office:value="6.21923451132195" table:style-name="ce1">
            <text:p>6.21923451132195</text:p>
          </table:table-cell>
          <table:table-cell office:value-type="float" office:value="7.19435713479097" table:style-name="ce1">
            <text:p>7.19435713479097</text:p>
          </table:table-cell>
          <table:table-cell office:value-type="float" office:value="7.16290170131945" table:style-name="ce1">
            <text:p>7.16290170131945</text:p>
          </table:table-cell>
          <table:table-cell office:value-type="float" office:value="6.64947558501435" table:style-name="ce1">
            <text:p>6.64947558501435</text:p>
          </table:table-cell>
          <table:table-cell office:value-type="float" office:value="7.16419120702764" table:style-name="ce1">
            <text:p>7.16419120702764</text:p>
          </table:table-cell>
          <table:table-cell office:value-type="float" office:value="8.08191011109637" table:style-name="ce1">
            <text:p>8.08191011109637</text:p>
          </table:table-cell>
          <table:table-cell office:value-type="float" office:value="7.40689431342088" table:style-name="ce1">
            <text:p>7.40689431342088</text:p>
          </table:table-cell>
          <table:table-cell office:value-type="float" office:value="15.9770067007821" table:style-name="ce1">
            <text:p>15.9770067007821</text:p>
          </table:table-cell>
          <table:table-cell office:value-type="float" office:value="8.15016896751013" table:style-name="ce1">
            <text:p>8.15016896751013</text:p>
          </table:table-cell>
        </table:table-row>
        <table:table-row table:style-name="ro1">
          <table:table-cell office:value-type="string" table:style-name="ce1">
            <text:p>Diego Carlos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Como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2-298</text:p>
          </table:table-cell>
          <table:table-cell office:value-type="float" office:value="11.3" table:style-name="ce1">
            <text:p>11.3</text:p>
          </table:table-cell>
          <table:table-cell office:value-type="float" office:value="5.81092508332911" table:style-name="ce1">
            <text:p>5.81092508332911</text:p>
          </table:table-cell>
          <table:table-cell office:value-type="float" office:value="12.0884756110627" table:style-name="ce1">
            <text:p>12.0884756110627</text:p>
          </table:table-cell>
          <table:table-cell office:value-type="float" office:value="6.21923451132195" table:style-name="ce1">
            <text:p>6.21923451132195</text:p>
          </table:table-cell>
          <table:table-cell office:value-type="float" office:value="7.99051291427652" table:style-name="ce1">
            <text:p>7.99051291427652</text:p>
          </table:table-cell>
          <table:table-cell office:value-type="float" office:value="5.81766521103868" table:style-name="ce1">
            <text:p>5.81766521103868</text:p>
          </table:table-cell>
          <table:table-cell/>
          <table:table-cell office:value-type="float" office:value="5.9806556082119" table:style-name="ce1">
            <text:p>5.9806556082119</text:p>
          </table:table-cell>
          <table:table-cell office:value-type="float" office:value="7.90213788970749" table:style-name="ce1">
            <text:p>7.90213788970749</text:p>
          </table:table-cell>
          <table:table-cell office:value-type="float" office:value="6.79651098317724" table:style-name="ce1">
            <text:p>6.79651098317724</text:p>
          </table:table-cell>
          <table:table-cell office:value-type="float" office:value="10.8504661105561" table:style-name="ce1">
            <text:p>10.8504661105561</text:p>
          </table:table-cell>
          <table:table-cell office:value-type="float" office:value="14.2851891647664" table:style-name="ce1">
            <text:p>14.2851891647664</text:p>
          </table:table-cell>
        </table:table-row>
        <table:table-row table:style-name="ro1">
          <table:table-cell office:value-type="string" table:style-name="ce1">
            <text:p>Zeki Çelik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8-324</text:p>
          </table:table-cell>
          <table:table-cell office:value-type="float" office:value="14.6" table:style-name="ce1">
            <text:p>14.6</text:p>
          </table:table-cell>
          <table:table-cell office:value-type="float" office:value="9.24898891962589" table:style-name="ce1">
            <text:p>9.24898891962589</text:p>
          </table:table-cell>
          <table:table-cell office:value-type="float" office:value="12.0630336674118" table:style-name="ce1">
            <text:p>12.0630336674118</text:p>
          </table:table-cell>
          <table:table-cell office:value-type="float" office:value="10.6941094234523" table:style-name="ce1">
            <text:p>10.6941094234523</text:p>
          </table:table-cell>
          <table:table-cell office:value-type="float" office:value="12.0307212040933" table:style-name="ce1">
            <text:p>12.0307212040933</text:p>
          </table:table-cell>
          <table:table-cell office:value-type="float" office:value="15.2507637202754" table:style-name="ce1">
            <text:p>15.2507637202754</text:p>
          </table:table-cell>
          <table:table-cell office:value-type="float" office:value="6.36005881331106" table:style-name="ce1">
            <text:p>6.36005881331106</text:p>
          </table:table-cell>
          <table:table-cell office:value-type="float" office:value="15.5893516502544" table:style-name="ce1">
            <text:p>15.5893516502544</text:p>
          </table:table-cell>
          <table:table-cell office:value-type="float" office:value="8.35434243555186" table:style-name="ce1">
            <text:p>8.35434243555186</text:p>
          </table:table-cell>
          <table:table-cell office:value-type="float" office:value="11.7000504568455" table:style-name="ce1">
            <text:p>11.7000504568455</text:p>
          </table:table-cell>
          <table:table-cell office:value-type="float" office:value="9.37538441371041" table:style-name="ce1">
            <text:p>9.37538441371041</text:p>
          </table:table-cell>
          <table:table-cell office:value-type="float" office:value="8.13400154782594" table:style-name="ce1">
            <text:p>8.13400154782594</text:p>
          </table:table-cell>
        </table:table-row>
        <table:table-row table:style-name="ro1">
          <table:table-cell office:value-type="string" table:style-name="ce1">
            <text:p>Alessandro Circati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Parm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2-089</text:p>
          </table:table-cell>
          <table:table-cell office:value-type="float" office:value="11.4" table:style-name="ce1">
            <text:p>11.4</text:p>
          </table:table-cell>
          <table:table-cell office:value-type="float" office:value="6.58538058647281" table:style-name="ce1">
            <text:p>6.58538058647281</text:p>
          </table:table-cell>
          <table:table-cell office:value-type="float" office:value="9.68058188330791" table:style-name="ce1">
            <text:p>9.68058188330791</text:p>
          </table:table-cell>
          <table:table-cell office:value-type="float" office:value="6.51433485680058" table:style-name="ce1">
            <text:p>6.51433485680058</text:p>
          </table:table-cell>
          <table:table-cell office:value-type="float" office:value="8.05848915912606" table:style-name="ce1">
            <text:p>8.05848915912606</text:p>
          </table:table-cell>
          <table:table-cell office:value-type="float" office:value="5.51102159062657" table:style-name="ce1">
            <text:p>5.51102159062657</text:p>
          </table:table-cell>
          <table:table-cell/>
          <table:table-cell office:value-type="float" office:value="5.88835283686816" table:style-name="ce1">
            <text:p>5.88835283686816</text:p>
          </table:table-cell>
          <table:table-cell office:value-type="float" office:value="7.90213788970749" table:style-name="ce1">
            <text:p>7.90213788970749</text:p>
          </table:table-cell>
          <table:table-cell office:value-type="float" office:value="10.7133122480168" table:style-name="ce1">
            <text:p>10.7133122480168</text:p>
          </table:table-cell>
          <table:table-cell office:value-type="float" office:value="10.8504661105561" table:style-name="ce1">
            <text:p>10.8504661105561</text:p>
          </table:table-cell>
          <table:table-cell office:value-type="float" office:value="10.1928273949265" table:style-name="ce1">
            <text:p>10.1928273949265</text:p>
          </table:table-cell>
        </table:table-row>
        <table:table-row table:style-name="ro1">
          <table:table-cell office:value-type="string" table:style-name="ce1">
            <text:p>Saúl Coco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Torino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332</text:p>
          </table:table-cell>
          <table:table-cell office:value-type="float" office:value="15" table:style-name="ce1">
            <text:p>15</text:p>
          </table:table-cell>
          <table:table-cell office:value-type="float" office:value="6.29002188443509" table:style-name="ce1">
            <text:p>6.29002188443509</text:p>
          </table:table-cell>
          <table:table-cell office:value-type="float" office:value="10.6289892398132" table:style-name="ce1">
            <text:p>10.6289892398132</text:p>
          </table:table-cell>
          <table:table-cell office:value-type="float" office:value="8.10826231080668" table:style-name="ce1">
            <text:p>8.10826231080668</text:p>
          </table:table-cell>
          <table:table-cell office:value-type="float" office:value="8.60945358186539" table:style-name="ce1">
            <text:p>8.60945358186539</text:p>
          </table:table-cell>
          <table:table-cell office:value-type="float" office:value="5.81766521103868" table:style-name="ce1">
            <text:p>5.81766521103868</text:p>
          </table:table-cell>
          <table:table-cell office:value-type="float" office:value="14.8320436765387" table:style-name="ce1">
            <text:p>14.8320436765387</text:p>
          </table:table-cell>
          <table:table-cell office:value-type="float" office:value="6.26370501645273" table:style-name="ce1">
            <text:p>6.26370501645273</text:p>
          </table:table-cell>
          <table:table-cell office:value-type="float" office:value="8.90736416848451" table:style-name="ce1">
            <text:p>8.90736416848451</text:p>
          </table:table-cell>
          <table:table-cell office:value-type="float" office:value="11.0459167627592" table:style-name="ce1">
            <text:p>11.0459167627592</text:p>
          </table:table-cell>
          <table:table-cell office:value-type="float" office:value="13.7886829075654" table:style-name="ce1">
            <text:p>13.7886829075654</text:p>
          </table:table-cell>
          <table:table-cell office:value-type="float" office:value="10.5605134304249" table:style-name="ce1">
            <text:p>10.5605134304249</text:p>
          </table:table-cell>
        </table:table-row>
        <table:table-row table:style-name="ro1">
          <table:table-cell office:value-type="string" table:style-name="ce1">
            <text:p>Pietro Comuzzo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Fiorentin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0-321</text:p>
          </table:table-cell>
          <table:table-cell office:value-type="float" office:value="9.2" table:style-name="ce1">
            <text:p>9.2</text:p>
          </table:table-cell>
          <table:table-cell office:value-type="float" office:value="7.56975919442549" table:style-name="ce1">
            <text:p>7.56975919442549</text:p>
          </table:table-cell>
          <table:table-cell office:value-type="float" office:value="9.21988693990074" table:style-name="ce1">
            <text:p>9.21988693990074</text:p>
          </table:table-cell>
          <table:table-cell office:value-type="float" office:value="6.36565923875512" table:style-name="ce1">
            <text:p>6.36565923875512</text:p>
          </table:table-cell>
          <table:table-cell office:value-type="float" office:value="7.65414646631918" table:style-name="ce1">
            <text:p>7.65414646631918</text:p>
          </table:table-cell>
          <table:table-cell office:value-type="float" office:value="6.13678597628348" table:style-name="ce1">
            <text:p>6.13678597628348</text:p>
          </table:table-cell>
          <table:table-cell/>
          <table:table-cell office:value-type="float" office:value="5.9806556082119" table:style-name="ce1">
            <text:p>5.9806556082119</text:p>
          </table:table-cell>
          <table:table-cell office:value-type="float" office:value="8.08191011109637" table:style-name="ce1">
            <text:p>8.08191011109637</text:p>
          </table:table-cell>
          <table:table-cell office:value-type="float" office:value="7.09814461842541" table:style-name="ce1">
            <text:p>7.09814461842541</text:p>
          </table:table-cell>
          <table:table-cell office:value-type="float" office:value="10.6507901263591" table:style-name="ce1">
            <text:p>10.6507901263591</text:p>
          </table:table-cell>
          <table:table-cell office:value-type="float" office:value="6.67934553308306" table:style-name="ce1">
            <text:p>6.67934553308306</text:p>
          </table:table-cell>
        </table:table-row>
        <table:table-row table:style-name="ro1">
          <table:table-cell office:value-type="string" table:style-name="ce1">
            <text:p>Enrico Del Prato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Parm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058</text:p>
          </table:table-cell>
          <table:table-cell office:value-type="float" office:value="15.4" table:style-name="ce1">
            <text:p>15.4</text:p>
          </table:table-cell>
          <table:table-cell office:value-type="float" office:value="7.49529360839188" table:style-name="ce1">
            <text:p>7.49529360839188</text:p>
          </table:table-cell>
          <table:table-cell office:value-type="float" office:value="10.0878622482195" table:style-name="ce1">
            <text:p>10.0878622482195</text:p>
          </table:table-cell>
          <table:table-cell office:value-type="float" office:value="6.51433485680058" table:style-name="ce1">
            <text:p>6.51433485680058</text:p>
          </table:table-cell>
          <table:table-cell office:value-type="float" office:value="8.95904101788444" table:style-name="ce1">
            <text:p>8.95904101788444</text:p>
          </table:table-cell>
          <table:table-cell office:value-type="float" office:value="7.89578005992181" table:style-name="ce1">
            <text:p>7.89578005992181</text:p>
          </table:table-cell>
          <table:table-cell office:value-type="float" office:value="10.0972404696904" table:style-name="ce1">
            <text:p>10.0972404696904</text:p>
          </table:table-cell>
          <table:table-cell office:value-type="float" office:value="8.23949104079288" table:style-name="ce1">
            <text:p>8.23949104079288</text:p>
          </table:table-cell>
          <table:table-cell office:value-type="float" office:value="11.3319153668634" table:style-name="ce1">
            <text:p>11.3319153668634</text:p>
          </table:table-cell>
          <table:table-cell office:value-type="float" office:value="14.3155306938978" table:style-name="ce1">
            <text:p>14.3155306938978</text:p>
          </table:table-cell>
          <table:table-cell office:value-type="float" office:value="10.8504661105561" table:style-name="ce1">
            <text:p>10.8504661105561</text:p>
          </table:table-cell>
          <table:table-cell office:value-type="float" office:value="9.03759110559948" table:style-name="ce1">
            <text:p>9.03759110559948</text:p>
          </table:table-cell>
        </table:table-row>
        <table:table-row table:style-name="ro1">
          <table:table-cell office:value-type="string" table:style-name="ce1">
            <text:p>Giovanni Di Lorenzo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32-156</text:p>
          </table:table-cell>
          <table:table-cell office:value-type="float" office:value="17" table:style-name="ce1">
            <text:p>17</text:p>
          </table:table-cell>
          <table:table-cell office:value-type="float" office:value="11.3616084270819" table:style-name="ce1">
            <text:p>11.3616084270819</text:p>
          </table:table-cell>
          <table:table-cell office:value-type="float" office:value="15.1091782149859" table:style-name="ce1">
            <text:p>15.1091782149859</text:p>
          </table:table-cell>
          <table:table-cell office:value-type="float" office:value="13.5821383069114" table:style-name="ce1">
            <text:p>13.5821383069114</text:p>
          </table:table-cell>
          <table:table-cell office:value-type="float" office:value="15.4251330177681" table:style-name="ce1">
            <text:p>15.4251330177681</text:p>
          </table:table-cell>
          <table:table-cell office:value-type="float" office:value="13.5260551355117" table:style-name="ce1">
            <text:p>13.5260551355117</text:p>
          </table:table-cell>
          <table:table-cell office:value-type="float" office:value="7.32577369977509" table:style-name="ce1">
            <text:p>7.32577369977509</text:p>
          </table:table-cell>
          <table:table-cell office:value-type="float" office:value="15.7203217883206" table:style-name="ce1">
            <text:p>15.7203217883206</text:p>
          </table:table-cell>
          <table:table-cell office:value-type="float" office:value="10.8718308495239" table:style-name="ce1">
            <text:p>10.8718308495239</text:p>
          </table:table-cell>
          <table:table-cell office:value-type="float" office:value="10.0415908898136" table:style-name="ce1">
            <text:p>10.0415908898136</text:p>
          </table:table-cell>
          <table:table-cell office:value-type="float" office:value="9.30832622566193" table:style-name="ce1">
            <text:p>9.30832622566193</text:p>
          </table:table-cell>
          <table:table-cell office:value-type="float" office:value="11.3036073048968" table:style-name="ce1">
            <text:p>11.3036073048968</text:p>
          </table:table-cell>
        </table:table-row>
        <table:table-row table:style-name="ro1">
          <table:table-cell office:value-type="string" table:style-name="ce1">
            <text:p>Federico Dimarco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Inter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8-058</text:p>
          </table:table-cell>
          <table:table-cell office:value-type="float" office:value="13.5" table:style-name="ce1">
            <text:p>13.5</text:p>
          </table:table-cell>
          <table:table-cell office:value-type="float" office:value="16.782577130594" table:style-name="ce1">
            <text:p>16.782577130594</text:p>
          </table:table-cell>
          <table:table-cell office:value-type="float" office:value="10.7769430978653" table:style-name="ce1">
            <text:p>10.7769430978653</text:p>
          </table:table-cell>
          <table:table-cell office:value-type="float" office:value="18.6211931527075" table:style-name="ce1">
            <text:p>18.6211931527075</text:p>
          </table:table-cell>
          <table:table-cell office:value-type="float" office:value="14.2151711833397" table:style-name="ce1">
            <text:p>14.2151711833397</text:p>
          </table:table-cell>
          <table:table-cell office:value-type="float" office:value="11.0027933204257" table:style-name="ce1">
            <text:p>11.0027933204257</text:p>
          </table:table-cell>
          <table:table-cell office:value-type="float" office:value="6.64947558501435" table:style-name="ce1">
            <text:p>6.64947558501435</text:p>
          </table:table-cell>
          <table:table-cell office:value-type="float" office:value="17.2379319542792" table:style-name="ce1">
            <text:p>17.2379319542792</text:p>
          </table:table-cell>
          <table:table-cell office:value-type="float" office:value="12.4848969291207" table:style-name="ce1">
            <text:p>12.4848969291207</text:p>
          </table:table-cell>
          <table:table-cell office:value-type="float" office:value="15.6515211469028" table:style-name="ce1">
            <text:p>15.6515211469028</text:p>
          </table:table-cell>
          <table:table-cell office:value-type="float" office:value="7.60730367346974" table:style-name="ce1">
            <text:p>7.60730367346974</text:p>
          </table:table-cell>
          <table:table-cell office:value-type="float" office:value="8.90465408282299" table:style-name="ce1">
            <text:p>8.90465408282299</text:p>
          </table:table-cell>
        </table:table-row>
        <table:table-row table:style-name="ro1">
          <table:table-cell office:value-type="string" table:style-name="ce1">
            <text:p>Berat Djimsiti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Atalant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2-322</text:p>
          </table:table-cell>
          <table:table-cell office:value-type="float" office:value="14.3" table:style-name="ce1">
            <text:p>14.3</text:p>
          </table:table-cell>
          <table:table-cell office:value-type="float" office:value="6.37996385604893" table:style-name="ce1">
            <text:p>6.37996385604893</text:p>
          </table:table-cell>
          <table:table-cell office:value-type="float" office:value="13.4064797736403" table:style-name="ce1">
            <text:p>13.4064797736403</text:p>
          </table:table-cell>
          <table:table-cell office:value-type="float" office:value="7.44970866568086" table:style-name="ce1">
            <text:p>7.44970866568086</text:p>
          </table:table-cell>
          <table:table-cell office:value-type="float" office:value="10.9363589575681" table:style-name="ce1">
            <text:p>10.9363589575681</text:p>
          </table:table-cell>
          <table:table-cell office:value-type="float" office:value="8.6573978204648" table:style-name="ce1">
            <text:p>8.6573978204648</text:p>
          </table:table-cell>
          <table:table-cell office:value-type="float" office:value="12.0689337436397" table:style-name="ce1">
            <text:p>12.0689337436397</text:p>
          </table:table-cell>
          <table:table-cell office:value-type="float" office:value="7.91013211623522" table:style-name="ce1">
            <text:p>7.91013211623522</text:p>
          </table:table-cell>
          <table:table-cell office:value-type="float" office:value="7.11537467617836" table:style-name="ce1">
            <text:p>7.11537467617836</text:p>
          </table:table-cell>
          <table:table-cell office:value-type="float" office:value="8.69887657166801" table:style-name="ce1">
            <text:p>8.69887657166801</text:p>
          </table:table-cell>
          <table:table-cell office:value-type="float" office:value="12.9982252694545" table:style-name="ce1">
            <text:p>12.9982252694545</text:p>
          </table:table-cell>
          <table:table-cell office:value-type="float" office:value="7.95695212147657" table:style-name="ce1">
            <text:p>7.95695212147657</text:p>
          </table:table-cell>
        </table:table-row>
        <table:table-row table:style-name="ro1">
          <table:table-cell office:value-type="string" table:style-name="ce1">
            <text:p>Dodô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Fiorentin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7-051</text:p>
          </table:table-cell>
          <table:table-cell office:value-type="float" office:value="17" table:style-name="ce1">
            <text:p>17</text:p>
          </table:table-cell>
          <table:table-cell office:value-type="float" office:value="13.6216801858634" table:style-name="ce1">
            <text:p>13.6216801858634</text:p>
          </table:table-cell>
          <table:table-cell office:value-type="float" office:value="11.1908335955746" table:style-name="ce1">
            <text:p>11.1908335955746</text:p>
          </table:table-cell>
          <table:table-cell office:value-type="float" office:value="13.8638961864899" table:style-name="ce1">
            <text:p>13.8638961864899</text:p>
          </table:table-cell>
          <table:table-cell office:value-type="float" office:value="12.3604142850619" table:style-name="ce1">
            <text:p>12.3604142850619</text:p>
          </table:table-cell>
          <table:table-cell office:value-type="float" office:value="18.5078930351973" table:style-name="ce1">
            <text:p>18.5078930351973</text:p>
          </table:table-cell>
          <table:table-cell office:value-type="float" office:value="7.65147856481764" table:style-name="ce1">
            <text:p>7.65147856481764</text:p>
          </table:table-cell>
          <table:table-cell office:value-type="float" office:value="17.8539550597973" table:style-name="ce1">
            <text:p>17.8539550597973</text:p>
          </table:table-cell>
          <table:table-cell office:value-type="float" office:value="7.63560201920777" table:style-name="ce1">
            <text:p>7.63560201920777</text:p>
          </table:table-cell>
          <table:table-cell office:value-type="float" office:value="9.36754734410318" table:style-name="ce1">
            <text:p>9.36754734410318</text:p>
          </table:table-cell>
          <table:table-cell office:value-type="float" office:value="7.60730367346974" table:style-name="ce1">
            <text:p>7.60730367346974</text:p>
          </table:table-cell>
          <table:table-cell office:value-type="float" office:value="6.09531530204528" table:style-name="ce1">
            <text:p>6.09531530204528</text:p>
          </table:table-cell>
        </table:table-row>
        <table:table-row table:style-name="ro1">
          <table:table-cell office:value-type="string" table:style-name="ce1">
            <text:p>Josh Doig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Sassuolo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3-234</text:p>
          </table:table-cell>
          <table:table-cell office:value-type="float" office:value="14" table:style-name="ce1">
            <text:p>14</text:p>
          </table:table-cell>
          <table:table-cell office:value-type="float" office:value="8.72188391526873" table:style-name="ce1">
            <text:p>8.72188391526873</text:p>
          </table:table-cell>
          <table:table-cell office:value-type="float" office:value="9.93855715582132" table:style-name="ce1">
            <text:p>9.93855715582132</text:p>
          </table:table-cell>
          <table:table-cell office:value-type="float" office:value="8.7871066672435" table:style-name="ce1">
            <text:p>8.7871066672435</text:p>
          </table:table-cell>
          <table:table-cell office:value-type="float" office:value="10.5151375369599" table:style-name="ce1">
            <text:p>10.5151375369599</text:p>
          </table:table-cell>
          <table:table-cell office:value-type="float" office:value="12.8517114661646" table:style-name="ce1">
            <text:p>12.8517114661646</text:p>
          </table:table-cell>
          <table:table-cell office:value-type="float" office:value="6.64947558501435" table:style-name="ce1">
            <text:p>6.64947558501435</text:p>
          </table:table-cell>
          <table:table-cell office:value-type="float" office:value="12.9933037369038" table:style-name="ce1">
            <text:p>12.9933037369038</text:p>
          </table:table-cell>
          <table:table-cell office:value-type="float" office:value="8.35434243555186" table:style-name="ce1">
            <text:p>8.35434243555186</text:p>
          </table:table-cell>
          <table:table-cell office:value-type="float" office:value="7.09814461842541" table:style-name="ce1">
            <text:p>7.09814461842541</text:p>
          </table:table-cell>
          <table:table-cell office:value-type="float" office:value="10.8504661105561" table:style-name="ce1">
            <text:p>10.8504661105561</text:p>
          </table:table-cell>
          <table:table-cell office:value-type="float" office:value="11.1398962536755" table:style-name="ce1">
            <text:p>11.1398962536755</text:p>
          </table:table-cell>
        </table:table-row>
        <table:table-row table:style-name="ro1">
          <table:table-cell office:value-type="string" table:style-name="ce1">
            <text:p>Denzel Dumfries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Inter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9-264</text:p>
          </table:table-cell>
          <table:table-cell office:value-type="float" office:value="8" table:style-name="ce1">
            <text:p>8</text:p>
          </table:table-cell>
          <table:table-cell office:value-type="float" office:value="9.32850696590018" table:style-name="ce1">
            <text:p>9.32850696590018</text:p>
          </table:table-cell>
          <table:table-cell office:value-type="float" office:value="6.40525166236584" table:style-name="ce1">
            <text:p>6.40525166236584</text:p>
          </table:table-cell>
          <table:table-cell office:value-type="float" office:value="8.6158990887948" table:style-name="ce1">
            <text:p>8.6158990887948</text:p>
          </table:table-cell>
          <table:table-cell office:value-type="float" office:value="6.38163292562945" table:style-name="ce1">
            <text:p>6.38163292562945</text:p>
          </table:table-cell>
          <table:table-cell office:value-type="float" office:value="9.82994712797977" table:style-name="ce1">
            <text:p>9.82994712797977</text:p>
          </table:table-cell>
          <table:table-cell office:value-type="float" office:value="5.9691257190527" table:style-name="ce1">
            <text:p>5.9691257190527</text:p>
          </table:table-cell>
          <table:table-cell office:value-type="float" office:value="14.0335842032169" table:style-name="ce1">
            <text:p>14.0335842032169</text:p>
          </table:table-cell>
          <table:table-cell office:value-type="float" office:value="10.5929013949686" table:style-name="ce1">
            <text:p>10.5929013949686</text:p>
          </table:table-cell>
          <table:table-cell office:value-type="float" office:value="13.7927136584329" table:style-name="ce1">
            <text:p>13.7927136584329</text:p>
          </table:table-cell>
          <table:table-cell office:value-type="float" office:value="5.6341890788166" table:style-name="ce1">
            <text:p>5.6341890788166</text:p>
          </table:table-cell>
          <table:table-cell office:value-type="float" office:value="6.22048714073145" table:style-name="ce1">
            <text:p>6.22048714073145</text:p>
          </table:table-cell>
        </table:table-row>
        <table:table-row table:style-name="ro1">
          <table:table-cell office:value-type="string" table:style-name="ce1">
            <text:p>Martin Frese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Hellas Veron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8-003</text:p>
          </table:table-cell>
          <table:table-cell office:value-type="float" office:value="12.9" table:style-name="ce1">
            <text:p>12.9</text:p>
          </table:table-cell>
          <table:table-cell office:value-type="float" office:value="9.2754850705181" table:style-name="ce1">
            <text:p>9.2754850705181</text:p>
          </table:table-cell>
          <table:table-cell office:value-type="float" office:value="8.06171544524783" table:style-name="ce1">
            <text:p>8.06171544524783</text:p>
          </table:table-cell>
          <table:table-cell office:value-type="float" office:value="9.82649407769019" table:style-name="ce1">
            <text:p>9.82649407769019</text:p>
          </table:table-cell>
          <table:table-cell office:value-type="float" office:value="9.59452119539883" table:style-name="ce1">
            <text:p>9.59452119539883</text:p>
          </table:table-cell>
          <table:table-cell office:value-type="float" office:value="6.81015273408207" table:style-name="ce1">
            <text:p>6.81015273408207</text:p>
          </table:table-cell>
          <table:table-cell office:value-type="float" office:value="3.55611051501258" table:style-name="ce1">
            <text:p>3.55611051501258</text:p>
          </table:table-cell>
          <table:table-cell office:value-type="float" office:value="8.35034082178061" table:style-name="ce1">
            <text:p>8.35034082178061</text:p>
          </table:table-cell>
          <table:table-cell office:value-type="float" office:value="10.686071605218" table:style-name="ce1">
            <text:p>10.686071605218</text:p>
          </table:table-cell>
          <table:table-cell office:value-type="float" office:value="8.36890345386955" table:style-name="ce1">
            <text:p>8.36890345386955</text:p>
          </table:table-cell>
          <table:table-cell office:value-type="float" office:value="10.9168063750878" table:style-name="ce1">
            <text:p>10.9168063750878</text:p>
          </table:table-cell>
          <table:table-cell office:value-type="float" office:value="9.55559371700424" table:style-name="ce1">
            <text:p>9.55559371700424</text:p>
          </table:table-cell>
        </table:table-row>
        <table:table-row table:style-name="ro1">
          <table:table-cell office:value-type="string" table:style-name="ce1">
            <text:p>Matteo Gabbia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Mila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078</text:p>
          </table:table-cell>
          <table:table-cell office:value-type="float" office:value="14.8" table:style-name="ce1">
            <text:p>14.8</text:p>
          </table:table-cell>
          <table:table-cell office:value-type="float" office:value="6.02536696745141" table:style-name="ce1">
            <text:p>6.02536696745141</text:p>
          </table:table-cell>
          <table:table-cell office:value-type="float" office:value="12.9516830900634" table:style-name="ce1">
            <text:p>12.9516830900634</text:p>
          </table:table-cell>
          <table:table-cell office:value-type="float" office:value="6.36565923875512" table:style-name="ce1">
            <text:p>6.36565923875512</text:p>
          </table:table-cell>
          <table:table-cell office:value-type="float" office:value="8.26368882354422" table:style-name="ce1">
            <text:p>8.26368882354422</text:p>
          </table:table-cell>
          <table:table-cell office:value-type="float" office:value="6.81015273408207" table:style-name="ce1">
            <text:p>6.81015273408207</text:p>
          </table:table-cell>
          <table:table-cell office:value-type="float" office:value="3.55611051501258" table:style-name="ce1">
            <text:p>3.55611051501258</text:p>
          </table:table-cell>
          <table:table-cell office:value-type="float" office:value="6.3600524073855" table:style-name="ce1">
            <text:p>6.3600524073855</text:p>
          </table:table-cell>
          <table:table-cell office:value-type="float" office:value="7.72400853121237" table:style-name="ce1">
            <text:p>7.72400853121237</text:p>
          </table:table-cell>
          <table:table-cell office:value-type="float" office:value="7.09814461842541" table:style-name="ce1">
            <text:p>7.09814461842541</text:p>
          </table:table-cell>
          <table:table-cell office:value-type="float" office:value="10.9830252936775" table:style-name="ce1">
            <text:p>10.9830252936775</text:p>
          </table:table-cell>
          <table:table-cell office:value-type="float" office:value="8.8052236646493" table:style-name="ce1">
            <text:p>8.8052236646493</text:p>
          </table:table-cell>
        </table:table-row>
        <table:table-row table:style-name="ro1">
          <table:table-cell office:value-type="string" table:style-name="ce1">
            <text:p>Tiago Gabriel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Lecc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1-012</text:p>
          </table:table-cell>
          <table:table-cell office:value-type="float" office:value="17.1" table:style-name="ce1">
            <text:p>17.1</text:p>
          </table:table-cell>
          <table:table-cell office:value-type="float" office:value="5.28047116308639" table:style-name="ce1">
            <text:p>5.28047116308639</text:p>
          </table:table-cell>
          <table:table-cell office:value-type="float" office:value="11.8581332055501" table:style-name="ce1">
            <text:p>11.8581332055501</text:p>
          </table:table-cell>
          <table:table-cell office:value-type="float" office:value="6.21923451132195" table:style-name="ce1">
            <text:p>6.21923451132195</text:p>
          </table:table-cell>
          <table:table-cell office:value-type="float" office:value="7.45539637310016" table:style-name="ce1">
            <text:p>7.45539637310016</text:p>
          </table:table-cell>
          <table:table-cell office:value-type="float" office:value="5.51102159062657" table:style-name="ce1">
            <text:p>5.51102159062657</text:p>
          </table:table-cell>
          <table:table-cell office:value-type="float" office:value="14.8320436765387" table:style-name="ce1">
            <text:p>14.8320436765387</text:p>
          </table:table-cell>
          <table:table-cell office:value-type="float" office:value="5.88835283686816" table:style-name="ce1">
            <text:p>5.88835283686816</text:p>
          </table:table-cell>
          <table:table-cell office:value-type="float" office:value="8.72199321634131" table:style-name="ce1">
            <text:p>8.72199321634131</text:p>
          </table:table-cell>
          <table:table-cell office:value-type="float" office:value="14.8000305244738" table:style-name="ce1">
            <text:p>14.8000305244738</text:p>
          </table:table-cell>
          <table:table-cell office:value-type="float" office:value="15.2809940844483" table:style-name="ce1">
            <text:p>15.2809940844483</text:p>
          </table:table-cell>
          <table:table-cell office:value-type="float" office:value="12.5987918122983" table:style-name="ce1">
            <text:p>12.5987918122983</text:p>
          </table:table-cell>
        </table:table-row>
        <table:table-row table:style-name="ro1">
          <table:table-cell office:value-type="string" table:style-name="ce1">
            <text:p>Antonino Gallo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Lecc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002</text:p>
          </table:table-cell>
          <table:table-cell office:value-type="float" office:value="16.4" table:style-name="ce1">
            <text:p>16.4</text:p>
          </table:table-cell>
          <table:table-cell office:value-type="float" office:value="8.85306507135092" table:style-name="ce1">
            <text:p>8.85306507135092</text:p>
          </table:table-cell>
          <table:table-cell office:value-type="float" office:value="10.6559251699518" table:style-name="ce1">
            <text:p>10.6559251699518</text:p>
          </table:table-cell>
          <table:table-cell office:value-type="float" office:value="10.0005291812947" table:style-name="ce1">
            <text:p>10.0005291812947</text:p>
          </table:table-cell>
          <table:table-cell office:value-type="float" office:value="15.2048081712697" table:style-name="ce1">
            <text:p>15.2048081712697</text:p>
          </table:table-cell>
          <table:table-cell office:value-type="float" office:value="11.3867834827017" table:style-name="ce1">
            <text:p>11.3867834827017</text:p>
          </table:table-cell>
          <table:table-cell office:value-type="float" office:value="8.25578632485754" table:style-name="ce1">
            <text:p>8.25578632485754</text:p>
          </table:table-cell>
          <table:table-cell office:value-type="float" office:value="11.6259699687859" table:style-name="ce1">
            <text:p>11.6259699687859</text:p>
          </table:table-cell>
          <table:table-cell office:value-type="float" office:value="7.63560201920777" table:style-name="ce1">
            <text:p>7.63560201920777</text:p>
          </table:table-cell>
          <table:table-cell office:value-type="float" office:value="7.09814461842541" table:style-name="ce1">
            <text:p>7.09814461842541</text:p>
          </table:table-cell>
          <table:table-cell office:value-type="float" office:value="10.9168063750878" table:style-name="ce1">
            <text:p>10.9168063750878</text:p>
          </table:table-cell>
          <table:table-cell office:value-type="float" office:value="10.5271706547553" table:style-name="ce1">
            <text:p>10.5271706547553</text:p>
          </table:table-cell>
        </table:table-row>
        <table:table-row table:style-name="ro1">
          <table:table-cell office:value-type="string" table:style-name="ce1">
            <text:p>Federico Gatti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Juventus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7-197</text:p>
          </table:table-cell>
          <table:table-cell office:value-type="float" office:value="8.6" table:style-name="ce1">
            <text:p>8.6</text:p>
          </table:table-cell>
          <table:table-cell office:value-type="float" office:value="7.17678084226568" table:style-name="ce1">
            <text:p>7.17678084226568</text:p>
          </table:table-cell>
          <table:table-cell office:value-type="float" office:value="9.24691890716899" table:style-name="ce1">
            <text:p>9.24691890716899</text:p>
          </table:table-cell>
          <table:table-cell office:value-type="float" office:value="6.36565923875512" table:style-name="ce1">
            <text:p>6.36565923875512</text:p>
          </table:table-cell>
          <table:table-cell office:value-type="float" office:value="8.74888835167989" table:style-name="ce1">
            <text:p>8.74888835167989</text:p>
          </table:table-cell>
          <table:table-cell office:value-type="float" office:value="7.52513716041731" table:style-name="ce1">
            <text:p>7.52513716041731</text:p>
          </table:table-cell>
          <table:table-cell office:value-type="float" office:value="14.8320436765387" table:style-name="ce1">
            <text:p>14.8320436765387</text:p>
          </table:table-cell>
          <table:table-cell office:value-type="float" office:value="6.45737140487659" table:style-name="ce1">
            <text:p>6.45737140487659</text:p>
          </table:table-cell>
          <table:table-cell office:value-type="float" office:value="11.3319153668634" table:style-name="ce1">
            <text:p>11.3319153668634</text:p>
          </table:table-cell>
          <table:table-cell office:value-type="float" office:value="12.9412622708034" table:style-name="ce1">
            <text:p>12.9412622708034</text:p>
          </table:table-cell>
          <table:table-cell office:value-type="float" office:value="8.05410267638942" table:style-name="ce1">
            <text:p>8.05410267638942</text:p>
          </table:table-cell>
          <table:table-cell office:value-type="float" office:value="3.45143493170029" table:style-name="ce1">
            <text:p>3.45143493170029</text:p>
          </table:table-cell>
        </table:table-row>
        <table:table-row table:style-name="ro1">
          <table:table-cell office:value-type="string" table:style-name="ce1">
            <text:p>Mario Gila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131</text:p>
          </table:table-cell>
          <table:table-cell office:value-type="float" office:value="16.4" table:style-name="ce1">
            <text:p>16.4</text:p>
          </table:table-cell>
          <table:table-cell office:value-type="float" office:value="6.31242790767899" table:style-name="ce1">
            <text:p>6.31242790767899</text:p>
          </table:table-cell>
          <table:table-cell office:value-type="float" office:value="14.9751138660985" table:style-name="ce1">
            <text:p>14.9751138660985</text:p>
          </table:table-cell>
          <table:table-cell office:value-type="float" office:value="6.66519740320874" table:style-name="ce1">
            <text:p>6.66519740320874</text:p>
          </table:table-cell>
          <table:table-cell office:value-type="float" office:value="11.1452328037372" table:style-name="ce1">
            <text:p>11.1452328037372</text:p>
          </table:table-cell>
          <table:table-cell office:value-type="float" office:value="8.27363383862798" table:style-name="ce1">
            <text:p>8.27363383862798</text:p>
          </table:table-cell>
          <table:table-cell office:value-type="float" office:value="7.82954359482946" table:style-name="ce1">
            <text:p>7.82954359482946</text:p>
          </table:table-cell>
          <table:table-cell office:value-type="float" office:value="7.06062397609302" table:style-name="ce1">
            <text:p>7.06062397609302</text:p>
          </table:table-cell>
          <table:table-cell office:value-type="float" office:value="8.17236892767764" table:style-name="ce1">
            <text:p>8.17236892767764</text:p>
          </table:table-cell>
          <table:table-cell office:value-type="float" office:value="7.40689431342088" table:style-name="ce1">
            <text:p>7.40689431342088</text:p>
          </table:table-cell>
          <table:table-cell office:value-type="float" office:value="11.8296355255509" table:style-name="ce1">
            <text:p>11.8296355255509</text:p>
          </table:table-cell>
          <table:table-cell office:value-type="float" office:value="11.0906015712016" table:style-name="ce1">
            <text:p>11.0906015712016</text:p>
          </table:table-cell>
        </table:table-row>
        <table:table-row table:style-name="ro1">
          <table:table-cell office:value-type="string" table:style-name="ce1">
            <text:p>Robin Gosens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Fiorentin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1-186</text:p>
          </table:table-cell>
          <table:table-cell office:value-type="float" office:value="8.5" table:style-name="ce1">
            <text:p>8.5</text:p>
          </table:table-cell>
          <table:table-cell office:value-type="float" office:value="9.35503177324315" table:style-name="ce1">
            <text:p>9.35503177324315</text:p>
          </table:table-cell>
          <table:table-cell office:value-type="float" office:value="6.71028609120754" table:style-name="ce1">
            <text:p>6.71028609120754</text:p>
          </table:table-cell>
          <table:table-cell office:value-type="float" office:value="8.27635669695112" table:style-name="ce1">
            <text:p>8.27635669695112</text:p>
          </table:table-cell>
          <table:table-cell office:value-type="float" office:value="7.38969919026334" table:style-name="ce1">
            <text:p>7.38969919026334</text:p>
          </table:table-cell>
          <table:table-cell office:value-type="float" office:value="7.16290170131945" table:style-name="ce1">
            <text:p>7.16290170131945</text:p>
          </table:table-cell>
          <table:table-cell office:value-type="float" office:value="3.55611051501258" table:style-name="ce1">
            <text:p>3.55611051501258</text:p>
          </table:table-cell>
          <table:table-cell office:value-type="float" office:value="11.6259699687859" table:style-name="ce1">
            <text:p>11.6259699687859</text:p>
          </table:table-cell>
          <table:table-cell office:value-type="float" office:value="9.28040514805553" table:style-name="ce1">
            <text:p>9.28040514805553</text:p>
          </table:table-cell>
          <table:table-cell office:value-type="float" office:value="14.5626493570804" table:style-name="ce1">
            <text:p>14.5626493570804</text:p>
          </table:table-cell>
          <table:table-cell office:value-type="float" office:value="7.54438241513224" table:style-name="ce1">
            <text:p>7.54438241513224</text:p>
          </table:table-cell>
          <table:table-cell office:value-type="float" office:value="6.08151614287645" table:style-name="ce1">
            <text:p>6.08151614287645</text:p>
          </table:table-cell>
        </table:table-row>
        <table:table-row table:style-name="ro1">
          <table:table-cell office:value-type="string" table:style-name="ce1">
            <text:p>Torbjørn Heggem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Bologn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360</text:p>
          </table:table-cell>
          <table:table-cell office:value-type="float" office:value="13.2" table:style-name="ce1">
            <text:p>13.2</text:p>
          </table:table-cell>
          <table:table-cell office:value-type="float" office:value="6.33488705358971" table:style-name="ce1">
            <text:p>6.33488705358971</text:p>
          </table:table-cell>
          <table:table-cell office:value-type="float" office:value="11.3890898911741" table:style-name="ce1">
            <text:p>11.3890898911741</text:p>
          </table:table-cell>
          <table:table-cell office:value-type="float" office:value="6.21923451132195" table:style-name="ce1">
            <text:p>6.21923451132195</text:p>
          </table:table-cell>
          <table:table-cell office:value-type="float" office:value="8.12668234780794" table:style-name="ce1">
            <text:p>8.12668234780794</text:p>
          </table:table-cell>
          <table:table-cell office:value-type="float" office:value="7.52513716041731" table:style-name="ce1">
            <text:p>7.52513716041731</text:p>
          </table:table-cell>
          <table:table-cell office:value-type="float" office:value="10.4331166671473" table:style-name="ce1">
            <text:p>10.4331166671473</text:p>
          </table:table-cell>
          <table:table-cell office:value-type="float" office:value="6.3600524073855" table:style-name="ce1">
            <text:p>6.3600524073855</text:p>
          </table:table-cell>
          <table:table-cell office:value-type="float" office:value="7.8128593466008" table:style-name="ce1">
            <text:p>7.8128593466008</text:p>
          </table:table-cell>
          <table:table-cell office:value-type="float" office:value="7.72209870477989" table:style-name="ce1">
            <text:p>7.72209870477989</text:p>
          </table:table-cell>
          <table:table-cell office:value-type="float" office:value="10.5840376059523" table:style-name="ce1">
            <text:p>10.5840376059523</text:p>
          </table:table-cell>
          <table:table-cell office:value-type="float" office:value="11.7722701471673" table:style-name="ce1">
            <text:p>11.7722701471673</text:p>
          </table:table-cell>
        </table:table-row>
        <table:table-row table:style-name="ro1">
          <table:table-cell office:value-type="string" table:style-name="ce1">
            <text:p>Mario Hermoso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0-203</text:p>
          </table:table-cell>
          <table:table-cell office:value-type="float" office:value="12.3" table:style-name="ce1">
            <text:p>12.3</text:p>
          </table:table-cell>
          <table:table-cell office:value-type="float" office:value="7.0082594407232" table:style-name="ce1">
            <text:p>7.0082594407232</text:p>
          </table:table-cell>
          <table:table-cell office:value-type="float" office:value="11.6899619911535" table:style-name="ce1">
            <text:p>11.6899619911535</text:p>
          </table:table-cell>
          <table:table-cell office:value-type="float" office:value="6.81817762895154" table:style-name="ce1">
            <text:p>6.81817762895154</text:p>
          </table:table-cell>
          <table:table-cell office:value-type="float" office:value="10.5151375369599" table:style-name="ce1">
            <text:p>10.5151375369599</text:p>
          </table:table-cell>
          <table:table-cell office:value-type="float" office:value="9.43703474415259" table:style-name="ce1">
            <text:p>9.43703474415259</text:p>
          </table:table-cell>
          <table:table-cell office:value-type="float" office:value="4.67631368446825" table:style-name="ce1">
            <text:p>4.67631368446825</text:p>
          </table:table-cell>
          <table:table-cell office:value-type="float" office:value="8.23949104079288" table:style-name="ce1">
            <text:p>8.23949104079288</text:p>
          </table:table-cell>
          <table:table-cell office:value-type="float" office:value="9.28040514805553" table:style-name="ce1">
            <text:p>9.28040514805553</text:p>
          </table:table-cell>
          <table:table-cell office:value-type="float" office:value="10.3782227563148" table:style-name="ce1">
            <text:p>10.3782227563148</text:p>
          </table:table-cell>
          <table:table-cell office:value-type="float" office:value="9.71131408191222" table:style-name="ce1">
            <text:p>9.71131408191222</text:p>
          </table:table-cell>
          <table:table-cell office:value-type="float" office:value="9.47182229133322" table:style-name="ce1">
            <text:p>9.47182229133322</text:p>
          </table:table-cell>
        </table:table-row>
        <table:table-row table:style-name="ro1">
          <table:table-cell office:value-type="string" table:style-name="ce1">
            <text:p>Isak Hien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Atalant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359</text:p>
          </table:table-cell>
          <table:table-cell office:value-type="float" office:value="14.6" table:style-name="ce1">
            <text:p>14.6</text:p>
          </table:table-cell>
          <table:table-cell office:value-type="float" office:value="7.49529360839188" table:style-name="ce1">
            <text:p>7.49529360839188</text:p>
          </table:table-cell>
          <table:table-cell office:value-type="float" office:value="13.1055278967514" table:style-name="ce1">
            <text:p>13.1055278967514</text:p>
          </table:table-cell>
          <table:table-cell office:value-type="float" office:value="6.66519740320874" table:style-name="ce1">
            <text:p>6.66519740320874</text:p>
          </table:table-cell>
          <table:table-cell office:value-type="float" office:value="9.24075128711683" table:style-name="ce1">
            <text:p>9.24075128711683</text:p>
          </table:table-cell>
          <table:table-cell office:value-type="float" office:value="5.81766521103868" table:style-name="ce1">
            <text:p>5.81766521103868</text:p>
          </table:table-cell>
          <table:table-cell office:value-type="float" office:value="8.75593802377874" table:style-name="ce1">
            <text:p>8.75593802377874</text:p>
          </table:table-cell>
          <table:table-cell office:value-type="float" office:value="6.16834603841054" table:style-name="ce1">
            <text:p>6.16834603841054</text:p>
          </table:table-cell>
          <table:table-cell office:value-type="float" office:value="8.35434243555186" table:style-name="ce1">
            <text:p>8.35434243555186</text:p>
          </table:table-cell>
          <table:table-cell office:value-type="float" office:value="11.3751217369631" table:style-name="ce1">
            <text:p>11.3751217369631</text:p>
          </table:table-cell>
          <table:table-cell office:value-type="float" office:value="11.7014074863831" table:style-name="ce1">
            <text:p>11.7014074863831</text:p>
          </table:table-cell>
          <table:table-cell office:value-type="float" office:value="10.7767033364093" table:style-name="ce1">
            <text:p>10.7767033364093</text:p>
          </table:table-cell>
        </table:table-row>
        <table:table-row table:style-name="ro1">
          <table:table-cell office:value-type="string" table:style-name="ce1">
            <text:p>Jay Idzes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Sassuolo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219</text:p>
          </table:table-cell>
          <table:table-cell office:value-type="float" office:value="18" table:style-name="ce1">
            <text:p>18</text:p>
          </table:table-cell>
          <table:table-cell office:value-type="float" office:value="5.359476004846" table:style-name="ce1">
            <text:p>5.359476004846</text:p>
          </table:table-cell>
          <table:table-cell office:value-type="float" office:value="12.3656666627484" table:style-name="ce1">
            <text:p>12.3656666627484</text:p>
          </table:table-cell>
          <table:table-cell office:value-type="float" office:value="6.51433485680058" table:style-name="ce1">
            <text:p>6.51433485680058</text:p>
          </table:table-cell>
          <table:table-cell office:value-type="float" office:value="8.33248649637633" table:style-name="ce1">
            <text:p>8.33248649637633</text:p>
          </table:table-cell>
          <table:table-cell office:value-type="float" office:value="7.52513716041731" table:style-name="ce1">
            <text:p>7.52513716041731</text:p>
          </table:table-cell>
          <table:table-cell office:value-type="float" office:value="11.6087141564208" table:style-name="ce1">
            <text:p>11.6087141564208</text:p>
          </table:table-cell>
          <table:table-cell office:value-type="float" office:value="6.65485205842086" table:style-name="ce1">
            <text:p>6.65485205842086</text:p>
          </table:table-cell>
          <table:table-cell office:value-type="float" office:value="7.11537467617836" table:style-name="ce1">
            <text:p>7.11537467617836</text:p>
          </table:table-cell>
          <table:table-cell office:value-type="float" office:value="5.93985497887498" table:style-name="ce1">
            <text:p>5.93985497887498</text:p>
          </table:table-cell>
          <table:table-cell office:value-type="float" office:value="13.6799198000078" table:style-name="ce1">
            <text:p>13.6799198000078</text:p>
          </table:table-cell>
          <table:table-cell office:value-type="float" office:value="8.54141601894414" table:style-name="ce1">
            <text:p>8.54141601894414</text:p>
          </table:table-cell>
        </table:table-row>
        <table:table-row table:style-name="ro1">
          <table:table-cell office:value-type="string" table:style-name="ce1">
            <text:p>Ardian Ismajli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Torino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9-099</text:p>
          </table:table-cell>
          <table:table-cell office:value-type="float" office:value="9.6" table:style-name="ce1">
            <text:p>9.6</text:p>
          </table:table-cell>
          <table:table-cell office:value-type="float" office:value="7.44584414757158" table:style-name="ce1">
            <text:p>7.44584414757158</text:p>
          </table:table-cell>
          <table:table-cell office:value-type="float" office:value="8.88311373472196" table:style-name="ce1">
            <text:p>8.88311373472196</text:p>
          </table:table-cell>
          <table:table-cell office:value-type="float" office:value="8.4456085178118" table:style-name="ce1">
            <text:p>8.4456085178118</text:p>
          </table:table-cell>
          <table:table-cell office:value-type="float" office:value="7.99051291427652" table:style-name="ce1">
            <text:p>7.99051291427652</text:p>
          </table:table-cell>
          <table:table-cell office:value-type="float" office:value="6.46784173801987" table:style-name="ce1">
            <text:p>6.46784173801987</text:p>
          </table:table-cell>
          <table:table-cell office:value-type="float" office:value="3.55611051501258" table:style-name="ce1">
            <text:p>3.55611051501258</text:p>
          </table:table-cell>
          <table:table-cell office:value-type="float" office:value="6.75497517455349" table:style-name="ce1">
            <text:p>6.75497517455349</text:p>
          </table:table-cell>
          <table:table-cell office:value-type="float" office:value="9.93718972837589" table:style-name="ce1">
            <text:p>9.93718972837589</text:p>
          </table:table-cell>
          <table:table-cell office:value-type="float" office:value="6.79651098317724" table:style-name="ce1">
            <text:p>6.79651098317724</text:p>
          </table:table-cell>
          <table:table-cell office:value-type="float" office:value="9.50965142611363" table:style-name="ce1">
            <text:p>9.50965142611363</text:p>
          </table:table-cell>
          <table:table-cell office:value-type="float" office:value="12.5987918122983" table:style-name="ce1">
            <text:p>12.5987918122983</text:p>
          </table:table-cell>
        </table:table-row>
        <table:table-row table:style-name="ro1">
          <table:table-cell office:value-type="string" table:style-name="ce1">
            <text:p>Juan Jesus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4-211</text:p>
          </table:table-cell>
          <table:table-cell office:value-type="float" office:value="9" table:style-name="ce1">
            <text:p>9</text:p>
          </table:table-cell>
          <table:table-cell office:value-type="float" office:value="7.61959304878939" table:style-name="ce1">
            <text:p>7.61959304878939</text:p>
          </table:table-cell>
          <table:table-cell office:value-type="float" office:value="11.9992597947571" table:style-name="ce1">
            <text:p>11.9992597947571</text:p>
          </table:table-cell>
          <table:table-cell office:value-type="float" office:value="6.21923451132195" table:style-name="ce1">
            <text:p>6.21923451132195</text:p>
          </table:table-cell>
          <table:table-cell office:value-type="float" office:value="8.74888835167989" table:style-name="ce1">
            <text:p>8.74888835167989</text:p>
          </table:table-cell>
          <table:table-cell office:value-type="float" office:value="6.81015273408207" table:style-name="ce1">
            <text:p>6.81015273408207</text:p>
          </table:table-cell>
          <table:table-cell/>
          <table:table-cell office:value-type="float" office:value="6.16834603841054" table:style-name="ce1">
            <text:p>6.16834603841054</text:p>
          </table:table-cell>
          <table:table-cell office:value-type="float" office:value="7.11537467617836" table:style-name="ce1">
            <text:p>7.11537467617836</text:p>
          </table:table-cell>
          <table:table-cell office:value-type="float" office:value="6.79651098317724" table:style-name="ce1">
            <text:p>6.79651098317724</text:p>
          </table:table-cell>
          <table:table-cell office:value-type="float" office:value="8.11876419138239" table:style-name="ce1">
            <text:p>8.11876419138239</text:p>
          </table:table-cell>
          <table:table-cell office:value-type="float" office:value="11.1891095072233" table:style-name="ce1">
            <text:p>11.1891095072233</text:p>
          </table:table-cell>
        </table:table-row>
        <table:table-row table:style-name="ro1">
          <table:table-cell office:value-type="string" table:style-name="ce1">
            <text:p>Christian Kabasele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Udines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4-317</text:p>
          </table:table-cell>
          <table:table-cell office:value-type="float" office:value="11.2" table:style-name="ce1">
            <text:p>11.2</text:p>
          </table:table-cell>
          <table:table-cell office:value-type="float" office:value="5.83211422842993" table:style-name="ce1">
            <text:p>5.83211422842993</text:p>
          </table:table-cell>
          <table:table-cell office:value-type="float" office:value="7.85416407092336" table:style-name="ce1">
            <text:p>7.85416407092336</text:p>
          </table:table-cell>
          <table:table-cell office:value-type="float" office:value="6.07511932684275" table:style-name="ce1">
            <text:p>6.07511932684275</text:p>
          </table:table-cell>
          <table:table-cell office:value-type="float" office:value="5.79864449778827" table:style-name="ce1">
            <text:p>5.79864449778827</text:p>
          </table:table-cell>
          <table:table-cell office:value-type="float" office:value="6.13678597628348" table:style-name="ce1">
            <text:p>6.13678597628348</text:p>
          </table:table-cell>
          <table:table-cell/>
          <table:table-cell office:value-type="float" office:value="6.16834603841054" table:style-name="ce1">
            <text:p>6.16834603841054</text:p>
          </table:table-cell>
          <table:table-cell office:value-type="float" office:value="9.56155653974989" table:style-name="ce1">
            <text:p>9.56155653974989</text:p>
          </table:table-cell>
          <table:table-cell office:value-type="float" office:value="10.3782227563148" table:style-name="ce1">
            <text:p>10.3782227563148</text:p>
          </table:table-cell>
          <table:table-cell office:value-type="float" office:value="10.5172005351895" table:style-name="ce1">
            <text:p>10.5172005351895</text:p>
          </table:table-cell>
          <table:table-cell office:value-type="float" office:value="2.80390472761994" table:style-name="ce1">
            <text:p>2.80390472761994</text:p>
          </table:table-cell>
        </table:table-row>
        <table:table-row table:style-name="ro1">
          <table:table-cell office:value-type="string" table:style-name="ce1">
            <text:p>Pierre Kalulu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Juventus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216</text:p>
          </table:table-cell>
          <table:table-cell office:value-type="float" office:value="19" table:style-name="ce1">
            <text:p>19</text:p>
          </table:table-cell>
          <table:table-cell office:value-type="float" office:value="10.9190538855433" table:style-name="ce1">
            <text:p>10.9190538855433</text:p>
          </table:table-cell>
          <table:table-cell office:value-type="float" office:value="16.1905750365673" table:style-name="ce1">
            <text:p>16.1905750365673</text:p>
          </table:table-cell>
          <table:table-cell office:value-type="float" office:value="12.5250050798954" table:style-name="ce1">
            <text:p>12.5250050798954</text:p>
          </table:table-cell>
          <table:table-cell office:value-type="float" office:value="16.5283109692675" table:style-name="ce1">
            <text:p>16.5283109692675</text:p>
          </table:table-cell>
          <table:table-cell office:value-type="float" office:value="16.8291359520518" table:style-name="ce1">
            <text:p>16.8291359520518</text:p>
          </table:table-cell>
          <table:table-cell office:value-type="float" office:value="6.64947558501435" table:style-name="ce1">
            <text:p>6.64947558501435</text:p>
          </table:table-cell>
          <table:table-cell office:value-type="float" office:value="15.7203217883206" table:style-name="ce1">
            <text:p>15.7203217883206</text:p>
          </table:table-cell>
          <table:table-cell office:value-type="float" office:value="8.08191011109637" table:style-name="ce1">
            <text:p>8.08191011109637</text:p>
          </table:table-cell>
          <table:table-cell office:value-type="float" office:value="11.7000504568455" table:style-name="ce1">
            <text:p>11.7000504568455</text:p>
          </table:table-cell>
          <table:table-cell office:value-type="float" office:value="10.1820101140256" table:style-name="ce1">
            <text:p>10.1820101140256</text:p>
          </table:table-cell>
          <table:table-cell office:value-type="float" office:value="11.7882485756658" table:style-name="ce1">
            <text:p>11.7882485756658</text:p>
          </table:table-cell>
        </table:table-row>
        <table:table-row table:style-name="ro1">
          <table:table-cell office:value-type="string" table:style-name="ce1">
            <text:p>Hassane Kamara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Udines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1-308</text:p>
          </table:table-cell>
          <table:table-cell office:value-type="float" office:value="8.9" table:style-name="ce1">
            <text:p>8.9</text:p>
          </table:table-cell>
          <table:table-cell office:value-type="float" office:value="11.1801846456529" table:style-name="ce1">
            <text:p>11.1801846456529</text:p>
          </table:table-cell>
          <table:table-cell office:value-type="float" office:value="7.5724899940265" table:style-name="ce1">
            <text:p>7.5724899940265</text:p>
          </table:table-cell>
          <table:table-cell office:value-type="float" office:value="10.6941094234523" table:style-name="ce1">
            <text:p>10.6941094234523</text:p>
          </table:table-cell>
          <table:table-cell office:value-type="float" office:value="8.53996160184912" table:style-name="ce1">
            <text:p>8.53996160184912</text:p>
          </table:table-cell>
          <table:table-cell office:value-type="float" office:value="12.4985290346979" table:style-name="ce1">
            <text:p>12.4985290346979</text:p>
          </table:table-cell>
          <table:table-cell office:value-type="float" office:value="9.14253683922189" table:style-name="ce1">
            <text:p>9.14253683922189</text:p>
          </table:table-cell>
          <table:table-cell office:value-type="float" office:value="12.5865271270487" table:style-name="ce1">
            <text:p>12.5865271270487</text:p>
          </table:table-cell>
          <table:table-cell office:value-type="float" office:value="11.2404691173869" table:style-name="ce1">
            <text:p>11.2404691173869</text:p>
          </table:table-cell>
          <table:table-cell office:value-type="float" office:value="7.09814461842541" table:style-name="ce1">
            <text:p>7.09814461842541</text:p>
          </table:table-cell>
          <table:table-cell office:value-type="float" office:value="7.86131745473096" table:style-name="ce1">
            <text:p>7.86131745473096</text:p>
          </table:table-cell>
          <table:table-cell office:value-type="float" office:value="10.2263225360382" table:style-name="ce1">
            <text:p>10.2263225360382</text:p>
          </table:table-cell>
        </table:table-row>
        <table:table-row table:style-name="ro1">
          <table:table-cell office:value-type="string" table:style-name="ce1">
            <text:p>Lloyd Kelly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Juventus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7-093</text:p>
          </table:table-cell>
          <table:table-cell office:value-type="float" office:value="16" table:style-name="ce1">
            <text:p>16</text:p>
          </table:table-cell>
          <table:table-cell office:value-type="float" office:value="7.08021618584537" table:style-name="ce1">
            <text:p>7.08021618584537</text:p>
          </table:table-cell>
          <table:table-cell office:value-type="float" office:value="14.6097720019428" table:style-name="ce1">
            <text:p>14.6097720019428</text:p>
          </table:table-cell>
          <table:table-cell office:value-type="float" office:value="6.66519740320874" table:style-name="ce1">
            <text:p>6.66519740320874</text:p>
          </table:table-cell>
          <table:table-cell office:value-type="float" office:value="12.9348242699916" table:style-name="ce1">
            <text:p>12.9348242699916</text:p>
          </table:table-cell>
          <table:table-cell office:value-type="float" office:value="8.6573978204648" table:style-name="ce1">
            <text:p>8.6573978204648</text:p>
          </table:table-cell>
          <table:table-cell office:value-type="float" office:value="13.9280530646226" table:style-name="ce1">
            <text:p>13.9280530646226</text:p>
          </table:table-cell>
          <table:table-cell office:value-type="float" office:value="8.68561542117375" table:style-name="ce1">
            <text:p>8.68561542117375</text:p>
          </table:table-cell>
          <table:table-cell office:value-type="float" office:value="8.17236892767764" table:style-name="ce1">
            <text:p>8.17236892767764</text:p>
          </table:table-cell>
          <table:table-cell office:value-type="float" office:value="10.7133122480168" table:style-name="ce1">
            <text:p>10.7133122480168</text:p>
          </table:table-cell>
          <table:table-cell office:value-type="float" office:value="10.9168063750878" table:style-name="ce1">
            <text:p>10.9168063750878</text:p>
          </table:table-cell>
          <table:table-cell office:value-type="float" office:value="12.4309378950607" table:style-name="ce1">
            <text:p>12.4309378950607</text:p>
          </table:table-cell>
        </table:table-row>
        <table:table-row table:style-name="ro1">
          <table:table-cell office:value-type="string" table:style-name="ce1">
            <text:p>Marc-Oliver Kempf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Como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0-344</text:p>
          </table:table-cell>
          <table:table-cell office:value-type="float" office:value="10.1" table:style-name="ce1">
            <text:p>10.1</text:p>
          </table:table-cell>
          <table:table-cell office:value-type="float" office:value="5.72674230704135" table:style-name="ce1">
            <text:p>5.72674230704135</text:p>
          </table:table-cell>
          <table:table-cell office:value-type="float" office:value="10.7500789024029" table:style-name="ce1">
            <text:p>10.7500789024029</text:p>
          </table:table-cell>
          <table:table-cell office:value-type="float" office:value="6.21923451132195" table:style-name="ce1">
            <text:p>6.21923451132195</text:p>
          </table:table-cell>
          <table:table-cell office:value-type="float" office:value="6.62547218927562" table:style-name="ce1">
            <text:p>6.62547218927562</text:p>
          </table:table-cell>
          <table:table-cell office:value-type="float" office:value="6.46784173801987" table:style-name="ce1">
            <text:p>6.46784173801987</text:p>
          </table:table-cell>
          <table:table-cell office:value-type="float" office:value="8.75593802377874" table:style-name="ce1">
            <text:p>8.75593802377874</text:p>
          </table:table-cell>
          <table:table-cell office:value-type="float" office:value="6.16834603841054" table:style-name="ce1">
            <text:p>6.16834603841054</text:p>
          </table:table-cell>
          <table:table-cell office:value-type="float" office:value="9.84326211160437" table:style-name="ce1">
            <text:p>9.84326211160437</text:p>
          </table:table-cell>
          <table:table-cell office:value-type="float" office:value="15.0275975957264" table:style-name="ce1">
            <text:p>15.0275975957264</text:p>
          </table:table-cell>
          <table:table-cell office:value-type="float" office:value="9.17439841779135" table:style-name="ce1">
            <text:p>9.17439841779135</text:p>
          </table:table-cell>
          <table:table-cell office:value-type="float" office:value="2.53884166468778" table:style-name="ce1">
            <text:p>2.53884166468778</text:p>
          </table:table-cell>
        </table:table-row>
        <table:table-row table:style-name="ro1">
          <table:table-cell office:value-type="string" table:style-name="ce1">
            <text:p>Kialonda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Lecc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8-102</text:p>
          </table:table-cell>
          <table:table-cell office:value-type="float" office:value="17" table:style-name="ce1">
            <text:p>17</text:p>
          </table:table-cell>
          <table:table-cell office:value-type="float" office:value="5.74770164718453" table:style-name="ce1">
            <text:p>5.74770164718453</text:p>
          </table:table-cell>
          <table:table-cell office:value-type="float" office:value="11.07120354767" table:style-name="ce1">
            <text:p>11.07120354767</text:p>
          </table:table-cell>
          <table:table-cell office:value-type="float" office:value="6.36565923875512" table:style-name="ce1">
            <text:p>6.36565923875512</text:p>
          </table:table-cell>
          <table:table-cell office:value-type="float" office:value="8.60945358186539" table:style-name="ce1">
            <text:p>8.60945358186539</text:p>
          </table:table-cell>
          <table:table-cell office:value-type="float" office:value="5.81766521103868" table:style-name="ce1">
            <text:p>5.81766521103868</text:p>
          </table:table-cell>
          <table:table-cell office:value-type="float" office:value="8.75593802377874" table:style-name="ce1">
            <text:p>8.75593802377874</text:p>
          </table:table-cell>
          <table:table-cell office:value-type="float" office:value="6.16834603841054" table:style-name="ce1">
            <text:p>6.16834603841054</text:p>
          </table:table-cell>
          <table:table-cell office:value-type="float" office:value="7.63560201920777" table:style-name="ce1">
            <text:p>7.63560201920777</text:p>
          </table:table-cell>
          <table:table-cell office:value-type="float" office:value="8.69887657166801" table:style-name="ce1">
            <text:p>8.69887657166801</text:p>
          </table:table-cell>
          <table:table-cell office:value-type="float" office:value="14.5084980493526" table:style-name="ce1">
            <text:p>14.5084980493526</text:p>
          </table:table-cell>
          <table:table-cell office:value-type="float" office:value="9.32120747876063" table:style-name="ce1">
            <text:p>9.32120747876063</text:p>
          </table:table-cell>
        </table:table-row>
        <table:table-row table:style-name="ro1">
          <table:table-cell office:value-type="string" table:style-name="ce1">
            <text:p>Teun Koopmeiners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Juventus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27-313</text:p>
          </table:table-cell>
          <table:table-cell office:value-type="float" office:value="12.6" table:style-name="ce1">
            <text:p>12.6</text:p>
          </table:table-cell>
          <table:table-cell office:value-type="float" office:value="10.4445315741284" table:style-name="ce1">
            <text:p>10.4445315741284</text:p>
          </table:table-cell>
          <table:table-cell office:value-type="float" office:value="12.2528756253345" table:style-name="ce1">
            <text:p>12.2528756253345</text:p>
          </table:table-cell>
          <table:table-cell office:value-type="float" office:value="8.4456085178118" table:style-name="ce1">
            <text:p>8.4456085178118</text:p>
          </table:table-cell>
          <table:table-cell office:value-type="float" office:value="15.0674149396187" table:style-name="ce1">
            <text:p>15.0674149396187</text:p>
          </table:table-cell>
          <table:table-cell office:value-type="float" office:value="13.5260551355117" table:style-name="ce1">
            <text:p>13.5260551355117</text:p>
          </table:table-cell>
          <table:table-cell office:value-type="float" office:value="7.46274368152196" table:style-name="ce1">
            <text:p>7.46274368152196</text:p>
          </table:table-cell>
          <table:table-cell office:value-type="float" office:value="10.6199838938455" table:style-name="ce1">
            <text:p>10.6199838938455</text:p>
          </table:table-cell>
          <table:table-cell office:value-type="float" office:value="9.28040514805553" table:style-name="ce1">
            <text:p>9.28040514805553</text:p>
          </table:table-cell>
          <table:table-cell office:value-type="float" office:value="8.69887657166801" table:style-name="ce1">
            <text:p>8.69887657166801</text:p>
          </table:table-cell>
          <table:table-cell office:value-type="float" office:value="8.18361478628142" table:style-name="ce1">
            <text:p>8.18361478628142</text:p>
          </table:table-cell>
          <table:table-cell office:value-type="float" office:value="4.10610961667072" table:style-name="ce1">
            <text:p>4.10610961667072</text:p>
          </table:table-cell>
        </table:table-row>
        <table:table-row table:style-name="ro1">
          <table:table-cell office:value-type="string" table:style-name="ce1">
            <text:p>Odilon Kossounou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Atalant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003</text:p>
          </table:table-cell>
          <table:table-cell office:value-type="float" office:value="8.3" table:style-name="ce1">
            <text:p>8.3</text:p>
          </table:table-cell>
          <table:table-cell office:value-type="float" office:value="6.98436438430845" table:style-name="ce1">
            <text:p>6.98436438430845</text:p>
          </table:table-cell>
          <table:table-cell office:value-type="float" office:value="9.35515144255061" table:style-name="ce1">
            <text:p>9.35515144255061</text:p>
          </table:table-cell>
          <table:table-cell office:value-type="float" office:value="6.36565923875512" table:style-name="ce1">
            <text:p>6.36565923875512</text:p>
          </table:table-cell>
          <table:table-cell office:value-type="float" office:value="10.4445841543049" table:style-name="ce1">
            <text:p>10.4445841543049</text:p>
          </table:table-cell>
          <table:table-cell office:value-type="float" office:value="6.13678597628348" table:style-name="ce1">
            <text:p>6.13678597628348</text:p>
          </table:table-cell>
          <table:table-cell office:value-type="float" office:value="7.46274368152196" table:style-name="ce1">
            <text:p>7.46274368152196</text:p>
          </table:table-cell>
          <table:table-cell office:value-type="float" office:value="7.26856047235765" table:style-name="ce1">
            <text:p>7.26856047235765</text:p>
          </table:table-cell>
          <table:table-cell office:value-type="float" office:value="8.17236892767764" table:style-name="ce1">
            <text:p>8.17236892767764</text:p>
          </table:table-cell>
          <table:table-cell office:value-type="float" office:value="9.70437681138895" table:style-name="ce1">
            <text:p>9.70437681138895</text:p>
          </table:table-cell>
          <table:table-cell office:value-type="float" office:value="7.11109417928198" table:style-name="ce1">
            <text:p>7.11109417928198</text:p>
          </table:table-cell>
          <table:table-cell office:value-type="float" office:value="11.1727143187548" table:style-name="ce1">
            <text:p>11.1727143187548</text:p>
          </table:table-cell>
        </table:table-row>
        <table:table-row table:style-name="ro1">
          <table:table-cell office:value-type="string" table:style-name="ce1">
            <text:p>Thomas Kristensen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Udines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3-355</text:p>
          </table:table-cell>
          <table:table-cell office:value-type="float" office:value="9" table:style-name="ce1">
            <text:p>9</text:p>
          </table:table-cell>
          <table:table-cell office:value-type="float" office:value="6.06892831843299" table:style-name="ce1">
            <text:p>6.06892831843299</text:p>
          </table:table-cell>
          <table:table-cell office:value-type="float" office:value="8.07475713933403" table:style-name="ce1">
            <text:p>8.07475713933403</text:p>
          </table:table-cell>
          <table:table-cell office:value-type="float" office:value="6.21923451132195" table:style-name="ce1">
            <text:p>6.21923451132195</text:p>
          </table:table-cell>
          <table:table-cell office:value-type="float" office:value="7.19435713479097" table:style-name="ce1">
            <text:p>7.19435713479097</text:p>
          </table:table-cell>
          <table:table-cell office:value-type="float" office:value="6.46784173801987" table:style-name="ce1">
            <text:p>6.46784173801987</text:p>
          </table:table-cell>
          <table:table-cell office:value-type="float" office:value="3.55611051501258" table:style-name="ce1">
            <text:p>3.55611051501258</text:p>
          </table:table-cell>
          <table:table-cell office:value-type="float" office:value="6.26370501645273" table:style-name="ce1">
            <text:p>6.26370501645273</text:p>
          </table:table-cell>
          <table:table-cell office:value-type="float" office:value="9.09355527485678" table:style-name="ce1">
            <text:p>9.09355527485678</text:p>
          </table:table-cell>
          <table:table-cell office:value-type="float" office:value="10.0415908898136" table:style-name="ce1">
            <text:p>10.0415908898136</text:p>
          </table:table-cell>
          <table:table-cell office:value-type="float" office:value="10.0476064911834" table:style-name="ce1">
            <text:p>10.0476064911834</text:p>
          </table:table-cell>
          <table:table-cell office:value-type="float" office:value="4.31759378905625" table:style-name="ce1">
            <text:p>4.31759378905625</text:p>
          </table:table-cell>
        </table:table-row>
        <table:table-row table:style-name="ro1">
          <table:table-cell office:value-type="string" table:style-name="ce1">
            <text:p>Valentino Lazaro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Torino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29-289</text:p>
          </table:table-cell>
          <table:table-cell office:value-type="float" office:value="13.7" table:style-name="ce1">
            <text:p>13.7</text:p>
          </table:table-cell>
          <table:table-cell office:value-type="float" office:value="12.3937772611759" table:style-name="ce1">
            <text:p>12.3937772611759</text:p>
          </table:table-cell>
          <table:table-cell office:value-type="float" office:value="9.91140226044339" table:style-name="ce1">
            <text:p>9.91140226044339</text:p>
          </table:table-cell>
          <table:table-cell office:value-type="float" office:value="11.712624931144" table:style-name="ce1">
            <text:p>11.712624931144</text:p>
          </table:table-cell>
          <table:table-cell office:value-type="float" office:value="11.5583802454804" table:style-name="ce1">
            <text:p>11.5583802454804</text:p>
          </table:table-cell>
          <table:table-cell office:value-type="float" office:value="12.4985290346979" table:style-name="ce1">
            <text:p>12.4985290346979</text:p>
          </table:table-cell>
          <table:table-cell office:value-type="float" office:value="6.41728229134016" table:style-name="ce1">
            <text:p>6.41728229134016</text:p>
          </table:table-cell>
          <table:table-cell office:value-type="float" office:value="11.95232340597" table:style-name="ce1">
            <text:p>11.95232340597</text:p>
          </table:table-cell>
          <table:table-cell office:value-type="float" office:value="7.72400853121237" table:style-name="ce1">
            <text:p>7.72400853121237</text:p>
          </table:table-cell>
          <table:table-cell office:value-type="float" office:value="6.2168847771854" table:style-name="ce1">
            <text:p>6.2168847771854</text:p>
          </table:table-cell>
          <table:table-cell office:value-type="float" office:value="9.6440684471601" table:style-name="ce1">
            <text:p>9.6440684471601</text:p>
          </table:table-cell>
          <table:table-cell office:value-type="float" office:value="7.90892850153099" table:style-name="ce1">
            <text:p>7.90892850153099</text:p>
          </table:table-cell>
        </table:table-row>
        <table:table-row table:style-name="ro1">
          <table:table-cell office:value-type="string" table:style-name="ce1">
            <text:p>Mehdi Léris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Pisa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27-229</text:p>
          </table:table-cell>
          <table:table-cell office:value-type="float" office:value="9.7" table:style-name="ce1">
            <text:p>9.7</text:p>
          </table:table-cell>
          <table:table-cell office:value-type="float" office:value="13.2204645381331" table:style-name="ce1">
            <text:p>13.2204645381331</text:p>
          </table:table-cell>
          <table:table-cell office:value-type="float" office:value="6.54492752362352" table:style-name="ce1">
            <text:p>6.54492752362352</text:p>
          </table:table-cell>
          <table:table-cell office:value-type="float" office:value="12.9908221761688" table:style-name="ce1">
            <text:p>12.9908221761688</text:p>
          </table:table-cell>
          <table:table-cell office:value-type="float" office:value="8.40146989124679" table:style-name="ce1">
            <text:p>8.40146989124679</text:p>
          </table:table-cell>
          <table:table-cell office:value-type="float" office:value="11.7649221476" table:style-name="ce1">
            <text:p>11.7649221476</text:p>
          </table:table-cell>
          <table:table-cell office:value-type="float" office:value="4.73926608403764" table:style-name="ce1">
            <text:p>4.73926608403764</text:p>
          </table:table-cell>
          <table:table-cell office:value-type="float" office:value="13.8536374358037" table:style-name="ce1">
            <text:p>13.8536374358037</text:p>
          </table:table-cell>
          <table:table-cell office:value-type="float" office:value="9.93718972837589" table:style-name="ce1">
            <text:p>9.93718972837589</text:p>
          </table:table-cell>
          <table:table-cell office:value-type="float" office:value="12.3338140267545" table:style-name="ce1">
            <text:p>12.3338140267545</text:p>
          </table:table-cell>
          <table:table-cell office:value-type="float" office:value="8.90750759668829" table:style-name="ce1">
            <text:p>8.90750759668829</text:p>
          </table:table-cell>
          <table:table-cell office:value-type="float" office:value="11.6278870473432" table:style-name="ce1">
            <text:p>11.6278870473432</text:p>
          </table:table-cell>
        </table:table-row>
        <table:table-row table:style-name="ro1">
          <table:table-cell office:value-type="string" table:style-name="ce1">
            <text:p>Jhon Lucumí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Bologn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7-195</text:p>
          </table:table-cell>
          <table:table-cell office:value-type="float" office:value="12" table:style-name="ce1">
            <text:p>12</text:p>
          </table:table-cell>
          <table:table-cell office:value-type="float" office:value="9.01105136939461" table:style-name="ce1">
            <text:p>9.01105136939461</text:p>
          </table:table-cell>
          <table:table-cell office:value-type="float" office:value="12.6864773343533" table:style-name="ce1">
            <text:p>12.6864773343533</text:p>
          </table:table-cell>
          <table:table-cell office:value-type="float" office:value="6.51433485680058" table:style-name="ce1">
            <text:p>6.51433485680058</text:p>
          </table:table-cell>
          <table:table-cell office:value-type="float" office:value="10.4445841543049" table:style-name="ce1">
            <text:p>10.4445841543049</text:p>
          </table:table-cell>
          <table:table-cell office:value-type="float" office:value="8.6573978204648" table:style-name="ce1">
            <text:p>8.6573978204648</text:p>
          </table:table-cell>
          <table:table-cell office:value-type="float" office:value="14.8320436765387" table:style-name="ce1">
            <text:p>14.8320436765387</text:p>
          </table:table-cell>
          <table:table-cell office:value-type="float" office:value="6.8559928276174" table:style-name="ce1">
            <text:p>6.8559928276174</text:p>
          </table:table-cell>
          <table:table-cell office:value-type="float" office:value="8.62966496107902" table:style-name="ce1">
            <text:p>8.62966496107902</text:p>
          </table:table-cell>
          <table:table-cell office:value-type="float" office:value="11.7000504568455" table:style-name="ce1">
            <text:p>11.7000504568455</text:p>
          </table:table-cell>
          <table:table-cell office:value-type="float" office:value="9.37538441371041" table:style-name="ce1">
            <text:p>9.37538441371041</text:p>
          </table:table-cell>
          <table:table-cell office:value-type="float" office:value="7.4045049649696" table:style-name="ce1">
            <text:p>7.4045049649696</text:p>
          </table:table-cell>
        </table:table-row>
        <table:table-row table:style-name="ro1">
          <table:table-cell office:value-type="string" table:style-name="ce1">
            <text:p>Sebastiano Luperto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Cagliari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9-123</text:p>
          </table:table-cell>
          <table:table-cell office:value-type="float" office:value="14" table:style-name="ce1">
            <text:p>14</text:p>
          </table:table-cell>
          <table:table-cell office:value-type="float" office:value="5.64348424778909" table:style-name="ce1">
            <text:p>5.64348424778909</text:p>
          </table:table-cell>
          <table:table-cell office:value-type="float" office:value="10.7231979152071" table:style-name="ce1">
            <text:p>10.7231979152071</text:p>
          </table:table-cell>
          <table:table-cell office:value-type="float" office:value="6.51433485680058" table:style-name="ce1">
            <text:p>6.51433485680058</text:p>
          </table:table-cell>
          <table:table-cell office:value-type="float" office:value="6.56396866448685" table:style-name="ce1">
            <text:p>6.56396866448685</text:p>
          </table:table-cell>
          <table:table-cell office:value-type="float" office:value="6.81015273408207" table:style-name="ce1">
            <text:p>6.81015273408207</text:p>
          </table:table-cell>
          <table:table-cell/>
          <table:table-cell office:value-type="float" office:value="6.16834603841054" table:style-name="ce1">
            <text:p>6.16834603841054</text:p>
          </table:table-cell>
          <table:table-cell office:value-type="float" office:value="8.35434243555186" table:style-name="ce1">
            <text:p>8.35434243555186</text:p>
          </table:table-cell>
          <table:table-cell office:value-type="float" office:value="10.0415908898136" table:style-name="ce1">
            <text:p>10.0415908898136</text:p>
          </table:table-cell>
          <table:table-cell office:value-type="float" office:value="9.98036504671772" table:style-name="ce1">
            <text:p>9.98036504671772</text:p>
          </table:table-cell>
          <table:table-cell office:value-type="float" office:value="10.6936714485337" table:style-name="ce1">
            <text:p>10.6936714485337</text:p>
          </table:table-cell>
        </table:table-row>
        <table:table-row table:style-name="ro1">
          <table:table-cell office:value-type="string" table:style-name="ce1">
            <text:p>Gianluca Mancini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9-265</text:p>
          </table:table-cell>
          <table:table-cell office:value-type="float" office:value="17.7" table:style-name="ce1">
            <text:p>17.7</text:p>
          </table:table-cell>
          <table:table-cell office:value-type="float" office:value="6.98436438430845" table:style-name="ce1">
            <text:p>6.98436438430845</text:p>
          </table:table-cell>
          <table:table-cell office:value-type="float" office:value="13.72004037099" table:style-name="ce1">
            <text:p>13.72004037099</text:p>
          </table:table-cell>
          <table:table-cell office:value-type="float" office:value="9.47858437881143" table:style-name="ce1">
            <text:p>9.47858437881143</text:p>
          </table:table-cell>
          <table:table-cell office:value-type="float" office:value="11.7622230923062" table:style-name="ce1">
            <text:p>11.7622230923062</text:p>
          </table:table-cell>
          <table:table-cell office:value-type="float" office:value="8.27363383862798" table:style-name="ce1">
            <text:p>8.27363383862798</text:p>
          </table:table-cell>
          <table:table-cell office:value-type="float" office:value="8.75593802377874" table:style-name="ce1">
            <text:p>8.75593802377874</text:p>
          </table:table-cell>
          <table:table-cell office:value-type="float" office:value="8.91105760529115" table:style-name="ce1">
            <text:p>8.91105760529115</text:p>
          </table:table-cell>
          <table:table-cell office:value-type="float" office:value="8.62966496107902" table:style-name="ce1">
            <text:p>8.62966496107902</text:p>
          </table:table-cell>
          <table:table-cell office:value-type="float" office:value="9.03206490934746" table:style-name="ce1">
            <text:p>9.03206490934746</text:p>
          </table:table-cell>
          <table:table-cell office:value-type="float" office:value="13.5697287078916" table:style-name="ce1">
            <text:p>13.5697287078916</text:p>
          </table:table-cell>
          <table:table-cell office:value-type="float" office:value="10.809870752711" table:style-name="ce1">
            <text:p>10.809870752711</text:p>
          </table:table-cell>
        </table:table-row>
        <table:table-row table:style-name="ro1">
          <table:table-cell office:value-type="string" table:style-name="ce1">
            <text:p>Alessandro Marcandalli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Geno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3-074</text:p>
          </table:table-cell>
          <table:table-cell office:value-type="float" office:value="9" table:style-name="ce1">
            <text:p>9</text:p>
          </table:table-cell>
          <table:table-cell office:value-type="float" office:value="5.359476004846" table:style-name="ce1">
            <text:p>5.359476004846</text:p>
          </table:table-cell>
          <table:table-cell office:value-type="float" office:value="7.06065577341587" table:style-name="ce1">
            <text:p>7.06065577341587</text:p>
          </table:table-cell>
          <table:table-cell office:value-type="float" office:value="6.21923451132195" table:style-name="ce1">
            <text:p>6.21923451132195</text:p>
          </table:table-cell>
          <table:table-cell office:value-type="float" office:value="7.587626698303" table:style-name="ce1">
            <text:p>7.587626698303</text:p>
          </table:table-cell>
          <table:table-cell office:value-type="float" office:value="6.81015273408207" table:style-name="ce1">
            <text:p>6.81015273408207</text:p>
          </table:table-cell>
          <table:table-cell office:value-type="float" office:value="8.75593802377874" table:style-name="ce1">
            <text:p>8.75593802377874</text:p>
          </table:table-cell>
          <table:table-cell office:value-type="float" office:value="6.65485205842086" table:style-name="ce1">
            <text:p>6.65485205842086</text:p>
          </table:table-cell>
          <table:table-cell office:value-type="float" office:value="9.09355527485678" table:style-name="ce1">
            <text:p>9.09355527485678</text:p>
          </table:table-cell>
          <table:table-cell office:value-type="float" office:value="6.50258483909651" table:style-name="ce1">
            <text:p>6.50258483909651</text:p>
          </table:table-cell>
          <table:table-cell office:value-type="float" office:value="7.17218726941561" table:style-name="ce1">
            <text:p>7.17218726941561</text:p>
          </table:table-cell>
          <table:table-cell office:value-type="float" office:value="14.2851891647664" table:style-name="ce1">
            <text:p>14.2851891647664</text:p>
          </table:table-cell>
        </table:table-row>
        <table:table-row table:style-name="ro1">
          <table:table-cell office:value-type="string" table:style-name="ce1">
            <text:p>Pablo Marí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Fiorentin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2-129</text:p>
          </table:table-cell>
          <table:table-cell office:value-type="float" office:value="9" table:style-name="ce1">
            <text:p>9</text:p>
          </table:table-cell>
          <table:table-cell office:value-type="float" office:value="6.06892831843299" table:style-name="ce1">
            <text:p>6.06892831843299</text:p>
          </table:table-cell>
          <table:table-cell office:value-type="float" office:value="9.0714292346219" table:style-name="ce1">
            <text:p>9.0714292346219</text:p>
          </table:table-cell>
          <table:table-cell office:value-type="float" office:value="6.36565923875512" table:style-name="ce1">
            <text:p>6.36565923875512</text:p>
          </table:table-cell>
          <table:table-cell office:value-type="float" office:value="6.87498478844027" table:style-name="ce1">
            <text:p>6.87498478844027</text:p>
          </table:table-cell>
          <table:table-cell office:value-type="float" office:value="7.16290170131945" table:style-name="ce1">
            <text:p>7.16290170131945</text:p>
          </table:table-cell>
          <table:table-cell office:value-type="float" office:value="3.55611051501258" table:style-name="ce1">
            <text:p>3.55611051501258</text:p>
          </table:table-cell>
          <table:table-cell office:value-type="float" office:value="6.3600524073855" table:style-name="ce1">
            <text:p>6.3600524073855</text:p>
          </table:table-cell>
          <table:table-cell office:value-type="float" office:value="7.11537467617836" table:style-name="ce1">
            <text:p>7.11537467617836</text:p>
          </table:table-cell>
          <table:table-cell office:value-type="float" office:value="5.93985497887498" table:style-name="ce1">
            <text:p>5.93985497887498</text:p>
          </table:table-cell>
          <table:table-cell office:value-type="float" office:value="9.77857423956216" table:style-name="ce1">
            <text:p>9.77857423956216</text:p>
          </table:table-cell>
          <table:table-cell office:value-type="float" office:value="9.68972622023005" table:style-name="ce1">
            <text:p>9.68972622023005</text:p>
          </table:table-cell>
        </table:table-row>
        <table:table-row table:style-name="ro1">
          <table:table-cell office:value-type="string" table:style-name="ce1">
            <text:p>Guillermo Maripán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Torino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1-246</text:p>
          </table:table-cell>
          <table:table-cell office:value-type="float" office:value="16.2" table:style-name="ce1">
            <text:p>16.2</text:p>
          </table:table-cell>
          <table:table-cell office:value-type="float" office:value="6.17879588150704" table:style-name="ce1">
            <text:p>6.17879588150704</text:p>
          </table:table-cell>
          <table:table-cell office:value-type="float" office:value="10.7635131293735" table:style-name="ce1">
            <text:p>10.7635131293735</text:p>
          </table:table-cell>
          <table:table-cell office:value-type="float" office:value="6.66519740320874" table:style-name="ce1">
            <text:p>6.66519740320874</text:p>
          </table:table-cell>
          <table:table-cell office:value-type="float" office:value="10.2324999358807" table:style-name="ce1">
            <text:p>10.2324999358807</text:p>
          </table:table-cell>
          <table:table-cell office:value-type="float" office:value="6.13678597628348" table:style-name="ce1">
            <text:p>6.13678597628348</text:p>
          </table:table-cell>
          <table:table-cell office:value-type="float" office:value="8.75593802377874" table:style-name="ce1">
            <text:p>8.75593802377874</text:p>
          </table:table-cell>
          <table:table-cell office:value-type="float" office:value="6.3600524073855" table:style-name="ce1">
            <text:p>6.3600524073855</text:p>
          </table:table-cell>
          <table:table-cell office:value-type="float" office:value="10.4995643956466" table:style-name="ce1">
            <text:p>10.4995643956466</text:p>
          </table:table-cell>
          <table:table-cell office:value-type="float" office:value="12.6411595752223" table:style-name="ce1">
            <text:p>12.6411595752223</text:p>
          </table:table-cell>
          <table:table-cell office:value-type="float" office:value="15.2386779593179" table:style-name="ce1">
            <text:p>15.2386779593179</text:p>
          </table:table-cell>
          <table:table-cell office:value-type="float" office:value="11.0247537747446" table:style-name="ce1">
            <text:p>11.0247537747446</text:p>
          </table:table-cell>
        </table:table-row>
        <table:table-row table:style-name="ro1">
          <table:table-cell office:value-type="string" table:style-name="ce1">
            <text:p>Aarón Martín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Geno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8-260</text:p>
          </table:table-cell>
          <table:table-cell office:value-type="float" office:value="13.5" table:style-name="ce1">
            <text:p>13.5</text:p>
          </table:table-cell>
          <table:table-cell office:value-type="float" office:value="16.0649293004257" table:style-name="ce1">
            <text:p>16.0649293004257</text:p>
          </table:table-cell>
          <table:table-cell office:value-type="float" office:value="10.1285609980905" table:style-name="ce1">
            <text:p>10.1285609980905</text:p>
          </table:table-cell>
          <table:table-cell office:value-type="float" office:value="18.3156399011069" table:style-name="ce1">
            <text:p>18.3156399011069</text:p>
          </table:table-cell>
          <table:table-cell office:value-type="float" office:value="13.3624700086344" table:style-name="ce1">
            <text:p>13.3624700086344</text:p>
          </table:table-cell>
          <table:table-cell office:value-type="float" office:value="9.04568370243568" table:style-name="ce1">
            <text:p>9.04568370243568</text:p>
          </table:table-cell>
          <table:table-cell office:value-type="float" office:value="8.02222189579724" table:style-name="ce1">
            <text:p>8.02222189579724</text:p>
          </table:table-cell>
          <table:table-cell office:value-type="float" office:value="12.0598329648064" table:style-name="ce1">
            <text:p>12.0598329648064</text:p>
          </table:table-cell>
          <table:table-cell office:value-type="float" office:value="9.09355527485678" table:style-name="ce1">
            <text:p>9.09355527485678</text:p>
          </table:table-cell>
          <table:table-cell office:value-type="float" office:value="10.0415908898136" table:style-name="ce1">
            <text:p>10.0415908898136</text:p>
          </table:table-cell>
          <table:table-cell office:value-type="float" office:value="8.51046996273706" table:style-name="ce1">
            <text:p>8.51046996273706</text:p>
          </table:table-cell>
          <table:table-cell office:value-type="float" office:value="13.0307825534852" table:style-name="ce1">
            <text:p>13.0307825534852</text:p>
          </table:table-cell>
        </table:table-row>
        <table:table-row table:style-name="ro1">
          <table:table-cell office:value-type="string" table:style-name="ce1">
            <text:p>Adam Marušić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3-082</text:p>
          </table:table-cell>
          <table:table-cell office:value-type="float" office:value="15.5" table:style-name="ce1">
            <text:p>15.5</text:p>
          </table:table-cell>
          <table:table-cell office:value-type="float" office:value="7.94700635341398" table:style-name="ce1">
            <text:p>7.94700635341398</text:p>
          </table:table-cell>
          <table:table-cell office:value-type="float" office:value="13.1874511596779" table:style-name="ce1">
            <text:p>13.1874511596779</text:p>
          </table:table-cell>
          <table:table-cell office:value-type="float" office:value="9.47858437881143" table:style-name="ce1">
            <text:p>9.47858437881143</text:p>
          </table:table-cell>
          <table:table-cell office:value-type="float" office:value="12.3604142850619" table:style-name="ce1">
            <text:p>12.3604142850619</text:p>
          </table:table-cell>
          <table:table-cell office:value-type="float" office:value="12.1359044625795" table:style-name="ce1">
            <text:p>12.1359044625795</text:p>
          </table:table-cell>
          <table:table-cell office:value-type="float" office:value="7.15330811772385" table:style-name="ce1">
            <text:p>7.15330811772385</text:p>
          </table:table-cell>
          <table:table-cell office:value-type="float" office:value="13.8536374358037" table:style-name="ce1">
            <text:p>13.8536374358037</text:p>
          </table:table-cell>
          <table:table-cell office:value-type="float" office:value="8.81456619227516" table:style-name="ce1">
            <text:p>8.81456619227516</text:p>
          </table:table-cell>
          <table:table-cell office:value-type="float" office:value="7.72209870477989" table:style-name="ce1">
            <text:p>7.72209870477989</text:p>
          </table:table-cell>
          <table:table-cell office:value-type="float" office:value="9.1075438864688" table:style-name="ce1">
            <text:p>9.1075438864688</text:p>
          </table:table-cell>
          <table:table-cell office:value-type="float" office:value="11.8838388394061" table:style-name="ce1">
            <text:p>11.8838388394061</text:p>
          </table:table-cell>
        </table:table-row>
        <table:table-row table:style-name="ro1">
          <table:table-cell office:value-type="string" table:style-name="ce1">
            <text:p>Weston McKennie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Juventus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27-132</text:p>
          </table:table-cell>
          <table:table-cell office:value-type="float" office:value="13.9" table:style-name="ce1">
            <text:p>13.9</text:p>
          </table:table-cell>
          <table:table-cell office:value-type="float" office:value="13.6216801858634" table:style-name="ce1">
            <text:p>13.6216801858634</text:p>
          </table:table-cell>
          <table:table-cell office:value-type="float" office:value="9.61272005064183" table:style-name="ce1">
            <text:p>9.61272005064183</text:p>
          </table:table-cell>
          <table:table-cell office:value-type="float" office:value="16.2063768505139" table:style-name="ce1">
            <text:p>16.2063768505139</text:p>
          </table:table-cell>
          <table:table-cell office:value-type="float" office:value="13.4813235906921" table:style-name="ce1">
            <text:p>13.4813235906921</text:p>
          </table:table-cell>
          <table:table-cell office:value-type="float" office:value="12.4985290346979" table:style-name="ce1">
            <text:p>12.4985290346979</text:p>
          </table:table-cell>
          <table:table-cell office:value-type="float" office:value="7.15330811772385" table:style-name="ce1">
            <text:p>7.15330811772385</text:p>
          </table:table-cell>
          <table:table-cell office:value-type="float" office:value="15.3141182035305" table:style-name="ce1">
            <text:p>15.3141182035305</text:p>
          </table:table-cell>
          <table:table-cell office:value-type="float" office:value="11.0566822556987" table:style-name="ce1">
            <text:p>11.0566822556987</text:p>
          </table:table-cell>
          <table:table-cell office:value-type="float" office:value="16.6472075811825" table:style-name="ce1">
            <text:p>16.6472075811825</text:p>
          </table:table-cell>
          <table:table-cell office:value-type="float" office:value="8.31385670418599" table:style-name="ce1">
            <text:p>8.31385670418599</text:p>
          </table:table-cell>
          <table:table-cell office:value-type="float" office:value="6.67934553308306" table:style-name="ce1">
            <text:p>6.67934553308306</text:p>
          </table:table-cell>
        </table:table-row>
        <table:table-row table:style-name="ro1">
          <table:table-cell office:value-type="string" table:style-name="ce1">
            <text:p>Yerry Mina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Cagliari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1-106</text:p>
          </table:table-cell>
          <table:table-cell office:value-type="float" office:value="10" table:style-name="ce1">
            <text:p>10</text:p>
          </table:table-cell>
          <table:table-cell office:value-type="float" office:value="5.5203488713723" table:style-name="ce1">
            <text:p>5.5203488713723</text:p>
          </table:table-cell>
          <table:table-cell office:value-type="float" office:value="9.05795310998374" table:style-name="ce1">
            <text:p>9.05795310998374</text:p>
          </table:table-cell>
          <table:table-cell office:value-type="float" office:value="6.51433485680058" table:style-name="ce1">
            <text:p>6.51433485680058</text:p>
          </table:table-cell>
          <table:table-cell office:value-type="float" office:value="6.32159397817291" table:style-name="ce1">
            <text:p>6.32159397817291</text:p>
          </table:table-cell>
          <table:table-cell office:value-type="float" office:value="6.13678597628348" table:style-name="ce1">
            <text:p>6.13678597628348</text:p>
          </table:table-cell>
          <table:table-cell office:value-type="float" office:value="10.9931015417522" table:style-name="ce1">
            <text:p>10.9931015417522</text:p>
          </table:table-cell>
          <table:table-cell office:value-type="float" office:value="5.9806556082119" table:style-name="ce1">
            <text:p>5.9806556082119</text:p>
          </table:table-cell>
          <table:table-cell office:value-type="float" office:value="8.90736416848451" table:style-name="ce1">
            <text:p>8.90736416848451</text:p>
          </table:table-cell>
          <table:table-cell office:value-type="float" office:value="11.0459167627592" table:style-name="ce1">
            <text:p>11.0459167627592</text:p>
          </table:table-cell>
          <table:table-cell office:value-type="float" office:value="9.30832622566193" table:style-name="ce1">
            <text:p>9.30832622566193</text:p>
          </table:table-cell>
          <table:table-cell office:value-type="float" office:value="11.0247537747446" table:style-name="ce1">
            <text:p>11.0247537747446</text:p>
          </table:table-cell>
        </table:table-row>
        <table:table-row table:style-name="ro1">
          <table:table-cell office:value-type="string" table:style-name="ce1">
            <text:p>Juan Miranda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Bologn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353</text:p>
          </table:table-cell>
          <table:table-cell office:value-type="float" office:value="12.1" table:style-name="ce1">
            <text:p>12.1</text:p>
          </table:table-cell>
          <table:table-cell office:value-type="float" office:value="14.2500935700158" table:style-name="ce1">
            <text:p>14.2500935700158</text:p>
          </table:table-cell>
          <table:table-cell office:value-type="float" office:value="11.124431247083" table:style-name="ce1">
            <text:p>11.124431247083</text:p>
          </table:table-cell>
          <table:table-cell office:value-type="float" office:value="11.5456209817681" table:style-name="ce1">
            <text:p>11.5456209817681</text:p>
          </table:table-cell>
          <table:table-cell office:value-type="float" office:value="13.7716582087847" table:style-name="ce1">
            <text:p>13.7716582087847</text:p>
          </table:table-cell>
          <table:table-cell office:value-type="float" office:value="11.7649221476" table:style-name="ce1">
            <text:p>11.7649221476</text:p>
          </table:table-cell>
          <table:table-cell office:value-type="float" office:value="6.64947558501435" table:style-name="ce1">
            <text:p>6.64947558501435</text:p>
          </table:table-cell>
          <table:table-cell office:value-type="float" office:value="13.4811960340803" table:style-name="ce1">
            <text:p>13.4811960340803</text:p>
          </table:table-cell>
          <table:table-cell office:value-type="float" office:value="8.62966496107902" table:style-name="ce1">
            <text:p>8.62966496107902</text:p>
          </table:table-cell>
          <table:table-cell office:value-type="float" office:value="10.0415908898136" table:style-name="ce1">
            <text:p>10.0415908898136</text:p>
          </table:table-cell>
          <table:table-cell office:value-type="float" office:value="8.84102931956879" table:style-name="ce1">
            <text:p>8.84102931956879</text:p>
          </table:table-cell>
          <table:table-cell office:value-type="float" office:value="10.2598066774007" table:style-name="ce1">
            <text:p>10.2598066774007</text:p>
          </table:table-cell>
        </table:table-row>
        <table:table-row table:style-name="ro1">
          <table:table-cell office:value-type="string" table:style-name="ce1">
            <text:p>Tarik Muharemovic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Sassuolo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2-313</text:p>
          </table:table-cell>
          <table:table-cell office:value-type="float" office:value="16" table:style-name="ce1">
            <text:p>16</text:p>
          </table:table-cell>
          <table:table-cell office:value-type="float" office:value="6.77140268023595" table:style-name="ce1">
            <text:p>6.77140268023595</text:p>
          </table:table-cell>
          <table:table-cell office:value-type="float" office:value="12.7956896655696" table:style-name="ce1">
            <text:p>12.7956896655696</text:p>
          </table:table-cell>
          <table:table-cell office:value-type="float" office:value="11.037533346848" table:style-name="ce1">
            <text:p>11.037533346848</text:p>
          </table:table-cell>
          <table:table-cell office:value-type="float" office:value="10.7262502013694" table:style-name="ce1">
            <text:p>10.7262502013694</text:p>
          </table:table-cell>
          <table:table-cell office:value-type="float" office:value="9.43703474415259" table:style-name="ce1">
            <text:p>9.43703474415259</text:p>
          </table:table-cell>
          <table:table-cell office:value-type="float" office:value="8.75593802377874" table:style-name="ce1">
            <text:p>8.75593802377874</text:p>
          </table:table-cell>
          <table:table-cell office:value-type="float" office:value="7.06062397609302" table:style-name="ce1">
            <text:p>7.06062397609302</text:p>
          </table:table-cell>
          <table:table-cell office:value-type="float" office:value="9.37402603869577" table:style-name="ce1">
            <text:p>9.37402603869577</text:p>
          </table:table-cell>
          <table:table-cell office:value-type="float" office:value="14.5626493570804" table:style-name="ce1">
            <text:p>14.5626493570804</text:p>
          </table:table-cell>
          <table:table-cell office:value-type="float" office:value="14.7940300016806" table:style-name="ce1">
            <text:p>14.7940300016806</text:p>
          </table:table-cell>
          <table:table-cell office:value-type="float" office:value="9.72327229189909" table:style-name="ce1">
            <text:p>9.72327229189909</text:p>
          </table:table-cell>
        </table:table-row>
        <table:table-row table:style-name="ro1">
          <table:table-cell office:value-type="string" table:style-name="ce1">
            <text:p>Obite N'Dicka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140</text:p>
          </table:table-cell>
          <table:table-cell office:value-type="float" office:value="14.4" table:style-name="ce1">
            <text:p>14.4</text:p>
          </table:table-cell>
          <table:table-cell office:value-type="float" office:value="6.37996385604893" table:style-name="ce1">
            <text:p>6.37996385604893</text:p>
          </table:table-cell>
          <table:table-cell office:value-type="float" office:value="13.2223610659349" table:style-name="ce1">
            <text:p>13.2223610659349</text:p>
          </table:table-cell>
          <table:table-cell office:value-type="float" office:value="6.51433485680058" table:style-name="ce1">
            <text:p>6.51433485680058</text:p>
          </table:table-cell>
          <table:table-cell office:value-type="float" office:value="10.1616934692395" table:style-name="ce1">
            <text:p>10.1616934692395</text:p>
          </table:table-cell>
          <table:table-cell office:value-type="float" office:value="11.0027933204257" table:style-name="ce1">
            <text:p>11.0027933204257</text:p>
          </table:table-cell>
          <table:table-cell office:value-type="float" office:value="8.02222189579724" table:style-name="ce1">
            <text:p>8.02222189579724</text:p>
          </table:table-cell>
          <table:table-cell office:value-type="float" office:value="7.91013211623522" table:style-name="ce1">
            <text:p>7.91013211623522</text:p>
          </table:table-cell>
          <table:table-cell office:value-type="float" office:value="7.11537467617836" table:style-name="ce1">
            <text:p>7.11537467617836</text:p>
          </table:table-cell>
          <table:table-cell office:value-type="float" office:value="9.03206490934746" table:style-name="ce1">
            <text:p>9.03206490934746</text:p>
          </table:table-cell>
          <table:table-cell office:value-type="float" office:value="9.84584124100392" table:style-name="ce1">
            <text:p>9.84584124100392</text:p>
          </table:table-cell>
          <table:table-cell office:value-type="float" office:value="4.52889661953917" table:style-name="ce1">
            <text:p>4.52889661953917</text:p>
          </table:table-cell>
        </table:table-row>
        <table:table-row table:style-name="ro1">
          <table:table-cell office:value-type="string" table:style-name="ce1">
            <text:p>Victor Nelsson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Hellas Veron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7-085</text:p>
          </table:table-cell>
          <table:table-cell office:value-type="float" office:value="16.7" table:style-name="ce1">
            <text:p>16.7</text:p>
          </table:table-cell>
          <table:table-cell office:value-type="float" office:value="5.39933739620871" table:style-name="ce1">
            <text:p>5.39933739620871</text:p>
          </table:table-cell>
          <table:table-cell office:value-type="float" office:value="9.01754660909488" table:style-name="ce1">
            <text:p>9.01754660909488</text:p>
          </table:table-cell>
          <table:table-cell office:value-type="float" office:value="6.21923451132195" table:style-name="ce1">
            <text:p>6.21923451132195</text:p>
          </table:table-cell>
          <table:table-cell office:value-type="float" office:value="6.87498478844027" table:style-name="ce1">
            <text:p>6.87498478844027</text:p>
          </table:table-cell>
          <table:table-cell office:value-type="float" office:value="6.81015273408207" table:style-name="ce1">
            <text:p>6.81015273408207</text:p>
          </table:table-cell>
          <table:table-cell office:value-type="float" office:value="14.8320436765387" table:style-name="ce1">
            <text:p>14.8320436765387</text:p>
          </table:table-cell>
          <table:table-cell office:value-type="float" office:value="6.16834603841054" table:style-name="ce1">
            <text:p>6.16834603841054</text:p>
          </table:table-cell>
          <table:table-cell office:value-type="float" office:value="7.11537467617836" table:style-name="ce1">
            <text:p>7.11537467617836</text:p>
          </table:table-cell>
          <table:table-cell office:value-type="float" office:value="6.2168847771854" table:style-name="ce1">
            <text:p>6.2168847771854</text:p>
          </table:table-cell>
          <table:table-cell office:value-type="float" office:value="15.7586584187572" table:style-name="ce1">
            <text:p>15.7586584187572</text:p>
          </table:table-cell>
          <table:table-cell office:value-type="float" office:value="10.0587557866168" table:style-name="ce1">
            <text:p>10.0587557866168</text:p>
          </table:table-cell>
        </table:table-row>
        <table:table-row table:style-name="ro1">
          <table:table-cell office:value-type="string" table:style-name="ce1">
            <text:p>Unai Núñez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Hellas Veron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8-342</text:p>
          </table:table-cell>
          <table:table-cell office:value-type="float" office:value="12.4" table:style-name="ce1">
            <text:p>12.4</text:p>
          </table:table-cell>
          <table:table-cell office:value-type="float" office:value="7.59465734719932" table:style-name="ce1">
            <text:p>7.59465734719932</text:p>
          </table:table-cell>
          <table:table-cell office:value-type="float" office:value="9.01754660909488" table:style-name="ce1">
            <text:p>9.01754660909488</text:p>
          </table:table-cell>
          <table:table-cell office:value-type="float" office:value="6.97320104563159" table:style-name="ce1">
            <text:p>6.97320104563159</text:p>
          </table:table-cell>
          <table:table-cell office:value-type="float" office:value="10.2324999358807" table:style-name="ce1">
            <text:p>10.2324999358807</text:p>
          </table:table-cell>
          <table:table-cell office:value-type="float" office:value="8.6573978204648" table:style-name="ce1">
            <text:p>8.6573978204648</text:p>
          </table:table-cell>
          <table:table-cell office:value-type="float" office:value="11.7761923061717" table:style-name="ce1">
            <text:p>11.7761923061717</text:p>
          </table:table-cell>
          <table:table-cell office:value-type="float" office:value="7.80151567604363" table:style-name="ce1">
            <text:p>7.80151567604363</text:p>
          </table:table-cell>
          <table:table-cell office:value-type="float" office:value="7.11537467617836" table:style-name="ce1">
            <text:p>7.11537467617836</text:p>
          </table:table-cell>
          <table:table-cell office:value-type="float" office:value="7.09814461842541" table:style-name="ce1">
            <text:p>7.09814461842541</text:p>
          </table:table-cell>
          <table:table-cell office:value-type="float" office:value="11.1808821725558" table:style-name="ce1">
            <text:p>11.1808821725558</text:p>
          </table:table-cell>
          <table:table-cell office:value-type="float" office:value="9.97490635032547" table:style-name="ce1">
            <text:p>9.97490635032547</text:p>
          </table:table-cell>
        </table:table-row>
        <table:table-row table:style-name="ro1">
          <table:table-cell office:value-type="string" table:style-name="ce1">
            <text:p>Adam Obert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Cagliari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3-137</text:p>
          </table:table-cell>
          <table:table-cell office:value-type="float" office:value="13.1" table:style-name="ce1">
            <text:p>13.1</text:p>
          </table:table-cell>
          <table:table-cell office:value-type="float" office:value="8.61728978563363" table:style-name="ce1">
            <text:p>8.61728978563363</text:p>
          </table:table-cell>
          <table:table-cell office:value-type="float" office:value="10.6020387101962" table:style-name="ce1">
            <text:p>10.6020387101962</text:p>
          </table:table-cell>
          <table:table-cell office:value-type="float" office:value="10.6941094234523" table:style-name="ce1">
            <text:p>10.6941094234523</text:p>
          </table:table-cell>
          <table:table-cell office:value-type="float" office:value="10.7262502013694" table:style-name="ce1">
            <text:p>10.7262502013694</text:p>
          </table:table-cell>
          <table:table-cell office:value-type="float" office:value="9.82994712797977" table:style-name="ce1">
            <text:p>9.82994712797977</text:p>
          </table:table-cell>
          <table:table-cell office:value-type="float" office:value="10.9931015417522" table:style-name="ce1">
            <text:p>10.9931015417522</text:p>
          </table:table-cell>
          <table:table-cell office:value-type="float" office:value="8.12915137237356" table:style-name="ce1">
            <text:p>8.12915137237356</text:p>
          </table:table-cell>
          <table:table-cell office:value-type="float" office:value="7.8128593466008" table:style-name="ce1">
            <text:p>7.8128593466008</text:p>
          </table:table-cell>
          <table:table-cell office:value-type="float" office:value="8.04303077075706" table:style-name="ce1">
            <text:p>8.04303077075706</text:p>
          </table:table-cell>
          <table:table-cell office:value-type="float" office:value="11.9569995390836" table:style-name="ce1">
            <text:p>11.9569995390836</text:p>
          </table:table-cell>
          <table:table-cell office:value-type="float" office:value="11.9947331941629" table:style-name="ce1">
            <text:p>11.9947331941629</text:p>
          </table:table-cell>
        </table:table-row>
        <table:table-row table:style-name="ro1">
          <table:table-cell office:value-type="string" table:style-name="ce1">
            <text:p>Strahinja Pavlović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Mila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4-228</text:p>
          </table:table-cell>
          <table:table-cell office:value-type="float" office:value="15.2" table:style-name="ce1">
            <text:p>15.2</text:p>
          </table:table-cell>
          <table:table-cell office:value-type="float" office:value="8.17692167253043" table:style-name="ce1">
            <text:p>8.17692167253043</text:p>
          </table:table-cell>
          <table:table-cell office:value-type="float" office:value="13.8075450082909" table:style-name="ce1">
            <text:p>13.8075450082909</text:p>
          </table:table-cell>
          <table:table-cell office:value-type="float" office:value="9.65246815214226" table:style-name="ce1">
            <text:p>9.65246815214226</text:p>
          </table:table-cell>
          <table:table-cell office:value-type="float" office:value="13.4813235906921" table:style-name="ce1">
            <text:p>13.4813235906921</text:p>
          </table:table-cell>
          <table:table-cell office:value-type="float" office:value="13.5260551355117" table:style-name="ce1">
            <text:p>13.5260551355117</text:p>
          </table:table-cell>
          <table:table-cell office:value-type="float" office:value="7.82954359482946" table:style-name="ce1">
            <text:p>7.82954359482946</text:p>
          </table:table-cell>
          <table:table-cell office:value-type="float" office:value="9.82198438252796" table:style-name="ce1">
            <text:p>9.82198438252796</text:p>
          </table:table-cell>
          <table:table-cell office:value-type="float" office:value="8.90736416848451" table:style-name="ce1">
            <text:p>8.90736416848451</text:p>
          </table:table-cell>
          <table:table-cell office:value-type="float" office:value="16.5031607003545" table:style-name="ce1">
            <text:p>16.5031607003545</text:p>
          </table:table-cell>
          <table:table-cell office:value-type="float" office:value="10.8504661105561" table:style-name="ce1">
            <text:p>10.8504661105561</text:p>
          </table:table-cell>
          <table:table-cell office:value-type="float" office:value="11.9789336574835" table:style-name="ce1">
            <text:p>11.9789336574835</text:p>
          </table:table-cell>
        </table:table-row>
        <table:table-row table:style-name="ro1">
          <table:table-cell office:value-type="string" table:style-name="ce1">
            <text:p>Marcus Pedersen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Torino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175</text:p>
          </table:table-cell>
          <table:table-cell office:value-type="float" office:value="12.2" table:style-name="ce1">
            <text:p>12.2</text:p>
          </table:table-cell>
          <table:table-cell office:value-type="float" office:value="11.0498848047074" table:style-name="ce1">
            <text:p>11.0498848047074</text:p>
          </table:table-cell>
          <table:table-cell office:value-type="float" office:value="7.93174394012563" table:style-name="ce1">
            <text:p>7.93174394012563</text:p>
          </table:table-cell>
          <table:table-cell office:value-type="float" office:value="9.47858437881143" table:style-name="ce1">
            <text:p>9.47858437881143</text:p>
          </table:table-cell>
          <table:table-cell office:value-type="float" office:value="6.93821227207115" table:style-name="ce1">
            <text:p>6.93821227207115</text:p>
          </table:table-cell>
          <table:table-cell office:value-type="float" office:value="17.3536657146364" table:style-name="ce1">
            <text:p>17.3536657146364</text:p>
          </table:table-cell>
          <table:table-cell office:value-type="float" office:value="8.373440464656" table:style-name="ce1">
            <text:p>8.373440464656</text:p>
          </table:table-cell>
          <table:table-cell office:value-type="float" office:value="16.3108639367972" table:style-name="ce1">
            <text:p>16.3108639367972</text:p>
          </table:table-cell>
          <table:table-cell office:value-type="float" office:value="8.53760093407756" table:style-name="ce1">
            <text:p>8.53760093407756</text:p>
          </table:table-cell>
          <table:table-cell office:value-type="float" office:value="9.03206490934746" table:style-name="ce1">
            <text:p>9.03206490934746</text:p>
          </table:table-cell>
          <table:table-cell office:value-type="float" office:value="6.40132613011202" table:style-name="ce1">
            <text:p>6.40132613011202</text:p>
          </table:table-cell>
          <table:table-cell office:value-type="float" office:value="4.73863304060306" table:style-name="ce1">
            <text:p>4.73863304060306</text:p>
          </table:table-cell>
        </table:table-row>
        <table:table-row table:style-name="ro1">
          <table:table-cell office:value-type="string" table:style-name="ce1">
            <text:p>Luca Pellegrini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306</text:p>
          </table:table-cell>
          <table:table-cell office:value-type="float" office:value="8.6" table:style-name="ce1">
            <text:p>8.6</text:p>
          </table:table-cell>
          <table:table-cell office:value-type="float" office:value="10.8140440620023" table:style-name="ce1">
            <text:p>10.8140440620023</text:p>
          </table:table-cell>
          <table:table-cell office:value-type="float" office:value="8.57568417545703" table:style-name="ce1">
            <text:p>8.57568417545703</text:p>
          </table:table-cell>
          <table:table-cell office:value-type="float" office:value="7.61205824575386" table:style-name="ce1">
            <text:p>7.61205824575386</text:p>
          </table:table-cell>
          <table:table-cell office:value-type="float" office:value="8.81881434149889" table:style-name="ce1">
            <text:p>8.81881434149889</text:p>
          </table:table-cell>
          <table:table-cell office:value-type="float" office:value="9.43703474415259" table:style-name="ce1">
            <text:p>9.43703474415259</text:p>
          </table:table-cell>
          <table:table-cell office:value-type="float" office:value="7.27628097742972" table:style-name="ce1">
            <text:p>7.27628097742972</text:p>
          </table:table-cell>
          <table:table-cell office:value-type="float" office:value="9.13770906275525" table:style-name="ce1">
            <text:p>9.13770906275525</text:p>
          </table:table-cell>
          <table:table-cell office:value-type="float" office:value="9.18690804954794" table:style-name="ce1">
            <text:p>9.18690804954794</text:p>
          </table:table-cell>
          <table:table-cell office:value-type="float" office:value="7.40689431342088" table:style-name="ce1">
            <text:p>7.40689431342088</text:p>
          </table:table-cell>
          <table:table-cell office:value-type="float" office:value="7.92537290858589" table:style-name="ce1">
            <text:p>7.92537290858589</text:p>
          </table:table-cell>
          <table:table-cell office:value-type="float" office:value="6.88652842425255" table:style-name="ce1">
            <text:p>6.88652842425255</text:p>
          </table:table-cell>
        </table:table-row>
        <table:table-row table:style-name="ro1">
          <table:table-cell office:value-type="string" table:style-name="ce1">
            <text:p>Giuseppe Pezzella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Cremones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8-039</text:p>
          </table:table-cell>
          <table:table-cell office:value-type="float" office:value="12" table:style-name="ce1">
            <text:p>12</text:p>
          </table:table-cell>
          <table:table-cell office:value-type="float" office:value="8.10001069694452" table:style-name="ce1">
            <text:p>8.10001069694452</text:p>
          </table:table-cell>
          <table:table-cell office:value-type="float" office:value="6.74604865814844" table:style-name="ce1">
            <text:p>6.74604865814844</text:p>
          </table:table-cell>
          <table:table-cell office:value-type="float" office:value="9.82649407769019" table:style-name="ce1">
            <text:p>9.82649407769019</text:p>
          </table:table-cell>
          <table:table-cell office:value-type="float" office:value="7.25917326876664" table:style-name="ce1">
            <text:p>7.25917326876664</text:p>
          </table:table-cell>
          <table:table-cell office:value-type="float" office:value="9.43703474415259" table:style-name="ce1">
            <text:p>9.43703474415259</text:p>
          </table:table-cell>
          <table:table-cell office:value-type="float" office:value="6.64947558501435" table:style-name="ce1">
            <text:p>6.64947558501435</text:p>
          </table:table-cell>
          <table:table-cell office:value-type="float" office:value="11.4055223730206" table:style-name="ce1">
            <text:p>11.4055223730206</text:p>
          </table:table-cell>
          <table:table-cell office:value-type="float" office:value="7.11537467617836" table:style-name="ce1">
            <text:p>7.11537467617836</text:p>
          </table:table-cell>
          <table:table-cell office:value-type="float" office:value="6.2168847771854" table:style-name="ce1">
            <text:p>6.2168847771854</text:p>
          </table:table-cell>
          <table:table-cell office:value-type="float" office:value="9.37538441371041" table:style-name="ce1">
            <text:p>9.37538441371041</text:p>
          </table:table-cell>
          <table:table-cell office:value-type="float" office:value="8.3613599718484" table:style-name="ce1">
            <text:p>8.3613599718484</text:p>
          </table:table-cell>
        </table:table-row>
        <table:table-row table:style-name="ro1">
          <table:table-cell office:value-type="string" table:style-name="ce1">
            <text:p>Marin Pongračić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Fiorentin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8-118</text:p>
          </table:table-cell>
          <table:table-cell office:value-type="float" office:value="16" table:style-name="ce1">
            <text:p>16</text:p>
          </table:table-cell>
          <table:table-cell office:value-type="float" office:value="8.48703213476216" table:style-name="ce1">
            <text:p>8.48703213476216</text:p>
          </table:table-cell>
          <table:table-cell office:value-type="float" office:value="14.7907819765836" table:style-name="ce1">
            <text:p>14.7907819765836</text:p>
          </table:table-cell>
          <table:table-cell office:value-type="float" office:value="7.77600341553269" table:style-name="ce1">
            <text:p>7.77600341553269</text:p>
          </table:table-cell>
          <table:table-cell office:value-type="float" office:value="13.0588080748485" table:style-name="ce1">
            <text:p>13.0588080748485</text:p>
          </table:table-cell>
          <table:table-cell office:value-type="float" office:value="11.3867834827017" table:style-name="ce1">
            <text:p>11.3867834827017</text:p>
          </table:table-cell>
          <table:table-cell office:value-type="float" office:value="10.2989161878557" table:style-name="ce1">
            <text:p>10.2989161878557</text:p>
          </table:table-cell>
          <table:table-cell office:value-type="float" office:value="7.91013211623522" table:style-name="ce1">
            <text:p>7.91013211623522</text:p>
          </table:table-cell>
          <table:table-cell office:value-type="float" office:value="7.11537467617836" table:style-name="ce1">
            <text:p>7.11537467617836</text:p>
          </table:table-cell>
          <table:table-cell office:value-type="float" office:value="6.50258483909651" table:style-name="ce1">
            <text:p>6.50258483909651</text:p>
          </table:table-cell>
          <table:table-cell office:value-type="float" office:value="10.1148240668415" table:style-name="ce1">
            <text:p>10.1148240668415</text:p>
          </table:table-cell>
          <table:table-cell office:value-type="float" office:value="10.6604157565394" table:style-name="ce1">
            <text:p>10.6604157565394</text:p>
          </table:table-cell>
        </table:table-row>
        <table:table-row table:style-name="ro1">
          <table:table-cell office:value-type="string" table:style-name="ce1">
            <text:p>Jacobo Ramón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Como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1-001</text:p>
          </table:table-cell>
          <table:table-cell office:value-type="float" office:value="15" table:style-name="ce1">
            <text:p>15</text:p>
          </table:table-cell>
          <table:table-cell office:value-type="float" office:value="8.25409055145127" table:style-name="ce1">
            <text:p>8.25409055145127</text:p>
          </table:table-cell>
          <table:table-cell office:value-type="float" office:value="14.7719983713837" table:style-name="ce1">
            <text:p>14.7719983713837</text:p>
          </table:table-cell>
          <table:table-cell office:value-type="float" office:value="8.27635669695112" table:style-name="ce1">
            <text:p>8.27635669695112</text:p>
          </table:table-cell>
          <table:table-cell office:value-type="float" office:value="13.3024753377907" table:style-name="ce1">
            <text:p>13.3024753377907</text:p>
          </table:table-cell>
          <table:table-cell office:value-type="float" office:value="9.82994712797977" table:style-name="ce1">
            <text:p>9.82994712797977</text:p>
          </table:table-cell>
          <table:table-cell office:value-type="float" office:value="11.6087141564208" table:style-name="ce1">
            <text:p>11.6087141564208</text:p>
          </table:table-cell>
          <table:table-cell office:value-type="float" office:value="7.80151567604363" table:style-name="ce1">
            <text:p>7.80151567604363</text:p>
          </table:table-cell>
          <table:table-cell office:value-type="float" office:value="9.56155653974989" table:style-name="ce1">
            <text:p>9.56155653974989</text:p>
          </table:table-cell>
          <table:table-cell office:value-type="float" office:value="15.4532789361091" table:style-name="ce1">
            <text:p>15.4532789361091</text:p>
          </table:table-cell>
          <table:table-cell office:value-type="float" office:value="12.7605792812784" table:style-name="ce1">
            <text:p>12.7605792812784</text:p>
          </table:table-cell>
          <table:table-cell office:value-type="float" office:value="10.809870752711" table:style-name="ce1">
            <text:p>10.809870752711</text:p>
          </table:table-cell>
        </table:table-row>
        <table:table-row table:style-name="ro1">
          <table:table-cell office:value-type="string" table:style-name="ce1">
            <text:p>Luca Ranieri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Fiorentin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259</text:p>
          </table:table-cell>
          <table:table-cell office:value-type="float" office:value="14" table:style-name="ce1">
            <text:p>14</text:p>
          </table:table-cell>
          <table:table-cell office:value-type="float" office:value="8.33150616131426" table:style-name="ce1">
            <text:p>8.33150616131426</text:p>
          </table:table-cell>
          <table:table-cell office:value-type="float" office:value="11.6769665770158" table:style-name="ce1">
            <text:p>11.6769665770158</text:p>
          </table:table-cell>
          <table:table-cell office:value-type="float" office:value="8.7871066672435" table:style-name="ce1">
            <text:p>8.7871066672435</text:p>
          </table:table-cell>
          <table:table-cell office:value-type="float" office:value="12.4254952880123" table:style-name="ce1">
            <text:p>12.4254952880123</text:p>
          </table:table-cell>
          <table:table-cell office:value-type="float" office:value="10.2228928424929" table:style-name="ce1">
            <text:p>10.2228928424929</text:p>
          </table:table-cell>
          <table:table-cell office:value-type="float" office:value="8.75593802377874" table:style-name="ce1">
            <text:p>8.75593802377874</text:p>
          </table:table-cell>
          <table:table-cell office:value-type="float" office:value="9.70770568765488" table:style-name="ce1">
            <text:p>9.70770568765488</text:p>
          </table:table-cell>
          <table:table-cell office:value-type="float" office:value="9.00036722816378" table:style-name="ce1">
            <text:p>9.00036722816378</text:p>
          </table:table-cell>
          <table:table-cell office:value-type="float" office:value="13.5175054810187" table:style-name="ce1">
            <text:p>13.5175054810187</text:p>
          </table:table-cell>
          <table:table-cell office:value-type="float" office:value="9.98036504671772" table:style-name="ce1">
            <text:p>9.98036504671772</text:p>
          </table:table-cell>
          <table:table-cell office:value-type="float" office:value="10.4771203086086" table:style-name="ce1">
            <text:p>10.4771203086086</text:p>
          </table:table-cell>
        </table:table-row>
        <table:table-row table:style-name="ro1">
          <table:table-cell office:value-type="string" table:style-name="ce1">
            <text:p>Alessio Romagnoli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0-360</text:p>
          </table:table-cell>
          <table:table-cell office:value-type="float" office:value="15.3" table:style-name="ce1">
            <text:p>15.3</text:p>
          </table:table-cell>
          <table:table-cell office:value-type="float" office:value="6.42525054806153" table:style-name="ce1">
            <text:p>6.42525054806153</text:p>
          </table:table-cell>
          <table:table-cell office:value-type="float" office:value="14.4529108530025" table:style-name="ce1">
            <text:p>14.4529108530025</text:p>
          </table:table-cell>
          <table:table-cell office:value-type="float" office:value="6.66519740320874" table:style-name="ce1">
            <text:p>6.66519740320874</text:p>
          </table:table-cell>
          <table:table-cell office:value-type="float" office:value="8.81881434149889" table:style-name="ce1">
            <text:p>8.81881434149889</text:p>
          </table:table-cell>
          <table:table-cell office:value-type="float" office:value="5.81766521103868" table:style-name="ce1">
            <text:p>5.81766521103868</text:p>
          </table:table-cell>
          <table:table-cell/>
          <table:table-cell office:value-type="float" office:value="5.88835283686816" table:style-name="ce1">
            <text:p>5.88835283686816</text:p>
          </table:table-cell>
          <table:table-cell office:value-type="float" office:value="7.11537467617836" table:style-name="ce1">
            <text:p>7.11537467617836</text:p>
          </table:table-cell>
          <table:table-cell office:value-type="float" office:value="6.2168847771854" table:style-name="ce1">
            <text:p>6.2168847771854</text:p>
          </table:table-cell>
          <table:table-cell office:value-type="float" office:value="11.377391008516" table:style-name="ce1">
            <text:p>11.377391008516</text:p>
          </table:table-cell>
          <table:table-cell office:value-type="float" office:value="10.0922854472752" table:style-name="ce1">
            <text:p>10.0922854472752</text:p>
          </table:table-cell>
        </table:table-row>
        <table:table-row table:style-name="ro1">
          <table:table-cell office:value-type="string" table:style-name="ce1">
            <text:p>Amir Rrahmani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1-317</text:p>
          </table:table-cell>
          <table:table-cell office:value-type="float" office:value="9.6" table:style-name="ce1">
            <text:p>9.6</text:p>
          </table:table-cell>
          <table:table-cell office:value-type="float" office:value="6.44797204503412" table:style-name="ce1">
            <text:p>6.44797204503412</text:p>
          </table:table-cell>
          <table:table-cell office:value-type="float" office:value="12.5023298432725" table:style-name="ce1">
            <text:p>12.5023298432725</text:p>
          </table:table-cell>
          <table:table-cell office:value-type="float" office:value="6.36565923875512" table:style-name="ce1">
            <text:p>6.36565923875512</text:p>
          </table:table-cell>
          <table:table-cell office:value-type="float" office:value="9.52366950548392" table:style-name="ce1">
            <text:p>9.52366950548392</text:p>
          </table:table-cell>
          <table:table-cell office:value-type="float" office:value="6.46784173801987" table:style-name="ce1">
            <text:p>6.46784173801987</text:p>
          </table:table-cell>
          <table:table-cell office:value-type="float" office:value="8.75593802377874" table:style-name="ce1">
            <text:p>8.75593802377874</text:p>
          </table:table-cell>
          <table:table-cell office:value-type="float" office:value="6.45737140487659" table:style-name="ce1">
            <text:p>6.45737140487659</text:p>
          </table:table-cell>
          <table:table-cell office:value-type="float" office:value="7.99182723351238" table:style-name="ce1">
            <text:p>7.99182723351238</text:p>
          </table:table-cell>
          <table:table-cell office:value-type="float" office:value="11.0459167627592" table:style-name="ce1">
            <text:p>11.0459167627592</text:p>
          </table:table-cell>
          <table:table-cell office:value-type="float" office:value="8.37923457638034" table:style-name="ce1">
            <text:p>8.37923457638034</text:p>
          </table:table-cell>
          <table:table-cell office:value-type="float" office:value="11.8838388394061" table:style-name="ce1">
            <text:p>11.8838388394061</text:p>
          </table:table-cell>
        </table:table-row>
        <table:table-row table:style-name="ro1">
          <table:table-cell office:value-type="string" table:style-name="ce1">
            <text:p>Leo Skiri Østigård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Geno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040</text:p>
          </table:table-cell>
          <table:table-cell office:value-type="float" office:value="12.1" table:style-name="ce1">
            <text:p>12.1</text:p>
          </table:table-cell>
          <table:table-cell office:value-type="float" office:value="7.24966018201961" table:style-name="ce1">
            <text:p>7.24966018201961</text:p>
          </table:table-cell>
          <table:table-cell office:value-type="float" office:value="11.7806961302054" table:style-name="ce1">
            <text:p>11.7806961302054</text:p>
          </table:table-cell>
          <table:table-cell office:value-type="float" office:value="9.30497529771164" table:style-name="ce1">
            <text:p>9.30497529771164</text:p>
          </table:table-cell>
          <table:table-cell office:value-type="float" office:value="8.33248649637633" table:style-name="ce1">
            <text:p>8.33248649637633</text:p>
          </table:table-cell>
          <table:table-cell office:value-type="float" office:value="6.13678597628348" table:style-name="ce1">
            <text:p>6.13678597628348</text:p>
          </table:table-cell>
          <table:table-cell office:value-type="float" office:value="14.8320436765387" table:style-name="ce1">
            <text:p>14.8320436765387</text:p>
          </table:table-cell>
          <table:table-cell office:value-type="float" office:value="6.16834603841054" table:style-name="ce1">
            <text:p>6.16834603841054</text:p>
          </table:table-cell>
          <table:table-cell office:value-type="float" office:value="12.3990012316654" table:style-name="ce1">
            <text:p>12.3990012316654</text:p>
          </table:table-cell>
          <table:table-cell office:value-type="float" office:value="18.0101683695305" table:style-name="ce1">
            <text:p>18.0101683695305</text:p>
          </table:table-cell>
          <table:table-cell office:value-type="float" office:value="12.3952776587667" table:style-name="ce1">
            <text:p>12.3952776587667</text:p>
          </table:table-cell>
          <table:table-cell office:value-type="float" office:value="11.6439797383797" table:style-name="ce1">
            <text:p>11.6439797383797</text:p>
          </table:table-cell>
        </table:table-row>
        <table:table-row table:style-name="ro1">
          <table:table-cell office:value-type="string" table:style-name="ce1">
            <text:p>Ivan Smolčić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Como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143</text:p>
          </table:table-cell>
          <table:table-cell office:value-type="float" office:value="9.3" table:style-name="ce1">
            <text:p>9.3</text:p>
          </table:table-cell>
          <table:table-cell office:value-type="float" office:value="8.0488854390929" table:style-name="ce1">
            <text:p>8.0488854390929</text:p>
          </table:table-cell>
          <table:table-cell office:value-type="float" office:value="9.39577736486677" table:style-name="ce1">
            <text:p>9.39577736486677</text:p>
          </table:table-cell>
          <table:table-cell office:value-type="float" office:value="8.10826231080668" table:style-name="ce1">
            <text:p>8.10826231080668</text:p>
          </table:table-cell>
          <table:table-cell office:value-type="float" office:value="10.0908460259744" table:style-name="ce1">
            <text:p>10.0908460259744</text:p>
          </table:table-cell>
          <table:table-cell office:value-type="float" office:value="7.16290170131945" table:style-name="ce1">
            <text:p>7.16290170131945</text:p>
          </table:table-cell>
          <table:table-cell office:value-type="float" office:value="8.75593802377874" table:style-name="ce1">
            <text:p>8.75593802377874</text:p>
          </table:table-cell>
          <table:table-cell office:value-type="float" office:value="9.02425024664319" table:style-name="ce1">
            <text:p>9.02425024664319</text:p>
          </table:table-cell>
          <table:table-cell office:value-type="float" office:value="7.11537467617836" table:style-name="ce1">
            <text:p>7.11537467617836</text:p>
          </table:table-cell>
          <table:table-cell office:value-type="float" office:value="7.40689431342088" table:style-name="ce1">
            <text:p>7.40689431342088</text:p>
          </table:table-cell>
          <table:table-cell office:value-type="float" office:value="9.30832622566193" table:style-name="ce1">
            <text:p>9.30832622566193</text:p>
          </table:table-cell>
          <table:table-cell office:value-type="float" office:value="8.87148315244433" table:style-name="ce1">
            <text:p>8.87148315244433</text:p>
          </table:table-cell>
        </table:table-row>
        <table:table-row table:style-name="ro1">
          <table:table-cell office:value-type="string" table:style-name="ce1">
            <text:p>Oumar Solet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Udines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334</text:p>
          </table:table-cell>
          <table:table-cell office:value-type="float" office:value="16.8" table:style-name="ce1">
            <text:p>16.8</text:p>
          </table:table-cell>
          <table:table-cell office:value-type="float" office:value="9.5409202456186" table:style-name="ce1">
            <text:p>9.5409202456186</text:p>
          </table:table-cell>
          <table:table-cell office:value-type="float" office:value="15.0826522475712" table:style-name="ce1">
            <text:p>15.0826522475712</text:p>
          </table:table-cell>
          <table:table-cell office:value-type="float" office:value="10.6941094234523" table:style-name="ce1">
            <text:p>10.6941094234523</text:p>
          </table:table-cell>
          <table:table-cell office:value-type="float" office:value="15.4679048025825" table:style-name="ce1">
            <text:p>15.4679048025825</text:p>
          </table:table-cell>
          <table:table-cell office:value-type="float" office:value="15.4919596604445" table:style-name="ce1">
            <text:p>15.4919596604445</text:p>
          </table:table-cell>
          <table:table-cell office:value-type="float" office:value="9.23630792487053" table:style-name="ce1">
            <text:p>9.23630792487053</text:p>
          </table:table-cell>
          <table:table-cell office:value-type="float" office:value="10.1647024950182" table:style-name="ce1">
            <text:p>10.1647024950182</text:p>
          </table:table-cell>
          <table:table-cell office:value-type="float" office:value="8.17236892767764" table:style-name="ce1">
            <text:p>8.17236892767764</text:p>
          </table:table-cell>
          <table:table-cell office:value-type="float" office:value="12.3338140267545" table:style-name="ce1">
            <text:p>12.3338140267545</text:p>
          </table:table-cell>
          <table:table-cell office:value-type="float" office:value="12.8800158523173" table:style-name="ce1">
            <text:p>12.8800158523173</text:p>
          </table:table-cell>
          <table:table-cell office:value-type="float" office:value="11.1070419975476" table:style-name="ce1">
            <text:p>11.1070419975476</text:p>
          </table:table-cell>
        </table:table-row>
        <table:table-row table:style-name="ro1">
          <table:table-cell office:value-type="string" table:style-name="ce1">
            <text:p>Leonardo Spinazzola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32-288</text:p>
          </table:table-cell>
          <table:table-cell office:value-type="float" office:value="8.4" table:style-name="ce1">
            <text:p>8.4</text:p>
          </table:table-cell>
          <table:table-cell office:value-type="float" office:value="13.2658946281298" table:style-name="ce1">
            <text:p>13.2658946281298</text:p>
          </table:table-cell>
          <table:table-cell office:value-type="float" office:value="7.97064887383343" table:style-name="ce1">
            <text:p>7.97064887383343</text:p>
          </table:table-cell>
          <table:table-cell office:value-type="float" office:value="12.9908221761688" table:style-name="ce1">
            <text:p>12.9908221761688</text:p>
          </table:table-cell>
          <table:table-cell office:value-type="float" office:value="8.95904101788444" table:style-name="ce1">
            <text:p>8.95904101788444</text:p>
          </table:table-cell>
          <table:table-cell office:value-type="float" office:value="16.5061919789404" table:style-name="ce1">
            <text:p>16.5061919789404</text:p>
          </table:table-cell>
          <table:table-cell office:value-type="float" office:value="5.9691257190527" table:style-name="ce1">
            <text:p>5.9691257190527</text:p>
          </table:table-cell>
          <table:table-cell office:value-type="float" office:value="13.3855497184531" table:style-name="ce1">
            <text:p>13.3855497184531</text:p>
          </table:table-cell>
          <table:table-cell office:value-type="float" office:value="12.4848969291207" table:style-name="ce1">
            <text:p>12.4848969291207</text:p>
          </table:table-cell>
          <table:table-cell office:value-type="float" office:value="14.0588156532618" table:style-name="ce1">
            <text:p>14.0588156532618</text:p>
          </table:table-cell>
          <table:table-cell office:value-type="float" office:value="5.73945589528313" table:style-name="ce1">
            <text:p>5.73945589528313</text:p>
          </table:table-cell>
          <table:table-cell office:value-type="float" office:value="5.0996761221267" table:style-name="ce1">
            <text:p>5.0996761221267</text:p>
          </table:table-cell>
        </table:table-row>
        <table:table-row table:style-name="ro1">
          <table:table-cell office:value-type="string" table:style-name="ce1">
            <text:p>Adrien Tameze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Torino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31-337</text:p>
          </table:table-cell>
          <table:table-cell office:value-type="float" office:value="9.8" table:style-name="ce1">
            <text:p>9.8</text:p>
          </table:table-cell>
          <table:table-cell office:value-type="float" office:value="8.95832575706692" table:style-name="ce1">
            <text:p>8.95832575706692</text:p>
          </table:table-cell>
          <table:table-cell office:value-type="float" office:value="7.81549191913427" table:style-name="ce1">
            <text:p>7.81549191913427</text:p>
          </table:table-cell>
          <table:table-cell office:value-type="float" office:value="6.66519740320874" table:style-name="ce1">
            <text:p>6.66519740320874</text:p>
          </table:table-cell>
          <table:table-cell office:value-type="float" office:value="9.73630844381662" table:style-name="ce1">
            <text:p>9.73630844381662</text:p>
          </table:table-cell>
          <table:table-cell office:value-type="float" office:value="10.6143433582216" table:style-name="ce1">
            <text:p>10.6143433582216</text:p>
          </table:table-cell>
          <table:table-cell office:value-type="float" office:value="3.55611051501258" table:style-name="ce1">
            <text:p>3.55611051501258</text:p>
          </table:table-cell>
          <table:table-cell office:value-type="float" office:value="8.35034082178061" table:style-name="ce1">
            <text:p>8.35034082178061</text:p>
          </table:table-cell>
          <table:table-cell office:value-type="float" office:value="7.11537467617836" table:style-name="ce1">
            <text:p>7.11537467617836</text:p>
          </table:table-cell>
          <table:table-cell office:value-type="float" office:value="6.50258483909651" table:style-name="ce1">
            <text:p>6.50258483909651</text:p>
          </table:table-cell>
          <table:table-cell office:value-type="float" office:value="8.11876419138239" table:style-name="ce1">
            <text:p>8.11876419138239</text:p>
          </table:table-cell>
          <table:table-cell office:value-type="float" office:value="4.62715053224539" table:style-name="ce1">
            <text:p>4.62715053224539</text:p>
          </table:table-cell>
        </table:table-row>
        <table:table-row table:style-name="ro1">
          <table:table-cell office:value-type="string" table:style-name="ce1">
            <text:p>Filippo Terracciano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Cremones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2-333</text:p>
          </table:table-cell>
          <table:table-cell office:value-type="float" office:value="16.9" table:style-name="ce1">
            <text:p>16.9</text:p>
          </table:table-cell>
          <table:table-cell office:value-type="float" office:value="6.67799680282249" table:style-name="ce1">
            <text:p>6.67799680282249</text:p>
          </table:table-cell>
          <table:table-cell office:value-type="float" office:value="13.8401156331704" table:style-name="ce1">
            <text:p>13.8401156331704</text:p>
          </table:table-cell>
          <table:table-cell office:value-type="float" office:value="6.81817762895154" table:style-name="ce1">
            <text:p>6.81817762895154</text:p>
          </table:table-cell>
          <table:table-cell office:value-type="float" office:value="11.6265482164151" table:style-name="ce1">
            <text:p>11.6265482164151</text:p>
          </table:table-cell>
          <table:table-cell office:value-type="float" office:value="7.52513716041731" table:style-name="ce1">
            <text:p>7.52513716041731</text:p>
          </table:table-cell>
          <table:table-cell office:value-type="float" office:value="10.9931015417522" table:style-name="ce1">
            <text:p>10.9931015417522</text:p>
          </table:table-cell>
          <table:table-cell office:value-type="float" office:value="7.47960241270522" table:style-name="ce1">
            <text:p>7.47960241270522</text:p>
          </table:table-cell>
          <table:table-cell office:value-type="float" office:value="9.28040514805553" table:style-name="ce1">
            <text:p>9.28040514805553</text:p>
          </table:table-cell>
          <table:table-cell office:value-type="float" office:value="16.7831443403039" table:style-name="ce1">
            <text:p>16.7831443403039</text:p>
          </table:table-cell>
          <table:table-cell office:value-type="float" office:value="12.3334263487065" table:style-name="ce1">
            <text:p>12.3334263487065</text:p>
          </table:table-cell>
          <table:table-cell office:value-type="float" office:value="5.97191631981279" table:style-name="ce1">
            <text:p>5.97191631981279</text:p>
          </table:table-cell>
        </table:table-row>
        <table:table-row table:style-name="ro1">
          <table:table-cell office:value-type="string" table:style-name="ce1">
            <text:p>Fikayo Tomori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Mila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8-019</text:p>
          </table:table-cell>
          <table:table-cell office:value-type="float" office:value="13.5" table:style-name="ce1">
            <text:p>13.5</text:p>
          </table:table-cell>
          <table:table-cell office:value-type="float" office:value="7.17678084226568" table:style-name="ce1">
            <text:p>7.17678084226568</text:p>
          </table:table-cell>
          <table:table-cell office:value-type="float" office:value="13.4859166404436" table:style-name="ce1">
            <text:p>13.4859166404436</text:p>
          </table:table-cell>
          <table:table-cell office:value-type="float" office:value="11.5456209817681" table:style-name="ce1">
            <text:p>11.5456209817681</text:p>
          </table:table-cell>
          <table:table-cell office:value-type="float" office:value="12.0972097454571" table:style-name="ce1">
            <text:p>12.0972097454571</text:p>
          </table:table-cell>
          <table:table-cell office:value-type="float" office:value="7.89578005992181" table:style-name="ce1">
            <text:p>7.89578005992181</text:p>
          </table:table-cell>
          <table:table-cell/>
          <table:table-cell office:value-type="float" office:value="8.35034082178061" table:style-name="ce1">
            <text:p>8.35034082178061</text:p>
          </table:table-cell>
          <table:table-cell office:value-type="float" office:value="7.72400853121237" table:style-name="ce1">
            <text:p>7.72400853121237</text:p>
          </table:table-cell>
          <table:table-cell office:value-type="float" office:value="7.09814461842541" table:style-name="ce1">
            <text:p>7.09814461842541</text:p>
          </table:table-cell>
          <table:table-cell office:value-type="float" office:value="11.8296355255509" table:style-name="ce1">
            <text:p>11.8296355255509</text:p>
          </table:table-cell>
          <table:table-cell office:value-type="float" office:value="12.2920813457194" table:style-name="ce1">
            <text:p>12.2920813457194</text:p>
          </table:table-cell>
        </table:table-row>
        <table:table-row table:style-name="ro1">
          <table:table-cell office:value-type="string" table:style-name="ce1">
            <text:p>Idrissa Touré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Pis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7-253</text:p>
          </table:table-cell>
          <table:table-cell office:value-type="float" office:value="16" table:style-name="ce1">
            <text:p>16</text:p>
          </table:table-cell>
          <table:table-cell office:value-type="float" office:value="9.64726947329762" table:style-name="ce1">
            <text:p>9.64726947329762</text:p>
          </table:table-cell>
          <table:table-cell office:value-type="float" office:value="7.35807405595075" table:style-name="ce1">
            <text:p>7.35807405595075</text:p>
          </table:table-cell>
          <table:table-cell office:value-type="float" office:value="14.2680888552074" table:style-name="ce1">
            <text:p>14.2680888552074</text:p>
          </table:table-cell>
          <table:table-cell office:value-type="float" office:value="9.17018840186248" table:style-name="ce1">
            <text:p>9.17018840186248</text:p>
          </table:table-cell>
          <table:table-cell office:value-type="float" office:value="14.1529032915545" table:style-name="ce1">
            <text:p>14.1529032915545</text:p>
          </table:table-cell>
          <table:table-cell office:value-type="float" office:value="5.83909200406989" table:style-name="ce1">
            <text:p>5.83909200406989</text:p>
          </table:table-cell>
          <table:table-cell office:value-type="float" office:value="14.1219489973354" table:style-name="ce1">
            <text:p>14.1219489973354</text:p>
          </table:table-cell>
          <table:table-cell office:value-type="float" office:value="9.37402603869577" table:style-name="ce1">
            <text:p>9.37402603869577</text:p>
          </table:table-cell>
          <table:table-cell office:value-type="float" office:value="14.0588156532618" table:style-name="ce1">
            <text:p>14.0588156532618</text:p>
          </table:table-cell>
          <table:table-cell office:value-type="float" office:value="10.8504661105561" table:style-name="ce1">
            <text:p>10.8504661105561</text:p>
          </table:table-cell>
          <table:table-cell office:value-type="float" office:value="6.54817508215489" table:style-name="ce1">
            <text:p>6.54817508215489</text:p>
          </table:table-cell>
        </table:table-row>
        <table:table-row table:style-name="ro1">
          <table:table-cell office:value-type="string" table:style-name="ce1">
            <text:p>Lautaro Valenti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Parm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358</text:p>
          </table:table-cell>
          <table:table-cell office:value-type="float" office:value="12.5" table:style-name="ce1">
            <text:p>12.5</text:p>
          </table:table-cell>
          <table:table-cell office:value-type="float" office:value="9.43465599743163" table:style-name="ce1">
            <text:p>9.43465599743163</text:p>
          </table:table-cell>
          <table:table-cell office:value-type="float" office:value="8.69565941887298" table:style-name="ce1">
            <text:p>8.69565941887298</text:p>
          </table:table-cell>
          <table:table-cell office:value-type="float" office:value="7.94144066995724" table:style-name="ce1">
            <text:p>7.94144066995724</text:p>
          </table:table-cell>
          <table:table-cell office:value-type="float" office:value="7.99051291427652" table:style-name="ce1">
            <text:p>7.99051291427652</text:p>
          </table:table-cell>
          <table:table-cell office:value-type="float" office:value="8.27363383862798" table:style-name="ce1">
            <text:p>8.27363383862798</text:p>
          </table:table-cell>
          <table:table-cell office:value-type="float" office:value="8.75593802377874" table:style-name="ce1">
            <text:p>8.75593802377874</text:p>
          </table:table-cell>
          <table:table-cell office:value-type="float" office:value="6.65485205842086" table:style-name="ce1">
            <text:p>6.65485205842086</text:p>
          </table:table-cell>
          <table:table-cell office:value-type="float" office:value="9.28040514805553" table:style-name="ce1">
            <text:p>9.28040514805553</text:p>
          </table:table-cell>
          <table:table-cell office:value-type="float" office:value="7.09814461842541" table:style-name="ce1">
            <text:p>7.09814461842541</text:p>
          </table:table-cell>
          <table:table-cell office:value-type="float" office:value="12.5792031818086" table:style-name="ce1">
            <text:p>12.5792031818086</text:p>
          </table:table-cell>
          <table:table-cell office:value-type="float" office:value="11.1234735948821" table:style-name="ce1">
            <text:p>11.1234735948821</text:p>
          </table:table-cell>
        </table:table-row>
        <table:table-row table:style-name="ro1">
          <table:table-cell office:value-type="string" table:style-name="ce1">
            <text:p>Emanuele Valeri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Parm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7-031</text:p>
          </table:table-cell>
          <table:table-cell office:value-type="float" office:value="10.6" table:style-name="ce1">
            <text:p>10.6</text:p>
          </table:table-cell>
          <table:table-cell office:value-type="float" office:value="13.1976718122407" table:style-name="ce1">
            <text:p>13.1976718122407</text:p>
          </table:table-cell>
          <table:table-cell office:value-type="float" office:value="6.74604865814844" table:style-name="ce1">
            <text:p>6.74604865814844</text:p>
          </table:table-cell>
          <table:table-cell office:value-type="float" office:value="13.1419811081111" table:style-name="ce1">
            <text:p>13.1419811081111</text:p>
          </table:table-cell>
          <table:table-cell office:value-type="float" office:value="8.53996160184912" table:style-name="ce1">
            <text:p>8.53996160184912</text:p>
          </table:table-cell>
          <table:table-cell office:value-type="float" office:value="11.3867834827017" table:style-name="ce1">
            <text:p>11.3867834827017</text:p>
          </table:table-cell>
          <table:table-cell office:value-type="float" office:value="7.46274368152196" table:style-name="ce1">
            <text:p>7.46274368152196</text:p>
          </table:table-cell>
          <table:table-cell office:value-type="float" office:value="12.4827255325241" table:style-name="ce1">
            <text:p>12.4827255325241</text:p>
          </table:table-cell>
          <table:table-cell office:value-type="float" office:value="7.90213788970749" table:style-name="ce1">
            <text:p>7.90213788970749</text:p>
          </table:table-cell>
          <table:table-cell office:value-type="float" office:value="6.79651098317724" table:style-name="ce1">
            <text:p>6.79651098317724</text:p>
          </table:table-cell>
          <table:table-cell office:value-type="float" office:value="7.54438241513224" table:style-name="ce1">
            <text:p>7.54438241513224</text:p>
          </table:table-cell>
          <table:table-cell office:value-type="float" office:value="8.52500002114327" table:style-name="ce1">
            <text:p>8.52500002114327</text:p>
          </table:table-cell>
        </table:table-row>
        <table:table-row table:style-name="ro1">
          <table:table-cell office:value-type="string" table:style-name="ce1">
            <text:p>Álex Valle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Como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1-257</text:p>
          </table:table-cell>
          <table:table-cell office:value-type="float" office:value="12.5" table:style-name="ce1">
            <text:p>12.5</text:p>
          </table:table-cell>
          <table:table-cell office:value-type="float" office:value="9.22250325686618" table:style-name="ce1">
            <text:p>9.22250325686618</text:p>
          </table:table-cell>
          <table:table-cell office:value-type="float" office:value="11.2703128924735" table:style-name="ce1">
            <text:p>11.2703128924735</text:p>
          </table:table-cell>
          <table:table-cell office:value-type="float" office:value="8.7871066672435" table:style-name="ce1">
            <text:p>8.7871066672435</text:p>
          </table:table-cell>
          <table:table-cell office:value-type="float" office:value="11.7622230923062" table:style-name="ce1">
            <text:p>11.7622230923062</text:p>
          </table:table-cell>
          <table:table-cell office:value-type="float" office:value="9.82994712797977" table:style-name="ce1">
            <text:p>9.82994712797977</text:p>
          </table:table-cell>
          <table:table-cell office:value-type="float" office:value="5.72174196430657" table:style-name="ce1">
            <text:p>5.72174196430657</text:p>
          </table:table-cell>
          <table:table-cell office:value-type="float" office:value="11.0711818081147" table:style-name="ce1">
            <text:p>11.0711818081147</text:p>
          </table:table-cell>
          <table:table-cell office:value-type="float" office:value="7.11537467617836" table:style-name="ce1">
            <text:p>7.11537467617836</text:p>
          </table:table-cell>
          <table:table-cell office:value-type="float" office:value="7.72209870477989" table:style-name="ce1">
            <text:p>7.72209870477989</text:p>
          </table:table-cell>
          <table:table-cell office:value-type="float" office:value="9.84584124100392" table:style-name="ce1">
            <text:p>9.84584124100392</text:p>
          </table:table-cell>
          <table:table-cell office:value-type="float" office:value="8.739080040649" table:style-name="ce1">
            <text:p>8.739080040649</text:p>
          </table:table-cell>
        </table:table-row>
        <table:table-row table:style-name="ro1">
          <table:table-cell office:value-type="string" table:style-name="ce1">
            <text:p>Johan Vásquez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Geno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7-077</text:p>
          </table:table-cell>
          <table:table-cell office:value-type="float" office:value="18" table:style-name="ce1">
            <text:p>18</text:p>
          </table:table-cell>
          <table:table-cell office:value-type="float" office:value="7.08021618584537" table:style-name="ce1">
            <text:p>7.08021618584537</text:p>
          </table:table-cell>
          <table:table-cell office:value-type="float" office:value="14.3629076788277" table:style-name="ce1">
            <text:p>14.3629076788277</text:p>
          </table:table-cell>
          <table:table-cell office:value-type="float" office:value="6.97320104563159" table:style-name="ce1">
            <text:p>6.97320104563159</text:p>
          </table:table-cell>
          <table:table-cell office:value-type="float" office:value="12.9348242699916" table:style-name="ce1">
            <text:p>12.9348242699916</text:p>
          </table:table-cell>
          <table:table-cell office:value-type="float" office:value="9.04568370243568" table:style-name="ce1">
            <text:p>9.04568370243568</text:p>
          </table:table-cell>
          <table:table-cell office:value-type="float" office:value="5.21122327114606" table:style-name="ce1">
            <text:p>5.21122327114606</text:p>
          </table:table-cell>
          <table:table-cell office:value-type="float" office:value="7.69353557687191" table:style-name="ce1">
            <text:p>7.69353557687191</text:p>
          </table:table-cell>
          <table:table-cell office:value-type="float" office:value="9.65542461140435" table:style-name="ce1">
            <text:p>9.65542461140435</text:p>
          </table:table-cell>
          <table:table-cell office:value-type="float" office:value="8.04303077075706" table:style-name="ce1">
            <text:p>8.04303077075706</text:p>
          </table:table-cell>
          <table:table-cell office:value-type="float" office:value="13.4018154620559" table:style-name="ce1">
            <text:p>13.4018154620559</text:p>
          </table:table-cell>
          <table:table-cell office:value-type="float" office:value="10.7269030635939" table:style-name="ce1">
            <text:p>10.7269030635939</text:p>
          </table:table-cell>
        </table:table-row>
        <table:table-row table:style-name="ro1">
          <table:table-cell office:value-type="string" table:style-name="ce1">
            <text:p>Danilo Veiga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Lecc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3-104</text:p>
          </table:table-cell>
          <table:table-cell office:value-type="float" office:value="15.1" table:style-name="ce1">
            <text:p>15.1</text:p>
          </table:table-cell>
          <table:table-cell office:value-type="float" office:value="8.72188391526873" table:style-name="ce1">
            <text:p>8.72188391526873</text:p>
          </table:table-cell>
          <table:table-cell office:value-type="float" office:value="10.1692476116436" table:style-name="ce1">
            <text:p>10.1692476116436</text:p>
          </table:table-cell>
          <table:table-cell office:value-type="float" office:value="9.47858437881143" table:style-name="ce1">
            <text:p>9.47858437881143</text:p>
          </table:table-cell>
          <table:table-cell office:value-type="float" office:value="12.6827521891084" table:style-name="ce1">
            <text:p>12.6827521891084</text:p>
          </table:table-cell>
          <table:table-cell office:value-type="float" office:value="13.1944945645928" table:style-name="ce1">
            <text:p>13.1944945645928</text:p>
          </table:table-cell>
          <table:table-cell office:value-type="float" office:value="5.56461223542015" table:style-name="ce1">
            <text:p>5.56461223542015</text:p>
          </table:table-cell>
          <table:table-cell office:value-type="float" office:value="13.6694742656662" table:style-name="ce1">
            <text:p>13.6694742656662</text:p>
          </table:table-cell>
          <table:table-cell office:value-type="float" office:value="7.72400853121237" table:style-name="ce1">
            <text:p>7.72400853121237</text:p>
          </table:table-cell>
          <table:table-cell office:value-type="float" office:value="6.2168847771854" table:style-name="ce1">
            <text:p>6.2168847771854</text:p>
          </table:table-cell>
          <table:table-cell office:value-type="float" office:value="13.0568589901949" table:style-name="ce1">
            <text:p>13.0568589901949</text:p>
          </table:table-cell>
          <table:table-cell office:value-type="float" office:value="12.5379967070811" table:style-name="ce1">
            <text:p>12.5379967070811</text:p>
          </table:table-cell>
        </table:table-row>
        <table:table-row table:style-name="ro1">
          <table:table-cell office:value-type="string" table:style-name="ce1">
            <text:p>Sebastian Walukiewicz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Sassuolo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277</text:p>
          </table:table-cell>
          <table:table-cell office:value-type="float" office:value="16.7" table:style-name="ce1">
            <text:p>16.7</text:p>
          </table:table-cell>
          <table:table-cell office:value-type="float" office:value="8.46104964762666" table:style-name="ce1">
            <text:p>8.46104964762666</text:p>
          </table:table-cell>
          <table:table-cell office:value-type="float" office:value="12.5393669773871" table:style-name="ce1">
            <text:p>12.5393669773871</text:p>
          </table:table-cell>
          <table:table-cell office:value-type="float" office:value="12.5250050798954" table:style-name="ce1">
            <text:p>12.5250050798954</text:p>
          </table:table-cell>
          <table:table-cell office:value-type="float" office:value="13.0588080748485" table:style-name="ce1">
            <text:p>13.0588080748485</text:p>
          </table:table-cell>
          <table:table-cell office:value-type="float" office:value="11.0027933204257" table:style-name="ce1">
            <text:p>11.0027933204257</text:p>
          </table:table-cell>
          <table:table-cell office:value-type="float" office:value="10.2451737261935" table:style-name="ce1">
            <text:p>10.2451737261935</text:p>
          </table:table-cell>
          <table:table-cell office:value-type="float" office:value="9.70770568765488" table:style-name="ce1">
            <text:p>9.70770568765488</text:p>
          </table:table-cell>
          <table:table-cell office:value-type="float" office:value="7.11537467617836" table:style-name="ce1">
            <text:p>7.11537467617836</text:p>
          </table:table-cell>
          <table:table-cell office:value-type="float" office:value="6.2168847771854" table:style-name="ce1">
            <text:p>6.2168847771854</text:p>
          </table:table-cell>
          <table:table-cell office:value-type="float" office:value="10.9168063750878" table:style-name="ce1">
            <text:p>10.9168063750878</text:p>
          </table:table-cell>
          <table:table-cell office:value-type="float" office:value="12.5684293994895" table:style-name="ce1">
            <text:p>12.5684293994895</text:p>
          </table:table-cell>
        </table:table-row>
        <table:table-row table:style-name="ro1">
          <table:table-cell office:value-type="string" table:style-name="ce1">
            <text:p>Wesley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2-123</text:p>
          </table:table-cell>
          <table:table-cell office:value-type="float" office:value="15.6" table:style-name="ce1">
            <text:p>15.6</text:p>
          </table:table-cell>
          <table:table-cell office:value-type="float" office:value="11.4389736686454" table:style-name="ce1">
            <text:p>11.4389736686454</text:p>
          </table:table-cell>
          <table:table-cell office:value-type="float" office:value="11.2703128924735" table:style-name="ce1">
            <text:p>11.2703128924735</text:p>
          </table:table-cell>
          <table:table-cell office:value-type="float" office:value="15.447827456748" table:style-name="ce1">
            <text:p>15.447827456748</text:p>
          </table:table-cell>
          <table:table-cell office:value-type="float" office:value="11.4900020794126" table:style-name="ce1">
            <text:p>11.4900020794126</text:p>
          </table:table-cell>
          <table:table-cell office:value-type="float" office:value="17.5633490537987" table:style-name="ce1">
            <text:p>17.5633490537987</text:p>
          </table:table-cell>
          <table:table-cell office:value-type="float" office:value="5.41086928137451" table:style-name="ce1">
            <text:p>5.41086928137451</text:p>
          </table:table-cell>
          <table:table-cell office:value-type="float" office:value="18.2123230827634" table:style-name="ce1">
            <text:p>18.2123230827634</text:p>
          </table:table-cell>
          <table:table-cell office:value-type="float" office:value="11.7839335311892" table:style-name="ce1">
            <text:p>11.7839335311892</text:p>
          </table:table-cell>
          <table:table-cell office:value-type="float" office:value="17.031928140906" table:style-name="ce1">
            <text:p>17.031928140906</text:p>
          </table:table-cell>
          <table:table-cell office:value-type="float" office:value="10.2491569874503" table:style-name="ce1">
            <text:p>10.2491569874503</text:p>
          </table:table-cell>
          <table:table-cell office:value-type="float" office:value="9.02095301673591" table:style-name="ce1">
            <text:p>9.02095301673591</text:p>
          </table:table-cell>
        </table:table-row>
        <table:table-row table:style-name="ro1">
          <table:table-cell office:value-type="string" table:style-name="ce1">
            <text:p>Nicola Zalewski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Atalant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3-349</text:p>
          </table:table-cell>
          <table:table-cell office:value-type="float" office:value="7.5" table:style-name="ce1">
            <text:p>7.5</text:p>
          </table:table-cell>
          <table:table-cell office:value-type="float" office:value="11.4132123742466" table:style-name="ce1">
            <text:p>11.4132123742466</text:p>
          </table:table-cell>
          <table:table-cell office:value-type="float" office:value="6.48649460627837" table:style-name="ce1">
            <text:p>6.48649460627837</text:p>
          </table:table-cell>
          <table:table-cell office:value-type="float" office:value="14.0011246562102" table:style-name="ce1">
            <text:p>14.0011246562102</text:p>
          </table:table-cell>
          <table:table-cell office:value-type="float" office:value="7.65414646631918" table:style-name="ce1">
            <text:p>7.65414646631918</text:p>
          </table:table-cell>
          <table:table-cell office:value-type="float" office:value="14.1529032915545" table:style-name="ce1">
            <text:p>14.1529032915545</text:p>
          </table:table-cell>
          <table:table-cell office:value-type="float" office:value="8.32108210573839" table:style-name="ce1">
            <text:p>8.32108210573839</text:p>
          </table:table-cell>
          <table:table-cell office:value-type="float" office:value="12.5865271270487" table:style-name="ce1">
            <text:p>12.5865271270487</text:p>
          </table:table-cell>
          <table:table-cell office:value-type="float" office:value="11.9619759843977" table:style-name="ce1">
            <text:p>11.9619759843977</text:p>
          </table:table-cell>
          <table:table-cell office:value-type="float" office:value="12.6411595752223" table:style-name="ce1">
            <text:p>12.6411595752223</text:p>
          </table:table-cell>
          <table:table-cell office:value-type="float" office:value="6.34425546070073" table:style-name="ce1">
            <text:p>6.34425546070073</text:p>
          </table:table-cell>
          <table:table-cell office:value-type="float" office:value="13.0453917420485" table:style-name="ce1">
            <text:p>13.0453917420485</text:p>
          </table:table-cell>
        </table:table-row>
        <table:table-row table:style-name="ro1">
          <table:table-cell office:value-type="string" table:style-name="ce1">
            <text:p>Alessandro Zanoli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Udines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096</text:p>
          </table:table-cell>
          <table:table-cell office:value-type="float" office:value="11.3" table:style-name="ce1">
            <text:p>11.3</text:p>
          </table:table-cell>
          <table:table-cell office:value-type="float" office:value="10.7087586911355" table:style-name="ce1">
            <text:p>10.7087586911355</text:p>
          </table:table-cell>
          <table:table-cell office:value-type="float" office:value="7.61063053779533" table:style-name="ce1">
            <text:p>7.61063053779533</text:p>
          </table:table-cell>
          <table:table-cell office:value-type="float" office:value="10.5213618333335" table:style-name="ce1">
            <text:p>10.5213618333335</text:p>
          </table:table-cell>
          <table:table-cell office:value-type="float" office:value="6.87498478844027" table:style-name="ce1">
            <text:p>6.87498478844027</text:p>
          </table:table-cell>
          <table:table-cell office:value-type="float" office:value="13.5260551355117" table:style-name="ce1">
            <text:p>13.5260551355117</text:p>
          </table:table-cell>
          <table:table-cell office:value-type="float" office:value="6.93479939580181" table:style-name="ce1">
            <text:p>6.93479939580181</text:p>
          </table:table-cell>
          <table:table-cell office:value-type="float" office:value="13.5758425887583" table:style-name="ce1">
            <text:p>13.5758425887583</text:p>
          </table:table-cell>
          <table:table-cell office:value-type="float" office:value="7.11537467617836" table:style-name="ce1">
            <text:p>7.11537467617836</text:p>
          </table:table-cell>
          <table:table-cell office:value-type="float" office:value="5.93985497887498" table:style-name="ce1">
            <text:p>5.93985497887498</text:p>
          </table:table-cell>
          <table:table-cell office:value-type="float" office:value="8.31385670418599" table:style-name="ce1">
            <text:p>8.31385670418599</text:p>
          </table:table-cell>
          <table:table-cell office:value-type="float" office:value="10.809870752711" table:style-name="ce1">
            <text:p>10.809870752711</text:p>
          </table:table-cell>
        </table:table-row>
        <table:table-row table:style-name="ro1">
          <table:table-cell office:value-type="string" table:style-name="ce1">
            <text:p>Gabriele Zappa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Cagliari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016</text:p>
          </table:table-cell>
          <table:table-cell office:value-type="float" office:value="12.5" table:style-name="ce1">
            <text:p>12.5</text:p>
          </table:table-cell>
          <table:table-cell office:value-type="float" office:value="8.59119367867457" table:style-name="ce1">
            <text:p>8.59119367867457</text:p>
          </table:table-cell>
          <table:table-cell office:value-type="float" office:value="11.3759196901369" table:style-name="ce1">
            <text:p>11.3759196901369</text:p>
          </table:table-cell>
          <table:table-cell office:value-type="float" office:value="12.8375555309215" table:style-name="ce1">
            <text:p>12.8375555309215</text:p>
          </table:table-cell>
          <table:table-cell office:value-type="float" office:value="10.9363589575681" table:style-name="ce1">
            <text:p>10.9363589575681</text:p>
          </table:table-cell>
          <table:table-cell office:value-type="float" office:value="12.1359044625795" table:style-name="ce1">
            <text:p>12.1359044625795</text:p>
          </table:table-cell>
          <table:table-cell office:value-type="float" office:value="5.9691257190527" table:style-name="ce1">
            <text:p>5.9691257190527</text:p>
          </table:table-cell>
          <table:table-cell office:value-type="float" office:value="10.2787771653494" table:style-name="ce1">
            <text:p>10.2787771653494</text:p>
          </table:table-cell>
          <table:table-cell office:value-type="float" office:value="7.11537467617836" table:style-name="ce1">
            <text:p>7.11537467617836</text:p>
          </table:table-cell>
          <table:table-cell office:value-type="float" office:value="6.2168847771854" table:style-name="ce1">
            <text:p>6.2168847771854</text:p>
          </table:table-cell>
          <table:table-cell office:value-type="float" office:value="9.1075438864688" table:style-name="ce1">
            <text:p>9.1075438864688</text:p>
          </table:table-cell>
          <table:table-cell office:value-type="float" office:value="7.71803582411689" table:style-name="ce1">
            <text:p>7.71803582411689</text:p>
          </table:table-cell>
        </table:table-row>
        <table:table-row table:style-name="ro1">
          <table:table-cell office:value-type="string" table:style-name="ce1">
            <text:p>Davide Zappacosta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Atalant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3-210</text:p>
          </table:table-cell>
          <table:table-cell office:value-type="float" office:value="12.4" table:style-name="ce1">
            <text:p>12.4</text:p>
          </table:table-cell>
          <table:table-cell office:value-type="float" office:value="12.99024954164" table:style-name="ce1">
            <text:p>12.99024954164</text:p>
          </table:table-cell>
          <table:table-cell office:value-type="float" office:value="10.6424590604154" table:style-name="ce1">
            <text:p>10.6424590604154</text:p>
          </table:table-cell>
          <table:table-cell office:value-type="float" office:value="15.232762595057" table:style-name="ce1">
            <text:p>15.232762595057</text:p>
          </table:table-cell>
          <table:table-cell office:value-type="float" office:value="10.5151375369599" table:style-name="ce1">
            <text:p>10.5151375369599</text:p>
          </table:table-cell>
          <table:table-cell office:value-type="float" office:value="13.5260551355117" table:style-name="ce1">
            <text:p>13.5260551355117</text:p>
          </table:table-cell>
          <table:table-cell office:value-type="float" office:value="8.09980490526033" table:style-name="ce1">
            <text:p>8.09980490526033</text:p>
          </table:table-cell>
          <table:table-cell office:value-type="float" office:value="16.6639009003925" table:style-name="ce1">
            <text:p>16.6639009003925</text:p>
          </table:table-cell>
          <table:table-cell office:value-type="float" office:value="9.28040514805553" table:style-name="ce1">
            <text:p>9.28040514805553</text:p>
          </table:table-cell>
          <table:table-cell office:value-type="float" office:value="8.04303077075706" table:style-name="ce1">
            <text:p>8.04303077075706</text:p>
          </table:table-cell>
          <table:table-cell office:value-type="float" office:value="6.929528104603" table:style-name="ce1">
            <text:p>6.929528104603</text:p>
          </table:table-cell>
          <table:table-cell office:value-type="float" office:value="7.56051437823053" table:style-name="ce1">
            <text:p>7.56051437823053</text:p>
          </table:table-cell>
        </table:table-row>
        <table:table-row table:style-name="ro1">
          <table:table-cell office:value-type="string" table:style-name="ce1">
            <text:p>Alessio Zerbin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Cremonese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26-310</text:p>
          </table:table-cell>
          <table:table-cell office:value-type="float" office:value="7.8" table:style-name="ce1">
            <text:p>7.8</text:p>
          </table:table-cell>
          <table:table-cell office:value-type="float" office:value="10.099495827292" table:style-name="ce1">
            <text:p>10.099495827292</text:p>
          </table:table-cell>
          <table:table-cell office:value-type="float" office:value="6.08704156890485" table:style-name="ce1">
            <text:p>6.08704156890485</text:p>
          </table:table-cell>
          <table:table-cell office:value-type="float" office:value="12.8375555309215" table:style-name="ce1">
            <text:p>12.8375555309215</text:p>
          </table:table-cell>
          <table:table-cell office:value-type="float" office:value="7.19435713479097" table:style-name="ce1">
            <text:p>7.19435713479097</text:p>
          </table:table-cell>
          <table:table-cell office:value-type="float" office:value="10.2228928424929" table:style-name="ce1">
            <text:p>10.2228928424929</text:p>
          </table:table-cell>
          <table:table-cell office:value-type="float" office:value="6.20163860757674" table:style-name="ce1">
            <text:p>6.20163860757674</text:p>
          </table:table-cell>
          <table:table-cell office:value-type="float" office:value="11.294531325824" table:style-name="ce1">
            <text:p>11.294531325824</text:p>
          </table:table-cell>
          <table:table-cell office:value-type="float" office:value="10.5929013949686" table:style-name="ce1">
            <text:p>10.5929013949686</text:p>
          </table:table-cell>
          <table:table-cell office:value-type="float" office:value="7.40689431342088" table:style-name="ce1">
            <text:p>7.40689431342088</text:p>
          </table:table-cell>
          <table:table-cell office:value-type="float" office:value="6.86959325531221" table:style-name="ce1">
            <text:p>6.86959325531221</text:p>
          </table:table-cell>
          <table:table-cell office:value-type="float" office:value="8.05334146292959" table:style-name="ce1">
            <text:p>8.05334146292959</text:p>
          </table:table-cell>
        </table:table-row>
        <table:table-row table:style-name="ro1">
          <table:table-cell office:value-type="string" table:style-name="ce1">
            <text:p>Nadir Zortea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Bologn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202</text:p>
          </table:table-cell>
          <table:table-cell office:value-type="float" office:value="8.8" table:style-name="ce1">
            <text:p>8.8</text:p>
          </table:table-cell>
          <table:table-cell office:value-type="float" office:value="11.8723491386696" table:style-name="ce1">
            <text:p>11.8723491386696</text:p>
          </table:table-cell>
          <table:table-cell office:value-type="float" office:value="8.25814431142548" table:style-name="ce1">
            <text:p>8.25814431142548</text:p>
          </table:table-cell>
          <table:table-cell office:value-type="float" office:value="12.3658870498932" table:style-name="ce1">
            <text:p>12.3658870498932</text:p>
          </table:table-cell>
          <table:table-cell office:value-type="float" office:value="9.66540383613561" table:style-name="ce1">
            <text:p>9.66540383613561</text:p>
          </table:table-cell>
          <table:table-cell office:value-type="float" office:value="12.8517114661646" table:style-name="ce1">
            <text:p>12.8517114661646</text:p>
          </table:table-cell>
          <table:table-cell office:value-type="float" office:value="8.50478538037459" table:style-name="ce1">
            <text:p>8.50478538037459</text:p>
          </table:table-cell>
          <table:table-cell office:value-type="float" office:value="12.1666558469748" table:style-name="ce1">
            <text:p>12.1666558469748</text:p>
          </table:table-cell>
          <table:table-cell office:value-type="float" office:value="8.08191011109637" table:style-name="ce1">
            <text:p>8.08191011109637</text:p>
          </table:table-cell>
          <table:table-cell office:value-type="float" office:value="7.09814461842541" table:style-name="ce1">
            <text:p>7.09814461842541</text:p>
          </table:table-cell>
          <table:table-cell office:value-type="float" office:value="6.98975970751664" table:style-name="ce1">
            <text:p>6.98975970751664</text:p>
          </table:table-cell>
          <table:table-cell office:value-type="float" office:value="9.97490635032547" table:style-name="ce1">
            <text:p>9.97490635032547</text:p>
          </table:table-cell>
        </table:table-row>
        <table:table-row table:style-name="ro1">
          <table:table-cell office:value-type="string" table:style-name="ce1">
            <text:p>Robert Andrich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Leverkusen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31-107</text:p>
          </table:table-cell>
          <table:table-cell office:value-type="float" office:value="11.6" table:style-name="ce1">
            <text:p>11.6</text:p>
          </table:table-cell>
          <table:table-cell office:value-type="float" office:value="8.93417576894745" table:style-name="ce1">
            <text:p>8.93417576894745</text:p>
          </table:table-cell>
          <table:table-cell office:value-type="float" office:value="12.628894839943" table:style-name="ce1">
            <text:p>12.628894839943</text:p>
          </table:table-cell>
          <table:table-cell office:value-type="float" office:value="7.96686684072552" table:style-name="ce1">
            <text:p>7.96686684072552</text:p>
          </table:table-cell>
          <table:table-cell office:value-type="float" office:value="11.86759030805" table:style-name="ce1">
            <text:p>11.86759030805</text:p>
          </table:table-cell>
          <table:table-cell office:value-type="float" office:value="10.6483273817804" table:style-name="ce1">
            <text:p>10.6483273817804</text:p>
          </table:table-cell>
          <table:table-cell office:value-type="float" office:value="3.56749614099448" table:style-name="ce1">
            <text:p>3.56749614099448</text:p>
          </table:table-cell>
          <table:table-cell office:value-type="float" office:value="9.05314325703799" table:style-name="ce1">
            <text:p>9.05314325703799</text:p>
          </table:table-cell>
          <table:table-cell office:value-type="float" office:value="8.65729462477511" table:style-name="ce1">
            <text:p>8.65729462477511</text:p>
          </table:table-cell>
          <table:table-cell office:value-type="float" office:value="10.4114507907534" table:style-name="ce1">
            <text:p>10.4114507907534</text:p>
          </table:table-cell>
          <table:table-cell office:value-type="float" office:value="8.20981632775297" table:style-name="ce1">
            <text:p>8.20981632775297</text:p>
          </table:table-cell>
          <table:table-cell office:value-type="float" office:value="13.9280807719064" table:style-name="ce1">
            <text:p>13.9280807719064</text:p>
          </table:table-cell>
        </table:table-row>
        <table:table-row table:style-name="ro1">
          <table:table-cell office:value-type="string" table:style-name="ce1">
            <text:p>Waldemar Anton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Dortmund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9-171</text:p>
          </table:table-cell>
          <table:table-cell office:value-type="float" office:value="13" table:style-name="ce1">
            <text:p>13</text:p>
          </table:table-cell>
          <table:table-cell office:value-type="float" office:value="5.55846434846904" table:style-name="ce1">
            <text:p>5.55846434846904</text:p>
          </table:table-cell>
          <table:table-cell office:value-type="float" office:value="14.7241183794497" table:style-name="ce1">
            <text:p>14.7241183794497</text:p>
          </table:table-cell>
          <table:table-cell office:value-type="float" office:value="6.99552719625795" table:style-name="ce1">
            <text:p>6.99552719625795</text:p>
          </table:table-cell>
          <table:table-cell office:value-type="float" office:value="13.8728072358696" table:style-name="ce1">
            <text:p>13.8728072358696</text:p>
          </table:table-cell>
          <table:table-cell office:value-type="float" office:value="12.5385456698143" table:style-name="ce1">
            <text:p>12.5385456698143</text:p>
          </table:table-cell>
          <table:table-cell office:value-type="float" office:value="8.19080931177628" table:style-name="ce1">
            <text:p>8.19080931177628</text:p>
          </table:table-cell>
          <table:table-cell office:value-type="float" office:value="8.37707617126337" table:style-name="ce1">
            <text:p>8.37707617126337</text:p>
          </table:table-cell>
          <table:table-cell office:value-type="float" office:value="7.83787383757177" table:style-name="ce1">
            <text:p>7.83787383757177</text:p>
          </table:table-cell>
          <table:table-cell office:value-type="float" office:value="10.4114507907534" table:style-name="ce1">
            <text:p>10.4114507907534</text:p>
          </table:table-cell>
          <table:table-cell office:value-type="float" office:value="11.9315079058814" table:style-name="ce1">
            <text:p>11.9315079058814</text:p>
          </table:table-cell>
          <table:table-cell office:value-type="float" office:value="10.5943251062961" table:style-name="ce1">
            <text:p>10.5943251062961</text:p>
          </table:table-cell>
        </table:table-row>
        <table:table-row table:style-name="ro1">
          <table:table-cell office:value-type="string" table:style-name="ce1">
            <text:p>Loïc Bade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Leverkuse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271</text:p>
          </table:table-cell>
          <table:table-cell office:value-type="float" office:value="11.6" table:style-name="ce1">
            <text:p>11.6</text:p>
          </table:table-cell>
          <table:table-cell office:value-type="float" office:value="6.58336255947815" table:style-name="ce1">
            <text:p>6.58336255947815</text:p>
          </table:table-cell>
          <table:table-cell office:value-type="float" office:value="14.8662836078207" table:style-name="ce1">
            <text:p>14.8662836078207</text:p>
          </table:table-cell>
          <table:table-cell office:value-type="float" office:value="6.84000743993004" table:style-name="ce1">
            <text:p>6.84000743993004</text:p>
          </table:table-cell>
          <table:table-cell office:value-type="float" office:value="11.4579895167404" table:style-name="ce1">
            <text:p>11.4579895167404</text:p>
          </table:table-cell>
          <table:table-cell office:value-type="float" office:value="8.30012359478154" table:style-name="ce1">
            <text:p>8.30012359478154</text:p>
          </table:table-cell>
          <table:table-cell office:value-type="float" office:value="3.56749614099448" table:style-name="ce1">
            <text:p>3.56749614099448</text:p>
          </table:table-cell>
          <table:table-cell office:value-type="float" office:value="6.87794371180401" table:style-name="ce1">
            <text:p>6.87794371180401</text:p>
          </table:table-cell>
          <table:table-cell office:value-type="float" office:value="8.65729462477511" table:style-name="ce1">
            <text:p>8.65729462477511</text:p>
          </table:table-cell>
          <table:table-cell office:value-type="float" office:value="6.81827142389179" table:style-name="ce1">
            <text:p>6.81827142389179</text:p>
          </table:table-cell>
          <table:table-cell office:value-type="float" office:value="11.4138180875188" table:style-name="ce1">
            <text:p>11.4138180875188</text:p>
          </table:table-cell>
          <table:table-cell office:value-type="float" office:value="12.5475396980343" table:style-name="ce1">
            <text:p>12.5475396980343</text:p>
          </table:table-cell>
        </table:table-row>
        <table:table-row table:style-name="ro1">
          <table:table-cell office:value-type="string" table:style-name="ce1">
            <text:p>Ridle Baku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RB Leipzig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7-274</text:p>
          </table:table-cell>
          <table:table-cell office:value-type="float" office:value="12" table:style-name="ce1">
            <text:p>12</text:p>
          </table:table-cell>
          <table:table-cell office:value-type="float" office:value="12.8672193398475" table:style-name="ce1">
            <text:p>12.8672193398475</text:p>
          </table:table-cell>
          <table:table-cell office:value-type="float" office:value="12.9931505919526" table:style-name="ce1">
            <text:p>12.9931505919526</text:p>
          </table:table-cell>
          <table:table-cell office:value-type="float" office:value="16.4240474083473" table:style-name="ce1">
            <text:p>16.4240474083473</text:p>
          </table:table-cell>
          <table:table-cell office:value-type="float" office:value="14.0415283621365" table:style-name="ce1">
            <text:p>14.0415283621365</text:p>
          </table:table-cell>
          <table:table-cell office:value-type="float" office:value="13.5693616087311" table:style-name="ce1">
            <text:p>13.5693616087311</text:p>
          </table:table-cell>
          <table:table-cell office:value-type="float" office:value="7.85461150388441" table:style-name="ce1">
            <text:p>7.85461150388441</text:p>
          </table:table-cell>
          <table:table-cell office:value-type="float" office:value="13.5243588815747" table:style-name="ce1">
            <text:p>13.5243588815747</text:p>
          </table:table-cell>
          <table:table-cell office:value-type="float" office:value="8.65729462477511" table:style-name="ce1">
            <text:p>8.65729462477511</text:p>
          </table:table-cell>
          <table:table-cell office:value-type="float" office:value="9.06098294000705" table:style-name="ce1">
            <text:p>9.06098294000705</text:p>
          </table:table-cell>
          <table:table-cell office:value-type="float" office:value="10.9517587967796" table:style-name="ce1">
            <text:p>10.9517587967796</text:p>
          </table:table-cell>
          <table:table-cell office:value-type="float" office:value="9.35105125937565" table:style-name="ce1">
            <text:p>9.35105125937565</text:p>
          </table:table-cell>
        </table:table-row>
        <table:table-row table:style-name="ro1">
          <table:table-cell office:value-type="string" table:style-name="ce1">
            <text:p>Noahkai Banks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Augsburg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19-037</text:p>
          </table:table-cell>
          <table:table-cell office:value-type="float" office:value="9.9" table:style-name="ce1">
            <text:p>9.9</text:p>
          </table:table-cell>
          <table:table-cell office:value-type="float" office:value="7.87076306691488" table:style-name="ce1">
            <text:p>7.87076306691488</text:p>
          </table:table-cell>
          <table:table-cell office:value-type="float" office:value="8.76371675232197" table:style-name="ce1">
            <text:p>8.76371675232197</text:p>
          </table:table-cell>
          <table:table-cell office:value-type="float" office:value="6.53519185207315" table:style-name="ce1">
            <text:p>6.53519185207315</text:p>
          </table:table-cell>
          <table:table-cell office:value-type="float" office:value="9.76748125633684" table:style-name="ce1">
            <text:p>9.76748125633684</text:p>
          </table:table-cell>
          <table:table-cell office:value-type="float" office:value="7.5492304490846" table:style-name="ce1">
            <text:p>7.5492304490846</text:p>
          </table:table-cell>
          <table:table-cell office:value-type="float" office:value="5.74006130890947" table:style-name="ce1">
            <text:p>5.74006130890947</text:p>
          </table:table-cell>
          <table:table-cell office:value-type="float" office:value="7.2918322774986" table:style-name="ce1">
            <text:p>7.2918322774986</text:p>
          </table:table-cell>
          <table:table-cell office:value-type="float" office:value="8.93588294383718" table:style-name="ce1">
            <text:p>8.93588294383718</text:p>
          </table:table-cell>
          <table:table-cell office:value-type="float" office:value="12.0583571043561" table:style-name="ce1">
            <text:p>12.0583571043561</text:p>
          </table:table-cell>
          <table:table-cell office:value-type="float" office:value="9.0697181836144" table:style-name="ce1">
            <text:p>9.0697181836144</text:p>
          </table:table-cell>
          <table:table-cell office:value-type="float" office:value="11.8580104891907" table:style-name="ce1">
            <text:p>11.8580104891907</text:p>
          </table:table-cell>
        </table:table-row>
        <table:table-row table:style-name="ro1">
          <table:table-cell office:value-type="string" table:style-name="ce1">
            <text:p>Ramy Bensebaini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Dortmund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0-266</text:p>
          </table:table-cell>
          <table:table-cell office:value-type="float" office:value="9.5" table:style-name="ce1">
            <text:p>9.5</text:p>
          </table:table-cell>
          <table:table-cell office:value-type="float" office:value="8.82871402045636" table:style-name="ce1">
            <text:p>8.82871402045636</text:p>
          </table:table-cell>
          <table:table-cell office:value-type="float" office:value="12.178107791799" table:style-name="ce1">
            <text:p>12.178107791799</text:p>
          </table:table-cell>
          <table:table-cell office:value-type="float" office:value="8.64348467819329" table:style-name="ce1">
            <text:p>8.64348467819329</text:p>
          </table:table-cell>
          <table:table-cell office:value-type="float" office:value="16.0735987577317" table:style-name="ce1">
            <text:p>16.0735987577317</text:p>
          </table:table-cell>
          <table:table-cell office:value-type="float" office:value="13.8900373166178" table:style-name="ce1">
            <text:p>13.8900373166178</text:p>
          </table:table-cell>
          <table:table-cell office:value-type="float" office:value="6.67076526138046" table:style-name="ce1">
            <text:p>6.67076526138046</text:p>
          </table:table-cell>
          <table:table-cell office:value-type="float" office:value="8.71342422188189" table:style-name="ce1">
            <text:p>8.71342422188189</text:p>
          </table:table-cell>
          <table:table-cell office:value-type="float" office:value="10.0632120049622" table:style-name="ce1">
            <text:p>10.0632120049622</text:p>
          </table:table-cell>
          <table:table-cell office:value-type="float" office:value="10.4114507907534" table:style-name="ce1">
            <text:p>10.4114507907534</text:p>
          </table:table-cell>
          <table:table-cell office:value-type="float" office:value="9.87736474551086" table:style-name="ce1">
            <text:p>9.87736474551086</text:p>
          </table:table-cell>
          <table:table-cell office:value-type="float" office:value="10.8777270446234" table:style-name="ce1">
            <text:p>10.8777270446234</text:p>
          </table:table-cell>
        </table:table-row>
        <table:table-row table:style-name="ro1">
          <table:table-cell office:value-type="string" table:style-name="ce1">
            <text:p>Bernardo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Hoffenheim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0-238</text:p>
          </table:table-cell>
          <table:table-cell office:value-type="float" office:value="13.7" table:style-name="ce1">
            <text:p>13.7</text:p>
          </table:table-cell>
          <table:table-cell office:value-type="float" office:value="7.15123372298444" table:style-name="ce1">
            <text:p>7.15123372298444</text:p>
          </table:table-cell>
          <table:table-cell office:value-type="float" office:value="11.5441431777505" table:style-name="ce1">
            <text:p>11.5441431777505</text:p>
          </table:table-cell>
          <table:table-cell office:value-type="float" office:value="7.15301677480874" table:style-name="ce1">
            <text:p>7.15301677480874</text:p>
          </table:table-cell>
          <table:table-cell office:value-type="float" office:value="14.0415283621365" table:style-name="ce1">
            <text:p>14.0415283621365</text:p>
          </table:table-cell>
          <table:table-cell office:value-type="float" office:value="9.86141974418461" table:style-name="ce1">
            <text:p>9.86141974418461</text:p>
          </table:table-cell>
          <table:table-cell office:value-type="float" office:value="10.4665204558361" table:style-name="ce1">
            <text:p>10.4665204558361</text:p>
          </table:table-cell>
          <table:table-cell office:value-type="float" office:value="9.28101773487806" table:style-name="ce1">
            <text:p>9.28101773487806</text:p>
          </table:table-cell>
          <table:table-cell office:value-type="float" office:value="7.13815602519494" table:style-name="ce1">
            <text:p>7.13815602519494</text:p>
          </table:table-cell>
          <table:table-cell office:value-type="float" office:value="6.52340421424837" table:style-name="ce1">
            <text:p>6.52340421424837</text:p>
          </table:table-cell>
          <table:table-cell office:value-type="float" office:value="14.7946316530721" table:style-name="ce1">
            <text:p>14.7946316530721</text:p>
          </table:table-cell>
          <table:table-cell office:value-type="float" office:value="9.73757615800017" table:style-name="ce1">
            <text:p>9.73757615800017</text:p>
          </table:table-cell>
        </table:table-row>
        <table:table-row table:style-name="ro1">
          <table:table-cell office:value-type="string" table:style-name="ce1">
            <text:p>Marnon Busch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Heidenheim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31-030</text:p>
          </table:table-cell>
          <table:table-cell office:value-type="float" office:value="9.4" table:style-name="ce1">
            <text:p>9.4</text:p>
          </table:table-cell>
          <table:table-cell office:value-type="float" office:value="9.73152453489345" table:style-name="ce1">
            <text:p>9.73152453489345</text:p>
          </table:table-cell>
          <table:table-cell office:value-type="float" office:value="7.40678273523413" table:style-name="ce1">
            <text:p>7.40678273523413</text:p>
          </table:table-cell>
          <table:table-cell office:value-type="float" office:value="13.7681604968663" table:style-name="ce1">
            <text:p>13.7681604968663</text:p>
          </table:table-cell>
          <table:table-cell office:value-type="float" office:value="9.41213355471706" table:style-name="ce1">
            <text:p>9.41213355471706</text:p>
          </table:table-cell>
          <table:table-cell office:value-type="float" office:value="10.6483273817804" table:style-name="ce1">
            <text:p>10.6483273817804</text:p>
          </table:table-cell>
          <table:table-cell office:value-type="float" office:value="5.22790808418067" table:style-name="ce1">
            <text:p>5.22790808418067</text:p>
          </table:table-cell>
          <table:table-cell office:value-type="float" office:value="9.96808154803223" table:style-name="ce1">
            <text:p>9.96808154803223</text:p>
          </table:table-cell>
          <table:table-cell office:value-type="float" office:value="8.10778602393873" table:style-name="ce1">
            <text:p>8.10778602393873</text:p>
          </table:table-cell>
          <table:table-cell office:value-type="float" office:value="7.74682260671622" table:style-name="ce1">
            <text:p>7.74682260671622</text:p>
          </table:table-cell>
          <table:table-cell office:value-type="float" office:value="9.40540165302859" table:style-name="ce1">
            <text:p>9.40540165302859</text:p>
          </table:table-cell>
          <table:table-cell office:value-type="float" office:value="5.99103664954539" table:style-name="ce1">
            <text:p>5.99103664954539</text:p>
          </table:table-cell>
        </table:table-row>
        <table:table-row table:style-name="ro1">
          <table:table-cell office:value-type="string" table:style-name="ce1">
            <text:p>Nicolás Capaldo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Hamburger SV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28-115</text:p>
          </table:table-cell>
          <table:table-cell office:value-type="float" office:value="11.2" table:style-name="ce1">
            <text:p>11.2</text:p>
          </table:table-cell>
          <table:table-cell office:value-type="float" office:value="10.0518027865452" table:style-name="ce1">
            <text:p>10.0518027865452</text:p>
          </table:table-cell>
          <table:table-cell office:value-type="float" office:value="7.75030677164974" table:style-name="ce1">
            <text:p>7.75030677164974</text:p>
          </table:table-cell>
          <table:table-cell office:value-type="float" office:value="9.68337253256533" table:style-name="ce1">
            <text:p>9.68337253256533</text:p>
          </table:table-cell>
          <table:table-cell office:value-type="float" office:value="9.27033747053342" table:style-name="ce1">
            <text:p>9.27033747053342</text:p>
          </table:table-cell>
          <table:table-cell office:value-type="float" office:value="11.4232406336602" table:style-name="ce1">
            <text:p>11.4232406336602</text:p>
          </table:table-cell>
          <table:table-cell office:value-type="float" office:value="5.98823711409769" table:style-name="ce1">
            <text:p>5.98823711409769</text:p>
          </table:table-cell>
          <table:table-cell office:value-type="float" office:value="9.28101773487806" table:style-name="ce1">
            <text:p>9.28101773487806</text:p>
          </table:table-cell>
          <table:table-cell office:value-type="float" office:value="7.92743822446643" table:style-name="ce1">
            <text:p>7.92743822446643</text:p>
          </table:table-cell>
          <table:table-cell office:value-type="float" office:value="6.52340421424837" table:style-name="ce1">
            <text:p>6.52340421424837</text:p>
          </table:table-cell>
          <table:table-cell office:value-type="float" office:value="11.1506575189139" table:style-name="ce1">
            <text:p>11.1506575189139</text:p>
          </table:table-cell>
          <table:table-cell office:value-type="float" office:value="10.1750396611305" table:style-name="ce1">
            <text:p>10.1750396611305</text:p>
          </table:table-cell>
        </table:table-row>
        <table:table-row table:style-name="ro1">
          <table:table-cell office:value-type="string" table:style-name="ce1">
            <text:p>Julian Chabot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Stuttgart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7-329</text:p>
          </table:table-cell>
          <table:table-cell office:value-type="float" office:value="11.1" table:style-name="ce1">
            <text:p>11.1</text:p>
          </table:table-cell>
          <table:table-cell office:value-type="float" office:value="8.67108096707694" table:style-name="ce1">
            <text:p>8.67108096707694</text:p>
          </table:table-cell>
          <table:table-cell office:value-type="float" office:value="13.2646951995504" table:style-name="ce1">
            <text:p>13.2646951995504</text:p>
          </table:table-cell>
          <table:table-cell office:value-type="float" office:value="6.84000743993004" table:style-name="ce1">
            <text:p>6.84000743993004</text:p>
          </table:table-cell>
          <table:table-cell office:value-type="float" office:value="13.3450659738776" table:style-name="ce1">
            <text:p>13.3450659738776</text:p>
          </table:table-cell>
          <table:table-cell office:value-type="float" office:value="11.038021047172" table:style-name="ce1">
            <text:p>11.038021047172</text:p>
          </table:table-cell>
          <table:table-cell office:value-type="float" office:value="12.727759753966" table:style-name="ce1">
            <text:p>12.727759753966</text:p>
          </table:table-cell>
          <table:table-cell office:value-type="float" office:value="7.61051038482979" table:style-name="ce1">
            <text:p>7.61051038482979</text:p>
          </table:table-cell>
          <table:table-cell office:value-type="float" office:value="10.4393982258956" table:style-name="ce1">
            <text:p>10.4393982258956</text:p>
          </table:table-cell>
          <table:table-cell office:value-type="float" office:value="7.43060902306897" table:style-name="ce1">
            <text:p>7.43060902306897</text:p>
          </table:table-cell>
          <table:table-cell office:value-type="float" office:value="10.8852061301203" table:style-name="ce1">
            <text:p>10.8852061301203</text:p>
          </table:table-cell>
          <table:table-cell office:value-type="float" office:value="7.05929637841646" table:style-name="ce1">
            <text:p>7.05929637841646</text:p>
          </table:table-cell>
        </table:table-row>
        <table:table-row table:style-name="ro1">
          <table:table-cell office:value-type="string" table:style-name="ce1">
            <text:p>Nnamdi Collins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Eint Frankfurt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1-362</text:p>
          </table:table-cell>
          <table:table-cell office:value-type="float" office:value="9.4" table:style-name="ce1">
            <text:p>9.4</text:p>
          </table:table-cell>
          <table:table-cell office:value-type="float" office:value="7.76961870473822" table:style-name="ce1">
            <text:p>7.76961870473822</text:p>
          </table:table-cell>
          <table:table-cell office:value-type="float" office:value="10.7035477661394" table:style-name="ce1">
            <text:p>10.7035477661394</text:p>
          </table:table-cell>
          <table:table-cell office:value-type="float" office:value="8.47264888659882" table:style-name="ce1">
            <text:p>8.47264888659882</text:p>
          </table:table-cell>
          <table:table-cell office:value-type="float" office:value="12.5949457685492" table:style-name="ce1">
            <text:p>12.5949457685492</text:p>
          </table:table-cell>
          <table:table-cell office:value-type="float" office:value="8.68511627666693" table:style-name="ce1">
            <text:p>8.68511627666693</text:p>
          </table:table-cell>
          <table:table-cell office:value-type="float" office:value="6.90880607319455" table:style-name="ce1">
            <text:p>6.90880607319455</text:p>
          </table:table-cell>
          <table:table-cell office:value-type="float" office:value="7.61051038482979" table:style-name="ce1">
            <text:p>7.61051038482979</text:p>
          </table:table-cell>
          <table:table-cell office:value-type="float" office:value="7.13815602519494" table:style-name="ce1">
            <text:p>7.13815602519494</text:p>
          </table:table-cell>
          <table:table-cell office:value-type="float" office:value="5.95887265756934" table:style-name="ce1">
            <text:p>5.95887265756934</text:p>
          </table:table-cell>
          <table:table-cell office:value-type="float" office:value="9.27091640488417" table:style-name="ce1">
            <text:p>9.27091640488417</text:p>
          </table:table-cell>
          <table:table-cell office:value-type="float" office:value="10.8444807978104" table:style-name="ce1">
            <text:p>10.8444807978104</text:p>
          </table:table-cell>
        </table:table-row>
        <table:table-row table:style-name="ro1">
          <table:table-cell office:value-type="string" table:style-name="ce1">
            <text:p>Danny da Costa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Mainz 05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2-178</text:p>
          </table:table-cell>
          <table:table-cell office:value-type="float" office:value="13.7" table:style-name="ce1">
            <text:p>13.7</text:p>
          </table:table-cell>
          <table:table-cell office:value-type="float" office:value="7.51929134673251" table:style-name="ce1">
            <text:p>7.51929134673251</text:p>
          </table:table-cell>
          <table:table-cell office:value-type="float" office:value="9.80691620676152" table:style-name="ce1">
            <text:p>9.80691620676152</text:p>
          </table:table-cell>
          <table:table-cell office:value-type="float" office:value="8.98779122733188" table:style-name="ce1">
            <text:p>8.98779122733188</text:p>
          </table:table-cell>
          <table:table-cell office:value-type="float" office:value="12.8504706228754" table:style-name="ce1">
            <text:p>12.8504706228754</text:p>
          </table:table-cell>
          <table:table-cell office:value-type="float" office:value="8.30012359478154" table:style-name="ce1">
            <text:p>8.30012359478154</text:p>
          </table:table-cell>
          <table:table-cell office:value-type="float" office:value="9.53532702094587" table:style-name="ce1">
            <text:p>9.53532702094587</text:p>
          </table:table-cell>
          <table:table-cell office:value-type="float" office:value="7.93545804616981" table:style-name="ce1">
            <text:p>7.93545804616981</text:p>
          </table:table-cell>
          <table:table-cell office:value-type="float" office:value="8.4728614613289" table:style-name="ce1">
            <text:p>8.4728614613289</text:p>
          </table:table-cell>
          <table:table-cell office:value-type="float" office:value="11.0812825581575" table:style-name="ce1">
            <text:p>11.0812825581575</text:p>
          </table:table-cell>
          <table:table-cell office:value-type="float" office:value="11.4791978035645" table:style-name="ce1">
            <text:p>11.4791978035645</text:p>
          </table:table-cell>
          <table:table-cell office:value-type="float" office:value="4.94953321010633" table:style-name="ce1">
            <text:p>4.94953321010633</text:p>
          </table:table-cell>
        </table:table-row>
        <table:table-row table:style-name="ro1">
          <table:table-cell office:value-type="string" table:style-name="ce1">
            <text:p>Vladimír Coufal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Hoffenheim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3-138</text:p>
          </table:table-cell>
          <table:table-cell office:value-type="float" office:value="14.8" table:style-name="ce1">
            <text:p>14.8</text:p>
          </table:table-cell>
          <table:table-cell office:value-type="float" office:value="13.1710208779525" table:style-name="ce1">
            <text:p>13.1710208779525</text:p>
          </table:table-cell>
          <table:table-cell office:value-type="float" office:value="11.0799171410053" table:style-name="ce1">
            <text:p>11.0799171410053</text:p>
          </table:table-cell>
          <table:table-cell office:value-type="float" office:value="18.0765410269926" table:style-name="ce1">
            <text:p>18.0765410269926</text:p>
          </table:table-cell>
          <table:table-cell office:value-type="float" office:value="12.7870800478109" table:style-name="ce1">
            <text:p>12.7870800478109</text:p>
          </table:table-cell>
          <table:table-cell office:value-type="float" office:value="12.892858888148" table:style-name="ce1">
            <text:p>12.892858888148</text:p>
          </table:table-cell>
          <table:table-cell office:value-type="float" office:value="9.96750946676458" table:style-name="ce1">
            <text:p>9.96750946676458</text:p>
          </table:table-cell>
          <table:table-cell office:value-type="float" office:value="13.3314669807837" table:style-name="ce1">
            <text:p>13.3314669807837</text:p>
          </table:table-cell>
          <table:table-cell office:value-type="float" office:value="8.93588294383718" table:style-name="ce1">
            <text:p>8.93588294383718</text:p>
          </table:table-cell>
          <table:table-cell office:value-type="float" office:value="10.0737411274544" table:style-name="ce1">
            <text:p>10.0737411274544</text:p>
          </table:table-cell>
          <table:table-cell office:value-type="float" office:value="11.4791978035645" table:style-name="ce1">
            <text:p>11.4791978035645</text:p>
          </table:table-cell>
          <table:table-cell office:value-type="float" office:value="9.8048894404123" table:style-name="ce1">
            <text:p>9.8048894404123</text:p>
          </table:table-cell>
        </table:table-row>
        <table:table-row table:style-name="ro1">
          <table:table-cell office:value-type="string" table:style-name="ce1">
            <text:p>Abdoul Coulibaly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Werder Breme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18-229</text:p>
          </table:table-cell>
          <table:table-cell office:value-type="float" office:value="12.6" table:style-name="ce1">
            <text:p>12.6</text:p>
          </table:table-cell>
          <table:table-cell office:value-type="float" office:value="6.08835925221666" table:style-name="ce1">
            <text:p>6.08835925221666</text:p>
          </table:table-cell>
          <table:table-cell office:value-type="float" office:value="12.6412110262047" table:style-name="ce1">
            <text:p>12.6412110262047</text:p>
          </table:table-cell>
          <table:table-cell office:value-type="float" office:value="6.68653741623929" table:style-name="ce1">
            <text:p>6.68653741623929</text:p>
          </table:table-cell>
          <table:table-cell office:value-type="float" office:value="8.84704960619953" table:style-name="ce1">
            <text:p>8.84704960619953</text:p>
          </table:table-cell>
          <table:table-cell office:value-type="float" office:value="6.83195685169386" table:style-name="ce1">
            <text:p>6.83195685169386</text:p>
          </table:table-cell>
          <table:table-cell office:value-type="float" office:value="14.8795315431658" table:style-name="ce1">
            <text:p>14.8795315431658</text:p>
          </table:table-cell>
          <table:table-cell office:value-type="float" office:value="6.18809527866158" table:style-name="ce1">
            <text:p>6.18809527866158</text:p>
          </table:table-cell>
          <table:table-cell office:value-type="float" office:value="7.83787383757177" table:style-name="ce1">
            <text:p>7.83787383757177</text:p>
          </table:table-cell>
          <table:table-cell office:value-type="float" office:value="10.74761314102" table:style-name="ce1">
            <text:p>10.74761314102</text:p>
          </table:table-cell>
          <table:table-cell office:value-type="float" office:value="11.4791978035645" table:style-name="ce1">
            <text:p>11.4791978035645</text:p>
          </table:table-cell>
          <table:table-cell office:value-type="float" office:value="5.18880220433178" table:style-name="ce1">
            <text:p>5.18880220433178</text:p>
          </table:table-cell>
        </table:table-row>
        <table:table-row table:style-name="ro1">
          <table:table-cell office:value-type="string" table:style-name="ce1">
            <text:p>Yan Couto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Dortmund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23-218</text:p>
          </table:table-cell>
          <table:table-cell office:value-type="float" office:value="7.4" table:style-name="ce1">
            <text:p>7.4</text:p>
          </table:table-cell>
          <table:table-cell office:value-type="float" office:value="15.9486350205223" table:style-name="ce1">
            <text:p>15.9486350205223</text:p>
          </table:table-cell>
          <table:table-cell office:value-type="float" office:value="8.12680073030533" table:style-name="ce1">
            <text:p>8.12680073030533</text:p>
          </table:table-cell>
          <table:table-cell office:value-type="float" office:value="16.3423307445376" table:style-name="ce1">
            <text:p>16.3423307445376</text:p>
          </table:table-cell>
          <table:table-cell office:value-type="float" office:value="6.77114873926195" table:style-name="ce1">
            <text:p>6.77114873926195</text:p>
          </table:table-cell>
          <table:table-cell office:value-type="float" office:value="14.1982167492649" table:style-name="ce1">
            <text:p>14.1982167492649</text:p>
          </table:table-cell>
          <table:table-cell office:value-type="float" office:value="7.17621091852766" table:style-name="ce1">
            <text:p>7.17621091852766</text:p>
          </table:table-cell>
          <table:table-cell office:value-type="float" office:value="15.3631495318236" table:style-name="ce1">
            <text:p>15.3631495318236</text:p>
          </table:table-cell>
          <table:table-cell office:value-type="float" office:value="9.5921698477747" table:style-name="ce1">
            <text:p>9.5921698477747</text:p>
          </table:table-cell>
          <table:table-cell office:value-type="float" office:value="11.0812825581575" table:style-name="ce1">
            <text:p>11.0812825581575</text:p>
          </table:table-cell>
          <table:table-cell office:value-type="float" office:value="6.71303931510154" table:style-name="ce1">
            <text:p>6.71303931510154</text:p>
          </table:table-cell>
          <table:table-cell office:value-type="float" office:value="13.2036857077136" table:style-name="ce1">
            <text:p>13.2036857077136</text:p>
          </table:table-cell>
        </table:table-row>
        <table:table-row table:style-name="ro1">
          <table:table-cell office:value-type="string" table:style-name="ce1">
            <text:p>Kevin Diks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Gladbach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9-093</text:p>
          </table:table-cell>
          <table:table-cell office:value-type="float" office:value="13.8" table:style-name="ce1">
            <text:p>13.8</text:p>
          </table:table-cell>
          <table:table-cell office:value-type="float" office:value="7.32182621696044" table:style-name="ce1">
            <text:p>7.32182621696044</text:p>
          </table:table-cell>
          <table:table-cell office:value-type="float" office:value="13.4836412085618" table:style-name="ce1">
            <text:p>13.4836412085618</text:p>
          </table:table-cell>
          <table:table-cell office:value-type="float" office:value="7.15301677480874" table:style-name="ce1">
            <text:p>7.15301677480874</text:p>
          </table:table-cell>
          <table:table-cell office:value-type="float" office:value="11.5953867990945" table:style-name="ce1">
            <text:p>11.5953867990945</text:p>
          </table:table-cell>
          <table:table-cell office:value-type="float" office:value="7.92106003876894" table:style-name="ce1">
            <text:p>7.92106003876894</text:p>
          </table:table-cell>
          <table:table-cell office:value-type="float" office:value="14.8795315431658" table:style-name="ce1">
            <text:p>14.8795315431658</text:p>
          </table:table-cell>
          <table:table-cell office:value-type="float" office:value="7.50354991242573" table:style-name="ce1">
            <text:p>7.50354991242573</text:p>
          </table:table-cell>
          <table:table-cell office:value-type="float" office:value="9.12267017968556" table:style-name="ce1">
            <text:p>9.12267017968556</text:p>
          </table:table-cell>
          <table:table-cell office:value-type="float" office:value="17.2003065057482" table:style-name="ce1">
            <text:p>17.2003065057482</text:p>
          </table:table-cell>
          <table:table-cell office:value-type="float" office:value="11.7388719713982" table:style-name="ce1">
            <text:p>11.7388719713982</text:p>
          </table:table-cell>
          <table:table-cell office:value-type="float" office:value="12.7451740522926" table:style-name="ce1">
            <text:p>12.7451740522926</text:p>
          </table:table-cell>
        </table:table-row>
        <table:table-row table:style-name="ro1">
          <table:table-cell office:value-type="string" table:style-name="ce1">
            <text:p>Danilho Doekhi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Union Berli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7-191</text:p>
          </table:table-cell>
          <table:table-cell office:value-type="float" office:value="15" table:style-name="ce1">
            <text:p>15</text:p>
          </table:table-cell>
          <table:table-cell office:value-type="float" office:value="8.46209788095616" table:style-name="ce1">
            <text:p>8.46209788095616</text:p>
          </table:table-cell>
          <table:table-cell office:value-type="float" office:value="8.45667479171191" table:style-name="ce1">
            <text:p>8.45667479171191</text:p>
          </table:table-cell>
          <table:table-cell office:value-type="float" office:value="8.13422259568653" table:style-name="ce1">
            <text:p>8.13422259568653</text:p>
          </table:table-cell>
          <table:table-cell office:value-type="float" office:value="8.56730406162025" table:style-name="ce1">
            <text:p>8.56730406162025</text:p>
          </table:table-cell>
          <table:table-cell office:value-type="float" office:value="5.83629167382749" table:style-name="ce1">
            <text:p>5.83629167382749</text:p>
          </table:table-cell>
          <table:table-cell office:value-type="float" office:value="8.7839719768965" table:style-name="ce1">
            <text:p>8.7839719768965</text:p>
          </table:table-cell>
          <table:table-cell office:value-type="float" office:value="6.67615894868261" table:style-name="ce1">
            <text:p>6.67615894868261</text:p>
          </table:table-cell>
          <table:table-cell office:value-type="float" office:value="9.5921698477747" table:style-name="ce1">
            <text:p>9.5921698477747</text:p>
          </table:table-cell>
          <table:table-cell office:value-type="float" office:value="18.4743149166388" table:style-name="ce1">
            <text:p>18.4743149166388</text:p>
          </table:table-cell>
          <table:table-cell office:value-type="float" office:value="13.4447241561713" table:style-name="ce1">
            <text:p>13.4447241561713</text:p>
          </table:table-cell>
          <table:table-cell office:value-type="float" office:value="10.3765794476009" table:style-name="ce1">
            <text:p>10.3765794476009</text:p>
          </table:table-cell>
        </table:table-row>
        <table:table-row table:style-name="ro1">
          <table:table-cell office:value-type="string" table:style-name="ce1">
            <text:p>Daniel Elfadli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Hamburger SV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8-276</text:p>
          </table:table-cell>
          <table:table-cell office:value-type="float" office:value="9.2" table:style-name="ce1">
            <text:p>9.2</text:p>
          </table:table-cell>
          <table:table-cell office:value-type="float" office:value="7.32182621696044" table:style-name="ce1">
            <text:p>7.32182621696044</text:p>
          </table:table-cell>
          <table:table-cell office:value-type="float" office:value="9.56183769951193" table:style-name="ce1">
            <text:p>9.56183769951193</text:p>
          </table:table-cell>
          <table:table-cell office:value-type="float" office:value="7.15301677480874" table:style-name="ce1">
            <text:p>7.15301677480874</text:p>
          </table:table-cell>
          <table:table-cell office:value-type="float" office:value="6.89699647933175" table:style-name="ce1">
            <text:p>6.89699647933175</text:p>
          </table:table-cell>
          <table:table-cell office:value-type="float" office:value="7.92106003876894" table:style-name="ce1">
            <text:p>7.92106003876894</text:p>
          </table:table-cell>
          <table:table-cell office:value-type="float" office:value="8.7839719768965" table:style-name="ce1">
            <text:p>8.7839719768965</text:p>
          </table:table-cell>
          <table:table-cell office:value-type="float" office:value="6.98016042247519" table:style-name="ce1">
            <text:p>6.98016042247519</text:p>
          </table:table-cell>
          <table:table-cell office:value-type="float" office:value="8.10778602393873" table:style-name="ce1">
            <text:p>8.10778602393873</text:p>
          </table:table-cell>
          <table:table-cell office:value-type="float" office:value="6.23678942428417" table:style-name="ce1">
            <text:p>6.23678942428417</text:p>
          </table:table-cell>
          <table:table-cell office:value-type="float" office:value="8.86933571013304" table:style-name="ce1">
            <text:p>8.86933571013304</text:p>
          </table:table-cell>
          <table:table-cell office:value-type="float" office:value="9.33427949544136" table:style-name="ce1">
            <text:p>9.33427949544136</text:p>
          </table:table-cell>
        </table:table-row>
        <table:table-row table:style-name="ro1">
          <table:table-cell office:value-type="string" table:style-name="ce1">
            <text:p>Nico Elvedi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Gladbach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9-099</text:p>
          </table:table-cell>
          <table:table-cell office:value-type="float" office:value="15" table:style-name="ce1">
            <text:p>15</text:p>
          </table:table-cell>
          <table:table-cell office:value-type="float" office:value="6.17642491199875" table:style-name="ce1">
            <text:p>6.17642491199875</text:p>
          </table:table-cell>
          <table:table-cell office:value-type="float" office:value="13.5290946019391" table:style-name="ce1">
            <text:p>13.5290946019391</text:p>
          </table:table-cell>
          <table:table-cell office:value-type="float" office:value="6.53519185207315" table:style-name="ce1">
            <text:p>6.53519185207315</text:p>
          </table:table-cell>
          <table:table-cell office:value-type="float" office:value="10.7605925179159" table:style-name="ce1">
            <text:p>10.7605925179159</text:p>
          </table:table-cell>
          <table:table-cell office:value-type="float" office:value="9.0746453364883" table:style-name="ce1">
            <text:p>9.0746453364883</text:p>
          </table:table-cell>
          <table:table-cell/>
          <table:table-cell office:value-type="float" office:value="7.18712885230094" table:style-name="ce1">
            <text:p>7.18712885230094</text:p>
          </table:table-cell>
          <table:table-cell office:value-type="float" office:value="7.13815602519494" table:style-name="ce1">
            <text:p>7.13815602519494</text:p>
          </table:table-cell>
          <table:table-cell office:value-type="float" office:value="6.52340421424837" table:style-name="ce1">
            <text:p>6.52340421424837</text:p>
          </table:table-cell>
          <table:table-cell office:value-type="float" office:value="14.6519919194658" table:style-name="ce1">
            <text:p>14.6519919194658</text:p>
          </table:table-cell>
          <table:table-cell office:value-type="float" office:value="11.6651161414115" table:style-name="ce1">
            <text:p>11.6651161414115</text:p>
          </table:table-cell>
        </table:table-row>
        <table:table-row table:style-name="ro1">
          <table:table-cell office:value-type="string" table:style-name="ce1">
            <text:p>Robin Fellhauer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Augsburg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27-351</text:p>
          </table:table-cell>
          <table:table-cell office:value-type="float" office:value="13.4" table:style-name="ce1">
            <text:p>13.4</text:p>
          </table:table-cell>
          <table:table-cell office:value-type="float" office:value="10.2917497730125" table:style-name="ce1">
            <text:p>10.2917497730125</text:p>
          </table:table-cell>
          <table:table-cell office:value-type="float" office:value="8.32419491755989" table:style-name="ce1">
            <text:p>8.32419491755989</text:p>
          </table:table-cell>
          <table:table-cell office:value-type="float" office:value="11.4137869629307" table:style-name="ce1">
            <text:p>11.4137869629307</text:p>
          </table:table-cell>
          <table:table-cell office:value-type="float" office:value="8.84704960619953" table:style-name="ce1">
            <text:p>8.84704960619953</text:p>
          </table:table-cell>
          <table:table-cell office:value-type="float" office:value="11.8025899879872" table:style-name="ce1">
            <text:p>11.8025899879872</text:p>
          </table:table-cell>
          <table:table-cell office:value-type="float" office:value="9.96750946676458" table:style-name="ce1">
            <text:p>9.96750946676458</text:p>
          </table:table-cell>
          <table:table-cell office:value-type="float" office:value="13.9887886674019" table:style-name="ce1">
            <text:p>13.9887886674019</text:p>
          </table:table-cell>
          <table:table-cell office:value-type="float" office:value="9.12267017968556" table:style-name="ce1">
            <text:p>9.12267017968556</text:p>
          </table:table-cell>
          <table:table-cell office:value-type="float" office:value="12.0583571043561" table:style-name="ce1">
            <text:p>12.0583571043561</text:p>
          </table:table-cell>
          <table:table-cell office:value-type="float" office:value="9.67494593418409" table:style-name="ce1">
            <text:p>9.67494593418409</text:p>
          </table:table-cell>
          <table:table-cell office:value-type="float" office:value="8.55229457830808" table:style-name="ce1">
            <text:p>8.55229457830808</text:p>
          </table:table-cell>
        </table:table-row>
        <table:table-row table:style-name="ro1">
          <table:table-cell office:value-type="string" table:style-name="ce1">
            <text:p>Jonas Föhrenbach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Heidenheim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9-346</text:p>
          </table:table-cell>
          <table:table-cell office:value-type="float" office:value="14.6" table:style-name="ce1">
            <text:p>14.6</text:p>
          </table:table-cell>
          <table:table-cell office:value-type="float" office:value="9.83828505947679" table:style-name="ce1">
            <text:p>9.83828505947679</text:p>
          </table:table-cell>
          <table:table-cell office:value-type="float" office:value="9.04641815640254" table:style-name="ce1">
            <text:p>9.04641815640254</text:p>
          </table:table-cell>
          <table:table-cell office:value-type="float" office:value="14.1811255355493" table:style-name="ce1">
            <text:p>14.1811255355493</text:p>
          </table:table-cell>
          <table:table-cell office:value-type="float" office:value="9.83862589328862" table:style-name="ce1">
            <text:p>9.83862589328862</text:p>
          </table:table-cell>
          <table:table-cell office:value-type="float" office:value="11.038021047172" table:style-name="ce1">
            <text:p>11.038021047172</text:p>
          </table:table-cell>
          <table:table-cell office:value-type="float" office:value="4.91102250392732" table:style-name="ce1">
            <text:p>4.91102250392732</text:p>
          </table:table-cell>
          <table:table-cell office:value-type="float" office:value="12.2056099211913" table:style-name="ce1">
            <text:p>12.2056099211913</text:p>
          </table:table-cell>
          <table:table-cell office:value-type="float" office:value="7.74873854785446" table:style-name="ce1">
            <text:p>7.74873854785446</text:p>
          </table:table-cell>
          <table:table-cell office:value-type="float" office:value="10.4114507907534" table:style-name="ce1">
            <text:p>10.4114507907534</text:p>
          </table:table-cell>
          <table:table-cell office:value-type="float" office:value="10.2146099329606" table:style-name="ce1">
            <text:p>10.2146099329606</text:p>
          </table:table-cell>
          <table:table-cell office:value-type="float" office:value="8.73392816674722" table:style-name="ce1">
            <text:p>8.73392816674722</text:p>
          </table:table-cell>
        </table:table-row>
        <table:table-row table:style-name="ro1">
          <table:table-cell office:value-type="string" table:style-name="ce1">
            <text:p>Marco Friedl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Werder Breme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7-297</text:p>
          </table:table-cell>
          <table:table-cell office:value-type="float" office:value="13.5" table:style-name="ce1">
            <text:p>13.5</text:p>
          </table:table-cell>
          <table:table-cell office:value-type="float" office:value="6.65282136784417" table:style-name="ce1">
            <text:p>6.65282136784417</text:p>
          </table:table-cell>
          <table:table-cell office:value-type="float" office:value="11.857296535252" table:style-name="ce1">
            <text:p>11.857296535252</text:p>
          </table:table-cell>
          <table:table-cell office:value-type="float" office:value="6.84000743993004" table:style-name="ce1">
            <text:p>6.84000743993004</text:p>
          </table:table-cell>
          <table:table-cell office:value-type="float" office:value="12.4652780904285" table:style-name="ce1">
            <text:p>12.4652780904285</text:p>
          </table:table-cell>
          <table:table-cell office:value-type="float" office:value="9.0746453364883" table:style-name="ce1">
            <text:p>9.0746453364883</text:p>
          </table:table-cell>
          <table:table-cell office:value-type="float" office:value="5.74006130890947" table:style-name="ce1">
            <text:p>5.74006130890947</text:p>
          </table:table-cell>
          <table:table-cell office:value-type="float" office:value="9.50966522211046" table:style-name="ce1">
            <text:p>9.50966522211046</text:p>
          </table:table-cell>
          <table:table-cell office:value-type="float" office:value="7.74873854785446" table:style-name="ce1">
            <text:p>7.74873854785446</text:p>
          </table:table-cell>
          <table:table-cell office:value-type="float" office:value="10.74761314102" table:style-name="ce1">
            <text:p>10.74761314102</text:p>
          </table:table-cell>
          <table:table-cell office:value-type="float" office:value="12.7410750571283" table:style-name="ce1">
            <text:p>12.7410750571283</text:p>
          </table:table-cell>
          <table:table-cell office:value-type="float" office:value="9.03314988870717" table:style-name="ce1">
            <text:p>9.03314988870717</text:p>
          </table:table-cell>
        </table:table-row>
        <table:table-row table:style-name="ro1">
          <table:table-cell office:value-type="string" table:style-name="ce1">
            <text:p>Dimitris Giannoulis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Augsburg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30-082</text:p>
          </table:table-cell>
          <table:table-cell office:value-type="float" office:value="10" table:style-name="ce1">
            <text:p>10</text:p>
          </table:table-cell>
          <table:table-cell office:value-type="float" office:value="10.238468696314" table:style-name="ce1">
            <text:p>10.238468696314</text:p>
          </table:table-cell>
          <table:table-cell office:value-type="float" office:value="7.67334795923902" table:style-name="ce1">
            <text:p>7.67334795923902</text:p>
          </table:table-cell>
          <table:table-cell office:value-type="float" office:value="14.6962822627368" table:style-name="ce1">
            <text:p>14.6962822627368</text:p>
          </table:table-cell>
          <table:table-cell office:value-type="float" office:value="8.70688655568794" table:style-name="ce1">
            <text:p>8.70688655568794</text:p>
          </table:table-cell>
          <table:table-cell office:value-type="float" office:value="10.6483273817804" table:style-name="ce1">
            <text:p>10.6483273817804</text:p>
          </table:table-cell>
          <table:table-cell office:value-type="float" office:value="8.19080931177628" table:style-name="ce1">
            <text:p>8.19080931177628</text:p>
          </table:table-cell>
          <table:table-cell office:value-type="float" office:value="12.8326028361649" table:style-name="ce1">
            <text:p>12.8326028361649</text:p>
          </table:table-cell>
          <table:table-cell office:value-type="float" office:value="10.8135661644503" table:style-name="ce1">
            <text:p>10.8135661644503</text:p>
          </table:table-cell>
          <table:table-cell office:value-type="float" office:value="14.8474158943493" table:style-name="ce1">
            <text:p>14.8474158943493</text:p>
          </table:table-cell>
          <table:table-cell office:value-type="float" office:value="8.93602683125613" table:style-name="ce1">
            <text:p>8.93602683125613</text:p>
          </table:table-cell>
          <table:table-cell office:value-type="float" office:value="12.9397153046741" table:style-name="ce1">
            <text:p>12.9397153046741</text:p>
          </table:table-cell>
        </table:table-row>
        <table:table-row table:style-name="ro1">
          <table:table-cell office:value-type="string" table:style-name="ce1">
            <text:p>Matthias Ginter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Freiburg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1-353</text:p>
          </table:table-cell>
          <table:table-cell office:value-type="float" office:value="15" table:style-name="ce1">
            <text:p>15</text:p>
          </table:table-cell>
          <table:table-cell office:value-type="float" office:value="7.59399534979718" table:style-name="ce1">
            <text:p>7.59399534979718</text:p>
          </table:table-cell>
          <table:table-cell office:value-type="float" office:value="13.630533292015" table:style-name="ce1">
            <text:p>13.630533292015</text:p>
          </table:table-cell>
          <table:table-cell office:value-type="float" office:value="12.2440694468112" table:style-name="ce1">
            <text:p>12.2440694468112</text:p>
          </table:table-cell>
          <table:table-cell office:value-type="float" office:value="14.6786121481834" table:style-name="ce1">
            <text:p>14.6786121481834</text:p>
          </table:table-cell>
          <table:table-cell office:value-type="float" office:value="9.0746453364883" table:style-name="ce1">
            <text:p>9.0746453364883</text:p>
          </table:table-cell>
          <table:table-cell office:value-type="float" office:value="6.67076526138046" table:style-name="ce1">
            <text:p>6.67076526138046</text:p>
          </table:table-cell>
          <table:table-cell office:value-type="float" office:value="7.61051038482979" table:style-name="ce1">
            <text:p>7.61051038482979</text:p>
          </table:table-cell>
          <table:table-cell office:value-type="float" office:value="8.93588294383718" table:style-name="ce1">
            <text:p>8.93588294383718</text:p>
          </table:table-cell>
          <table:table-cell office:value-type="float" office:value="9.06098294000705" table:style-name="ce1">
            <text:p>9.06098294000705</text:p>
          </table:table-cell>
          <table:table-cell office:value-type="float" office:value="11.3482673219401" table:style-name="ce1">
            <text:p>11.3482673219401</text:p>
          </table:table-cell>
          <table:table-cell office:value-type="float" office:value="6.10098737919303" table:style-name="ce1">
            <text:p>6.10098737919303</text:p>
          </table:table-cell>
        </table:table-row>
        <table:table-row table:style-name="ro1">
          <table:table-cell office:value-type="string" table:style-name="ce1">
            <text:p>Álex Grimaldo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Leverkuse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0-109</text:p>
          </table:table-cell>
          <table:table-cell office:value-type="float" office:value="10.3" table:style-name="ce1">
            <text:p>10.3</text:p>
          </table:table-cell>
          <table:table-cell office:value-type="float" office:value="16.8879475691984" table:style-name="ce1">
            <text:p>16.8879475691984</text:p>
          </table:table-cell>
          <table:table-cell office:value-type="float" office:value="12.2668447870713" table:style-name="ce1">
            <text:p>12.2668447870713</text:p>
          </table:table-cell>
          <table:table-cell office:value-type="float" office:value="17.5850775681522" table:style-name="ce1">
            <text:p>17.5850775681522</text:p>
          </table:table-cell>
          <table:table-cell office:value-type="float" office:value="13.2235736120736" table:style-name="ce1">
            <text:p>13.2235736120736</text:p>
          </table:table-cell>
          <table:table-cell office:value-type="float" office:value="16.559039978873" table:style-name="ce1">
            <text:p>16.559039978873</text:p>
          </table:table-cell>
          <table:table-cell office:value-type="float" office:value="7.26245228530902" table:style-name="ce1">
            <text:p>7.26245228530902</text:p>
          </table:table-cell>
          <table:table-cell office:value-type="float" office:value="15.2183541168075" table:style-name="ce1">
            <text:p>15.2183541168075</text:p>
          </table:table-cell>
          <table:table-cell office:value-type="float" office:value="12.4386992078607" table:style-name="ce1">
            <text:p>12.4386992078607</text:p>
          </table:table-cell>
          <table:table-cell office:value-type="float" office:value="18.4976798141771" table:style-name="ce1">
            <text:p>18.4976798141771</text:p>
          </table:table-cell>
          <table:table-cell office:value-type="float" office:value="7.13386182339921" table:style-name="ce1">
            <text:p>7.13386182339921</text:p>
          </table:table-cell>
          <table:table-cell office:value-type="float" office:value="7.35055399091926" table:style-name="ce1">
            <text:p>7.35055399091926</text:p>
          </table:table-cell>
        </table:table-row>
        <table:table-row table:style-name="ro1">
          <table:table-cell office:value-type="string" table:style-name="ce1">
            <text:p>Albian Hajdari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Hoffenheim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2-234</text:p>
          </table:table-cell>
          <table:table-cell office:value-type="float" office:value="11.3" table:style-name="ce1">
            <text:p>11.3</text:p>
          </table:table-cell>
          <table:table-cell office:value-type="float" office:value="8.38412207719528" table:style-name="ce1">
            <text:p>8.38412207719528</text:p>
          </table:table-cell>
          <table:table-cell office:value-type="float" office:value="11.0799171410053" table:style-name="ce1">
            <text:p>11.0799171410053</text:p>
          </table:table-cell>
          <table:table-cell office:value-type="float" office:value="7.6364298303187" table:style-name="ce1">
            <text:p>7.6364298303187</text:p>
          </table:table-cell>
          <table:table-cell office:value-type="float" office:value="10.407168551239" table:style-name="ce1">
            <text:p>10.407168551239</text:p>
          </table:table-cell>
          <table:table-cell office:value-type="float" office:value="7.18583521797256" table:style-name="ce1">
            <text:p>7.18583521797256</text:p>
          </table:table-cell>
          <table:table-cell office:value-type="float" office:value="8.7839719768965" table:style-name="ce1">
            <text:p>8.7839719768965</text:p>
          </table:table-cell>
          <table:table-cell office:value-type="float" office:value="6.28375956826635" table:style-name="ce1">
            <text:p>6.28375956826635</text:p>
          </table:table-cell>
          <table:table-cell office:value-type="float" office:value="9.5921698477747" table:style-name="ce1">
            <text:p>9.5921698477747</text:p>
          </table:table-cell>
          <table:table-cell office:value-type="float" office:value="13.5607845807445" table:style-name="ce1">
            <text:p>13.5607845807445</text:p>
          </table:table-cell>
          <table:table-cell office:value-type="float" office:value="12.8614960699566" table:style-name="ce1">
            <text:p>12.8614960699566</text:p>
          </table:table-cell>
          <table:table-cell office:value-type="float" office:value="8.96646764413781" table:style-name="ce1">
            <text:p>8.96646764413781</text:p>
          </table:table-cell>
        </table:table-row>
        <table:table-row table:style-name="ro1">
          <table:table-cell office:value-type="string" table:style-name="ce1">
            <text:p>Andreas Hanche-Olsen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Mainz 05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8-355</text:p>
          </table:table-cell>
          <table:table-cell office:value-type="float" office:value="9.5" table:style-name="ce1">
            <text:p>9.5</text:p>
          </table:table-cell>
          <table:table-cell office:value-type="float" office:value="5.57896436827296" table:style-name="ce1">
            <text:p>5.57896436827296</text:p>
          </table:table-cell>
          <table:table-cell office:value-type="float" office:value="8.31098438355114" table:style-name="ce1">
            <text:p>8.31098438355114</text:p>
          </table:table-cell>
          <table:table-cell office:value-type="float" office:value="8.64348467819329" table:style-name="ce1">
            <text:p>8.64348467819329</text:p>
          </table:table-cell>
          <table:table-cell office:value-type="float" office:value="7.94812753236073" table:style-name="ce1">
            <text:p>7.94812753236073</text:p>
          </table:table-cell>
          <table:table-cell office:value-type="float" office:value="6.15643417044447" table:style-name="ce1">
            <text:p>6.15643417044447</text:p>
          </table:table-cell>
          <table:table-cell office:value-type="float" office:value="3.56749614099448" table:style-name="ce1">
            <text:p>3.56749614099448</text:p>
          </table:table-cell>
          <table:table-cell office:value-type="float" office:value="6.0934384356119" table:style-name="ce1">
            <text:p>6.0934384356119</text:p>
          </table:table-cell>
          <table:table-cell office:value-type="float" office:value="10.0632120049622" table:style-name="ce1">
            <text:p>10.0632120049622</text:p>
          </table:table-cell>
          <table:table-cell office:value-type="float" office:value="6.81827142389179" table:style-name="ce1">
            <text:p>6.81827142389179</text:p>
          </table:table-cell>
          <table:table-cell office:value-type="float" office:value="11.4791978035645" table:style-name="ce1">
            <text:p>11.4791978035645</text:p>
          </table:table-cell>
          <table:table-cell office:value-type="float" office:value="3.30355159082048" table:style-name="ce1">
            <text:p>3.30355159082048</text:p>
          </table:table-cell>
        </table:table-row>
        <table:table-row table:style-name="ro1">
          <table:table-cell office:value-type="string" table:style-name="ce1">
            <text:p>Ramon Hendriks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Stuttgart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4-173</text:p>
          </table:table-cell>
          <table:table-cell office:value-type="float" office:value="7.1" table:style-name="ce1">
            <text:p>7.1</text:p>
          </table:table-cell>
          <table:table-cell office:value-type="float" office:value="7.05471500757745" table:style-name="ce1">
            <text:p>7.05471500757745</text:p>
          </table:table-cell>
          <table:table-cell office:value-type="float" office:value="8.54979562106707" table:style-name="ce1">
            <text:p>8.54979562106707</text:p>
          </table:table-cell>
          <table:table-cell office:value-type="float" office:value="6.38604021817483" table:style-name="ce1">
            <text:p>6.38604021817483</text:p>
          </table:table-cell>
          <table:table-cell office:value-type="float" office:value="7.74564699884598" table:style-name="ce1">
            <text:p>7.74564699884598</text:p>
          </table:table-cell>
          <table:table-cell office:value-type="float" office:value="9.0746453364883" table:style-name="ce1">
            <text:p>9.0746453364883</text:p>
          </table:table-cell>
          <table:table-cell office:value-type="float" office:value="14.8795315431658" table:style-name="ce1">
            <text:p>14.8795315431658</text:p>
          </table:table-cell>
          <table:table-cell office:value-type="float" office:value="8.48875925552779" table:style-name="ce1">
            <text:p>8.48875925552779</text:p>
          </table:table-cell>
          <table:table-cell office:value-type="float" office:value="7.13815602519494" table:style-name="ce1">
            <text:p>7.13815602519494</text:p>
          </table:table-cell>
          <table:table-cell office:value-type="float" office:value="6.23678942428417" table:style-name="ce1">
            <text:p>6.23678942428417</text:p>
          </table:table-cell>
          <table:table-cell office:value-type="float" office:value="6.95171442724314" table:style-name="ce1">
            <text:p>6.95171442724314</text:p>
          </table:table-cell>
          <table:table-cell office:value-type="float" office:value="9.67027792408797" table:style-name="ce1">
            <text:p>9.67027792408797</text:p>
          </table:table-cell>
        </table:table-row>
        <table:table-row table:style-name="ro1">
          <table:table-cell office:value-type="string" table:style-name="ce1">
            <text:p>Robin Hranáč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Hoffenheim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343</text:p>
          </table:table-cell>
          <table:table-cell office:value-type="float" office:value="14.6" table:style-name="ce1">
            <text:p>14.6</text:p>
          </table:table-cell>
          <table:table-cell office:value-type="float" office:value="5.76610410710081" table:style-name="ce1">
            <text:p>5.76610410710081</text:p>
          </table:table-cell>
          <table:table-cell office:value-type="float" office:value="12.0376779157648" table:style-name="ce1">
            <text:p>12.0376779157648</text:p>
          </table:table-cell>
          <table:table-cell office:value-type="float" office:value="6.53519185207315" table:style-name="ce1">
            <text:p>6.53519185207315</text:p>
          </table:table-cell>
          <table:table-cell office:value-type="float" office:value="9.55416151030404" table:style-name="ce1">
            <text:p>9.55416151030404</text:p>
          </table:table-cell>
          <table:table-cell office:value-type="float" office:value="6.15643417044447" table:style-name="ce1">
            <text:p>6.15643417044447</text:p>
          </table:table-cell>
          <table:table-cell office:value-type="float" office:value="14.8795315431658" table:style-name="ce1">
            <text:p>14.8795315431658</text:p>
          </table:table-cell>
          <table:table-cell office:value-type="float" office:value="6.0934384356119" table:style-name="ce1">
            <text:p>6.0934384356119</text:p>
          </table:table-cell>
          <table:table-cell office:value-type="float" office:value="7.74873854785446" table:style-name="ce1">
            <text:p>7.74873854785446</text:p>
          </table:table-cell>
          <table:table-cell office:value-type="float" office:value="8.39569823547212" table:style-name="ce1">
            <text:p>8.39569823547212</text:p>
          </table:table-cell>
          <table:table-cell office:value-type="float" office:value="11.9952823551105" table:style-name="ce1">
            <text:p>11.9952823551105</text:p>
          </table:table-cell>
          <table:table-cell office:value-type="float" office:value="10.0573176932551" table:style-name="ce1">
            <text:p>10.0573176932551</text:p>
          </table:table-cell>
        </table:table-row>
        <table:table-row table:style-name="ro1">
          <table:table-cell office:value-type="string" table:style-name="ce1">
            <text:p>Timo Hübers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Köl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9-171</text:p>
          </table:table-cell>
          <table:table-cell office:value-type="float" office:value="7.5" table:style-name="ce1">
            <text:p>7.5</text:p>
          </table:table-cell>
          <table:table-cell office:value-type="float" office:value="6.62961806856357" table:style-name="ce1">
            <text:p>6.62961806856357</text:p>
          </table:table-cell>
          <table:table-cell office:value-type="float" office:value="7.82760069594233" table:style-name="ce1">
            <text:p>7.82760069594233</text:p>
          </table:table-cell>
          <table:table-cell office:value-type="float" office:value="6.23914668158232" table:style-name="ce1">
            <text:p>6.23914668158232</text:p>
          </table:table-cell>
          <table:table-cell office:value-type="float" office:value="6.22250950504303" table:style-name="ce1">
            <text:p>6.22250950504303</text:p>
          </table:table-cell>
          <table:table-cell office:value-type="float" office:value="6.15643417044447" table:style-name="ce1">
            <text:p>6.15643417044447</text:p>
          </table:table-cell>
          <table:table-cell office:value-type="float" office:value="14.8795315431658" table:style-name="ce1">
            <text:p>14.8795315431658</text:p>
          </table:table-cell>
          <table:table-cell office:value-type="float" office:value="6.18809527866158" table:style-name="ce1">
            <text:p>6.18809527866158</text:p>
          </table:table-cell>
          <table:table-cell office:value-type="float" office:value="7.13815602519494" table:style-name="ce1">
            <text:p>7.13815602519494</text:p>
          </table:table-cell>
          <table:table-cell office:value-type="float" office:value="5.95887265756934" table:style-name="ce1">
            <text:p>5.95887265756934</text:p>
          </table:table-cell>
          <table:table-cell office:value-type="float" office:value="10.0123192571128" table:style-name="ce1">
            <text:p>10.0123192571128</text:p>
          </table:table-cell>
          <table:table-cell office:value-type="float" office:value="8.93316418127386" table:style-name="ce1">
            <text:p>8.93316418127386</text:p>
          </table:table-cell>
        </table:table-row>
        <table:table-row table:style-name="ro1">
          <table:table-cell office:value-type="string" table:style-name="ce1">
            <text:p>Finn Jeltsch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Stuttgart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19-174</text:p>
          </table:table-cell>
          <table:table-cell office:value-type="float" office:value="7.5" table:style-name="ce1">
            <text:p>7.5</text:p>
          </table:table-cell>
          <table:table-cell office:value-type="float" office:value="7.59399534979718" table:style-name="ce1">
            <text:p>7.59399534979718</text:p>
          </table:table-cell>
          <table:table-cell office:value-type="float" office:value="9.27652483750144" table:style-name="ce1">
            <text:p>9.27652483750144</text:p>
          </table:table-cell>
          <table:table-cell office:value-type="float" office:value="7.96686684072552" table:style-name="ce1">
            <text:p>7.96686684072552</text:p>
          </table:table-cell>
          <table:table-cell office:value-type="float" office:value="8.08429008492902" table:style-name="ce1">
            <text:p>8.08429008492902</text:p>
          </table:table-cell>
          <table:table-cell office:value-type="float" office:value="8.30012359478154" table:style-name="ce1">
            <text:p>8.30012359478154</text:p>
          </table:table-cell>
          <table:table-cell office:value-type="float" office:value="5.74006130890947" table:style-name="ce1">
            <text:p>5.74006130890947</text:p>
          </table:table-cell>
          <table:table-cell office:value-type="float" office:value="7.08323002937827" table:style-name="ce1">
            <text:p>7.08323002937827</text:p>
          </table:table-cell>
          <table:table-cell office:value-type="float" office:value="7.13815602519494" table:style-name="ce1">
            <text:p>7.13815602519494</text:p>
          </table:table-cell>
          <table:table-cell office:value-type="float" office:value="6.52340421424837" table:style-name="ce1">
            <text:p>6.52340421424837</text:p>
          </table:table-cell>
          <table:table-cell office:value-type="float" office:value="7.69502232883839" table:style-name="ce1">
            <text:p>7.69502232883839</text:p>
          </table:table-cell>
          <table:table-cell office:value-type="float" office:value="7.28872358181023" table:style-name="ce1">
            <text:p>7.28872358181023</text:p>
          </table:table-cell>
        </table:table-row>
        <table:table-row table:style-name="ro1">
          <table:table-cell office:value-type="string" table:style-name="ce1">
            <text:p>Moritz Jenz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Wolfsburg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252</text:p>
          </table:table-cell>
          <table:table-cell office:value-type="float" office:value="8" table:style-name="ce1">
            <text:p>8</text:p>
          </table:table-cell>
          <table:table-cell office:value-type="float" office:value="7.71925774748854" table:style-name="ce1">
            <text:p>7.71925774748854</text:p>
          </table:table-cell>
          <table:table-cell office:value-type="float" office:value="7.90521889263822" table:style-name="ce1">
            <text:p>7.90521889263822</text:p>
          </table:table-cell>
          <table:table-cell office:value-type="float" office:value="6.38604021817483" table:style-name="ce1">
            <text:p>6.38604021817483</text:p>
          </table:table-cell>
          <table:table-cell office:value-type="float" office:value="6.28198069925312" table:style-name="ce1">
            <text:p>6.28198069925312</text:p>
          </table:table-cell>
          <table:table-cell office:value-type="float" office:value="5.83629167382749" table:style-name="ce1">
            <text:p>5.83629167382749</text:p>
          </table:table-cell>
          <table:table-cell/>
          <table:table-cell office:value-type="float" office:value="5.90720562076422" table:style-name="ce1">
            <text:p>5.90720562076422</text:p>
          </table:table-cell>
          <table:table-cell office:value-type="float" office:value="7.13815602519494" table:style-name="ce1">
            <text:p>7.13815602519494</text:p>
          </table:table-cell>
          <table:table-cell office:value-type="float" office:value="6.52340421424837" table:style-name="ce1">
            <text:p>6.52340421424837</text:p>
          </table:table-cell>
          <table:table-cell office:value-type="float" office:value="9.54009854914281" table:style-name="ce1">
            <text:p>9.54009854914281</text:p>
          </table:table-cell>
          <table:table-cell office:value-type="float" office:value="8.80022273602271" table:style-name="ce1">
            <text:p>8.80022273602271</text:p>
          </table:table-cell>
        </table:table-row>
        <table:table-row table:style-name="ro1">
          <table:table-cell office:value-type="string" table:style-name="ce1">
            <text:p>Anton Kade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Augsburg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21-355</text:p>
          </table:table-cell>
          <table:table-cell office:value-type="float" office:value="7.4" table:style-name="ce1">
            <text:p>7.4</text:p>
          </table:table-cell>
          <table:table-cell office:value-type="float" office:value="11.8343090200804" table:style-name="ce1">
            <text:p>11.8343090200804</text:p>
          </table:table-cell>
          <table:table-cell office:value-type="float" office:value="6.05069736333504" table:style-name="ce1">
            <text:p>6.05069736333504</text:p>
          </table:table-cell>
          <table:table-cell office:value-type="float" office:value="9.16100987699194" table:style-name="ce1">
            <text:p>9.16100987699194</text:p>
          </table:table-cell>
          <table:table-cell office:value-type="float" office:value="7.61192006019724" table:style-name="ce1">
            <text:p>7.61192006019724</text:p>
          </table:table-cell>
          <table:table-cell office:value-type="float" office:value="10.2556235559694" table:style-name="ce1">
            <text:p>10.2556235559694</text:p>
          </table:table-cell>
          <table:table-cell office:value-type="float" office:value="9.29278308690057" table:style-name="ce1">
            <text:p>9.29278308690057</text:p>
          </table:table-cell>
          <table:table-cell office:value-type="float" office:value="11.7729347922881" table:style-name="ce1">
            <text:p>11.7729347922881</text:p>
          </table:table-cell>
          <table:table-cell office:value-type="float" office:value="15.1283193913121" table:style-name="ce1">
            <text:p>15.1283193913121</text:p>
          </table:table-cell>
          <table:table-cell office:value-type="float" office:value="16.7005070718373" table:style-name="ce1">
            <text:p>16.7005070718373</text:p>
          </table:table-cell>
          <table:table-cell office:value-type="float" office:value="6.19485339419303" table:style-name="ce1">
            <text:p>6.19485339419303</text:p>
          </table:table-cell>
          <table:table-cell office:value-type="float" office:value="3.88041286414475" table:style-name="ce1">
            <text:p>3.88041286414475</text:p>
          </table:table-cell>
        </table:table-row>
        <table:table-row table:style-name="ro1">
          <table:table-cell office:value-type="string" table:style-name="ce1">
            <text:p>Robin Koch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Eint Frankfurt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9-174</text:p>
          </table:table-cell>
          <table:table-cell office:value-type="float" office:value="14.7" table:style-name="ce1">
            <text:p>14.7</text:p>
          </table:table-cell>
          <table:table-cell office:value-type="float" office:value="7.00672627668083" table:style-name="ce1">
            <text:p>7.00672627668083</text:p>
          </table:table-cell>
          <table:table-cell office:value-type="float" office:value="15.8145290749584" table:style-name="ce1">
            <text:p>15.8145290749584</text:p>
          </table:table-cell>
          <table:table-cell office:value-type="float" office:value="7.473560454365" table:style-name="ce1">
            <text:p>7.473560454365</text:p>
          </table:table-cell>
          <table:table-cell office:value-type="float" office:value="13.9856986251368" table:style-name="ce1">
            <text:p>13.9856986251368</text:p>
          </table:table-cell>
          <table:table-cell office:value-type="float" office:value="6.15643417044447" table:style-name="ce1">
            <text:p>6.15643417044447</text:p>
          </table:table-cell>
          <table:table-cell office:value-type="float" office:value="14.8795315431658" table:style-name="ce1">
            <text:p>14.8795315431658</text:p>
          </table:table-cell>
          <table:table-cell office:value-type="float" office:value="6.47804601983351" table:style-name="ce1">
            <text:p>6.47804601983351</text:p>
          </table:table-cell>
          <table:table-cell office:value-type="float" office:value="8.93588294383718" table:style-name="ce1">
            <text:p>8.93588294383718</text:p>
          </table:table-cell>
          <table:table-cell office:value-type="float" office:value="14.8474158943493" table:style-name="ce1">
            <text:p>14.8474158943493</text:p>
          </table:table-cell>
          <table:table-cell office:value-type="float" office:value="13.1571641386922" table:style-name="ce1">
            <text:p>13.1571641386922</text:p>
          </table:table-cell>
          <table:table-cell office:value-type="float" office:value="10.3765794476009" table:style-name="ce1">
            <text:p>10.3765794476009</text:p>
          </table:table-cell>
        </table:table-row>
        <table:table-row table:style-name="ro1">
          <table:table-cell office:value-type="string" table:style-name="ce1">
            <text:p>Derrick Köhn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Union Berli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337</text:p>
          </table:table-cell>
          <table:table-cell office:value-type="float" office:value="9.6" table:style-name="ce1">
            <text:p>9.6</text:p>
          </table:table-cell>
          <table:table-cell office:value-type="float" office:value="11.8343090200804" table:style-name="ce1">
            <text:p>11.8343090200804</text:p>
          </table:table-cell>
          <table:table-cell office:value-type="float" office:value="6.81566119428284" table:style-name="ce1">
            <text:p>6.81566119428284</text:p>
          </table:table-cell>
          <table:table-cell office:value-type="float" office:value="9.16100987699194" table:style-name="ce1">
            <text:p>9.16100987699194</text:p>
          </table:table-cell>
          <table:table-cell office:value-type="float" office:value="6.89699647933175" table:style-name="ce1">
            <text:p>6.89699647933175</text:p>
          </table:table-cell>
          <table:table-cell office:value-type="float" office:value="7.92106003876894" table:style-name="ce1">
            <text:p>7.92106003876894</text:p>
          </table:table-cell>
          <table:table-cell office:value-type="float" office:value="7.85461150388441" table:style-name="ce1">
            <text:p>7.85461150388441</text:p>
          </table:table-cell>
          <table:table-cell office:value-type="float" office:value="11.3306931123528" table:style-name="ce1">
            <text:p>11.3306931123528</text:p>
          </table:table-cell>
          <table:table-cell office:value-type="float" office:value="9.02918377211734" table:style-name="ce1">
            <text:p>9.02918377211734</text:p>
          </table:table-cell>
          <table:table-cell office:value-type="float" office:value="7.43060902306897" table:style-name="ce1">
            <text:p>7.43060902306897</text:p>
          </table:table-cell>
          <table:table-cell office:value-type="float" office:value="7.31855697569398" table:style-name="ce1">
            <text:p>7.31855697569398</text:p>
          </table:table-cell>
          <table:table-cell office:value-type="float" office:value="11.0435161189059" table:style-name="ce1">
            <text:p>11.0435161189059</text:p>
          </table:table-cell>
        </table:table-row>
        <table:table-row table:style-name="ro1">
          <table:table-cell office:value-type="string" table:style-name="ce1">
            <text:p>Dominik Kohr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Mainz 05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1-341</text:p>
          </table:table-cell>
          <table:table-cell office:value-type="float" office:value="9.9" table:style-name="ce1">
            <text:p>9.9</text:p>
          </table:table-cell>
          <table:table-cell office:value-type="float" office:value="9.43822876617134" table:style-name="ce1">
            <text:p>9.43822876617134</text:p>
          </table:table-cell>
          <table:table-cell office:value-type="float" office:value="8.41686090828922" table:style-name="ce1">
            <text:p>8.41686090828922</text:p>
          </table:table-cell>
          <table:table-cell office:value-type="float" office:value="9.50893203423985" table:style-name="ce1">
            <text:p>9.50893203423985</text:p>
          </table:table-cell>
          <table:table-cell office:value-type="float" office:value="11.1809165800566" table:style-name="ce1">
            <text:p>11.1809165800566</text:p>
          </table:table-cell>
          <table:table-cell office:value-type="float" office:value="8.30012359478154" table:style-name="ce1">
            <text:p>8.30012359478154</text:p>
          </table:table-cell>
          <table:table-cell office:value-type="float" office:value="10.1295688810127" table:style-name="ce1">
            <text:p>10.1295688810127</text:p>
          </table:table-cell>
          <table:table-cell office:value-type="float" office:value="8.04503004906349" table:style-name="ce1">
            <text:p>8.04503004906349</text:p>
          </table:table-cell>
          <table:table-cell office:value-type="float" office:value="8.93588294383718" table:style-name="ce1">
            <text:p>8.93588294383718</text:p>
          </table:table-cell>
          <table:table-cell office:value-type="float" office:value="12.0583571043561" table:style-name="ce1">
            <text:p>12.0583571043561</text:p>
          </table:table-cell>
          <table:table-cell office:value-type="float" office:value="9.67494593418409" table:style-name="ce1">
            <text:p>9.67494593418409</text:p>
          </table:table-cell>
          <table:table-cell office:value-type="float" office:value="8.16004424221599" table:style-name="ce1">
            <text:p>8.16004424221599</text:p>
          </table:table-cell>
        </table:table-row>
        <table:table-row table:style-name="ro1">
          <table:table-cell office:value-type="string" table:style-name="ce1">
            <text:p>Konstantinos Koulierakis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Wolfsburg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2-040</text:p>
          </table:table-cell>
          <table:table-cell office:value-type="float" office:value="13.5" table:style-name="ce1">
            <text:p>13.5</text:p>
          </table:table-cell>
          <table:table-cell office:value-type="float" office:value="7.37094826635048" table:style-name="ce1">
            <text:p>7.37094826635048</text:p>
          </table:table-cell>
          <table:table-cell office:value-type="float" office:value="11.6751926522392" table:style-name="ce1">
            <text:p>11.6751926522392</text:p>
          </table:table-cell>
          <table:table-cell office:value-type="float" office:value="7.6364298303187" table:style-name="ce1">
            <text:p>7.6364298303187</text:p>
          </table:table-cell>
          <table:table-cell office:value-type="float" office:value="9.98091808379755" table:style-name="ce1">
            <text:p>9.98091808379755</text:p>
          </table:table-cell>
          <table:table-cell office:value-type="float" office:value="7.18583521797256" table:style-name="ce1">
            <text:p>7.18583521797256</text:p>
          </table:table-cell>
          <table:table-cell office:value-type="float" office:value="8.7839719768965" table:style-name="ce1">
            <text:p>8.7839719768965</text:p>
          </table:table-cell>
          <table:table-cell office:value-type="float" office:value="6.57663347075439" table:style-name="ce1">
            <text:p>6.57663347075439</text:p>
          </table:table-cell>
          <table:table-cell office:value-type="float" office:value="11.1844133469675" table:style-name="ce1">
            <text:p>11.1844133469675</text:p>
          </table:table-cell>
          <table:table-cell office:value-type="float" office:value="11.0812825581575" table:style-name="ce1">
            <text:p>11.0812825581575</text:p>
          </table:table-cell>
          <table:table-cell office:value-type="float" office:value="13.0986632345605" table:style-name="ce1">
            <text:p>13.0986632345605</text:p>
          </table:table-cell>
          <table:table-cell office:value-type="float" office:value="9.33427949544136" table:style-name="ce1">
            <text:p>9.33427949544136</text:p>
          </table:table-cell>
        </table:table-row>
        <table:table-row table:style-name="ro1">
          <table:table-cell office:value-type="string" table:style-name="ce1">
            <text:p>Rasmus Kristensen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Eint Frankfurt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8-180</text:p>
          </table:table-cell>
          <table:table-cell office:value-type="float" office:value="9.7" table:style-name="ce1">
            <text:p>9.7</text:p>
          </table:table-cell>
          <table:table-cell office:value-type="float" office:value="11.7324406740089" table:style-name="ce1">
            <text:p>11.7324406740089</text:p>
          </table:table-cell>
          <table:table-cell office:value-type="float" office:value="10.581867732799" table:style-name="ce1">
            <text:p>10.581867732799</text:p>
          </table:table-cell>
          <table:table-cell office:value-type="float" office:value="8.81524041324321" table:style-name="ce1">
            <text:p>8.81524041324321</text:p>
          </table:table-cell>
          <table:table-cell office:value-type="float" office:value="12.334403931083" table:style-name="ce1">
            <text:p>12.334403931083</text:p>
          </table:table-cell>
          <table:table-cell office:value-type="float" office:value="11.4232406336602" table:style-name="ce1">
            <text:p>11.4232406336602</text:p>
          </table:table-cell>
          <table:table-cell office:value-type="float" office:value="9.2255458740293" table:style-name="ce1">
            <text:p>9.2255458740293</text:p>
          </table:table-cell>
          <table:table-cell office:value-type="float" office:value="13.6193084668439" table:style-name="ce1">
            <text:p>13.6193084668439</text:p>
          </table:table-cell>
          <table:table-cell office:value-type="float" office:value="9.96900570402704" table:style-name="ce1">
            <text:p>9.96900570402704</text:p>
          </table:table-cell>
          <table:table-cell office:value-type="float" office:value="10.74761314102" table:style-name="ce1">
            <text:p>10.74761314102</text:p>
          </table:table-cell>
          <table:table-cell office:value-type="float" office:value="9.74240686979454" table:style-name="ce1">
            <text:p>9.74240686979454</text:p>
          </table:table-cell>
          <table:table-cell office:value-type="float" office:value="12.6695179606591" table:style-name="ce1">
            <text:p>12.6695179606591</text:p>
          </table:table-cell>
        </table:table-row>
        <table:table-row table:style-name="ro1">
          <table:table-cell office:value-type="string" table:style-name="ce1">
            <text:p>Lukas Kübler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Freiburg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3-130</text:p>
          </table:table-cell>
          <table:table-cell office:value-type="float" office:value="9.9" table:style-name="ce1">
            <text:p>9.9</text:p>
          </table:table-cell>
          <table:table-cell office:value-type="float" office:value="8.12594456256974" table:style-name="ce1">
            <text:p>8.12594456256974</text:p>
          </table:table-cell>
          <table:table-cell office:value-type="float" office:value="8.68333123238276" table:style-name="ce1">
            <text:p>8.68333123238276</text:p>
          </table:table-cell>
          <table:table-cell office:value-type="float" office:value="9.68337253256533" table:style-name="ce1">
            <text:p>9.68337253256533</text:p>
          </table:table-cell>
          <table:table-cell office:value-type="float" office:value="8.63701853463551" table:style-name="ce1">
            <text:p>8.63701853463551</text:p>
          </table:table-cell>
          <table:table-cell office:value-type="float" office:value="8.30012359478154" table:style-name="ce1">
            <text:p>8.30012359478154</text:p>
          </table:table-cell>
          <table:table-cell office:value-type="float" office:value="8.7839719768965" table:style-name="ce1">
            <text:p>8.7839719768965</text:p>
          </table:table-cell>
          <table:table-cell office:value-type="float" office:value="9.39526345029882" table:style-name="ce1">
            <text:p>9.39526345029882</text:p>
          </table:table-cell>
          <table:table-cell office:value-type="float" office:value="10.8135661644503" table:style-name="ce1">
            <text:p>10.8135661644503</text:p>
          </table:table-cell>
          <table:table-cell office:value-type="float" office:value="17.8227877596577" table:style-name="ce1">
            <text:p>17.8227877596577</text:p>
          </table:table-cell>
          <table:table-cell office:value-type="float" office:value="9.40540165302859" table:style-name="ce1">
            <text:p>9.40540165302859</text:p>
          </table:table-cell>
          <table:table-cell office:value-type="float" office:value="10.1414138491956" table:style-name="ce1">
            <text:p>10.1414138491956</text:p>
          </table:table-cell>
        </table:table-row>
        <table:table-row table:style-name="ro1">
          <table:table-cell office:value-type="string" table:style-name="ce1">
            <text:p>Sael Kumbedi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Wolfsburg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0-287</text:p>
          </table:table-cell>
          <table:table-cell office:value-type="float" office:value="7.6" table:style-name="ce1">
            <text:p>7.6</text:p>
          </table:table-cell>
          <table:table-cell office:value-type="float" office:value="11.0065738114508" table:style-name="ce1">
            <text:p>11.0065738114508</text:p>
          </table:table-cell>
          <table:table-cell office:value-type="float" office:value="7.28146216563738" table:style-name="ce1">
            <text:p>7.28146216563738</text:p>
          </table:table-cell>
          <table:table-cell office:value-type="float" office:value="15.7026675428103" table:style-name="ce1">
            <text:p>15.7026675428103</text:p>
          </table:table-cell>
          <table:table-cell office:value-type="float" office:value="7.21739136254377" table:style-name="ce1">
            <text:p>7.21739136254377</text:p>
          </table:table-cell>
          <table:table-cell office:value-type="float" office:value="8.68511627666693" table:style-name="ce1">
            <text:p>8.68511627666693</text:p>
          </table:table-cell>
          <table:table-cell office:value-type="float" office:value="8.7839719768965" table:style-name="ce1">
            <text:p>8.7839719768965</text:p>
          </table:table-cell>
          <table:table-cell office:value-type="float" office:value="8.8263365394903" table:style-name="ce1">
            <text:p>8.8263365394903</text:p>
          </table:table-cell>
          <table:table-cell office:value-type="float" office:value="7.13815602519494" table:style-name="ce1">
            <text:p>7.13815602519494</text:p>
          </table:table-cell>
          <table:table-cell office:value-type="float" office:value="5.95887265756934" table:style-name="ce1">
            <text:p>5.95887265756934</text:p>
          </table:table-cell>
          <table:table-cell office:value-type="float" office:value="7.25671729390994" table:style-name="ce1">
            <text:p>7.25671729390994</text:p>
          </table:table-cell>
          <table:table-cell office:value-type="float" office:value="5.06795536773713" table:style-name="ce1">
            <text:p>5.06795536773713</text:p>
          </table:table-cell>
        </table:table-row>
        <table:table-row table:style-name="ro1">
          <table:table-cell office:value-type="string" table:style-name="ce1">
            <text:p>Konrad Laimer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Bayern Munich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8-225</text:p>
          </table:table-cell>
          <table:table-cell office:value-type="float" office:value="11.1" table:style-name="ce1">
            <text:p>11.1</text:p>
          </table:table-cell>
          <table:table-cell office:value-type="float" office:value="15.587841787495" table:style-name="ce1">
            <text:p>15.587841787495</text:p>
          </table:table-cell>
          <table:table-cell office:value-type="float" office:value="12.3676365495998" table:style-name="ce1">
            <text:p>12.3676365495998</text:p>
          </table:table-cell>
          <table:table-cell office:value-type="float" office:value="16.9335661709464" table:style-name="ce1">
            <text:p>16.9335661709464</text:p>
          </table:table-cell>
          <table:table-cell office:value-type="float" office:value="14.576708953899" table:style-name="ce1">
            <text:p>14.576708953899</text:p>
          </table:table-cell>
          <table:table-cell office:value-type="float" office:value="17.8000520135584" table:style-name="ce1">
            <text:p>17.8000520135584</text:p>
          </table:table-cell>
          <table:table-cell office:value-type="float" office:value="6.67076526138046" table:style-name="ce1">
            <text:p>6.67076526138046</text:p>
          </table:table-cell>
          <table:table-cell office:value-type="float" office:value="17.1833746587566" table:style-name="ce1">
            <text:p>17.1833746587566</text:p>
          </table:table-cell>
          <table:table-cell office:value-type="float" office:value="12.864026828396" table:style-name="ce1">
            <text:p>12.864026828396</text:p>
          </table:table-cell>
          <table:table-cell office:value-type="float" office:value="16.4030571444709" table:style-name="ce1">
            <text:p>16.4030571444709</text:p>
          </table:table-cell>
          <table:table-cell office:value-type="float" office:value="7.19515051574244" table:style-name="ce1">
            <text:p>7.19515051574244</text:p>
          </table:table-cell>
          <table:table-cell office:value-type="float" office:value="4.64196531516613" table:style-name="ce1">
            <text:p>4.64196531516613</text:p>
          </table:table-cell>
        </table:table-row>
        <table:table-row table:style-name="ro1">
          <table:table-cell office:value-type="string" table:style-name="ce1">
            <text:p>Diogo Leite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Union Berli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349</text:p>
          </table:table-cell>
          <table:table-cell office:value-type="float" office:value="10.6" table:style-name="ce1">
            <text:p>10.6</text:p>
          </table:table-cell>
          <table:table-cell office:value-type="float" office:value="7.39557119822867" table:style-name="ce1">
            <text:p>7.39557119822867</text:p>
          </table:table-cell>
          <table:table-cell office:value-type="float" office:value="7.38163245741057" table:style-name="ce1">
            <text:p>7.38163245741057</text:p>
          </table:table-cell>
          <table:table-cell office:value-type="float" office:value="6.84000743993004" table:style-name="ce1">
            <text:p>6.84000743993004</text:p>
          </table:table-cell>
          <table:table-cell office:value-type="float" office:value="9.19954866355468" table:style-name="ce1">
            <text:p>9.19954866355468</text:p>
          </table:table-cell>
          <table:table-cell office:value-type="float" office:value="6.83195685169386" table:style-name="ce1">
            <text:p>6.83195685169386</text:p>
          </table:table-cell>
          <table:table-cell office:value-type="float" office:value="7.17621091852766" table:style-name="ce1">
            <text:p>7.17621091852766</text:p>
          </table:table-cell>
          <table:table-cell office:value-type="float" office:value="6.67615894868261" table:style-name="ce1">
            <text:p>6.67615894868261</text:p>
          </table:table-cell>
          <table:table-cell office:value-type="float" office:value="7.13815602519494" table:style-name="ce1">
            <text:p>7.13815602519494</text:p>
          </table:table-cell>
          <table:table-cell office:value-type="float" office:value="7.43060902306897" table:style-name="ce1">
            <text:p>7.43060902306897</text:p>
          </table:table-cell>
          <table:table-cell office:value-type="float" office:value="11.1506575189139" table:style-name="ce1">
            <text:p>11.1506575189139</text:p>
          </table:table-cell>
          <table:table-cell office:value-type="float" office:value="6.93857345395439" table:style-name="ce1">
            <text:p>6.93857345395439</text:p>
          </table:table-cell>
        </table:table-row>
        <table:table-row table:style-name="ro1">
          <table:table-cell office:value-type="string" table:style-name="ce1">
            <text:p>Philipp Lienhart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Freiburg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9-180</text:p>
          </table:table-cell>
          <table:table-cell office:value-type="float" office:value="9.5" table:style-name="ce1">
            <text:p>9.5</text:p>
          </table:table-cell>
          <table:table-cell office:value-type="float" office:value="9.14586373766318" table:style-name="ce1">
            <text:p>9.14586373766318</text:p>
          </table:table-cell>
          <table:table-cell office:value-type="float" office:value="12.2288758244795" table:style-name="ce1">
            <text:p>12.2288758244795</text:p>
          </table:table-cell>
          <table:table-cell office:value-type="float" office:value="6.84000743993004" table:style-name="ce1">
            <text:p>6.84000743993004</text:p>
          </table:table-cell>
          <table:table-cell office:value-type="float" office:value="12.0022763678074" table:style-name="ce1">
            <text:p>12.0022763678074</text:p>
          </table:table-cell>
          <table:table-cell office:value-type="float" office:value="9.0746453364883" table:style-name="ce1">
            <text:p>9.0746453364883</text:p>
          </table:table-cell>
          <table:table-cell office:value-type="float" office:value="8.7839719768965" table:style-name="ce1">
            <text:p>8.7839719768965</text:p>
          </table:table-cell>
          <table:table-cell office:value-type="float" office:value="7.61051038482979" table:style-name="ce1">
            <text:p>7.61051038482979</text:p>
          </table:table-cell>
          <table:table-cell office:value-type="float" office:value="8.10778602393873" table:style-name="ce1">
            <text:p>8.10778602393873</text:p>
          </table:table-cell>
          <table:table-cell office:value-type="float" office:value="8.06878220332085" table:style-name="ce1">
            <text:p>8.06878220332085</text:p>
          </table:table-cell>
          <table:table-cell office:value-type="float" office:value="8.20981632775297" table:style-name="ce1">
            <text:p>8.20981632775297</text:p>
          </table:table-cell>
          <table:table-cell office:value-type="float" office:value="10.3933539322543" table:style-name="ce1">
            <text:p>10.3933539322543</text:p>
          </table:table-cell>
        </table:table-row>
        <table:table-row table:style-name="ro1">
          <table:table-cell office:value-type="string" table:style-name="ce1">
            <text:p>Castello Lukeba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RB Leipzig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3-021</text:p>
          </table:table-cell>
          <table:table-cell office:value-type="float" office:value="14" table:style-name="ce1">
            <text:p>14</text:p>
          </table:table-cell>
          <table:table-cell office:value-type="float" office:value="7.97245034387315" table:style-name="ce1">
            <text:p>7.97245034387315</text:p>
          </table:table-cell>
          <table:table-cell office:value-type="float" office:value="14.4792301466933" table:style-name="ce1">
            <text:p>14.4792301466933</text:p>
          </table:table-cell>
          <table:table-cell office:value-type="float" office:value="6.84000743993004" table:style-name="ce1">
            <text:p>6.84000743993004</text:p>
          </table:table-cell>
          <table:table-cell office:value-type="float" office:value="12.0022763678074" table:style-name="ce1">
            <text:p>12.0022763678074</text:p>
          </table:table-cell>
          <table:table-cell office:value-type="float" office:value="7.5492304490846" table:style-name="ce1">
            <text:p>7.5492304490846</text:p>
          </table:table-cell>
          <table:table-cell office:value-type="float" office:value="10.8017744278662" table:style-name="ce1">
            <text:p>10.8017744278662</text:p>
          </table:table-cell>
          <table:table-cell office:value-type="float" office:value="6.77660262975484" table:style-name="ce1">
            <text:p>6.77660262975484</text:p>
          </table:table-cell>
          <table:table-cell office:value-type="float" office:value="8.38109059703175" table:style-name="ce1">
            <text:p>8.38109059703175</text:p>
          </table:table-cell>
          <table:table-cell office:value-type="float" office:value="12.3733032925819" table:style-name="ce1">
            <text:p>12.3733032925819</text:p>
          </table:table-cell>
          <table:table-cell office:value-type="float" office:value="12.680421178144" table:style-name="ce1">
            <text:p>12.680421178144</text:p>
          </table:table-cell>
          <table:table-cell office:value-type="float" office:value="13.3475059966226" table:style-name="ce1">
            <text:p>13.3475059966226</text:p>
          </table:table-cell>
        </table:table-row>
        <table:table-row table:style-name="ro1">
          <table:table-cell office:value-type="string" table:style-name="ce1">
            <text:p>Kristoffer Lund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Köl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3-238</text:p>
          </table:table-cell>
          <table:table-cell office:value-type="float" office:value="9.7" table:style-name="ce1">
            <text:p>9.7</text:p>
          </table:table-cell>
          <table:table-cell office:value-type="float" office:value="9.01344732596289" table:style-name="ce1">
            <text:p>9.01344732596289</text:p>
          </table:table-cell>
          <table:table-cell office:value-type="float" office:value="7.98315032202491" table:style-name="ce1">
            <text:p>7.98315032202491</text:p>
          </table:table-cell>
          <table:table-cell office:value-type="float" office:value="8.81524041324321" table:style-name="ce1">
            <text:p>8.81524041324321</text:p>
          </table:table-cell>
          <table:table-cell office:value-type="float" office:value="7.61192006019724" table:style-name="ce1">
            <text:p>7.61192006019724</text:p>
          </table:table-cell>
          <table:table-cell office:value-type="float" office:value="9.46724936980089" table:style-name="ce1">
            <text:p>9.46724936980089</text:p>
          </table:table-cell>
          <table:table-cell office:value-type="float" office:value="9.38702399887361" table:style-name="ce1">
            <text:p>9.38702399887361</text:p>
          </table:table-cell>
          <table:table-cell office:value-type="float" office:value="10.425981460652" table:style-name="ce1">
            <text:p>10.425981460652</text:p>
          </table:table-cell>
          <table:table-cell office:value-type="float" office:value="8.01741472732298" table:style-name="ce1">
            <text:p>8.01741472732298</text:p>
          </table:table-cell>
          <table:table-cell office:value-type="float" office:value="6.81827142389179" table:style-name="ce1">
            <text:p>6.81827142389179</text:p>
          </table:table-cell>
          <table:table-cell office:value-type="float" office:value="8.53771799890377" table:style-name="ce1">
            <text:p>8.53771799890377</text:p>
          </table:table-cell>
          <table:table-cell office:value-type="float" office:value="9.16678982524514" table:style-name="ce1">
            <text:p>9.16678982524514</text:p>
          </table:table-cell>
        </table:table-row>
        <table:table-row table:style-name="ro1">
          <table:table-cell office:value-type="string" table:style-name="ce1">
            <text:p>Patrick Mainka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Heidenheim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1-062</text:p>
          </table:table-cell>
          <table:table-cell office:value-type="float" office:value="15" table:style-name="ce1">
            <text:p>15</text:p>
          </table:table-cell>
          <table:table-cell office:value-type="float" office:value="6.79308273150671" table:style-name="ce1">
            <text:p>6.79308273150671</text:p>
          </table:table-cell>
          <table:table-cell office:value-type="float" office:value="11.2798446548255" table:style-name="ce1">
            <text:p>11.2798446548255</text:p>
          </table:table-cell>
          <table:table-cell office:value-type="float" office:value="9.85795563823775" table:style-name="ce1">
            <text:p>9.85795563823775</text:p>
          </table:table-cell>
          <table:table-cell office:value-type="float" office:value="8.91732764221073" table:style-name="ce1">
            <text:p>8.91732764221073</text:p>
          </table:table-cell>
          <table:table-cell office:value-type="float" office:value="6.83195685169386" table:style-name="ce1">
            <text:p>6.83195685169386</text:p>
          </table:table-cell>
          <table:table-cell office:value-type="float" office:value="14.8795315431658" table:style-name="ce1">
            <text:p>14.8795315431658</text:p>
          </table:table-cell>
          <table:table-cell office:value-type="float" office:value="7.08323002937827" table:style-name="ce1">
            <text:p>7.08323002937827</text:p>
          </table:table-cell>
          <table:table-cell office:value-type="float" office:value="8.93588294383718" table:style-name="ce1">
            <text:p>8.93588294383718</text:p>
          </table:table-cell>
          <table:table-cell office:value-type="float" office:value="14.6092747018736" table:style-name="ce1">
            <text:p>14.6092747018736</text:p>
          </table:table-cell>
          <table:table-cell office:value-type="float" office:value="14.7946316530721" table:style-name="ce1">
            <text:p>14.7946316530721</text:p>
          </table:table-cell>
          <table:table-cell office:value-type="float" office:value="12.924864032793" table:style-name="ce1">
            <text:p>12.924864032793</text:p>
          </table:table-cell>
        </table:table-row>
        <table:table-row table:style-name="ro1">
          <table:table-cell office:value-type="string" table:style-name="ce1">
            <text:p>Jordy Makengo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Freiburg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4-157</text:p>
          </table:table-cell>
          <table:table-cell office:value-type="float" office:value="7.3" table:style-name="ce1">
            <text:p>7.3</text:p>
          </table:table-cell>
          <table:table-cell office:value-type="float" office:value="8.72354591631212" table:style-name="ce1">
            <text:p>8.72354591631212</text:p>
          </table:table-cell>
          <table:table-cell office:value-type="float" office:value="6.96089768112734" table:style-name="ce1">
            <text:p>6.96089768112734</text:p>
          </table:table-cell>
          <table:table-cell office:value-type="float" office:value="7.31239117983648" table:style-name="ce1">
            <text:p>7.31239117983648</text:p>
          </table:table-cell>
          <table:table-cell office:value-type="float" office:value="7.21739136254377" table:style-name="ce1">
            <text:p>7.21739136254377</text:p>
          </table:table-cell>
          <table:table-cell office:value-type="float" office:value="8.30012359478154" table:style-name="ce1">
            <text:p>8.30012359478154</text:p>
          </table:table-cell>
          <table:table-cell office:value-type="float" office:value="7.85461150388441" table:style-name="ce1">
            <text:p>7.85461150388441</text:p>
          </table:table-cell>
          <table:table-cell office:value-type="float" office:value="8.26587148169189" table:style-name="ce1">
            <text:p>8.26587148169189</text:p>
          </table:table-cell>
          <table:table-cell office:value-type="float" office:value="7.13815602519494" table:style-name="ce1">
            <text:p>7.13815602519494</text:p>
          </table:table-cell>
          <table:table-cell office:value-type="float" office:value="5.95887265756934" table:style-name="ce1">
            <text:p>5.95887265756934</text:p>
          </table:table-cell>
          <table:table-cell office:value-type="float" office:value="7.13386182339921" table:style-name="ce1">
            <text:p>7.13386182339921</text:p>
          </table:table-cell>
          <table:table-cell office:value-type="float" office:value="8.99979651963969" table:style-name="ce1">
            <text:p>8.99979651963969</text:p>
          </table:table-cell>
        </table:table-row>
        <table:table-row table:style-name="ro1">
          <table:table-cell office:value-type="string" table:style-name="ce1">
            <text:p>Chrislain Matsima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Augsburg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3-237</text:p>
          </table:table-cell>
          <table:table-cell office:value-type="float" office:value="14" table:style-name="ce1">
            <text:p>14</text:p>
          </table:table-cell>
          <table:table-cell office:value-type="float" office:value="7.27287147395777" table:style-name="ce1">
            <text:p>7.27287147395777</text:p>
          </table:table-cell>
          <table:table-cell office:value-type="float" office:value="11.4123420584084" table:style-name="ce1">
            <text:p>11.4123420584084</text:p>
          </table:table-cell>
          <table:table-cell office:value-type="float" office:value="9.16100987699194" table:style-name="ce1">
            <text:p>9.16100987699194</text:p>
          </table:table-cell>
          <table:table-cell office:value-type="float" office:value="9.83862589328862" table:style-name="ce1">
            <text:p>9.83862589328862</text:p>
          </table:table-cell>
          <table:table-cell office:value-type="float" office:value="5.83629167382749" table:style-name="ce1">
            <text:p>5.83629167382749</text:p>
          </table:table-cell>
          <table:table-cell office:value-type="float" office:value="6.67076526138046" table:style-name="ce1">
            <text:p>6.67076526138046</text:p>
          </table:table-cell>
          <table:table-cell office:value-type="float" office:value="6.18809527866158" table:style-name="ce1">
            <text:p>6.18809527866158</text:p>
          </table:table-cell>
          <table:table-cell office:value-type="float" office:value="7.74873854785446" table:style-name="ce1">
            <text:p>7.74873854785446</text:p>
          </table:table-cell>
          <table:table-cell office:value-type="float" office:value="10.4114507907534" table:style-name="ce1">
            <text:p>10.4114507907534</text:p>
          </table:table-cell>
          <table:table-cell office:value-type="float" office:value="13.940487813515" table:style-name="ce1">
            <text:p>13.940487813515</text:p>
          </table:table-cell>
          <table:table-cell office:value-type="float" office:value="9.72074989009205" table:style-name="ce1">
            <text:p>9.72074989009205</text:p>
          </table:table-cell>
        </table:table-row>
        <table:table-row table:style-name="ro1">
          <table:table-cell office:value-type="string" table:style-name="ce1">
            <text:p>Karol Mets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St. Pauli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2-236</text:p>
          </table:table-cell>
          <table:table-cell office:value-type="float" office:value="8" table:style-name="ce1">
            <text:p>8</text:p>
          </table:table-cell>
          <table:table-cell office:value-type="float" office:value="5.95792792200118" table:style-name="ce1">
            <text:p>5.95792792200118</text:p>
          </table:table-cell>
          <table:table-cell office:value-type="float" office:value="8.83084463835388" table:style-name="ce1">
            <text:p>8.83084463835388</text:p>
          </table:table-cell>
          <table:table-cell office:value-type="float" office:value="6.38604021817483" table:style-name="ce1">
            <text:p>6.38604021817483</text:p>
          </table:table-cell>
          <table:table-cell office:value-type="float" office:value="8.35916468153015" table:style-name="ce1">
            <text:p>8.35916468153015</text:p>
          </table:table-cell>
          <table:table-cell office:value-type="float" office:value="7.18583521797256" table:style-name="ce1">
            <text:p>7.18583521797256</text:p>
          </table:table-cell>
          <table:table-cell/>
          <table:table-cell office:value-type="float" office:value="6.57663347075439" table:style-name="ce1">
            <text:p>6.57663347075439</text:p>
          </table:table-cell>
          <table:table-cell office:value-type="float" office:value="7.13815602519494" table:style-name="ce1">
            <text:p>7.13815602519494</text:p>
          </table:table-cell>
          <table:table-cell office:value-type="float" office:value="6.23678942428417" table:style-name="ce1">
            <text:p>6.23678942428417</text:p>
          </table:table-cell>
          <table:table-cell office:value-type="float" office:value="8.27505761127555" table:style-name="ce1">
            <text:p>8.27505761127555</text:p>
          </table:table-cell>
          <table:table-cell office:value-type="float" office:value="13.0871592716388" table:style-name="ce1">
            <text:p>13.0871592716388</text:p>
          </table:table-cell>
        </table:table-row>
        <table:table-row table:style-name="ro1">
          <table:table-cell office:value-type="string" table:style-name="ce1">
            <text:p>Maximilian Mittelstädt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Stuttgart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8-295</text:p>
          </table:table-cell>
          <table:table-cell office:value-type="float" office:value="10.4" table:style-name="ce1">
            <text:p>10.4</text:p>
          </table:table-cell>
          <table:table-cell office:value-type="float" office:value="13.1479500282385" table:style-name="ce1">
            <text:p>13.1479500282385</text:p>
          </table:table-cell>
          <table:table-cell office:value-type="float" office:value="11.0397760875021" table:style-name="ce1">
            <text:p>11.0397760875021</text:p>
          </table:table-cell>
          <table:table-cell office:value-type="float" office:value="16.580583532639" table:style-name="ce1">
            <text:p>16.580583532639</text:p>
          </table:table-cell>
          <table:table-cell office:value-type="float" office:value="13.3450659738776" table:style-name="ce1">
            <text:p>13.3450659738776</text:p>
          </table:table-cell>
          <table:table-cell office:value-type="float" office:value="12.5385456698143" table:style-name="ce1">
            <text:p>12.5385456698143</text:p>
          </table:table-cell>
          <table:table-cell office:value-type="float" office:value="7.85461150388441" table:style-name="ce1">
            <text:p>7.85461150388441</text:p>
          </table:table-cell>
          <table:table-cell office:value-type="float" office:value="12.6268255063242" table:style-name="ce1">
            <text:p>12.6268255063242</text:p>
          </table:table-cell>
          <table:table-cell office:value-type="float" office:value="12.4386992078607" table:style-name="ce1">
            <text:p>12.4386992078607</text:p>
          </table:table-cell>
          <table:table-cell office:value-type="float" office:value="15.8909104287264" table:style-name="ce1">
            <text:p>15.8909104287264</text:p>
          </table:table-cell>
          <table:table-cell office:value-type="float" office:value="10.1472087757001" table:style-name="ce1">
            <text:p>10.1472087757001</text:p>
          </table:table-cell>
          <table:table-cell office:value-type="float" office:value="7.58472093440416" table:style-name="ce1">
            <text:p>7.58472093440416</text:p>
          </table:table-cell>
        </table:table-row>
        <table:table-row table:style-name="ro1">
          <table:table-cell office:value-type="string" table:style-name="ce1">
            <text:p>Phillipp Mwene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Mainz 05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1-343</text:p>
          </table:table-cell>
          <table:table-cell office:value-type="float" office:value="11.5" table:style-name="ce1">
            <text:p>11.5</text:p>
          </table:table-cell>
          <table:table-cell office:value-type="float" office:value="9.89167062964888" table:style-name="ce1">
            <text:p>9.89167062964888</text:p>
          </table:table-cell>
          <table:table-cell office:value-type="float" office:value="7.59673489261997" table:style-name="ce1">
            <text:p>7.59673489261997</text:p>
          </table:table-cell>
          <table:table-cell office:value-type="float" office:value="9.33476710762961" table:style-name="ce1">
            <text:p>9.33476710762961</text:p>
          </table:table-cell>
          <table:table-cell office:value-type="float" office:value="8.70688655568794" table:style-name="ce1">
            <text:p>8.70688655568794</text:p>
          </table:table-cell>
          <table:table-cell office:value-type="float" office:value="9.86141974418461" table:style-name="ce1">
            <text:p>9.86141974418461</text:p>
          </table:table-cell>
          <table:table-cell office:value-type="float" office:value="8.7839719768965" table:style-name="ce1">
            <text:p>8.7839719768965</text:p>
          </table:table-cell>
          <table:table-cell office:value-type="float" office:value="13.134697430846" table:style-name="ce1">
            <text:p>13.134697430846</text:p>
          </table:table-cell>
          <table:table-cell office:value-type="float" office:value="7.13815602519494" table:style-name="ce1">
            <text:p>7.13815602519494</text:p>
          </table:table-cell>
          <table:table-cell office:value-type="float" office:value="7.43060902306897" table:style-name="ce1">
            <text:p>7.43060902306897</text:p>
          </table:table-cell>
          <table:table-cell office:value-type="float" office:value="7.31855697569398" table:style-name="ce1">
            <text:p>7.31855697569398</text:p>
          </table:table-cell>
          <table:table-cell office:value-type="float" office:value="3.38988749615928" table:style-name="ce1">
            <text:p>3.38988749615928</text:p>
          </table:table-cell>
        </table:table-row>
        <table:table-row table:style-name="ro1">
          <table:table-cell office:value-type="string" table:style-name="ce1">
            <text:p>Luca Netz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Gladbach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2-237</text:p>
          </table:table-cell>
          <table:table-cell office:value-type="float" office:value="7.4" table:style-name="ce1">
            <text:p>7.4</text:p>
          </table:table-cell>
          <table:table-cell office:value-type="float" office:value="10.8222866317247" table:style-name="ce1">
            <text:p>10.8222866317247</text:p>
          </table:table-cell>
          <table:table-cell office:value-type="float" office:value="7.10787653467056" table:style-name="ce1">
            <text:p>7.10787653467056</text:p>
          </table:table-cell>
          <table:table-cell office:value-type="float" office:value="10.7283488346266" table:style-name="ce1">
            <text:p>10.7283488346266</text:p>
          </table:table-cell>
          <table:table-cell office:value-type="float" office:value="6.52364474466883" table:style-name="ce1">
            <text:p>6.52364474466883</text:p>
          </table:table-cell>
          <table:table-cell office:value-type="float" office:value="8.30012359478154" table:style-name="ce1">
            <text:p>8.30012359478154</text:p>
          </table:table-cell>
          <table:table-cell office:value-type="float" office:value="8.7839719768965" table:style-name="ce1">
            <text:p>8.7839719768965</text:p>
          </table:table-cell>
          <table:table-cell office:value-type="float" office:value="8.8263365394903" table:style-name="ce1">
            <text:p>8.8263365394903</text:p>
          </table:table-cell>
          <table:table-cell office:value-type="float" office:value="7.13815602519494" table:style-name="ce1">
            <text:p>7.13815602519494</text:p>
          </table:table-cell>
          <table:table-cell office:value-type="float" office:value="5.95887265756934" table:style-name="ce1">
            <text:p>5.95887265756934</text:p>
          </table:table-cell>
          <table:table-cell office:value-type="float" office:value="6.59557723112558" table:style-name="ce1">
            <text:p>6.59557723112558</text:p>
          </table:table-cell>
          <table:table-cell office:value-type="float" office:value="7.01388830263918" table:style-name="ce1">
            <text:p>7.01388830263918</text:p>
          </table:table-cell>
        </table:table-row>
        <table:table-row table:style-name="ro1">
          <table:table-cell office:value-type="string" table:style-name="ce1">
            <text:p>Louis Oppie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St. Pauli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3-235</text:p>
          </table:table-cell>
          <table:table-cell office:value-type="float" office:value="14.1" table:style-name="ce1">
            <text:p>14.1</text:p>
          </table:table-cell>
          <table:table-cell office:value-type="float" office:value="8.51420512985744" table:style-name="ce1">
            <text:p>8.51420512985744</text:p>
          </table:table-cell>
          <table:table-cell office:value-type="float" office:value="10.446356960702" table:style-name="ce1">
            <text:p>10.446356960702</text:p>
          </table:table-cell>
          <table:table-cell office:value-type="float" office:value="8.98779122733188" table:style-name="ce1">
            <text:p>8.98779122733188</text:p>
          </table:table-cell>
          <table:table-cell office:value-type="float" office:value="10.6900966409555" table:style-name="ce1">
            <text:p>10.6900966409555</text:p>
          </table:table-cell>
          <table:table-cell office:value-type="float" office:value="7.92106003876894" table:style-name="ce1">
            <text:p>7.92106003876894</text:p>
          </table:table-cell>
          <table:table-cell office:value-type="float" office:value="7.17621091852766" table:style-name="ce1">
            <text:p>7.17621091852766</text:p>
          </table:table-cell>
          <table:table-cell office:value-type="float" office:value="12.9341992698757" table:style-name="ce1">
            <text:p>12.9341992698757</text:p>
          </table:table-cell>
          <table:table-cell office:value-type="float" office:value="9.02918377211734" table:style-name="ce1">
            <text:p>9.02918377211734</text:p>
          </table:table-cell>
          <table:table-cell office:value-type="float" office:value="11.7375105970489" table:style-name="ce1">
            <text:p>11.7375105970489</text:p>
          </table:table-cell>
          <table:table-cell office:value-type="float" office:value="8.34047524219299" table:style-name="ce1">
            <text:p>8.34047524219299</text:p>
          </table:table-cell>
          <table:table-cell office:value-type="float" office:value="9.72074989009205" table:style-name="ce1">
            <text:p>9.72074989009205</text:p>
          </table:table-cell>
        </table:table-row>
        <table:table-row table:style-name="ro1">
          <table:table-cell office:value-type="string" table:style-name="ce1">
            <text:p>Willi Orban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RB Leipzig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3-065</text:p>
          </table:table-cell>
          <table:table-cell office:value-type="float" office:value="14.8" table:style-name="ce1">
            <text:p>14.8</text:p>
          </table:table-cell>
          <table:table-cell office:value-type="float" office:value="7.46968356319881" table:style-name="ce1">
            <text:p>7.46968356319881</text:p>
          </table:table-cell>
          <table:table-cell office:value-type="float" office:value="14.0564152994216" table:style-name="ce1">
            <text:p>14.0564152994216</text:p>
          </table:table-cell>
          <table:table-cell office:value-type="float" office:value="6.84000743993004" table:style-name="ce1">
            <text:p>6.84000743993004</text:p>
          </table:table-cell>
          <table:table-cell office:value-type="float" office:value="10.3362444949829" table:style-name="ce1">
            <text:p>10.3362444949829</text:p>
          </table:table-cell>
          <table:table-cell office:value-type="float" office:value="6.48854987592175" table:style-name="ce1">
            <text:p>6.48854987592175</text:p>
          </table:table-cell>
          <table:table-cell office:value-type="float" office:value="14.8795315431658" table:style-name="ce1">
            <text:p>14.8795315431658</text:p>
          </table:table-cell>
          <table:table-cell office:value-type="float" office:value="6.57663347075439" table:style-name="ce1">
            <text:p>6.57663347075439</text:p>
          </table:table-cell>
          <table:table-cell office:value-type="float" office:value="9.5921698477747" table:style-name="ce1">
            <text:p>9.5921698477747</text:p>
          </table:table-cell>
          <table:table-cell office:value-type="float" office:value="10.4114507907534" table:style-name="ce1">
            <text:p>10.4114507907534</text:p>
          </table:table-cell>
          <table:table-cell office:value-type="float" office:value="15.4958276754686" table:style-name="ce1">
            <text:p>15.4958276754686</text:p>
          </table:table-cell>
          <table:table-cell office:value-type="float" office:value="8.03072062664503" table:style-name="ce1">
            <text:p>8.03072062664503</text:p>
          </table:table-cell>
        </table:table-row>
        <table:table-row table:style-name="ro1">
          <table:table-cell office:value-type="string" table:style-name="ce1">
            <text:p>Amos Pieper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Werder Breme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7-355</text:p>
          </table:table-cell>
          <table:table-cell office:value-type="float" office:value="8.5" table:style-name="ce1">
            <text:p>8.5</text:p>
          </table:table-cell>
          <table:table-cell office:value-type="float" office:value="8.74980883708922" table:style-name="ce1">
            <text:p>8.74980883708922</text:p>
          </table:table-cell>
          <table:table-cell office:value-type="float" office:value="9.90227052191423" table:style-name="ce1">
            <text:p>9.90227052191423</text:p>
          </table:table-cell>
          <table:table-cell office:value-type="float" office:value="6.53519185207315" table:style-name="ce1">
            <text:p>6.53519185207315</text:p>
          </table:table-cell>
          <table:table-cell office:value-type="float" office:value="10.1942282402189" table:style-name="ce1">
            <text:p>10.1942282402189</text:p>
          </table:table-cell>
          <table:table-cell office:value-type="float" office:value="7.5492304490846" table:style-name="ce1">
            <text:p>7.5492304490846</text:p>
          </table:table-cell>
          <table:table-cell/>
          <table:table-cell office:value-type="float" office:value="6.47804601983351" table:style-name="ce1">
            <text:p>6.47804601983351</text:p>
          </table:table-cell>
          <table:table-cell office:value-type="float" office:value="8.19853446319849" table:style-name="ce1">
            <text:p>8.19853446319849</text:p>
          </table:table-cell>
          <table:table-cell office:value-type="float" office:value="7.12087080183552" table:style-name="ce1">
            <text:p>7.12087080183552</text:p>
          </table:table-cell>
          <table:table-cell office:value-type="float" office:value="11.0844916945903" table:style-name="ce1">
            <text:p>11.0844916945903</text:p>
          </table:table-cell>
          <table:table-cell office:value-type="float" office:value="10.2926555781822" table:style-name="ce1">
            <text:p>10.2926555781822</text:p>
          </table:table-cell>
        </table:table-row>
        <table:table-row table:style-name="ro1">
          <table:table-cell office:value-type="string" table:style-name="ce1">
            <text:p>Arkadiusz Pyrka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St. Pauli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23-109</text:p>
          </table:table-cell>
          <table:table-cell office:value-type="float" office:value="9.7" table:style-name="ce1">
            <text:p>9.7</text:p>
          </table:table-cell>
          <table:table-cell office:value-type="float" office:value="9.59813310895595" table:style-name="ce1">
            <text:p>9.59813310895595</text:p>
          </table:table-cell>
          <table:table-cell office:value-type="float" office:value="8.33741243010379" table:style-name="ce1">
            <text:p>8.33741243010379</text:p>
          </table:table-cell>
          <table:table-cell office:value-type="float" office:value="7.473560454365" table:style-name="ce1">
            <text:p>7.473560454365</text:p>
          </table:table-cell>
          <table:table-cell office:value-type="float" office:value="7.67865280505872" table:style-name="ce1">
            <text:p>7.67865280505872</text:p>
          </table:table-cell>
          <table:table-cell office:value-type="float" office:value="8.68511627666693" table:style-name="ce1">
            <text:p>8.68511627666693</text:p>
          </table:table-cell>
          <table:table-cell office:value-type="float" office:value="7.48663720451509" table:style-name="ce1">
            <text:p>7.48663720451509</text:p>
          </table:table-cell>
          <table:table-cell office:value-type="float" office:value="11.8820778315368" table:style-name="ce1">
            <text:p>11.8820778315368</text:p>
          </table:table-cell>
          <table:table-cell office:value-type="float" office:value="8.01741472732298" table:style-name="ce1">
            <text:p>8.01741472732298</text:p>
          </table:table-cell>
          <table:table-cell office:value-type="float" office:value="6.52340421424837" table:style-name="ce1">
            <text:p>6.52340421424837</text:p>
          </table:table-cell>
          <table:table-cell office:value-type="float" office:value="8.01521724849086" table:style-name="ce1">
            <text:p>8.01521724849086</text:p>
          </table:table-cell>
          <table:table-cell office:value-type="float" office:value="10.5608755768089" table:style-name="ce1">
            <text:p>10.5608755768089</text:p>
          </table:table-cell>
        </table:table-row>
        <table:table-row table:style-name="ro1">
          <table:table-cell office:value-type="string" table:style-name="ce1">
            <text:p>Jarell Quansah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Leverkuse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2-343</text:p>
          </table:table-cell>
          <table:table-cell office:value-type="float" office:value="9.9" table:style-name="ce1">
            <text:p>9.9</text:p>
          </table:table-cell>
          <table:table-cell office:value-type="float" office:value="7.37094826635048" table:style-name="ce1">
            <text:p>7.37094826635048</text:p>
          </table:table-cell>
          <table:table-cell office:value-type="float" office:value="11.5704149529953" table:style-name="ce1">
            <text:p>11.5704149529953</text:p>
          </table:table-cell>
          <table:table-cell office:value-type="float" office:value="6.99552719625795" table:style-name="ce1">
            <text:p>6.99552719625795</text:p>
          </table:table-cell>
          <table:table-cell office:value-type="float" office:value="10.407168551239" table:style-name="ce1">
            <text:p>10.407168551239</text:p>
          </table:table-cell>
          <table:table-cell office:value-type="float" office:value="11.8025899879872" table:style-name="ce1">
            <text:p>11.8025899879872</text:p>
          </table:table-cell>
          <table:table-cell office:value-type="float" office:value="8.7839719768965" table:style-name="ce1">
            <text:p>8.7839719768965</text:p>
          </table:table-cell>
          <table:table-cell office:value-type="float" office:value="9.50966522211046" table:style-name="ce1">
            <text:p>9.50966522211046</text:p>
          </table:table-cell>
          <table:table-cell office:value-type="float" office:value="9.87477735849317" table:style-name="ce1">
            <text:p>9.87477735849317</text:p>
          </table:table-cell>
          <table:table-cell office:value-type="float" office:value="11.0812825581575" table:style-name="ce1">
            <text:p>11.0812825581575</text:p>
          </table:table-cell>
          <table:table-cell office:value-type="float" office:value="7.88648709439392" table:style-name="ce1">
            <text:p>7.88648709439392</text:p>
          </table:table-cell>
          <table:table-cell office:value-type="float" office:value="13.2470484826115" table:style-name="ce1">
            <text:p>13.2470484826115</text:p>
          </table:table-cell>
        </table:table-row>
        <table:table-row table:style-name="ro1">
          <table:table-cell office:value-type="string" table:style-name="ce1">
            <text:p>Leopold Querfeld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Union Berli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2-018</text:p>
          </table:table-cell>
          <table:table-cell office:value-type="float" office:value="15" table:style-name="ce1">
            <text:p>15</text:p>
          </table:table-cell>
          <table:table-cell office:value-type="float" office:value="8.98700769652391" table:style-name="ce1">
            <text:p>8.98700769652391</text:p>
          </table:table-cell>
          <table:table-cell office:value-type="float" office:value="9.60266184067178" table:style-name="ce1">
            <text:p>9.60266184067178</text:p>
          </table:table-cell>
          <table:table-cell office:value-type="float" office:value="10.7283488346266" table:style-name="ce1">
            <text:p>10.7283488346266</text:p>
          </table:table-cell>
          <table:table-cell office:value-type="float" office:value="11.1809165800566" table:style-name="ce1">
            <text:p>11.1809165800566</text:p>
          </table:table-cell>
          <table:table-cell office:value-type="float" office:value="6.48854987592175" table:style-name="ce1">
            <text:p>6.48854987592175</text:p>
          </table:table-cell>
          <table:table-cell office:value-type="float" office:value="8.7839719768965" table:style-name="ce1">
            <text:p>8.7839719768965</text:p>
          </table:table-cell>
          <table:table-cell office:value-type="float" office:value="6.57663347075439" table:style-name="ce1">
            <text:p>6.57663347075439</text:p>
          </table:table-cell>
          <table:table-cell office:value-type="float" office:value="10.1573753001858" table:style-name="ce1">
            <text:p>10.1573753001858</text:p>
          </table:table-cell>
          <table:table-cell office:value-type="float" office:value="10.4114507907534" table:style-name="ce1">
            <text:p>10.4114507907534</text:p>
          </table:table-cell>
          <table:table-cell office:value-type="float" office:value="14.6036653307023" table:style-name="ce1">
            <text:p>14.6036653307023</text:p>
          </table:table-cell>
          <table:table-cell office:value-type="float" office:value="9.83854933492377" table:style-name="ce1">
            <text:p>9.83854933492377</text:p>
          </table:table-cell>
        </table:table-row>
        <table:table-row table:style-name="ro1">
          <table:table-cell office:value-type="string" table:style-name="ce1">
            <text:p>David Raum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RB Leipzig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7-260</text:p>
          </table:table-cell>
          <table:table-cell office:value-type="float" office:value="14.7" table:style-name="ce1">
            <text:p>14.7</text:p>
          </table:table-cell>
          <table:table-cell office:value-type="float" office:value="16.6059077880289" table:style-name="ce1">
            <text:p>16.6059077880289</text:p>
          </table:table-cell>
          <table:table-cell office:value-type="float" office:value="13.9061364043138" table:style-name="ce1">
            <text:p>13.9061364043138</text:p>
          </table:table-cell>
          <table:table-cell office:value-type="float" office:value="18.0202551364668" table:style-name="ce1">
            <text:p>18.0202551364668</text:p>
          </table:table-cell>
          <table:table-cell office:value-type="float" office:value="16.8173088976764" table:style-name="ce1">
            <text:p>16.8173088976764</text:p>
          </table:table-cell>
          <table:table-cell office:value-type="float" office:value="13.5693616087311" table:style-name="ce1">
            <text:p>13.5693616087311</text:p>
          </table:table-cell>
          <table:table-cell office:value-type="float" office:value="8.4397131979212" table:style-name="ce1">
            <text:p>8.4397131979212</text:p>
          </table:table-cell>
          <table:table-cell office:value-type="float" office:value="12.0984450233917" table:style-name="ce1">
            <text:p>12.0984450233917</text:p>
          </table:table-cell>
          <table:table-cell office:value-type="float" office:value="8.93588294383718" table:style-name="ce1">
            <text:p>8.93588294383718</text:p>
          </table:table-cell>
          <table:table-cell office:value-type="float" office:value="16.5559989950195" table:style-name="ce1">
            <text:p>16.5559989950195</text:p>
          </table:table-cell>
          <table:table-cell office:value-type="float" office:value="12.7410750571283" table:style-name="ce1">
            <text:p>12.7410750571283</text:p>
          </table:table-cell>
          <table:table-cell office:value-type="float" office:value="9.43496283173117" table:style-name="ce1">
            <text:p>9.43496283173117</text:p>
          </table:table-cell>
        </table:table-row>
        <table:table-row table:style-name="ro1">
          <table:table-cell office:value-type="string" table:style-name="ce1">
            <text:p>Julian Ryerson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Dortmund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28-051</text:p>
          </table:table-cell>
          <table:table-cell office:value-type="float" office:value="9.5" table:style-name="ce1">
            <text:p>9.5</text:p>
          </table:table-cell>
          <table:table-cell office:value-type="float" office:value="14.872629996038" table:style-name="ce1">
            <text:p>14.872629996038</text:p>
          </table:table-cell>
          <table:table-cell office:value-type="float" office:value="8.89809178731416" table:style-name="ce1">
            <text:p>8.89809178731416</text:p>
          </table:table-cell>
          <table:table-cell office:value-type="float" office:value="17.3955389747661" table:style-name="ce1">
            <text:p>17.3955389747661</text:p>
          </table:table-cell>
          <table:table-cell office:value-type="float" office:value="10.5488039324891" table:style-name="ce1">
            <text:p>10.5488039324891</text:p>
          </table:table-cell>
          <table:table-cell office:value-type="float" office:value="15.9861358163202" table:style-name="ce1">
            <text:p>15.9861358163202</text:p>
          </table:table-cell>
          <table:table-cell office:value-type="float" office:value="5.54096487936124" table:style-name="ce1">
            <text:p>5.54096487936124</text:p>
          </table:table-cell>
          <table:table-cell office:value-type="float" office:value="16.7172538381739" table:style-name="ce1">
            <text:p>16.7172538381739</text:p>
          </table:table-cell>
          <table:table-cell office:value-type="float" office:value="7.13815602519494" table:style-name="ce1">
            <text:p>7.13815602519494</text:p>
          </table:table-cell>
          <table:table-cell office:value-type="float" office:value="6.81827142389179" table:style-name="ce1">
            <text:p>6.81827142389179</text:p>
          </table:table-cell>
          <table:table-cell office:value-type="float" office:value="6.89158768409122" table:style-name="ce1">
            <text:p>6.89158768409122</text:p>
          </table:table-cell>
          <table:table-cell office:value-type="float" office:value="7.30415618168186" table:style-name="ce1">
            <text:p>7.30415618168186</text:p>
          </table:table-cell>
        </table:table-row>
        <table:table-row table:style-name="ro1">
          <table:table-cell office:value-type="string" table:style-name="ce1">
            <text:p>Joe Scally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Gladbach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3-007</text:p>
          </table:table-cell>
          <table:table-cell office:value-type="float" office:value="12" table:style-name="ce1">
            <text:p>12</text:p>
          </table:table-cell>
          <table:table-cell office:value-type="float" office:value="9.25203101542605" table:style-name="ce1">
            <text:p>9.25203101542605</text:p>
          </table:table-cell>
          <table:table-cell office:value-type="float" office:value="9.10047329834001" table:style-name="ce1">
            <text:p>9.10047329834001</text:p>
          </table:table-cell>
          <table:table-cell office:value-type="float" office:value="12.4054790041618" table:style-name="ce1">
            <text:p>12.4054790041618</text:p>
          </table:table-cell>
          <table:table-cell office:value-type="float" office:value="9.48312302080702" table:style-name="ce1">
            <text:p>9.48312302080702</text:p>
          </table:table-cell>
          <table:table-cell office:value-type="float" office:value="12.892858888148" table:style-name="ce1">
            <text:p>12.892858888148</text:p>
          </table:table-cell>
          <table:table-cell office:value-type="float" office:value="7.97036308098438" table:style-name="ce1">
            <text:p>7.97036308098438</text:p>
          </table:table-cell>
          <table:table-cell office:value-type="float" office:value="13.134697430846" table:style-name="ce1">
            <text:p>13.134697430846</text:p>
          </table:table-cell>
          <table:table-cell office:value-type="float" office:value="10.1573753001858" table:style-name="ce1">
            <text:p>10.1573753001858</text:p>
          </table:table-cell>
          <table:table-cell office:value-type="float" office:value="7.12087080183552" table:style-name="ce1">
            <text:p>7.12087080183552</text:p>
          </table:table-cell>
          <table:table-cell office:value-type="float" office:value="9.74240686979454" table:style-name="ce1">
            <text:p>9.74240686979454</text:p>
          </table:table-cell>
          <table:table-cell office:value-type="float" office:value="10.5943251062961" table:style-name="ce1">
            <text:p>10.5943251062961</text:p>
          </table:table-cell>
        </table:table-row>
        <table:table-row table:style-name="ro1">
          <table:table-cell office:value-type="string" table:style-name="ce1">
            <text:p>Keven Schlotterbeck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Augsburg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8-254</text:p>
          </table:table-cell>
          <table:table-cell office:value-type="float" office:value="9.4" table:style-name="ce1">
            <text:p>9.4</text:p>
          </table:table-cell>
          <table:table-cell office:value-type="float" office:value="8.33226657956714" table:style-name="ce1">
            <text:p>8.33226657956714</text:p>
          </table:table-cell>
          <table:table-cell office:value-type="float" office:value="9.03291371838211" table:style-name="ce1">
            <text:p>9.03291371838211</text:p>
          </table:table-cell>
          <table:table-cell office:value-type="float" office:value="9.85795563823775" table:style-name="ce1">
            <text:p>9.85795563823775</text:p>
          </table:table-cell>
          <table:table-cell office:value-type="float" office:value="10.1231539641579" table:style-name="ce1">
            <text:p>10.1231539641579</text:p>
          </table:table-cell>
          <table:table-cell office:value-type="float" office:value="6.48854987592175" table:style-name="ce1">
            <text:p>6.48854987592175</text:p>
          </table:table-cell>
          <table:table-cell office:value-type="float" office:value="12.1075749402576" table:style-name="ce1">
            <text:p>12.1075749402576</text:p>
          </table:table-cell>
          <table:table-cell office:value-type="float" office:value="7.82649384789863" table:style-name="ce1">
            <text:p>7.82649384789863</text:p>
          </table:table-cell>
          <table:table-cell office:value-type="float" office:value="7.13815602519494" table:style-name="ce1">
            <text:p>7.13815602519494</text:p>
          </table:table-cell>
          <table:table-cell office:value-type="float" office:value="7.12087080183552" table:style-name="ce1">
            <text:p>7.12087080183552</text:p>
          </table:table-cell>
          <table:table-cell office:value-type="float" office:value="9.27091640488417" table:style-name="ce1">
            <text:p>9.27091640488417</text:p>
          </table:table-cell>
          <table:table-cell office:value-type="float" office:value="9.83854933492377" table:style-name="ce1">
            <text:p>9.83854933492377</text:p>
          </table:table-cell>
        </table:table-row>
        <table:table-row table:style-name="ro1">
          <table:table-cell office:value-type="string" table:style-name="ce1">
            <text:p>Nico Schlotterbeck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Dortmund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037</text:p>
          </table:table-cell>
          <table:table-cell office:value-type="float" office:value="11" table:style-name="ce1">
            <text:p>11</text:p>
          </table:table-cell>
          <table:table-cell office:value-type="float" office:value="9.67815720907125" table:style-name="ce1">
            <text:p>9.67815720907125</text:p>
          </table:table-cell>
          <table:table-cell office:value-type="float" office:value="12.5175314839075" table:style-name="ce1">
            <text:p>12.5175314839075</text:p>
          </table:table-cell>
          <table:table-cell office:value-type="float" office:value="10.0325479513522" table:style-name="ce1">
            <text:p>10.0325479513522</text:p>
          </table:table-cell>
          <table:table-cell office:value-type="float" office:value="14.0415283621365" table:style-name="ce1">
            <text:p>14.0415283621365</text:p>
          </table:table-cell>
          <table:table-cell office:value-type="float" office:value="9.0746453364883" table:style-name="ce1">
            <text:p>9.0746453364883</text:p>
          </table:table-cell>
          <table:table-cell office:value-type="float" office:value="10.6142973208684" table:style-name="ce1">
            <text:p>10.6142973208684</text:p>
          </table:table-cell>
          <table:table-cell office:value-type="float" office:value="7.39731477407069" table:style-name="ce1">
            <text:p>7.39731477407069</text:p>
          </table:table-cell>
          <table:table-cell office:value-type="float" office:value="8.74991848811188" table:style-name="ce1">
            <text:p>8.74991848811188</text:p>
          </table:table-cell>
          <table:table-cell office:value-type="float" office:value="10.4114507907534" table:style-name="ce1">
            <text:p>10.4114507907534</text:p>
          </table:table-cell>
          <table:table-cell office:value-type="float" office:value="10.0797759890207" table:style-name="ce1">
            <text:p>10.0797759890207</text:p>
          </table:table-cell>
          <table:table-cell office:value-type="float" office:value="11.0269722323939" table:style-name="ce1">
            <text:p>11.0269722323939</text:p>
          </table:table-cell>
        </table:table-row>
        <table:table-row table:style-name="ro1">
          <table:table-cell office:value-type="string" table:style-name="ce1">
            <text:p>Joël Schmied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Köl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7-106</text:p>
          </table:table-cell>
          <table:table-cell office:value-type="float" office:value="8.8" table:style-name="ce1">
            <text:p>8.8</text:p>
          </table:table-cell>
          <table:table-cell office:value-type="float" office:value="6.11029293965475" table:style-name="ce1">
            <text:p>6.11029293965475</text:p>
          </table:table-cell>
          <table:table-cell office:value-type="float" office:value="7.66055482055179" table:style-name="ce1">
            <text:p>7.66055482055179</text:p>
          </table:table-cell>
          <table:table-cell office:value-type="float" office:value="6.53519185207315" table:style-name="ce1">
            <text:p>6.53519185207315</text:p>
          </table:table-cell>
          <table:table-cell office:value-type="float" office:value="6.96042639887608" table:style-name="ce1">
            <text:p>6.96042639887608</text:p>
          </table:table-cell>
          <table:table-cell office:value-type="float" office:value="7.18583521797256" table:style-name="ce1">
            <text:p>7.18583521797256</text:p>
          </table:table-cell>
          <table:table-cell/>
          <table:table-cell office:value-type="float" office:value="7.2918322774986" table:style-name="ce1">
            <text:p>7.2918322774986</text:p>
          </table:table-cell>
          <table:table-cell office:value-type="float" office:value="7.13815602519494" table:style-name="ce1">
            <text:p>7.13815602519494</text:p>
          </table:table-cell>
          <table:table-cell office:value-type="float" office:value="6.52340421424837" table:style-name="ce1">
            <text:p>6.52340421424837</text:p>
          </table:table-cell>
          <table:table-cell office:value-type="float" office:value="8.27505761127555" table:style-name="ce1">
            <text:p>8.27505761127555</text:p>
          </table:table-cell>
          <table:table-cell office:value-type="float" office:value="10.5608755768089" table:style-name="ce1">
            <text:p>10.5608755768089</text:p>
          </table:table-cell>
        </table:table-row>
        <table:table-row table:style-name="ro1">
          <table:table-cell office:value-type="string" table:style-name="ce1">
            <text:p>Sebastian Sebulonsen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Köl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345</text:p>
          </table:table-cell>
          <table:table-cell office:value-type="float" office:value="13" table:style-name="ce1">
            <text:p>13</text:p>
          </table:table-cell>
          <table:table-cell office:value-type="float" office:value="10.1051592759416" table:style-name="ce1">
            <text:p>10.1051592759416</text:p>
          </table:table-cell>
          <table:table-cell office:value-type="float" office:value="7.64777133505619" table:style-name="ce1">
            <text:p>7.64777133505619</text:p>
          </table:table-cell>
          <table:table-cell office:value-type="float" office:value="12.2440694468112" table:style-name="ce1">
            <text:p>12.2440694468112</text:p>
          </table:table-cell>
          <table:table-cell office:value-type="float" office:value="7.28241501882672" table:style-name="ce1">
            <text:p>7.28241501882672</text:p>
          </table:table-cell>
          <table:table-cell office:value-type="float" office:value="10.2556235559694" table:style-name="ce1">
            <text:p>10.2556235559694</text:p>
          </table:table-cell>
          <table:table-cell office:value-type="float" office:value="7.29957750137027" table:style-name="ce1">
            <text:p>7.29957750137027</text:p>
          </table:table-cell>
          <table:table-cell office:value-type="float" office:value="13.0349044959333" table:style-name="ce1">
            <text:p>13.0349044959333</text:p>
          </table:table-cell>
          <table:table-cell office:value-type="float" office:value="8.4728614613289" table:style-name="ce1">
            <text:p>8.4728614613289</text:p>
          </table:table-cell>
          <table:table-cell office:value-type="float" office:value="9.06098294000705" table:style-name="ce1">
            <text:p>9.06098294000705</text:p>
          </table:table-cell>
          <table:table-cell office:value-type="float" office:value="9.33812876427131" table:style-name="ce1">
            <text:p>9.33812876427131</text:p>
          </table:table-cell>
          <table:table-cell office:value-type="float" office:value="10.6611618922316" table:style-name="ce1">
            <text:p>10.6611618922316</text:p>
          </table:table-cell>
        </table:table-row>
        <table:table-row table:style-name="ro1">
          <table:table-cell office:value-type="string" table:style-name="ce1">
            <text:p>Jenson Seelt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Wolfsburg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2-229</text:p>
          </table:table-cell>
          <table:table-cell office:value-type="float" office:value="7.6" table:style-name="ce1">
            <text:p>7.6</text:p>
          </table:table-cell>
          <table:table-cell office:value-type="float" office:value="5.45685266350819" table:style-name="ce1">
            <text:p>5.45685266350819</text:p>
          </table:table-cell>
          <table:table-cell office:value-type="float" office:value="7.8534379390108" table:style-name="ce1">
            <text:p>7.8534379390108</text:p>
          </table:table-cell>
          <table:table-cell office:value-type="float" office:value="6.23914668158232" table:style-name="ce1">
            <text:p>6.23914668158232</text:p>
          </table:table-cell>
          <table:table-cell office:value-type="float" office:value="6.46267009637732" table:style-name="ce1">
            <text:p>6.46267009637732</text:p>
          </table:table-cell>
          <table:table-cell office:value-type="float" office:value="5.83629167382749" table:style-name="ce1">
            <text:p>5.83629167382749</text:p>
          </table:table-cell>
          <table:table-cell office:value-type="float" office:value="8.7839719768965" table:style-name="ce1">
            <text:p>8.7839719768965</text:p>
          </table:table-cell>
          <table:table-cell office:value-type="float" office:value="5.90720562076422" table:style-name="ce1">
            <text:p>5.90720562076422</text:p>
          </table:table-cell>
          <table:table-cell office:value-type="float" office:value="7.13815602519494" table:style-name="ce1">
            <text:p>7.13815602519494</text:p>
          </table:table-cell>
          <table:table-cell office:value-type="float" office:value="6.52340421424837" table:style-name="ce1">
            <text:p>6.52340421424837</text:p>
          </table:table-cell>
          <table:table-cell office:value-type="float" office:value="10.4837451620057" table:style-name="ce1">
            <text:p>10.4837451620057</text:p>
          </table:table-cell>
          <table:table-cell office:value-type="float" office:value="12.4553267564286" table:style-name="ce1">
            <text:p>12.4553267564286</text:p>
          </table:table-cell>
        </table:table-row>
        <table:table-row table:style-name="ro1">
          <table:table-cell office:value-type="string" table:style-name="ce1">
            <text:p>Tim Siersleben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Heidenheim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304</text:p>
          </table:table-cell>
          <table:table-cell office:value-type="float" office:value="9.2" table:style-name="ce1">
            <text:p>9.2</text:p>
          </table:table-cell>
          <table:table-cell office:value-type="float" office:value="5.82952996619996" table:style-name="ce1">
            <text:p>5.82952996619996</text:p>
          </table:table-cell>
          <table:table-cell office:value-type="float" office:value="8.17927509989739" table:style-name="ce1">
            <text:p>8.17927509989739</text:p>
          </table:table-cell>
          <table:table-cell office:value-type="float" office:value="7.31239117983648" table:style-name="ce1">
            <text:p>7.31239117983648</text:p>
          </table:table-cell>
          <table:table-cell office:value-type="float" office:value="9.48312302080702" table:style-name="ce1">
            <text:p>9.48312302080702</text:p>
          </table:table-cell>
          <table:table-cell office:value-type="float" office:value="7.92106003876894" table:style-name="ce1">
            <text:p>7.92106003876894</text:p>
          </table:table-cell>
          <table:table-cell/>
          <table:table-cell office:value-type="float" office:value="7.82649384789863" table:style-name="ce1">
            <text:p>7.82649384789863</text:p>
          </table:table-cell>
          <table:table-cell office:value-type="float" office:value="9.12267017968556" table:style-name="ce1">
            <text:p>9.12267017968556</text:p>
          </table:table-cell>
          <table:table-cell office:value-type="float" office:value="6.52340421424837" table:style-name="ce1">
            <text:p>6.52340421424837</text:p>
          </table:table-cell>
          <table:table-cell office:value-type="float" office:value="10.7517647907959" table:style-name="ce1">
            <text:p>10.7517647907959</text:p>
          </table:table-cell>
          <table:table-cell office:value-type="float" office:value="8.22499016125833" table:style-name="ce1">
            <text:p>8.22499016125833</text:p>
          </table:table-cell>
        </table:table-row>
        <table:table-row table:style-name="ro1">
          <table:table-cell office:value-type="string" table:style-name="ce1">
            <text:p>Eric Smith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St. Pauli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8-364</text:p>
          </table:table-cell>
          <table:table-cell office:value-type="float" office:value="13.5" table:style-name="ce1">
            <text:p>13.5</text:p>
          </table:table-cell>
          <table:table-cell office:value-type="float" office:value="7.56905550976899" table:style-name="ce1">
            <text:p>7.56905550976899</text:p>
          </table:table-cell>
          <table:table-cell office:value-type="float" office:value="13.3112014096354" table:style-name="ce1">
            <text:p>13.3112014096354</text:p>
          </table:table-cell>
          <table:table-cell office:value-type="float" office:value="6.84000743993004" table:style-name="ce1">
            <text:p>6.84000743993004</text:p>
          </table:table-cell>
          <table:table-cell office:value-type="float" office:value="11.9350574121475" table:style-name="ce1">
            <text:p>11.9350574121475</text:p>
          </table:table-cell>
          <table:table-cell office:value-type="float" office:value="9.46724936980089" table:style-name="ce1">
            <text:p>9.46724936980089</text:p>
          </table:table-cell>
          <table:table-cell office:value-type="float" office:value="13.6018027361078" table:style-name="ce1">
            <text:p>13.6018027361078</text:p>
          </table:table-cell>
          <table:table-cell office:value-type="float" office:value="7.71816802802518" table:style-name="ce1">
            <text:p>7.71816802802518</text:p>
          </table:table-cell>
          <table:table-cell office:value-type="float" office:value="9.12267017968556" table:style-name="ce1">
            <text:p>9.12267017968556</text:p>
          </table:table-cell>
          <table:table-cell office:value-type="float" office:value="10.0737411274544" table:style-name="ce1">
            <text:p>10.0737411274544</text:p>
          </table:table-cell>
          <table:table-cell office:value-type="float" office:value="10.6179245993545" table:style-name="ce1">
            <text:p>10.6179245993545</text:p>
          </table:table-cell>
          <table:table-cell office:value-type="float" office:value="7.47500012487972" table:style-name="ce1">
            <text:p>7.47500012487972</text:p>
          </table:table-cell>
        </table:table-row>
        <table:table-row table:style-name="ro1">
          <table:table-cell office:value-type="string" table:style-name="ce1">
            <text:p>Josip Stanišić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Bayern Munich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280</text:p>
          </table:table-cell>
          <table:table-cell office:value-type="float" office:value="7.9" table:style-name="ce1">
            <text:p>7.9</text:p>
          </table:table-cell>
          <table:table-cell office:value-type="float" office:value="10.7694749431658" table:style-name="ce1">
            <text:p>10.7694749431658</text:p>
          </table:table-cell>
          <table:table-cell office:value-type="float" office:value="10.4599210846948" table:style-name="ce1">
            <text:p>10.4599210846948</text:p>
          </table:table-cell>
          <table:table-cell office:value-type="float" office:value="13.6256243420456" table:style-name="ce1">
            <text:p>13.6256243420456</text:p>
          </table:table-cell>
          <table:table-cell office:value-type="float" office:value="12.530265809971" table:style-name="ce1">
            <text:p>12.530265809971</text:p>
          </table:table-cell>
          <table:table-cell office:value-type="float" office:value="12.892858888148" table:style-name="ce1">
            <text:p>12.892858888148</text:p>
          </table:table-cell>
          <table:table-cell office:value-type="float" office:value="3.56749614099448" table:style-name="ce1">
            <text:p>3.56749614099448</text:p>
          </table:table-cell>
          <table:table-cell office:value-type="float" office:value="12.9341992698757" table:style-name="ce1">
            <text:p>12.9341992698757</text:p>
          </table:table-cell>
          <table:table-cell office:value-type="float" office:value="9.40403892889437" table:style-name="ce1">
            <text:p>9.40403892889437</text:p>
          </table:table-cell>
          <table:table-cell office:value-type="float" office:value="15.0757115688184" table:style-name="ce1">
            <text:p>15.0757115688184</text:p>
          </table:table-cell>
          <table:table-cell office:value-type="float" office:value="6.95171442724314" table:style-name="ce1">
            <text:p>6.95171442724314</text:p>
          </table:table-cell>
          <table:table-cell office:value-type="float" office:value="7.27330778775459" table:style-name="ce1">
            <text:p>7.27330778775459</text:p>
          </table:table-cell>
        </table:table-row>
        <table:table-row table:style-name="ro1">
          <table:table-cell office:value-type="string" table:style-name="ce1">
            <text:p>Yukinari Sugawara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Werder Breme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193</text:p>
          </table:table-cell>
          <table:table-cell office:value-type="float" office:value="13.8" table:style-name="ce1">
            <text:p>13.8</text:p>
          </table:table-cell>
          <table:table-cell office:value-type="float" office:value="10.9277044964825" table:style-name="ce1">
            <text:p>10.9277044964825</text:p>
          </table:table-cell>
          <table:table-cell office:value-type="float" office:value="10.7575304592259" table:style-name="ce1">
            <text:p>10.7575304592259</text:p>
          </table:table-cell>
          <table:table-cell office:value-type="float" office:value="14.1811255355493" table:style-name="ce1">
            <text:p>14.1811255355493</text:p>
          </table:table-cell>
          <table:table-cell office:value-type="float" office:value="13.038603989016" table:style-name="ce1">
            <text:p>13.038603989016</text:p>
          </table:table-cell>
          <table:table-cell office:value-type="float" office:value="14.4934855091197" table:style-name="ce1">
            <text:p>14.4934855091197</text:p>
          </table:table-cell>
          <table:table-cell office:value-type="float" office:value="7.63793357059276" table:style-name="ce1">
            <text:p>7.63793357059276</text:p>
          </table:table-cell>
          <table:table-cell office:value-type="float" office:value="15.8347012801843" table:style-name="ce1">
            <text:p>15.8347012801843</text:p>
          </table:table-cell>
          <table:table-cell office:value-type="float" office:value="11.8216622404672" table:style-name="ce1">
            <text:p>11.8216622404672</text:p>
          </table:table-cell>
          <table:table-cell office:value-type="float" office:value="10.0737411274544" table:style-name="ce1">
            <text:p>10.0737411274544</text:p>
          </table:table-cell>
          <table:table-cell office:value-type="float" office:value="9.74240686979454" table:style-name="ce1">
            <text:p>9.74240686979454</text:p>
          </table:table-cell>
          <table:table-cell office:value-type="float" office:value="6.81903959232541" table:style-name="ce1">
            <text:p>6.81903959232541</text:p>
          </table:table-cell>
        </table:table-row>
        <table:table-row table:style-name="ro1">
          <table:table-cell office:value-type="string" table:style-name="ce1">
            <text:p>Daniel Svensson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Dortmund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23-329</text:p>
          </table:table-cell>
          <table:table-cell office:value-type="float" office:value="12.6" table:style-name="ce1">
            <text:p>12.6</text:p>
          </table:table-cell>
          <table:table-cell office:value-type="float" office:value="9.65147844790753" table:style-name="ce1">
            <text:p>9.65147844790753</text:p>
          </table:table-cell>
          <table:table-cell office:value-type="float" office:value="9.31722307873684" table:style-name="ce1">
            <text:p>9.31722307873684</text:p>
          </table:table-cell>
          <table:table-cell office:value-type="float" office:value="13.7681604968663" table:style-name="ce1">
            <text:p>13.7681604968663</text:p>
          </table:table-cell>
          <table:table-cell office:value-type="float" office:value="8.84704960619953" table:style-name="ce1">
            <text:p>8.84704960619953</text:p>
          </table:table-cell>
          <table:table-cell office:value-type="float" office:value="11.038021047172" table:style-name="ce1">
            <text:p>11.038021047172</text:p>
          </table:table-cell>
          <table:table-cell office:value-type="float" office:value="5.98823711409769" table:style-name="ce1">
            <text:p>5.98823711409769</text:p>
          </table:table-cell>
          <table:table-cell office:value-type="float" office:value="15.770653661709" table:style-name="ce1">
            <text:p>15.770653661709</text:p>
          </table:table-cell>
          <table:table-cell office:value-type="float" office:value="8.56493583568079" table:style-name="ce1">
            <text:p>8.56493583568079</text:p>
          </table:table-cell>
          <table:table-cell office:value-type="float" office:value="11.7375105970489" table:style-name="ce1">
            <text:p>11.7375105970489</text:p>
          </table:table-cell>
          <table:table-cell office:value-type="float" office:value="9.20377215872345" table:style-name="ce1">
            <text:p>9.20377215872345</text:p>
          </table:table-cell>
          <table:table-cell office:value-type="float" office:value="10.460413640001" table:style-name="ce1">
            <text:p>10.460413640001</text:p>
          </table:table-cell>
        </table:table-row>
        <table:table-row table:style-name="ro1">
          <table:table-cell office:value-type="string" table:style-name="ce1">
            <text:p>Jonathan Tah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Bayern Munich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9-330</text:p>
          </table:table-cell>
          <table:table-cell office:value-type="float" office:value="11.7" table:style-name="ce1">
            <text:p>11.7</text:p>
          </table:table-cell>
          <table:table-cell office:value-type="float" office:value="6.95892116481375" table:style-name="ce1">
            <text:p>6.95892116481375</text:p>
          </table:table-cell>
          <table:table-cell office:value-type="float" office:value="15.3483103661321" table:style-name="ce1">
            <text:p>15.3483103661321</text:p>
          </table:table-cell>
          <table:table-cell office:value-type="float" office:value="7.31239117983648" table:style-name="ce1">
            <text:p>7.31239117983648</text:p>
          </table:table-cell>
          <table:table-cell office:value-type="float" office:value="14.314421294857" table:style-name="ce1">
            <text:p>14.314421294857</text:p>
          </table:table-cell>
          <table:table-cell office:value-type="float" office:value="8.68511627666693" table:style-name="ce1">
            <text:p>8.68511627666693</text:p>
          </table:table-cell>
          <table:table-cell office:value-type="float" office:value="8.7839719768965" table:style-name="ce1">
            <text:p>8.7839719768965</text:p>
          </table:table-cell>
          <table:table-cell office:value-type="float" office:value="7.18712885230094" table:style-name="ce1">
            <text:p>7.18712885230094</text:p>
          </table:table-cell>
          <table:table-cell office:value-type="float" office:value="9.49806304735777" table:style-name="ce1">
            <text:p>9.49806304735777</text:p>
          </table:table-cell>
          <table:table-cell office:value-type="float" office:value="10.4114507907534" table:style-name="ce1">
            <text:p>10.4114507907534</text:p>
          </table:table-cell>
          <table:table-cell office:value-type="float" office:value="9.74240686979454" table:style-name="ce1">
            <text:p>9.74240686979454</text:p>
          </table:table-cell>
          <table:table-cell office:value-type="float" office:value="8.47009133539551" table:style-name="ce1">
            <text:p>8.47009133539551</text:p>
          </table:table-cell>
        </table:table-row>
        <table:table-row table:style-name="ro1">
          <table:table-cell office:value-type="string" table:style-name="ce1">
            <text:p>Edmond Tapsoba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Leverkuse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339</text:p>
          </table:table-cell>
          <table:table-cell office:value-type="float" office:value="13.6" table:style-name="ce1">
            <text:p>13.6</text:p>
          </table:table-cell>
          <table:table-cell office:value-type="float" office:value="8.64487982763672" table:style-name="ce1">
            <text:p>8.64487982763672</text:p>
          </table:table-cell>
          <table:table-cell office:value-type="float" office:value="16.5287834556896" table:style-name="ce1">
            <text:p>16.5287834556896</text:p>
          </table:table-cell>
          <table:table-cell office:value-type="float" office:value="11.0728723010001" table:style-name="ce1">
            <text:p>11.0728723010001</text:p>
          </table:table-cell>
          <table:table-cell office:value-type="float" office:value="14.4730796954159" table:style-name="ce1">
            <text:p>14.4730796954159</text:p>
          </table:table-cell>
          <table:table-cell office:value-type="float" office:value="11.8025899879872" table:style-name="ce1">
            <text:p>11.8025899879872</text:p>
          </table:table-cell>
          <table:table-cell office:value-type="float" office:value="10.1295688810127" table:style-name="ce1">
            <text:p>10.1295688810127</text:p>
          </table:table-cell>
          <table:table-cell office:value-type="float" office:value="8.8263365394903" table:style-name="ce1">
            <text:p>8.8263365394903</text:p>
          </table:table-cell>
          <table:table-cell office:value-type="float" office:value="10.5331809305313" table:style-name="ce1">
            <text:p>10.5331809305313</text:p>
          </table:table-cell>
          <table:table-cell office:value-type="float" office:value="16.9654241458506" table:style-name="ce1">
            <text:p>16.9654241458506</text:p>
          </table:table-cell>
          <table:table-cell office:value-type="float" office:value="9.94484627509618" table:style-name="ce1">
            <text:p>9.94484627509618</text:p>
          </table:table-cell>
          <table:table-cell office:value-type="float" office:value="14.4560386106787" table:style-name="ce1">
            <text:p>14.4560386106787</text:p>
          </table:table-cell>
        </table:table-row>
        <table:table-row table:style-name="ro1">
          <table:table-cell office:value-type="string" table:style-name="ce1">
            <text:p>Arthur Theate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Eint Frankfurt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227</text:p>
          </table:table-cell>
          <table:table-cell office:value-type="float" office:value="14" table:style-name="ce1">
            <text:p>14</text:p>
          </table:table-cell>
          <table:table-cell office:value-type="float" office:value="8.35818120772188" table:style-name="ce1">
            <text:p>8.35818120772188</text:p>
          </table:table-cell>
          <table:table-cell office:value-type="float" office:value="15.2712061945634" table:style-name="ce1">
            <text:p>15.2712061945634</text:p>
          </table:table-cell>
          <table:table-cell office:value-type="float" office:value="8.13422259568653" table:style-name="ce1">
            <text:p>8.13422259568653</text:p>
          </table:table-cell>
          <table:table-cell office:value-type="float" office:value="16.926900677465" table:style-name="ce1">
            <text:p>16.926900677465</text:p>
          </table:table-cell>
          <table:table-cell office:value-type="float" office:value="12.1747600798557" table:style-name="ce1">
            <text:p>12.1747600798557</text:p>
          </table:table-cell>
          <table:table-cell office:value-type="float" office:value="7.85461150388441" table:style-name="ce1">
            <text:p>7.85461150388441</text:p>
          </table:table-cell>
          <table:table-cell office:value-type="float" office:value="8.8263365394903" table:style-name="ce1">
            <text:p>8.8263365394903</text:p>
          </table:table-cell>
          <table:table-cell office:value-type="float" office:value="9.02918377211734" table:style-name="ce1">
            <text:p>9.02918377211734</text:p>
          </table:table-cell>
          <table:table-cell office:value-type="float" office:value="11.0812825581575" table:style-name="ce1">
            <text:p>11.0812825581575</text:p>
          </table:table-cell>
          <table:table-cell office:value-type="float" office:value="12.2480309687197" table:style-name="ce1">
            <text:p>12.2480309687197</text:p>
          </table:table-cell>
          <table:table-cell office:value-type="float" office:value="9.78806012718766" table:style-name="ce1">
            <text:p>9.78806012718766</text:p>
          </table:table-cell>
        </table:table-row>
        <table:table-row table:style-name="ro1">
          <table:table-cell office:value-type="string" table:style-name="ce1">
            <text:p>Omar Traoré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Heidenheim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7-337</text:p>
          </table:table-cell>
          <table:table-cell office:value-type="float" office:value="10.1" table:style-name="ce1">
            <text:p>10.1</text:p>
          </table:table-cell>
          <table:table-cell office:value-type="float" office:value="10.4248126119639" table:style-name="ce1">
            <text:p>10.4248126119639</text:p>
          </table:table-cell>
          <table:table-cell office:value-type="float" office:value="8.13990775263599" table:style-name="ce1">
            <text:p>8.13990775263599</text:p>
          </table:table-cell>
          <table:table-cell office:value-type="float" office:value="13.1840578886067" table:style-name="ce1">
            <text:p>13.1840578886067</text:p>
          </table:table-cell>
          <table:table-cell office:value-type="float" office:value="10.4780246585343" table:style-name="ce1">
            <text:p>10.4780246585343</text:p>
          </table:table-cell>
          <table:table-cell office:value-type="float" office:value="9.46724936980089" table:style-name="ce1">
            <text:p>9.46724936980089</text:p>
          </table:table-cell>
          <table:table-cell office:value-type="float" office:value="10.1295688810127" table:style-name="ce1">
            <text:p>10.1295688810127</text:p>
          </table:table-cell>
          <table:table-cell office:value-type="float" office:value="11.4420395204262" table:style-name="ce1">
            <text:p>11.4420395204262</text:p>
          </table:table-cell>
          <table:table-cell office:value-type="float" office:value="8.01741472732298" table:style-name="ce1">
            <text:p>8.01741472732298</text:p>
          </table:table-cell>
          <table:table-cell office:value-type="float" office:value="6.52340421424837" table:style-name="ce1">
            <text:p>6.52340421424837</text:p>
          </table:table-cell>
          <table:table-cell office:value-type="float" office:value="6.59557723112558" table:style-name="ce1">
            <text:p>6.59557723112558</text:p>
          </table:table-cell>
          <table:table-cell office:value-type="float" office:value="5.96377168198331" table:style-name="ce1">
            <text:p>5.96377168198331</text:p>
          </table:table-cell>
        </table:table-row>
        <table:table-row table:style-name="ro1">
          <table:table-cell office:value-type="string" table:style-name="ce1">
            <text:p>Christopher Trimmel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Union Berli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8-317</text:p>
          </table:table-cell>
          <table:table-cell office:value-type="float" office:value="10.6" table:style-name="ce1">
            <text:p>10.6</text:p>
          </table:table-cell>
          <table:table-cell office:value-type="float" office:value="15.1404611136788" table:style-name="ce1">
            <text:p>15.1404611136788</text:p>
          </table:table-cell>
          <table:table-cell office:value-type="float" office:value="7.40678273523413" table:style-name="ce1">
            <text:p>7.40678273523413</text:p>
          </table:table-cell>
          <table:table-cell office:value-type="float" office:value="17.0603050045946" table:style-name="ce1">
            <text:p>17.0603050045946</text:p>
          </table:table-cell>
          <table:table-cell office:value-type="float" office:value="10.052047575011" table:style-name="ce1">
            <text:p>10.052047575011</text:p>
          </table:table-cell>
          <table:table-cell office:value-type="float" office:value="9.46724936980089" table:style-name="ce1">
            <text:p>9.46724936980089</text:p>
          </table:table-cell>
          <table:table-cell office:value-type="float" office:value="3.56749614099448" table:style-name="ce1">
            <text:p>3.56749614099448</text:p>
          </table:table-cell>
          <table:table-cell office:value-type="float" office:value="9.96808154803223" table:style-name="ce1">
            <text:p>9.96808154803223</text:p>
          </table:table-cell>
          <table:table-cell office:value-type="float" office:value="7.13815602519494" table:style-name="ce1">
            <text:p>7.13815602519494</text:p>
          </table:table-cell>
          <table:table-cell office:value-type="float" office:value="5.95887265756934" table:style-name="ce1">
            <text:p>5.95887265756934</text:p>
          </table:table-cell>
          <table:table-cell office:value-type="float" office:value="8.14475810021285" table:style-name="ce1">
            <text:p>8.14475810021285</text:p>
          </table:table-cell>
          <table:table-cell office:value-type="float" office:value="9.50214829653493" table:style-name="ce1">
            <text:p>9.50214829653493</text:p>
          </table:table-cell>
        </table:table-row>
        <table:table-row table:style-name="ro1">
          <table:table-cell office:value-type="string" table:style-name="ce1">
            <text:p>Lukas Ullrich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Gladbach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1-297</text:p>
          </table:table-cell>
          <table:table-cell office:value-type="float" office:value="7.2" table:style-name="ce1">
            <text:p>7.2</text:p>
          </table:table-cell>
          <table:table-cell office:value-type="float" office:value="11.783440091161" table:style-name="ce1">
            <text:p>11.783440091161</text:p>
          </table:table-cell>
          <table:table-cell office:value-type="float" office:value="6.64850696808" table:style-name="ce1">
            <text:p>6.64850696808</text:p>
          </table:table-cell>
          <table:table-cell office:value-type="float" office:value="8.64348467819329" table:style-name="ce1">
            <text:p>8.64348467819329</text:p>
          </table:table-cell>
          <table:table-cell office:value-type="float" office:value="7.28241501882672" table:style-name="ce1">
            <text:p>7.28241501882672</text:p>
          </table:table-cell>
          <table:table-cell office:value-type="float" office:value="10.2556235559694" table:style-name="ce1">
            <text:p>10.2556235559694</text:p>
          </table:table-cell>
          <table:table-cell office:value-type="float" office:value="9.53532702094587" table:style-name="ce1">
            <text:p>9.53532702094587</text:p>
          </table:table-cell>
          <table:table-cell office:value-type="float" office:value="10.6539859767501" table:style-name="ce1">
            <text:p>10.6539859767501</text:p>
          </table:table-cell>
          <table:table-cell office:value-type="float" office:value="7.13815602519494" table:style-name="ce1">
            <text:p>7.13815602519494</text:p>
          </table:table-cell>
          <table:table-cell office:value-type="float" office:value="6.52340421424837" table:style-name="ce1">
            <text:p>6.52340421424837</text:p>
          </table:table-cell>
          <table:table-cell office:value-type="float" office:value="7.38066427023584" table:style-name="ce1">
            <text:p>7.38066427023584</text:p>
          </table:table-cell>
          <table:table-cell office:value-type="float" office:value="6.52563914478319" table:style-name="ce1">
            <text:p>6.52563914478319</text:p>
          </table:table-cell>
        </table:table-row>
        <table:table-row table:style-name="ro1">
          <table:table-cell office:value-type="string" table:style-name="ce1">
            <text:p>Dayot Upamecano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Bayern Munich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7-072</text:p>
          </table:table-cell>
          <table:table-cell office:value-type="float" office:value="10" table:style-name="ce1">
            <text:p>10</text:p>
          </table:table-cell>
          <table:table-cell office:value-type="float" office:value="7.34636649424609" table:style-name="ce1">
            <text:p>7.34636649424609</text:p>
          </table:table-cell>
          <table:table-cell office:value-type="float" office:value="13.7639679282077" table:style-name="ce1">
            <text:p>13.7639679282077</text:p>
          </table:table-cell>
          <table:table-cell office:value-type="float" office:value="7.80089990458989" table:style-name="ce1">
            <text:p>7.80089990458989</text:p>
          </table:table-cell>
          <table:table-cell office:value-type="float" office:value="13.1006185596132" table:style-name="ce1">
            <text:p>13.1006185596132</text:p>
          </table:table-cell>
          <table:table-cell office:value-type="float" office:value="8.68511627666693" table:style-name="ce1">
            <text:p>8.68511627666693</text:p>
          </table:table-cell>
          <table:table-cell office:value-type="float" office:value="6.67076526138046" table:style-name="ce1">
            <text:p>6.67076526138046</text:p>
          </table:table-cell>
          <table:table-cell office:value-type="float" office:value="6.67615894868261" table:style-name="ce1">
            <text:p>6.67615894868261</text:p>
          </table:table-cell>
          <table:table-cell office:value-type="float" office:value="8.93588294383718" table:style-name="ce1">
            <text:p>8.93588294383718</text:p>
          </table:table-cell>
          <table:table-cell office:value-type="float" office:value="12.3733032925819" table:style-name="ce1">
            <text:p>12.3733032925819</text:p>
          </table:table-cell>
          <table:table-cell office:value-type="float" office:value="7.443033779398" table:style-name="ce1">
            <text:p>7.443033779398</text:p>
          </table:table-cell>
          <table:table-cell office:value-type="float" office:value="10.5106649840897" table:style-name="ce1">
            <text:p>10.5106649840897</text:p>
          </table:table-cell>
        </table:table-row>
        <table:table-row table:style-name="ro1">
          <table:table-cell office:value-type="string" table:style-name="ce1">
            <text:p>Josha Vagnoman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Stuttgart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027</text:p>
          </table:table-cell>
          <table:table-cell office:value-type="float" office:value="9.7" table:style-name="ce1">
            <text:p>9.7</text:p>
          </table:table-cell>
          <table:table-cell office:value-type="float" office:value="10.6371753331257" table:style-name="ce1">
            <text:p>10.6371753331257</text:p>
          </table:table-cell>
          <table:table-cell office:value-type="float" office:value="8.02222999568601" table:style-name="ce1">
            <text:p>8.02222999568601</text:p>
          </table:table-cell>
          <table:table-cell office:value-type="float" office:value="9.85795563823775" table:style-name="ce1">
            <text:p>9.85795563823775</text:p>
          </table:table-cell>
          <table:table-cell office:value-type="float" office:value="7.47926637216025" table:style-name="ce1">
            <text:p>7.47926637216025</text:p>
          </table:table-cell>
          <table:table-cell office:value-type="float" office:value="12.1747600798557" table:style-name="ce1">
            <text:p>12.1747600798557</text:p>
          </table:table-cell>
          <table:table-cell office:value-type="float" office:value="10.4665204558361" table:style-name="ce1">
            <text:p>10.4665204558361</text:p>
          </table:table-cell>
          <table:table-cell office:value-type="float" office:value="14.1671633484475" table:style-name="ce1">
            <text:p>14.1671633484475</text:p>
          </table:table-cell>
          <table:table-cell office:value-type="float" office:value="11.8216622404672" table:style-name="ce1">
            <text:p>11.8216622404672</text:p>
          </table:table-cell>
          <table:table-cell office:value-type="float" office:value="11.7375105970489" table:style-name="ce1">
            <text:p>11.7375105970489</text:p>
          </table:table-cell>
          <table:table-cell office:value-type="float" office:value="7.69502232883839" table:style-name="ce1">
            <text:p>7.69502232883839</text:p>
          </table:table-cell>
          <table:table-cell office:value-type="float" office:value="9.3846056921029" table:style-name="ce1">
            <text:p>9.3846056921029</text:p>
          </table:table-cell>
        </table:table-row>
        <table:table-row table:style-name="ro1">
          <table:table-cell office:value-type="string" table:style-name="ce1">
            <text:p>Luka Vušković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Hamburger SV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18-317</text:p>
          </table:table-cell>
          <table:table-cell office:value-type="float" office:value="13" table:style-name="ce1">
            <text:p>13</text:p>
          </table:table-cell>
          <table:table-cell office:value-type="float" office:value="7.10288496765704" table:style-name="ce1">
            <text:p>7.10288496765704</text:p>
          </table:table-cell>
          <table:table-cell office:value-type="float" office:value="12.2415424194306" table:style-name="ce1">
            <text:p>12.2415424194306</text:p>
          </table:table-cell>
          <table:table-cell office:value-type="float" office:value="6.99552719625795" table:style-name="ce1">
            <text:p>6.99552719625795</text:p>
          </table:table-cell>
          <table:table-cell office:value-type="float" office:value="8.84704960619953" table:style-name="ce1">
            <text:p>8.84704960619953</text:p>
          </table:table-cell>
          <table:table-cell office:value-type="float" office:value="6.15643417044447" table:style-name="ce1">
            <text:p>6.15643417044447</text:p>
          </table:table-cell>
          <table:table-cell office:value-type="float" office:value="12.1075749402576" table:style-name="ce1">
            <text:p>12.1075749402576</text:p>
          </table:table-cell>
          <table:table-cell office:value-type="float" office:value="6.57663347075439" table:style-name="ce1">
            <text:p>6.57663347075439</text:p>
          </table:table-cell>
          <table:table-cell office:value-type="float" office:value="8.4728614613289" table:style-name="ce1">
            <text:p>8.4728614613289</text:p>
          </table:table-cell>
          <table:table-cell office:value-type="float" office:value="15.5027558163741" table:style-name="ce1">
            <text:p>15.5027558163741</text:p>
          </table:table-cell>
          <table:table-cell office:value-type="float" office:value="13.7784550093275" table:style-name="ce1">
            <text:p>13.7784550093275</text:p>
          </table:table-cell>
          <table:table-cell office:value-type="float" office:value="4.32107336910856" table:style-name="ce1">
            <text:p>4.32107336910856</text:p>
          </table:table-cell>
        </table:table-row>
        <table:table-row table:style-name="ro1">
          <table:table-cell office:value-type="string" table:style-name="ce1">
            <text:p>Hauke Wahl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St. Pauli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1-267</text:p>
          </table:table-cell>
          <table:table-cell office:value-type="float" office:value="13.5" table:style-name="ce1">
            <text:p>13.5</text:p>
          </table:table-cell>
          <table:table-cell office:value-type="float" office:value="7.37094826635048" table:style-name="ce1">
            <text:p>7.37094826635048</text:p>
          </table:table-cell>
          <table:table-cell office:value-type="float" office:value="12.9811882178093" table:style-name="ce1">
            <text:p>12.9811882178093</text:p>
          </table:table-cell>
          <table:table-cell office:value-type="float" office:value="7.31239117983648" table:style-name="ce1">
            <text:p>7.31239117983648</text:p>
          </table:table-cell>
          <table:table-cell office:value-type="float" office:value="14.3677341032982" table:style-name="ce1">
            <text:p>14.3677341032982</text:p>
          </table:table-cell>
          <table:table-cell office:value-type="float" office:value="9.46724936980089" table:style-name="ce1">
            <text:p>9.46724936980089</text:p>
          </table:table-cell>
          <table:table-cell office:value-type="float" office:value="3.56749614099448" table:style-name="ce1">
            <text:p>3.56749614099448</text:p>
          </table:table-cell>
          <table:table-cell office:value-type="float" office:value="8.26587148169189" table:style-name="ce1">
            <text:p>8.26587148169189</text:p>
          </table:table-cell>
          <table:table-cell office:value-type="float" office:value="8.4728614613289" table:style-name="ce1">
            <text:p>8.4728614613289</text:p>
          </table:table-cell>
          <table:table-cell office:value-type="float" office:value="10.4114507907534" table:style-name="ce1">
            <text:p>10.4114507907534</text:p>
          </table:table-cell>
          <table:table-cell office:value-type="float" office:value="10.2819717910388" table:style-name="ce1">
            <text:p>10.2819717910388</text:p>
          </table:table-cell>
          <table:table-cell office:value-type="float" office:value="10.2590642303905" table:style-name="ce1">
            <text:p>10.2590642303905</text:p>
          </table:table-cell>
        </table:table-row>
        <table:table-row table:style-name="ro1">
          <table:table-cell office:value-type="string" table:style-name="ce1">
            <text:p>Aaron Zehnter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Wolfsburg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1-068</text:p>
          </table:table-cell>
          <table:table-cell office:value-type="float" office:value="11" table:style-name="ce1">
            <text:p>11</text:p>
          </table:table-cell>
          <table:table-cell office:value-type="float" office:value="9.91836307236383" table:style-name="ce1">
            <text:p>9.91836307236383</text:p>
          </table:table-cell>
          <table:table-cell office:value-type="float" office:value="8.87117909667199" table:style-name="ce1">
            <text:p>8.87117909667199</text:p>
          </table:table-cell>
          <table:table-cell office:value-type="float" office:value="9.85795563823775" table:style-name="ce1">
            <text:p>9.85795563823775</text:p>
          </table:table-cell>
          <table:table-cell office:value-type="float" office:value="7.47926637216025" table:style-name="ce1">
            <text:p>7.47926637216025</text:p>
          </table:table-cell>
          <table:table-cell office:value-type="float" office:value="10.2556235559694" table:style-name="ce1">
            <text:p>10.2556235559694</text:p>
          </table:table-cell>
          <table:table-cell office:value-type="float" office:value="12.1075749402576" table:style-name="ce1">
            <text:p>12.1075749402576</text:p>
          </table:table-cell>
          <table:table-cell office:value-type="float" office:value="9.73878692251397" table:style-name="ce1">
            <text:p>9.73878692251397</text:p>
          </table:table-cell>
          <table:table-cell office:value-type="float" office:value="9.5921698477747" table:style-name="ce1">
            <text:p>9.5921698477747</text:p>
          </table:table-cell>
          <table:table-cell office:value-type="float" office:value="13.8368738942657" table:style-name="ce1">
            <text:p>13.8368738942657</text:p>
          </table:table-cell>
          <table:table-cell office:value-type="float" office:value="8.53771799890377" table:style-name="ce1">
            <text:p>8.53771799890377</text:p>
          </table:table-cell>
          <table:table-cell office:value-type="float" office:value="7.04414226286868" table:style-name="ce1">
            <text:p>7.04414226286868</text:p>
          </table:table-cell>
        </table:table-row>
        <table:table-row table:style-name="ro1">
          <table:table-cell office:value-type="string" table:style-name="ce1">
            <text:p>Abner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yo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225</text:p>
          </table:table-cell>
          <table:table-cell office:value-type="float" office:value="9.9" table:style-name="ce1">
            <text:p>9.9</text:p>
          </table:table-cell>
          <table:table-cell office:value-type="float" office:value="11.4068704764142" table:style-name="ce1">
            <text:p>11.4068704764142</text:p>
          </table:table-cell>
          <table:table-cell office:value-type="float" office:value="8.20849836531931" table:style-name="ce1">
            <text:p>8.20849836531931</text:p>
          </table:table-cell>
          <table:table-cell office:value-type="float" office:value="7.34635091471623" table:style-name="ce1">
            <text:p>7.34635091471623</text:p>
          </table:table-cell>
          <table:table-cell office:value-type="float" office:value="10.8534322390502" table:style-name="ce1">
            <text:p>10.8534322390502</text:p>
          </table:table-cell>
          <table:table-cell office:value-type="float" office:value="9.69356579109211" table:style-name="ce1">
            <text:p>9.69356579109211</text:p>
          </table:table-cell>
          <table:table-cell office:value-type="float" office:value="7.91092105839557" table:style-name="ce1">
            <text:p>7.91092105839557</text:p>
          </table:table-cell>
          <table:table-cell office:value-type="float" office:value="11.3562389275194" table:style-name="ce1">
            <text:p>11.3562389275194</text:p>
          </table:table-cell>
          <table:table-cell office:value-type="float" office:value="9.70669604175287" table:style-name="ce1">
            <text:p>9.70669604175287</text:p>
          </table:table-cell>
          <table:table-cell office:value-type="float" office:value="14.8191037123279" table:style-name="ce1">
            <text:p>14.8191037123279</text:p>
          </table:table-cell>
          <table:table-cell office:value-type="float" office:value="6.77428406393648" table:style-name="ce1">
            <text:p>6.77428406393648</text:p>
          </table:table-cell>
          <table:table-cell office:value-type="float" office:value="7.22543817830787" table:style-name="ce1">
            <text:p>7.22543817830787</text:p>
          </table:table-cell>
        </table:table-row>
        <table:table-row table:style-name="ro1">
          <table:table-cell office:value-type="string" table:style-name="ce1">
            <text:p>Nayef Aguerd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Marseill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9-283</text:p>
          </table:table-cell>
          <table:table-cell office:value-type="float" office:value="10.7" table:style-name="ce1">
            <text:p>10.7</text:p>
          </table:table-cell>
          <table:table-cell office:value-type="float" office:value="6.40347797768252" table:style-name="ce1">
            <text:p>6.40347797768252</text:p>
          </table:table-cell>
          <table:table-cell office:value-type="float" office:value="14.7940719896557" table:style-name="ce1">
            <text:p>14.7940719896557</text:p>
          </table:table-cell>
          <table:table-cell office:value-type="float" office:value="6.42395454395276" table:style-name="ce1">
            <text:p>6.42395454395276</text:p>
          </table:table-cell>
          <table:table-cell office:value-type="float" office:value="12.3805637129144" table:style-name="ce1">
            <text:p>12.3805637129144</text:p>
          </table:table-cell>
          <table:table-cell office:value-type="float" office:value="8.53728451025558" table:style-name="ce1">
            <text:p>8.53728451025558</text:p>
          </table:table-cell>
          <table:table-cell office:value-type="float" office:value="3.50677280242436" table:style-name="ce1">
            <text:p>3.50677280242436</text:p>
          </table:table-cell>
          <table:table-cell office:value-type="float" office:value="6.76087232947543" table:style-name="ce1">
            <text:p>6.76087232947543</text:p>
          </table:table-cell>
          <table:table-cell office:value-type="float" office:value="7.79250310575211" table:style-name="ce1">
            <text:p>7.79250310575211</text:p>
          </table:table-cell>
          <table:table-cell office:value-type="float" office:value="10.234234607081" table:style-name="ce1">
            <text:p>10.234234607081</text:p>
          </table:table-cell>
          <table:table-cell office:value-type="float" office:value="8.91534000176565" table:style-name="ce1">
            <text:p>8.91534000176565</text:p>
          </table:table-cell>
          <table:table-cell office:value-type="float" office:value="14.4488552391007" table:style-name="ce1">
            <text:p>14.4488552391007</text:p>
          </table:table-cell>
        </table:table-row>
        <table:table-row table:style-name="ro1">
          <table:table-cell office:value-type="string" table:style-name="ce1">
            <text:p>Ruben Aguilar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ens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2-256</text:p>
          </table:table-cell>
          <table:table-cell office:value-type="float" office:value="13.8" table:style-name="ce1">
            <text:p>13.8</text:p>
          </table:table-cell>
          <table:table-cell office:value-type="float" office:value="12.5076755823412" table:style-name="ce1">
            <text:p>12.5076755823412</text:p>
          </table:table-cell>
          <table:table-cell office:value-type="float" office:value="11.5277746849795" table:style-name="ce1">
            <text:p>11.5277746849795</text:p>
          </table:table-cell>
          <table:table-cell office:value-type="float" office:value="12.3512323306545" table:style-name="ce1">
            <text:p>12.3512323306545</text:p>
          </table:table-cell>
          <table:table-cell office:value-type="float" office:value="12.5067908460364" table:style-name="ce1">
            <text:p>12.5067908460364</text:p>
          </table:table-cell>
          <table:table-cell office:value-type="float" office:value="15.0391736152983" table:style-name="ce1">
            <text:p>15.0391736152983</text:p>
          </table:table-cell>
          <table:table-cell office:value-type="float" office:value="6.92194334909575" table:style-name="ce1">
            <text:p>6.92194334909575</text:p>
          </table:table-cell>
          <table:table-cell office:value-type="float" office:value="17.0332285402368" table:style-name="ce1">
            <text:p>17.0332285402368</text:p>
          </table:table-cell>
          <table:table-cell office:value-type="float" office:value="7.61684512576332" table:style-name="ce1">
            <text:p>7.61684512576332</text:p>
          </table:table-cell>
          <table:table-cell office:value-type="float" office:value="6.99966449031492" table:style-name="ce1">
            <text:p>6.99966449031492</text:p>
          </table:table-cell>
          <table:table-cell office:value-type="float" office:value="9.90820533388839" table:style-name="ce1">
            <text:p>9.90820533388839</text:p>
          </table:table-cell>
          <table:table-cell office:value-type="float" office:value="10.9691457862017" table:style-name="ce1">
            <text:p>10.9691457862017</text:p>
          </table:table-cell>
        </table:table-row>
        <table:table-row table:style-name="ro1">
          <table:table-cell office:value-type="string" table:style-name="ce1">
            <text:p>Abdelhamid Ait Boudlal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Rennes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19-266</text:p>
          </table:table-cell>
          <table:table-cell office:value-type="float" office:value="7.2" table:style-name="ce1">
            <text:p>7.2</text:p>
          </table:table-cell>
          <table:table-cell office:value-type="float" office:value="6.29144781535668" table:style-name="ce1">
            <text:p>6.29144781535668</text:p>
          </table:table-cell>
          <table:table-cell office:value-type="float" office:value="7.36756309830341" table:style-name="ce1">
            <text:p>7.36756309830341</text:p>
          </table:table-cell>
          <table:table-cell office:value-type="float" office:value="8.49636153473468" table:style-name="ce1">
            <text:p>8.49636153473468</text:p>
          </table:table-cell>
          <table:table-cell office:value-type="float" office:value="6.90462586846721" table:style-name="ce1">
            <text:p>6.90462586846721</text:p>
          </table:table-cell>
          <table:table-cell office:value-type="float" office:value="8.92018328820765" table:style-name="ce1">
            <text:p>8.92018328820765</text:p>
          </table:table-cell>
          <table:table-cell office:value-type="float" office:value="6.55722032076122" table:style-name="ce1">
            <text:p>6.55722032076122</text:p>
          </table:table-cell>
          <table:table-cell office:value-type="float" office:value="7.37582991391635" table:style-name="ce1">
            <text:p>7.37582991391635</text:p>
          </table:table-cell>
          <table:table-cell office:value-type="float" office:value="9.52146461145957" table:style-name="ce1">
            <text:p>9.52146461145957</text:p>
          </table:table-cell>
          <table:table-cell office:value-type="float" office:value="15.2388791216273" table:style-name="ce1">
            <text:p>15.2388791216273</text:p>
          </table:table-cell>
          <table:table-cell office:value-type="float" office:value="7.3779040843424" table:style-name="ce1">
            <text:p>7.3779040843424</text:p>
          </table:table-cell>
          <table:table-cell office:value-type="float" office:value="8.29366395678567" table:style-name="ce1">
            <text:p>8.29366395678567</text:p>
          </table:table-cell>
        </table:table-row>
        <table:table-row table:style-name="ro1">
          <table:table-cell office:value-type="string" table:style-name="ce1">
            <text:p>Clément Akpa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Auxerr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4-044</text:p>
          </table:table-cell>
          <table:table-cell office:value-type="float" office:value="13.7" table:style-name="ce1">
            <text:p>13.7</text:p>
          </table:table-cell>
          <table:table-cell office:value-type="float" office:value="7.56316744959298" table:style-name="ce1">
            <text:p>7.56316744959298</text:p>
          </table:table-cell>
          <table:table-cell office:value-type="float" office:value="11.282957260403" table:style-name="ce1">
            <text:p>11.282957260403</text:p>
          </table:table-cell>
          <table:table-cell office:value-type="float" office:value="7.66811862961815" table:style-name="ce1">
            <text:p>7.66811862961815</text:p>
          </table:table-cell>
          <table:table-cell office:value-type="float" office:value="11.2629599079449" table:style-name="ce1">
            <text:p>11.2629599079449</text:p>
          </table:table-cell>
          <table:table-cell office:value-type="float" office:value="7.78623348491756" table:style-name="ce1">
            <text:p>7.78623348491756</text:p>
          </table:table-cell>
          <table:table-cell office:value-type="float" office:value="9.95715068729338" table:style-name="ce1">
            <text:p>9.95715068729338</text:p>
          </table:table-cell>
          <table:table-cell office:value-type="float" office:value="6.76087232947543" table:style-name="ce1">
            <text:p>6.76087232947543</text:p>
          </table:table-cell>
          <table:table-cell office:value-type="float" office:value="7.01665549710652" table:style-name="ce1">
            <text:p>7.01665549710652</text:p>
          </table:table-cell>
          <table:table-cell office:value-type="float" office:value="6.13063130642402" table:style-name="ce1">
            <text:p>6.13063130642402</text:p>
          </table:table-cell>
          <table:table-cell office:value-type="float" office:value="9.90820533388839" table:style-name="ce1">
            <text:p>9.90820533388839</text:p>
          </table:table-cell>
          <table:table-cell office:value-type="float" office:value="10.1174614406812" table:style-name="ce1">
            <text:p>10.1174614406812</text:p>
          </table:table-cell>
        </table:table-row>
        <table:table-row table:style-name="ro1">
          <table:table-cell office:value-type="string" table:style-name="ce1">
            <text:p>Kelvin Amian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Nantes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7-333</text:p>
          </table:table-cell>
          <table:table-cell office:value-type="float" office:value="17" table:style-name="ce1">
            <text:p>17</text:p>
          </table:table-cell>
          <table:table-cell office:value-type="float" office:value="7.12507966240973" table:style-name="ce1">
            <text:p>7.12507966240973</text:p>
          </table:table-cell>
          <table:table-cell office:value-type="float" office:value="11.3863727992473" table:style-name="ce1">
            <text:p>11.3863727992473</text:p>
          </table:table-cell>
          <table:table-cell office:value-type="float" office:value="9.86178117771216" table:style-name="ce1">
            <text:p>9.86178117771216</text:p>
          </table:table-cell>
          <table:table-cell office:value-type="float" office:value="11.7979823019724" table:style-name="ce1">
            <text:p>11.7979823019724</text:p>
          </table:table-cell>
          <table:table-cell office:value-type="float" office:value="9.69356579109211" table:style-name="ce1">
            <text:p>9.69356579109211</text:p>
          </table:table-cell>
          <table:table-cell office:value-type="float" office:value="8.63445756026847" table:style-name="ce1">
            <text:p>8.63445756026847</text:p>
          </table:table-cell>
          <table:table-cell office:value-type="float" office:value="10.2485179464282" table:style-name="ce1">
            <text:p>10.2485179464282</text:p>
          </table:table-cell>
          <table:table-cell office:value-type="float" office:value="7.52966517155601" table:style-name="ce1">
            <text:p>7.52966517155601</text:p>
          </table:table-cell>
          <table:table-cell office:value-type="float" office:value="6.70221574008086" table:style-name="ce1">
            <text:p>6.70221574008086</text:p>
          </table:table-cell>
          <table:table-cell office:value-type="float" office:value="11.8535711802936" table:style-name="ce1">
            <text:p>11.8535711802936</text:p>
          </table:table-cell>
          <table:table-cell office:value-type="float" office:value="12.4389397429" table:style-name="ce1">
            <text:p>12.4389397429</text:p>
          </table:table-cell>
        </table:table-row>
        <table:table-row table:style-name="ro1">
          <table:table-cell office:value-type="string" table:style-name="ce1">
            <text:p>Michael Amir Murillo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Marseill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9-330</text:p>
          </table:table-cell>
          <table:table-cell office:value-type="float" office:value="9.9" table:style-name="ce1">
            <text:p>9.9</text:p>
          </table:table-cell>
          <table:table-cell office:value-type="float" office:value="11.6827457119721" table:style-name="ce1">
            <text:p>11.6827457119721</text:p>
          </table:table-cell>
          <table:table-cell office:value-type="float" office:value="8.74663490582796" table:style-name="ce1">
            <text:p>8.74663490582796</text:p>
          </table:table-cell>
          <table:table-cell office:value-type="float" office:value="8.49636153473468" table:style-name="ce1">
            <text:p>8.49636153473468</text:p>
          </table:table-cell>
          <table:table-cell office:value-type="float" office:value="8.76554334191779" table:style-name="ce1">
            <text:p>8.76554334191779</text:p>
          </table:table-cell>
          <table:table-cell office:value-type="float" office:value="12.673405970903" table:style-name="ce1">
            <text:p>12.673405970903</text:p>
          </table:table-cell>
          <table:table-cell office:value-type="float" office:value="7.22413543072805" table:style-name="ce1">
            <text:p>7.22413543072805</text:p>
          </table:table-cell>
          <table:table-cell office:value-type="float" office:value="14.9593183020533" table:style-name="ce1">
            <text:p>14.9593183020533</text:p>
          </table:table-cell>
          <table:table-cell office:value-type="float" office:value="8.78378280862293" table:style-name="ce1">
            <text:p>8.78378280862293</text:p>
          </table:table-cell>
          <table:table-cell office:value-type="float" office:value="14.8191037123279" table:style-name="ce1">
            <text:p>14.8191037123279</text:p>
          </table:table-cell>
          <table:table-cell office:value-type="float" office:value="7.07267986866598" table:style-name="ce1">
            <text:p>7.07267986866598</text:p>
          </table:table-cell>
          <table:table-cell office:value-type="float" office:value="8.29366395678567" table:style-name="ce1">
            <text:p>8.29366395678567</text:p>
          </table:table-cell>
        </table:table-row>
        <table:table-row table:style-name="ro1">
          <table:table-cell office:value-type="string" table:style-name="ce1">
            <text:p>Carlens Arcus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Angers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9-193</text:p>
          </table:table-cell>
          <table:table-cell office:value-type="float" office:value="15.2" table:style-name="ce1">
            <text:p>15.2</text:p>
          </table:table-cell>
          <table:table-cell office:value-type="float" office:value="7.41574292406666" table:style-name="ce1">
            <text:p>7.41574292406666</text:p>
          </table:table-cell>
          <table:table-cell office:value-type="float" office:value="12.9121078347973" table:style-name="ce1">
            <text:p>12.9121078347973</text:p>
          </table:table-cell>
          <table:table-cell office:value-type="float" office:value="12.0356597540995" table:style-name="ce1">
            <text:p>12.0356597540995</text:p>
          </table:table-cell>
          <table:table-cell office:value-type="float" office:value="9.6711599206369" table:style-name="ce1">
            <text:p>9.6711599206369</text:p>
          </table:table-cell>
          <table:table-cell office:value-type="float" office:value="12.673405970903" table:style-name="ce1">
            <text:p>12.673405970903</text:p>
          </table:table-cell>
          <table:table-cell office:value-type="float" office:value="5.64235813769399" table:style-name="ce1">
            <text:p>5.64235813769399</text:p>
          </table:table-cell>
          <table:table-cell office:value-type="float" office:value="11.137830250866" table:style-name="ce1">
            <text:p>11.137830250866</text:p>
          </table:table-cell>
          <table:table-cell office:value-type="float" office:value="7.61684512576332" table:style-name="ce1">
            <text:p>7.61684512576332</text:p>
          </table:table-cell>
          <table:table-cell office:value-type="float" office:value="6.13063130642402" table:style-name="ce1">
            <text:p>6.13063130642402</text:p>
          </table:table-cell>
          <table:table-cell office:value-type="float" office:value="10.4371939678761" table:style-name="ce1">
            <text:p>10.4371939678761</text:p>
          </table:table-cell>
          <table:table-cell office:value-type="float" office:value="11.7659117388468" table:style-name="ce1">
            <text:p>11.7659117388468</text:p>
          </table:table-cell>
        </table:table-row>
        <table:table-row table:style-name="ro1">
          <table:table-cell office:value-type="string" table:style-name="ce1">
            <text:p>Otavio Ataide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Paris FC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3-261</text:p>
          </table:table-cell>
          <table:table-cell office:value-type="float" office:value="13.4" table:style-name="ce1">
            <text:p>13.4</text:p>
          </table:table-cell>
          <table:table-cell office:value-type="float" office:value="6.5624393812575" table:style-name="ce1">
            <text:p>6.5624393812575</text:p>
          </table:table-cell>
          <table:table-cell office:value-type="float" office:value="13.8067022373304" table:style-name="ce1">
            <text:p>13.8067022373304</text:p>
          </table:table-cell>
          <table:table-cell office:value-type="float" office:value="6.13294844019369" table:style-name="ce1">
            <text:p>6.13294844019369</text:p>
          </table:table-cell>
          <table:table-cell office:value-type="float" office:value="9.25192702612614" table:style-name="ce1">
            <text:p>9.25192702612614</text:p>
          </table:table-cell>
          <table:table-cell office:value-type="float" office:value="7.42073290952572" table:style-name="ce1">
            <text:p>7.42073290952572</text:p>
          </table:table-cell>
          <table:table-cell office:value-type="float" office:value="12.897995698827" table:style-name="ce1">
            <text:p>12.897995698827</text:p>
          </table:table-cell>
          <table:table-cell office:value-type="float" office:value="6.56252220061993" table:style-name="ce1">
            <text:p>6.56252220061993</text:p>
          </table:table-cell>
          <table:table-cell office:value-type="float" office:value="7.01665549710652" table:style-name="ce1">
            <text:p>7.01665549710652</text:p>
          </table:table-cell>
          <table:table-cell office:value-type="float" office:value="6.4123675467718" table:style-name="ce1">
            <text:p>6.4123675467718</text:p>
          </table:table-cell>
          <table:table-cell office:value-type="float" office:value="13.8075800027891" table:style-name="ce1">
            <text:p>13.8075800027891</text:p>
          </table:table-cell>
          <table:table-cell office:value-type="float" office:value="11.0338710615521" table:style-name="ce1">
            <text:p>11.0338710615521</text:p>
          </table:table-cell>
        </table:table-row>
        <table:table-row table:style-name="ro1">
          <table:table-cell office:value-type="string" table:style-name="ce1">
            <text:p>Chidozie Awaziem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Nantes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9-006</text:p>
          </table:table-cell>
          <table:table-cell office:value-type="float" office:value="15.8" table:style-name="ce1">
            <text:p>15.8</text:p>
          </table:table-cell>
          <table:table-cell office:value-type="float" office:value="6.70060301625905" table:style-name="ce1">
            <text:p>6.70060301625905</text:p>
          </table:table-cell>
          <table:table-cell office:value-type="float" office:value="14.2032366066441" table:style-name="ce1">
            <text:p>14.2032366066441</text:p>
          </table:table-cell>
          <table:table-cell office:value-type="float" office:value="7.1879249469882" table:style-name="ce1">
            <text:p>7.1879249469882</text:p>
          </table:table-cell>
          <table:table-cell office:value-type="float" office:value="11.6655887708917" table:style-name="ce1">
            <text:p>11.6655887708917</text:p>
          </table:table-cell>
          <table:table-cell office:value-type="float" office:value="6.71566822443099" table:style-name="ce1">
            <text:p>6.71566822443099</text:p>
          </table:table-cell>
          <table:table-cell office:value-type="float" office:value="9.5720902180418" table:style-name="ce1">
            <text:p>9.5720902180418</text:p>
          </table:table-cell>
          <table:table-cell office:value-type="float" office:value="6.08276599732266" table:style-name="ce1">
            <text:p>6.08276599732266</text:p>
          </table:table-cell>
          <table:table-cell office:value-type="float" office:value="8.69227231767583" table:style-name="ce1">
            <text:p>8.69227231767583</text:p>
          </table:table-cell>
          <table:table-cell office:value-type="float" office:value="10.5646750450027" table:style-name="ce1">
            <text:p>10.5646750450027</text:p>
          </table:table-cell>
          <table:table-cell office:value-type="float" office:value="14.2102913581637" table:style-name="ce1">
            <text:p>14.2102913581637</text:p>
          </table:table-cell>
          <table:table-cell office:value-type="float" office:value="5.88906155763823" table:style-name="ce1">
            <text:p>5.88906155763823</text:p>
          </table:table-cell>
        </table:table-row>
        <table:table-row table:style-name="ro1">
          <table:table-cell office:value-type="string" table:style-name="ce1">
            <text:p>Samson Baidoo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ens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1-282</text:p>
          </table:table-cell>
          <table:table-cell office:value-type="float" office:value="15.5" table:style-name="ce1">
            <text:p>15.5</text:p>
          </table:table-cell>
          <table:table-cell office:value-type="float" office:value="7.19719938773558" table:style-name="ce1">
            <text:p>7.19719938773558</text:p>
          </table:table-cell>
          <table:table-cell office:value-type="float" office:value="12.8539488566455" table:style-name="ce1">
            <text:p>12.8539488566455</text:p>
          </table:table-cell>
          <table:table-cell office:value-type="float" office:value="9.00507779397931" table:style-name="ce1">
            <text:p>9.00507779397931</text:p>
          </table:table-cell>
          <table:table-cell office:value-type="float" office:value="9.88094889288315" table:style-name="ce1">
            <text:p>9.88094889288315</text:p>
          </table:table-cell>
          <table:table-cell office:value-type="float" office:value="5.73695053895383" table:style-name="ce1">
            <text:p>5.73695053895383</text:p>
          </table:table-cell>
          <table:table-cell office:value-type="float" office:value="14.6262629211545" table:style-name="ce1">
            <text:p>14.6262629211545</text:p>
          </table:table-cell>
          <table:table-cell office:value-type="float" office:value="5.89767959657182" table:style-name="ce1">
            <text:p>5.89767959657182</text:p>
          </table:table-cell>
          <table:table-cell office:value-type="float" office:value="9.33639388910487" table:style-name="ce1">
            <text:p>9.33639388910487</text:p>
          </table:table-cell>
          <table:table-cell office:value-type="float" office:value="15.6204268469608" table:style-name="ce1">
            <text:p>15.6204268469608</text:p>
          </table:table-cell>
          <table:table-cell office:value-type="float" office:value="12.3444933349388" table:style-name="ce1">
            <text:p>12.3444933349388</text:p>
          </table:table-cell>
          <table:table-cell office:value-type="float" office:value="10.0844418605115" table:style-name="ce1">
            <text:p>10.0844418605115</text:p>
          </table:table-cell>
        </table:table-row>
        <table:table-row table:style-name="ro1">
          <table:table-cell office:value-type="string" table:style-name="ce1">
            <text:p>Leonardo Balerdi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Marseill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346</text:p>
          </table:table-cell>
          <table:table-cell office:value-type="float" office:value="9.1" table:style-name="ce1">
            <text:p>9.1</text:p>
          </table:table-cell>
          <table:table-cell office:value-type="float" office:value="8.31806217234414" table:style-name="ce1">
            <text:p>8.31806217234414</text:p>
          </table:table-cell>
          <table:table-cell office:value-type="float" office:value="12.033175739951" table:style-name="ce1">
            <text:p>12.033175739951</text:p>
          </table:table-cell>
          <table:table-cell office:value-type="float" office:value="7.99576774299399" table:style-name="ce1">
            <text:p>7.99576774299399</text:p>
          </table:table-cell>
          <table:table-cell office:value-type="float" office:value="9.0429606011963" table:style-name="ce1">
            <text:p>9.0429606011963</text:p>
          </table:table-cell>
          <table:table-cell office:value-type="float" office:value="5.73695053895383" table:style-name="ce1">
            <text:p>5.73695053895383</text:p>
          </table:table-cell>
          <table:table-cell office:value-type="float" office:value="10.8405825235636" table:style-name="ce1">
            <text:p>10.8405825235636</text:p>
          </table:table-cell>
          <table:table-cell office:value-type="float" office:value="5.98972033458021" table:style-name="ce1">
            <text:p>5.98972033458021</text:p>
          </table:table-cell>
          <table:table-cell office:value-type="float" office:value="8.96739068726539" table:style-name="ce1">
            <text:p>8.96739068726539</text:p>
          </table:table-cell>
          <table:table-cell office:value-type="float" office:value="8.57818778252" table:style-name="ce1">
            <text:p>8.57818778252</text:p>
          </table:table-cell>
          <table:table-cell office:value-type="float" office:value="8.91534000176565" table:style-name="ce1">
            <text:p>8.91534000176565</text:p>
          </table:table-cell>
          <table:table-cell office:value-type="float" office:value="7.21021918885309" table:style-name="ce1">
            <text:p>7.21021918885309</text:p>
          </table:table-cell>
        </table:table-row>
        <table:table-row table:style-name="ro1">
          <table:table-cell office:value-type="string" table:style-name="ce1">
            <text:p>Melvin Bard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Nice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25-062</text:p>
          </table:table-cell>
          <table:table-cell office:value-type="float" office:value="16" table:style-name="ce1">
            <text:p>16</text:p>
          </table:table-cell>
          <table:table-cell office:value-type="float" office:value="8.03816441963891" table:style-name="ce1">
            <text:p>8.03816441963891</text:p>
          </table:table-cell>
          <table:table-cell office:value-type="float" office:value="12.0704680337026" table:style-name="ce1">
            <text:p>12.0704680337026</text:p>
          </table:table-cell>
          <table:table-cell office:value-type="float" office:value="10.2045251332649" table:style-name="ce1">
            <text:p>10.2045251332649</text:p>
          </table:table-cell>
          <table:table-cell office:value-type="float" office:value="12.1889250793993" table:style-name="ce1">
            <text:p>12.1889250793993</text:p>
          </table:table-cell>
          <table:table-cell office:value-type="float" office:value="15.0391736152983" table:style-name="ce1">
            <text:p>15.0391736152983</text:p>
          </table:table-cell>
          <table:table-cell office:value-type="float" office:value="10.3808484776035" table:style-name="ce1">
            <text:p>10.3808484776035</text:p>
          </table:table-cell>
          <table:table-cell office:value-type="float" office:value="14.5056300618934" table:style-name="ce1">
            <text:p>14.5056300618934</text:p>
          </table:table-cell>
          <table:table-cell office:value-type="float" office:value="8.69227231767583" table:style-name="ce1">
            <text:p>8.69227231767583</text:p>
          </table:table-cell>
          <table:table-cell office:value-type="float" office:value="10.234234607081" table:style-name="ce1">
            <text:p>10.234234607081</text:p>
          </table:table-cell>
          <table:table-cell office:value-type="float" office:value="11.411809989851" table:style-name="ce1">
            <text:p>11.411809989851</text:p>
          </table:table-cell>
          <table:table-cell office:value-type="float" office:value="6.23137547540921" table:style-name="ce1">
            <text:p>6.23137547540921</text:p>
          </table:table-cell>
        </table:table-row>
        <table:table-row table:style-name="ro1">
          <table:table-cell office:value-type="string" table:style-name="ce1">
            <text:p>Lucas Beraldo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Paris S-G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2-044</text:p>
          </table:table-cell>
          <table:table-cell office:value-type="float" office:value="7.1" table:style-name="ce1">
            <text:p>7.1</text:p>
          </table:table-cell>
          <table:table-cell office:value-type="float" office:value="7.61260039028884" table:style-name="ce1">
            <text:p>7.61260039028884</text:p>
          </table:table-cell>
          <table:table-cell office:value-type="float" office:value="11.8956703401158" table:style-name="ce1">
            <text:p>11.8956703401158</text:p>
          </table:table-cell>
          <table:table-cell office:value-type="float" office:value="6.57272401340968" table:style-name="ce1">
            <text:p>6.57272401340968</text:p>
          </table:table-cell>
          <table:table-cell office:value-type="float" office:value="10.020709461662" table:style-name="ce1">
            <text:p>10.020709461662</text:p>
          </table:table-cell>
          <table:table-cell office:value-type="float" office:value="5.73695053895383" table:style-name="ce1">
            <text:p>5.73695053895383</text:p>
          </table:table-cell>
          <table:table-cell/>
          <table:table-cell office:value-type="float" office:value="5.89767959657182" table:style-name="ce1">
            <text:p>5.89767959657182</text:p>
          </table:table-cell>
          <table:table-cell office:value-type="float" office:value="8.23843373580567" table:style-name="ce1">
            <text:p>8.23843373580567</text:p>
          </table:table-cell>
          <table:table-cell office:value-type="float" office:value="10.234234607081" table:style-name="ce1">
            <text:p>10.234234607081</text:p>
          </table:table-cell>
          <table:table-cell office:value-type="float" office:value="8.0061239197837" table:style-name="ce1">
            <text:p>8.0061239197837</text:p>
          </table:table-cell>
          <table:table-cell office:value-type="float" office:value="6.77626894598755" table:style-name="ce1">
            <text:p>6.77626894598755</text:p>
          </table:table-cell>
        </table:table-row>
        <table:table-row table:style-name="ro1">
          <table:table-cell office:value-type="string" table:style-name="ce1">
            <text:p>Lilian Brassier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Rennes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066</text:p>
          </table:table-cell>
          <table:table-cell office:value-type="float" office:value="11.1" table:style-name="ce1">
            <text:p>11.1</text:p>
          </table:table-cell>
          <table:table-cell office:value-type="float" office:value="7.39130340891579" table:style-name="ce1">
            <text:p>7.39130340891579</text:p>
          </table:table-cell>
          <table:table-cell office:value-type="float" office:value="11.0878472989987" table:style-name="ce1">
            <text:p>11.0878472989987</text:p>
          </table:table-cell>
          <table:table-cell office:value-type="float" office:value="8.49636153473468" table:style-name="ce1">
            <text:p>8.49636153473468</text:p>
          </table:table-cell>
          <table:table-cell office:value-type="float" office:value="12.2531031442085" table:style-name="ce1">
            <text:p>12.2531031442085</text:p>
          </table:table-cell>
          <table:table-cell office:value-type="float" office:value="10.0810597507614" table:style-name="ce1">
            <text:p>10.0810597507614</text:p>
          </table:table-cell>
          <table:table-cell office:value-type="float" office:value="7.57029807926178" table:style-name="ce1">
            <text:p>7.57029807926178</text:p>
          </table:table-cell>
          <table:table-cell office:value-type="float" office:value="8.23448764068868" table:style-name="ce1">
            <text:p>8.23448764068868</text:p>
          </table:table-cell>
          <table:table-cell office:value-type="float" office:value="7.01665549710652" table:style-name="ce1">
            <text:p>7.01665549710652</text:p>
          </table:table-cell>
          <table:table-cell office:value-type="float" office:value="6.4123675467718" table:style-name="ce1">
            <text:p>6.4123675467718</text:p>
          </table:table-cell>
          <table:table-cell office:value-type="float" office:value="8.91534000176565" table:style-name="ce1">
            <text:p>8.91534000176565</text:p>
          </table:table-cell>
          <table:table-cell office:value-type="float" office:value="12.1215401957788" table:style-name="ce1">
            <text:p>12.1215401957788</text:p>
          </table:table-cell>
        </table:table-row>
        <table:table-row table:style-name="ro1">
          <table:table-cell office:value-type="string" table:style-name="ce1">
            <text:p>Ousmane Camara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Angers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2-307</text:p>
          </table:table-cell>
          <table:table-cell office:value-type="float" office:value="14.7" table:style-name="ce1">
            <text:p>14.7</text:p>
          </table:table-cell>
          <table:table-cell office:value-type="float" office:value="5.52447923808742" table:style-name="ce1">
            <text:p>5.52447923808742</text:p>
          </table:table-cell>
          <table:table-cell office:value-type="float" office:value="11.048649483174" table:style-name="ce1">
            <text:p>11.048649483174</text:p>
          </table:table-cell>
          <table:table-cell office:value-type="float" office:value="6.27734166126972" table:style-name="ce1">
            <text:p>6.27734166126972</text:p>
          </table:table-cell>
          <table:table-cell office:value-type="float" office:value="6.17505336820201" table:style-name="ce1">
            <text:p>6.17505336820201</text:p>
          </table:table-cell>
          <table:table-cell office:value-type="float" office:value="5.4345613124215" table:style-name="ce1">
            <text:p>5.4345613124215</text:p>
          </table:table-cell>
          <table:table-cell office:value-type="float" office:value="8.63445756026847" table:style-name="ce1">
            <text:p>8.63445756026847</text:p>
          </table:table-cell>
          <table:table-cell office:value-type="float" office:value="5.71666655689457" table:style-name="ce1">
            <text:p>5.71666655689457</text:p>
          </table:table-cell>
          <table:table-cell office:value-type="float" office:value="7.61684512576332" table:style-name="ce1">
            <text:p>7.61684512576332</text:p>
          </table:table-cell>
          <table:table-cell office:value-type="float" office:value="9.23758137241338" table:style-name="ce1">
            <text:p>9.23758137241338</text:p>
          </table:table-cell>
          <table:table-cell office:value-type="float" office:value="13.490123687521" table:style-name="ce1">
            <text:p>13.490123687521</text:p>
          </table:table-cell>
          <table:table-cell office:value-type="float" office:value="10.741542387962" table:style-name="ce1">
            <text:p>10.741542387962</text:p>
          </table:table-cell>
        </table:table-row>
        <table:table-row table:style-name="ro1">
          <table:table-cell office:value-type="string" table:style-name="ce1">
            <text:p>Igor Carioca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orient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9-139</text:p>
          </table:table-cell>
          <table:table-cell office:value-type="float" office:value="7.5" table:style-name="ce1">
            <text:p>7.5</text:p>
          </table:table-cell>
          <table:table-cell office:value-type="float" office:value="8.47199888910918" table:style-name="ce1">
            <text:p>8.47199888910918</text:p>
          </table:table-cell>
          <table:table-cell office:value-type="float" office:value="7.68167946641294" table:style-name="ce1">
            <text:p>7.68167946641294</text:p>
          </table:table-cell>
          <table:table-cell office:value-type="float" office:value="7.34635091471623" table:style-name="ce1">
            <text:p>7.34635091471623</text:p>
          </table:table-cell>
          <table:table-cell office:value-type="float" office:value="7.35195971050646" table:style-name="ce1">
            <text:p>7.35195971050646</text:p>
          </table:table-cell>
          <table:table-cell office:value-type="float" office:value="11.6016948392555" table:style-name="ce1">
            <text:p>11.6016948392555</text:p>
          </table:table-cell>
          <table:table-cell office:value-type="float" office:value="6.55722032076122" table:style-name="ce1">
            <text:p>6.55722032076122</text:p>
          </table:table-cell>
          <table:table-cell office:value-type="float" office:value="9.57302033659884" table:style-name="ce1">
            <text:p>9.57302033659884</text:p>
          </table:table-cell>
          <table:table-cell office:value-type="float" office:value="8.14854178703241" table:style-name="ce1">
            <text:p>8.14854178703241</text:p>
          </table:table-cell>
          <table:table-cell office:value-type="float" office:value="9.56973764538248" table:style-name="ce1">
            <text:p>9.56973764538248</text:p>
          </table:table-cell>
          <table:table-cell office:value-type="float" office:value="6.71547793390104" table:style-name="ce1">
            <text:p>6.71547793390104</text:p>
          </table:table-cell>
          <table:table-cell office:value-type="float" office:value="5.62506025795076" table:style-name="ce1">
            <text:p>5.62506025795076</text:p>
          </table:table-cell>
        </table:table-row>
        <table:table-row table:style-name="ro1">
          <table:table-cell office:value-type="string" table:style-name="ce1">
            <text:p>Brendan Chardonnet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Brest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1-016</text:p>
          </table:table-cell>
          <table:table-cell office:value-type="float" office:value="14.3" table:style-name="ce1">
            <text:p>14.3</text:p>
          </table:table-cell>
          <table:table-cell office:value-type="float" office:value="7.10112348795997" table:style-name="ce1">
            <text:p>7.10112348795997</text:p>
          </table:table-cell>
          <table:table-cell office:value-type="float" office:value="11.6427387054118" table:style-name="ce1">
            <text:p>11.6427387054118</text:p>
          </table:table-cell>
          <table:table-cell office:value-type="float" office:value="8.66519376791141" table:style-name="ce1">
            <text:p>8.66519376791141</text:p>
          </table:table-cell>
          <table:table-cell office:value-type="float" office:value="9.5313053837666" table:style-name="ce1">
            <text:p>9.5313053837666</text:p>
          </table:table-cell>
          <table:table-cell office:value-type="float" office:value="6.71566822443099" table:style-name="ce1">
            <text:p>6.71566822443099</text:p>
          </table:table-cell>
          <table:table-cell office:value-type="float" office:value="3.50677280242436" table:style-name="ce1">
            <text:p>3.50677280242436</text:p>
          </table:table-cell>
          <table:table-cell office:value-type="float" office:value="6.36778140672996" table:style-name="ce1">
            <text:p>6.36778140672996</text:p>
          </table:table-cell>
          <table:table-cell office:value-type="float" office:value="10.1693958051341" table:style-name="ce1">
            <text:p>10.1693958051341</text:p>
          </table:table-cell>
          <table:table-cell office:value-type="float" office:value="6.99966449031492" table:style-name="ce1">
            <text:p>6.99966449031492</text:p>
          </table:table-cell>
          <table:table-cell office:value-type="float" office:value="12.3444933349388" table:style-name="ce1">
            <text:p>12.3444933349388</text:p>
          </table:table-cell>
          <table:table-cell office:value-type="float" office:value="9.17539814232747" table:style-name="ce1">
            <text:p>9.17539814232747</text:p>
          </table:table-cell>
        </table:table-row>
        <table:table-row table:style-name="ro1">
          <table:table-cell office:value-type="string" table:style-name="ce1">
            <text:p>Samir Chergui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Paris FC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335</text:p>
          </table:table-cell>
          <table:table-cell office:value-type="float" office:value="10.8" table:style-name="ce1">
            <text:p>10.8</text:p>
          </table:table-cell>
          <table:table-cell office:value-type="float" office:value="6.58534583330627" table:style-name="ce1">
            <text:p>6.58534583330627</text:p>
          </table:table-cell>
          <table:table-cell office:value-type="float" office:value="9.72033100035641" table:style-name="ce1">
            <text:p>9.72033100035641</text:p>
          </table:table-cell>
          <table:table-cell office:value-type="float" office:value="6.72358178137804" table:style-name="ce1">
            <text:p>6.72358178137804</text:p>
          </table:table-cell>
          <table:table-cell office:value-type="float" office:value="7.09454214786217" table:style-name="ce1">
            <text:p>7.09454214786217</text:p>
          </table:table-cell>
          <table:table-cell office:value-type="float" office:value="7.063523129156" table:style-name="ce1">
            <text:p>7.063523129156</text:p>
          </table:table-cell>
          <table:table-cell office:value-type="float" office:value="9.95715068729338" table:style-name="ce1">
            <text:p>9.95715068729338</text:p>
          </table:table-cell>
          <table:table-cell office:value-type="float" office:value="9.01093188258896" table:style-name="ce1">
            <text:p>9.01093188258896</text:p>
          </table:table-cell>
          <table:table-cell office:value-type="float" office:value="9.52146461145957" table:style-name="ce1">
            <text:p>9.52146461145957</text:p>
          </table:table-cell>
          <table:table-cell office:value-type="float" office:value="13.863762714636" table:style-name="ce1">
            <text:p>13.863762714636</text:p>
          </table:table-cell>
          <table:table-cell office:value-type="float" office:value="7.9423595229283" table:style-name="ce1">
            <text:p>7.9423595229283</text:p>
          </table:table-cell>
          <table:table-cell office:value-type="float" office:value="10.3811159925228" table:style-name="ce1">
            <text:p>10.3811159925228</text:p>
          </table:table-cell>
        </table:table-row>
        <table:table-row table:style-name="ro1">
          <table:table-cell office:value-type="string" table:style-name="ce1">
            <text:p>Ben Chilwell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Strasbourg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9-017</text:p>
          </table:table-cell>
          <table:table-cell office:value-type="float" office:value="9.6" table:style-name="ce1">
            <text:p>9.6</text:p>
          </table:table-cell>
          <table:table-cell office:value-type="float" office:value="7.31821681899927" table:style-name="ce1">
            <text:p>7.31821681899927</text:p>
          </table:table-cell>
          <table:table-cell office:value-type="float" office:value="9.23870941470214" table:style-name="ce1">
            <text:p>9.23870941470214</text:p>
          </table:table-cell>
          <table:table-cell office:value-type="float" office:value="8.83480754686666" table:style-name="ce1">
            <text:p>8.83480754686666</text:p>
          </table:table-cell>
          <table:table-cell office:value-type="float" office:value="8.08138567305492" table:style-name="ce1">
            <text:p>8.08138567305492</text:p>
          </table:table-cell>
          <table:table-cell office:value-type="float" office:value="8.92018328820765" table:style-name="ce1">
            <text:p>8.92018328820765</text:p>
          </table:table-cell>
          <table:table-cell office:value-type="float" office:value="9.95715068729338" table:style-name="ce1">
            <text:p>9.95715068729338</text:p>
          </table:table-cell>
          <table:table-cell office:value-type="float" office:value="8.23448764068868" table:style-name="ce1">
            <text:p>8.23448764068868</text:p>
          </table:table-cell>
          <table:table-cell office:value-type="float" office:value="7.88094809366642" table:style-name="ce1">
            <text:p>7.88094809366642</text:p>
          </table:table-cell>
          <table:table-cell office:value-type="float" office:value="5.85744503786604" table:style-name="ce1">
            <text:p>5.85744503786604</text:p>
          </table:table-cell>
          <table:table-cell office:value-type="float" office:value="7.62655670327005" table:style-name="ce1">
            <text:p>7.62655670327005</text:p>
          </table:table-cell>
          <table:table-cell office:value-type="float" office:value="8.05304749821597" table:style-name="ce1">
            <text:p>8.05304749821597</text:p>
          </table:table-cell>
        </table:table-row>
        <table:table-row table:style-name="ro1">
          <table:table-cell office:value-type="string" table:style-name="ce1">
            <text:p>Jonathan Clauss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Nice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33-104</text:p>
          </table:table-cell>
          <table:table-cell office:value-type="float" office:value="12.8" table:style-name="ce1">
            <text:p>12.8</text:p>
          </table:table-cell>
          <table:table-cell office:value-type="float" office:value="14.0721512972243" table:style-name="ce1">
            <text:p>14.0721512972243</text:p>
          </table:table-cell>
          <table:table-cell office:value-type="float" office:value="11.2310769044236" table:style-name="ce1">
            <text:p>11.2310769044236</text:p>
          </table:table-cell>
          <table:table-cell office:value-type="float" office:value="16.5800850073864" table:style-name="ce1">
            <text:p>16.5800850073864</text:p>
          </table:table-cell>
          <table:table-cell office:value-type="float" office:value="13.7476441804536" table:style-name="ce1">
            <text:p>13.7476441804536</text:p>
          </table:table-cell>
          <table:table-cell office:value-type="float" office:value="13.3383937515612" table:style-name="ce1">
            <text:p>13.3383937515612</text:p>
          </table:table-cell>
          <table:table-cell office:value-type="float" office:value="12.2461380245943" table:style-name="ce1">
            <text:p>12.2461380245943</text:p>
          </table:table-cell>
          <table:table-cell office:value-type="float" office:value="15.9207037071836" table:style-name="ce1">
            <text:p>15.9207037071836</text:p>
          </table:table-cell>
          <table:table-cell office:value-type="float" office:value="8.41914969379686" table:style-name="ce1">
            <text:p>8.41914969379686</text:p>
          </table:table-cell>
          <table:table-cell office:value-type="float" office:value="11.2173025453083" table:style-name="ce1">
            <text:p>11.2173025453083</text:p>
          </table:table-cell>
          <table:table-cell office:value-type="float" office:value="9.57657866775549" table:style-name="ce1">
            <text:p>9.57657866775549</text:p>
          </table:table-cell>
          <table:table-cell office:value-type="float" office:value="9.96879403899655" table:style-name="ce1">
            <text:p>9.96879403899655</text:p>
          </table:table-cell>
        </table:table-row>
        <table:table-row table:style-name="ro1">
          <table:table-cell office:value-type="string" table:style-name="ce1">
            <text:p>Maxime Colin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Metz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4-053</text:p>
          </table:table-cell>
          <table:table-cell office:value-type="float" office:value="9.9" table:style-name="ce1">
            <text:p>9.9</text:p>
          </table:table-cell>
          <table:table-cell office:value-type="float" office:value="9.04234610689226" table:style-name="ce1">
            <text:p>9.04234610689226</text:p>
          </table:table-cell>
          <table:table-cell office:value-type="float" office:value="9.8676051978708" table:style-name="ce1">
            <text:p>9.8676051978708</text:p>
          </table:table-cell>
          <table:table-cell office:value-type="float" office:value="6.42395454395276" table:style-name="ce1">
            <text:p>6.42395454395276</text:p>
          </table:table-cell>
          <table:table-cell office:value-type="float" office:value="8.08138567305492" table:style-name="ce1">
            <text:p>8.08138567305492</text:p>
          </table:table-cell>
          <table:table-cell office:value-type="float" office:value="9.69356579109211" table:style-name="ce1">
            <text:p>9.69356579109211</text:p>
          </table:table-cell>
          <table:table-cell office:value-type="float" office:value="12.5111170347495" table:style-name="ce1">
            <text:p>12.5111170347495</text:p>
          </table:table-cell>
          <table:table-cell office:value-type="float" office:value="7.80038641985202" table:style-name="ce1">
            <text:p>7.80038641985202</text:p>
          </table:table-cell>
          <table:table-cell office:value-type="float" office:value="7.88094809366642" table:style-name="ce1">
            <text:p>7.88094809366642</text:p>
          </table:table-cell>
          <table:table-cell office:value-type="float" office:value="6.99966449031492" table:style-name="ce1">
            <text:p>6.99966449031492</text:p>
          </table:table-cell>
          <table:table-cell office:value-type="float" office:value="8.32761127005447" table:style-name="ce1">
            <text:p>8.32761127005447</text:p>
          </table:table-cell>
          <table:table-cell office:value-type="float" office:value="8.42291184792357" table:style-name="ce1">
            <text:p>8.42291184792357</text:p>
          </table:table-cell>
        </table:table-row>
        <table:table-row table:style-name="ro1">
          <table:table-cell office:value-type="string" table:style-name="ce1">
            <text:p>Soumaïla Coulibaly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Brest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2-085</text:p>
          </table:table-cell>
          <table:table-cell office:value-type="float" office:value="9" table:style-name="ce1">
            <text:p>9</text:p>
          </table:table-cell>
          <table:table-cell office:value-type="float" office:value="6.98198479799479" table:style-name="ce1">
            <text:p>6.98198479799479</text:p>
          </table:table-cell>
          <table:table-cell office:value-type="float" office:value="9.35896642568624" table:style-name="ce1">
            <text:p>9.35896642568624</text:p>
          </table:table-cell>
          <table:table-cell office:value-type="float" office:value="6.13294844019369" table:style-name="ce1">
            <text:p>6.13294844019369</text:p>
          </table:table-cell>
          <table:table-cell office:value-type="float" office:value="6.84195105591648" table:style-name="ce1">
            <text:p>6.84195105591648</text:p>
          </table:table-cell>
          <table:table-cell office:value-type="float" office:value="6.3781064737784" table:style-name="ce1">
            <text:p>6.3781064737784</text:p>
          </table:table-cell>
          <table:table-cell office:value-type="float" office:value="3.50677280242436" table:style-name="ce1">
            <text:p>3.50677280242436</text:p>
          </table:table-cell>
          <table:table-cell office:value-type="float" office:value="6.08276599732266" table:style-name="ce1">
            <text:p>6.08276599732266</text:p>
          </table:table-cell>
          <table:table-cell office:value-type="float" office:value="8.96739068726539" table:style-name="ce1">
            <text:p>8.96739068726539</text:p>
          </table:table-cell>
          <table:table-cell office:value-type="float" office:value="6.4123675467718" table:style-name="ce1">
            <text:p>6.4123675467718</text:p>
          </table:table-cell>
          <table:table-cell office:value-type="float" office:value="7.9423595229283" table:style-name="ce1">
            <text:p>7.9423595229283</text:p>
          </table:table-cell>
          <table:table-cell office:value-type="float" office:value="13.8340415730104" table:style-name="ce1">
            <text:p>13.8340415730104</text:p>
          </table:table-cell>
        </table:table-row>
        <table:table-row table:style-name="ro1">
          <table:table-cell office:value-type="string" table:style-name="ce1">
            <text:p>Nicolas Cozza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Nantes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364</text:p>
          </table:table-cell>
          <table:table-cell office:value-type="float" office:value="10.3" table:style-name="ce1">
            <text:p>10.3</text:p>
          </table:table-cell>
          <table:table-cell office:value-type="float" office:value="6.70060301625905" table:style-name="ce1">
            <text:p>6.70060301625905</text:p>
          </table:table-cell>
          <table:table-cell office:value-type="float" office:value="7.45491102889909" table:style-name="ce1">
            <text:p>7.45491102889909</text:p>
          </table:table-cell>
          <table:table-cell office:value-type="float" office:value="6.57272401340968" table:style-name="ce1">
            <text:p>6.57272401340968</text:p>
          </table:table-cell>
          <table:table-cell office:value-type="float" office:value="7.48235546342793" table:style-name="ce1">
            <text:p>7.48235546342793</text:p>
          </table:table-cell>
          <table:table-cell office:value-type="float" office:value="8.92018328820765" table:style-name="ce1">
            <text:p>8.92018328820765</text:p>
          </table:table-cell>
          <table:table-cell office:value-type="float" office:value="8.20563486200883" table:style-name="ce1">
            <text:p>8.20563486200883</text:p>
          </table:table-cell>
          <table:table-cell office:value-type="float" office:value="8.45448870630634" table:style-name="ce1">
            <text:p>8.45448870630634</text:p>
          </table:table-cell>
          <table:table-cell office:value-type="float" office:value="7.01665549710652" table:style-name="ce1">
            <text:p>7.01665549710652</text:p>
          </table:table-cell>
          <table:table-cell office:value-type="float" office:value="6.70221574008086" table:style-name="ce1">
            <text:p>6.70221574008086</text:p>
          </table:table-cell>
          <table:table-cell office:value-type="float" office:value="7.87878801872931" table:style-name="ce1">
            <text:p>7.87878801872931</text:p>
          </table:table-cell>
          <table:table-cell office:value-type="float" office:value="5.33269939153061" table:style-name="ce1">
            <text:p>5.33269939153061</text:p>
          </table:table-cell>
        </table:table-row>
        <table:table-row table:style-name="ro1">
          <table:table-cell office:value-type="string" table:style-name="ce1">
            <text:p>Charlie Cresswell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Toulous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3-143</text:p>
          </table:table-cell>
          <table:table-cell office:value-type="float" office:value="17" table:style-name="ce1">
            <text:p>17</text:p>
          </table:table-cell>
          <table:table-cell office:value-type="float" office:value="7.56316744959298" table:style-name="ce1">
            <text:p>7.56316744959298</text:p>
          </table:table-cell>
          <table:table-cell office:value-type="float" office:value="12.328871691765" table:style-name="ce1">
            <text:p>12.328871691765</text:p>
          </table:table-cell>
          <table:table-cell office:value-type="float" office:value="9.69016064865073" table:style-name="ce1">
            <text:p>9.69016064865073</text:p>
          </table:table-cell>
          <table:table-cell office:value-type="float" office:value="9.81103011641377" table:style-name="ce1">
            <text:p>9.81103011641377</text:p>
          </table:table-cell>
          <table:table-cell office:value-type="float" office:value="6.71566822443099" table:style-name="ce1">
            <text:p>6.71566822443099</text:p>
          </table:table-cell>
          <table:table-cell/>
          <table:table-cell office:value-type="float" office:value="6.66125620201433" table:style-name="ce1">
            <text:p>6.66125620201433</text:p>
          </table:table-cell>
          <table:table-cell office:value-type="float" office:value="10.7209943489436" table:style-name="ce1">
            <text:p>10.7209943489436</text:p>
          </table:table-cell>
          <table:table-cell office:value-type="float" office:value="17.5859505627134" table:style-name="ce1">
            <text:p>17.5859505627134</text:p>
          </table:table-cell>
          <table:table-cell office:value-type="float" office:value="14.1118603086096" table:style-name="ce1">
            <text:p>14.1118603086096</text:p>
          </table:table-cell>
          <table:table-cell office:value-type="float" office:value="6.70297083330711" table:style-name="ce1">
            <text:p>6.70297083330711</text:p>
          </table:table-cell>
        </table:table-row>
        <table:table-row table:style-name="ro1">
          <table:table-cell office:value-type="string" table:style-name="ce1">
            <text:p>Thibault De Smet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Paris FC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7-216</text:p>
          </table:table-cell>
          <table:table-cell office:value-type="float" office:value="10.5" table:style-name="ce1">
            <text:p>10.5</text:p>
          </table:table-cell>
          <table:table-cell office:value-type="float" office:value="7.34254001318691" table:style-name="ce1">
            <text:p>7.34254001318691</text:p>
          </table:table-cell>
          <table:table-cell office:value-type="float" office:value="9.90775819560733" table:style-name="ce1">
            <text:p>9.90775819560733</text:p>
          </table:table-cell>
          <table:table-cell office:value-type="float" office:value="8.66519376791141" table:style-name="ce1">
            <text:p>8.66519376791141</text:p>
          </table:table-cell>
          <table:table-cell office:value-type="float" office:value="8.90405106520934" table:style-name="ce1">
            <text:p>8.90405106520934</text:p>
          </table:table-cell>
          <table:table-cell office:value-type="float" office:value="10.4670792561331" table:style-name="ce1">
            <text:p>10.4670792561331</text:p>
          </table:table-cell>
          <table:table-cell office:value-type="float" office:value="8.63445756026847" table:style-name="ce1">
            <text:p>8.63445756026847</text:p>
          </table:table-cell>
          <table:table-cell office:value-type="float" office:value="10.5843432834894" table:style-name="ce1">
            <text:p>10.5843432834894</text:p>
          </table:table-cell>
          <table:table-cell office:value-type="float" office:value="7.01665549710652" table:style-name="ce1">
            <text:p>7.01665549710652</text:p>
          </table:table-cell>
          <table:table-cell office:value-type="float" office:value="6.4123675467718" table:style-name="ce1">
            <text:p>6.4123675467718</text:p>
          </table:table-cell>
          <table:table-cell office:value-type="float" office:value="7.81541576044116" table:style-name="ce1">
            <text:p>7.81541576044116</text:p>
          </table:table-cell>
          <table:table-cell office:value-type="float" office:value="7.45561930147813" table:style-name="ce1">
            <text:p>7.45561930147813</text:p>
          </table:table-cell>
        </table:table-row>
        <table:table-row table:style-name="ro1">
          <table:table-cell office:value-type="string" table:style-name="ce1">
            <text:p>Junior Diaz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Brest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2-168</text:p>
          </table:table-cell>
          <table:table-cell office:value-type="float" office:value="7.2" table:style-name="ce1">
            <text:p>7.2</text:p>
          </table:table-cell>
          <table:table-cell office:value-type="float" office:value="6.26919613265993" table:style-name="ce1">
            <text:p>6.26919613265993</text:p>
          </table:table-cell>
          <table:table-cell office:value-type="float" office:value="6.72332231444287" table:style-name="ce1">
            <text:p>6.72332231444287</text:p>
          </table:table-cell>
          <table:table-cell office:value-type="float" office:value="6.13294844019369" table:style-name="ce1">
            <text:p>6.13294844019369</text:p>
          </table:table-cell>
          <table:table-cell office:value-type="float" office:value="6.35266720111983" table:style-name="ce1">
            <text:p>6.35266720111983</text:p>
          </table:table-cell>
          <table:table-cell office:value-type="float" office:value="7.063523129156" table:style-name="ce1">
            <text:p>7.063523129156</text:p>
          </table:table-cell>
          <table:table-cell office:value-type="float" office:value="14.6262629211545" table:style-name="ce1">
            <text:p>14.6262629211545</text:p>
          </table:table-cell>
          <table:table-cell office:value-type="float" office:value="6.46469077337985" table:style-name="ce1">
            <text:p>6.46469077337985</text:p>
          </table:table-cell>
          <table:table-cell office:value-type="float" office:value="7.01665549710652" table:style-name="ce1">
            <text:p>7.01665549710652</text:p>
          </table:table-cell>
          <table:table-cell office:value-type="float" office:value="6.13063130642402" table:style-name="ce1">
            <text:p>6.13063130642402</text:p>
          </table:table-cell>
          <table:table-cell office:value-type="float" office:value="7.87878801872931" table:style-name="ce1">
            <text:p>7.87878801872931</text:p>
          </table:table-cell>
          <table:table-cell office:value-type="float" office:value="9.62145484842702" table:style-name="ce1">
            <text:p>9.62145484842702</text:p>
          </table:table-cell>
        </table:table-row>
        <table:table-row table:style-name="ro1">
          <table:table-cell office:value-type="string" table:style-name="ce1">
            <text:p>Guela Doué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Strasbourg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3-082</text:p>
          </table:table-cell>
          <table:table-cell office:value-type="float" office:value="11.1" table:style-name="ce1">
            <text:p>11.1</text:p>
          </table:table-cell>
          <table:table-cell office:value-type="float" office:value="8.31806217234414" table:style-name="ce1">
            <text:p>8.31806217234414</text:p>
          </table:table-cell>
          <table:table-cell office:value-type="float" office:value="11.4893051598207" table:style-name="ce1">
            <text:p>11.4893051598207</text:p>
          </table:table-cell>
          <table:table-cell office:value-type="float" office:value="14.6839917334425" table:style-name="ce1">
            <text:p>14.6839917334425</text:p>
          </table:table-cell>
          <table:table-cell office:value-type="float" office:value="13.0583856176332" table:style-name="ce1">
            <text:p>13.0583856176332</text:p>
          </table:table-cell>
          <table:table-cell office:value-type="float" office:value="10.4670792561331" table:style-name="ce1">
            <text:p>10.4670792561331</text:p>
          </table:table-cell>
          <table:table-cell office:value-type="float" office:value="7.50792619066778" table:style-name="ce1">
            <text:p>7.50792619066778</text:p>
          </table:table-cell>
          <table:table-cell office:value-type="float" office:value="10.4726415345926" table:style-name="ce1">
            <text:p>10.4726415345926</text:p>
          </table:table-cell>
          <table:table-cell office:value-type="float" office:value="8.60098370533551" table:style-name="ce1">
            <text:p>8.60098370533551</text:p>
          </table:table-cell>
          <table:table-cell office:value-type="float" office:value="12.1626938748358" table:style-name="ce1">
            <text:p>12.1626938748358</text:p>
          </table:table-cell>
          <table:table-cell office:value-type="float" office:value="9.17918189168797" table:style-name="ce1">
            <text:p>9.17918189168797</text:p>
          </table:table-cell>
          <table:table-cell office:value-type="float" office:value="9.96879403899655" table:style-name="ce1">
            <text:p>9.96879403899655</text:p>
          </table:table-cell>
        </table:table-row>
        <table:table-row table:style-name="ro1">
          <table:table-cell office:value-type="string" table:style-name="ce1">
            <text:p>Ismaël Doukouré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Strasbourg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22-167</text:p>
          </table:table-cell>
          <table:table-cell office:value-type="float" office:value="11.2" table:style-name="ce1">
            <text:p>11.2</text:p>
          </table:table-cell>
          <table:table-cell office:value-type="float" office:value="7.81171125221176" table:style-name="ce1">
            <text:p>7.81171125221176</text:p>
          </table:table-cell>
          <table:table-cell office:value-type="float" office:value="12.1200478000331" table:style-name="ce1">
            <text:p>12.1200478000331</text:p>
          </table:table-cell>
          <table:table-cell office:value-type="float" office:value="9.17587745473378" table:style-name="ce1">
            <text:p>9.17587745473378</text:p>
          </table:table-cell>
          <table:table-cell office:value-type="float" office:value="9.46140617347761" table:style-name="ce1">
            <text:p>9.46140617347761</text:p>
          </table:table-cell>
          <table:table-cell office:value-type="float" office:value="6.71566822443099" table:style-name="ce1">
            <text:p>6.71566822443099</text:p>
          </table:table-cell>
          <table:table-cell office:value-type="float" office:value="12.897995698827" table:style-name="ce1">
            <text:p>12.897995698827</text:p>
          </table:table-cell>
          <table:table-cell office:value-type="float" office:value="6.76087232947543" table:style-name="ce1">
            <text:p>6.76087232947543</text:p>
          </table:table-cell>
          <table:table-cell office:value-type="float" office:value="8.60098370533551" table:style-name="ce1">
            <text:p>8.60098370533551</text:p>
          </table:table-cell>
          <table:table-cell office:value-type="float" office:value="6.99966449031492" table:style-name="ce1">
            <text:p>6.99966449031492</text:p>
          </table:table-cell>
          <table:table-cell office:value-type="float" office:value="7.25503594223183" table:style-name="ce1">
            <text:p>7.25503594223183</text:p>
          </table:table-cell>
          <table:table-cell office:value-type="float" office:value="7.61095528440128" table:style-name="ce1">
            <text:p>7.61095528440128</text:p>
          </table:table-cell>
        </table:table-row>
        <table:table-row table:style-name="ro1">
          <table:table-cell office:value-type="string" table:style-name="ce1">
            <text:p>Jacques Ekomie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Angers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2-141</text:p>
          </table:table-cell>
          <table:table-cell office:value-type="float" office:value="12.3" table:style-name="ce1">
            <text:p>12.3</text:p>
          </table:table-cell>
          <table:table-cell office:value-type="float" office:value="8.31806217234414" table:style-name="ce1">
            <text:p>8.31806217234414</text:p>
          </table:table-cell>
          <table:table-cell office:value-type="float" office:value="8.61454710547394" table:style-name="ce1">
            <text:p>8.61454710547394</text:p>
          </table:table-cell>
          <table:table-cell office:value-type="float" office:value="8.66519376791141" table:style-name="ce1">
            <text:p>8.66519376791141</text:p>
          </table:table-cell>
          <table:table-cell office:value-type="float" office:value="7.94668514731321" table:style-name="ce1">
            <text:p>7.94668514731321</text:p>
          </table:table-cell>
          <table:table-cell office:value-type="float" office:value="12.673405970903" table:style-name="ce1">
            <text:p>12.673405970903</text:p>
          </table:table-cell>
          <table:table-cell office:value-type="float" office:value="6.83858553011832" table:style-name="ce1">
            <text:p>6.83858553011832</text:p>
          </table:table-cell>
          <table:table-cell office:value-type="float" office:value="12.3095393725211" table:style-name="ce1">
            <text:p>12.3095393725211</text:p>
          </table:table-cell>
          <table:table-cell office:value-type="float" office:value="9.15164819295978" table:style-name="ce1">
            <text:p>9.15164819295978</text:p>
          </table:table-cell>
          <table:table-cell office:value-type="float" office:value="7.93144122964731" table:style-name="ce1">
            <text:p>7.93144122964731</text:p>
          </table:table-cell>
          <table:table-cell office:value-type="float" office:value="11.0257578734702" table:style-name="ce1">
            <text:p>11.0257578734702</text:p>
          </table:table-cell>
          <table:table-cell office:value-type="float" office:value="13.1902314777036" table:style-name="ce1">
            <text:p>13.1902314777036</text:p>
          </table:table-cell>
        </table:table-row>
        <table:table-row table:style-name="ro1">
          <table:table-cell office:value-type="string" table:style-name="ce1">
            <text:p>Przemysław Frankowski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Rennes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0-270</text:p>
          </table:table-cell>
          <table:table-cell office:value-type="float" office:value="10" table:style-name="ce1">
            <text:p>10</text:p>
          </table:table-cell>
          <table:table-cell office:value-type="float" office:value="13.6449235724" table:style-name="ce1">
            <text:p>13.6449235724</text:p>
          </table:table-cell>
          <table:table-cell office:value-type="float" office:value="9.15863204760941" table:style-name="ce1">
            <text:p>9.15863204760941</text:p>
          </table:table-cell>
          <table:table-cell office:value-type="float" office:value="15.7194264002861" table:style-name="ce1">
            <text:p>15.7194264002861</text:p>
          </table:table-cell>
          <table:table-cell office:value-type="float" office:value="9.25192702612614" table:style-name="ce1">
            <text:p>9.25192702612614</text:p>
          </table:table-cell>
          <table:table-cell office:value-type="float" office:value="12.673405970903" table:style-name="ce1">
            <text:p>12.673405970903</text:p>
          </table:table-cell>
          <table:table-cell office:value-type="float" office:value="9.5720902180418" table:style-name="ce1">
            <text:p>9.5720902180418</text:p>
          </table:table-cell>
          <table:table-cell office:value-type="float" office:value="14.5840267981498" table:style-name="ce1">
            <text:p>14.5840267981498</text:p>
          </table:table-cell>
          <table:table-cell office:value-type="float" office:value="8.78378280862293" table:style-name="ce1">
            <text:p>8.78378280862293</text:p>
          </table:table-cell>
          <table:table-cell office:value-type="float" office:value="10.5646750450027" table:style-name="ce1">
            <text:p>10.5646750450027</text:p>
          </table:table-cell>
          <table:table-cell office:value-type="float" office:value="8.26298052142523" table:style-name="ce1">
            <text:p>8.26298052142523</text:p>
          </table:table-cell>
          <table:table-cell office:value-type="float" office:value="7.92573628172129" table:style-name="ce1">
            <text:p>7.92573628172129</text:p>
          </table:table-cell>
        </table:table-row>
        <table:table-row table:style-name="ro1">
          <table:table-cell office:value-type="string" table:style-name="ce1">
            <text:p>Jean-Philippe Gbamin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Metz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0-104</text:p>
          </table:table-cell>
          <table:table-cell office:value-type="float" office:value="15.2" table:style-name="ce1">
            <text:p>15.2</text:p>
          </table:table-cell>
          <table:table-cell office:value-type="float" office:value="6.93463475212933" table:style-name="ce1">
            <text:p>6.93463475212933</text:p>
          </table:table-cell>
          <table:table-cell office:value-type="float" office:value="14.934209827804" table:style-name="ce1">
            <text:p>14.934209827804</text:p>
          </table:table-cell>
          <table:table-cell office:value-type="float" office:value="9.69016064865073" table:style-name="ce1">
            <text:p>9.69016064865073</text:p>
          </table:table-cell>
          <table:table-cell office:value-type="float" office:value="10.2996753026444" table:style-name="ce1">
            <text:p>10.2996753026444</text:p>
          </table:table-cell>
          <table:table-cell office:value-type="float" office:value="8.92018328820765" table:style-name="ce1">
            <text:p>8.92018328820765</text:p>
          </table:table-cell>
          <table:table-cell office:value-type="float" office:value="12.3431142316725" table:style-name="ce1">
            <text:p>12.3431142316725</text:p>
          </table:table-cell>
          <table:table-cell office:value-type="float" office:value="6.66125620201433" table:style-name="ce1">
            <text:p>6.66125620201433</text:p>
          </table:table-cell>
          <table:table-cell office:value-type="float" office:value="8.14854178703241" table:style-name="ce1">
            <text:p>8.14854178703241</text:p>
          </table:table-cell>
          <table:table-cell office:value-type="float" office:value="13.0499423063222" table:style-name="ce1">
            <text:p>13.0499423063222</text:p>
          </table:table-cell>
          <table:table-cell office:value-type="float" office:value="11.411809989851" table:style-name="ce1">
            <text:p>11.411809989851</text:p>
          </table:table-cell>
          <table:table-cell office:value-type="float" office:value="9.40649251458687" table:style-name="ce1">
            <text:p>9.40649251458687</text:p>
          </table:table-cell>
        </table:table-row>
        <table:table-row table:style-name="ro1">
          <table:table-cell office:value-type="string" table:style-name="ce1">
            <text:p>Jonathan Gradit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ens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3-044</text:p>
          </table:table-cell>
          <table:table-cell office:value-type="float" office:value="9" table:style-name="ce1">
            <text:p>9</text:p>
          </table:table-cell>
          <table:table-cell office:value-type="float" office:value="7.53850472395533" table:style-name="ce1">
            <text:p>7.53850472395533</text:p>
          </table:table-cell>
          <table:table-cell office:value-type="float" office:value="9.21200770186711" table:style-name="ce1">
            <text:p>9.21200770186711</text:p>
          </table:table-cell>
          <table:table-cell office:value-type="float" office:value="6.42395454395276" table:style-name="ce1">
            <text:p>6.42395454395276</text:p>
          </table:table-cell>
          <table:table-cell office:value-type="float" office:value="9.60122625622898" table:style-name="ce1">
            <text:p>9.60122625622898</text:p>
          </table:table-cell>
          <table:table-cell office:value-type="float" office:value="6.05164380158584" table:style-name="ce1">
            <text:p>6.05164380158584</text:p>
          </table:table-cell>
          <table:table-cell office:value-type="float" office:value="8.63445756026847" table:style-name="ce1">
            <text:p>8.63445756026847</text:p>
          </table:table-cell>
          <table:table-cell office:value-type="float" office:value="6.08276599732266" table:style-name="ce1">
            <text:p>6.08276599732266</text:p>
          </table:table-cell>
          <table:table-cell office:value-type="float" office:value="7.01665549710652" table:style-name="ce1">
            <text:p>7.01665549710652</text:p>
          </table:table-cell>
          <table:table-cell office:value-type="float" office:value="6.13063130642402" table:style-name="ce1">
            <text:p>6.13063130642402</text:p>
          </table:table-cell>
          <table:table-cell office:value-type="float" office:value="9.70923938814047" table:style-name="ce1">
            <text:p>9.70923938814047</text:p>
          </table:table-cell>
          <table:table-cell office:value-type="float" office:value="10.2164457802159" table:style-name="ce1">
            <text:p>10.2164457802159</text:p>
          </table:table-cell>
        </table:table-row>
        <table:table-row table:style-name="ro1">
          <table:table-cell office:value-type="string" table:style-name="ce1">
            <text:p>Achraf Hakimi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Paris S-G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7-064</text:p>
          </table:table-cell>
          <table:table-cell office:value-type="float" office:value="7.3" table:style-name="ce1">
            <text:p>7.3</text:p>
          </table:table-cell>
          <table:table-cell office:value-type="float" office:value="14.2088531283447" table:style-name="ce1">
            <text:p>14.2088531283447</text:p>
          </table:table-cell>
          <table:table-cell office:value-type="float" office:value="11.3605631433602" table:style-name="ce1">
            <text:p>11.3605631433602</text:p>
          </table:table-cell>
          <table:table-cell office:value-type="float" office:value="8.49636153473468" table:style-name="ce1">
            <text:p>8.49636153473468</text:p>
          </table:table-cell>
          <table:table-cell office:value-type="float" office:value="11.3305890302852" table:style-name="ce1">
            <text:p>11.3305890302852</text:p>
          </table:table-cell>
          <table:table-cell office:value-type="float" office:value="13.9565449748094" table:style-name="ce1">
            <text:p>13.9565449748094</text:p>
          </table:table-cell>
          <table:table-cell office:value-type="float" office:value="4.82743063152004" table:style-name="ce1">
            <text:p>4.82743063152004</text:p>
          </table:table-cell>
          <table:table-cell office:value-type="float" office:value="17.0999611283945" table:style-name="ce1">
            <text:p>17.0999611283945</text:p>
          </table:table-cell>
          <table:table-cell office:value-type="float" office:value="11.9698282699815" table:style-name="ce1">
            <text:p>11.9698282699815</text:p>
          </table:table-cell>
          <table:table-cell office:value-type="float" office:value="15.2388791216273" table:style-name="ce1">
            <text:p>15.2388791216273</text:p>
          </table:table-cell>
          <table:table-cell office:value-type="float" office:value="5.55601996673056" table:style-name="ce1">
            <text:p>5.55601996673056</text:p>
          </table:table-cell>
          <table:table-cell office:value-type="float" office:value="5.79564519515184" table:style-name="ce1">
            <text:p>5.79564519515184</text:p>
          </table:table-cell>
        </table:table-row>
        <table:table-row table:style-name="ro1">
          <table:table-cell office:value-type="string" table:style-name="ce1">
            <text:p>Lucas Hernández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Paris S-G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9-327</text:p>
          </table:table-cell>
          <table:table-cell office:value-type="float" office:value="9.6" table:style-name="ce1">
            <text:p>9.6</text:p>
          </table:table-cell>
          <table:table-cell office:value-type="float" office:value="9.43476063050563" table:style-name="ce1">
            <text:p>9.43476063050563</text:p>
          </table:table-cell>
          <table:table-cell office:value-type="float" office:value="13.152796969771" table:style-name="ce1">
            <text:p>13.152796969771</text:p>
          </table:table-cell>
          <table:table-cell office:value-type="float" office:value="8.66519376791141" table:style-name="ce1">
            <text:p>8.66519376791141</text:p>
          </table:table-cell>
          <table:table-cell office:value-type="float" office:value="12.5694276214652" table:style-name="ce1">
            <text:p>12.5694276214652</text:p>
          </table:table-cell>
          <table:table-cell office:value-type="float" office:value="9.69356579109211" table:style-name="ce1">
            <text:p>9.69356579109211</text:p>
          </table:table-cell>
          <table:table-cell office:value-type="float" office:value="7.35920508188505" table:style-name="ce1">
            <text:p>7.35920508188505</text:p>
          </table:table-cell>
          <table:table-cell office:value-type="float" office:value="7.37582991391635" table:style-name="ce1">
            <text:p>7.37582991391635</text:p>
          </table:table-cell>
          <table:table-cell office:value-type="float" office:value="7.88094809366642" table:style-name="ce1">
            <text:p>7.88094809366642</text:p>
          </table:table-cell>
          <table:table-cell office:value-type="float" office:value="6.4123675467718" table:style-name="ce1">
            <text:p>6.4123675467718</text:p>
          </table:table-cell>
          <table:table-cell office:value-type="float" office:value="7.43971115430329" table:style-name="ce1">
            <text:p>7.43971115430329</text:p>
          </table:table-cell>
          <table:table-cell office:value-type="float" office:value="8.89579571767768" table:style-name="ce1">
            <text:p>8.89579571767768</text:p>
          </table:table-cell>
        </table:table-row>
        <table:table-row table:style-name="ro1">
          <table:table-cell office:value-type="string" table:style-name="ce1">
            <text:p>Lucas Høgsberg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Strasbourg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19-198</text:p>
          </table:table-cell>
          <table:table-cell office:value-type="float" office:value="10.3" table:style-name="ce1">
            <text:p>10.3</text:p>
          </table:table-cell>
          <table:table-cell office:value-type="float" office:value="6.02790263628799" table:style-name="ce1">
            <text:p>6.02790263628799</text:p>
          </table:table-cell>
          <table:table-cell office:value-type="float" office:value="11.8579652314409" table:style-name="ce1">
            <text:p>11.8579652314409</text:p>
          </table:table-cell>
          <table:table-cell office:value-type="float" office:value="6.72358178137804" table:style-name="ce1">
            <text:p>6.72358178137804</text:p>
          </table:table-cell>
          <table:table-cell office:value-type="float" office:value="8.9734599061929" table:style-name="ce1">
            <text:p>8.9734599061929</text:p>
          </table:table-cell>
          <table:table-cell office:value-type="float" office:value="5.4345613124215" table:style-name="ce1">
            <text:p>5.4345613124215</text:p>
          </table:table-cell>
          <table:table-cell office:value-type="float" office:value="14.6262629211545" table:style-name="ce1">
            <text:p>14.6262629211545</text:p>
          </table:table-cell>
          <table:table-cell office:value-type="float" office:value="5.71666655689457" table:style-name="ce1">
            <text:p>5.71666655689457</text:p>
          </table:table-cell>
          <table:table-cell office:value-type="float" office:value="7.01665549710652" table:style-name="ce1">
            <text:p>7.01665549710652</text:p>
          </table:table-cell>
          <table:table-cell office:value-type="float" office:value="6.13063130642402" table:style-name="ce1">
            <text:p>6.13063130642402</text:p>
          </table:table-cell>
          <table:table-cell office:value-type="float" office:value="7.68929396673261" table:style-name="ce1">
            <text:p>7.68929396673261</text:p>
          </table:table-cell>
          <table:table-cell office:value-type="float" office:value="7.76769219877013" table:style-name="ce1">
            <text:p>7.76769219877013</text:p>
          </table:table-cell>
        </table:table-row>
        <table:table-row table:style-name="ro1">
          <table:table-cell office:value-type="string" table:style-name="ce1">
            <text:p>Jérémy Jacquet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Rennes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0-178</text:p>
          </table:table-cell>
          <table:table-cell office:value-type="float" office:value="15.8" table:style-name="ce1">
            <text:p>15.8</text:p>
          </table:table-cell>
          <table:table-cell office:value-type="float" office:value="7.14907791695424" table:style-name="ce1">
            <text:p>7.14907791695424</text:p>
          </table:table-cell>
          <table:table-cell office:value-type="float" office:value="14.1237884923612" table:style-name="ce1">
            <text:p>14.1237884923612</text:p>
          </table:table-cell>
          <table:table-cell office:value-type="float" office:value="7.34635091471623" table:style-name="ce1">
            <text:p>7.34635091471623</text:p>
          </table:table-cell>
          <table:table-cell office:value-type="float" office:value="12.3169846898013" table:style-name="ce1">
            <text:p>12.3169846898013</text:p>
          </table:table-cell>
          <table:table-cell office:value-type="float" office:value="7.78623348491756" table:style-name="ce1">
            <text:p>7.78623348491756</text:p>
          </table:table-cell>
          <table:table-cell office:value-type="float" office:value="7.91092105839557" table:style-name="ce1">
            <text:p>7.91092105839557</text:p>
          </table:table-cell>
          <table:table-cell office:value-type="float" office:value="6.36778140672996" table:style-name="ce1">
            <text:p>6.36778140672996</text:p>
          </table:table-cell>
          <table:table-cell office:value-type="float" office:value="8.14854178703241" table:style-name="ce1">
            <text:p>8.14854178703241</text:p>
          </table:table-cell>
          <table:table-cell office:value-type="float" office:value="8.57818778252" table:style-name="ce1">
            <text:p>8.57818778252</text:p>
          </table:table-cell>
          <table:table-cell office:value-type="float" office:value="12.9332124086719" table:style-name="ce1">
            <text:p>12.9332124086719</text:p>
          </table:table-cell>
          <table:table-cell office:value-type="float" office:value="12.7776690667701" table:style-name="ce1">
            <text:p>12.7776690667701</text:p>
          </table:table-cell>
        </table:table-row>
        <table:table-row table:style-name="ro1">
          <table:table-cell office:value-type="string" table:style-name="ce1">
            <text:p>Abdulai Juma Bah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Nic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19-271</text:p>
          </table:table-cell>
          <table:table-cell office:value-type="float" office:value="11" table:style-name="ce1">
            <text:p>11</text:p>
          </table:table-cell>
          <table:table-cell office:value-type="float" office:value="6.5624393812575" table:style-name="ce1">
            <text:p>6.5624393812575</text:p>
          </table:table-cell>
          <table:table-cell office:value-type="float" office:value="11.2310769044236" table:style-name="ce1">
            <text:p>11.2310769044236</text:p>
          </table:table-cell>
          <table:table-cell office:value-type="float" office:value="7.50644804597285" table:style-name="ce1">
            <text:p>7.50644804597285</text:p>
          </table:table-cell>
          <table:table-cell office:value-type="float" office:value="6.59455001309936" table:style-name="ce1">
            <text:p>6.59455001309936</text:p>
          </table:table-cell>
          <table:table-cell office:value-type="float" office:value="6.05164380158584" table:style-name="ce1">
            <text:p>6.05164380158584</text:p>
          </table:table-cell>
          <table:table-cell office:value-type="float" office:value="14.6262629211545" table:style-name="ce1">
            <text:p>14.6262629211545</text:p>
          </table:table-cell>
          <table:table-cell office:value-type="float" office:value="6.08276599732266" table:style-name="ce1">
            <text:p>6.08276599732266</text:p>
          </table:table-cell>
          <table:table-cell office:value-type="float" office:value="7.79250310575211" table:style-name="ce1">
            <text:p>7.79250310575211</text:p>
          </table:table-cell>
          <table:table-cell office:value-type="float" office:value="7.61496179638914" table:style-name="ce1">
            <text:p>7.61496179638914</text:p>
          </table:table-cell>
          <table:table-cell office:value-type="float" office:value="10.8958194955335" table:style-name="ce1">
            <text:p>10.8958194955335</text:p>
          </table:table-cell>
          <table:table-cell office:value-type="float" office:value="4.86528583631729" table:style-name="ce1">
            <text:p>4.86528583631729</text:p>
          </table:table-cell>
        </table:table-row>
        <table:table-row table:style-name="ro1">
          <table:table-cell office:value-type="string" table:style-name="ce1">
            <text:p>Thilo Kehrer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Monaco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9-108</text:p>
          </table:table-cell>
          <table:table-cell office:value-type="float" office:value="11.3" table:style-name="ce1">
            <text:p>11.3</text:p>
          </table:table-cell>
          <table:table-cell office:value-type="float" office:value="7.78670565531909" table:style-name="ce1">
            <text:p>7.78670565531909</text:p>
          </table:table-cell>
          <table:table-cell office:value-type="float" office:value="11.8705430932672" table:style-name="ce1">
            <text:p>11.8705430932672</text:p>
          </table:table-cell>
          <table:table-cell office:value-type="float" office:value="6.27734166126972" table:style-name="ce1">
            <text:p>6.27734166126972</text:p>
          </table:table-cell>
          <table:table-cell office:value-type="float" office:value="12.2531031442085" table:style-name="ce1">
            <text:p>12.2531031442085</text:p>
          </table:table-cell>
          <table:table-cell office:value-type="float" office:value="8.53728451025558" table:style-name="ce1">
            <text:p>8.53728451025558</text:p>
          </table:table-cell>
          <table:table-cell office:value-type="float" office:value="14.6262629211545" table:style-name="ce1">
            <text:p>14.6262629211545</text:p>
          </table:table-cell>
          <table:table-cell office:value-type="float" office:value="6.76087232947543" table:style-name="ce1">
            <text:p>6.76087232947543</text:p>
          </table:table-cell>
          <table:table-cell office:value-type="float" office:value="7.79250310575211" table:style-name="ce1">
            <text:p>7.79250310575211</text:p>
          </table:table-cell>
          <table:table-cell office:value-type="float" office:value="10.234234607081" table:style-name="ce1">
            <text:p>10.234234607081</text:p>
          </table:table-cell>
          <table:table-cell office:value-type="float" office:value="10.040744231974" table:style-name="ce1">
            <text:p>10.040744231974</text:p>
          </table:table-cell>
          <table:table-cell office:value-type="float" office:value="10.2823640461287" table:style-name="ce1">
            <text:p>10.2823640461287</text:p>
          </table:table-cell>
        </table:table-row>
        <table:table-row table:style-name="ro1">
          <table:table-cell office:value-type="string" table:style-name="ce1">
            <text:p>Koffi Kouao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Metz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7-232</text:p>
          </table:table-cell>
          <table:table-cell office:value-type="float" office:value="14.3" table:style-name="ce1">
            <text:p>14.3</text:p>
          </table:table-cell>
          <table:table-cell office:value-type="float" office:value="8.13957275297862" table:style-name="ce1">
            <text:p>8.13957275297862</text:p>
          </table:table-cell>
          <table:table-cell office:value-type="float" office:value="11.1269885153357" table:style-name="ce1">
            <text:p>11.1269885153357</text:p>
          </table:table-cell>
          <table:table-cell office:value-type="float" office:value="7.66811862961815" table:style-name="ce1">
            <text:p>7.66811862961815</text:p>
          </table:table-cell>
          <table:table-cell office:value-type="float" office:value="11.1951388816678" table:style-name="ce1">
            <text:p>11.1951388816678</text:p>
          </table:table-cell>
          <table:table-cell office:value-type="float" office:value="16.1012964700311" table:style-name="ce1">
            <text:p>16.1012964700311</text:p>
          </table:table-cell>
          <table:table-cell office:value-type="float" office:value="12.6650964719258" table:style-name="ce1">
            <text:p>12.6650964719258</text:p>
          </table:table-cell>
          <table:table-cell office:value-type="float" office:value="14.345511520822" table:style-name="ce1">
            <text:p>14.345511520822</text:p>
          </table:table-cell>
          <table:table-cell office:value-type="float" office:value="9.52146461145957" table:style-name="ce1">
            <text:p>9.52146461145957</text:p>
          </table:table-cell>
          <table:table-cell office:value-type="float" office:value="7.61496179638914" table:style-name="ce1">
            <text:p>7.61496179638914</text:p>
          </table:table-cell>
          <table:table-cell office:value-type="float" office:value="10.8306460740214" table:style-name="ce1">
            <text:p>10.8306460740214</text:p>
          </table:table-cell>
          <table:table-cell office:value-type="float" office:value="10.0844418605115" table:style-name="ce1">
            <text:p>10.0844418605115</text:p>
          </table:table-cell>
        </table:table-row>
        <table:table-row table:style-name="ro1">
          <table:table-cell office:value-type="string" table:style-name="ce1">
            <text:p>Arsène Kouassi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orient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21-118</text:p>
          </table:table-cell>
          <table:table-cell office:value-type="float" office:value="15.1" table:style-name="ce1">
            <text:p>15.1</text:p>
          </table:table-cell>
          <table:table-cell office:value-type="float" office:value="11.8562190510133" table:style-name="ce1">
            <text:p>11.8562190510133</text:p>
          </table:table-cell>
          <table:table-cell office:value-type="float" office:value="9.59982251454858" table:style-name="ce1">
            <text:p>9.59982251454858</text:p>
          </table:table-cell>
          <table:table-cell office:value-type="float" office:value="16.44345134909" table:style-name="ce1">
            <text:p>16.44345134909</text:p>
          </table:table-cell>
          <table:table-cell office:value-type="float" office:value="8.90405106520934" table:style-name="ce1">
            <text:p>8.90405106520934</text:p>
          </table:table-cell>
          <table:table-cell office:value-type="float" office:value="17.3196739868837" table:style-name="ce1">
            <text:p>17.3196739868837</text:p>
          </table:table-cell>
          <table:table-cell office:value-type="float" office:value="7.83469732641444" table:style-name="ce1">
            <text:p>7.83469732641444</text:p>
          </table:table-cell>
          <table:table-cell office:value-type="float" office:value="16.9987717457353" table:style-name="ce1">
            <text:p>16.9987717457353</text:p>
          </table:table-cell>
          <table:table-cell office:value-type="float" office:value="7.61684512576332" table:style-name="ce1">
            <text:p>7.61684512576332</text:p>
          </table:table-cell>
          <table:table-cell office:value-type="float" office:value="10.234234607081" table:style-name="ce1">
            <text:p>10.234234607081</text:p>
          </table:table-cell>
          <table:table-cell office:value-type="float" office:value="7.9423595229283" table:style-name="ce1">
            <text:p>7.9423595229283</text:p>
          </table:table-cell>
          <table:table-cell office:value-type="float" office:value="7.862367934747" table:style-name="ce1">
            <text:p>7.862367934747</text:p>
          </table:table-cell>
        </table:table-row>
        <table:table-row table:style-name="ro1">
          <table:table-cell office:value-type="string" table:style-name="ce1">
            <text:p>Kenny Lala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Brest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4-096</text:p>
          </table:table-cell>
          <table:table-cell office:value-type="float" office:value="15.9" table:style-name="ce1">
            <text:p>15.9</text:p>
          </table:table-cell>
          <table:table-cell office:value-type="float" office:value="11.0507008334781" table:style-name="ce1">
            <text:p>11.0507008334781</text:p>
          </table:table-cell>
          <table:table-cell office:value-type="float" office:value="11.9332893049798" table:style-name="ce1">
            <text:p>11.9332893049798</text:p>
          </table:table-cell>
          <table:table-cell office:value-type="float" office:value="14.3233471504191" table:style-name="ce1">
            <text:p>14.3233471504191</text:p>
          </table:table-cell>
          <table:table-cell office:value-type="float" office:value="12.5067908460364" table:style-name="ce1">
            <text:p>12.5067908460364</text:p>
          </table:table-cell>
          <table:table-cell office:value-type="float" office:value="10.4670792561331" table:style-name="ce1">
            <text:p>10.4670792561331</text:p>
          </table:table-cell>
          <table:table-cell office:value-type="float" office:value="6.83858553011832" table:style-name="ce1">
            <text:p>6.83858553011832</text:p>
          </table:table-cell>
          <table:table-cell office:value-type="float" office:value="11.0279184363032" table:style-name="ce1">
            <text:p>11.0279184363032</text:p>
          </table:table-cell>
          <table:table-cell office:value-type="float" office:value="7.01665549710652" table:style-name="ce1">
            <text:p>7.01665549710652</text:p>
          </table:table-cell>
          <table:table-cell office:value-type="float" office:value="6.13063130642402" table:style-name="ce1">
            <text:p>6.13063130642402</text:p>
          </table:table-cell>
          <table:table-cell office:value-type="float" office:value="9.37771389298719" table:style-name="ce1">
            <text:p>9.37771389298719</text:p>
          </table:table-cell>
          <table:table-cell office:value-type="float" office:value="5.28310630215341" table:style-name="ce1">
            <text:p>5.28310630215341</text:p>
          </table:table-cell>
        </table:table-row>
        <table:table-row table:style-name="ro1">
          <table:table-cell office:value-type="string" table:style-name="ce1">
            <text:p>Théo Le Bris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orient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3-098</text:p>
          </table:table-cell>
          <table:table-cell office:value-type="float" office:value="11" table:style-name="ce1">
            <text:p>11</text:p>
          </table:table-cell>
          <table:table-cell office:value-type="float" office:value="10.6899241164408" table:style-name="ce1">
            <text:p>10.6899241164408</text:p>
          </table:table-cell>
          <table:table-cell office:value-type="float" office:value="7.69436493941565" table:style-name="ce1">
            <text:p>7.69436493941565</text:p>
          </table:table-cell>
          <table:table-cell office:value-type="float" office:value="10.3753877630738" table:style-name="ce1">
            <text:p>10.3753877630738</text:p>
          </table:table-cell>
          <table:table-cell office:value-type="float" office:value="7.54795233178113" table:style-name="ce1">
            <text:p>7.54795233178113</text:p>
          </table:table-cell>
          <table:table-cell office:value-type="float" office:value="12.32512361586" table:style-name="ce1">
            <text:p>12.32512361586</text:p>
          </table:table-cell>
          <table:table-cell office:value-type="float" office:value="8.20563486200883" table:style-name="ce1">
            <text:p>8.20563486200883</text:p>
          </table:table-cell>
          <table:table-cell office:value-type="float" office:value="15.1016491142606" table:style-name="ce1">
            <text:p>15.1016491142606</text:p>
          </table:table-cell>
          <table:table-cell office:value-type="float" office:value="11.0845181050859" table:style-name="ce1">
            <text:p>11.0845181050859</text:p>
          </table:table-cell>
          <table:table-cell office:value-type="float" office:value="15.0338193371082" table:style-name="ce1">
            <text:p>15.0338193371082</text:p>
          </table:table-cell>
          <table:table-cell office:value-type="float" office:value="7.81541576044116" table:style-name="ce1">
            <text:p>7.81541576044116</text:p>
          </table:table-cell>
          <table:table-cell office:value-type="float" office:value="13.2041524989022" table:style-name="ce1">
            <text:p>13.2041524989022</text:p>
          </table:table-cell>
        </table:table-row>
        <table:table-row table:style-name="ro1">
          <table:table-cell office:value-type="string" table:style-name="ce1">
            <text:p>Jordan Lefort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Angers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2-151</text:p>
          </table:table-cell>
          <table:table-cell office:value-type="float" office:value="17" table:style-name="ce1">
            <text:p>17</text:p>
          </table:table-cell>
          <table:table-cell office:value-type="float" office:value="6.58534583330627" table:style-name="ce1">
            <text:p>6.58534583330627</text:p>
          </table:table-cell>
          <table:table-cell office:value-type="float" office:value="14.0534650017247" table:style-name="ce1">
            <text:p>14.0534650017247</text:p>
          </table:table-cell>
          <table:table-cell office:value-type="float" office:value="9.34707787195492" table:style-name="ce1">
            <text:p>9.34707787195492</text:p>
          </table:table-cell>
          <table:table-cell office:value-type="float" office:value="8.08138567305492" table:style-name="ce1">
            <text:p>8.08138567305492</text:p>
          </table:table-cell>
          <table:table-cell office:value-type="float" office:value="6.05164380158584" table:style-name="ce1">
            <text:p>6.05164380158584</text:p>
          </table:table-cell>
          <table:table-cell office:value-type="float" office:value="8.63445756026847" table:style-name="ce1">
            <text:p>8.63445756026847</text:p>
          </table:table-cell>
          <table:table-cell office:value-type="float" office:value="6.08276599732266" table:style-name="ce1">
            <text:p>6.08276599732266</text:p>
          </table:table-cell>
          <table:table-cell office:value-type="float" office:value="7.01665549710652" table:style-name="ce1">
            <text:p>7.01665549710652</text:p>
          </table:table-cell>
          <table:table-cell office:value-type="float" office:value="6.4123675467718" table:style-name="ce1">
            <text:p>6.4123675467718</text:p>
          </table:table-cell>
          <table:table-cell office:value-type="float" office:value="13.4359671873623" table:style-name="ce1">
            <text:p>13.4359671873623</text:p>
          </table:table-cell>
          <table:table-cell office:value-type="float" office:value="9.67108466539315" table:style-name="ce1">
            <text:p>9.67108466539315</text:p>
          </table:table-cell>
        </table:table-row>
        <table:table-row table:style-name="ro1">
          <table:table-cell office:value-type="string" table:style-name="ce1">
            <text:p>Louis Leroux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Nantes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19-349</text:p>
          </table:table-cell>
          <table:table-cell office:value-type="float" office:value="10.7" table:style-name="ce1">
            <text:p>10.7</text:p>
          </table:table-cell>
          <table:table-cell office:value-type="float" office:value="9.67082488825165" table:style-name="ce1">
            <text:p>9.67082488825165</text:p>
          </table:table-cell>
          <table:table-cell office:value-type="float" office:value="7.38001145350306" table:style-name="ce1">
            <text:p>7.38001145350306</text:p>
          </table:table-cell>
          <table:table-cell office:value-type="float" office:value="9.34707787195492" table:style-name="ce1">
            <text:p>9.34707787195492</text:p>
          </table:table-cell>
          <table:table-cell office:value-type="float" office:value="8.90405106520934" table:style-name="ce1">
            <text:p>8.90405106520934</text:p>
          </table:table-cell>
          <table:table-cell office:value-type="float" office:value="8.15884489529589" table:style-name="ce1">
            <text:p>8.15884489529589</text:p>
          </table:table-cell>
          <table:table-cell office:value-type="float" office:value="7.50792619066778" table:style-name="ce1">
            <text:p>7.50792619066778</text:p>
          </table:table-cell>
          <table:table-cell office:value-type="float" office:value="9.46036966133261" table:style-name="ce1">
            <text:p>9.46036966133261</text:p>
          </table:table-cell>
          <table:table-cell office:value-type="float" office:value="9.52146461145957" table:style-name="ce1">
            <text:p>9.52146461145957</text:p>
          </table:table-cell>
          <table:table-cell office:value-type="float" office:value="12.4657752908275" table:style-name="ce1">
            <text:p>12.4657752908275</text:p>
          </table:table-cell>
          <table:table-cell office:value-type="float" office:value="8.0061239197837" table:style-name="ce1">
            <text:p>8.0061239197837</text:p>
          </table:table-cell>
          <table:table-cell office:value-type="float" office:value="7.21021918885309" table:style-name="ce1">
            <text:p>7.21021918885309</text:p>
          </table:table-cell>
        </table:table-row>
        <table:table-row table:style-name="ro1">
          <table:table-cell office:value-type="string" table:style-name="ce1">
            <text:p>Gautier Lloris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e Havr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0-173</text:p>
          </table:table-cell>
          <table:table-cell office:value-type="float" office:value="15.4" table:style-name="ce1">
            <text:p>15.4</text:p>
          </table:table-cell>
          <table:table-cell office:value-type="float" office:value="7.245485317136" table:style-name="ce1">
            <text:p>7.245485317136</text:p>
          </table:table-cell>
          <table:table-cell office:value-type="float" office:value="13.9721791035597" table:style-name="ce1">
            <text:p>13.9721791035597</text:p>
          </table:table-cell>
          <table:table-cell office:value-type="float" office:value="9.69016064865073" table:style-name="ce1">
            <text:p>9.69016064865073</text:p>
          </table:table-cell>
          <table:table-cell office:value-type="float" office:value="12.0597040608484" table:style-name="ce1">
            <text:p>12.0597040608484</text:p>
          </table:table-cell>
          <table:table-cell office:value-type="float" office:value="6.71566822443099" table:style-name="ce1">
            <text:p>6.71566822443099</text:p>
          </table:table-cell>
          <table:table-cell office:value-type="float" office:value="14.6262629211545" table:style-name="ce1">
            <text:p>14.6262629211545</text:p>
          </table:table-cell>
          <table:table-cell office:value-type="float" office:value="6.17680195859373" table:style-name="ce1">
            <text:p>6.17680195859373</text:p>
          </table:table-cell>
          <table:table-cell office:value-type="float" office:value="8.14854178703241" table:style-name="ce1">
            <text:p>8.14854178703241</text:p>
          </table:table-cell>
          <table:table-cell office:value-type="float" office:value="11.537723182631" table:style-name="ce1">
            <text:p>11.537723182631</text:p>
          </table:table-cell>
          <table:table-cell office:value-type="float" office:value="12.9332124086719" table:style-name="ce1">
            <text:p>12.9332124086719</text:p>
          </table:table-cell>
          <table:table-cell office:value-type="float" office:value="9.17539814232747" table:style-name="ce1">
            <text:p>9.17539814232747</text:p>
          </table:table-cell>
        </table:table-row>
        <table:table-row table:style-name="ro1">
          <table:table-cell office:value-type="string" table:style-name="ce1">
            <text:p>Bradley Locko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Brest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3-246</text:p>
          </table:table-cell>
          <table:table-cell office:value-type="float" office:value="10.4" table:style-name="ce1">
            <text:p>10.4</text:p>
          </table:table-cell>
          <table:table-cell office:value-type="float" office:value="9.32994694968747" table:style-name="ce1">
            <text:p>9.32994694968747</text:p>
          </table:table-cell>
          <table:table-cell office:value-type="float" office:value="7.96272742448735" table:style-name="ce1">
            <text:p>7.96272742448735</text:p>
          </table:table-cell>
          <table:table-cell office:value-type="float" office:value="10.7154504710108" table:style-name="ce1">
            <text:p>10.7154504710108</text:p>
          </table:table-cell>
          <table:table-cell office:value-type="float" office:value="8.83474268999491" table:style-name="ce1">
            <text:p>8.83474268999491</text:p>
          </table:table-cell>
          <table:table-cell office:value-type="float" office:value="10.0810597507614" table:style-name="ce1">
            <text:p>10.0810597507614</text:p>
          </table:table-cell>
          <table:table-cell office:value-type="float" office:value="8.97610828813932" table:style-name="ce1">
            <text:p>8.97610828813932</text:p>
          </table:table-cell>
          <table:table-cell office:value-type="float" office:value="11.0279184363032" table:style-name="ce1">
            <text:p>11.0279184363032</text:p>
          </table:table-cell>
          <table:table-cell office:value-type="float" office:value="7.88094809366642" table:style-name="ce1">
            <text:p>7.88094809366642</text:p>
          </table:table-cell>
          <table:table-cell office:value-type="float" office:value="6.13063130642402" table:style-name="ce1">
            <text:p>6.13063130642402</text:p>
          </table:table-cell>
          <table:table-cell office:value-type="float" office:value="8.13420556682831" table:style-name="ce1">
            <text:p>8.13420556682831</text:p>
          </table:table-cell>
          <table:table-cell office:value-type="float" office:value="9.80343188872664" table:style-name="ce1">
            <text:p>9.80343188872664</text:p>
          </table:table-cell>
        </table:table-row>
        <table:table-row table:style-name="ro1">
          <table:table-cell office:value-type="string" table:style-name="ce1">
            <text:p>Aïssa Mandi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ill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4-077</text:p>
          </table:table-cell>
          <table:table-cell office:value-type="float" office:value="12.2" table:style-name="ce1">
            <text:p>12.2</text:p>
          </table:table-cell>
          <table:table-cell office:value-type="float" office:value="7.73679263173335" table:style-name="ce1">
            <text:p>7.73679263173335</text:p>
          </table:table-cell>
          <table:table-cell office:value-type="float" office:value="13.1754117183927" table:style-name="ce1">
            <text:p>13.1754117183927</text:p>
          </table:table-cell>
          <table:table-cell office:value-type="float" office:value="7.99576774299399" table:style-name="ce1">
            <text:p>7.99576774299399</text:p>
          </table:table-cell>
          <table:table-cell office:value-type="float" office:value="13.6923602190058" table:style-name="ce1">
            <text:p>13.6923602190058</text:p>
          </table:table-cell>
          <table:table-cell office:value-type="float" office:value="9.30610469967662" table:style-name="ce1">
            <text:p>9.30610469967662</text:p>
          </table:table-cell>
          <table:table-cell office:value-type="float" office:value="11.9014885582958" table:style-name="ce1">
            <text:p>11.9014885582958</text:p>
          </table:table-cell>
          <table:table-cell office:value-type="float" office:value="7.06479474417667" table:style-name="ce1">
            <text:p>7.06479474417667</text:p>
          </table:table-cell>
          <table:table-cell office:value-type="float" office:value="7.70446321905991" table:style-name="ce1">
            <text:p>7.70446321905991</text:p>
          </table:table-cell>
          <table:table-cell office:value-type="float" office:value="12.1626938748358" table:style-name="ce1">
            <text:p>12.1626938748358</text:p>
          </table:table-cell>
          <table:table-cell office:value-type="float" office:value="9.51026600338947" table:style-name="ce1">
            <text:p>9.51026600338947</text:p>
          </table:table-cell>
          <table:table-cell office:value-type="float" office:value="9.83651383959524" table:style-name="ce1">
            <text:p>9.83651383959524</text:p>
          </table:table-cell>
        </table:table-row>
        <table:table-row table:style-name="ro1">
          <table:table-cell office:value-type="string" table:style-name="ce1">
            <text:p>Clinton Mata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yo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3-061</text:p>
          </table:table-cell>
          <table:table-cell office:value-type="float" office:value="15.5" table:style-name="ce1">
            <text:p>15.5</text:p>
          </table:table-cell>
          <table:table-cell office:value-type="float" office:value="6.60830095795971" table:style-name="ce1">
            <text:p>6.60830095795971</text:p>
          </table:table-cell>
          <table:table-cell office:value-type="float" office:value="14.0332349218737" table:style-name="ce1">
            <text:p>14.0332349218737</text:p>
          </table:table-cell>
          <table:table-cell office:value-type="float" office:value="6.57272401340968" table:style-name="ce1">
            <text:p>6.57272401340968</text:p>
          </table:table-cell>
          <table:table-cell office:value-type="float" office:value="10.1603084184726" table:style-name="ce1">
            <text:p>10.1603084184726</text:p>
          </table:table-cell>
          <table:table-cell office:value-type="float" office:value="7.42073290952572" table:style-name="ce1">
            <text:p>7.42073290952572</text:p>
          </table:table-cell>
          <table:table-cell office:value-type="float" office:value="7.35920508188505" table:style-name="ce1">
            <text:p>7.35920508188505</text:p>
          </table:table-cell>
          <table:table-cell office:value-type="float" office:value="6.56252220061993" table:style-name="ce1">
            <text:p>6.56252220061993</text:p>
          </table:table-cell>
          <table:table-cell office:value-type="float" office:value="7.01665549710652" table:style-name="ce1">
            <text:p>7.01665549710652</text:p>
          </table:table-cell>
          <table:table-cell office:value-type="float" office:value="6.13063130642402" table:style-name="ce1">
            <text:p>6.13063130642402</text:p>
          </table:table-cell>
          <table:table-cell office:value-type="float" office:value="11.8535711802936" table:style-name="ce1">
            <text:p>11.8535711802936</text:p>
          </table:table-cell>
          <table:table-cell office:value-type="float" office:value="8.84660849377348" table:style-name="ce1">
            <text:p>8.84660849377348</text:p>
          </table:table-cell>
        </table:table-row>
        <table:table-row table:style-name="ro1">
          <table:table-cell office:value-type="string" table:style-name="ce1">
            <text:p>Moustapha Mbow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Paris FC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305</text:p>
          </table:table-cell>
          <table:table-cell office:value-type="float" office:value="16" table:style-name="ce1">
            <text:p>16</text:p>
          </table:table-cell>
          <table:table-cell office:value-type="float" office:value="6.98198479799479" table:style-name="ce1">
            <text:p>6.98198479799479</text:p>
          </table:table-cell>
          <table:table-cell office:value-type="float" office:value="14.3398903651602" table:style-name="ce1">
            <text:p>14.3398903651602</text:p>
          </table:table-cell>
          <table:table-cell office:value-type="float" office:value="6.42395454395276" table:style-name="ce1">
            <text:p>6.42395454395276</text:p>
          </table:table-cell>
          <table:table-cell office:value-type="float" office:value="10.7156867871441" table:style-name="ce1">
            <text:p>10.7156867871441</text:p>
          </table:table-cell>
          <table:table-cell office:value-type="float" office:value="6.71566822443099" table:style-name="ce1">
            <text:p>6.71566822443099</text:p>
          </table:table-cell>
          <table:table-cell office:value-type="float" office:value="11.9014885582958" table:style-name="ce1">
            <text:p>11.9014885582958</text:p>
          </table:table-cell>
          <table:table-cell office:value-type="float" office:value="6.36778140672996" table:style-name="ce1">
            <text:p>6.36778140672996</text:p>
          </table:table-cell>
          <table:table-cell office:value-type="float" office:value="8.05898494042064" table:style-name="ce1">
            <text:p>8.05898494042064</text:p>
          </table:table-cell>
          <table:table-cell office:value-type="float" office:value="7.30413057161247" table:style-name="ce1">
            <text:p>7.30413057161247</text:p>
          </table:table-cell>
          <table:table-cell office:value-type="float" office:value="13.1037984380148" table:style-name="ce1">
            <text:p>13.1037984380148</text:p>
          </table:table-cell>
          <table:table-cell office:value-type="float" office:value="10.5453067432712" table:style-name="ce1">
            <text:p>10.5453067432712</text:p>
          </table:table-cell>
        </table:table-row>
        <table:table-row table:style-name="ro1">
          <table:table-cell office:value-type="string" table:style-name="ce1">
            <text:p>Mark McKenzie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Toulous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316</text:p>
          </table:table-cell>
          <table:table-cell office:value-type="float" office:value="15.1" table:style-name="ce1">
            <text:p>15.1</text:p>
          </table:table-cell>
          <table:table-cell office:value-type="float" office:value="9.14679637690365" table:style-name="ce1">
            <text:p>9.14679637690365</text:p>
          </table:table-cell>
          <table:table-cell office:value-type="float" office:value="10.8913228066903" table:style-name="ce1">
            <text:p>10.8913228066903</text:p>
          </table:table-cell>
          <table:table-cell office:value-type="float" office:value="9.86178117771216" table:style-name="ce1">
            <text:p>9.86178117771216</text:p>
          </table:table-cell>
          <table:table-cell office:value-type="float" office:value="10.5081375491945" table:style-name="ce1">
            <text:p>10.5081375491945</text:p>
          </table:table-cell>
          <table:table-cell office:value-type="float" office:value="6.3781064737784" table:style-name="ce1">
            <text:p>6.3781064737784</text:p>
          </table:table-cell>
          <table:table-cell office:value-type="float" office:value="14.6262629211545" table:style-name="ce1">
            <text:p>14.6262629211545</text:p>
          </table:table-cell>
          <table:table-cell office:value-type="float" office:value="7.06479474417667" table:style-name="ce1">
            <text:p>7.06479474417667</text:p>
          </table:table-cell>
          <table:table-cell office:value-type="float" office:value="7.61684512576332" table:style-name="ce1">
            <text:p>7.61684512576332</text:p>
          </table:table-cell>
          <table:table-cell office:value-type="float" office:value="6.70221574008086" table:style-name="ce1">
            <text:p>6.70221574008086</text:p>
          </table:table-cell>
          <table:table-cell office:value-type="float" office:value="11.2838072026527" table:style-name="ce1">
            <text:p>11.2838072026527</text:p>
          </table:table-cell>
          <table:table-cell office:value-type="float" office:value="12.964693743153" table:style-name="ce1">
            <text:p>12.964693743153</text:p>
          </table:table-cell>
        </table:table-row>
        <table:table-row table:style-name="ro1">
          <table:table-cell office:value-type="string" table:style-name="ce1">
            <text:p>Bamo Meïté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orient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4-035</text:p>
          </table:table-cell>
          <table:table-cell office:value-type="float" office:value="10.4" table:style-name="ce1">
            <text:p>10.4</text:p>
          </table:table-cell>
          <table:table-cell office:value-type="float" office:value="6.02790263628799" table:style-name="ce1">
            <text:p>6.02790263628799</text:p>
          </table:table-cell>
          <table:table-cell office:value-type="float" office:value="9.25206352711102" table:style-name="ce1">
            <text:p>9.25206352711102</text:p>
          </table:table-cell>
          <table:table-cell office:value-type="float" office:value="9.17587745473378" table:style-name="ce1">
            <text:p>9.17587745473378</text:p>
          </table:table-cell>
          <table:table-cell office:value-type="float" office:value="9.88094889288315" table:style-name="ce1">
            <text:p>9.88094889288315</text:p>
          </table:table-cell>
          <table:table-cell office:value-type="float" office:value="10.0810597507614" table:style-name="ce1">
            <text:p>10.0810597507614</text:p>
          </table:table-cell>
          <table:table-cell office:value-type="float" office:value="8.63445756026847" table:style-name="ce1">
            <text:p>8.63445756026847</text:p>
          </table:table-cell>
          <table:table-cell office:value-type="float" office:value="8.0163669883385" table:style-name="ce1">
            <text:p>8.0163669883385</text:p>
          </table:table-cell>
          <table:table-cell office:value-type="float" office:value="7.88094809366642" table:style-name="ce1">
            <text:p>7.88094809366642</text:p>
          </table:table-cell>
          <table:table-cell office:value-type="float" office:value="7.61496179638914" table:style-name="ce1">
            <text:p>7.61496179638914</text:p>
          </table:table-cell>
          <table:table-cell office:value-type="float" office:value="8.71836829379035" table:style-name="ce1">
            <text:p>8.71836829379035</text:p>
          </table:table-cell>
          <table:table-cell office:value-type="float" office:value="7.50206756389874" table:style-name="ce1">
            <text:p>7.50206756389874</text:p>
          </table:table-cell>
        </table:table-row>
        <table:table-row table:style-name="ro1">
          <table:table-cell office:value-type="string" table:style-name="ce1">
            <text:p>Nuno Mendes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Paris S-G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3-202</text:p>
          </table:table-cell>
          <table:table-cell office:value-type="float" office:value="7.3" table:style-name="ce1">
            <text:p>7.3</text:p>
          </table:table-cell>
          <table:table-cell office:value-type="float" office:value="15.1647310325735" table:style-name="ce1">
            <text:p>15.1647310325735</text:p>
          </table:table-cell>
          <table:table-cell office:value-type="float" office:value="10.0281587973946" table:style-name="ce1">
            <text:p>10.0281587973946</text:p>
          </table:table-cell>
          <table:table-cell office:value-type="float" office:value="13.9397446753697" table:style-name="ce1">
            <text:p>13.9397446753697</text:p>
          </table:table-cell>
          <table:table-cell office:value-type="float" office:value="12.3169846898013" table:style-name="ce1">
            <text:p>12.3169846898013</text:p>
          </table:table-cell>
          <table:table-cell office:value-type="float" office:value="13.6536111495264" table:style-name="ce1">
            <text:p>13.6536111495264</text:p>
          </table:table-cell>
          <table:table-cell office:value-type="float" office:value="6.81487387687418" table:style-name="ce1">
            <text:p>6.81487387687418</text:p>
          </table:table-cell>
          <table:table-cell office:value-type="float" office:value="14.0120888901435" table:style-name="ce1">
            <text:p>14.0120888901435</text:p>
          </table:table-cell>
          <table:table-cell office:value-type="float" office:value="15.6948168805431" table:style-name="ce1">
            <text:p>15.6948168805431</text:p>
          </table:table-cell>
          <table:table-cell office:value-type="float" office:value="15.9649499581972" table:style-name="ce1">
            <text:p>15.9649499581972</text:p>
          </table:table-cell>
          <table:table-cell office:value-type="float" office:value="6.03448167788896" table:style-name="ce1">
            <text:p>6.03448167788896</text:p>
          </table:table-cell>
          <table:table-cell office:value-type="float" office:value="9.88612930698694" table:style-name="ce1">
            <text:p>9.88612930698694</text:p>
          </table:table-cell>
        </table:table-row>
        <table:table-row table:style-name="ro1">
          <table:table-cell office:value-type="string" table:style-name="ce1">
            <text:p>Antoine Mendy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Nic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1-225</text:p>
          </table:table-cell>
          <table:table-cell office:value-type="float" office:value="13.7" table:style-name="ce1">
            <text:p>13.7</text:p>
          </table:table-cell>
          <table:table-cell office:value-type="float" office:value="6.35851245422788" table:style-name="ce1">
            <text:p>6.35851245422788</text:p>
          </table:table-cell>
          <table:table-cell office:value-type="float" office:value="12.3653949702302" table:style-name="ce1">
            <text:p>12.3653949702302</text:p>
          </table:table-cell>
          <table:table-cell office:value-type="float" office:value="6.42395454395276" table:style-name="ce1">
            <text:p>6.42395454395276</text:p>
          </table:table-cell>
          <table:table-cell office:value-type="float" office:value="11.9946737638013" table:style-name="ce1">
            <text:p>11.9946737638013</text:p>
          </table:table-cell>
          <table:table-cell office:value-type="float" office:value="10.8501398378584" table:style-name="ce1">
            <text:p>10.8501398378584</text:p>
          </table:table-cell>
          <table:table-cell office:value-type="float" office:value="8.63445756026847" table:style-name="ce1">
            <text:p>8.63445756026847</text:p>
          </table:table-cell>
          <table:table-cell office:value-type="float" office:value="8.67610102392451" table:style-name="ce1">
            <text:p>8.67610102392451</text:p>
          </table:table-cell>
          <table:table-cell office:value-type="float" office:value="8.96739068726539" table:style-name="ce1">
            <text:p>8.96739068726539</text:p>
          </table:table-cell>
          <table:table-cell office:value-type="float" office:value="7.30413057161247" table:style-name="ce1">
            <text:p>7.30413057161247</text:p>
          </table:table-cell>
          <table:table-cell office:value-type="float" office:value="13.8592201003538" table:style-name="ce1">
            <text:p>13.8592201003538</text:p>
          </table:table-cell>
          <table:table-cell office:value-type="float" office:value="8.58526555965365" table:style-name="ce1">
            <text:p>8.58526555965365</text:p>
          </table:table-cell>
        </table:table-row>
        <table:table-row table:style-name="ro1">
          <table:table-cell office:value-type="string" table:style-name="ce1">
            <text:p>Gideon Mensah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Auxerr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7-173</text:p>
          </table:table-cell>
          <table:table-cell office:value-type="float" office:value="12.6" table:style-name="ce1">
            <text:p>12.6</text:p>
          </table:table-cell>
          <table:table-cell office:value-type="float" office:value="9.25140473821708" table:style-name="ce1">
            <text:p>9.25140473821708</text:p>
          </table:table-cell>
          <table:table-cell office:value-type="float" office:value="10.5611634784072" table:style-name="ce1">
            <text:p>10.5611634784072</text:p>
          </table:table-cell>
          <table:table-cell office:value-type="float" office:value="7.66811862961815" table:style-name="ce1">
            <text:p>7.66811862961815</text:p>
          </table:table-cell>
          <table:table-cell office:value-type="float" office:value="11.6655887708917" table:style-name="ce1">
            <text:p>11.6655887708917</text:p>
          </table:table-cell>
          <table:table-cell office:value-type="float" office:value="10.4670792561331" table:style-name="ce1">
            <text:p>10.4670792561331</text:p>
          </table:table-cell>
          <table:table-cell office:value-type="float" office:value="9.95715068729338" table:style-name="ce1">
            <text:p>9.95715068729338</text:p>
          </table:table-cell>
          <table:table-cell office:value-type="float" office:value="10.9175794991441" table:style-name="ce1">
            <text:p>10.9175794991441</text:p>
          </table:table-cell>
          <table:table-cell office:value-type="float" office:value="7.01665549710652" table:style-name="ce1">
            <text:p>7.01665549710652</text:p>
          </table:table-cell>
          <table:table-cell office:value-type="float" office:value="5.85744503786604" table:style-name="ce1">
            <text:p>5.85744503786604</text:p>
          </table:table-cell>
          <table:table-cell office:value-type="float" office:value="9.11311357246061" table:style-name="ce1">
            <text:p>9.11311357246061</text:p>
          </table:table-cell>
          <table:table-cell office:value-type="float" office:value="9.14243686685186" table:style-name="ce1">
            <text:p>9.14243686685186</text:p>
          </table:table-cell>
        </table:table-row>
        <table:table-row table:style-name="ro1">
          <table:table-cell office:value-type="string" table:style-name="ce1">
            <text:p>Quentin Merlin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Rennes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3-236</text:p>
          </table:table-cell>
          <table:table-cell office:value-type="float" office:value="12" table:style-name="ce1">
            <text:p>12</text:p>
          </table:table-cell>
          <table:table-cell office:value-type="float" office:value="12.2458808223835" table:style-name="ce1">
            <text:p>12.2458808223835</text:p>
          </table:table-cell>
          <table:table-cell office:value-type="float" office:value="10.2685466294561" table:style-name="ce1">
            <text:p>10.2685466294561</text:p>
          </table:table-cell>
          <table:table-cell office:value-type="float" office:value="16.222542320228" table:style-name="ce1">
            <text:p>16.222542320228</text:p>
          </table:table-cell>
          <table:table-cell office:value-type="float" office:value="11.8638061820514" table:style-name="ce1">
            <text:p>11.8638061820514</text:p>
          </table:table-cell>
          <table:table-cell office:value-type="float" office:value="13.6536111495264" table:style-name="ce1">
            <text:p>13.6536111495264</text:p>
          </table:table-cell>
          <table:table-cell office:value-type="float" office:value="7.50792619066778" table:style-name="ce1">
            <text:p>7.50792619066778</text:p>
          </table:table-cell>
          <table:table-cell office:value-type="float" office:value="16.1888322884168" table:style-name="ce1">
            <text:p>16.1888322884168</text:p>
          </table:table-cell>
          <table:table-cell office:value-type="float" office:value="9.24397018116851" table:style-name="ce1">
            <text:p>9.24397018116851</text:p>
          </table:table-cell>
          <table:table-cell office:value-type="float" office:value="12.4657752908275" table:style-name="ce1">
            <text:p>12.4657752908275</text:p>
          </table:table-cell>
          <table:table-cell office:value-type="float" office:value="8.78392424689432" table:style-name="ce1">
            <text:p>8.78392424689432</text:p>
          </table:table-cell>
          <table:table-cell office:value-type="float" office:value="7.13437000683923" table:style-name="ce1">
            <text:p>7.13437000683923</text:p>
          </table:table-cell>
        </table:table-row>
        <table:table-row table:style-name="ro1">
          <table:table-cell office:value-type="string" table:style-name="ce1">
            <text:p>Dayann Methalie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Toulouse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19-326</text:p>
          </table:table-cell>
          <table:table-cell office:value-type="float" office:value="12.9" table:style-name="ce1">
            <text:p>12.9</text:p>
          </table:table-cell>
          <table:table-cell office:value-type="float" office:value="7.96240770875344" table:style-name="ce1">
            <text:p>7.96240770875344</text:p>
          </table:table-cell>
          <table:table-cell office:value-type="float" office:value="6.89038629967765" table:style-name="ce1">
            <text:p>6.89038629967765</text:p>
          </table:table-cell>
          <table:table-cell office:value-type="float" office:value="9.5185491703089" table:style-name="ce1">
            <text:p>9.5185491703089</text:p>
          </table:table-cell>
          <table:table-cell office:value-type="float" office:value="6.84195105591648" table:style-name="ce1">
            <text:p>6.84195105591648</text:p>
          </table:table-cell>
          <table:table-cell office:value-type="float" office:value="16.1012964700311" table:style-name="ce1">
            <text:p>16.1012964700311</text:p>
          </table:table-cell>
          <table:table-cell office:value-type="float" office:value="7.35920508188505" table:style-name="ce1">
            <text:p>7.35920508188505</text:p>
          </table:table-cell>
          <table:table-cell office:value-type="float" office:value="15.5022170036374" table:style-name="ce1">
            <text:p>15.5022170036374</text:p>
          </table:table-cell>
          <table:table-cell office:value-type="float" office:value="10.5378123406846" table:style-name="ce1">
            <text:p>10.5378123406846</text:p>
          </table:table-cell>
          <table:table-cell office:value-type="float" office:value="7.61496179638914" table:style-name="ce1">
            <text:p>7.61496179638914</text:p>
          </table:table-cell>
          <table:table-cell office:value-type="float" office:value="8.71836829379035" table:style-name="ce1">
            <text:p>8.71836829379035</text:p>
          </table:table-cell>
          <table:table-cell office:value-type="float" office:value="13.3422037875538" table:style-name="ce1">
            <text:p>13.3422037875538</text:p>
          </table:table-cell>
        </table:table-row>
        <table:table-row table:style-name="ro1">
          <table:table-cell office:value-type="string" table:style-name="ce1">
            <text:p>Thomas Meunier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ill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4-117</text:p>
          </table:table-cell>
          <table:table-cell office:value-type="float" office:value="12.6" table:style-name="ce1">
            <text:p>12.6</text:p>
          </table:table-cell>
          <table:table-cell office:value-type="float" office:value="10.948040674885" table:style-name="ce1">
            <text:p>10.948040674885</text:p>
          </table:table-cell>
          <table:table-cell office:value-type="float" office:value="10.6935762028099" table:style-name="ce1">
            <text:p>10.6935762028099</text:p>
          </table:table-cell>
          <table:table-cell office:value-type="float" office:value="11.8753396431825" table:style-name="ce1">
            <text:p>11.8753396431825</text:p>
          </table:table-cell>
          <table:table-cell office:value-type="float" office:value="11.9293722569929" table:style-name="ce1">
            <text:p>11.9293722569929</text:p>
          </table:table-cell>
          <table:table-cell office:value-type="float" office:value="14.5240605766544" table:style-name="ce1">
            <text:p>14.5240605766544</text:p>
          </table:table-cell>
          <table:table-cell office:value-type="float" office:value="10.1560283432002" table:style-name="ce1">
            <text:p>10.1560283432002</text:p>
          </table:table-cell>
          <table:table-cell office:value-type="float" office:value="14.88648673387" table:style-name="ce1">
            <text:p>14.88648673387</text:p>
          </table:table-cell>
          <table:table-cell office:value-type="float" office:value="7.70446321905991" table:style-name="ce1">
            <text:p>7.70446321905991</text:p>
          </table:table-cell>
          <table:table-cell office:value-type="float" office:value="7.61496179638914" table:style-name="ce1">
            <text:p>7.61496179638914</text:p>
          </table:table-cell>
          <table:table-cell office:value-type="float" office:value="8.6529232704115" table:style-name="ce1">
            <text:p>8.6529232704115</text:p>
          </table:table-cell>
          <table:table-cell office:value-type="float" office:value="8.92861578500284" table:style-name="ce1">
            <text:p>8.92861578500284</text:p>
          </table:table-cell>
        </table:table-row>
        <table:table-row table:style-name="ro1">
          <table:table-cell office:value-type="string" table:style-name="ce1">
            <text:p>Loïc Nego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e Havr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4-357</text:p>
          </table:table-cell>
          <table:table-cell office:value-type="float" office:value="14.6" table:style-name="ce1">
            <text:p>14.6</text:p>
          </table:table-cell>
          <table:table-cell office:value-type="float" office:value="9.30375895584506" table:style-name="ce1">
            <text:p>9.30375895584506</text:p>
          </table:table-cell>
          <table:table-cell office:value-type="float" office:value="11.1660716188357" table:style-name="ce1">
            <text:p>11.1660716188357</text:p>
          </table:table-cell>
          <table:table-cell office:value-type="float" office:value="9.5185491703089" table:style-name="ce1">
            <text:p>9.5185491703089</text:p>
          </table:table-cell>
          <table:table-cell office:value-type="float" office:value="12.6937202826719" table:style-name="ce1">
            <text:p>12.6937202826719</text:p>
          </table:table-cell>
          <table:table-cell office:value-type="float" office:value="16.4418124532626" table:style-name="ce1">
            <text:p>16.4418124532626</text:p>
          </table:table-cell>
          <table:table-cell office:value-type="float" office:value="10.3808484776035" table:style-name="ce1">
            <text:p>10.3808484776035</text:p>
          </table:table-cell>
          <table:table-cell office:value-type="float" office:value="13.479823075214" table:style-name="ce1">
            <text:p>13.479823075214</text:p>
          </table:table-cell>
          <table:table-cell office:value-type="float" office:value="8.23843373580567" table:style-name="ce1">
            <text:p>8.23843373580567</text:p>
          </table:table-cell>
          <table:table-cell office:value-type="float" office:value="6.99966449031492" table:style-name="ce1">
            <text:p>6.99966449031492</text:p>
          </table:table-cell>
          <table:table-cell office:value-type="float" office:value="10.6999260257778" table:style-name="ce1">
            <text:p>10.6999260257778</text:p>
          </table:table-cell>
          <table:table-cell office:value-type="float" office:value="9.01075936013459" table:style-name="ce1">
            <text:p>9.01075936013459</text:p>
          </table:table-cell>
        </table:table-row>
        <table:table-row table:style-name="ro1">
          <table:table-cell office:value-type="string" table:style-name="ce1">
            <text:p>Nathan Ngoy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ill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2-211</text:p>
          </table:table-cell>
          <table:table-cell office:value-type="float" office:value="12.7" table:style-name="ce1">
            <text:p>12.7</text:p>
          </table:table-cell>
          <table:table-cell office:value-type="float" office:value="7.22132195817382" table:style-name="ce1">
            <text:p>7.22132195817382</text:p>
          </table:table-cell>
          <table:table-cell office:value-type="float" office:value="12.6181614204763" table:style-name="ce1">
            <text:p>12.6181614204763</text:p>
          </table:table-cell>
          <table:table-cell office:value-type="float" office:value="9.86178117771216" table:style-name="ce1">
            <text:p>9.86178117771216</text:p>
          </table:table-cell>
          <table:table-cell office:value-type="float" office:value="9.6711599206369" table:style-name="ce1">
            <text:p>9.6711599206369</text:p>
          </table:table-cell>
          <table:table-cell office:value-type="float" office:value="8.53728451025558" table:style-name="ce1">
            <text:p>8.53728451025558</text:p>
          </table:table-cell>
          <table:table-cell office:value-type="float" office:value="9.95715068729338" table:style-name="ce1">
            <text:p>9.95715068729338</text:p>
          </table:table-cell>
          <table:table-cell office:value-type="float" office:value="6.76087232947543" table:style-name="ce1">
            <text:p>6.76087232947543</text:p>
          </table:table-cell>
          <table:table-cell office:value-type="float" office:value="9.15164819295978" table:style-name="ce1">
            <text:p>9.15164819295978</text:p>
          </table:table-cell>
          <table:table-cell office:value-type="float" office:value="7.93144122964731" table:style-name="ce1">
            <text:p>7.93144122964731</text:p>
          </table:table-cell>
          <table:table-cell office:value-type="float" office:value="10.4371939678761" table:style-name="ce1">
            <text:p>10.4371939678761</text:p>
          </table:table-cell>
          <table:table-cell office:value-type="float" office:value="9.22486772287562" table:style-name="ce1">
            <text:p>9.22486772287562</text:p>
          </table:table-cell>
        </table:table-row>
        <table:table-row table:style-name="ro1">
          <table:table-cell office:value-type="string" table:style-name="ce1">
            <text:p>Moussa Niakhate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yo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9-305</text:p>
          </table:table-cell>
          <table:table-cell office:value-type="float" office:value="15.2" table:style-name="ce1">
            <text:p>15.2</text:p>
          </table:table-cell>
          <table:table-cell office:value-type="float" office:value="8.75616252363396" table:style-name="ce1">
            <text:p>8.75616252363396</text:p>
          </table:table-cell>
          <table:table-cell office:value-type="float" office:value="15.0197547005339" table:style-name="ce1">
            <text:p>15.0197547005339</text:p>
          </table:table-cell>
          <table:table-cell office:value-type="float" office:value="11.7134599066708" table:style-name="ce1">
            <text:p>11.7134599066708</text:p>
          </table:table-cell>
          <table:table-cell office:value-type="float" office:value="13.9647108711952" table:style-name="ce1">
            <text:p>13.9647108711952</text:p>
          </table:table-cell>
          <table:table-cell office:value-type="float" office:value="7.78623348491756" table:style-name="ce1">
            <text:p>7.78623348491756</text:p>
          </table:table-cell>
          <table:table-cell office:value-type="float" office:value="9.95715068729338" table:style-name="ce1">
            <text:p>9.95715068729338</text:p>
          </table:table-cell>
          <table:table-cell office:value-type="float" office:value="6.76087232947543" table:style-name="ce1">
            <text:p>6.76087232947543</text:p>
          </table:table-cell>
          <table:table-cell office:value-type="float" office:value="7.01665549710652" table:style-name="ce1">
            <text:p>7.01665549710652</text:p>
          </table:table-cell>
          <table:table-cell office:value-type="float" office:value="6.4123675467718" table:style-name="ce1">
            <text:p>6.4123675467718</text:p>
          </table:table-cell>
          <table:table-cell office:value-type="float" office:value="12.284033735378" table:style-name="ce1">
            <text:p>12.284033735378</text:p>
          </table:table-cell>
          <table:table-cell office:value-type="float" office:value="8.65043171072871" table:style-name="ce1">
            <text:p>8.65043171072871</text:p>
          </table:table-cell>
        </table:table-row>
        <table:table-row table:style-name="ro1">
          <table:table-cell office:value-type="string" table:style-name="ce1">
            <text:p>Rasmus Nicolaisen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Toulous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8-297</text:p>
          </table:table-cell>
          <table:table-cell office:value-type="float" office:value="13.9" table:style-name="ce1">
            <text:p>13.9</text:p>
          </table:table-cell>
          <table:table-cell office:value-type="float" office:value="6.33610619680774" table:style-name="ce1">
            <text:p>6.33610619680774</text:p>
          </table:table-cell>
          <table:table-cell office:value-type="float" office:value="9.78728008136544" table:style-name="ce1">
            <text:p>9.78728008136544</text:p>
          </table:table-cell>
          <table:table-cell office:value-type="float" office:value="6.57272401340968" table:style-name="ce1">
            <text:p>6.57272401340968</text:p>
          </table:table-cell>
          <table:table-cell office:value-type="float" office:value="8.83474268999491" table:style-name="ce1">
            <text:p>8.83474268999491</text:p>
          </table:table-cell>
          <table:table-cell office:value-type="float" office:value="5.73695053895383" table:style-name="ce1">
            <text:p>5.73695053895383</text:p>
          </table:table-cell>
          <table:table-cell office:value-type="float" office:value="14.6262629211545" table:style-name="ce1">
            <text:p>14.6262629211545</text:p>
          </table:table-cell>
          <table:table-cell office:value-type="float" office:value="6.17680195859373" table:style-name="ce1">
            <text:p>6.17680195859373</text:p>
          </table:table-cell>
          <table:table-cell office:value-type="float" office:value="8.23843373580567" table:style-name="ce1">
            <text:p>8.23843373580567</text:p>
          </table:table-cell>
          <table:table-cell office:value-type="float" office:value="6.99966449031492" table:style-name="ce1">
            <text:p>6.99966449031492</text:p>
          </table:table-cell>
          <table:table-cell office:value-type="float" office:value="11.9158040563831" table:style-name="ce1">
            <text:p>11.9158040563831</text:p>
          </table:table-cell>
          <table:table-cell office:value-type="float" office:value="8.32591956798452" table:style-name="ce1">
            <text:p>8.32591956798452</text:p>
          </table:table-cell>
        </table:table-row>
        <table:table-row table:style-name="ro1">
          <table:table-cell office:value-type="string" table:style-name="ce1">
            <text:p>Abdoul Ouattara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Strasbourg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20-077</text:p>
          </table:table-cell>
          <table:table-cell office:value-type="float" office:value="10.4" table:style-name="ce1">
            <text:p>10.4</text:p>
          </table:table-cell>
          <table:table-cell office:value-type="float" office:value="9.32994694968747" table:style-name="ce1">
            <text:p>9.32994694968747</text:p>
          </table:table-cell>
          <table:table-cell office:value-type="float" office:value="8.1695208195758" table:style-name="ce1">
            <text:p>8.1695208195758</text:p>
          </table:table-cell>
          <table:table-cell office:value-type="float" office:value="9.34707787195492" table:style-name="ce1">
            <text:p>9.34707787195492</text:p>
          </table:table-cell>
          <table:table-cell office:value-type="float" office:value="7.87965200938261" table:style-name="ce1">
            <text:p>7.87965200938261</text:p>
          </table:table-cell>
          <table:table-cell office:value-type="float" office:value="9.69356579109211" table:style-name="ce1">
            <text:p>9.69356579109211</text:p>
          </table:table-cell>
          <table:table-cell office:value-type="float" office:value="6.32824849220737" table:style-name="ce1">
            <text:p>6.32824849220737</text:p>
          </table:table-cell>
          <table:table-cell office:value-type="float" office:value="13.479823075214" table:style-name="ce1">
            <text:p>13.479823075214</text:p>
          </table:table-cell>
          <table:table-cell office:value-type="float" office:value="10.5378123406846" table:style-name="ce1">
            <text:p>10.5378123406846</text:p>
          </table:table-cell>
          <table:table-cell office:value-type="float" office:value="15.7972181634186" table:style-name="ce1">
            <text:p>15.7972181634186</text:p>
          </table:table-cell>
          <table:table-cell office:value-type="float" office:value="6.36912197165186" table:style-name="ce1">
            <text:p>6.36912197165186</text:p>
          </table:table-cell>
          <table:table-cell office:value-type="float" office:value="4.69516410932403" table:style-name="ce1">
            <text:p>4.69516410932403</text:p>
          </table:table-cell>
        </table:table-row>
        <table:table-row table:style-name="ro1">
          <table:table-cell office:value-type="string" table:style-name="ce1">
            <text:p>Willian Pacho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Paris S-G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4-083</text:p>
          </table:table-cell>
          <table:table-cell office:value-type="float" office:value="10.3" table:style-name="ce1">
            <text:p>10.3</text:p>
          </table:table-cell>
          <table:table-cell office:value-type="float" office:value="6.44864597960832" table:style-name="ce1">
            <text:p>6.44864597960832</text:p>
          </table:table-cell>
          <table:table-cell office:value-type="float" office:value="13.3432690008232" table:style-name="ce1">
            <text:p>13.3432690008232</text:p>
          </table:table-cell>
          <table:table-cell office:value-type="float" office:value="6.57272401340968" table:style-name="ce1">
            <text:p>6.57272401340968</text:p>
          </table:table-cell>
          <table:table-cell office:value-type="float" office:value="7.67991016879959" table:style-name="ce1">
            <text:p>7.67991016879959</text:p>
          </table:table-cell>
          <table:table-cell office:value-type="float" office:value="5.4345613124215" table:style-name="ce1">
            <text:p>5.4345613124215</text:p>
          </table:table-cell>
          <table:table-cell office:value-type="float" office:value="3.50677280242436" table:style-name="ce1">
            <text:p>3.50677280242436</text:p>
          </table:table-cell>
          <table:table-cell office:value-type="float" office:value="5.71666655689457" table:style-name="ce1">
            <text:p>5.71666655689457</text:p>
          </table:table-cell>
          <table:table-cell office:value-type="float" office:value="7.01665549710652" table:style-name="ce1">
            <text:p>7.01665549710652</text:p>
          </table:table-cell>
          <table:table-cell office:value-type="float" office:value="7.30413057161247" table:style-name="ce1">
            <text:p>7.30413057161247</text:p>
          </table:table-cell>
          <table:table-cell office:value-type="float" office:value="8.0061239197837" table:style-name="ce1">
            <text:p>8.0061239197837</text:p>
          </table:table-cell>
          <table:table-cell office:value-type="float" office:value="11.5141327495714" table:style-name="ce1">
            <text:p>11.5141327495714</text:p>
          </table:table-cell>
        </table:table-row>
        <table:table-row table:style-name="ro1">
          <table:table-cell office:value-type="string" table:style-name="ce1">
            <text:p>Emerson Palmieri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Marseill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1-157</text:p>
          </table:table-cell>
          <table:table-cell office:value-type="float" office:value="12.4" table:style-name="ce1">
            <text:p>12.4</text:p>
          </table:table-cell>
          <table:table-cell office:value-type="float" office:value="11.8315427546499" table:style-name="ce1">
            <text:p>11.8315427546499</text:p>
          </table:table-cell>
          <table:table-cell office:value-type="float" office:value="12.5584486759258" table:style-name="ce1">
            <text:p>12.5584486759258</text:p>
          </table:table-cell>
          <table:table-cell office:value-type="float" office:value="13.5338088288346" table:style-name="ce1">
            <text:p>13.5338088288346</text:p>
          </table:table-cell>
          <table:table-cell office:value-type="float" office:value="13.4672334524701" table:style-name="ce1">
            <text:p>13.4672334524701</text:p>
          </table:table-cell>
          <table:table-cell office:value-type="float" office:value="15.2770231870338" table:style-name="ce1">
            <text:p>15.2770231870338</text:p>
          </table:table-cell>
          <table:table-cell office:value-type="float" office:value="6.02752581294165" table:style-name="ce1">
            <text:p>6.02752581294165</text:p>
          </table:table-cell>
          <table:table-cell office:value-type="float" office:value="13.0083059167807" table:style-name="ce1">
            <text:p>13.0083059167807</text:p>
          </table:table-cell>
          <table:table-cell office:value-type="float" office:value="8.41914969379686" table:style-name="ce1">
            <text:p>8.41914969379686</text:p>
          </table:table-cell>
          <table:table-cell office:value-type="float" office:value="6.4123675467718" table:style-name="ce1">
            <text:p>6.4123675467718</text:p>
          </table:table-cell>
          <table:table-cell office:value-type="float" office:value="9.70923938814047" table:style-name="ce1">
            <text:p>9.70923938814047</text:p>
          </table:table-cell>
          <table:table-cell office:value-type="float" office:value="12.9075010612475" table:style-name="ce1">
            <text:p>12.9075010612475</text:p>
          </table:table-cell>
        </table:table-row>
        <table:table-row table:style-name="ro1">
          <table:table-cell office:value-type="string" table:style-name="ce1">
            <text:p>Benjamin Pavard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Marseill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9-285</text:p>
          </table:table-cell>
          <table:table-cell office:value-type="float" office:value="11.4" table:style-name="ce1">
            <text:p>11.4</text:p>
          </table:table-cell>
          <table:table-cell office:value-type="float" office:value="9.30375895584506" table:style-name="ce1">
            <text:p>9.30375895584506</text:p>
          </table:table-cell>
          <table:table-cell office:value-type="float" office:value="12.7484605580768" table:style-name="ce1">
            <text:p>12.7484605580768</text:p>
          </table:table-cell>
          <table:table-cell office:value-type="float" office:value="13.3936988213299" table:style-name="ce1">
            <text:p>13.3936988213299</text:p>
          </table:table-cell>
          <table:table-cell office:value-type="float" office:value="14.7659008121315" table:style-name="ce1">
            <text:p>14.7659008121315</text:p>
          </table:table-cell>
          <table:table-cell office:value-type="float" office:value="11.2288024952149" table:style-name="ce1">
            <text:p>11.2288024952149</text:p>
          </table:table-cell>
          <table:table-cell office:value-type="float" office:value="3.50677280242436" table:style-name="ce1">
            <text:p>3.50677280242436</text:p>
          </table:table-cell>
          <table:table-cell office:value-type="float" office:value="8.89904720159905" table:style-name="ce1">
            <text:p>8.89904720159905</text:p>
          </table:table-cell>
          <table:table-cell office:value-type="float" office:value="9.33639388910487" table:style-name="ce1">
            <text:p>9.33639388910487</text:p>
          </table:table-cell>
          <table:table-cell office:value-type="float" office:value="10.8926649826995" table:style-name="ce1">
            <text:p>10.8926649826995</text:p>
          </table:table-cell>
          <table:table-cell office:value-type="float" office:value="8.07007477323803" table:style-name="ce1">
            <text:p>8.07007477323803</text:p>
          </table:table-cell>
          <table:table-cell office:value-type="float" office:value="9.50567744878435" table:style-name="ce1">
            <text:p>9.50567744878435</text:p>
          </table:table-cell>
        </table:table-row>
        <table:table-row table:style-name="ro1">
          <table:table-cell office:value-type="string" table:style-name="ce1">
            <text:p>Kojo Peprah Oppong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Nic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1-217</text:p>
          </table:table-cell>
          <table:table-cell office:value-type="float" office:value="14.8" table:style-name="ce1">
            <text:p>14.8</text:p>
          </table:table-cell>
          <table:table-cell office:value-type="float" office:value="7.34254001318691" table:style-name="ce1">
            <text:p>7.34254001318691</text:p>
          </table:table-cell>
          <table:table-cell office:value-type="float" office:value="13.0274512107881" table:style-name="ce1">
            <text:p>13.0274512107881</text:p>
          </table:table-cell>
          <table:table-cell office:value-type="float" office:value="6.87645439291739" table:style-name="ce1">
            <text:p>6.87645439291739</text:p>
          </table:table-cell>
          <table:table-cell office:value-type="float" office:value="11.3305890302852" table:style-name="ce1">
            <text:p>11.3305890302852</text:p>
          </table:table-cell>
          <table:table-cell office:value-type="float" office:value="9.69356579109211" table:style-name="ce1">
            <text:p>9.69356579109211</text:p>
          </table:table-cell>
          <table:table-cell office:value-type="float" office:value="11.6885655031052" table:style-name="ce1">
            <text:p>11.6885655031052</text:p>
          </table:table-cell>
          <table:table-cell office:value-type="float" office:value="7.48096978253481" table:style-name="ce1">
            <text:p>7.48096978253481</text:p>
          </table:table-cell>
          <table:table-cell office:value-type="float" office:value="8.23843373580567" table:style-name="ce1">
            <text:p>8.23843373580567</text:p>
          </table:table-cell>
          <table:table-cell office:value-type="float" office:value="11.537723182631" table:style-name="ce1">
            <text:p>11.537723182631</text:p>
          </table:table-cell>
          <table:table-cell office:value-type="float" office:value="11.6023893174021" table:style-name="ce1">
            <text:p>11.6023893174021</text:p>
          </table:table-cell>
          <table:table-cell office:value-type="float" office:value="9.63799770525635" table:style-name="ce1">
            <text:p>9.63799770525635</text:p>
          </table:table-cell>
        </table:table-row>
        <table:table-row table:style-name="ro1">
          <table:table-cell office:value-type="string" table:style-name="ce1">
            <text:p>Romain Perraud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ill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8-107</text:p>
          </table:table-cell>
          <table:table-cell office:value-type="float" office:value="12.8" table:style-name="ce1">
            <text:p>12.8</text:p>
          </table:table-cell>
          <table:table-cell office:value-type="float" office:value="13.6239509624849" table:style-name="ce1">
            <text:p>13.6239509624849</text:p>
          </table:table-cell>
          <table:table-cell office:value-type="float" office:value="11.1790861458147" table:style-name="ce1">
            <text:p>11.1790861458147</text:p>
          </table:table-cell>
          <table:table-cell office:value-type="float" office:value="16.3719837999483" table:style-name="ce1">
            <text:p>16.3719837999483</text:p>
          </table:table-cell>
          <table:table-cell office:value-type="float" office:value="14.7659008121315" table:style-name="ce1">
            <text:p>14.7659008121315</text:p>
          </table:table-cell>
          <table:table-cell office:value-type="float" office:value="14.2467878834325" table:style-name="ce1">
            <text:p>14.2467878834325</text:p>
          </table:table-cell>
          <table:table-cell office:value-type="float" office:value="6.55722032076122" table:style-name="ce1">
            <text:p>6.55722032076122</text:p>
          </table:table-cell>
          <table:table-cell office:value-type="float" office:value="15.9207037071836" table:style-name="ce1">
            <text:p>15.9207037071836</text:p>
          </table:table-cell>
          <table:table-cell office:value-type="float" office:value="11.9698282699815" table:style-name="ce1">
            <text:p>11.9698282699815</text:p>
          </table:table-cell>
          <table:table-cell office:value-type="float" office:value="14.3606061963098" table:style-name="ce1">
            <text:p>14.3606061963098</text:p>
          </table:table-cell>
          <table:table-cell office:value-type="float" office:value="8.78392424689432" table:style-name="ce1">
            <text:p>8.78392424689432</text:p>
          </table:table-cell>
          <table:table-cell office:value-type="float" office:value="8.40672360676242" table:style-name="ce1">
            <text:p>8.40672360676242</text:p>
          </table:table-cell>
        </table:table-row>
        <table:table-row table:style-name="ro1">
          <table:table-cell office:value-type="string" table:style-name="ce1">
            <text:p>Anthony Rouault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Rennes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4-223</text:p>
          </table:table-cell>
          <table:table-cell office:value-type="float" office:value="9.5" table:style-name="ce1">
            <text:p>9.5</text:p>
          </table:table-cell>
          <table:table-cell office:value-type="float" office:value="6.38096979045675" table:style-name="ce1">
            <text:p>6.38096979045675</text:p>
          </table:table-cell>
          <table:table-cell office:value-type="float" office:value="10.1484366320249" table:style-name="ce1">
            <text:p>10.1484366320249</text:p>
          </table:table-cell>
          <table:table-cell office:value-type="float" office:value="6.42395454395276" table:style-name="ce1">
            <text:p>6.42395454395276</text:p>
          </table:table-cell>
          <table:table-cell office:value-type="float" office:value="11.7319074987493" table:style-name="ce1">
            <text:p>11.7319074987493</text:p>
          </table:table-cell>
          <table:table-cell office:value-type="float" office:value="7.063523129156" table:style-name="ce1">
            <text:p>7.063523129156</text:p>
          </table:table-cell>
          <table:table-cell office:value-type="float" office:value="3.50677280242436" table:style-name="ce1">
            <text:p>3.50677280242436</text:p>
          </table:table-cell>
          <table:table-cell office:value-type="float" office:value="6.17680195859373" table:style-name="ce1">
            <text:p>6.17680195859373</text:p>
          </table:table-cell>
          <table:table-cell office:value-type="float" office:value="7.96978115544615" table:style-name="ce1">
            <text:p>7.96978115544615</text:p>
          </table:table-cell>
          <table:table-cell office:value-type="float" office:value="11.2173025453083" table:style-name="ce1">
            <text:p>11.2173025453083</text:p>
          </table:table-cell>
          <table:table-cell office:value-type="float" office:value="9.37771389298719" table:style-name="ce1">
            <text:p>9.37771389298719</text:p>
          </table:table-cell>
          <table:table-cell office:value-type="float" office:value="7.0890600154485" table:style-name="ce1">
            <text:p>7.0890600154485</text:p>
          </table:table-cell>
        </table:table-row>
        <table:table-row table:style-name="ro1">
          <table:table-cell office:value-type="string" table:style-name="ce1">
            <text:p>Mohammed Salisu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Monaco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265</text:p>
          </table:table-cell>
          <table:table-cell office:value-type="float" office:value="12" table:style-name="ce1">
            <text:p>12</text:p>
          </table:table-cell>
          <table:table-cell office:value-type="float" office:value="6.40347797768252" table:style-name="ce1">
            <text:p>6.40347797768252</text:p>
          </table:table-cell>
          <table:table-cell office:value-type="float" office:value="12.6538444812045" table:style-name="ce1">
            <text:p>12.6538444812045</text:p>
          </table:table-cell>
          <table:table-cell office:value-type="float" office:value="6.57272401340968" table:style-name="ce1">
            <text:p>6.57272401340968</text:p>
          </table:table-cell>
          <table:table-cell office:value-type="float" office:value="9.6711599206369" table:style-name="ce1">
            <text:p>9.6711599206369</text:p>
          </table:table-cell>
          <table:table-cell office:value-type="float" office:value="7.063523129156" table:style-name="ce1">
            <text:p>7.063523129156</text:p>
          </table:table-cell>
          <table:table-cell office:value-type="float" office:value="14.6262629211545" table:style-name="ce1">
            <text:p>14.6262629211545</text:p>
          </table:table-cell>
          <table:table-cell office:value-type="float" office:value="6.46469077337985" table:style-name="ce1">
            <text:p>6.46469077337985</text:p>
          </table:table-cell>
          <table:table-cell office:value-type="float" office:value="8.50993641839596" table:style-name="ce1">
            <text:p>8.50993641839596</text:p>
          </table:table-cell>
          <table:table-cell office:value-type="float" office:value="11.537723182631" table:style-name="ce1">
            <text:p>11.537723182631</text:p>
          </table:table-cell>
          <table:table-cell office:value-type="float" office:value="13.3266092022471" table:style-name="ce1">
            <text:p>13.3266092022471</text:p>
          </table:table-cell>
          <table:table-cell office:value-type="float" office:value="7.54864764902016" table:style-name="ce1">
            <text:p>7.54864764902016</text:p>
          </table:table-cell>
        </table:table-row>
        <table:table-row table:style-name="ro1">
          <table:table-cell office:value-type="string" table:style-name="ce1">
            <text:p>Arouna Sangante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e Havr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3-270</text:p>
          </table:table-cell>
          <table:table-cell office:value-type="float" office:value="14.6" table:style-name="ce1">
            <text:p>14.6</text:p>
          </table:table-cell>
          <table:table-cell office:value-type="float" office:value="6.11490103143934" table:style-name="ce1">
            <text:p>6.11490103143934</text:p>
          </table:table-cell>
          <table:table-cell office:value-type="float" office:value="13.0503618107963" table:style-name="ce1">
            <text:p>13.0503618107963</text:p>
          </table:table-cell>
          <table:table-cell office:value-type="float" office:value="6.87645439291739" table:style-name="ce1">
            <text:p>6.87645439291739</text:p>
          </table:table-cell>
          <table:table-cell office:value-type="float" office:value="11.6655887708917" table:style-name="ce1">
            <text:p>11.6655887708917</text:p>
          </table:table-cell>
          <table:table-cell office:value-type="float" office:value="6.3781064737784" table:style-name="ce1">
            <text:p>6.3781064737784</text:p>
          </table:table-cell>
          <table:table-cell office:value-type="float" office:value="11.9014885582958" table:style-name="ce1">
            <text:p>11.9014885582958</text:p>
          </table:table-cell>
          <table:table-cell office:value-type="float" office:value="6.36778140672996" table:style-name="ce1">
            <text:p>6.36778140672996</text:p>
          </table:table-cell>
          <table:table-cell office:value-type="float" office:value="8.87549553769832" table:style-name="ce1">
            <text:p>8.87549553769832</text:p>
          </table:table-cell>
          <table:table-cell office:value-type="float" office:value="9.56973764538248" table:style-name="ce1">
            <text:p>9.56973764538248</text:p>
          </table:table-cell>
          <table:table-cell office:value-type="float" office:value="11.411809989851" table:style-name="ce1">
            <text:p>11.411809989851</text:p>
          </table:table-cell>
          <table:table-cell office:value-type="float" office:value="7.0890600154485" table:style-name="ce1">
            <text:p>7.0890600154485</text:p>
          </table:table-cell>
        </table:table-row>
        <table:table-row table:style-name="ro1">
          <table:table-cell office:value-type="string" table:style-name="ce1">
            <text:p>Malang Sarr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ens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349</text:p>
          </table:table-cell>
          <table:table-cell office:value-type="float" office:value="16" table:style-name="ce1">
            <text:p>16</text:p>
          </table:table-cell>
          <table:table-cell office:value-type="float" office:value="6.24699641143745" table:style-name="ce1">
            <text:p>6.24699641143745</text:p>
          </table:table-cell>
          <table:table-cell office:value-type="float" office:value="13.9208819582874" table:style-name="ce1">
            <text:p>13.9208819582874</text:p>
          </table:table-cell>
          <table:table-cell office:value-type="float" office:value="6.42395454395276" table:style-name="ce1">
            <text:p>6.42395454395276</text:p>
          </table:table-cell>
          <table:table-cell office:value-type="float" office:value="13.4672334524701" table:style-name="ce1">
            <text:p>13.4672334524701</text:p>
          </table:table-cell>
          <table:table-cell office:value-type="float" office:value="8.15884489529589" table:style-name="ce1">
            <text:p>8.15884489529589</text:p>
          </table:table-cell>
          <table:table-cell office:value-type="float" office:value="10.8405825235636" table:style-name="ce1">
            <text:p>10.8405825235636</text:p>
          </table:table-cell>
          <table:table-cell office:value-type="float" office:value="6.66125620201433" table:style-name="ce1">
            <text:p>6.66125620201433</text:p>
          </table:table-cell>
          <table:table-cell office:value-type="float" office:value="8.05898494042064" table:style-name="ce1">
            <text:p>8.05898494042064</text:p>
          </table:table-cell>
          <table:table-cell office:value-type="float" office:value="8.25279273359174" table:style-name="ce1">
            <text:p>8.25279273359174</text:p>
          </table:table-cell>
          <table:table-cell office:value-type="float" office:value="13.5439281155517" table:style-name="ce1">
            <text:p>13.5439281155517</text:p>
          </table:table-cell>
          <table:table-cell office:value-type="float" office:value="10.6598938906137" table:style-name="ce1">
            <text:p>10.6598938906137</text:p>
          </table:table-cell>
        </table:table-row>
        <table:table-row table:style-name="ro1">
          <table:table-cell office:value-type="string" table:style-name="ce1">
            <text:p>Mamadou Sarr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Strasbourg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0-131</text:p>
          </table:table-cell>
          <table:table-cell office:value-type="float" office:value="12.5" table:style-name="ce1">
            <text:p>12.5</text:p>
          </table:table-cell>
          <table:table-cell office:value-type="float" office:value="6.51677350569441" table:style-name="ce1">
            <text:p>6.51677350569441</text:p>
          </table:table-cell>
          <table:table-cell office:value-type="float" office:value="14.0534650017247" table:style-name="ce1">
            <text:p>14.0534650017247</text:p>
          </table:table-cell>
          <table:table-cell office:value-type="float" office:value="6.27734166126972" table:style-name="ce1">
            <text:p>6.27734166126972</text:p>
          </table:table-cell>
          <table:table-cell office:value-type="float" office:value="7.87965200938261" table:style-name="ce1">
            <text:p>7.87965200938261</text:p>
          </table:table-cell>
          <table:table-cell office:value-type="float" office:value="6.3781064737784" table:style-name="ce1">
            <text:p>6.3781064737784</text:p>
          </table:table-cell>
          <table:table-cell office:value-type="float" office:value="10.8405825235636" table:style-name="ce1">
            <text:p>10.8405825235636</text:p>
          </table:table-cell>
          <table:table-cell office:value-type="float" office:value="6.17680195859373" table:style-name="ce1">
            <text:p>6.17680195859373</text:p>
          </table:table-cell>
          <table:table-cell office:value-type="float" office:value="7.01665549710652" table:style-name="ce1">
            <text:p>7.01665549710652</text:p>
          </table:table-cell>
          <table:table-cell office:value-type="float" office:value="6.13063130642402" table:style-name="ce1">
            <text:p>6.13063130642402</text:p>
          </table:table-cell>
          <table:table-cell office:value-type="float" office:value="9.24530970999832" table:style-name="ce1">
            <text:p>9.24530970999832</text:p>
          </table:table-cell>
          <table:table-cell office:value-type="float" office:value="7.68915440225577" table:style-name="ce1">
            <text:p>7.68915440225577</text:p>
          </table:table-cell>
        </table:table-row>
        <table:table-row table:style-name="ro1">
          <table:table-cell office:value-type="string" table:style-name="ce1">
            <text:p>Marvin Senaya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Auxerr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4-344</text:p>
          </table:table-cell>
          <table:table-cell office:value-type="float" office:value="12.5" table:style-name="ce1">
            <text:p>12.5</text:p>
          </table:table-cell>
          <table:table-cell office:value-type="float" office:value="7.46473585448149" table:style-name="ce1">
            <text:p>7.46473585448149</text:p>
          </table:table-cell>
          <table:table-cell office:value-type="float" office:value="8.70695974102244" table:style-name="ce1">
            <text:p>8.70695974102244</text:p>
          </table:table-cell>
          <table:table-cell office:value-type="float" office:value="6.72358178137804" table:style-name="ce1">
            <text:p>6.72358178137804</text:p>
          </table:table-cell>
          <table:table-cell office:value-type="float" office:value="8.90405106520934" table:style-name="ce1">
            <text:p>8.90405106520934</text:p>
          </table:table-cell>
          <table:table-cell office:value-type="float" office:value="9.30610469967662" table:style-name="ce1">
            <text:p>9.30610469967662</text:p>
          </table:table-cell>
          <table:table-cell office:value-type="float" office:value="4.6114341989847" table:style-name="ce1">
            <text:p>4.6114341989847</text:p>
          </table:table-cell>
          <table:table-cell office:value-type="float" office:value="9.2353440724214" table:style-name="ce1">
            <text:p>9.2353440724214</text:p>
          </table:table-cell>
          <table:table-cell office:value-type="float" office:value="9.15164819295978" table:style-name="ce1">
            <text:p>9.15164819295978</text:p>
          </table:table-cell>
          <table:table-cell office:value-type="float" office:value="7.93144122964731" table:style-name="ce1">
            <text:p>7.93144122964731</text:p>
          </table:table-cell>
          <table:table-cell office:value-type="float" office:value="10.8958194955335" table:style-name="ce1">
            <text:p>10.8958194955335</text:p>
          </table:table-cell>
          <table:table-cell office:value-type="float" office:value="10.9042794832707" table:style-name="ce1">
            <text:p>10.9042794832707</text:p>
          </table:table-cell>
        </table:table-row>
        <table:table-row table:style-name="ro1">
          <table:table-cell office:value-type="string" table:style-name="ce1">
            <text:p>Djibril Sidibé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Toulouse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33-162</text:p>
          </table:table-cell>
          <table:table-cell office:value-type="float" office:value="12.1" table:style-name="ce1">
            <text:p>12.1</text:p>
          </table:table-cell>
          <table:table-cell office:value-type="float" office:value="9.01626169453684" table:style-name="ce1">
            <text:p>9.01626169453684</text:p>
          </table:table-cell>
          <table:table-cell office:value-type="float" office:value="7.87286841045179" table:style-name="ce1">
            <text:p>7.87286841045179</text:p>
          </table:table-cell>
          <table:table-cell office:value-type="float" office:value="14.7990506573536" table:style-name="ce1">
            <text:p>14.7990506573536</text:p>
          </table:table-cell>
          <table:table-cell office:value-type="float" office:value="10.8534322390502" table:style-name="ce1">
            <text:p>10.8534322390502</text:p>
          </table:table-cell>
          <table:table-cell office:value-type="float" office:value="9.30610469967662" table:style-name="ce1">
            <text:p>9.30610469967662</text:p>
          </table:table-cell>
          <table:table-cell office:value-type="float" office:value="10.8405825235636" table:style-name="ce1">
            <text:p>10.8405825235636</text:p>
          </table:table-cell>
          <table:table-cell office:value-type="float" office:value="12.3095393725211" table:style-name="ce1">
            <text:p>12.3095393725211</text:p>
          </table:table-cell>
          <table:table-cell office:value-type="float" office:value="7.70446321905991" table:style-name="ce1">
            <text:p>7.70446321905991</text:p>
          </table:table-cell>
          <table:table-cell office:value-type="float" office:value="16.4162431216783" table:style-name="ce1">
            <text:p>16.4162431216783</text:p>
          </table:table-cell>
          <table:table-cell office:value-type="float" office:value="8.0061239197837" table:style-name="ce1">
            <text:p>8.0061239197837</text:p>
          </table:table-cell>
          <table:table-cell office:value-type="float" office:value="11.5773887789554" table:style-name="ce1">
            <text:p>11.5773887789554</text:p>
          </table:table-cell>
        </table:table-row>
        <table:table-row table:style-name="ro1">
          <table:table-cell office:value-type="string" table:style-name="ce1">
            <text:p>Francisco Sierralta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Auxerr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8-246</text:p>
          </table:table-cell>
          <table:table-cell office:value-type="float" office:value="9.6" table:style-name="ce1">
            <text:p>9.6</text:p>
          </table:table-cell>
          <table:table-cell office:value-type="float" office:value="5.89903310197759" table:style-name="ce1">
            <text:p>5.89903310197759</text:p>
          </table:table-cell>
          <table:table-cell office:value-type="float" office:value="8.26056265941752" table:style-name="ce1">
            <text:p>8.26056265941752</text:p>
          </table:table-cell>
          <table:table-cell office:value-type="float" office:value="6.42395454395276" table:style-name="ce1">
            <text:p>6.42395454395276</text:p>
          </table:table-cell>
          <table:table-cell office:value-type="float" office:value="6.35266720111983" table:style-name="ce1">
            <text:p>6.35266720111983</text:p>
          </table:table-cell>
          <table:table-cell office:value-type="float" office:value="5.73695053895383" table:style-name="ce1">
            <text:p>5.73695053895383</text:p>
          </table:table-cell>
          <table:table-cell office:value-type="float" office:value="14.6262629211545" table:style-name="ce1">
            <text:p>14.6262629211545</text:p>
          </table:table-cell>
          <table:table-cell office:value-type="float" office:value="5.98972033458021" table:style-name="ce1">
            <text:p>5.98972033458021</text:p>
          </table:table-cell>
          <table:table-cell office:value-type="float" office:value="8.87549553769832" table:style-name="ce1">
            <text:p>8.87549553769832</text:p>
          </table:table-cell>
          <table:table-cell office:value-type="float" office:value="12.1626938748358" table:style-name="ce1">
            <text:p>12.1626938748358</text:p>
          </table:table-cell>
          <table:table-cell office:value-type="float" office:value="9.31148954558771" table:style-name="ce1">
            <text:p>9.31148954558771</text:p>
          </table:table-cell>
          <table:table-cell office:value-type="float" office:value="8.68305940889643" table:style-name="ce1">
            <text:p>8.68305940889643</text:p>
          </table:table-cell>
        </table:table-row>
        <table:table-row table:style-name="ro1">
          <table:table-cell office:value-type="string" table:style-name="ce1">
            <text:p>Caio Henrique Oliveira Silva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Monaco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8-160</text:p>
          </table:table-cell>
          <table:table-cell office:value-type="float" office:value="11.6" table:style-name="ce1">
            <text:p>11.6</text:p>
          </table:table-cell>
          <table:table-cell office:value-type="float" office:value="10.1427472807762" table:style-name="ce1">
            <text:p>10.1427472807762</text:p>
          </table:table-cell>
          <table:table-cell office:value-type="float" office:value="10.3485045734347" table:style-name="ce1">
            <text:p>10.3485045734347</text:p>
          </table:table-cell>
          <table:table-cell office:value-type="float" office:value="10.0332796005652" table:style-name="ce1">
            <text:p>10.0332796005652</text:p>
          </table:table-cell>
          <table:table-cell office:value-type="float" office:value="12.6317392080179" table:style-name="ce1">
            <text:p>12.6317392080179</text:p>
          </table:table-cell>
          <table:table-cell office:value-type="float" office:value="12.32512361586" table:style-name="ce1">
            <text:p>12.32512361586</text:p>
          </table:table-cell>
          <table:table-cell office:value-type="float" office:value="8.63445756026847" table:style-name="ce1">
            <text:p>8.63445756026847</text:p>
          </table:table-cell>
          <table:table-cell office:value-type="float" office:value="13.0083059167807" table:style-name="ce1">
            <text:p>13.0083059167807</text:p>
          </table:table-cell>
          <table:table-cell office:value-type="float" office:value="7.01665549710652" table:style-name="ce1">
            <text:p>7.01665549710652</text:p>
          </table:table-cell>
          <table:table-cell office:value-type="float" office:value="6.4123675467718" table:style-name="ce1">
            <text:p>6.4123675467718</text:p>
          </table:table-cell>
          <table:table-cell office:value-type="float" office:value="7.75224901619147" table:style-name="ce1">
            <text:p>7.75224901619147</text:p>
          </table:table-cell>
          <table:table-cell office:value-type="float" office:value="7.68915440225577" table:style-name="ce1">
            <text:p>7.68915440225577</text:p>
          </table:table-cell>
        </table:table-row>
        <table:table-row table:style-name="ro1">
          <table:table-cell office:value-type="string" table:style-name="ce1">
            <text:p>Nicolás Tagliafico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yo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3-129</text:p>
          </table:table-cell>
          <table:table-cell office:value-type="float" office:value="9.9" table:style-name="ce1">
            <text:p>9.9</text:p>
          </table:table-cell>
          <table:table-cell office:value-type="float" office:value="9.82824720892947" table:style-name="ce1">
            <text:p>9.82824720892947</text:p>
          </table:table-cell>
          <table:table-cell office:value-type="float" office:value="9.45259122472697" table:style-name="ce1">
            <text:p>9.45259122472697</text:p>
          </table:table-cell>
          <table:table-cell office:value-type="float" office:value="13.8068721262948" table:style-name="ce1">
            <text:p>13.8068721262948</text:p>
          </table:table-cell>
          <table:table-cell office:value-type="float" office:value="9.6711599206369" table:style-name="ce1">
            <text:p>9.6711599206369</text:p>
          </table:table-cell>
          <table:table-cell office:value-type="float" office:value="10.8501398378584" table:style-name="ce1">
            <text:p>10.8501398378584</text:p>
          </table:table-cell>
          <table:table-cell office:value-type="float" office:value="6.55722032076122" table:style-name="ce1">
            <text:p>6.55722032076122</text:p>
          </table:table-cell>
          <table:table-cell office:value-type="float" office:value="9.68571352129758" table:style-name="ce1">
            <text:p>9.68571352129758</text:p>
          </table:table-cell>
          <table:table-cell office:value-type="float" office:value="7.88094809366642" table:style-name="ce1">
            <text:p>7.88094809366642</text:p>
          </table:table-cell>
          <table:table-cell office:value-type="float" office:value="9.56973764538248" table:style-name="ce1">
            <text:p>9.56973764538248</text:p>
          </table:table-cell>
          <table:table-cell office:value-type="float" office:value="7.9423595229283" table:style-name="ce1">
            <text:p>7.9423595229283</text:p>
          </table:table-cell>
          <table:table-cell office:value-type="float" office:value="8.84660849377348" table:style-name="ce1">
            <text:p>8.84660849377348</text:p>
          </table:table-cell>
        </table:table-row>
        <table:table-row table:style-name="ro1">
          <table:table-cell office:value-type="string" table:style-name="ce1">
            <text:p>Montassar Talbi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orient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7-226</text:p>
          </table:table-cell>
          <table:table-cell office:value-type="float" office:value="16" table:style-name="ce1">
            <text:p>16</text:p>
          </table:table-cell>
          <table:table-cell office:value-type="float" office:value="6.11490103143934" table:style-name="ce1">
            <text:p>6.11490103143934</text:p>
          </table:table-cell>
          <table:table-cell office:value-type="float" office:value="12.0828784181527" table:style-name="ce1">
            <text:p>12.0828784181527</text:p>
          </table:table-cell>
          <table:table-cell office:value-type="float" office:value="6.72358178137804" table:style-name="ce1">
            <text:p>6.72358178137804</text:p>
          </table:table-cell>
          <table:table-cell office:value-type="float" office:value="8.9734599061929" table:style-name="ce1">
            <text:p>8.9734599061929</text:p>
          </table:table-cell>
          <table:table-cell office:value-type="float" office:value="7.42073290952572" table:style-name="ce1">
            <text:p>7.42073290952572</text:p>
          </table:table-cell>
          <table:table-cell office:value-type="float" office:value="14.6262629211545" table:style-name="ce1">
            <text:p>14.6262629211545</text:p>
          </table:table-cell>
          <table:table-cell office:value-type="float" office:value="6.96266441185693" table:style-name="ce1">
            <text:p>6.96266441185693</text:p>
          </table:table-cell>
          <table:table-cell office:value-type="float" office:value="7.01665549710652" table:style-name="ce1">
            <text:p>7.01665549710652</text:p>
          </table:table-cell>
          <table:table-cell office:value-type="float" office:value="6.70221574008086" table:style-name="ce1">
            <text:p>6.70221574008086</text:p>
          </table:table-cell>
          <table:table-cell office:value-type="float" office:value="12.4046784845156" table:style-name="ce1">
            <text:p>12.4046784845156</text:p>
          </table:table-cell>
          <table:table-cell office:value-type="float" office:value="4.35027564524252" table:style-name="ce1">
            <text:p>4.35027564524252</text:p>
          </table:table-cell>
        </table:table-row>
        <table:table-row table:style-name="ro1">
          <table:table-cell office:value-type="string" table:style-name="ce1">
            <text:p>Tylel Tati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Nantes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17-353</text:p>
          </table:table-cell>
          <table:table-cell office:value-type="float" office:value="15.7" table:style-name="ce1">
            <text:p>15.7</text:p>
          </table:table-cell>
          <table:table-cell office:value-type="float" office:value="6.29144781535668" table:style-name="ce1">
            <text:p>6.29144781535668</text:p>
          </table:table-cell>
          <table:table-cell office:value-type="float" office:value="12.2922482398347" table:style-name="ce1">
            <text:p>12.2922482398347</text:p>
          </table:table-cell>
          <table:table-cell office:value-type="float" office:value="6.13294844019369" table:style-name="ce1">
            <text:p>6.13294844019369</text:p>
          </table:table-cell>
          <table:table-cell office:value-type="float" office:value="7.15845901850627" table:style-name="ce1">
            <text:p>7.15845901850627</text:p>
          </table:table-cell>
          <table:table-cell office:value-type="float" office:value="6.3781064737784" table:style-name="ce1">
            <text:p>6.3781064737784</text:p>
          </table:table-cell>
          <table:table-cell office:value-type="float" office:value="11.447654088082" table:style-name="ce1">
            <text:p>11.447654088082</text:p>
          </table:table-cell>
          <table:table-cell office:value-type="float" office:value="5.98972033458021" table:style-name="ce1">
            <text:p>5.98972033458021</text:p>
          </table:table-cell>
          <table:table-cell office:value-type="float" office:value="7.01665549710652" table:style-name="ce1">
            <text:p>7.01665549710652</text:p>
          </table:table-cell>
          <table:table-cell office:value-type="float" office:value="6.13063130642402" table:style-name="ce1">
            <text:p>6.13063130642402</text:p>
          </table:table-cell>
          <table:table-cell office:value-type="float" office:value="11.411809989851" table:style-name="ce1">
            <text:p>11.411809989851</text:p>
          </table:table-cell>
          <table:table-cell office:value-type="float" office:value="10.3811159925228" table:style-name="ce1">
            <text:p>10.3811159925228</text:p>
          </table:table-cell>
        </table:table-row>
        <table:table-row table:style-name="ro1">
          <table:table-cell office:value-type="string" table:style-name="ce1">
            <text:p>Hamari Traoré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Paris FC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3-345</text:p>
          </table:table-cell>
          <table:table-cell office:value-type="float" office:value="7.6" table:style-name="ce1">
            <text:p>7.6</text:p>
          </table:table-cell>
          <table:table-cell office:value-type="float" office:value="6.49401458047052" table:style-name="ce1">
            <text:p>6.49401458047052</text:p>
          </table:table-cell>
          <table:table-cell office:value-type="float" office:value="8.1695208195758" table:style-name="ce1">
            <text:p>8.1695208195758</text:p>
          </table:table-cell>
          <table:table-cell office:value-type="float" office:value="6.27734166126972" table:style-name="ce1">
            <text:p>6.27734166126972</text:p>
          </table:table-cell>
          <table:table-cell office:value-type="float" office:value="7.67991016879959" table:style-name="ce1">
            <text:p>7.67991016879959</text:p>
          </table:table-cell>
          <table:table-cell office:value-type="float" office:value="7.78623348491756" table:style-name="ce1">
            <text:p>7.78623348491756</text:p>
          </table:table-cell>
          <table:table-cell office:value-type="float" office:value="3.50677280242436" table:style-name="ce1">
            <text:p>3.50677280242436</text:p>
          </table:table-cell>
          <table:table-cell office:value-type="float" office:value="8.78742500244292" table:style-name="ce1">
            <text:p>8.78742500244292</text:p>
          </table:table-cell>
          <table:table-cell office:value-type="float" office:value="7.01665549710652" table:style-name="ce1">
            <text:p>7.01665549710652</text:p>
          </table:table-cell>
          <table:table-cell office:value-type="float" office:value="6.13063130642402" table:style-name="ce1">
            <text:p>6.13063130642402</text:p>
          </table:table-cell>
          <table:table-cell office:value-type="float" office:value="7.5640432253688" table:style-name="ce1">
            <text:p>7.5640432253688</text:p>
          </table:table-cell>
          <table:table-cell office:value-type="float" office:value="11.9833238389586" table:style-name="ce1">
            <text:p>11.9833238389586</text:p>
          </table:table-cell>
        </table:table-row>
        <table:table-row table:style-name="ro1">
          <table:table-cell office:value-type="string" table:style-name="ce1">
            <text:p>Matthieu Udol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ens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9-293</text:p>
          </table:table-cell>
          <table:table-cell office:value-type="float" office:value="16.9" table:style-name="ce1">
            <text:p>16.9</text:p>
          </table:table-cell>
          <table:table-cell office:value-type="float" office:value="12.5781456540087" table:style-name="ce1">
            <text:p>12.5781456540087</text:p>
          </table:table-cell>
          <table:table-cell office:value-type="float" office:value="12.1817881910687" table:style-name="ce1">
            <text:p>12.1817881910687</text:p>
          </table:table-cell>
          <table:table-cell office:value-type="float" office:value="18.3582014843512" table:style-name="ce1">
            <text:p>18.3582014843512</text:p>
          </table:table-cell>
          <table:table-cell office:value-type="float" office:value="12.2531031442085" table:style-name="ce1">
            <text:p>12.2531031442085</text:p>
          </table:table-cell>
          <table:table-cell office:value-type="float" office:value="15.2770231870338" table:style-name="ce1">
            <text:p>15.2770231870338</text:p>
          </table:table-cell>
          <table:table-cell office:value-type="float" office:value="6.41921875726186" table:style-name="ce1">
            <text:p>6.41921875726186</text:p>
          </table:table-cell>
          <table:table-cell office:value-type="float" office:value="15.5651744498833" table:style-name="ce1">
            <text:p>15.5651744498833</text:p>
          </table:table-cell>
          <table:table-cell office:value-type="float" office:value="9.70669604175287" table:style-name="ce1">
            <text:p>9.70669604175287</text:p>
          </table:table-cell>
          <table:table-cell office:value-type="float" office:value="9.23758137241338" table:style-name="ce1">
            <text:p>9.23758137241338</text:p>
          </table:table-cell>
          <table:table-cell office:value-type="float" office:value="11.6655103795187" table:style-name="ce1">
            <text:p>11.6655103795187</text:p>
          </table:table-cell>
          <table:table-cell office:value-type="float" office:value="8.03709298396943" table:style-name="ce1">
            <text:p>8.03709298396943</text:p>
          </table:table-cell>
        </table:table-row>
        <table:table-row table:style-name="ro1">
          <table:table-cell office:value-type="string" table:style-name="ce1">
            <text:p>Terry Yegbe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Metz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4-347</text:p>
          </table:table-cell>
          <table:table-cell office:value-type="float" office:value="12.2" table:style-name="ce1">
            <text:p>12.2</text:p>
          </table:table-cell>
          <table:table-cell office:value-type="float" office:value="6.5624393812575" table:style-name="ce1">
            <text:p>6.5624393812575</text:p>
          </table:table-cell>
          <table:table-cell office:value-type="float" office:value="11.3088549426016" table:style-name="ce1">
            <text:p>11.3088549426016</text:p>
          </table:table-cell>
          <table:table-cell office:value-type="float" office:value="8.66519376791141" table:style-name="ce1">
            <text:p>8.66519376791141</text:p>
          </table:table-cell>
          <table:table-cell office:value-type="float" office:value="6.9676197542124" table:style-name="ce1">
            <text:p>6.9676197542124</text:p>
          </table:table-cell>
          <table:table-cell office:value-type="float" office:value="6.3781064737784" table:style-name="ce1">
            <text:p>6.3781064737784</text:p>
          </table:table-cell>
          <table:table-cell office:value-type="float" office:value="8.63445756026847" table:style-name="ce1">
            <text:p>8.63445756026847</text:p>
          </table:table-cell>
          <table:table-cell office:value-type="float" office:value="6.08276599732266" table:style-name="ce1">
            <text:p>6.08276599732266</text:p>
          </table:table-cell>
          <table:table-cell office:value-type="float" office:value="7.70446321905991" table:style-name="ce1">
            <text:p>7.70446321905991</text:p>
          </table:table-cell>
          <table:table-cell office:value-type="float" office:value="7.61496179638914" table:style-name="ce1">
            <text:p>7.61496179638914</text:p>
          </table:table-cell>
          <table:table-cell office:value-type="float" office:value="10.7653458810897" table:style-name="ce1">
            <text:p>10.7653458810897</text:p>
          </table:table-cell>
          <table:table-cell office:value-type="float" office:value="9.38996834865831" table:style-name="ce1">
            <text:p>9.38996834865831</text:p>
          </table:table-cell>
        </table:table-row>
        <table:table-row table:style-name="ro1">
          <table:table-cell office:value-type="string" table:style-name="ce1">
            <text:p>Darlin Yongwa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orient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107</text:p>
          </table:table-cell>
          <table:table-cell office:value-type="float" office:value="8.8" table:style-name="ce1">
            <text:p>8.8</text:p>
          </table:table-cell>
          <table:table-cell office:value-type="float" office:value="9.01626169453684" table:style-name="ce1">
            <text:p>9.01626169453684</text:p>
          </table:table-cell>
          <table:table-cell office:value-type="float" office:value="8.05296747041247" table:style-name="ce1">
            <text:p>8.05296747041247</text:p>
          </table:table-cell>
          <table:table-cell office:value-type="float" office:value="9.17587745473378" table:style-name="ce1">
            <text:p>9.17587745473378</text:p>
          </table:table-cell>
          <table:table-cell office:value-type="float" office:value="10.2996753026444" table:style-name="ce1">
            <text:p>10.2996753026444</text:p>
          </table:table-cell>
          <table:table-cell office:value-type="float" office:value="13.0114332739421" table:style-name="ce1">
            <text:p>13.0114332739421</text:p>
          </table:table-cell>
          <table:table-cell office:value-type="float" office:value="7.35920508188505" table:style-name="ce1">
            <text:p>7.35920508188505</text:p>
          </table:table-cell>
          <table:table-cell office:value-type="float" office:value="10.023676740018" table:style-name="ce1">
            <text:p>10.023676740018</text:p>
          </table:table-cell>
          <table:table-cell office:value-type="float" office:value="7.96978115544615" table:style-name="ce1">
            <text:p>7.96978115544615</text:p>
          </table:table-cell>
          <table:table-cell office:value-type="float" office:value="6.4123675467718" table:style-name="ce1">
            <text:p>6.4123675467718</text:p>
          </table:table-cell>
          <table:table-cell office:value-type="float" office:value="7.3163438427274" table:style-name="ce1">
            <text:p>7.3163438427274</text:p>
          </table:table-cell>
          <table:table-cell office:value-type="float" office:value="5.91595034844921" table:style-name="ce1">
            <text:p>5.91595034844921</text:p>
          </table:table-cell>
        </table:table-row>
        <table:table-row table:style-name="ro1">
          <table:table-cell office:value-type="string" table:style-name="ce1">
            <text:p>Illia Zabarnyi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Paris S-G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3-128</text:p>
          </table:table-cell>
          <table:table-cell office:value-type="float" office:value="13" table:style-name="ce1">
            <text:p>13</text:p>
          </table:table-cell>
          <table:table-cell office:value-type="float" office:value="6.09307085860459" table:style-name="ce1">
            <text:p>6.09307085860459</text:p>
          </table:table-cell>
          <table:table-cell office:value-type="float" office:value="15.4852066672076" table:style-name="ce1">
            <text:p>15.4852066672076</text:p>
          </table:table-cell>
          <table:table-cell office:value-type="float" office:value="6.57272401340968" table:style-name="ce1">
            <text:p>6.57272401340968</text:p>
          </table:table-cell>
          <table:table-cell office:value-type="float" office:value="15.125494252411" table:style-name="ce1">
            <text:p>15.125494252411</text:p>
          </table:table-cell>
          <table:table-cell office:value-type="float" office:value="7.063523129156" table:style-name="ce1">
            <text:p>7.063523129156</text:p>
          </table:table-cell>
          <table:table-cell office:value-type="float" office:value="10.8405825235636" table:style-name="ce1">
            <text:p>10.8405825235636</text:p>
          </table:table-cell>
          <table:table-cell office:value-type="float" office:value="7.06479474417667" table:style-name="ce1">
            <text:p>7.06479474417667</text:p>
          </table:table-cell>
          <table:table-cell office:value-type="float" office:value="7.70446321905991" table:style-name="ce1">
            <text:p>7.70446321905991</text:p>
          </table:table-cell>
          <table:table-cell office:value-type="float" office:value="9.23758137241338" table:style-name="ce1">
            <text:p>9.23758137241338</text:p>
          </table:table-cell>
          <table:table-cell office:value-type="float" office:value="8.71836829379035" table:style-name="ce1">
            <text:p>8.71836829379035</text:p>
          </table:table-cell>
          <table:table-cell office:value-type="float" office:value="10.871795611381" table:style-name="ce1">
            <text:p>10.871795611381</text:p>
          </table:table-cell>
        </table:table-row>
        <table:table-row table:style-name="ro1">
          <table:table-cell office:value-type="string" table:style-name="ce1">
            <text:p>Warren Zaïre-Emery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Paris S-G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19-305</text:p>
          </table:table-cell>
          <table:table-cell office:value-type="float" office:value="14.9" table:style-name="ce1">
            <text:p>14.9</text:p>
          </table:table-cell>
          <table:table-cell office:value-type="float" office:value="12.7870485862208" table:style-name="ce1">
            <text:p>12.7870485862208</text:p>
          </table:table-cell>
          <table:table-cell office:value-type="float" office:value="16.0882449984385" table:style-name="ce1">
            <text:p>16.0882449984385</text:p>
          </table:table-cell>
          <table:table-cell office:value-type="float" office:value="15.3357122749764" table:style-name="ce1">
            <text:p>15.3357122749764</text:p>
          </table:table-cell>
          <table:table-cell office:value-type="float" office:value="17.1806177680974" table:style-name="ce1">
            <text:p>17.1806177680974</text:p>
          </table:table-cell>
          <table:table-cell office:value-type="float" office:value="17.2201956277753" table:style-name="ce1">
            <text:p>17.2201956277753</text:p>
          </table:table-cell>
          <table:table-cell office:value-type="float" office:value="9.70488826665547" table:style-name="ce1">
            <text:p>9.70488826665547</text:p>
          </table:table-cell>
          <table:table-cell office:value-type="float" office:value="16.3379792861227" table:style-name="ce1">
            <text:p>16.3379792861227</text:p>
          </table:table-cell>
          <table:table-cell office:value-type="float" office:value="9.42889887164237" table:style-name="ce1">
            <text:p>9.42889887164237</text:p>
          </table:table-cell>
          <table:table-cell office:value-type="float" office:value="10.234234607081" table:style-name="ce1">
            <text:p>10.234234607081</text:p>
          </table:table-cell>
          <table:table-cell office:value-type="float" office:value="7.75224901619147" table:style-name="ce1">
            <text:p>7.75224901619147</text:p>
          </table:table-cell>
          <table:table-cell office:value-type="float" office:value="9.22486772287562" table:style-name="ce1">
            <text:p>9.22486772287562</text:p>
          </table:table-cell>
        </table:table-row>
        <table:table-row table:style-name="ro1">
          <table:table-cell office:value-type="string" table:style-name="ce1">
            <text:p>Yanis Zouaoui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e Havr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1-181</text:p>
          </table:table-cell>
          <table:table-cell office:value-type="float" office:value="14.7" table:style-name="ce1">
            <text:p>14.7</text:p>
          </table:table-cell>
          <table:table-cell office:value-type="float" office:value="11.4068704764142" table:style-name="ce1">
            <text:p>11.4068704764142</text:p>
          </table:table-cell>
          <table:table-cell office:value-type="float" office:value="10.7464170560429" table:style-name="ce1">
            <text:p>10.7464170560429</text:p>
          </table:table-cell>
          <table:table-cell office:value-type="float" office:value="12.5063019143014" table:style-name="ce1">
            <text:p>12.5063019143014</text:p>
          </table:table-cell>
          <table:table-cell office:value-type="float" office:value="13.0583856176332" table:style-name="ce1">
            <text:p>13.0583856176332</text:p>
          </table:table-cell>
          <table:table-cell office:value-type="float" office:value="14.7882046189078" table:style-name="ce1">
            <text:p>14.7882046189078</text:p>
          </table:table-cell>
          <table:table-cell office:value-type="float" office:value="7.96189472008288" table:style-name="ce1">
            <text:p>7.96189472008288</text:p>
          </table:table-cell>
          <table:table-cell office:value-type="float" office:value="13.8388813273985" table:style-name="ce1">
            <text:p>13.8388813273985</text:p>
          </table:table-cell>
          <table:table-cell office:value-type="float" office:value="8.78378280862293" table:style-name="ce1">
            <text:p>8.78378280862293</text:p>
          </table:table-cell>
          <table:table-cell office:value-type="float" office:value="7.30413057161247" table:style-name="ce1">
            <text:p>7.30413057161247</text:p>
          </table:table-cell>
          <table:table-cell office:value-type="float" office:value="8.91534000176565" table:style-name="ce1">
            <text:p>8.91534000176565</text:p>
          </table:table-cell>
          <table:table-cell office:value-type="float" office:value="8.87939414592067" table:style-name="ce1">
            <text:p>8.87939414592067</text:p>
          </table:table-cell>
        </table:table-row>
        <table:table-row table:style-name="ro1">
          <table:table-cell office:value-type="string" table:style-name="ce1">
            <text:p>Patrick van Aanholt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Sparta R'dam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5-131</text:p>
          </table:table-cell>
          <table:table-cell office:value-type="float" office:value="7.3" table:style-name="ce1">
            <text:p>7.3</text:p>
          </table:table-cell>
          <table:table-cell office:value-type="float" office:value="10.6982334488127" table:style-name="ce1">
            <text:p>10.6982334488127</text:p>
          </table:table-cell>
          <table:table-cell office:value-type="float" office:value="6.22384506903552" table:style-name="ce1">
            <text:p>6.22384506903552</text:p>
          </table:table-cell>
          <table:table-cell office:value-type="float" office:value="11.9008723723999" table:style-name="ce1">
            <text:p>11.9008723723999</text:p>
          </table:table-cell>
          <table:table-cell office:value-type="float" office:value="6.67564307047069" table:style-name="ce1">
            <text:p>6.67564307047069</text:p>
          </table:table-cell>
          <table:table-cell office:value-type="float" office:value="7.75192825119527" table:style-name="ce1">
            <text:p>7.75192825119527</text:p>
          </table:table-cell>
          <table:table-cell office:value-type="float" office:value="9.47382494915809" table:style-name="ce1">
            <text:p>9.47382494915809</text:p>
          </table:table-cell>
          <table:table-cell office:value-type="float" office:value="8.48788204399008" table:style-name="ce1">
            <text:p>8.48788204399008</text:p>
          </table:table-cell>
          <table:table-cell office:value-type="float" office:value="9.73475569130265" table:style-name="ce1">
            <text:p>9.73475569130265</text:p>
          </table:table-cell>
          <table:table-cell office:value-type="float" office:value="11.0438313430598" table:style-name="ce1">
            <text:p>11.0438313430598</text:p>
          </table:table-cell>
          <table:table-cell office:value-type="float" office:value="6.5876354497105" table:style-name="ce1">
            <text:p>6.5876354497105</text:p>
          </table:table-cell>
          <table:table-cell office:value-type="float" office:value="6.54694144961877" table:style-name="ce1">
            <text:p>6.54694144961877</text:p>
          </table:table-cell>
        </table:table-row>
        <table:table-row table:style-name="ro1">
          <table:table-cell office:value-type="string" table:style-name="ce1">
            <text:p>Shawn Adewoye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Fortuna Sittard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192</text:p>
          </table:table-cell>
          <table:table-cell office:value-type="float" office:value="14.1" table:style-name="ce1">
            <text:p>14.1</text:p>
          </table:table-cell>
          <table:table-cell office:value-type="float" office:value="6.46963402246944" table:style-name="ce1">
            <text:p>6.46963402246944</text:p>
          </table:table-cell>
          <table:table-cell office:value-type="float" office:value="9.20274029339751" table:style-name="ce1">
            <text:p>9.20274029339751</text:p>
          </table:table-cell>
          <table:table-cell office:value-type="float" office:value="5.83300634456317" table:style-name="ce1">
            <text:p>5.83300634456317</text:p>
          </table:table-cell>
          <table:table-cell office:value-type="float" office:value="8.14797928711671" table:style-name="ce1">
            <text:p>8.14797928711671</text:p>
          </table:table-cell>
          <table:table-cell office:value-type="float" office:value="5.49494496702437" table:style-name="ce1">
            <text:p>5.49494496702437</text:p>
          </table:table-cell>
          <table:table-cell office:value-type="float" office:value="7.84016222193209" table:style-name="ce1">
            <text:p>7.84016222193209</text:p>
          </table:table-cell>
          <table:table-cell office:value-type="float" office:value="5.52320419020965" table:style-name="ce1">
            <text:p>5.52320419020965</text:p>
          </table:table-cell>
          <table:table-cell office:value-type="float" office:value="6.91616132090414" table:style-name="ce1">
            <text:p>6.91616132090414</text:p>
          </table:table-cell>
          <table:table-cell office:value-type="float" office:value="5.82248525080253" table:style-name="ce1">
            <text:p>5.82248525080253</text:p>
          </table:table-cell>
          <table:table-cell office:value-type="float" office:value="11.1540089869936" table:style-name="ce1">
            <text:p>11.1540089869936</text:p>
          </table:table-cell>
          <table:table-cell office:value-type="float" office:value="11.1582626914533" table:style-name="ce1">
            <text:p>11.1582626914533</text:p>
          </table:table-cell>
        </table:table-row>
        <table:table-row table:style-name="ro1">
          <table:table-cell office:value-type="string" table:style-name="ce1">
            <text:p>Olivier Aertssen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Zwoll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1-153</text:p>
          </table:table-cell>
          <table:table-cell office:value-type="float" office:value="12.4" table:style-name="ce1">
            <text:p>12.4</text:p>
          </table:table-cell>
          <table:table-cell office:value-type="float" office:value="6.80033886264699" table:style-name="ce1">
            <text:p>6.80033886264699</text:p>
          </table:table-cell>
          <table:table-cell office:value-type="float" office:value="6.89463072641111" table:style-name="ce1">
            <text:p>6.89463072641111</text:p>
          </table:table-cell>
          <table:table-cell office:value-type="float" office:value="12.5367594306941" table:style-name="ce1">
            <text:p>12.5367594306941</text:p>
          </table:table-cell>
          <table:table-cell office:value-type="float" office:value="7.39939692951291" table:style-name="ce1">
            <text:p>7.39939692951291</text:p>
          </table:table-cell>
          <table:table-cell office:value-type="float" office:value="9.50419858863168" table:style-name="ce1">
            <text:p>9.50419858863168</text:p>
          </table:table-cell>
          <table:table-cell office:value-type="float" office:value="7.57993671487881" table:style-name="ce1">
            <text:p>7.57993671487881</text:p>
          </table:table-cell>
          <table:table-cell office:value-type="float" office:value="8.48788204399008" table:style-name="ce1">
            <text:p>8.48788204399008</text:p>
          </table:table-cell>
          <table:table-cell office:value-type="float" office:value="6.37118394163676" table:style-name="ce1">
            <text:p>6.37118394163676</text:p>
          </table:table-cell>
          <table:table-cell office:value-type="float" office:value="5.82248525080253" table:style-name="ce1">
            <text:p>5.82248525080253</text:p>
          </table:table-cell>
          <table:table-cell office:value-type="float" office:value="11.5329064035157" table:style-name="ce1">
            <text:p>11.5329064035157</text:p>
          </table:table-cell>
          <table:table-cell office:value-type="float" office:value="9.97478437228789" table:style-name="ce1">
            <text:p>9.97478437228789</text:p>
          </table:table-cell>
        </table:table-row>
        <table:table-row table:style-name="ro1">
          <table:table-cell office:value-type="string" table:style-name="ce1">
            <text:p>Anel Ahmedhodžić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Feyenoord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287</text:p>
          </table:table-cell>
          <table:table-cell office:value-type="float" office:value="15.1" table:style-name="ce1">
            <text:p>15.1</text:p>
          </table:table-cell>
          <table:table-cell office:value-type="float" office:value="6.91230706434235" table:style-name="ce1">
            <text:p>6.91230706434235</text:p>
          </table:table-cell>
          <table:table-cell office:value-type="float" office:value="12.4697743920788" table:style-name="ce1">
            <text:p>12.4697743920788</text:p>
          </table:table-cell>
          <table:table-cell office:value-type="float" office:value="8.95458269274946" table:style-name="ce1">
            <text:p>8.95458269274946</text:p>
          </table:table-cell>
          <table:table-cell office:value-type="float" office:value="13.0561581553281" table:style-name="ce1">
            <text:p>13.0561581553281</text:p>
          </table:table-cell>
          <table:table-cell office:value-type="float" office:value="14.268476542439" table:style-name="ce1">
            <text:p>14.268476542439</text:p>
          </table:table-cell>
          <table:table-cell office:value-type="float" office:value="5.9540128237215" table:style-name="ce1">
            <text:p>5.9540128237215</text:p>
          </table:table-cell>
          <table:table-cell office:value-type="float" office:value="8.99934540573089" table:style-name="ce1">
            <text:p>8.99934540573089</text:p>
          </table:table-cell>
          <table:table-cell office:value-type="float" office:value="6.37118394163676" table:style-name="ce1">
            <text:p>6.37118394163676</text:p>
          </table:table-cell>
          <table:table-cell office:value-type="float" office:value="7.78906877655225" table:style-name="ce1">
            <text:p>7.78906877655225</text:p>
          </table:table-cell>
          <table:table-cell office:value-type="float" office:value="11.2089068268546" table:style-name="ce1">
            <text:p>11.2089068268546</text:p>
          </table:table-cell>
          <table:table-cell office:value-type="float" office:value="11.5493841921506" table:style-name="ce1">
            <text:p>11.5493841921506</text:p>
          </table:table-cell>
        </table:table-row>
        <table:table-row table:style-name="ro1">
          <table:table-cell office:value-type="string" table:style-name="ce1">
            <text:p>Mawouna Amevor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Volendam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4-022</text:p>
          </table:table-cell>
          <table:table-cell office:value-type="float" office:value="13.6" table:style-name="ce1">
            <text:p>13.6</text:p>
          </table:table-cell>
          <table:table-cell office:value-type="float" office:value="6.40449255500557" table:style-name="ce1">
            <text:p>6.40449255500557</text:p>
          </table:table-cell>
          <table:table-cell office:value-type="float" office:value="9.39653175012094" table:style-name="ce1">
            <text:p>9.39653175012094</text:p>
          </table:table-cell>
          <table:table-cell office:value-type="float" office:value="8.64292505832161" table:style-name="ce1">
            <text:p>8.64292505832161</text:p>
          </table:table-cell>
          <table:table-cell office:value-type="float" office:value="7.39939692951291" table:style-name="ce1">
            <text:p>7.39939692951291</text:p>
          </table:table-cell>
          <table:table-cell office:value-type="float" office:value="6.41374015731806" table:style-name="ce1">
            <text:p>6.41374015731806</text:p>
          </table:table-cell>
          <table:table-cell/>
          <table:table-cell office:value-type="float" office:value="5.60858965720794" table:style-name="ce1">
            <text:p>5.60858965720794</text:p>
          </table:table-cell>
          <table:table-cell office:value-type="float" office:value="7.56247953835632" table:style-name="ce1">
            <text:p>7.56247953835632</text:p>
          </table:table-cell>
          <table:table-cell office:value-type="float" office:value="9.8906341130789" table:style-name="ce1">
            <text:p>9.8906341130789</text:p>
          </table:table-cell>
          <table:table-cell office:value-type="float" office:value="10.3039907972292" table:style-name="ce1">
            <text:p>10.3039907972292</text:p>
          </table:table-cell>
          <table:table-cell office:value-type="float" office:value="7.95847040551876" table:style-name="ce1">
            <text:p>7.95847040551876</text:p>
          </table:table-cell>
        </table:table-row>
        <table:table-row table:style-name="ro1">
          <table:table-cell office:value-type="string" table:style-name="ce1">
            <text:p>Youri Baas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Ajax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2-296</text:p>
          </table:table-cell>
          <table:table-cell office:value-type="float" office:value="14.7" table:style-name="ce1">
            <text:p>14.7</text:p>
          </table:table-cell>
          <table:table-cell office:value-type="float" office:value="6.97987439035675" table:style-name="ce1">
            <text:p>6.97987439035675</text:p>
          </table:table-cell>
          <table:table-cell office:value-type="float" office:value="14.8890708631609" table:style-name="ce1">
            <text:p>14.8890708631609</text:p>
          </table:table-cell>
          <table:table-cell office:value-type="float" office:value="7.56228980410256" table:style-name="ce1">
            <text:p>7.56228980410256</text:p>
          </table:table-cell>
          <table:table-cell office:value-type="float" office:value="14.9075541637542" table:style-name="ce1">
            <text:p>14.9075541637542</text:p>
          </table:table-cell>
          <table:table-cell office:value-type="float" office:value="14.4497886334424" table:style-name="ce1">
            <text:p>14.4497886334424</text:p>
          </table:table-cell>
          <table:table-cell office:value-type="float" office:value="8.37841822878187" table:style-name="ce1">
            <text:p>8.37841822878187</text:p>
          </table:table-cell>
          <table:table-cell office:value-type="float" office:value="9.50924918563116" table:style-name="ce1">
            <text:p>9.50924918563116</text:p>
          </table:table-cell>
          <table:table-cell office:value-type="float" office:value="8.56152181093934" table:style-name="ce1">
            <text:p>8.56152181093934</text:p>
          </table:table-cell>
          <table:table-cell office:value-type="float" office:value="10.7627251176114" table:style-name="ce1">
            <text:p>10.7627251176114</text:p>
          </table:table-cell>
          <table:table-cell office:value-type="float" office:value="11.0988665482447" table:style-name="ce1">
            <text:p>11.0988665482447</text:p>
          </table:table-cell>
          <table:table-cell office:value-type="float" office:value="8.6612689450675" table:style-name="ce1">
            <text:p>8.6612689450675</text:p>
          </table:table-cell>
        </table:table-row>
        <table:table-row table:style-name="ro1">
          <table:table-cell office:value-type="string" table:style-name="ce1">
            <text:p>Danny Bakker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Telstar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0-356</text:p>
          </table:table-cell>
          <table:table-cell office:value-type="float" office:value="12.3" table:style-name="ce1">
            <text:p>12.3</text:p>
          </table:table-cell>
          <table:table-cell office:value-type="float" office:value="8.70972339493302" table:style-name="ce1">
            <text:p>8.70972339493302</text:p>
          </table:table-cell>
          <table:table-cell office:value-type="float" office:value="10.0203942227183" table:style-name="ce1">
            <text:p>10.0203942227183</text:p>
          </table:table-cell>
          <table:table-cell office:value-type="float" office:value="8.48722763481621" table:style-name="ce1">
            <text:p>8.48722763481621</text:p>
          </table:table-cell>
          <table:table-cell office:value-type="float" office:value="12.8239669283694" table:style-name="ce1">
            <text:p>12.8239669283694</text:p>
          </table:table-cell>
          <table:table-cell office:value-type="float" office:value="10.8666209648925" table:style-name="ce1">
            <text:p>10.8666209648925</text:p>
          </table:table-cell>
          <table:table-cell office:value-type="float" office:value="7.84016222193209" table:style-name="ce1">
            <text:p>7.84016222193209</text:p>
          </table:table-cell>
          <table:table-cell office:value-type="float" office:value="7.377729971425" table:style-name="ce1">
            <text:p>7.377729971425</text:p>
          </table:table-cell>
          <table:table-cell office:value-type="float" office:value="6.99571930821566" table:style-name="ce1">
            <text:p>6.99571930821566</text:p>
          </table:table-cell>
          <table:table-cell office:value-type="float" office:value="9.59281640991042" table:style-name="ce1">
            <text:p>9.59281640991042</text:p>
          </table:table-cell>
          <table:table-cell office:value-type="float" office:value="10.5923844246929" table:style-name="ce1">
            <text:p>10.5923844246929</text:p>
          </table:table-cell>
          <table:table-cell office:value-type="float" office:value="5.29872813264313" table:style-name="ce1">
            <text:p>5.29872813264313</text:p>
          </table:table-cell>
        </table:table-row>
        <table:table-row table:style-name="ro1">
          <table:table-cell office:value-type="string" table:style-name="ce1">
            <text:p>Thijmen Blokzijl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Groninge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0-316</text:p>
          </table:table-cell>
          <table:table-cell office:value-type="float" office:value="17" table:style-name="ce1">
            <text:p>17</text:p>
          </table:table-cell>
          <table:table-cell office:value-type="float" office:value="5.83489703767918" table:style-name="ce1">
            <text:p>5.83489703767918</text:p>
          </table:table-cell>
          <table:table-cell office:value-type="float" office:value="13.6303638268497" table:style-name="ce1">
            <text:p>13.6303638268497</text:p>
          </table:table-cell>
          <table:table-cell office:value-type="float" office:value="6.10507047032053" table:style-name="ce1">
            <text:p>6.10507047032053</text:p>
          </table:table-cell>
          <table:table-cell office:value-type="float" office:value="13.7340797378494" table:style-name="ce1">
            <text:p>13.7340797378494</text:p>
          </table:table-cell>
          <table:table-cell office:value-type="float" office:value="7.75192825119527" table:style-name="ce1">
            <text:p>7.75192825119527</text:p>
          </table:table-cell>
          <table:table-cell office:value-type="float" office:value="7.84016222193209" table:style-name="ce1">
            <text:p>7.84016222193209</text:p>
          </table:table-cell>
          <table:table-cell office:value-type="float" office:value="6.04847830464288" table:style-name="ce1">
            <text:p>6.04847830464288</text:p>
          </table:table-cell>
          <table:table-cell office:value-type="float" office:value="6.37118394163676" table:style-name="ce1">
            <text:p>6.37118394163676</text:p>
          </table:table-cell>
          <table:table-cell office:value-type="float" office:value="6.35575596036171" table:style-name="ce1">
            <text:p>6.35575596036171</text:p>
          </table:table-cell>
          <table:table-cell office:value-type="float" office:value="10.5923844246929" table:style-name="ce1">
            <text:p>10.5923844246929</text:p>
          </table:table-cell>
          <table:table-cell office:value-type="float" office:value="8.63123742373384" table:style-name="ce1">
            <text:p>8.63123742373384</text:p>
          </table:table-cell>
        </table:table-row>
        <table:table-row table:style-name="ro1">
          <table:table-cell office:value-type="string" table:style-name="ce1">
            <text:p>Jordy Bos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Feyenoord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3-070</text:p>
          </table:table-cell>
          <table:table-cell office:value-type="float" office:value="8.1" table:style-name="ce1">
            <text:p>8.1</text:p>
          </table:table-cell>
          <table:table-cell office:value-type="float" office:value="12.669160357437" table:style-name="ce1">
            <text:p>12.669160357437</text:p>
          </table:table-cell>
          <table:table-cell office:value-type="float" office:value="8.55873938220122" table:style-name="ce1">
            <text:p>8.55873938220122</text:p>
          </table:table-cell>
          <table:table-cell office:value-type="float" office:value="12.2888155924158" table:style-name="ce1">
            <text:p>12.2888155924158</text:p>
          </table:table-cell>
          <table:table-cell office:value-type="float" office:value="11.0676495039135" table:style-name="ce1">
            <text:p>11.0676495039135</text:p>
          </table:table-cell>
          <table:table-cell office:value-type="float" office:value="13.8716693224258" table:style-name="ce1">
            <text:p>13.8716693224258</text:p>
          </table:table-cell>
          <table:table-cell office:value-type="float" office:value="7.68610174074417" table:style-name="ce1">
            <text:p>7.68610174074417</text:p>
          </table:table-cell>
          <table:table-cell office:value-type="float" office:value="11.270113404049" table:style-name="ce1">
            <text:p>11.270113404049</text:p>
          </table:table-cell>
          <table:table-cell office:value-type="float" office:value="9.40142425608061" table:style-name="ce1">
            <text:p>9.40142425608061</text:p>
          </table:table-cell>
          <table:table-cell office:value-type="float" office:value="12.8182820194026" table:style-name="ce1">
            <text:p>12.8182820194026</text:p>
          </table:table-cell>
          <table:table-cell office:value-type="float" office:value="8.09520591069413" table:style-name="ce1">
            <text:p>8.09520591069413</text:p>
          </table:table-cell>
          <table:table-cell office:value-type="float" office:value="10.6551414544249" table:style-name="ce1">
            <text:p>10.6551414544249</text:p>
          </table:table-cell>
        </table:table-row>
        <table:table-row table:style-name="ro1">
          <table:table-cell office:value-type="string" table:style-name="ce1">
            <text:p>Oliver Braude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Heerenvee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1-320</text:p>
          </table:table-cell>
          <table:table-cell office:value-type="float" office:value="15.5" table:style-name="ce1">
            <text:p>15.5</text:p>
          </table:table-cell>
          <table:table-cell office:value-type="float" office:value="10.4490247251133" table:style-name="ce1">
            <text:p>10.4490247251133</text:p>
          </table:table-cell>
          <table:table-cell office:value-type="float" office:value="10.5021834495516" table:style-name="ce1">
            <text:p>10.5021834495516</text:p>
          </table:table-cell>
          <table:table-cell office:value-type="float" office:value="15.2811818128355" table:style-name="ce1">
            <text:p>15.2811818128355</text:p>
          </table:table-cell>
          <table:table-cell office:value-type="float" office:value="11.2416590423541" table:style-name="ce1">
            <text:p>11.2416590423541</text:p>
          </table:table-cell>
          <table:table-cell office:value-type="float" office:value="12.3975971368535" table:style-name="ce1">
            <text:p>12.3975971368535</text:p>
          </table:table-cell>
          <table:table-cell office:value-type="float" office:value="8.23429041309636" table:style-name="ce1">
            <text:p>8.23429041309636</text:p>
          </table:table-cell>
          <table:table-cell office:value-type="float" office:value="12.8764562948219" table:style-name="ce1">
            <text:p>12.8764562948219</text:p>
          </table:table-cell>
          <table:table-cell office:value-type="float" office:value="6.8370011676791" table:style-name="ce1">
            <text:p>6.8370011676791</text:p>
          </table:table-cell>
          <table:table-cell office:value-type="float" office:value="7.49360725485224" table:style-name="ce1">
            <text:p>7.49360725485224</text:p>
          </table:table-cell>
          <table:table-cell office:value-type="float" office:value="9.53683342157447" table:style-name="ce1">
            <text:p>9.53683342157447</text:p>
          </table:table-cell>
          <table:table-cell office:value-type="float" office:value="6.53313725397564" table:style-name="ce1">
            <text:p>6.53313725397564</text:p>
          </table:table-cell>
        </table:table-row>
        <table:table-row table:style-name="ro1">
          <table:table-cell office:value-type="string" table:style-name="ce1">
            <text:p>Ilias Bronkhorst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Excelsior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8-242</text:p>
          </table:table-cell>
          <table:table-cell office:value-type="float" office:value="13.4" table:style-name="ce1">
            <text:p>13.4</text:p>
          </table:table-cell>
          <table:table-cell office:value-type="float" office:value="10.7879229916004" table:style-name="ce1">
            <text:p>10.7879229916004</text:p>
          </table:table-cell>
          <table:table-cell office:value-type="float" office:value="9.1420738612613" table:style-name="ce1">
            <text:p>9.1420738612613</text:p>
          </table:table-cell>
          <table:table-cell office:value-type="float" office:value="8.95458269274946" table:style-name="ce1">
            <text:p>8.95458269274946</text:p>
          </table:table-cell>
          <table:table-cell office:value-type="float" office:value="11.2416590423541" table:style-name="ce1">
            <text:p>11.2416590423541</text:p>
          </table:table-cell>
          <table:table-cell office:value-type="float" office:value="12.1113770103461" table:style-name="ce1">
            <text:p>12.1113770103461</text:p>
          </table:table-cell>
          <table:table-cell office:value-type="float" office:value="7.1831848138462" table:style-name="ce1">
            <text:p>7.1831848138462</text:p>
          </table:table-cell>
          <table:table-cell office:value-type="float" office:value="11.7234161111487" table:style-name="ce1">
            <text:p>11.7234161111487</text:p>
          </table:table-cell>
          <table:table-cell office:value-type="float" office:value="6.91616132090414" table:style-name="ce1">
            <text:p>6.91616132090414</text:p>
          </table:table-cell>
          <table:table-cell office:value-type="float" office:value="6.08566991983533" table:style-name="ce1">
            <text:p>6.08566991983533</text:p>
          </table:table-cell>
          <table:table-cell office:value-type="float" office:value="9.05692357746001" table:style-name="ce1">
            <text:p>9.05692357746001</text:p>
          </table:table-cell>
          <table:table-cell office:value-type="float" office:value="6.9675927326405" table:style-name="ce1">
            <text:p>6.9675927326405</text:p>
          </table:table-cell>
        </table:table-row>
        <table:table-row table:style-name="ro1">
          <table:table-cell office:value-type="string" table:style-name="ce1">
            <text:p>Max Bruns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Twent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3-062</text:p>
          </table:table-cell>
          <table:table-cell office:value-type="float" office:value="7.5" table:style-name="ce1">
            <text:p>7.5</text:p>
          </table:table-cell>
          <table:table-cell office:value-type="float" office:value="6.49142464537295" table:style-name="ce1">
            <text:p>6.49142464537295</text:p>
          </table:table-cell>
          <table:table-cell office:value-type="float" office:value="7.45338758495985" table:style-name="ce1">
            <text:p>7.45338758495985</text:p>
          </table:table-cell>
          <table:table-cell office:value-type="float" office:value="5.83300634456317" table:style-name="ce1">
            <text:p>5.83300634456317</text:p>
          </table:table-cell>
          <table:table-cell office:value-type="float" office:value="9.60440119418239" table:style-name="ce1">
            <text:p>9.60440119418239</text:p>
          </table:table-cell>
          <table:table-cell office:value-type="float" office:value="6.09788489209697" table:style-name="ce1">
            <text:p>6.09788489209697</text:p>
          </table:table-cell>
          <table:table-cell office:value-type="float" office:value="10.8066546541235" table:style-name="ce1">
            <text:p>10.8066546541235</text:p>
          </table:table-cell>
          <table:table-cell office:value-type="float" office:value="5.60858965720794" table:style-name="ce1">
            <text:p>5.60858965720794</text:p>
          </table:table-cell>
          <table:table-cell office:value-type="float" office:value="7.39894649277077" table:style-name="ce1">
            <text:p>7.39894649277077</text:p>
          </table:table-cell>
          <table:table-cell office:value-type="float" office:value="8.68940463687868" table:style-name="ce1">
            <text:p>8.68940463687868</text:p>
          </table:table-cell>
          <table:table-cell office:value-type="float" office:value="6.75532214119098" table:style-name="ce1">
            <text:p>6.75532214119098</text:p>
          </table:table-cell>
          <table:table-cell office:value-type="float" office:value="10.0188504552405" table:style-name="ce1">
            <text:p>10.0188504552405</text:p>
          </table:table-cell>
        </table:table-row>
        <table:table-row table:style-name="ro1">
          <table:table-cell office:value-type="string" table:style-name="ce1">
            <text:p>Jasper Dahlhaus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Fortuna Sittard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4-041</text:p>
          </table:table-cell>
          <table:table-cell office:value-type="float" office:value="14.1" table:style-name="ce1">
            <text:p>14.1</text:p>
          </table:table-cell>
          <table:table-cell office:value-type="float" office:value="8.4478936839329" table:style-name="ce1">
            <text:p>8.4478936839329</text:p>
          </table:table-cell>
          <table:table-cell office:value-type="float" office:value="8.85046147357081" table:style-name="ce1">
            <text:p>8.85046147357081</text:p>
          </table:table-cell>
          <table:table-cell office:value-type="float" office:value="9.11030474553483" table:style-name="ce1">
            <text:p>9.11030474553483</text:p>
          </table:table-cell>
          <table:table-cell office:value-type="float" office:value="9.03545337864732" table:style-name="ce1">
            <text:p>9.03545337864732</text:p>
          </table:table-cell>
          <table:table-cell office:value-type="float" office:value="11.8144940658414" table:style-name="ce1">
            <text:p>11.8144940658414</text:p>
          </table:table-cell>
          <table:table-cell office:value-type="float" office:value="6.47109899788841" table:style-name="ce1">
            <text:p>6.47109899788841</text:p>
          </table:table-cell>
          <table:table-cell office:value-type="float" office:value="9.81271111857163" table:style-name="ce1">
            <text:p>9.81271111857163</text:p>
          </table:table-cell>
          <table:table-cell office:value-type="float" office:value="7.48056916054216" table:style-name="ce1">
            <text:p>7.48056916054216</text:p>
          </table:table-cell>
          <table:table-cell office:value-type="float" office:value="6.08566991983533" table:style-name="ce1">
            <text:p>6.08566991983533</text:p>
          </table:table-cell>
          <table:table-cell office:value-type="float" office:value="11.9493984232828" table:style-name="ce1">
            <text:p>11.9493984232828</text:p>
          </table:table-cell>
          <table:table-cell office:value-type="float" office:value="7.35575856333376" table:style-name="ce1">
            <text:p>7.35575856333376</text:p>
          </table:table-cell>
        </table:table-row>
        <table:table-row table:style-name="ro1">
          <table:table-cell office:value-type="string" table:style-name="ce1">
            <text:p>Eli Dasa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NEC Nijmege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3-035</text:p>
          </table:table-cell>
          <table:table-cell office:value-type="float" office:value="9.2" table:style-name="ce1">
            <text:p>9.2</text:p>
          </table:table-cell>
          <table:table-cell office:value-type="float" office:value="9.84738246647489" table:style-name="ce1">
            <text:p>9.84738246647489</text:p>
          </table:table-cell>
          <table:table-cell office:value-type="float" office:value="7.76228126513854" table:style-name="ce1">
            <text:p>7.76228126513854</text:p>
          </table:table-cell>
          <table:table-cell office:value-type="float" office:value="8.64292505832161" table:style-name="ce1">
            <text:p>8.64292505832161</text:p>
          </table:table-cell>
          <table:table-cell office:value-type="float" office:value="9.28895150477609" table:style-name="ce1">
            <text:p>9.28895150477609</text:p>
          </table:table-cell>
          <table:table-cell office:value-type="float" office:value="9.85202091338012" table:style-name="ce1">
            <text:p>9.85202091338012</text:p>
          </table:table-cell>
          <table:table-cell office:value-type="float" office:value="6.40514995813267" table:style-name="ce1">
            <text:p>6.40514995813267</text:p>
          </table:table-cell>
          <table:table-cell office:value-type="float" office:value="8.99934540573089" table:style-name="ce1">
            <text:p>8.99934540573089</text:p>
          </table:table-cell>
          <table:table-cell office:value-type="float" office:value="7.23663029157935" table:style-name="ce1">
            <text:p>7.23663029157935</text:p>
          </table:table-cell>
          <table:table-cell office:value-type="float" office:value="6.35575596036171" table:style-name="ce1">
            <text:p>6.35575596036171</text:p>
          </table:table-cell>
          <table:table-cell office:value-type="float" office:value="6.1511085818644" table:style-name="ce1">
            <text:p>6.1511085818644</text:p>
          </table:table-cell>
          <table:table-cell office:value-type="float" office:value="9.69411607153862" table:style-name="ce1">
            <text:p>9.69411607153862</text:p>
          </table:table-cell>
        </table:table-row>
        <table:table-row table:style-name="ro1">
          <table:table-cell office:value-type="string" table:style-name="ce1">
            <text:p>Mats Deijl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Go Ahead Eag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8-176</text:p>
          </table:table-cell>
          <table:table-cell office:value-type="float" office:value="16.5" table:style-name="ce1">
            <text:p>16.5</text:p>
          </table:table-cell>
          <table:table-cell office:value-type="float" office:value="8.78119272861812" table:style-name="ce1">
            <text:p>8.78119272861812</text:p>
          </table:table-cell>
          <table:table-cell office:value-type="float" office:value="11.1503629879604" table:style-name="ce1">
            <text:p>11.1503629879604</text:p>
          </table:table-cell>
          <table:table-cell office:value-type="float" office:value="13.1172136366343" table:style-name="ce1">
            <text:p>13.1172136366343</text:p>
          </table:table-cell>
          <table:table-cell office:value-type="float" office:value="12.0182831767035" table:style-name="ce1">
            <text:p>12.0182831767035</text:p>
          </table:table-cell>
          <table:table-cell office:value-type="float" office:value="11.5075623480385" table:style-name="ce1">
            <text:p>11.5075623480385</text:p>
          </table:table-cell>
          <table:table-cell office:value-type="float" office:value="7.11397300526159" table:style-name="ce1">
            <text:p>7.11397300526159</text:p>
          </table:table-cell>
          <table:table-cell office:value-type="float" office:value="13.0990454498985" table:style-name="ce1">
            <text:p>13.0990454498985</text:p>
          </table:table-cell>
          <table:table-cell office:value-type="float" office:value="7.80976767183603" table:style-name="ce1">
            <text:p>7.80976767183603</text:p>
          </table:table-cell>
          <table:table-cell office:value-type="float" office:value="14.3440108648357" table:style-name="ce1">
            <text:p>14.3440108648357</text:p>
          </table:table-cell>
          <table:table-cell office:value-type="float" office:value="9.47706248814727" table:style-name="ce1">
            <text:p>9.47706248814727</text:p>
          </table:table-cell>
          <table:table-cell office:value-type="float" office:value="10.6266835455812" table:style-name="ce1">
            <text:p>10.6266835455812</text:p>
          </table:table-cell>
        </table:table-row>
        <table:table-row table:style-name="ro1">
          <table:table-cell office:value-type="string" table:style-name="ce1">
            <text:p>Mike van der Hoorn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Utrecht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3-084</text:p>
          </table:table-cell>
          <table:table-cell office:value-type="float" office:value="10.9" table:style-name="ce1">
            <text:p>10.9</text:p>
          </table:table-cell>
          <table:table-cell office:value-type="float" office:value="6.14751624899888" table:style-name="ce1">
            <text:p>6.14751624899888</text:p>
          </table:table-cell>
          <table:table-cell office:value-type="float" office:value="9.88941540564193" table:style-name="ce1">
            <text:p>9.88941540564193</text:p>
          </table:table-cell>
          <table:table-cell office:value-type="float" office:value="7.26022633806489" table:style-name="ce1">
            <text:p>7.26022633806489</text:p>
          </table:table-cell>
          <table:table-cell office:value-type="float" office:value="10.4713811231284" table:style-name="ce1">
            <text:p>10.4713811231284</text:p>
          </table:table-cell>
          <table:table-cell office:value-type="float" office:value="5.20920075993751" table:style-name="ce1">
            <text:p>5.20920075993751</text:p>
          </table:table-cell>
          <table:table-cell office:value-type="float" office:value="5.9540128237215" table:style-name="ce1">
            <text:p>5.9540128237215</text:p>
          </table:table-cell>
          <table:table-cell office:value-type="float" office:value="5.60858965720794" table:style-name="ce1">
            <text:p>5.60858965720794</text:p>
          </table:table-cell>
          <table:table-cell office:value-type="float" office:value="8.56152181093934" table:style-name="ce1">
            <text:p>8.56152181093934</text:p>
          </table:table-cell>
          <table:table-cell office:value-type="float" office:value="11.0438313430598" table:style-name="ce1">
            <text:p>11.0438313430598</text:p>
          </table:table-cell>
          <table:table-cell office:value-type="float" office:value="9.77502726648732" table:style-name="ce1">
            <text:p>9.77502726648732</text:p>
          </table:table-cell>
          <table:table-cell office:value-type="float" office:value="6.98181877001363" table:style-name="ce1">
            <text:p>6.98181877001363</text:p>
          </table:table-cell>
        </table:table-row>
        <table:table-row table:style-name="ro1">
          <table:table-cell office:value-type="string" table:style-name="ce1">
            <text:p>Sergiño Dest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PSV Eindhove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065</text:p>
          </table:table-cell>
          <table:table-cell office:value-type="float" office:value="15.5" table:style-name="ce1">
            <text:p>15.5</text:p>
          </table:table-cell>
          <table:table-cell office:value-type="float" office:value="12.5215747337332" table:style-name="ce1">
            <text:p>12.5215747337332</text:p>
          </table:table-cell>
          <table:table-cell office:value-type="float" office:value="12.8787108526304" table:style-name="ce1">
            <text:p>12.8787108526304</text:p>
          </table:table-cell>
          <table:table-cell office:value-type="float" office:value="15.9721647815726" table:style-name="ce1">
            <text:p>15.9721647815726</text:p>
          </table:table-cell>
          <table:table-cell office:value-type="float" office:value="14.8810608207771" table:style-name="ce1">
            <text:p>14.8810608207771</text:p>
          </table:table-cell>
          <table:table-cell office:value-type="float" office:value="15.9590699141053" table:style-name="ce1">
            <text:p>15.9590699141053</text:p>
          </table:table-cell>
          <table:table-cell office:value-type="float" office:value="7.41568905857847" table:style-name="ce1">
            <text:p>7.41568905857847</text:p>
          </table:table-cell>
          <table:table-cell office:value-type="float" office:value="15.4663189883751" table:style-name="ce1">
            <text:p>15.4663189883751</text:p>
          </table:table-cell>
          <table:table-cell office:value-type="float" office:value="8.47752648588635" table:style-name="ce1">
            <text:p>8.47752648588635</text:p>
          </table:table-cell>
          <table:table-cell office:value-type="float" office:value="10.4763525435362" table:style-name="ce1">
            <text:p>10.4763525435362</text:p>
          </table:table-cell>
          <table:table-cell office:value-type="float" office:value="8.03549880664397" table:style-name="ce1">
            <text:p>8.03549880664397</text:p>
          </table:table-cell>
          <table:table-cell office:value-type="float" office:value="10.267055151763" table:style-name="ce1">
            <text:p>10.267055151763</text:p>
          </table:table-cell>
        </table:table-row>
        <table:table-row table:style-name="ro1">
          <table:table-cell office:value-type="string" table:style-name="ce1">
            <text:p>Matisse Didden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Utrecht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4-091</text:p>
          </table:table-cell>
          <table:table-cell office:value-type="float" office:value="7.6" table:style-name="ce1">
            <text:p>7.6</text:p>
          </table:table-cell>
          <table:table-cell office:value-type="float" office:value="6.44788160865629" table:style-name="ce1">
            <text:p>6.44788160865629</text:p>
          </table:table-cell>
          <table:table-cell office:value-type="float" office:value="7.4770129438922" table:style-name="ce1">
            <text:p>7.4770129438922</text:p>
          </table:table-cell>
          <table:table-cell office:value-type="float" office:value="5.83300634456317" table:style-name="ce1">
            <text:p>5.83300634456317</text:p>
          </table:table-cell>
          <table:table-cell office:value-type="float" office:value="6.97342492599876" table:style-name="ce1">
            <text:p>6.97342492599876</text:p>
          </table:table-cell>
          <table:table-cell office:value-type="float" office:value="5.49494496702437" table:style-name="ce1">
            <text:p>5.49494496702437</text:p>
          </table:table-cell>
          <table:table-cell office:value-type="float" office:value="13.2807733667193" table:style-name="ce1">
            <text:p>13.2807733667193</text:p>
          </table:table-cell>
          <table:table-cell office:value-type="float" office:value="5.43871792284935" table:style-name="ce1">
            <text:p>5.43871792284935</text:p>
          </table:table-cell>
          <table:table-cell office:value-type="float" office:value="8.47752648588635" table:style-name="ce1">
            <text:p>8.47752648588635</text:p>
          </table:table-cell>
          <table:table-cell office:value-type="float" office:value="9.2927736313214" table:style-name="ce1">
            <text:p>9.2927736313214</text:p>
          </table:table-cell>
          <table:table-cell office:value-type="float" office:value="7.67932454990187" table:style-name="ce1">
            <text:p>7.67932454990187</text:p>
          </table:table-cell>
          <table:table-cell office:value-type="float" office:value="3.42241543601565" table:style-name="ce1">
            <text:p>3.42241543601565</text:p>
          </table:table-cell>
        </table:table-row>
        <table:table-row table:style-name="ro1">
          <table:table-cell office:value-type="string" table:style-name="ce1">
            <text:p>Ryan Flamingo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PSV Eindhove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3-007</text:p>
          </table:table-cell>
          <table:table-cell office:value-type="float" office:value="8.4" table:style-name="ce1">
            <text:p>8.4</text:p>
          </table:table-cell>
          <table:table-cell office:value-type="float" office:value="8.13950752816813" table:style-name="ce1">
            <text:p>8.13950752816813</text:p>
          </table:table-cell>
          <table:table-cell office:value-type="float" office:value="9.1420738612613" table:style-name="ce1">
            <text:p>9.1420738612613</text:p>
          </table:table-cell>
          <table:table-cell office:value-type="float" office:value="9.88312751121183" table:style-name="ce1">
            <text:p>9.88312751121183</text:p>
          </table:table-cell>
          <table:table-cell office:value-type="float" office:value="10.4105378373237" table:style-name="ce1">
            <text:p>10.4105378373237</text:p>
          </table:table-cell>
          <table:table-cell office:value-type="float" office:value="5.49494496702437" table:style-name="ce1">
            <text:p>5.49494496702437</text:p>
          </table:table-cell>
          <table:table-cell office:value-type="float" office:value="7.84016222193209" table:style-name="ce1">
            <text:p>7.84016222193209</text:p>
          </table:table-cell>
          <table:table-cell office:value-type="float" office:value="5.69486015986812" table:style-name="ce1">
            <text:p>5.69486015986812</text:p>
          </table:table-cell>
          <table:table-cell office:value-type="float" office:value="10.3095995676451" table:style-name="ce1">
            <text:p>10.3095995676451</text:p>
          </table:table-cell>
          <table:table-cell office:value-type="float" office:value="10.1854078306425" table:style-name="ce1">
            <text:p>10.1854078306425</text:p>
          </table:table-cell>
          <table:table-cell office:value-type="float" office:value="8.57521127164058" table:style-name="ce1">
            <text:p>8.57521127164058</text:p>
          </table:table-cell>
          <table:table-cell office:value-type="float" office:value="7.67749913943803" table:style-name="ce1">
            <text:p>7.67749913943803</text:p>
          </table:table-cell>
        </table:table-row>
        <table:table-row table:style-name="ro1">
          <table:table-cell office:value-type="string" table:style-name="ce1">
            <text:p>Sherel Floranus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Zwoll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7-137</text:p>
          </table:table-cell>
          <table:table-cell office:value-type="float" office:value="16.4" table:style-name="ce1">
            <text:p>16.4</text:p>
          </table:table-cell>
          <table:table-cell office:value-type="float" office:value="6.80033886264699" table:style-name="ce1">
            <text:p>6.80033886264699</text:p>
          </table:table-cell>
          <table:table-cell office:value-type="float" office:value="9.96093683703587" table:style-name="ce1">
            <text:p>9.96093683703587</text:p>
          </table:table-cell>
          <table:table-cell office:value-type="float" office:value="12.6574088556658" table:style-name="ce1">
            <text:p>12.6574088556658</text:p>
          </table:table-cell>
          <table:table-cell office:value-type="float" office:value="8.65450781058461" table:style-name="ce1">
            <text:p>8.65450781058461</text:p>
          </table:table-cell>
          <table:table-cell office:value-type="float" office:value="13.4278178303719" table:style-name="ce1">
            <text:p>13.4278178303719</text:p>
          </table:table-cell>
          <table:table-cell office:value-type="float" office:value="7.01065856570109" table:style-name="ce1">
            <text:p>7.01065856570109</text:p>
          </table:table-cell>
          <table:table-cell office:value-type="float" office:value="12.8002700658229" table:style-name="ce1">
            <text:p>12.8002700658229</text:p>
          </table:table-cell>
          <table:table-cell office:value-type="float" office:value="7.80976767183603" table:style-name="ce1">
            <text:p>7.80976767183603</text:p>
          </table:table-cell>
          <table:table-cell office:value-type="float" office:value="10.1854078306425" table:style-name="ce1">
            <text:p>10.1854078306425</text:p>
          </table:table-cell>
          <table:table-cell office:value-type="float" office:value="10.3620222743344" table:style-name="ce1">
            <text:p>10.3620222743344</text:p>
          </table:table-cell>
          <table:table-cell office:value-type="float" office:value="4.38643558668975" table:style-name="ce1">
            <text:p>4.38643558668975</text:p>
          </table:table-cell>
        </table:table-row>
        <table:table-row table:style-name="ro1">
          <table:table-cell office:value-type="string" table:style-name="ce1">
            <text:p>Anton Gaaei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Ajax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3-049</text:p>
          </table:table-cell>
          <table:table-cell office:value-type="float" office:value="7.8" table:style-name="ce1">
            <text:p>7.8</text:p>
          </table:table-cell>
          <table:table-cell office:value-type="float" office:value="12.7055308234841" table:style-name="ce1">
            <text:p>12.7055308234841</text:p>
          </table:table-cell>
          <table:table-cell office:value-type="float" office:value="7.16026698551123" table:style-name="ce1">
            <text:p>7.16026698551123</text:p>
          </table:table-cell>
          <table:table-cell office:value-type="float" office:value="14.5113662514207" table:style-name="ce1">
            <text:p>14.5113662514207</text:p>
          </table:table-cell>
          <table:table-cell office:value-type="float" office:value="8.84500086875026" table:style-name="ce1">
            <text:p>8.84500086875026</text:p>
          </table:table-cell>
          <table:table-cell office:value-type="float" office:value="12.6726636730141" table:style-name="ce1">
            <text:p>12.6726636730141</text:p>
          </table:table-cell>
          <table:table-cell office:value-type="float" office:value="7.01065856570109" table:style-name="ce1">
            <text:p>7.01065856570109</text:p>
          </table:table-cell>
          <table:table-cell office:value-type="float" office:value="13.3125981557304" table:style-name="ce1">
            <text:p>13.3125981557304</text:p>
          </table:table-cell>
          <table:table-cell office:value-type="float" office:value="10.5514623614383" table:style-name="ce1">
            <text:p>10.5514623614383</text:p>
          </table:table-cell>
          <table:table-cell office:value-type="float" office:value="6.35575596036171" table:style-name="ce1">
            <text:p>6.35575596036171</text:p>
          </table:table-cell>
          <table:table-cell office:value-type="float" office:value="5.62991598048132" table:style-name="ce1">
            <text:p>5.62991598048132</text:p>
          </table:table-cell>
          <table:table-cell office:value-type="float" office:value="7.26880749263196" table:style-name="ce1">
            <text:p>7.26880749263196</text:p>
          </table:table-cell>
        </table:table-row>
        <table:table-row table:style-name="ro1">
          <table:table-cell office:value-type="string" table:style-name="ce1">
            <text:p>Anselmo García MacNulty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Zwoll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2-322</text:p>
          </table:table-cell>
          <table:table-cell office:value-type="float" office:value="15.8" table:style-name="ce1">
            <text:p>15.8</text:p>
          </table:table-cell>
          <table:table-cell office:value-type="float" office:value="6.64500423283591" table:style-name="ce1">
            <text:p>6.64500423283591</text:p>
          </table:table-cell>
          <table:table-cell office:value-type="float" office:value="11.0275612716073" table:style-name="ce1">
            <text:p>11.0275612716073</text:p>
          </table:table-cell>
          <table:table-cell office:value-type="float" office:value="6.52669808498171" table:style-name="ce1">
            <text:p>6.52669808498171</text:p>
          </table:table-cell>
          <table:table-cell office:value-type="float" office:value="11.3562743721045" table:style-name="ce1">
            <text:p>11.3562743721045</text:p>
          </table:table-cell>
          <table:table-cell office:value-type="float" office:value="7.40830180427841" table:style-name="ce1">
            <text:p>7.40830180427841</text:p>
          </table:table-cell>
          <table:table-cell office:value-type="float" office:value="13.2807733667193" table:style-name="ce1">
            <text:p>13.2807733667193</text:p>
          </table:table-cell>
          <table:table-cell office:value-type="float" office:value="6.13893061085485" table:style-name="ce1">
            <text:p>6.13893061085485</text:p>
          </table:table-cell>
          <table:table-cell office:value-type="float" office:value="6.8370011676791" table:style-name="ce1">
            <text:p>6.8370011676791</text:p>
          </table:table-cell>
          <table:table-cell office:value-type="float" office:value="6.08566991983533" table:style-name="ce1">
            <text:p>6.08566991983533</text:p>
          </table:table-cell>
          <table:table-cell office:value-type="float" office:value="11.6387524024251" table:style-name="ce1">
            <text:p>11.6387524024251</text:p>
          </table:table-cell>
          <table:table-cell office:value-type="float" office:value="9.45599868530044" table:style-name="ce1">
            <text:p>9.45599868530044</text:p>
          </table:table-cell>
        </table:table-row>
        <table:table-row table:style-name="ro1">
          <table:table-cell office:value-type="string" table:style-name="ce1">
            <text:p>Yarek Gasiorowski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PSV Eindhove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0-360</text:p>
          </table:table-cell>
          <table:table-cell office:value-type="float" office:value="14" table:style-name="ce1">
            <text:p>14</text:p>
          </table:table-cell>
          <table:table-cell office:value-type="float" office:value="5.73294079329464" table:style-name="ce1">
            <text:p>5.73294079329464</text:p>
          </table:table-cell>
          <table:table-cell office:value-type="float" office:value="12.8876933370508" table:style-name="ce1">
            <text:p>12.8876933370508</text:p>
          </table:table-cell>
          <table:table-cell office:value-type="float" office:value="7.41073988126146" table:style-name="ce1">
            <text:p>7.41073988126146</text:p>
          </table:table-cell>
          <table:table-cell office:value-type="float" office:value="11.1839287388997" table:style-name="ce1">
            <text:p>11.1839287388997</text:p>
          </table:table-cell>
          <table:table-cell office:value-type="float" office:value="8.45002363964144" table:style-name="ce1">
            <text:p>8.45002363964144</text:p>
          </table:table-cell>
          <table:table-cell office:value-type="float" office:value="7.84016222193209" table:style-name="ce1">
            <text:p>7.84016222193209</text:p>
          </table:table-cell>
          <table:table-cell office:value-type="float" office:value="6.23016446218796" table:style-name="ce1">
            <text:p>6.23016446218796</text:p>
          </table:table-cell>
          <table:table-cell office:value-type="float" office:value="8.05902679234729" table:style-name="ce1">
            <text:p>8.05902679234729</text:p>
          </table:table-cell>
          <table:table-cell office:value-type="float" office:value="13.6508381210322" table:style-name="ce1">
            <text:p>13.6508381210322</text:p>
          </table:table-cell>
          <table:table-cell office:value-type="float" office:value="11.3720872052453" table:style-name="ce1">
            <text:p>11.3720872052453</text:p>
          </table:table-cell>
          <table:table-cell office:value-type="float" office:value="10.1651771837987" table:style-name="ce1">
            <text:p>10.1651771837987</text:p>
          </table:table-cell>
        </table:table-row>
        <table:table-row table:style-name="ro1">
          <table:table-cell office:value-type="string" table:style-name="ce1">
            <text:p>Wouter Goes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AZ Alkmaar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1-211</text:p>
          </table:table-cell>
          <table:table-cell office:value-type="float" office:value="14.4" table:style-name="ce1">
            <text:p>14.4</text:p>
          </table:table-cell>
          <table:table-cell office:value-type="float" office:value="8.35284668558191" table:style-name="ce1">
            <text:p>8.35284668558191</text:p>
          </table:table-cell>
          <table:table-cell office:value-type="float" office:value="12.1759719697976" table:style-name="ce1">
            <text:p>12.1759719697976</text:p>
          </table:table-cell>
          <table:table-cell office:value-type="float" office:value="6.38444795113248" table:style-name="ce1">
            <text:p>6.38444795113248</text:p>
          </table:table-cell>
          <table:table-cell office:value-type="float" office:value="13.6547813693328" table:style-name="ce1">
            <text:p>13.6547813693328</text:p>
          </table:table-cell>
          <table:table-cell office:value-type="float" office:value="11.8144940658414" table:style-name="ce1">
            <text:p>11.8144940658414</text:p>
          </table:table-cell>
          <table:table-cell office:value-type="float" office:value="7.84016222193209" table:style-name="ce1">
            <text:p>7.84016222193209</text:p>
          </table:table-cell>
          <table:table-cell office:value-type="float" office:value="7.97905798381993" table:style-name="ce1">
            <text:p>7.97905798381993</text:p>
          </table:table-cell>
          <table:table-cell office:value-type="float" office:value="6.37118394163676" table:style-name="ce1">
            <text:p>6.37118394163676</text:p>
          </table:table-cell>
          <table:table-cell office:value-type="float" office:value="5.31861080819221" table:style-name="ce1">
            <text:p>5.31861080819221</text:p>
          </table:table-cell>
          <table:table-cell office:value-type="float" office:value="9.95255495571146" table:style-name="ce1">
            <text:p>9.95255495571146</text:p>
          </table:table-cell>
          <table:table-cell office:value-type="float" office:value="7.23990711626251" table:style-name="ce1">
            <text:p>7.23990711626251</text:p>
          </table:table-cell>
        </table:table-row>
        <table:table-row table:style-name="ro1">
          <table:table-cell office:value-type="string" table:style-name="ce1">
            <text:p>Simon Graves Jensen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Zwoll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230</text:p>
          </table:table-cell>
          <table:table-cell office:value-type="float" office:value="16.4" table:style-name="ce1">
            <text:p>16.4</text:p>
          </table:table-cell>
          <table:table-cell office:value-type="float" office:value="5.65221666439986" table:style-name="ce1">
            <text:p>5.65221666439986</text:p>
          </table:table-cell>
          <table:table-cell office:value-type="float" office:value="11.7977437564919" table:style-name="ce1">
            <text:p>11.7977437564919</text:p>
          </table:table-cell>
          <table:table-cell office:value-type="float" office:value="6.10507047032053" table:style-name="ce1">
            <text:p>6.10507047032053</text:p>
          </table:table-cell>
          <table:table-cell office:value-type="float" office:value="10.652673583821" table:style-name="ce1">
            <text:p>10.652673583821</text:p>
          </table:table-cell>
          <table:table-cell office:value-type="float" office:value="5.79137589989186" table:style-name="ce1">
            <text:p>5.79137589989186</text:p>
          </table:table-cell>
          <table:table-cell office:value-type="float" office:value="13.2807733667193" table:style-name="ce1">
            <text:p>13.2807733667193</text:p>
          </table:table-cell>
          <table:table-cell office:value-type="float" office:value="5.69486015986812" table:style-name="ce1">
            <text:p>5.69486015986812</text:p>
          </table:table-cell>
          <table:table-cell office:value-type="float" office:value="6.37118394163676" table:style-name="ce1">
            <text:p>6.37118394163676</text:p>
          </table:table-cell>
          <table:table-cell office:value-type="float" office:value="6.35575596036171" table:style-name="ce1">
            <text:p>6.35575596036171</text:p>
          </table:table-cell>
          <table:table-cell office:value-type="float" office:value="13.9733995851583" table:style-name="ce1">
            <text:p>13.9733995851583</text:p>
          </table:table-cell>
          <table:table-cell office:value-type="float" office:value="7.09606271848803" table:style-name="ce1">
            <text:p>7.09606271848803</text:p>
          </table:table-cell>
        </table:table-row>
        <table:table-row table:style-name="ro1">
          <table:table-cell office:value-type="string" table:style-name="ce1">
            <text:p>Jeff Hardeveld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Telstar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0-314</text:p>
          </table:table-cell>
          <table:table-cell office:value-type="float" office:value="16.1" table:style-name="ce1">
            <text:p>16.1</text:p>
          </table:table-cell>
          <table:table-cell office:value-type="float" office:value="11.6107508266659" table:style-name="ce1">
            <text:p>11.6107508266659</text:p>
          </table:table-cell>
          <table:table-cell office:value-type="float" office:value="9.74585113423735" table:style-name="ce1">
            <text:p>9.74585113423735</text:p>
          </table:table-cell>
          <table:table-cell office:value-type="float" office:value="16.4279786585039" table:style-name="ce1">
            <text:p>16.4279786585039</text:p>
          </table:table-cell>
          <table:table-cell office:value-type="float" office:value="12.3312926757421" table:style-name="ce1">
            <text:p>12.3312926757421</text:p>
          </table:table-cell>
          <table:table-cell office:value-type="float" office:value="9.50419858863168" table:style-name="ce1">
            <text:p>9.50419858863168</text:p>
          </table:table-cell>
          <table:table-cell office:value-type="float" office:value="8.18632700971949" table:style-name="ce1">
            <text:p>8.18632700971949</text:p>
          </table:table-cell>
          <table:table-cell office:value-type="float" office:value="12.6449468610079" table:style-name="ce1">
            <text:p>12.6449468610079</text:p>
          </table:table-cell>
          <table:table-cell office:value-type="float" office:value="8.89786785710499" table:style-name="ce1">
            <text:p>8.89786785710499</text:p>
          </table:table-cell>
          <table:table-cell office:value-type="float" office:value="15.5373243511445" table:style-name="ce1">
            <text:p>15.5373243511445</text:p>
          </table:table-cell>
          <table:table-cell office:value-type="float" office:value="11.5859687148429" table:style-name="ce1">
            <text:p>11.5859687148429</text:p>
          </table:table-cell>
          <table:table-cell office:value-type="float" office:value="7.86947671243383" table:style-name="ce1">
            <text:p>7.86947671243383</text:p>
          </table:table-cell>
        </table:table-row>
        <table:table-row table:style-name="ro1">
          <table:table-cell office:value-type="string" table:style-name="ce1">
            <text:p>Rio Hillen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NAC Bred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2-308</text:p>
          </table:table-cell>
          <table:table-cell office:value-type="float" office:value="14.3" table:style-name="ce1">
            <text:p>14.3</text:p>
          </table:table-cell>
          <table:table-cell office:value-type="float" office:value="6.75578465180445" table:style-name="ce1">
            <text:p>6.75578465180445</text:p>
          </table:table-cell>
          <table:table-cell office:value-type="float" office:value="11.1058444661413" table:style-name="ce1">
            <text:p>11.1058444661413</text:p>
          </table:table-cell>
          <table:table-cell office:value-type="float" office:value="5.96809031087741" table:style-name="ce1">
            <text:p>5.96809031087741</text:p>
          </table:table-cell>
          <table:table-cell office:value-type="float" office:value="10.1652830321638" table:style-name="ce1">
            <text:p>10.1652830321638</text:p>
          </table:table-cell>
          <table:table-cell office:value-type="float" office:value="8.45002363964144" table:style-name="ce1">
            <text:p>8.45002363964144</text:p>
          </table:table-cell>
          <table:table-cell office:value-type="float" office:value="7.84016222193209" table:style-name="ce1">
            <text:p>7.84016222193209</text:p>
          </table:table-cell>
          <table:table-cell office:value-type="float" office:value="6.50834817108652" table:style-name="ce1">
            <text:p>6.50834817108652</text:p>
          </table:table-cell>
          <table:table-cell office:value-type="float" office:value="8.05902679234729" table:style-name="ce1">
            <text:p>8.05902679234729</text:p>
          </table:table-cell>
          <table:table-cell office:value-type="float" office:value="10.1854078306425" table:style-name="ce1">
            <text:p>10.1854078306425</text:p>
          </table:table-cell>
          <table:table-cell office:value-type="float" office:value="11.8983624345178" table:style-name="ce1">
            <text:p>11.8983624345178</text:p>
          </table:table-cell>
          <table:table-cell office:value-type="float" office:value="10.8809617974959" table:style-name="ce1">
            <text:p>10.8809617974959</text:p>
          </table:table-cell>
        </table:table-row>
        <table:table-row table:style-name="ro1">
          <table:table-cell office:value-type="string" table:style-name="ce1">
            <text:p>Siebe Horemans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Utrecht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7-219</text:p>
          </table:table-cell>
          <table:table-cell office:value-type="float" office:value="15.6" table:style-name="ce1">
            <text:p>15.6</text:p>
          </table:table-cell>
          <table:table-cell office:value-type="float" office:value="9.06700067505256" table:style-name="ce1">
            <text:p>9.06700067505256</text:p>
          </table:table-cell>
          <table:table-cell office:value-type="float" office:value="10.7442678418369" table:style-name="ce1">
            <text:p>10.7442678418369</text:p>
          </table:table-cell>
          <table:table-cell office:value-type="float" office:value="12.1615944925279" table:style-name="ce1">
            <text:p>12.1615944925279</text:p>
          </table:table-cell>
          <table:table-cell office:value-type="float" office:value="10.8912676275209" table:style-name="ce1">
            <text:p>10.8912676275209</text:p>
          </table:table-cell>
          <table:table-cell office:value-type="float" office:value="7.75192825119527" table:style-name="ce1">
            <text:p>7.75192825119527</text:p>
          </table:table-cell>
          <table:table-cell office:value-type="float" office:value="5.47304562452169" table:style-name="ce1">
            <text:p>5.47304562452169</text:p>
          </table:table-cell>
          <table:table-cell office:value-type="float" office:value="10.2126288911038" table:style-name="ce1">
            <text:p>10.2126288911038</text:p>
          </table:table-cell>
          <table:table-cell office:value-type="float" office:value="6.8370011676791" table:style-name="ce1">
            <text:p>6.8370011676791</text:p>
          </table:table-cell>
          <table:table-cell office:value-type="float" office:value="6.9144512415265" table:style-name="ce1">
            <text:p>6.9144512415265</text:p>
          </table:table-cell>
          <table:table-cell office:value-type="float" office:value="10.1289322160721" table:style-name="ce1">
            <text:p>10.1289322160721</text:p>
          </table:table-cell>
          <table:table-cell office:value-type="float" office:value="6.7697668765586" table:style-name="ce1">
            <text:p>6.7697668765586</text:p>
          </table:table-cell>
        </table:table-row>
        <table:table-row table:style-name="ro1">
          <table:table-cell office:value-type="string" table:style-name="ce1">
            <text:p>Ko Itakura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Ajax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8-345</text:p>
          </table:table-cell>
          <table:table-cell office:value-type="float" office:value="9.8" table:style-name="ce1">
            <text:p>9.8</text:p>
          </table:table-cell>
          <table:table-cell office:value-type="float" office:value="5.95875177583879" table:style-name="ce1">
            <text:p>5.95875177583879</text:p>
          </table:table-cell>
          <table:table-cell office:value-type="float" office:value="9.75783972945891" table:style-name="ce1">
            <text:p>9.75783972945891</text:p>
          </table:table-cell>
          <table:table-cell office:value-type="float" office:value="6.24388012517066" table:style-name="ce1">
            <text:p>6.24388012517066</text:p>
          </table:table-cell>
          <table:table-cell office:value-type="float" office:value="7.83384986879341" table:style-name="ce1">
            <text:p>7.83384986879341</text:p>
          </table:table-cell>
          <table:table-cell office:value-type="float" office:value="7.06996741758207" table:style-name="ce1">
            <text:p>7.06996741758207</text:p>
          </table:table-cell>
          <table:table-cell office:value-type="float" office:value="9.84334278925308" table:style-name="ce1">
            <text:p>9.84334278925308</text:p>
          </table:table-cell>
          <table:table-cell office:value-type="float" office:value="5.78200064961735" table:style-name="ce1">
            <text:p>5.78200064961735</text:p>
          </table:table-cell>
          <table:table-cell office:value-type="float" office:value="8.89786785710499" table:style-name="ce1">
            <text:p>8.89786785710499</text:p>
          </table:table-cell>
          <table:table-cell office:value-type="float" office:value="10.1854078306425" table:style-name="ce1">
            <text:p>10.1854078306425</text:p>
          </table:table-cell>
          <table:table-cell office:value-type="float" office:value="9.83432040703889" table:style-name="ce1">
            <text:p>9.83432040703889</text:p>
          </table:table-cell>
          <table:table-cell office:value-type="float" office:value="7.05313176922959" table:style-name="ce1">
            <text:p>7.05313176922959</text:p>
          </table:table-cell>
        </table:table-row>
        <table:table-row table:style-name="ro1">
          <table:table-cell office:value-type="string" table:style-name="ce1">
            <text:p>Dean James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Go Ahead Eag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252</text:p>
          </table:table-cell>
          <table:table-cell office:value-type="float" office:value="12.5" table:style-name="ce1">
            <text:p>12.5</text:p>
          </table:table-cell>
          <table:table-cell office:value-type="float" office:value="9.75355752398812" table:style-name="ce1">
            <text:p>9.75355752398812</text:p>
          </table:table-cell>
          <table:table-cell office:value-type="float" office:value="7.97808152012844" table:style-name="ce1">
            <text:p>7.97808152012844</text:p>
          </table:table-cell>
          <table:table-cell office:value-type="float" office:value="12.6574088556658" table:style-name="ce1">
            <text:p>12.6574088556658</text:p>
          </table:table-cell>
          <table:table-cell office:value-type="float" office:value="7.09412659537304" table:style-name="ce1">
            <text:p>7.09412659537304</text:p>
          </table:table-cell>
          <table:table-cell office:value-type="float" office:value="12.3975971368535" table:style-name="ce1">
            <text:p>12.3975971368535</text:p>
          </table:table-cell>
          <table:table-cell office:value-type="float" office:value="11.7114917654934" table:style-name="ce1">
            <text:p>11.7114917654934</text:p>
          </table:table-cell>
          <table:table-cell office:value-type="float" office:value="13.77553855343" table:style-name="ce1">
            <text:p>13.77553855343</text:p>
          </table:table-cell>
          <table:table-cell office:value-type="float" office:value="8.98195199166307" table:style-name="ce1">
            <text:p>8.98195199166307</text:p>
          </table:table-cell>
          <table:table-cell office:value-type="float" office:value="10.4763525435362" table:style-name="ce1">
            <text:p>10.4763525435362</text:p>
          </table:table-cell>
          <table:table-cell office:value-type="float" office:value="7.62036744795773" table:style-name="ce1">
            <text:p>7.62036744795773</text:p>
          </table:table-cell>
          <table:table-cell office:value-type="float" office:value="6.35506081776806" table:style-name="ce1">
            <text:p>6.35506081776806</text:p>
          </table:table-cell>
        </table:table-row>
        <table:table-row table:style-name="ro1">
          <table:table-cell office:value-type="string" table:style-name="ce1">
            <text:p>Dies Janse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Groninge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19-355</text:p>
          </table:table-cell>
          <table:table-cell office:value-type="float" office:value="15" table:style-name="ce1">
            <text:p>15</text:p>
          </table:table-cell>
          <table:table-cell office:value-type="float" office:value="6.18993510680444" table:style-name="ce1">
            <text:p>6.18993510680444</text:p>
          </table:table-cell>
          <table:table-cell office:value-type="float" office:value="11.9736365498447" table:style-name="ce1">
            <text:p>11.9736365498447</text:p>
          </table:table-cell>
          <table:table-cell office:value-type="float" office:value="8.17668860297472" table:style-name="ce1">
            <text:p>8.17668860297472</text:p>
          </table:table-cell>
          <table:table-cell office:value-type="float" office:value="11.4697285665877" table:style-name="ce1">
            <text:p>11.4697285665877</text:p>
          </table:table-cell>
          <table:table-cell office:value-type="float" office:value="7.75192825119527" table:style-name="ce1">
            <text:p>7.75192825119527</text:p>
          </table:table-cell>
          <table:table-cell office:value-type="float" office:value="11.3602025889122" table:style-name="ce1">
            <text:p>11.3602025889122</text:p>
          </table:table-cell>
          <table:table-cell office:value-type="float" office:value="6.41489479476648" table:style-name="ce1">
            <text:p>6.41489479476648</text:p>
          </table:table-cell>
          <table:table-cell office:value-type="float" office:value="7.39894649277077" table:style-name="ce1">
            <text:p>7.39894649277077</text:p>
          </table:table-cell>
          <table:table-cell office:value-type="float" office:value="6.08566991983533" table:style-name="ce1">
            <text:p>6.08566991983533</text:p>
          </table:table-cell>
          <table:table-cell office:value-type="float" office:value="9.17720673689523" table:style-name="ce1">
            <text:p>9.17720673689523</text:p>
          </table:table-cell>
          <table:table-cell office:value-type="float" office:value="10.2815698591287" table:style-name="ce1">
            <text:p>10.2815698591287</text:p>
          </table:table-cell>
        </table:table-row>
        <table:table-row table:style-name="ro1">
          <table:table-cell office:value-type="string" table:style-name="ce1">
            <text:p>Ahmetcan Kaplan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NEC Nijmege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2-356</text:p>
          </table:table-cell>
          <table:table-cell office:value-type="float" office:value="11.8" table:style-name="ce1">
            <text:p>11.8</text:p>
          </table:table-cell>
          <table:table-cell office:value-type="float" office:value="8.51924811447149" table:style-name="ce1">
            <text:p>8.51924811447149</text:p>
          </table:table-cell>
          <table:table-cell office:value-type="float" office:value="9.76982397363331" table:style-name="ce1">
            <text:p>9.76982397363331</text:p>
          </table:table-cell>
          <table:table-cell office:value-type="float" office:value="5.96809031087741" table:style-name="ce1">
            <text:p>5.96809031087741</text:p>
          </table:table-cell>
          <table:table-cell office:value-type="float" office:value="8.71799656815597" table:style-name="ce1">
            <text:p>8.71799656815597</text:p>
          </table:table-cell>
          <table:table-cell office:value-type="float" office:value="9.15368953559395" table:style-name="ce1">
            <text:p>9.15368953559395</text:p>
          </table:table-cell>
          <table:table-cell office:value-type="float" office:value="11.2076545891485" table:style-name="ce1">
            <text:p>11.2076545891485</text:p>
          </table:table-cell>
          <table:table-cell office:value-type="float" office:value="7.4769860720106" table:style-name="ce1">
            <text:p>7.4769860720106</text:p>
          </table:table-cell>
          <table:table-cell office:value-type="float" office:value="8.39360495887487" table:style-name="ce1">
            <text:p>8.39360495887487</text:p>
          </table:table-cell>
          <table:table-cell office:value-type="float" office:value="10.7627251176114" table:style-name="ce1">
            <text:p>10.7627251176114</text:p>
          </table:table-cell>
          <table:table-cell office:value-type="float" office:value="10.8196532503305" table:style-name="ce1">
            <text:p>10.8196532503305</text:p>
          </table:table-cell>
          <table:table-cell office:value-type="float" office:value="9.02173159391203" table:style-name="ce1">
            <text:p>9.02173159391203</text:p>
          </table:table-cell>
        </table:table-row>
        <table:table-row table:style-name="ro1">
          <table:table-cell office:value-type="string" table:style-name="ce1">
            <text:p>Souffian El Karouani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Utrecht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080</text:p>
          </table:table-cell>
          <table:table-cell office:value-type="float" office:value="16" table:style-name="ce1">
            <text:p>16</text:p>
          </table:table-cell>
          <table:table-cell office:value-type="float" office:value="14.9122192830665" table:style-name="ce1">
            <text:p>14.9122192830665</text:p>
          </table:table-cell>
          <table:table-cell office:value-type="float" office:value="10.5485635573557" table:style-name="ce1">
            <text:p>10.5485635573557</text:p>
          </table:table-cell>
          <table:table-cell office:value-type="float" office:value="16.7558047002309" table:style-name="ce1">
            <text:p>16.7558047002309</text:p>
          </table:table-cell>
          <table:table-cell office:value-type="float" office:value="12.7763824110479" table:style-name="ce1">
            <text:p>12.7763824110479</text:p>
          </table:table-cell>
          <table:table-cell office:value-type="float" office:value="15.8874932333782" table:style-name="ce1">
            <text:p>15.8874932333782</text:p>
          </table:table-cell>
          <table:table-cell office:value-type="float" office:value="5.81833961774436" table:style-name="ce1">
            <text:p>5.81833961774436</text:p>
          </table:table-cell>
          <table:table-cell office:value-type="float" office:value="15.2682472690253" table:style-name="ce1">
            <text:p>15.2682472690253</text:p>
          </table:table-cell>
          <table:table-cell office:value-type="float" office:value="11.9198616069342" table:style-name="ce1">
            <text:p>11.9198616069342</text:p>
          </table:table-cell>
          <table:table-cell office:value-type="float" office:value="13.455874474722" table:style-name="ce1">
            <text:p>13.455874474722</text:p>
          </table:table-cell>
          <table:table-cell office:value-type="float" office:value="9.65612152556253" table:style-name="ce1">
            <text:p>9.65612152556253</text:p>
          </table:table-cell>
          <table:table-cell office:value-type="float" office:value="9.79781748282418" table:style-name="ce1">
            <text:p>9.79781748282418</text:p>
          </table:table-cell>
        </table:table-row>
        <table:table-row table:style-name="ro1">
          <table:table-cell office:value-type="string" table:style-name="ce1">
            <text:p>Denso Kasius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AZ Alkmaar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3-093</text:p>
          </table:table-cell>
          <table:table-cell office:value-type="float" office:value="10.8" table:style-name="ce1">
            <text:p>10.8</text:p>
          </table:table-cell>
          <table:table-cell office:value-type="float" office:value="11.2927224386655" table:style-name="ce1">
            <text:p>11.2927224386655</text:p>
          </table:table-cell>
          <table:table-cell office:value-type="float" office:value="8.0141772624131" table:style-name="ce1">
            <text:p>8.0141772624131</text:p>
          </table:table-cell>
          <table:table-cell office:value-type="float" office:value="14.2733752703897" table:style-name="ce1">
            <text:p>14.2733752703897</text:p>
          </table:table-cell>
          <table:table-cell office:value-type="float" office:value="7.03366863153471" table:style-name="ce1">
            <text:p>7.03366863153471</text:p>
          </table:table-cell>
          <table:table-cell office:value-type="float" office:value="15.3207298312092" table:style-name="ce1">
            <text:p>15.3207298312092</text:p>
          </table:table-cell>
          <table:table-cell office:value-type="float" office:value="7.84016222193209" table:style-name="ce1">
            <text:p>7.84016222193209</text:p>
          </table:table-cell>
          <table:table-cell office:value-type="float" office:value="15.2682472690253" table:style-name="ce1">
            <text:p>15.2682472690253</text:p>
          </table:table-cell>
          <table:table-cell office:value-type="float" office:value="10.9469849420588" table:style-name="ce1">
            <text:p>10.9469849420588</text:p>
          </table:table-cell>
          <table:table-cell office:value-type="float" office:value="12.5884165774671" table:style-name="ce1">
            <text:p>12.5884165774671</text:p>
          </table:table-cell>
          <table:table-cell office:value-type="float" office:value="6.64330355416481" table:style-name="ce1">
            <text:p>6.64330355416481</text:p>
          </table:table-cell>
          <table:table-cell office:value-type="float" office:value="5.02563910888206" table:style-name="ce1">
            <text:p>5.02563910888206</text:p>
          </table:table-cell>
        </table:table-row>
        <table:table-row table:style-name="ro1">
          <table:table-cell office:value-type="string" table:style-name="ce1">
            <text:p>Boy Kemper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NAC Bred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200</text:p>
          </table:table-cell>
          <table:table-cell office:value-type="float" office:value="16.8" table:style-name="ce1">
            <text:p>16.8</text:p>
          </table:table-cell>
          <table:table-cell office:value-type="float" office:value="10.9214556749798" table:style-name="ce1">
            <text:p>10.9214556749798</text:p>
          </table:table-cell>
          <table:table-cell office:value-type="float" office:value="10.1507070090244" table:style-name="ce1">
            <text:p>10.1507070090244</text:p>
          </table:table-cell>
          <table:table-cell office:value-type="float" office:value="14.1896523992607" table:style-name="ce1">
            <text:p>14.1896523992607</text:p>
          </table:table-cell>
          <table:table-cell office:value-type="float" office:value="12.7284190211548" table:style-name="ce1">
            <text:p>12.7284190211548</text:p>
          </table:table-cell>
          <table:table-cell office:value-type="float" office:value="14.4497886334424" table:style-name="ce1">
            <text:p>14.4497886334424</text:p>
          </table:table-cell>
          <table:table-cell office:value-type="float" office:value="7.11397300526159" table:style-name="ce1">
            <text:p>7.11397300526159</text:p>
          </table:table-cell>
          <table:table-cell office:value-type="float" office:value="15.0037289666503" table:style-name="ce1">
            <text:p>15.0037289666503</text:p>
          </table:table-cell>
          <table:table-cell office:value-type="float" office:value="9.31771820375147" table:style-name="ce1">
            <text:p>9.31771820375147</text:p>
          </table:table-cell>
          <table:table-cell office:value-type="float" office:value="11.849460600654" table:style-name="ce1">
            <text:p>11.849460600654</text:p>
          </table:table-cell>
          <table:table-cell office:value-type="float" office:value="9.53683342157447" table:style-name="ce1">
            <text:p>9.53683342157447</text:p>
          </table:table-cell>
          <table:table-cell office:value-type="float" office:value="8.67628633807152" table:style-name="ce1">
            <text:p>8.67628633807152</text:p>
          </table:table-cell>
        </table:table-row>
        <table:table-row table:style-name="ro1">
          <table:table-cell office:value-type="string" table:style-name="ce1">
            <text:p>Sam Kersten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Heerenvee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7-342</text:p>
          </table:table-cell>
          <table:table-cell office:value-type="float" office:value="12.4" table:style-name="ce1">
            <text:p>12.4</text:p>
          </table:table-cell>
          <table:table-cell office:value-type="float" office:value="7.73940099082718" table:style-name="ce1">
            <text:p>7.73940099082718</text:p>
          </table:table-cell>
          <table:table-cell office:value-type="float" office:value="10.0085135500359" table:style-name="ce1">
            <text:p>10.0085135500359</text:p>
          </table:table-cell>
          <table:table-cell office:value-type="float" office:value="6.38444795113248" table:style-name="ce1">
            <text:p>6.38444795113248</text:p>
          </table:table-cell>
          <table:table-cell office:value-type="float" office:value="9.97956277730581" table:style-name="ce1">
            <text:p>9.97956277730581</text:p>
          </table:table-cell>
          <table:table-cell office:value-type="float" office:value="7.40830180427841" table:style-name="ce1">
            <text:p>7.40830180427841</text:p>
          </table:table-cell>
          <table:table-cell office:value-type="float" office:value="10.8066546541235" table:style-name="ce1">
            <text:p>10.8066546541235</text:p>
          </table:table-cell>
          <table:table-cell office:value-type="float" office:value="6.04847830464288" table:style-name="ce1">
            <text:p>6.04847830464288</text:p>
          </table:table-cell>
          <table:table-cell office:value-type="float" office:value="6.99571930821566" table:style-name="ce1">
            <text:p>6.99571930821566</text:p>
          </table:table-cell>
          <table:table-cell office:value-type="float" office:value="8.99134979354706" table:style-name="ce1">
            <text:p>8.99134979354706</text:p>
          </table:table-cell>
          <table:table-cell office:value-type="float" office:value="10.649505460675" table:style-name="ce1">
            <text:p>10.649505460675</text:p>
          </table:table-cell>
          <table:table-cell office:value-type="float" office:value="6.92498927830689" table:style-name="ce1">
            <text:p>6.92498927830689</text:p>
          </table:table-cell>
        </table:table-row>
        <table:table-row table:style-name="ro1">
          <table:table-cell office:value-type="string" table:style-name="ce1">
            <text:p>Devon Koswal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Telstar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2-139</text:p>
          </table:table-cell>
          <table:table-cell office:value-type="float" office:value="10.9" table:style-name="ce1">
            <text:p>10.9</text:p>
          </table:table-cell>
          <table:table-cell office:value-type="float" office:value="6.75578465180445" table:style-name="ce1">
            <text:p>6.75578465180445</text:p>
          </table:table-cell>
          <table:table-cell office:value-type="float" office:value="7.23022544279749" table:style-name="ce1">
            <text:p>7.23022544279749</text:p>
          </table:table-cell>
          <table:table-cell office:value-type="float" office:value="6.10507047032053" table:style-name="ce1">
            <text:p>6.10507047032053</text:p>
          </table:table-cell>
          <table:table-cell office:value-type="float" office:value="8.08495545856129" table:style-name="ce1">
            <text:p>8.08495545856129</text:p>
          </table:table-cell>
          <table:table-cell office:value-type="float" office:value="6.73808973061913" table:style-name="ce1">
            <text:p>6.73808973061913</text:p>
          </table:table-cell>
          <table:table-cell office:value-type="float" office:value="7.84016222193209" table:style-name="ce1">
            <text:p>7.84016222193209</text:p>
          </table:table-cell>
          <table:table-cell office:value-type="float" office:value="6.04847830464288" table:style-name="ce1">
            <text:p>6.04847830464288</text:p>
          </table:table-cell>
          <table:table-cell office:value-type="float" office:value="6.37118394163676" table:style-name="ce1">
            <text:p>6.37118394163676</text:p>
          </table:table-cell>
          <table:table-cell office:value-type="float" office:value="5.56666630529194" table:style-name="ce1">
            <text:p>5.56666630529194</text:p>
          </table:table-cell>
          <table:table-cell office:value-type="float" office:value="8.45491312635074" table:style-name="ce1">
            <text:p>8.45491312635074</text:p>
          </table:table-cell>
          <table:table-cell office:value-type="float" office:value="9.21671395387889" table:style-name="ce1">
            <text:p>9.21671395387889</text:p>
          </table:table-cell>
        </table:table-row>
        <table:table-row table:style-name="ro1">
          <table:table-cell office:value-type="string" table:style-name="ce1">
            <text:p>Joris Kramer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Go Ahead Eag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9-158</text:p>
          </table:table-cell>
          <table:table-cell office:value-type="float" office:value="17" table:style-name="ce1">
            <text:p>17</text:p>
          </table:table-cell>
          <table:table-cell office:value-type="float" office:value="8.09221892562331" table:style-name="ce1">
            <text:p>8.09221892562331</text:p>
          </table:table-cell>
          <table:table-cell office:value-type="float" office:value="14.2021697459885" table:style-name="ce1">
            <text:p>14.2021697459885</text:p>
          </table:table-cell>
          <table:table-cell office:value-type="float" office:value="14.1036902109391" table:style-name="ce1">
            <text:p>14.1036902109391</text:p>
          </table:table-cell>
          <table:table-cell office:value-type="float" office:value="14.1776712161653" table:style-name="ce1">
            <text:p>14.1776712161653</text:p>
          </table:table-cell>
          <table:table-cell office:value-type="float" office:value="9.85202091338012" table:style-name="ce1">
            <text:p>9.85202091338012</text:p>
          </table:table-cell>
          <table:table-cell office:value-type="float" office:value="7.01065856570109" table:style-name="ce1">
            <text:p>7.01065856570109</text:p>
          </table:table-cell>
          <table:table-cell office:value-type="float" office:value="8.08041190707966" table:style-name="ce1">
            <text:p>8.08041190707966</text:p>
          </table:table-cell>
          <table:table-cell office:value-type="float" office:value="6.8370011676791" table:style-name="ce1">
            <text:p>6.8370011676791</text:p>
          </table:table-cell>
          <table:table-cell office:value-type="float" office:value="7.49360725485224" table:style-name="ce1">
            <text:p>7.49360725485224</text:p>
          </table:table-cell>
          <table:table-cell office:value-type="float" office:value="12.8585510156171" table:style-name="ce1">
            <text:p>12.8585510156171</text:p>
          </table:table-cell>
          <table:table-cell office:value-type="float" office:value="4.91031927116138" table:style-name="ce1">
            <text:p>4.91031927116138</text:p>
          </table:table-cell>
        </table:table-row>
        <table:table-row table:style-name="ro1">
          <table:table-cell office:value-type="string" table:style-name="ce1">
            <text:p>Yannick Leliendal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Volendam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3-259</text:p>
          </table:table-cell>
          <table:table-cell office:value-type="float" office:value="16.5" table:style-name="ce1">
            <text:p>16.5</text:p>
          </table:table-cell>
          <table:table-cell office:value-type="float" office:value="9.37585675036208" table:style-name="ce1">
            <text:p>9.37585675036208</text:p>
          </table:table-cell>
          <table:table-cell office:value-type="float" office:value="10.6179015575844" table:style-name="ce1">
            <text:p>10.6179015575844</text:p>
          </table:table-cell>
          <table:table-cell office:value-type="float" office:value="11.4948869695231" table:style-name="ce1">
            <text:p>11.4948869695231</text:p>
          </table:table-cell>
          <table:table-cell office:value-type="float" office:value="12.2283645742666" table:style-name="ce1">
            <text:p>12.2283645742666</text:p>
          </table:table-cell>
          <table:table-cell office:value-type="float" office:value="14.4497886334424" table:style-name="ce1">
            <text:p>14.4497886334424</text:p>
          </table:table-cell>
          <table:table-cell office:value-type="float" office:value="8.29430320203146" table:style-name="ce1">
            <text:p>8.29430320203146</text:p>
          </table:table-cell>
          <table:table-cell office:value-type="float" office:value="12.2397960607192" table:style-name="ce1">
            <text:p>12.2397960607192</text:p>
          </table:table-cell>
          <table:table-cell office:value-type="float" office:value="7.80976767183603" table:style-name="ce1">
            <text:p>7.80976767183603</text:p>
          </table:table-cell>
          <table:table-cell office:value-type="float" office:value="9.2927736313214" table:style-name="ce1">
            <text:p>9.2927736313214</text:p>
          </table:table-cell>
          <table:table-cell office:value-type="float" office:value="12.0505584746108" table:style-name="ce1">
            <text:p>12.0505584746108</text:p>
          </table:table-cell>
          <table:table-cell office:value-type="float" office:value="7.83986375129573" table:style-name="ce1">
            <text:p>7.83986375129573</text:p>
          </table:table-cell>
        </table:table-row>
        <table:table-row table:style-name="ro1">
          <table:table-cell office:value-type="string" table:style-name="ce1">
            <text:p>Boyd Lucassen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NAC Breda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27-190</text:p>
          </table:table-cell>
          <table:table-cell office:value-type="float" office:value="9.7" table:style-name="ce1">
            <text:p>9.7</text:p>
          </table:table-cell>
          <table:table-cell office:value-type="float" office:value="7.09310145087193" table:style-name="ce1">
            <text:p>7.09310145087193</text:p>
          </table:table-cell>
          <table:table-cell office:value-type="float" office:value="6.07260957906046" table:style-name="ce1">
            <text:p>6.07260957906046</text:p>
          </table:table-cell>
          <table:table-cell office:value-type="float" office:value="7.86807096458622" table:style-name="ce1">
            <text:p>7.86807096458622</text:p>
          </table:table-cell>
          <table:table-cell office:value-type="float" office:value="6.61681709779183" table:style-name="ce1">
            <text:p>6.61681709779183</text:p>
          </table:table-cell>
          <table:table-cell office:value-type="float" office:value="6.09788489209697" table:style-name="ce1">
            <text:p>6.09788489209697</text:p>
          </table:table-cell>
          <table:table-cell office:value-type="float" office:value="5.9540128237215" table:style-name="ce1">
            <text:p>5.9540128237215</text:p>
          </table:table-cell>
          <table:table-cell office:value-type="float" office:value="8.6923853489247" table:style-name="ce1">
            <text:p>8.6923853489247</text:p>
          </table:table-cell>
          <table:table-cell office:value-type="float" office:value="7.15596910236594" table:style-name="ce1">
            <text:p>7.15596910236594</text:p>
          </table:table-cell>
          <table:table-cell office:value-type="float" office:value="5.82248525080253" table:style-name="ce1">
            <text:p>5.82248525080253</text:p>
          </table:table-cell>
          <table:table-cell office:value-type="float" office:value="7.26962983625381" table:style-name="ce1">
            <text:p>7.26962983625381</text:p>
          </table:table-cell>
          <table:table-cell office:value-type="float" office:value="5.29872813264313" table:style-name="ce1">
            <text:p>5.29872813264313</text:p>
          </table:table-cell>
        </table:table-row>
        <table:table-row table:style-name="ro1">
          <table:table-cell office:value-type="string" table:style-name="ce1">
            <text:p>Iván Márquez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Fortuna Sittard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1-212</text:p>
          </table:table-cell>
          <table:table-cell office:value-type="float" office:value="15.1" table:style-name="ce1">
            <text:p>15.1</text:p>
          </table:table-cell>
          <table:table-cell office:value-type="float" office:value="5.63215406727966" table:style-name="ce1">
            <text:p>5.63215406727966</text:p>
          </table:table-cell>
          <table:table-cell office:value-type="float" office:value="9.57758401425504" table:style-name="ce1">
            <text:p>9.57758401425504</text:p>
          </table:table-cell>
          <table:table-cell office:value-type="float" office:value="5.56877028281656" table:style-name="ce1">
            <text:p>5.56877028281656</text:p>
          </table:table-cell>
          <table:table-cell office:value-type="float" office:value="5.82269993699697" table:style-name="ce1">
            <text:p>5.82269993699697</text:p>
          </table:table-cell>
          <table:table-cell office:value-type="float" office:value="5.49494496702437" table:style-name="ce1">
            <text:p>5.49494496702437</text:p>
          </table:table-cell>
          <table:table-cell office:value-type="float" office:value="13.2807733667193" table:style-name="ce1">
            <text:p>13.2807733667193</text:p>
          </table:table-cell>
          <table:table-cell office:value-type="float" office:value="5.43871792284935" table:style-name="ce1">
            <text:p>5.43871792284935</text:p>
          </table:table-cell>
          <table:table-cell office:value-type="float" office:value="7.39894649277077" table:style-name="ce1">
            <text:p>7.39894649277077</text:p>
          </table:table-cell>
          <table:table-cell office:value-type="float" office:value="7.20181730700659" table:style-name="ce1">
            <text:p>7.20181730700659</text:p>
          </table:table-cell>
          <table:table-cell office:value-type="float" office:value="13.450184189166" table:style-name="ce1">
            <text:p>13.450184189166</text:p>
          </table:table-cell>
          <table:table-cell office:value-type="float" office:value="11.5228559881338" table:style-name="ce1">
            <text:p>11.5228559881338</text:p>
          </table:table-cell>
        </table:table-row>
        <table:table-row table:style-name="ro1">
          <table:table-cell office:value-type="string" table:style-name="ce1">
            <text:p>Bruno Martins Indi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Sparta R'dam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3-333</text:p>
          </table:table-cell>
          <table:table-cell office:value-type="float" office:value="12" table:style-name="ce1">
            <text:p>12</text:p>
          </table:table-cell>
          <table:table-cell office:value-type="float" office:value="6.51325318771531" table:style-name="ce1">
            <text:p>6.51325318771531</text:p>
          </table:table-cell>
          <table:table-cell office:value-type="float" office:value="10.0678613461687" table:style-name="ce1">
            <text:p>10.0678613461687</text:p>
          </table:table-cell>
          <table:table-cell office:value-type="float" office:value="6.24388012517066" table:style-name="ce1">
            <text:p>6.24388012517066</text:p>
          </table:table-cell>
          <table:table-cell office:value-type="float" office:value="9.60440119418239" table:style-name="ce1">
            <text:p>9.60440119418239</text:p>
          </table:table-cell>
          <table:table-cell office:value-type="float" office:value="5.79137589989186" table:style-name="ce1">
            <text:p>5.79137589989186</text:p>
          </table:table-cell>
          <table:table-cell office:value-type="float" office:value="3.18418006627061" table:style-name="ce1">
            <text:p>3.18418006627061</text:p>
          </table:table-cell>
          <table:table-cell office:value-type="float" office:value="5.69486015986812" table:style-name="ce1">
            <text:p>5.69486015986812</text:p>
          </table:table-cell>
          <table:table-cell office:value-type="float" office:value="8.39360495887487" table:style-name="ce1">
            <text:p>8.39360495887487</text:p>
          </table:table-cell>
          <table:table-cell office:value-type="float" office:value="5.82248525080253" table:style-name="ce1">
            <text:p>5.82248525080253</text:p>
          </table:table-cell>
          <table:table-cell office:value-type="float" office:value="10.649505460675" table:style-name="ce1">
            <text:p>10.649505460675</text:p>
          </table:table-cell>
          <table:table-cell office:value-type="float" office:value="5.69624899404649" table:style-name="ce1">
            <text:p>5.69624899404649</text:p>
          </table:table-cell>
        </table:table-row>
        <table:table-row table:style-name="ro1">
          <table:table-cell office:value-type="string" table:style-name="ce1">
            <text:p>Xavier Mbuyamba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Volendam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24-007</text:p>
          </table:table-cell>
          <table:table-cell office:value-type="float" office:value="7.4" table:style-name="ce1">
            <text:p>7.4</text:p>
          </table:table-cell>
          <table:table-cell office:value-type="float" office:value="6.82266656129594" table:style-name="ce1">
            <text:p>6.82266656129594</text:p>
          </table:table-cell>
          <table:table-cell office:value-type="float" office:value="6.906091708639" table:style-name="ce1">
            <text:p>6.906091708639</text:p>
          </table:table-cell>
          <table:table-cell office:value-type="float" office:value="6.24388012517066" table:style-name="ce1">
            <text:p>6.24388012517066</text:p>
          </table:table-cell>
          <table:table-cell office:value-type="float" office:value="9.22564801201138" table:style-name="ce1">
            <text:p>9.22564801201138</text:p>
          </table:table-cell>
          <table:table-cell office:value-type="float" office:value="5.49494496702437" table:style-name="ce1">
            <text:p>5.49494496702437</text:p>
          </table:table-cell>
          <table:table-cell office:value-type="float" office:value="9.84334278925308" table:style-name="ce1">
            <text:p>9.84334278925308</text:p>
          </table:table-cell>
          <table:table-cell office:value-type="float" office:value="5.69486015986812" table:style-name="ce1">
            <text:p>5.69486015986812</text:p>
          </table:table-cell>
          <table:table-cell office:value-type="float" office:value="9.73475569130265" table:style-name="ce1">
            <text:p>9.73475569130265</text:p>
          </table:table-cell>
          <table:table-cell office:value-type="float" office:value="9.59281640991042" table:style-name="ce1">
            <text:p>9.59281640991042</text:p>
          </table:table-cell>
          <table:table-cell office:value-type="float" office:value="8.15499393889789" table:style-name="ce1">
            <text:p>8.15499393889789</text:p>
          </table:table-cell>
          <table:table-cell office:value-type="float" office:value="5.69624899404649" table:style-name="ce1">
            <text:p>5.69624899404649</text:p>
          </table:table-cell>
        </table:table-row>
        <table:table-row table:style-name="ro1">
          <table:table-cell office:value-type="string" table:style-name="ce1">
            <text:p>Rick Meissen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Excelsior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3-317</text:p>
          </table:table-cell>
          <table:table-cell office:value-type="float" office:value="13.1" table:style-name="ce1">
            <text:p>13.1</text:p>
          </table:table-cell>
          <table:table-cell office:value-type="float" office:value="5.83489703767918" table:style-name="ce1">
            <text:p>5.83489703767918</text:p>
          </table:table-cell>
          <table:table-cell office:value-type="float" office:value="8.36458275093778" table:style-name="ce1">
            <text:p>8.36458275093778</text:p>
          </table:table-cell>
          <table:table-cell office:value-type="float" office:value="9.57562199175717" table:style-name="ce1">
            <text:p>9.57562199175717</text:p>
          </table:table-cell>
          <table:table-cell office:value-type="float" office:value="7.52276759739174" table:style-name="ce1">
            <text:p>7.52276759739174</text:p>
          </table:table-cell>
          <table:table-cell office:value-type="float" office:value="5.20920075993751" table:style-name="ce1">
            <text:p>5.20920075993751</text:p>
          </table:table-cell>
          <table:table-cell office:value-type="float" office:value="7.84016222193209" table:style-name="ce1">
            <text:p>7.84016222193209</text:p>
          </table:table-cell>
          <table:table-cell office:value-type="float" office:value="5.43871792284935" table:style-name="ce1">
            <text:p>5.43871792284935</text:p>
          </table:table-cell>
          <table:table-cell office:value-type="float" office:value="8.22605747446181" table:style-name="ce1">
            <text:p>8.22605747446181</text:p>
          </table:table-cell>
          <table:table-cell office:value-type="float" office:value="6.63221379824985" table:style-name="ce1">
            <text:p>6.63221379824985</text:p>
          </table:table-cell>
          <table:table-cell office:value-type="float" office:value="10.649505460675" table:style-name="ce1">
            <text:p>10.649505460675</text:p>
          </table:table-cell>
          <table:table-cell office:value-type="float" office:value="4.89890278676316" table:style-name="ce1">
            <text:p>4.89890278676316</text:p>
          </table:table-cell>
        </table:table-row>
        <table:table-row table:style-name="ro1">
          <table:table-cell office:value-type="string" table:style-name="ce1">
            <text:p>Ivan Mesík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Heracles Almelo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4-220</text:p>
          </table:table-cell>
          <table:table-cell office:value-type="float" office:value="15.9" table:style-name="ce1">
            <text:p>15.9</text:p>
          </table:table-cell>
          <table:table-cell office:value-type="float" office:value="6.75578465180445" table:style-name="ce1">
            <text:p>6.75578465180445</text:p>
          </table:table-cell>
          <table:table-cell office:value-type="float" office:value="9.0570775396565" table:style-name="ce1">
            <text:p>9.0570775396565</text:p>
          </table:table-cell>
          <table:table-cell office:value-type="float" office:value="9.72972180214075" table:style-name="ce1">
            <text:p>9.72972180214075</text:p>
          </table:table-cell>
          <table:table-cell office:value-type="float" office:value="8.21108651991742" table:style-name="ce1">
            <text:p>8.21108651991742</text:p>
          </table:table-cell>
          <table:table-cell office:value-type="float" office:value="10.5344393616183" table:style-name="ce1">
            <text:p>10.5344393616183</text:p>
          </table:table-cell>
          <table:table-cell office:value-type="float" office:value="5.9540128237215" table:style-name="ce1">
            <text:p>5.9540128237215</text:p>
          </table:table-cell>
          <table:table-cell office:value-type="float" office:value="11.1771683263476" table:style-name="ce1">
            <text:p>11.1771683263476</text:p>
          </table:table-cell>
          <table:table-cell office:value-type="float" office:value="8.89786785710499" table:style-name="ce1">
            <text:p>8.89786785710499</text:p>
          </table:table-cell>
          <table:table-cell office:value-type="float" office:value="14.496312786718" table:style-name="ce1">
            <text:p>14.496312786718</text:p>
          </table:table-cell>
          <table:table-cell office:value-type="float" office:value="12.0505584746108" table:style-name="ce1">
            <text:p>12.0505584746108</text:p>
          </table:table-cell>
          <table:table-cell office:value-type="float" office:value="10.8809617974959" table:style-name="ce1">
            <text:p>10.8809617974959</text:p>
          </table:table-cell>
        </table:table-row>
        <table:table-row table:style-name="ro1">
          <table:table-cell office:value-type="string" table:style-name="ce1">
            <text:p>Damon Mirani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Heracles Almelo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9-239</text:p>
          </table:table-cell>
          <table:table-cell office:value-type="float" office:value="16.8" table:style-name="ce1">
            <text:p>16.8</text:p>
          </table:table-cell>
          <table:table-cell office:value-type="float" office:value="6.1052664396619" table:style-name="ce1">
            <text:p>6.1052664396619</text:p>
          </table:table-cell>
          <table:table-cell office:value-type="float" office:value="10.9600894808187" table:style-name="ce1">
            <text:p>10.9600894808187</text:p>
          </table:table-cell>
          <table:table-cell office:value-type="float" office:value="5.83300634456317" table:style-name="ce1">
            <text:p>5.83300634456317</text:p>
          </table:table-cell>
          <table:table-cell office:value-type="float" office:value="10.7126700772239" table:style-name="ce1">
            <text:p>10.7126700772239</text:p>
          </table:table-cell>
          <table:table-cell office:value-type="float" office:value="8.09960365671668" table:style-name="ce1">
            <text:p>8.09960365671668</text:p>
          </table:table-cell>
          <table:table-cell office:value-type="float" office:value="8.69154079322193" table:style-name="ce1">
            <text:p>8.69154079322193</text:p>
          </table:table-cell>
          <table:table-cell office:value-type="float" office:value="6.23016446218796" table:style-name="ce1">
            <text:p>6.23016446218796</text:p>
          </table:table-cell>
          <table:table-cell office:value-type="float" office:value="8.30977579425677" table:style-name="ce1">
            <text:p>8.30977579425677</text:p>
          </table:table-cell>
          <table:table-cell office:value-type="float" office:value="14.906090886459" table:style-name="ce1">
            <text:p>14.906090886459</text:p>
          </table:table-cell>
          <table:table-cell office:value-type="float" office:value="13.6066388031634" table:style-name="ce1">
            <text:p>13.6066388031634</text:p>
          </table:table-cell>
          <table:table-cell office:value-type="float" office:value="6.46434053856354" table:style-name="ce1">
            <text:p>6.46434053856354</text:p>
          </table:table-cell>
        </table:table-row>
        <table:table-row table:style-name="ro1">
          <table:table-cell office:value-type="string" table:style-name="ce1">
            <text:p>Gerrit Nauber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Go Ahead Eag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3-269</text:p>
          </table:table-cell>
          <table:table-cell office:value-type="float" office:value="8.9" table:style-name="ce1">
            <text:p>8.9</text:p>
          </table:table-cell>
          <table:table-cell office:value-type="float" office:value="6.126370087747" table:style-name="ce1">
            <text:p>6.126370087747</text:p>
          </table:table-cell>
          <table:table-cell office:value-type="float" office:value="8.21929943456322" table:style-name="ce1">
            <text:p>8.21929943456322</text:p>
          </table:table-cell>
          <table:table-cell office:value-type="float" office:value="7.71476983511082" table:style-name="ce1">
            <text:p>7.71476983511082</text:p>
          </table:table-cell>
          <table:table-cell office:value-type="float" office:value="8.40082984298683" table:style-name="ce1">
            <text:p>8.40082984298683</text:p>
          </table:table-cell>
          <table:table-cell office:value-type="float" office:value="5.49494496702437" table:style-name="ce1">
            <text:p>5.49494496702437</text:p>
          </table:table-cell>
          <table:table-cell/>
          <table:table-cell office:value-type="float" office:value="5.52320419020965" table:style-name="ce1">
            <text:p>5.52320419020965</text:p>
          </table:table-cell>
          <table:table-cell office:value-type="float" office:value="9.14998643137731" table:style-name="ce1">
            <text:p>9.14998643137731</text:p>
          </table:table-cell>
          <table:table-cell office:value-type="float" office:value="13.837034180785" table:style-name="ce1">
            <text:p>13.837034180785</text:p>
          </table:table-cell>
          <table:table-cell office:value-type="float" office:value="7.56154313373994" table:style-name="ce1">
            <text:p>7.56154313373994</text:p>
          </table:table-cell>
          <table:table-cell office:value-type="float" office:value="1.70206752412468" table:style-name="ce1">
            <text:p>1.70206752412468</text:p>
          </table:table-cell>
        </table:table-row>
        <table:table-row table:style-name="ro1">
          <table:table-cell office:value-type="string" table:style-name="ce1">
            <text:p>Tyrese Noslin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Telstar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3-118</text:p>
          </table:table-cell>
          <table:table-cell office:value-type="float" office:value="14.9" table:style-name="ce1">
            <text:p>14.9</text:p>
          </table:table-cell>
          <table:table-cell office:value-type="float" office:value="8.66208537651369" table:style-name="ce1">
            <text:p>8.66208537651369</text:p>
          </table:table-cell>
          <table:table-cell office:value-type="float" office:value="7.76228126513854" table:style-name="ce1">
            <text:p>7.76228126513854</text:p>
          </table:table-cell>
          <table:table-cell office:value-type="float" office:value="12.1615944925279" table:style-name="ce1">
            <text:p>12.1615944925279</text:p>
          </table:table-cell>
          <table:table-cell office:value-type="float" office:value="9.41536861633872" table:style-name="ce1">
            <text:p>9.41536861633872</text:p>
          </table:table-cell>
          <table:table-cell office:value-type="float" office:value="15.0689915301723" table:style-name="ce1">
            <text:p>15.0689915301723</text:p>
          </table:table-cell>
          <table:table-cell office:value-type="float" office:value="4.92718278728222" table:style-name="ce1">
            <text:p>4.92718278728222</text:p>
          </table:table-cell>
          <table:table-cell office:value-type="float" office:value="15.5562416634994" table:style-name="ce1">
            <text:p>15.5562416634994</text:p>
          </table:table-cell>
          <table:table-cell office:value-type="float" office:value="12.2688489946435" table:style-name="ce1">
            <text:p>12.2688489946435</text:p>
          </table:table-cell>
          <table:table-cell office:value-type="float" office:value="12.3501459545627" table:style-name="ce1">
            <text:p>12.3501459545627</text:p>
          </table:table-cell>
          <table:table-cell office:value-type="float" office:value="11.4795693645676" table:style-name="ce1">
            <text:p>11.4795693645676</text:p>
          </table:table-cell>
          <table:table-cell office:value-type="float" office:value="9.73859879953634" table:style-name="ce1">
            <text:p>9.73859879953634</text:p>
          </table:table-cell>
        </table:table-row>
        <table:table-row table:style-name="ro1">
          <table:table-cell office:value-type="string" table:style-name="ce1">
            <text:p>Guus Offerhaus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Telstar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25-004</text:p>
          </table:table-cell>
          <table:table-cell office:value-type="float" office:value="17" table:style-name="ce1">
            <text:p>17</text:p>
          </table:table-cell>
          <table:table-cell office:value-type="float" office:value="8.78119272861812" table:style-name="ce1">
            <text:p>8.78119272861812</text:p>
          </table:table-cell>
          <table:table-cell office:value-type="float" office:value="10.1152371055523" table:style-name="ce1">
            <text:p>10.1152371055523</text:p>
          </table:table-cell>
          <table:table-cell office:value-type="float" office:value="13.8321528668213" table:style-name="ce1">
            <text:p>13.8321528668213</text:p>
          </table:table-cell>
          <table:table-cell office:value-type="float" office:value="10.8912676275209" table:style-name="ce1">
            <text:p>10.8912676275209</text:p>
          </table:table-cell>
          <table:table-cell office:value-type="float" office:value="6.73808973061913" table:style-name="ce1">
            <text:p>6.73808973061913</text:p>
          </table:table-cell>
          <table:table-cell office:value-type="float" office:value="6.40514995813267" table:style-name="ce1">
            <text:p>6.40514995813267</text:p>
          </table:table-cell>
          <table:table-cell office:value-type="float" office:value="6.79278533284276" table:style-name="ce1">
            <text:p>6.79278533284276</text:p>
          </table:table-cell>
          <table:table-cell office:value-type="float" office:value="7.31762810066333" table:style-name="ce1">
            <text:p>7.31762810066333</text:p>
          </table:table-cell>
          <table:table-cell office:value-type="float" office:value="6.08566991983533" table:style-name="ce1">
            <text:p>6.08566991983533</text:p>
          </table:table-cell>
          <table:table-cell office:value-type="float" office:value="11.6912536742514" table:style-name="ce1">
            <text:p>11.6912536742514</text:p>
          </table:table-cell>
          <table:table-cell office:value-type="float" office:value="6.16627251648654" table:style-name="ce1">
            <text:p>6.16627251648654</text:p>
          </table:table-cell>
        </table:table-row>
        <table:table-row table:style-name="ro1">
          <table:table-cell office:value-type="string" table:style-name="ce1">
            <text:p>Lucas Oliveira Rosa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Ajax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279</text:p>
          </table:table-cell>
          <table:table-cell office:value-type="float" office:value="9.8" table:style-name="ce1">
            <text:p>9.8</text:p>
          </table:table-cell>
          <table:table-cell office:value-type="float" office:value="6.82266656129594" table:style-name="ce1">
            <text:p>6.82266656129594</text:p>
          </table:table-cell>
          <table:table-cell office:value-type="float" office:value="9.33603594687125" table:style-name="ce1">
            <text:p>9.33603594687125</text:p>
          </table:table-cell>
          <table:table-cell office:value-type="float" office:value="6.24388012517066" table:style-name="ce1">
            <text:p>6.24388012517066</text:p>
          </table:table-cell>
          <table:table-cell office:value-type="float" office:value="8.3375197143992" table:style-name="ce1">
            <text:p>8.3375197143992</text:p>
          </table:table-cell>
          <table:table-cell office:value-type="float" office:value="7.06996741758207" table:style-name="ce1">
            <text:p>7.06996741758207</text:p>
          </table:table-cell>
          <table:table-cell office:value-type="float" office:value="6.68222193041294" table:style-name="ce1">
            <text:p>6.68222193041294</text:p>
          </table:table-cell>
          <table:table-cell office:value-type="float" office:value="8.99934540573089" table:style-name="ce1">
            <text:p>8.99934540573089</text:p>
          </table:table-cell>
          <table:table-cell office:value-type="float" office:value="9.73475569130265" table:style-name="ce1">
            <text:p>9.73475569130265</text:p>
          </table:table-cell>
          <table:table-cell office:value-type="float" office:value="6.63221379824985" table:style-name="ce1">
            <text:p>6.63221379824985</text:p>
          </table:table-cell>
          <table:table-cell office:value-type="float" office:value="8.81607342711023" table:style-name="ce1">
            <text:p>8.81607342711023</text:p>
          </table:table-cell>
          <table:table-cell office:value-type="float" office:value="8.88658064959732" table:style-name="ce1">
            <text:p>8.88658064959732</text:p>
          </table:table-cell>
        </table:table-row>
        <table:table-row table:style-name="ro1">
          <table:table-cell office:value-type="string" table:style-name="ce1">
            <text:p>Deron Payne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Volendam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3-104</text:p>
          </table:table-cell>
          <table:table-cell office:value-type="float" office:value="10.1" table:style-name="ce1">
            <text:p>10.1</text:p>
          </table:table-cell>
          <table:table-cell office:value-type="float" office:value="6.53511935747852" table:style-name="ce1">
            <text:p>6.53511935747852</text:p>
          </table:table-cell>
          <table:table-cell office:value-type="float" office:value="6.91756104405759" table:style-name="ce1">
            <text:p>6.91756104405759</text:p>
          </table:table-cell>
          <table:table-cell office:value-type="float" office:value="5.96809031087741" table:style-name="ce1">
            <text:p>5.96809031087741</text:p>
          </table:table-cell>
          <table:table-cell office:value-type="float" office:value="6.32665906253701" table:style-name="ce1">
            <text:p>6.32665906253701</text:p>
          </table:table-cell>
          <table:table-cell office:value-type="float" office:value="8.09960365671668" table:style-name="ce1">
            <text:p>8.09960365671668</text:p>
          </table:table-cell>
          <table:table-cell office:value-type="float" office:value="7.01065856570109" table:style-name="ce1">
            <text:p>7.01065856570109</text:p>
          </table:table-cell>
          <table:table-cell office:value-type="float" office:value="10.1132462992171" table:style-name="ce1">
            <text:p>10.1132462992171</text:p>
          </table:table-cell>
          <table:table-cell office:value-type="float" office:value="6.37118394163676" table:style-name="ce1">
            <text:p>6.37118394163676</text:p>
          </table:table-cell>
          <table:table-cell office:value-type="float" office:value="5.56666630529194" table:style-name="ce1">
            <text:p>5.56666630529194</text:p>
          </table:table-cell>
          <table:table-cell office:value-type="float" office:value="8.03549880664397" table:style-name="ce1">
            <text:p>8.03549880664397</text:p>
          </table:table-cell>
          <table:table-cell office:value-type="float" office:value="11.9515067699488" table:style-name="ce1">
            <text:p>11.9515067699488</text:p>
          </table:table-cell>
        </table:table-row>
        <table:table-row table:style-name="ro1">
          <table:table-cell office:value-type="string" table:style-name="ce1">
            <text:p>Marvin Peersman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Groninge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4-331</text:p>
          </table:table-cell>
          <table:table-cell office:value-type="float" office:value="16.5" table:style-name="ce1">
            <text:p>16.5</text:p>
          </table:table-cell>
          <table:table-cell office:value-type="float" office:value="10.8992861108653" table:style-name="ce1">
            <text:p>10.8992861108653</text:p>
          </table:table-cell>
          <table:table-cell office:value-type="float" office:value="11.0499761121092" table:style-name="ce1">
            <text:p>11.0499761121092</text:p>
          </table:table-cell>
          <table:table-cell office:value-type="float" office:value="11.0725498771189" table:style-name="ce1">
            <text:p>11.0725498771189</text:p>
          </table:table-cell>
          <table:table-cell office:value-type="float" office:value="13.1014421194956" table:style-name="ce1">
            <text:p>13.1014421194956</text:p>
          </table:table-cell>
          <table:table-cell office:value-type="float" office:value="11.1913189542279" table:style-name="ce1">
            <text:p>11.1913189542279</text:p>
          </table:table-cell>
          <table:table-cell office:value-type="float" office:value="5.39388274889783" table:style-name="ce1">
            <text:p>5.39388274889783</text:p>
          </table:table-cell>
          <table:table-cell office:value-type="float" office:value="13.1712376860698" table:style-name="ce1">
            <text:p>13.1712376860698</text:p>
          </table:table-cell>
          <table:table-cell office:value-type="float" office:value="7.80976767183603" table:style-name="ce1">
            <text:p>7.80976767183603</text:p>
          </table:table-cell>
          <table:table-cell office:value-type="float" office:value="11.3190318928618" table:style-name="ce1">
            <text:p>11.3190318928618</text:p>
          </table:table-cell>
          <table:table-cell office:value-type="float" office:value="8.87630428170818" table:style-name="ce1">
            <text:p>8.87630428170818</text:p>
          </table:table-cell>
          <table:table-cell office:value-type="float" office:value="8.37625976135567" table:style-name="ce1">
            <text:p>8.37625976135567</text:p>
          </table:table-cell>
        </table:table-row>
        <table:table-row table:style-name="ro1">
          <table:table-cell office:value-type="string" table:style-name="ce1">
            <text:p>Alexandre Penetra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AZ Alkmaar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4-120</text:p>
          </table:table-cell>
          <table:table-cell office:value-type="float" office:value="16" table:style-name="ce1">
            <text:p>16</text:p>
          </table:table-cell>
          <table:table-cell office:value-type="float" office:value="6.91230706434235" table:style-name="ce1">
            <text:p>6.91230706434235</text:p>
          </table:table-cell>
          <table:table-cell office:value-type="float" office:value="13.4007629227583" table:style-name="ce1">
            <text:p>13.4007629227583</text:p>
          </table:table-cell>
          <table:table-cell office:value-type="float" office:value="8.33177617372472" table:style-name="ce1">
            <text:p>8.33177617372472</text:p>
          </table:table-cell>
          <table:table-cell office:value-type="float" office:value="12.6313622215295" table:style-name="ce1">
            <text:p>12.6313622215295</text:p>
          </table:table-cell>
          <table:table-cell office:value-type="float" office:value="6.41374015731806" table:style-name="ce1">
            <text:p>6.41374015731806</text:p>
          </table:table-cell>
          <table:table-cell office:value-type="float" office:value="13.2807733667193" table:style-name="ce1">
            <text:p>13.2807733667193</text:p>
          </table:table-cell>
          <table:table-cell office:value-type="float" office:value="6.04847830464288" table:style-name="ce1">
            <text:p>6.04847830464288</text:p>
          </table:table-cell>
          <table:table-cell office:value-type="float" office:value="6.8370011676791" table:style-name="ce1">
            <text:p>6.8370011676791</text:p>
          </table:table-cell>
          <table:table-cell office:value-type="float" office:value="11.3190318928618" table:style-name="ce1">
            <text:p>11.3190318928618</text:p>
          </table:table-cell>
          <table:table-cell office:value-type="float" office:value="11.3720872052453" table:style-name="ce1">
            <text:p>11.3720872052453</text:p>
          </table:table-cell>
          <table:table-cell office:value-type="float" office:value="9.97478437228789" table:style-name="ce1">
            <text:p>9.97478437228789</text:p>
          </table:table-cell>
        </table:table-row>
        <table:table-row table:style-name="ro1">
          <table:table-cell office:value-type="string" table:style-name="ce1">
            <text:p>Brayann Pereira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NEC Nijmege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2-231</text:p>
          </table:table-cell>
          <table:table-cell office:value-type="float" office:value="7.4" table:style-name="ce1">
            <text:p>7.4</text:p>
          </table:table-cell>
          <table:table-cell office:value-type="float" office:value="9.37585675036208" table:style-name="ce1">
            <text:p>9.37585675036208</text:p>
          </table:table-cell>
          <table:table-cell office:value-type="float" office:value="7.07898376160641" table:style-name="ce1">
            <text:p>7.07898376160641</text:p>
          </table:table-cell>
          <table:table-cell office:value-type="float" office:value="10.0357273588417" table:style-name="ce1">
            <text:p>10.0357273588417</text:p>
          </table:table-cell>
          <table:table-cell office:value-type="float" office:value="7.83384986879341" table:style-name="ce1">
            <text:p>7.83384986879341</text:p>
          </table:table-cell>
          <table:table-cell office:value-type="float" office:value="9.15368953559395" table:style-name="ce1">
            <text:p>9.15368953559395</text:p>
          </table:table-cell>
          <table:table-cell office:value-type="float" office:value="7.84016222193209" table:style-name="ce1">
            <text:p>7.84016222193209</text:p>
          </table:table-cell>
          <table:table-cell office:value-type="float" office:value="7.77719459804138" table:style-name="ce1">
            <text:p>7.77719459804138</text:p>
          </table:table-cell>
          <table:table-cell office:value-type="float" office:value="7.48056916054216" table:style-name="ce1">
            <text:p>7.48056916054216</text:p>
          </table:table-cell>
          <table:table-cell office:value-type="float" office:value="6.35575596036171" table:style-name="ce1">
            <text:p>6.35575596036171</text:p>
          </table:table-cell>
          <table:table-cell office:value-type="float" office:value="6.81166252085498" table:style-name="ce1">
            <text:p>6.81166252085498</text:p>
          </table:table-cell>
          <table:table-cell office:value-type="float" office:value="9.24667378104474" table:style-name="ce1">
            <text:p>9.24667378104474</text:p>
          </table:table-cell>
        </table:table-row>
        <table:table-row table:style-name="ro1">
          <table:table-cell office:value-type="string" table:style-name="ce1">
            <text:p>Ivo Pinto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Fortuna Sittard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6-000</text:p>
          </table:table-cell>
          <table:table-cell office:value-type="float" office:value="12.3" table:style-name="ce1">
            <text:p>12.3</text:p>
          </table:table-cell>
          <table:table-cell office:value-type="float" office:value="9.65946647235853" table:style-name="ce1">
            <text:p>9.65946647235853</text:p>
          </table:table-cell>
          <table:table-cell office:value-type="float" office:value="8.0141772624131" table:style-name="ce1">
            <text:p>8.0141772624131</text:p>
          </table:table-cell>
          <table:table-cell office:value-type="float" office:value="12.5367594306941" table:style-name="ce1">
            <text:p>12.5367594306941</text:p>
          </table:table-cell>
          <table:table-cell office:value-type="float" office:value="8.90850028968739" table:style-name="ce1">
            <text:p>8.90850028968739</text:p>
          </table:table-cell>
          <table:table-cell office:value-type="float" office:value="12.6726636730141" table:style-name="ce1">
            <text:p>12.6726636730141</text:p>
          </table:table-cell>
          <table:table-cell office:value-type="float" office:value="8.43856051117271" table:style-name="ce1">
            <text:p>8.43856051117271</text:p>
          </table:table-cell>
          <table:table-cell office:value-type="float" office:value="13.1712376860698" table:style-name="ce1">
            <text:p>13.1712376860698</text:p>
          </table:table-cell>
          <table:table-cell office:value-type="float" office:value="6.37118394163676" table:style-name="ce1">
            <text:p>6.37118394163676</text:p>
          </table:table-cell>
          <table:table-cell office:value-type="float" office:value="5.31861080819221" table:style-name="ce1">
            <text:p>5.31861080819221</text:p>
          </table:table-cell>
          <table:table-cell office:value-type="float" office:value="7.38592908070233" table:style-name="ce1">
            <text:p>7.38592908070233</text:p>
          </table:table-cell>
          <table:table-cell office:value-type="float" office:value="6.6300743496366" table:style-name="ce1">
            <text:p>6.6300743496366</text:p>
          </table:table-cell>
        </table:table-row>
        <table:table-row table:style-name="ro1">
          <table:table-cell office:value-type="string" table:style-name="ce1">
            <text:p>Robin Pröpper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Twent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2-106</text:p>
          </table:table-cell>
          <table:table-cell office:value-type="float" office:value="15.1" table:style-name="ce1">
            <text:p>15.1</text:p>
          </table:table-cell>
          <table:table-cell office:value-type="float" office:value="7.83312844166373" table:style-name="ce1">
            <text:p>7.83312844166373</text:p>
          </table:table-cell>
          <table:table-cell office:value-type="float" office:value="13.0119731469811" table:style-name="ce1">
            <text:p>13.0119731469811</text:p>
          </table:table-cell>
          <table:table-cell office:value-type="float" office:value="6.96271810633077" table:style-name="ce1">
            <text:p>6.96271810633077</text:p>
          </table:table-cell>
          <table:table-cell office:value-type="float" office:value="14.0358831405504" table:style-name="ce1">
            <text:p>14.0358831405504</text:p>
          </table:table-cell>
          <table:table-cell office:value-type="float" office:value="11.1913189542279" table:style-name="ce1">
            <text:p>11.1913189542279</text:p>
          </table:table-cell>
          <table:table-cell office:value-type="float" office:value="9.04117903315924" table:style-name="ce1">
            <text:p>9.04117903315924</text:p>
          </table:table-cell>
          <table:table-cell office:value-type="float" office:value="6.98556206211378" table:style-name="ce1">
            <text:p>6.98556206211378</text:p>
          </table:table-cell>
          <table:table-cell office:value-type="float" office:value="7.97575084029723" table:style-name="ce1">
            <text:p>7.97575084029723</text:p>
          </table:table-cell>
          <table:table-cell office:value-type="float" office:value="9.59281640991042" table:style-name="ce1">
            <text:p>9.59281640991042</text:p>
          </table:table-cell>
          <table:table-cell office:value-type="float" office:value="11.6912536742514" table:style-name="ce1">
            <text:p>11.6912536742514</text:p>
          </table:table-cell>
          <table:table-cell office:value-type="float" office:value="8.85653834650993" table:style-name="ce1">
            <text:p>8.85653834650993</text:p>
          </table:table-cell>
        </table:table-row>
        <table:table-row table:style-name="ro1">
          <table:table-cell office:value-type="string" table:style-name="ce1">
            <text:p>Teo Quintero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Sparta R'dam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311</text:p>
          </table:table-cell>
          <table:table-cell office:value-type="float" office:value="11.4" table:style-name="ce1">
            <text:p>11.4</text:p>
          </table:table-cell>
          <table:table-cell office:value-type="float" office:value="9.7300587028849" table:style-name="ce1">
            <text:p>9.7300587028849</text:p>
          </table:table-cell>
          <table:table-cell office:value-type="float" office:value="8.60733417554802" table:style-name="ce1">
            <text:p>8.60733417554802</text:p>
          </table:table-cell>
          <table:table-cell office:value-type="float" office:value="6.52669808498171" table:style-name="ce1">
            <text:p>6.52669808498171</text:p>
          </table:table-cell>
          <table:table-cell office:value-type="float" office:value="9.79253486168583" table:style-name="ce1">
            <text:p>9.79253486168583</text:p>
          </table:table-cell>
          <table:table-cell office:value-type="float" office:value="7.40830180427841" table:style-name="ce1">
            <text:p>7.40830180427841</text:p>
          </table:table-cell>
          <table:table-cell office:value-type="float" office:value="9.47382494915809" table:style-name="ce1">
            <text:p>9.47382494915809</text:p>
          </table:table-cell>
          <table:table-cell office:value-type="float" office:value="7.57666916530619" table:style-name="ce1">
            <text:p>7.57666916530619</text:p>
          </table:table-cell>
          <table:table-cell office:value-type="float" office:value="7.80976767183603" table:style-name="ce1">
            <text:p>7.80976767183603</text:p>
          </table:table-cell>
          <table:table-cell office:value-type="float" office:value="11.3190318928618" table:style-name="ce1">
            <text:p>11.3190318928618</text:p>
          </table:table-cell>
          <table:table-cell office:value-type="float" office:value="11.7434688429391" table:style-name="ce1">
            <text:p>11.7434688429391</text:p>
          </table:table-cell>
          <table:table-cell office:value-type="float" office:value="9.63471934401966" table:style-name="ce1">
            <text:p>9.63471934401966</text:p>
          </table:table-cell>
        </table:table-row>
        <table:table-row table:style-name="ro1">
          <table:table-cell office:value-type="string" table:style-name="ce1">
            <text:p>Givairo Read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Feyenoord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19-219</text:p>
          </table:table-cell>
          <table:table-cell office:value-type="float" office:value="7.7" table:style-name="ce1">
            <text:p>7.7</text:p>
          </table:table-cell>
          <table:table-cell office:value-type="float" office:value="12.7955281892016" table:style-name="ce1">
            <text:p>12.7955281892016</text:p>
          </table:table-cell>
          <table:table-cell office:value-type="float" office:value="6.98654998286767" table:style-name="ce1">
            <text:p>6.98654998286767</text:p>
          </table:table-cell>
          <table:table-cell office:value-type="float" office:value="14.0154660302318" table:style-name="ce1">
            <text:p>14.0154660302318</text:p>
          </table:table-cell>
          <table:table-cell office:value-type="float" office:value="6.8536060674939" table:style-name="ce1">
            <text:p>6.8536060674939</text:p>
          </table:table-cell>
          <table:table-cell office:value-type="float" office:value="11.5075623480385" table:style-name="ce1">
            <text:p>11.5075623480385</text:p>
          </table:table-cell>
          <table:table-cell office:value-type="float" office:value="8.69154079322193" table:style-name="ce1">
            <text:p>8.69154079322193</text:p>
          </table:table-cell>
          <table:table-cell office:value-type="float" office:value="12.071209682597" table:style-name="ce1">
            <text:p>12.071209682597</text:p>
          </table:table-cell>
          <table:table-cell office:value-type="float" office:value="8.47752648588635" table:style-name="ce1">
            <text:p>8.47752648588635</text:p>
          </table:table-cell>
          <table:table-cell office:value-type="float" office:value="7.78906877655225" table:style-name="ce1">
            <text:p>7.78906877655225</text:p>
          </table:table-cell>
          <table:table-cell office:value-type="float" office:value="6.36735113811908" table:style-name="ce1">
            <text:p>6.36735113811908</text:p>
          </table:table-cell>
          <table:table-cell office:value-type="float" office:value="6.50557349482849" table:style-name="ce1">
            <text:p>6.50557349482849</text:p>
          </table:table-cell>
        </table:table-row>
        <table:table-row table:style-name="ro1">
          <table:table-cell office:value-type="string" table:style-name="ce1">
            <text:p>Marco Rente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Groninge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8-316</text:p>
          </table:table-cell>
          <table:table-cell office:value-type="float" office:value="11.9" table:style-name="ce1">
            <text:p>11.9</text:p>
          </table:table-cell>
          <table:table-cell office:value-type="float" office:value="11.8986957943441" table:style-name="ce1">
            <text:p>11.8986957943441</text:p>
          </table:table-cell>
          <table:table-cell office:value-type="float" office:value="7.73839358556473" table:style-name="ce1">
            <text:p>7.73839358556473</text:p>
          </table:table-cell>
          <table:table-cell office:value-type="float" office:value="13.5397951871297" table:style-name="ce1">
            <text:p>13.5397951871297</text:p>
          </table:table-cell>
          <table:table-cell office:value-type="float" office:value="10.4105378373237" table:style-name="ce1">
            <text:p>10.4105378373237</text:p>
          </table:table-cell>
          <table:table-cell office:value-type="float" office:value="11.5075623480385" table:style-name="ce1">
            <text:p>11.5075623480385</text:p>
          </table:table-cell>
          <table:table-cell office:value-type="float" office:value="9.55757475544554" table:style-name="ce1">
            <text:p>9.55757475544554</text:p>
          </table:table-cell>
          <table:table-cell office:value-type="float" office:value="14.0761472576318" table:style-name="ce1">
            <text:p>14.0761472576318</text:p>
          </table:table-cell>
          <table:table-cell office:value-type="float" office:value="9.14998643137731" table:style-name="ce1">
            <text:p>9.14998643137731</text:p>
          </table:table-cell>
          <table:table-cell office:value-type="float" office:value="13.2521084418714" table:style-name="ce1">
            <text:p>13.2521084418714</text:p>
          </table:table-cell>
          <table:table-cell office:value-type="float" office:value="8.87630428170818" table:style-name="ce1">
            <text:p>8.87630428170818</text:p>
          </table:table-cell>
          <table:table-cell office:value-type="float" office:value="7.05313176922959" table:style-name="ce1">
            <text:p>7.05313176922959</text:p>
          </table:table-cell>
        </table:table-row>
        <table:table-row table:style-name="ro1">
          <table:table-cell office:value-type="string" table:style-name="ce1">
            <text:p>Bart van Rooij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Twent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4-226</text:p>
          </table:table-cell>
          <table:table-cell office:value-type="float" office:value="16.7" table:style-name="ce1">
            <text:p>16.7</text:p>
          </table:table-cell>
          <table:table-cell office:value-type="float" office:value="11.7352447592469" table:style-name="ce1">
            <text:p>11.7352447592469</text:p>
          </table:table-cell>
          <table:table-cell office:value-type="float" office:value="12.8154419364189" table:style-name="ce1">
            <text:p>12.8154419364189</text:p>
          </table:table-cell>
          <table:table-cell office:value-type="float" office:value="15.1141085291745" table:style-name="ce1">
            <text:p>15.1141085291745</text:p>
          </table:table-cell>
          <table:table-cell office:value-type="float" office:value="13.9255759808453" table:style-name="ce1">
            <text:p>13.9255759808453</text:p>
          </table:table-cell>
          <table:table-cell office:value-type="float" office:value="15.4336930104647" table:style-name="ce1">
            <text:p>15.4336930104647</text:p>
          </table:table-cell>
          <table:table-cell office:value-type="float" office:value="8.10250228815916" table:style-name="ce1">
            <text:p>8.10250228815916</text:p>
          </table:table-cell>
          <table:table-cell office:value-type="float" office:value="14.6995998809326" table:style-name="ce1">
            <text:p>14.6995998809326</text:p>
          </table:table-cell>
          <table:table-cell office:value-type="float" office:value="8.81376404656997" table:style-name="ce1">
            <text:p>8.81376404656997</text:p>
          </table:table-cell>
          <table:table-cell office:value-type="float" office:value="14.0145424143559" table:style-name="ce1">
            <text:p>14.0145424143559</text:p>
          </table:table-cell>
          <table:table-cell office:value-type="float" office:value="10.5350699537883" table:style-name="ce1">
            <text:p>10.5350699537883</text:p>
          </table:table-cell>
          <table:table-cell office:value-type="float" office:value="9.06675862305569" table:style-name="ce1">
            <text:p>9.06675862305569</text:p>
          </table:table-cell>
        </table:table-row>
        <table:table-row table:style-name="ro1">
          <table:table-cell office:value-type="string" table:style-name="ce1">
            <text:p>Mats Rots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Twent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19-302</text:p>
          </table:table-cell>
          <table:table-cell office:value-type="float" office:value="15.8" table:style-name="ce1">
            <text:p>15.8</text:p>
          </table:table-cell>
          <table:table-cell office:value-type="float" office:value="11.8581104152685" table:style-name="ce1">
            <text:p>11.8581104152685</text:p>
          </table:table-cell>
          <table:table-cell office:value-type="float" office:value="10.7442678418369" table:style-name="ce1">
            <text:p>10.7442678418369</text:p>
          </table:table-cell>
          <table:table-cell office:value-type="float" office:value="14.8659030391305" table:style-name="ce1">
            <text:p>14.8659030391305</text:p>
          </table:table-cell>
          <table:table-cell office:value-type="float" office:value="12.6800783776329" table:style-name="ce1">
            <text:p>12.6800783776329</text:p>
          </table:table-cell>
          <table:table-cell office:value-type="float" office:value="15.4336930104647" table:style-name="ce1">
            <text:p>15.4336930104647</text:p>
          </table:table-cell>
          <table:table-cell office:value-type="float" office:value="7.11397300526159" table:style-name="ce1">
            <text:p>7.11397300526159</text:p>
          </table:table-cell>
          <table:table-cell office:value-type="float" office:value="15.0037289666503" table:style-name="ce1">
            <text:p>15.0037289666503</text:p>
          </table:table-cell>
          <table:table-cell office:value-type="float" office:value="8.98195199166307" table:style-name="ce1">
            <text:p>8.98195199166307</text:p>
          </table:table-cell>
          <table:table-cell office:value-type="float" office:value="13.2521084418714" table:style-name="ce1">
            <text:p>13.2521084418714</text:p>
          </table:table-cell>
          <table:table-cell office:value-type="float" office:value="9.11708269548289" table:style-name="ce1">
            <text:p>9.11708269548289</text:p>
          </table:table-cell>
          <table:table-cell office:value-type="float" office:value="8.58619990126968" table:style-name="ce1">
            <text:p>8.58619990126968</text:p>
          </table:table-cell>
        </table:table-row>
        <table:table-row table:style-name="ro1">
          <table:table-cell office:value-type="string" table:style-name="ce1">
            <text:p>Anass Salah-Eddine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PSV Eindhove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3-354</text:p>
          </table:table-cell>
          <table:table-cell office:value-type="float" office:value="9.4" table:style-name="ce1">
            <text:p>9.4</text:p>
          </table:table-cell>
          <table:table-cell office:value-type="float" office:value="10.2195146019134" table:style-name="ce1">
            <text:p>10.2195146019134</text:p>
          </table:table-cell>
          <table:table-cell office:value-type="float" office:value="9.10565501191997" table:style-name="ce1">
            <text:p>9.10565501191997</text:p>
          </table:table-cell>
          <table:table-cell office:value-type="float" office:value="7.86807096458622" table:style-name="ce1">
            <text:p>7.86807096458622</text:p>
          </table:table-cell>
          <table:table-cell office:value-type="float" office:value="7.64677458265892" table:style-name="ce1">
            <text:p>7.64677458265892</text:p>
          </table:table-cell>
          <table:table-cell office:value-type="float" office:value="12.1113770103461" table:style-name="ce1">
            <text:p>12.1113770103461</text:p>
          </table:table-cell>
          <table:table-cell office:value-type="float" office:value="8.23429041309636" table:style-name="ce1">
            <text:p>8.23429041309636</text:p>
          </table:table-cell>
          <table:table-cell office:value-type="float" office:value="11.9855669303972" table:style-name="ce1">
            <text:p>11.9855669303972</text:p>
          </table:table-cell>
          <table:table-cell office:value-type="float" office:value="8.05902679234729" table:style-name="ce1">
            <text:p>8.05902679234729</text:p>
          </table:table-cell>
          <table:table-cell office:value-type="float" office:value="6.9144512415265" table:style-name="ce1">
            <text:p>6.9144512415265</text:p>
          </table:table-cell>
          <table:table-cell office:value-type="float" office:value="6.31290045382788" table:style-name="ce1">
            <text:p>6.31290045382788</text:p>
          </table:table-cell>
          <table:table-cell office:value-type="float" office:value="11.6809857754308" table:style-name="ce1">
            <text:p>11.6809857754308</text:p>
          </table:table-cell>
        </table:table-row>
        <table:table-row table:style-name="ro1">
          <table:table-cell office:value-type="string" table:style-name="ce1">
            <text:p>Shurandy Sambo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Sparta R'dam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4-141</text:p>
          </table:table-cell>
          <table:table-cell office:value-type="float" office:value="12.6" table:style-name="ce1">
            <text:p>12.6</text:p>
          </table:table-cell>
          <table:table-cell office:value-type="float" office:value="6.25387590014385" table:style-name="ce1">
            <text:p>6.25387590014385</text:p>
          </table:table-cell>
          <table:table-cell office:value-type="float" office:value="8.48588329407452" table:style-name="ce1">
            <text:p>8.48588329407452</text:p>
          </table:table-cell>
          <table:table-cell office:value-type="float" office:value="8.17668860297472" table:style-name="ce1">
            <text:p>8.17668860297472</text:p>
          </table:table-cell>
          <table:table-cell office:value-type="float" office:value="8.08495545856129" table:style-name="ce1">
            <text:p>8.08495545856129</text:p>
          </table:table-cell>
          <table:table-cell office:value-type="float" office:value="11.8144940658414" table:style-name="ce1">
            <text:p>11.8144940658414</text:p>
          </table:table-cell>
          <table:table-cell office:value-type="float" office:value="4.86312959722948" table:style-name="ce1">
            <text:p>4.86312959722948</text:p>
          </table:table-cell>
          <table:table-cell office:value-type="float" office:value="9.3057430271139" table:style-name="ce1">
            <text:p>9.3057430271139</text:p>
          </table:table-cell>
          <table:table-cell office:value-type="float" office:value="6.99571930821566" table:style-name="ce1">
            <text:p>6.99571930821566</text:p>
          </table:table-cell>
          <table:table-cell office:value-type="float" office:value="5.82248525080253" table:style-name="ce1">
            <text:p>5.82248525080253</text:p>
          </table:table-cell>
          <table:table-cell office:value-type="float" office:value="10.0702781083465" table:style-name="ce1">
            <text:p>10.0702781083465</text:p>
          </table:table-cell>
          <table:table-cell office:value-type="float" office:value="7.48685273893362" table:style-name="ce1">
            <text:p>7.48685273893362</text:p>
          </table:table-cell>
        </table:table-row>
        <table:table-row table:style-name="ro1">
          <table:table-cell office:value-type="string" table:style-name="ce1">
            <text:p>Philippe Sandler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NEC Nijmege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8-331</text:p>
          </table:table-cell>
          <table:table-cell office:value-type="float" office:value="9.4" table:style-name="ce1">
            <text:p>9.4</text:p>
          </table:table-cell>
          <table:table-cell office:value-type="float" office:value="8.44789368393291" table:style-name="ce1">
            <text:p>8.44789368393291</text:p>
          </table:table-cell>
          <table:table-cell office:value-type="float" office:value="9.55348571892655" table:style-name="ce1">
            <text:p>9.55348571892655</text:p>
          </table:table-cell>
          <table:table-cell office:value-type="float" office:value="9.88312751121183" table:style-name="ce1">
            <text:p>9.88312751121183</text:p>
          </table:table-cell>
          <table:table-cell office:value-type="float" office:value="9.79253486168583" table:style-name="ce1">
            <text:p>9.79253486168583</text:p>
          </table:table-cell>
          <table:table-cell office:value-type="float" office:value="8.09960365671668" table:style-name="ce1">
            <text:p>8.09960365671668</text:p>
          </table:table-cell>
          <table:table-cell office:value-type="float" office:value="7.01065856570109" table:style-name="ce1">
            <text:p>7.01065856570109</text:p>
          </table:table-cell>
          <table:table-cell office:value-type="float" office:value="6.88887550586503" table:style-name="ce1">
            <text:p>6.88887550586503</text:p>
          </table:table-cell>
          <table:table-cell office:value-type="float" office:value="8.05902679234729" table:style-name="ce1">
            <text:p>8.05902679234729</text:p>
          </table:table-cell>
          <table:table-cell office:value-type="float" office:value="10.1854078306425" table:style-name="ce1">
            <text:p>10.1854078306425</text:p>
          </table:table-cell>
          <table:table-cell office:value-type="float" office:value="7.1540077356211" table:style-name="ce1">
            <text:p>7.1540077356211</text:p>
          </table:table-cell>
          <table:table-cell office:value-type="float" office:value="8.58619990126968" table:style-name="ce1">
            <text:p>8.58619990126968</text:p>
          </table:table-cell>
        </table:table-row>
        <table:table-row table:style-name="ro1">
          <table:table-cell office:value-type="string" table:style-name="ce1">
            <text:p>Jerdy Schouten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PSV Eindhoven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28-360</text:p>
          </table:table-cell>
          <table:table-cell office:value-type="float" office:value="16.3" table:style-name="ce1">
            <text:p>16.3</text:p>
          </table:table-cell>
          <table:table-cell office:value-type="float" office:value="10.8548429688093" table:style-name="ce1">
            <text:p>10.8548429688093</text:p>
          </table:table-cell>
          <table:table-cell office:value-type="float" office:value="14.4912434546511" table:style-name="ce1">
            <text:p>14.4912434546511</text:p>
          </table:table-cell>
          <table:table-cell office:value-type="float" office:value="12.2888155924158" table:style-name="ce1">
            <text:p>12.2888155924158</text:p>
          </table:table-cell>
          <table:table-cell office:value-type="float" office:value="15.582621869788" table:style-name="ce1">
            <text:p>15.582621869788</text:p>
          </table:table-cell>
          <table:table-cell office:value-type="float" office:value="12.3975971368535" table:style-name="ce1">
            <text:p>12.3975971368535</text:p>
          </table:table-cell>
          <table:table-cell office:value-type="float" office:value="10.8066546541235" table:style-name="ce1">
            <text:p>10.8066546541235</text:p>
          </table:table-cell>
          <table:table-cell office:value-type="float" office:value="9.20372896662559" table:style-name="ce1">
            <text:p>9.20372896662559</text:p>
          </table:table-cell>
          <table:table-cell office:value-type="float" office:value="8.39360495887487" table:style-name="ce1">
            <text:p>8.39360495887487</text:p>
          </table:table-cell>
          <table:table-cell office:value-type="float" office:value="10.4763525435362" table:style-name="ce1">
            <text:p>10.4763525435362</text:p>
          </table:table-cell>
          <table:table-cell office:value-type="float" office:value="10.3620222743344" table:style-name="ce1">
            <text:p>10.3620222743344</text:p>
          </table:table-cell>
          <table:table-cell office:value-type="float" office:value="7.79549545946906" table:style-name="ce1">
            <text:p>7.79549545946906</text:p>
          </table:table-cell>
        </table:table-row>
        <table:table-row table:style-name="ro1">
          <table:table-cell office:value-type="string" table:style-name="ce1">
            <text:p>Gijs Smal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Feyenoord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8-129</text:p>
          </table:table-cell>
          <table:table-cell office:value-type="float" office:value="7.9" table:style-name="ce1">
            <text:p>7.9</text:p>
          </table:table-cell>
          <table:table-cell office:value-type="float" office:value="11.6107508266659" table:style-name="ce1">
            <text:p>11.6107508266659</text:p>
          </table:table-cell>
          <table:table-cell office:value-type="float" office:value="8.05030598515414" table:style-name="ce1">
            <text:p>8.05030598515414</text:p>
          </table:table-cell>
          <table:table-cell office:value-type="float" office:value="9.26579717187145" table:style-name="ce1">
            <text:p>9.26579717187145</text:p>
          </table:table-cell>
          <table:table-cell office:value-type="float" office:value="12.3312926757421" table:style-name="ce1">
            <text:p>12.3312926757421</text:p>
          </table:table-cell>
          <table:table-cell office:value-type="float" office:value="9.15368953559395" table:style-name="ce1">
            <text:p>9.15368953559395</text:p>
          </table:table-cell>
          <table:table-cell office:value-type="float" office:value="6.68222193041294" table:style-name="ce1">
            <text:p>6.68222193041294</text:p>
          </table:table-cell>
          <table:table-cell office:value-type="float" office:value="11.0835116009468" table:style-name="ce1">
            <text:p>11.0835116009468</text:p>
          </table:table-cell>
          <table:table-cell office:value-type="float" office:value="8.39360495887487" table:style-name="ce1">
            <text:p>8.39360495887487</text:p>
          </table:table-cell>
          <table:table-cell office:value-type="float" office:value="8.38780386521085" table:style-name="ce1">
            <text:p>8.38780386521085</text:p>
          </table:table-cell>
          <table:table-cell office:value-type="float" office:value="6.25870693127691" table:style-name="ce1">
            <text:p>6.25870693127691</text:p>
          </table:table-cell>
          <table:table-cell office:value-type="float" office:value="11.509566291795" table:style-name="ce1">
            <text:p>11.509566291795</text:p>
          </table:table-cell>
        </table:table-row>
        <table:table-row table:style-name="ro1">
          <table:table-cell office:value-type="string" table:style-name="ce1">
            <text:p>Mike te Wierik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Heracles Almelo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3-213</text:p>
          </table:table-cell>
          <table:table-cell office:value-type="float" office:value="7.9" table:style-name="ce1">
            <text:p>7.9</text:p>
          </table:table-cell>
          <table:table-cell office:value-type="float" office:value="7.83312844166373" table:style-name="ce1">
            <text:p>7.83312844166373</text:p>
          </table:table-cell>
          <table:table-cell office:value-type="float" office:value="5.94472816326474" table:style-name="ce1">
            <text:p>5.94472816326474</text:p>
          </table:table-cell>
          <table:table-cell office:value-type="float" office:value="7.26022633806489" table:style-name="ce1">
            <text:p>7.26022633806489</text:p>
          </table:table-cell>
          <table:table-cell office:value-type="float" office:value="5.76827682006444" table:style-name="ce1">
            <text:p>5.76827682006444</text:p>
          </table:table-cell>
          <table:table-cell office:value-type="float" office:value="5.20920075993751" table:style-name="ce1">
            <text:p>5.20920075993751</text:p>
          </table:table-cell>
          <table:table-cell office:value-type="float" office:value="6.68222193041294" table:style-name="ce1">
            <text:p>6.68222193041294</text:p>
          </table:table-cell>
          <table:table-cell office:value-type="float" office:value="7.0828184050388" table:style-name="ce1">
            <text:p>7.0828184050388</text:p>
          </table:table-cell>
          <table:table-cell office:value-type="float" office:value="7.39894649277077" table:style-name="ce1">
            <text:p>7.39894649277077</text:p>
          </table:table-cell>
          <table:table-cell office:value-type="float" office:value="9.2927736313214" table:style-name="ce1">
            <text:p>9.2927736313214</text:p>
          </table:table-cell>
          <table:table-cell office:value-type="float" office:value="6.81166252085498" table:style-name="ce1">
            <text:p>6.81166252085498</text:p>
          </table:table-cell>
          <table:table-cell office:value-type="float" office:value="11.0203369899577" table:style-name="ce1">
            <text:p>11.0203369899577</text:p>
          </table:table-cell>
        </table:table-row>
        <table:table-row table:style-name="ro1">
          <table:table-cell office:value-type="string" table:style-name="ce1">
            <text:p>Precious Ugwu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Volendam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19-333</text:p>
          </table:table-cell>
          <table:table-cell office:value-type="float" office:value="7.4" table:style-name="ce1">
            <text:p>7.4</text:p>
          </table:table-cell>
          <table:table-cell office:value-type="float" office:value="8.40035560104343" table:style-name="ce1">
            <text:p>8.40035560104343</text:p>
          </table:table-cell>
          <table:table-cell office:value-type="float" office:value="5.92357570299016" table:style-name="ce1">
            <text:p>5.92357570299016</text:p>
          </table:table-cell>
          <table:table-cell office:value-type="float" office:value="7.11085242486033" table:style-name="ce1">
            <text:p>7.11085242486033</text:p>
          </table:table-cell>
          <table:table-cell office:value-type="float" office:value="5.93251992188073" table:style-name="ce1">
            <text:p>5.93251992188073</text:p>
          </table:table-cell>
          <table:table-cell office:value-type="float" office:value="8.09960365671668" table:style-name="ce1">
            <text:p>8.09960365671668</text:p>
          </table:table-cell>
          <table:table-cell office:value-type="float" office:value="7.01065856570109" table:style-name="ce1">
            <text:p>7.01065856570109</text:p>
          </table:table-cell>
          <table:table-cell office:value-type="float" office:value="8.48788204399008" table:style-name="ce1">
            <text:p>8.48788204399008</text:p>
          </table:table-cell>
          <table:table-cell office:value-type="float" office:value="7.48056916054216" table:style-name="ce1">
            <text:p>7.48056916054216</text:p>
          </table:table-cell>
          <table:table-cell office:value-type="float" office:value="6.08566991983533" table:style-name="ce1">
            <text:p>6.08566991983533</text:p>
          </table:table-cell>
          <table:table-cell office:value-type="float" office:value="6.31290045382788" table:style-name="ce1">
            <text:p>6.31290045382788</text:p>
          </table:table-cell>
          <table:table-cell office:value-type="float" office:value="6.98181877001363" table:style-name="ce1">
            <text:p>6.98181877001363</text:p>
          </table:table-cell>
        </table:table-row>
        <table:table-row table:style-name="ro1">
          <table:table-cell office:value-type="string" table:style-name="ce1">
            <text:p>Cherrion Valerius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NAC Bred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0-107</text:p>
          </table:table-cell>
          <table:table-cell office:value-type="float" office:value="11" table:style-name="ce1">
            <text:p>11</text:p>
          </table:table-cell>
          <table:table-cell office:value-type="float" office:value="11.1411707375929" table:style-name="ce1">
            <text:p>11.1411707375929</text:p>
          </table:table-cell>
          <table:table-cell office:value-type="float" office:value="7.583619596635" table:style-name="ce1">
            <text:p>7.583619596635</text:p>
          </table:table-cell>
          <table:table-cell office:value-type="float" office:value="7.56228980410256" table:style-name="ce1">
            <text:p>7.56228980410256</text:p>
          </table:table-cell>
          <table:table-cell office:value-type="float" office:value="9.60440119418239" table:style-name="ce1">
            <text:p>9.60440119418239</text:p>
          </table:table-cell>
          <table:table-cell office:value-type="float" office:value="9.85202091338012" table:style-name="ce1">
            <text:p>9.85202091338012</text:p>
          </table:table-cell>
          <table:table-cell office:value-type="float" office:value="5.6948658958036" table:style-name="ce1">
            <text:p>5.6948658958036</text:p>
          </table:table-cell>
          <table:table-cell office:value-type="float" office:value="8.89704299872238" table:style-name="ce1">
            <text:p>8.89704299872238</text:p>
          </table:table-cell>
          <table:table-cell office:value-type="float" office:value="7.80976767183603" table:style-name="ce1">
            <text:p>7.80976767183603</text:p>
          </table:table-cell>
          <table:table-cell office:value-type="float" office:value="7.20181730700659" table:style-name="ce1">
            <text:p>7.20181730700659</text:p>
          </table:table-cell>
          <table:table-cell office:value-type="float" office:value="8.695616344423" table:style-name="ce1">
            <text:p>8.695616344423</text:p>
          </table:table-cell>
          <table:table-cell office:value-type="float" office:value="9.73859879953634" table:style-name="ce1">
            <text:p>9.73859879953634</text:p>
          </table:table-cell>
        </table:table-row>
        <table:table-row table:style-name="ro1">
          <table:table-cell office:value-type="string" table:style-name="ce1">
            <text:p>Alec Van Hoorenbeeck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Heracles Almelo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7-008</text:p>
          </table:table-cell>
          <table:table-cell office:value-type="float" office:value="12" table:style-name="ce1">
            <text:p>12</text:p>
          </table:table-cell>
          <table:table-cell office:value-type="float" office:value="6.3397026466641" table:style-name="ce1">
            <text:p>6.3397026466641</text:p>
          </table:table-cell>
          <table:table-cell office:value-type="float" office:value="9.0084816501857" table:style-name="ce1">
            <text:p>9.0084816501857</text:p>
          </table:table-cell>
          <table:table-cell office:value-type="float" office:value="5.96809031087741" table:style-name="ce1">
            <text:p>5.96809031087741</text:p>
          </table:table-cell>
          <table:table-cell office:value-type="float" office:value="7.64677458265892" table:style-name="ce1">
            <text:p>7.64677458265892</text:p>
          </table:table-cell>
          <table:table-cell office:value-type="float" office:value="5.49494496702437" table:style-name="ce1">
            <text:p>5.49494496702437</text:p>
          </table:table-cell>
          <table:table-cell office:value-type="float" office:value="7.84016222193209" table:style-name="ce1">
            <text:p>7.84016222193209</text:p>
          </table:table-cell>
          <table:table-cell office:value-type="float" office:value="5.43871792284935" table:style-name="ce1">
            <text:p>5.43871792284935</text:p>
          </table:table-cell>
          <table:table-cell office:value-type="float" office:value="6.99571930821566" table:style-name="ce1">
            <text:p>6.99571930821566</text:p>
          </table:table-cell>
          <table:table-cell office:value-type="float" office:value="12.5884165774671" table:style-name="ce1">
            <text:p>12.5884165774671</text:p>
          </table:table-cell>
          <table:table-cell office:value-type="float" office:value="11.6387524024251" table:style-name="ce1">
            <text:p>11.6387524024251</text:p>
          </table:table-cell>
          <table:table-cell office:value-type="float" office:value="6.64398041598398" table:style-name="ce1">
            <text:p>6.64398041598398</text:p>
          </table:table-cell>
        </table:table-row>
        <table:table-row table:style-name="ro1">
          <table:table-cell office:value-type="string" table:style-name="ce1">
            <text:p>Nick Verschuren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Volendam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0-359</text:p>
          </table:table-cell>
          <table:table-cell office:value-type="float" office:value="13.8" table:style-name="ce1">
            <text:p>13.8</text:p>
          </table:table-cell>
          <table:table-cell office:value-type="float" office:value="6.68921109272473" table:style-name="ce1">
            <text:p>6.68921109272473</text:p>
          </table:table-cell>
          <table:table-cell office:value-type="float" office:value="10.6754641182613" table:style-name="ce1">
            <text:p>10.6754641182613</text:p>
          </table:table-cell>
          <table:table-cell office:value-type="float" office:value="7.26022633806489" table:style-name="ce1">
            <text:p>7.26022633806489</text:p>
          </table:table-cell>
          <table:table-cell office:value-type="float" office:value="8.65450781058461" table:style-name="ce1">
            <text:p>8.65450781058461</text:p>
          </table:table-cell>
          <table:table-cell office:value-type="float" office:value="5.49494496702437" table:style-name="ce1">
            <text:p>5.49494496702437</text:p>
          </table:table-cell>
          <table:table-cell office:value-type="float" office:value="13.2807733667193" table:style-name="ce1">
            <text:p>13.2807733667193</text:p>
          </table:table-cell>
          <table:table-cell office:value-type="float" office:value="5.43871792284935" table:style-name="ce1">
            <text:p>5.43871792284935</text:p>
          </table:table-cell>
          <table:table-cell office:value-type="float" office:value="6.91616132090414" table:style-name="ce1">
            <text:p>6.91616132090414</text:p>
          </table:table-cell>
          <table:table-cell office:value-type="float" office:value="5.82248525080253" table:style-name="ce1">
            <text:p>5.82248525080253</text:p>
          </table:table-cell>
          <table:table-cell office:value-type="float" office:value="11.0988665482447" table:style-name="ce1">
            <text:p>11.0988665482447</text:p>
          </table:table-cell>
          <table:table-cell office:value-type="float" office:value="6.42324454443536" table:style-name="ce1">
            <text:p>6.42324454443536</text:p>
          </table:table-cell>
        </table:table-row>
        <table:table-row table:style-name="ro1">
          <table:table-cell office:value-type="string" table:style-name="ce1">
            <text:p>Nick Viergever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Utrecht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6-157</text:p>
          </table:table-cell>
          <table:table-cell office:value-type="float" office:value="13.7" table:style-name="ce1">
            <text:p>13.7</text:p>
          </table:table-cell>
          <table:table-cell office:value-type="float" office:value="5.91728676545195" table:style-name="ce1">
            <text:p>5.91728676545195</text:p>
          </table:table-cell>
          <table:table-cell office:value-type="float" office:value="9.85358738022792" table:style-name="ce1">
            <text:p>9.85358738022792</text:p>
          </table:table-cell>
          <table:table-cell office:value-type="float" office:value="5.69988057771136" table:style-name="ce1">
            <text:p>5.69988057771136</text:p>
          </table:table-cell>
          <table:table-cell office:value-type="float" office:value="9.41536861633872" table:style-name="ce1">
            <text:p>9.41536861633872</text:p>
          </table:table-cell>
          <table:table-cell office:value-type="float" office:value="6.73808973061913" table:style-name="ce1">
            <text:p>6.73808973061913</text:p>
          </table:table-cell>
          <table:table-cell office:value-type="float" office:value="13.2807733667193" table:style-name="ce1">
            <text:p>13.2807733667193</text:p>
          </table:table-cell>
          <table:table-cell office:value-type="float" office:value="6.23016446218796" table:style-name="ce1">
            <text:p>6.23016446218796</text:p>
          </table:table-cell>
          <table:table-cell office:value-type="float" office:value="6.37118394163676" table:style-name="ce1">
            <text:p>6.37118394163676</text:p>
          </table:table-cell>
          <table:table-cell office:value-type="float" office:value="8.99134979354706" table:style-name="ce1">
            <text:p>8.99134979354706</text:p>
          </table:table-cell>
          <table:table-cell office:value-type="float" office:value="10.1289322160721" table:style-name="ce1">
            <text:p>10.1289322160721</text:p>
          </table:table-cell>
          <table:table-cell office:value-type="float" office:value="10.4549322260718" table:style-name="ce1">
            <text:p>10.4549322260718</text:p>
          </table:table-cell>
        </table:table-row>
        <table:table-row table:style-name="ro1">
          <table:table-cell office:value-type="string" table:style-name="ce1">
            <text:p>Tsuyoshi Watanabe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Feyenoord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8-336</text:p>
          </table:table-cell>
          <table:table-cell office:value-type="float" office:value="16" table:style-name="ce1">
            <text:p>16</text:p>
          </table:table-cell>
          <table:table-cell office:value-type="float" office:value="7.32170467796481" table:style-name="ce1">
            <text:p>7.32170467796481</text:p>
          </table:table-cell>
          <table:table-cell office:value-type="float" office:value="13.7743015771812" table:style-name="ce1">
            <text:p>13.7743015771812</text:p>
          </table:table-cell>
          <table:table-cell office:value-type="float" office:value="7.56228980410256" table:style-name="ce1">
            <text:p>7.56228980410256</text:p>
          </table:table-cell>
          <table:table-cell office:value-type="float" office:value="14.2463249427611" table:style-name="ce1">
            <text:p>14.2463249427611</text:p>
          </table:table-cell>
          <table:table-cell office:value-type="float" office:value="9.50419858863168" table:style-name="ce1">
            <text:p>9.50419858863168</text:p>
          </table:table-cell>
          <table:table-cell office:value-type="float" office:value="11.7114917654934" table:style-name="ce1">
            <text:p>11.7114917654934</text:p>
          </table:table-cell>
          <table:table-cell office:value-type="float" office:value="6.79278533284276" table:style-name="ce1">
            <text:p>6.79278533284276</text:p>
          </table:table-cell>
          <table:table-cell office:value-type="float" office:value="6.8370011676791" table:style-name="ce1">
            <text:p>6.8370011676791</text:p>
          </table:table-cell>
          <table:table-cell office:value-type="float" office:value="12.1037215566432" table:style-name="ce1">
            <text:p>12.1037215566432</text:p>
          </table:table-cell>
          <table:table-cell office:value-type="float" office:value="10.9878667753395" table:style-name="ce1">
            <text:p>10.9878667753395</text:p>
          </table:table-cell>
          <table:table-cell office:value-type="float" office:value="8.78142860851175" table:style-name="ce1">
            <text:p>8.78142860851175</text:p>
          </table:table-cell>
        </table:table-row>
        <table:table-row table:style-name="ro1">
          <table:table-cell office:value-type="string" table:style-name="ce1">
            <text:p>Casper Widell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Excelsior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2-247</text:p>
          </table:table-cell>
          <table:table-cell office:value-type="float" office:value="15.9" table:style-name="ce1">
            <text:p>15.9</text:p>
          </table:table-cell>
          <table:table-cell office:value-type="float" office:value="6.08420555264215" table:style-name="ce1">
            <text:p>6.08420555264215</text:p>
          </table:table-cell>
          <table:table-cell office:value-type="float" office:value="10.3506325211194" table:style-name="ce1">
            <text:p>10.3506325211194</text:p>
          </table:table-cell>
          <table:table-cell office:value-type="float" office:value="6.67055023533216" table:style-name="ce1">
            <text:p>6.67055023533216</text:p>
          </table:table-cell>
          <table:table-cell office:value-type="float" office:value="11.7480320452999" table:style-name="ce1">
            <text:p>11.7480320452999</text:p>
          </table:table-cell>
          <table:table-cell office:value-type="float" office:value="6.73808973061913" table:style-name="ce1">
            <text:p>6.73808973061913</text:p>
          </table:table-cell>
          <table:table-cell office:value-type="float" office:value="13.2807733667193" table:style-name="ce1">
            <text:p>13.2807733667193</text:p>
          </table:table-cell>
          <table:table-cell office:value-type="float" office:value="5.78200064961735" table:style-name="ce1">
            <text:p>5.78200064961735</text:p>
          </table:table-cell>
          <table:table-cell office:value-type="float" office:value="7.39894649277077" table:style-name="ce1">
            <text:p>7.39894649277077</text:p>
          </table:table-cell>
          <table:table-cell office:value-type="float" office:value="8.99134979354706" table:style-name="ce1">
            <text:p>8.99134979354706</text:p>
          </table:table-cell>
          <table:table-cell office:value-type="float" office:value="12.4426268888714" table:style-name="ce1">
            <text:p>12.4426268888714</text:p>
          </table:table-cell>
          <table:table-cell office:value-type="float" office:value="6.6300743496366" table:style-name="ce1">
            <text:p>6.6300743496366</text:p>
          </table:table-cell>
        </table:table-row>
        <table:table-row table:style-name="ro1">
          <table:table-cell office:value-type="string" table:style-name="ce1">
            <text:p>Owen Wijndal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Ajax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040</text:p>
          </table:table-cell>
          <table:table-cell office:value-type="float" office:value="10.5" table:style-name="ce1">
            <text:p>10.5</text:p>
          </table:table-cell>
          <table:table-cell office:value-type="float" office:value="9.77703971181515" table:style-name="ce1">
            <text:p>9.77703971181515</text:p>
          </table:table-cell>
          <table:table-cell office:value-type="float" office:value="8.91124906390946" table:style-name="ce1">
            <text:p>8.91124906390946</text:p>
          </table:table-cell>
          <table:table-cell office:value-type="float" office:value="9.26579717187144" table:style-name="ce1">
            <text:p>9.26579717187144</text:p>
          </table:table-cell>
          <table:table-cell office:value-type="float" office:value="8.3375197143992" table:style-name="ce1">
            <text:p>8.3375197143992</text:p>
          </table:table-cell>
          <table:table-cell office:value-type="float" office:value="10.8666209648925" table:style-name="ce1">
            <text:p>10.8666209648925</text:p>
          </table:table-cell>
          <table:table-cell office:value-type="float" office:value="5.6948658958036" table:style-name="ce1">
            <text:p>5.6948658958036</text:p>
          </table:table-cell>
          <table:table-cell office:value-type="float" office:value="12.4857379701598" table:style-name="ce1">
            <text:p>12.4857379701598</text:p>
          </table:table-cell>
          <table:table-cell office:value-type="float" office:value="8.7296592864864" table:style-name="ce1">
            <text:p>8.7296592864864</text:p>
          </table:table-cell>
          <table:table-cell office:value-type="float" office:value="9.8906341130789" table:style-name="ce1">
            <text:p>9.8906341130789</text:p>
          </table:table-cell>
          <table:table-cell office:value-type="float" office:value="6.47700618041536" table:style-name="ce1">
            <text:p>6.47700618041536</text:p>
          </table:table-cell>
          <table:table-cell office:value-type="float" office:value="9.15676052052939" table:style-name="ce1">
            <text:p>9.15676052052939</text:p>
          </table:table-cell>
        </table:table-row>
        <table:table-row table:style-name="ro1">
          <table:table-cell office:value-type="string" table:style-name="ce1">
            <text:p>Maas Willemsen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Heerenvee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2-253</text:p>
          </table:table-cell>
          <table:table-cell office:value-type="float" office:value="11.9" table:style-name="ce1">
            <text:p>11.9</text:p>
          </table:table-cell>
          <table:table-cell office:value-type="float" office:value="6.91230706434235" table:style-name="ce1">
            <text:p>6.91230706434235</text:p>
          </table:table-cell>
          <table:table-cell office:value-type="float" office:value="10.9938676865918" table:style-name="ce1">
            <text:p>10.9938676865918</text:p>
          </table:table-cell>
          <table:table-cell office:value-type="float" office:value="5.96809031087741" table:style-name="ce1">
            <text:p>5.96809031087741</text:p>
          </table:table-cell>
          <table:table-cell office:value-type="float" office:value="9.79253486168583" table:style-name="ce1">
            <text:p>9.79253486168583</text:p>
          </table:table-cell>
          <table:table-cell office:value-type="float" office:value="6.73808973061913" table:style-name="ce1">
            <text:p>6.73808973061913</text:p>
          </table:table-cell>
          <table:table-cell office:value-type="float" office:value="12.3851729712424" table:style-name="ce1">
            <text:p>12.3851729712424</text:p>
          </table:table-cell>
          <table:table-cell office:value-type="float" office:value="5.95882697653693" table:style-name="ce1">
            <text:p>5.95882697653693</text:p>
          </table:table-cell>
          <table:table-cell office:value-type="float" office:value="10.4711901440669" table:style-name="ce1">
            <text:p>10.4711901440669</text:p>
          </table:table-cell>
          <table:table-cell office:value-type="float" office:value="13.0395547605021" table:style-name="ce1">
            <text:p>13.0395547605021</text:p>
          </table:table-cell>
          <table:table-cell office:value-type="float" office:value="8.03549880664397" table:style-name="ce1">
            <text:p>8.03549880664397</text:p>
          </table:table-cell>
          <table:table-cell office:value-type="float" office:value="5.82448004518415" table:style-name="ce1">
            <text:p>5.82448004518415</text:p>
          </table:table-cell>
        </table:table-row>
        <table:table-row table:style-name="ro1">
          <table:table-cell office:value-type="string" table:style-name="ce1">
            <text:p>Mees de Wit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AZ Alkmaar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7-265</text:p>
          </table:table-cell>
          <table:table-cell office:value-type="float" office:value="13.5" table:style-name="ce1">
            <text:p>13.5</text:p>
          </table:table-cell>
          <table:table-cell office:value-type="float" office:value="11.0537253488731" table:style-name="ce1">
            <text:p>11.0537253488731</text:p>
          </table:table-cell>
          <table:table-cell office:value-type="float" office:value="10.7099035168019" table:style-name="ce1">
            <text:p>10.7099035168019</text:p>
          </table:table-cell>
          <table:table-cell office:value-type="float" office:value="13.2263725944986" table:style-name="ce1">
            <text:p>13.2263725944986</text:p>
          </table:table-cell>
          <table:table-cell office:value-type="float" office:value="12.1240198659938" table:style-name="ce1">
            <text:p>12.1240198659938</text:p>
          </table:table-cell>
          <table:table-cell office:value-type="float" office:value="15.4336930104647" table:style-name="ce1">
            <text:p>15.4336930104647</text:p>
          </table:table-cell>
          <table:table-cell office:value-type="float" office:value="8.29430320203146" table:style-name="ce1">
            <text:p>8.29430320203146</text:p>
          </table:table-cell>
          <table:table-cell office:value-type="float" office:value="13.0990454498985" table:style-name="ce1">
            <text:p>13.0990454498985</text:p>
          </table:table-cell>
          <table:table-cell office:value-type="float" office:value="10.6313651925406" table:style-name="ce1">
            <text:p>10.6313651925406</text:p>
          </table:table-cell>
          <table:table-cell office:value-type="float" office:value="15.0278101403575" table:style-name="ce1">
            <text:p>15.0278101403575</text:p>
          </table:table-cell>
          <table:table-cell office:value-type="float" office:value="9.47706248814727" table:style-name="ce1">
            <text:p>9.47706248814727</text:p>
          </table:table-cell>
          <table:table-cell office:value-type="float" office:value="7.83986375129573" table:style-name="ce1">
            <text:p>7.83986375129573</text:p>
          </table:table-cell>
        </table:table-row>
        <table:table-row table:style-name="ro1">
          <table:table-cell office:value-type="string" table:style-name="ce1">
            <text:p>Marvin Young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Sparta R'dam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0-097</text:p>
          </table:table-cell>
          <table:table-cell office:value-type="float" office:value="17" table:style-name="ce1">
            <text:p>17</text:p>
          </table:table-cell>
          <table:table-cell office:value-type="float" office:value="6.3397026466641" table:style-name="ce1">
            <text:p>6.3397026466641</text:p>
          </table:table-cell>
          <table:table-cell office:value-type="float" office:value="12.0043079296523" table:style-name="ce1">
            <text:p>12.0043079296523</text:p>
          </table:table-cell>
          <table:table-cell office:value-type="float" office:value="7.41073988126146" table:style-name="ce1">
            <text:p>7.41073988126146</text:p>
          </table:table-cell>
          <table:table-cell office:value-type="float" office:value="11.3562743721045" table:style-name="ce1">
            <text:p>11.3562743721045</text:p>
          </table:table-cell>
          <table:table-cell office:value-type="float" office:value="5.79137589989186" table:style-name="ce1">
            <text:p>5.79137589989186</text:p>
          </table:table-cell>
          <table:table-cell office:value-type="float" office:value="9.84334278925308" table:style-name="ce1">
            <text:p>9.84334278925308</text:p>
          </table:table-cell>
          <table:table-cell office:value-type="float" office:value="5.69486015986812" table:style-name="ce1">
            <text:p>5.69486015986812</text:p>
          </table:table-cell>
          <table:table-cell office:value-type="float" office:value="6.8370011676791" table:style-name="ce1">
            <text:p>6.8370011676791</text:p>
          </table:table-cell>
          <table:table-cell office:value-type="float" office:value="5.56666630529194" table:style-name="ce1">
            <text:p>5.56666630529194</text:p>
          </table:table-cell>
          <table:table-cell office:value-type="float" office:value="14.3992773366914" table:style-name="ce1">
            <text:p>14.3992773366914</text:p>
          </table:table-cell>
          <table:table-cell office:value-type="float" office:value="11.0203369899577" table:style-name="ce1">
            <text:p>11.0203369899577</text:p>
          </table:table-cell>
        </table:table-row>
        <table:table-row table:style-name="ro1">
          <table:table-cell office:value-type="string" table:style-name="ce1">
            <text:p>Vasilios Zagaritis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Heerenvee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4-248</text:p>
          </table:table-cell>
          <table:table-cell office:value-type="float" office:value="16.6" table:style-name="ce1">
            <text:p>16.6</text:p>
          </table:table-cell>
          <table:table-cell office:value-type="float" office:value="9.04319850490709" table:style-name="ce1">
            <text:p>9.04319850490709</text:p>
          </table:table-cell>
          <table:table-cell office:value-type="float" office:value="10.9488114642051" table:style-name="ce1">
            <text:p>10.9488114642051</text:p>
          </table:table-cell>
          <table:table-cell office:value-type="float" office:value="12.4138835650641" table:style-name="ce1">
            <text:p>12.4138835650641</text:p>
          </table:table-cell>
          <table:table-cell office:value-type="float" office:value="13.4497412907593" table:style-name="ce1">
            <text:p>13.4497412907593</text:p>
          </table:table-cell>
          <table:table-cell office:value-type="float" office:value="13.6556998519862" table:style-name="ce1">
            <text:p>13.6556998519862</text:p>
          </table:table-cell>
          <table:table-cell office:value-type="float" office:value="8.35437470780435" table:style-name="ce1">
            <text:p>8.35437470780435</text:p>
          </table:table-cell>
          <table:table-cell office:value-type="float" office:value="15.3704215850341" table:style-name="ce1">
            <text:p>15.3704215850341</text:p>
          </table:table-cell>
          <table:table-cell office:value-type="float" office:value="8.30977579425677" table:style-name="ce1">
            <text:p>8.30977579425677</text:p>
          </table:table-cell>
          <table:table-cell office:value-type="float" office:value="13.6508381210322" table:style-name="ce1">
            <text:p>13.6508381210322</text:p>
          </table:table-cell>
          <table:table-cell office:value-type="float" office:value="11.5329064035157" table:style-name="ce1">
            <text:p>11.5329064035157</text:p>
          </table:table-cell>
          <table:table-cell office:value-type="float" office:value="10.9368809295569" table:style-name="ce1">
            <text:p>10.9368809295569</text:p>
          </table:table-cell>
        </table:table-row>
        <table:table-row table:style-name="ro1">
          <table:table-cell office:value-type="string" table:style-name="ce1">
            <text:p>Arthur Zagre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Excelsior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4-095</text:p>
          </table:table-cell>
          <table:table-cell office:value-type="float" office:value="11.9" table:style-name="ce1">
            <text:p>11.9</text:p>
          </table:table-cell>
          <table:table-cell office:value-type="float" office:value="8.49545756022212" table:style-name="ce1">
            <text:p>8.49545756022212</text:p>
          </table:table-cell>
          <table:table-cell office:value-type="float" office:value="7.75033500422248" table:style-name="ce1">
            <text:p>7.75033500422248</text:p>
          </table:table-cell>
          <table:table-cell office:value-type="float" office:value="6.81591981663552" table:style-name="ce1">
            <text:p>6.81591981663552</text:p>
          </table:table-cell>
          <table:table-cell office:value-type="float" office:value="7.9591892466115" table:style-name="ce1">
            <text:p>7.9591892466115</text:p>
          </table:table-cell>
          <table:table-cell office:value-type="float" office:value="12.6726636730141" table:style-name="ce1">
            <text:p>12.6726636730141</text:p>
          </table:table-cell>
          <table:table-cell office:value-type="float" office:value="7.84016222193209" table:style-name="ce1">
            <text:p>7.84016222193209</text:p>
          </table:table-cell>
          <table:table-cell office:value-type="float" office:value="9.71184005359761" table:style-name="ce1">
            <text:p>9.71184005359761</text:p>
          </table:table-cell>
          <table:table-cell office:value-type="float" office:value="7.72709594700672" table:style-name="ce1">
            <text:p>7.72709594700672</text:p>
          </table:table-cell>
          <table:table-cell office:value-type="float" office:value="14.3440108648357" table:style-name="ce1">
            <text:p>14.3440108648357</text:p>
          </table:table-cell>
          <table:table-cell office:value-type="float" office:value="9.59652197816786" table:style-name="ce1">
            <text:p>9.59652197816786</text:p>
          </table:table-cell>
          <table:table-cell office:value-type="float" office:value="10.0774872705123" table:style-name="ce1">
            <text:p>10.0774872705123</text:p>
          </table:table-cell>
        </table:table-row>
        <table:table-row table:style-name="ro1">
          <table:table-cell office:value-type="string" table:style-name="ce1">
            <text:p>Rodrigo Abascal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Vitóri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1-358</text:p>
          </table:table-cell>
          <table:table-cell office:value-type="float" office:value="16" table:style-name="ce1">
            <text:p>16</text:p>
          </table:table-cell>
          <table:table-cell office:value-type="float" office:value="8.19563421274742" table:style-name="ce1">
            <text:p>8.19563421274742</text:p>
          </table:table-cell>
          <table:table-cell office:value-type="float" office:value="11.9589702370232" table:style-name="ce1">
            <text:p>11.9589702370232</text:p>
          </table:table-cell>
          <table:table-cell office:value-type="float" office:value="10.7200536330184" table:style-name="ce1">
            <text:p>10.7200536330184</text:p>
          </table:table-cell>
          <table:table-cell office:value-type="float" office:value="11.6570242751466" table:style-name="ce1">
            <text:p>11.6570242751466</text:p>
          </table:table-cell>
          <table:table-cell office:value-type="float" office:value="6.32319410741878" table:style-name="ce1">
            <text:p>6.32319410741878</text:p>
          </table:table-cell>
          <table:table-cell office:value-type="float" office:value="13.7714813218663" table:style-name="ce1">
            <text:p>13.7714813218663</text:p>
          </table:table-cell>
          <table:table-cell office:value-type="float" office:value="7.14341083444884" table:style-name="ce1">
            <text:p>7.14341083444884</text:p>
          </table:table-cell>
          <table:table-cell office:value-type="float" office:value="7.58800530104541" table:style-name="ce1">
            <text:p>7.58800530104541</text:p>
          </table:table-cell>
          <table:table-cell office:value-type="float" office:value="9.63612998718667" table:style-name="ce1">
            <text:p>9.63612998718667</text:p>
          </table:table-cell>
          <table:table-cell office:value-type="float" office:value="11.2777988664099" table:style-name="ce1">
            <text:p>11.2777988664099</text:p>
          </table:table-cell>
          <table:table-cell office:value-type="float" office:value="12.6138959673745" table:style-name="ce1">
            <text:p>12.6138959673745</text:p>
          </table:table-cell>
        </table:table-row>
        <table:table-row table:style-name="ro1">
          <table:table-cell office:value-type="string" table:style-name="ce1">
            <text:p>Nelson Abbey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Rio Av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2-132</text:p>
          </table:table-cell>
          <table:table-cell office:value-type="float" office:value="10.6" table:style-name="ce1">
            <text:p>10.6</text:p>
          </table:table-cell>
          <table:table-cell office:value-type="float" office:value="6.86766426430665" table:style-name="ce1">
            <text:p>6.86766426430665</text:p>
          </table:table-cell>
          <table:table-cell office:value-type="float" office:value="8.98837378706284" table:style-name="ce1">
            <text:p>8.98837378706284</text:p>
          </table:table-cell>
          <table:table-cell office:value-type="float" office:value="5.910484031715" table:style-name="ce1">
            <text:p>5.910484031715</text:p>
          </table:table-cell>
          <table:table-cell office:value-type="float" office:value="6.80056750112548" table:style-name="ce1">
            <text:p>6.80056750112548</text:p>
          </table:table-cell>
          <table:table-cell office:value-type="float" office:value="6.65071982940013" table:style-name="ce1">
            <text:p>6.65071982940013</text:p>
          </table:table-cell>
          <table:table-cell office:value-type="float" office:value="10.2070419864722" table:style-name="ce1">
            <text:p>10.2070419864722</text:p>
          </table:table-cell>
          <table:table-cell office:value-type="float" office:value="5.99563833750548" table:style-name="ce1">
            <text:p>5.99563833750548</text:p>
          </table:table-cell>
          <table:table-cell office:value-type="float" office:value="6.60659121480809" table:style-name="ce1">
            <text:p>6.60659121480809</text:p>
          </table:table-cell>
          <table:table-cell office:value-type="float" office:value="5.51512682136737" table:style-name="ce1">
            <text:p>5.51512682136737</text:p>
          </table:table-cell>
          <table:table-cell office:value-type="float" office:value="8.51838487030787" table:style-name="ce1">
            <text:p>8.51838487030787</text:p>
          </table:table-cell>
          <table:table-cell office:value-type="float" office:value="10.0830590126725" table:style-name="ce1">
            <text:p>10.0830590126725</text:p>
          </table:table-cell>
        </table:table-row>
        <table:table-row table:style-name="ro1">
          <table:table-cell office:value-type="string" table:style-name="ce1">
            <text:p>Pedro Amaral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Estoril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28-135</text:p>
          </table:table-cell>
          <table:table-cell office:value-type="float" office:value="10.8" table:style-name="ce1">
            <text:p>10.8</text:p>
          </table:table-cell>
          <table:table-cell office:value-type="float" office:value="7.47335147493151" table:style-name="ce1">
            <text:p>7.47335147493151</text:p>
          </table:table-cell>
          <table:table-cell office:value-type="float" office:value="8.08628040466308" table:style-name="ce1">
            <text:p>8.08628040466308</text:p>
          </table:table-cell>
          <table:table-cell office:value-type="float" office:value="7.99982092556188" table:style-name="ce1">
            <text:p>7.99982092556188</text:p>
          </table:table-cell>
          <table:table-cell office:value-type="float" office:value="8.12330081746158" table:style-name="ce1">
            <text:p>8.12330081746158</text:p>
          </table:table-cell>
          <table:table-cell office:value-type="float" office:value="8.03835229861727" table:style-name="ce1">
            <text:p>8.03835229861727</text:p>
          </table:table-cell>
          <table:table-cell office:value-type="float" office:value="6.64181223310539" table:style-name="ce1">
            <text:p>6.64181223310539</text:p>
          </table:table-cell>
          <table:table-cell office:value-type="float" office:value="9.01355810913527" table:style-name="ce1">
            <text:p>9.01355810913527</text:p>
          </table:table-cell>
          <table:table-cell office:value-type="float" office:value="7.33709708009127" table:style-name="ce1">
            <text:p>7.33709708009127</text:p>
          </table:table-cell>
          <table:table-cell office:value-type="float" office:value="6.59059318893288" table:style-name="ce1">
            <text:p>6.59059318893288</text:p>
          </table:table-cell>
          <table:table-cell office:value-type="float" office:value="6.15862675381048" table:style-name="ce1">
            <text:p>6.15862675381048</text:p>
          </table:table-cell>
          <table:table-cell office:value-type="float" office:value="6.24266727116965" table:style-name="ce1">
            <text:p>6.24266727116965</text:p>
          </table:table-cell>
        </table:table-row>
        <table:table-row table:style-name="ro1">
          <table:table-cell office:value-type="string" table:style-name="ce1">
            <text:p>Maximiliano Araújo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Sporting CP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25-326</text:p>
          </table:table-cell>
          <table:table-cell office:value-type="float" office:value="10.9" table:style-name="ce1">
            <text:p>10.9</text:p>
          </table:table-cell>
          <table:table-cell office:value-type="float" office:value="13.1561545556808" table:style-name="ce1">
            <text:p>13.1561545556808</text:p>
          </table:table-cell>
          <table:table-cell office:value-type="float" office:value="8.01193998061204" table:style-name="ce1">
            <text:p>8.01193998061204</text:p>
          </table:table-cell>
          <table:table-cell office:value-type="float" office:value="11.1813262874121" table:style-name="ce1">
            <text:p>11.1813262874121</text:p>
          </table:table-cell>
          <table:table-cell office:value-type="float" office:value="8.31842655876144" table:style-name="ce1">
            <text:p>8.31842655876144</text:p>
          </table:table-cell>
          <table:table-cell office:value-type="float" office:value="12.855672835593" table:style-name="ce1">
            <text:p>12.855672835593</text:p>
          </table:table-cell>
          <table:table-cell office:value-type="float" office:value="7.66545795370977" table:style-name="ce1">
            <text:p>7.66545795370977</text:p>
          </table:table-cell>
          <table:table-cell office:value-type="float" office:value="15.1941072649207" table:style-name="ce1">
            <text:p>15.1941072649207</text:p>
          </table:table-cell>
          <table:table-cell office:value-type="float" office:value="12.6510584105446" table:style-name="ce1">
            <text:p>12.6510584105446</text:p>
          </table:table-cell>
          <table:table-cell office:value-type="float" office:value="17.2861422517864" table:style-name="ce1">
            <text:p>17.2861422517864</text:p>
          </table:table-cell>
          <table:table-cell office:value-type="float" office:value="7.41833936828409" table:style-name="ce1">
            <text:p>7.41833936828409</text:p>
          </table:table-cell>
          <table:table-cell office:value-type="float" office:value="5.8409593056616" table:style-name="ce1">
            <text:p>5.8409593056616</text:p>
          </table:table-cell>
        </table:table-row>
        <table:table-row table:style-name="ro1">
          <table:table-cell office:value-type="string" table:style-name="ce1">
            <text:p>Tomás Araújo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Benfic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3-236</text:p>
          </table:table-cell>
          <table:table-cell office:value-type="float" office:value="9.4" table:style-name="ce1">
            <text:p>9.4</text:p>
          </table:table-cell>
          <table:table-cell office:value-type="float" office:value="9.27856798559251" table:style-name="ce1">
            <text:p>9.27856798559251</text:p>
          </table:table-cell>
          <table:table-cell office:value-type="float" office:value="10.2919227119141" table:style-name="ce1">
            <text:p>10.2919227119141</text:p>
          </table:table-cell>
          <table:table-cell office:value-type="float" office:value="6.91701871840165" table:style-name="ce1">
            <text:p>6.91701871840165</text:p>
          </table:table-cell>
          <table:table-cell office:value-type="float" office:value="12.9958826330412" table:style-name="ce1">
            <text:p>12.9958826330412</text:p>
          </table:table-cell>
          <table:table-cell office:value-type="float" office:value="9.49190690818443" table:style-name="ce1">
            <text:p>9.49190690818443</text:p>
          </table:table-cell>
          <table:table-cell office:value-type="float" office:value="8.12984640414889" table:style-name="ce1">
            <text:p>8.12984640414889</text:p>
          </table:table-cell>
          <table:table-cell office:value-type="float" office:value="7.96039521048325" table:style-name="ce1">
            <text:p>7.96039521048325</text:p>
          </table:table-cell>
          <table:table-cell office:value-type="float" office:value="9.3138238769331" table:style-name="ce1">
            <text:p>9.3138238769331</text:p>
          </table:table-cell>
          <table:table-cell office:value-type="float" office:value="10.5617459030501" table:style-name="ce1">
            <text:p>10.5617459030501</text:p>
          </table:table-cell>
          <table:table-cell office:value-type="float" office:value="7.12198875115894" table:style-name="ce1">
            <text:p>7.12198875115894</text:p>
          </table:table-cell>
          <table:table-cell office:value-type="float" office:value="8.14488700036144" table:style-name="ce1">
            <text:p>8.14488700036144</text:p>
          </table:table-cell>
        </table:table-row>
        <table:table-row table:style-name="ro1">
          <table:table-cell office:value-type="string" table:style-name="ce1">
            <text:p>Bright Arrey-Mbi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Brag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2-287</text:p>
          </table:table-cell>
          <table:table-cell office:value-type="float" office:value="10.7" table:style-name="ce1">
            <text:p>10.7</text:p>
          </table:table-cell>
          <table:table-cell office:value-type="float" office:value="5.25919327399596" table:style-name="ce1">
            <text:p>5.25919327399596</text:p>
          </table:table-cell>
          <table:table-cell office:value-type="float" office:value="10.5869372385121" table:style-name="ce1">
            <text:p>10.5869372385121</text:p>
          </table:table-cell>
          <table:table-cell office:value-type="float" office:value="6.18860377885977" table:style-name="ce1">
            <text:p>6.18860377885977</text:p>
          </table:table-cell>
          <table:table-cell office:value-type="float" office:value="7.60909689995431" table:style-name="ce1">
            <text:p>7.60909689995431</text:p>
          </table:table-cell>
          <table:table-cell office:value-type="float" office:value="6.65071982940013" table:style-name="ce1">
            <text:p>6.65071982940013</text:p>
          </table:table-cell>
          <table:table-cell office:value-type="float" office:value="11.779947857394" table:style-name="ce1">
            <text:p>11.779947857394</text:p>
          </table:table-cell>
          <table:table-cell office:value-type="float" office:value="5.90527811571546" table:style-name="ce1">
            <text:p>5.90527811571546</text:p>
          </table:table-cell>
          <table:table-cell office:value-type="float" office:value="6.60659121480809" table:style-name="ce1">
            <text:p>6.60659121480809</text:p>
          </table:table-cell>
          <table:table-cell office:value-type="float" office:value="5.51512682136737" table:style-name="ce1">
            <text:p>5.51512682136737</text:p>
          </table:table-cell>
          <table:table-cell office:value-type="float" office:value="7.78007906238089" table:style-name="ce1">
            <text:p>7.78007906238089</text:p>
          </table:table-cell>
          <table:table-cell office:value-type="float" office:value="7.53738083264578" table:style-name="ce1">
            <text:p>7.53738083264578</text:p>
          </table:table-cell>
        </table:table-row>
        <table:table-row table:style-name="ro1">
          <table:table-cell office:value-type="string" table:style-name="ce1">
            <text:p>João Aurélio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Nacional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7-143</text:p>
          </table:table-cell>
          <table:table-cell office:value-type="float" office:value="12.6" table:style-name="ce1">
            <text:p>12.6</text:p>
          </table:table-cell>
          <table:table-cell office:value-type="float" office:value="7.95267224971489" table:style-name="ce1">
            <text:p>7.95267224971489</text:p>
          </table:table-cell>
          <table:table-cell office:value-type="float" office:value="7.36458615571963" table:style-name="ce1">
            <text:p>7.36458615571963</text:p>
          </table:table-cell>
          <table:table-cell office:value-type="float" office:value="7.52848261515668" table:style-name="ce1">
            <text:p>7.52848261515668</text:p>
          </table:table-cell>
          <table:table-cell office:value-type="float" office:value="8.6455806335248" table:style-name="ce1">
            <text:p>8.6455806335248</text:p>
          </table:table-cell>
          <table:table-cell office:value-type="float" office:value="8.39887387526045" table:style-name="ce1">
            <text:p>8.39887387526045</text:p>
          </table:table-cell>
          <table:table-cell office:value-type="float" office:value="8.6007673251101" table:style-name="ce1">
            <text:p>8.6007673251101</text:p>
          </table:table-cell>
          <table:table-cell office:value-type="float" office:value="9.43787745001694" table:style-name="ce1">
            <text:p>9.43787745001694</text:p>
          </table:table-cell>
          <table:table-cell office:value-type="float" office:value="7.25420238158238" table:style-name="ce1">
            <text:p>7.25420238158238</text:p>
          </table:table-cell>
          <table:table-cell office:value-type="float" office:value="6.03761879403838" table:style-name="ce1">
            <text:p>6.03761879403838</text:p>
          </table:table-cell>
          <table:table-cell office:value-type="float" office:value="11.0429913596988" table:style-name="ce1">
            <text:p>11.0429913596988</text:p>
          </table:table-cell>
          <table:table-cell office:value-type="float" office:value="10.631348604508" table:style-name="ce1">
            <text:p>10.631348604508</text:p>
          </table:table-cell>
        </table:table-row>
        <table:table-row table:style-name="ro1">
          <table:table-cell office:value-type="string" table:style-name="ce1">
            <text:p>Felix Bacher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Estoril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074</text:p>
          </table:table-cell>
          <table:table-cell office:value-type="float" office:value="17" table:style-name="ce1">
            <text:p>17</text:p>
          </table:table-cell>
          <table:table-cell office:value-type="float" office:value="6.57394672538471" table:style-name="ce1">
            <text:p>6.57394672538471</text:p>
          </table:table-cell>
          <table:table-cell office:value-type="float" office:value="11.8582810454927" table:style-name="ce1">
            <text:p>11.8582810454927</text:p>
          </table:table-cell>
          <table:table-cell office:value-type="float" office:value="7.68455744540819" table:style-name="ce1">
            <text:p>7.68455744540819</text:p>
          </table:table-cell>
          <table:table-cell office:value-type="float" office:value="8.44903692466214" table:style-name="ce1">
            <text:p>8.44903692466214</text:p>
          </table:table-cell>
          <table:table-cell office:value-type="float" office:value="5.40167420875523" table:style-name="ce1">
            <text:p>5.40167420875523</text:p>
          </table:table-cell>
          <table:table-cell office:value-type="float" office:value="11.2059470191746" table:style-name="ce1">
            <text:p>11.2059470191746</text:p>
          </table:table-cell>
          <table:table-cell office:value-type="float" office:value="5.63967174359825" table:style-name="ce1">
            <text:p>5.63967174359825</text:p>
          </table:table-cell>
          <table:table-cell office:value-type="float" office:value="6.60659121480809" table:style-name="ce1">
            <text:p>6.60659121480809</text:p>
          </table:table-cell>
          <table:table-cell office:value-type="float" office:value="7.77048666474547" table:style-name="ce1">
            <text:p>7.77048666474547</text:p>
          </table:table-cell>
          <table:table-cell office:value-type="float" office:value="12.7523998490585" table:style-name="ce1">
            <text:p>12.7523998490585</text:p>
          </table:table-cell>
          <table:table-cell office:value-type="float" office:value="6.1609771502441" table:style-name="ce1">
            <text:p>6.1609771502441</text:p>
          </table:table-cell>
        </table:table-row>
        <table:table-row table:style-name="ro1">
          <table:table-cell office:value-type="string" table:style-name="ce1">
            <text:p>Bebeto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Tondel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6-006</text:p>
          </table:table-cell>
          <table:table-cell office:value-type="float" office:value="8.6" table:style-name="ce1">
            <text:p>8.6</text:p>
          </table:table-cell>
          <table:table-cell office:value-type="float" office:value="8.63685419483258" table:style-name="ce1">
            <text:p>8.63685419483258</text:p>
          </table:table-cell>
          <table:table-cell office:value-type="float" office:value="6.72768230391724" table:style-name="ce1">
            <text:p>6.72768230391724</text:p>
          </table:table-cell>
          <table:table-cell office:value-type="float" office:value="6.76785141112525" table:style-name="ce1">
            <text:p>6.76785141112525</text:p>
          </table:table-cell>
          <table:table-cell office:value-type="float" office:value="6.9835600246213" table:style-name="ce1">
            <text:p>6.9835600246213</text:p>
          </table:table-cell>
          <table:table-cell office:value-type="float" office:value="8.39887387526045" table:style-name="ce1">
            <text:p>8.39887387526045</text:p>
          </table:table-cell>
          <table:table-cell office:value-type="float" office:value="4.5453080621455" table:style-name="ce1">
            <text:p>4.5453080621455</text:p>
          </table:table-cell>
          <table:table-cell office:value-type="float" office:value="8.37897301449261" table:style-name="ce1">
            <text:p>8.37897301449261</text:p>
          </table:table-cell>
          <table:table-cell office:value-type="float" office:value="6.60659121480809" table:style-name="ce1">
            <text:p>6.60659121480809</text:p>
          </table:table-cell>
          <table:table-cell office:value-type="float" office:value="5.77234765864599" table:style-name="ce1">
            <text:p>5.77234765864599</text:p>
          </table:table-cell>
          <table:table-cell office:value-type="float" office:value="9.64084671335176" table:style-name="ce1">
            <text:p>9.64084671335176</text:p>
          </table:table-cell>
          <table:table-cell office:value-type="float" office:value="7.733205301142" table:style-name="ce1">
            <text:p>7.733205301142</text:p>
          </table:table-cell>
        </table:table-row>
        <table:table-row table:style-name="ro1">
          <table:table-cell office:value-type="string" table:style-name="ce1">
            <text:p>Jan Bednarek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Porto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9-270</text:p>
          </table:table-cell>
          <table:table-cell office:value-type="float" office:value="14.7" table:style-name="ce1">
            <text:p>14.7</text:p>
          </table:table-cell>
          <table:table-cell office:value-type="float" office:value="6.17892019663855" table:style-name="ce1">
            <text:p>6.17892019663855</text:p>
          </table:table-cell>
          <table:table-cell office:value-type="float" office:value="15.5422252788347" table:style-name="ce1">
            <text:p>15.5422252788347</text:p>
          </table:table-cell>
          <table:table-cell office:value-type="float" office:value="6.91701871840165" table:style-name="ce1">
            <text:p>6.91701871840165</text:p>
          </table:table-cell>
          <table:table-cell office:value-type="float" office:value="14.2415367961013" table:style-name="ce1">
            <text:p>14.2415367961013</text:p>
          </table:table-cell>
          <table:table-cell office:value-type="float" office:value="5.69797630668796" table:style-name="ce1">
            <text:p>5.69797630668796</text:p>
          </table:table-cell>
          <table:table-cell office:value-type="float" office:value="3.30183153475021" table:style-name="ce1">
            <text:p>3.30183153475021</text:p>
          </table:table-cell>
          <table:table-cell office:value-type="float" office:value="5.63967174359825" table:style-name="ce1">
            <text:p>5.63967174359825</text:p>
          </table:table-cell>
          <table:table-cell office:value-type="float" office:value="7.75696682916768" table:style-name="ce1">
            <text:p>7.75696682916768</text:p>
          </table:table-cell>
          <table:table-cell office:value-type="float" office:value="6.03761879403838" table:style-name="ce1">
            <text:p>6.03761879403838</text:p>
          </table:table-cell>
          <table:table-cell office:value-type="float" office:value="10.6847103618468" table:style-name="ce1">
            <text:p>10.6847103618468</text:p>
          </table:table-cell>
          <table:table-cell office:value-type="float" office:value="9.74345072676712" table:style-name="ce1">
            <text:p>9.74345072676712</text:p>
          </table:table-cell>
        </table:table-row>
        <table:table-row table:style-name="ro1">
          <table:table-cell office:value-type="string" table:style-name="ce1">
            <text:p>Kévin Boma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Estoril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3-048</text:p>
          </table:table-cell>
          <table:table-cell office:value-type="float" office:value="15.7" table:style-name="ce1">
            <text:p>15.7</text:p>
          </table:table-cell>
          <table:table-cell office:value-type="float" office:value="5.16350957489093" table:style-name="ce1">
            <text:p>5.16350957489093</text:p>
          </table:table-cell>
          <table:table-cell office:value-type="float" office:value="10.5624867987397" table:style-name="ce1">
            <text:p>10.5624867987397</text:p>
          </table:table-cell>
          <table:table-cell office:value-type="float" office:value="6.04852862904643" table:style-name="ce1">
            <text:p>6.04852862904643</text:p>
          </table:table-cell>
          <table:table-cell office:value-type="float" office:value="8.71122999213175" table:style-name="ce1">
            <text:p>8.71122999213175</text:p>
          </table:table-cell>
          <table:table-cell office:value-type="float" office:value="5.69797630668796" table:style-name="ce1">
            <text:p>5.69797630668796</text:p>
          </table:table-cell>
          <table:table-cell office:value-type="float" office:value="10.7786353426746" table:style-name="ce1">
            <text:p>10.7786353426746</text:p>
          </table:table-cell>
          <table:table-cell office:value-type="float" office:value="5.72727967280381" table:style-name="ce1">
            <text:p>5.72727967280381</text:p>
          </table:table-cell>
          <table:table-cell office:value-type="float" office:value="8.70373815759372" table:style-name="ce1">
            <text:p>8.70373815759372</text:p>
          </table:table-cell>
          <table:table-cell office:value-type="float" office:value="11.7372559556493" table:style-name="ce1">
            <text:p>11.7372559556493</text:p>
          </table:table-cell>
          <table:table-cell office:value-type="float" office:value="11.9590328618101" table:style-name="ce1">
            <text:p>11.9590328618101</text:p>
          </table:table-cell>
          <table:table-cell office:value-type="float" office:value="5.82786637001381" table:style-name="ce1">
            <text:p>5.82786637001381</text:p>
          </table:table-cell>
        </table:table-row>
        <table:table-row table:style-name="ro1">
          <table:table-cell office:value-type="string" table:style-name="ce1">
            <text:p>Pedro Bondo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Famalicão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1-052</text:p>
          </table:table-cell>
          <table:table-cell office:value-type="float" office:value="8.4" table:style-name="ce1">
            <text:p>8.4</text:p>
          </table:table-cell>
          <table:table-cell office:value-type="float" office:value="8.14689596161744" table:style-name="ce1">
            <text:p>8.14689596161744</text:p>
          </table:table-cell>
          <table:table-cell office:value-type="float" office:value="6.47639260429201" table:style-name="ce1">
            <text:p>6.47639260429201</text:p>
          </table:table-cell>
          <table:table-cell office:value-type="float" office:value="7.68455744540819" table:style-name="ce1">
            <text:p>7.68455744540819</text:p>
          </table:table-cell>
          <table:table-cell office:value-type="float" office:value="7.545585531049" table:style-name="ce1">
            <text:p>7.545585531049</text:p>
          </table:table-cell>
          <table:table-cell office:value-type="float" office:value="8.76224143800721" table:style-name="ce1">
            <text:p>8.76224143800721</text:p>
          </table:table-cell>
          <table:table-cell office:value-type="float" office:value="7.77469925747141" table:style-name="ce1">
            <text:p>7.77469925747141</text:p>
          </table:table-cell>
          <table:table-cell office:value-type="float" office:value="7.75325134999908" table:style-name="ce1">
            <text:p>7.75325134999908</text:p>
          </table:table-cell>
          <table:table-cell office:value-type="float" office:value="7.58800530104541" table:style-name="ce1">
            <text:p>7.58800530104541</text:p>
          </table:table-cell>
          <table:table-cell office:value-type="float" office:value="5.77234765864599" table:style-name="ce1">
            <text:p>5.77234765864599</text:p>
          </table:table-cell>
          <table:table-cell office:value-type="float" office:value="7.12198875115894" table:style-name="ce1">
            <text:p>7.12198875115894</text:p>
          </table:table-cell>
          <table:table-cell office:value-type="float" office:value="8.73235921660226" table:style-name="ce1">
            <text:p>8.73235921660226</text:p>
          </table:table-cell>
        </table:table-row>
        <table:table-row table:style-name="ro1">
          <table:table-cell office:value-type="string" table:style-name="ce1">
            <text:p>Jakub Brabec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Rio Av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3-154</text:p>
          </table:table-cell>
          <table:table-cell office:value-type="float" office:value="9.5" table:style-name="ce1">
            <text:p>9.5</text:p>
          </table:table-cell>
          <table:table-cell office:value-type="float" office:value="5.16350957489093" table:style-name="ce1">
            <text:p>5.16350957489093</text:p>
          </table:table-cell>
          <table:table-cell office:value-type="float" office:value="7.47316229559588" table:style-name="ce1">
            <text:p>7.47316229559588</text:p>
          </table:table-cell>
          <table:table-cell office:value-type="float" office:value="5.910484031715" table:style-name="ce1">
            <text:p>5.910484031715</text:p>
          </table:table-cell>
          <table:table-cell office:value-type="float" office:value="5.17791479124475" table:style-name="ce1">
            <text:p>5.17791479124475</text:p>
          </table:table-cell>
          <table:table-cell office:value-type="float" office:value="5.11695707987739" table:style-name="ce1">
            <text:p>5.11695707987739</text:p>
          </table:table-cell>
          <table:table-cell/>
          <table:table-cell office:value-type="float" office:value="5.38257565421892" table:style-name="ce1">
            <text:p>5.38257565421892</text:p>
          </table:table-cell>
          <table:table-cell office:value-type="float" office:value="6.60659121480809" table:style-name="ce1">
            <text:p>6.60659121480809</text:p>
          </table:table-cell>
          <table:table-cell office:value-type="float" office:value="5.77234765864599" table:style-name="ce1">
            <text:p>5.77234765864599</text:p>
          </table:table-cell>
          <table:table-cell office:value-type="float" office:value="9.45394749114435" table:style-name="ce1">
            <text:p>9.45394749114435</text:p>
          </table:table-cell>
          <table:table-cell office:value-type="float" office:value="12.903232989847" table:style-name="ce1">
            <text:p>12.903232989847</text:p>
          </table:table-cell>
        </table:table-row>
        <table:table-row table:style-name="ro1">
          <table:table-cell office:value-type="string" table:style-name="ce1">
            <text:p>Jonathan Buatu Mananga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Gil Vicente FC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2-102</text:p>
          </table:table-cell>
          <table:table-cell office:value-type="float" office:value="13.5" table:style-name="ce1">
            <text:p>13.5</text:p>
          </table:table-cell>
          <table:table-cell office:value-type="float" office:value="5.6960250871219" table:style-name="ce1">
            <text:p>5.6960250871219</text:p>
          </table:table-cell>
          <table:table-cell office:value-type="float" office:value="9.91897121660974" table:style-name="ce1">
            <text:p>9.91897121660974</text:p>
          </table:table-cell>
          <table:table-cell office:value-type="float" office:value="5.910484031715" table:style-name="ce1">
            <text:p>5.910484031715</text:p>
          </table:table-cell>
          <table:table-cell office:value-type="float" office:value="5.75913113764621" table:style-name="ce1">
            <text:p>5.75913113764621</text:p>
          </table:table-cell>
          <table:table-cell office:value-type="float" office:value="5.40167420875523" table:style-name="ce1">
            <text:p>5.40167420875523</text:p>
          </table:table-cell>
          <table:table-cell/>
          <table:table-cell office:value-type="float" office:value="5.55301000975918" table:style-name="ce1">
            <text:p>5.55301000975918</text:p>
          </table:table-cell>
          <table:table-cell office:value-type="float" office:value="6.60659121480809" table:style-name="ce1">
            <text:p>6.60659121480809</text:p>
          </table:table-cell>
          <table:table-cell office:value-type="float" office:value="7.77048666474547" table:style-name="ce1">
            <text:p>7.77048666474547</text:p>
          </table:table-cell>
          <table:table-cell office:value-type="float" office:value="9.39156556899906" table:style-name="ce1">
            <text:p>9.39156556899906</text:p>
          </table:table-cell>
          <table:table-cell office:value-type="float" office:value="7.91542157779578" table:style-name="ce1">
            <text:p>7.91542157779578</text:p>
          </table:table-cell>
        </table:table-row>
        <table:table-row table:style-name="ro1">
          <table:table-cell office:value-type="string" table:style-name="ce1">
            <text:p>Sidny Cabral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Estrela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23-111</text:p>
          </table:table-cell>
          <table:table-cell office:value-type="float" office:value="14.7" table:style-name="ce1">
            <text:p>14.7</text:p>
          </table:table-cell>
          <table:table-cell office:value-type="float" office:value="14.0610229361245" table:style-name="ce1">
            <text:p>14.0610229361245</text:p>
          </table:table-cell>
          <table:table-cell office:value-type="float" office:value="8.22301155742335" table:style-name="ce1">
            <text:p>8.22301155742335</text:p>
          </table:table-cell>
          <table:table-cell office:value-type="float" office:value="17.0618721288784" table:style-name="ce1">
            <text:p>17.0618721288784</text:p>
          </table:table-cell>
          <table:table-cell office:value-type="float" office:value="7.99383630333286" table:style-name="ce1">
            <text:p>7.99383630333286</text:p>
          </table:table-cell>
          <table:table-cell office:value-type="float" office:value="16.8424382721647" table:style-name="ce1">
            <text:p>16.8424382721647</text:p>
          </table:table-cell>
          <table:table-cell office:value-type="float" office:value="6.37208367159751" table:style-name="ce1">
            <text:p>6.37208367159751</text:p>
          </table:table-cell>
          <table:table-cell office:value-type="float" office:value="16.3517306490809" table:style-name="ce1">
            <text:p>16.3517306490809</text:p>
          </table:table-cell>
          <table:table-cell office:value-type="float" office:value="12.286048889883" table:style-name="ce1">
            <text:p>12.286048889883</text:p>
          </table:table-cell>
          <table:table-cell office:value-type="float" office:value="17.3377051409261" table:style-name="ce1">
            <text:p>17.3377051409261</text:p>
          </table:table-cell>
          <table:table-cell office:value-type="float" office:value="7.18084884398804" table:style-name="ce1">
            <text:p>7.18084884398804</text:p>
          </table:table-cell>
          <table:table-cell office:value-type="float" office:value="8.63917357556807" table:style-name="ce1">
            <text:p>8.63917357556807</text:p>
          </table:table-cell>
        </table:table-row>
        <table:table-row table:style-name="ro1">
          <table:table-cell office:value-type="string" table:style-name="ce1">
            <text:p>Zé Carlos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Gil Vicente FC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7-160</text:p>
          </table:table-cell>
          <table:table-cell office:value-type="float" office:value="14" table:style-name="ce1">
            <text:p>14</text:p>
          </table:table-cell>
          <table:table-cell office:value-type="float" office:value="8.24443873978522" table:style-name="ce1">
            <text:p>8.24443873978522</text:p>
          </table:table-cell>
          <table:table-cell office:value-type="float" office:value="8.14836331368532" table:style-name="ce1">
            <text:p>8.14836331368532</text:p>
          </table:table-cell>
          <table:table-cell office:value-type="float" office:value="7.99982092556188" table:style-name="ce1">
            <text:p>7.99982092556188</text:p>
          </table:table-cell>
          <table:table-cell office:value-type="float" office:value="10.8582855508006" table:style-name="ce1">
            <text:p>10.8582855508006</text:p>
          </table:table-cell>
          <table:table-cell office:value-type="float" office:value="11.6048241837643" table:style-name="ce1">
            <text:p>11.6048241837643</text:p>
          </table:table-cell>
          <table:table-cell office:value-type="float" office:value="5.12833983515349" table:style-name="ce1">
            <text:p>5.12833983515349</text:p>
          </table:table-cell>
          <table:table-cell office:value-type="float" office:value="11.4930334836993" table:style-name="ce1">
            <text:p>11.4930334836993</text:p>
          </table:table-cell>
          <table:table-cell office:value-type="float" office:value="7.17170482620573" table:style-name="ce1">
            <text:p>7.17170482620573</text:p>
          </table:table-cell>
          <table:table-cell office:value-type="float" office:value="6.03761879403838" table:style-name="ce1">
            <text:p>6.03761879403838</text:p>
          </table:table-cell>
          <table:table-cell office:value-type="float" office:value="10.0129031313938" table:style-name="ce1">
            <text:p>10.0129031313938</text:p>
          </table:table-cell>
          <table:table-cell office:value-type="float" office:value="9.47954254507071" table:style-name="ce1">
            <text:p>9.47954254507071</text:p>
          </table:table-cell>
        </table:table-row>
        <table:table-row table:style-name="ro1">
          <table:table-cell office:value-type="string" table:style-name="ce1">
            <text:p>Pedro Carvalho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Estoril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22-327</text:p>
          </table:table-cell>
          <table:table-cell office:value-type="float" office:value="8.9" table:style-name="ce1">
            <text:p>8.9</text:p>
          </table:table-cell>
          <table:table-cell office:value-type="float" office:value="8.71073822754206" table:style-name="ce1">
            <text:p>8.71073822754206</text:p>
          </table:table-cell>
          <table:table-cell office:value-type="float" office:value="6.94871208284379" table:style-name="ce1">
            <text:p>6.94871208284379</text:p>
          </table:table-cell>
          <table:table-cell office:value-type="float" office:value="7.99982092556188" table:style-name="ce1">
            <text:p>7.99982092556188</text:p>
          </table:table-cell>
          <table:table-cell office:value-type="float" office:value="5.98140742962582" table:style-name="ce1">
            <text:p>5.98140742962582</text:p>
          </table:table-cell>
          <table:table-cell office:value-type="float" office:value="9.49190690818443" table:style-name="ce1">
            <text:p>9.49190690818443</text:p>
          </table:table-cell>
          <table:table-cell office:value-type="float" office:value="6.39432051455241" table:style-name="ce1">
            <text:p>6.39432051455241</text:p>
          </table:table-cell>
          <table:table-cell office:value-type="float" office:value="12.7780223383876" table:style-name="ce1">
            <text:p>12.7780223383876</text:p>
          </table:table-cell>
          <table:table-cell office:value-type="float" office:value="6.60659121480809" table:style-name="ce1">
            <text:p>6.60659121480809</text:p>
          </table:table-cell>
          <table:table-cell office:value-type="float" office:value="7.46791544349909" table:style-name="ce1">
            <text:p>7.46791544349909</text:p>
          </table:table-cell>
          <table:table-cell office:value-type="float" office:value="6.48995831967927" table:style-name="ce1">
            <text:p>6.48995831967927</text:p>
          </table:table-cell>
          <table:table-cell office:value-type="float" office:value="6.77452849935496" table:style-name="ce1">
            <text:p>6.77452849935496</text:p>
          </table:table-cell>
        </table:table-row>
        <table:table-row table:style-name="ro1">
          <table:table-cell office:value-type="string" table:style-name="ce1">
            <text:p>Cristian Castro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AVS Futebol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4-347</text:p>
          </table:table-cell>
          <table:table-cell office:value-type="float" office:value="15.5" table:style-name="ce1">
            <text:p>15.5</text:p>
          </table:table-cell>
          <table:table-cell office:value-type="float" office:value="6.35273179539915" table:style-name="ce1">
            <text:p>6.35273179539915</text:p>
          </table:table-cell>
          <table:table-cell office:value-type="float" office:value="10.3166335976008" table:style-name="ce1">
            <text:p>10.3166335976008</text:p>
          </table:table-cell>
          <table:table-cell office:value-type="float" office:value="6.18860377885977" table:style-name="ce1">
            <text:p>6.18860377885977</text:p>
          </table:table-cell>
          <table:table-cell office:value-type="float" office:value="8.57999319081285" table:style-name="ce1">
            <text:p>8.57999319081285</text:p>
          </table:table-cell>
          <table:table-cell office:value-type="float" office:value="6.32319410741878" table:style-name="ce1">
            <text:p>6.32319410741878</text:p>
          </table:table-cell>
          <table:table-cell office:value-type="float" office:value="10.7786353426746" table:style-name="ce1">
            <text:p>10.7786353426746</text:p>
          </table:table-cell>
          <table:table-cell office:value-type="float" office:value="5.99563833750548" table:style-name="ce1">
            <text:p>5.99563833750548</text:p>
          </table:table-cell>
          <table:table-cell office:value-type="float" office:value="7.08961980438715" table:style-name="ce1">
            <text:p>7.08961980438715</text:p>
          </table:table-cell>
          <table:table-cell office:value-type="float" office:value="5.77234765864599" table:style-name="ce1">
            <text:p>5.77234765864599</text:p>
          </table:table-cell>
          <table:table-cell office:value-type="float" office:value="13.379819785284" table:style-name="ce1">
            <text:p>13.379819785284</text:p>
          </table:table-cell>
          <table:table-cell office:value-type="float" office:value="6.03968729357593" table:style-name="ce1">
            <text:p>6.03968729357593</text:p>
          </table:table-cell>
        </table:table-row>
        <table:table-row table:style-name="ro1">
          <table:table-cell office:value-type="string" table:style-name="ce1">
            <text:p>Atanas Chernev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Estrel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3-288</text:p>
          </table:table-cell>
          <table:table-cell office:value-type="float" office:value="11.2" table:style-name="ce1">
            <text:p>11.2</text:p>
          </table:table-cell>
          <table:table-cell office:value-type="float" office:value="5.94476578088955" table:style-name="ce1">
            <text:p>5.94476578088955</text:p>
          </table:table-cell>
          <table:table-cell office:value-type="float" office:value="7.80235037716928" table:style-name="ce1">
            <text:p>7.80235037716928</text:p>
          </table:table-cell>
          <table:table-cell office:value-type="float" office:value="5.77452937550704" table:style-name="ce1">
            <text:p>5.77452937550704</text:p>
          </table:table-cell>
          <table:table-cell office:value-type="float" office:value="6.67992604831179" table:style-name="ce1">
            <text:p>6.67992604831179</text:p>
          </table:table-cell>
          <table:table-cell office:value-type="float" office:value="5.69797630668796" table:style-name="ce1">
            <text:p>5.69797630668796</text:p>
          </table:table-cell>
          <table:table-cell office:value-type="float" office:value="4.83859578003956" table:style-name="ce1">
            <text:p>4.83859578003956</text:p>
          </table:table-cell>
          <table:table-cell office:value-type="float" office:value="5.81582002594864" table:style-name="ce1">
            <text:p>5.81582002594864</text:p>
          </table:table-cell>
          <table:table-cell office:value-type="float" office:value="6.60659121480809" table:style-name="ce1">
            <text:p>6.60659121480809</text:p>
          </table:table-cell>
          <table:table-cell office:value-type="float" office:value="8.69772272077883" table:style-name="ce1">
            <text:p>8.69772272077883</text:p>
          </table:table-cell>
          <table:table-cell office:value-type="float" office:value="7.840932689337" table:style-name="ce1">
            <text:p>7.840932689337</text:p>
          </table:table-cell>
          <table:table-cell office:value-type="float" office:value="8.32959890647503" table:style-name="ce1">
            <text:p>8.32959890647503</text:p>
          </table:table-cell>
        </table:table-row>
        <table:table-row table:style-name="ro1">
          <table:table-cell office:value-type="string" table:style-name="ce1">
            <text:p>Alberto costa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Porto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2-100</text:p>
          </table:table-cell>
          <table:table-cell office:value-type="float" office:value="11.5" table:style-name="ce1">
            <text:p>11.5</text:p>
          </table:table-cell>
          <table:table-cell office:value-type="float" office:value="11.0935197860155" table:style-name="ce1">
            <text:p>11.0935197860155</text:p>
          </table:table-cell>
          <table:table-cell office:value-type="float" office:value="8.62338731755431" table:style-name="ce1">
            <text:p>8.62338731755431</text:p>
          </table:table-cell>
          <table:table-cell office:value-type="float" office:value="16.7304156313655" table:style-name="ce1">
            <text:p>16.7304156313655</text:p>
          </table:table-cell>
          <table:table-cell office:value-type="float" office:value="8.05850138664735" table:style-name="ce1">
            <text:p>8.05850138664735</text:p>
          </table:table-cell>
          <table:table-cell office:value-type="float" office:value="10.923673712286" table:style-name="ce1">
            <text:p>10.923673712286</text:p>
          </table:table-cell>
          <table:table-cell office:value-type="float" office:value="7.12787806164258" table:style-name="ce1">
            <text:p>7.12787806164258</text:p>
          </table:table-cell>
          <table:table-cell office:value-type="float" office:value="11.0976748806765" table:style-name="ce1">
            <text:p>11.0976748806765</text:p>
          </table:table-cell>
          <table:table-cell office:value-type="float" office:value="7.33709708009127" table:style-name="ce1">
            <text:p>7.33709708009127</text:p>
          </table:table-cell>
          <table:table-cell office:value-type="float" office:value="7.16993156153522" table:style-name="ce1">
            <text:p>7.16993156153522</text:p>
          </table:table-cell>
          <table:table-cell office:value-type="float" office:value="8.3943136380261" table:style-name="ce1">
            <text:p>8.3943136380261</text:p>
          </table:table-cell>
          <table:table-cell office:value-type="float" office:value="11.8239560640018" table:style-name="ce1">
            <text:p>11.8239560640018</text:p>
          </table:table-cell>
        </table:table-row>
        <table:table-row table:style-name="ro1">
          <table:table-cell office:value-type="string" table:style-name="ce1">
            <text:p>Samuel Dahl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Benfic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309</text:p>
          </table:table-cell>
          <table:table-cell office:value-type="float" office:value="15.8" table:style-name="ce1">
            <text:p>15.8</text:p>
          </table:table-cell>
          <table:table-cell office:value-type="float" office:value="11.8870781480293" table:style-name="ce1">
            <text:p>11.8870781480293</text:p>
          </table:table-cell>
          <table:table-cell office:value-type="float" office:value="13.0879046063719" table:style-name="ce1">
            <text:p>13.0879046063719</text:p>
          </table:table-cell>
          <table:table-cell office:value-type="float" office:value="11.7754141400889" table:style-name="ce1">
            <text:p>11.7754141400889</text:p>
          </table:table-cell>
          <table:table-cell office:value-type="float" office:value="13.9466923992379" table:style-name="ce1">
            <text:p>13.9466923992379</text:p>
          </table:table-cell>
          <table:table-cell office:value-type="float" office:value="14.983690239684" table:style-name="ce1">
            <text:p>14.983690239684</text:p>
          </table:table-cell>
          <table:table-cell office:value-type="float" office:value="7.61707346400298" table:style-name="ce1">
            <text:p>7.61707346400298</text:p>
          </table:table-cell>
          <table:table-cell office:value-type="float" office:value="16.3001641012355" table:style-name="ce1">
            <text:p>16.3001641012355</text:p>
          </table:table-cell>
          <table:table-cell office:value-type="float" office:value="8.18428237703243" table:style-name="ce1">
            <text:p>8.18428237703243</text:p>
          </table:table-cell>
          <table:table-cell office:value-type="float" office:value="9.01046726350948" table:style-name="ce1">
            <text:p>9.01046726350948</text:p>
          </table:table-cell>
          <table:table-cell office:value-type="float" office:value="9.26672101456181" table:style-name="ce1">
            <text:p>9.26672101456181</text:p>
          </table:table-cell>
          <table:table-cell office:value-type="float" office:value="10.6464099905051" table:style-name="ce1">
            <text:p>10.6464099905051</text:p>
          </table:table-cell>
        </table:table-row>
        <table:table-row table:style-name="ro1">
          <table:table-cell office:value-type="string" table:style-name="ce1">
            <text:p>Amadou Dante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Arouc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092</text:p>
          </table:table-cell>
          <table:table-cell office:value-type="float" office:value="7.8" table:style-name="ce1">
            <text:p>7.8</text:p>
          </table:table-cell>
          <table:table-cell office:value-type="float" office:value="9.3773333721921" table:style-name="ce1">
            <text:p>9.3773333721921</text:p>
          </table:table-cell>
          <table:table-cell office:value-type="float" office:value="6.76234285493333" table:style-name="ce1">
            <text:p>6.76234285493333</text:p>
          </table:table-cell>
          <table:table-cell office:value-type="float" office:value="6.76785141112525" table:style-name="ce1">
            <text:p>6.76785141112525</text:p>
          </table:table-cell>
          <table:table-cell office:value-type="float" office:value="6.92229972742491" table:style-name="ce1">
            <text:p>6.92229972742491</text:p>
          </table:table-cell>
          <table:table-cell office:value-type="float" office:value="8.03835229861727" table:style-name="ce1">
            <text:p>8.03835229861727</text:p>
          </table:table-cell>
          <table:table-cell office:value-type="float" office:value="8.12984640414889" table:style-name="ce1">
            <text:p>8.12984640414889</text:p>
          </table:table-cell>
          <table:table-cell office:value-type="float" office:value="9.75519296303124" table:style-name="ce1">
            <text:p>9.75519296303124</text:p>
          </table:table-cell>
          <table:table-cell office:value-type="float" office:value="8.79076048000134" table:style-name="ce1">
            <text:p>8.79076048000134</text:p>
          </table:table-cell>
          <table:table-cell office:value-type="float" office:value="6.31052780721899" table:style-name="ce1">
            <text:p>6.31052780721899</text:p>
          </table:table-cell>
          <table:table-cell office:value-type="float" office:value="7.41833936828409" table:style-name="ce1">
            <text:p>7.41833936828409</text:p>
          </table:table-cell>
          <table:table-cell office:value-type="float" office:value="7.40287889959945" table:style-name="ce1">
            <text:p>7.40287889959945</text:p>
          </table:table-cell>
        </table:table-row>
        <table:table-row table:style-name="ro1">
          <table:table-cell office:value-type="string" table:style-name="ce1">
            <text:p>Zeno Debast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Sporting CP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2-075</text:p>
          </table:table-cell>
          <table:table-cell office:value-type="float" office:value="7.4" table:style-name="ce1">
            <text:p>7.4</text:p>
          </table:table-cell>
          <table:table-cell office:value-type="float" office:value="10.3807477499658" table:style-name="ce1">
            <text:p>10.3807477499658</text:p>
          </table:table-cell>
          <table:table-cell office:value-type="float" office:value="9.78132711615465" table:style-name="ce1">
            <text:p>9.78132711615465</text:p>
          </table:table-cell>
          <table:table-cell office:value-type="float" office:value="6.33064518376503" table:style-name="ce1">
            <text:p>6.33064518376503</text:p>
          </table:table-cell>
          <table:table-cell office:value-type="float" office:value="10.7319005480981" table:style-name="ce1">
            <text:p>10.7319005480981</text:p>
          </table:table-cell>
          <table:table-cell office:value-type="float" office:value="6.98705371351447" table:style-name="ce1">
            <text:p>6.98705371351447</text:p>
          </table:table-cell>
          <table:table-cell office:value-type="float" office:value="13.7714813218663" table:style-name="ce1">
            <text:p>13.7714813218663</text:p>
          </table:table-cell>
          <table:table-cell office:value-type="float" office:value="6.08688416974077" table:style-name="ce1">
            <text:p>6.08688416974077</text:p>
          </table:table-cell>
          <table:table-cell office:value-type="float" office:value="7.75696682916768" table:style-name="ce1">
            <text:p>7.75696682916768</text:p>
          </table:table-cell>
          <table:table-cell office:value-type="float" office:value="6.03761879403838" table:style-name="ce1">
            <text:p>6.03761879403838</text:p>
          </table:table-cell>
          <table:table-cell office:value-type="float" office:value="5.8379343301773" table:style-name="ce1">
            <text:p>5.8379343301773</text:p>
          </table:table-cell>
          <table:table-cell office:value-type="float" office:value="10.7365570076634" table:style-name="ce1">
            <text:p>10.7365570076634</text:p>
          </table:table-cell>
        </table:table-row>
        <table:table-row table:style-name="ro1">
          <table:table-cell office:value-type="string" table:style-name="ce1">
            <text:p>Amar Dedić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Benfic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3-142</text:p>
          </table:table-cell>
          <table:table-cell office:value-type="float" office:value="13.4" table:style-name="ce1">
            <text:p>13.4</text:p>
          </table:table-cell>
          <table:table-cell office:value-type="float" office:value="12.768188905801" table:style-name="ce1">
            <text:p>12.768188905801</text:p>
          </table:table-cell>
          <table:table-cell office:value-type="float" office:value="10.7936671055814" table:style-name="ce1">
            <text:p>10.7936671055814</text:p>
          </table:table-cell>
          <table:table-cell office:value-type="float" office:value="15.547770468349" table:style-name="ce1">
            <text:p>15.547770468349</text:p>
          </table:table-cell>
          <table:table-cell office:value-type="float" office:value="10.9211676524081" table:style-name="ce1">
            <text:p>10.9211676524081</text:p>
          </table:table-cell>
          <table:table-cell office:value-type="float" office:value="16.9688598438686" table:style-name="ce1">
            <text:p>16.9688598438686</text:p>
          </table:table-cell>
          <table:table-cell office:value-type="float" office:value="8.25326064649924" table:style-name="ce1">
            <text:p>8.25326064649924</text:p>
          </table:table-cell>
          <table:table-cell office:value-type="float" office:value="16.2462499285012" table:style-name="ce1">
            <text:p>16.2462499285012</text:p>
          </table:table-cell>
          <table:table-cell office:value-type="float" office:value="7.17170482620573" table:style-name="ce1">
            <text:p>7.17170482620573</text:p>
          </table:table-cell>
          <table:table-cell office:value-type="float" office:value="10.2560806655288" table:style-name="ce1">
            <text:p>10.2560806655288</text:p>
          </table:table-cell>
          <table:table-cell office:value-type="float" office:value="7.18084884398804" table:style-name="ce1">
            <text:p>7.18084884398804</text:p>
          </table:table-cell>
          <table:table-cell office:value-type="float" office:value="8.99686425997881" table:style-name="ce1">
            <text:p>8.99686425997881</text:p>
          </table:table-cell>
        </table:table-row>
        <table:table-row table:style-name="ro1">
          <table:table-cell office:value-type="string" table:style-name="ce1">
            <text:p>Marvin Elimbi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Gil Vicente FC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2-321</text:p>
          </table:table-cell>
          <table:table-cell office:value-type="float" office:value="15" table:style-name="ce1">
            <text:p>15</text:p>
          </table:table-cell>
          <table:table-cell office:value-type="float" office:value="6.28721486852217" table:style-name="ce1">
            <text:p>6.28721486852217</text:p>
          </table:table-cell>
          <table:table-cell office:value-type="float" office:value="9.75625982522042" table:style-name="ce1">
            <text:p>9.75625982522042</text:p>
          </table:table-cell>
          <table:table-cell office:value-type="float" office:value="6.76785141112525" table:style-name="ce1">
            <text:p>6.76785141112525</text:p>
          </table:table-cell>
          <table:table-cell office:value-type="float" office:value="9.95927179849664" table:style-name="ce1">
            <text:p>9.95927179849664</text:p>
          </table:table-cell>
          <table:table-cell office:value-type="float" office:value="6.00535999154459" table:style-name="ce1">
            <text:p>6.00535999154459</text:p>
          </table:table-cell>
          <table:table-cell office:value-type="float" office:value="8.12984640414889" table:style-name="ce1">
            <text:p>8.12984640414889</text:p>
          </table:table-cell>
          <table:table-cell office:value-type="float" office:value="5.99563833750548" table:style-name="ce1">
            <text:p>5.99563833750548</text:p>
          </table:table-cell>
          <table:table-cell office:value-type="float" office:value="7.67232830597207" table:style-name="ce1">
            <text:p>7.67232830597207</text:p>
          </table:table-cell>
          <table:table-cell office:value-type="float" office:value="6.87726579794681" table:style-name="ce1">
            <text:p>6.87726579794681</text:p>
          </table:table-cell>
          <table:table-cell office:value-type="float" office:value="11.1608300074193" table:style-name="ce1">
            <text:p>11.1608300074193</text:p>
          </table:table-cell>
          <table:table-cell office:value-type="float" office:value="8.11419384777442" table:style-name="ce1">
            <text:p>8.11419384777442</text:p>
          </table:table-cell>
        </table:table-row>
        <table:table-row table:style-name="ro1">
          <table:table-cell office:value-type="string" table:style-name="ce1">
            <text:p>Jefferson Encada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Estrela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27-265</text:p>
          </table:table-cell>
          <table:table-cell office:value-type="float" office:value="7.7" table:style-name="ce1">
            <text:p>7.7</text:p>
          </table:table-cell>
          <table:table-cell office:value-type="float" office:value="11.9527779510908" table:style-name="ce1">
            <text:p>11.9527779510908</text:p>
          </table:table-cell>
          <table:table-cell office:value-type="float" office:value="6.61281958458773" table:style-name="ce1">
            <text:p>6.61281958458773</text:p>
          </table:table-cell>
          <table:table-cell office:value-type="float" office:value="10.0892228460816" table:style-name="ce1">
            <text:p>10.0892228460816</text:p>
          </table:table-cell>
          <table:table-cell office:value-type="float" office:value="5.86956964889053" table:style-name="ce1">
            <text:p>5.86956964889053</text:p>
          </table:table-cell>
          <table:table-cell office:value-type="float" office:value="11.6048241837643" table:style-name="ce1">
            <text:p>11.6048241837643</text:p>
          </table:table-cell>
          <table:table-cell office:value-type="float" office:value="10.2070419864722" table:style-name="ce1">
            <text:p>10.2070419864722</text:p>
          </table:table-cell>
          <table:table-cell office:value-type="float" office:value="10.8962268822241" table:style-name="ce1">
            <text:p>10.8962268822241</text:p>
          </table:table-cell>
          <table:table-cell office:value-type="float" office:value="6.60659121480809" table:style-name="ce1">
            <text:p>6.60659121480809</text:p>
          </table:table-cell>
          <table:table-cell office:value-type="float" office:value="5.51512682136737" table:style-name="ce1">
            <text:p>5.51512682136737</text:p>
          </table:table-cell>
          <table:table-cell office:value-type="float" office:value="6.43403356563993" table:style-name="ce1">
            <text:p>6.43403356563993</text:p>
          </table:table-cell>
          <table:table-cell office:value-type="float" office:value="10.7365570076634" table:style-name="ce1">
            <text:p>10.7365570076634</text:p>
          </table:table-cell>
        </table:table-row>
        <table:table-row table:style-name="ro1">
          <table:table-cell office:value-type="string" table:style-name="ce1">
            <text:p>Tiago Esgaio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Arouc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0-159</text:p>
          </table:table-cell>
          <table:table-cell office:value-type="float" office:value="13.5" table:style-name="ce1">
            <text:p>13.5</text:p>
          </table:table-cell>
          <table:table-cell office:value-type="float" office:value="8.04963163380049" table:style-name="ce1">
            <text:p>8.04963163380049</text:p>
          </table:table-cell>
          <table:table-cell office:value-type="float" office:value="9.02618807318833" table:style-name="ce1">
            <text:p>9.02618807318833</text:p>
          </table:table-cell>
          <table:table-cell office:value-type="float" office:value="9.76903393276426" table:style-name="ce1">
            <text:p>9.76903393276426</text:p>
          </table:table-cell>
          <table:table-cell office:value-type="float" office:value="9.82868388180366" table:style-name="ce1">
            <text:p>9.82868388180366</text:p>
          </table:table-cell>
          <table:table-cell office:value-type="float" office:value="6.65071982940013" table:style-name="ce1">
            <text:p>6.65071982940013</text:p>
          </table:table-cell>
          <table:table-cell office:value-type="float" office:value="11.2059470191746" table:style-name="ce1">
            <text:p>11.2059470191746</text:p>
          </table:table-cell>
          <table:table-cell office:value-type="float" office:value="11.2966815228048" table:style-name="ce1">
            <text:p>11.2966815228048</text:p>
          </table:table-cell>
          <table:table-cell office:value-type="float" office:value="6.60659121480809" table:style-name="ce1">
            <text:p>6.60659121480809</text:p>
          </table:table-cell>
          <table:table-cell office:value-type="float" office:value="6.31052780721899" table:style-name="ce1">
            <text:p>6.31052780721899</text:p>
          </table:table-cell>
          <table:table-cell office:value-type="float" office:value="9.32915437281699" table:style-name="ce1">
            <text:p>9.32915437281699</text:p>
          </table:table-cell>
          <table:table-cell office:value-type="float" office:value="6.88946717748041" table:style-name="ce1">
            <text:p>6.88946717748041</text:p>
          </table:table-cell>
        </table:table-row>
        <table:table-row table:style-name="ro1">
          <table:table-cell office:value-type="string" table:style-name="ce1">
            <text:p>Marcelo dos Santos Ferreira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Moreirens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6-164</text:p>
          </table:table-cell>
          <table:table-cell office:value-type="float" office:value="10.5" table:style-name="ce1">
            <text:p>10.5</text:p>
          </table:table-cell>
          <table:table-cell office:value-type="float" office:value="4.92114750305662" table:style-name="ce1">
            <text:p>4.92114750305662</text:p>
          </table:table-cell>
          <table:table-cell office:value-type="float" office:value="9.15225970812779" table:style-name="ce1">
            <text:p>9.15225970812779</text:p>
          </table:table-cell>
          <table:table-cell office:value-type="float" office:value="5.64071911884012" table:style-name="ce1">
            <text:p>5.64071911884012</text:p>
          </table:table-cell>
          <table:table-cell office:value-type="float" office:value="5.70444573140691" table:style-name="ce1">
            <text:p>5.70444573140691</text:p>
          </table:table-cell>
          <table:table-cell office:value-type="float" office:value="5.69797630668796" table:style-name="ce1">
            <text:p>5.69797630668796</text:p>
          </table:table-cell>
          <table:table-cell office:value-type="float" office:value="3.30183153475021" table:style-name="ce1">
            <text:p>3.30183153475021</text:p>
          </table:table-cell>
          <table:table-cell office:value-type="float" office:value="5.63967174359825" table:style-name="ce1">
            <text:p>5.63967174359825</text:p>
          </table:table-cell>
          <table:table-cell office:value-type="float" office:value="8.18428237703243" table:style-name="ce1">
            <text:p>8.18428237703243</text:p>
          </table:table-cell>
          <table:table-cell office:value-type="float" office:value="12.8064683915012" table:style-name="ce1">
            <text:p>12.8064683915012</text:p>
          </table:table-cell>
          <table:table-cell office:value-type="float" office:value="11.9037250860236" table:style-name="ce1">
            <text:p>11.9037250860236</text:p>
          </table:table-cell>
          <table:table-cell office:value-type="float" office:value="6.21536445683031" table:style-name="ce1">
            <text:p>6.21536445683031</text:p>
          </table:table-cell>
        </table:table-row>
        <table:table-row table:style-name="ro1">
          <table:table-cell office:value-type="string" table:style-name="ce1">
            <text:p>José Fontán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Arouc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330</text:p>
          </table:table-cell>
          <table:table-cell office:value-type="float" office:value="13.3" table:style-name="ce1">
            <text:p>13.3</text:p>
          </table:table-cell>
          <table:table-cell office:value-type="float" office:value="6.5293638899919" table:style-name="ce1">
            <text:p>6.5293638899919</text:p>
          </table:table-cell>
          <table:table-cell office:value-type="float" office:value="11.9812187966785" table:style-name="ce1">
            <text:p>11.9812187966785</text:p>
          </table:table-cell>
          <table:table-cell office:value-type="float" office:value="6.6203453128549" table:style-name="ce1">
            <text:p>6.6203453128549</text:p>
          </table:table-cell>
          <table:table-cell office:value-type="float" office:value="10.0894453515318" table:style-name="ce1">
            <text:p>10.0894453515318</text:p>
          </table:table-cell>
          <table:table-cell office:value-type="float" office:value="6.32319410741878" table:style-name="ce1">
            <text:p>6.32319410741878</text:p>
          </table:table-cell>
          <table:table-cell office:value-type="float" office:value="12.1442167294151" table:style-name="ce1">
            <text:p>12.1442167294151</text:p>
          </table:table-cell>
          <table:table-cell office:value-type="float" office:value="7.3445196810295" table:style-name="ce1">
            <text:p>7.3445196810295</text:p>
          </table:table-cell>
          <table:table-cell office:value-type="float" office:value="8.53000000331559" table:style-name="ce1">
            <text:p>8.53000000331559</text:p>
          </table:table-cell>
          <table:table-cell office:value-type="float" office:value="10.2560806655288" table:style-name="ce1">
            <text:p>10.2560806655288</text:p>
          </table:table-cell>
          <table:table-cell office:value-type="float" office:value="11.4515271327371" table:style-name="ce1">
            <text:p>11.4515271327371</text:p>
          </table:table-cell>
          <table:table-cell office:value-type="float" office:value="6.58987236169036" table:style-name="ce1">
            <text:p>6.58987236169036</text:p>
          </table:table-cell>
        </table:table-row>
        <table:table-row table:style-name="ro1">
          <table:table-cell office:value-type="string" table:style-name="ce1">
            <text:p>José Fonte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Casa Pi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42-016</text:p>
          </table:table-cell>
          <table:table-cell office:value-type="float" office:value="15" table:style-name="ce1">
            <text:p>15</text:p>
          </table:table-cell>
          <table:table-cell office:value-type="float" office:value="5.71647837599884" table:style-name="ce1">
            <text:p>5.71647837599884</text:p>
          </table:table-cell>
          <table:table-cell office:value-type="float" office:value="9.51761211005416" table:style-name="ce1">
            <text:p>9.51761211005416</text:p>
          </table:table-cell>
          <table:table-cell office:value-type="float" office:value="6.33064518376503" table:style-name="ce1">
            <text:p>6.33064518376503</text:p>
          </table:table-cell>
          <table:table-cell office:value-type="float" office:value="7.23108424984377" table:style-name="ce1">
            <text:p>7.23108424984377</text:p>
          </table:table-cell>
          <table:table-cell office:value-type="float" office:value="5.11695707987739" table:style-name="ce1">
            <text:p>5.11695707987739</text:p>
          </table:table-cell>
          <table:table-cell office:value-type="float" office:value="10.2070419864722" table:style-name="ce1">
            <text:p>10.2070419864722</text:p>
          </table:table-cell>
          <table:table-cell office:value-type="float" office:value="5.72727967280381" table:style-name="ce1">
            <text:p>5.72727967280381</text:p>
          </table:table-cell>
          <table:table-cell office:value-type="float" office:value="8.27044485227484" table:style-name="ce1">
            <text:p>8.27044485227484</text:p>
          </table:table-cell>
          <table:table-cell office:value-type="float" office:value="10.8634406589708" table:style-name="ce1">
            <text:p>10.8634406589708</text:p>
          </table:table-cell>
          <table:table-cell office:value-type="float" office:value="12.390913740472" table:style-name="ce1">
            <text:p>12.390913740472</text:p>
          </table:table-cell>
          <table:table-cell office:value-type="float" office:value="8.17560788499988" table:style-name="ce1">
            <text:p>8.17560788499988</text:p>
          </table:table-cell>
        </table:table-row>
        <table:table-row table:style-name="ro1">
          <table:table-cell office:value-type="string" table:style-name="ce1">
            <text:p>Iván Fresneda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Sporting CP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1-101</text:p>
          </table:table-cell>
          <table:table-cell office:value-type="float" office:value="8.7" table:style-name="ce1">
            <text:p>8.7</text:p>
          </table:table-cell>
          <table:table-cell office:value-type="float" office:value="7.4259958880109" table:style-name="ce1">
            <text:p>7.4259958880109</text:p>
          </table:table-cell>
          <table:table-cell office:value-type="float" office:value="8.26039303200047" table:style-name="ce1">
            <text:p>8.26039303200047</text:p>
          </table:table-cell>
          <table:table-cell office:value-type="float" office:value="7.84170694823507" table:style-name="ce1">
            <text:p>7.84170694823507</text:p>
          </table:table-cell>
          <table:table-cell office:value-type="float" office:value="8.6455806335248" table:style-name="ce1">
            <text:p>8.6455806335248</text:p>
          </table:table-cell>
          <table:table-cell office:value-type="float" office:value="11.9327523752008" table:style-name="ce1">
            <text:p>11.9327523752008</text:p>
          </table:table-cell>
          <table:table-cell office:value-type="float" office:value="4.83859578003956" table:style-name="ce1">
            <text:p>4.83859578003956</text:p>
          </table:table-cell>
          <table:table-cell office:value-type="float" office:value="12.2480802463195" table:style-name="ce1">
            <text:p>12.2480802463195</text:p>
          </table:table-cell>
          <table:table-cell office:value-type="float" office:value="7.50401472428372" table:style-name="ce1">
            <text:p>7.50401472428372</text:p>
          </table:table-cell>
          <table:table-cell office:value-type="float" office:value="9.94725897094406" table:style-name="ce1">
            <text:p>9.94725897094406</text:p>
          </table:table-cell>
          <table:table-cell office:value-type="float" office:value="7.59844702675009" table:style-name="ce1">
            <text:p>7.59844702675009</text:p>
          </table:table-cell>
          <table:table-cell office:value-type="float" office:value="9.58832680513578" table:style-name="ce1">
            <text:p>9.58832680513578</text:p>
          </table:table-cell>
        </table:table-row>
        <table:table-row table:style-name="ro1">
          <table:table-cell office:value-type="string" table:style-name="ce1">
            <text:p>André Geraldes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Casa Pia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34-250</text:p>
          </table:table-cell>
          <table:table-cell office:value-type="float" office:value="14.3" table:style-name="ce1">
            <text:p>14.3</text:p>
          </table:table-cell>
          <table:table-cell office:value-type="float" office:value="6.2221015513257" table:style-name="ce1">
            <text:p>6.2221015513257</text:p>
          </table:table-cell>
          <table:table-cell office:value-type="float" office:value="8.31029108259762" table:style-name="ce1">
            <text:p>8.31029108259762</text:p>
          </table:table-cell>
          <table:table-cell office:value-type="float" office:value="6.33064518376503" table:style-name="ce1">
            <text:p>6.33064518376503</text:p>
          </table:table-cell>
          <table:table-cell office:value-type="float" office:value="8.51447589073677" table:style-name="ce1">
            <text:p>8.51447589073677</text:p>
          </table:table-cell>
          <table:table-cell office:value-type="float" office:value="5.69797630668796" table:style-name="ce1">
            <text:p>5.69797630668796</text:p>
          </table:table-cell>
          <table:table-cell office:value-type="float" office:value="6.92912166800865" table:style-name="ce1">
            <text:p>6.92912166800865</text:p>
          </table:table-cell>
          <table:table-cell office:value-type="float" office:value="7.54787800850053" table:style-name="ce1">
            <text:p>7.54787800850053</text:p>
          </table:table-cell>
          <table:table-cell office:value-type="float" office:value="7.17170482620573" table:style-name="ce1">
            <text:p>7.17170482620573</text:p>
          </table:table-cell>
          <table:table-cell office:value-type="float" office:value="5.77234765864599" table:style-name="ce1">
            <text:p>5.77234765864599</text:p>
          </table:table-cell>
          <table:table-cell office:value-type="float" office:value="8.33240043120412" table:style-name="ce1">
            <text:p>8.33240043120412</text:p>
          </table:table-cell>
          <table:table-cell office:value-type="float" office:value="6.49157747159158" table:style-name="ce1">
            <text:p>6.49157747159158</text:p>
          </table:table-cell>
        </table:table-row>
        <table:table-row table:style-name="ro1">
          <table:table-cell office:value-type="string" table:style-name="ce1">
            <text:p>José Gomes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Nacional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9-171</text:p>
          </table:table-cell>
          <table:table-cell office:value-type="float" office:value="13" table:style-name="ce1">
            <text:p>13</text:p>
          </table:table-cell>
          <table:table-cell office:value-type="float" office:value="9.52534287502224" table:style-name="ce1">
            <text:p>9.52534287502224</text:p>
          </table:table-cell>
          <table:table-cell office:value-type="float" office:value="6.25259352965091" table:style-name="ce1">
            <text:p>6.25259352965091</text:p>
          </table:table-cell>
          <table:table-cell office:value-type="float" office:value="15.2009800481513" table:style-name="ce1">
            <text:p>15.2009800481513</text:p>
          </table:table-cell>
          <table:table-cell office:value-type="float" office:value="7.41915286597713" table:style-name="ce1">
            <text:p>7.41915286597713</text:p>
          </table:table-cell>
          <table:table-cell office:value-type="float" office:value="8.03835229861727" table:style-name="ce1">
            <text:p>8.03835229861727</text:p>
          </table:table-cell>
          <table:table-cell office:value-type="float" office:value="5.82092609462783" table:style-name="ce1">
            <text:p>5.82092609462783</text:p>
          </table:table-cell>
          <table:table-cell office:value-type="float" office:value="11.4930334836993" table:style-name="ce1">
            <text:p>11.4930334836993</text:p>
          </table:table-cell>
          <table:table-cell office:value-type="float" office:value="8.53000000331559" table:style-name="ce1">
            <text:p>8.53000000331559</text:p>
          </table:table-cell>
          <table:table-cell office:value-type="float" office:value="11.7372559556493" table:style-name="ce1">
            <text:p>11.7372559556493</text:p>
          </table:table-cell>
          <table:table-cell office:value-type="float" office:value="8.82966567846196" table:style-name="ce1">
            <text:p>8.82966567846196</text:p>
          </table:table-cell>
          <table:table-cell office:value-type="float" office:value="5.73677100682083" table:style-name="ce1">
            <text:p>5.73677100682083</text:p>
          </table:table-cell>
        </table:table-row>
        <table:table-row table:style-name="ro1">
          <table:table-cell office:value-type="string" table:style-name="ce1">
            <text:p>Sergi Gómez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Alverc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3-285</text:p>
          </table:table-cell>
          <table:table-cell office:value-type="float" office:value="12" table:style-name="ce1">
            <text:p>12</text:p>
          </table:table-cell>
          <table:table-cell office:value-type="float" office:value="5.18253757994012" table:style-name="ce1">
            <text:p>5.18253757994012</text:p>
          </table:table-cell>
          <table:table-cell office:value-type="float" office:value="8.54807518028123" table:style-name="ce1">
            <text:p>8.54807518028123</text:p>
          </table:table-cell>
          <table:table-cell office:value-type="float" office:value="6.76785141112525" table:style-name="ce1">
            <text:p>6.76785141112525</text:p>
          </table:table-cell>
          <table:table-cell office:value-type="float" office:value="5.17791479124475" table:style-name="ce1">
            <text:p>5.17791479124475</text:p>
          </table:table-cell>
          <table:table-cell office:value-type="float" office:value="5.11695707987739" table:style-name="ce1">
            <text:p>5.11695707987739</text:p>
          </table:table-cell>
          <table:table-cell/>
          <table:table-cell office:value-type="float" office:value="5.38257565421892" table:style-name="ce1">
            <text:p>5.38257565421892</text:p>
          </table:table-cell>
          <table:table-cell office:value-type="float" office:value="6.60659121480809" table:style-name="ce1">
            <text:p>6.60659121480809</text:p>
          </table:table-cell>
          <table:table-cell office:value-type="float" office:value="5.51512682136737" table:style-name="ce1">
            <text:p>5.51512682136737</text:p>
          </table:table-cell>
          <table:table-cell office:value-type="float" office:value="8.51838487030787" table:style-name="ce1">
            <text:p>8.51838487030787</text:p>
          </table:table-cell>
          <table:table-cell office:value-type="float" office:value="5.3947401477767" table:style-name="ce1">
            <text:p>5.3947401477767</text:p>
          </table:table-cell>
        </table:table-row>
        <table:table-row table:style-name="ro1">
          <table:table-cell office:value-type="string" table:style-name="ce1">
            <text:p>Victor Gomez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Brag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281</text:p>
          </table:table-cell>
          <table:table-cell office:value-type="float" office:value="13.4" table:style-name="ce1">
            <text:p>13.4</text:p>
          </table:table-cell>
          <table:table-cell office:value-type="float" office:value="12.4634186893817" table:style-name="ce1">
            <text:p>12.4634186893817</text:p>
          </table:table-cell>
          <table:table-cell office:value-type="float" office:value="13.0879046063719" table:style-name="ce1">
            <text:p>13.0879046063719</text:p>
          </table:table-cell>
          <table:table-cell office:value-type="float" office:value="14.1435469132333" table:style-name="ce1">
            <text:p>14.1435469132333</text:p>
          </table:table-cell>
          <table:table-cell office:value-type="float" office:value="14.4401085856203" table:style-name="ce1">
            <text:p>14.4401085856203</text:p>
          </table:table-cell>
          <table:table-cell office:value-type="float" office:value="15.6257719085219" table:style-name="ce1">
            <text:p>15.6257719085219</text:p>
          </table:table-cell>
          <table:table-cell office:value-type="float" office:value="9.37523928349052" table:style-name="ce1">
            <text:p>9.37523928349052</text:p>
          </table:table-cell>
          <table:table-cell office:value-type="float" office:value="16.1006127507611" table:style-name="ce1">
            <text:p>16.1006127507611</text:p>
          </table:table-cell>
          <table:table-cell office:value-type="float" office:value="9.74879511655558" table:style-name="ce1">
            <text:p>9.74879511655558</text:p>
          </table:table-cell>
          <table:table-cell office:value-type="float" office:value="11.1603943412657" table:style-name="ce1">
            <text:p>11.1603943412657</text:p>
          </table:table-cell>
          <table:table-cell office:value-type="float" office:value="8.14723294941343" table:style-name="ce1">
            <text:p>8.14723294941343</text:p>
          </table:table-cell>
          <table:table-cell office:value-type="float" office:value="6.87504729938479" table:style-name="ce1">
            <text:p>6.87504729938479</text:p>
          </table:table-cell>
        </table:table-row>
        <table:table-row table:style-name="ro1">
          <table:table-cell office:value-type="string" table:style-name="ce1">
            <text:p>Justin de Haas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Famalicão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340</text:p>
          </table:table-cell>
          <table:table-cell office:value-type="float" office:value="15" table:style-name="ce1">
            <text:p>15</text:p>
          </table:table-cell>
          <table:table-cell office:value-type="float" office:value="6.41864546235978" table:style-name="ce1">
            <text:p>6.41864546235978</text:p>
          </table:table-cell>
          <table:table-cell office:value-type="float" office:value="12.9006074941639" table:style-name="ce1">
            <text:p>12.9006074941639</text:p>
          </table:table-cell>
          <table:table-cell office:value-type="float" office:value="6.18860377885977" table:style-name="ce1">
            <text:p>6.18860377885977</text:p>
          </table:table-cell>
          <table:table-cell office:value-type="float" office:value="11.7165972714305" table:style-name="ce1">
            <text:p>11.7165972714305</text:p>
          </table:table-cell>
          <table:table-cell office:value-type="float" office:value="6.00535999154459" table:style-name="ce1">
            <text:p>6.00535999154459</text:p>
          </table:table-cell>
          <table:table-cell office:value-type="float" office:value="13.7714813218663" table:style-name="ce1">
            <text:p>13.7714813218663</text:p>
          </table:table-cell>
          <table:table-cell office:value-type="float" office:value="5.90527811571546" table:style-name="ce1">
            <text:p>5.90527811571546</text:p>
          </table:table-cell>
          <table:table-cell office:value-type="float" office:value="8.87785932719574" table:style-name="ce1">
            <text:p>8.87785932719574</text:p>
          </table:table-cell>
          <table:table-cell office:value-type="float" office:value="14.5323622175085" table:style-name="ce1">
            <text:p>14.5323622175085</text:p>
          </table:table-cell>
          <table:table-cell office:value-type="float" office:value="11.9590328618101" table:style-name="ce1">
            <text:p>11.9590328618101</text:p>
          </table:table-cell>
          <table:table-cell office:value-type="float" office:value="10.5710012085182" table:style-name="ce1">
            <text:p>10.5710012085182</text:p>
          </table:table-cell>
        </table:table-row>
        <table:table-row table:style-name="ro1">
          <table:table-cell office:value-type="string" table:style-name="ce1">
            <text:p>Gonçalo Inácio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Sporting CP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4-135</text:p>
          </table:table-cell>
          <table:table-cell office:value-type="float" office:value="16.1" table:style-name="ce1">
            <text:p>16.1</text:p>
          </table:table-cell>
          <table:table-cell office:value-type="float" office:value="9.3773333721921" table:style-name="ce1">
            <text:p>9.3773333721921</text:p>
          </table:table-cell>
          <table:table-cell office:value-type="float" office:value="16.2576548837051" table:style-name="ce1">
            <text:p>16.2576548837051</text:p>
          </table:table-cell>
          <table:table-cell office:value-type="float" office:value="11.1813262874121" table:style-name="ce1">
            <text:p>11.1813262874121</text:p>
          </table:table-cell>
          <table:table-cell office:value-type="float" office:value="16.8071592604094" table:style-name="ce1">
            <text:p>16.8071592604094</text:p>
          </table:table-cell>
          <table:table-cell office:value-type="float" office:value="9.1270586994049" table:style-name="ce1">
            <text:p>9.1270586994049</text:p>
          </table:table-cell>
          <table:table-cell office:value-type="float" office:value="13.7714813218663" table:style-name="ce1">
            <text:p>13.7714813218663</text:p>
          </table:table-cell>
          <table:table-cell office:value-type="float" office:value="6.65191712925726" table:style-name="ce1">
            <text:p>6.65191712925726</text:p>
          </table:table-cell>
          <table:table-cell office:value-type="float" office:value="7.08961980438715" table:style-name="ce1">
            <text:p>7.08961980438715</text:p>
          </table:table-cell>
          <table:table-cell office:value-type="float" office:value="6.59059318893288" table:style-name="ce1">
            <text:p>6.59059318893288</text:p>
          </table:table-cell>
          <table:table-cell office:value-type="float" office:value="10.5638529107886" table:style-name="ce1">
            <text:p>10.5638529107886</text:p>
          </table:table-cell>
          <table:table-cell office:value-type="float" office:value="9.09031459369275" table:style-name="ce1">
            <text:p>9.09031459369275</text:p>
          </table:table-cell>
        </table:table-row>
        <table:table-row table:style-name="ro1">
          <table:table-cell office:value-type="string" table:style-name="ce1">
            <text:p>Kiko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Moreirense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23-266</text:p>
          </table:table-cell>
          <table:table-cell office:value-type="float" office:value="12.2" table:style-name="ce1">
            <text:p>12.2</text:p>
          </table:table-cell>
          <table:table-cell office:value-type="float" office:value="8.66147391711116" table:style-name="ce1">
            <text:p>8.66147391711116</text:p>
          </table:table-cell>
          <table:table-cell office:value-type="float" office:value="9.3791290024868" table:style-name="ce1">
            <text:p>9.3791290024868</text:p>
          </table:table-cell>
          <table:table-cell office:value-type="float" office:value="8.31848762529653" table:style-name="ce1">
            <text:p>8.31848762529653</text:p>
          </table:table-cell>
          <table:table-cell office:value-type="float" office:value="8.44903692466214" table:style-name="ce1">
            <text:p>8.44903692466214</text:p>
          </table:table-cell>
          <table:table-cell office:value-type="float" office:value="6.65071982940013" table:style-name="ce1">
            <text:p>6.65071982940013</text:p>
          </table:table-cell>
          <table:table-cell office:value-type="float" office:value="4.93984347479596" table:style-name="ce1">
            <text:p>4.93984347479596</text:p>
          </table:table-cell>
          <table:table-cell office:value-type="float" office:value="8.69561617208508" table:style-name="ce1">
            <text:p>8.69561617208508</text:p>
          </table:table-cell>
          <table:table-cell office:value-type="float" office:value="7.25420238158238" table:style-name="ce1">
            <text:p>7.25420238158238</text:p>
          </table:table-cell>
          <table:table-cell office:value-type="float" office:value="10.2560806655288" table:style-name="ce1">
            <text:p>10.2560806655288</text:p>
          </table:table-cell>
          <table:table-cell office:value-type="float" office:value="9.39156556899906" table:style-name="ce1">
            <text:p>9.39156556899906</text:p>
          </table:table-cell>
          <table:table-cell office:value-type="float" office:value="9.88269784105558" table:style-name="ce1">
            <text:p>9.88269784105558</text:p>
          </table:table-cell>
        </table:table-row>
        <table:table-row table:style-name="ro1">
          <table:table-cell office:value-type="string" table:style-name="ce1">
            <text:p>Jakub Kiwior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Porto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326</text:p>
          </table:table-cell>
          <table:table-cell office:value-type="float" office:value="13" table:style-name="ce1">
            <text:p>13</text:p>
          </table:table-cell>
          <table:table-cell office:value-type="float" office:value="7.80786205480854" table:style-name="ce1">
            <text:p>7.80786205480854</text:p>
          </table:table-cell>
          <table:table-cell office:value-type="float" office:value="14.8477043884256" table:style-name="ce1">
            <text:p>14.8477043884256</text:p>
          </table:table-cell>
          <table:table-cell office:value-type="float" office:value="8.96227032269345" table:style-name="ce1">
            <text:p>8.96227032269345</text:p>
          </table:table-cell>
          <table:table-cell office:value-type="float" office:value="15.430897394608" table:style-name="ce1">
            <text:p>15.430897394608</text:p>
          </table:table-cell>
          <table:table-cell office:value-type="float" office:value="9.1270586994049" table:style-name="ce1">
            <text:p>9.1270586994049</text:p>
          </table:table-cell>
          <table:table-cell office:value-type="float" office:value="10.2070419864722" table:style-name="ce1">
            <text:p>10.2070419864722</text:p>
          </table:table-cell>
          <table:table-cell office:value-type="float" office:value="6.55575545272244" table:style-name="ce1">
            <text:p>6.55575545272244</text:p>
          </table:table-cell>
          <table:table-cell office:value-type="float" office:value="7.84190369293206" table:style-name="ce1">
            <text:p>7.84190369293206</text:p>
          </table:table-cell>
          <table:table-cell office:value-type="float" office:value="7.77048666474547" table:style-name="ce1">
            <text:p>7.77048666474547</text:p>
          </table:table-cell>
          <table:table-cell office:value-type="float" office:value="9.70304073504779" table:style-name="ce1">
            <text:p>9.70304073504779</text:p>
          </table:table-cell>
          <table:table-cell office:value-type="float" office:value="14.4140571518717" table:style-name="ce1">
            <text:p>14.4140571518717</text:p>
          </table:table-cell>
        </table:table-row>
        <table:table-row table:style-name="ro1">
          <table:table-cell office:value-type="string" table:style-name="ce1">
            <text:p>Ghislain Konan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Gil Vicente FC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0-011</text:p>
          </table:table-cell>
          <table:table-cell office:value-type="float" office:value="13.9" table:style-name="ce1">
            <text:p>13.9</text:p>
          </table:table-cell>
          <table:table-cell office:value-type="float" office:value="8.80935408509326" table:style-name="ce1">
            <text:p>8.80935408509326</text:p>
          </table:table-cell>
          <table:table-cell office:value-type="float" office:value="10.0063399094374" table:style-name="ce1">
            <text:p>10.0063399094374</text:p>
          </table:table-cell>
          <table:table-cell office:value-type="float" office:value="7.52848261515668" table:style-name="ce1">
            <text:p>7.52848261515668</text:p>
          </table:table-cell>
          <table:table-cell office:value-type="float" office:value="12.0099222143999" table:style-name="ce1">
            <text:p>12.0099222143999</text:p>
          </table:table-cell>
          <table:table-cell office:value-type="float" office:value="15.7609105824739" table:style-name="ce1">
            <text:p>15.7609105824739</text:p>
          </table:table-cell>
          <table:table-cell office:value-type="float" office:value="6.64181223310539" table:style-name="ce1">
            <text:p>6.64181223310539</text:p>
          </table:table-cell>
          <table:table-cell office:value-type="float" office:value="12.9470703623826" table:style-name="ce1">
            <text:p>12.9470703623826</text:p>
          </table:table-cell>
          <table:table-cell office:value-type="float" office:value="8.44332240034728" table:style-name="ce1">
            <text:p>8.44332240034728</text:p>
          </table:table-cell>
          <table:table-cell office:value-type="float" office:value="6.59059318893288" table:style-name="ce1">
            <text:p>6.59059318893288</text:p>
          </table:table-cell>
          <table:table-cell office:value-type="float" office:value="8.20885326363377" table:style-name="ce1">
            <text:p>8.20885326363377</text:p>
          </table:table-cell>
          <table:table-cell office:value-type="float" office:value="10.0830590126725" table:style-name="ce1">
            <text:p>10.0830590126725</text:p>
          </table:table-cell>
        </table:table-row>
        <table:table-row table:style-name="ro1">
          <table:table-cell office:value-type="string" table:style-name="ce1">
            <text:p>Gustaf Lagerbielke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Brag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272</text:p>
          </table:table-cell>
          <table:table-cell office:value-type="float" office:value="12.7" table:style-name="ce1">
            <text:p>12.7</text:p>
          </table:table-cell>
          <table:table-cell office:value-type="float" office:value="8.12255273450232" table:style-name="ce1">
            <text:p>8.12255273450232</text:p>
          </table:table-cell>
          <table:table-cell office:value-type="float" office:value="14.4862526987835" table:style-name="ce1">
            <text:p>14.4862526987835</text:p>
          </table:table-cell>
          <table:table-cell office:value-type="float" office:value="7.06775952380561" table:style-name="ce1">
            <text:p>7.06775952380561</text:p>
          </table:table-cell>
          <table:table-cell office:value-type="float" office:value="15.5907903976216" table:style-name="ce1">
            <text:p>15.5907903976216</text:p>
          </table:table-cell>
          <table:table-cell office:value-type="float" office:value="8.39887387526045" table:style-name="ce1">
            <text:p>8.39887387526045</text:p>
          </table:table-cell>
          <table:table-cell office:value-type="float" office:value="6.17400614617128" table:style-name="ce1">
            <text:p>6.17400614617128</text:p>
          </table:table-cell>
          <table:table-cell office:value-type="float" office:value="6.94477491894722" table:style-name="ce1">
            <text:p>6.94477491894722</text:p>
          </table:table-cell>
          <table:table-cell office:value-type="float" office:value="8.61681161025434" table:style-name="ce1">
            <text:p>8.61681161025434</text:p>
          </table:table-cell>
          <table:table-cell office:value-type="float" office:value="14.7075447585021" table:style-name="ce1">
            <text:p>14.7075447585021</text:p>
          </table:table-cell>
          <table:table-cell office:value-type="float" office:value="9.07935921923061" table:style-name="ce1">
            <text:p>9.07935921923061</text:p>
          </table:table-cell>
          <table:table-cell office:value-type="float" office:value="8.48415654038646" table:style-name="ce1">
            <text:p>8.48415654038646</text:p>
          </table:table-cell>
        </table:table-row>
        <table:table-row table:style-name="ro1">
          <table:table-cell office:value-type="string" table:style-name="ce1">
            <text:p>Leonardo Lelo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Braga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25-283</text:p>
          </table:table-cell>
          <table:table-cell office:value-type="float" office:value="13.7" table:style-name="ce1">
            <text:p>13.7</text:p>
          </table:table-cell>
          <table:table-cell office:value-type="float" office:value="13.8324470254246" table:style-name="ce1">
            <text:p>13.8324470254246</text:p>
          </table:table-cell>
          <table:table-cell office:value-type="float" office:value="11.8807364023965" table:style-name="ce1">
            <text:p>11.8807364023965</text:p>
          </table:table-cell>
          <table:table-cell office:value-type="float" office:value="16.8453456295399" table:style-name="ce1">
            <text:p>16.8453456295399</text:p>
          </table:table-cell>
          <table:table-cell office:value-type="float" office:value="12.6801873416114" table:style-name="ce1">
            <text:p>12.6801873416114</text:p>
          </table:table-cell>
          <table:table-cell office:value-type="float" office:value="12.855672835593" table:style-name="ce1">
            <text:p>12.855672835593</text:p>
          </table:table-cell>
          <table:table-cell office:value-type="float" office:value="7.88443127256247" table:style-name="ce1">
            <text:p>7.88443127256247</text:p>
          </table:table-cell>
          <table:table-cell office:value-type="float" office:value="14.6555213976174" table:style-name="ce1">
            <text:p>14.6555213976174</text:p>
          </table:table-cell>
          <table:table-cell office:value-type="float" office:value="7.17170482620573" table:style-name="ce1">
            <text:p>7.17170482620573</text:p>
          </table:table-cell>
          <table:table-cell office:value-type="float" office:value="6.59059318893288" table:style-name="ce1">
            <text:p>6.59059318893288</text:p>
          </table:table-cell>
          <table:table-cell office:value-type="float" office:value="8.024332629781" table:style-name="ce1">
            <text:p>8.024332629781</text:p>
          </table:table-cell>
          <table:table-cell office:value-type="float" office:value="8.26792855075347" table:style-name="ce1">
            <text:p>8.26792855075347</text:p>
          </table:table-cell>
        </table:table-row>
        <table:table-row table:style-name="ro1">
          <table:table-cell office:value-type="string" table:style-name="ce1">
            <text:p>Miguel Maga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Vitóri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3-052</text:p>
          </table:table-cell>
          <table:table-cell office:value-type="float" office:value="14.5" table:style-name="ce1">
            <text:p>14.5</text:p>
          </table:table-cell>
          <table:table-cell office:value-type="float" office:value="8.78469030977067" table:style-name="ce1">
            <text:p>8.78469030977067</text:p>
          </table:table-cell>
          <table:table-cell office:value-type="float" office:value="9.45468723407775" table:style-name="ce1">
            <text:p>9.45468723407775</text:p>
          </table:table-cell>
          <table:table-cell office:value-type="float" office:value="8.15878633991659" table:style-name="ce1">
            <text:p>8.15878633991659</text:p>
          </table:table-cell>
          <table:table-cell office:value-type="float" office:value="11.0462765410301" table:style-name="ce1">
            <text:p>11.0462765410301</text:p>
          </table:table-cell>
          <table:table-cell office:value-type="float" office:value="8.76224143800721" table:style-name="ce1">
            <text:p>8.76224143800721</text:p>
          </table:table-cell>
          <table:table-cell office:value-type="float" office:value="4.19490810111579" table:style-name="ce1">
            <text:p>4.19490810111579</text:p>
          </table:table-cell>
          <table:table-cell office:value-type="float" office:value="10.3834296965192" table:style-name="ce1">
            <text:p>10.3834296965192</text:p>
          </table:table-cell>
          <table:table-cell office:value-type="float" office:value="6.60659121480809" table:style-name="ce1">
            <text:p>6.60659121480809</text:p>
          </table:table-cell>
          <table:table-cell office:value-type="float" office:value="5.51512682136737" table:style-name="ce1">
            <text:p>5.51512682136737</text:p>
          </table:table-cell>
          <table:table-cell office:value-type="float" office:value="8.70499940227114" table:style-name="ce1">
            <text:p>8.70499940227114</text:p>
          </table:table-cell>
          <table:table-cell office:value-type="float" office:value="7.06363504393064" table:style-name="ce1">
            <text:p>7.06363504393064</text:p>
          </table:table-cell>
        </table:table-row>
        <table:table-row table:style-name="ro1">
          <table:table-cell office:value-type="string" table:style-name="ce1">
            <text:p>Ricardo Mangas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Sporting CP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7-294</text:p>
          </table:table-cell>
          <table:table-cell office:value-type="float" office:value="7.1" table:style-name="ce1">
            <text:p>7.1</text:p>
          </table:table-cell>
          <table:table-cell office:value-type="float" office:value="10.6687931171996" table:style-name="ce1">
            <text:p>10.6687931171996</text:p>
          </table:table-cell>
          <table:table-cell office:value-type="float" office:value="6.48770138606013" table:style-name="ce1">
            <text:p>6.48770138606013</text:p>
          </table:table-cell>
          <table:table-cell office:value-type="float" office:value="10.7200536330184" table:style-name="ce1">
            <text:p>10.7200536330184</text:p>
          </table:table-cell>
          <table:table-cell office:value-type="float" office:value="6.44209677342786" table:style-name="ce1">
            <text:p>6.44209677342786</text:p>
          </table:table-cell>
          <table:table-cell office:value-type="float" office:value="11.2681290100792" table:style-name="ce1">
            <text:p>11.2681290100792</text:p>
          </table:table-cell>
          <table:table-cell office:value-type="float" office:value="6.17400614617128" table:style-name="ce1">
            <text:p>6.17400614617128</text:p>
          </table:table-cell>
          <table:table-cell office:value-type="float" office:value="14.2190852049857" table:style-name="ce1">
            <text:p>14.2190852049857</text:p>
          </table:table-cell>
          <table:table-cell office:value-type="float" office:value="11.4321737349907" table:style-name="ce1">
            <text:p>11.4321737349907</text:p>
          </table:table-cell>
          <table:table-cell office:value-type="float" office:value="14.8740041149071" table:style-name="ce1">
            <text:p>14.8740041149071</text:p>
          </table:table-cell>
          <table:table-cell office:value-type="float" office:value="5.99690055772415" table:style-name="ce1">
            <text:p>5.99690055772415</text:p>
          </table:table-cell>
          <table:table-cell office:value-type="float" office:value="7.96117312432787" table:style-name="ce1">
            <text:p>7.96117312432787</text:p>
          </table:table-cell>
        </table:table-row>
        <table:table-row table:style-name="ro1">
          <table:table-cell office:value-type="string" table:style-name="ce1">
            <text:p>Maracás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Moreirens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1-255</text:p>
          </table:table-cell>
          <table:table-cell office:value-type="float" office:value="13.8" table:style-name="ce1">
            <text:p>13.8</text:p>
          </table:table-cell>
          <table:table-cell office:value-type="float" office:value="4.84846100607369" table:style-name="ce1">
            <text:p>4.84846100607369</text:p>
          </table:table-cell>
          <table:table-cell office:value-type="float" office:value="12.2984453706456" table:style-name="ce1">
            <text:p>12.2984453706456</text:p>
          </table:table-cell>
          <table:table-cell office:value-type="float" office:value="5.910484031715" table:style-name="ce1">
            <text:p>5.910484031715</text:p>
          </table:table-cell>
          <table:table-cell office:value-type="float" office:value="6.20915423311303" table:style-name="ce1">
            <text:p>6.20915423311303</text:p>
          </table:table-cell>
          <table:table-cell office:value-type="float" office:value="5.40167420875523" table:style-name="ce1">
            <text:p>5.40167420875523</text:p>
          </table:table-cell>
          <table:table-cell office:value-type="float" office:value="13.7714813218663" table:style-name="ce1">
            <text:p>13.7714813218663</text:p>
          </table:table-cell>
          <table:table-cell office:value-type="float" office:value="5.46730732985624" table:style-name="ce1">
            <text:p>5.46730732985624</text:p>
          </table:table-cell>
          <table:table-cell office:value-type="float" office:value="7.17170482620573" table:style-name="ce1">
            <text:p>7.17170482620573</text:p>
          </table:table-cell>
          <table:table-cell office:value-type="float" office:value="9.01046726350948" table:style-name="ce1">
            <text:p>9.01046726350948</text:p>
          </table:table-cell>
          <table:table-cell office:value-type="float" office:value="11.5089557770833" table:style-name="ce1">
            <text:p>11.5089557770833</text:p>
          </table:table-cell>
          <table:table-cell office:value-type="float" office:value="10.0830590126725" table:style-name="ce1">
            <text:p>10.0830590126725</text:p>
          </table:table-cell>
        </table:table-row>
        <table:table-row table:style-name="ro1">
          <table:table-cell office:value-type="string" table:style-name="ce1">
            <text:p>Christian Marques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Tondel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2-357</text:p>
          </table:table-cell>
          <table:table-cell office:value-type="float" office:value="13.5" table:style-name="ce1">
            <text:p>13.5</text:p>
          </table:table-cell>
          <table:table-cell office:value-type="float" office:value="6.33084839392831" table:style-name="ce1">
            <text:p>6.33084839392831</text:p>
          </table:table-cell>
          <table:table-cell office:value-type="float" office:value="8.68621318571935" table:style-name="ce1">
            <text:p>8.68621318571935</text:p>
          </table:table-cell>
          <table:table-cell office:value-type="float" office:value="8.31848762529653" table:style-name="ce1">
            <text:p>8.31848762529653</text:p>
          </table:table-cell>
          <table:table-cell office:value-type="float" office:value="7.73667369460769" table:style-name="ce1">
            <text:p>7.73667369460769</text:p>
          </table:table-cell>
          <table:table-cell office:value-type="float" office:value="5.11695707987739" table:style-name="ce1">
            <text:p>5.11695707987739</text:p>
          </table:table-cell>
          <table:table-cell office:value-type="float" office:value="13.7714813218663" table:style-name="ce1">
            <text:p>13.7714813218663</text:p>
          </table:table-cell>
          <table:table-cell office:value-type="float" office:value="5.46730732985624" table:style-name="ce1">
            <text:p>5.46730732985624</text:p>
          </table:table-cell>
          <table:table-cell office:value-type="float" office:value="7.17170482620573" table:style-name="ce1">
            <text:p>7.17170482620573</text:p>
          </table:table-cell>
          <table:table-cell office:value-type="float" office:value="6.03761879403838" table:style-name="ce1">
            <text:p>6.03761879403838</text:p>
          </table:table-cell>
          <table:table-cell office:value-type="float" office:value="10.074605673622" table:style-name="ce1">
            <text:p>10.074605673622</text:p>
          </table:table-cell>
          <table:table-cell office:value-type="float" office:value="4.26567437896702" table:style-name="ce1">
            <text:p>4.26567437896702</text:p>
          </table:table-cell>
        </table:table-row>
        <table:table-row table:style-name="ro1">
          <table:table-cell office:value-type="string" table:style-name="ce1">
            <text:p>Nor Maviram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Tondel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4-278</text:p>
          </table:table-cell>
          <table:table-cell office:value-type="float" office:value="11.8" table:style-name="ce1">
            <text:p>11.8</text:p>
          </table:table-cell>
          <table:table-cell office:value-type="float" office:value="8.80935408509327" table:style-name="ce1">
            <text:p>8.80935408509327</text:p>
          </table:table-cell>
          <table:table-cell office:value-type="float" office:value="7.00745742995451" table:style-name="ce1">
            <text:p>7.00745742995451</text:p>
          </table:table-cell>
          <table:table-cell office:value-type="float" office:value="11.4816667378944" table:style-name="ce1">
            <text:p>11.4816667378944</text:p>
          </table:table-cell>
          <table:table-cell office:value-type="float" office:value="7.99383630333286" table:style-name="ce1">
            <text:p>7.99383630333286</text:p>
          </table:table-cell>
          <table:table-cell office:value-type="float" office:value="10.5725737779621" table:style-name="ce1">
            <text:p>10.5725737779621</text:p>
          </table:table-cell>
          <table:table-cell office:value-type="float" office:value="9.16272857894446" table:style-name="ce1">
            <text:p>9.16272857894446</text:p>
          </table:table-cell>
          <table:table-cell office:value-type="float" office:value="10.3834296965192" table:style-name="ce1">
            <text:p>10.3834296965192</text:p>
          </table:table-cell>
          <table:table-cell office:value-type="float" office:value="8.70373815759372" table:style-name="ce1">
            <text:p>8.70373815759372</text:p>
          </table:table-cell>
          <table:table-cell office:value-type="float" office:value="12.5509389204763" table:style-name="ce1">
            <text:p>12.5509389204763</text:p>
          </table:table-cell>
          <table:table-cell office:value-type="float" office:value="8.82966567846196" table:style-name="ce1">
            <text:p>8.82966567846196</text:p>
          </table:table-cell>
          <table:table-cell office:value-type="float" office:value="6.06650969520786" table:style-name="ce1">
            <text:p>6.06650969520786</text:p>
          </table:table-cell>
        </table:table-row>
        <table:table-row table:style-name="ro1">
          <table:table-cell office:value-type="string" table:style-name="ce1">
            <text:p>Brayan Medina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Tondel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3-309</text:p>
          </table:table-cell>
          <table:table-cell office:value-type="float" office:value="12.6" table:style-name="ce1">
            <text:p>12.6</text:p>
          </table:table-cell>
          <table:table-cell office:value-type="float" office:value="5.94476578088955" table:style-name="ce1">
            <text:p>5.94476578088955</text:p>
          </table:table-cell>
          <table:table-cell office:value-type="float" office:value="7.64323982951336" table:style-name="ce1">
            <text:p>7.64323982951336</text:p>
          </table:table-cell>
          <table:table-cell office:value-type="float" office:value="7.37358952279915" table:style-name="ce1">
            <text:p>7.37358952279915</text:p>
          </table:table-cell>
          <table:table-cell office:value-type="float" office:value="6.80056750112548" table:style-name="ce1">
            <text:p>6.80056750112548</text:p>
          </table:table-cell>
          <table:table-cell office:value-type="float" office:value="6.98705371351447" table:style-name="ce1">
            <text:p>6.98705371351447</text:p>
          </table:table-cell>
          <table:table-cell office:value-type="float" office:value="10.2070419864722" table:style-name="ce1">
            <text:p>10.2070419864722</text:p>
          </table:table-cell>
          <table:table-cell office:value-type="float" office:value="5.99563833750548" table:style-name="ce1">
            <text:p>5.99563833750548</text:p>
          </table:table-cell>
          <table:table-cell office:value-type="float" office:value="7.25420238158238" table:style-name="ce1">
            <text:p>7.25420238158238</text:p>
          </table:table-cell>
          <table:table-cell office:value-type="float" office:value="10.2560806655288" table:style-name="ce1">
            <text:p>10.2560806655288</text:p>
          </table:table-cell>
          <table:table-cell office:value-type="float" office:value="12.1773753198534" table:style-name="ce1">
            <text:p>12.1773753198534</text:p>
          </table:table-cell>
          <table:table-cell office:value-type="float" office:value="10.8412288875834" table:style-name="ce1">
            <text:p>10.8412288875834</text:p>
          </table:table-cell>
        </table:table-row>
        <table:table-row table:style-name="ro1">
          <table:table-cell office:value-type="string" table:style-name="ce1">
            <text:p>João Mendes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Vitória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25-269</text:p>
          </table:table-cell>
          <table:table-cell office:value-type="float" office:value="14" table:style-name="ce1">
            <text:p>14</text:p>
          </table:table-cell>
          <table:table-cell office:value-type="float" office:value="8.24443873978522" table:style-name="ce1">
            <text:p>8.24443873978522</text:p>
          </table:table-cell>
          <table:table-cell office:value-type="float" office:value="9.35393322061024" table:style-name="ce1">
            <text:p>9.35393322061024</text:p>
          </table:table-cell>
          <table:table-cell office:value-type="float" office:value="7.06775952380561" table:style-name="ce1">
            <text:p>7.06775952380561</text:p>
          </table:table-cell>
          <table:table-cell office:value-type="float" office:value="11.5370127007158" table:style-name="ce1">
            <text:p>11.5370127007158</text:p>
          </table:table-cell>
          <table:table-cell office:value-type="float" office:value="11.2681290100792" table:style-name="ce1">
            <text:p>11.2681290100792</text:p>
          </table:table-cell>
          <table:table-cell office:value-type="float" office:value="8.12984640414889" table:style-name="ce1">
            <text:p>8.12984640414889</text:p>
          </table:table-cell>
          <table:table-cell office:value-type="float" office:value="10.8962268822241" table:style-name="ce1">
            <text:p>10.8962268822241</text:p>
          </table:table-cell>
          <table:table-cell office:value-type="float" office:value="8.35679774653414" table:style-name="ce1">
            <text:p>8.35679774653414</text:p>
          </table:table-cell>
          <table:table-cell office:value-type="float" office:value="6.59059318893288" table:style-name="ce1">
            <text:p>6.59059318893288</text:p>
          </table:table-cell>
          <table:table-cell office:value-type="float" office:value="9.14181630701538" table:style-name="ce1">
            <text:p>9.14181630701538</text:p>
          </table:table-cell>
          <table:table-cell office:value-type="float" office:value="9.57279495323138" table:style-name="ce1">
            <text:p>9.57279495323138</text:p>
          </table:table-cell>
        </table:table-row>
        <table:table-row table:style-name="ro1">
          <table:table-cell office:value-type="string" table:style-name="ce1">
            <text:p>Bastien Meupiyou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Alverc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19-294</text:p>
          </table:table-cell>
          <table:table-cell office:value-type="float" office:value="14.4" table:style-name="ce1">
            <text:p>14.4</text:p>
          </table:table-cell>
          <table:table-cell office:value-type="float" office:value="6.0504891809069" table:style-name="ce1">
            <text:p>6.0504891809069</text:p>
          </table:table-cell>
          <table:table-cell office:value-type="float" office:value="9.9314637573324" table:style-name="ce1">
            <text:p>9.9314637573324</text:p>
          </table:table-cell>
          <table:table-cell office:value-type="float" office:value="5.77452937550704" table:style-name="ce1">
            <text:p>5.77452937550704</text:p>
          </table:table-cell>
          <table:table-cell office:value-type="float" office:value="7.60909689995431" table:style-name="ce1">
            <text:p>7.60909689995431</text:p>
          </table:table-cell>
          <table:table-cell office:value-type="float" office:value="6.98705371351447" table:style-name="ce1">
            <text:p>6.98705371351447</text:p>
          </table:table-cell>
          <table:table-cell office:value-type="float" office:value="8.91269020880055" table:style-name="ce1">
            <text:p>8.91269020880055</text:p>
          </table:table-cell>
          <table:table-cell office:value-type="float" office:value="6.36575641411647" table:style-name="ce1">
            <text:p>6.36575641411647</text:p>
          </table:table-cell>
          <table:table-cell office:value-type="float" office:value="7.17170482620573" table:style-name="ce1">
            <text:p>7.17170482620573</text:p>
          </table:table-cell>
          <table:table-cell office:value-type="float" office:value="6.59059318893288" table:style-name="ce1">
            <text:p>6.59059318893288</text:p>
          </table:table-cell>
          <table:table-cell office:value-type="float" office:value="11.3359435561555" table:style-name="ce1">
            <text:p>11.3359435561555</text:p>
          </table:table-cell>
          <table:table-cell office:value-type="float" office:value="12.1261297346401" table:style-name="ce1">
            <text:p>12.1261297346401</text:p>
          </table:table-cell>
        </table:table-row>
        <table:table-row table:style-name="ro1">
          <table:table-cell office:value-type="string" table:style-name="ce1">
            <text:p>Moura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Porto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144</text:p>
          </table:table-cell>
          <table:table-cell office:value-type="float" office:value="11" table:style-name="ce1">
            <text:p>11</text:p>
          </table:table-cell>
          <table:table-cell office:value-type="float" office:value="9.82051625963267" table:style-name="ce1">
            <text:p>9.82051625963267</text:p>
          </table:table-cell>
          <table:table-cell office:value-type="float" office:value="9.54277003010231" table:style-name="ce1">
            <text:p>9.54277003010231</text:p>
          </table:table-cell>
          <table:table-cell office:value-type="float" office:value="11.7754141400889" table:style-name="ce1">
            <text:p>11.7754141400889</text:p>
          </table:table-cell>
          <table:table-cell office:value-type="float" office:value="9.95927179849664" table:style-name="ce1">
            <text:p>9.95927179849664</text:p>
          </table:table-cell>
          <table:table-cell office:value-type="float" office:value="10.923673712286" table:style-name="ce1">
            <text:p>10.923673712286</text:p>
          </table:table-cell>
          <table:table-cell office:value-type="float" office:value="11.779947857394" table:style-name="ce1">
            <text:p>11.779947857394</text:p>
          </table:table-cell>
          <table:table-cell office:value-type="float" office:value="11.7821483019236" table:style-name="ce1">
            <text:p>11.7821483019236</text:p>
          </table:table-cell>
          <table:table-cell office:value-type="float" office:value="8.87785932719574" table:style-name="ce1">
            <text:p>8.87785932719574</text:p>
          </table:table-cell>
          <table:table-cell office:value-type="float" office:value="13.0535428157287" table:style-name="ce1">
            <text:p>13.0535428157287</text:p>
          </table:table-cell>
          <table:table-cell office:value-type="float" office:value="7.59844702675009" table:style-name="ce1">
            <text:p>7.59844702675009</text:p>
          </table:table-cell>
          <table:table-cell office:value-type="float" office:value="8.87232287491322" table:style-name="ce1">
            <text:p>8.87232287491322</text:p>
          </table:table-cell>
        </table:table-row>
        <table:table-row table:style-name="ro1">
          <table:table-cell office:value-type="string" table:style-name="ce1">
            <text:p>MT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Santa Clar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4-312</text:p>
          </table:table-cell>
          <table:table-cell office:value-type="float" office:value="8.4" table:style-name="ce1">
            <text:p>8.4</text:p>
          </table:table-cell>
          <table:table-cell office:value-type="float" office:value="8.1712565934011" table:style-name="ce1">
            <text:p>8.1712565934011</text:p>
          </table:table-cell>
          <table:table-cell office:value-type="float" office:value="8.34775471642921" table:style-name="ce1">
            <text:p>8.34775471642921</text:p>
          </table:table-cell>
          <table:table-cell office:value-type="float" office:value="6.33064518376503" table:style-name="ce1">
            <text:p>6.33064518376503</text:p>
          </table:table-cell>
          <table:table-cell office:value-type="float" office:value="9.5008270482564" table:style-name="ce1">
            <text:p>9.5008270482564</text:p>
          </table:table-cell>
          <table:table-cell office:value-type="float" office:value="8.39887387526045" table:style-name="ce1">
            <text:p>8.39887387526045</text:p>
          </table:table-cell>
          <table:table-cell office:value-type="float" office:value="10.2070419864722" table:style-name="ce1">
            <text:p>10.2070419864722</text:p>
          </table:table-cell>
          <table:table-cell office:value-type="float" office:value="6.65191712925726" table:style-name="ce1">
            <text:p>6.65191712925726</text:p>
          </table:table-cell>
          <table:table-cell office:value-type="float" office:value="11.6714217601649" table:style-name="ce1">
            <text:p>11.6714217601649</text:p>
          </table:table-cell>
          <table:table-cell office:value-type="float" office:value="10.2560806655288" table:style-name="ce1">
            <text:p>10.2560806655288</text:p>
          </table:table-cell>
          <table:table-cell office:value-type="float" office:value="7.71937602202968" table:style-name="ce1">
            <text:p>7.71937602202968</text:p>
          </table:table-cell>
          <table:table-cell office:value-type="float" office:value="8.32959890647503" table:style-name="ce1">
            <text:p>8.32959890647503</text:p>
          </table:table-cell>
        </table:table-row>
        <table:table-row table:style-name="ro1">
          <table:table-cell office:value-type="string" table:style-name="ce1">
            <text:p>Kaiky Naves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Alverc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3-244</text:p>
          </table:table-cell>
          <table:table-cell office:value-type="float" office:value="15.5" table:style-name="ce1">
            <text:p>15.5</text:p>
          </table:table-cell>
          <table:table-cell office:value-type="float" office:value="6.07177705872212" table:style-name="ce1">
            <text:p>6.07177705872212</text:p>
          </table:table-cell>
          <table:table-cell office:value-type="float" office:value="11.847036402395" table:style-name="ce1">
            <text:p>11.847036402395</text:p>
          </table:table-cell>
          <table:table-cell office:value-type="float" office:value="6.76785141112525" table:style-name="ce1">
            <text:p>6.76785141112525</text:p>
          </table:table-cell>
          <table:table-cell office:value-type="float" office:value="12.1821071268307" table:style-name="ce1">
            <text:p>12.1821071268307</text:p>
          </table:table-cell>
          <table:table-cell office:value-type="float" office:value="6.32319410741878" table:style-name="ce1">
            <text:p>6.32319410741878</text:p>
          </table:table-cell>
          <table:table-cell office:value-type="float" office:value="9.37523928349052" table:style-name="ce1">
            <text:p>9.37523928349052</text:p>
          </table:table-cell>
          <table:table-cell office:value-type="float" office:value="5.81582002594864" table:style-name="ce1">
            <text:p>5.81582002594864</text:p>
          </table:table-cell>
          <table:table-cell office:value-type="float" office:value="6.60659121480809" table:style-name="ce1">
            <text:p>6.60659121480809</text:p>
          </table:table-cell>
          <table:table-cell office:value-type="float" office:value="8.69772272077883" table:style-name="ce1">
            <text:p>8.69772272077883</text:p>
          </table:table-cell>
          <table:table-cell office:value-type="float" office:value="14.5968320824888" table:style-name="ce1">
            <text:p>14.5968320824888</text:p>
          </table:table-cell>
          <table:table-cell office:value-type="float" office:value="12.9768848700136" table:style-name="ce1">
            <text:p>12.9768848700136</text:p>
          </table:table-cell>
        </table:table-row>
        <table:table-row table:style-name="ro1">
          <table:table-cell office:value-type="string" table:style-name="ce1">
            <text:p>Christian Neiva Afonso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AVS Futebol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1-028</text:p>
          </table:table-cell>
          <table:table-cell office:value-type="float" office:value="10.3" table:style-name="ce1">
            <text:p>10.3</text:p>
          </table:table-cell>
          <table:table-cell office:value-type="float" office:value="8.36671792035572" table:style-name="ce1">
            <text:p>8.36671792035572</text:p>
          </table:table-cell>
          <table:table-cell office:value-type="float" office:value="7.545882549281" table:style-name="ce1">
            <text:p>7.545882549281</text:p>
          </table:table-cell>
          <table:table-cell office:value-type="float" office:value="7.52848261515668" table:style-name="ce1">
            <text:p>7.52848261515668</text:p>
          </table:table-cell>
          <table:table-cell office:value-type="float" office:value="8.51447589073677" table:style-name="ce1">
            <text:p>8.51447589073677</text:p>
          </table:table-cell>
          <table:table-cell office:value-type="float" office:value="7.33119386566913" table:style-name="ce1">
            <text:p>7.33119386566913</text:p>
          </table:table-cell>
          <table:table-cell office:value-type="float" office:value="7.58085542685677" table:style-name="ce1">
            <text:p>7.58085542685677</text:p>
          </table:table-cell>
          <table:table-cell office:value-type="float" office:value="11.0976748806765" table:style-name="ce1">
            <text:p>11.0976748806765</text:p>
          </table:table-cell>
          <table:table-cell office:value-type="float" office:value="6.60659121480809" table:style-name="ce1">
            <text:p>6.60659121480809</text:p>
          </table:table-cell>
          <table:table-cell office:value-type="float" office:value="6.03761879403838" table:style-name="ce1">
            <text:p>6.03761879403838</text:p>
          </table:table-cell>
          <table:table-cell office:value-type="float" office:value="9.57859513546006" table:style-name="ce1">
            <text:p>9.57859513546006</text:p>
          </table:table-cell>
          <table:table-cell office:value-type="float" office:value="9.68144666680948" table:style-name="ce1">
            <text:p>9.68144666680948</text:p>
          </table:table-cell>
        </table:table-row>
        <table:table-row table:style-name="ro1">
          <table:table-cell office:value-type="string" table:style-name="ce1">
            <text:p>Sikou Niakaté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Brag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181</text:p>
          </table:table-cell>
          <table:table-cell office:value-type="float" office:value="7.7" table:style-name="ce1">
            <text:p>7.7</text:p>
          </table:table-cell>
          <table:table-cell office:value-type="float" office:value="8.19563421274742" table:style-name="ce1">
            <text:p>8.19563421274742</text:p>
          </table:table-cell>
          <table:table-cell office:value-type="float" office:value="9.73118103443193" table:style-name="ce1">
            <text:p>9.73118103443193</text:p>
          </table:table-cell>
          <table:table-cell office:value-type="float" office:value="7.21998182658852" table:style-name="ce1">
            <text:p>7.21998182658852</text:p>
          </table:table-cell>
          <table:table-cell office:value-type="float" office:value="8.38368444451529" table:style-name="ce1">
            <text:p>8.38368444451529</text:p>
          </table:table-cell>
          <table:table-cell office:value-type="float" office:value="5.69797630668796" table:style-name="ce1">
            <text:p>5.69797630668796</text:p>
          </table:table-cell>
          <table:table-cell office:value-type="float" office:value="13.7714813218663" table:style-name="ce1">
            <text:p>13.7714813218663</text:p>
          </table:table-cell>
          <table:table-cell office:value-type="float" office:value="5.81582002594864" table:style-name="ce1">
            <text:p>5.81582002594864</text:p>
          </table:table-cell>
          <table:table-cell office:value-type="float" office:value="6.60659121480809" table:style-name="ce1">
            <text:p>6.60659121480809</text:p>
          </table:table-cell>
          <table:table-cell office:value-type="float" office:value="9.63612998718667" table:style-name="ce1">
            <text:p>9.63612998718667</text:p>
          </table:table-cell>
          <table:table-cell office:value-type="float" office:value="7.5382335608353" table:style-name="ce1">
            <text:p>7.5382335608353</text:p>
          </table:table-cell>
          <table:table-cell office:value-type="float" office:value="6.60398052313061" table:style-name="ce1">
            <text:p>6.60398052313061</text:p>
          </table:table-cell>
        </table:table-row>
        <table:table-row table:style-name="ro1">
          <table:table-cell office:value-type="string" table:style-name="ce1">
            <text:p>Nicolás Otamendi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Benfic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7-329</text:p>
          </table:table-cell>
          <table:table-cell office:value-type="float" office:value="16" table:style-name="ce1">
            <text:p>16</text:p>
          </table:table-cell>
          <table:table-cell office:value-type="float" office:value="8.02536217165631" table:style-name="ce1">
            <text:p>8.02536217165631</text:p>
          </table:table-cell>
          <table:table-cell office:value-type="float" office:value="14.5587565745127" table:style-name="ce1">
            <text:p>14.5587565745127</text:p>
          </table:table-cell>
          <table:table-cell office:value-type="float" office:value="6.6203453128549" table:style-name="ce1">
            <text:p>6.6203453128549</text:p>
          </table:table-cell>
          <table:table-cell office:value-type="float" office:value="14.9771543453749" table:style-name="ce1">
            <text:p>14.9771543453749</text:p>
          </table:table-cell>
          <table:table-cell office:value-type="float" office:value="9.1270586994049" table:style-name="ce1">
            <text:p>9.1270586994049</text:p>
          </table:table-cell>
          <table:table-cell office:value-type="float" office:value="11.5304546335466" table:style-name="ce1">
            <text:p>11.5304546335466</text:p>
          </table:table-cell>
          <table:table-cell office:value-type="float" office:value="7.3445196810295" table:style-name="ce1">
            <text:p>7.3445196810295</text:p>
          </table:table-cell>
          <table:table-cell office:value-type="float" office:value="8.18428237703243" table:style-name="ce1">
            <text:p>8.18428237703243</text:p>
          </table:table-cell>
          <table:table-cell office:value-type="float" office:value="13.0535428157287" table:style-name="ce1">
            <text:p>13.0535428157287</text:p>
          </table:table-cell>
          <table:table-cell office:value-type="float" office:value="12.3379920357932" table:style-name="ce1">
            <text:p>12.3379920357932</text:p>
          </table:table-cell>
          <table:table-cell office:value-type="float" office:value="9.09031459369275" table:style-name="ce1">
            <text:p>9.09031459369275</text:p>
          </table:table-cell>
        </table:table-row>
        <table:table-row table:style-name="ro1">
          <table:table-cell office:value-type="string" table:style-name="ce1">
            <text:p>Jonathan Panzo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Rio Av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074</text:p>
          </table:table-cell>
          <table:table-cell office:value-type="float" office:value="12" table:style-name="ce1">
            <text:p>12</text:p>
          </table:table-cell>
          <table:table-cell office:value-type="float" office:value="5.03184744291079" table:style-name="ce1">
            <text:p>5.03184744291079</text:p>
          </table:table-cell>
          <table:table-cell office:value-type="float" office:value="10.3042808211876" table:style-name="ce1">
            <text:p>10.3042808211876</text:p>
          </table:table-cell>
          <table:table-cell office:value-type="float" office:value="5.64071911884012" table:style-name="ce1">
            <text:p>5.64071911884012</text:p>
          </table:table-cell>
          <table:table-cell office:value-type="float" office:value="6.03784141261902" table:style-name="ce1">
            <text:p>6.03784141261902</text:p>
          </table:table-cell>
          <table:table-cell office:value-type="float" office:value="6.32319410741878" table:style-name="ce1">
            <text:p>6.32319410741878</text:p>
          </table:table-cell>
          <table:table-cell office:value-type="float" office:value="6.17400614617128" table:style-name="ce1">
            <text:p>6.17400614617128</text:p>
          </table:table-cell>
          <table:table-cell office:value-type="float" office:value="5.90527811571546" table:style-name="ce1">
            <text:p>5.90527811571546</text:p>
          </table:table-cell>
          <table:table-cell office:value-type="float" office:value="7.25420238158238" table:style-name="ce1">
            <text:p>7.25420238158238</text:p>
          </table:table-cell>
          <table:table-cell office:value-type="float" office:value="7.77048666474547" table:style-name="ce1">
            <text:p>7.77048666474547</text:p>
          </table:table-cell>
          <table:table-cell office:value-type="float" office:value="13.1454679142454" table:style-name="ce1">
            <text:p>13.1454679142454</text:p>
          </table:table-cell>
          <table:table-cell office:value-type="float" office:value="10.3890344410718" table:style-name="ce1">
            <text:p>10.3890344410718</text:p>
          </table:table-cell>
        </table:table-row>
        <table:table-row table:style-name="ro1">
          <table:table-cell office:value-type="string" table:style-name="ce1">
            <text:p>Luan Patrick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Estrel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3-352</text:p>
          </table:table-cell>
          <table:table-cell office:value-type="float" office:value="16.6" table:style-name="ce1">
            <text:p>16.6</text:p>
          </table:table-cell>
          <table:table-cell office:value-type="float" office:value="6.09311215611275" table:style-name="ce1">
            <text:p>6.09311215611275</text:p>
          </table:table-cell>
          <table:table-cell office:value-type="float" office:value="12.1902141984119" table:style-name="ce1">
            <text:p>12.1902141984119</text:p>
          </table:table-cell>
          <table:table-cell office:value-type="float" office:value="5.910484031715" table:style-name="ce1">
            <text:p>5.910484031715</text:p>
          </table:table-cell>
          <table:table-cell office:value-type="float" office:value="9.23765822649348" table:style-name="ce1">
            <text:p>9.23765822649348</text:p>
          </table:table-cell>
          <table:table-cell office:value-type="float" office:value="6.98705371351447" table:style-name="ce1">
            <text:p>6.98705371351447</text:p>
          </table:table-cell>
          <table:table-cell office:value-type="float" office:value="10.7786353426746" table:style-name="ce1">
            <text:p>10.7786353426746</text:p>
          </table:table-cell>
          <table:table-cell office:value-type="float" office:value="6.4603612420781" table:style-name="ce1">
            <text:p>6.4603612420781</text:p>
          </table:table-cell>
          <table:table-cell office:value-type="float" office:value="6.60659121480809" table:style-name="ce1">
            <text:p>6.60659121480809</text:p>
          </table:table-cell>
          <table:table-cell office:value-type="float" office:value="5.51512682136737" table:style-name="ce1">
            <text:p>5.51512682136737</text:p>
          </table:table-cell>
          <table:table-cell office:value-type="float" office:value="12.8027258586787" table:style-name="ce1">
            <text:p>12.8027258586787</text:p>
          </table:table-cell>
          <table:table-cell office:value-type="float" office:value="9.99071016602754" table:style-name="ce1">
            <text:p>9.99071016602754</text:p>
          </table:table-cell>
        </table:table-row>
        <table:table-row table:style-name="ro1">
          <table:table-cell office:value-type="string" table:style-name="ce1">
            <text:p>Francisco Petrasso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Rio Av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3-313</text:p>
          </table:table-cell>
          <table:table-cell office:value-type="float" office:value="11.8" table:style-name="ce1">
            <text:p>11.8</text:p>
          </table:table-cell>
          <table:table-cell office:value-type="float" office:value="5.86105899645755" table:style-name="ce1">
            <text:p>5.86105899645755</text:p>
          </table:table-cell>
          <table:table-cell office:value-type="float" office:value="8.74909111380228" table:style-name="ce1">
            <text:p>8.74909111380228</text:p>
          </table:table-cell>
          <table:table-cell office:value-type="float" office:value="6.91701871840165" table:style-name="ce1">
            <text:p>6.91701871840165</text:p>
          </table:table-cell>
          <table:table-cell office:value-type="float" office:value="6.26691425867861" table:style-name="ce1">
            <text:p>6.26691425867861</text:p>
          </table:table-cell>
          <table:table-cell office:value-type="float" office:value="6.00535999154459" table:style-name="ce1">
            <text:p>6.00535999154459</text:p>
          </table:table-cell>
          <table:table-cell office:value-type="float" office:value="12.1442167294151" table:style-name="ce1">
            <text:p>12.1442167294151</text:p>
          </table:table-cell>
          <table:table-cell office:value-type="float" office:value="5.72727967280381" table:style-name="ce1">
            <text:p>5.72727967280381</text:p>
          </table:table-cell>
          <table:table-cell office:value-type="float" office:value="7.25420238158238" table:style-name="ce1">
            <text:p>7.25420238158238</text:p>
          </table:table-cell>
          <table:table-cell office:value-type="float" office:value="5.77234765864599" table:style-name="ce1">
            <text:p>5.77234765864599</text:p>
          </table:table-cell>
          <table:table-cell office:value-type="float" office:value="9.39156556899906" table:style-name="ce1">
            <text:p>9.39156556899906</text:p>
          </table:table-cell>
          <table:table-cell office:value-type="float" office:value="9.72795588952984" table:style-name="ce1">
            <text:p>9.72795588952984</text:p>
          </table:table-cell>
        </table:table-row>
        <table:table-row table:style-name="ro1">
          <table:table-cell office:value-type="string" table:style-name="ce1">
            <text:p>Rodrigo Pinheiro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Famalicão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3-132</text:p>
          </table:table-cell>
          <table:table-cell office:value-type="float" office:value="17" table:style-name="ce1">
            <text:p>17</text:p>
          </table:table-cell>
          <table:table-cell office:value-type="float" office:value="10.4048806548982" table:style-name="ce1">
            <text:p>10.4048806548982</text:p>
          </table:table-cell>
          <table:table-cell office:value-type="float" office:value="10.3042808211876" table:style-name="ce1">
            <text:p>10.3042808211876</text:p>
          </table:table-cell>
          <table:table-cell office:value-type="float" office:value="13.2478519786877" table:style-name="ce1">
            <text:p>13.2478519786877</text:p>
          </table:table-cell>
          <table:table-cell office:value-type="float" office:value="13.0980752475932" table:style-name="ce1">
            <text:p>13.0980752475932</text:p>
          </table:table-cell>
          <table:table-cell office:value-type="float" office:value="16.0039486520909" table:style-name="ce1">
            <text:p>16.0039486520909</text:p>
          </table:table-cell>
          <table:table-cell office:value-type="float" office:value="7.44859450303479" table:style-name="ce1">
            <text:p>7.44859450303479</text:p>
          </table:table-cell>
          <table:table-cell office:value-type="float" office:value="14.8826234932837" table:style-name="ce1">
            <text:p>14.8826234932837</text:p>
          </table:table-cell>
          <table:table-cell office:value-type="float" office:value="7.58800530104541" table:style-name="ce1">
            <text:p>7.58800530104541</text:p>
          </table:table-cell>
          <table:table-cell office:value-type="float" office:value="9.63612998718667" table:style-name="ce1">
            <text:p>9.63612998718667</text:p>
          </table:table-cell>
          <table:table-cell office:value-type="float" office:value="11.2777988664099" table:style-name="ce1">
            <text:p>11.2777988664099</text:p>
          </table:table-cell>
          <table:table-cell office:value-type="float" office:value="9.23050405107379" table:style-name="ce1">
            <text:p>9.23050405107379</text:p>
          </table:table-cell>
        </table:table-row>
        <table:table-row table:style-name="ro1">
          <table:table-cell office:value-type="string" table:style-name="ce1">
            <text:p>Dinis Pinto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Moreirens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136</text:p>
          </table:table-cell>
          <table:table-cell office:value-type="float" office:value="15.8" table:style-name="ce1">
            <text:p>15.8</text:p>
          </table:table-cell>
          <table:table-cell office:value-type="float" office:value="8.8586986272019" table:style-name="ce1">
            <text:p>8.8586986272019</text:p>
          </table:table-cell>
          <table:table-cell office:value-type="float" office:value="10.9263082001393" table:style-name="ce1">
            <text:p>10.9263082001393</text:p>
          </table:table-cell>
          <table:table-cell office:value-type="float" office:value="16.9906589852694" table:style-name="ce1">
            <text:p>16.9906589852694</text:p>
          </table:table-cell>
          <table:table-cell office:value-type="float" office:value="10.5408775184535" table:style-name="ce1">
            <text:p>10.5408775184535</text:p>
          </table:table-cell>
          <table:table-cell office:value-type="float" office:value="13.1409027360218" table:style-name="ce1">
            <text:p>13.1409027360218</text:p>
          </table:table-cell>
          <table:table-cell office:value-type="float" office:value="6.58510905297095" table:style-name="ce1">
            <text:p>6.58510905297095</text:p>
          </table:table-cell>
          <table:table-cell office:value-type="float" office:value="12.9470703623826" table:style-name="ce1">
            <text:p>12.9470703623826</text:p>
          </table:table-cell>
          <table:table-cell office:value-type="float" office:value="9.3138238769331" table:style-name="ce1">
            <text:p>9.3138238769331</text:p>
          </table:table-cell>
          <table:table-cell office:value-type="float" office:value="9.32356891583545" table:style-name="ce1">
            <text:p>9.32356891583545</text:p>
          </table:table-cell>
          <table:table-cell office:value-type="float" office:value="12.231219384711" table:style-name="ce1">
            <text:p>12.231219384711</text:p>
          </table:table-cell>
          <table:table-cell office:value-type="float" office:value="11.1955966010843" table:style-name="ce1">
            <text:p>11.1955966010843</text:p>
          </table:table-cell>
        </table:table-row>
        <table:table-row table:style-name="ro1">
          <table:table-cell office:value-type="string" table:style-name="ce1">
            <text:p>Boris Popović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Arouc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315</text:p>
          </table:table-cell>
          <table:table-cell office:value-type="float" office:value="11" table:style-name="ce1">
            <text:p>11</text:p>
          </table:table-cell>
          <table:table-cell office:value-type="float" office:value="7.40236176012781" table:style-name="ce1">
            <text:p>7.40236176012781</text:p>
          </table:table-cell>
          <table:table-cell office:value-type="float" office:value="8.97577031122571" table:style-name="ce1">
            <text:p>8.97577031122571</text:p>
          </table:table-cell>
          <table:table-cell office:value-type="float" office:value="5.77452937550704" table:style-name="ce1">
            <text:p>5.77452937550704</text:p>
          </table:table-cell>
          <table:table-cell office:value-type="float" office:value="7.545585531049" table:style-name="ce1">
            <text:p>7.545585531049</text:p>
          </table:table-cell>
          <table:table-cell office:value-type="float" office:value="5.69797630668796" table:style-name="ce1">
            <text:p>5.69797630668796</text:p>
          </table:table-cell>
          <table:table-cell office:value-type="float" office:value="8.12984640414889" table:style-name="ce1">
            <text:p>8.12984640414889</text:p>
          </table:table-cell>
          <table:table-cell office:value-type="float" office:value="5.55301000975918" table:style-name="ce1">
            <text:p>5.55301000975918</text:p>
          </table:table-cell>
          <table:table-cell office:value-type="float" office:value="8.09832881346525" table:style-name="ce1">
            <text:p>8.09832881346525</text:p>
          </table:table-cell>
          <table:table-cell office:value-type="float" office:value="10.5617459030501" table:style-name="ce1">
            <text:p>10.5617459030501</text:p>
          </table:table-cell>
          <table:table-cell office:value-type="float" office:value="9.26672101456181" table:style-name="ce1">
            <text:p>9.26672101456181</text:p>
          </table:table-cell>
          <table:table-cell office:value-type="float" office:value="7.56739274464654" table:style-name="ce1">
            <text:p>7.56739274464654</text:p>
          </table:table-cell>
        </table:table-row>
        <table:table-row table:style-name="ro1">
          <table:table-cell office:value-type="string" table:style-name="ce1">
            <text:p>Leonardo Realpe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Famalicão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4-315</text:p>
          </table:table-cell>
          <table:table-cell office:value-type="float" office:value="14.6" table:style-name="ce1">
            <text:p>14.6</text:p>
          </table:table-cell>
          <table:table-cell office:value-type="float" office:value="5.33671337572096" table:style-name="ce1">
            <text:p>5.33671337572096</text:p>
          </table:table-cell>
          <table:table-cell office:value-type="float" office:value="11.1649672633697" table:style-name="ce1">
            <text:p>11.1649672633697</text:p>
          </table:table-cell>
          <table:table-cell office:value-type="float" office:value="6.18860377885977" table:style-name="ce1">
            <text:p>6.18860377885977</text:p>
          </table:table-cell>
          <table:table-cell office:value-type="float" office:value="10.024414378622" table:style-name="ce1">
            <text:p>10.024414378622</text:p>
          </table:table-cell>
          <table:table-cell office:value-type="float" office:value="6.32319410741878" table:style-name="ce1">
            <text:p>6.32319410741878</text:p>
          </table:table-cell>
          <table:table-cell office:value-type="float" office:value="10.7786353426746" table:style-name="ce1">
            <text:p>10.7786353426746</text:p>
          </table:table-cell>
          <table:table-cell office:value-type="float" office:value="5.90527811571546" table:style-name="ce1">
            <text:p>5.90527811571546</text:p>
          </table:table-cell>
          <table:table-cell office:value-type="float" office:value="7.17170482620573" table:style-name="ce1">
            <text:p>7.17170482620573</text:p>
          </table:table-cell>
          <table:table-cell office:value-type="float" office:value="11.1603943412657" table:style-name="ce1">
            <text:p>11.1603943412657</text:p>
          </table:table-cell>
          <table:table-cell office:value-type="float" office:value="12.1232308660294" table:style-name="ce1">
            <text:p>12.1232308660294</text:p>
          </table:table-cell>
          <table:table-cell office:value-type="float" office:value="4.61359578022143" table:style-name="ce1">
            <text:p>4.61359578022143</text:p>
          </table:table-cell>
        </table:table-row>
        <table:table-row table:style-name="ro1">
          <table:table-cell office:value-type="string" table:style-name="ce1">
            <text:p>Francisco Reis Ferreira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Estoril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8-287</text:p>
          </table:table-cell>
          <table:table-cell office:value-type="float" office:value="7.1" table:style-name="ce1">
            <text:p>7.1</text:p>
          </table:table-cell>
          <table:table-cell office:value-type="float" office:value="6.24376072958734" table:style-name="ce1">
            <text:p>6.24376072958734</text:p>
          </table:table-cell>
          <table:table-cell office:value-type="float" office:value="6.1973696696308" table:style-name="ce1">
            <text:p>6.1973696696308</text:p>
          </table:table-cell>
          <table:table-cell office:value-type="float" office:value="5.77452937550704" table:style-name="ce1">
            <text:p>5.77452937550704</text:p>
          </table:table-cell>
          <table:table-cell office:value-type="float" office:value="6.56042119714804" table:style-name="ce1">
            <text:p>6.56042119714804</text:p>
          </table:table-cell>
          <table:table-cell office:value-type="float" office:value="5.11695707987739" table:style-name="ce1">
            <text:p>5.11695707987739</text:p>
          </table:table-cell>
          <table:table-cell office:value-type="float" office:value="8.12984640414889" table:style-name="ce1">
            <text:p>8.12984640414889</text:p>
          </table:table-cell>
          <table:table-cell office:value-type="float" office:value="5.55301000975918" table:style-name="ce1">
            <text:p>5.55301000975918</text:p>
          </table:table-cell>
          <table:table-cell office:value-type="float" office:value="7.75696682916768" table:style-name="ce1">
            <text:p>7.75696682916768</text:p>
          </table:table-cell>
          <table:table-cell office:value-type="float" office:value="6.31052780721899" table:style-name="ce1">
            <text:p>6.31052780721899</text:p>
          </table:table-cell>
          <table:table-cell office:value-type="float" office:value="9.51629304064226" table:style-name="ce1">
            <text:p>9.51629304064226</text:p>
          </table:table-cell>
          <table:table-cell office:value-type="float" office:value="7.65768308469598" table:style-name="ce1">
            <text:p>7.65768308469598</text:p>
          </table:table-cell>
        </table:table-row>
        <table:table-row table:style-name="ro1">
          <table:table-cell office:value-type="string" table:style-name="ce1">
            <text:p>Óscar Rivas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Vitóri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286</text:p>
          </table:table-cell>
          <table:table-cell office:value-type="float" office:value="11" table:style-name="ce1">
            <text:p>11</text:p>
          </table:table-cell>
          <table:table-cell office:value-type="float" office:value="8.51389730843752" table:style-name="ce1">
            <text:p>8.51389730843752</text:p>
          </table:table-cell>
          <table:table-cell office:value-type="float" office:value="10.230054069355" table:style-name="ce1">
            <text:p>10.230054069355</text:p>
          </table:table-cell>
          <table:table-cell office:value-type="float" office:value="6.18860377885977" table:style-name="ce1">
            <text:p>6.18860377885977</text:p>
          </table:table-cell>
          <table:table-cell office:value-type="float" office:value="9.5008270482564" table:style-name="ce1">
            <text:p>9.5008270482564</text:p>
          </table:table-cell>
          <table:table-cell office:value-type="float" office:value="7.33119386566913" table:style-name="ce1">
            <text:p>7.33119386566913</text:p>
          </table:table-cell>
          <table:table-cell office:value-type="float" office:value="8.12984640414889" table:style-name="ce1">
            <text:p>8.12984640414889</text:p>
          </table:table-cell>
          <table:table-cell office:value-type="float" office:value="6.17899817590838" table:style-name="ce1">
            <text:p>6.17899817590838</text:p>
          </table:table-cell>
          <table:table-cell office:value-type="float" office:value="8.87785932719574" table:style-name="ce1">
            <text:p>8.87785932719574</text:p>
          </table:table-cell>
          <table:table-cell office:value-type="float" office:value="10.8634406589708" table:style-name="ce1">
            <text:p>10.8634406589708</text:p>
          </table:table-cell>
          <table:table-cell office:value-type="float" office:value="9.51629304064226" table:style-name="ce1">
            <text:p>9.51629304064226</text:p>
          </table:table-cell>
          <table:table-cell office:value-type="float" office:value="9.15262263993791" table:style-name="ce1">
            <text:p>9.15262263993791</text:p>
          </table:table-cell>
        </table:table-row>
        <table:table-row table:style-name="ro1">
          <table:table-cell office:value-type="string" table:style-name="ce1">
            <text:p>Luís Carlos Rocha Rodrigues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Santa Clar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9-147</text:p>
          </table:table-cell>
          <table:table-cell office:value-type="float" office:value="10" table:style-name="ce1">
            <text:p>10</text:p>
          </table:table-cell>
          <table:table-cell office:value-type="float" office:value="5.5142524384479" table:style-name="ce1">
            <text:p>5.5142524384479</text:p>
          </table:table-cell>
          <table:table-cell office:value-type="float" office:value="9.30352990687304" table:style-name="ce1">
            <text:p>9.30352990687304</text:p>
          </table:table-cell>
          <table:table-cell office:value-type="float" office:value="5.910484031715" table:style-name="ce1">
            <text:p>5.910484031715</text:p>
          </table:table-cell>
          <table:table-cell office:value-type="float" office:value="7.48226848285984" table:style-name="ce1">
            <text:p>7.48226848285984</text:p>
          </table:table-cell>
          <table:table-cell office:value-type="float" office:value="6.00535999154459" table:style-name="ce1">
            <text:p>6.00535999154459</text:p>
          </table:table-cell>
          <table:table-cell office:value-type="float" office:value="13.7714813218663" table:style-name="ce1">
            <text:p>13.7714813218663</text:p>
          </table:table-cell>
          <table:table-cell office:value-type="float" office:value="5.63967174359825" table:style-name="ce1">
            <text:p>5.63967174359825</text:p>
          </table:table-cell>
          <table:table-cell office:value-type="float" office:value="6.60659121480809" table:style-name="ce1">
            <text:p>6.60659121480809</text:p>
          </table:table-cell>
          <table:table-cell office:value-type="float" office:value="5.77234765864599" table:style-name="ce1">
            <text:p>5.77234765864599</text:p>
          </table:table-cell>
          <table:table-cell office:value-type="float" office:value="7.47819565470522" table:style-name="ce1">
            <text:p>7.47819565470522</text:p>
          </table:table-cell>
          <table:table-cell office:value-type="float" office:value="5.90671826557861" table:style-name="ce1">
            <text:p>5.90671826557861</text:p>
          </table:table-cell>
        </table:table-row>
        <table:table-row table:style-name="ro1">
          <table:table-cell office:value-type="string" table:style-name="ce1">
            <text:p>Léo Santos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Nacional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7-029</text:p>
          </table:table-cell>
          <table:table-cell office:value-type="float" office:value="14.2" table:style-name="ce1">
            <text:p>14.2</text:p>
          </table:table-cell>
          <table:table-cell office:value-type="float" office:value="7.52082103131455" table:style-name="ce1">
            <text:p>7.52082103131455</text:p>
          </table:table-cell>
          <table:table-cell office:value-type="float" office:value="8.71135851578635" table:style-name="ce1">
            <text:p>8.71135851578635</text:p>
          </table:table-cell>
          <table:table-cell office:value-type="float" office:value="6.18860377885977" table:style-name="ce1">
            <text:p>6.18860377885977</text:p>
          </table:table-cell>
          <table:table-cell office:value-type="float" office:value="6.80056750112548" table:style-name="ce1">
            <text:p>6.80056750112548</text:p>
          </table:table-cell>
          <table:table-cell office:value-type="float" office:value="6.65071982940013" table:style-name="ce1">
            <text:p>6.65071982940013</text:p>
          </table:table-cell>
          <table:table-cell office:value-type="float" office:value="11.2059470191746" table:style-name="ce1">
            <text:p>11.2059470191746</text:p>
          </table:table-cell>
          <table:table-cell office:value-type="float" office:value="6.17899817590838" table:style-name="ce1">
            <text:p>6.17899817590838</text:p>
          </table:table-cell>
          <table:table-cell office:value-type="float" office:value="8.35679774653414" table:style-name="ce1">
            <text:p>8.35679774653414</text:p>
          </table:table-cell>
          <table:table-cell office:value-type="float" office:value="13.9530521966724" table:style-name="ce1">
            <text:p>13.9530521966724</text:p>
          </table:table-cell>
          <table:table-cell office:value-type="float" office:value="11.7361344946652" table:style-name="ce1">
            <text:p>11.7361344946652</text:p>
          </table:table-cell>
          <table:table-cell office:value-type="float" office:value="7.53738083264578" table:style-name="ce1">
            <text:p>7.53738083264578</text:p>
          </table:table-cell>
        </table:table-row>
        <table:table-row table:style-name="ro1">
          <table:table-cell office:value-type="string" table:style-name="ce1">
            <text:p>Bernardo Schappo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Estrel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291</text:p>
          </table:table-cell>
          <table:table-cell office:value-type="float" office:value="14.1" table:style-name="ce1">
            <text:p>14.1</text:p>
          </table:table-cell>
          <table:table-cell office:value-type="float" office:value="6.09311215611275" table:style-name="ce1">
            <text:p>6.09311215611275</text:p>
          </table:table-cell>
          <table:table-cell office:value-type="float" office:value="10.3166335976008" table:style-name="ce1">
            <text:p>10.3166335976008</text:p>
          </table:table-cell>
          <table:table-cell office:value-type="float" office:value="6.04852862904643" table:style-name="ce1">
            <text:p>6.04852862904643</text:p>
          </table:table-cell>
          <table:table-cell office:value-type="float" office:value="8.12330081746158" table:style-name="ce1">
            <text:p>8.12330081746158</text:p>
          </table:table-cell>
          <table:table-cell office:value-type="float" office:value="5.69797630668796" table:style-name="ce1">
            <text:p>5.69797630668796</text:p>
          </table:table-cell>
          <table:table-cell office:value-type="float" office:value="6.17400614617128" table:style-name="ce1">
            <text:p>6.17400614617128</text:p>
          </table:table-cell>
          <table:table-cell office:value-type="float" office:value="5.72727967280381" table:style-name="ce1">
            <text:p>5.72727967280381</text:p>
          </table:table-cell>
          <table:table-cell office:value-type="float" office:value="6.60659121480809" table:style-name="ce1">
            <text:p>6.60659121480809</text:p>
          </table:table-cell>
          <table:table-cell office:value-type="float" office:value="6.59059318893288" table:style-name="ce1">
            <text:p>6.59059318893288</text:p>
          </table:table-cell>
          <table:table-cell office:value-type="float" office:value="13.3336583832979" table:style-name="ce1">
            <text:p>13.3336583832979</text:p>
          </table:table-cell>
          <table:table-cell office:value-type="float" office:value="9.63490265864823" table:style-name="ce1">
            <text:p>9.63490265864823</text:p>
          </table:table-cell>
        </table:table-row>
        <table:table-row table:style-name="ro1">
          <table:table-cell office:value-type="string" table:style-name="ce1">
            <text:p>Sidney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Santa Clar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8-355</text:p>
          </table:table-cell>
          <table:table-cell office:value-type="float" office:value="15.6" table:style-name="ce1">
            <text:p>15.6</text:p>
          </table:table-cell>
          <table:table-cell office:value-type="float" office:value="6.93636907112099" table:style-name="ce1">
            <text:p>6.93636907112099</text:p>
          </table:table-cell>
          <table:table-cell office:value-type="float" office:value="11.2947398714665" table:style-name="ce1">
            <text:p>11.2947398714665</text:p>
          </table:table-cell>
          <table:table-cell office:value-type="float" office:value="8.47880701381169" table:style-name="ce1">
            <text:p>8.47880701381169</text:p>
          </table:table-cell>
          <table:table-cell office:value-type="float" office:value="11.4765853020318" table:style-name="ce1">
            <text:p>11.4765853020318</text:p>
          </table:table-cell>
          <table:table-cell office:value-type="float" office:value="7.68202928453185" table:style-name="ce1">
            <text:p>7.68202928453185</text:p>
          </table:table-cell>
          <table:table-cell office:value-type="float" office:value="5.31260993484175" table:style-name="ce1">
            <text:p>5.31260993484175</text:p>
          </table:table-cell>
          <table:table-cell office:value-type="float" office:value="6.84645090791649" table:style-name="ce1">
            <text:p>6.84645090791649</text:p>
          </table:table-cell>
          <table:table-cell office:value-type="float" office:value="7.08961980438715" table:style-name="ce1">
            <text:p>7.08961980438715</text:p>
          </table:table-cell>
          <table:table-cell office:value-type="float" office:value="6.87726579794681" table:style-name="ce1">
            <text:p>6.87726579794681</text:p>
          </table:table-cell>
          <table:table-cell office:value-type="float" office:value="10.7448860294052" table:style-name="ce1">
            <text:p>10.7448860294052</text:p>
          </table:table-cell>
          <table:table-cell office:value-type="float" office:value="9.41732394168464" table:style-name="ce1">
            <text:p>9.41732394168464</text:p>
          </table:table-cell>
        </table:table-row>
        <table:table-row table:style-name="ro1">
          <table:table-cell office:value-type="string" table:style-name="ce1">
            <text:p>António Silva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Benfic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2-069</text:p>
          </table:table-cell>
          <table:table-cell office:value-type="float" office:value="9.5" table:style-name="ce1">
            <text:p>9.5</text:p>
          </table:table-cell>
          <table:table-cell office:value-type="float" office:value="9.74685799939063" table:style-name="ce1">
            <text:p>9.74685799939063</text:p>
          </table:table-cell>
          <table:table-cell office:value-type="float" office:value="9.66843676150083" table:style-name="ce1">
            <text:p>9.66843676150083</text:p>
          </table:table-cell>
          <table:table-cell office:value-type="float" office:value="6.47458368164299" table:style-name="ce1">
            <text:p>6.47458368164299</text:p>
          </table:table-cell>
          <table:table-cell office:value-type="float" office:value="12.5173442090738" table:style-name="ce1">
            <text:p>12.5173442090738</text:p>
          </table:table-cell>
          <table:table-cell office:value-type="float" office:value="9.85536683207338" table:style-name="ce1">
            <text:p>9.85536683207338</text:p>
          </table:table-cell>
          <table:table-cell office:value-type="float" office:value="9.37523928349052" table:style-name="ce1">
            <text:p>9.37523928349052</text:p>
          </table:table-cell>
          <table:table-cell office:value-type="float" office:value="6.84645090791649" table:style-name="ce1">
            <text:p>6.84645090791649</text:p>
          </table:table-cell>
          <table:table-cell office:value-type="float" office:value="7.50401472428372" table:style-name="ce1">
            <text:p>7.50401472428372</text:p>
          </table:table-cell>
          <table:table-cell office:value-type="float" office:value="6.87726579794681" table:style-name="ce1">
            <text:p>6.87726579794681</text:p>
          </table:table-cell>
          <table:table-cell office:value-type="float" office:value="8.14723294941343" table:style-name="ce1">
            <text:p>8.14723294941343</text:p>
          </table:table-cell>
          <table:table-cell office:value-type="float" office:value="8.63917357556807" table:style-name="ce1">
            <text:p>8.63917357556807</text:p>
          </table:table-cell>
        </table:table-row>
        <table:table-row table:style-name="ro1">
          <table:table-cell office:value-type="string" table:style-name="ce1">
            <text:p>Lucas Soares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Santa Clara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27-248</text:p>
          </table:table-cell>
          <table:table-cell office:value-type="float" office:value="11.5" table:style-name="ce1">
            <text:p>11.5</text:p>
          </table:table-cell>
          <table:table-cell office:value-type="float" office:value="7.47335147493151" table:style-name="ce1">
            <text:p>7.47335147493151</text:p>
          </table:table-cell>
          <table:table-cell office:value-type="float" office:value="7.2088871172805" table:style-name="ce1">
            <text:p>7.2088871172805</text:p>
          </table:table-cell>
          <table:table-cell office:value-type="float" office:value="7.37358952279915" table:style-name="ce1">
            <text:p>7.37358952279915</text:p>
          </table:table-cell>
          <table:table-cell office:value-type="float" office:value="7.04507494933149" table:style-name="ce1">
            <text:p>7.04507494933149</text:p>
          </table:table-cell>
          <table:table-cell office:value-type="float" office:value="10.5725737779621" table:style-name="ce1">
            <text:p>10.5725737779621</text:p>
          </table:table-cell>
          <table:table-cell office:value-type="float" office:value="9.5998986363924" table:style-name="ce1">
            <text:p>9.5998986363924</text:p>
          </table:table-cell>
          <table:table-cell office:value-type="float" office:value="10.5899727476285" table:style-name="ce1">
            <text:p>10.5899727476285</text:p>
          </table:table-cell>
          <table:table-cell office:value-type="float" office:value="8.01260247186632" table:style-name="ce1">
            <text:p>8.01260247186632</text:p>
          </table:table-cell>
          <table:table-cell office:value-type="float" office:value="6.31052780721899" table:style-name="ce1">
            <text:p>6.31052780721899</text:p>
          </table:table-cell>
          <table:table-cell office:value-type="float" office:value="8.45631075904787" table:style-name="ce1">
            <text:p>8.45631075904787</text:p>
          </table:table-cell>
          <table:table-cell office:value-type="float" office:value="8.84120396464582" table:style-name="ce1">
            <text:p>8.84120396464582</text:p>
          </table:table-cell>
        </table:table-row>
        <table:table-row table:style-name="ro1">
          <table:table-cell office:value-type="string" table:style-name="ce1">
            <text:p>Rafa Soares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Famalicão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0-243</text:p>
          </table:table-cell>
          <table:table-cell office:value-type="float" office:value="7.2" table:style-name="ce1">
            <text:p>7.2</text:p>
          </table:table-cell>
          <table:table-cell office:value-type="float" office:value="12.1045084083864" table:style-name="ce1">
            <text:p>12.1045084083864</text:p>
          </table:table-cell>
          <table:table-cell office:value-type="float" office:value="6.94871208284379" table:style-name="ce1">
            <text:p>6.94871208284379</text:p>
          </table:table-cell>
          <table:table-cell office:value-type="float" office:value="9.60815678132081" table:style-name="ce1">
            <text:p>9.60815678132081</text:p>
          </table:table-cell>
          <table:table-cell office:value-type="float" office:value="9.36930207320997" table:style-name="ce1">
            <text:p>9.36930207320997</text:p>
          </table:table-cell>
          <table:table-cell office:value-type="float" office:value="7.68202928453185" table:style-name="ce1">
            <text:p>7.68202928453185</text:p>
          </table:table-cell>
          <table:table-cell office:value-type="float" office:value="8.12984640414889" table:style-name="ce1">
            <text:p>8.12984640414889</text:p>
          </table:table-cell>
          <table:table-cell office:value-type="float" office:value="8.58987811632331" table:style-name="ce1">
            <text:p>8.58987811632331</text:p>
          </table:table-cell>
          <table:table-cell office:value-type="float" office:value="6.60659121480809" table:style-name="ce1">
            <text:p>6.60659121480809</text:p>
          </table:table-cell>
          <table:table-cell office:value-type="float" office:value="5.77234765864599" table:style-name="ce1">
            <text:p>5.77234765864599</text:p>
          </table:table-cell>
          <table:table-cell office:value-type="float" office:value="6.26792951195781" table:style-name="ce1">
            <text:p>6.26792951195781</text:p>
          </table:table-cell>
          <table:table-cell office:value-type="float" office:value="4.20505876093819" table:style-name="ce1">
            <text:p>4.20505876093819</text:p>
          </table:table-cell>
        </table:table-row>
        <table:table-row table:style-name="ro1">
          <table:table-cell office:value-type="string" table:style-name="ce1">
            <text:p>David Sousa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Casa Pi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4-187</text:p>
          </table:table-cell>
          <table:table-cell office:value-type="float" office:value="11.4" table:style-name="ce1">
            <text:p>11.4</text:p>
          </table:table-cell>
          <table:table-cell office:value-type="float" office:value="5.9237658001735" table:style-name="ce1">
            <text:p>5.9237658001735</text:p>
          </table:table-cell>
          <table:table-cell office:value-type="float" office:value="8.16079369551619" table:style-name="ce1">
            <text:p>8.16079369551619</text:p>
          </table:table-cell>
          <table:table-cell office:value-type="float" office:value="6.04852862904643" table:style-name="ce1">
            <text:p>6.04852862904643</text:p>
          </table:table-cell>
          <table:table-cell office:value-type="float" office:value="7.80072444544793" table:style-name="ce1">
            <text:p>7.80072444544793</text:p>
          </table:table-cell>
          <table:table-cell office:value-type="float" office:value="6.65071982940013" table:style-name="ce1">
            <text:p>6.65071982940013</text:p>
          </table:table-cell>
          <table:table-cell office:value-type="float" office:value="8.12984640414889" table:style-name="ce1">
            <text:p>8.12984640414889</text:p>
          </table:table-cell>
          <table:table-cell office:value-type="float" office:value="5.99563833750548" table:style-name="ce1">
            <text:p>5.99563833750548</text:p>
          </table:table-cell>
          <table:table-cell office:value-type="float" office:value="8.79076048000134" table:style-name="ce1">
            <text:p>8.79076048000134</text:p>
          </table:table-cell>
          <table:table-cell office:value-type="float" office:value="9.94725897094406" table:style-name="ce1">
            <text:p>9.94725897094406</text:p>
          </table:table-cell>
          <table:table-cell office:value-type="float" office:value="10.1362022906364" table:style-name="ce1">
            <text:p>10.1362022906364</text:p>
          </table:table-cell>
          <table:table-cell office:value-type="float" office:value="10.1444933848337" table:style-name="ce1">
            <text:p>10.1444933848337</text:p>
          </table:table-cell>
        </table:table-row>
        <table:table-row table:style-name="ro1">
          <table:table-cell office:value-type="string" table:style-name="ce1">
            <text:p>Georgios Vagiannidis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Sporting CP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4-117</text:p>
          </table:table-cell>
          <table:table-cell office:value-type="float" office:value="8.1" table:style-name="ce1">
            <text:p>8.1</text:p>
          </table:table-cell>
          <table:table-cell office:value-type="float" office:value="12.126001253365" table:style-name="ce1">
            <text:p>12.126001253365</text:p>
          </table:table-cell>
          <table:table-cell office:value-type="float" office:value="8.37274871922363" table:style-name="ce1">
            <text:p>8.37274871922363</text:p>
          </table:table-cell>
          <table:table-cell office:value-type="float" office:value="14.9675302258745" table:style-name="ce1">
            <text:p>14.9675302258745</text:p>
          </table:table-cell>
          <table:table-cell office:value-type="float" office:value="8.84268139783459" table:style-name="ce1">
            <text:p>8.84268139783459</text:p>
          </table:table-cell>
          <table:table-cell office:value-type="float" office:value="12.855672835593" table:style-name="ce1">
            <text:p>12.855672835593</text:p>
          </table:table-cell>
          <table:table-cell office:value-type="float" office:value="10.6823276504329" table:style-name="ce1">
            <text:p>10.6823276504329</text:p>
          </table:table-cell>
          <table:table-cell office:value-type="float" office:value="14.016497249423" table:style-name="ce1">
            <text:p>14.016497249423</text:p>
          </table:table-cell>
          <table:table-cell office:value-type="float" office:value="9.74879511655558" table:style-name="ce1">
            <text:p>9.74879511655558</text:p>
          </table:table-cell>
          <table:table-cell office:value-type="float" office:value="7.46791544349909" table:style-name="ce1">
            <text:p>7.46791544349909</text:p>
          </table:table-cell>
          <table:table-cell office:value-type="float" office:value="6.60261679399714" table:style-name="ce1">
            <text:p>6.60261679399714</text:p>
          </table:table-cell>
          <table:table-cell office:value-type="float" office:value="9.92902258295014" table:style-name="ce1">
            <text:p>9.92902258295014</text:p>
          </table:table-cell>
        </table:table-row>
        <table:table-row table:style-name="ro1">
          <table:table-cell office:value-type="string" table:style-name="ce1">
            <text:p>Frederico Venâncio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Santa Clar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2-337</text:p>
          </table:table-cell>
          <table:table-cell office:value-type="float" office:value="11" table:style-name="ce1">
            <text:p>11</text:p>
          </table:table-cell>
          <table:table-cell office:value-type="float" office:value="5.61472179761075" table:style-name="ce1">
            <text:p>5.61472179761075</text:p>
          </table:table-cell>
          <table:table-cell office:value-type="float" office:value="8.81201384236692" table:style-name="ce1">
            <text:p>8.81201384236692</text:p>
          </table:table-cell>
          <table:table-cell office:value-type="float" office:value="5.77452937550704" table:style-name="ce1">
            <text:p>5.77452937550704</text:p>
          </table:table-cell>
          <table:table-cell office:value-type="float" office:value="7.48226848285984" table:style-name="ce1">
            <text:p>7.48226848285984</text:p>
          </table:table-cell>
          <table:table-cell office:value-type="float" office:value="6.32319410741878" table:style-name="ce1">
            <text:p>6.32319410741878</text:p>
          </table:table-cell>
          <table:table-cell office:value-type="float" office:value="3.30183153475021" table:style-name="ce1">
            <text:p>3.30183153475021</text:p>
          </table:table-cell>
          <table:table-cell office:value-type="float" office:value="5.90527811571546" table:style-name="ce1">
            <text:p>5.90527811571546</text:p>
          </table:table-cell>
          <table:table-cell office:value-type="float" office:value="8.09832881346525" table:style-name="ce1">
            <text:p>8.09832881346525</text:p>
          </table:table-cell>
          <table:table-cell office:value-type="float" office:value="9.94725897094406" table:style-name="ce1">
            <text:p>9.94725897094406</text:p>
          </table:table-cell>
          <table:table-cell office:value-type="float" office:value="11.1608300074193" table:style-name="ce1">
            <text:p>11.1608300074193</text:p>
          </table:table-cell>
          <table:table-cell office:value-type="float" office:value="7.71808112191784" table:style-name="ce1">
            <text:p>7.71808112191784</text:p>
          </table:table-cell>
        </table:table-row>
        <table:table-row table:style-name="ro1">
          <table:table-cell office:value-type="string" table:style-name="ce1">
            <text:p>Paulo Victor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Santa Clara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24-269</text:p>
          </table:table-cell>
          <table:table-cell office:value-type="float" office:value="9.3" table:style-name="ce1">
            <text:p>9.3</text:p>
          </table:table-cell>
          <table:table-cell office:value-type="float" office:value="10.6687931171996" table:style-name="ce1">
            <text:p>10.6687931171996</text:p>
          </table:table-cell>
          <table:table-cell office:value-type="float" office:value="6.86686722553807" table:style-name="ce1">
            <text:p>6.86686722553807</text:p>
          </table:table-cell>
          <table:table-cell office:value-type="float" office:value="6.6203453128549" table:style-name="ce1">
            <text:p>6.6203453128549</text:p>
          </table:table-cell>
          <table:table-cell office:value-type="float" office:value="8.57999319081285" table:style-name="ce1">
            <text:p>8.57999319081285</text:p>
          </table:table-cell>
          <table:table-cell office:value-type="float" office:value="11.2681290100792" table:style-name="ce1">
            <text:p>11.2681290100792</text:p>
          </table:table-cell>
          <table:table-cell office:value-type="float" office:value="8.57586755030668" table:style-name="ce1">
            <text:p>8.57586755030668</text:p>
          </table:table-cell>
          <table:table-cell office:value-type="float" office:value="10.3834296965192" table:style-name="ce1">
            <text:p>10.3834296965192</text:p>
          </table:table-cell>
          <table:table-cell office:value-type="float" office:value="6.60659121480809" table:style-name="ce1">
            <text:p>6.60659121480809</text:p>
          </table:table-cell>
          <table:table-cell office:value-type="float" office:value="5.77234765864599" table:style-name="ce1">
            <text:p>5.77234765864599</text:p>
          </table:table-cell>
          <table:table-cell office:value-type="float" office:value="8.20885326363377" table:style-name="ce1">
            <text:p>8.20885326363377</text:p>
          </table:table-cell>
          <table:table-cell office:value-type="float" office:value="6.39410856894314" table:style-name="ce1">
            <text:p>6.39410856894314</text:p>
          </table:table-cell>
        </table:table-row>
        <table:table-row table:style-name="ro1">
          <table:table-cell office:value-type="string" table:style-name="ce1">
            <text:p>Zé Vitor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Nacional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4-332</text:p>
          </table:table-cell>
          <table:table-cell office:value-type="float" office:value="13.7" table:style-name="ce1">
            <text:p>13.7</text:p>
          </table:table-cell>
          <table:table-cell office:value-type="float" office:value="6.46280482982835" table:style-name="ce1">
            <text:p>6.46280482982835</text:p>
          </table:table-cell>
          <table:table-cell office:value-type="float" office:value="8.78683984039063" table:style-name="ce1">
            <text:p>8.78683984039063</text:p>
          </table:table-cell>
          <table:table-cell office:value-type="float" office:value="6.18860377885977" table:style-name="ce1">
            <text:p>6.18860377885977</text:p>
          </table:table-cell>
          <table:table-cell office:value-type="float" office:value="11.3549161611884" table:style-name="ce1">
            <text:p>11.3549161611884</text:p>
          </table:table-cell>
          <table:table-cell office:value-type="float" office:value="7.68202928453185" table:style-name="ce1">
            <text:p>7.68202928453185</text:p>
          </table:table-cell>
          <table:table-cell office:value-type="float" office:value="6.75599194275759" table:style-name="ce1">
            <text:p>6.75599194275759</text:p>
          </table:table-cell>
          <table:table-cell office:value-type="float" office:value="6.36575641411647" table:style-name="ce1">
            <text:p>6.36575641411647</text:p>
          </table:table-cell>
          <table:table-cell office:value-type="float" office:value="9.05220927204192" table:style-name="ce1">
            <text:p>9.05220927204192</text:p>
          </table:table-cell>
          <table:table-cell office:value-type="float" office:value="16.2803449771766" table:style-name="ce1">
            <text:p>16.2803449771766</text:p>
          </table:table-cell>
          <table:table-cell office:value-type="float" office:value="12.8527154659507" table:style-name="ce1">
            <text:p>12.8527154659507</text:p>
          </table:table-cell>
          <table:table-cell office:value-type="float" office:value="10.9453321887185" table:style-name="ce1">
            <text:p>10.9453321887185</text:p>
          </table:table-cell>
        </table:table-row>
        <table:table-row table:style-name="ro1">
          <table:table-cell office:value-type="string" table:style-name="ce1">
            <text:p>Takahiro Akimoto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OH Leuven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27-341</text:p>
          </table:table-cell>
          <table:table-cell office:value-type="float" office:value="15" table:style-name="ce1">
            <text:p>15</text:p>
          </table:table-cell>
          <table:table-cell office:value-type="float" office:value="7.96771324094792" table:style-name="ce1">
            <text:p>7.96771324094792</text:p>
          </table:table-cell>
          <table:table-cell office:value-type="float" office:value="8.32568237035518" table:style-name="ce1">
            <text:p>8.32568237035518</text:p>
          </table:table-cell>
          <table:table-cell office:value-type="float" office:value="6.61273572054127" table:style-name="ce1">
            <text:p>6.61273572054127</text:p>
          </table:table-cell>
          <table:table-cell office:value-type="float" office:value="8.89822723458013" table:style-name="ce1">
            <text:p>8.89822723458013</text:p>
          </table:table-cell>
          <table:table-cell office:value-type="float" office:value="11.2551771376538" table:style-name="ce1">
            <text:p>11.2551771376538</text:p>
          </table:table-cell>
          <table:table-cell office:value-type="float" office:value="7.65664708249861" table:style-name="ce1">
            <text:p>7.65664708249861</text:p>
          </table:table-cell>
          <table:table-cell office:value-type="float" office:value="12.0503531989001" table:style-name="ce1">
            <text:p>12.0503531989001</text:p>
          </table:table-cell>
          <table:table-cell office:value-type="float" office:value="9.39016929346963" table:style-name="ce1">
            <text:p>9.39016929346963</text:p>
          </table:table-cell>
          <table:table-cell office:value-type="float" office:value="7.16169026088978" table:style-name="ce1">
            <text:p>7.16169026088978</text:p>
          </table:table-cell>
          <table:table-cell office:value-type="float" office:value="11.4957270922821" table:style-name="ce1">
            <text:p>11.4957270922821</text:p>
          </table:table-cell>
          <table:table-cell office:value-type="float" office:value="10.6191286635833" table:style-name="ce1">
            <text:p>10.6191286635833</text:p>
          </table:table-cell>
        </table:table-row>
        <table:table-row table:style-name="ro1">
          <table:table-cell office:value-type="string" table:style-name="ce1">
            <text:p>Tiago Araújo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4-286</text:p>
          </table:table-cell>
          <table:table-cell office:value-type="float" office:value="11.1" table:style-name="ce1">
            <text:p>11.1</text:p>
          </table:table-cell>
          <table:table-cell office:value-type="float" office:value="13.8498450871836" table:style-name="ce1">
            <text:p>13.8498450871836</text:p>
          </table:table-cell>
          <table:table-cell office:value-type="float" office:value="9.4186679634375" table:style-name="ce1">
            <text:p>9.4186679634375</text:p>
          </table:table-cell>
          <table:table-cell office:value-type="float" office:value="15.5931751855182" table:style-name="ce1">
            <text:p>15.5931751855182</text:p>
          </table:table-cell>
          <table:table-cell office:value-type="float" office:value="12.8249675403944" table:style-name="ce1">
            <text:p>12.8249675403944</text:p>
          </table:table-cell>
          <table:table-cell office:value-type="float" office:value="13.1257982501183" table:style-name="ce1">
            <text:p>13.1257982501183</text:p>
          </table:table-cell>
          <table:table-cell office:value-type="float" office:value="5.30650348664078" table:style-name="ce1">
            <text:p>5.30650348664078</text:p>
          </table:table-cell>
          <table:table-cell office:value-type="float" office:value="12.2340019931628" table:style-name="ce1">
            <text:p>12.2340019931628</text:p>
          </table:table-cell>
          <table:table-cell office:value-type="float" office:value="6.59899743180256" table:style-name="ce1">
            <text:p>6.59899743180256</text:p>
          </table:table-cell>
          <table:table-cell office:value-type="float" office:value="6.0306790023211" table:style-name="ce1">
            <text:p>6.0306790023211</text:p>
          </table:table-cell>
          <table:table-cell office:value-type="float" office:value="7.409812541424" table:style-name="ce1">
            <text:p>7.409812541424</text:p>
          </table:table-cell>
          <table:table-cell office:value-type="float" office:value="4.09133066635904" table:style-name="ce1">
            <text:p>4.09133066635904</text:p>
          </table:table-cell>
        </table:table-row>
        <table:table-row table:style-name="ro1">
          <table:table-cell office:value-type="string" table:style-name="ce1">
            <text:p>Ludwig Augustinsson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Anderlecht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1-261</text:p>
          </table:table-cell>
          <table:table-cell office:value-type="float" office:value="11.3" table:style-name="ce1">
            <text:p>11.3</text:p>
          </table:table-cell>
          <table:table-cell office:value-type="float" office:value="11.1968042566865" table:style-name="ce1">
            <text:p>11.1968042566865</text:p>
          </table:table-cell>
          <table:table-cell office:value-type="float" office:value="10.5869697270681" table:style-name="ce1">
            <text:p>10.5869697270681</text:p>
          </table:table-cell>
          <table:table-cell office:value-type="float" office:value="14.2282239327251" table:style-name="ce1">
            <text:p>14.2282239327251</text:p>
          </table:table-cell>
          <table:table-cell office:value-type="float" office:value="15.5209388726956" table:style-name="ce1">
            <text:p>15.5209388726956</text:p>
          </table:table-cell>
          <table:table-cell office:value-type="float" office:value="8.38921999724291" table:style-name="ce1">
            <text:p>8.38921999724291</text:p>
          </table:table-cell>
          <table:table-cell office:value-type="float" office:value="4.83303417569469" table:style-name="ce1">
            <text:p>4.83303417569469</text:p>
          </table:table-cell>
          <table:table-cell office:value-type="float" office:value="10.4748641645049" table:style-name="ce1">
            <text:p>10.4748641645049</text:p>
          </table:table-cell>
          <table:table-cell office:value-type="float" office:value="7.32866363517162" table:style-name="ce1">
            <text:p>7.32866363517162</text:p>
          </table:table-cell>
          <table:table-cell office:value-type="float" office:value="7.16169026088978" table:style-name="ce1">
            <text:p>7.16169026088978</text:p>
          </table:table-cell>
          <table:table-cell office:value-type="float" office:value="9.44308088483269" table:style-name="ce1">
            <text:p>9.44308088483269</text:p>
          </table:table-cell>
          <table:table-cell office:value-type="float" office:value="8.93986331492814" table:style-name="ce1">
            <text:p>8.93986331492814</text:p>
          </table:table-cell>
        </table:table-row>
        <table:table-row table:style-name="ro1">
          <table:table-cell office:value-type="string" table:style-name="ce1">
            <text:p>Emin Bayram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Westerlo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2-280</text:p>
          </table:table-cell>
          <table:table-cell office:value-type="float" office:value="19.8" table:style-name="ce1">
            <text:p>19.8</text:p>
          </table:table-cell>
          <table:table-cell office:value-type="float" office:value="9.11985713609682" table:style-name="ce1">
            <text:p>9.11985713609682</text:p>
          </table:table-cell>
          <table:table-cell office:value-type="float" office:value="14.3280158209082" table:style-name="ce1">
            <text:p>14.3280158209082</text:p>
          </table:table-cell>
          <table:table-cell office:value-type="float" office:value="14.4228722586087" table:style-name="ce1">
            <text:p>14.4228722586087</text:p>
          </table:table-cell>
          <table:table-cell office:value-type="float" office:value="14.6484881358998" table:style-name="ce1">
            <text:p>14.6484881358998</text:p>
          </table:table-cell>
          <table:table-cell office:value-type="float" office:value="8.75216989612444" table:style-name="ce1">
            <text:p>8.75216989612444</text:p>
          </table:table-cell>
          <table:table-cell office:value-type="float" office:value="10.5976132448019" table:style-name="ce1">
            <text:p>10.5976132448019</text:p>
          </table:table-cell>
          <table:table-cell office:value-type="float" office:value="6.74106622249605" table:style-name="ce1">
            <text:p>6.74106622249605</text:p>
          </table:table-cell>
          <table:table-cell office:value-type="float" office:value="9.12891651545805" table:style-name="ce1">
            <text:p>9.12891651545805</text:p>
          </table:table-cell>
          <table:table-cell office:value-type="float" office:value="15.0146553178283" table:style-name="ce1">
            <text:p>15.0146553178283</text:p>
          </table:table-cell>
          <table:table-cell office:value-type="float" office:value="16.0127035789817" table:style-name="ce1">
            <text:p>16.0127035789817</text:p>
          </table:table-cell>
          <table:table-cell office:value-type="float" office:value="7.70920976430644" table:style-name="ce1">
            <text:p>7.70920976430644</text:p>
          </table:table-cell>
        </table:table-row>
        <table:table-row table:style-name="ro1">
          <table:table-cell office:value-type="string" table:style-name="ce1">
            <text:p>Lewin Blum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Charleroi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4-179</text:p>
          </table:table-cell>
          <table:table-cell office:value-type="float" office:value="7.9" table:style-name="ce1">
            <text:p>7.9</text:p>
          </table:table-cell>
          <table:table-cell office:value-type="float" office:value="11.6965146593567" table:style-name="ce1">
            <text:p>11.6965146593567</text:p>
          </table:table-cell>
          <table:table-cell office:value-type="float" office:value="6.1135236749613" table:style-name="ce1">
            <text:p>6.1135236749613</text:p>
          </table:table-cell>
          <table:table-cell office:value-type="float" office:value="11.0162301503213" table:style-name="ce1">
            <text:p>11.0162301503213</text:p>
          </table:table-cell>
          <table:table-cell office:value-type="float" office:value="7.79175809551063" table:style-name="ce1">
            <text:p>7.79175809551063</text:p>
          </table:table-cell>
          <table:table-cell office:value-type="float" office:value="8.38921999724291" table:style-name="ce1">
            <text:p>8.38921999724291</text:p>
          </table:table-cell>
          <table:table-cell office:value-type="float" office:value="8.12050175310964" table:style-name="ce1">
            <text:p>8.12050175310964</text:p>
          </table:table-cell>
          <table:table-cell office:value-type="float" office:value="9.53282535399004" table:style-name="ce1">
            <text:p>9.53282535399004</text:p>
          </table:table-cell>
          <table:table-cell office:value-type="float" office:value="6.59899743180256" table:style-name="ce1">
            <text:p>6.59899743180256</text:p>
          </table:table-cell>
          <table:table-cell office:value-type="float" office:value="6.58301779446284" table:style-name="ce1">
            <text:p>6.58301779446284</text:p>
          </table:table-cell>
          <table:table-cell office:value-type="float" office:value="7.89284780962487" table:style-name="ce1">
            <text:p>7.89284780962487</text:p>
          </table:table-cell>
          <table:table-cell office:value-type="float" office:value="10.0099993116933" table:style-name="ce1">
            <text:p>10.0099993116933</text:p>
          </table:table-cell>
        </table:table-row>
        <table:table-row table:style-name="ro1">
          <table:table-cell office:value-type="string" table:style-name="ce1">
            <text:p>Rosen Bozhinov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Antwerp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0-349</text:p>
          </table:table-cell>
          <table:table-cell office:value-type="float" office:value="14.2" table:style-name="ce1">
            <text:p>14.2</text:p>
          </table:table-cell>
          <table:table-cell office:value-type="float" office:value="6.85977039733618" table:style-name="ce1">
            <text:p>6.85977039733618</text:p>
          </table:table-cell>
          <table:table-cell office:value-type="float" office:value="11.5144974356986" table:style-name="ce1">
            <text:p>11.5144974356986</text:p>
          </table:table-cell>
          <table:table-cell office:value-type="float" office:value="6.46714163143421" table:style-name="ce1">
            <text:p>6.46714163143421</text:p>
          </table:table-cell>
          <table:table-cell office:value-type="float" office:value="7.66397608074698" table:style-name="ce1">
            <text:p>7.66397608074698</text:p>
          </table:table-cell>
          <table:table-cell office:value-type="float" office:value="6.31592606821486" table:style-name="ce1">
            <text:p>6.31592606821486</text:p>
          </table:table-cell>
          <table:table-cell office:value-type="float" office:value="13.7556520329905" table:style-name="ce1">
            <text:p>13.7556520329905</text:p>
          </table:table-cell>
          <table:table-cell office:value-type="float" office:value="5.8091351753441" table:style-name="ce1">
            <text:p>5.8091351753441</text:p>
          </table:table-cell>
          <table:table-cell office:value-type="float" office:value="8.34719223188295" table:style-name="ce1">
            <text:p>8.34719223188295</text:p>
          </table:table-cell>
          <table:table-cell office:value-type="float" office:value="9.62505397570715" table:style-name="ce1">
            <text:p>9.62505397570715</text:p>
          </table:table-cell>
          <table:table-cell office:value-type="float" office:value="13.0342665229518" table:style-name="ce1">
            <text:p>13.0342665229518</text:p>
          </table:table-cell>
          <table:table-cell office:value-type="float" office:value="10.2093781992864" table:style-name="ce1">
            <text:p>10.2093781992864</text:p>
          </table:table-cell>
        </table:table-row>
        <table:table-row table:style-name="ro1">
          <table:table-cell office:value-type="string" table:style-name="ce1">
            <text:p>Christian Burgess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Union SG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4-092</text:p>
          </table:table-cell>
          <table:table-cell office:value-type="float" office:value="18" table:style-name="ce1">
            <text:p>18</text:p>
          </table:table-cell>
          <table:table-cell office:value-type="float" office:value="7.20609241580606" table:style-name="ce1">
            <text:p>7.20609241580606</text:p>
          </table:table-cell>
          <table:table-cell office:value-type="float" office:value="14.418048372451" table:style-name="ce1">
            <text:p>14.418048372451</text:p>
          </table:table-cell>
          <table:table-cell office:value-type="float" office:value="12.5964548438698" table:style-name="ce1">
            <text:p>12.5964548438698</text:p>
          </table:table-cell>
          <table:table-cell office:value-type="float" office:value="12.1681047048458" table:style-name="ce1">
            <text:p>12.1681047048458</text:p>
          </table:table-cell>
          <table:table-cell office:value-type="float" office:value="7.673199365814" table:style-name="ce1">
            <text:p>7.673199365814</text:p>
          </table:table-cell>
          <table:table-cell/>
          <table:table-cell office:value-type="float" office:value="6.452935539501" table:style-name="ce1">
            <text:p>6.452935539501</text:p>
          </table:table-cell>
          <table:table-cell office:value-type="float" office:value="8.00339258396763" table:style-name="ce1">
            <text:p>8.00339258396763</text:p>
          </table:table-cell>
          <table:table-cell office:value-type="float" office:value="7.76155507087795" table:style-name="ce1">
            <text:p>7.76155507087795</text:p>
          </table:table-cell>
          <table:table-cell office:value-type="float" office:value="15.6305125109148" table:style-name="ce1">
            <text:p>15.6305125109148</text:p>
          </table:table-cell>
          <table:table-cell office:value-type="float" office:value="10.4832814812757" table:style-name="ce1">
            <text:p>10.4832814812757</text:p>
          </table:table-cell>
        </table:table-row>
        <table:table-row table:style-name="ro1">
          <table:table-cell office:value-type="string" table:style-name="ce1">
            <text:p>Yannick Cappelle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Zulte Waregem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2-184</text:p>
          </table:table-cell>
          <table:table-cell office:value-type="float" office:value="16.7" table:style-name="ce1">
            <text:p>16.7</text:p>
          </table:table-cell>
          <table:table-cell office:value-type="float" office:value="8.7499637799019" table:style-name="ce1">
            <text:p>8.7499637799019</text:p>
          </table:table-cell>
          <table:table-cell office:value-type="float" office:value="12.219593950407" table:style-name="ce1">
            <text:p>12.219593950407</text:p>
          </table:table-cell>
          <table:table-cell office:value-type="float" office:value="9.91801610350058" table:style-name="ce1">
            <text:p>9.91801610350058</text:p>
          </table:table-cell>
          <table:table-cell office:value-type="float" office:value="11.523751766577" table:style-name="ce1">
            <text:p>11.523751766577</text:p>
          </table:table-cell>
          <table:table-cell office:value-type="float" office:value="11.2551771376538" table:style-name="ce1">
            <text:p>11.2551771376538</text:p>
          </table:table-cell>
          <table:table-cell office:value-type="float" office:value="8.64065243701086" table:style-name="ce1">
            <text:p>8.64065243701086</text:p>
          </table:table-cell>
          <table:table-cell office:value-type="float" office:value="13.491612025535" table:style-name="ce1">
            <text:p>13.491612025535</text:p>
          </table:table-cell>
          <table:table-cell office:value-type="float" office:value="7.08147081610624" table:style-name="ce1">
            <text:p>7.08147081610624</text:p>
          </table:table-cell>
          <table:table-cell office:value-type="float" office:value="10.2442920670627" table:style-name="ce1">
            <text:p>10.2442920670627</text:p>
          </table:table-cell>
          <table:table-cell office:value-type="float" office:value="11.38075831677" table:style-name="ce1">
            <text:p>11.38075831677</text:p>
          </table:table-cell>
          <table:table-cell office:value-type="float" office:value="10.3922896845275" table:style-name="ce1">
            <text:p>10.3922896845275</text:p>
          </table:table-cell>
        </table:table-row>
        <table:table-row table:style-name="ro1">
          <table:table-cell office:value-type="string" table:style-name="ce1">
            <text:p>Kobe Cools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Dender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8-166</text:p>
          </table:table-cell>
          <table:table-cell office:value-type="float" office:value="8.7" table:style-name="ce1">
            <text:p>8.7</text:p>
          </table:table-cell>
          <table:table-cell office:value-type="float" office:value="5.64877081336168" table:style-name="ce1">
            <text:p>5.64877081336168</text:p>
          </table:table-cell>
          <table:table-cell office:value-type="float" office:value="7.15303181741036" table:style-name="ce1">
            <text:p>7.15303181741036</text:p>
          </table:table-cell>
          <table:table-cell office:value-type="float" office:value="7.99062572909571" table:style-name="ce1">
            <text:p>7.99062572909571</text:p>
          </table:table-cell>
          <table:table-cell office:value-type="float" office:value="5.37782504650801" table:style-name="ce1">
            <text:p>5.37782504650801</text:p>
          </table:table-cell>
          <table:table-cell office:value-type="float" office:value="5.11107552001546" table:style-name="ce1">
            <text:p>5.11107552001546</text:p>
          </table:table-cell>
          <table:table-cell office:value-type="float" office:value="13.7556520329905" table:style-name="ce1">
            <text:p>13.7556520329905</text:p>
          </table:table-cell>
          <table:table-cell office:value-type="float" office:value="5.54662723963302" table:style-name="ce1">
            <text:p>5.54662723963302</text:p>
          </table:table-cell>
          <table:table-cell office:value-type="float" office:value="11.4190333054103" table:style-name="ce1">
            <text:p>11.4190333054103</text:p>
          </table:table-cell>
          <table:table-cell office:value-type="float" office:value="6.86936089473078" table:style-name="ce1">
            <text:p>6.86936089473078</text:p>
          </table:table-cell>
          <table:table-cell office:value-type="float" office:value="9.44308088483269" table:style-name="ce1">
            <text:p>9.44308088483269</text:p>
          </table:table-cell>
          <table:table-cell office:value-type="float" office:value="13.0105867174741" table:style-name="ce1">
            <text:p>13.0105867174741</text:p>
          </table:table-cell>
        </table:table-row>
        <table:table-row table:style-name="ro1">
          <table:table-cell office:value-type="string" table:style-name="ce1">
            <text:p>Luc De Fougerolles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Dender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0-087</text:p>
          </table:table-cell>
          <table:table-cell office:value-type="float" office:value="12.6" table:style-name="ce1">
            <text:p>12.6</text:p>
          </table:table-cell>
          <table:table-cell office:value-type="float" office:value="7.18276452597608" table:style-name="ce1">
            <text:p>7.18276452597608</text:p>
          </table:table-cell>
          <table:table-cell office:value-type="float" office:value="10.044619068081" table:style-name="ce1">
            <text:p>10.044619068081</text:p>
          </table:table-cell>
          <table:table-cell office:value-type="float" office:value="8.30892614526745" table:style-name="ce1">
            <text:p>8.30892614526745</text:p>
          </table:table-cell>
          <table:table-cell office:value-type="float" office:value="9.35853276048215" table:style-name="ce1">
            <text:p>9.35853276048215</text:p>
          </table:table-cell>
          <table:table-cell office:value-type="float" office:value="6.97902261729204" table:style-name="ce1">
            <text:p>6.97902261729204</text:p>
          </table:table-cell>
          <table:table-cell office:value-type="float" office:value="8.12050175310964" table:style-name="ce1">
            <text:p>8.12050175310964</text:p>
          </table:table-cell>
          <table:table-cell office:value-type="float" office:value="6.452935539501" table:style-name="ce1">
            <text:p>6.452935539501</text:p>
          </table:table-cell>
          <table:table-cell office:value-type="float" office:value="6.59899743180256" table:style-name="ce1">
            <text:p>6.59899743180256</text:p>
          </table:table-cell>
          <table:table-cell office:value-type="float" office:value="6.86936089473078" table:style-name="ce1">
            <text:p>6.86936089473078</text:p>
          </table:table-cell>
          <table:table-cell office:value-type="float" office:value="10.4911109603893" table:style-name="ce1">
            <text:p>10.4911109603893</text:p>
          </table:table-cell>
          <table:table-cell office:value-type="float" office:value="9.40649943140684" table:style-name="ce1">
            <text:p>9.40649943140684</text:p>
          </table:table-cell>
        </table:table-row>
        <table:table-row table:style-name="ro1">
          <table:table-cell office:value-type="string" table:style-name="ce1">
            <text:p>Daan Dierckx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Standard Lièg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2-317</text:p>
          </table:table-cell>
          <table:table-cell office:value-type="float" office:value="11.1" table:style-name="ce1">
            <text:p>11.1</text:p>
          </table:table-cell>
          <table:table-cell office:value-type="float" office:value="5.77149980259333" table:style-name="ce1">
            <text:p>5.77149980259333</text:p>
          </table:table-cell>
          <table:table-cell office:value-type="float" office:value="8.75160142045504" table:style-name="ce1">
            <text:p>8.75160142045504</text:p>
          </table:table-cell>
          <table:table-cell office:value-type="float" office:value="6.32336858010553" table:style-name="ce1">
            <text:p>6.32336858010553</text:p>
          </table:table-cell>
          <table:table-cell office:value-type="float" office:value="8.43932538796713" table:style-name="ce1">
            <text:p>8.43932538796713</text:p>
          </table:table-cell>
          <table:table-cell office:value-type="float" office:value="8.02911281321656" table:style-name="ce1">
            <text:p>8.02911281321656</text:p>
          </table:table-cell>
          <table:table-cell office:value-type="float" office:value="13.7556520329905" table:style-name="ce1">
            <text:p>13.7556520329905</text:p>
          </table:table-cell>
          <table:table-cell office:value-type="float" office:value="6.17189587915446" table:style-name="ce1">
            <text:p>6.17189587915446</text:p>
          </table:table-cell>
          <table:table-cell office:value-type="float" office:value="9.65089048755665" table:style-name="ce1">
            <text:p>9.65089048755665</text:p>
          </table:table-cell>
          <table:table-cell office:value-type="float" office:value="7.45933163264449" table:style-name="ce1">
            <text:p>7.45933163264449</text:p>
          </table:table-cell>
          <table:table-cell office:value-type="float" office:value="10.3694627619541" table:style-name="ce1">
            <text:p>10.3694627619541</text:p>
          </table:table-cell>
          <table:table-cell office:value-type="float" office:value="7.83032911750925" table:style-name="ce1">
            <text:p>7.83032911750925</text:p>
          </table:table-cell>
        </table:table-row>
        <table:table-row table:style-name="ro1">
          <table:table-cell office:value-type="string" table:style-name="ce1">
            <text:p>Gora Diouf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Mechele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2-109</text:p>
          </table:table-cell>
          <table:table-cell office:value-type="float" office:value="10" table:style-name="ce1">
            <text:p>10</text:p>
          </table:table-cell>
          <table:table-cell office:value-type="float" office:value="6.12887032083164" table:style-name="ce1">
            <text:p>6.12887032083164</text:p>
          </table:table-cell>
          <table:table-cell office:value-type="float" office:value="8.11417880939956" table:style-name="ce1">
            <text:p>8.11417880939956</text:p>
          </table:table-cell>
          <table:table-cell office:value-type="float" office:value="7.83269349197273" table:style-name="ce1">
            <text:p>7.83269349197273</text:p>
          </table:table-cell>
          <table:table-cell office:value-type="float" office:value="7.16060344893315" table:style-name="ce1">
            <text:p>7.16060344893315</text:p>
          </table:table-cell>
          <table:table-cell office:value-type="float" office:value="5.99845727891064" table:style-name="ce1">
            <text:p>5.99845727891064</text:p>
          </table:table-cell>
          <table:table-cell office:value-type="float" office:value="12.7174708069624" table:style-name="ce1">
            <text:p>12.7174708069624</text:p>
          </table:table-cell>
          <table:table-cell office:value-type="float" office:value="5.72069659272012" table:style-name="ce1">
            <text:p>5.72069659272012</text:p>
          </table:table-cell>
          <table:table-cell office:value-type="float" office:value="7.41184404047199" table:style-name="ce1">
            <text:p>7.41184404047199</text:p>
          </table:table-cell>
          <table:table-cell office:value-type="float" office:value="10.2442920670627" table:style-name="ce1">
            <text:p>10.2442920670627</text:p>
          </table:table-cell>
          <table:table-cell office:value-type="float" office:value="10.9711347616902" table:style-name="ce1">
            <text:p>10.9711347616902</text:p>
          </table:table-cell>
          <table:table-cell office:value-type="float" office:value="9.608324007584" table:style-name="ce1">
            <text:p>9.608324007584</text:p>
          </table:table-cell>
        </table:table-row>
        <table:table-row table:style-name="ro1">
          <table:table-cell office:value-type="string" table:style-name="ce1">
            <text:p>Noë Dussenne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OH Leuve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3-275</text:p>
          </table:table-cell>
          <table:table-cell office:value-type="float" office:value="14.7" table:style-name="ce1">
            <text:p>14.7</text:p>
          </table:table-cell>
          <table:table-cell office:value-type="float" office:value="7.72687177607481" table:style-name="ce1">
            <text:p>7.72687177607481</text:p>
          </table:table-cell>
          <table:table-cell office:value-type="float" office:value="11.1875947246327" table:style-name="ce1">
            <text:p>11.1875947246327</text:p>
          </table:table-cell>
          <table:table-cell office:value-type="float" office:value="7.6757246207583" table:style-name="ce1">
            <text:p>7.6757246207583</text:p>
          </table:table-cell>
          <table:table-cell office:value-type="float" office:value="10.9086145861409" table:style-name="ce1">
            <text:p>10.9086145861409</text:p>
          </table:table-cell>
          <table:table-cell office:value-type="float" office:value="5.39546538782563" table:style-name="ce1">
            <text:p>5.39546538782563</text:p>
          </table:table-cell>
          <table:table-cell/>
          <table:table-cell office:value-type="float" office:value="5.8091351753441" table:style-name="ce1">
            <text:p>5.8091351753441</text:p>
          </table:table-cell>
          <table:table-cell office:value-type="float" office:value="7.16346148732503" table:style-name="ce1">
            <text:p>7.16346148732503</text:p>
          </table:table-cell>
          <table:table-cell office:value-type="float" office:value="7.76155507087795" table:style-name="ce1">
            <text:p>7.76155507087795</text:p>
          </table:table-cell>
          <table:table-cell office:value-type="float" office:value="12.5849458347469" table:style-name="ce1">
            <text:p>12.5849458347469</text:p>
          </table:table-cell>
          <table:table-cell office:value-type="float" office:value="8.53629115690508" table:style-name="ce1">
            <text:p>8.53629115690508</text:p>
          </table:table-cell>
        </table:table-row>
        <table:table-row table:style-name="ro1">
          <table:table-cell office:value-type="string" table:style-name="ce1">
            <text:p>Jean-Kevin Duverne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8-179</text:p>
          </table:table-cell>
          <table:table-cell office:value-type="float" office:value="7.1" table:style-name="ce1">
            <text:p>7.1</text:p>
          </table:table-cell>
          <table:table-cell office:value-type="float" office:value="6.21494971046211" table:style-name="ce1">
            <text:p>6.21494971046211</text:p>
          </table:table-cell>
          <table:table-cell office:value-type="float" office:value="7.12929893324375" table:style-name="ce1">
            <text:p>7.12929893324375</text:p>
          </table:table-cell>
          <table:table-cell office:value-type="float" office:value="9.59711292295147" table:style-name="ce1">
            <text:p>9.59711292295147</text:p>
          </table:table-cell>
          <table:table-cell office:value-type="float" office:value="7.79175809551063" table:style-name="ce1">
            <text:p>7.79175809551063</text:p>
          </table:table-cell>
          <table:table-cell office:value-type="float" office:value="5.99845727891064" table:style-name="ce1">
            <text:p>5.99845727891064</text:p>
          </table:table-cell>
          <table:table-cell office:value-type="float" office:value="3.29803632608958" table:style-name="ce1">
            <text:p>3.29803632608958</text:p>
          </table:table-cell>
          <table:table-cell office:value-type="float" office:value="6.64427124749949" table:style-name="ce1">
            <text:p>6.64427124749949</text:p>
          </table:table-cell>
          <table:table-cell office:value-type="float" office:value="7.74805077534105" table:style-name="ce1">
            <text:p>7.74805077534105</text:p>
          </table:table-cell>
          <table:table-cell office:value-type="float" office:value="5.76571277627973" table:style-name="ce1">
            <text:p>5.76571277627973</text:p>
          </table:table-cell>
          <table:table-cell office:value-type="float" office:value="8.32282295944411" table:style-name="ce1">
            <text:p>8.32282295944411</text:p>
          </table:table-cell>
          <table:table-cell office:value-type="float" office:value="7.34979559280822" table:style-name="ce1">
            <text:p>7.34979559280822</text:p>
          </table:table-cell>
        </table:table-row>
        <table:table-row table:style-name="ro1">
          <table:table-cell office:value-type="string" table:style-name="ce1">
            <text:p>Wagane Faye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La Louvièr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2-048</text:p>
          </table:table-cell>
          <table:table-cell office:value-type="float" office:value="15.5" table:style-name="ce1">
            <text:p>15.5</text:p>
          </table:table-cell>
          <table:table-cell office:value-type="float" office:value="7.08978420467227" table:style-name="ce1">
            <text:p>7.08978420467227</text:p>
          </table:table-cell>
          <table:table-cell office:value-type="float" office:value="7.73212918801201" table:style-name="ce1">
            <text:p>7.73212918801201</text:p>
          </table:table-cell>
          <table:table-cell office:value-type="float" office:value="8.79070418910046" table:style-name="ce1">
            <text:p>8.79070418910046</text:p>
          </table:table-cell>
          <table:table-cell office:value-type="float" office:value="10.5287615672828" table:style-name="ce1">
            <text:p>10.5287615672828</text:p>
          </table:table-cell>
          <table:table-cell office:value-type="float" office:value="8.02911281321656" table:style-name="ce1">
            <text:p>8.02911281321656</text:p>
          </table:table-cell>
          <table:table-cell office:value-type="float" office:value="6.16690958738257" table:style-name="ce1">
            <text:p>6.16690958738257</text:p>
          </table:table-cell>
          <table:table-cell office:value-type="float" office:value="6.452935539501" table:style-name="ce1">
            <text:p>6.452935539501</text:p>
          </table:table-cell>
          <table:table-cell office:value-type="float" office:value="7.08147081610624" table:style-name="ce1">
            <text:p>7.08147081610624</text:p>
          </table:table-cell>
          <table:table-cell office:value-type="float" office:value="10.2442920670627" table:style-name="ce1">
            <text:p>10.2442920670627</text:p>
          </table:table-cell>
          <table:table-cell office:value-type="float" office:value="12.217160511855" table:style-name="ce1">
            <text:p>12.217160511855</text:p>
          </table:table-cell>
          <table:table-cell office:value-type="float" office:value="12.1526724998742" table:style-name="ce1">
            <text:p>12.1526724998742</text:p>
          </table:table-cell>
        </table:table-row>
        <table:table-row table:style-name="ro1">
          <table:table-cell office:value-type="string" table:style-name="ce1">
            <text:p>Marlon Fossey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Standard Lièg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7-120</text:p>
          </table:table-cell>
          <table:table-cell office:value-type="float" office:value="10.2" table:style-name="ce1">
            <text:p>10.2</text:p>
          </table:table-cell>
          <table:table-cell office:value-type="float" office:value="7.44109642267664" table:style-name="ce1">
            <text:p>7.44109642267664</text:p>
          </table:table-cell>
          <table:table-cell office:value-type="float" office:value="7.05831156600229" table:style-name="ce1">
            <text:p>7.05831156600229</text:p>
          </table:table-cell>
          <table:table-cell office:value-type="float" office:value="8.4690612586234" table:style-name="ce1">
            <text:p>8.4690612586234</text:p>
          </table:table-cell>
          <table:table-cell office:value-type="float" office:value="7.28517048963488" table:style-name="ce1">
            <text:p>7.28517048963488</text:p>
          </table:table-cell>
          <table:table-cell office:value-type="float" office:value="10.5604213943093" table:style-name="ce1">
            <text:p>10.5604213943093</text:p>
          </table:table-cell>
          <table:table-cell office:value-type="float" office:value="6.92115716034427" table:style-name="ce1">
            <text:p>6.92115716034427</text:p>
          </table:table-cell>
          <table:table-cell office:value-type="float" office:value="11.673097196804" table:style-name="ce1">
            <text:p>11.673097196804</text:p>
          </table:table-cell>
          <table:table-cell office:value-type="float" office:value="9.91056160612001" table:style-name="ce1">
            <text:p>9.91056160612001</text:p>
          </table:table-cell>
          <table:table-cell office:value-type="float" office:value="10.5496059652305" table:style-name="ce1">
            <text:p>10.5496059652305</text:p>
          </table:table-cell>
          <table:table-cell office:value-type="float" office:value="8.01510925894217" table:style-name="ce1">
            <text:p>8.01510925894217</text:p>
          </table:table-cell>
          <table:table-cell office:value-type="float" office:value="7.01183243829491" table:style-name="ce1">
            <text:p>7.01183243829491</text:p>
          </table:table-cell>
        </table:table-row>
        <table:table-row table:style-name="ro1">
          <table:table-cell office:value-type="string" table:style-name="ce1">
            <text:p>Óscar Gil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OH Leuven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28-256</text:p>
          </table:table-cell>
          <table:table-cell office:value-type="float" office:value="14.1" table:style-name="ce1">
            <text:p>14.1</text:p>
          </table:table-cell>
          <table:table-cell office:value-type="float" office:value="6.54410386650834" table:style-name="ce1">
            <text:p>6.54410386650834</text:p>
          </table:table-cell>
          <table:table-cell office:value-type="float" office:value="7.17679930892776" table:style-name="ce1">
            <text:p>7.17679930892776</text:p>
          </table:table-cell>
          <table:table-cell office:value-type="float" office:value="7.6757246207583" table:style-name="ce1">
            <text:p>7.6757246207583</text:p>
          </table:table-cell>
          <table:table-cell office:value-type="float" office:value="6.7323602674047" table:style-name="ce1">
            <text:p>6.7323602674047</text:p>
          </table:table-cell>
          <table:table-cell office:value-type="float" office:value="8.02911281321656" table:style-name="ce1">
            <text:p>8.02911281321656</text:p>
          </table:table-cell>
          <table:table-cell office:value-type="float" office:value="5.91968728660309" table:style-name="ce1">
            <text:p>5.91968728660309</text:p>
          </table:table-cell>
          <table:table-cell office:value-type="float" office:value="10.6802723246909" table:style-name="ce1">
            <text:p>10.6802723246909</text:p>
          </table:table-cell>
          <table:table-cell office:value-type="float" office:value="8.34719223188295" table:style-name="ce1">
            <text:p>8.34719223188295</text:p>
          </table:table-cell>
          <table:table-cell office:value-type="float" office:value="8.06758136689381" table:style-name="ce1">
            <text:p>8.06758136689381</text:p>
          </table:table-cell>
          <table:table-cell office:value-type="float" office:value="10.1245514834058" table:style-name="ce1">
            <text:p>10.1245514834058</text:p>
          </table:table-cell>
          <table:table-cell office:value-type="float" office:value="8.2276615362584" table:style-name="ce1">
            <text:p>8.2276615362584</text:p>
          </table:table-cell>
        </table:table-row>
        <table:table-row table:style-name="ro1">
          <table:table-cell office:value-type="string" table:style-name="ce1">
            <text:p>Bryan Goncalves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Dender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9-172</text:p>
          </table:table-cell>
          <table:table-cell office:value-type="float" office:value="8.4" table:style-name="ce1">
            <text:p>8.4</text:p>
          </table:table-cell>
          <table:table-cell office:value-type="float" office:value="11.0574611273819" table:style-name="ce1">
            <text:p>11.0574611273819</text:p>
          </table:table-cell>
          <table:table-cell office:value-type="float" office:value="7.69545253548888" table:style-name="ce1">
            <text:p>7.69545253548888</text:p>
          </table:table-cell>
          <table:table-cell office:value-type="float" office:value="13.6993060603329" table:style-name="ce1">
            <text:p>13.6993060603329</text:p>
          </table:table-cell>
          <table:table-cell office:value-type="float" office:value="9.68659939177268" table:style-name="ce1">
            <text:p>9.68659939177268</text:p>
          </table:table-cell>
          <table:table-cell office:value-type="float" office:value="6.6430753238491" table:style-name="ce1">
            <text:p>6.6430753238491</text:p>
          </table:table-cell>
          <table:table-cell office:value-type="float" office:value="12.3867816019389" table:style-name="ce1">
            <text:p>12.3867816019389</text:p>
          </table:table-cell>
          <table:table-cell office:value-type="float" office:value="5.98874679918651" table:style-name="ce1">
            <text:p>5.98874679918651</text:p>
          </table:table-cell>
          <table:table-cell office:value-type="float" office:value="8.60690722909312" table:style-name="ce1">
            <text:p>8.60690722909312</text:p>
          </table:table-cell>
          <table:table-cell office:value-type="float" office:value="5.76571277627973" table:style-name="ce1">
            <text:p>5.76571277627973</text:p>
          </table:table-cell>
          <table:table-cell office:value-type="float" office:value="8.63280201718273" table:style-name="ce1">
            <text:p>8.63280201718273</text:p>
          </table:table-cell>
          <table:table-cell office:value-type="float" office:value="6.03274512427297" table:style-name="ce1">
            <text:p>6.03274512427297</text:p>
          </table:table-cell>
        </table:table-row>
        <table:table-row table:style-name="ro1">
          <table:table-cell office:value-type="string" table:style-name="ce1">
            <text:p>Redouane Halhal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Mechele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2-308</text:p>
          </table:table-cell>
          <table:table-cell office:value-type="float" office:value="14.1" table:style-name="ce1">
            <text:p>14.1</text:p>
          </table:table-cell>
          <table:table-cell office:value-type="float" office:value="6.70096777774249" table:style-name="ce1">
            <text:p>6.70096777774249</text:p>
          </table:table-cell>
          <table:table-cell office:value-type="float" office:value="12.2843092265414" table:style-name="ce1">
            <text:p>12.2843092265414</text:p>
          </table:table-cell>
          <table:table-cell office:value-type="float" office:value="8.95196886255242" table:style-name="ce1">
            <text:p>8.95196886255242</text:p>
          </table:table-cell>
          <table:table-cell office:value-type="float" office:value="9.48990655739634" table:style-name="ce1">
            <text:p>9.48990655739634</text:p>
          </table:table-cell>
          <table:table-cell office:value-type="float" office:value="8.75216989612444" table:style-name="ce1">
            <text:p>8.75216989612444</text:p>
          </table:table-cell>
          <table:table-cell office:value-type="float" office:value="4.83303417569469" table:style-name="ce1">
            <text:p>4.83303417569469</text:p>
          </table:table-cell>
          <table:table-cell office:value-type="float" office:value="6.54822010162736" table:style-name="ce1">
            <text:p>6.54822010162736</text:p>
          </table:table-cell>
          <table:table-cell office:value-type="float" office:value="6.59899743180256" table:style-name="ce1">
            <text:p>6.59899743180256</text:p>
          </table:table-cell>
          <table:table-cell office:value-type="float" office:value="6.86936089473078" table:style-name="ce1">
            <text:p>6.86936089473078</text:p>
          </table:table-cell>
          <table:table-cell office:value-type="float" office:value="12.0549175658015" table:style-name="ce1">
            <text:p>12.0549175658015</text:p>
          </table:table-cell>
          <table:table-cell office:value-type="float" office:value="12.7640988646955" table:style-name="ce1">
            <text:p>12.7640988646955</text:p>
          </table:table-cell>
        </table:table-row>
        <table:table-row table:style-name="ro1">
          <table:table-cell office:value-type="string" table:style-name="ce1">
            <text:p>Taiga Hata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Sint-Truide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3-352</text:p>
          </table:table-cell>
          <table:table-cell office:value-type="float" office:value="13.9" table:style-name="ce1">
            <text:p>13.9</text:p>
          </table:table-cell>
          <table:table-cell office:value-type="float" office:value="10.3929210219615" table:style-name="ce1">
            <text:p>10.3929210219615</text:p>
          </table:table-cell>
          <table:table-cell office:value-type="float" office:value="10.7086125135778" table:style-name="ce1">
            <text:p>10.7086125135778</text:p>
          </table:table-cell>
          <table:table-cell office:value-type="float" office:value="13.5862439216152" table:style-name="ce1">
            <text:p>13.5862439216152</text:p>
          </table:table-cell>
          <table:table-cell office:value-type="float" office:value="11.9961177061075" table:style-name="ce1">
            <text:p>11.9961177061075</text:p>
          </table:table-cell>
          <table:table-cell office:value-type="float" office:value="10.5604213943093" table:style-name="ce1">
            <text:p>10.5604213943093</text:p>
          </table:table-cell>
          <table:table-cell office:value-type="float" office:value="7.26133765625059" table:style-name="ce1">
            <text:p>7.26133765625059</text:p>
          </table:table-cell>
          <table:table-cell office:value-type="float" office:value="15.4104595202896" table:style-name="ce1">
            <text:p>15.4104595202896</text:p>
          </table:table-cell>
          <table:table-cell office:value-type="float" office:value="7.74805077534105" table:style-name="ce1">
            <text:p>7.74805077534105</text:p>
          </table:table-cell>
          <table:table-cell office:value-type="float" office:value="9.00011040458591" table:style-name="ce1">
            <text:p>9.00011040458591</text:p>
          </table:table-cell>
          <table:table-cell office:value-type="float" office:value="8.0764299010828" table:style-name="ce1">
            <text:p>8.0764299010828</text:p>
          </table:table-cell>
          <table:table-cell office:value-type="float" office:value="7.17260510470642" table:style-name="ce1">
            <text:p>7.17260510470642</text:p>
          </table:table-cell>
        </table:table-row>
        <table:table-row table:style-name="ro1">
          <table:table-cell office:value-type="string" table:style-name="ce1">
            <text:p>Ibe Hautekiet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Standard Lièg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3-269</text:p>
          </table:table-cell>
          <table:table-cell office:value-type="float" office:value="12.8" table:style-name="ce1">
            <text:p>12.8</text:p>
          </table:table-cell>
          <table:table-cell office:value-type="float" office:value="5.29175626998908" table:style-name="ce1">
            <text:p>5.29175626998908</text:p>
          </table:table-cell>
          <table:table-cell office:value-type="float" office:value="8.13899737884201" table:style-name="ce1">
            <text:p>8.13899737884201</text:p>
          </table:table-cell>
          <table:table-cell office:value-type="float" office:value="6.32336858010553" table:style-name="ce1">
            <text:p>6.32336858010553</text:p>
          </table:table-cell>
          <table:table-cell office:value-type="float" office:value="5.97453224867223" table:style-name="ce1">
            <text:p>5.97453224867223</text:p>
          </table:table-cell>
          <table:table-cell office:value-type="float" office:value="6.6430753238491" table:style-name="ce1">
            <text:p>6.6430753238491</text:p>
          </table:table-cell>
          <table:table-cell office:value-type="float" office:value="3.29803632608958" table:style-name="ce1">
            <text:p>3.29803632608958</text:p>
          </table:table-cell>
          <table:table-cell office:value-type="float" office:value="6.17189587915446" table:style-name="ce1">
            <text:p>6.17189587915446</text:p>
          </table:table-cell>
          <table:table-cell office:value-type="float" office:value="7.91800983107086" table:style-name="ce1">
            <text:p>7.91800983107086</text:p>
          </table:table-cell>
          <table:table-cell office:value-type="float" office:value="10.2442920670627" table:style-name="ce1">
            <text:p>10.2442920670627</text:p>
          </table:table-cell>
          <table:table-cell office:value-type="float" office:value="12.7880100818296" table:style-name="ce1">
            <text:p>12.7880100818296</text:p>
          </table:table-cell>
          <table:table-cell office:value-type="float" office:value="6.76674168498788" table:style-name="ce1">
            <text:p>6.76674168498788</text:p>
          </table:table-cell>
        </table:table-row>
        <table:table-row table:style-name="ro1">
          <table:table-cell office:value-type="string" table:style-name="ce1">
            <text:p>Lucas Hey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Anderlecht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2-269</text:p>
          </table:table-cell>
          <table:table-cell office:value-type="float" office:value="17.4" table:style-name="ce1">
            <text:p>17.4</text:p>
          </table:table-cell>
          <table:table-cell office:value-type="float" office:value="6.65594722724533" table:style-name="ce1">
            <text:p>6.65594722724533</text:p>
          </table:table-cell>
          <table:table-cell office:value-type="float" office:value="12.5281477847151" table:style-name="ce1">
            <text:p>12.5281477847151</text:p>
          </table:table-cell>
          <table:table-cell office:value-type="float" office:value="6.32336858010553" table:style-name="ce1">
            <text:p>6.32336858010553</text:p>
          </table:table-cell>
          <table:table-cell office:value-type="float" office:value="12.6656124136326" table:style-name="ce1">
            <text:p>12.6656124136326</text:p>
          </table:table-cell>
          <table:table-cell office:value-type="float" office:value="6.6430753238491" table:style-name="ce1">
            <text:p>6.6430753238491</text:p>
          </table:table-cell>
          <table:table-cell office:value-type="float" office:value="10.1953097543038" table:style-name="ce1">
            <text:p>10.1953097543038</text:p>
          </table:table-cell>
          <table:table-cell office:value-type="float" office:value="6.07988775115486" table:style-name="ce1">
            <text:p>6.07988775115486</text:p>
          </table:table-cell>
          <table:table-cell office:value-type="float" office:value="7.08147081610624" table:style-name="ce1">
            <text:p>7.08147081610624</text:p>
          </table:table-cell>
          <table:table-cell office:value-type="float" office:value="6.58301779446284" table:style-name="ce1">
            <text:p>6.58301779446284</text:p>
          </table:table-cell>
          <table:table-cell office:value-type="float" office:value="12.7377419181975" table:style-name="ce1">
            <text:p>12.7377419181975</text:p>
          </table:table-cell>
          <table:table-cell office:value-type="float" office:value="9.80956992037918" table:style-name="ce1">
            <text:p>9.80956992037918</text:p>
          </table:table-cell>
        </table:table-row>
        <table:table-row table:style-name="ro1">
          <table:table-cell office:value-type="string" table:style-name="ce1">
            <text:p>Josué Homawoo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Standard Lièg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8-056</text:p>
          </table:table-cell>
          <table:table-cell office:value-type="float" office:value="13.6" table:style-name="ce1">
            <text:p>13.6</text:p>
          </table:table-cell>
          <table:table-cell office:value-type="float" office:value="5.38921440492315" table:style-name="ce1">
            <text:p>5.38921440492315</text:p>
          </table:table-cell>
          <table:table-cell office:value-type="float" office:value="9.70746662241253" table:style-name="ce1">
            <text:p>9.70746662241253</text:p>
          </table:table-cell>
          <table:table-cell office:value-type="float" office:value="6.32336858010553" table:style-name="ce1">
            <text:p>6.32336858010553</text:p>
          </table:table-cell>
          <table:table-cell office:value-type="float" office:value="7.72778096622308" table:style-name="ce1">
            <text:p>7.72778096622308</text:p>
          </table:table-cell>
          <table:table-cell office:value-type="float" office:value="6.97902261729204" table:style-name="ce1">
            <text:p>6.97902261729204</text:p>
          </table:table-cell>
          <table:table-cell office:value-type="float" office:value="3.29803632608958" table:style-name="ce1">
            <text:p>3.29803632608958</text:p>
          </table:table-cell>
          <table:table-cell office:value-type="float" office:value="5.89849043972038" table:style-name="ce1">
            <text:p>5.89849043972038</text:p>
          </table:table-cell>
          <table:table-cell office:value-type="float" office:value="6.59899743180256" table:style-name="ce1">
            <text:p>6.59899743180256</text:p>
          </table:table-cell>
          <table:table-cell office:value-type="float" office:value="6.58301779446284" table:style-name="ce1">
            <text:p>6.58301779446284</text:p>
          </table:table-cell>
          <table:table-cell office:value-type="float" office:value="14.1720211946485" table:style-name="ce1">
            <text:p>14.1720211946485</text:p>
          </table:table-cell>
          <table:table-cell office:value-type="float" office:value="8.2276615362584" table:style-name="ce1">
            <text:p>8.2276615362584</text:p>
          </table:table-cell>
        </table:table-row>
        <table:table-row table:style-name="ro1">
          <table:table-cell office:value-type="string" table:style-name="ce1">
            <text:p>Emmanuel Kakou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Cercle Brugg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0-191</text:p>
          </table:table-cell>
          <table:table-cell office:value-type="float" office:value="8.6" table:style-name="ce1">
            <text:p>8.6</text:p>
          </table:table-cell>
          <table:table-cell office:value-type="float" office:value="6.41126770895477" table:style-name="ce1">
            <text:p>6.41126770895477</text:p>
          </table:table-cell>
          <table:table-cell office:value-type="float" office:value="8.176259002856" table:style-name="ce1">
            <text:p>8.176259002856</text:p>
          </table:table-cell>
          <table:table-cell office:value-type="float" office:value="6.0415762972889" table:style-name="ce1">
            <text:p>6.0415762972889</text:p>
          </table:table-cell>
          <table:table-cell office:value-type="float" office:value="7.47366817425885" table:style-name="ce1">
            <text:p>7.47366817425885</text:p>
          </table:table-cell>
          <table:table-cell office:value-type="float" office:value="5.39546538782563" table:style-name="ce1">
            <text:p>5.39546538782563</text:p>
          </table:table-cell>
          <table:table-cell office:value-type="float" office:value="13.7556520329905" table:style-name="ce1">
            <text:p>13.7556520329905</text:p>
          </table:table-cell>
          <table:table-cell office:value-type="float" office:value="6.35843945272094" table:style-name="ce1">
            <text:p>6.35843945272094</text:p>
          </table:table-cell>
          <table:table-cell office:value-type="float" office:value="9.56407462625708" table:style-name="ce1">
            <text:p>9.56407462625708</text:p>
          </table:table-cell>
          <table:table-cell office:value-type="float" office:value="10.5496059652305" table:style-name="ce1">
            <text:p>10.5496059652305</text:p>
          </table:table-cell>
          <table:table-cell office:value-type="float" office:value="9.56758525599401" table:style-name="ce1">
            <text:p>9.56758525599401</text:p>
          </table:table-cell>
          <table:table-cell office:value-type="float" office:value="7.60374090439733" table:style-name="ce1">
            <text:p>7.60374090439733</text:p>
          </table:table-cell>
        </table:table-row>
        <table:table-row table:style-name="ro1">
          <table:table-cell office:value-type="string" table:style-name="ce1">
            <text:p>Marco Kana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Anderlecht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3-152</text:p>
          </table:table-cell>
          <table:table-cell office:value-type="float" office:value="14.4" table:style-name="ce1">
            <text:p>14.4</text:p>
          </table:table-cell>
          <table:table-cell office:value-type="float" office:value="5.21475604238636" table:style-name="ce1">
            <text:p>5.21475604238636</text:p>
          </table:table-cell>
          <table:table-cell office:value-type="float" office:value="12.8957514631241" table:style-name="ce1">
            <text:p>12.8957514631241</text:p>
          </table:table-cell>
          <table:table-cell office:value-type="float" office:value="6.18149044118292" table:style-name="ce1">
            <text:p>6.18149044118292</text:p>
          </table:table-cell>
          <table:table-cell office:value-type="float" office:value="8.63564318452075" table:style-name="ce1">
            <text:p>8.63564318452075</text:p>
          </table:table-cell>
          <table:table-cell office:value-type="float" office:value="5.39546538782563" table:style-name="ce1">
            <text:p>5.39546538782563</text:p>
          </table:table-cell>
          <table:table-cell office:value-type="float" office:value="8.12050175310964" table:style-name="ce1">
            <text:p>8.12050175310964</text:p>
          </table:table-cell>
          <table:table-cell office:value-type="float" office:value="5.63318936228377" table:style-name="ce1">
            <text:p>5.63318936228377</text:p>
          </table:table-cell>
          <table:table-cell office:value-type="float" office:value="7.16346148732503" table:style-name="ce1">
            <text:p>7.16346148732503</text:p>
          </table:table-cell>
          <table:table-cell office:value-type="float" office:value="5.76571277627973" table:style-name="ce1">
            <text:p>5.76571277627973</text:p>
          </table:table-cell>
          <table:table-cell office:value-type="float" office:value="10.8522124927075" table:style-name="ce1">
            <text:p>10.8522124927075</text:p>
          </table:table-cell>
          <table:table-cell office:value-type="float" office:value="6.66709215738609" table:style-name="ce1">
            <text:p>6.66709215738609</text:p>
          </table:table-cell>
        </table:table-row>
        <table:table-row table:style-name="ro1">
          <table:table-cell office:value-type="string" table:style-name="ce1">
            <text:p>Ibrahim Karamoko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Standard Liège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24-168</text:p>
          </table:table-cell>
          <table:table-cell office:value-type="float" office:value="11" table:style-name="ce1">
            <text:p>11</text:p>
          </table:table-cell>
          <table:table-cell office:value-type="float" office:value="5.7921308109699" table:style-name="ce1">
            <text:p>5.7921308109699</text:p>
          </table:table-cell>
          <table:table-cell office:value-type="float" office:value="7.84249345735028" table:style-name="ce1">
            <text:p>7.84249345735028</text:p>
          </table:table-cell>
          <table:table-cell office:value-type="float" office:value="5.90369037190843" table:style-name="ce1">
            <text:p>5.90369037190843</text:p>
          </table:table-cell>
          <table:table-cell office:value-type="float" office:value="7.5369124442317" table:style-name="ce1">
            <text:p>7.5369124442317</text:p>
          </table:table-cell>
          <table:table-cell office:value-type="float" office:value="5.99845727891064" table:style-name="ce1">
            <text:p>5.99845727891064</text:p>
          </table:table-cell>
          <table:table-cell office:value-type="float" office:value="13.7556520329905" table:style-name="ce1">
            <text:p>13.7556520329905</text:p>
          </table:table-cell>
          <table:table-cell office:value-type="float" office:value="5.89849043972038" table:style-name="ce1">
            <text:p>5.89849043972038</text:p>
          </table:table-cell>
          <table:table-cell office:value-type="float" office:value="8.86765489118747" table:style-name="ce1">
            <text:p>8.86765489118747</text:p>
          </table:table-cell>
          <table:table-cell office:value-type="float" office:value="7.45933163264449" table:style-name="ce1">
            <text:p>7.45933163264449</text:p>
          </table:table-cell>
          <table:table-cell office:value-type="float" office:value="10.3694627619541" table:style-name="ce1">
            <text:p>10.3694627619541</text:p>
          </table:table-cell>
          <table:table-cell office:value-type="float" office:value="11.8242690813992" table:style-name="ce1">
            <text:p>11.8242690813992</text:p>
          </table:table-cell>
        </table:table-row>
        <table:table-row table:style-name="ro1">
          <table:table-cell office:value-type="string" table:style-name="ce1">
            <text:p>Joris Kayembe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Genk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1-152</text:p>
          </table:table-cell>
          <table:table-cell office:value-type="float" office:value="10.4" table:style-name="ce1">
            <text:p>10.4</text:p>
          </table:table-cell>
          <table:table-cell office:value-type="float" office:value="9.95603587830962" table:style-name="ce1">
            <text:p>9.95603587830962</text:p>
          </table:table-cell>
          <table:table-cell office:value-type="float" office:value="11.9674472808203" table:style-name="ce1">
            <text:p>11.9674472808203</text:p>
          </table:table-cell>
          <table:table-cell office:value-type="float" office:value="8.4690612586234" table:style-name="ce1">
            <text:p>8.4690612586234</text:p>
          </table:table-cell>
          <table:table-cell office:value-type="float" office:value="11.2807050873846" table:style-name="ce1">
            <text:p>11.2807050873846</text:p>
          </table:table-cell>
          <table:table-cell office:value-type="float" office:value="10.5604213943093" table:style-name="ce1">
            <text:p>10.5604213943093</text:p>
          </table:table-cell>
          <table:table-cell office:value-type="float" office:value="11.517201237416" table:style-name="ce1">
            <text:p>11.517201237416</text:p>
          </table:table-cell>
          <table:table-cell office:value-type="float" office:value="13.0151383912439" table:style-name="ce1">
            <text:p>13.0151383912439</text:p>
          </table:table-cell>
          <table:table-cell office:value-type="float" office:value="7.41184404047199" table:style-name="ce1">
            <text:p>7.41184404047199</text:p>
          </table:table-cell>
          <table:table-cell office:value-type="float" office:value="6.0306790023211" table:style-name="ce1">
            <text:p>6.0306790023211</text:p>
          </table:table-cell>
          <table:table-cell office:value-type="float" office:value="8.26107161315061" table:style-name="ce1">
            <text:p>8.26107161315061</text:p>
          </table:table-cell>
          <table:table-cell office:value-type="float" office:value="6.16744935652469" table:style-name="ce1">
            <text:p>6.16744935652469</text:p>
          </table:table-cell>
        </table:table-row>
        <table:table-row table:style-name="ro1">
          <table:table-cell office:value-type="string" table:style-name="ce1">
            <text:p>Check Keita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Charleroi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2-280</text:p>
          </table:table-cell>
          <table:table-cell office:value-type="float" office:value="18.6" table:style-name="ce1">
            <text:p>18.6</text:p>
          </table:table-cell>
          <table:table-cell office:value-type="float" office:value="5.25314822425574" table:style-name="ce1">
            <text:p>5.25314822425574</text:p>
          </table:table-cell>
          <table:table-cell office:value-type="float" office:value="10.5869697270681" table:style-name="ce1">
            <text:p>10.5869697270681</text:p>
          </table:table-cell>
          <table:table-cell office:value-type="float" office:value="6.0415762972889" table:style-name="ce1">
            <text:p>6.0415762972889</text:p>
          </table:table-cell>
          <table:table-cell office:value-type="float" office:value="7.85590001242302" table:style-name="ce1">
            <text:p>7.85590001242302</text:p>
          </table:table-cell>
          <table:table-cell office:value-type="float" office:value="6.6430753238491" table:style-name="ce1">
            <text:p>6.6430753238491</text:p>
          </table:table-cell>
          <table:table-cell office:value-type="float" office:value="8.12050175310964" table:style-name="ce1">
            <text:p>8.12050175310964</text:p>
          </table:table-cell>
          <table:table-cell office:value-type="float" office:value="6.07988775115486" table:style-name="ce1">
            <text:p>6.07988775115486</text:p>
          </table:table-cell>
          <table:table-cell office:value-type="float" office:value="7.91800983107086" table:style-name="ce1">
            <text:p>7.91800983107086</text:p>
          </table:table-cell>
          <table:table-cell office:value-type="float" office:value="13.5058082084342" table:style-name="ce1">
            <text:p>13.5058082084342</text:p>
          </table:table-cell>
          <table:table-cell office:value-type="float" office:value="11.8345180314098" table:style-name="ce1">
            <text:p>11.8345180314098</text:p>
          </table:table-cell>
          <table:table-cell office:value-type="float" office:value="10.6341727376425" table:style-name="ce1">
            <text:p>10.6341727376425</text:p>
          </table:table-cell>
        </table:table-row>
        <table:table-row table:style-name="ro1">
          <table:table-cell office:value-type="string" table:style-name="ce1">
            <text:p>Jakob Kiilerich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Zulte Waregem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242</text:p>
          </table:table-cell>
          <table:table-cell office:value-type="float" office:value="10.7" table:style-name="ce1">
            <text:p>10.7</text:p>
          </table:table-cell>
          <table:table-cell office:value-type="float" office:value="5.62849381933647" table:style-name="ce1">
            <text:p>5.62849381933647</text:p>
          </table:table-cell>
          <table:table-cell office:value-type="float" office:value="9.89508830720759" table:style-name="ce1">
            <text:p>9.89508830720759</text:p>
          </table:table-cell>
          <table:table-cell office:value-type="float" office:value="6.32336858010553" table:style-name="ce1">
            <text:p>6.32336858010553</text:p>
          </table:table-cell>
          <table:table-cell office:value-type="float" office:value="8.24378480966078" table:style-name="ce1">
            <text:p>8.24378480966078</text:p>
          </table:table-cell>
          <table:table-cell office:value-type="float" office:value="5.39546538782563" table:style-name="ce1">
            <text:p>5.39546538782563</text:p>
          </table:table-cell>
          <table:table-cell office:value-type="float" office:value="3.29803632608958" table:style-name="ce1">
            <text:p>3.29803632608958</text:p>
          </table:table-cell>
          <table:table-cell office:value-type="float" office:value="5.46102306855756" table:style-name="ce1">
            <text:p>5.46102306855756</text:p>
          </table:table-cell>
          <table:table-cell office:value-type="float" office:value="6.59899743180256" table:style-name="ce1">
            <text:p>6.59899743180256</text:p>
          </table:table-cell>
          <table:table-cell office:value-type="float" office:value="6.58301779446284" table:style-name="ce1">
            <text:p>6.58301779446284</text:p>
          </table:table-cell>
          <table:table-cell office:value-type="float" office:value="9.56758525599401" table:style-name="ce1">
            <text:p>9.56758525599401</text:p>
          </table:table-cell>
          <table:table-cell office:value-type="float" office:value="6.44228912117954" table:style-name="ce1">
            <text:p>6.44228912117954</text:p>
          </table:table-cell>
        </table:table-row>
        <table:table-row table:style-name="ro1">
          <table:table-cell office:value-type="string" table:style-name="ce1">
            <text:p>Seiji Kimura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Westerlo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4-136</text:p>
          </table:table-cell>
          <table:table-cell office:value-type="float" office:value="11.5" table:style-name="ce1">
            <text:p>11.5</text:p>
          </table:table-cell>
          <table:table-cell office:value-type="float" office:value="6.4774948238677" table:style-name="ce1">
            <text:p>6.4774948238677</text:p>
          </table:table-cell>
          <table:table-cell office:value-type="float" office:value="10.0321800973813" table:style-name="ce1">
            <text:p>10.0321800973813</text:p>
          </table:table-cell>
          <table:table-cell office:value-type="float" office:value="6.0415762972889" table:style-name="ce1">
            <text:p>6.0415762972889</text:p>
          </table:table-cell>
          <table:table-cell office:value-type="float" office:value="7.79175809551063" table:style-name="ce1">
            <text:p>7.79175809551063</text:p>
          </table:table-cell>
          <table:table-cell office:value-type="float" office:value="5.99845727891064" table:style-name="ce1">
            <text:p>5.99845727891064</text:p>
          </table:table-cell>
          <table:table-cell office:value-type="float" office:value="8.12050175310964" table:style-name="ce1">
            <text:p>8.12050175310964</text:p>
          </table:table-cell>
          <table:table-cell office:value-type="float" office:value="5.98874679918651" table:style-name="ce1">
            <text:p>5.98874679918651</text:p>
          </table:table-cell>
          <table:table-cell office:value-type="float" office:value="6.59899743180256" table:style-name="ce1">
            <text:p>6.59899743180256</text:p>
          </table:table-cell>
          <table:table-cell office:value-type="float" office:value="6.58301779446284" table:style-name="ce1">
            <text:p>6.58301779446284</text:p>
          </table:table-cell>
          <table:table-cell office:value-type="float" office:value="9.56758525599401" table:style-name="ce1">
            <text:p>9.56758525599401</text:p>
          </table:table-cell>
          <table:table-cell office:value-type="float" office:value="7.2020100382784" table:style-name="ce1">
            <text:p>7.2020100382784</text:p>
          </table:table-cell>
        </table:table-row>
        <table:table-row table:style-name="ro1">
          <table:table-cell office:value-type="string" table:style-name="ce1">
            <text:p>Mory Konaté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Mechele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2-053</text:p>
          </table:table-cell>
          <table:table-cell office:value-type="float" office:value="13.9" table:style-name="ce1">
            <text:p>13.9</text:p>
          </table:table-cell>
          <table:table-cell office:value-type="float" office:value="7.41746026055341" table:style-name="ce1">
            <text:p>7.41746026055341</text:p>
          </table:table-cell>
          <table:table-cell office:value-type="float" office:value="9.58203617943738" table:style-name="ce1">
            <text:p>9.58203617943738</text:p>
          </table:table-cell>
          <table:table-cell office:value-type="float" office:value="8.14940842458335" table:style-name="ce1">
            <text:p>8.14940842458335</text:p>
          </table:table-cell>
          <table:table-cell office:value-type="float" office:value="5.69788889723288" table:style-name="ce1">
            <text:p>5.69788889723288</text:p>
          </table:table-cell>
          <table:table-cell office:value-type="float" office:value="5.11107552001546" table:style-name="ce1">
            <text:p>5.11107552001546</text:p>
          </table:table-cell>
          <table:table-cell office:value-type="float" office:value="4.83303417569469" table:style-name="ce1">
            <text:p>4.83303417569469</text:p>
          </table:table-cell>
          <table:table-cell office:value-type="float" office:value="5.72069659272012" table:style-name="ce1">
            <text:p>5.72069659272012</text:p>
          </table:table-cell>
          <table:table-cell office:value-type="float" office:value="9.04180443379819" table:style-name="ce1">
            <text:p>9.04180443379819</text:p>
          </table:table-cell>
          <table:table-cell office:value-type="float" office:value="10.5496059652305" table:style-name="ce1">
            <text:p>10.5496059652305</text:p>
          </table:table-cell>
          <table:table-cell office:value-type="float" office:value="12.1633783367271" table:style-name="ce1">
            <text:p>12.1633783367271</text:p>
          </table:table-cell>
          <table:table-cell office:value-type="float" office:value="8.50533914881557" table:style-name="ce1">
            <text:p>8.50533914881557</text:p>
          </table:table-cell>
        </table:table-row>
        <table:table-row table:style-name="ro1">
          <table:table-cell office:value-type="string" table:style-name="ce1">
            <text:p>Therence Koudou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Mechele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1-025</text:p>
          </table:table-cell>
          <table:table-cell office:value-type="float" office:value="16.5" table:style-name="ce1">
            <text:p>16.5</text:p>
          </table:table-cell>
          <table:table-cell office:value-type="float" office:value="10.8462669635253" table:style-name="ce1">
            <text:p>10.8462669635253</text:p>
          </table:table-cell>
          <table:table-cell office:value-type="float" office:value="10.9137492251966" table:style-name="ce1">
            <text:p>10.9137492251966</text:p>
          </table:table-cell>
          <table:table-cell office:value-type="float" office:value="12.7282249699754" table:style-name="ce1">
            <text:p>12.7282249699754</text:p>
          </table:table-cell>
          <table:table-cell office:value-type="float" office:value="13.2825116337938" table:style-name="ce1">
            <text:p>13.2825116337938</text:p>
          </table:table-cell>
          <table:table-cell office:value-type="float" office:value="15.9855533088127" table:style-name="ce1">
            <text:p>15.9855533088127</text:p>
          </table:table-cell>
          <table:table-cell office:value-type="float" office:value="6.46505977382676" table:style-name="ce1">
            <text:p>6.46505977382676</text:p>
          </table:table-cell>
          <table:table-cell office:value-type="float" office:value="17.0760801763326" table:style-name="ce1">
            <text:p>17.0760801763326</text:p>
          </table:table-cell>
          <table:table-cell office:value-type="float" office:value="9.65089048755665" table:style-name="ce1">
            <text:p>9.65089048755665</text:p>
          </table:table-cell>
          <table:table-cell office:value-type="float" office:value="16.5976208101739" table:style-name="ce1">
            <text:p>16.5976208101739</text:p>
          </table:table-cell>
          <table:table-cell office:value-type="float" office:value="7.89284780962487" table:style-name="ce1">
            <text:p>7.89284780962487</text:p>
          </table:table-cell>
          <table:table-cell office:value-type="float" office:value="4.50038971728661" table:style-name="ce1">
            <text:p>4.50038971728661</text:p>
          </table:table-cell>
        </table:table-row>
        <table:table-row table:style-name="ro1">
          <table:table-cell office:value-type="string" table:style-name="ce1">
            <text:p>Boubakar Kouyaté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Antwerp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8-267</text:p>
          </table:table-cell>
          <table:table-cell office:value-type="float" office:value="9.7" table:style-name="ce1">
            <text:p>9.7</text:p>
          </table:table-cell>
          <table:table-cell office:value-type="float" office:value="5.33057922241553" table:style-name="ce1">
            <text:p>5.33057922241553</text:p>
          </table:table-cell>
          <table:table-cell office:value-type="float" office:value="6.85897427470411" table:style-name="ce1">
            <text:p>6.85897427470411</text:p>
          </table:table-cell>
          <table:table-cell office:value-type="float" office:value="5.90369037190843" table:style-name="ce1">
            <text:p>5.90369037190843</text:p>
          </table:table-cell>
          <table:table-cell office:value-type="float" office:value="5.32578703796793" table:style-name="ce1">
            <text:p>5.32578703796793</text:p>
          </table:table-cell>
          <table:table-cell office:value-type="float" office:value="5.6914269086343" table:style-name="ce1">
            <text:p>5.6914269086343</text:p>
          </table:table-cell>
          <table:table-cell office:value-type="float" office:value="3.29803632608958" table:style-name="ce1">
            <text:p>3.29803632608958</text:p>
          </table:table-cell>
          <table:table-cell office:value-type="float" office:value="6.07988775115486" table:style-name="ce1">
            <text:p>6.07988775115486</text:p>
          </table:table-cell>
          <table:table-cell office:value-type="float" office:value="9.21602761361649" table:style-name="ce1">
            <text:p>9.21602761361649</text:p>
          </table:table-cell>
          <table:table-cell office:value-type="float" office:value="10.5496059652305" table:style-name="ce1">
            <text:p>10.5496059652305</text:p>
          </table:table-cell>
          <table:table-cell office:value-type="float" office:value="12.8875360744091" table:style-name="ce1">
            <text:p>12.8875360744091</text:p>
          </table:table-cell>
          <table:table-cell office:value-type="float" office:value="10.7989523934386" table:style-name="ce1">
            <text:p>10.7989523934386</text:p>
          </table:table-cell>
        </table:table-row>
        <table:table-row table:style-name="ro1">
          <table:table-cell office:value-type="string" table:style-name="ce1">
            <text:p>Djibril Lamego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La Louvièr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2-316</text:p>
          </table:table-cell>
          <table:table-cell office:value-type="float" office:value="20" table:style-name="ce1">
            <text:p>20</text:p>
          </table:table-cell>
          <table:table-cell office:value-type="float" office:value="5.9169568739664" table:style-name="ce1">
            <text:p>5.9169568739664</text:p>
          </table:table-cell>
          <table:table-cell office:value-type="float" office:value="9.46896565606206" table:style-name="ce1">
            <text:p>9.46896565606206</text:p>
          </table:table-cell>
          <table:table-cell office:value-type="float" office:value="6.32336858010553" table:style-name="ce1">
            <text:p>6.32336858010553</text:p>
          </table:table-cell>
          <table:table-cell office:value-type="float" office:value="14.0168189035162" table:style-name="ce1">
            <text:p>14.0168189035162</text:p>
          </table:table-cell>
          <table:table-cell office:value-type="float" office:value="11.2551771376538" table:style-name="ce1">
            <text:p>11.2551771376538</text:p>
          </table:table-cell>
          <table:table-cell office:value-type="float" office:value="5.30650348664078" table:style-name="ce1">
            <text:p>5.30650348664078</text:p>
          </table:table-cell>
          <table:table-cell office:value-type="float" office:value="8.15966643916709" table:style-name="ce1">
            <text:p>8.15966643916709</text:p>
          </table:table-cell>
          <table:table-cell office:value-type="float" office:value="6.59899743180256" table:style-name="ce1">
            <text:p>6.59899743180256</text:p>
          </table:table-cell>
          <table:table-cell office:value-type="float" office:value="5.76571277627973" table:style-name="ce1">
            <text:p>5.76571277627973</text:p>
          </table:table-cell>
          <table:table-cell office:value-type="float" office:value="14.012869990395" table:style-name="ce1">
            <text:p>14.012869990395</text:p>
          </table:table-cell>
          <table:table-cell office:value-type="float" office:value="12.3129051904341" table:style-name="ce1">
            <text:p>12.3129051904341</text:p>
          </table:table-cell>
        </table:table-row>
        <table:table-row table:style-name="ro1">
          <table:table-cell office:value-type="string" table:style-name="ce1">
            <text:p>Henry Lawrence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Standard Lièg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4-108</text:p>
          </table:table-cell>
          <table:table-cell office:value-type="float" office:value="8.6" table:style-name="ce1">
            <text:p>8.6</text:p>
          </table:table-cell>
          <table:table-cell office:value-type="float" office:value="6.92839623310821" table:style-name="ce1">
            <text:p>6.92839623310821</text:p>
          </table:table-cell>
          <table:table-cell office:value-type="float" office:value="6.37898410454621" table:style-name="ce1">
            <text:p>6.37898410454621</text:p>
          </table:table-cell>
          <table:table-cell office:value-type="float" office:value="6.9090681221736" table:style-name="ce1">
            <text:p>6.9090681221736</text:p>
          </table:table-cell>
          <table:table-cell office:value-type="float" office:value="5.64362642678471" table:style-name="ce1">
            <text:p>5.64362642678471</text:p>
          </table:table-cell>
          <table:table-cell office:value-type="float" office:value="8.02911281321656" table:style-name="ce1">
            <text:p>8.02911281321656</text:p>
          </table:table-cell>
          <table:table-cell office:value-type="float" office:value="8.81510551191698" table:style-name="ce1">
            <text:p>8.81510551191698</text:p>
          </table:table-cell>
          <table:table-cell office:value-type="float" office:value="10.1635827914645" table:style-name="ce1">
            <text:p>10.1635827914645</text:p>
          </table:table-cell>
          <table:table-cell office:value-type="float" office:value="6.59899743180256" table:style-name="ce1">
            <text:p>6.59899743180256</text:p>
          </table:table-cell>
          <table:table-cell office:value-type="float" office:value="5.76571277627973" table:style-name="ce1">
            <text:p>5.76571277627973</text:p>
          </table:table-cell>
          <table:table-cell office:value-type="float" office:value="6.82318856471803" table:style-name="ce1">
            <text:p>6.82318856471803</text:p>
          </table:table-cell>
          <table:table-cell office:value-type="float" office:value="8.62924349099845" table:style-name="ce1">
            <text:p>8.62924349099845</text:p>
          </table:table-cell>
        </table:table-row>
        <table:table-row table:style-name="ro1">
          <table:table-cell office:value-type="string" table:style-name="ce1">
            <text:p>Laurent Lemoine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Zulte Waregem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7-258</text:p>
          </table:table-cell>
          <table:table-cell office:value-type="float" office:value="11.6" table:style-name="ce1">
            <text:p>11.6</text:p>
          </table:table-cell>
          <table:table-cell office:value-type="float" office:value="5.70990771119885" table:style-name="ce1">
            <text:p>5.70990771119885</text:p>
          </table:table-cell>
          <table:table-cell office:value-type="float" office:value="9.48153622395436" table:style-name="ce1">
            <text:p>9.48153622395436</text:p>
          </table:table-cell>
          <table:table-cell office:value-type="float" office:value="6.0415762972889" table:style-name="ce1">
            <text:p>6.0415762972889</text:p>
          </table:table-cell>
          <table:table-cell office:value-type="float" office:value="7.5369124442317" table:style-name="ce1">
            <text:p>7.5369124442317</text:p>
          </table:table-cell>
          <table:table-cell office:value-type="float" office:value="5.99845727891064" table:style-name="ce1">
            <text:p>5.99845727891064</text:p>
          </table:table-cell>
          <table:table-cell office:value-type="float" office:value="13.7556520329905" table:style-name="ce1">
            <text:p>13.7556520329905</text:p>
          </table:table-cell>
          <table:table-cell office:value-type="float" office:value="5.72069659272012" table:style-name="ce1">
            <text:p>5.72069659272012</text:p>
          </table:table-cell>
          <table:table-cell office:value-type="float" office:value="6.59899743180256" table:style-name="ce1">
            <text:p>6.59899743180256</text:p>
          </table:table-cell>
          <table:table-cell office:value-type="float" office:value="5.50878759513592" table:style-name="ce1">
            <text:p>5.50878759513592</text:p>
          </table:table-cell>
          <table:table-cell office:value-type="float" office:value="11.2648358792071" table:style-name="ce1">
            <text:p>11.2648358792071</text:p>
          </table:table-cell>
          <table:table-cell office:value-type="float" office:value="8.13552506128057" table:style-name="ce1">
            <text:p>8.13552506128057</text:p>
          </table:table-cell>
        </table:table-row>
        <table:table-row table:style-name="ro1">
          <table:table-cell office:value-type="string" table:style-name="ce1">
            <text:p>Fedde Leysen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Union SG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2-182</text:p>
          </table:table-cell>
          <table:table-cell office:value-type="float" office:value="14.3" table:style-name="ce1">
            <text:p>14.3</text:p>
          </table:table-cell>
          <table:table-cell office:value-type="float" office:value="6.83696954389438" table:style-name="ce1">
            <text:p>6.83696954389438</text:p>
          </table:table-cell>
          <table:table-cell office:value-type="float" office:value="12.2412155357117" table:style-name="ce1">
            <text:p>12.2412155357117</text:p>
          </table:table-cell>
          <table:table-cell office:value-type="float" office:value="7.83269349197273" table:style-name="ce1">
            <text:p>7.83269349197273</text:p>
          </table:table-cell>
          <table:table-cell office:value-type="float" office:value="13.3314036522648" table:style-name="ce1">
            <text:p>13.3314036522648</text:p>
          </table:table-cell>
          <table:table-cell office:value-type="float" office:value="10.2042981808431" table:style-name="ce1">
            <text:p>10.2042981808431</text:p>
          </table:table-cell>
          <table:table-cell office:value-type="float" office:value="3.29803632608958" table:style-name="ce1">
            <text:p>3.29803632608958</text:p>
          </table:table-cell>
          <table:table-cell office:value-type="float" office:value="7.53920228665168" table:style-name="ce1">
            <text:p>7.53920228665168</text:p>
          </table:table-cell>
          <table:table-cell office:value-type="float" office:value="7.16346148732503" table:style-name="ce1">
            <text:p>7.16346148732503</text:p>
          </table:table-cell>
          <table:table-cell office:value-type="float" office:value="10.8509539455696" table:style-name="ce1">
            <text:p>10.8509539455696</text:p>
          </table:table-cell>
          <table:table-cell office:value-type="float" office:value="10.8522124927075" table:style-name="ce1">
            <text:p>10.8522124927075</text:p>
          </table:table-cell>
          <table:table-cell office:value-type="float" office:value="10.2093781992864" table:style-name="ce1">
            <text:p>10.2093781992864</text:p>
          </table:table-cell>
        </table:table-row>
        <table:table-row table:style-name="ro1">
          <table:table-cell office:value-type="string" table:style-name="ce1">
            <text:p>Ali Maamar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Anderlecht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20-290</text:p>
          </table:table-cell>
          <table:table-cell office:value-type="float" office:value="7.4" table:style-name="ce1">
            <text:p>7.4</text:p>
          </table:table-cell>
          <table:table-cell office:value-type="float" office:value="9.66198337216486" table:style-name="ce1">
            <text:p>9.66198337216486</text:p>
          </table:table-cell>
          <table:table-cell office:value-type="float" office:value="6.9173197891347" table:style-name="ce1">
            <text:p>6.9173197891347</text:p>
          </table:table-cell>
          <table:table-cell office:value-type="float" office:value="7.21168299690279" table:style-name="ce1">
            <text:p>7.21168299690279</text:p>
          </table:table-cell>
          <table:table-cell office:value-type="float" office:value="7.85590001242302" table:style-name="ce1">
            <text:p>7.85590001242302</text:p>
          </table:table-cell>
          <table:table-cell office:value-type="float" office:value="9.48099667035893" table:style-name="ce1">
            <text:p>9.48099667035893</text:p>
          </table:table-cell>
          <table:table-cell office:value-type="float" office:value="9.36446314638306" table:style-name="ce1">
            <text:p>9.36446314638306</text:p>
          </table:table-cell>
          <table:table-cell office:value-type="float" office:value="12.1426085823459" table:style-name="ce1">
            <text:p>12.1426085823459</text:p>
          </table:table-cell>
          <table:table-cell office:value-type="float" office:value="6.59899743180256" table:style-name="ce1">
            <text:p>6.59899743180256</text:p>
          </table:table-cell>
          <table:table-cell office:value-type="float" office:value="6.30327432698081" table:style-name="ce1">
            <text:p>6.30327432698081</text:p>
          </table:table-cell>
          <table:table-cell office:value-type="float" office:value="6.20599060087578" table:style-name="ce1">
            <text:p>6.20599060087578</text:p>
          </table:table-cell>
          <table:table-cell office:value-type="float" office:value="10.5286519341133" table:style-name="ce1">
            <text:p>10.5286519341133</text:p>
          </table:table-cell>
        </table:table-row>
        <table:table-row table:style-name="ro1">
          <table:table-cell office:value-type="string" table:style-name="ce1">
            <text:p>Kevin Mac Allister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Union SG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8-061</text:p>
          </table:table-cell>
          <table:table-cell office:value-type="float" office:value="16.7" table:style-name="ce1">
            <text:p>16.7</text:p>
          </table:table-cell>
          <table:table-cell office:value-type="float" office:value="8.16186434444317" table:style-name="ce1">
            <text:p>8.16186434444317</text:p>
          </table:table-cell>
          <table:table-cell office:value-type="float" office:value="13.3298948562191" table:style-name="ce1">
            <text:p>13.3298948562191</text:p>
          </table:table-cell>
          <table:table-cell office:value-type="float" office:value="10.5516817774327" table:style-name="ce1">
            <text:p>10.5516817774327</text:p>
          </table:table-cell>
          <table:table-cell office:value-type="float" office:value="16.083847872385" table:style-name="ce1">
            <text:p>16.083847872385</text:p>
          </table:table-cell>
          <table:table-cell office:value-type="float" office:value="11.2551771376538" table:style-name="ce1">
            <text:p>11.2551771376538</text:p>
          </table:table-cell>
          <table:table-cell office:value-type="float" office:value="8.12050175310964" table:style-name="ce1">
            <text:p>8.12050175310964</text:p>
          </table:table-cell>
          <table:table-cell office:value-type="float" office:value="8.26436399039275" table:style-name="ce1">
            <text:p>8.26436399039275</text:p>
          </table:table-cell>
          <table:table-cell office:value-type="float" office:value="7.57928345587179" table:style-name="ce1">
            <text:p>7.57928345587179</text:p>
          </table:table-cell>
          <table:table-cell office:value-type="float" office:value="10.5496059652305" table:style-name="ce1">
            <text:p>10.5496059652305</text:p>
          </table:table-cell>
          <table:table-cell office:value-type="float" office:value="15.0077536162252" table:style-name="ce1">
            <text:p>15.0077536162252</text:p>
          </table:table-cell>
          <table:table-cell office:value-type="float" office:value="13.7300252298561" table:style-name="ce1">
            <text:p>13.7300252298561</text:p>
          </table:table-cell>
        </table:table-row>
        <table:table-row table:style-name="ro1">
          <table:table-cell office:value-type="string" table:style-name="ce1">
            <text:p>Gary Magnée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Cercle Brugge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26-087</text:p>
          </table:table-cell>
          <table:table-cell office:value-type="float" office:value="18.9" table:style-name="ce1">
            <text:p>18.9</text:p>
          </table:table-cell>
          <table:table-cell office:value-type="float" office:value="14.8990646340127" table:style-name="ce1">
            <text:p>14.8990646340127</text:p>
          </table:table-cell>
          <table:table-cell office:value-type="float" office:value="11.978541297991" table:style-name="ce1">
            <text:p>11.978541297991</text:p>
          </table:table-cell>
          <table:table-cell office:value-type="float" office:value="17.1316267086905" table:style-name="ce1">
            <text:p>17.1316267086905</text:p>
          </table:table-cell>
          <table:table-cell office:value-type="float" office:value="16.4731436433851" table:style-name="ce1">
            <text:p>16.4731436433851</text:p>
          </table:table-cell>
          <table:table-cell office:value-type="float" office:value="14.5791680111524" table:style-name="ce1">
            <text:p>14.5791680111524</text:p>
          </table:table-cell>
          <table:table-cell office:value-type="float" office:value="7.44003290015774" table:style-name="ce1">
            <text:p>7.44003290015774</text:p>
          </table:table-cell>
          <table:table-cell office:value-type="float" office:value="14.8655170294983" table:style-name="ce1">
            <text:p>14.8655170294983</text:p>
          </table:table-cell>
          <table:table-cell office:value-type="float" office:value="7.91800983107086" table:style-name="ce1">
            <text:p>7.91800983107086</text:p>
          </table:table-cell>
          <table:table-cell office:value-type="float" office:value="16.0928901801484" table:style-name="ce1">
            <text:p>16.0928901801484</text:p>
          </table:table-cell>
          <table:table-cell office:value-type="float" office:value="14.7514022195915" table:style-name="ce1">
            <text:p>14.7514022195915</text:p>
          </table:table-cell>
          <table:table-cell office:value-type="float" office:value="10.7690914568706" table:style-name="ce1">
            <text:p>10.7690914568706</text:p>
          </table:table-cell>
        </table:table-row>
        <table:table-row table:style-name="ro1">
          <table:table-cell office:value-type="string" table:style-name="ce1">
            <text:p>Maxence Maisonneuve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La Louvièr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330</text:p>
          </table:table-cell>
          <table:table-cell office:value-type="float" office:value="11.3" table:style-name="ce1">
            <text:p>11.3</text:p>
          </table:table-cell>
          <table:table-cell office:value-type="float" office:value="6.12887032083164" table:style-name="ce1">
            <text:p>6.12887032083164</text:p>
          </table:table-cell>
          <table:table-cell office:value-type="float" office:value="7.2006010401342" table:style-name="ce1">
            <text:p>7.2006010401342</text:p>
          </table:table-cell>
          <table:table-cell office:value-type="float" office:value="8.95196886255242" table:style-name="ce1">
            <text:p>8.95196886255242</text:p>
          </table:table-cell>
          <table:table-cell office:value-type="float" office:value="9.35853276048215" table:style-name="ce1">
            <text:p>9.35853276048215</text:p>
          </table:table-cell>
          <table:table-cell office:value-type="float" office:value="5.39546538782563" table:style-name="ce1">
            <text:p>5.39546538782563</text:p>
          </table:table-cell>
          <table:table-cell office:value-type="float" office:value="13.7556520329905" table:style-name="ce1">
            <text:p>13.7556520329905</text:p>
          </table:table-cell>
          <table:table-cell office:value-type="float" office:value="5.63318936228377" table:style-name="ce1">
            <text:p>5.63318936228377</text:p>
          </table:table-cell>
          <table:table-cell office:value-type="float" office:value="8.78065615761053" table:style-name="ce1">
            <text:p>8.78065615761053</text:p>
          </table:table-cell>
          <table:table-cell office:value-type="float" office:value="8.06758136689381" table:style-name="ce1">
            <text:p>8.06758136689381</text:p>
          </table:table-cell>
          <table:table-cell office:value-type="float" office:value="10.5517105511211" table:style-name="ce1">
            <text:p>10.5517105511211</text:p>
          </table:table-cell>
          <table:table-cell office:value-type="float" office:value="5.76905370896012" table:style-name="ce1">
            <text:p>5.76905370896012</text:p>
          </table:table-cell>
        </table:table-row>
        <table:table-row table:style-name="ro1">
          <table:table-cell office:value-type="string" table:style-name="ce1">
            <text:p>Luc Marijnissen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Dender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2-363</text:p>
          </table:table-cell>
          <table:table-cell office:value-type="float" office:value="19.4" table:style-name="ce1">
            <text:p>19.4</text:p>
          </table:table-cell>
          <table:table-cell office:value-type="float" office:value="6.99735025318006" table:style-name="ce1">
            <text:p>6.99735025318006</text:p>
          </table:table-cell>
          <table:table-cell office:value-type="float" office:value="12.0448586554918" table:style-name="ce1">
            <text:p>12.0448586554918</text:p>
          </table:table-cell>
          <table:table-cell office:value-type="float" office:value="7.83269349197273" table:style-name="ce1">
            <text:p>7.83269349197273</text:p>
          </table:table-cell>
          <table:table-cell office:value-type="float" office:value="11.9961177061075" table:style-name="ce1">
            <text:p>11.9961177061075</text:p>
          </table:table-cell>
          <table:table-cell office:value-type="float" office:value="10.5604213943093" table:style-name="ce1">
            <text:p>10.5604213943093</text:p>
          </table:table-cell>
          <table:table-cell office:value-type="float" office:value="8.4170127711127" table:style-name="ce1">
            <text:p>8.4170127711127</text:p>
          </table:table-cell>
          <table:table-cell office:value-type="float" office:value="8.79138199788722" table:style-name="ce1">
            <text:p>8.79138199788722</text:p>
          </table:table-cell>
          <table:table-cell office:value-type="float" office:value="8.78065615761053" table:style-name="ce1">
            <text:p>8.78065615761053</text:p>
          </table:table-cell>
          <table:table-cell office:value-type="float" office:value="12.002088488077" table:style-name="ce1">
            <text:p>12.002088488077</text:p>
          </table:table-cell>
          <table:table-cell office:value-type="float" office:value="14.1327760369768" table:style-name="ce1">
            <text:p>14.1327760369768</text:p>
          </table:table-cell>
          <table:table-cell office:value-type="float" office:value="12.6377132903111" table:style-name="ce1">
            <text:p>12.6377132903111</text:p>
          </table:table-cell>
        </table:table-row>
        <table:table-row table:style-name="ro1">
          <table:table-cell office:value-type="string" table:style-name="ce1">
            <text:p>José Marsà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Mechele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3-309</text:p>
          </table:table-cell>
          <table:table-cell office:value-type="float" office:value="12.3" table:style-name="ce1">
            <text:p>12.3</text:p>
          </table:table-cell>
          <table:table-cell office:value-type="float" office:value="7.25284513490739" table:style-name="ce1">
            <text:p>7.25284513490739</text:p>
          </table:table-cell>
          <table:table-cell office:value-type="float" office:value="8.73903468723469" table:style-name="ce1">
            <text:p>8.73903468723469</text:p>
          </table:table-cell>
          <table:table-cell office:value-type="float" office:value="11.3192514354031" table:style-name="ce1">
            <text:p>11.3192514354031</text:p>
          </table:table-cell>
          <table:table-cell office:value-type="float" office:value="9.02972469335821" table:style-name="ce1">
            <text:p>9.02972469335821</text:p>
          </table:table-cell>
          <table:table-cell office:value-type="float" office:value="12.5444417425397" table:style-name="ce1">
            <text:p>12.5444417425397</text:p>
          </table:table-cell>
          <table:table-cell office:value-type="float" office:value="5.30650348664078" table:style-name="ce1">
            <text:p>5.30650348664078</text:p>
          </table:table-cell>
          <table:table-cell office:value-type="float" office:value="10.267723576576" table:style-name="ce1">
            <text:p>10.267723576576</text:p>
          </table:table-cell>
          <table:table-cell office:value-type="float" office:value="7.91800983107086" table:style-name="ce1">
            <text:p>7.91800983107086</text:p>
          </table:table-cell>
          <table:table-cell office:value-type="float" office:value="10.2442920670627" table:style-name="ce1">
            <text:p>10.2442920670627</text:p>
          </table:table-cell>
          <table:table-cell office:value-type="float" office:value="9.31843120687123" table:style-name="ce1">
            <text:p>9.31843120687123</text:p>
          </table:table-cell>
          <table:table-cell office:value-type="float" office:value="5.14534723673982" table:style-name="ce1">
            <text:p>5.14534723673982</text:p>
          </table:table-cell>
        </table:table-row>
        <table:table-row table:style-name="ro1">
          <table:table-cell office:value-type="string" table:style-name="ce1">
            <text:p>Brandon Mechele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Club Brugg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2-344</text:p>
          </table:table-cell>
          <table:table-cell office:value-type="float" office:value="19.1" table:style-name="ce1">
            <text:p>19.1</text:p>
          </table:table-cell>
          <table:table-cell office:value-type="float" office:value="8.65151819996506" table:style-name="ce1">
            <text:p>8.65151819996506</text:p>
          </table:table-cell>
          <table:table-cell office:value-type="float" office:value="16.3413780560299" table:style-name="ce1">
            <text:p>16.3413780560299</text:p>
          </table:table-cell>
          <table:table-cell office:value-type="float" office:value="12.0480517300861" table:style-name="ce1">
            <text:p>12.0480517300861</text:p>
          </table:table-cell>
          <table:table-cell office:value-type="float" office:value="16.4023874273909" table:style-name="ce1">
            <text:p>16.4023874273909</text:p>
          </table:table-cell>
          <table:table-cell office:value-type="float" office:value="10.5604213943093" table:style-name="ce1">
            <text:p>10.5604213943093</text:p>
          </table:table-cell>
          <table:table-cell office:value-type="float" office:value="13.7556520329905" table:style-name="ce1">
            <text:p>13.7556520329905</text:p>
          </table:table-cell>
          <table:table-cell office:value-type="float" office:value="8.05528260512272" table:style-name="ce1">
            <text:p>8.05528260512272</text:p>
          </table:table-cell>
          <table:table-cell office:value-type="float" office:value="9.73758960492736" table:style-name="ce1">
            <text:p>9.73758960492736</text:p>
          </table:table-cell>
          <table:table-cell office:value-type="float" office:value="15.5651573444227" table:style-name="ce1">
            <text:p>15.5651573444227</text:p>
          </table:table-cell>
          <table:table-cell office:value-type="float" office:value="12.7377419181975" table:style-name="ce1">
            <text:p>12.7377419181975</text:p>
          </table:table-cell>
          <table:table-cell office:value-type="float" office:value="9.37541344143723" table:style-name="ce1">
            <text:p>9.37541344143723</text:p>
          </table:table-cell>
        </table:table-row>
        <table:table-row table:style-name="ro1">
          <table:table-cell office:value-type="string" table:style-name="ce1">
            <text:p>Bjorn Meijer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Club Brugg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2-295</text:p>
          </table:table-cell>
          <table:table-cell office:value-type="float" office:value="8.3" table:style-name="ce1">
            <text:p>8.3</text:p>
          </table:table-cell>
          <table:table-cell office:value-type="float" office:value="12.4076442141577" table:style-name="ce1">
            <text:p>12.4076442141577</text:p>
          </table:table-cell>
          <table:table-cell office:value-type="float" office:value="7.95332929399377" table:style-name="ce1">
            <text:p>7.95332929399377</text:p>
          </table:table-cell>
          <table:table-cell office:value-type="float" office:value="11.7618791813072" table:style-name="ce1">
            <text:p>11.7618791813072</text:p>
          </table:table-cell>
          <table:table-cell office:value-type="float" office:value="10.0128920632442" table:style-name="ce1">
            <text:p>10.0128920632442</text:p>
          </table:table-cell>
          <table:table-cell office:value-type="float" office:value="12.2369431981122" table:style-name="ce1">
            <text:p>12.2369431981122</text:p>
          </table:table-cell>
          <table:table-cell office:value-type="float" office:value="7.36834629508024" table:style-name="ce1">
            <text:p>7.36834629508024</text:p>
          </table:table-cell>
          <table:table-cell office:value-type="float" office:value="14.6386759707236" table:style-name="ce1">
            <text:p>14.6386759707236</text:p>
          </table:table-cell>
          <table:table-cell office:value-type="float" office:value="8.60690722909312" table:style-name="ce1">
            <text:p>8.60690722909312</text:p>
          </table:table-cell>
          <table:table-cell office:value-type="float" office:value="6.86936089473078" table:style-name="ce1">
            <text:p>6.86936089473078</text:p>
          </table:table-cell>
          <table:table-cell office:value-type="float" office:value="6.99687120464238" table:style-name="ce1">
            <text:p>6.99687120464238</text:p>
          </table:table-cell>
          <table:table-cell office:value-type="float" office:value="4.68516299421656" table:style-name="ce1">
            <text:p>4.68516299421656</text:p>
          </table:table-cell>
        </table:table-row>
        <table:table-row table:style-name="ro1">
          <table:table-cell office:value-type="string" table:style-name="ce1">
            <text:p>Visar Musliu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Sint-Truide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1-055</text:p>
          </table:table-cell>
          <table:table-cell office:value-type="float" office:value="15.7" table:style-name="ce1">
            <text:p>15.7</text:p>
          </table:table-cell>
          <table:table-cell office:value-type="float" office:value="6.4774948238677" table:style-name="ce1">
            <text:p>6.4774948238677</text:p>
          </table:table-cell>
          <table:table-cell office:value-type="float" office:value="12.6113464144864" table:style-name="ce1">
            <text:p>12.6113464144864</text:p>
          </table:table-cell>
          <table:table-cell office:value-type="float" office:value="6.18149044118292" table:style-name="ce1">
            <text:p>6.18149044118292</text:p>
          </table:table-cell>
          <table:table-cell office:value-type="float" office:value="13.3314036522648" table:style-name="ce1">
            <text:p>13.3314036522648</text:p>
          </table:table-cell>
          <table:table-cell office:value-type="float" office:value="13.1257982501183" table:style-name="ce1">
            <text:p>13.1257982501183</text:p>
          </table:table-cell>
          <table:table-cell office:value-type="float" office:value="10.1953097543038" table:style-name="ce1">
            <text:p>10.1953097543038</text:p>
          </table:table-cell>
          <table:table-cell office:value-type="float" office:value="8.36934201102768" table:style-name="ce1">
            <text:p>8.36934201102768</text:p>
          </table:table-cell>
          <table:table-cell office:value-type="float" office:value="7.08147081610624" table:style-name="ce1">
            <text:p>7.08147081610624</text:p>
          </table:table-cell>
          <table:table-cell office:value-type="float" office:value="7.16169026088978" table:style-name="ce1">
            <text:p>7.16169026088978</text:p>
          </table:table-cell>
          <table:table-cell office:value-type="float" office:value="13.6335706652605" table:style-name="ce1">
            <text:p>13.6335706652605</text:p>
          </table:table-cell>
          <table:table-cell office:value-type="float" office:value="5.35151607649669" table:style-name="ce1">
            <text:p>5.35151607649669</text:p>
          </table:table-cell>
        </table:table-row>
        <table:table-row table:style-name="ro1">
          <table:table-cell office:value-type="string" table:style-name="ce1">
            <text:p>Moussa N'Diaye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Anderlecht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3-203</text:p>
          </table:table-cell>
          <table:table-cell office:value-type="float" office:value="9.6" table:style-name="ce1">
            <text:p>9.6</text:p>
          </table:table-cell>
          <table:table-cell office:value-type="float" office:value="8.38157121140245" table:style-name="ce1">
            <text:p>8.38157121140245</text:p>
          </table:table-cell>
          <table:table-cell office:value-type="float" office:value="9.64478154665848" table:style-name="ce1">
            <text:p>9.64478154665848</text:p>
          </table:table-cell>
          <table:table-cell office:value-type="float" office:value="6.18149044118292" table:style-name="ce1">
            <text:p>6.18149044118292</text:p>
          </table:table-cell>
          <table:table-cell office:value-type="float" office:value="12.7191015741208" table:style-name="ce1">
            <text:p>12.7191015741208</text:p>
          </table:table-cell>
          <table:table-cell office:value-type="float" office:value="9.11656782733662" table:style-name="ce1">
            <text:p>9.11656782733662</text:p>
          </table:table-cell>
          <table:table-cell office:value-type="float" office:value="9.00232294315835" table:style-name="ce1">
            <text:p>9.00232294315835</text:p>
          </table:table-cell>
          <table:table-cell office:value-type="float" office:value="7.53920228665168" table:style-name="ce1">
            <text:p>7.53920228665168</text:p>
          </table:table-cell>
          <table:table-cell office:value-type="float" office:value="7.41184404047199" table:style-name="ce1">
            <text:p>7.41184404047199</text:p>
          </table:table-cell>
          <table:table-cell office:value-type="float" office:value="6.30327432698081" table:style-name="ce1">
            <text:p>6.30327432698081</text:p>
          </table:table-cell>
          <table:table-cell office:value-type="float" office:value="9.38077066604619" table:style-name="ce1">
            <text:p>9.38077066604619</text:p>
          </table:table-cell>
          <table:table-cell office:value-type="float" office:value="8.92431254931413" table:style-name="ce1">
            <text:p>8.92431254931413</text:p>
          </table:table-cell>
        </table:table-row>
        <table:table-row table:style-name="ro1">
          <table:table-cell office:value-type="string" table:style-name="ce1">
            <text:p>Flávio Nazinho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Cercle Brugg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2-171</text:p>
          </table:table-cell>
          <table:table-cell office:value-type="float" office:value="15" table:style-name="ce1">
            <text:p>15</text:p>
          </table:table-cell>
          <table:table-cell office:value-type="float" office:value="13.5243675010943" table:style-name="ce1">
            <text:p>13.5243675010943</text:p>
          </table:table-cell>
          <table:table-cell office:value-type="float" office:value="10.6478767211877" table:style-name="ce1">
            <text:p>10.6478767211877</text:p>
          </table:table-cell>
          <table:table-cell office:value-type="float" office:value="16.7358346998489" table:style-name="ce1">
            <text:p>16.7358346998489</text:p>
          </table:table-cell>
          <table:table-cell office:value-type="float" office:value="13.5699084646504" table:style-name="ce1">
            <text:p>13.5699084646504</text:p>
          </table:table-cell>
          <table:table-cell office:value-type="float" office:value="14.367676568758" table:style-name="ce1">
            <text:p>14.367676568758</text:p>
          </table:table-cell>
          <table:table-cell office:value-type="float" office:value="7.57214179992935" table:style-name="ce1">
            <text:p>7.57214179992935</text:p>
          </table:table-cell>
          <table:table-cell office:value-type="float" office:value="14.9730427722322" table:style-name="ce1">
            <text:p>14.9730427722322</text:p>
          </table:table-cell>
          <table:table-cell office:value-type="float" office:value="8.26093859382394" table:style-name="ce1">
            <text:p>8.26093859382394</text:p>
          </table:table-cell>
          <table:table-cell office:value-type="float" office:value="10.2442920670627" table:style-name="ce1">
            <text:p>10.2442920670627</text:p>
          </table:table-cell>
          <table:table-cell office:value-type="float" office:value="11.609702065002" table:style-name="ce1">
            <text:p>11.609702065002</text:p>
          </table:table-cell>
          <table:table-cell office:value-type="float" office:value="9.2976692291901" table:style-name="ce1">
            <text:p>9.2976692291901</text:p>
          </table:table-cell>
        </table:table-row>
        <table:table-row table:style-name="ro1">
          <table:table-cell office:value-type="string" table:style-name="ce1">
            <text:p>Ousseynou Niang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Union SG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4-087</text:p>
          </table:table-cell>
          <table:table-cell office:value-type="float" office:value="15" table:style-name="ce1">
            <text:p>15</text:p>
          </table:table-cell>
          <table:table-cell office:value-type="float" office:value="10.3929210219615" table:style-name="ce1">
            <text:p>10.3929210219615</text:p>
          </table:table-cell>
          <table:table-cell office:value-type="float" office:value="8.2633526114322" table:style-name="ce1">
            <text:p>8.2633526114322</text:p>
          </table:table-cell>
          <table:table-cell office:value-type="float" office:value="14.2282239327251" table:style-name="ce1">
            <text:p>14.2282239327251</text:p>
          </table:table-cell>
          <table:table-cell office:value-type="float" office:value="8.30886514892378" table:style-name="ce1">
            <text:p>8.30886514892378</text:p>
          </table:table-cell>
          <table:table-cell office:value-type="float" office:value="16.8230791477139" table:style-name="ce1">
            <text:p>16.8230791477139</text:p>
          </table:table-cell>
          <table:table-cell office:value-type="float" office:value="5.72041522777237" table:style-name="ce1">
            <text:p>5.72041522777237</text:p>
          </table:table-cell>
          <table:table-cell office:value-type="float" office:value="16.9892088335466" table:style-name="ce1">
            <text:p>16.9892088335466</text:p>
          </table:table-cell>
          <table:table-cell office:value-type="float" office:value="9.99679680522052" table:style-name="ce1">
            <text:p>9.99679680522052</text:p>
          </table:table-cell>
          <table:table-cell office:value-type="float" office:value="15.1641028282396" table:style-name="ce1">
            <text:p>15.1641028282396</text:p>
          </table:table-cell>
          <table:table-cell office:value-type="float" office:value="7.71050317602735" table:style-name="ce1">
            <text:p>7.71050317602735</text:p>
          </table:table-cell>
          <table:table-cell office:value-type="float" office:value="8.83104166123818" table:style-name="ce1">
            <text:p>8.83104166123818</text:p>
          </table:table-cell>
        </table:table-row>
        <table:table-row table:style-name="ro1">
          <table:table-cell office:value-type="string" table:style-name="ce1">
            <text:p>Roggerio Nyakossi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OH Leuve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1-359</text:p>
          </table:table-cell>
          <table:table-cell office:value-type="float" office:value="9" table:style-name="ce1">
            <text:p>9</text:p>
          </table:table-cell>
          <table:table-cell office:value-type="float" office:value="5.17658064019307" table:style-name="ce1">
            <text:p>5.17658064019307</text:p>
          </table:table-cell>
          <table:table-cell office:value-type="float" office:value="7.58577651102378" table:style-name="ce1">
            <text:p>7.58577651102378</text:p>
          </table:table-cell>
          <table:table-cell office:value-type="float" office:value="5.90369037190843" table:style-name="ce1">
            <text:p>5.90369037190843</text:p>
          </table:table-cell>
          <table:table-cell office:value-type="float" office:value="6.85341365671168" table:style-name="ce1">
            <text:p>6.85341365671168</text:p>
          </table:table-cell>
          <table:table-cell office:value-type="float" office:value="5.11107552001546" table:style-name="ce1">
            <text:p>5.11107552001546</text:p>
          </table:table-cell>
          <table:table-cell office:value-type="float" office:value="13.7556520329905" table:style-name="ce1">
            <text:p>13.7556520329905</text:p>
          </table:table-cell>
          <table:table-cell office:value-type="float" office:value="5.46102306855756" table:style-name="ce1">
            <text:p>5.46102306855756</text:p>
          </table:table-cell>
          <table:table-cell office:value-type="float" office:value="8.43361743207102" table:style-name="ce1">
            <text:p>8.43361743207102</text:p>
          </table:table-cell>
          <table:table-cell office:value-type="float" office:value="12.273160026184" table:style-name="ce1">
            <text:p>12.273160026184</text:p>
          </table:table-cell>
          <table:table-cell office:value-type="float" office:value="7.58971317959291" table:style-name="ce1">
            <text:p>7.58971317959291</text:p>
          </table:table-cell>
          <table:table-cell office:value-type="float" office:value="7.40925155180787" table:style-name="ce1">
            <text:p>7.40925155180787</text:p>
          </table:table-cell>
        </table:table-row>
        <table:table-row table:style-name="ro1">
          <table:table-cell office:value-type="string" table:style-name="ce1">
            <text:p>Benoit Nyssen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Zulte Waregem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8-117</text:p>
          </table:table-cell>
          <table:table-cell office:value-type="float" office:value="10.4" table:style-name="ce1">
            <text:p>10.4</text:p>
          </table:table-cell>
          <table:table-cell office:value-type="float" office:value="11.0807686138477" table:style-name="ce1">
            <text:p>11.0807686138477</text:p>
          </table:table-cell>
          <table:table-cell office:value-type="float" office:value="8.80188509082397" table:style-name="ce1">
            <text:p>8.80188509082397</text:p>
          </table:table-cell>
          <table:table-cell office:value-type="float" office:value="11.4684694198049" table:style-name="ce1">
            <text:p>11.4684694198049</text:p>
          </table:table-cell>
          <table:table-cell office:value-type="float" office:value="10.2073946057734" table:style-name="ce1">
            <text:p>10.2073946057734</text:p>
          </table:table-cell>
          <table:table-cell office:value-type="float" office:value="11.5914853053922" table:style-name="ce1">
            <text:p>11.5914853053922</text:p>
          </table:table-cell>
          <table:table-cell office:value-type="float" office:value="9.36446314638306" table:style-name="ce1">
            <text:p>9.36446314638306</text:p>
          </table:table-cell>
          <table:table-cell office:value-type="float" office:value="12.4141330900061" table:style-name="ce1">
            <text:p>12.4141330900061</text:p>
          </table:table-cell>
          <table:table-cell office:value-type="float" office:value="9.04180443379819" table:style-name="ce1">
            <text:p>9.04180443379819</text:p>
          </table:table-cell>
          <table:table-cell office:value-type="float" office:value="12.7917483128903" table:style-name="ce1">
            <text:p>12.7917483128903</text:p>
          </table:table-cell>
          <table:table-cell office:value-type="float" office:value="7.89284780962487" table:style-name="ce1">
            <text:p>7.89284780962487</text:p>
          </table:table-cell>
          <table:table-cell office:value-type="float" office:value="5.66578387336936" table:style-name="ce1">
            <text:p>5.66578387336936</text:p>
          </table:table-cell>
        </table:table-row>
        <table:table-row table:style-name="ro1">
          <table:table-cell office:value-type="string" table:style-name="ce1">
            <text:p>Mardochee Nzita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Charleroi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317</text:p>
          </table:table-cell>
          <table:table-cell office:value-type="float" office:value="15.8" table:style-name="ce1">
            <text:p>15.8</text:p>
          </table:table-cell>
          <table:table-cell office:value-type="float" office:value="7.63119224315808" table:style-name="ce1">
            <text:p>7.63119224315808</text:p>
          </table:table-cell>
          <table:table-cell office:value-type="float" office:value="10.1687670186231" table:style-name="ce1">
            <text:p>10.1687670186231</text:p>
          </table:table-cell>
          <table:table-cell office:value-type="float" office:value="9.11336537194533" table:style-name="ce1">
            <text:p>9.11336537194533</text:p>
          </table:table-cell>
          <table:table-cell office:value-type="float" office:value="12.224771775417" table:style-name="ce1">
            <text:p>12.224771775417</text:p>
          </table:table-cell>
          <table:table-cell office:value-type="float" office:value="11.2551771376538" table:style-name="ce1">
            <text:p>11.2551771376538</text:p>
          </table:table-cell>
          <table:table-cell office:value-type="float" office:value="5.58675102359024" table:style-name="ce1">
            <text:p>5.58675102359024</text:p>
          </table:table-cell>
          <table:table-cell office:value-type="float" office:value="11.5768286955853" table:style-name="ce1">
            <text:p>11.5768286955853</text:p>
          </table:table-cell>
          <table:table-cell office:value-type="float" office:value="7.08147081610624" table:style-name="ce1">
            <text:p>7.08147081610624</text:p>
          </table:table-cell>
          <table:table-cell office:value-type="float" office:value="6.30327432698081" table:style-name="ce1">
            <text:p>6.30327432698081</text:p>
          </table:table-cell>
          <table:table-cell office:value-type="float" office:value="10.9711347616902" table:style-name="ce1">
            <text:p>10.9711347616902</text:p>
          </table:table-cell>
          <table:table-cell office:value-type="float" office:value="9.96383116731675" table:style-name="ce1">
            <text:p>9.96383116731675</text:p>
          </table:table-cell>
        </table:table-row>
        <table:table-row table:style-name="ro1">
          <table:table-cell office:value-type="string" table:style-name="ce1">
            <text:p>Yllan Okou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La Louvièr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3-015</text:p>
          </table:table-cell>
          <table:table-cell office:value-type="float" office:value="14.1" table:style-name="ce1">
            <text:p>14.1</text:p>
          </table:table-cell>
          <table:table-cell office:value-type="float" office:value="6.38927814163788" table:style-name="ce1">
            <text:p>6.38927814163788</text:p>
          </table:table-cell>
          <table:table-cell office:value-type="float" office:value="8.41309712367816" table:style-name="ce1">
            <text:p>8.41309712367816</text:p>
          </table:table-cell>
          <table:table-cell office:value-type="float" office:value="6.46714163143421" table:style-name="ce1">
            <text:p>6.46714163143421</text:p>
          </table:table-cell>
          <table:table-cell office:value-type="float" office:value="7.09866945488939" table:style-name="ce1">
            <text:p>7.09866945488939</text:p>
          </table:table-cell>
          <table:table-cell office:value-type="float" office:value="5.99845727891064" table:style-name="ce1">
            <text:p>5.99845727891064</text:p>
          </table:table-cell>
          <table:table-cell/>
          <table:table-cell office:value-type="float" office:value="6.17189587915446" table:style-name="ce1">
            <text:p>6.17189587915446</text:p>
          </table:table-cell>
          <table:table-cell office:value-type="float" office:value="6.59899743180256" table:style-name="ce1">
            <text:p>6.59899743180256</text:p>
          </table:table-cell>
          <table:table-cell office:value-type="float" office:value="6.0306790023211" table:style-name="ce1">
            <text:p>6.0306790023211</text:p>
          </table:table-cell>
          <table:table-cell office:value-type="float" office:value="14.0931693920727" table:style-name="ce1">
            <text:p>14.0931693920727</text:p>
          </table:table-cell>
          <table:table-cell office:value-type="float" office:value="7.67902554897261" table:style-name="ce1">
            <text:p>7.67902554897261</text:p>
          </table:table-cell>
        </table:table-row>
        <table:table-row table:style-name="ro1">
          <table:table-cell office:value-type="string" table:style-name="ce1">
            <text:p>Takuma Ominami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OH Leuve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8-025</text:p>
          </table:table-cell>
          <table:table-cell office:value-type="float" office:value="11.8" table:style-name="ce1">
            <text:p>11.8</text:p>
          </table:table-cell>
          <table:table-cell office:value-type="float" office:value="6.58871838631046" table:style-name="ce1">
            <text:p>6.58871838631046</text:p>
          </table:table-cell>
          <table:table-cell office:value-type="float" office:value="8.73903468723469" table:style-name="ce1">
            <text:p>8.73903468723469</text:p>
          </table:table-cell>
          <table:table-cell office:value-type="float" office:value="7.05963566228399" table:style-name="ce1">
            <text:p>7.05963566228399</text:p>
          </table:table-cell>
          <table:table-cell office:value-type="float" office:value="8.63564318452075" table:style-name="ce1">
            <text:p>8.63564318452075</text:p>
          </table:table-cell>
          <table:table-cell office:value-type="float" office:value="5.6914269086343" table:style-name="ce1">
            <text:p>5.6914269086343</text:p>
          </table:table-cell>
          <table:table-cell office:value-type="float" office:value="11.193066620302" table:style-name="ce1">
            <text:p>11.193066620302</text:p>
          </table:table-cell>
          <table:table-cell office:value-type="float" office:value="6.35843945272094" table:style-name="ce1">
            <text:p>6.35843945272094</text:p>
          </table:table-cell>
          <table:table-cell office:value-type="float" office:value="6.59899743180256" table:style-name="ce1">
            <text:p>6.59899743180256</text:p>
          </table:table-cell>
          <table:table-cell office:value-type="float" office:value="7.76155507087795" table:style-name="ce1">
            <text:p>7.76155507087795</text:p>
          </table:table-cell>
          <table:table-cell office:value-type="float" office:value="7.65002666404091" table:style-name="ce1">
            <text:p>7.65002666404091</text:p>
          </table:table-cell>
          <table:table-cell office:value-type="float" office:value="5.61463374184356" table:style-name="ce1">
            <text:p>5.61463374184356</text:p>
          </table:table-cell>
        </table:table-row>
        <table:table-row table:style-name="ro1">
          <table:table-cell office:value-type="string" table:style-name="ce1">
            <text:p>Joel Ordóñez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Club Brugg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1-261</text:p>
          </table:table-cell>
          <table:table-cell office:value-type="float" office:value="12.8" table:style-name="ce1">
            <text:p>12.8</text:p>
          </table:table-cell>
          <table:table-cell office:value-type="float" office:value="7.32321127107391" table:style-name="ce1">
            <text:p>7.32321127107391</text:p>
          </table:table-cell>
          <table:table-cell office:value-type="float" office:value="13.4407537783455" table:style-name="ce1">
            <text:p>13.4407537783455</text:p>
          </table:table-cell>
          <table:table-cell office:value-type="float" office:value="7.99062572909571" table:style-name="ce1">
            <text:p>7.99062572909571</text:p>
          </table:table-cell>
          <table:table-cell office:value-type="float" office:value="12.5575366669232" table:style-name="ce1">
            <text:p>12.5575366669232</text:p>
          </table:table-cell>
          <table:table-cell office:value-type="float" office:value="5.6914269086343" table:style-name="ce1">
            <text:p>5.6914269086343</text:p>
          </table:table-cell>
          <table:table-cell office:value-type="float" office:value="6.16690958738257" table:style-name="ce1">
            <text:p>6.16690958738257</text:p>
          </table:table-cell>
          <table:table-cell office:value-type="float" office:value="5.54662723963302" table:style-name="ce1">
            <text:p>5.54662723963302</text:p>
          </table:table-cell>
          <table:table-cell office:value-type="float" office:value="7.24586421792539" table:style-name="ce1">
            <text:p>7.24586421792539</text:p>
          </table:table-cell>
          <table:table-cell office:value-type="float" office:value="12.536512553901" table:style-name="ce1">
            <text:p>12.536512553901</text:p>
          </table:table-cell>
          <table:table-cell office:value-type="float" office:value="8.26107161315061" table:style-name="ce1">
            <text:p>8.26107161315061</text:p>
          </table:table-cell>
          <table:table-cell office:value-type="float" office:value="5.89992893423886" table:style-name="ce1">
            <text:p>5.89992893423886</text:p>
          </table:table-cell>
        </table:table-row>
        <table:table-row table:style-name="ro1">
          <table:table-cell office:value-type="string" table:style-name="ce1">
            <text:p>Zakaria El Ouahdi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Genk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4-007</text:p>
          </table:table-cell>
          <table:table-cell office:value-type="float" office:value="13.5" table:style-name="ce1">
            <text:p>13.5</text:p>
          </table:table-cell>
          <table:table-cell office:value-type="float" office:value="13.9483747051485" table:style-name="ce1">
            <text:p>13.9483747051485</text:p>
          </table:table-cell>
          <table:table-cell office:value-type="float" office:value="10.5869697270681" table:style-name="ce1">
            <text:p>10.5869697270681</text:p>
          </table:table-cell>
          <table:table-cell office:value-type="float" office:value="12.7282249699754" table:style-name="ce1">
            <text:p>12.7282249699754</text:p>
          </table:table-cell>
          <table:table-cell office:value-type="float" office:value="12.8773387773983" table:style-name="ce1">
            <text:p>12.8773387773983</text:p>
          </table:table-cell>
          <table:table-cell office:value-type="float" office:value="13.398764795133" table:style-name="ce1">
            <text:p>13.398764795133</text:p>
          </table:table-cell>
          <table:table-cell office:value-type="float" office:value="7.65664708249861" table:style-name="ce1">
            <text:p>7.65664708249861</text:p>
          </table:table-cell>
          <table:table-cell office:value-type="float" office:value="15.454567644014" table:style-name="ce1">
            <text:p>15.454567644014</text:p>
          </table:table-cell>
          <table:table-cell office:value-type="float" office:value="12.7075444294937" table:style-name="ce1">
            <text:p>12.7075444294937</text:p>
          </table:table-cell>
          <table:table-cell office:value-type="float" office:value="16.9438838854761" table:style-name="ce1">
            <text:p>16.9438838854761</text:p>
          </table:table-cell>
          <table:table-cell office:value-type="float" office:value="8.0764299010828" table:style-name="ce1">
            <text:p>8.0764299010828</text:p>
          </table:table-cell>
          <table:table-cell office:value-type="float" office:value="5.48819397767208" table:style-name="ce1">
            <text:p>5.48819397767208</text:p>
          </table:table-cell>
        </table:table-row>
        <table:table-row table:style-name="ro1">
          <table:table-cell office:value-type="string" table:style-name="ce1">
            <text:p>Aiham Ousou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Charleroi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363</text:p>
          </table:table-cell>
          <table:table-cell office:value-type="float" office:value="17.7" table:style-name="ce1">
            <text:p>17.7</text:p>
          </table:table-cell>
          <table:table-cell office:value-type="float" office:value="6.34542980482973" table:style-name="ce1">
            <text:p>6.34542980482973</text:p>
          </table:table-cell>
          <table:table-cell office:value-type="float" office:value="11.7544840989422" table:style-name="ce1">
            <text:p>11.7544840989422</text:p>
          </table:table-cell>
          <table:table-cell office:value-type="float" office:value="6.0415762972889" table:style-name="ce1">
            <text:p>6.0415762972889</text:p>
          </table:table-cell>
          <table:table-cell office:value-type="float" office:value="12.0537732621861" table:style-name="ce1">
            <text:p>12.0537732621861</text:p>
          </table:table-cell>
          <table:table-cell office:value-type="float" office:value="10.5604213943093" table:style-name="ce1">
            <text:p>10.5604213943093</text:p>
          </table:table-cell>
          <table:table-cell/>
          <table:table-cell office:value-type="float" office:value="7.53920228665168" table:style-name="ce1">
            <text:p>7.53920228665168</text:p>
          </table:table-cell>
          <table:table-cell office:value-type="float" office:value="8.00339258396763" table:style-name="ce1">
            <text:p>8.00339258396763</text:p>
          </table:table-cell>
          <table:table-cell office:value-type="float" office:value="10.2442920670627" table:style-name="ce1">
            <text:p>10.2442920670627</text:p>
          </table:table-cell>
          <table:table-cell office:value-type="float" office:value="13.9721765988079" table:style-name="ce1">
            <text:p>13.9721765988079</text:p>
          </table:table-cell>
          <table:table-cell office:value-type="float" office:value="10.5286519341133" table:style-name="ce1">
            <text:p>10.5286519341133</text:p>
          </table:table-cell>
        </table:table-row>
        <table:table-row table:style-name="ro1">
          <table:table-cell office:value-type="string" table:style-name="ce1">
            <text:p>Maksim Paskotši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2-353</text:p>
          </table:table-cell>
          <table:table-cell office:value-type="float" office:value="14.9" table:style-name="ce1">
            <text:p>14.9</text:p>
          </table:table-cell>
          <table:table-cell office:value-type="float" office:value="6.72353756475458" table:style-name="ce1">
            <text:p>6.72353756475458</text:p>
          </table:table-cell>
          <table:table-cell office:value-type="float" office:value="13.1115982256926" table:style-name="ce1">
            <text:p>13.1115982256926</text:p>
          </table:table-cell>
          <table:table-cell office:value-type="float" office:value="8.62969427290439" table:style-name="ce1">
            <text:p>8.62969427290439</text:p>
          </table:table-cell>
          <table:table-cell office:value-type="float" office:value="8.24378480966078" table:style-name="ce1">
            <text:p>8.24378480966078</text:p>
          </table:table-cell>
          <table:table-cell office:value-type="float" office:value="6.31592606821486" table:style-name="ce1">
            <text:p>6.31592606821486</text:p>
          </table:table-cell>
          <table:table-cell/>
          <table:table-cell office:value-type="float" office:value="5.98874679918651" table:style-name="ce1">
            <text:p>5.98874679918651</text:p>
          </table:table-cell>
          <table:table-cell office:value-type="float" office:value="9.4771611547877" table:style-name="ce1">
            <text:p>9.4771611547877</text:p>
          </table:table-cell>
          <table:table-cell office:value-type="float" office:value="15.439085793007" table:style-name="ce1">
            <text:p>15.439085793007</text:p>
          </table:table-cell>
          <table:table-cell office:value-type="float" office:value="12.7377419181975" table:style-name="ce1">
            <text:p>12.7377419181975</text:p>
          </table:table-cell>
          <table:table-cell office:value-type="float" office:value="13.248483867857" table:style-name="ce1">
            <text:p>13.248483867857</text:p>
          </table:table-cell>
        </table:table-row>
        <table:table-row table:style-name="ro1">
          <table:table-cell office:value-type="string" table:style-name="ce1">
            <text:p>Wilguens Paugain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Zulte Waregem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24-136</text:p>
          </table:table-cell>
          <table:table-cell office:value-type="float" office:value="9.5" table:style-name="ce1">
            <text:p>9.5</text:p>
          </table:table-cell>
          <table:table-cell office:value-type="float" office:value="9.19388562937253" table:style-name="ce1">
            <text:p>9.19388562937253</text:p>
          </table:table-cell>
          <table:table-cell office:value-type="float" office:value="7.32011026090884" table:style-name="ce1">
            <text:p>7.32011026090884</text:p>
          </table:table-cell>
          <table:table-cell office:value-type="float" office:value="6.61273572054127" table:style-name="ce1">
            <text:p>6.61273572054127</text:p>
          </table:table-cell>
          <table:table-cell office:value-type="float" office:value="8.11396369008519" table:style-name="ce1">
            <text:p>8.11396369008519</text:p>
          </table:table-cell>
          <table:table-cell office:value-type="float" office:value="8.38921999724291" table:style-name="ce1">
            <text:p>8.38921999724291</text:p>
          </table:table-cell>
          <table:table-cell office:value-type="float" office:value="7.11968509835334" table:style-name="ce1">
            <text:p>7.11968509835334</text:p>
          </table:table-cell>
          <table:table-cell office:value-type="float" office:value="10.1635827914645" table:style-name="ce1">
            <text:p>10.1635827914645</text:p>
          </table:table-cell>
          <table:table-cell office:value-type="float" office:value="6.59899743180256" table:style-name="ce1">
            <text:p>6.59899743180256</text:p>
          </table:table-cell>
          <table:table-cell office:value-type="float" office:value="6.30327432698081" table:style-name="ce1">
            <text:p>6.30327432698081</text:p>
          </table:table-cell>
          <table:table-cell office:value-type="float" office:value="8.0764299010828" table:style-name="ce1">
            <text:p>8.0764299010828</text:p>
          </table:table-cell>
          <table:table-cell office:value-type="float" office:value="11.7405918911342" table:style-name="ce1">
            <text:p>11.7405918911342</text:p>
          </table:table-cell>
        </table:table-row>
        <table:table-row table:style-name="ro1">
          <table:table-cell office:value-type="string" table:style-name="ce1">
            <text:p>Ewoud Pletinckx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OH Leuve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089</text:p>
          </table:table-cell>
          <table:table-cell office:value-type="float" office:value="19.3" table:style-name="ce1">
            <text:p>19.3</text:p>
          </table:table-cell>
          <table:table-cell office:value-type="float" office:value="7.22945273566152" table:style-name="ce1">
            <text:p>7.22945273566152</text:p>
          </table:table-cell>
          <table:table-cell office:value-type="float" office:value="11.4566817511242" table:style-name="ce1">
            <text:p>11.4566817511242</text:p>
          </table:table-cell>
          <table:table-cell office:value-type="float" office:value="6.9090681221736" table:style-name="ce1">
            <text:p>6.9090681221736</text:p>
          </table:table-cell>
          <table:table-cell office:value-type="float" office:value="10.0128920632442" table:style-name="ce1">
            <text:p>10.0128920632442</text:p>
          </table:table-cell>
          <table:table-cell office:value-type="float" office:value="7.32276720605342" table:style-name="ce1">
            <text:p>7.32276720605342</text:p>
          </table:table-cell>
          <table:table-cell office:value-type="float" office:value="6.16690958738257" table:style-name="ce1">
            <text:p>6.16690958738257</text:p>
          </table:table-cell>
          <table:table-cell office:value-type="float" office:value="7.23534378066373" table:style-name="ce1">
            <text:p>7.23534378066373</text:p>
          </table:table-cell>
          <table:table-cell office:value-type="float" office:value="10.5940452290334" table:style-name="ce1">
            <text:p>10.5940452290334</text:p>
          </table:table-cell>
          <table:table-cell office:value-type="float" office:value="15.7958863974892" table:style-name="ce1">
            <text:p>15.7958863974892</text:p>
          </table:table-cell>
          <table:table-cell office:value-type="float" office:value="13.5452989127828" table:style-name="ce1">
            <text:p>13.5452989127828</text:p>
          </table:table-cell>
          <table:table-cell office:value-type="float" office:value="10.0253763971248" table:style-name="ce1">
            <text:p>10.0253763971248</text:p>
          </table:table-cell>
        </table:table-row>
        <table:table-row table:style-name="ro1">
          <table:table-cell office:value-type="string" table:style-name="ce1">
            <text:p>Christiaan Ravych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Cercle Brugg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3-161</text:p>
          </table:table-cell>
          <table:table-cell office:value-type="float" office:value="17.6" table:style-name="ce1">
            <text:p>17.6</text:p>
          </table:table-cell>
          <table:table-cell office:value-type="float" office:value="6.99735025318006" table:style-name="ce1">
            <text:p>6.99735025318006</text:p>
          </table:table-cell>
          <table:table-cell office:value-type="float" office:value="10.9736577738327" table:style-name="ce1">
            <text:p>10.9736577738327</text:p>
          </table:table-cell>
          <table:table-cell office:value-type="float" office:value="6.76007227157223" table:style-name="ce1">
            <text:p>6.76007227157223</text:p>
          </table:table-cell>
          <table:table-cell office:value-type="float" office:value="11.219290575029" table:style-name="ce1">
            <text:p>11.219290575029</text:p>
          </table:table-cell>
          <table:table-cell office:value-type="float" office:value="8.02911281321656" table:style-name="ce1">
            <text:p>8.02911281321656</text:p>
          </table:table-cell>
          <table:table-cell office:value-type="float" office:value="9.36446314638306" table:style-name="ce1">
            <text:p>9.36446314638306</text:p>
          </table:table-cell>
          <table:table-cell office:value-type="float" office:value="6.35843945272094" table:style-name="ce1">
            <text:p>6.35843945272094</text:p>
          </table:table-cell>
          <table:table-cell office:value-type="float" office:value="7.49538942000293" table:style-name="ce1">
            <text:p>7.49538942000293</text:p>
          </table:table-cell>
          <table:table-cell office:value-type="float" office:value="9.31285216995518" table:style-name="ce1">
            <text:p>9.31285216995518</text:p>
          </table:table-cell>
          <table:table-cell office:value-type="float" office:value="14.6839053266049" table:style-name="ce1">
            <text:p>14.6839053266049</text:p>
          </table:table-cell>
          <table:table-cell office:value-type="float" office:value="11.3712359760157" table:style-name="ce1">
            <text:p>11.3712359760157</text:p>
          </table:table-cell>
        </table:table-row>
        <table:table-row table:style-name="ro1">
          <table:table-cell office:value-type="string" table:style-name="ce1">
            <text:p>Bryan Reynolds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Westerlo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4-193</text:p>
          </table:table-cell>
          <table:table-cell office:value-type="float" office:value="19.8" table:style-name="ce1">
            <text:p>19.8</text:p>
          </table:table-cell>
          <table:table-cell office:value-type="float" office:value="10.8226489703498" table:style-name="ce1">
            <text:p>10.8226489703498</text:p>
          </table:table-cell>
          <table:table-cell office:value-type="float" office:value="11.6293595553355" table:style-name="ce1">
            <text:p>11.6293595553355</text:p>
          </table:table-cell>
          <table:table-cell office:value-type="float" office:value="13.5862439216152" table:style-name="ce1">
            <text:p>13.5862439216152</text:p>
          </table:table-cell>
          <table:table-cell office:value-type="float" office:value="15.413160730936" table:style-name="ce1">
            <text:p>15.413160730936</text:p>
          </table:table-cell>
          <table:table-cell office:value-type="float" office:value="16.1951839832649" table:style-name="ce1">
            <text:p>16.1951839832649</text:p>
          </table:table-cell>
          <table:table-cell office:value-type="float" office:value="8.62820622205277" table:style-name="ce1">
            <text:p>8.62820622205277</text:p>
          </table:table-cell>
          <table:table-cell office:value-type="float" office:value="16.5974441308761" table:style-name="ce1">
            <text:p>16.5974441308761</text:p>
          </table:table-cell>
          <table:table-cell office:value-type="float" office:value="8.69373386086086" table:style-name="ce1">
            <text:p>8.69373386086086</text:p>
          </table:table-cell>
          <table:table-cell office:value-type="float" office:value="12.7917483128903" table:style-name="ce1">
            <text:p>12.7917483128903</text:p>
          </table:table-cell>
          <table:table-cell office:value-type="float" office:value="10.7924654001232" table:style-name="ce1">
            <text:p>10.7924654001232</text:p>
          </table:table-cell>
          <table:table-cell office:value-type="float" office:value="8.83104166123818" table:style-name="ce1">
            <text:p>8.83104166123818</text:p>
          </table:table-cell>
        </table:table-row>
        <table:table-row table:style-name="ro1">
          <table:table-cell office:value-type="string" table:style-name="ce1">
            <text:p>Tuur Rommens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Westerlo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2-287</text:p>
          </table:table-cell>
          <table:table-cell office:value-type="float" office:value="13.6" table:style-name="ce1">
            <text:p>13.6</text:p>
          </table:table-cell>
          <table:table-cell office:value-type="float" office:value="11.7409942417088" table:style-name="ce1">
            <text:p>11.7409942417088</text:p>
          </table:table-cell>
          <table:table-cell office:value-type="float" office:value="10.2924368202437" table:style-name="ce1">
            <text:p>10.2924368202437</text:p>
          </table:table-cell>
          <table:table-cell office:value-type="float" office:value="11.3192514354031" table:style-name="ce1">
            <text:p>11.3192514354031</text:p>
          </table:table-cell>
          <table:table-cell office:value-type="float" office:value="13.2332256438625" table:style-name="ce1">
            <text:p>13.2332256438625</text:p>
          </table:table-cell>
          <table:table-cell office:value-type="float" office:value="14.9664676072246" table:style-name="ce1">
            <text:p>14.9664676072246</text:p>
          </table:table-cell>
          <table:table-cell office:value-type="float" office:value="10.1953097543038" table:style-name="ce1">
            <text:p>10.1953097543038</text:p>
          </table:table-cell>
          <table:table-cell office:value-type="float" office:value="13.6421997010664" table:style-name="ce1">
            <text:p>13.6421997010664</text:p>
          </table:table-cell>
          <table:table-cell office:value-type="float" office:value="7.83289001052639" table:style-name="ce1">
            <text:p>7.83289001052639</text:p>
          </table:table-cell>
          <table:table-cell office:value-type="float" office:value="8.37658954772993" table:style-name="ce1">
            <text:p>8.37658954772993</text:p>
          </table:table-cell>
          <table:table-cell office:value-type="float" office:value="11.1480014671809" table:style-name="ce1">
            <text:p>11.1480014671809</text:p>
          </table:table-cell>
          <table:table-cell office:value-type="float" office:value="10.2246649202274" table:style-name="ce1">
            <text:p>10.2246649202274</text:p>
          </table:table-cell>
        </table:table-row>
        <table:table-row table:style-name="ro1">
          <table:table-cell office:value-type="string" table:style-name="ce1">
            <text:p>Kyriani Sabbe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Club Brugg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0-351</text:p>
          </table:table-cell>
          <table:table-cell office:value-type="float" office:value="8.6" table:style-name="ce1">
            <text:p>8.6</text:p>
          </table:table-cell>
          <table:table-cell office:value-type="float" office:value="10.8698555276749" table:style-name="ce1">
            <text:p>10.8698555276749</text:p>
          </table:table-cell>
          <table:table-cell office:value-type="float" office:value="9.78259899978974" table:style-name="ce1">
            <text:p>9.78259899978974</text:p>
          </table:table-cell>
          <table:table-cell office:value-type="float" office:value="8.62969427290439" table:style-name="ce1">
            <text:p>8.62969427290439</text:p>
          </table:table-cell>
          <table:table-cell office:value-type="float" office:value="13.3314036522648" table:style-name="ce1">
            <text:p>13.3314036522648</text:p>
          </table:table-cell>
          <table:table-cell office:value-type="float" office:value="10.5604213943093" table:style-name="ce1">
            <text:p>10.5604213943093</text:p>
          </table:table-cell>
          <table:table-cell office:value-type="float" office:value="9.36446314638306" table:style-name="ce1">
            <text:p>9.36446314638306</text:p>
          </table:table-cell>
          <table:table-cell office:value-type="float" office:value="11.382104255663" table:style-name="ce1">
            <text:p>11.382104255663</text:p>
          </table:table-cell>
          <table:table-cell office:value-type="float" office:value="8.52019540561063" table:style-name="ce1">
            <text:p>8.52019540561063</text:p>
          </table:table-cell>
          <table:table-cell office:value-type="float" office:value="6.30327432698081" table:style-name="ce1">
            <text:p>6.30327432698081</text:p>
          </table:table-cell>
          <table:table-cell office:value-type="float" office:value="7.05522613900236" table:style-name="ce1">
            <text:p>7.05522613900236</text:p>
          </table:table-cell>
          <table:table-cell office:value-type="float" office:value="10.3009813189636" table:style-name="ce1">
            <text:p>10.3009813189636</text:p>
          </table:table-cell>
        </table:table-row>
        <table:table-row table:style-name="ro1">
          <table:table-cell office:value-type="string" table:style-name="ce1">
            <text:p>Mujaid Sadick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Genk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299</text:p>
          </table:table-cell>
          <table:table-cell office:value-type="float" office:value="19.4" table:style-name="ce1">
            <text:p>19.4</text:p>
          </table:table-cell>
          <table:table-cell office:value-type="float" office:value="5.750918827187" table:style-name="ce1">
            <text:p>5.750918827187</text:p>
          </table:table-cell>
          <table:table-cell office:value-type="float" office:value="15.5343870671242" table:style-name="ce1">
            <text:p>15.5343870671242</text:p>
          </table:table-cell>
          <table:table-cell office:value-type="float" office:value="6.32336858010553" table:style-name="ce1">
            <text:p>6.32336858010553</text:p>
          </table:table-cell>
          <table:table-cell office:value-type="float" office:value="12.4480191663353" table:style-name="ce1">
            <text:p>12.4480191663353</text:p>
          </table:table-cell>
          <table:table-cell office:value-type="float" office:value="5.39546538782563" table:style-name="ce1">
            <text:p>5.39546538782563</text:p>
          </table:table-cell>
          <table:table-cell office:value-type="float" office:value="10.1953097543038" table:style-name="ce1">
            <text:p>10.1953097543038</text:p>
          </table:table-cell>
          <table:table-cell office:value-type="float" office:value="5.8091351753441" table:style-name="ce1">
            <text:p>5.8091351753441</text:p>
          </table:table-cell>
          <table:table-cell office:value-type="float" office:value="7.41184404047199" table:style-name="ce1">
            <text:p>7.41184404047199</text:p>
          </table:table-cell>
          <table:table-cell office:value-type="float" office:value="15.3054926879488" table:style-name="ce1">
            <text:p>15.3054926879488</text:p>
          </table:table-cell>
          <table:table-cell office:value-type="float" office:value="13.889701433741" table:style-name="ce1">
            <text:p>13.889701433741</text:p>
          </table:table-cell>
          <table:table-cell office:value-type="float" office:value="12.0170935270814" table:style-name="ce1">
            <text:p>12.0170935270814</text:p>
          </table:table-cell>
        </table:table-row>
        <table:table-row table:style-name="ro1">
          <table:table-cell office:value-type="string" table:style-name="ce1">
            <text:p>Marsoni Sambu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Dender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9-218</text:p>
          </table:table-cell>
          <table:table-cell office:value-type="float" office:value="9.2" table:style-name="ce1">
            <text:p>9.2</text:p>
          </table:table-cell>
          <table:table-cell office:value-type="float" office:value="10.7516221036092" table:style-name="ce1">
            <text:p>10.7516221036092</text:p>
          </table:table-cell>
          <table:table-cell office:value-type="float" office:value="6.58239885729086" table:style-name="ce1">
            <text:p>6.58239885729086</text:p>
          </table:table-cell>
          <table:table-cell office:value-type="float" office:value="13.1099979685025" table:style-name="ce1">
            <text:p>13.1099979685025</text:p>
          </table:table-cell>
          <table:table-cell office:value-type="float" office:value="6.7323602674047" table:style-name="ce1">
            <text:p>6.7323602674047</text:p>
          </table:table-cell>
          <table:table-cell office:value-type="float" office:value="8.02911281321656" table:style-name="ce1">
            <text:p>8.02911281321656</text:p>
          </table:table-cell>
          <table:table-cell office:value-type="float" office:value="6.33152676443764" table:style-name="ce1">
            <text:p>6.33152676443764</text:p>
          </table:table-cell>
          <table:table-cell office:value-type="float" office:value="10.267723576576" table:style-name="ce1">
            <text:p>10.267723576576</text:p>
          </table:table-cell>
          <table:table-cell office:value-type="float" office:value="8.43361743207102" table:style-name="ce1">
            <text:p>8.43361743207102</text:p>
          </table:table-cell>
          <table:table-cell office:value-type="float" office:value="6.58301779446284" table:style-name="ce1">
            <text:p>6.58301779446284</text:p>
          </table:table-cell>
          <table:table-cell office:value-type="float" office:value="7.17259499474207" table:style-name="ce1">
            <text:p>7.17259499474207</text:p>
          </table:table-cell>
          <table:table-cell office:value-type="float" office:value="7.61877734390589" table:style-name="ce1">
            <text:p>7.61877734390589</text:p>
          </table:table-cell>
        </table:table-row>
        <table:table-row table:style-name="ro1">
          <table:table-cell office:value-type="string" table:style-name="ce1">
            <text:p>Matisse Samoise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4-047</text:p>
          </table:table-cell>
          <table:table-cell office:value-type="float" office:value="15.2" table:style-name="ce1">
            <text:p>15.2</text:p>
          </table:table-cell>
          <table:table-cell office:value-type="float" office:value="12.1548601856801" table:style-name="ce1">
            <text:p>12.1548601856801</text:p>
          </table:table-cell>
          <table:table-cell office:value-type="float" office:value="10.7328574768226" table:style-name="ce1">
            <text:p>10.7328574768226</text:p>
          </table:table-cell>
          <table:table-cell office:value-type="float" office:value="13.3528881057112" table:style-name="ce1">
            <text:p>13.3528881057112</text:p>
          </table:table-cell>
          <table:table-cell office:value-type="float" office:value="10.9712084869101" table:style-name="ce1">
            <text:p>10.9712084869101</text:p>
          </table:table-cell>
          <table:table-cell office:value-type="float" office:value="14.1439847096257" table:style-name="ce1">
            <text:p>14.1439847096257</text:p>
          </table:table-cell>
          <table:table-cell office:value-type="float" office:value="6.16690958738257" table:style-name="ce1">
            <text:p>6.16690958738257</text:p>
          </table:table-cell>
          <table:table-cell office:value-type="float" office:value="16.0510641155581" table:style-name="ce1">
            <text:p>16.0510641155581</text:p>
          </table:table-cell>
          <table:table-cell office:value-type="float" office:value="8.78065615761053" table:style-name="ce1">
            <text:p>8.78065615761053</text:p>
          </table:table-cell>
          <table:table-cell office:value-type="float" office:value="14.5156583528906" table:style-name="ce1">
            <text:p>14.5156583528906</text:p>
          </table:table-cell>
          <table:table-cell office:value-type="float" office:value="9.56758525599401" table:style-name="ce1">
            <text:p>9.56758525599401</text:p>
          </table:table-cell>
          <table:table-cell office:value-type="float" office:value="7.21673192451084" table:style-name="ce1">
            <text:p>7.21673192451084</text:p>
          </table:table-cell>
        </table:table-row>
        <table:table-row table:style-name="ro1">
          <table:table-cell office:value-type="string" table:style-name="ce1">
            <text:p>Killian Sardella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Anderlecht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3-250</text:p>
          </table:table-cell>
          <table:table-cell office:value-type="float" office:value="11.1" table:style-name="ce1">
            <text:p>11.1</text:p>
          </table:table-cell>
          <table:table-cell office:value-type="float" office:value="7.79888750072255" table:style-name="ce1">
            <text:p>7.79888750072255</text:p>
          </table:table-cell>
          <table:table-cell office:value-type="float" office:value="8.75160142045504" table:style-name="ce1">
            <text:p>8.75160142045504</text:p>
          </table:table-cell>
          <table:table-cell office:value-type="float" office:value="8.62969427290439" table:style-name="ce1">
            <text:p>8.62969427290439</text:p>
          </table:table-cell>
          <table:table-cell office:value-type="float" office:value="9.68659939177268" table:style-name="ce1">
            <text:p>9.68659939177268</text:p>
          </table:table-cell>
          <table:table-cell office:value-type="float" office:value="9.48099667035893" table:style-name="ce1">
            <text:p>9.48099667035893</text:p>
          </table:table-cell>
          <table:table-cell office:value-type="float" office:value="11.193066620302" table:style-name="ce1">
            <text:p>11.193066620302</text:p>
          </table:table-cell>
          <table:table-cell office:value-type="float" office:value="10.7822496295357" table:style-name="ce1">
            <text:p>10.7822496295357</text:p>
          </table:table-cell>
          <table:table-cell office:value-type="float" office:value="8.86765489118747" table:style-name="ce1">
            <text:p>8.86765489118747</text:p>
          </table:table-cell>
          <table:table-cell office:value-type="float" office:value="7.76155507087795" table:style-name="ce1">
            <text:p>7.76155507087795</text:p>
          </table:table-cell>
          <table:table-cell office:value-type="float" office:value="8.88183384392809" table:style-name="ce1">
            <text:p>8.88183384392809</text:p>
          </table:table-cell>
          <table:table-cell office:value-type="float" office:value="5.41332702808899" table:style-name="ce1">
            <text:p>5.41332702808899</text:p>
          </table:table-cell>
        </table:table-row>
        <table:table-row table:style-name="ro1">
          <table:table-cell office:value-type="string" table:style-name="ce1">
            <text:p>Joaquin Seys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Club Brugg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0-285</text:p>
          </table:table-cell>
          <table:table-cell office:value-type="float" office:value="14.9" table:style-name="ce1">
            <text:p>14.9</text:p>
          </table:table-cell>
          <table:table-cell office:value-type="float" office:value="9.78471535700713" table:style-name="ce1">
            <text:p>9.78471535700713</text:p>
          </table:table-cell>
          <table:table-cell office:value-type="float" office:value="13.2548285658354" table:style-name="ce1">
            <text:p>13.2548285658354</text:p>
          </table:table-cell>
          <table:table-cell office:value-type="float" office:value="12.8577649797863" table:style-name="ce1">
            <text:p>12.8577649797863</text:p>
          </table:table-cell>
          <table:table-cell office:value-type="float" office:value="14.4619885103893" table:style-name="ce1">
            <text:p>14.4619885103893</text:p>
          </table:table-cell>
          <table:table-cell office:value-type="float" office:value="16.375394707389" table:style-name="ce1">
            <text:p>16.375394707389</text:p>
          </table:table-cell>
          <table:table-cell office:value-type="float" office:value="9.15219670701464" table:style-name="ce1">
            <text:p>9.15219670701464</text:p>
          </table:table-cell>
          <table:table-cell office:value-type="float" office:value="16.1997432206336" table:style-name="ce1">
            <text:p>16.1997432206336</text:p>
          </table:table-cell>
          <table:table-cell office:value-type="float" office:value="7.16346148732503" table:style-name="ce1">
            <text:p>7.16346148732503</text:p>
          </table:table-cell>
          <table:table-cell office:value-type="float" office:value="9.31285216995518" table:style-name="ce1">
            <text:p>9.31285216995518</text:p>
          </table:table-cell>
          <table:table-cell office:value-type="float" office:value="9.56758525599401" table:style-name="ce1">
            <text:p>9.56758525599401</text:p>
          </table:table-cell>
          <table:table-cell office:value-type="float" office:value="9.39095738192538" table:style-name="ce1">
            <text:p>9.39095738192538</text:p>
          </table:table-cell>
        </table:table-row>
        <table:table-row table:style-name="ro1">
          <table:table-cell office:value-type="string" table:style-name="ce1">
            <text:p>Leonardo da Silva Lopes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27-038</text:p>
          </table:table-cell>
          <table:table-cell office:value-type="float" office:value="8.3" table:style-name="ce1">
            <text:p>8.3</text:p>
          </table:table-cell>
          <table:table-cell office:value-type="float" office:value="8.7499637799019" table:style-name="ce1">
            <text:p>8.7499637799019</text:p>
          </table:table-cell>
          <table:table-cell office:value-type="float" office:value="7.99037264213035" table:style-name="ce1">
            <text:p>7.99037264213035</text:p>
          </table:table-cell>
          <table:table-cell office:value-type="float" office:value="7.21168299690279" table:style-name="ce1">
            <text:p>7.21168299690279</text:p>
          </table:table-cell>
          <table:table-cell office:value-type="float" office:value="9.62109518194329" table:style-name="ce1">
            <text:p>9.62109518194329</text:p>
          </table:table-cell>
          <table:table-cell office:value-type="float" office:value="6.97902261729204" table:style-name="ce1">
            <text:p>6.97902261729204</text:p>
          </table:table-cell>
          <table:table-cell office:value-type="float" office:value="6.50992291164957" table:style-name="ce1">
            <text:p>6.50992291164957</text:p>
          </table:table-cell>
          <table:table-cell office:value-type="float" office:value="7.33607770438464" table:style-name="ce1">
            <text:p>7.33607770438464</text:p>
          </table:table-cell>
          <table:table-cell office:value-type="float" office:value="7.57928345587179" table:style-name="ce1">
            <text:p>7.57928345587179</text:p>
          </table:table-cell>
          <table:table-cell office:value-type="float" office:value="6.86936089473078" table:style-name="ce1">
            <text:p>6.86936089473078</text:p>
          </table:table-cell>
          <table:table-cell office:value-type="float" office:value="7.409812541424" table:style-name="ce1">
            <text:p>7.409812541424</text:p>
          </table:table-cell>
          <table:table-cell office:value-type="float" office:value="7.02637968497745" table:style-name="ce1">
            <text:p>7.02637968497745</text:p>
          </table:table-cell>
        </table:table-row>
        <table:table-row table:style-name="ro1">
          <table:table-cell office:value-type="string" table:style-name="ce1">
            <text:p>Matte Smets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Genk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2-003</text:p>
          </table:table-cell>
          <table:table-cell office:value-type="float" office:value="20" table:style-name="ce1">
            <text:p>20</text:p>
          </table:table-cell>
          <table:table-cell office:value-type="float" office:value="7.84701402752142" table:style-name="ce1">
            <text:p>7.84701402752142</text:p>
          </table:table-cell>
          <table:table-cell office:value-type="float" office:value="16.5786567611265" table:style-name="ce1">
            <text:p>16.5786567611265</text:p>
          </table:table-cell>
          <table:table-cell office:value-type="float" office:value="10.8626158646362" table:style-name="ce1">
            <text:p>10.8626158646362</text:p>
          </table:table-cell>
          <table:table-cell office:value-type="float" office:value="15.440601392494" table:style-name="ce1">
            <text:p>15.440601392494</text:p>
          </table:table-cell>
          <table:table-cell office:value-type="float" office:value="11.2551771376538" table:style-name="ce1">
            <text:p>11.2551771376538</text:p>
          </table:table-cell>
          <table:table-cell office:value-type="float" office:value="8.12050175310964" table:style-name="ce1">
            <text:p>8.12050175310964</text:p>
          </table:table-cell>
          <table:table-cell office:value-type="float" office:value="7.33607770438464" table:style-name="ce1">
            <text:p>7.33607770438464</text:p>
          </table:table-cell>
          <table:table-cell office:value-type="float" office:value="6.59899743180256" table:style-name="ce1">
            <text:p>6.59899743180256</text:p>
          </table:table-cell>
          <table:table-cell office:value-type="float" office:value="6.0306790023211" table:style-name="ce1">
            <text:p>6.0306790023211</text:p>
          </table:table-cell>
          <table:table-cell office:value-type="float" office:value="15.0983810791564" table:style-name="ce1">
            <text:p>15.0983810791564</text:p>
          </table:table-cell>
          <table:table-cell office:value-type="float" office:value="11.5145520758898" table:style-name="ce1">
            <text:p>11.5145520758898</text:p>
          </table:table-cell>
        </table:table-row>
        <table:table-row table:style-name="ro1">
          <table:table-cell office:value-type="string" table:style-name="ce1">
            <text:p>Thibo Somers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Antwerp</text:p>
          </table:table-cell>
          <table:table-cell office:value-type="string" table:style-name="ce1">
            <text:p>DF,MF</text:p>
          </table:table-cell>
          <table:table-cell office:value-type="string" table:style-name="ce1">
            <text:p>26-297</text:p>
          </table:table-cell>
          <table:table-cell office:value-type="float" office:value="19.9" table:style-name="ce1">
            <text:p>19.9</text:p>
          </table:table-cell>
          <table:table-cell office:value-type="float" office:value="9.21855990204028" table:style-name="ce1">
            <text:p>9.21855990204028</text:p>
          </table:table-cell>
          <table:table-cell office:value-type="float" office:value="8.05221440081115" table:style-name="ce1">
            <text:p>8.05221440081115</text:p>
          </table:table-cell>
          <table:table-cell office:value-type="float" office:value="11.4684694198049" table:style-name="ce1">
            <text:p>11.4684694198049</text:p>
          </table:table-cell>
          <table:table-cell office:value-type="float" office:value="8.70121708409482" table:style-name="ce1">
            <text:p>8.70121708409482</text:p>
          </table:table-cell>
          <table:table-cell office:value-type="float" office:value="9.84403882422042" table:style-name="ce1">
            <text:p>9.84403882422042</text:p>
          </table:table-cell>
          <table:table-cell office:value-type="float" office:value="5.03701980928775" table:style-name="ce1">
            <text:p>5.03701980928775</text:p>
          </table:table-cell>
          <table:table-cell office:value-type="float" office:value="15.6624319424959" table:style-name="ce1">
            <text:p>15.6624319424959</text:p>
          </table:table-cell>
          <table:table-cell office:value-type="float" office:value="11.6580063328543" table:style-name="ce1">
            <text:p>11.6580063328543</text:p>
          </table:table-cell>
          <table:table-cell office:value-type="float" office:value="16.8747025338361" table:style-name="ce1">
            <text:p>16.8747025338361</text:p>
          </table:table-cell>
          <table:table-cell office:value-type="float" office:value="12.4292183954392" table:style-name="ce1">
            <text:p>12.4292183954392</text:p>
          </table:table-cell>
          <table:table-cell office:value-type="float" office:value="12.2063860425565" table:style-name="ce1">
            <text:p>12.2063860425565</text:p>
          </table:table-cell>
        </table:table-row>
        <table:table-row table:style-name="ro1">
          <table:table-cell office:value-type="string" table:style-name="ce1">
            <text:p>Jorne Spileers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Club Brugg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0-351</text:p>
          </table:table-cell>
          <table:table-cell office:value-type="float" office:value="9.7" table:style-name="ce1">
            <text:p>9.7</text:p>
          </table:table-cell>
          <table:table-cell office:value-type="float" office:value="6.88260867501122" table:style-name="ce1">
            <text:p>6.88260867501122</text:p>
          </table:table-cell>
          <table:table-cell office:value-type="float" office:value="12.0558701202246" table:style-name="ce1">
            <text:p>12.0558701202246</text:p>
          </table:table-cell>
          <table:table-cell office:value-type="float" office:value="5.90369037190843" table:style-name="ce1">
            <text:p>5.90369037190843</text:p>
          </table:table-cell>
          <table:table-cell office:value-type="float" office:value="13.6625119190553" table:style-name="ce1">
            <text:p>13.6625119190553</text:p>
          </table:table-cell>
          <table:table-cell office:value-type="float" office:value="6.97902261729204" table:style-name="ce1">
            <text:p>6.97902261729204</text:p>
          </table:table-cell>
          <table:table-cell office:value-type="float" office:value="10.1953097543038" table:style-name="ce1">
            <text:p>10.1953097543038</text:p>
          </table:table-cell>
          <table:table-cell office:value-type="float" office:value="7.43737352408103" table:style-name="ce1">
            <text:p>7.43737352408103</text:p>
          </table:table-cell>
          <table:table-cell office:value-type="float" office:value="6.59899743180256" table:style-name="ce1">
            <text:p>6.59899743180256</text:p>
          </table:table-cell>
          <table:table-cell office:value-type="float" office:value="5.76571277627973" table:style-name="ce1">
            <text:p>5.76571277627973</text:p>
          </table:table-cell>
          <table:table-cell office:value-type="float" office:value="6.7086035408593" table:style-name="ce1">
            <text:p>6.7086035408593</text:p>
          </table:table-cell>
          <table:table-cell office:value-type="float" office:value="9.45311313360846" table:style-name="ce1">
            <text:p>9.45311313360846</text:p>
          </table:table-cell>
        </table:table-row>
        <table:table-row table:style-name="ro1">
          <table:table-cell office:value-type="string" table:style-name="ce1">
            <text:p>Tommy St. Jago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Mechele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004</text:p>
          </table:table-cell>
          <table:table-cell office:value-type="float" office:value="8.7" table:style-name="ce1">
            <text:p>8.7</text:p>
          </table:table-cell>
          <table:table-cell office:value-type="float" office:value="6.63349705637645" table:style-name="ce1">
            <text:p>6.63349705637645</text:p>
          </table:table-cell>
          <table:table-cell office:value-type="float" office:value="9.28024774561658" table:style-name="ce1">
            <text:p>9.28024774561658</text:p>
          </table:table-cell>
          <table:table-cell office:value-type="float" office:value="5.76789198542025" table:style-name="ce1">
            <text:p>5.76789198542025</text:p>
          </table:table-cell>
          <table:table-cell office:value-type="float" office:value="9.35853276048215" table:style-name="ce1">
            <text:p>9.35853276048215</text:p>
          </table:table-cell>
          <table:table-cell office:value-type="float" office:value="6.31592606821486" table:style-name="ce1">
            <text:p>6.31592606821486</text:p>
          </table:table-cell>
          <table:table-cell office:value-type="float" office:value="13.7556520329905" table:style-name="ce1">
            <text:p>13.7556520329905</text:p>
          </table:table-cell>
          <table:table-cell office:value-type="float" office:value="6.07988775115486" table:style-name="ce1">
            <text:p>6.07988775115486</text:p>
          </table:table-cell>
          <table:table-cell office:value-type="float" office:value="6.59899743180256" table:style-name="ce1">
            <text:p>6.59899743180256</text:p>
          </table:table-cell>
          <table:table-cell office:value-type="float" office:value="5.76571277627973" table:style-name="ce1">
            <text:p>5.76571277627973</text:p>
          </table:table-cell>
          <table:table-cell office:value-type="float" office:value="9.2560696110968" table:style-name="ce1">
            <text:p>9.2560696110968</text:p>
          </table:table-cell>
          <table:table-cell office:value-type="float" office:value="9.48417746405249" table:style-name="ce1">
            <text:p>9.48417746405249</text:p>
          </table:table-cell>
        </table:table-row>
        <table:table-row table:style-name="ro1">
          <table:table-cell office:value-type="string" table:style-name="ce1">
            <text:p>Ross Sykes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Union SG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287</text:p>
          </table:table-cell>
          <table:table-cell office:value-type="float" office:value="11.2" table:style-name="ce1">
            <text:p>11.2</text:p>
          </table:table-cell>
          <table:table-cell office:value-type="float" office:value="7.55970225180326" table:style-name="ce1">
            <text:p>7.55970225180326</text:p>
          </table:table-cell>
          <table:table-cell office:value-type="float" office:value="9.77008421142344" table:style-name="ce1">
            <text:p>9.77008421142344</text:p>
          </table:table-cell>
          <table:table-cell office:value-type="float" office:value="8.30892614526745" table:style-name="ce1">
            <text:p>8.30892614526745</text:p>
          </table:table-cell>
          <table:table-cell office:value-type="float" office:value="12.1681047048458" table:style-name="ce1">
            <text:p>12.1681047048458</text:p>
          </table:table-cell>
          <table:table-cell office:value-type="float" office:value="9.11656782733662" table:style-name="ce1">
            <text:p>9.11656782733662</text:p>
          </table:table-cell>
          <table:table-cell office:value-type="float" office:value="8.12050175310964" table:style-name="ce1">
            <text:p>8.12050175310964</text:p>
          </table:table-cell>
          <table:table-cell office:value-type="float" office:value="8.05528260512272" table:style-name="ce1">
            <text:p>8.05528260512272</text:p>
          </table:table-cell>
          <table:table-cell office:value-type="float" office:value="14.6662331308372" table:style-name="ce1">
            <text:p>14.6662331308372</text:p>
          </table:table-cell>
          <table:table-cell office:value-type="float" office:value="12.273160026184" table:style-name="ce1">
            <text:p>12.273160026184</text:p>
          </table:table-cell>
          <table:table-cell office:value-type="float" office:value="11.0302982661819" table:style-name="ce1">
            <text:p>11.0302982661819</text:p>
          </table:table-cell>
          <table:table-cell office:value-type="float" office:value="6.24915455413154" table:style-name="ce1">
            <text:p>6.24915455413154</text:p>
          </table:table-cell>
        </table:table-row>
        <table:table-row table:style-name="ro1">
          <table:table-cell office:value-type="string" table:style-name="ce1">
            <text:p>Anton Tanghe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Zulte Waregem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6-344</text:p>
          </table:table-cell>
          <table:table-cell office:value-type="float" office:value="16.9" table:style-name="ce1">
            <text:p>16.9</text:p>
          </table:table-cell>
          <table:table-cell office:value-type="float" office:value="7.11297891092673" table:style-name="ce1">
            <text:p>7.11297891092673</text:p>
          </table:table-cell>
          <table:table-cell office:value-type="float" office:value="11.4218721633215" table:style-name="ce1">
            <text:p>11.4218721633215</text:p>
          </table:table-cell>
          <table:table-cell office:value-type="float" office:value="7.83269349197273" table:style-name="ce1">
            <text:p>7.83269349197273</text:p>
          </table:table-cell>
          <table:table-cell office:value-type="float" office:value="11.5838308392179" table:style-name="ce1">
            <text:p>11.5838308392179</text:p>
          </table:table-cell>
          <table:table-cell office:value-type="float" office:value="5.99845727891064" table:style-name="ce1">
            <text:p>5.99845727891064</text:p>
          </table:table-cell>
          <table:table-cell office:value-type="float" office:value="13.7556520329905" table:style-name="ce1">
            <text:p>13.7556520329905</text:p>
          </table:table-cell>
          <table:table-cell office:value-type="float" office:value="5.8091351753441" table:style-name="ce1">
            <text:p>5.8091351753441</text:p>
          </table:table-cell>
          <table:table-cell office:value-type="float" office:value="6.59899743180256" table:style-name="ce1">
            <text:p>6.59899743180256</text:p>
          </table:table-cell>
          <table:table-cell office:value-type="float" office:value="16.7031337386574" table:style-name="ce1">
            <text:p>16.7031337386574</text:p>
          </table:table-cell>
          <table:table-cell office:value-type="float" office:value="13.1778801495137" table:style-name="ce1">
            <text:p>13.1778801495137</text:p>
          </table:table-cell>
          <table:table-cell office:value-type="float" office:value="4.91083037577452" table:style-name="ce1">
            <text:p>4.91083037577452</text:p>
          </table:table-cell>
        </table:table-row>
        <table:table-row table:style-name="ro1">
          <table:table-cell office:value-type="string" table:style-name="ce1">
            <text:p>Shogo Taniguchi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Sint-Truide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34-176</text:p>
          </table:table-cell>
          <table:table-cell office:value-type="float" office:value="15" table:style-name="ce1">
            <text:p>15</text:p>
          </table:table-cell>
          <table:table-cell office:value-type="float" office:value="6.85977039733618" table:style-name="ce1">
            <text:p>6.85977039733618</text:p>
          </table:table-cell>
          <table:table-cell office:value-type="float" office:value="13.0534073547543" table:style-name="ce1">
            <text:p>13.0534073547543</text:p>
          </table:table-cell>
          <table:table-cell office:value-type="float" office:value="7.5198291868634" table:style-name="ce1">
            <text:p>7.5198291868634</text:p>
          </table:table-cell>
          <table:table-cell office:value-type="float" office:value="13.3314036522648" table:style-name="ce1">
            <text:p>13.3314036522648</text:p>
          </table:table-cell>
          <table:table-cell office:value-type="float" office:value="6.31592606821486" table:style-name="ce1">
            <text:p>6.31592606821486</text:p>
          </table:table-cell>
          <table:table-cell/>
          <table:table-cell office:value-type="float" office:value="5.8091351753441" table:style-name="ce1">
            <text:p>5.8091351753441</text:p>
          </table:table-cell>
          <table:table-cell office:value-type="float" office:value="6.59899743180256" table:style-name="ce1">
            <text:p>6.59899743180256</text:p>
          </table:table-cell>
          <table:table-cell office:value-type="float" office:value="6.30327432698081" table:style-name="ce1">
            <text:p>6.30327432698081</text:p>
          </table:table-cell>
          <table:table-cell office:value-type="float" office:value="12.0002464996406" table:style-name="ce1">
            <text:p>12.0002464996406</text:p>
          </table:table-cell>
          <table:table-cell office:value-type="float" office:value="7.2020100382784" table:style-name="ce1">
            <text:p>7.2020100382784</text:p>
          </table:table-cell>
        </table:table-row>
        <table:table-row table:style-name="ro1">
          <table:table-cell office:value-type="string" table:style-name="ce1">
            <text:p>Yuto Tsunashima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Antwerp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145</text:p>
          </table:table-cell>
          <table:table-cell office:value-type="float" office:value="11.1" table:style-name="ce1">
            <text:p>11.1</text:p>
          </table:table-cell>
          <table:table-cell office:value-type="float" office:value="6.9513448726708" table:style-name="ce1">
            <text:p>6.9513448726708</text:p>
          </table:table-cell>
          <table:table-cell office:value-type="float" office:value="9.66986321553172" table:style-name="ce1">
            <text:p>9.66986321553172</text:p>
          </table:table-cell>
          <table:table-cell office:value-type="float" office:value="6.0415762972889" table:style-name="ce1">
            <text:p>6.0415762972889</text:p>
          </table:table-cell>
          <table:table-cell office:value-type="float" office:value="9.16127026810962" table:style-name="ce1">
            <text:p>9.16127026810962</text:p>
          </table:table-cell>
          <table:table-cell office:value-type="float" office:value="8.02911281321656" table:style-name="ce1">
            <text:p>8.02911281321656</text:p>
          </table:table-cell>
          <table:table-cell office:value-type="float" office:value="10.1953097543038" table:style-name="ce1">
            <text:p>10.1953097543038</text:p>
          </table:table-cell>
          <table:table-cell office:value-type="float" office:value="6.93679241904038" table:style-name="ce1">
            <text:p>6.93679241904038</text:p>
          </table:table-cell>
          <table:table-cell office:value-type="float" office:value="8.86765489118747" table:style-name="ce1">
            <text:p>8.86765489118747</text:p>
          </table:table-cell>
          <table:table-cell office:value-type="float" office:value="7.45933163264449" table:style-name="ce1">
            <text:p>7.45933163264449</text:p>
          </table:table-cell>
          <table:table-cell office:value-type="float" office:value="10.1859647600915" table:style-name="ce1">
            <text:p>10.1859647600915</text:p>
          </table:table-cell>
          <table:table-cell office:value-type="float" office:value="7.01183243829491" table:style-name="ce1">
            <text:p>7.01183243829491</text:p>
          </table:table-cell>
        </table:table-row>
        <table:table-row table:style-name="ro1">
          <table:table-cell office:value-type="string" table:style-name="ce1">
            <text:p>Edgaras Utkus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Cercle Brugg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5-199</text:p>
          </table:table-cell>
          <table:table-cell office:value-type="float" office:value="14.1" table:style-name="ce1">
            <text:p>14.1</text:p>
          </table:table-cell>
          <table:table-cell office:value-type="float" office:value="5.93793271677359" table:style-name="ce1">
            <text:p>5.93793271677359</text:p>
          </table:table-cell>
          <table:table-cell office:value-type="float" office:value="10.6357088150658" table:style-name="ce1">
            <text:p>10.6357088150658</text:p>
          </table:table-cell>
          <table:table-cell office:value-type="float" office:value="5.76789198542025" table:style-name="ce1">
            <text:p>5.76789198542025</text:p>
          </table:table-cell>
          <table:table-cell office:value-type="float" office:value="11.2807050873846" table:style-name="ce1">
            <text:p>11.2807050873846</text:p>
          </table:table-cell>
          <table:table-cell office:value-type="float" office:value="6.97902261729204" table:style-name="ce1">
            <text:p>6.97902261729204</text:p>
          </table:table-cell>
          <table:table-cell office:value-type="float" office:value="13.7556520329905" table:style-name="ce1">
            <text:p>13.7556520329905</text:p>
          </table:table-cell>
          <table:table-cell office:value-type="float" office:value="6.07988775115486" table:style-name="ce1">
            <text:p>6.07988775115486</text:p>
          </table:table-cell>
          <table:table-cell office:value-type="float" office:value="8.34719223188295" table:style-name="ce1">
            <text:p>8.34719223188295</text:p>
          </table:table-cell>
          <table:table-cell office:value-type="float" office:value="14.3318029834352" table:style-name="ce1">
            <text:p>14.3318029834352</text:p>
          </table:table-cell>
          <table:table-cell office:value-type="float" office:value="14.4730443855811" table:style-name="ce1">
            <text:p>14.4730443855811</text:p>
          </table:table-cell>
          <table:table-cell office:value-type="float" office:value="10.7541441120295" table:style-name="ce1">
            <text:p>10.7541441120295</text:p>
          </table:table-cell>
        </table:table-row>
        <table:table-row table:style-name="ro1">
          <table:table-cell office:value-type="string" table:style-name="ce1">
            <text:p>Zeno Van den Bosch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Antwerp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2-185</text:p>
          </table:table-cell>
          <table:table-cell office:value-type="float" office:value="18.9" table:style-name="ce1">
            <text:p>18.9</text:p>
          </table:table-cell>
          <table:table-cell office:value-type="float" office:value="6.4553763185297" table:style-name="ce1">
            <text:p>6.4553763185297</text:p>
          </table:table-cell>
          <table:table-cell office:value-type="float" office:value="12.8055033214566" table:style-name="ce1">
            <text:p>12.8055033214566</text:p>
          </table:table-cell>
          <table:table-cell office:value-type="float" office:value="7.21168299690279" table:style-name="ce1">
            <text:p>7.21168299690279</text:p>
          </table:table-cell>
          <table:table-cell office:value-type="float" office:value="13.8869781447427" table:style-name="ce1">
            <text:p>13.8869781447427</text:p>
          </table:table-cell>
          <table:table-cell office:value-type="float" office:value="7.673199365814" table:style-name="ce1">
            <text:p>7.673199365814</text:p>
          </table:table-cell>
          <table:table-cell office:value-type="float" office:value="6.92115716034427" table:style-name="ce1">
            <text:p>6.92115716034427</text:p>
          </table:table-cell>
          <table:table-cell office:value-type="float" office:value="6.54822010162736" table:style-name="ce1">
            <text:p>6.54822010162736</text:p>
          </table:table-cell>
          <table:table-cell office:value-type="float" office:value="8.34719223188295" table:style-name="ce1">
            <text:p>8.34719223188295</text:p>
          </table:table-cell>
          <table:table-cell office:value-type="float" office:value="7.16169026088978" table:style-name="ce1">
            <text:p>7.16169026088978</text:p>
          </table:table-cell>
          <table:table-cell office:value-type="float" office:value="13.7203970880047" table:style-name="ce1">
            <text:p>13.7203970880047</text:p>
          </table:table-cell>
          <table:table-cell office:value-type="float" office:value="10.7242161375396" table:style-name="ce1">
            <text:p>10.7242161375396</text:p>
          </table:table-cell>
        </table:table-row>
        <table:table-row table:style-name="ro1">
          <table:table-cell office:value-type="string" table:style-name="ce1">
            <text:p>Siebe Van Der Heyden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7-222</text:p>
          </table:table-cell>
          <table:table-cell office:value-type="float" office:value="16.1" table:style-name="ce1">
            <text:p>16.1</text:p>
          </table:table-cell>
          <table:table-cell office:value-type="float" office:value="7.25284513490739" table:style-name="ce1">
            <text:p>7.25284513490739</text:p>
          </table:table-cell>
          <table:table-cell office:value-type="float" office:value="13.0728610378588" table:style-name="ce1">
            <text:p>13.0728610378588</text:p>
          </table:table-cell>
          <table:table-cell office:value-type="float" office:value="7.05963566228399" table:style-name="ce1">
            <text:p>7.05963566228399</text:p>
          </table:table-cell>
          <table:table-cell office:value-type="float" office:value="14.0592928990424" table:style-name="ce1">
            <text:p>14.0592928990424</text:p>
          </table:table-cell>
          <table:table-cell office:value-type="float" office:value="9.11656782733662" table:style-name="ce1">
            <text:p>9.11656782733662</text:p>
          </table:table-cell>
          <table:table-cell office:value-type="float" office:value="5.30650348664078" table:style-name="ce1">
            <text:p>5.30650348664078</text:p>
          </table:table-cell>
          <table:table-cell office:value-type="float" office:value="7.74433956683816" table:style-name="ce1">
            <text:p>7.74433956683816</text:p>
          </table:table-cell>
          <table:table-cell office:value-type="float" office:value="9.73758960492736" table:style-name="ce1">
            <text:p>9.73758960492736</text:p>
          </table:table-cell>
          <table:table-cell office:value-type="float" office:value="13.5058082084342" table:style-name="ce1">
            <text:p>13.5058082084342</text:p>
          </table:table-cell>
          <table:table-cell office:value-type="float" office:value="12.4292183954392" table:style-name="ce1">
            <text:p>12.4292183954392</text:p>
          </table:table-cell>
          <table:table-cell office:value-type="float" office:value="7.99779476182554" table:style-name="ce1">
            <text:p>7.99779476182554</text:p>
          </table:table-cell>
        </table:table-row>
        <table:table-row table:style-name="ro1">
          <table:table-cell office:value-type="string" table:style-name="ce1">
            <text:p>Rein Van Helden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Sint-Truide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23-167</text:p>
          </table:table-cell>
          <table:table-cell office:value-type="float" office:value="18" table:style-name="ce1">
            <text:p>18</text:p>
          </table:table-cell>
          <table:table-cell office:value-type="float" office:value="7.22945273566152" table:style-name="ce1">
            <text:p>7.22945273566152</text:p>
          </table:table-cell>
          <table:table-cell office:value-type="float" office:value="14.418048372451" table:style-name="ce1">
            <text:p>14.418048372451</text:p>
          </table:table-cell>
          <table:table-cell office:value-type="float" office:value="7.36511413254306" table:style-name="ce1">
            <text:p>7.36511413254306</text:p>
          </table:table-cell>
          <table:table-cell office:value-type="float" office:value="14.5750606670522" table:style-name="ce1">
            <text:p>14.5750606670522</text:p>
          </table:table-cell>
          <table:table-cell office:value-type="float" office:value="10.9111177654903" table:style-name="ce1">
            <text:p>10.9111177654903</text:p>
          </table:table-cell>
          <table:table-cell office:value-type="float" office:value="9.15219670701464" table:style-name="ce1">
            <text:p>9.15219670701464</text:p>
          </table:table-cell>
          <table:table-cell office:value-type="float" office:value="10.7822496295357" table:style-name="ce1">
            <text:p>10.7822496295357</text:p>
          </table:table-cell>
          <table:table-cell office:value-type="float" office:value="8.00339258396763" table:style-name="ce1">
            <text:p>8.00339258396763</text:p>
          </table:table-cell>
          <table:table-cell office:value-type="float" office:value="12.7917483128903" table:style-name="ce1">
            <text:p>12.7917483128903</text:p>
          </table:table-cell>
          <table:table-cell office:value-type="float" office:value="12.5333586544943" table:style-name="ce1">
            <text:p>12.5333586544943</text:p>
          </table:table-cell>
          <table:table-cell office:value-type="float" office:value="11.2264422662474" table:style-name="ce1">
            <text:p>11.2264422662474</text:p>
          </table:table-cell>
        </table:table-row>
        <table:table-row table:style-name="ro1">
          <table:table-cell office:value-type="string" table:style-name="ce1">
            <text:p>Moncef Zekri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Mechele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17-109</text:p>
          </table:table-cell>
          <table:table-cell office:value-type="float" office:value="8.3" table:style-name="ce1">
            <text:p>8.3</text:p>
          </table:table-cell>
          <table:table-cell office:value-type="float" office:value="7.32321127107391" table:style-name="ce1">
            <text:p>7.32321127107391</text:p>
          </table:table-cell>
          <table:table-cell office:value-type="float" office:value="6.22330695118394" table:style-name="ce1">
            <text:p>6.22330695118394</text:p>
          </table:table-cell>
          <table:table-cell office:value-type="float" office:value="6.61273572054127" table:style-name="ce1">
            <text:p>6.61273572054127</text:p>
          </table:table-cell>
          <table:table-cell office:value-type="float" office:value="6.14464816700162" table:style-name="ce1">
            <text:p>6.14464816700162</text:p>
          </table:table-cell>
          <table:table-cell office:value-type="float" office:value="10.5604213943093" table:style-name="ce1">
            <text:p>10.5604213943093</text:p>
          </table:table-cell>
          <table:table-cell office:value-type="float" office:value="6.92115716034427" table:style-name="ce1">
            <text:p>6.92115716034427</text:p>
          </table:table-cell>
          <table:table-cell office:value-type="float" office:value="9.74398009755649" table:style-name="ce1">
            <text:p>9.74398009755649</text:p>
          </table:table-cell>
          <table:table-cell office:value-type="float" office:value="9.65089048755665" table:style-name="ce1">
            <text:p>9.65089048755665</text:p>
          </table:table-cell>
          <table:table-cell office:value-type="float" office:value="6.0306790023211" table:style-name="ce1">
            <text:p>6.0306790023211</text:p>
          </table:table-cell>
          <table:table-cell office:value-type="float" office:value="6.93874312694107" table:style-name="ce1">
            <text:p>6.93874312694107</text:p>
          </table:table-cell>
          <table:table-cell office:value-type="float" office:value="8.93986331492814" table:style-name="ce1">
            <text:p>8.93986331492814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